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Arial Narrow1" svg:font-family="'Arial Narrow'" style:font-family-generic="swiss" style:font-pitch="variable"/>
    <style:font-face style:name="Arial Narrow2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SansPro-Regular" svg:font-family="SourceSansPro-Regular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127cm"/>
    </style:style>
    <style:style style:name="co2" style:family="table-column">
      <style:table-column-properties fo:break-before="auto" style:column-width="0.764cm"/>
    </style:style>
    <style:style style:name="co3" style:family="table-column">
      <style:table-column-properties fo:break-before="auto" style:column-width="1.24cm"/>
    </style:style>
    <style:style style:name="co4" style:family="table-column">
      <style:table-column-properties fo:break-before="auto" style:column-width="0.288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1.963cm"/>
    </style:style>
    <style:style style:name="co9" style:family="table-column">
      <style:table-column-properties fo:break-before="auto" style:column-width="0.921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33cm"/>
    </style:style>
    <style:style style:name="co12" style:family="table-column">
      <style:table-column-properties fo:break-before="auto" style:column-width="3.866cm"/>
    </style:style>
    <style:style style:name="co13" style:family="table-column">
      <style:table-column-properties fo:break-before="auto" style:column-width="3.702cm"/>
    </style:style>
    <style:style style:name="co14" style:family="table-column">
      <style:table-column-properties fo:break-before="auto" style:column-width="2.873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1.939cm"/>
    </style:style>
    <style:style style:name="co17" style:family="table-column">
      <style:table-column-properties fo:break-before="auto" style:column-width="1.399cm"/>
    </style:style>
    <style:style style:name="co18" style:family="table-column">
      <style:table-column-properties fo:break-before="auto" style:column-width="0.582cm"/>
    </style:style>
    <style:style style:name="co19" style:family="table-column">
      <style:table-column-properties fo:break-before="auto" style:column-width="2.17cm"/>
    </style:style>
    <style:style style:name="co20" style:family="table-column">
      <style:table-column-properties fo:break-before="auto" style:column-width="2.055cm"/>
    </style:style>
    <style:style style:name="co21" style:family="table-column">
      <style:table-column-properties fo:break-before="auto" style:column-width="2.572cm"/>
    </style:style>
    <style:style style:name="co22" style:family="table-column">
      <style:table-column-properties fo:break-before="auto" style:column-width="2.117cm"/>
    </style:style>
    <style:style style:name="co23" style:family="table-column">
      <style:table-column-properties fo:break-before="auto" style:column-width="0.646cm"/>
    </style:style>
    <style:style style:name="co24" style:family="table-column">
      <style:table-column-properties fo:break-before="auto" style:column-width="1.06cm"/>
    </style:style>
    <style:style style:name="co25" style:family="table-column">
      <style:table-column-properties fo:break-before="auto" style:column-width="12.649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0.624cm"/>
    </style:style>
    <style:style style:name="co28" style:family="table-column">
      <style:table-column-properties fo:break-before="auto" style:column-width="2.256cm"/>
    </style:style>
    <style:style style:name="co29" style:family="table-column">
      <style:table-column-properties fo:break-before="auto" style:column-width="1.773cm"/>
    </style:style>
    <style:style style:name="co30" style:family="table-column">
      <style:table-column-properties fo:break-before="auto" style:column-width="0.986cm"/>
    </style:style>
    <style:style style:name="co31" style:family="table-column">
      <style:table-column-properties fo:break-before="auto" style:column-width="3.447cm"/>
    </style:style>
    <style:style style:name="co32" style:family="table-column">
      <style:table-column-properties fo:break-before="auto" style:column-width="2.522cm"/>
    </style:style>
    <style:style style:name="co33" style:family="table-column">
      <style:table-column-properties fo:break-before="auto" style:column-width="4.747cm"/>
    </style:style>
    <style:style style:name="co34" style:family="table-column">
      <style:table-column-properties fo:break-before="auto" style:column-width="0.873cm"/>
    </style:style>
    <style:style style:name="co35" style:family="table-column">
      <style:table-column-properties fo:break-before="auto" style:column-width="7.295cm"/>
    </style:style>
    <style:style style:name="co36" style:family="table-column">
      <style:table-column-properties fo:break-before="auto" style:column-width="0.469cm"/>
    </style:style>
    <style:style style:name="co37" style:family="table-column">
      <style:table-column-properties fo:break-before="auto" style:column-width="1.635cm"/>
    </style:style>
    <style:style style:name="co38" style:family="table-column">
      <style:table-column-properties fo:break-before="auto" style:column-width="1.522cm"/>
    </style:style>
    <style:style style:name="co39" style:family="table-column">
      <style:table-column-properties fo:break-before="auto" style:column-width="1.27cm"/>
    </style:style>
    <style:style style:name="co40" style:family="table-column">
      <style:table-column-properties fo:break-before="auto" style:column-width="6.745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1.573cm"/>
    </style:style>
    <style:style style:name="co43" style:family="table-column">
      <style:table-column-properties fo:break-before="auto" style:column-width="0.631cm"/>
    </style:style>
    <style:style style:name="co44" style:family="table-column">
      <style:table-column-properties fo:break-before="auto" style:column-width="0.875cm"/>
    </style:style>
    <style:style style:name="co45" style:family="table-column">
      <style:table-column-properties fo:break-before="auto" style:column-width="0.894cm"/>
    </style:style>
    <style:style style:name="co46" style:family="table-column">
      <style:table-column-properties fo:break-before="auto" style:column-width="0.905cm"/>
    </style:style>
    <style:style style:name="co47" style:family="table-column">
      <style:table-column-properties fo:break-before="auto" style:column-width="1.658cm"/>
    </style:style>
    <style:style style:name="co48" style:family="table-column">
      <style:table-column-properties fo:break-before="auto" style:column-width="4.076cm"/>
    </style:style>
    <style:style style:name="co49" style:family="table-column">
      <style:table-column-properties fo:break-before="auto" style:column-width="7.95cm"/>
    </style:style>
    <style:style style:name="co50" style:family="table-column">
      <style:table-column-properties fo:break-before="auto" style:column-width="4.018cm"/>
    </style:style>
    <style:style style:name="co51" style:family="table-column">
      <style:table-column-properties fo:break-before="auto" style:column-width="15.976cm"/>
    </style:style>
    <style:style style:name="co52" style:family="table-column">
      <style:table-column-properties fo:break-before="auto" style:column-width="7.971cm"/>
    </style:style>
    <style:style style:name="co53" style:family="table-column">
      <style:table-column-properties fo:break-before="auto" style:column-width="5.824cm"/>
    </style:style>
    <style:style style:name="co54" style:family="table-column">
      <style:table-column-properties fo:break-before="auto" style:column-width="5.773cm"/>
    </style:style>
    <style:style style:name="co55" style:family="table-column">
      <style:table-column-properties fo:break-before="auto" style:column-width="7.16cm"/>
    </style:style>
    <style:style style:name="co56" style:family="table-column">
      <style:table-column-properties fo:break-before="auto" style:column-width="0.919cm"/>
    </style:style>
    <style:style style:name="co57" style:family="table-column">
      <style:table-column-properties fo:break-before="auto" style:column-width="0.561cm"/>
    </style:style>
    <style:style style:name="co58" style:family="table-column">
      <style:table-column-properties fo:break-before="auto" style:column-width="0.76cm"/>
    </style:style>
    <style:style style:name="co59" style:family="table-column">
      <style:table-column-properties fo:break-before="auto" style:column-width="0.568cm"/>
    </style:style>
    <style:style style:name="co60" style:family="table-column">
      <style:table-column-properties fo:break-before="auto" style:column-width="0.639cm"/>
    </style:style>
    <style:style style:name="co61" style:family="table-column">
      <style:table-column-properties fo:break-before="auto" style:column-width="0.404cm"/>
    </style:style>
    <style:style style:name="co62" style:family="table-column">
      <style:table-column-properties fo:break-before="auto" style:column-width="0.584cm"/>
    </style:style>
    <style:style style:name="co63" style:family="table-column">
      <style:table-column-properties fo:break-before="auto" style:column-width="0.425cm"/>
    </style:style>
    <style:style style:name="co64" style:family="table-column">
      <style:table-column-properties fo:break-before="auto" style:column-width="3.773cm"/>
    </style:style>
    <style:style style:name="co65" style:family="table-column">
      <style:table-column-properties fo:break-before="auto" style:column-width="1.513cm"/>
    </style:style>
    <style:style style:name="co66" style:family="table-column">
      <style:table-column-properties fo:break-before="auto" style:column-width="1.819cm"/>
    </style:style>
    <style:style style:name="co67" style:family="table-column">
      <style:table-column-properties fo:break-before="auto" style:column-width="1.72cm"/>
    </style:style>
    <style:style style:name="co68" style:family="table-column">
      <style:table-column-properties fo:break-before="auto" style:column-width="0.547cm"/>
    </style:style>
    <style:style style:name="co69" style:family="table-column">
      <style:table-column-properties fo:break-before="auto" style:column-width="1.321cm"/>
    </style:style>
    <style:style style:name="co70" style:family="table-column">
      <style:table-column-properties fo:break-before="auto" style:column-width="0.427cm"/>
    </style:style>
    <style:style style:name="co71" style:family="table-column">
      <style:table-column-properties fo:break-before="auto" style:column-width="1.298cm"/>
    </style:style>
    <style:style style:name="co72" style:family="table-column">
      <style:table-column-properties fo:break-before="auto" style:column-width="1.263cm"/>
    </style:style>
    <style:style style:name="co73" style:family="table-column">
      <style:table-column-properties fo:break-before="auto" style:column-width="1.228cm"/>
    </style:style>
    <style:style style:name="co74" style:family="table-column">
      <style:table-column-properties fo:break-before="auto" style:column-width="1.323cm"/>
    </style:style>
    <style:style style:name="co75" style:family="table-column">
      <style:table-column-properties fo:break-before="auto" style:column-width="1.185cm"/>
    </style:style>
    <style:style style:name="co76" style:family="table-column">
      <style:table-column-properties fo:break-before="auto" style:column-width="1.346cm"/>
    </style:style>
    <style:style style:name="ro1" style:family="table-row">
      <style:table-row-properties style:row-height="0.127cm" fo:break-before="auto" style:use-optimal-row-height="false"/>
    </style:style>
    <style:style style:name="ro2" style:family="table-row">
      <style:table-row-properties style:row-height="0.878cm" fo:break-before="auto" style:use-optimal-row-height="false"/>
    </style:style>
    <style:style style:name="ro3" style:family="table-row">
      <style:table-row-properties style:row-height="0.903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591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986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695cm" fo:break-before="auto" style:use-optimal-row-height="true"/>
    </style:style>
    <style:style style:name="ro12" style:family="table-row">
      <style:table-row-properties style:row-height="0.46cm" fo:break-before="auto" style:use-optimal-row-height="false"/>
    </style:style>
    <style:style style:name="ro13" style:family="table-row">
      <style:table-row-properties style:row-height="0.4cm" fo:break-before="auto" style:use-optimal-row-height="false"/>
    </style:style>
    <style:style style:name="ro14" style:family="table-row">
      <style:table-row-properties style:row-height="0.266cm" fo:break-before="auto" style:use-optimal-row-height="false"/>
    </style:style>
    <style:style style:name="ro15" style:family="table-row">
      <style:table-row-properties style:row-height="0.242cm" fo:break-before="auto" style:use-optimal-row-height="false"/>
    </style:style>
    <style:style style:name="ro16" style:family="table-row">
      <style:table-row-properties style:row-height="0.489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0.603cm" fo:break-before="auto" style:use-optimal-row-height="true"/>
    </style:style>
    <style:style style:name="ro19" style:family="table-row">
      <style:table-row-properties style:row-height="0.51cm" fo:break-before="auto" style:use-optimal-row-height="tru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386cm" fo:break-before="auto" style:use-optimal-row-height="false"/>
    </style:style>
    <style:style style:name="ro22" style:family="table-row">
      <style:table-row-properties style:row-height="1.625cm" fo:break-before="auto" style:use-optimal-row-height="true"/>
    </style:style>
    <style:style style:name="ro23" style:family="table-row">
      <style:table-row-properties style:row-height="2.018cm" fo:break-before="auto" style:use-optimal-row-height="true"/>
    </style:style>
    <style:style style:name="ro24" style:family="table-row">
      <style:table-row-properties style:row-height="0.579cm" fo:break-before="auto" style:use-optimal-row-height="true"/>
    </style:style>
    <style:style style:name="ro25" style:family="table-row">
      <style:table-row-properties style:row-height="1.415cm" fo:break-before="auto" style:use-optimal-row-height="true"/>
    </style:style>
    <style:style style:name="ro26" style:family="table-row">
      <style:table-row-properties style:row-height="0.531cm" fo:break-before="auto" style:use-optimal-row-height="true"/>
    </style:style>
    <style:style style:name="ro27" style:family="table-row">
      <style:table-row-properties style:row-height="0.508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bottom="0.06pt solid #000000" fo:background-color="#ffe699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000000"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114477" style:text-align-source="fix" style:repeat-content="false" fo:border="0.06pt solid #000000" style:vertical-align="middle"/>
      <style:paragraph-properties fo:text-align="center"/>
      <style:text-properties fo:color="#77aadd" style:font-name="Arial Narrow" fo:font-size="8.69999980926514pt" fo:font-weight="bold" style:font-name-asian="Arial Narrow" style:font-size-asian="8.69999980926514pt" style:font-weight-asian="bold" style:font-name-complex="Arial Narrow" style:font-size-complex="8.69999980926514pt" style:font-weight-complex="bold"/>
    </style:style>
    <style:style style:name="ce38" style:family="table-cell" style:parent-style-name="Default" style:data-style-name="N0">
      <style:table-cell-properties fo:background-color="#ffd966" style:text-align-source="fix" style:repeat-content="false" fo:border="none" style:rotation-angle="90" style:vertical-align="middle"/>
      <style:paragraph-properties fo:text-align="center"/>
      <style:text-properties fo:color="#000000" style:font-name="Arial Narrow" fo:font-size="12pt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ce11" style:family="table-cell" style:parent-style-name="Default" style:data-style-name="N0">
      <style:table-cell-properties fo:border-bottom="none" fo:background-color="#ffe699" style:text-align-source="fix" style:repeat-content="false" fo:wrap-option="wrap" fo:border-left="0.74pt dash-dot-dot #000000" fo:border-right="0.74pt dash-dot-dot #000000" fo:border-top="0.06pt solid #000000" style:vertical-align="middle"/>
      <style:paragraph-properties fo:text-align="center" fo:margin-left="0cm"/>
      <style:text-properties fo:color="#000000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74pt dash-dot-dot #000000" fo:border-right="none" fo:border-top="none"/>
      <style:paragraph-properties fo:text-align="center" fo:margin-left="0cm"/>
    </style:style>
    <style:style style:name="ce19" style:family="table-cell" style:parent-style-name="Yüzde" style:data-style-name="N122">
      <style:table-cell-properties fo:border-bottom="none" style:cell-protect="protected formula-hidden" style:print-content="true" style:text-align-source="fix" style:repeat-content="false" fo:border-left="0.74pt dash-dot-dot #000000" fo:border-right="0.74pt dash-dot-dot #000000" fo:border-top="none" style:vertical-align="middle"/>
      <style:paragraph-properties fo:text-align="center" fo:margin-left="0cm"/>
      <style:text-properties fo:color="#000000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ce15" style:family="table-cell" style:parent-style-name="Default" style:data-style-name="N0">
      <style:table-cell-properties fo:border-bottom="0.74pt solid #000000" style:cell-protect="protected formula-hidden" style:print-content="true" style:text-align-source="fix" style:repeat-content="false" fo:border-left="0.74pt dash-dot-dot #000000" fo:border-right="0.74pt dash-dot-dot #000000" fo:border-top="none" style:vertical-align="bottom"/>
      <style:paragraph-properties fo:text-align="center"/>
      <style:text-properties style:use-window-font-color="true" fo:font-size="8pt" style:font-size-asian="8pt" style:font-size-complex="8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fo:color="#808080" style:font-name="Arial Narrow1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fo:color="#808080" fo:font-size="6pt" style:font-size-asian="6pt" style:font-size-complex="6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Arial Narrow1" fo:font-style="italic" style:font-style-asian="italic" style:font-style-complex="italic"/>
    </style:style>
    <style:style style:name="ce20" style:family="table-cell" style:parent-style-name="Default" style:data-style-name="N122">
      <style:table-cell-properties style:cell-protect="protected formula-hidden" style:print-content="true" style:text-align-source="value-type" style:repeat-content="false" style:vertical-align="middle"/>
      <style:paragraph-properties fo:margin-left="0cm"/>
      <style:text-properties fo:color="#808080" style:font-name="Arial1"/>
    </style:style>
    <style:style style:name="ce29" style:family="table-cell" style:parent-style-name="Default" style:data-style-name="N0">
      <style:text-properties fo:color="#808080" style:font-name="Arial Narrow1"/>
    </style:style>
    <style:style style:name="ce30" style:family="table-cell" style:parent-style-name="Default" style:data-style-name="N122">
      <style:table-cell-properties style:cell-protect="protected formula-hidden" style:print-content="true"/>
      <style:text-properties fo:color="#808080" style:font-name="Arial1"/>
    </style:style>
    <style:style style:name="ce27" style:family="table-cell" style:parent-style-name="Default" style:data-style-name="N0">
      <style:table-cell-properties fo:wrap-option="wrap"/>
      <style:text-properties fo:color="#808080" style:font-name="Arial Narrow1" fo:font-size="6.5pt" style:font-size-asian="6.5pt" style:font-size-complex="6.5pt"/>
    </style:style>
    <style:style style:name="ce28" style:family="table-cell" style:parent-style-name="Default" style:data-style-name="N2">
      <style:table-cell-properties style:cell-protect="protected formula-hidden" style:print-content="true"/>
      <style:text-properties fo:color="#808080" style:font-name="Arial1"/>
    </style:style>
    <style:style style:name="ce37" style:family="table-cell" style:parent-style-name="Default" style:data-style-name="N0">
      <style:text-properties fo:color="#c0c0c0" style:font-name="Arial Narrow1"/>
    </style:style>
    <style:style style:name="ce45" style:family="table-cell" style:parent-style-name="Default" style:data-style-name="N0">
      <style:table-cell-properties style:cell-protect="protected formula-hidden" style:print-content="true"/>
      <style:text-properties fo:color="#c0c0c0" style:font-name="Arial1"/>
    </style:style>
    <style:style style:name="ce46" style:family="table-cell" style:parent-style-name="Default" style:data-style-name="N0">
      <style:table-cell-properties fo:wrap-option="wrap"/>
      <style:text-properties fo:color="#c0c0c0" style:font-name="Arial Narrow1" fo:font-size="7pt" style:font-size-asian="7pt" style:font-size-complex="7pt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7pt" fo:language="none" fo:country="none" style:font-size-asian="7pt" style:language-asian="none" style:country-asian="none" style:font-size-complex="7pt" style:language-complex="none" style:country-complex="none"/>
    </style:style>
    <style:style style:name="ce17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39" style:family="table-cell" style:parent-style-name="Default" style:data-style-name="N0">
      <style:table-cell-properties fo:border-bottom="0.06pt solid #000000" fo:background-color="#ffe6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595959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40" style:family="table-cell" style:parent-style-name="Default">
      <style:table-cell-properties fo:border-bottom="0.06pt solid #000000" fo:background-color="#ffe6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595959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41" style:family="table-cell" style:parent-style-name="Default" style:data-style-name="N0">
      <style:table-cell-properties fo:background-color="#114477" style:text-align-source="fix" style:repeat-content="false" fo:border="0.06pt solid #000000" style:vertical-align="middle"/>
      <style:paragraph-properties fo:text-align="center"/>
      <style:text-properties fo:color="#77aadd" style:font-name="Arial Narrow" fo:font-size="8pt" fo:font-weight="bold" style:font-name-asian="Arial Narrow" style:font-size-asian="8pt" style:font-weight-asian="bold" style:font-name-complex="Arial Narrow" style:font-size-complex="8pt" style:font-weight-complex="bold"/>
    </style:style>
    <style:style style:name="ce58" style:family="table-cell" style:parent-style-name="Default" style:data-style-name="N0">
      <style:table-cell-properties fo:border-bottom="none" fo:background-color="#ffd966" style:text-align-source="fix" style:repeat-content="false" fo:wrap-option="wrap" fo:border-left="0.74pt dash-dot-dot #000000" fo:border-right="none" fo:border-top="none" style:vertical-align="middle"/>
      <style:paragraph-properties fo:text-align="center" fo:margin-left="0cm"/>
      <style:text-properties style:font-name="Arial Narrow" fo:font-weight="normal" style:font-name-asian="Arial Narrow" style:font-weight-asian="normal" style:font-name-complex="Arial Narrow" style:font-weight-complex="normal"/>
    </style:style>
    <style:style style:name="ce61" style:family="table-cell" style:parent-style-name="Yüzde" style:data-style-name="N122">
      <style:table-cell-properties fo:border-bottom="0.06pt solid #000000" fo:background-color="#cc9999" style:cell-protect="protected formula-hidden" style:print-content="true" style:text-align-source="fix" style:repeat-content="false" fo:border-left="0.74pt dash-dot-dot #000000" fo:border-right="none" fo:border-top="none" style:vertical-align="middle"/>
      <style:paragraph-properties fo:text-align="center" fo:margin-left="0cm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65" style:family="table-cell" style:parent-style-name="Default" style:data-style-name="N0">
      <style:table-cell-properties fo:border-bottom="none" fo:background-color="#ffd966" style:text-align-source="fix" style:repeat-content="false" fo:wrap-option="wrap" fo:border-left="0.74pt dash-dot-dot #000000" fo:padding-bottom="0.035cm" fo:padding-left="0.035cm" fo:padding-right="0cm" fo:padding-top="0.035cm" fo:border-right="none" fo:border-top="none" style:vertical-align="middle"/>
      <style:paragraph-properties fo:text-align="center" fo:margin-left="0cm"/>
      <style:text-properties fo:color="#a6a6a6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66" style:family="table-cell" style:parent-style-name="Yüzde" style:data-style-name="N122">
      <style:table-cell-properties fo:border-bottom="0.06pt solid #000000" fo:background-color="#99cc99" style:cell-protect="protected formula-hidden" style:print-content="true" style:text-align-source="fix" style:repeat-content="false" fo:border-left="0.74pt dash-dot-dot #000000" fo:padding-bottom="0.035cm" fo:padding-left="0.035cm" fo:padding-right="0cm" fo:padding-top="0.035cm" fo:border-right="none" fo:border-top="none" style:vertical-align="middle"/>
      <style:paragraph-properties fo:text-align="center" fo:margin-left="0cm"/>
      <style:text-properties fo:color="#274927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4" style:family="table-cell" style:parent-style-name="Default" style:data-style-name="N0">
      <style:table-cell-properties fo:border-bottom="none" fo:background-color="#ffe6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bf5807" style:font-name="Arial Narrow" fo:font-size="12pt" fo:font-weight="normal" style:font-name-asian="Arial Narrow" style:font-size-asian="12pt" style:font-weight-asian="normal" style:font-name-complex="Arial Narrow" style:font-size-complex="12pt" style:font-weight-complex="normal"/>
    </style:style>
    <style:style style:name="ce6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69" style:family="table-cell" style:parent-style-name="Default" style:data-style-name="N0">
      <style:text-properties fo:color="#808080"/>
    </style:style>
    <style:style style:name="ce59" style:family="table-cell" style:parent-style-name="Default">
      <style:text-properties fo:color="#808080"/>
    </style:style>
    <style:style style:name="ce82" style:family="table-cell" style:parent-style-name="Default" style:data-style-name="N0">
      <style:text-properties fo:color="#c0c0c0"/>
    </style:style>
    <style:style style:name="ce222" style:family="table-cell" style:parent-style-name="Default" style:data-style-name="N0">
      <style:table-cell-properties fo:border-bottom="0.06pt solid #000000" fo:background-color="#ffe6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595959" style:font-name="Arial Narrow" fo:font-size="9pt" fo:language="tr" fo:country="TR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55" style:family="table-cell" style:parent-style-name="Default" style:data-style-name="N0">
      <style:table-cell-properties fo:border-bottom="none" fo:background-color="#ffe6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595959" style:font-name="Arial Narrow" fo:font-size="9pt" fo:language="tr" fo:country="TR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76" style:family="table-cell" style:parent-style-name="Default">
      <style:table-cell-properties fo:border-bottom="0.06pt solid #000000" fo:border-left="none" fo:border-right="none" fo:border-top="none"/>
    </style:style>
    <style:style style:name="ce80" style:family="table-cell" style:parent-style-name="Yüzde" style:data-style-name="N11">
      <style:table-cell-properties fo:border-bottom="0.06pt solid #000000" fo:background-color="#99cc99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7" style:family="table-cell" style:parent-style-name="Default" style:data-style-name="N0">
      <style:table-cell-properties fo:border-bottom="none" style:text-align-source="fix" style:repeat-content="false" fo:border-left="none" fo:border-right="0.74pt dash-dot-dot #000000" fo:border-top="0.06pt solid #000000"/>
      <style:paragraph-properties fo:text-align="center" fo:margin-left="0cm"/>
    </style:style>
    <style:style style:name="ce78" style:family="table-cell" style:parent-style-name="Default" style:data-style-name="N0">
      <style:table-cell-properties fo:border-bottom="none" style:text-align-source="fix" style:repeat-content="false" fo:border-left="none" fo:border-right="0.74pt dash-dot-dot #000000" fo:border-top="none"/>
      <style:paragraph-properties fo:text-align="center" fo:margin-left="0cm"/>
    </style:style>
    <style:style style:name="ce9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74pt dash-dot-dot #000000" fo:border-top="non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color="#000000" style:font-name="Arial" fo:font-size="14pt" style:font-name-asian="Arial" style:font-size-asian="14pt" style:font-name-complex="Arial" style:font-size-complex="14pt"/>
    </style:style>
    <style:style style:name="ce71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color="#000000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97" style:family="table-cell" style:parent-style-name="Default">
      <style:table-cell-properties style:cell-protect="protected formula-hidden" style:print-content="true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 Narrow" style:font-name-asian="Arial Narrow" style:font-name-complex="Arial Narrow"/>
    </style:style>
    <style:style style:name="ce98" style:family="table-cell" style:parent-style-name="Yüzde" style:data-style-name="N11">
      <style:table-cell-properties fo:border-bottom="0.06pt solid #000000" fo:background-color="#cc9999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96" style:family="table-cell" style:parent-style-name="Default" style:data-style-name="N0">
      <style:table-cell-properties fo:background-color="#ffd966" style:text-align-source="fix" style:repeat-content="false" fo:wrap-option="wrap" fo:border="none" style:vertical-align="middle"/>
      <style:paragraph-properties fo:text-align="center" fo:margin-left="0cm"/>
      <style:text-properties fo:color="#000000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95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107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start" fo:margin-left="0cm"/>
      <style:text-properties fo:color="#808080"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bottom="none" fo:background-color="#ffe6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Arial Narrow1" fo:font-size="11pt" fo:font-weight="normal" style:font-name-asian="Arial Narrow" style:font-size-asian="11pt" style:font-weight-asian="normal" style:font-name-complex="Arial Narrow" style:font-size-complex="11pt" style:font-weight-complex="normal"/>
    </style:style>
    <style:style style:name="ce248" style:family="table-cell" style:parent-style-name="Default" style:data-style-name="N0">
      <style:table-cell-properties fo:border-bottom="none" fo:background-color="#ffe6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bf5807" style:font-name="Arial Narrow1" fo:font-size="8.5pt" fo:font-weight="normal" style:font-name-asian="Arial Narrow" style:font-size-asian="8.5pt" style:font-weight-asian="normal" style:font-name-complex="Arial Narrow" style:font-size-complex="8.5pt" style:font-weight-complex="normal"/>
    </style:style>
    <style:style style:name="ce249" style:family="table-cell" style:parent-style-name="Default" style:data-style-name="N0">
      <style:table-cell-properties fo:border-bottom="none" fo:background-color="#ffe6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595959" style:font-name="Arial Narrow1" fo:font-size="8pt" fo:font-weight="normal" style:font-name-asian="Arial Narrow" style:font-size-asian="8pt" style:font-weight-asian="normal" style:font-name-complex="Arial Narrow" style:font-size-complex="8pt" style:font-weight-complex="normal"/>
    </style:style>
    <style:style style:name="ce252" style:family="table-cell" style:parent-style-name="Default" style:data-style-name="N0">
      <style:table-cell-properties fo:border-bottom="none" fo:background-color="#ffe6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font-name="Arial Narrow1" fo:font-size="8pt" fo:font-weight="normal" style:font-name-asian="Arial Narrow" style:font-size-asian="8pt" style:font-weight-asian="normal" style:font-name-complex="Arial Narrow" style:font-size-complex="8pt" style:font-weight-complex="normal"/>
    </style:style>
    <style:style style:name="ce123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1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119" style:family="table-cell" style:parent-style-name="Default">
      <style:table-cell-properties fo:border-bottom="none" fo:background-color="#ffd966" style:text-align-source="fix" style:repeat-content="false" fo:wrap-option="wrap" fo:border-left="0.74pt dash-dot-dot #000000" fo:padding-bottom="0.035cm" fo:padding-left="0.035cm" fo:padding-right="0cm" fo:padding-top="0.035cm" fo:border-right="0.74pt dash-dot-dot #000000" fo:border-top="0.06pt solid #000000" style:vertical-align="middle"/>
      <style:paragraph-properties fo:text-align="start" fo:margin-left="0cm"/>
      <style:text-properties fo:color="#a6a6a6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120" style:family="table-cell" style:parent-style-name="Yüzde" style:data-style-name="N122">
      <style:table-cell-properties fo:border-bottom="0.06pt solid #000000" fo:background-color="#cc9999" style:cell-protect="protected formula-hidden" style:print-content="true" style:text-align-source="fix" style:repeat-content="false" fo:border-left="0.74pt dash-dot-dot #000000" fo:padding-bottom="0.035cm" fo:padding-left="0.035cm" fo:padding-right="0cm" fo:padding-top="0.035cm" fo:border-right="0.74pt dash-dot-dot #000000" fo:border-top="none" style:vertical-align="middle"/>
      <style:paragraph-properties fo:text-align="end" fo:margin-left="0cm"/>
      <style:text-properties fo:color="#7d3f3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22" style:family="table-cell" style:parent-style-name="Default" style:data-style-name="N0">
      <style:table-cell-properties fo:border-bottom="none" fo:background-color="#ffd966" style:text-align-source="fix" style:repeat-content="false" fo:wrap-option="wrap" fo:border-left="0.74pt dash-dot-dot #000000" fo:border-right="0.74pt dash-dot-dot #000000" fo:border-top="none" style:vertical-align="middle"/>
      <style:paragraph-properties fo:text-align="end" fo:margin-left="0cm"/>
      <style:text-properties fo:color="#000000" style:font-name="Arial Narrow" fo:font-weight="normal" style:font-name-asian="Arial Narrow" style:font-weight-asian="normal" style:font-name-complex="Arial Narrow" style:font-weight-complex="normal"/>
    </style:style>
    <style:style style:name="ce127" style:family="table-cell" style:parent-style-name="Yüzde" style:data-style-name="N122">
      <style:table-cell-properties fo:border-bottom="0.06pt solid #000000" fo:background-color="#99cc99" style:cell-protect="protected formula-hidden" style:print-content="true" style:text-align-source="fix" style:repeat-content="false" fo:border-left="0.74pt dash-dot-dot #000000" fo:border-right="0.74pt dash-dot-dot #000000" fo:border-top="none" style:vertical-align="middle"/>
      <style:paragraph-properties fo:text-align="start" fo:margin-left="0cm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17" style:family="table-cell" style:parent-style-name="Default" style:data-style-name="N0">
      <style:table-cell-properties fo:border-bottom="none" fo:background-color="#ffd9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4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126" style:family="table-cell" style:parent-style-name="Default" style:data-style-name="N0">
      <style:table-cell-properties fo:border-bottom="none" fo:background-color="#ffe699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rial Narrow" fo:font-size="11pt" fo:font-weight="normal" style:font-name-asian="Arial Narrow" style:font-size-asian="11pt" style:font-weight-asian="normal" style:font-name-complex="Arial Narrow" style:font-size-complex="11pt" style:font-weight-complex="normal"/>
    </style:style>
    <style:style style:name="ce263" style:family="table-cell" style:parent-style-name="Default">
      <style:table-cell-properties fo:border-bottom="none" fo:border-left="0.06pt solid #000000" fo:border-right="0.06pt solid #000000" fo:border-top="none"/>
    </style:style>
    <style:style style:name="ce267" style:family="table-cell" style:parent-style-name="Yüzde" style:data-style-name="N122">
      <style:table-cell-properties fo:border-bottom="none" fo:background-color="#fee59d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fo:color="#595959" style:font-name="Arial1" fo:font-size="7.19999980926514pt" fo:font-weight="normal" style:font-name-asian="Arial" style:font-size-asian="7.19999980926514pt" style:font-weight-asian="normal" style:font-name-complex="Arial" style:font-size-complex="7.19999980926514pt" style:font-weight-complex="normal"/>
    </style:style>
    <style:style style:name="ce144" style:family="table-cell" style:parent-style-name="Yüzde" style:data-style-name="N122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ce269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549" style:family="table-cell" style:parent-style-name="Default" style:data-style-name="N0">
      <style:table-cell-properties fo:border-bottom="0.06pt solid #000000" fo:background-color="#77cccc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color="#117777" style:font-name="Arial Narrow1" fo:font-size="12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0.74pt dash-dot-dot #000000" fo:border-top="none" style:vertical-align="top"/>
      <style:paragraph-properties fo:text-align="end"/>
      <style:text-properties fo:color="#a6a6a6" style:font-name="Arial Narrow" fo:font-size="10pt" style:font-name-asian="Arial Narrow" style:font-size-asian="10pt" style:font-name-complex="Arial Narrow" style:font-size-complex="10pt"/>
    </style:style>
    <style:style style:name="ce146" style:family="table-cell" style:parent-style-name="Yüzde" style:data-style-name="N11">
      <style:table-cell-properties fo:border-bottom="0.06pt solid #000000" fo:background-color="#cc9999" style:text-align-source="fix" style:repeat-content="false" fo:border-left="none" fo:padding-bottom="0.035cm" fo:padding-left="0.035cm" fo:padding-right="0cm" fo:padding-top="0.035cm" fo:border-right="0.74pt dash-dot-dot #000000" fo:border-top="none" style:vertical-align="automatic"/>
      <style:paragraph-properties fo:text-align="end" fo:margin-left="0cm"/>
      <style:text-properties fo:color="#9900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47" style:family="table-cell" style:parent-style-name="Default" style:data-style-name="N0">
      <style:table-cell-properties fo:border-bottom="none" style:text-align-source="fix" style:repeat-content="false" fo:wrap-option="wrap" fo:border-left="none" fo:border-right="0.74pt dash-dot-dot #000000" fo:border-top="none" style:vertical-align="automatic"/>
      <style:paragraph-properties fo:text-align="start" fo:margin-left="0cm"/>
      <style:text-properties fo:color="#000000" style:font-name="Arial Narrow" style:font-name-asian="Arial Narrow" style:font-name-complex="Arial Narrow"/>
    </style:style>
    <style:style style:name="ce148" style:family="table-cell" style:parent-style-name="Yüzde" style:data-style-name="N11">
      <style:table-cell-properties fo:border-bottom="0.06pt solid #000000" fo:background-color="#99cc99" style:text-align-source="fix" style:repeat-content="false" fo:border-left="none" fo:border-right="0.74pt dash-dot-dot #000000" fo:border-top="none" style:vertical-align="automatic"/>
      <style:paragraph-properties fo:text-align="start" fo:margin-left="0cm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36" style:family="table-cell" style:parent-style-name="Default" style:data-style-name="N0">
      <style:table-cell-properties fo:border-bottom="none" fo:background-color="#d9d9d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58" style:family="table-cell" style:parent-style-name="Default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ce27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52" style:family="table-cell" style:parent-style-name="Default" style:data-style-name="N0">
      <style:table-cell-properties fo:border-bottom="none" fo:background-color="#fff2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Arial Narrow" fo:font-size="10.5pt" fo:font-style="italic" fo:font-weight="normal" style:font-name-asian="Arial Narrow" style:font-size-asian="10.5pt" style:font-style-asian="italic" style:font-weight-asian="normal" style:font-name-complex="Arial Narrow" style:font-size-complex="10.5pt" style:font-style-complex="italic" style:font-weight-complex="normal"/>
    </style:style>
    <style:style style:name="ce28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87" style:family="table-cell" style:parent-style-name="Yüzde" style:data-style-name="N122">
      <style:table-cell-properties fo:border-bottom="none" fo:background-color="#fff2cc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fo:color="#595959" style:font-name="Arial1" fo:font-size="6.5pt" fo:font-weight="normal" style:font-name-asian="Arial" style:font-size-asian="6.5pt" style:font-weight-asian="normal" style:font-name-complex="Arial" style:font-size-complex="6.5pt" style:font-weight-complex="normal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112" style:family="table-cell" style:parent-style-name="Default">
      <style:table-cell-properties fo:border-bottom="none" fo:background-color="#cc9999" style:text-align-source="fix" style:repeat-content="false" fo:border-left="none" fo:border-right="2.01pt solid #000000" fo:border-top="0.06pt solid #000000" style:vertical-align="middle"/>
      <style:paragraph-properties fo:text-align="center" fo:margin-left="0cm"/>
      <style:text-properties fo:color="#ffcccc" style:font-name="Arial Narrow" fo:font-size="12.5pt" fo:font-weight="normal" style:font-name-asian="Arial Narrow" style:font-size-asian="12.5pt" style:font-weight-asian="normal" style:font-name-complex="Arial Narrow" style:font-size-complex="12.5pt" style:font-weight-complex="normal"/>
    </style:style>
    <style:style style:name="ce161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2.01pt solid #000000" fo:border-top="none" style:vertical-align="middle"/>
      <style:paragraph-properties fo:text-align="center" fo:margin-left="0cm"/>
      <style:text-properties style:use-window-font-color="true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15" style:family="table-cell" style:parent-style-name="Default">
      <style:table-cell-properties fo:border-bottom="none" fo:background-color="#99cc99" style:text-align-source="fix" style:repeat-content="false" fo:border-left="none" fo:border-right="2.01pt solid #000000" fo:border-top="none" style:vertical-align="middle"/>
      <style:paragraph-properties fo:text-align="center" fo:margin-left="0cm"/>
      <style:text-properties fo:color="#ccffcc" style:font-name="Arial Narrow1" fo:font-size="12.5pt" fo:font-weight="bold" style:font-name-asian="Arial Narrow" style:font-size-asian="12.5pt" style:font-weight-asian="bold" style:font-name-complex="Arial Narrow" style:font-size-complex="12.5pt" style:font-weight-complex="bold"/>
    </style:style>
    <style:style style:name="ce163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82" style:family="table-cell" style:parent-style-name="Default">
      <style:table-cell-properties fo:background-color="#d9d9d9"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 Narrow" fo:font-size="9pt" fo:font-weight="normal" style:font-name-asian="Arial Narrow" style:font-size-asian="9pt" style:font-weight-asian="normal" style:font-name-complex="Arial Narrow" style:font-size-complex="9pt" style:font-weight-complex="normal"/>
    </style:style>
    <style:style style:name="ce169" style:family="table-cell" style:parent-style-name="Yüzde" style:data-style-name="N1">
      <style:table-cell-properties fo:border-bottom="0.06pt solid #000000" style:cell-protect="protected formula-hidden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none" style:vertical-align="middle"/>
      <style:paragraph-properties fo:text-align="center" fo:margin-left="0cm"/>
      <style:text-properties fo:color="#000000" style:font-name="Arial1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6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68" style:family="table-cell" style:parent-style-name="Yüzde" style:data-style-name="N123">
      <style:table-cell-properties fo:border-bottom="none" fo:background-color="#77aadd" style:cell-protect="protected formula-hidden" style:print-content="true" style:text-align-source="fix" style:repeat-content="false" fo:border-left="0.06pt solid #000000" fo:border-right="0.06pt solid #000000" fo:border-top="0.06pt solid #000000" style:vertical-align="top"/>
      <style:paragraph-properties fo:text-align="end" fo:margin-left="0cm"/>
      <style:text-properties fo:color="#114477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316" style:family="table-cell" style:parent-style-name="Default" style:data-style-name="N0">
      <style:table-cell-properties fo:border-bottom="0.51pt solid #77aadd" fo:background-color="#77aadd" style:text-align-source="fix" style:repeat-content="false" fo:wrap-option="wrap" fo:border-left="0.06pt solid #000000" fo:border-right="0.51pt solid #77aadd" fo:border-top="0.51pt solid #77aadd" style:vertical-align="middle"/>
      <style:paragraph-properties fo:text-align="center" fo:margin-left="0cm"/>
      <style:text-properties fo:color="#114477" style:font-name="Arial1" fo:font-size="8pt" fo:font-weight="normal" style:font-name-asian="Arial Narrow" style:font-size-asian="8pt" style:font-weight-asian="normal" style:font-name-complex="Arial Narrow" style:font-size-complex="8pt" style:font-weight-complex="normal"/>
    </style:style>
    <style:style style:name="ce317" style:family="table-cell" style:parent-style-name="Default" style:data-style-name="N0">
      <style:table-cell-properties fo:border-bottom="0.51pt solid #77aadd" fo:background-color="#77aadd" style:text-align-source="fix" style:repeat-content="false" fo:wrap-option="wrap" fo:border-left="0.06pt solid #000000" fo:border-right="0.51pt solid #77aadd" fo:border-top="0.51pt solid #77aadd" style:vertical-align="middle"/>
      <style:paragraph-properties fo:text-align="center" fo:margin-left="0cm"/>
      <style:text-properties fo:color="#114477" style:font-name="Arial Narrow" fo:font-size="6.5pt" fo:font-weight="normal" style:font-name-asian="Arial Narrow" style:font-size-asian="6.5pt" style:font-weight-asian="normal" style:font-name-complex="Arial Narrow" style:font-size-complex="6.5pt" style:font-weight-complex="normal"/>
    </style:style>
    <style:style style:name="ce319" style:family="table-cell" style:parent-style-name="Default" style:data-style-name="N0">
      <style:table-cell-properties fo:border-bottom="none" fo:background-color="#ffd966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color="#984707" style:font-name="Arial Narrow" fo:font-size="11pt" fo:font-weight="normal" style:font-name-asian="Arial Narrow" style:font-size-asian="11pt" style:font-weight-asian="normal" style:font-name-complex="Arial Narrow" style:font-size-complex="11pt" style:font-weight-complex="normal"/>
    </style:style>
    <style:style style:name="ce322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128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use-window-font-color="true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8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85" style:family="table-cell" style:parent-style-name="Default" style:data-style-name="N0">
      <style:table-cell-properties fo:border-bottom="none" fo:background-color="#d9d9d9" style:text-align-source="fix" style:repeat-content="false" fo:border-left="0.74pt dash-dot-dot #000000" fo:border-right="0.74pt dash-dot-dot #000000" fo:border-top="none" style:vertical-align="middle"/>
      <style:paragraph-properties fo:text-align="center" fo:margin-left="0cm"/>
      <style:text-properties style:use-window-font-color="true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187" style:family="table-cell" style:parent-style-name="Default">
      <style:table-cell-properties fo:border-bottom="none" fo:border-left="0.74pt dash-dot-dot #000000" fo:border-right="none" fo:border-top="none"/>
    </style:style>
    <style:style style:name="ce190" style:family="table-cell" style:parent-style-name="Yüzde">
      <style:table-cell-properties fo:border-bottom="0.06pt solid #000000" style:text-align-source="fix" style:repeat-content="false" fo:background-color="transparent" fo:wrap-option="wrap" fo:border-left="0.06pt dash-dot-dot #000000" fo:border-right="0.06pt dash-dot-dot #000000" fo:border-top="none" style:vertical-align="middle"/>
      <style:paragraph-properties fo:text-align="center" fo:margin-left="0cm"/>
      <style:text-properties style:font-name="Arial1" fo:font-size="14pt" style:font-size-asian="14pt" style:font-size-complex="14pt"/>
    </style:style>
    <style:style style:name="ce191" style:family="table-cell" style:parent-style-name="Yüzde" style:data-style-name="N125">
      <style:table-cell-properties fo:border-bottom="0.06pt solid #000000" style:cell-protect="protected formula-hidden" style:print-content="true" style:text-align-source="fix" style:repeat-content="false" fo:border-left="0.74pt dash-dot-dot #000000" fo:padding-bottom="0.035cm" fo:padding-left="0.035cm" fo:padding-right="0cm" fo:padding-top="0.035cm" fo:border-right="0.74pt dash-dot-dot #000000" fo:border-top="none" style:vertical-align="middle"/>
      <style:paragraph-properties fo:text-align="center" fo:margin-left="0cm"/>
      <style:text-properties style:use-window-font-color="true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333" style:family="table-cell" style:parent-style-name="Default" style:data-style-name="N0">
      <style:table-cell-properties fo:border-bottom="none" fo:background-color="#ffd96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984707" style:font-name="Arial Narrow" fo:font-size="11pt" fo:font-weight="normal" style:font-name-asian="Arial Narrow" style:font-size-asian="11pt" style:font-weight-asian="normal" style:font-name-complex="Arial Narrow" style:font-size-complex="11pt" style:font-weight-complex="normal"/>
    </style:style>
    <style:style style:name="ce198" style:family="table-cell" style:parent-style-name="Default" style:data-style-name="N0">
      <style:table-cell-properties fo:border-bottom="none" fo:background-color="#ffd966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style:font-name="Arial Narrow" fo:font-size="9.80000019073486pt" fo:font-weight="normal" style:font-name-asian="Arial Narrow" style:font-size-asian="9.80000019073486pt" style:font-weight-asian="normal" style:font-name-complex="Arial Narrow" style:font-size-complex="9.80000019073486pt" style:font-weight-complex="normal"/>
    </style:style>
    <style:style style:name="ce335" style:family="table-cell" style:parent-style-name="Default">
      <style:table-cell-properties fo:border-bottom="none" fo:border-left="none" fo:border-right="0.06pt solid #000000" fo:border-top="none"/>
    </style:style>
    <style:style style:name="ce336" style:family="table-cell" style:parent-style-name="Default" style:data-style-name="N0">
      <style:table-cell-properties fo:border-bottom="none" fo:background-color="#ffd966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595959" style:font-name="Arial Narrow" fo:font-size="8pt" fo:font-weight="normal" style:font-name-asian="Arial Narrow" style:font-size-asian="8pt" style:font-weight-asian="normal" style:font-name-complex="Arial Narrow" style:font-size-complex="8pt" style:font-weight-complex="normal"/>
    </style:style>
    <style:style style:name="ce337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000000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215" style:family="table-cell" style:parent-style-name="Default">
      <style:table-cell-properties fo:border-bottom="none" fo:border-left="none" fo:border-right="0.74pt dash-dot-dot #000000" fo:border-top="none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Arial Narrow" fo:font-size="14pt" style:font-name-asian="Arial Narrow" style:font-size-asian="14pt" style:font-name-complex="Arial Narrow" style:font-size-complex="14pt"/>
    </style:style>
    <style:style style:name="ce530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2.75pt solid #000000" style:vertical-align="automatic"/>
      <style:paragraph-properties fo:text-align="start" fo:margin-left="0cm"/>
      <style:text-properties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531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automatic"/>
      <style:paragraph-properties fo:text-align="start" fo:margin-left="0cm"/>
      <style:text-properties fo:color="#da9694"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121" style:family="table-cell" style:parent-style-name="Default" style:data-style-name="N0">
      <style:table-cell-properties fo:border-bottom="none" fo:background-color="#a6a6a6" style:text-align-source="fix" style:repeat-content="false" fo:border-left="2.75pt solid #000000" fo:padding-bottom="0.035cm" fo:padding-left="0.035cm" fo:padding-right="0cm" fo:padding-top="0.035cm" fo:border-right="none" fo:border-top="none" style:vertical-align="top"/>
      <style:paragraph-properties fo:text-align="center" fo:margin-left="0cm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24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automatic"/>
      <style:paragraph-properties fo:text-align="start" fo:margin-left="0cm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25" style:family="table-cell" style:parent-style-name="Default" style:data-style-name="N0">
      <style:table-cell-properties fo:border-bottom="none" fo:background-color="#a6a6a6" style:text-align-source="fix" style:repeat-content="false" fo:border-left="2.75pt solid #000000" fo:padding-bottom="0.035cm" fo:padding-left="0.035cm" fo:padding-right="0cm" fo:padding-top="0.035cm" fo:border-right="none" fo:border-top="none" style:vertical-align="bottom"/>
      <style:paragraph-properties fo:text-align="center" fo:margin-left="0cm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534" style:family="table-cell" style:parent-style-name="Default" style:data-style-name="N0">
      <style:table-cell-properties fo:border-bottom="none" fo:background-color="#a6a6a6" style:text-align-source="fix" style:repeat-content="false" fo:border-left="2.75pt solid #000000" fo:border-right="none" fo:border-top="none" style:vertical-align="middle"/>
      <style:paragraph-properties fo:text-align="center"/>
      <style:text-properties fo:color="#974706"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535" style:family="table-cell" style:parent-style-name="Default" style:data-style-name="N0">
      <style:table-cell-properties fo:border-bottom="2.75pt solid #000000" fo:background-color="#a6a6a6" style:text-align-source="fix" style:repeat-content="false" fo:border-left="2.75pt solid #000000" fo:border-right="2.75pt solid #000000" fo:border-top="none" style:vertical-align="bottom"/>
      <style:paragraph-properties fo:text-align="center"/>
      <style:text-properties fo:color="#595959" style:font-name="Arial Black" fo:font-size="8pt" style:font-name-asian="Arial Black" style:font-size-asian="8pt" style:font-name-complex="Arial Black" style:font-size-complex="8pt"/>
    </style:style>
    <style:style style:name="ce63" style:family="table-cell" style:parent-style-name="Yüzde" style:data-style-name="N11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Arial Narrow" fo:font-size="16pt" fo:font-weight="bold" style:font-name-asian="Arial Narrow" style:font-size-asian="16pt" style:font-weight-asian="bold" style:font-name-complex="Arial Narrow" style:font-size-complex="16pt" style:font-weight-complex="bold"/>
    </style:style>
    <style:style style:name="ce216" style:family="table-cell" style:parent-style-name="Default" style:data-style-name="N0">
      <style:table-cell-properties fo:border-bottom="0.74pt dash-dot-dot #000000" fo:background-color="#d9d9d9" style:text-align-source="fix" style:repeat-content="false" fo:border-left="0.06pt solid #000000" fo:border-right="none" fo:border-top="0.74pt dash-dot-dot #000000" style:vertical-align="middle"/>
      <style:paragraph-properties fo:text-align="end" fo:margin-left="0cm"/>
      <style:text-properties style:use-window-font-color="true"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217" style:family="table-cell" style:parent-style-name="Default" style:data-style-name="N0">
      <style:table-cell-properties fo:border-bottom="none" fo:background-color="#990000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cm"/>
      <style:text-properties fo:color="#ff5050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218" style:family="table-cell" style:parent-style-name="Default" style:data-style-name="N0">
      <style:table-cell-properties fo:border-bottom="0.74pt dash-dot-dot #000000" fo:background-color="#990000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cm"/>
      <style:text-properties fo:color="#ff5050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219" style:family="table-cell" style:parent-style-name="Default" style:data-style-name="N0">
      <style:table-cell-properties fo:border-bottom="none" fo:background-color="#bfbfbf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59" style:family="table-cell" style:parent-style-name="Default" style:data-style-name="N0">
      <style:table-cell-properties fo:border-bottom="none" fo:background-color="#a6a6a6" style:text-align-source="fix" style:repeat-content="false" fo:border-left="none" fo:border-right="none" fo:border-top="2.75pt solid #000000" style:vertical-align="middle"/>
      <style:paragraph-properties fo:text-align="center"/>
      <style:text-properties fo:color="#595959" style:font-name="Arial Narrow" fo:font-size="9pt" fo:font-style="normal" style:font-name-asian="Arial Narrow" style:font-size-asian="9pt" style:font-style-asian="normal" style:font-name-complex="Arial Narrow" style:font-size-complex="9pt" style:font-style-complex="normal"/>
    </style:style>
    <style:style style:name="ce541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0000ff" style:font-name="Arial Narrow" fo:font-size="14pt" fo:font-style="italic" fo:font-weight="bold" style:font-name-asian="Arial Narrow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ce165" style:family="table-cell" style:parent-style-name="Default" style:data-style-name="N0">
      <style:table-cell-properties fo:background-color="#ffcccc" style:cell-protect="none" style:print-content="true" style:text-align-source="fix" style:repeat-content="false" style:vertical-align="middle"/>
      <style:paragraph-properties fo:text-align="center"/>
      <style:text-properties fo:color="#cc00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166" style:family="table-cell" style:parent-style-name="Default" style:data-style-name="N0">
      <style:table-cell-properties fo:background-color="#ffcccc" style:cell-protect="none" style:print-content="true" style:text-align-source="fix" style:repeat-content="false" style:vertical-align="middle"/>
      <style:paragraph-properties fo:text-align="center"/>
      <style:text-properties fo:color="#274927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167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595959" style:font-name="Arial Narrow" fo:font-size="9pt" style:font-name-asian="Arial Narrow" style:font-size-asian="9pt" style:font-name-complex="Arial Narrow" style:font-size-complex="9pt"/>
    </style:style>
    <style:style style:name="ce72" style:family="table-cell" style:parent-style-name="Default" style:data-style-name="N0">
      <style:table-cell-properties fo:border-bottom="2.75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0.06pt solid #000000" fo:background-color="#999966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color="#424100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239" style:family="table-cell" style:parent-style-name="Default" style:data-style-name="N0">
      <style:table-cell-properties fo:border-bottom="0.06pt solid #000000" fo:background-color="#999966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color="#424100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2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2" style:family="table-cell" style:parent-style-name="Yüzde" style:data-style-name="N11">
      <style:table-cell-properties fo:border-bottom="0.74pt dash-dot-dot #000000" style:cell-protect="protected formula-hidden" style:print-content="true" style:text-align-source="fix" style:repeat-content="false" fo:border-left="none" fo:border-right="0.06pt solid #000000" fo:border-top="0.74pt dash-dot-dot #000000" style:vertical-align="middle"/>
      <style:paragraph-properties fo:text-align="start" fo:margin-left="0cm"/>
      <style:text-properties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243" style:family="table-cell" style:parent-style-name="Default" style:data-style-name="N0">
      <style:table-cell-properties fo:border-bottom="none" fo:background-color="#006600" style:text-align-source="fix" style:repeat-content="false" fo:wrap-option="wrap" fo:border-left="none" fo:border-right="0.06pt solid #000000" fo:border-top="none" style:vertical-align="automatic"/>
      <style:paragraph-properties fo:text-align="center" fo:margin-left="0cm"/>
      <style:text-properties fo:color="#33cc33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245" style:family="table-cell" style:parent-style-name="Default" style:data-style-name="N0">
      <style:table-cell-properties fo:border-bottom="0.74pt dash-dot-dot #000000" fo:background-color="#006600" style:text-align-source="fix" style:repeat-content="false" fo:wrap-option="wrap" fo:border-left="none" fo:border-right="0.06pt solid #000000" fo:border-top="none" style:vertical-align="automatic"/>
      <style:paragraph-properties fo:text-align="center" fo:margin-left="0cm"/>
      <style:text-properties fo:color="#33cc33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246" style:family="table-cell" style:parent-style-name="Default" style:data-style-name="N0">
      <style:table-cell-properties fo:border-bottom="none" fo:background-color="#bfbfbf" style:cell-protect="protected formula-hidden" style:print-content="tru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use-window-font-color="true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78" style:family="table-cell" style:parent-style-name="Default" style:data-style-name="N0">
      <style:table-cell-properties fo:border-bottom="none" fo:background-color="#a6a6a6" style:text-align-source="fix" style:repeat-content="false" fo:border-left="none" fo:border-right="none" fo:border-top="2.75pt solid #000000" style:vertical-align="middle"/>
      <style:paragraph-properties fo:text-align="center"/>
      <style:text-properties fo:color="#595959" style:font-name="Arial Narrow" fo:font-size="9pt" fo:font-style="normal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/>
    </style:style>
    <style:style style:name="ce176" style:family="table-cell" style:parent-style-name="Default" style:data-style-name="N0">
      <style:table-cell-properties fo:background-color="#ccffcc" style:cell-protect="none" style:print-content="true" style:text-align-source="fix" style:repeat-content="false" style:vertical-align="middle"/>
      <style:paragraph-properties fo:text-align="center" fo:margin-left="0cm"/>
      <style:text-properties fo:color="#7d3f3f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177" style:family="table-cell" style:parent-style-name="Default" style:data-style-name="N0">
      <style:table-cell-properties fo:background-color="#ccffcc" style:cell-protect="none" style:print-content="true" style:text-align-source="fix" style:repeat-content="false" style:vertical-align="middle"/>
      <style:paragraph-properties fo:text-align="center"/>
      <style:text-properties fo:color="#009900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ce554" style:family="table-cell" style:parent-style-name="Default" style:data-style-name="N0">
      <style:table-cell-properties fo:background-color="#a6a6a6" style:text-align-source="fix" style:repeat-content="false" style:vertical-align="middle"/>
      <style:paragraph-properties fo:text-align="center"/>
      <style:text-properties fo:color="#595959" style:font-name="Arial Narrow" fo:font-size="9pt" fo:font-style="normal" style:font-name-asian="Arial Narrow" style:font-size-asian="9pt" style:font-style-asian="normal" style:font-name-complex="Arial Narrow" style:font-size-complex="9pt" style:font-style-complex="normal"/>
    </style:style>
    <style:style style:name="ce259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use-window-font-color="true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60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use-window-font-color="true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4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22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" style:font-name-asian="Arial Narrow" style:font-name-complex="Arial Narrow"/>
    </style:style>
    <style:style style:name="ce558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2.75pt solid #000000" style:vertical-align="top"/>
      <style:paragraph-properties fo:text-align="center"/>
      <style:text-properties style:font-name="Arial Narrow" fo:font-size="8pt" style:font-name-asian="Arial Narrow" style:font-size-asian="8pt" style:font-name-complex="Arial Narrow" style:font-size-complex="8pt"/>
    </style:style>
    <style:style style:name="ce559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fo:color="#0000ff" style:font-name="Arial Narrow" fo:font-size="14pt" fo:font-style="italic" fo:font-weight="bold" style:font-name-asian="Arial Narrow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ce274" style:family="table-cell" style:parent-style-name="Default" style:data-style-name="N0">
      <style:table-cell-properties fo:border-bottom="none" fo:background-color="#a6a6a6" style:text-align-source="fix" style:repeat-content="false" fo:wrap-option="wrap" fo:border-left="none" fo:padding-bottom="0.035cm" fo:padding-left="0cm" fo:padding-right="0cm" fo:padding-top="0.035cm" fo:border-right="2.75pt solid #000000" fo:border-top="none" style:vertical-align="top"/>
      <style:paragraph-properties fo:text-align="center" fo:margin-left="0cm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430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style:use-window-font-color="true" style:font-name="Arial Narrow" fo:font-size="10pt" fo:font-style="italic" fo:font-weight="bold" style:font-name-asian="Arial Narrow" style:font-size-asian="10pt" style:font-style-asian="italic" style:font-weight-asian="bold" style:font-name-complex="Arial Narrow" style:font-size-complex="10pt" style:font-style-complex="italic" style:font-weight-complex="bold"/>
    </style:style>
    <style:style style:name="ce276" style:family="table-cell" style:parent-style-name="Default" style:data-style-name="N0">
      <style:table-cell-properties fo:border-bottom="none" fo:background-color="#a6a6a6" style:text-align-source="fix" style:repeat-content="false" fo:wrap-option="wrap" fo:border-left="none" fo:padding-bottom="0.035cm" fo:padding-left="0cm" fo:padding-right="0cm" fo:padding-top="0.035cm" fo:border-right="2.75pt solid #000000" fo:border-top="none" style:vertical-align="bottom"/>
      <style:paragraph-properties fo:text-align="center" fo:margin-left="0cm"/>
      <style:text-properties style:use-window-font-color="true"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561" style:family="table-cell" style:parent-style-name="Default" style:data-style-name="N0">
      <style:table-cell-properties fo:border-bottom="none" fo:background-color="#a6a6a6" style:text-align-source="fix" style:repeat-content="false" fo:border-left="none" fo:border-right="2.75pt solid #000000" fo:border-top="none" style:vertical-align="automatic"/>
      <style:paragraph-properties fo:text-align="center"/>
      <style:text-properties style:font-name="Arial Narrow" style:font-name-asian="Arial Narrow" style:font-name-complex="Arial Narrow"/>
    </style:style>
    <style:style style:name="ce88" style:family="table-cell" style:parent-style-name="Default" style:data-style-name="N0">
      <style:table-cell-properties fo:border-bottom="2.75pt solid #000000" fo:background-color="#dddddd" style:text-align-source="fix" style:repeat-content="false" fo:border-left="none" fo:border-right="2.75pt solid #000000" fo:border-top="none" style:vertical-align="automatic"/>
      <style:paragraph-properties fo:text-align="center"/>
    </style:style>
    <style:style style:name="ce89" style:family="table-cell" style:parent-style-name="Default" style:data-style-name="N122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 Narrow" fo:font-size="8pt" style:font-name-asian="Arial Narrow" style:font-size-asian="8pt" style:font-name-complex="Arial Narrow" style:font-size-complex="8pt"/>
    </style:style>
    <style:style style:name="ce220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style:font-name="Arial Narrow" fo:font-size="8pt" style:font-name-asian="Arial Narrow" style:font-size-asian="8pt" style:font-name-complex="Arial Narrow" style:font-size-complex="8pt"/>
    </style:style>
    <style:style style:name="ce288" style:family="table-cell" style:parent-style-name="Default" style:data-style-name="N0">
      <style:table-cell-properties fo:border-bottom="none" fo:background-color="#ffe699" style:text-align-source="fix" style:repeat-content="false" fo:wrap-option="wrap" fo:border-left="0.06pt solid #000000" fo:border-right="0.06pt solid #000000" fo:border-top="0.74pt dash-dot-dot #000000" style:vertical-align="middle"/>
      <style:paragraph-properties fo:text-align="center"/>
      <style:text-properties fo:color="#bfbfbf" style:font-name="Arial Narrow" fo:font-size="9.5pt" fo:font-weight="normal" style:font-name-asian="Arial Narrow" style:font-size-asian="9.5pt" style:font-weight-asian="normal" style:font-name-complex="Arial Narrow" style:font-size-complex="9.5pt" style:font-weight-complex="normal"/>
    </style:style>
    <style:style style:name="ce302" style:family="table-cell" style:parent-style-name="Yüzde" style:data-style-name="N122">
      <style:table-cell-properties fo:border-bottom="none" fo:background-color="#fee59d" style:text-align-source="value-type" style:repeat-content="false" fo:border-left="0.06pt solid #000000" fo:border-right="0.06pt solid #000000" fo:border-top="none" style:vertical-align="middle"/>
      <style:paragraph-properties fo:margin-left="0cm"/>
      <style:text-properties fo:color="#595959"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ce286" style:family="table-cell" style:parent-style-name="Yüzde" style:data-style-name="N122">
      <style:table-cell-properties fo:border-bottom="0.74pt dash-dot-dot #000000" fo:background-color="#fee59d" style:text-align-source="fix" style:repeat-content="false" fo:border-left="0.06pt solid #000000" fo:border-right="0.06pt solid #000000" fo:border-top="none" style:vertical-align="bottom"/>
      <style:paragraph-properties fo:text-align="center" fo:margin-left="0cm"/>
      <style:text-properties fo:color="#595959"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ce315" style:family="table-cell" style:parent-style-name="Yüzde" style:data-style-name="N122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1" fo:font-size="14pt" fo:font-weight="normal" style:font-name-asian="Arial" style:font-size-asian="14pt" style:font-weight-asian="normal" style:font-name-complex="Arial" style:font-size-complex="14pt" style:font-weight-complex="normal"/>
      <style:map style:condition="cell-content()=0" style:apply-style-name="No_20_AUC" style:base-cell-address="'Performance Instruments'.O6"/>
    </style:style>
    <style:style style:name="ce203" style:family="table-cell" style:parent-style-name="Default" style:data-style-name="N0">
      <style:table-cell-properties fo:border-bottom="0.06pt solid #000000" fo:background-color="#bfbfbf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use-window-font-color="true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94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wrap-option="no-wrap" fo:border-left="2.01pt solid #000000" fo:border-right="none" fo:border-top="none" style:vertical-align="middle"/>
      <style:paragraph-properties fo:text-align="start" fo:margin-left="0cm"/>
      <style:text-properties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291" style:family="table-cell" style:parent-style-name="Yüzde" style:data-style-name="N122">
      <style:table-cell-properties fo:border-bottom="0.74pt dash-dot-dot #000000" fo:background-color="#990000" style:cell-protect="protected formula-hidden" style:print-content="tru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color="#ffcc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96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border-left="2.01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a6a6a6"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293" style:family="table-cell" style:parent-style-name="Yüzde" style:data-style-name="N122">
      <style:table-cell-properties fo:background-color="#990000" style:cell-protect="protected formula-hidden" style:print-content="true" style:text-align-source="fix" style:repeat-content="false" fo:border="none" fo:padding-bottom="0.035cm" fo:padding-left="0.035cm" fo:padding-right="0cm" fo:padding-top="0.035cm" style:vertical-align="middle"/>
      <style:paragraph-properties fo:text-align="end"/>
      <style:text-properties fo:color="#99cc99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08" style:family="table-cell" style:parent-style-name="Default" style:data-style-name="N0">
      <style:table-cell-properties fo:border-bottom="none" fo:background-color="#d9d9d9" style:text-align-source="fix" style:repeat-content="false" fo:border-left="0.06pt solid #000000" fo:border-right="0.06pt solid #000000" fo:border-top="0.74pt dash-dot-dot #000000" style:vertical-align="middle"/>
      <style:paragraph-properties fo:text-align="center" fo:margin-left="0cm"/>
      <style:text-properties style:use-window-font-color="true" style:font-name="Arial Narrow" fo:font-size="8pt" fo:font-weight="normal" style:font-name-asian="Arial Narrow" style:font-size-asian="8pt" style:font-weight-asian="normal" style:font-name-complex="Arial Narrow" style:font-size-complex="8pt" style:font-weight-complex="normal"/>
    </style:style>
    <style:style style:name="ce309" style:family="table-cell" style:parent-style-name="Default" style:data-style-name="N122">
      <style:table-cell-properties fo:border-bottom="0.74pt dash-dot-dot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310" style:family="table-cell" style:parent-style-name="Default" style:data-style-name="N122">
      <style:table-cell-properties fo:border-bottom="0.74pt dash-dot-dot #000000" style:cell-protect="protected formula-hidden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center" fo:margin-left="0cm"/>
      <style:text-properties fo:color="#000000" style:font-name="Arial" fo:font-size="11pt" fo:font-weight="normal" style:font-name-asian="Arial" style:font-size-asian="11pt" style:font-weight-asian="normal" style:font-name-complex="Arial" style:font-size-complex="11pt" style:font-weight-complex="normal"/>
      <style:map style:condition="cell-content()&gt;=0.95*ACC" style:apply-style-name="Erronous" style:base-cell-address="'Performance Instruments'.O15"/>
    </style:style>
    <style:style style:name="ce99" style:family="table-cell" style:parent-style-name="Default" style:data-style-name="N122">
      <style:table-cell-properties fo:background-color="transparent" style:vertical-align="automatic"/>
      <style:text-properties fo:color="#76933c" fo:font-size="14pt" fo:font-weight="bold" style:font-size-asian="14pt" style:font-weight-asian="bold" style:font-size-complex="14pt" style:font-weight-complex="bold"/>
    </style:style>
    <style:style style:name="ce318" style:family="table-cell" style:parent-style-name="Default" style:data-style-name="N0">
      <style:table-cell-properties fo:border-bottom="none" fo:background-color="#ffe699" style:text-align-source="fix" style:repeat-content="false" fo:border-left="0.06pt solid #000000" fo:border-right="0.06pt solid #000000" fo:border-top="0.74pt dash-dot-dot #000000" style:vertical-align="middle"/>
      <style:paragraph-properties fo:text-align="center"/>
      <style:text-properties fo:color="#000000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344" style:family="table-cell" style:parent-style-name="Default">
      <style:table-cell-properties fo:border-bottom="none" fo:background-color="#ffe699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Arial Narrow" fo:font-size="8pt" fo:font-style="normal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ce345" style:family="table-cell" style:parent-style-name="Default">
      <style:table-cell-properties fo:border-bottom="0.74pt dash-dot-dot #000000" fo:background-color="#ffe699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595959" style:font-name="Arial Narrow" fo:font-size="8pt" fo:font-style="italic" fo:font-weight="normal" style:font-name-asian="Arial Narrow" style:font-size-asian="8pt" style:font-style-asian="italic" style:font-weight-asian="normal" style:font-name-complex="Arial Narrow" style:font-size-complex="8pt" style:font-style-complex="italic" style:font-weight-complex="normal"/>
    </style:style>
    <style:style style:name="ce340" style:family="table-cell" style:parent-style-name="Yüzde" style:data-style-name="N122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Arial1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204" style:family="table-cell" style:parent-style-name="Default" style:data-style-name="N0">
      <style:table-cell-properties fo:border-bottom="0.06pt solid #000000" fo:background-color="#ffccff" style:cell-protect="protected formula-hidden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fo:color="#7030a0" style:font-name="Arial Narrow1" fo:font-size="12pt" fo:font-weight="normal" style:font-size-asian="12pt" style:font-weight-asian="normal" style:font-size-complex="12pt" style:font-weight-complex="normal"/>
    </style:style>
    <style:style style:name="ce205" style:family="table-cell" style:parent-style-name="Default" style:data-style-name="N0">
      <style:table-cell-properties fo:background-color="#ffd966" style:cell-protect="protected formula-hidden" style:print-content="true" style:text-align-source="fix" style:repeat-content="false" style:vertical-align="automatic"/>
      <style:paragraph-properties fo:text-align="center"/>
    </style:style>
    <style:style style:name="ce281" style:family="table-cell" style:parent-style-name="Default" style:data-style-name="N0">
      <style:table-cell-properties fo:border-bottom="0.74pt dash-dot-dot #000000" style:cell-protect="protected formula-hidden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4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</style:style>
    <style:style style:name="ce367" style:family="table-cell" style:parent-style-name="Default">
      <style:table-cell-properties fo:border-bottom="none" fo:background-color="#d9d9d9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 Narrow1" fo:font-size="8pt" style:font-size-asian="8pt" style:font-size-complex="8pt"/>
    </style:style>
    <style:style style:name="ce350" style:family="table-cell" style:parent-style-name="Default" style:data-style-name="N2">
      <style:table-cell-properties fo:border-bottom="0.74pt dash-dot-dot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/>
    </style:style>
    <style:style style:name="ce365" style:family="table-cell" style:parent-style-name="Default">
      <style:table-cell-properties fo:border-bottom="none" fo:background-color="#d9d9d9" style:text-align-source="fix" style:repeat-content="false" fo:border-left="0.06pt solid #000000" fo:border-right="0.06pt solid #000000" fo:border-top="0.74pt dash-dot-dot #000000"/>
      <style:paragraph-properties fo:text-align="center" fo:margin-left="0cm"/>
      <style:text-properties style:font-name="Arial Narrow1" fo:font-size="8pt" style:font-size-asian="8pt" style:font-size-complex="8pt"/>
    </style:style>
    <style:style style:name="ce352" style:family="table-cell" style:parent-style-name="Default">
      <style:table-cell-properties fo:border-bottom="0.74pt dash-dot-dot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/>
    </style:style>
    <style:style style:name="ce104" style:family="table-cell" style:parent-style-name="Default" style:data-style-name="N122">
      <style:table-cell-properties fo:background-color="transparent" style:vertical-align="automatic"/>
      <style:text-properties fo:color="#974706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338" style:family="table-cell" style:parent-style-name="Default">
      <style:table-cell-properties fo:border-bottom="none" fo:background-color="#ffe699" style:text-align-source="fix" style:repeat-content="false" fo:wrap-option="wrap" fo:border-left="0.06pt solid #000000" fo:border-right="0.06pt solid #000000" fo:border-top="0.74pt dash-dot-dot #000000" style:vertical-align="middle"/>
      <style:paragraph-properties fo:text-align="center" fo:margin-left="0cm"/>
      <style:text-properties fo:color="#000000" style:font-name="Arial Narrow" fo:font-size="11pt" fo:font-weight="normal" style:font-name-asian="Arial Narrow" style:font-size-asian="11pt" style:font-weight-asian="normal" style:font-name-complex="Arial Narrow" style:font-size-complex="11pt" style:font-weight-complex="normal"/>
    </style:style>
    <style:style style:name="ce357" style:family="table-cell" style:parent-style-name="Default">
      <style:table-cell-properties fo:border-bottom="none" fo:background-color="#ffe699" style:text-align-source="fix" style:repeat-content="false" fo:wrap-option="wrap" fo:border-left="0.06pt solid #000000" fo:border-right="0.06pt solid #000000" fo:border-top="none" style:vertical-align="bottom"/>
      <style:paragraph-properties fo:text-align="center" fo:margin-left="0cm"/>
      <style:text-properties fo:color="#bf5807" style:font-name="Arial Narrow" fo:font-size="13pt" fo:font-style="italic" fo:font-weight="normal" style:font-name-asian="Arial Narrow" style:font-size-asian="13pt" style:font-style-asian="italic" style:font-weight-asian="normal" style:font-name-complex="Arial Narrow" style:font-size-complex="13pt" style:font-style-complex="italic" style:font-weight-complex="normal"/>
    </style:style>
    <style:style style:name="ce331" style:family="table-cell" style:parent-style-name="Default">
      <style:table-cell-properties fo:border-bottom="0.06pt dash-dot-dot #000000" fo:background-color="#ffe699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595959" style:font-name="Arial Narrow" fo:font-size="8pt" fo:font-style="normal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ce359" style:family="table-cell" style:parent-style-name="Default">
      <style:table-cell-properties fo:border-bottom="0.74pt dash-dot-dot #000000" fo:background-color="#ffe69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595959" style:font-name="Arial Narrow" fo:font-size="8pt" fo:font-style="italic" fo:font-weight="normal" style:font-name-asian="Arial Narrow" style:font-size-asian="8pt" style:font-style-asian="italic" style:font-weight-asian="normal" style:font-name-complex="Arial Narrow" style:font-size-complex="8pt" style:font-style-complex="italic" style:font-weight-complex="normal"/>
    </style:style>
    <style:style style:name="ce214" style:family="table-cell" style:parent-style-name="Default">
      <style:table-cell-properties fo:border-bottom="0.06pt solid #000000" fo:background-color="#ffccff" style:cell-protect="protected formula-hidden" style:print-content="true" fo:border-left="none" fo:border-right="0.06pt solid #000000" fo:border-top="0.06pt solid #000000"/>
      <style:text-properties fo:color="#7030a0"/>
    </style:style>
    <style:style style:name="ce294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fo:color="#a6a6a6" style:font-name="Arial Narrow" fo:font-size="13pt" fo:font-weight="normal" style:font-name-asian="Arial Narrow" style:font-size-asian="13pt" style:font-weight-asian="normal" style:font-name-complex="Arial Narrow" style:font-size-complex="13pt" style:font-weight-complex="normal"/>
    </style:style>
    <style:style style:name="ce347" style:family="table-cell" style:parent-style-name="Yüzde" style:data-style-name="N122">
      <style:table-cell-properties fo:border-bottom="0.74pt dash-dot-dot #000000" fo:background-color="#006600" style:cell-protect="protected formula-hidden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fo:color="#cc9999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98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style:font-name="Arial Narrow" fo:font-size="14pt" fo:font-weight="normal" style:font-name-asian="Arial Narrow" style:font-size-asian="14pt" style:font-weight-asian="normal" style:font-name-complex="Arial Narrow" style:font-size-complex="14pt" style:font-weight-complex="normal"/>
    </style:style>
    <style:style style:name="ce300" style:family="table-cell" style:parent-style-name="Yüzde" style:data-style-name="N122">
      <style:table-cell-properties fo:border-bottom="none" fo:background-color="#0066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77" style:family="table-cell" style:parent-style-name="Default" style:data-style-name="N0">
      <style:table-cell-properties fo:border-bottom="none" fo:background-color="#d9d9d9" style:text-align-source="fix" style:repeat-content="false" fo:wrap-option="wrap" fo:border-left="0.06pt solid #000000" fo:border-right="0.06pt solid #000000" fo:border-top="0.74pt dash-dot-dot #000000" style:vertical-align="middle"/>
      <style:paragraph-properties fo:text-align="center" fo:margin-left="0cm"/>
      <style:text-properties fo:color="#000000" style:font-name="Arial Narrow" fo:font-size="10pt" fo:font-weight="normal" style:font-name-asian="Arial Narrow" style:font-size-asian="10.5pt" style:font-weight-asian="normal" style:font-name-complex="Arial Narrow" style:font-size-complex="10.5pt" style:font-weight-complex="normal"/>
    </style:style>
    <style:style style:name="ce37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 fo:margin-left="0cm"/>
    </style:style>
    <style:style style:name="ce364" style:family="table-cell" style:parent-style-name="Yüzde" style:data-style-name="N122">
      <style:table-cell-properties fo:border-bottom="0.74pt dash-dot-dot #000000" style:cell-protect="protected formula-hidden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center" fo:margin-left="0c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79" style:family="table-cell" style:parent-style-name="Yüzde" style:data-style-name="N122">
      <style:table-cell-properties fo:border-bottom="0.74pt dash-dot-dot #000000" style:cell-protect="protected formula-hidden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center" fo:margin-left="0cm"/>
      <style:text-properties fo:color="#000000" style:font-name="Arial1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63" style:family="table-cell" style:parent-style-name="Default">
      <style:table-cell-properties fo:border-bottom="none" fo:background-color="#ffe699" style:text-align-source="fix" style:repeat-content="false" fo:wrap-option="wrap" fo:border-left="none" fo:border-right="0.06pt solid #000000" fo:border-top="0.74pt dash-dot-dot #000000" style:vertical-align="middle"/>
      <style:paragraph-properties fo:text-align="center" fo:margin-left="0cm"/>
      <style:text-properties fo:color="#000000" style:font-name="Arial Narrow" fo:font-size="10pt" fo:font-weight="normal" style:font-name-asian="Arial Narrow" style:font-size-asian="12pt" style:font-weight-asian="normal" style:font-name-complex="Arial Narrow" style:font-size-complex="12pt" style:font-weight-complex="normal"/>
    </style:style>
    <style:style style:name="ce306" style:family="table-cell" style:parent-style-name="Default">
      <style:table-cell-properties style:vertical-align="bottom"/>
    </style:style>
    <style:style style:name="ce361" style:family="table-cell" style:parent-style-name="Default">
      <style:table-cell-properties fo:border-bottom="0.06pt dash-dot-dot #000000" fo:background-color="#ffe699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595959" style:font-name="Arial Narrow" fo:font-size="8pt" fo:font-style="normal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/>
    </style:style>
    <style:style style:name="ce223" style:family="table-cell" style:parent-style-name="Default">
      <style:table-cell-properties fo:background-color="#114477"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  <style:text-properties fo:color="#77aadd" style:font-name="Arial Narrow" fo:font-size="7pt" fo:font-weight="normal" style:font-name-asian="Arial Narrow" style:font-size-asian="7pt" style:font-weight-asian="normal" style:font-name-complex="Arial Narrow" style:font-size-complex="7pt" style:font-weight-complex="normal"/>
    </style:style>
    <style:style style:name="ce311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a6a6a6" style:font-name="Arial Narrow" fo:font-size="13pt" fo:font-weight="bold" style:font-name-asian="Arial Narrow" style:font-size-asian="13pt" style:font-weight-asian="bold" style:font-name-complex="Arial Narrow" style:font-size-complex="13pt" style:font-weight-complex="bold"/>
    </style:style>
    <style:style style:name="ce312" style:family="table-cell" style:parent-style-name="Yüzde" style:data-style-name="N11">
      <style:table-cell-properties fo:border-bottom="0.74pt dash-dot-dot #000000" fo:background-color="#006600" style:cell-protect="protected formula-hidden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c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13" style:family="table-cell" style:parent-style-name="Default" style:data-style-name="N0">
      <style:table-cell-properties fo:border-bottom="none" fo:background-color="#ffd966" style:cell-protect="protected formula-hidden" style:print-content="true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style:font-name="Arial Narrow" fo:font-size="14pt" fo:font-weight="bold" style:font-name-asian="Arial Narrow" style:font-size-asian="14pt" style:font-weight-asian="bold" style:font-name-complex="Arial Narrow" style:font-size-complex="14pt" style:font-weight-complex="bold"/>
    </style:style>
    <style:style style:name="ce314" style:family="table-cell" style:parent-style-name="Yüzde" style:data-style-name="N11">
      <style:table-cell-properties fo:border-bottom="none" fo:background-color="#006600" style:cell-protect="protected formula-hidden" style:print-content="true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color="#ccffcc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93" style:family="table-cell" style:parent-style-name="Default" style:data-style-name="N0">
      <style:table-cell-properties fo:border-bottom="none" fo:background-color="#d9d9d9" style:cell-protect="protected formula-hidden" style:print-content="true" style:text-align-source="fix" style:repeat-content="false" fo:wrap-option="wrap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center"/>
      <style:text-properties fo:color="#000000" style:font-name="Arial Narrow2" fo:font-size="10pt" fo:font-style="italic" fo:font-weight="normal" style:font-name-asian="Arial Narrow2" style:font-size-asian="11pt" style:font-style-asian="italic" style:font-weight-asian="normal" style:font-name-complex="Arial Narrow2" style:font-size-complex="11pt" style:font-style-complex="italic" style:font-weight-complex="normal"/>
    </style:style>
    <style:style style:name="ce410" style:family="table-cell" style:parent-style-name="Default" style:data-style-name="N2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Arial1" fo:font-size="11pt" style:font-size-asian="11pt" style:font-size-complex="11pt"/>
    </style:style>
    <style:style style:name="ce380" style:family="table-cell" style:parent-style-name="Default">
      <style:table-cell-properties fo:border-bottom="none" fo:border-left="none" fo:border-right="0.06pt solid #000000" fo:border-top="0.74pt dash-dot-dot #000000" style:vertical-align="bottom"/>
    </style:style>
    <style:style style:name="ce38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bottom"/>
      <style:paragraph-properties fo:text-align="center"/>
    </style:style>
    <style:style style:name="ce395" style:family="table-cell" style:parent-style-name="Default" style:data-style-name="N0">
      <style:table-cell-properties fo:border-bottom="0.06pt dash-dot-dot #000000" fo:background-color="#fee59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3" style:family="table-cell" style:parent-style-name="Default" style:data-style-name="N0">
      <style:table-cell-properties fo:border-bottom="0.74pt dash-dot-dot #000000" fo:background-color="#fee59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ce232" style:family="table-cell" style:parent-style-name="Default" style:data-style-name="N0">
      <style:table-cell-properties fo:background-color="#d9d9d9" style:cell-protect="protected formula-hidden" style:print-content="true" fo:wrap-option="wrap" fo:border="none" style:rotation-angle="90" style:vertical-align="middle"/>
      <style:text-properties fo:color="#000000" style:font-name="Arial Narrow" fo:font-size="12pt" style:text-underline-style="solid" style:text-underline-width="auto" style:text-underline-color="font-color" fo:font-weight="bold" style:font-name-asian="Arial Narrow" style:font-size-asian="12pt" style:font-weight-asian="bold" style:font-name-complex="Arial Narrow" style:font-size-complex="12pt" style:font-weight-complex="bold"/>
    </style:style>
    <style:style style:name="ce386" style:family="table-cell" style:parent-style-name="Default" style:data-style-name="N0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rial Narrow" fo:font-size="10.5pt" fo:font-weight="bold" style:font-name-asian="Arial Narrow" style:font-size-asian="10.5pt" style:font-weight-asian="bold" style:font-name-complex="Arial Narrow" style:font-size-complex="10.5pt" style:font-weight-complex="bold"/>
    </style:style>
    <style:style style:name="ce387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88" style:family="table-cell" style:parent-style-name="Default" style:data-style-name="N0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rial Narrow" fo:font-size="8pt" fo:font-weight="normal" style:font-name-asian="Arial Narrow" style:font-size-asian="8pt" style:font-weight-asian="normal" style:font-name-complex="Arial Narrow" style:font-size-complex="8pt" style:font-weight-complex="normal"/>
    </style:style>
    <style:style style:name="ce389" style:family="table-cell" style:parent-style-name="Yüzde" style:data-style-name="N2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center" fo:margin-left="0cm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90" style:family="table-cell" style:parent-style-name="Default" style:data-style-name="N0">
      <style:table-cell-properties fo:border-bottom="none" fo:background-color="#77aa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114477" style:font-name="Arial Narrow" fo:font-size="11pt" fo:font-weight="normal" style:font-name-asian="Arial Narrow" style:font-size-asian="11pt" style:font-weight-asian="normal" style:font-name-complex="Arial Narrow" style:font-size-complex="11pt" style:font-weight-complex="normal"/>
    </style:style>
    <style:style style:name="ce391" style:family="table-cell" style:parent-style-name="Default">
      <style:table-cell-properties fo:border-bottom="none" fo:background-color="#77aadd" fo:border-left="0.06pt solid #000000" fo:border-right="0.06pt solid #000000" fo:border-top="none"/>
    </style:style>
    <style:style style:name="ce392" style:family="table-cell" style:parent-style-name="Default" style:data-style-name="N0">
      <style:table-cell-properties fo:border-bottom="0.06pt dash-dot-dot #000000" fo:background-color="#d9d9d9" style:cell-protect="protected formula-hidden" style:print-content="true" fo:wrap-option="wrap" fo:border-left="none" fo:border-right="0.06pt solid #000000" fo:border-top="none"/>
      <style:text-properties fo:color="#000000" style:font-name="Arial Narrow" fo:font-size="10pt" style:font-name-asian="Arial Narrow" style:font-size-asian="10pt" style:font-name-complex="Arial Narrow" style:font-size-complex="10pt"/>
    </style:style>
    <style:style style:name="ce330" style:family="table-cell" style:parent-style-name="Yüzde" style:data-style-name="N2">
      <style:table-cell-properties fo:border-bottom="0.06pt dash-dot-dot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94" style:family="table-cell" style:parent-style-name="Default" style:data-style-name="N0">
      <style:table-cell-properties fo:border-bottom="0.06pt dash-dot-dot #000000" fo:background-color="#d9d9d9" style:cell-protect="protected formula-hidden" style:print-content="true" style:text-align-source="fix" style:repeat-content="false" fo:wrap-option="wrap" fo:border-left="none" fo:padding-bottom="0.035cm" fo:padding-left="0.035cm" fo:padding-right="0cm" fo:padding-top="0.035cm" fo:border-right="0.06pt dash-dot-dot #000000" fo:border-top="none" style:vertical-align="automatic"/>
      <style:paragraph-properties fo:text-align="end"/>
      <style:text-properties fo:color="#000000" style:font-name="Arial Narrow" fo:font-size="10pt" style:font-name-asian="Arial Narrow" style:font-size-asian="10pt" style:font-name-complex="Arial Narrow" style:font-size-complex="10pt"/>
    </style:style>
    <style:style style:name="ce332" style:family="table-cell" style:parent-style-name="Yüzde" style:data-style-name="N2">
      <style:table-cell-properties fo:border-bottom="none" style:cell-protect="protected formula-hidden" style:print-content="true" style:text-align-source="value-type" style:repeat-content="false" fo:background-color="transparent" fo:border-left="none" fo:padding-bottom="0.035cm" fo:padding-left="0.035cm" fo:padding-right="0cm" fo:padding-top="0.035cm" fo:border-right="0.06pt solid #000000" fo:border-top="none" style:vertical-align="middle"/>
      <style:paragraph-properties fo:margin-left="0cm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9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</style:style>
    <style:style style:name="ce39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 fo:margin-left="0cm"/>
    </style:style>
    <style:style style:name="ce398" style:family="table-cell" style:parent-style-name="Default" style:data-style-name="N0">
      <style:table-cell-properties fo:border-bottom="none" fo:background-color="#f2f2f2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Arial Narrow" fo:font-size="10pt" fo:font-weight="normal" style:font-name-asian="Arial Narrow" style:font-size-asian="10pt" style:font-weight-asian="normal" style:font-name-complex="Arial Narrow" style:font-size-complex="10pt" style:font-weight-complex="normal"/>
    </style:style>
    <style:style style:name="ce3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ce134" style:family="table-cell" style:parent-style-name="Default" style:data-style-name="N0">
      <style:text-properties style:use-window-font-color="true" style:font-name="Arial1"/>
    </style:style>
    <style:style style:name="ce432" style:family="table-cell" style:parent-style-name="Default" style:data-style-name="N0">
      <style:table-cell-properties fo:border-bottom="none" fo:background-color="#ffd96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rial Narrow" fo:font-size="11pt" fo:font-weight="normal" style:font-name-asian="Arial Narrow" style:font-size-asian="11pt" style:font-weight-asian="normal" style:font-name-complex="Arial Narrow" style:font-size-complex="11pt" style:font-weight-complex="normal"/>
    </style:style>
    <style:style style:name="ce402" style:family="table-cell" style:parent-style-name="Default" style:data-style-name="N0">
      <style:table-cell-properties fo:border-bottom="0.74pt dash-dot-dot #000000" fo:background-color="#f2f2f2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000000" style:font-name="Arial Narrow" fo:font-size="10.5pt" fo:font-style="italic" fo:font-weight="normal" style:font-name-asian="Arial Narrow" style:font-size-asian="10.5pt" style:font-style-asian="italic" style:font-weight-asian="normal" style:font-name-complex="Arial Narrow" style:font-size-complex="10.5pt" style:font-style-complex="italic" style:font-weight-complex="normal"/>
    </style:style>
    <style:style style:name="ce403" style:family="table-cell" style:parent-style-name="Yüzde" style:data-style-name="N122">
      <style:table-cell-properties fo:border-bottom="none" style:cell-protect="protected formula-hidden" style:print-content="true" style:text-align-source="fix" style:repeat-content="false" fo:background-color="transparent" fo:border-left="none" fo:padding-bottom="0.035cm" fo:padding-left="0.035cm" fo:padding-right="0cm" fo:padding-top="0.035cm" fo:border-right="0.06pt solid #000000" fo:border-top="none" style:vertical-align="middle"/>
      <style:paragraph-properties fo:text-align="center" fo:margin-left="0cm"/>
      <style:text-properties fo:color="#000000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404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 fo:margin-left="0cm"/>
      <style:text-properties fo:color="#000000" style:font-name="Arial Narrow" fo:font-size="10.5pt" fo:font-style="italic" fo:font-weight="normal" style:font-name-asian="Arial Narrow" style:font-size-asian="10.5pt" style:font-style-asian="italic" style:font-weight-asian="normal" style:font-name-complex="Arial Narrow" style:font-size-complex="10.5pt" style:font-style-complex="italic" style:font-weight-complex="normal"/>
    </style:style>
    <style:style style:name="ce405" style:family="table-cell" style:parent-style-name="Yüzde" style:data-style-name="N122">
      <style:table-cell-properties style:cell-protect="protected formula-hidden" style:print-content="true" style:text-align-source="fix" style:repeat-content="false" fo:background-color="transparent" fo:border="0.06pt solid #000000" fo:padding-bottom="0.035cm" fo:padding-left="0.035cm" fo:padding-right="0cm" fo:padding-top="0.035cm" style:vertical-align="middle"/>
      <style:paragraph-properties fo:text-align="center" fo:margin-left="0cm"/>
      <style:text-properties fo:color="#000000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540" style:family="table-cell" style:parent-style-name="Default" style:data-style-name="N0">
      <style:table-cell-properties fo:border-bottom="none" fo:background-color="#fee59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rial Narrow" fo:font-size="10.5pt" fo:font-style="italic" fo:font-weight="normal" style:font-name-asian="Arial Narrow" style:font-size-asian="10.5pt" style:font-style-asian="italic" style:font-weight-asian="normal" style:font-name-complex="Arial Narrow" style:font-size-complex="10.5pt" style:font-style-complex="italic" style:font-weight-complex="normal"/>
    </style:style>
    <style:style style:name="ce253" style:family="table-cell" style:parent-style-name="Yüzde" style:data-style-name="N122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 style:font-name="Arial1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ce5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808080" style:font-name="Arial Narrow1" fo:font-weight="bold" style:font-weight-asian="bold" style:font-weight-complex="bold"/>
    </style:style>
    <style:style style:name="ce537" style:family="table-cell" style:parent-style-name="Default">
      <style:table-cell-properties fo:border-bottom="0.06pt solid #000000" fo:border-left="none" fo:border-right="none" fo:border-top="none"/>
      <style:text-properties fo:color="#808080" fo:font-size="6pt" style:font-size-asian="6pt" style:font-size-complex="6pt"/>
    </style:style>
    <style:style style:name="ce5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Arial1" fo:font-style="italic" style:font-style-asian="italic" style:font-style-complex="italic"/>
    </style:style>
    <style:style style:name="ce250" style:family="table-cell" style:parent-style-name="Default" style:data-style-name="N129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808080"/>
    </style:style>
    <style:style style:name="ce251" style:family="table-cell" style:parent-style-name="Default" style:data-style-name="N122">
      <style:table-cell-properties style:cell-protect="protected formula-hidden" style:print-content="true" style:text-align-source="fix" style:repeat-content="false" style:vertical-align="automatic"/>
      <style:paragraph-properties fo:text-align="end" fo:margin-left="0cm"/>
      <style:text-properties fo:color="#808080"/>
    </style:style>
    <style:style style:name="ce67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999999" style:font-name="Arial1"/>
    </style:style>
    <style:style style:name="ce679" style:family="table-cell" style:parent-style-name="Default" style:data-style-name="N0">
      <style:text-properties fo:color="#999999" style:font-name="Arial1"/>
    </style:style>
    <style:style style:name="ce4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1"/>
    </style:style>
    <style:style style:name="ce138" style:family="table-cell" style:parent-style-name="Default" style:data-style-name="N0">
      <style:text-properties style:use-window-font-color="true" style:font-name="Arial Narrow1"/>
    </style:style>
    <style:style style:name="ce140" style:family="table-cell" style:parent-style-name="Default" style:data-style-name="N0">
      <style:text-properties fo:color="#999999" style:font-name="Arial Narrow1"/>
    </style:style>
    <style:style style:name="ce4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 Narrow1"/>
    </style:style>
    <style:style style:name="ce765" style:family="table-cell" style:parent-style-name="Default">
      <style:table-cell-properties style:vertical-align="top"/>
    </style:style>
    <style:style style:name="ce76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76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68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>
      <style:text-properties style:font-name="Arial1"/>
    </style:style>
    <style:style style:name="ce771" style:family="table-cell" style:parent-style-name="Default">
      <style:text-properties style:font-name="Arial1" fo:font-weight="bold" style:font-weight-asian="bold" style:font-weight-complex="bold"/>
    </style:style>
    <style:style style:name="ce772" style:family="table-cell" style:parent-style-name="Default">
      <style:table-cell-properties fo:background-color="#a6a6a6"/>
      <style:text-properties style:font-name="Arial1"/>
    </style:style>
    <style:style style:name="ce773" style:family="table-cell" style:parent-style-name="Default">
      <style:table-cell-properties fo:background-color="#bfbfbf"/>
      <style:text-properties style:font-name="Arial1"/>
    </style:style>
    <style:style style:name="ce774" style:family="table-cell" style:parent-style-name="Default">
      <style:table-cell-properties fo:background-color="#d9d9d9"/>
      <style:text-properties style:font-name="Arial1"/>
    </style:style>
    <style:style style:name="ce775" style:family="table-cell" style:parent-style-name="Default">
      <style:table-cell-properties fo:background-color="#f2f2f2"/>
      <style:text-properties style:font-name="Arial1"/>
    </style:style>
    <style:style style:name="ce776" style:family="table-cell" style:parent-style-name="Default">
      <style:table-cell-properties fo:background-color="#fed96f"/>
      <style:text-properties fo:color="#974715" style:font-name="Arial1"/>
    </style:style>
    <style:style style:name="ce777" style:family="table-cell" style:parent-style-name="Default">
      <style:table-cell-properties fo:background-color="#fee59d"/>
      <style:text-properties fo:color="#bd581a" style:font-name="Arial1"/>
    </style:style>
    <style:style style:name="ce778" style:family="table-cell" style:parent-style-name="Default">
      <style:table-cell-properties fo:background-color="#fff1ce"/>
      <style:text-properties fo:color="#e46a21" style:font-name="Arial1"/>
    </style:style>
    <style:style style:name="ce813" style:family="table-cell" style:parent-style-name="Default">
      <style:table-cell-properties fo:background-color="#77aadd"/>
      <style:text-properties fo:color="#114477" style:font-name="Arial1"/>
    </style:style>
    <style:style style:name="ce8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weight="bold" style:font-weight-asian="bold" style:font-weight-complex="bold"/>
    </style:style>
    <style:style style:name="ce8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style="normal" style:text-underline-style="solid" style:text-underline-width="auto" style:text-underline-color="font-color" style:font-style-asian="normal" style:font-style-complex="normal"/>
    </style:style>
    <style:style style:name="ce8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817" style:family="table-cell" style:parent-style-name="Default">
      <style:table-cell-properties fo:background-color="#ffcccc" style:text-align-source="fix" style:repeat-content="false"/>
      <style:paragraph-properties fo:text-align="end" fo:margin-left="0cm"/>
      <style:text-properties fo:color="#cc0000" style:font-name="Arial1" fo:font-style="italic" fo:font-weight="bold" style:font-style-asian="italic" style:font-weight-asian="bold" style:font-style-complex="italic" style:font-weight-complex="bold"/>
    </style:style>
    <style:style style:name="ce818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7d3f3f" style:font-name="Arial1" fo:font-style="italic" fo:font-weight="bold" style:font-style-asian="italic" style:font-weight-asian="bold" style:font-style-complex="italic" style:font-weight-complex="bold"/>
    </style:style>
    <style:style style:name="ce819" style:family="table-cell" style:parent-style-name="Default">
      <style:table-cell-properties fo:background-color="#ffcccc" style:text-align-source="fix" style:repeat-content="false"/>
      <style:paragraph-properties fo:text-align="end" fo:margin-left="0cm"/>
      <style:text-properties fo:color="#274927" style:font-name="Arial1" fo:font-style="italic" fo:font-weight="bold" style:font-style-asian="italic" style:font-weight-asian="bold" style:font-style-complex="italic" style:font-weight-complex="bold"/>
    </style:style>
    <style:style style:name="ce820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9900" style:font-name="Arial1" fo:font-style="italic" fo:font-weight="bold" style:font-style-asian="italic" style:font-weight-asian="bold" style:font-style-complex="italic" style:font-weight-complex="bold"/>
    </style:style>
    <style:style style:name="ce821" style:family="table-cell" style:parent-style-name="Default">
      <style:table-cell-properties fo:background-color="#990000" style:text-align-source="fix" style:repeat-content="false"/>
      <style:paragraph-properties fo:text-align="end" fo:margin-left="0cm"/>
      <style:text-properties fo:color="#ff5050" style:font-name="Arial1" fo:font-style="italic" fo:font-weight="bold" style:font-style-asian="italic" style:font-weight-asian="bold" style:font-style-complex="italic" style:font-weight-complex="bold"/>
    </style:style>
    <style:style style:name="ce822" style:family="table-cell" style:parent-style-name="Default">
      <style:table-cell-properties fo:background-color="#006600" style:text-align-source="fix" style:repeat-content="false"/>
      <style:paragraph-properties fo:text-align="end" fo:margin-left="0cm"/>
      <style:text-properties fo:color="#33cc33" style:font-name="Arial1" fo:font-style="italic" fo:font-weight="bold" style:font-style-asian="italic" style:font-weight-asian="bold" style:font-style-complex="italic" style:font-weight-complex="bold"/>
    </style:style>
    <style:style style:name="ce823" style:family="table-cell" style:parent-style-name="Default">
      <style:table-cell-properties fo:background-color="#cc9999" style:text-align-source="fix" style:repeat-content="false"/>
      <style:paragraph-properties fo:text-align="end" fo:margin-left="0cm"/>
      <style:text-properties fo:color="#ffcccc" style:font-name="Arial1" fo:font-style="italic" fo:font-weight="bold" style:font-style-asian="italic" style:font-weight-asian="bold" style:font-style-complex="italic" style:font-weight-complex="bold"/>
    </style:style>
    <style:style style:name="ce824" style:family="table-cell" style:parent-style-name="Default">
      <style:table-cell-properties fo:background-color="#99cc99" style:text-align-source="fix" style:repeat-content="false"/>
      <style:paragraph-properties fo:text-align="end" fo:margin-left="0cm"/>
      <style:text-properties fo:color="#ccffcc" style:font-name="Arial1" fo:font-style="italic" fo:font-weight="bold" style:font-style-asian="italic" style:font-weight-asian="bold" style:font-style-complex="italic" style:font-weight-complex="bold"/>
    </style:style>
    <style:style style:name="ce825" style:family="table-cell" style:parent-style-name="Default">
      <style:table-cell-properties fo:background-color="#77cccc" style:text-align-source="fix" style:repeat-content="false"/>
      <style:paragraph-properties fo:text-align="end" fo:margin-left="0cm"/>
      <style:text-properties fo:color="#117777" style:font-name="Arial1" fo:font-style="italic" fo:font-weight="bold" style:font-style-asian="italic" style:font-weight-asian="bold" style:font-style-complex="italic" style:font-weight-complex="bold"/>
    </style:style>
    <style:style style:name="ce826" style:family="table-cell" style:parent-style-name="Default">
      <style:table-cell-properties fo:background-color="#ffccff" style:text-align-source="fix" style:repeat-content="false"/>
      <style:paragraph-properties fo:text-align="end" fo:margin-left="0cm"/>
      <style:text-properties fo:color="#7030a0" style:font-name="Arial1" fo:font-style="italic" fo:font-weight="bold" style:font-style-asian="italic" style:font-weight-asian="bold" style:font-style-complex="italic" style:font-weight-complex="bold"/>
    </style:style>
    <style:style style:name="ce827" style:family="table-cell" style:parent-style-name="Default">
      <style:table-cell-properties fo:background-color="#999966" style:text-align-source="fix" style:repeat-content="false"/>
      <style:paragraph-properties fo:text-align="end" fo:margin-left="0cm"/>
      <style:text-properties fo:color="#424100" style:font-name="Arial1" fo:font-style="italic" fo:font-weight="bold" style:font-style-asian="italic" style:font-weight-asian="bold" style:font-style-complex="italic" style:font-weight-complex="bold"/>
    </style:style>
    <style:style style:name="ce8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style="italic" style:font-style-asian="italic" style:font-style-complex="italic"/>
    </style:style>
    <style:style style:name="ce82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000000" style:font-name="Arial1" fo:font-style="italic" style:font-style-asian="italic" style:font-style-complex="italic"/>
    </style:style>
    <style:style style:name="ce8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1" style:family="table-cell" style:parent-style-name="Default" style:data-style-name="N11">
      <style:text-properties style:font-name="Arial1"/>
    </style:style>
    <style:style style:name="ce832" style:family="table-cell" style:parent-style-name="Default" style:data-style-name="N122">
      <style:text-properties style:font-name="Arial1"/>
    </style:style>
    <style:style style:name="ce833" style:family="table-cell" style:parent-style-name="Default" style:data-style-name="N2">
      <style:text-properties style:font-name="Arial1"/>
    </style:style>
    <style:style style:name="ce834" style:family="table-cell" style:parent-style-name="Default" style:data-style-name="N1">
      <style:text-properties style:font-name="Arial1"/>
    </style:style>
    <style:style style:name="ce835" style:family="table-cell" style:parent-style-name="Default" style:data-style-name="N129">
      <style:text-properties style:font-name="Arial1"/>
    </style:style>
    <style:style style:name="ce836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/>
    </style:style>
    <style:style style:name="ce434" style:family="table-cell" style:parent-style-name="Default">
      <style:text-properties style:font-name="Arial2" fo:font-weight="bold" style:font-weight-asian="bold" style:font-weight-complex="bold"/>
    </style:style>
    <style:style style:name="ce435" style:family="table-cell" style:parent-style-name="Default">
      <style:text-properties style:font-name="Arial Narrow2"/>
    </style:style>
    <style:style style:name="ce602" style:family="table-cell" style:parent-style-name="Default">
      <style:table-cell-properties fo:background-color="#c0c0c0"/>
      <style:text-properties style:font-name="Arial2" fo:font-weight="bold" style:font-weight-asian="bold" style:font-weight-complex="bold"/>
    </style:style>
    <style:style style:name="ce436" style:family="table-cell" style:parent-style-name="Default">
      <style:table-cell-properties fo:background-color="transparent"/>
      <style:text-properties style:font-name="Arial Narrow2"/>
    </style:style>
    <style:style style:name="ce437" style:family="table-cell" style:parent-style-name="Default">
      <style:text-properties style:font-name="Arial2"/>
    </style:style>
    <style:style style:name="ce605" style:family="table-cell" style:parent-style-name="Default">
      <style:table-cell-properties fo:background-color="#c0c0c0"/>
      <style:text-properties style:font-name="Arial2"/>
    </style:style>
    <style:style style:name="ce438" style:family="table-cell" style:parent-style-name="Default">
      <style:table-cell-properties fo:background-color="#ccffcc"/>
      <style:text-properties style:font-name="Arial2"/>
    </style:style>
    <style:style style:name="ce439" style:family="table-cell" style:parent-style-name="Default">
      <style:table-cell-properties fo:background-color="#ccffcc"/>
      <style:text-properties style:use-window-font-color="true" style:font-name="Arial2"/>
    </style:style>
    <style:style style:name="ce440" style:family="table-cell" style:parent-style-name="Default">
      <style:table-cell-properties fo:background-color="#ccffcc"/>
      <style:text-properties fo:color="#c0c0c0" style:font-name="Arial2"/>
    </style:style>
    <style:style style:name="ce441" style:family="table-cell" style:parent-style-name="Default">
      <style:table-cell-properties fo:background-color="transparent"/>
      <style:text-properties style:font-name="Arial Narrow1" fo:font-size="11pt" style:font-size-asian="11pt" style:font-size-complex="11pt"/>
    </style:style>
    <style:style style:name="ce442" style:family="table-cell" style:parent-style-name="Default">
      <style:table-cell-properties fo:background-color="#ccffcc"/>
      <style:text-properties style:font-name="Arial Narrow1" fo:font-size="11pt" style:font-size-asian="11pt" style:font-size-complex="11pt"/>
    </style:style>
    <style:style style:name="ce443" style:family="table-cell" style:parent-style-name="Default">
      <style:table-cell-properties fo:background-color="transparent"/>
      <style:text-properties fo:color="#c0c0c0" style:font-name="Arial Narrow1" fo:font-size="11pt" style:font-size-asian="11pt" style:font-size-complex="11pt"/>
    </style:style>
    <style:style style:name="ce444" style:family="table-cell" style:parent-style-name="Default" style:data-style-name="N0">
      <style:table-cell-properties fo:background-color="#ccffcc"/>
      <style:text-properties style:use-window-font-color="true" style:font-name="Arial Narrow1" fo:font-size="11pt" style:font-size-asian="11pt" style:font-size-complex="11pt"/>
    </style:style>
    <style:style style:name="ce445" style:family="table-cell" style:parent-style-name="Default" style:data-style-name="N0">
      <style:table-cell-properties fo:background-color="#ffcccc"/>
      <style:text-properties style:font-name="Arial Narrow1" fo:font-size="11pt" style:font-size-asian="11pt" style:font-size-complex="11pt"/>
    </style:style>
    <style:style style:name="ce446" style:family="table-cell" style:parent-style-name="Default">
      <style:table-cell-properties fo:background-color="#00ff66"/>
      <style:text-properties style:font-name="Arial Narrow1" fo:font-size="11pt" style:font-size-asian="11pt" style:font-size-complex="11pt"/>
    </style:style>
    <style:style style:name="ce447" style:family="table-cell" style:parent-style-name="Default">
      <style:table-cell-properties fo:background-color="#ccffcc"/>
      <style:text-properties style:font-name="Arial Narrow1" fo:font-size="11pt" fo:font-weight="normal" style:font-size-asian="11pt" style:font-weight-asian="normal" style:font-size-complex="11pt" style:font-weight-complex="normal"/>
    </style:style>
    <style:style style:name="ce448" style:family="table-cell" style:parent-style-name="Default">
      <style:table-cell-properties fo:background-color="#ccffcc"/>
      <style:text-properties style:use-window-font-color="true" style:font-name="Arial Narrow1" fo:font-size="11pt" style:font-size-asian="11pt" style:font-size-complex="11pt"/>
    </style:style>
    <style:style style:name="ce449" style:family="table-cell" style:parent-style-name="Default">
      <style:table-cell-properties fo:background-color="#ffcccc"/>
      <style:text-properties style:use-window-font-color="true" style:font-name="Arial Narrow1" fo:font-size="11pt" style:font-size-asian="11pt" style:font-size-complex="11pt"/>
    </style:style>
    <style:style style:name="ce450" style:family="table-cell" style:parent-style-name="Default" style:data-style-name="N0">
      <style:table-cell-properties fo:background-color="#ffcccc"/>
      <style:text-properties style:use-window-font-color="true" style:font-name="Arial Narrow1" fo:font-size="11pt" style:font-size-asian="11pt" style:font-size-complex="11pt"/>
    </style:style>
    <style:style style:name="ce451" style:family="table-cell" style:parent-style-name="Default" style:data-style-name="N0">
      <style:table-cell-properties fo:background-color="#ffff00"/>
      <style:text-properties style:use-window-font-color="true" style:font-name="Arial Narrow1" fo:font-size="11pt" style:font-size-asian="11pt" style:font-size-complex="11pt"/>
    </style:style>
    <style:style style:name="ce452" style:family="table-cell" style:parent-style-name="Default" style:data-style-name="N0">
      <style:table-cell-properties fo:background-color="#ffff00"/>
      <style:text-properties style:font-name="Arial Narrow1" fo:font-size="11pt" style:font-size-asian="11pt" style:font-size-complex="11pt"/>
    </style:style>
    <style:style style:name="ce453" style:family="table-cell" style:parent-style-name="Default">
      <style:table-cell-properties fo:background-color="#ffcccc"/>
      <style:text-properties fo:color="#666666" style:font-name="Arial Narrow1" fo:font-size="11pt" fo:font-style="italic" style:font-size-asian="11pt" style:font-style-asian="italic" style:font-size-complex="11pt" style:font-style-complex="italic"/>
    </style:style>
    <style:style style:name="ce454" style:family="table-cell" style:parent-style-name="Default" style:data-style-name="N0">
      <style:table-cell-properties fo:background-color="#ffcccc"/>
      <style:text-properties style:use-window-font-color="true" style:font-name="Arial Narrow1" fo:font-size="11pt" style:font-name-asian="Calibri" style:font-size-asian="11pt" style:font-name-complex="Calibri" style:font-size-complex="11pt"/>
    </style:style>
    <style:style style:name="ce686" style:family="table-cell" style:parent-style-name="Default">
      <style:table-cell-properties fo:background-color="#c0c0c0" style:text-align-source="fix" style:repeat-content="false" style:vertical-align="middle"/>
      <style:paragraph-properties fo:text-align="end" fo:margin-left="0cm"/>
      <style:text-properties style:font-name="Arial1" fo:font-size="11pt" fo:language="none" fo:country="none" style:text-underline-style="solid" style:text-underline-width="auto" style:text-underline-color="font-color" fo:font-weight="bold" style:font-name-asian="Segoe UI1" style:font-size-asian="11pt" style:language-asian="none" style:country-asian="none" style:font-weight-asian="bold" style:font-name-complex="Segoe UI1" style:font-size-complex="11pt" style:language-complex="none" style:country-complex="none" style:font-weight-complex="bold"/>
    </style:style>
    <style:style style:name="ce456" style:family="table-cell" style:parent-style-name="Default">
      <style:table-cell-properties fo:background-color="transparent"/>
      <style:text-properties style:use-window-font-color="true" style:font-name="Arial Narrow1" fo:font-size="11pt" style:font-size-asian="11pt" style:font-size-complex="11pt"/>
    </style:style>
    <style:style style:name="ce457" style:family="table-cell" style:parent-style-name="Default">
      <style:table-cell-properties fo:background-color="#ffcccc" style:text-align-source="fix" style:repeat-content="false" style:vertical-align="middle"/>
      <style:paragraph-properties fo:text-align="start" fo:margin-left="0cm"/>
      <style:text-properties style:font-name="Arial Narrow1" fo:font-size="11pt" style:font-size-asian="11pt" style:font-size-complex="11pt"/>
    </style:style>
    <style:style style:name="ce458" style:family="table-cell" style:parent-style-name="Default">
      <style:table-cell-properties fo:background-color="#ffcccc" style:text-align-source="fix" style:repeat-content="false" style:vertical-align="middle"/>
      <style:paragraph-properties fo:text-align="start" fo:margin-left="0cm"/>
      <style:text-properties style:use-window-font-color="true" style:font-name="Arial Narrow1" fo:font-size="11pt" style:font-name-asian="Calibri" style:font-size-asian="11pt" style:font-name-complex="Calibri" style:font-size-complex="11pt"/>
    </style:style>
    <style:style style:name="ce459" style:family="table-cell" style:parent-style-name="Default">
      <style:text-properties style:font-name="Arial Narrow1" fo:font-size="11pt" style:font-size-asian="11pt" style:font-size-complex="11pt"/>
    </style:style>
    <style:style style:name="ce460" style:family="table-cell" style:parent-style-name="Default">
      <style:table-cell-properties fo:background-color="transparent"/>
      <style:text-properties style:font-name="Calibri"/>
    </style:style>
    <style:style style:name="ce700" style:family="table-cell" style:parent-style-name="Default">
      <style:table-cell-properties fo:background-color="#c0c0c0"/>
      <style:text-properties style:font-name="Arial Narrow2"/>
    </style:style>
    <style:style style:name="ce707" style:family="table-cell" style:parent-style-name="Default" style:data-style-name="N138">
      <style:table-cell-properties fo:background-color="#c0c0c0" style:cell-protect="none" style:print-content="true" style:text-align-source="fix" style:repeat-content="false" fo:wrap-option="wrap"/>
      <style:paragraph-properties fo:text-align="end" fo:margin-left="0cm"/>
      <style:text-properties fo:color="#0000ff" style:font-name="Arial Narrow1" fo:font-weight="bold" style:font-name-asian="Calibri" style:font-weight-asian="bold" style:font-name-complex="Calibri" style:font-weight-complex="bold"/>
    </style:style>
    <style:style style:name="ce708" style:family="table-cell" style:parent-style-name="Default">
      <style:table-cell-properties style:cell-protect="protected formula-hidden" style:print-content="true" fo:background-color="transparent"/>
      <style:text-properties style:font-name="Arial Narrow1" fo:font-size="11pt" style:font-size-asian="11pt" style:font-size-complex="11pt"/>
    </style:style>
    <style:style style:name="ce709" style:family="table-cell" style:parent-style-name="Default" style:data-style-name="N11">
      <style:table-cell-properties style:cell-protect="protected formula-hidden" style:print-content="true" fo:background-color="transparent"/>
      <style:text-properties style:font-name="Arial Narrow1" fo:font-size="11pt" style:font-size-asian="11pt" style:font-size-complex="11pt"/>
    </style:style>
    <style:style style:name="ce710" style:family="table-cell" style:parent-style-name="Default" style:data-style-name="N122">
      <style:table-cell-properties style:cell-protect="protected formula-hidden" style:print-content="true" fo:background-color="transparent"/>
      <style:text-properties style:font-name="Arial Narrow1" fo:font-size="11pt" style:font-size-asian="11pt" style:font-size-complex="11pt"/>
    </style:style>
    <style:style style:name="ce711" style:family="table-cell" style:parent-style-name="Default" style:data-style-name="N122">
      <style:table-cell-properties style:cell-protect="protected formula-hidden" style:print-content="true" fo:background-color="transparent" fo:wrap-option="wrap" style:vertical-align="top"/>
      <style:text-properties style:use-window-font-color="true" style:font-name="Arial Narrow1" fo:font-size="11pt" style:font-size-asian="11pt" style:font-size-complex="11pt"/>
    </style:style>
    <style:style style:name="ce712" style:family="table-cell" style:parent-style-name="Default" style:data-style-name="N122">
      <style:table-cell-properties style:cell-protect="protected formula-hidden" style:print-content="true" fo:background-color="transparent"/>
      <style:text-properties style:use-window-font-color="true" style:font-name="Arial Narrow1" fo:font-size="11pt" style:font-size-asian="11pt" style:font-size-complex="11pt"/>
    </style:style>
    <style:style style:name="ce714" style:family="table-cell" style:parent-style-name="Default" style:data-style-name="N124">
      <style:table-cell-properties style:cell-protect="protected formula-hidden" style:print-content="true" fo:background-color="transparent"/>
      <style:text-properties style:use-window-font-color="true" style:font-name="Arial Narrow1" fo:font-size="11pt" style:font-size-asian="11pt" style:font-size-complex="11pt"/>
    </style:style>
    <style:style style:name="ce715" style:family="table-cell" style:parent-style-name="Default" style:data-style-name="N1">
      <style:table-cell-properties style:cell-protect="protected formula-hidden" style:print-content="true" fo:background-color="transparent"/>
      <style:text-properties style:use-window-font-color="true" style:font-name="Arial Narrow1" fo:font-size="11pt" style:font-size-asian="11pt" style:font-size-complex="11pt"/>
    </style:style>
    <style:style style:name="ce716" style:family="table-cell" style:parent-style-name="Default">
      <style:table-cell-properties style:cell-protect="protected formula-hidden" style:print-content="true" fo:background-color="transparent"/>
      <style:text-properties style:use-window-font-color="true" style:font-name="Arial Narrow1" fo:font-size="11pt" style:font-size-asian="11pt" style:font-size-complex="11pt"/>
    </style:style>
    <style:style style:name="ce717" style:family="table-cell" style:parent-style-name="Default" style:data-style-name="N122">
      <style:table-cell-properties style:cell-protect="protected formula-hidden" style:print-content="true" fo:background-color="transparent"/>
      <style:text-properties fo:color="#666666" style:font-name="Arial Narrow1" fo:font-size="11pt" style:font-size-asian="11pt" style:font-size-complex="11pt"/>
    </style:style>
    <style:style style:name="ce718" style:family="table-cell" style:parent-style-name="Default" style:data-style-name="N122">
      <style:table-cell-properties style:cell-protect="protected formula-hidden" style:print-content="true" fo:background-color="transparent" fo:wrap-option="wrap" style:vertical-align="automatic"/>
      <style:text-properties style:use-window-font-color="true" style:font-name="Arial Narrow1" fo:font-size="11pt" fo:language="tr" fo:country="TR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ce719" style:family="table-cell" style:parent-style-name="Default" style:data-style-name="N122">
      <style:table-cell-properties style:cell-protect="protected formula-hidden" style:print-content="true" fo:background-color="transparent" fo:wrap-option="wrap" style:vertical-align="automatic"/>
      <style:text-properties fo:color="#666666" style:font-name="Arial Narrow1" fo:font-size="11pt" style:font-size-asian="11pt" style:font-size-complex="11pt"/>
    </style:style>
    <style:style style:name="ce720" style:family="table-cell" style:parent-style-name="Default" style:data-style-name="N122">
      <style:table-cell-properties style:cell-protect="protected formula-hidden" style:print-content="true" fo:background-color="transparent" fo:wrap-option="wrap" style:vertical-align="top"/>
      <style:text-properties fo:color="#0000ff" style:font-name="Arial Narrow1" fo:font-size="11pt" style:font-size-asian="11pt" style:font-size-complex="11pt"/>
    </style:style>
    <style:style style:name="ce472" style:family="table-cell" style:parent-style-name="Default">
      <style:table-cell-properties fo:background-color="transparent"/>
      <style:text-properties style:font-name="Arial2" fo:font-weight="bold" style:font-weight-asian="bold" style:font-weight-complex="bold"/>
    </style:style>
    <style:style style:name="ce713" style:family="table-cell" style:parent-style-name="Default">
      <style:table-cell-properties fo:background-color="#c0c0c0" style:text-align-source="fix" style:repeat-content="false" style:vertical-align="middle"/>
      <style:paragraph-properties fo:text-align="start" fo:margin-left="0cm"/>
      <style:text-properties style:font-name="Arial Narrow2"/>
    </style:style>
    <style:style style:name="ce462" style:family="table-cell" style:parent-style-name="Default" style:data-style-name="N11">
      <style:table-cell-properties fo:background-color="transparent"/>
      <style:text-properties style:font-name="Arial Narrow1" fo:font-size="11pt" style:font-size-asian="11pt" style:font-size-complex="11pt"/>
    </style:style>
    <style:style style:name="ce463" style:family="table-cell" style:parent-style-name="Default" style:data-style-name="N122">
      <style:table-cell-properties fo:background-color="transparent"/>
      <style:text-properties style:font-name="Arial Narrow1" fo:font-size="11pt" style:font-size-asian="11pt" style:font-size-complex="11pt"/>
    </style:style>
    <style:style style:name="ce473" style:family="table-cell" style:parent-style-name="Default" style:data-style-name="N122">
      <style:table-cell-properties fo:background-color="#ffff00"/>
      <style:text-properties style:font-name="Arial Narrow1" fo:font-size="11pt" style:font-size-asian="11pt" style:font-size-complex="11pt"/>
    </style:style>
    <style:style style:name="ce474" style:family="table-cell" style:parent-style-name="Default" style:data-style-name="N2">
      <style:table-cell-properties fo:background-color="transparent"/>
      <style:text-properties style:font-name="Arial Narrow1" fo:font-size="11pt" style:font-size-asian="11pt" style:font-size-complex="11pt"/>
    </style:style>
    <style:style style:name="ce47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47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 Narrow1" fo:font-size="11pt" style:font-size-asian="11pt" style:font-size-complex="11pt"/>
    </style:style>
    <style:style style:name="ce47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465" style:family="table-cell" style:parent-style-name="Default" style:data-style-name="N122">
      <style:table-cell-properties fo:background-color="transparent"/>
      <style:text-properties style:use-window-font-color="true" style:font-name="Arial Narrow1" fo:font-size="11pt" style:font-size-asian="11pt" style:font-size-complex="11pt"/>
    </style:style>
    <style:style style:name="ce47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rial Narrow1" fo:font-size="10pt" style:font-size-asian="10pt" style:font-size-complex="10pt"/>
    </style:style>
    <style:style style:name="ce479" style:family="table-cell" style:parent-style-name="Default">
      <style:text-properties style:font-name="Arial2" fo:font-size="7pt" fo:font-weight="bold" style:font-size-asian="7pt" style:font-weight-asian="bold" style:font-size-complex="7pt" style:font-weight-complex="bold"/>
    </style:style>
    <style:style style:name="ce480" style:family="table-cell" style:parent-style-name="Default" style:data-style-name="N0">
      <style:table-cell-properties fo:background-color="transparent"/>
      <style:text-properties style:font-name="Arial Narrow1" fo:font-size="11pt" style:font-size-asian="11pt" style:font-size-complex="11pt"/>
    </style:style>
    <style:style style:name="ce48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 Narrow1" fo:font-size="11pt" style:font-size-asian="11pt" style:font-size-complex="11pt"/>
    </style:style>
    <style:style style:name="ce482" style:family="table-cell" style:parent-style-name="Default">
      <style:table-cell-properties fo:background-color="#ffcccc"/>
      <style:text-properties style:use-window-font-color="true" style:font-name="Arial Narrow1" fo:font-size="10pt" style:font-size-asian="10pt" style:font-size-complex="10pt"/>
    </style:style>
    <style:style style:name="ce483" style:family="table-cell" style:parent-style-name="Default">
      <style:table-cell-properties fo:background-color="#ffcccc"/>
      <style:text-properties style:font-name="Arial Narrow1" fo:font-size="10pt" style:font-size-asian="10pt" style:font-size-complex="10pt"/>
    </style:style>
    <style:style style:name="ce484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485" style:family="table-cell" style:parent-style-name="Default" style:data-style-name="N0">
      <style:table-cell-properties fo:background-color="#ffcccc"/>
      <style:text-properties style:font-name="Arial Narrow1" fo:font-size="10pt" style:font-size-asian="10pt" style:font-size-complex="10pt"/>
    </style:style>
    <style:style style:name="ce48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Arial2" fo:font-weight="bold" style:font-weight-asian="bold" style:font-weight-complex="bold"/>
    </style:style>
    <style:style style:name="ce729" style:family="table-cell" style:parent-style-name="Default">
      <style:text-properties fo:color="#c0c0c0" style:font-name="Arial2" fo:font-weight="bold" style:font-weight-asian="bold" style:font-weight-complex="bold"/>
    </style:style>
    <style:style style:name="ce730" style:family="table-cell" style:parent-style-name="Default">
      <style:text-properties fo:color="#c0c0c0" style:font-name="Arial Narrow2"/>
    </style:style>
    <style:style style:name="ce731" style:family="table-cell" style:parent-style-name="Default" style:data-style-name="N1">
      <style:table-cell-properties fo:background-color="#c0c0c0" style:text-align-source="fix" style:repeat-content="false"/>
      <style:paragraph-properties fo:text-align="end" fo:margin-left="0cm"/>
      <style:text-properties style:font-name="Arial Narrow2"/>
    </style:style>
    <style:style style:name="ce48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style:font-name="Arial Narrow1" fo:font-size="11pt" style:font-size-asian="11pt" style:font-size-complex="11pt"/>
    </style:style>
    <style:style style:name="ce489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c081ff" style:font-name="Arial Narrow1" fo:font-size="11pt" style:font-size-asian="11pt" style:font-size-complex="11pt"/>
    </style:style>
    <style:style style:name="ce49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ff69b4" style:font-name="Arial Narrow1" fo:font-size="11pt" style:font-size-asian="11pt" style:font-size-complex="11pt"/>
    </style:style>
    <style:style style:name="ce491" style:family="table-cell" style:parent-style-name="Default" style:data-style-name="N139">
      <style:table-cell-properties style:text-align-source="fix" style:repeat-content="false" fo:background-color="transparent"/>
      <style:paragraph-properties fo:text-align="end" fo:margin-left="0cm"/>
      <style:text-properties fo:color="#ff69b4" style:font-name="Arial Narrow1" fo:font-size="11pt" style:font-size-asian="11pt" style:font-size-complex="11pt"/>
    </style:style>
    <style:style style:name="ce492" style:family="table-cell" style:parent-style-name="Default" style:data-style-name="N1">
      <style:table-cell-properties fo:background-color="#ffff00" style:text-align-source="fix" style:repeat-content="false"/>
      <style:paragraph-properties fo:text-align="end" fo:margin-left="0cm"/>
      <style:text-properties style:font-name="Arial Narrow1" fo:font-size="11pt" style:font-size-asian="11pt" style:font-size-complex="11pt"/>
    </style:style>
    <style:style style:name="ce493" style:family="table-cell" style:parent-style-name="Default" style:data-style-name="N1">
      <style:table-cell-properties fo:background-color="#ffff00" style:text-align-source="fix" style:repeat-content="false"/>
      <style:paragraph-properties fo:text-align="end" fo:margin-left="0cm"/>
      <style:text-properties fo:color="#c081ff" style:font-name="Arial Narrow1" fo:font-size="11pt" style:font-size-asian="11pt" style:font-size-complex="11pt"/>
    </style:style>
    <style:style style:name="ce494" style:family="table-cell" style:parent-style-name="Default" style:data-style-name="N0">
      <style:table-cell-properties fo:background-color="#ff00ff"/>
      <style:text-properties style:font-name="Arial Narrow1" fo:font-size="11pt" style:font-size-asian="11pt" style:font-size-complex="11pt"/>
    </style:style>
    <style:style style:name="ce495" style:family="table-cell" style:parent-style-name="Default">
      <style:table-cell-properties fo:background-color="#ffff00"/>
    </style:style>
    <style:style style:name="ce496" style:family="table-cell" style:parent-style-name="Default" style:data-style-name="N0">
      <style:table-cell-properties fo:background-color="transparent"/>
      <style:text-properties style:use-window-font-color="true" style:font-name="Arial Narrow1" fo:font-size="11pt" style:font-name-asian="Calibri" style:font-size-asian="11pt" style:font-name-complex="Calibri" style:font-size-complex="11pt"/>
    </style:style>
    <style:style style:name="ce497" style:family="table-cell" style:parent-style-name="Default" style:data-style-name="N122">
      <style:table-cell-properties fo:background-color="transparent"/>
      <style:text-properties fo:color="#000000" style:font-name="Arial Narrow1" fo:font-size="11pt" style:font-size-asian="11pt" style:font-size-complex="11pt"/>
    </style:style>
    <style:style style:name="ce498" style:family="table-cell" style:parent-style-name="Default" style:data-style-name="N124">
      <style:table-cell-properties style:text-align-source="fix" style:repeat-content="false" fo:background-color="transparent"/>
      <style:paragraph-properties fo:text-align="end" fo:margin-left="0cm"/>
      <style:text-properties style:font-name="Arial Narrow1" fo:font-size="11pt" style:font-size-asian="11pt" style:font-size-complex="11pt"/>
    </style:style>
    <style:style style:name="ce499" style:family="table-cell" style:parent-style-name="Default" style:data-style-name="N0">
      <style:table-cell-properties fo:background-color="transparent"/>
      <style:text-properties style:use-window-font-color="true" style:font-name="Arial Narrow1" fo:font-size="11pt" style:font-size-asian="11pt" style:font-size-complex="11pt"/>
    </style:style>
    <style:style style:name="ce50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501" style:family="table-cell" style:parent-style-name="Default" style:data-style-name="N0">
      <style:table-cell-properties fo:background-color="#ffcccc" style:text-align-source="fix" style:repeat-content="false" style:vertical-align="middle"/>
      <style:paragraph-properties fo:text-align="start" fo:margin-left="0cm"/>
      <style:text-properties style:use-window-font-color="true" style:font-name="Arial Narrow1" fo:font-size="10pt" style:font-size-asian="10pt" style:font-size-complex="10pt"/>
    </style:style>
    <style:style style:name="ce48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Arial Narrow2"/>
    </style:style>
    <style:style style:name="ce502" style:family="table-cell" style:parent-style-name="Default" style:data-style-name="N4">
      <style:table-cell-properties fo:background-color="#ffff00" style:text-align-source="fix" style:repeat-content="false"/>
      <style:paragraph-properties fo:text-align="end" fo:margin-left="0cm"/>
      <style:text-properties style:font-name="Arial Narrow1" fo:font-size="11pt" style:font-size-asian="11pt" style:font-size-complex="11pt"/>
    </style:style>
    <style:style style:name="ce503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Arial Narrow1" fo:font-size="11pt" style:font-size-asian="11pt" style:font-size-complex="11pt"/>
    </style:style>
    <style:style style:name="ce50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font-name="Arial Narrow1" fo:font-size="11pt" style:font-size-asian="11pt" style:font-size-complex="11pt"/>
    </style:style>
    <style:style style:name="ce505" style:family="table-cell" style:parent-style-name="Default" style:data-style-name="N0">
      <style:table-cell-properties fo:background-color="#ffff00"/>
      <style:text-properties style:font-name="Arial Narrow1" fo:font-size="10pt" style:font-size-asian="10pt" style:font-size-complex="10pt"/>
    </style:style>
    <style:style style:name="ce506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507" style:family="table-cell" style:parent-style-name="Default" style:data-style-name="N0">
      <style:table-cell-properties fo:background-color="#ffff00" style:text-align-source="fix" style:repeat-content="false" fo:wrap-option="no-wrap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508" style:family="table-cell" style:parent-style-name="Default" style:data-style-name="N0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50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1" fo:font-size="11pt" style:font-size-asian="11pt" style:font-size-complex="11pt"/>
    </style:style>
    <style:style style:name="ce51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511" style:family="table-cell" style:parent-style-name="Default" style:data-style-name="N0">
      <style:table-cell-properties fo:background-color="#ffcccc" style:text-align-source="fix" style:repeat-content="false"/>
      <style:paragraph-properties fo:text-align="start" fo:margin-left="0cm"/>
      <style:text-properties style:use-window-font-color="true" style:font-name="Arial Narrow1" fo:font-size="10pt" style:font-size-asian="10pt" style:font-size-complex="10pt"/>
    </style:style>
    <style:style style:name="ce512" style:family="table-cell" style:parent-style-name="Default" style:data-style-name="N1">
      <style:table-cell-properties fo:background-color="#ff00ff" style:text-align-source="fix" style:repeat-content="false"/>
      <style:paragraph-properties fo:text-align="end" fo:margin-left="0cm"/>
      <style:text-properties style:font-name="Arial Narrow1" fo:font-size="11pt" style:font-size-asian="11pt" style:font-size-complex="11pt"/>
    </style:style>
    <style:style style:name="ce5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Arial Narrow1" fo:font-size="11pt" style:font-size-asian="11pt" style:font-size-complex="11pt"/>
    </style:style>
    <style:style style:name="ce514" style:family="table-cell" style:parent-style-name="Default" style:data-style-name="N4">
      <style:table-cell-properties fo:background-color="#ff00ff" style:text-align-source="fix" style:repeat-content="false"/>
      <style:paragraph-properties fo:text-align="end" fo:margin-left="0cm"/>
      <style:text-properties style:font-name="Arial Narrow1" fo:font-size="11pt" style:font-size-asian="11pt" style:font-size-complex="11pt"/>
    </style:style>
    <style:style style:name="ce5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516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51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use-window-font-color="true" style:font-name="Arial Narrow1" fo:font-size="10pt" style:font-size-asian="10pt" style:font-size-complex="10pt"/>
    </style:style>
    <style:style style:name="ce518" style:family="table-cell" style:parent-style-name="Default">
      <style:table-cell-properties fo:background-color="#ffcccc" style:text-align-source="fix" style:repeat-content="false"/>
      <style:paragraph-properties fo:text-align="start" fo:margin-left="0cm"/>
      <style:text-properties style:use-window-font-color="true" style:font-name="Arial Narrow1" fo:font-size="10pt" style:font-size-asian="10pt" style:font-size-complex="10pt"/>
    </style:style>
    <style:style style:name="ce51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Arial2" fo:font-size="8pt" fo:font-weight="bold" style:font-size-asian="8pt" style:font-weight-asian="bold" style:font-size-complex="8pt" style:font-weight-complex="bold"/>
    </style:style>
    <style:style style:name="ce52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Arial Narrow2" fo:font-size="8pt" style:font-size-asian="8pt" style:font-size-complex="8pt"/>
    </style:style>
    <style:style style:name="ce521" style:family="table-cell" style:parent-style-name="Default" style:data-style-name="N1">
      <style:table-cell-properties style:text-align-source="fix" style:repeat-content="false" style:rotation-angle="45"/>
      <style:paragraph-properties fo:text-align="start" fo:margin-left="0cm"/>
      <style:text-properties style:font-name="Arial Narrow1" fo:font-size="8pt" fo:font-weight="bold" style:font-size-asian="8pt" style:font-weight-asian="bold" style:font-size-complex="8pt" style:font-weight-complex="bold"/>
    </style:style>
    <style:style style:name="ce522" style:family="table-cell" style:parent-style-name="Default">
      <style:table-cell-properties fo:background-color="#ffff00"/>
      <style:text-properties style:font-name="Arial Narrow1" fo:font-size="11pt" style:font-size-asian="11pt" style:font-size-complex="11pt"/>
    </style:style>
    <style:style style:name="ce523" style:family="table-cell" style:parent-style-name="Default">
      <style:table-cell-properties fo:background-color="#ffff00" style:text-align-source="fix" style:repeat-content="false" fo:wrap-option="no-wrap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5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end" fo:margin-left="0cm"/>
      <style:text-properties style:use-window-font-color="true" style:font-name="Arial Narrow1" fo:font-size="11pt" fo:font-weight="bold" style:font-size-asian="11pt" style:font-weight-asian="bold" style:font-size-complex="11pt" style:font-weight-complex="bold"/>
    </style:style>
    <style:style style:name="ce525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526" style:family="table-cell" style:parent-style-name="Default" style:data-style-name="N1">
      <style:table-cell-properties style:text-align-source="fix" style:repeat-content="false" style:rotation-angle="45" style:vertical-align="bottom"/>
      <style:paragraph-properties fo:text-align="start" fo:margin-left="0cm"/>
      <style:text-properties style:font-name="Arial Narrow1" fo:font-size="8pt" fo:font-weight="bold" style:font-size-asian="8pt" style:font-weight-asian="bold" style:font-size-complex="8pt" style:font-weight-complex="bold"/>
    </style:style>
    <style:style style:name="ce52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538" style:family="table-cell" style:parent-style-name="Default" style:data-style-name="N0">
      <style:table-cell-properties fo:background-color="#ffcccc" style:text-align-source="fix" style:repeat-content="false" style:vertical-align="automatic"/>
      <style:paragraph-properties fo:text-align="center"/>
      <style:text-properties style:font-name="Arial Narrow1" fo:font-size="10pt" style:font-size-asian="10pt" style:font-size-complex="10pt"/>
    </style:style>
    <style:style style:name="ce543" style:family="table-cell" style:parent-style-name="Default" style:data-style-name="N0">
      <style:table-cell-properties style:text-align-source="fix" style:repeat-content="false" fo:background-color="transparent" fo:wrap-option="no-wrap" style:vertical-align="automatic"/>
      <style:paragraph-properties fo:text-align="start" fo:margin-left="0cm"/>
      <style:text-properties style:use-window-font-color="true" style:font-name="Arial Narrow1" fo:font-size="11pt" style:font-size-asian="11pt" style:font-size-complex="11pt"/>
    </style:style>
    <style:style style:name="ce548" style:family="table-cell" style:parent-style-name="Default" style:data-style-name="N0">
      <style:table-cell-properties fo:background-color="#ffcccc" style:text-align-source="fix" style:repeat-content="false" style:vertical-align="automatic"/>
      <style:paragraph-properties fo:text-align="start" fo:margin-left="0cm"/>
      <style:text-properties style:use-window-font-color="true" style:font-name="Arial Narrow1" fo:font-size="10pt" style:font-size-asian="10pt" style:font-size-complex="10pt"/>
    </style:style>
    <style:style style:name="ce584" style:family="table-cell" style:parent-style-name="Default" style:data-style-name="N1">
      <style:table-cell-properties fo:background-color="#77cccc" style:text-align-source="fix" style:repeat-content="false" style:rotation-angle="45" style:vertical-align="bottom"/>
      <style:paragraph-properties fo:text-align="start" fo:margin-left="0cm"/>
      <style:text-properties fo:color="#117777" style:font-name="Arial1" fo:font-size="11pt" fo:font-weight="bold" style:font-size-asian="11pt" style:font-weight-asian="bold" style:font-size-complex="11pt" style:font-weight-complex="bold"/>
    </style:style>
    <style:style style:name="ce612" style:family="table-cell" style:parent-style-name="Default" style:data-style-name="N0">
      <style:table-cell-properties fo:background-color="#ffcccc" style:text-align-source="fix" style:repeat-content="false" style:vertical-align="automatic"/>
      <style:paragraph-properties fo:text-align="center"/>
    </style:style>
    <style:style style:name="ce613" style:family="table-cell" style:parent-style-name="Default" style:data-style-name="N122">
      <style:table-cell-properties fo:background-color="transparent" fo:wrap-option="wrap" style:vertical-align="automatic"/>
      <style:text-properties style:use-window-font-color="true" style:font-name="Arial Narrow1" fo:font-size="11pt" style:font-size-asian="11pt" style:font-size-complex="11pt"/>
    </style:style>
    <style:style style:name="ce614" style:family="table-cell" style:parent-style-name="Default" style:data-style-name="N0">
      <style:table-cell-properties fo:background-color="#ffccff" style:text-align-source="fix" style:repeat-content="false" fo:border="none" style:rotation-angle="45" style:vertical-align="bottom"/>
      <style:paragraph-properties fo:text-align="start" fo:margin-left="0cm"/>
      <style:text-properties fo:color="#7030a0" style:font-name="Arial1" fo:font-size="11pt" fo:font-weight="bold" style:font-size-asian="11pt" style:font-weight-asian="bold" style:font-size-complex="11pt" style:font-weight-complex="bold"/>
    </style:style>
    <style:style style:name="ce615" style:family="table-cell" style:parent-style-name="Default" style:data-style-name="N0">
      <style:table-cell-properties fo:background-color="#ffcccc" style:text-align-source="fix" style:repeat-content="false" style:rotation-angle="45" style:vertical-align="bottom"/>
      <style:paragraph-properties fo:text-align="start" fo:margin-left="0cm"/>
      <style:text-properties fo:color="#cc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616" style:family="table-cell" style:parent-style-name="Default" style:data-style-name="N0">
      <style:table-cell-properties fo:background-color="#ccffcc" style:text-align-source="fix" style:repeat-content="false" style:rotation-angle="45" style:vertical-align="bottom"/>
      <style:paragraph-properties fo:text-align="start" fo:margin-left="0cm"/>
      <style:text-properties fo:color="#99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617" style:family="table-cell" style:parent-style-name="Default" style:data-style-name="N0">
      <style:table-cell-properties fo:background-color="#ffcccc" style:text-align-source="fix" style:repeat-content="false" style:rotation-angle="45" style:vertical-align="bottom"/>
      <style:paragraph-properties fo:text-align="start" fo:margin-left="0cm"/>
      <style:text-properties fo:color="#0066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618" style:family="table-cell" style:parent-style-name="Default" style:data-style-name="N0">
      <style:table-cell-properties fo:background-color="#ccffcc" style:text-align-source="fix" style:repeat-content="false" style:rotation-angle="45" style:vertical-align="bottom"/>
      <style:paragraph-properties fo:text-align="start" fo:margin-left="0cm"/>
      <style:text-properties fo:color="#0099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62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Arial Narrow1" fo:font-size="11pt" fo:font-weight="bold" style:font-size-asian="11pt" style:font-weight-asian="bold" style:font-size-complex="11pt" style:font-weight-complex="bold"/>
    </style:style>
    <style:style style:name="ce622" style:family="table-cell" style:parent-style-name="Default" style:data-style-name="N0">
      <style:table-cell-properties fo:background-color="#ffcccc"/>
    </style:style>
    <style:style style:name="ce623" style:family="table-cell" style:parent-style-name="Default" style:data-style-name="N0">
      <style:table-cell-properties fo:background-color="#990000" style:text-align-source="fix" style:repeat-content="false" fo:wrap-option="wrap" style:rotation-angle="45" style:vertical-align="bottom"/>
      <style:paragraph-properties fo:text-align="start" fo:margin-left="0cm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624" style:family="table-cell" style:parent-style-name="Default">
      <style:table-cell-properties fo:background-color="transparent"/>
      <style:text-properties style:use-window-font-color="true" style:font-name="Arial Narrow1" fo:font-size="11pt" fo:font-style="italic" style:font-size-asian="11pt" style:font-style-asian="italic" style:font-size-complex="11pt" style:font-style-complex="italic"/>
    </style:style>
    <style:style style:name="ce625" style:family="table-cell" style:parent-style-name="Default" style:data-style-name="N0">
      <style:table-cell-properties fo:background-color="transparent"/>
      <style:text-properties fo:color="#999999" style:font-name="Arial Narrow1" fo:font-size="11pt" style:font-size-asian="11pt" style:font-size-complex="11pt"/>
    </style:style>
    <style:style style:name="ce6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999999" style:font-name="Arial Narrow1" fo:font-size="11pt" style:font-size-asian="11pt" style:font-size-complex="11pt"/>
    </style:style>
    <style:style style:name="ce627" style:family="table-cell" style:parent-style-name="Default" style:data-style-name="N0">
      <style:table-cell-properties fo:background-color="#ffcccc"/>
      <style:text-properties fo:color="#999999" style:font-name="Arial1"/>
    </style:style>
    <style:style style:name="ce628" style:family="table-cell" style:parent-style-name="Default" style:data-style-name="N0">
      <style:table-cell-properties fo:background-color="#006600" style:text-align-source="fix" style:repeat-content="false" fo:wrap-option="wrap" style:rotation-angle="45" style:vertical-align="bottom"/>
      <style:paragraph-properties fo:text-align="start" fo:margin-left="0cm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629" style:family="table-cell" style:parent-style-name="Default" style:data-style-name="N0">
      <style:table-cell-properties fo:background-color="#ffcccc"/>
      <style:text-properties fo:color="#999999" style:font-name="Arial Narrow1"/>
    </style:style>
    <style:style style:name="ce630" style:family="table-cell" style:parent-style-name="Default" style:data-style-name="N0">
      <style:table-cell-properties fo:background-color="#cc9999" style:text-align-source="fix" style:repeat-content="false" fo:border="none" style:rotation-angle="45" style:vertical-align="bottom"/>
      <style:paragraph-properties fo:text-align="start" fo:margin-left="0cm"/>
      <style:text-properties fo:color="#ffcccc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631" style:family="table-cell" style:parent-style-name="Default" style:data-style-name="N0">
      <style:table-cell-properties fo:background-color="#99cc99" style:text-align-source="fix" style:repeat-content="false" fo:border="none" style:rotation-angle="45" style:vertical-align="bottom"/>
      <style:paragraph-properties fo:text-align="start" fo:margin-left="0cm"/>
      <style:text-properties fo:color="#ccffcc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632" style:family="table-cell" style:parent-style-name="Default" style:data-style-name="N0">
      <style:table-cell-properties fo:background-color="#ffcccc"/>
      <style:text-properties fo:color="#999999" style:font-name="Arial Narrow1" fo:font-size="8pt" style:font-size-asian="8pt" style:font-size-complex="8pt"/>
    </style:style>
    <style:style style:name="ce633" style:family="table-cell" style:parent-style-name="Default" style:data-style-name="N0">
      <style:table-cell-properties fo:background-color="#999966" style:text-align-source="fix" style:repeat-content="false" fo:border="none" style:rotation-angle="45" style:vertical-align="bottom"/>
      <style:paragraph-properties fo:text-align="start" fo:margin-left="0cm"/>
      <style:text-properties style:use-window-font-color="true" style:font-name="Arial1" fo:font-size="11pt" fo:font-weight="bold" style:font-name-asian="Arial Narrow" style:font-size-asian="11pt" style:font-weight-asian="bold" style:font-name-complex="Arial Narrow" style:font-size-complex="11pt" style:font-weight-complex="bold"/>
    </style:style>
    <style:style style:name="ce634" style:family="table-cell" style:parent-style-name="Default">
      <style:text-properties style:font-name="Arial Narrow1" fo:font-size="8pt" fo:font-weight="bold" style:font-size-asian="8pt" style:font-weight-asian="bold" style:font-size-complex="8pt" style:font-weight-complex="bold"/>
    </style:style>
    <style:style style:name="ce635" style:family="table-cell" style:parent-style-name="Default">
      <style:table-cell-properties fo:background-color="#ffcccc"/>
      <style:text-properties style:font-name="Arial Narrow2"/>
    </style:style>
    <style:style style:name="ce636" style:family="table-cell" style:parent-style-name="Default">
      <style:text-properties style:use-window-font-color="true" style:font-name="Arial2"/>
    </style:style>
    <style:style style:name="ce637" style:family="table-cell" style:parent-style-name="Default">
      <style:text-properties style:use-window-font-color="true" style:font-name="Arial Narrow2"/>
    </style:style>
    <style:style style:name="ce638" style:family="table-cell" style:parent-style-name="Default">
      <style:text-properties style:use-window-font-color="true" style:font-name="Arial2" fo:font-weight="bold" style:font-weight-asian="bold" style:font-weight-complex="bold"/>
    </style:style>
    <style:style style:name="ce639" style:family="table-cell" style:parent-style-name="Default">
      <style:text-properties style:font-name="Arial Narrow1" fo:font-weight="bold" style:font-weight-asian="bold" style:font-weight-complex="bold"/>
    </style:style>
    <style:style style:name="ce640" style:family="table-cell" style:parent-style-name="Default">
      <style:table-cell-properties fo:background-color="transparent"/>
      <style:text-properties style:font-name="Arial Narrow1" fo:font-size="11pt" style:font-name-asian="Calibri" style:font-size-asian="11pt" style:font-name-complex="Calibri" style:font-size-complex="11pt"/>
    </style:style>
    <style:style style:name="ce641" style:family="table-cell" style:parent-style-name="Default">
      <style:table-cell-properties fo:background-color="transparent" fo:wrap-option="no-wrap"/>
      <style:text-properties style:font-name="Arial Narrow1" fo:font-size="11pt" style:font-size-asian="11pt" style:font-size-complex="11pt"/>
    </style:style>
    <style:style style:name="ce977" style:family="table-cell" style:parent-style-name="Default">
      <style:text-properties style:font-name="Arial Narrow1"/>
    </style:style>
    <style:style style:name="ce643" style:family="table-cell" style:parent-style-name="Default">
      <style:table-cell-properties fo:background-color="transparent"/>
      <style:text-properties style:use-window-font-color="true" style:font-name="Arial Narrow1" fo:font-size="11pt" style:font-name-asian="Calibri" style:font-size-asian="11pt" style:font-name-complex="Calibri" style:font-size-complex="11pt"/>
    </style:style>
    <style:style style:name="ce644" style:family="table-cell" style:parent-style-name="Default">
      <style:text-properties style:font-name="Arial Narrow1" fo:font-size="9pt" fo:font-weight="bold" style:font-size-asian="9pt" style:font-weight-asian="bold" style:font-size-complex="9pt" style:font-weight-complex="bold"/>
    </style:style>
    <style:style style:name="ce645" style:family="table-cell" style:parent-style-name="Default">
      <style:text-properties style:font-name="Arial Narrow1" fo:font-size="10pt" style:font-size-asian="10pt" style:font-size-complex="10pt"/>
    </style:style>
    <style:style style:name="ce646" style:family="table-cell" style:parent-style-name="Defaul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>
      <style:table-cell-properties fo:background-color="transparent"/>
      <style:text-properties style:font-name="Arial Narrow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648" style:family="table-cell" style:parent-style-name="Default">
      <style:table-cell-properties fo:wrap-option="wrap"/>
      <style:text-properties style:font-name="Arial Narrow1" fo:font-size="11pt" fo:font-weight="bold" style:font-size-asian="11pt" style:font-weight-asian="bold" style:font-size-complex="11pt" style:font-weight-complex="bold"/>
    </style:style>
    <style:style style:name="ce649" style:family="table-cell" style:parent-style-name="Default">
      <style:table-cell-properties fo:background-color="transparent"/>
      <style:text-properties style:font-name="Arial Narrow1" fo:font-size="11pt" fo:language="none" fo:country="none" style:font-name-asian="Segoe UI1" style:font-size-asian="11pt" style:language-asian="none" style:country-asian="none" style:font-name-complex="Segoe UI1" style:font-size-complex="11pt" style:language-complex="none" style:country-complex="none"/>
    </style:style>
    <style:style style:name="ce65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 Narrow2"/>
    </style:style>
    <style:style style:name="ce651" style:family="table-cell" style:parent-style-name="Default" style:data-style-name="N0">
      <style:table-cell-properties fo:background-color="#007c00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52" style:family="table-cell" style:parent-style-name="Default">
      <style:table-cell-properties fo:background-color="transparent"/>
      <style:text-properties fo:color="#b2b2b2" style:font-name="Arial Narrow1" fo:font-size="11pt" style:font-size-asian="11pt" style:font-size-complex="11pt"/>
    </style:style>
    <style:style style:name="ce653" style:family="table-cell" style:parent-style-name="Default" style:data-style-name="N11">
      <style:table-cell-properties fo:background-color="transparent"/>
      <style:text-properties fo:color="#b2b2b2" style:font-name="Arial Narrow1" fo:font-size="11pt" style:font-size-asian="11pt" style:font-size-complex="11pt"/>
    </style:style>
    <style:style style:name="ce654" style:family="table-cell" style:parent-style-name="Default" style:data-style-name="N122">
      <style:table-cell-properties fo:background-color="transparent"/>
      <style:text-properties fo:color="#000000" style:font-name="Arial Narrow1" fo:font-size="11pt" style:font-name-asian="Calibri" style:font-size-asian="11pt" style:font-name-complex="Calibri" style:font-size-complex="11pt"/>
    </style:style>
    <style:style style:name="ce655" style:family="table-cell" style:parent-style-name="Default" style:data-style-name="N122">
      <style:table-cell-properties fo:background-color="transparent"/>
      <style:text-properties style:use-window-font-color="true" style:font-name="Arial Narrow1" fo:font-size="7pt" style:font-size-asian="7pt" style:font-size-complex="7pt"/>
    </style:style>
    <style:style style:name="ce467" style:family="table-cell" style:parent-style-name="Default" style:data-style-name="N1">
      <style:table-cell-properties fo:background-color="transparent"/>
      <style:text-properties style:use-window-font-color="true" style:font-name="Arial Narrow1" fo:font-size="11pt" style:font-size-asian="11pt" style:font-size-complex="11pt"/>
    </style:style>
    <style:style style:name="ce656" style:family="table-cell" style:parent-style-name="Default" style:data-style-name="N122">
      <style:table-cell-properties fo:background-color="transparent"/>
      <style:text-properties style:font-name="Arial Narrow1" fo:font-size="11pt" style:font-name-asian="Calibri" style:font-size-asian="11pt" style:font-name-complex="Calibri" style:font-size-complex="11pt"/>
    </style:style>
    <style:style style:name="ce468" style:family="table-cell" style:parent-style-name="Default" style:data-style-name="N122">
      <style:table-cell-properties fo:background-color="transparent"/>
      <style:text-properties fo:color="#666666" style:font-name="Arial Narrow1" fo:font-size="11pt" style:font-size-asian="11pt" style:font-size-complex="11pt"/>
    </style:style>
    <style:style style:name="ce65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 style:data-style-name="N0">
      <style:table-cell-properties fo:background-color="#33b061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59" style:family="table-cell" style:parent-style-name="Default" style:data-style-name="N0">
      <style:table-cell-properties fo:background-color="#47de57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60" style:family="table-cell" style:parent-style-name="Default" style:data-style-name="N0">
      <style:table-cell-properties fo:background-color="#52fc47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61" style:family="table-cell" style:parent-style-name="Default" style:data-style-name="N0">
      <style:table-cell-properties fo:background-color="#ffccff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62" style:family="table-cell" style:parent-style-name="Default" style:data-style-name="N0">
      <style:table-cell-properties fo:background-color="#ff99ff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63" style:family="table-cell" style:parent-style-name="Default" style:data-style-name="N0">
      <style:table-cell-properties fo:background-color="#ff7fff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64" style:family="table-cell" style:parent-style-name="Default" style:data-style-name="N0">
      <style:table-cell-properties fo:background-color="#ff57ff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65" style:family="table-cell" style:parent-style-name="Default" style:data-style-name="N0">
      <style:table-cell-properties fo:background-color="#ff7f00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66" style:family="table-cell" style:parent-style-name="Default" style:data-style-name="N0">
      <style:table-cell-properties fo:background-color="#ffde3b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67" style:family="table-cell" style:parent-style-name="Default" style:data-style-name="N0">
      <style:table-cell-properties fo:background-color="#e3b35c" style:text-align-source="fix" style:repeat-content="false" fo:wrap-option="wrap" style:vertical-align="automatic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68" style:family="table-cell" style:parent-style-name="Default" style:data-style-name="N0">
      <style:table-cell-properties fo:background-color="#f29930" style:text-align-source="fix" style:repeat-content="false" fo:wrap-option="wrap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69" style:family="table-cell" style:parent-style-name="Default">
      <style:text-properties fo:color="#0000ff" style:font-name="Arial Narrow2" fo:font-weight="bold" style:font-weight-asian="bold" style:font-weight-complex="bold"/>
    </style:style>
    <style:style style:name="ce670" style:family="table-cell" style:parent-style-name="Default" style:data-style-name="N122">
      <style:table-cell-properties fo:background-color="transparent"/>
      <style:text-properties style:font-name="Arial Narrow1" fo:font-size="10pt" style:font-name-asian="Calibri" style:font-size-asian="10pt" style:font-name-complex="Calibri" style:font-size-complex="10pt"/>
    </style:style>
    <style:style style:name="ce67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use-window-font-color="true" style:font-name="Arial Narrow1" fo:font-size="8pt" fo:font-weight="bold" style:font-size-asian="8pt" style:font-weight-asian="bold" style:font-size-complex="8pt" style:font-weight-complex="bold"/>
    </style:style>
    <style:style style:name="ce672" style:family="table-cell" style:parent-style-name="Default">
      <style:table-cell-properties fo:wrap-option="wrap"/>
      <style:text-properties style:font-name="Arial2" fo:font-size="9pt" fo:font-weight="bold" style:font-size-asian="9pt" style:font-weight-asian="bold" style:font-size-complex="9pt" style:font-weight-complex="bold"/>
    </style:style>
    <style:style style:name="ce673" style:family="table-cell" style:parent-style-name="Default">
      <style:table-cell-properties fo:background-color="transparent" fo:wrap-option="wrap"/>
      <style:text-properties style:font-name="Arial Narrow2" fo:font-size="8pt" style:font-size-asian="8pt" style:font-size-complex="8pt"/>
    </style:style>
    <style:style style:name="ce674" style:family="table-cell" style:parent-style-name="Default">
      <style:table-cell-properties fo:background-color="transparent"/>
      <style:text-properties style:font-name="Arial Narrow2" fo:font-size="8pt" style:font-size-asian="8pt" style:font-size-complex="8pt"/>
    </style:style>
    <style:style style:name="ce10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7777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22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10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0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.5pt" fo:font-style="italic" fo:text-shadow="none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ce908" style:family="table-cell" style:parent-style-name="Default">
      <style:text-properties fo:font-weight="normal" style:font-weight-asian="normal" style:font-weight-complex="normal"/>
    </style:style>
    <style:style style:name="ce1028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029" style:family="table-cell" style:parent-style-name="Default">
      <style:text-properties fo:font-size="10pt" style:font-size-asian="10pt" style:font-size-complex="10pt"/>
    </style:style>
    <style:style style:name="ce10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0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a6a6a6"/>
      <style:text-properties fo:font-size="8pt" fo:font-style="italic" style:font-size-asian="8pt" style:font-style-asian="italic" style:font-size-complex="8pt" style:font-style-complex="italic"/>
    </style:style>
    <style:style style:name="ce1033" style:family="table-cell" style:parent-style-name="Default">
      <style:table-cell-properties fo:background-color="#ffcccc" style:text-align-source="fix" style:repeat-content="false"/>
      <style:paragraph-properties fo:text-align="end" fo:margin-left="0cm"/>
      <style:text-properties fo:color="#cc0000" fo:font-style="italic" fo:font-weight="bold" style:font-style-asian="italic" style:font-weight-asian="bold" style:font-style-complex="italic" style:font-weight-complex="bold"/>
    </style:style>
    <style:style style:name="ce103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035" style:family="table-cell" style:parent-style-name="Default">
      <style:table-cell-properties fo:background-color="#d9d9d9"/>
      <style:text-properties fo:font-size="8pt" fo:font-style="italic" style:font-size-asian="8pt" style:font-style-asian="italic" style:font-size-complex="8pt" style:font-style-complex="italic"/>
    </style:style>
    <style:style style:name="ce1036" style:family="table-cell" style:parent-style-name="Default">
      <style:table-cell-properties fo:background-color="#d9d9d9"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037" style:family="table-cell" style:parent-style-name="Default" style:data-style-name="N122">
      <style:table-cell-properties style:text-align-source="fix" style:repeat-content="false"/>
      <style:paragraph-properties fo:text-align="end" fo:margin-left="0cm"/>
    </style:style>
    <style:style style:name="ce1038" style:family="table-cell" style:parent-style-name="Default">
      <style:table-cell-properties fo:background-color="#f2f2f2"/>
      <style:text-properties fo:font-size="8pt" fo:font-style="italic" style:font-size-asian="8pt" style:font-style-asian="italic" style:font-size-complex="8pt" style:font-style-complex="italic"/>
    </style:style>
    <style:style style:name="ce1039" style:family="table-cell" style:parent-style-name="Default">
      <style:table-cell-properties fo:background-color="#f2f2f2"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040" style:family="table-cell" style:parent-style-name="Default" style:data-style-name="N122"/>
    <style:style style:name="ce1041" style:family="table-cell" style:parent-style-name="Default">
      <style:table-cell-properties fo:background-color="#fed96f"/>
      <style:text-properties fo:color="#974715" fo:font-size="8pt" style:font-size-asian="8pt" style:font-size-complex="8pt"/>
    </style:style>
    <style:style style:name="ce1042" style:family="table-cell" style:parent-style-name="Default">
      <style:table-cell-properties fo:background-color="#fed96f" style:text-align-source="fix" style:repeat-content="false"/>
      <style:paragraph-properties fo:text-align="end" fo:margin-left="0cm"/>
      <style:text-properties fo:color="#974715" fo:font-style="italic" style:font-style-asian="italic" style:font-style-complex="italic"/>
    </style:style>
    <style:style style:name="ce1043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044" style:family="table-cell" style:parent-style-name="Default">
      <style:table-cell-properties fo:background-color="#fee59d"/>
      <style:text-properties fo:color="#bd581a" fo:font-size="8pt" style:font-size-asian="8pt" style:font-size-complex="8pt"/>
    </style:style>
    <style:style style:name="ce1045" style:family="table-cell" style:parent-style-name="Default">
      <style:table-cell-properties fo:background-color="#fee59d" style:text-align-source="fix" style:repeat-content="false"/>
      <style:paragraph-properties fo:text-align="end" fo:margin-left="0cm"/>
      <style:text-properties fo:color="#bd581a" fo:font-style="italic" style:font-style-asian="italic" style:font-style-complex="italic"/>
    </style:style>
    <style:style style:name="ce1046" style:family="table-cell" style:parent-style-name="Default">
      <style:table-cell-properties fo:background-color="#fff1ce"/>
      <style:text-properties fo:color="#e46a21" fo:font-size="8pt" style:font-size-asian="8pt" style:font-size-complex="8pt"/>
    </style:style>
    <style:style style:name="ce1047" style:family="table-cell" style:parent-style-name="Default">
      <style:table-cell-properties fo:background-color="#fff1ce" style:text-align-source="fix" style:repeat-content="false"/>
      <style:paragraph-properties fo:text-align="end" fo:margin-left="0cm"/>
      <style:text-properties fo:color="#e46a21" fo:font-style="italic" style:font-style-asian="italic" style:font-style-complex="italic"/>
    </style:style>
    <style:style style:name="ce1048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7d3f3f" fo:font-style="italic" fo:font-weight="bold" style:font-style-asian="italic" style:font-weight-asian="bold" style:font-style-complex="italic" style:font-weight-complex="bold"/>
    </style:style>
    <style:style style:name="ce1049" style:family="table-cell" style:parent-style-name="Default">
      <style:table-cell-properties fo:background-color="#fed96f" style:text-align-source="fix" style:repeat-content="false"/>
      <style:paragraph-properties fo:text-align="end" fo:margin-left="0cm"/>
      <style:text-properties fo:color="#a6a6a6" fo:font-style="italic" style:font-style-asian="italic" style:font-style-complex="italic"/>
    </style:style>
    <style:style style:name="ce1050" style:family="table-cell" style:parent-style-name="Default" style:data-style-name="N129"/>
    <style:style style:name="ce1051" style:family="table-cell" style:parent-style-name="Default">
      <style:table-cell-properties fo:background-color="#ffcccc" style:text-align-source="fix" style:repeat-content="false"/>
      <style:paragraph-properties fo:text-align="end" fo:margin-left="0cm"/>
      <style:text-properties fo:color="#274927" fo:font-style="italic" fo:font-weight="bold" style:font-style-asian="italic" style:font-weight-asian="bold" style:font-style-complex="italic" style:font-weight-complex="bold"/>
    </style:style>
    <style:style style:name="ce105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053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9900" fo:font-style="italic" fo:font-weight="bold" style:font-style-asian="italic" style:font-weight-asian="bold" style:font-style-complex="italic" style:font-weight-complex="bold"/>
    </style:style>
    <style:style style:name="ce1068" style:family="table-cell" style:parent-style-name="Default">
      <style:table-cell-properties fo:background-color="#fee59d" style:text-align-source="fix" style:repeat-content="false"/>
      <style:paragraph-properties fo:text-align="end" fo:margin-left="0cm"/>
      <style:text-properties fo:color="#bd581a" fo:font-size="8pt" style:font-size-asian="8pt" style:font-size-complex="8pt"/>
    </style:style>
    <style:style style:name="ce1131" style:family="table-cell" style:parent-style-name="Default">
      <style:table-cell-properties fo:background-color="#fee59d" style:text-align-source="fix" style:repeat-content="false"/>
      <style:paragraph-properties fo:text-align="end" fo:margin-left="0cm"/>
      <style:text-properties fo:color="#a6a6a6" fo:font-style="italic" style:font-style-asian="italic" style:font-style-complex="italic"/>
    </style:style>
    <style:style style:name="ce1132" style:family="table-cell" style:parent-style-name="Default">
      <style:table-cell-properties fo:background-color="#fee59d" style:text-align-source="fix" style:repeat-content="false"/>
      <style:paragraph-properties fo:text-align="end" fo:margin-left="0cm"/>
      <style:text-properties fo:color="#a6a6a6" fo:font-size="8pt" style:font-size-asian="8pt" style:font-size-complex="8pt"/>
    </style:style>
    <style:style style:name="ce1133" style:family="table-cell" style:parent-style-name="Default">
      <style:table-cell-properties fo:background-color="#bfbfbf"/>
      <style:text-properties fo:font-size="8pt" fo:font-style="italic" style:font-size-asian="8pt" style:font-style-asian="italic" style:font-size-complex="8pt" style:font-style-complex="italic"/>
    </style:style>
    <style:style style:name="ce1134" style:family="table-cell" style:parent-style-name="Default">
      <style:table-cell-properties fo:background-color="#990000" style:text-align-source="fix" style:repeat-content="false"/>
      <style:paragraph-properties fo:text-align="end" fo:margin-left="0cm"/>
      <style:text-properties fo:color="#ff5050" fo:font-style="italic" fo:font-weight="bold" style:font-style-asian="italic" style:font-weight-asian="bold" style:font-style-complex="italic" style:font-weight-complex="bold"/>
    </style:style>
    <style:style style:name="ce113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36" style:family="table-cell" style:parent-style-name="Default">
      <style:table-cell-properties fo:background-color="#006600" style:text-align-source="fix" style:repeat-content="false"/>
      <style:paragraph-properties fo:text-align="end" fo:margin-left="0cm"/>
      <style:text-properties fo:color="#33cc33" fo:font-style="italic" fo:font-weight="bold" style:font-style-asian="italic" style:font-weight-asian="bold" style:font-style-complex="italic" style:font-weight-complex="bold"/>
    </style:style>
    <style:style style:name="ce1137" style:family="table-cell" style:parent-style-name="Default" style:data-style-name="N129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38" style:family="table-cell" style:parent-style-name="Default">
      <style:table-cell-properties fo:background-color="#cc9999" style:text-align-source="fix" style:repeat-content="false"/>
      <style:paragraph-properties fo:text-align="end" fo:margin-left="0cm"/>
      <style:text-properties fo:color="#ffcccc" fo:font-style="italic" fo:font-weight="bold" style:font-style-asian="italic" style:font-weight-asian="bold" style:font-style-complex="italic" style:font-weight-complex="bold"/>
    </style:style>
    <style:style style:name="ce1139" style:family="table-cell" style:parent-style-name="Default" style:data-style-name="N124">
      <style:table-cell-properties style:text-align-source="fix" style:repeat-content="false"/>
      <style:paragraph-properties fo:text-align="end" fo:margin-left="0cm"/>
    </style:style>
    <style:style style:name="ce1140" style:family="table-cell" style:parent-style-name="Default">
      <style:table-cell-properties fo:background-color="#99cc99" style:text-align-source="fix" style:repeat-content="false"/>
      <style:paragraph-properties fo:text-align="end" fo:margin-left="0cm"/>
      <style:text-properties fo:color="#ccffcc" fo:font-style="italic" fo:font-weight="bold" style:font-style-asian="italic" style:font-weight-asian="bold" style:font-style-complex="italic" style:font-weight-complex="bold"/>
    </style:style>
    <style:style style:name="ce1141" style:family="table-cell" style:parent-style-name="Default">
      <style:table-cell-properties fo:background-color="#d9d9d9"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42" style:family="table-cell" style:parent-style-name="Default">
      <style:table-cell-properties fo:background-color="#77cccc" style:text-align-source="fix" style:repeat-content="false"/>
      <style:paragraph-properties fo:text-align="end" fo:margin-left="0cm"/>
      <style:text-properties fo:color="#117777" fo:font-style="italic" fo:font-weight="bold" style:font-style-asian="italic" style:font-weight-asian="bold" style:font-style-complex="italic" style:font-weight-complex="bold"/>
    </style:style>
    <style:style style:name="ce1143" style:family="table-cell" style:parent-style-name="Default">
      <style:table-cell-properties fo:background-color="#ffccff" style:text-align-source="fix" style:repeat-content="false"/>
      <style:paragraph-properties fo:text-align="end" fo:margin-left="0cm"/>
      <style:text-properties fo:color="#7030a0" fo:font-style="italic" fo:font-weight="bold" style:font-style-asian="italic" style:font-weight-asian="bold" style:font-style-complex="italic" style:font-weight-complex="bold"/>
    </style:style>
    <style:style style:name="ce1144" style:family="table-cell" style:parent-style-name="Default">
      <style:table-cell-properties fo:background-color="#999966" style:text-align-source="fix" style:repeat-content="false"/>
      <style:paragraph-properties fo:text-align="end" fo:margin-left="0cm"/>
      <style:text-properties fo:color="#424100" fo:font-style="italic" fo:font-weight="bold" style:font-style-asian="italic" style:font-weight-asian="bold" style:font-style-complex="italic" style:font-weight-complex="bold"/>
    </style:style>
    <style:style style:name="ce1145" style:family="table-cell" style:parent-style-name="Default">
      <style:table-cell-properties fo:background-color="#999999"/>
      <style:text-properties style:font-name="Arial Narrow1" fo:font-weight="bold" style:font-weight-asian="bold" style:font-weight-complex="bold"/>
    </style:style>
    <style:style style:name="ce1146" style:family="table-cell" style:parent-style-name="Default">
      <style:table-cell-properties fo:background-color="transparent"/>
      <style:text-properties style:font-name="Arial Narrow1"/>
    </style:style>
    <style:style style:name="ce1147" style:family="table-cell" style:parent-style-name="Default"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ce11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 Narrow1" fo:font-size="8pt" style:font-size-asian="8pt" style:font-size-complex="8pt"/>
    </style:style>
    <style:style style:name="ce1149" style:family="table-cell" style:parent-style-name="Default" style:data-style-name="N0">
      <style:table-cell-properties fo:background-color="#cc9999" style:text-align-source="fix" style:repeat-content="false" fo:border="none" style:vertical-align="middle"/>
      <style:paragraph-properties fo:text-align="center" fo:margin-left="0cm"/>
      <style:text-properties fo:color="#ffcccc" style:font-name="Arial Narrow1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ce1150" style:family="table-cell" style:parent-style-name="Default">
      <style:text-properties fo:color="#666666" style:font-name="Arial Narrow1"/>
    </style:style>
    <style:style style:name="ce1151" style:family="table-cell" style:parent-style-name="Default" style:data-style-name="N0">
      <style:table-cell-properties fo:background-color="#99cc99" style:text-align-source="fix" style:repeat-content="false" fo:border="none" style:vertical-align="middle"/>
      <style:paragraph-properties fo:text-align="center" fo:margin-left="0cm"/>
      <style:text-properties fo:color="#ccffcc" style:font-name="Arial Narrow1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ce1152" style:family="table-cell" style:parent-style-name="Default">
      <style:table-cell-properties style:text-align-source="fix" style:repeat-content="false"/>
      <style:paragraph-properties fo:text-align="end" fo:margin-left="0cm"/>
      <style:text-properties fo:color="#e6e6e6" style:font-name="Arial Narrow1" fo:font-size="9pt" style:font-size-asian="9pt" style:font-size-complex="9pt"/>
    </style:style>
    <style:style style:name="ce1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e6e6e6" style:font-name="Arial Narrow1" fo:font-size="9pt" style:font-size-asian="9pt" style:font-size-complex="9pt"/>
    </style:style>
    <style:style style:name="ce1154" style:family="table-cell" style:parent-style-name="Default" style:data-style-name="N0">
      <style:table-cell-properties fo:background-color="#990000" style:text-align-source="fix" style:repeat-content="false" fo:wrap-option="wrap" style:vertical-align="middle"/>
      <style:paragraph-properties fo:text-align="center" fo:margin-left="0cm"/>
      <style:text-properties fo:color="#ffffff" style:font-name="Arial Narrow1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ce1155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fo:color="#cc0000" style:font-name="Arial Narrow1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ce1156" style:family="table-cell" style:parent-style-name="Default">
      <style:table-cell-properties fo:border="0.06pt solid #000000"/>
      <style:text-properties style:font-name="Arial Narrow1"/>
    </style:style>
    <style:style style:name="ce115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 fo:margin-left="0cm"/>
      <style:text-properties fo:color="#006600" style:font-name="Arial Narrow1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ce1158" style:family="table-cell" style:parent-style-name="Default" style:data-style-name="N0">
      <style:table-cell-properties fo:background-color="#999966" style:text-align-source="fix" style:repeat-content="false" fo:border="none" style:vertical-align="middle"/>
      <style:paragraph-properties fo:text-align="center" fo:margin-left="0cm"/>
      <style:text-properties fo:color="#ffffff" style:font-name="Arial Narrow1" fo:font-size="11.5pt" fo:font-weight="bold" style:font-name-asian="Arial Narrow" style:font-size-asian="11.5pt" style:font-weight-asian="bold" style:font-name-complex="Arial Narrow" style:font-size-complex="11.5pt" style:font-weight-complex="bold"/>
    </style:style>
    <style:style style:name="ce115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Arial Narrow1" fo:font-size="11.5pt" fo:font-weight="bold" style:font-name-asian="Arial Narrow" style:font-size-asian="11.5pt" style:font-weight-asian="bold" style:font-name-complex="Arial Narrow" style:font-size-complex="11.5pt" style:font-weight-complex="bold"/>
    </style:style>
    <style:style style:name="ce1160" style:family="table-cell" style:parent-style-name="Default" style:data-style-name="N0">
      <style:table-cell-properties fo:background-color="#006600" style:text-align-source="fix" style:repeat-content="false" fo:wrap-option="wrap" style:vertical-align="middle"/>
      <style:paragraph-properties fo:text-align="center" fo:margin-left="0cm"/>
      <style:text-properties fo:color="#ffffff" style:font-name="Arial Narrow1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ce1161" style:family="table-cell" style:parent-style-name="Default" style:data-style-name="N0">
      <style:table-cell-properties fo:background-color="#ccffcc" style:text-align-source="fix" style:repeat-content="false" fo:border="0.06pt solid #000000" style:vertical-align="middle"/>
      <style:paragraph-properties fo:text-align="center" fo:margin-left="0cm"/>
      <style:text-properties fo:color="#990000" style:font-name="Arial Narrow1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ce1162" style:family="table-cell" style:parent-style-name="Default" style:data-style-name="N0">
      <style:table-cell-properties fo:background-color="#ccffcc" style:text-align-source="fix" style:repeat-content="false" fo:border="0.06pt solid #000000" style:vertical-align="middle"/>
      <style:paragraph-properties fo:text-align="center" fo:margin-left="0cm"/>
      <style:text-properties fo:color="#009900" style:font-name="Arial Narrow1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ce1163" style:family="table-cell" style:parent-style-name="Default">
      <style:table-cell-properties fo:background-color="transparent"/>
      <style:text-properties fo:color="#666666" style:font-name="Arial Narrow1"/>
    </style:style>
    <style:style style:name="ce1164" style:family="table-cell" style:parent-style-name="Default">
      <style:text-properties fo:color="#e6e6e6" style:font-name="Arial Narrow1" fo:font-size="9pt" style:font-size-asian="9pt" style:font-size-complex="9pt"/>
    </style:style>
    <style:style style:name="ce1165" style:family="table-cell" style:parent-style-name="Default">
      <style:table-cell-properties fo:background-color="transparent"/>
      <style:text-properties fo:color="#e6e6e6" style:font-name="Arial Narrow1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0.413cm"/>
      <style:text-properties fo:color="#114477" loext:opacity="100%" style:font-name="Arial Narrow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gr3" style:family="graphic">
      <style:graphic-properties draw:stroke="none" svg:stroke-color="#000000" draw:fill="none" draw:fill-color="#ffffff" fo:min-height="0.406cm"/>
      <style:text-properties fo:color="#114477" loext:opacity="100%" style:font-name="Arial Narro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gr4" style:family="graphic">
      <style:graphic-properties draw:stroke="none" svg:stroke-color="#000000" draw:fill="none" draw:fill-color="#ffffff" fo:min-height="0.479cm"/>
      <style:paragraph-properties fo:text-align="center"/>
      <style:text-properties fo:color="#999999" loext:opacity="100%" style:font-name="Arial Narrow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gr5" style:family="graphic">
      <style:graphic-properties draw:stroke="none" svg:stroke-color="#000000" draw:fill="none" draw:fill-color="#ffffff" fo:min-height="0.479cm"/>
      <style:paragraph-properties fo:text-align="center"/>
      <style:text-properties fo:color="#999999" loext:opacity="100%" style:font-name="Arial Narro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0.475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3.11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0.26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4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89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7.585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6.16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114477" loext:opacity="100%" style:font-name="Arial Narrow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color="#114477" loext:opacity="100%" style:font-name="Arial Narro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999999" loext:opacity="100%" style:font-name="Arial Narrow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999999" loext:opacity="100%" style:font-name="Arial Narro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114477" loext:opacity="100%" style:font-name="Arial Narrow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" style:family="text">
      <style:text-properties fo:color="#114477" loext:opacity="100%" style:font-name="Arial Narro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999999" loext:opacity="100%" style:font-name="Arial Narrow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color="#999999" loext:opacity="100%" style:font-name="Arial Narro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 Narro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1" fo:font-size="5.0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Segoe UI1" style:font-size-asian="5.09999990463257pt" style:language-asian="none" style:country-asian="none" style:font-style-asian="normal" style:font-weight-asian="normal" style:font-name-complex="Segoe UI1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tyle="italic" fo:language="tr" fo:country="TR" style:font-style-asian="italic" style:font-style-complex="italic"/>
    </style:style>
    <style:style style:name="T11" style:family="text">
      <style:text-properties fo:font-style="italic" style:font-style-asian="italic" style:font-style-complex="italic" fo:language="tr" fo:country="TR"/>
    </style:style>
    <style:style style:name="T12" style:family="text">
      <style:text-properties style:font-name="Arial Narrow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fo:font-style="italic" style:font-size-asian="10pt" style:font-size-complex="10pt" style:font-style-asian="italic" style:font-style-complex="italic"/>
    </style:style>
    <style:style style:name="T14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weight-asian="normal" style:font-weight-complex="normal" style:text-emphasize="none" style:font-relief="none" style:text-overline-style="none" style:text-overline-color="font-color" style:font-size-asian="10pt" style:font-size-complex="10pt" fo:font-style="normal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-33% 58%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text-position="33% 58%"/>
    </style:style>
    <style:style style:name="T19" style:family="text">
      <style:text-properties fo:color="#262626" fo:font-size="7pt" style:text-outline="false" style:letter-kerning="false" fo:letter-spacing="normal" style:font-name-asian="SourceSansPro-Regular" style:font-name-complex="SourceSansPro-Regular" style:font-size-asian="7pt" style:font-size-complex="7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fo:font-size="7pt" style:font-size-asian="7pt" style:font-size-complex="7pt" fo:color="#262626" style:text-outline="false" style:letter-kerning="false" fo:letter-spacing="normal" style:font-name-asian="SourceSansPro-Regular" style:font-name-complex="SourceSansPro-Regular"/>
    </style:style>
    <style:style style:name="T22" style:family="text">
      <style:text-properties fo:font-size="7pt" style:font-size-asian="7pt" style:font-size-complex="7pt" fo:color="#262626" style:text-outline="false" style:letter-kerning="false" fo:letter-spacing="normal" style:font-name-asian="SourceSansPro-Regular" style:font-name-complex="SourceSansPro-Regular" fo:language="tr" fo:country="TR"/>
    </style:style>
    <style:style style:name="T23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000000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8pt" style:font-size-complex="8pt" style:text-emphasize="none" style:font-relief="none" style:text-overline-style="none" style:text-overline-color="font-color" fo:font-weight="normal" fo:font-style="italic" style:font-weight-asian="normal" style:font-weight-complex="normal" style:font-style-asian="italic" style:font-style-complex="italic"/>
    </style:style>
    <style:style style:name="T25" style:family="text">
      <style:text-properties fo:color="#000000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8pt" style:font-size-complex="8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  <style:style style:name="T26" style:family="text">
      <style:text-properties fo:color="#000000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8pt" style:font-size-complex="8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27" style:family="text">
      <style:text-properties fo:color="#7f7f7f"/>
    </style:style>
    <style:style style:name="T28" style:family="text">
      <style:text-properties fo:color="#7f7f7f" fo:font-size="8pt" fo:font-style="italic" style:font-size-asian="8pt" style:font-size-complex="8pt" style:font-style-asian="italic" style:font-style-complex="italic"/>
    </style:style>
    <style:style style:name="T29" style:family="text">
      <style:text-properties fo:color="#000000" fo:font-style="italic" style:font-weight-asian="bold" style:font-weight-complex="bold" style:font-style-asian="italic" style:font-style-complex="italic"/>
    </style:style>
    <style:style style:name="T30" style:family="text">
      <style:text-properties fo:font-style="italic" style:font-weight-asian="bold" style:font-weight-complex="bold" style:font-style-asian="italic" style:font-style-complex="italic"/>
    </style:style>
    <style:style style:name="T31" style:family="text">
      <style:text-properties style:font-name="Arial Narrow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weight="normal" style:font-size-asian="9pt" style:font-size-complex="9pt" style:font-weight-asian="normal" style:font-weight-complex="normal" fo:font-style="italic" style:font-style-asian="italic" style:font-style-complex="italic"/>
    </style:style>
    <style:style style:name="T33" style:family="text">
      <style:text-properties fo:color="#a6a6a6" style:font-name="Arial Narrow" fo:font-size="10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bold" style:font-weight-complex="bold" style:font-style-asian="normal" style:font-style-complex="normal"/>
    </style:style>
    <style:style style:name="T34" style:family="text">
      <style:text-properties fo:color="#a6a6a6" style:font-name="Arial Narrow" fo:font-size="10pt" style:text-underline-style="none" style:text-underline-color="font-color" style:text-line-through-type="none" style:text-outline="false" fo:text-shadow="none" style:font-name-asian="Arial Narrow" style:font-name-complex="Arial Narrow" style:font-size-asian="10pt" style:font-size-complex="10pt" style:font-weight-asian="bold" style:font-weight-complex="bold" fo:font-style="italic" style:font-style-asian="italic" style:font-style-complex="italic"/>
    </style:style>
    <style:style style:name="T35" style:family="text">
      <style:text-properties fo:color="#7f7f7f" style:font-name="Arial Narrow" fo:font-size="10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pt" style:font-size-complex="10pt" style:font-weight-asian="normal" style:font-weight-complex="normal" style:font-style-asian="normal" style:font-style-complex="normal"/>
    </style:style>
    <style:style style:name="T36" style:family="text">
      <style:text-properties fo:color="#000000" style:font-name="Arial Narrow" fo:font-size="11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37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9pt" style:font-size-complex="9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8" style:family="text">
      <style:text-properties style:font-size-asian="12pt" style:font-size-complex="12pt"/>
    </style:style>
    <style:style style:name="T39" style:family="text">
      <style:text-properties fo:font-style="italic" style:font-size-asian="12pt" style:font-size-complex="12pt" style:font-weight-asian="normal" style:font-weight-complex="normal" style:font-style-asian="italic" style:font-style-complex="italic"/>
    </style:style>
    <style:style style:name="T40" style:family="text">
      <style:text-properties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0.5pt" style:font-size-complex="10.5pt" style:font-style-asian="normal" style:font-style-complex="normal"/>
    </style:style>
    <style:style style:name="T41" style:family="text">
      <style:text-properties fo:font-weight="bold" fo:font-style="italic" style:font-weight-asian="bold" style:font-weight-complex="bold" style:font-style-asian="italic" style:font-style-complex="italic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style:font-weight-asian="normal" style:font-weight-complex="normal" fo:color="#000000" fo:font-style="italic" style:font-style-asian="italic" style:font-style-complex="italic"/>
    </style:style>
    <style:style style:name="T44" style:family="text">
      <style:text-properties fo:font-style="normal" style:font-size-asian="10pt" style:font-size-complex="10pt" style:font-style-asian="normal" style:font-style-complex="normal"/>
    </style:style>
    <style:style style:name="T45" style:family="text">
      <style:text-properties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6pt" style:font-size-complex="16pt" style:font-weight-asian="normal" style:font-weight-complex="normal" style:font-style-asian="normal" style:font-style-complex="normal"/>
    </style:style>
    <style:style style:name="T46" style:family="text">
      <style:text-properties style:font-size-asian="13pt" style:font-size-complex="13pt" style:font-weight-asian="normal" style:font-weight-complex="normal"/>
    </style:style>
    <style:style style:name="T47" style:family="text">
      <style:text-properties style:font-size-asian="13pt" style:font-size-complex="13pt"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tyle-asian="normal" style:font-style-complex="normal"/>
    </style:style>
    <style:style style:name="T48" style:family="text">
      <style:text-properties style:font-size-asian="13pt" style:font-size-complex="13pt" style:font-name="Arial Narrow" style:text-underline-style="none" style:text-underline-color="font-color" style:text-line-through-type="none" style:text-outline="false" fo:text-shadow="none" style:font-name-asian="Arial Narrow" style:font-name-complex="Arial Narrow" fo:font-weight="bold" fo:font-style="italic" style:font-weight-asian="bold" style:font-weight-complex="bold" style:font-style-asian="italic" style:font-style-complex="italic"/>
    </style:style>
    <style:style style:name="T49" style:family="text">
      <style:text-properties fo:font-weight="normal" style:font-size-asian="13pt" style:font-size-complex="13pt" style:font-weight-asian="normal" style:font-weight-complex="normal"/>
    </style:style>
    <style:style style:name="T50" style:family="text">
      <style:text-properties fo:font-weight="normal" style:font-size-asian="13pt" style:font-size-complex="13pt" style:font-weight-asian="normal" style:font-weight-complex="normal" style:text-underline-style="none" style:text-underline-color="font-color" style:text-line-through-type="none" fo:font-style="normal" style:text-outline="false" fo:text-shadow="none" style:font-name-asian="Arial Narrow" style:font-name-complex="Arial Narrow" style:font-style-asian="normal" style:font-style-complex="normal"/>
    </style:style>
    <style:style style:name="T51" style:family="text">
      <style:text-properties style:font-size-asian="13pt" style:font-size-complex="13pt" style:text-underline-style="none" style:text-underline-color="font-color" style:text-line-through-type="none" style:text-outline="false" fo:text-shadow="none" style:font-name-asian="Arial Narrow" style:font-name-complex="Arial Narrow" fo:font-weight="bold" fo:font-style="italic" style:font-weight-asian="bold" style:font-weight-complex="bold" style:font-style-asian="italic" style:font-style-complex="italic"/>
    </style:style>
    <style:style style:name="T52" style:family="text">
      <style:text-properties style:font-name="Arial Narrow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4pt" style:font-size-complex="14pt" style:font-weight-asian="normal" style:font-weight-complex="normal" style:font-style-asian="italic" style:font-style-complex="italic"/>
    </style:style>
    <style:style style:name="T53" style:family="text">
      <style:text-properties style:font-size-asian="10pt" style:font-size-complex="10pt"/>
    </style:style>
    <style:style style:name="T54" style:family="text">
      <style:text-properties fo:color="#0000ff" style:font-name="Arial Narrow" fo:font-size="13pt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3pt" style:font-size-complex="13pt" style:font-weight-asian="normal" style:font-weight-complex="normal" style:font-style-asian="italic" style:font-style-complex="italic"/>
    </style:style>
    <style:style style:name="T55" style:family="text">
      <style:text-properties style:font-name="Arial Narrow" fo:font-weight="bold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9pt" style:font-size-complex="9pt" style:font-weight-asian="bold" style:font-weight-complex="bold" style:font-style-asian="normal" style:font-style-complex="normal"/>
    </style:style>
    <style:style style:name="T56" style:family="text">
      <style:text-properties fo:font-style="normal" style:font-style-asian="normal" style:font-style-complex="normal" style:font-name="Arial Narrow" fo:font-weight="normal" style:text-underline-style="none" style:text-underline-color="font-color" style:text-line-through-type="none" style:text-outline="false" fo:text-shadow="none" style:font-name-asian="Arial Narrow" style:font-name-complex="Arial Narrow" style:font-size-asian="9pt" style:font-size-complex="9pt" style:font-weight-asian="normal" style:font-weight-complex="normal"/>
    </style:style>
    <style:style style:name="T57" style:family="text">
      <style:text-properties fo:font-style="normal" style:font-style-asian="normal" style:font-style-complex="normal" style:font-name="Arial Narrow" style:text-underline-style="none" style:text-underline-color="font-color" style:text-line-through-type="none" style:text-outline="false" fo:text-shadow="none" style:font-name-asian="Arial Narrow" style:font-name-complex="Arial Narrow" style:font-size-asian="9pt" style:font-size-complex="9pt" style:font-weight-asian="normal" style:font-weight-complex="normal"/>
    </style:style>
    <style:style style:name="T58" style:family="text">
      <style:text-properties style:font-name="Arial Narrow" fo:font-weight="normal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4pt" style:font-size-complex="14pt" style:font-weight-asian="normal" style:font-weight-complex="normal" style:font-style-asian="italic" style:font-style-complex="italic"/>
    </style:style>
    <style:style style:name="T59" style:family="text">
      <style:text-properties fo:color="#000000" style:font-name="Arial Narrow" fo:font-size="8pt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8pt" style:font-size-complex="8pt" style:font-weight-asian="normal" style:font-weight-complex="normal" style:font-style-asian="italic" style:font-style-complex="italic"/>
    </style:style>
    <style:style style:name="T60" style:family="text">
      <style:text-properties fo:color="#000000" fo:font-style="italic" style:font-style-asian="italic" style:font-style-complex="italic"/>
    </style:style>
    <style:style style:name="T61" style:family="text">
      <style:text-properties fo:color="#000000" style:font-name="Arial Narrow" fo:font-size="13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62" style:family="text">
      <style:text-properties fo:color="#a6a6a6" style:font-name="Arial Narrow" fo:font-size="13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3pt" style:font-size-complex="13pt" style:font-weight-asian="normal" style:font-weight-complex="normal" style:font-style-asian="normal" style:font-style-complex="normal"/>
    </style:style>
    <style:style style:name="T63" style:family="text">
      <style:text-properties style:font-name="Arial Narrow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4" style:family="text">
      <style:text-properties style:font-name="Arial Narrow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Arial Narrow" style:font-name-complex="Arial Narrow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5" style:family="text">
      <style:text-properties fo:font-style="italic" style:font-size-asian="8pt" style:font-size-complex="8pt" style:font-style-asian="italic" style:font-style-complex="italic"/>
    </style:style>
    <style:style style:name="T66" style:family="text">
      <style:text-properties style:font-size-asian="8pt" style:font-size-complex="8pt" fo:font-style="normal" style:font-style-asian="normal" style:font-style-complex="normal"/>
    </style:style>
    <style:style style:name="T67" style:family="text">
      <style:text-properties style:font-size-asian="8pt" style:font-size-complex="8pt" fo:font-style="italic" style:font-style-asian="italic" style:font-style-complex="italic"/>
    </style:style>
    <style:style style:name="T68" style:family="text">
      <style:text-properties style:font-size-asian="11pt" style:font-size-complex="11pt"/>
    </style:style>
    <style:style style:name="T69" style:family="text">
      <style:text-properties style:font-size-asian="11pt" style:font-size-complex="11pt" fo:font-style="italic" style:font-style-asian="italic" style:font-style-complex="italic"/>
    </style:style>
    <style:style style:name="T70" style:family="text">
      <style:text-properties fo:font-style="normal" style:font-size-asian="8pt" style:font-size-complex="8pt" style:font-style-asian="normal" style:font-style-complex="normal"/>
    </style:style>
    <style:style style:name="T71" style:family="text">
      <style:text-properties fo:color="#000000" style:font-name="Arial Narrow" fo:font-size="11pt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1pt" style:font-size-complex="11pt" style:font-weight-asian="normal" style:font-weight-complex="normal" style:font-style-asian="normal" style:font-style-complex="normal"/>
    </style:style>
    <style:style style:name="T72" style:family="text">
      <style:text-properties fo:color="#000000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weight-asian="normal" style:font-weight-complex="normal" style:font-style-asian="normal" style:font-style-complex="normal" fo:font-size="10.5pt" style:font-size-asian="10.5pt" style:font-size-complex="10.5pt"/>
    </style:style>
    <style:style style:name="T73" style:family="text">
      <style:text-properties style:font-size-asian="10.5pt" style:font-size-complex="10.5pt"/>
    </style:style>
    <style:style style:name="T74" style:family="text">
      <style:text-properties style:font-size-asian="10.5pt" style:font-size-complex="10.5pt" fo:font-weight="bold" fo:font-style="italic" style:font-weight-asian="bold" style:font-weight-complex="bold" style:font-style-asian="italic" style:font-style-complex="italic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fo:font-size="11pt" fo:font-style="italic" style:font-size-asian="11pt" style:font-size-complex="11pt" style:font-weight-asian="normal" style:font-weight-complex="normal" style:font-style-asian="italic" style:font-style-complex="italic"/>
    </style:style>
    <style:style style:name="T77" style:family="text">
      <style:text-properties fo:font-size="7.5pt" style:font-size-asian="7.5pt" style:font-size-complex="7.5pt"/>
    </style:style>
    <style:style style:name="T78" style:family="text">
      <style:text-properties fo:font-size="6pt" style:font-size-asian="6pt" style:font-size-complex="6pt"/>
    </style:style>
    <style:style style:name="T79" style:family="text">
      <style:text-properties fo:font-weight="normal" style:font-weight-asian="normal" style:font-weight-complex="normal" style:font-name="Arial Narrow" style:text-underline-style="none" style:text-underline-color="font-color" style:text-line-through-type="none" fo:font-style="normal" style:text-outline="false" fo:text-shadow="none" style:font-name-asian="Arial Narrow" style:font-name-complex="Arial Narrow" style:font-size-asian="14pt" style:font-size-complex="14pt" style:font-style-asian="normal" style:font-style-complex="normal"/>
    </style:style>
    <style:style style:name="T80" style:family="text">
      <style:text-properties style:font-name="Arial Narrow" style:text-underline-style="none" style:text-underline-color="font-color" style:text-line-through-type="none" style:text-outline="false" fo:text-shadow="none" style:font-name-asian="Arial Narrow" style:font-name-complex="Arial Narrow" style:font-size-asian="14pt" style:font-size-complex="14pt" fo:font-weight="bold" fo:font-style="italic" style:font-weight-asian="bold" style:font-weight-complex="bold" style:font-style-asian="italic" style:font-style-complex="italic"/>
    </style:style>
    <style:style style:name="T81" style:family="text">
      <style:text-properties style:font-weight-asian="normal" style:font-weight-complex="normal"/>
    </style:style>
    <style:style style:name="T82" style:family="text">
      <style:text-properties fo:color="#000000" style:font-name="Arial Narrow" fo:font-weight="bold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83" style:family="text">
      <style:text-properties style:font-name="Arial Narrow" fo:font-weight="bold" style:text-underline-style="none" style:text-underline-color="font-color" style:text-line-through-type="none" fo:font-style="italic" style:text-outline="false" fo:text-shadow="none" style:font-name-asian="Arial Narrow" style:font-name-complex="Arial Narrow" style:font-size-asian="11pt" style:font-size-complex="11pt" style:font-weight-asian="bold" style:font-weight-complex="bold" style:font-style-asian="italic" style:font-style-complex="italic"/>
    </style:style>
    <style:style style:name="T84" style:family="text">
      <style:text-properties style:font-size-asian="13pt" style:font-size-complex="13pt"/>
    </style:style>
    <style:style style:name="T8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6" style:family="text">
      <style:text-properties fo:color="#000000" style:font-name="Arial Narrow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text-position="super 58%"/>
    </style:style>
    <style:style style:name="T88" style:family="text">
      <style:text-properties style:font-name="Calibri"/>
    </style:style>
    <style:style style:name="T89" style:family="text">
      <style:text-properties fo:color="#1c1b1c" fo:font-size="10.5pt" style:font-size-asian="10.5pt" style:font-size-complex="10.5pt"/>
    </style:style>
    <style:style style:name="T90" style:family="text">
      <style:text-properties fo:font-size="10.5pt" style:font-size-asian="10.5pt" style:font-size-complex="10.5pt" fo:color="#302f30"/>
    </style:style>
    <style:style style:name="T91" style:family="text">
      <style:text-properties fo:font-size="10.5pt" style:font-size-asian="10.5pt" style:font-size-complex="10.5pt" fo:color="#1c1b1c"/>
    </style:style>
    <style:style style:name="T92" style:family="text">
      <style:text-properties fo:font-weight="bold"/>
    </style:style>
    <style:style style:name="T93" style:family="text">
      <style:text-properties style:font-name="Calibri" fo:font-size="11pt" fo:language="none" fo:country="none" style:language-asian="none" style:country-asian="none" style:language-complex="none" style:country-complex="none" style:font-name-asian="Times New Roman" style:font-name-complex="Calibr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Performance Instruments" table:style-name="ta1" table:protected="true" table:protection-key="E2MYwqppcGO6rCAuUFR9HMBxwCg=" table:protection-key-digest-algorithm="http://www.w3.org/2000/09/xmldsig#sha1" table:print-ranges="'Performance Instruments'.B2:'Performance Instruments'.U33">
        <loext:table-protection loext:select-protected-cells="true" loext:select-unprotected-cells="true"/>
        <office:forms form:automatic-focus="false" form:apply-design-mode="false"/>
        <table:shapes>
          <draw:frame draw:z-index="0" draw:style-name="gr1" draw:text-style-name="P1" svg:width="7.163cm" svg:height="7.112cm" svg:x="2.808cm" svg:y="9.744cm">
            <draw:object draw:notify-on-update-of-ranges="'Performance Instruments'.C9:'Performance Instruments'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63cm" svg:height="7.112cm" svg:x="23.262cm" svg:y="9.744cm">
            <draw:object draw:notify-on-update-of-ranges="'Performance Instruments'.O9:'Performance Instruments'.O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181cm" svg:height="7.726cm" svg:x="9.985cm" svg:y="9.744cm">
            <draw:object draw:notify-on-update-of-ranges="'Performance Instruments'.L3:'Performance Instruments'.M3 'Performance Instruments'.L6:'Performance Instruments'.M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1.131cm" svg:height="0.413cm" svg:x="10.472cm" svg:y="0.57cm">
            <draw:text-box>
              <text:p><text:span text:style-name="T1">ACCBAR</text:span></text:p>
            </draw:text-box>
          </draw:frame>
          <draw:frame draw:z-index="4" draw:style-name="gr3" draw:text-style-name="P3" svg:width="1.371cm" svg:height="0.406cm" svg:x="10.462cm" svg:y="0.158cm">
            <draw:text-box>
              <text:p><text:span text:style-name="T2">Δ:</text:span></text:p>
            </draw:text-box>
          </draw:frame>
          <draw:frame draw:z-index="5" draw:style-name="gr4" draw:text-style-name="P5" svg:width="1.726cm" svg:height="0.479cm" svg:x="2.9cm" svg:y="9.773cm">
            <draw:text-box>
              <text:p text:style-name="P4"><text:span text:style-name="T3">PPV vs. FDR</text:span></text:p>
            </draw:text-box>
          </draw:frame>
          <draw:frame draw:z-index="6" draw:style-name="gr4" draw:text-style-name="P5" svg:width="1.726cm" svg:height="0.479cm" svg:x="5.484cm" svg:y="13.044cm">
            <draw:text-box>
              <text:p text:style-name="P4"><text:span text:style-name="T3">NPV vs. FOR</text:span></text:p>
            </draw:text-box>
          </draw:frame>
          <draw:frame draw:z-index="7" draw:style-name="gr5" draw:text-style-name="P6" svg:width="1.726cm" svg:height="0.479cm" svg:x="8.398cm" svg:y="16.364cm">
            <draw:text-box>
              <text:p text:style-name="P4"><text:span text:style-name="T4">Prediction</text:span></text:p>
            </draw:text-box>
          </draw:frame>
          <draw:frame draw:z-index="8" draw:style-name="gr4" draw:text-style-name="P5" svg:width="1.726cm" svg:height="0.479cm" svg:x="23.273cm" svg:y="9.798cm">
            <draw:text-box>
              <text:p text:style-name="P4"><text:span text:style-name="T3">TPR vs. FNR</text:span></text:p>
            </draw:text-box>
          </draw:frame>
          <draw:frame draw:z-index="9" draw:style-name="gr4" draw:text-style-name="P5" svg:width="1.726cm" svg:height="0.479cm" svg:x="25.912cm" svg:y="13.044cm">
            <draw:text-box>
              <text:p text:style-name="P4"><text:span text:style-name="T3">TNR vs. FPR</text:span></text:p>
            </draw:text-box>
          </draw:frame>
          <draw:frame draw:z-index="10" draw:style-name="gr5" draw:text-style-name="P6" svg:width="1.726cm" svg:height="0.479cm" svg:x="28.748cm" svg:y="16.364cm">
            <draw:text-box>
              <text:p text:style-name="P4"><text:span text:style-name="T4">Ground truth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78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61"/>
        <table:table-column table:style-name="co13" table:default-cell-style-name="ce411"/>
        <table:table-column table:style-name="co11" table:default-cell-style-name="ce261"/>
        <table:table-column table:style-name="co14" table:default-cell-style-name="ce411"/>
        <table:table-column table:style-name="co15" table:default-cell-style-name="ce411"/>
        <table:table-column table:style-name="co16" table:default-cell-style-name="ce261"/>
        <table:table-column table:style-name="co17" table:default-cell-style-name="ce261"/>
        <table:table-column table:style-name="co18" table:default-cell-style-name="ce411"/>
        <table:table-column table:style-name="co19" table:default-cell-style-name="ce411"/>
        <table:table-column table:style-name="co20" table:default-cell-style-name="ce679"/>
        <table:table-column table:style-name="co21" table:default-cell-style-name="ce140"/>
        <table:table-column table:style-name="co22" table:number-columns-repeated="42" table:default-cell-style-name="ce1"/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  <table:table-cell table:style-name="ce134"/>
          <table:table-cell table:style-name="ce138"/>
          <table:table-cell table:number-columns-repeated="42"/>
        </table:table-row>
        <table:table-row table:style-name="ro2">
          <table:table-cell/>
          <table:table-cell table:style-name="ce4" office:value-type="string" calcext:value-type="string">
            <text:p><text:span text:style-name="T8">F</text:span><text:span text:style-name="T9">0.5</text:span></text:p>
          </table:table-cell>
          <table:table-cell table:style-name="ce39" office:value-type="string" calcext:value-type="string" table:number-columns-spanned="2" table:number-rows-spanned="1">
            <text:p><text:span text:style-name="T8">PPV</text:span> &gt; <text:span text:style-name="T8">TPR</text:span></text:p>
          </table:table-cell>
          <table:covered-table-cell table:style-name="ce222"/>
          <table:table-cell table:style-name="ce70" table:formula="of:=1.25*(PPV*TPR)/(0.25*PPV+TPR)" office:value-type="float" office:value="0.909090909090909" calcext:value-type="float">
            <text:p>0.9091</text:p>
          </table:table-cell>
          <table:table-cell table:style-name="ce102" office:value-type="string" calcext:value-type="string" table:number-columns-spanned="1" table:number-rows-spanned="2">
            <text:p>Normalized Mutual Info <text:span text:style-name="T8">nMI</text:span> <text:span text:style-name="T16">arithmetic</text:span></text:p>
          </table:table-cell>
          <table:table-cell table:style-name="ce126" office:value-type="string" calcext:value-type="string" table:number-columns-spanned="1" table:number-rows-spanned="2">
            <text:p><text:span text:style-name="T38">Cohen's</text:span></text:p>
            <text:p><text:span text:style-name="T38">Kappa</text:span></text:p>
            <text:p><text:span text:style-name="T39">CK </text:span><text:span text:style-name="T40">±</text:span></text:p>
          </table:table-cell>
          <table:table-cell table:style-name="ce152" office:value-type="string" calcext:value-type="string" table:number-columns-spanned="1" table:number-rows-spanned="2">
            <text:p><text:span text:style-name="T44">Mathews Correlation Coefficient</text:span> MCC <text:span text:style-name="T45">±</text:span></text:p>
          </table:table-cell>
          <table:table-cell table:style-name="ce168" table:formula="of:=ACC-NIR" office:value-type="float" office:value="0.323529411764706" calcext:value-type="float" table:number-columns-spanned="2" table:number-rows-spanned="1">
            <text:p>0.324</text:p>
          </table:table-cell>
          <table:covered-table-cell table:style-name="ce333" office:value-type="string" calcext:value-type="string">
            <text:p><text:span text:style-name="T9">Accuracy</text:span></text:p>
            <text:p><text:span text:style-name="T52">ACC</text:span></text:p>
          </table:covered-table-cell>
          <table:table-cell table:style-name="ce56"/>
          <table:table-cell table:style-name="ce216" office:value-type="string" calcext:value-type="string">
            <text:p>Prevalence, <text:span text:style-name="T8">PREV</text:span> </text:p>
          </table:table-cell>
          <table:table-cell table:style-name="ce242" table:formula="of:=P/Sn" office:value-type="percentage" office:value="0.411764705882353" calcext:value-type="percentage">
            <text:p>41.18%</text:p>
          </table:table-cell>
          <table:table-cell table:style-name="ce228" table:number-columns-spanned="1" table:number-rows-spanned="5"/>
          <table:table-cell table:style-name="ce220" office:value-type="string" calcext:value-type="string" table:number-columns-spanned="2" table:number-rows-spanned="1">
            <text:p>Your citation/notes goes here</text:p>
          </table:table-cell>
          <table:covered-table-cell table:style-name="Default"/>
          <table:table-cell table:style-name="ce338" office:value-type="string" calcext:value-type="string" table:number-columns-spanned="1" table:number-rows-spanned="2">
            <text:p><text:span text:style-name="T68">Balanced Accuracy  </text:span><text:span text:style-name="T69">BACC</text:span></text:p>
          </table:table-cell>
          <table:table-cell table:style-name="ce363" office:value-type="string" calcext:value-type="string" table:number-columns-spanned="2" table:number-rows-spanned="2">
            <text:p><text:span text:style-name="T75">G-metric</text:span></text:p>
            <text:p><text:span text:style-name="T76">G</text:span></text:p>
          </table:table-cell>
          <table:covered-table-cell table:style-name="ce380"/>
          <table:table-cell table:style-name="ce390" office:value-type="string" calcext:value-type="string" table:number-columns-spanned="1" table:number-rows-spanned="4">
            <text:p>Chi-squared test</text:p>
            <text:p>P-value</text:p>
            <text:p><text:span text:style-name="T81">(2 tails)</text:span></text:p>
          </table:table-cell>
          <table:table-cell table:style-name="ce432" office:value-type="string" calcext:value-type="string" table:number-columns-spanned="1" table:number-rows-spanned="4">
            <text:p><text:span text:style-name="T84">Mutual Information </text:span><text:span text:style-name="T52">MI</text:span></text:p>
          </table:table-cell>
          <table:table-cell table:style-name="Default"/>
          <table:table-cell table:number-columns-repeated="42"/>
        </table:table-row>
        <table:table-row table:style-name="ro3">
          <table:table-cell/>
          <table:table-cell table:style-name="ce4" office:value-type="string" calcext:value-type="string" table:number-columns-spanned="1" table:number-rows-spanned="3">
            <text:p><text:span text:style-name="T8">F</text:span><text:span text:style-name="T9">1</text:span></text:p>
          </table:table-cell>
          <table:table-cell table:style-name="ce40" office:value-type="string" calcext:value-type="string" table:number-columns-spanned="2" table:number-rows-spanned="3">
            <text:p><text:span text:style-name="T8">PPV</text:span> ≡ <text:span text:style-name="T8">TPR</text:span></text:p>
            <text:p><text:span text:style-name="T17">Harmonic</text:span></text:p>
            <text:p><text:span text:style-name="T17">Mean</text:span></text:p>
          </table:table-cell>
          <table:covered-table-cell table:style-name="ce222"/>
          <table:table-cell table:style-name="ce71" table:formula="of:=2*(PPV*TPR)/(PPV+TPR)" office:value-type="float" office:value="0.888888888888889" calcext:value-type="float" table:number-columns-spanned="1" table:number-rows-spanned="3">
            <text:p>0.8889</text:p>
          </table:table-cell>
          <table:covered-table-cell table:style-name="ce248"/>
          <table:covered-table-cell table:style-name="ce263"/>
          <table:covered-table-cell table:style-name="ce285"/>
          <table:table-cell table:style-name="ce316" table:formula="of:=IF(ACCBAR_DELTA&gt;3*USTEP;&quot;Over&quot;;IF(ACCBAR_DELTA&gt;2*USTEP;&quot;Close&quot;;IF(ACCBAR_DELTA&gt;USTEP;&quot;Very close&quot;;IF(ACCBAR_DELTA&gt;=0;&quot;Hit&quot;;&quot;Under&quot;))))" office:value-type="string" office:string-value="Over" calcext:value-type="string">
            <text:p>Over</text:p>
          </table:table-cell>
          <table:table-cell table:style-name="ce198" office:value-type="string" calcext:value-type="string" table:number-columns-spanned="1" table:number-rows-spanned="2">
            <text:p><text:span text:style-name="T53">Accuracy</text:span></text:p>
            <text:p><text:span text:style-name="T52">ACC</text:span></text:p>
          </table:table-cell>
          <table:table-cell/>
          <table:table-cell table:style-name="ce217" office:value-type="string" calcext:value-type="string">
            <text:p>Positive, <text:span text:style-name="T41">P</text:span></text:p>
          </table:table-cell>
          <table:table-cell table:style-name="ce243" office:value-type="string" calcext:value-type="string">
            <text:p>Negative, <text:span text:style-name="T41">N</text:span></text:p>
          </table:table-cell>
          <table:covered-table-cell/>
          <table:table-cell table:style-name="ce288" office:value-type="string" calcext:value-type="string" table:number-columns-spanned="1" table:number-rows-spanned="2">
            <text:p>Area Under ROC Curve <text:span text:style-name="T58">(AUCROC)</text:span></text:p>
          </table:table-cell>
          <table:table-cell table:style-name="ce318" office:value-type="string" calcext:value-type="string">
            <text:p><text:span text:style-name="T12">Informedness</text:span></text:p>
            <text:p><text:span text:style-name="T63">INFORM</text:span><text:span text:style-name="T64"> ±</text:span></text:p>
          </table:table-cell>
          <table:covered-table-cell table:style-name="ce357"/>
          <table:covered-table-cell table:style-name="ce306"/>
          <table:covered-table-cell table:style-name="ce381"/>
          <table:covered-table-cell table:style-name="ce285"/>
          <table:covered-table-cell table:style-name="ce263"/>
          <table:table-cell table:style-name="Default"/>
          <table:table-cell table:number-columns-repeated="42"/>
        </table:table-row>
        <table:table-row table:style-name="ro4">
          <table:table-cell/>
          <table:covered-table-cell table:style-name="ce5"/>
          <table:covered-table-cell table:number-columns-repeated="2" table:style-name="Default"/>
          <table:covered-table-cell table:style-name="ce97"/>
          <table:table-cell table:style-name="ce249" office:value-type="string" calcext:value-type="string">
            <text:p>Non-arith. range</text:p>
          </table:table-cell>
          <table:table-cell table:style-name="ce267" office:value-type="string" calcext:value-type="string">
            <text:p><text:span text:style-name="T15">(</text:span><text:span text:style-name="T8">ACC-Ckc</text:span><text:span text:style-name="T15">)/</text:span><text:span text:style-name="T8">CKc</text:span></text:p>
          </table:table-cell>
          <table:table-cell table:style-name="ce287" office:value-type="string" calcext:value-type="string">
            <text:p>√<text:span text:style-name="T8">INFORM</text:span>.<text:span text:style-name="T8">MARK</text:span></text:p>
          </table:table-cell>
          <table:table-cell table:style-name="ce317" office:value-type="string" calcext:value-type="string" table:number-columns-spanned="1" table:number-rows-spanned="2">
            <text:p>Accuracy Barrier</text:p>
          </table:table-cell>
          <table:covered-table-cell table:style-name="ce335"/>
          <table:table-cell/>
          <table:table-cell table:style-name="ce217"/>
          <table:table-cell table:style-name="ce243"/>
          <table:covered-table-cell/>
          <table:covered-table-cell table:style-name="ce302"/>
          <table:table-cell table:style-name="ce344" table:formula="of:=ROUND((INFORM+1)/2;4)&amp;&quot; in [0,1]&quot;" office:value-type="string" office:string-value="0.9036 in [0,1]" calcext:value-type="string">
            <text:p>0.9036 in [0,1]</text:p>
          </table:table-cell>
          <table:table-cell table:style-name="ce331" office:value-type="string" calcext:value-type="string">
            <text:p>Arithmetic mean</text:p>
          </table:table-cell>
          <table:table-cell table:style-name="ce361" office:value-type="string" calcext:value-type="string" table:number-columns-spanned="2" table:number-rows-spanned="1">
            <text:p>Geometric mean</text:p>
          </table:table-cell>
          <table:covered-table-cell table:style-name="ce395"/>
          <table:covered-table-cell table:style-name="ce285"/>
          <table:covered-table-cell table:style-name="ce263"/>
          <table:table-cell table:style-name="Default"/>
          <table:table-cell table:number-columns-repeated="42"/>
        </table:table-row>
        <table:table-row table:style-name="ro4">
          <table:table-cell/>
          <table:covered-table-cell table:style-name="ce5"/>
          <table:covered-table-cell table:number-columns-repeated="2" table:style-name="Default"/>
          <table:covered-table-cell table:style-name="ce97"/>
          <table:table-cell table:style-name="ce252" table:formula="of:=&quot;[&quot;&amp;ROUND(MIN(nMIgeo; nMIjoi; nMImin; nMImax);4)&amp;&quot;, &quot;&amp;ROUND(MAX(nMIgeo; nMIjoi; nMImin; nMImax);4)&amp;&quot;]&quot;" office:value-type="string" office:string-value="[0.0016, 0.171]" calcext:value-type="string">
            <text:p>[0.0016, 0.171]</text:p>
          </table:table-cell>
          <table:table-cell table:style-name="ce144" table:formula="of:=ROUND((CK+1)/2;4)&amp;&quot; in [0,1]&quot;" office:value-type="string" office:string-value="0.9079 in [0,1]" calcext:value-type="string">
            <text:p>0.9079 in [0,1]</text:p>
          </table:table-cell>
          <table:table-cell table:style-name="ce144" table:formula="of:=ROUND((MCC+1)/2;4)&amp;&quot; in [0,1]&quot;" office:value-type="string" office:string-value="0.9087 in [0,1]" calcext:value-type="string">
            <text:p>0.9087 in [0,1]</text:p>
          </table:table-cell>
          <table:covered-table-cell table:style-name="ce319"/>
          <table:table-cell table:style-name="ce336" office:value-type="string" calcext:value-type="string">
            <text:p><text:span text:style-name="T8">TC</text:span> / <text:span text:style-name="T8">Sn</text:span></text:p>
          </table:table-cell>
          <table:table-cell/>
          <table:table-cell table:style-name="ce218"/>
          <table:table-cell table:style-name="ce245"/>
          <table:covered-table-cell/>
          <table:table-cell table:style-name="ce286" office:value-type="string" calcext:value-type="string">
            <text:p><text:span text:style-name="T8">TPR</text:span> <text:span text:style-name="T8">vs.</text:span> <text:span text:style-name="T8">FPR</text:span></text:p>
          </table:table-cell>
          <table:table-cell table:style-name="ce345" office:value-type="string" calcext:value-type="string">
            <text:p><text:span text:style-name="T65">TPR +</text:span><text:span text:style-name="T66"> </text:span><text:span text:style-name="T67">TNR</text:span><text:span text:style-name="T66"> – 1</text:span></text:p>
          </table:table-cell>
          <table:table-cell table:style-name="ce359" office:value-type="string" calcext:value-type="string" table:number-columns-spanned="3" table:number-rows-spanned="1">
            <text:p><text:span text:style-name="T70">of </text:span><text:span text:style-name="T67">TPR </text:span><text:span text:style-name="T66">and </text:span><text:span text:style-name="T67">TNR</text:span></text:p>
          </table:table-cell>
          <table:covered-table-cell table:style-name="ce359" office:value-type="string" calcext:value-type="string">
            <text:p><text:span text:style-name="T70">of </text:span><text:span text:style-name="T67">TPR </text:span><text:span text:style-name="T66">and </text:span><text:span text:style-name="T67">TNR</text:span></text:p>
          </table:covered-table-cell>
          <table:covered-table-cell table:style-name="ce383"/>
          <table:covered-table-cell table:style-name="ce391"/>
          <table:covered-table-cell table:style-name="ce263"/>
          <table:table-cell table:style-name="Default"/>
          <table:table-cell table:number-columns-repeated="42"/>
        </table:table-row>
        <table:table-row table:style-name="ro5">
          <table:table-cell/>
          <table:table-cell table:style-name="ce4" office:value-type="string" calcext:value-type="string">
            <text:p><text:span text:style-name="T8">F</text:span><text:span text:style-name="T9">2</text:span></text:p>
          </table:table-cell>
          <table:table-cell table:style-name="ce39" office:value-type="string" calcext:value-type="string" table:number-columns-spanned="2" table:number-rows-spanned="1">
            <text:p><text:span text:style-name="T8">PPV</text:span> &lt; <text:span text:style-name="T8">TPR</text:span></text:p>
          </table:table-cell>
          <table:covered-table-cell table:style-name="ce55"/>
          <table:table-cell table:style-name="ce70" table:formula="of:=5*(PPV*TPR)/(4*PPV+TPR)" office:value-type="float" office:value="0.869565217391304" calcext:value-type="float">
            <text:p>0.8696</text:p>
          </table:table-cell>
          <table:table-cell table:style-name="ce123" table:formula="of:=2*MI/(HC+HO)" office:value-type="float" office:value="0.00157993137454552" calcext:value-type="float">
            <text:p>0.0016</text:p>
          </table:table-cell>
          <table:table-cell table:style-name="ce269" table:formula="of:=(ACC-CKc)/(1-CKc)" office:value-type="float" office:value="0.815884476534296" calcext:value-type="float">
            <text:p>0.8159</text:p>
          </table:table-cell>
          <table:table-cell table:style-name="ce269" table:formula="of:=(TP*TN - FP*FN)/SQRT(OP*P*N*ON)" office:value-type="float" office:value="0.817425346288959" calcext:value-type="float">
            <text:p>0.8174</text:p>
          </table:table-cell>
          <table:table-cell table:style-name="ce322" table:formula="of:=TC/Sn" office:value-type="float" office:value="0.911764705882353" calcext:value-type="float" table:number-columns-spanned="2" table:number-rows-spanned="1">
            <text:p>0.9118</text:p>
          </table:table-cell>
          <table:covered-table-cell table:style-name="ce337"/>
          <table:table-cell/>
          <table:table-cell table:style-name="ce219" table:formula="of:=TP+FN" office:value-type="float" office:value="350" calcext:value-type="float">
            <text:p>350</text:p>
          </table:table-cell>
          <table:table-cell table:style-name="ce246" table:formula="of:=FP+TN" office:value-type="float" office:value="500" calcext:value-type="float">
            <text:p>500</text:p>
          </table:table-cell>
          <table:covered-table-cell/>
          <table:table-cell table:style-name="ce315" office:value-type="float" office:value="0" calcext:value-type="float">
            <text:p>0.0000</text:p>
          </table:table-cell>
          <table:table-cell table:style-name="ce340" table:formula="of:=TPR+TNR-1" office:value-type="float" office:value="0.807142857142857" calcext:value-type="float">
            <text:p>0.8071</text:p>
          </table:table-cell>
          <table:table-cell table:style-name="ce340" table:formula="of:=(TPR+TNR)/2" office:value-type="float" office:value="0.903571428571429" calcext:value-type="float">
            <text:p>0.9036</text:p>
          </table:table-cell>
          <table:table-cell table:style-name="ce340" table:formula="of:=SQRT(TPR*TNR)" office:value-type="float" office:value="0.902377811277357" calcext:value-type="float" table:number-columns-spanned="2" table:number-rows-spanned="1">
            <text:p>0.9024</text:p>
          </table:table-cell>
          <table:covered-table-cell table:style-name="ce384"/>
          <table:table-cell table:style-name="ce158" table:formula="of:=COM.MICROSOFT.CHISQ.DIST.RT(Chi2;DoF)" office:value-type="float" office:value="1.56249852914153E-125" calcext:value-type="float">
            <text:p>0.0000</text:p>
          </table:table-cell>
          <table:table-cell table:style-name="ce123" table:formula="of:=TP/Sn*LOG(TP/Sn/(PREV*BIAS);2)*FP/Sn*LOG(FP/Sn/((1-PREV)*BIAS);2)*FN/Sn*LOG(FN/Sn/(PREV*(1-BIAS));2)*TN/Sn*LOG(TN/Sn/((1-PREV)*(1-BIAS));2)" office:value-type="float" office:value="0.00153024625458329" calcext:value-type="float">
            <text:p>0.0015</text:p>
          </table:table-cell>
          <table:table-cell table:style-name="Default"/>
          <table:table-cell table:number-columns-repeated="42"/>
        </table:table-row>
        <table:table-row table:style-name="ro6">
          <table:table-cell table:style-name="ce2"/>
          <table:table-cell table:style-name="ce7" office:value-type="string" calcext:value-type="string" table:number-columns-spanned="5" table:number-rows-spanned="1">
            <text:p>TasKar – Performance Report (<text:span text:style-name="T10">Tasnif</text:span><text:span text:style-name="T8"> </text:span><text:span text:style-name="T11">Karnesi</text:span>)</text:p>
          </table:table-cell>
          <table:covered-table-cell table:style-name="ce41"/>
          <table:covered-table-cell table:style-name="Default"/>
          <table:covered-table-cell table:style-name="ce48"/>
          <table:covered-table-cell table:style-name="Default"/>
          <table:table-cell table:style-name="ce549" office:value-type="string" calcext:value-type="string" table:number-columns-spanned="2" table:number-rows-spanned="1">
            <text:p>True Classification, <text:span text:style-name="T41">TC</text:span></text:p>
          </table:table-cell>
          <table:covered-table-cell table:style-name="ce42"/>
          <table:table-cell table:style-name="ce128" table:formula="of:=TP+TN" office:value-type="float" office:value="775" calcext:value-type="float" table:number-columns-spanned="2" table:number-rows-spanned="1">
            <text:p>775</text:p>
          </table:table-cell>
          <table:covered-table-cell table:style-name="ce128"/>
          <table:table-cell table:style-name="ce530"/>
          <table:table-cell table:style-name="ce159" office:value-type="string" calcext:value-type="string">
            <text:p>Hit, power, (1-α )</text:p>
          </table:table-cell>
          <table:table-cell table:style-name="ce178" office:value-type="string" calcext:value-type="string">
            <text:p><text:span text:style-name="T55">Type I Error</text:span><text:span text:style-name="T15">, </text:span><text:span text:style-name="T57">False Alarm, (α )</text:span></text:p>
          </table:table-cell>
          <table:table-cell table:style-name="ce558"/>
          <table:table-cell table:style-name="ce203" table:formula="of:=FP+FN" office:value-type="float" office:value="75" calcext:value-type="float">
            <text:p>75</text:p>
          </table:table-cell>
          <table:table-cell table:style-name="ce204" office:value-type="string" calcext:value-type="string" table:number-columns-spanned="2" table:number-rows-spanned="1">
            <text:p>False Classification, <text:span text:style-name="T41">FC</text:span></text:p>
          </table:table-cell>
          <table:covered-table-cell table:style-name="ce214"/>
          <table:table-cell table:style-name="ce223" office:value-type="string" calcext:value-type="string" table:number-columns-spanned="4" table:number-rows-spanned="1">
            <text:p><text:span text:style-name="T77">52 instruments: 27 measures, 23 metrics, 2 indicators</text:span></text:p>
            <text:p><text:span text:style-name="T78">v2.8, Nov 2021 TasKar by Gürol Canbek is licensed under CC BY-NC-ND 4.0</text:span></text:p>
          </table:table-cell>
          <table:covered-table-cell table:number-columns-repeated="2" table:style-name="ce346"/>
          <table:covered-table-cell table:style-name="Default"/>
          <table:table-cell table:style-name="Default"/>
          <table:table-cell table:style-name="ce2" table:number-columns-repeated="42"/>
        </table:table-row>
        <table:table-row table:style-name="ro7">
          <table:table-cell/>
          <table:table-cell table:style-name="ce38" office:value-type="string" calcext:value-type="string" table:number-columns-spanned="1" table:number-rows-spanned="4">
            <text:p>Predictive Values</text:p>
          </table:table-cell>
          <table:table-cell table:style-name="ce58" office:value-type="string" calcext:value-type="string" table:number-columns-spanned="3" table:number-rows-spanned="1">
            <text:p><text:span text:style-name="T27">(Precision) </text:span><text:span text:style-name="T28">Confidence</text:span></text:p>
            <text:p><text:span text:style-name="T29">PPV</text:span> <text:span text:style-name="T27">(Positive PV)</text:span></text:p>
          </table:table-cell>
          <table:covered-table-cell table:style-name="Default"/>
          <table:covered-table-cell/>
          <table:table-cell table:style-name="ce119" office:value-type="string" calcext:value-type="string" table:number-columns-spanned="2" table:number-rows-spanned="1">
            <text:p><text:span text:style-name="T33">→ </text:span><text:span text:style-name="T34">FDR</text:span></text:p>
            <text:p>(False Discovery Rate)</text:p>
          </table:table-cell>
          <table:covered-table-cell table:style-name="ce145"/>
          <table:table-cell table:style-name="ce112" office:value-type="string" calcext:value-type="string" table:number-columns-spanned="3" table:number-rows-spanned="1">
            <text:p><text:span text:style-name="T46">Outcome</text:span><text:span text:style-name="T47"> Positive, </text:span><text:span text:style-name="T48">OP</text:span></text:p>
          </table:table-cell>
          <table:covered-table-cell table:number-columns-repeated="2"/>
          <table:table-cell table:style-name="ce531"/>
          <table:table-cell table:style-name="ce541" office:value-type="string" calcext:value-type="string">
            <text:p>TP<text:span text:style-name="T54"> (True Positive)</text:span></text:p>
          </table:table-cell>
          <table:table-cell table:style-name="ce541" office:value-type="string" calcext:value-type="string">
            <text:p>FP<text:span text:style-name="T54"> (False Positive)</text:span></text:p>
          </table:table-cell>
          <table:table-cell table:style-name="ce559"/>
          <table:table-cell table:style-name="ce194" office:value-type="string" calcext:value-type="string" table:number-columns-spanned="2" table:number-rows-spanned="1">
            <text:p><text:span text:style-name="T59">Sensitivity</text:span></text:p>
            <text:p><text:span text:style-name="T60">TPR</text:span><text:span text:style-name="T61"> (Recall)</text:span></text:p>
          </table:table-cell>
          <table:covered-table-cell table:style-name="ce205"/>
          <table:table-cell table:style-name="ce294" office:value-type="string" calcext:value-type="string" table:number-columns-spanned="2" table:number-rows-spanned="1">
            <text:p>↱ <text:span text:style-name="T8">FPR</text:span><text:span text:style-name="T62"> (Fall-out)</text:span></text:p>
          </table:table-cell>
          <table:covered-table-cell table:style-name="ce311"/>
          <table:table-cell table:style-name="ce232" office:value-type="string" calcext:value-type="string" table:number-columns-spanned="1" table:number-rows-spanned="4">
            <text:p>Likelihood Ratios</text:p>
          </table:table-cell>
          <table:table-cell table:style-name="ce392" office:value-type="string" calcext:value-type="string">
            <text:p><text:span text:style-name="T82">LRP</text:span></text:p>
            <text:p>(Positive LR)</text:p>
          </table:table-cell>
          <table:table-cell table:style-name="ce402" office:value-type="string" calcext:value-type="string">
            <text:p><text:span text:style-name="T15">Class</text:span></text:p>
            <text:p><text:span text:style-name="T15">Entropy,</text:span> HC</text:p>
          </table:table-cell>
          <table:table-cell table:style-name="Default"/>
          <table:table-cell table:number-columns-repeated="42"/>
        </table:table-row>
        <table:table-row table:style-name="ro8">
          <table:table-cell/>
          <table:covered-table-cell/>
          <table:table-cell table:style-name="ce61" table:formula="of:=TP/OP" office:value-type="float" office:value="0.923076923076923" calcext:value-type="float" table:number-columns-spanned="3" table:number-rows-spanned="1">
            <text:p>0.9231</text:p>
          </table:table-cell>
          <table:covered-table-cell table:style-name="ce76"/>
          <table:covered-table-cell table:style-name="ce98"/>
          <table:table-cell table:style-name="ce120" table:formula="of:=FP/OP" office:value-type="float" office:value="0.0769230769230769" calcext:value-type="float" table:number-columns-spanned="2" table:number-rows-spanned="1">
            <text:p>0.0769</text:p>
          </table:table-cell>
          <table:covered-table-cell table:style-name="ce146"/>
          <table:table-cell table:style-name="ce161" table:formula="of:=TP+FP" office:value-type="float" office:value="325" calcext:value-type="float" table:number-columns-spanned="3" table:number-rows-spanned="1">
            <text:p>325</text:p>
          </table:table-cell>
          <table:covered-table-cell table:number-columns-repeated="2" table:style-name="ce184"/>
          <table:table-cell table:style-name="ce121" office:value-type="string" calcext:value-type="string">
            <text:p>a</text:p>
          </table:table-cell>
          <table:table-cell table:style-name="ce165" office:value-type="float" office:value="300" calcext:value-type="float">
            <text:p>300</text:p>
          </table:table-cell>
          <table:table-cell table:style-name="ce176" office:value-type="float" office:value="25" calcext:value-type="float">
            <text:p>25</text:p>
          </table:table-cell>
          <table:table-cell table:style-name="ce274" office:value-type="string" calcext:value-type="string">
            <text:p>b</text:p>
          </table:table-cell>
          <table:table-cell table:style-name="ce291" table:formula="of:=TP/P" office:value-type="float" office:value="0.857142857142857" calcext:value-type="float" table:number-columns-spanned="2" table:number-rows-spanned="1">
            <text:p>0.8571</text:p>
          </table:table-cell>
          <table:covered-table-cell table:style-name="ce281"/>
          <table:table-cell table:style-name="ce347" table:formula="of:=FP/N" office:value-type="float" office:value="0.05" calcext:value-type="float" table:number-columns-spanned="2" table:number-rows-spanned="1">
            <text:p>0.0500</text:p>
          </table:table-cell>
          <table:covered-table-cell table:style-name="ce312"/>
          <table:covered-table-cell table:style-name="ce346"/>
          <table:table-cell table:style-name="ce330" table:formula="of:=TPR/FPR" office:value-type="float" office:value="17.1428571428571" calcext:value-type="float">
            <text:p>17.14</text:p>
          </table:table-cell>
          <table:table-cell table:style-name="ce403" table:formula="of:=-PREV*LOG(PREV;2)-(1-PREV)*LOG(1-PREV;2)" office:value-type="float" office:value="0.977417817528172" calcext:value-type="float">
            <text:p>0.9774</text:p>
          </table:table-cell>
          <table:table-cell table:style-name="Default"/>
          <table:table-cell table:number-columns-repeated="42"/>
        </table:table-row>
        <table:table-row table:style-name="ro9">
          <table:table-cell/>
          <table:covered-table-cell/>
          <table:table-cell table:style-name="ce65" office:value-type="string" calcext:value-type="string" table:number-columns-spanned="3" table:number-rows-spanned="1">
            <text:p><text:span text:style-name="T30">FOR</text:span> →</text:p>
            <text:p>(False Omission Rate)</text:p>
          </table:table-cell>
          <table:covered-table-cell table:style-name="Default"/>
          <table:covered-table-cell table:style-name="ce51"/>
          <table:table-cell table:style-name="ce122" office:value-type="string" calcext:value-type="string" table:number-columns-spanned="2" table:number-rows-spanned="1">
            <text:p><text:span text:style-name="T35">Inverse Precision</text:span></text:p>
            <text:p><text:span text:style-name="T36">NPV</text:span> <text:span text:style-name="T27">(Negative PV)</text:span></text:p>
          </table:table-cell>
          <table:covered-table-cell table:style-name="ce147"/>
          <table:table-cell table:style-name="ce115" office:value-type="string" calcext:value-type="string" table:number-columns-spanned="3" table:number-rows-spanned="1">
            <text:p><text:span text:style-name="T49">Outcome</text:span><text:span text:style-name="T50"> Negative, </text:span><text:span text:style-name="T51">ON</text:span></text:p>
          </table:table-cell>
          <table:covered-table-cell table:number-columns-repeated="2"/>
          <table:table-cell table:style-name="ce124"/>
          <table:table-cell table:style-name="ce541" office:value-type="string" calcext:value-type="string">
            <text:p>FN<text:span text:style-name="T54"> (False Negative)</text:span></text:p>
          </table:table-cell>
          <table:table-cell table:style-name="ce541" office:value-type="string" calcext:value-type="string">
            <text:p>TN<text:span text:style-name="T54"> (True Negative)</text:span></text:p>
          </table:table-cell>
          <table:table-cell table:style-name="ce430"/>
          <table:table-cell table:style-name="ce196" office:value-type="string" calcext:value-type="string" table:number-columns-spanned="2" table:number-rows-spanned="1">
            <text:p>↳   <text:span text:style-name="T8">FNR</text:span> (<text:span text:style-name="T62">Miss Rate</text:span>)</text:p>
          </table:table-cell>
          <table:covered-table-cell table:style-name="ce205"/>
          <table:table-cell table:style-name="ce298" office:value-type="string" calcext:value-type="string" table:number-columns-spanned="2" table:number-rows-spanned="1">
            <text:p><text:span text:style-name="T59">Specificity</text:span></text:p>
            <text:p><text:span text:style-name="T60">TNR</text:span><text:span text:style-name="T71"> </text:span><text:span text:style-name="T72">(Inverse Recall)</text:span></text:p>
          </table:table-cell>
          <table:covered-table-cell table:style-name="ce313"/>
          <table:covered-table-cell table:style-name="ce346"/>
          <table:table-cell table:style-name="ce394" office:value-type="string" calcext:value-type="string">
            <text:p><text:span text:style-name="T83">LRN</text:span></text:p>
            <text:p>(Negative LR)</text:p>
          </table:table-cell>
          <table:table-cell table:style-name="ce404" office:value-type="string" calcext:value-type="string">
            <text:p><text:span text:style-name="T15">Outcome</text:span></text:p>
            <text:p><text:span text:style-name="T15">Entropy,</text:span> HO</text:p>
          </table:table-cell>
          <table:table-cell table:style-name="Default"/>
          <table:table-cell table:number-columns-repeated="42"/>
        </table:table-row>
        <table:table-row table:style-name="ro10">
          <table:table-cell/>
          <table:covered-table-cell/>
          <table:table-cell table:style-name="ce66" table:formula="of:=FN/ON" office:value-type="float" office:value="0.0952380952380952" calcext:value-type="float" table:number-columns-spanned="3" table:number-rows-spanned="1">
            <text:p>0.0952</text:p>
          </table:table-cell>
          <table:covered-table-cell table:style-name="ce80"/>
          <table:covered-table-cell table:style-name="ce76"/>
          <table:table-cell table:style-name="ce127" table:formula="of:=TN/ON" office:value-type="float" office:value="0.904761904761905" calcext:value-type="float" table:number-columns-spanned="2" table:number-rows-spanned="1">
            <text:p>0.9048</text:p>
          </table:table-cell>
          <table:covered-table-cell table:style-name="ce148"/>
          <table:table-cell table:style-name="ce163" table:formula="of:=FN+TN" office:value-type="float" office:value="525" calcext:value-type="float" table:number-columns-spanned="3" table:number-rows-spanned="1">
            <text:p>525</text:p>
          </table:table-cell>
          <table:covered-table-cell table:number-columns-repeated="2" table:style-name="ce184"/>
          <table:table-cell table:style-name="ce125" office:value-type="string" calcext:value-type="string">
            <text:p>c</text:p>
          </table:table-cell>
          <table:table-cell table:style-name="ce166" office:value-type="float" office:value="50" calcext:value-type="float">
            <text:p>50</text:p>
          </table:table-cell>
          <table:table-cell table:style-name="ce177" office:value-type="float" office:value="475" calcext:value-type="float">
            <text:p>475</text:p>
          </table:table-cell>
          <table:table-cell table:style-name="ce276" office:value-type="string" calcext:value-type="string">
            <text:p>d</text:p>
          </table:table-cell>
          <table:table-cell table:style-name="ce293" table:formula="of:=FN/P" office:value-type="float" office:value="0.142857142857143" calcext:value-type="float" table:number-columns-spanned="2" table:number-rows-spanned="1">
            <text:p>0.1429</text:p>
          </table:table-cell>
          <table:covered-table-cell table:style-name="ce346"/>
          <table:table-cell table:style-name="ce300" table:formula="of:=TN/N" office:value-type="float" office:value="0.95" calcext:value-type="float" table:number-columns-spanned="2" table:number-rows-spanned="1">
            <text:p>0.9500</text:p>
          </table:table-cell>
          <table:covered-table-cell table:style-name="ce314"/>
          <table:covered-table-cell table:style-name="ce346"/>
          <table:table-cell table:style-name="ce332" table:formula="of:=FNR/TNR" office:value-type="float" office:value="0.150375939849624" calcext:value-type="float">
            <text:p>0.15</text:p>
          </table:table-cell>
          <table:table-cell table:style-name="ce405" table:formula="of:=-BIAS*LOG(BIAS;2)-(1-BIAS)*LOG(1-BIAS;2)" office:value-type="float" office:value="0.959686893774217" calcext:value-type="float">
            <text:p>0.9597</text:p>
          </table:table-cell>
          <table:table-cell table:style-name="Default"/>
          <table:table-cell table:number-columns-repeated="42"/>
        </table:table-row>
        <table:table-row table:style-name="ro11">
          <table:table-cell/>
          <table:table-cell table:style-name="ce11" office:value-type="string" calcext:value-type="string" table:number-columns-spanned="3" table:number-rows-spanned="2">
            <text:p><text:span text:style-name="T12"> Markedness </text:span><text:span text:style-name="T13">MARK</text:span><text:span text:style-name="T14"> ±</text:span></text:p>
          </table:table-cell>
          <table:covered-table-cell table:style-name="ce54"/>
          <table:covered-table-cell table:style-name="ce77"/>
          <table:table-cell table:style-name="ce96" office:value-type="string" calcext:value-type="string" table:number-columns-spanned="1" table:number-rows-spanned="2">
            <text:p><text:span text:style-name="T31">Detection Rate, </text:span><text:span text:style-name="T32">DR</text:span></text:p>
          </table:table-cell>
          <table:table-cell table:style-name="ce117" office:value-type="string" calcext:value-type="string" table:number-columns-spanned="1" table:number-rows-spanned="2">
            <text:p><text:span text:style-name="T31">Correct Reject Rate, </text:span><text:span text:style-name="T37">CRR</text:span></text:p>
          </table:table-cell>
          <table:table-cell table:style-name="ce136" office:value-type="string" calcext:value-type="string">
            <text:p>Cohen’s Kappa</text:p>
          </table:table-cell>
          <table:table-cell table:style-name="ce182" office:value-type="string" calcext:value-type="string" table:number-columns-spanned="1" table:number-rows-spanned="2">
            <text:p>Determinant, <text:span text:style-name="T41">DET</text:span></text:p>
          </table:table-cell>
          <table:table-cell table:style-name="ce185" office:value-type="string" calcext:value-type="string" table:number-columns-spanned="2" table:number-rows-spanned="2">
            <text:p>(Label) BIAS</text:p>
          </table:table-cell>
          <table:covered-table-cell table:style-name="ce215"/>
          <table:table-cell table:style-name="ce534"/>
          <table:table-cell table:style-name="ce167" office:value-type="string" calcext:value-type="string">
            <text:p><text:span text:style-name="T55">Type II error</text:span><text:span text:style-name="T15">, m</text:span><text:span text:style-name="T56">iss, omission, β</text:span></text:p>
          </table:table-cell>
          <table:table-cell table:style-name="ce554" office:value-type="string" calcext:value-type="string">
            <text:p>Correct rejection</text:p>
          </table:table-cell>
          <table:table-cell table:style-name="ce561"/>
          <table:table-cell table:style-name="ce308" office:value-type="string" calcext:value-type="string">
            <text:p>No Information Rate, <text:span text:style-name="T8">NIR</text:span></text:p>
          </table:table-cell>
          <table:table-cell table:style-name="ce367" office:value-type="string" calcext:value-type="string">
            <text:p>Class Imbalance, <text:span text:style-name="T41">IMB</text:span></text:p>
          </table:table-cell>
          <table:table-cell table:style-name="ce377" office:value-type="string" calcext:value-type="string" table:number-columns-spanned="1" table:number-rows-spanned="2">
            <text:p><text:span text:style-name="T73">Sensitivity Index, </text:span><text:span text:style-name="T74">DPR</text:span></text:p>
          </table:table-cell>
          <table:table-cell table:style-name="ce393" office:value-type="string" calcext:value-type="string" table:number-columns-spanned="1" table:number-rows-spanned="2">
            <text:p>LIFT</text:p>
          </table:table-cell>
          <table:table-cell table:style-name="ce386" office:value-type="string" calcext:value-type="string" table:number-columns-spanned="2" table:number-rows-spanned="1">
            <text:p><text:span text:style-name="T42">Odds Ratio,</text:span><text:span text:style-name="T79"> </text:span><text:span text:style-name="T80">OR</text:span></text:p>
          </table:table-cell>
          <table:covered-table-cell table:style-name="ce396"/>
          <table:table-cell table:style-name="ce540" office:value-type="string" calcext:value-type="string" table:number-columns-spanned="1" table:number-rows-spanned="2">
            <text:p><text:span text:style-name="T15">Joint</text:span></text:p>
            <text:p><text:span text:style-name="T15">Entropy, </text:span>HOC</text:p>
          </table:table-cell>
          <table:table-cell table:style-name="Default"/>
          <table:table-cell table:number-columns-repeated="42"/>
        </table:table-row>
        <table:table-row table:style-name="ro12">
          <table:table-cell/>
          <table:covered-table-cell table:style-name="ce9"/>
          <table:covered-table-cell table:style-name="ce67"/>
          <table:covered-table-cell table:style-name="ce78"/>
          <table:covered-table-cell table:style-name="ce105"/>
          <table:covered-table-cell table:style-name="ce113"/>
          <table:table-cell table:style-name="ce136" office:value-type="string" calcext:value-type="string">
            <text:p>Chance,<text:span text:style-name="T42"> </text:span><text:span text:style-name="T43">CKc</text:span></text:p>
          </table:table-cell>
          <table:covered-table-cell table:style-name="ce182"/>
          <table:covered-table-cell table:style-name="ce187"/>
          <table:covered-table-cell table:style-name="ce215"/>
          <table:table-cell table:style-name="ce535" office:value-type="string" calcext:value-type="string" table:number-columns-spanned="4" table:number-rows-spanned="1">
            <text:p>C o n f u s i o n   M a t r i x <text:span text:style-name="T42">(2×2 contingency table)</text:span></text:p>
          </table:table-cell>
          <table:covered-table-cell table:number-columns-repeated="2" table:style-name="ce72"/>
          <table:covered-table-cell table:style-name="ce88"/>
          <table:table-cell table:style-name="ce309" table:formula="of:=MAX(P;N)/Sn" office:value-type="float" office:value="0.588235294117647" calcext:value-type="float">
            <text:p>0.5882</text:p>
          </table:table-cell>
          <table:table-cell table:style-name="ce350" table:formula="of:=MAX(N;P)/MIN(N;P)" office:value-type="float" office:value="1.42857142857143" calcext:value-type="float">
            <text:p>1.43</text:p>
          </table:table-cell>
          <table:covered-table-cell table:style-name="ce378"/>
          <table:covered-table-cell table:style-name="Default"/>
          <table:table-cell table:style-name="ce387" table:formula="of:=LRP/LRN" office:value-type="float" office:value="114" calcext:value-type="float" table:number-columns-spanned="2" table:number-rows-spanned="1">
            <text:p>114.0000</text:p>
          </table:table-cell>
          <table:covered-table-cell table:style-name="ce397"/>
          <table:covered-table-cell table:style-name="ce113"/>
          <table:table-cell table:style-name="Default"/>
          <table:table-cell table:number-columns-repeated="42"/>
        </table:table-row>
        <table:table-row table:style-name="ro13">
          <table:table-cell/>
          <table:table-cell table:style-name="ce19" table:formula="of:=PPV+NPV-1" office:value-type="float" office:value="0.827838827838828" calcext:value-type="float" table:number-columns-spanned="3" table:number-rows-spanned="1">
            <text:p>0.8278</text:p>
          </table:table-cell>
          <table:covered-table-cell table:style-name="ce68"/>
          <table:covered-table-cell table:style-name="ce91"/>
          <table:table-cell table:style-name="ce95" table:formula="of:=TP/Sn" office:value-type="float" office:value="0.352941176470588" calcext:value-type="float" table:number-columns-spanned="1" table:number-rows-spanned="2">
            <text:p>0.3529</text:p>
          </table:table-cell>
          <table:table-cell table:style-name="ce114" table:formula="of:=TN/Sn" office:value-type="float" office:value="0.558823529411765" calcext:value-type="float" table:number-columns-spanned="1" table:number-rows-spanned="2">
            <text:p>0.5588</text:p>
          </table:table-cell>
          <table:table-cell table:style-name="ce158" table:formula="of:=(OP*P+ON*N)/Sn^2" office:value-type="float" office:value="0.52076124567474" calcext:value-type="float" table:number-columns-spanned="1" table:number-rows-spanned="2">
            <text:p>0.5208</text:p>
          </table:table-cell>
          <table:table-cell table:style-name="ce169" table:formula="of:=TP*TN-FP*FN" office:value-type="float" office:value="141250" calcext:value-type="float" table:number-columns-spanned="1" table:number-rows-spanned="2">
            <text:p>141250</text:p>
          </table:table-cell>
          <table:table-cell table:style-name="ce190" table:formula="of:=OP/Sn" office:value-type="percentage" office:value="0.382352941176471" calcext:value-type="percentage" table:number-columns-spanned="2" table:number-rows-spanned="2">
            <text:p>38%</text:p>
          </table:table-cell>
          <table:covered-table-cell table:style-name="ce215"/>
          <table:table-cell table:style-name="ce63"/>
          <table:table-cell table:style-name="ce238" office:value-type="string" calcext:value-type="string" table:number-columns-spanned="1" table:number-rows-spanned="2">
            <text:p>Sample Size, <text:span text:style-name="T8">Sn  </text:span></text:p>
          </table:table-cell>
          <table:table-cell table:style-name="ce259" table:formula="of:=P+N" office:value-type="float" office:value="850" calcext:value-type="float" table:number-columns-spanned="1" table:number-rows-spanned="2">
            <text:p>850</text:p>
          </table:table-cell>
          <table:table-cell table:style-name="ce89"/>
          <table:table-cell table:style-name="ce308" office:value-type="string" calcext:value-type="string">
            <text:p>Null Error Rate, <text:span text:style-name="T8">NER</text:span></text:p>
          </table:table-cell>
          <table:table-cell table:style-name="ce365" office:value-type="string" calcext:value-type="string">
            <text:p>Class Skewness, <text:span text:style-name="T41">N</text:span>:<text:span text:style-name="T41">P</text:span></text:p>
          </table:table-cell>
          <table:table-cell table:style-name="ce364" table:formula="of:=LEGACY.NORMSINV(TPR)-LEGACY.NORMSINV(FPR)" office:value-type="float" office:value="2.71242415082961" calcext:value-type="float" table:number-columns-spanned="1" table:number-rows-spanned="2">
            <text:p>2.7124</text:p>
          </table:table-cell>
          <table:table-cell table:style-name="ce410" table:formula="of:=TPR/BIAS" office:value-type="float" office:value="2.24175824175824" calcext:value-type="float" table:number-columns-spanned="1" table:number-rows-spanned="2">
            <text:p>2.24</text:p>
          </table:table-cell>
          <table:table-cell table:style-name="ce388" office:value-type="string" calcext:value-type="string" table:number-columns-spanned="2" table:number-rows-spanned="1">
            <text:p>Discriminant Power, <text:span text:style-name="T41">DP</text:span></text:p>
          </table:table-cell>
          <table:covered-table-cell table:style-name="ce398"/>
          <table:table-cell table:style-name="ce123" table:formula="of:=TP/Sn*LOG(TP/Sn; 2)*FP/Sn*LOG(FP/Sn; 2)*FN/Sn*LOG(FN/Sn; 2)*TN/Sn*LOG(TN/Sn; 2)" office:value-type="float" office:value="0.00895071640987868" calcext:value-type="float" table:number-columns-spanned="1" table:number-rows-spanned="2">
            <text:p>0.0090</text:p>
          </table:table-cell>
          <table:table-cell table:style-name="Default"/>
          <table:table-cell table:number-columns-repeated="42"/>
        </table:table-row>
        <table:table-row table:style-name="ro13">
          <table:table-cell/>
          <table:table-cell table:style-name="ce15" table:formula="of:=ROUND((MARK+1)/2;4)&amp;&quot; in [0,1]&quot;" office:value-type="string" office:string-value="0.9139 in [0,1]" calcext:value-type="string" table:number-columns-spanned="3" table:number-rows-spanned="1">
            <text:p>0.9139 in [0,1]</text:p>
          </table:table-cell>
          <table:covered-table-cell table:style-name="ce68"/>
          <table:covered-table-cell table:style-name="ce91"/>
          <table:covered-table-cell table:style-name="ce68"/>
          <table:covered-table-cell table:style-name="ce114"/>
          <table:covered-table-cell table:style-name="ce149"/>
          <table:covered-table-cell table:style-name="ce169"/>
          <table:covered-table-cell table:style-name="ce191"/>
          <table:covered-table-cell table:style-name="ce215"/>
          <table:table-cell table:style-name="ce63"/>
          <table:covered-table-cell table:style-name="ce239"/>
          <table:covered-table-cell table:style-name="ce260"/>
          <table:table-cell table:style-name="ce89"/>
          <table:table-cell table:style-name="ce310" table:formula="of:=N/Sn" office:value-type="float" office:value="0.588235294117647" calcext:value-type="float">
            <text:p>0.5882</text:p>
          </table:table-cell>
          <table:table-cell table:style-name="ce352" table:formula="of:=N/GCD(P;N)&amp;&quot;:&quot;&amp;P/GCD(P;N)" office:value-type="string" office:string-value="10:7" calcext:value-type="string">
            <text:p>10:7</text:p>
          </table:table-cell>
          <table:covered-table-cell table:style-name="ce379"/>
          <table:covered-table-cell table:style-name="Default"/>
          <table:table-cell table:style-name="ce389" table:formula="of:=(SQRT(3)/PI())*(LOG10(TPR/(1-TPR))+LOG10(TNR/(1-TNR)))" office:value-type="float" office:value="1.13403107967506" calcext:value-type="float" table:number-columns-spanned="2" table:number-rows-spanned="1">
            <text:p>1.13</text:p>
          </table:table-cell>
          <table:covered-table-cell table:style-name="ce399"/>
          <table:covered-table-cell table:style-name="ce253"/>
          <table:table-cell table:style-name="Default"/>
          <table:table-cell table:number-columns-repeated="42"/>
        </table:table-row>
        <table:table-row table:style-name="ro14">
          <table:table-cell/>
          <table:table-cell table:style-name="ce22" office:value-type="string" calcext:value-type="string" table:number-columns-spanned="2" table:number-rows-spanned="2">
            <text:p>Others – 1</text:p>
          </table:table-cell>
          <table:covered-table-cell/>
          <table:table-cell table:number-columns-repeated="8"/>
          <table:table-cell table:style-name="Default"/>
          <table:table-cell table:number-columns-repeated="2"/>
          <table:table-cell table:style-name="ce99"/>
          <table:table-cell table:style-name="ce104"/>
          <table:table-cell table:number-columns-repeated="4"/>
          <table:table-cell table:style-name="ce536" office:value-type="string" calcext:value-type="string" table:number-columns-spanned="1" table:number-rows-spanned="2">
            <text:p>Others – 2</text:p>
          </table:table-cell>
          <table:table-cell table:style-name="Default"/>
          <table:table-cell table:number-columns-repeated="42"/>
        </table:table-row>
        <table:table-row table:style-name="ro15">
          <table:table-cell/>
          <table:covered-table-cell table:style-name="ce24"/>
          <table:covered-table-cell/>
          <table:table-cell table:number-columns-repeated="17"/>
          <table:covered-table-cell table:style-name="ce537"/>
          <table:table-cell table:style-name="Default"/>
          <table:table-cell table:number-columns-repeated="42"/>
        </table:table-row>
        <table:table-row table:style-name="ro16">
          <table:table-cell/>
          <table:table-cell table:style-name="ce25" office:value-type="string" calcext:value-type="string" table:number-columns-spanned="3" table:number-rows-spanned="1">
            <text:p>OACC <text:span text:style-name="T15">(</text:span>OP<text:span text:style-name="T15">)</text:span></text:p>
          </table:table-cell>
          <table:covered-table-cell table:number-columns-repeated="2" table:style-name="ce69"/>
          <table:table-cell table:style-name="ce107" office:value-type="string" calcext:value-type="string" table:number-columns-spanned="1" table:number-rows-spanned="4">
            <text:p>Newly Proposed</text:p>
          </table:table-cell>
          <table:table-cell table:number-columns-repeated="15"/>
          <table:table-cell table:style-name="ce539" office:value-type="string" calcext:value-type="string">
            <text:p>nMIgeo</text:p>
          </table:table-cell>
          <table:table-cell table:style-name="Default"/>
          <table:table-cell table:number-columns-repeated="42"/>
        </table:table-row>
        <table:table-row table:style-name="ro17">
          <table:table-cell/>
          <table:table-cell table:style-name="ce20" table:formula="of:=ACC-ABS(TPR-TNR)/(TPR+TNR)" office:value-type="float" office:value="0.860381306672867" calcext:value-type="float" table:number-columns-spanned="2" table:number-rows-spanned="1">
            <text:p>0.8604</text:p>
          </table:table-cell>
          <table:covered-table-cell table:style-name="ce59"/>
          <table:table-cell table:style-name="ce69"/>
          <table:covered-table-cell/>
          <table:table-cell table:number-columns-repeated="15"/>
          <table:table-cell table:style-name="ce250" table:formula="of:=MI/SQRT(HC*HO)" office:value-type="float" office:value="0.00157999756449483" calcext:value-type="float">
            <text:p>0.001580</text:p>
          </table:table-cell>
          <table:table-cell table:style-name="Default"/>
          <table:table-cell table:number-columns-repeated="42"/>
        </table:table-row>
        <table:table-row table:style-name="ro18">
          <table:table-cell/>
          <table:table-cell table:style-name="ce25" office:value-type="string" calcext:value-type="string" table:number-columns-spanned="3" table:number-rows-spanned="1">
            <text:p>IBA<text:span text:style-name="T16">ɑ=0.5</text:span>G</text:p>
          </table:table-cell>
          <table:covered-table-cell table:number-columns-repeated="2" table:style-name="ce69"/>
          <table:covered-table-cell/>
          <table:table-cell table:number-columns-repeated="15"/>
          <table:table-cell table:style-name="ce539" office:value-type="string" calcext:value-type="string">
            <text:p>nMIjoi</text:p>
          </table:table-cell>
          <table:table-cell table:style-name="Default"/>
          <table:table-cell table:number-columns-repeated="42"/>
        </table:table-row>
        <table:table-row table:style-name="ro17">
          <table:table-cell/>
          <table:table-cell table:style-name="ce20" table:formula="of:=(1+0.5*(TPR-TNR))*G" office:value-type="float" office:value="0.860481698610909" calcext:value-type="float" table:number-columns-spanned="2" table:number-rows-spanned="1">
            <text:p>0.8605</text:p>
          </table:table-cell>
          <table:covered-table-cell table:style-name="ce59"/>
          <table:table-cell table:style-name="ce69"/>
          <table:covered-table-cell/>
          <table:table-cell table:number-columns-repeated="15"/>
          <table:table-cell table:style-name="ce250" table:formula="of:=[.U6]/[.U14]" office:value-type="float" office:value="0.17096355023542" calcext:value-type="float">
            <text:p>0.170964</text:p>
          </table:table-cell>
          <table:table-cell table:style-name="Default"/>
          <table:table-cell table:number-columns-repeated="42"/>
        </table:table-row>
        <table:table-row table:style-name="ro19">
          <table:table-cell/>
          <table:table-cell table:style-name="ce29" office:value-type="string" calcext:value-type="string" table:number-columns-spanned="2" table:number-rows-spanned="1">
            <text:p><text:span text:style-name="T17">Jaccard Ind.,</text:span> <text:span text:style-name="T8">JI</text:span></text:p>
          </table:table-cell>
          <table:covered-table-cell table:style-name="Default"/>
          <table:table-cell table:number-columns-repeated="17"/>
          <table:table-cell table:style-name="ce539" office:value-type="string" calcext:value-type="string">
            <text:p>nMImin</text:p>
          </table:table-cell>
          <table:table-cell table:style-name="Default"/>
          <table:table-cell table:number-columns-repeated="42"/>
        </table:table-row>
        <table:table-row table:style-name="ro17">
          <table:table-cell/>
          <table:table-cell table:style-name="ce30" table:formula="of:=TP/(TP+FC)" office:value-type="float" office:value="0.8" calcext:value-type="float" table:number-columns-spanned="2" table:number-rows-spanned="1">
            <text:p>0.8000</text:p>
          </table:table-cell>
          <table:covered-table-cell table:style-name="Default"/>
          <table:table-cell table:number-columns-repeated="17"/>
          <table:table-cell table:style-name="ce250" table:formula="of:=MI/MIN(HC;HO)" office:value-type="float" office:value="0.0015945265737299" calcext:value-type="float">
            <text:p>0.001595</text:p>
          </table:table-cell>
          <table:table-cell table:style-name="Default"/>
          <table:table-cell table:number-columns-repeated="42"/>
        </table:table-row>
        <table:table-row table:style-name="ro17">
          <table:table-cell/>
          <table:table-cell table:style-name="ce27" office:value-type="string" calcext:value-type="string" table:number-columns-spanned="2" table:number-rows-spanned="1">
            <text:p>Chi-squared test (<text:span text:style-name="T8">x</text:span><text:span text:style-name="T18">2</text:span>)</text:p>
          </table:table-cell>
          <table:covered-table-cell table:style-name="ce69"/>
          <table:table-cell table:number-columns-repeated="17"/>
          <table:table-cell table:style-name="ce539" office:value-type="string" calcext:value-type="string">
            <text:p>nMImax</text:p>
          </table:table-cell>
          <table:table-cell table:number-columns-repeated="43"/>
        </table:table-row>
        <table:table-row table:style-name="ro17">
          <table:table-cell/>
          <table:table-cell table:style-name="ce28" table:formula="of:=Sn*(TP*TN-FP*FN)^2/(P*N*OP*ON)" office:value-type="float" office:value="567.956567242281" calcext:value-type="float" table:number-columns-spanned="2" table:number-rows-spanned="1">
            <text:p>567.96</text:p>
          </table:table-cell>
          <table:covered-table-cell table:style-name="ce69"/>
          <table:table-cell table:number-columns-repeated="17"/>
          <table:table-cell table:style-name="ce250" table:formula="of:=MI/MAX(HC;HO)" office:value-type="float" office:value="0.00156560094070434" calcext:value-type="float">
            <text:p>0.001566</text:p>
          </table:table-cell>
          <table:table-cell table:number-columns-repeated="43"/>
        </table:table-row>
        <table:table-row table:style-name="ro17">
          <table:table-cell/>
          <table:table-cell table:style-name="ce37" office:value-type="string" calcext:value-type="string" table:number-columns-spanned="2" table:number-rows-spanned="1">
            <text:p>DoF</text:p>
          </table:table-cell>
          <table:covered-table-cell table:style-name="ce82"/>
          <table:table-cell table:number-columns-repeated="17"/>
          <table:table-cell table:style-name="ce539" office:value-type="string" calcext:value-type="string">
            <text:p>OPSR*</text:p>
          </table:table-cell>
          <table:table-cell table:number-columns-repeated="43"/>
        </table:table-row>
        <table:table-row table:style-name="ro17">
          <table:table-cell/>
          <table:table-cell table:style-name="ce45" table:formula="of:=(ROWS(TP;FN)-1)*(COLUMNS(FP;TN)-1)" office:value-type="float" office:value="1" calcext:value-type="float" table:number-columns-spanned="2" table:number-rows-spanned="1">
            <text:p>1</text:p>
          </table:table-cell>
          <table:covered-table-cell table:style-name="ce82"/>
          <table:table-cell table:number-columns-repeated="17"/>
          <table:table-cell table:style-name="ce251" table:formula="of:=(TP-FP)/OP" office:value-type="float" office:value="0.846153846153846" calcext:value-type="float">
            <text:p>0.8462</text:p>
          </table:table-cell>
          <table:table-cell table:number-columns-repeated="43"/>
        </table:table-row>
        <table:table-row table:style-name="ro17">
          <table:table-cell/>
          <table:table-cell table:style-name="ce46" office:value-type="string" calcext:value-type="string" table:number-columns-spanned="2" table:number-rows-spanned="1">
            <text:p>Unit step length, <text:span text:style-name="T8">θ</text:span></text:p>
          </table:table-cell>
          <table:covered-table-cell table:style-name="ce82"/>
          <table:table-cell table:style-name="Default"/>
          <table:table-cell table:number-columns-repeated="16"/>
          <table:table-cell table:style-name="ce539" office:value-type="string" calcext:value-type="string">
            <text:p>ONSR*</text:p>
          </table:table-cell>
          <table:table-cell table:number-columns-repeated="43"/>
        </table:table-row>
        <table:table-row table:style-name="ro17">
          <table:table-cell/>
          <table:table-cell table:style-name="ce45" office:value-type="float" office:value="0.05" calcext:value-type="float" table:number-columns-spanned="2" table:number-rows-spanned="1">
            <text:p>0.05</text:p>
          </table:table-cell>
          <table:covered-table-cell table:style-name="ce82"/>
          <table:table-cell table:style-name="Default"/>
          <table:table-cell table:number-columns-repeated="16"/>
          <table:table-cell table:style-name="ce251" table:formula="of:=(TN-FN)/ON" office:value-type="float" office:value="0.80952380952381" calcext:value-type="float">
            <text:p>0.8095</text:p>
          </table:table-cell>
          <table:table-cell table:number-columns-repeated="43"/>
        </table:table-row>
        <table:table-row table:style-name="ro17"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43"/>
        </table:table-row>
        <table:table-row table:style-name="ro20">
          <table:table-cell/>
          <table:table-cell table:style-name="Default" table:number-columns-repeated="3"/>
          <table:table-cell table:number-columns-repeated="3"/>
          <table:table-cell table:style-name="ce162"/>
          <table:table-cell table:number-columns-repeated="12"/>
          <table:table-cell table:style-name="Default"/>
          <table:table-cell table:number-columns-repeated="43"/>
        </table:table-row>
        <table:table-row table:style-name="ro18">
          <table:table-cell/>
          <table:table-cell table:style-name="ce43" office:value-type="string" calcext:value-type="string" table:number-columns-spanned="20" table:number-rows-spanned="1">
            <text:p><text:span text:style-name="T19"><text:a xlink:href="https://github.com/gurol/TasKar" xlink:type="simple">TasKar </text:a></text:span><text:span text:style-name="T19">(github.com/gurol/TasKar) by </text:span><text:span text:style-name="T19"><text:a xlink:href="http://gurol.canbek.com/" xlink:type="simple">Gürol Canbek </text:a></text:span><text:span text:style-name="T19">is licensed under </text:span><text:span text:style-name="T19"><text:a xlink:href="http://creativecommons.org/licenses/by-nc-nd/4.0/?ref=chooser-v1" xlink:type="simple">CC BY-NC-ND 4.0 </text:a></text:span><text:span text:style-name="T20"> This program is distributed in the hope that it will be useful, but WITHOUT ANY WARRANTY; without even the implied warranty of MERCHANTABILITY or FITNESS FOR A PARTICULAR PURPOSE.</text:span><text:span text:style-name="T21">To view a copy of this license, visit </text:span><text:span text:style-name="T21"><text:a xlink:href="http://creativecommons.org/licenses/by-nc-nd/4.0/" xlink:type="simple">http://creativecommons.org/licenses/by-nc-nd/4.0/</text:a></text:span><text:span text:style-name="T21"> 🇹🇷  </text:span><text:span text:style-name="T22">Bu eser Creative Commons Atıf-GayriTicari-AynıLisanslaPaylaş 4.0 Uluslararası Lisansı ile lisanslanmıştır.</text:span></text:p>
          </table:table-cell>
          <table:covered-table-cell table:number-columns-repeated="5" table:style-name="ce67"/>
          <table:covered-table-cell table:style-name="ce297"/>
          <table:covered-table-cell table:number-columns-repeated="3" table:style-name="ce67"/>
          <table:covered-table-cell table:style-name="ce105"/>
          <table:covered-table-cell table:style-name="ce412"/>
          <table:covered-table-cell table:style-name="ce105"/>
          <table:covered-table-cell table:number-columns-repeated="2" table:style-name="ce412"/>
          <table:covered-table-cell table:number-columns-repeated="2" table:style-name="ce105"/>
          <table:covered-table-cell table:number-columns-repeated="2" table:style-name="ce412"/>
          <table:covered-table-cell table:style-name="ce678"/>
          <table:table-cell table:number-columns-repeated="43"/>
        </table:table-row>
        <table:table-row table:style-name="ro21">
          <table:table-cell/>
          <table:table-cell table:style-name="ce179" office:value-type="string" calcext:value-type="string" table:number-columns-spanned="20" table:number-rows-spanned="1">
            <text:p><text:span text:style-name="T23">* Two metrics proposed by Gürol Canbek in 2015: </text:span><text:span text:style-name="T24">OPSR</text:span><text:span text:style-name="T25">: Outcome Positive Success Rate, </text:span><text:span text:style-name="T26">ONSR</text:span><text:span text:style-name="T25">: Outcome Negative Success Rate</text:span></text:p>
          </table:table-cell>
          <table:covered-table-cell table:style-name="ce67"/>
          <table:covered-table-cell table:style-name="ce210"/>
          <table:covered-table-cell table:style-name="ce227"/>
          <table:covered-table-cell table:number-columns-repeated="2" table:style-name="ce67"/>
          <table:covered-table-cell table:style-name="ce297"/>
          <table:covered-table-cell table:number-columns-repeated="3" table:style-name="ce67"/>
          <table:covered-table-cell table:style-name="ce105"/>
          <table:covered-table-cell table:style-name="ce412"/>
          <table:covered-table-cell table:style-name="ce105"/>
          <table:covered-table-cell table:number-columns-repeated="2" table:style-name="ce412"/>
          <table:covered-table-cell table:number-columns-repeated="2" table:style-name="ce105"/>
          <table:covered-table-cell table:number-columns-repeated="2" table:style-name="ce412"/>
          <table:covered-table-cell table:style-name="ce678"/>
          <table:table-cell table:number-columns-repeated="43"/>
        </table:table-row>
        <table:table-row table:style-name="ro17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6"/>
        </table:table-row>
        <table:table-row table:style-name="ro17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  <table:table-cell table:style-name="Default" table:number-columns-repeated="8"/>
          <table:table-cell table:style-name="ce429"/>
          <table:table-cell table:style-name="ce433"/>
          <table:table-cell table:number-columns-repeated="42"/>
        </table:table-row>
        <table:table-row table:style-name="ro17">
          <table:table-cell/>
          <table:table-cell table:style-name="Default" table:number-columns-repeated="2"/>
          <table:table-cell table:number-columns-repeated="61"/>
        </table:table-row>
        <table:table-row table:style-name="ro17">
          <table:table-cell table:number-columns-repeated="64"/>
        </table:table-row>
        <table:table-row table:style-name="ro17" table:number-rows-repeated="4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7" table:number-rows-repeated="1048534">
          <table:table-cell table:number-columns-repeated="64"/>
        </table:table-row>
        <table:table-row table:style-name="ro17">
          <table:table-cell table:number-columns-repeated="64"/>
        </table:table-row>
        <calcext:conditional-formats>
          <calcext:conditional-format calcext:target-range-address="'Performance Instruments'.E9:'Performance Instruments'.E9">
            <calcext:data-bar calcext:gradient="false" calcext:max-length="100" calcext:negative-color="#ff3333" calcext:positive-color="#99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C9:'Performance Instruments'.C9">
            <calcext:data-bar calcext:gradient="false" calcext:max-length="100" calcext:negative-color="#ff3333" calcext:positive-color="#99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C11:'Performance Instruments'.C11">
            <calcext:data-bar calcext:gradient="false" calcext:max-length="100" calcext:negative-color="#ff0000" calcext:positive-color="#ffcc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M2:'Performance Instruments'.M2">
            <calcext:color-scale>
              <calcext:color-scale-entry calcext:value="0" calcext:type="number" calcext:color="#006600"/>
              <calcext:color-scale-entry calcext:value="0.5" calcext:type="number" calcext:color="#ffffff"/>
              <calcext:color-scale-entry calcext:value="1" calcext:type="number" calcext:color="#990000"/>
            </calcext:color-scale>
          </calcext:conditional-format>
          <calcext:conditional-format calcext:target-range-address="'Performance Instruments'.Q11:'Performance Instruments'.R11">
            <calcext:data-bar calcext:gradient="false" calcext:max-length="100" calcext:negative-color="#ff0000" calcext:positive-color="#0099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F11:'Performance Instruments'.G11">
            <calcext:data-bar calcext:gradient="false" calcext:max-length="100" calcext:negative-color="#ff0000" calcext:positive-color="#0066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F9:'Performance Instruments'.F9">
            <calcext:data-bar calcext:gradient="false" calcext:max-length="100" calcext:negative-color="#ff0000" calcext:positive-color="#ccffcc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O15:'Performance Instruments'.O15">
            <calcext:condition calcext:apply-style-name="Erronous" calcext:value="&gt;=0.95*ACC" calcext:base-cell-address="'Performance Instruments'.O15"/>
          </calcext:conditional-format>
          <calcext:conditional-format calcext:target-range-address="'Performance Instruments'.O11:'Performance Instruments'.O11">
            <calcext:data-bar calcext:gradient="false" calcext:max-length="100" calcext:negative-color="#ff0000" calcext:positive-color="#274927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O9:'Performance Instruments'.O9">
            <calcext:data-bar calcext:gradient="false" calcext:max-length="100" calcext:negative-color="#ff3333" calcext:positive-color="#cc000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Q9:'Performance Instruments'.Q9">
            <calcext:data-bar calcext:gradient="false" calcext:max-length="100" calcext:negative-color="#ff0000" calcext:positive-color="#7d3f3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erformance Instruments'.I15:'Performance Instruments'.I15">
            <calcext:color-scale>
              <calcext:color-scale-entry calcext:value="0" calcext:type="number" calcext:color="#99cc99"/>
              <calcext:color-scale-entry calcext:value="0.5" calcext:type="number" calcext:color="#ebebeb"/>
              <calcext:color-scale-entry calcext:value="1" calcext:type="number" calcext:color="#cc9999"/>
            </calcext:color-scale>
          </calcext:conditional-format>
          <calcext:conditional-format calcext:target-range-address="'Performance Instruments'.I14:'Performance Instruments'.I14">
            <calcext:color-scale>
              <calcext:color-scale-entry calcext:value="0" calcext:type="number" calcext:color="#99cc99"/>
              <calcext:color-scale-entry calcext:value="0.5" calcext:type="number" calcext:color="#ebebeb"/>
              <calcext:color-scale-entry calcext:value="1" calcext:type="number" calcext:color="#cc9999"/>
            </calcext:color-scale>
          </calcext:conditional-format>
          <calcext:conditional-format calcext:target-range-address="'Performance Instruments'.I2:'Performance Instruments'.I2">
            <calcext:icon-set calcext:icon-set-type="5Arrows">
              <calcext:formatting-entry calcext:value="0" calcext:type="percent"/>
              <calcext:formatting-entry calcext:value="0" calcext:type="number"/>
              <calcext:formatting-entry calcext:value="0.050000001" calcext:type="number"/>
              <calcext:formatting-entry calcext:value="0.100000001" calcext:type="number"/>
              <calcext:formatting-entry calcext:value="0.150000001" calcext:type="number"/>
            </calcext:icon-set>
          </calcext:conditional-format>
          <calcext:conditional-format calcext:target-range-address="'Performance Instruments'.O6:'Performance Instruments'.O6">
            <calcext:condition calcext:apply-style-name="No AUC" calcext:value="=0" calcext:base-cell-address="'Performance Instruments'.O6"/>
          </calcext:conditional-format>
        </calcext:conditional-formats>
      </table:table>
      <table:table table:name="More Information" table:style-name="ta2">
        <table:table-column table:style-name="co23" table:default-cell-style-name="ce765"/>
        <table:table-column table:style-name="co24" table:default-cell-style-name="ce765"/>
        <table:table-column table:style-name="co25" table:default-cell-style-name="ce765"/>
        <table:table-column table:style-name="co26" table:number-columns-repeated="1021" table:default-cell-style-name="ce765"/>
        <table:table-row table:style-name="ro17" table:number-rows-repeated="9">
          <table:table-cell table:number-columns-repeated="1024"/>
        </table:table-row>
        <table:table-row table:style-name="ro17">
          <table:table-cell office:value-type="string" calcext:value-type="string">
            <text:p>Please, visit <text:a xlink:href="https://gurol.canbek.com/" xlink:type="simple">https://gurol.canbek.com</text:a></text:p>
          </table:table-cell>
          <table:table-cell table:number-columns-repeated="1023"/>
        </table:table-row>
        <table:table-row table:style-name="ro17">
          <table:table-cell table:style-name="ce766" office:value-type="string" calcext:value-type="string">
            <text:p>Nr</text:p>
          </table:table-cell>
          <table:table-cell table:style-name="ce767" office:value-type="string" calcext:value-type="string">
            <text:p>Year</text:p>
          </table:table-cell>
          <table:table-cell table:style-name="ce767" office:value-type="string" calcext:value-type="string">
            <text:p>Study</text:p>
          </table:table-cell>
          <table:table-cell table:style-name="ce767" office:value-type="string" calcext:value-type="string">
            <text:p>Status</text:p>
          </table:table-cell>
          <table:table-cell table:style-name="ce767" table:number-columns-repeated="1020"/>
        </table:table-row>
        <table:table-row table:style-name="ro22"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style-name="ce768" office:value-type="string" calcext:value-type="string">
            <text:p>Canbek, G., Taskaya Temizel, T., &amp; Sagiroglu, S. (2021). PToPI: A Comprehensive Review, Analysis, and Knowledge Representation of <text:s/>Binary Classification Performance Measures/Metrics. SN Computer Science, Submitted</text:p>
          </table:table-cell>
          <table:table-cell office:value-type="string" calcext:value-type="string">
            <text:p>Submitted</text:p>
          </table:table-cell>
          <table:table-cell table:number-columns-repeated="1020"/>
        </table:table-row>
        <table:table-row table:style-name="ro22"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style-name="ce768" office:value-type="string" calcext:value-type="string">
            <text:p>Canbek, G., Taskaya Temizel, T., &amp; Sagiroglu, S. (2021). BenchMetrics: A systematic benchmarking method for binary-classification performance metrics. Neural Computing and Applications, 33(21), 14623–14650. https://doi.org/10.1007/s00521-021-06103-6</text:p>
          </table:table-cell>
          <table:table-cell office:value-type="string" calcext:value-type="string">
            <text:p>Published</text:p>
          </table:table-cell>
          <table:table-cell table:number-columns-repeated="1020"/>
        </table:table-row>
        <table:table-row table:style-name="ro22"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style-name="ce769" office:value-type="string" calcext:value-type="string">
            <text:p>Canbek, G., Taskaya Temizel, T., &amp; Sagiroglu, S. (2021). TasKar: A research and education tool for calculation and representation of binary classification performance instruments. IEEE 14th International Conference on Information Security and Cryptology (ISCTurkey).</text:p>
          </table:table-cell>
          <table:table-cell office:value-type="string" calcext:value-type="string">
            <text:p>Accepted</text:p>
          </table:table-cell>
          <table:table-cell table:number-columns-repeated="1020"/>
        </table:table-row>
        <table:table-row table:style-name="ro23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table:style-name="ce769" office:value-type="string" calcext:value-type="string">
            <text:p>Canbek, G., Sagiroglu, S., Temizel, T. T., &amp; Baykal, N. (2017). Binary classification performance measures/metrics: A comprehensive visualized roadmap to gain new insights. 2017 International Conference on Computer Science and Engineering (UBMK), 821–826. https://doi.org/10.1109/UBMK.2017.8093539</text:p>
          </table:table-cell>
          <table:table-cell office:value-type="string" calcext:value-type="string">
            <text:p>Published</text:p>
          </table:table-cell>
          <table:table-cell table:number-columns-repeated="1020"/>
        </table:table-row>
        <table:table-row table:style-name="ro17" table:number-rows-repeated="104856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Instrument List" table:style-name="ta2" table:protected="true" table:protection-key="E2MYwqppcGO6rCAuUFR9HMBxwCg=" table:protection-key-digest-algorithm="http://www.w3.org/2000/09/xmldsig#sha1">
        <loext:table-protection loext:select-protected-cells="true" loext:select-unprotected-cells="true"/>
        <table:table-column table:style-name="co27" table:default-cell-style-name="ce770"/>
        <table:table-column table:style-name="co28" table:default-cell-style-name="ce770"/>
        <table:table-column table:style-name="co29" table:default-cell-style-name="ce770"/>
        <table:table-column table:style-name="co30" table:default-cell-style-name="ce816"/>
        <table:table-column table:style-name="co31" table:default-cell-style-name="ce770"/>
        <table:table-column table:style-name="co32" table:default-cell-style-name="ce770"/>
        <table:table-column table:style-name="co33" table:default-cell-style-name="ce770"/>
        <table:table-column table:style-name="co26" table:number-columns-repeated="1017" table:default-cell-style-name="ce770"/>
        <table:table-row table:style-name="ro17">
          <table:table-cell/>
          <table:table-cell table:style-name="ce771" office:value-type="string" calcext:value-type="string">
            <text:p>Instrument</text:p>
          </table:table-cell>
          <table:table-cell table:style-name="ce771" office:value-type="string" calcext:value-type="string">
            <text:p>Level</text:p>
          </table:table-cell>
          <table:table-cell table:style-name="ce814" office:value-type="string" calcext:value-type="string">
            <text:p>Nr</text:p>
          </table:table-cell>
          <table:table-cell table:style-name="ce771" office:value-type="string" calcext:value-type="string">
            <text:p>Symbol</text:p>
          </table:table-cell>
          <table:table-cell table:style-name="ce771" office:value-type="string" calcext:value-type="string">
            <text:p>Current</text:p>
          </table:table-cell>
          <table:table-cell table:style-name="ce771" office:value-type="string" calcext:value-type="string">
            <text:p>Derivative</text:p>
          </table:table-cell>
          <table:table-cell table:number-columns-repeated="1017"/>
        </table:table-row>
        <table:table-row table:style-name="ro17">
          <table:table-cell office:value-type="float" office:value="1" calcext:value-type="float">
            <text:p>1</text:p>
          </table:table-cell>
          <table:table-cell office:value-type="string" calcext:value-type="string">
            <text:p>Measure</text:p>
          </table:table-cell>
          <table:table-cell table:style-name="ce772" office:value-type="string" calcext:value-type="string">
            <text:p>Base</text:p>
          </table:table-cell>
          <table:table-cell table:style-name="ce815" office:value-type="float" office:value="1" calcext:value-type="float">
            <text:p>1</text:p>
          </table:table-cell>
          <table:table-cell table:style-name="ce817" office:value-type="string" calcext:value-type="string">
            <text:p>TP</text:p>
          </table:table-cell>
          <table:table-cell table:formula="of:=TP" office:value-type="float" office:value="300" calcext:value-type="float">
            <text:p>300</text:p>
          </table:table-cell>
          <table:table-cell table:number-columns-repeated="1018"/>
        </table:table-row>
        <table:table-row table:style-name="ro17">
          <table:table-cell office:value-type="float" office:value="2" calcext:value-type="float">
            <text:p>2</text:p>
          </table:table-cell>
          <table:table-cell office:value-type="string" calcext:value-type="string">
            <text:p>Measure</text:p>
          </table:table-cell>
          <table:table-cell table:style-name="ce772" office:value-type="string" calcext:value-type="string">
            <text:p>Base</text:p>
          </table:table-cell>
          <table:table-cell table:style-name="ce815" office:value-type="float" office:value="2" calcext:value-type="float">
            <text:p>2</text:p>
          </table:table-cell>
          <table:table-cell table:style-name="ce818" office:value-type="string" calcext:value-type="string">
            <text:p>FP</text:p>
          </table:table-cell>
          <table:table-cell table:formula="of:=FP" office:value-type="float" office:value="25" calcext:value-type="float">
            <text:p>25</text:p>
          </table:table-cell>
          <table:table-cell table:number-columns-repeated="1018"/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string" calcext:value-type="string">
            <text:p>Measure</text:p>
          </table:table-cell>
          <table:table-cell table:style-name="ce772" office:value-type="string" calcext:value-type="string">
            <text:p>Base</text:p>
          </table:table-cell>
          <table:table-cell table:style-name="ce815" office:value-type="float" office:value="3" calcext:value-type="float">
            <text:p>3</text:p>
          </table:table-cell>
          <table:table-cell table:style-name="ce819" office:value-type="string" calcext:value-type="string">
            <text:p>FN</text:p>
          </table:table-cell>
          <table:table-cell table:formula="of:=FN" office:value-type="float" office:value="50" calcext:value-type="float">
            <text:p>50</text:p>
          </table:table-cell>
          <table:table-cell table:number-columns-repeated="1018"/>
        </table:table-row>
        <table:table-row table:style-name="ro17">
          <table:table-cell office:value-type="float" office:value="4" calcext:value-type="float">
            <text:p>4</text:p>
          </table:table-cell>
          <table:table-cell office:value-type="string" calcext:value-type="string">
            <text:p>Measure</text:p>
          </table:table-cell>
          <table:table-cell table:style-name="ce772" office:value-type="string" calcext:value-type="string">
            <text:p>Base</text:p>
          </table:table-cell>
          <table:table-cell table:style-name="ce815" office:value-type="float" office:value="4" calcext:value-type="float">
            <text:p>4</text:p>
          </table:table-cell>
          <table:table-cell table:style-name="ce820" office:value-type="string" calcext:value-type="string">
            <text:p>TN</text:p>
          </table:table-cell>
          <table:table-cell table:formula="of:=TN" office:value-type="float" office:value="475" calcext:value-type="float">
            <text:p>475</text:p>
          </table:table-cell>
          <table:table-cell table:number-columns-repeated="1018"/>
        </table:table-row>
        <table:table-row table:style-name="ro17">
          <table:table-cell office:value-type="float" office:value="5" calcext:value-type="float">
            <text:p>5</text:p>
          </table:table-cell>
          <table:table-cell office:value-type="string" calcext:value-type="string">
            <text:p>Measure</text:p>
          </table:table-cell>
          <table:table-cell table:style-name="ce773" office:value-type="string" calcext:value-type="string">
            <text:p>1st Level</text:p>
          </table:table-cell>
          <table:table-cell table:style-name="ce815" office:value-type="float" office:value="5" calcext:value-type="float">
            <text:p>5</text:p>
          </table:table-cell>
          <table:table-cell table:style-name="ce821" office:value-type="string" calcext:value-type="string">
            <text:p>P</text:p>
          </table:table-cell>
          <table:table-cell table:formula="of:=P" office:value-type="float" office:value="350" calcext:value-type="float">
            <text:p>350</text:p>
          </table:table-cell>
          <table:table-cell table:number-columns-repeated="1018"/>
        </table:table-row>
        <table:table-row table:style-name="ro17">
          <table:table-cell office:value-type="float" office:value="6" calcext:value-type="float">
            <text:p>6</text:p>
          </table:table-cell>
          <table:table-cell office:value-type="string" calcext:value-type="string">
            <text:p>Measure</text:p>
          </table:table-cell>
          <table:table-cell table:style-name="ce773" office:value-type="string" calcext:value-type="string">
            <text:p>1st Level</text:p>
          </table:table-cell>
          <table:table-cell table:style-name="ce815" office:value-type="float" office:value="6" calcext:value-type="float">
            <text:p>6</text:p>
          </table:table-cell>
          <table:table-cell table:style-name="ce822" office:value-type="string" calcext:value-type="string">
            <text:p>N</text:p>
          </table:table-cell>
          <table:table-cell table:formula="of:=N" office:value-type="float" office:value="500" calcext:value-type="float">
            <text:p>500</text:p>
          </table:table-cell>
          <table:table-cell table:number-columns-repeated="1018"/>
        </table:table-row>
        <table:table-row table:style-name="ro17">
          <table:table-cell office:value-type="float" office:value="7" calcext:value-type="float">
            <text:p>7</text:p>
          </table:table-cell>
          <table:table-cell office:value-type="string" calcext:value-type="string">
            <text:p>Measure</text:p>
          </table:table-cell>
          <table:table-cell table:style-name="ce773" office:value-type="string" calcext:value-type="string">
            <text:p>1st Level</text:p>
          </table:table-cell>
          <table:table-cell table:style-name="ce815" office:value-type="float" office:value="7" calcext:value-type="float">
            <text:p>7</text:p>
          </table:table-cell>
          <table:table-cell table:style-name="ce823" office:value-type="string" calcext:value-type="string">
            <text:p>OP</text:p>
          </table:table-cell>
          <table:table-cell table:formula="of:=OP" office:value-type="float" office:value="325" calcext:value-type="float">
            <text:p>325</text:p>
          </table:table-cell>
          <table:table-cell table:number-columns-repeated="1018"/>
        </table:table-row>
        <table:table-row table:style-name="ro17">
          <table:table-cell office:value-type="float" office:value="8" calcext:value-type="float">
            <text:p>8</text:p>
          </table:table-cell>
          <table:table-cell office:value-type="string" calcext:value-type="string">
            <text:p>Measure</text:p>
          </table:table-cell>
          <table:table-cell table:style-name="ce773" office:value-type="string" calcext:value-type="string">
            <text:p>1st Level</text:p>
          </table:table-cell>
          <table:table-cell table:style-name="ce815" office:value-type="float" office:value="8" calcext:value-type="float">
            <text:p>8</text:p>
          </table:table-cell>
          <table:table-cell table:style-name="ce824" office:value-type="string" calcext:value-type="string">
            <text:p>ON</text:p>
          </table:table-cell>
          <table:table-cell table:formula="of:=ON" office:value-type="float" office:value="525" calcext:value-type="float">
            <text:p>525</text:p>
          </table:table-cell>
          <table:table-cell table:number-columns-repeated="1018"/>
        </table:table-row>
        <table:table-row table:style-name="ro17">
          <table:table-cell office:value-type="float" office:value="9" calcext:value-type="float">
            <text:p>9</text:p>
          </table:table-cell>
          <table:table-cell office:value-type="string" calcext:value-type="string">
            <text:p>Measure</text:p>
          </table:table-cell>
          <table:table-cell table:style-name="ce773" office:value-type="string" calcext:value-type="string">
            <text:p>1st Level</text:p>
          </table:table-cell>
          <table:table-cell table:style-name="ce815" office:value-type="float" office:value="9" calcext:value-type="float">
            <text:p>9</text:p>
          </table:table-cell>
          <table:table-cell table:style-name="ce825" office:value-type="string" calcext:value-type="string">
            <text:p>TC</text:p>
          </table:table-cell>
          <table:table-cell table:formula="of:=TC" office:value-type="float" office:value="775" calcext:value-type="float">
            <text:p>775</text:p>
          </table:table-cell>
          <table:table-cell table:number-columns-repeated="1018"/>
        </table:table-row>
        <table:table-row table:style-name="ro17">
          <table:table-cell office:value-type="float" office:value="10" calcext:value-type="float">
            <text:p>10</text:p>
          </table:table-cell>
          <table:table-cell office:value-type="string" calcext:value-type="string">
            <text:p>Measure</text:p>
          </table:table-cell>
          <table:table-cell table:style-name="ce773" office:value-type="string" calcext:value-type="string">
            <text:p>1st Level</text:p>
          </table:table-cell>
          <table:table-cell table:style-name="ce815" office:value-type="float" office:value="10" calcext:value-type="float">
            <text:p>10</text:p>
          </table:table-cell>
          <table:table-cell table:style-name="ce826" office:value-type="string" calcext:value-type="string">
            <text:p>FC</text:p>
          </table:table-cell>
          <table:table-cell table:formula="of:=FC" office:value-type="float" office:value="75" calcext:value-type="float">
            <text:p>75</text:p>
          </table:table-cell>
          <table:table-cell table:number-columns-repeated="1018"/>
        </table:table-row>
        <table:table-row table:style-name="ro17">
          <table:table-cell office:value-type="float" office:value="11" calcext:value-type="float">
            <text:p>11</text:p>
          </table:table-cell>
          <table:table-cell office:value-type="string" calcext:value-type="string">
            <text:p>Measure</text:p>
          </table:table-cell>
          <table:table-cell table:style-name="ce773" office:value-type="string" calcext:value-type="string">
            <text:p>1st Level</text:p>
          </table:table-cell>
          <table:table-cell table:style-name="ce815" office:value-type="float" office:value="11" calcext:value-type="float">
            <text:p>11</text:p>
          </table:table-cell>
          <table:table-cell table:style-name="ce827" office:value-type="string" calcext:value-type="string">
            <text:p>Sn</text:p>
          </table:table-cell>
          <table:table-cell table:formula="of:=Sn" office:value-type="float" office:value="850" calcext:value-type="float">
            <text:p>850</text:p>
          </table:table-cell>
          <table:table-cell table:number-columns-repeated="1018"/>
        </table:table-row>
        <table:table-row table:style-name="ro17">
          <table:table-cell office:value-type="float" office:value="12" calcext:value-type="float">
            <text:p>12</text:p>
          </table:table-cell>
          <table:table-cell office:value-type="string" calcext:value-type="string">
            <text:p>Measure</text:p>
          </table:table-cell>
          <table:table-cell table:style-name="ce774" office:value-type="string" calcext:value-type="string">
            <text:p>2nd Level</text:p>
          </table:table-cell>
          <table:table-cell table:style-name="ce815" office:value-type="float" office:value="12" calcext:value-type="float">
            <text:p>12</text:p>
          </table:table-cell>
          <table:table-cell table:style-name="ce828" office:value-type="string" calcext:value-type="string">
            <text:p>PREV</text:p>
          </table:table-cell>
          <table:table-cell table:style-name="ce831" table:formula="of:=PREV" office:value-type="percentage" office:value="0.411764705882353" calcext:value-type="percentage">
            <text:p>41.18%</text:p>
          </table:table-cell>
          <table:table-cell table:style-name="ce837" office:value-type="string" calcext:value-type="string" table:number-columns-spanned="1" table:number-rows-spanned="5">
            <text:p>Class ratio</text:p>
          </table:table-cell>
          <table:table-cell table:number-columns-repeated="1017"/>
        </table:table-row>
        <table:table-row table:style-name="ro17">
          <table:table-cell office:value-type="float" office:value="13" calcext:value-type="float">
            <text:p>13</text:p>
          </table:table-cell>
          <table:table-cell office:value-type="string" calcext:value-type="string">
            <text:p>Measure</text:p>
          </table:table-cell>
          <table:table-cell table:style-name="ce774" office:value-type="string" calcext:value-type="string">
            <text:p>2nd Level</text:p>
          </table:table-cell>
          <table:table-cell table:style-name="ce815" office:value-type="float" office:value="13" calcext:value-type="float">
            <text:p>13</text:p>
          </table:table-cell>
          <table:table-cell table:style-name="ce828" office:value-type="string" calcext:value-type="string">
            <text:p>NER</text:p>
          </table:table-cell>
          <table:table-cell table:style-name="ce832" table:formula="of:=NER" office:value-type="float" office:value="0.588235294117647" calcext:value-type="float">
            <text:p>0.5882</text:p>
          </table:table-cell>
          <table:covered-table-cell/>
          <table:table-cell table:number-columns-repeated="1017"/>
        </table:table-row>
        <table:table-row table:style-name="ro17">
          <table:table-cell office:value-type="float" office:value="14" calcext:value-type="float">
            <text:p>14</text:p>
          </table:table-cell>
          <table:table-cell office:value-type="string" calcext:value-type="string">
            <text:p>Measure</text:p>
          </table:table-cell>
          <table:table-cell table:style-name="ce774" office:value-type="string" calcext:value-type="string">
            <text:p>2nd Level</text:p>
          </table:table-cell>
          <table:table-cell table:style-name="ce815" office:value-type="float" office:value="14" calcext:value-type="float">
            <text:p>14</text:p>
          </table:table-cell>
          <table:table-cell table:style-name="ce828" office:value-type="string" calcext:value-type="string">
            <text:p>NIR</text:p>
          </table:table-cell>
          <table:table-cell table:style-name="ce832" table:formula="of:=NIR" office:value-type="float" office:value="0.588235294117647" calcext:value-type="float">
            <text:p>0.5882</text:p>
          </table:table-cell>
          <table:covered-table-cell/>
          <table:table-cell table:number-columns-repeated="1017"/>
        </table:table-row>
        <table:table-row table:style-name="ro17">
          <table:table-cell office:value-type="float" office:value="15" calcext:value-type="float">
            <text:p>15</text:p>
          </table:table-cell>
          <table:table-cell office:value-type="string" calcext:value-type="string">
            <text:p>Measure</text:p>
          </table:table-cell>
          <table:table-cell table:style-name="ce774" office:value-type="string" calcext:value-type="string">
            <text:p>2nd Level</text:p>
          </table:table-cell>
          <table:table-cell table:style-name="ce815" office:value-type="float" office:value="15" calcext:value-type="float">
            <text:p>15</text:p>
          </table:table-cell>
          <table:table-cell table:style-name="ce828" office:value-type="string" calcext:value-type="string">
            <text:p>IMB</text:p>
          </table:table-cell>
          <table:table-cell table:formula="of:=ROUND(MAX(N;P)/MIN(N;P);2)" office:value-type="float" office:value="1.43" calcext:value-type="float">
            <text:p>1.43</text:p>
          </table:table-cell>
          <table:covered-table-cell/>
          <table:table-cell table:number-columns-repeated="1017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string" calcext:value-type="string">
            <text:p>Measure</text:p>
          </table:table-cell>
          <table:table-cell table:style-name="ce774" office:value-type="string" calcext:value-type="string">
            <text:p>2nd Level</text:p>
          </table:table-cell>
          <table:table-cell table:style-name="ce815" office:value-type="float" office:value="16" calcext:value-type="float">
            <text:p>16</text:p>
          </table:table-cell>
          <table:table-cell table:style-name="ce828" office:value-type="string" calcext:value-type="string">
            <text:p>SKEW</text:p>
          </table:table-cell>
          <table:table-cell table:formula="of:=N/GCD(P;N)&amp;&quot;:&quot;&amp;P/GCD(P;N)" office:value-type="string" office:string-value="10:7" calcext:value-type="string">
            <text:p>10:7</text:p>
          </table:table-cell>
          <table:covered-table-cell/>
          <table:table-cell table:number-columns-repeated="1017"/>
        </table:table-row>
        <table:table-row table:style-name="ro17">
          <table:table-cell office:value-type="float" office:value="17" calcext:value-type="float">
            <text:p>17</text:p>
          </table:table-cell>
          <table:table-cell office:value-type="string" calcext:value-type="string">
            <text:p>Measure</text:p>
          </table:table-cell>
          <table:table-cell table:style-name="ce774" office:value-type="string" calcext:value-type="string">
            <text:p>2nd Level</text:p>
          </table:table-cell>
          <table:table-cell table:style-name="ce815" office:value-type="float" office:value="17" calcext:value-type="float">
            <text:p>17</text:p>
          </table:table-cell>
          <table:table-cell table:style-name="ce828" office:value-type="string" calcext:value-type="string">
            <text:p>BIAS</text:p>
          </table:table-cell>
          <table:table-cell table:style-name="ce832" table:formula="of:=BIAS" office:value-type="float" office:value="0.382352941176471" calcext:value-type="float">
            <text:p>0.3824</text:p>
          </table:table-cell>
          <table:table-cell table:number-columns-repeated="1018"/>
        </table:table-row>
        <table:table-row table:style-name="ro17">
          <table:table-cell office:value-type="float" office:value="18" calcext:value-type="float">
            <text:p>18</text:p>
          </table:table-cell>
          <table:table-cell office:value-type="string" calcext:value-type="string">
            <text:p>Measure</text:p>
          </table:table-cell>
          <table:table-cell table:style-name="ce774" office:value-type="string" calcext:value-type="string">
            <text:p>2nd Level</text:p>
          </table:table-cell>
          <table:table-cell table:style-name="ce815" office:value-type="float" office:value="18" calcext:value-type="float">
            <text:p>18</text:p>
          </table:table-cell>
          <table:table-cell table:style-name="ce828" office:value-type="string" calcext:value-type="string">
            <text:p>DPR</text:p>
          </table:table-cell>
          <table:table-cell table:style-name="ce832" table:formula="of:=DPr" office:value-type="float" office:value="2.71242415082961" calcext:value-type="float">
            <text:p>2.7124</text:p>
          </table:table-cell>
          <table:table-cell table:number-columns-repeated="1018"/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string" calcext:value-type="string">
            <text:p>Measure</text:p>
          </table:table-cell>
          <table:table-cell table:style-name="ce774" office:value-type="string" calcext:value-type="string">
            <text:p>2nd Level</text:p>
          </table:table-cell>
          <table:table-cell table:style-name="ce815" office:value-type="float" office:value="19" calcext:value-type="float">
            <text:p>19</text:p>
          </table:table-cell>
          <table:table-cell table:style-name="ce828" office:value-type="string" calcext:value-type="string">
            <text:p>LRP</text:p>
          </table:table-cell>
          <table:table-cell table:style-name="ce833" table:formula="of:=LRP" office:value-type="float" office:value="17.1428571428571" calcext:value-type="float">
            <text:p>17.14</text:p>
          </table:table-cell>
          <table:table-cell table:number-columns-repeated="101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string" calcext:value-type="string">
            <text:p>Measure</text:p>
          </table:table-cell>
          <table:table-cell table:style-name="ce774" office:value-type="string" calcext:value-type="string">
            <text:p>2nd Level</text:p>
          </table:table-cell>
          <table:table-cell table:style-name="ce815" office:value-type="float" office:value="20" calcext:value-type="float">
            <text:p>20</text:p>
          </table:table-cell>
          <table:table-cell table:style-name="ce828" office:value-type="string" calcext:value-type="string">
            <text:p>LRN</text:p>
          </table:table-cell>
          <table:table-cell table:style-name="ce833" table:formula="of:=LRN" office:value-type="float" office:value="0.150375939849624" calcext:value-type="float">
            <text:p>0.15</text:p>
          </table:table-cell>
          <table:table-cell table:number-columns-repeated="1018"/>
        </table:table-row>
        <table:table-row table:style-name="ro17">
          <table:table-cell office:value-type="float" office:value="21" calcext:value-type="float">
            <text:p>21</text:p>
          </table:table-cell>
          <table:table-cell office:value-type="string" calcext:value-type="string">
            <text:p>Measure</text:p>
          </table:table-cell>
          <table:table-cell table:style-name="ce774" office:value-type="string" calcext:value-type="string">
            <text:p>2nd Level</text:p>
          </table:table-cell>
          <table:table-cell table:style-name="ce815" office:value-type="float" office:value="21" calcext:value-type="float">
            <text:p>21</text:p>
          </table:table-cell>
          <table:table-cell table:style-name="ce828" office:value-type="string" calcext:value-type="string">
            <text:p>DET</text:p>
          </table:table-cell>
          <table:table-cell table:style-name="ce834" table:formula="of:=DET" office:value-type="float" office:value="141250" calcext:value-type="float">
            <text:p>141250</text:p>
          </table:table-cell>
          <table:table-cell table:number-columns-repeated="1018"/>
        </table:table-row>
        <table:table-row table:style-name="ro17">
          <table:table-cell office:value-type="float" office:value="22" calcext:value-type="float">
            <text:p>22</text:p>
          </table:table-cell>
          <table:table-cell office:value-type="string" calcext:value-type="string">
            <text:p>Measure</text:p>
          </table:table-cell>
          <table:table-cell table:style-name="ce774" office:value-type="string" calcext:value-type="string">
            <text:p>2nd Level</text:p>
          </table:table-cell>
          <table:table-cell table:style-name="ce815" office:value-type="float" office:value="22" calcext:value-type="float">
            <text:p>22</text:p>
          </table:table-cell>
          <table:table-cell table:style-name="ce828" office:value-type="string" calcext:value-type="string">
            <text:p>CKc</text:p>
          </table:table-cell>
          <table:table-cell table:style-name="ce832" table:formula="of:=CKc" office:value-type="float" office:value="0.52076124567474" calcext:value-type="float">
            <text:p>0.5208</text:p>
          </table:table-cell>
          <table:table-cell table:number-columns-repeated="1018"/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string" calcext:value-type="string">
            <text:p>Measure</text:p>
          </table:table-cell>
          <table:table-cell table:style-name="ce775" office:value-type="string" calcext:value-type="string">
            <text:p>3rd Level</text:p>
          </table:table-cell>
          <table:table-cell table:style-name="ce815" office:value-type="float" office:value="23" calcext:value-type="float">
            <text:p>23</text:p>
          </table:table-cell>
          <table:table-cell table:style-name="ce828" office:value-type="string" calcext:value-type="string">
            <text:p>HC</text:p>
          </table:table-cell>
          <table:table-cell table:style-name="ce832" table:formula="of:=HC" office:value-type="float" office:value="0.977417817528172" calcext:value-type="float">
            <text:p>0.9774</text:p>
          </table:table-cell>
          <table:table-cell table:number-columns-repeated="1018"/>
        </table:table-row>
        <table:table-row table:style-name="ro17">
          <table:table-cell office:value-type="float" office:value="24" calcext:value-type="float">
            <text:p>24</text:p>
          </table:table-cell>
          <table:table-cell office:value-type="string" calcext:value-type="string">
            <text:p>Measure</text:p>
          </table:table-cell>
          <table:table-cell table:style-name="ce775" office:value-type="string" calcext:value-type="string">
            <text:p>3rd Level</text:p>
          </table:table-cell>
          <table:table-cell table:style-name="ce815" office:value-type="float" office:value="24" calcext:value-type="float">
            <text:p>24</text:p>
          </table:table-cell>
          <table:table-cell table:style-name="ce828" office:value-type="string" calcext:value-type="string">
            <text:p>HO</text:p>
          </table:table-cell>
          <table:table-cell table:style-name="ce832" table:formula="of:=HO" office:value-type="float" office:value="0.959686893774217" calcext:value-type="float">
            <text:p>0.9597</text:p>
          </table:table-cell>
          <table:table-cell table:number-columns-repeated="1018"/>
        </table:table-row>
        <table:table-row table:style-name="ro17">
          <table:table-cell office:value-type="float" office:value="25" calcext:value-type="float">
            <text:p>25</text:p>
          </table:table-cell>
          <table:table-cell office:value-type="string" calcext:value-type="string">
            <text:p>Measure</text:p>
          </table:table-cell>
          <table:table-cell table:style-name="ce775" office:value-type="string" calcext:value-type="string">
            <text:p>3rd Level</text:p>
          </table:table-cell>
          <table:table-cell table:style-name="ce815" office:value-type="float" office:value="25" calcext:value-type="float">
            <text:p>25</text:p>
          </table:table-cell>
          <table:table-cell table:style-name="ce828" office:value-type="string" calcext:value-type="string">
            <text:p>LIFT</text:p>
          </table:table-cell>
          <table:table-cell table:style-name="ce833" table:formula="of:=LIFT" office:value-type="float" office:value="2.24175824175824" calcext:value-type="float">
            <text:p>2.24</text:p>
          </table:table-cell>
          <table:table-cell table:number-columns-repeated="1018"/>
        </table:table-row>
        <table:table-row table:style-name="ro17">
          <table:table-cell office:value-type="float" office:value="26" calcext:value-type="float">
            <text:p>26</text:p>
          </table:table-cell>
          <table:table-cell office:value-type="string" calcext:value-type="string">
            <text:p>Measure</text:p>
          </table:table-cell>
          <table:table-cell table:style-name="ce775" office:value-type="string" calcext:value-type="string">
            <text:p>3rd Level</text:p>
          </table:table-cell>
          <table:table-cell table:style-name="ce815" office:value-type="float" office:value="26" calcext:value-type="float">
            <text:p>26</text:p>
          </table:table-cell>
          <table:table-cell table:style-name="ce828" office:value-type="string" calcext:value-type="string">
            <text:p>OR</text:p>
          </table:table-cell>
          <table:table-cell table:style-name="ce832" table:formula="of:=OR" office:value-type="float" office:value="114" calcext:value-type="float">
            <text:p>114.0000</text:p>
          </table:table-cell>
          <table:table-cell table:number-columns-repeated="101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string" calcext:value-type="string">
            <text:p>Measure</text:p>
          </table:table-cell>
          <table:table-cell table:style-name="ce775" office:value-type="string" calcext:value-type="string">
            <text:p>3rd Level</text:p>
          </table:table-cell>
          <table:table-cell table:style-name="ce815" office:value-type="float" office:value="27" calcext:value-type="float">
            <text:p>27</text:p>
          </table:table-cell>
          <table:table-cell table:style-name="ce828" office:value-type="string" calcext:value-type="string">
            <text:p>DP</text:p>
          </table:table-cell>
          <table:table-cell table:style-name="ce833" table:formula="of:=DP" office:value-type="float" office:value="1.13403107967506" calcext:value-type="float">
            <text:p>1.13</text:p>
          </table:table-cell>
          <table:table-cell table:number-columns-repeated="101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table:style-name="ce828" office:value-type="string" calcext:value-type="string">
            <text:p>TPR</text:p>
          </table:table-cell>
          <table:table-cell table:style-name="ce832" table:formula="of:=TPR" office:value-type="float" office:value="0.857142857142857" calcext:value-type="float">
            <text:p>0.8571</text:p>
          </table:table-cell>
          <table:table-cell table:number-columns-repeated="1018"/>
        </table:table-row>
        <table:table-row table:style-name="ro17">
          <table:table-cell office:value-type="float" office:value="29" calcext:value-type="float">
            <text:p>29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2" calcext:value-type="float">
            <text:p>2</text:p>
          </table:table-cell>
          <table:table-cell table:style-name="ce828" office:value-type="string" calcext:value-type="string">
            <text:p>FNR</text:p>
          </table:table-cell>
          <table:table-cell table:style-name="ce832" table:formula="of:=FNR" office:value-type="float" office:value="0.142857142857143" calcext:value-type="float">
            <text:p>0.1429</text:p>
          </table:table-cell>
          <table:table-cell table:number-columns-repeated="1018"/>
        </table:table-row>
        <table:table-row table:style-name="ro17">
          <table:table-cell office:value-type="float" office:value="30" calcext:value-type="float">
            <text:p>30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3" calcext:value-type="float">
            <text:p>3</text:p>
          </table:table-cell>
          <table:table-cell table:style-name="ce828" office:value-type="string" calcext:value-type="string">
            <text:p>FPR</text:p>
          </table:table-cell>
          <table:table-cell table:style-name="ce832" table:formula="of:=FPR" office:value-type="float" office:value="0.05" calcext:value-type="float">
            <text:p>0.0500</text:p>
          </table:table-cell>
          <table:table-cell table:number-columns-repeated="101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style-name="ce828" office:value-type="string" calcext:value-type="string">
            <text:p>TNR</text:p>
          </table:table-cell>
          <table:table-cell table:style-name="ce832" table:formula="of:=TNR" office:value-type="float" office:value="0.95" calcext:value-type="float">
            <text:p>0.9500</text:p>
          </table:table-cell>
          <table:table-cell table:number-columns-repeated="101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5" calcext:value-type="float">
            <text:p>5</text:p>
          </table:table-cell>
          <table:table-cell table:style-name="ce828" office:value-type="string" calcext:value-type="string">
            <text:p>PPV</text:p>
          </table:table-cell>
          <table:table-cell table:style-name="ce832" table:formula="of:=PPV" office:value-type="float" office:value="0.923076923076923" calcext:value-type="float">
            <text:p>0.9231</text:p>
          </table:table-cell>
          <table:table-cell table:number-columns-repeated="1018"/>
        </table:table-row>
        <table:table-row table:style-name="ro17">
          <table:table-cell office:value-type="float" office:value="33" calcext:value-type="float">
            <text:p>33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6" calcext:value-type="float">
            <text:p>6</text:p>
          </table:table-cell>
          <table:table-cell table:style-name="ce828" office:value-type="string" calcext:value-type="string">
            <text:p>FDR</text:p>
          </table:table-cell>
          <table:table-cell table:style-name="ce832" table:formula="of:=FDR" office:value-type="float" office:value="0.0769230769230769" calcext:value-type="float">
            <text:p>0.0769</text:p>
          </table:table-cell>
          <table:table-cell table:number-columns-repeated="1018"/>
        </table:table-row>
        <table:table-row table:style-name="ro17">
          <table:table-cell office:value-type="float" office:value="34" calcext:value-type="float">
            <text:p>34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7" calcext:value-type="float">
            <text:p>7</text:p>
          </table:table-cell>
          <table:table-cell table:style-name="ce828" office:value-type="string" calcext:value-type="string">
            <text:p>FOR</text:p>
          </table:table-cell>
          <table:table-cell table:style-name="ce832" table:formula="of:=FOR" office:value-type="float" office:value="0.0952380952380952" calcext:value-type="float">
            <text:p>0.0952</text:p>
          </table:table-cell>
          <table:table-cell table:number-columns-repeated="101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8" calcext:value-type="float">
            <text:p>8</text:p>
          </table:table-cell>
          <table:table-cell table:style-name="ce828" office:value-type="string" calcext:value-type="string">
            <text:p>NPV</text:p>
          </table:table-cell>
          <table:table-cell table:style-name="ce832" table:formula="of:=NPV" office:value-type="float" office:value="0.904761904761905" calcext:value-type="float">
            <text:p>0.9048</text:p>
          </table:table-cell>
          <table:table-cell table:number-columns-repeated="101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9" calcext:value-type="float">
            <text:p>9</text:p>
          </table:table-cell>
          <table:table-cell table:style-name="ce828" office:value-type="string" calcext:value-type="string">
            <text:p>ACC</text:p>
          </table:table-cell>
          <table:table-cell table:style-name="ce832" table:formula="of:=ACC" office:value-type="float" office:value="0.911764705882353" calcext:value-type="float">
            <text:p>0.9118</text:p>
          </table:table-cell>
          <table:table-cell table:number-columns-repeated="1018"/>
        </table:table-row>
        <table:table-row table:style-name="ro17">
          <table:table-cell office:value-type="float" office:value="37" calcext:value-type="float">
            <text:p>37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table:style-name="ce828" office:value-type="string" calcext:value-type="string">
            <text:p>MCR</text:p>
          </table:table-cell>
          <table:table-cell table:style-name="ce832" table:formula="of:=1-ACC" office:value-type="float" office:value="0.0882352941176471" calcext:value-type="float">
            <text:p>0.0882</text:p>
          </table:table-cell>
          <table:table-cell table:number-columns-repeated="1018"/>
        </table:table-row>
        <table:table-row table:style-name="ro17">
          <table:table-cell office:value-type="float" office:value="38" calcext:value-type="float">
            <text:p>38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table:style-name="ce828" office:value-type="string" calcext:value-type="string">
            <text:p>DR</text:p>
          </table:table-cell>
          <table:table-cell table:style-name="ce832" table:formula="of:=DR" office:value-type="float" office:value="0.352941176470588" calcext:value-type="float">
            <text:p>0.3529</text:p>
          </table:table-cell>
          <table:table-cell table:number-columns-repeated="101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table:style-name="ce828" office:value-type="string" calcext:value-type="string">
            <text:p>CRR</text:p>
          </table:table-cell>
          <table:table-cell table:style-name="ce832" table:formula="of:=CRR" office:value-type="float" office:value="0.558823529411765" calcext:value-type="float">
            <text:p>0.5588</text:p>
          </table:table-cell>
          <table:table-cell table:number-columns-repeated="101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13" calcext:value-type="float">
            <text:p>13</text:p>
          </table:table-cell>
          <table:table-cell table:style-name="ce828" office:value-type="string" calcext:value-type="string">
            <text:p>HOC</text:p>
          </table:table-cell>
          <table:table-cell table:style-name="ce832" table:formula="of:=HOC" office:value-type="float" office:value="0.00895071640987868" calcext:value-type="float">
            <text:p>0.0090</text:p>
          </table:table-cell>
          <table:table-cell table:number-columns-repeated="1018"/>
        </table:table-row>
        <table:table-row table:style-name="ro17">
          <table:table-cell office:value-type="float" office:value="41" calcext:value-type="float">
            <text:p>41</text:p>
          </table:table-cell>
          <table:table-cell office:value-type="string" calcext:value-type="string">
            <text:p>Metric</text:p>
          </table:table-cell>
          <table:table-cell table:style-name="ce776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  <table:table-cell table:style-name="ce828" office:value-type="string" calcext:value-type="string">
            <text:p>MI</text:p>
          </table:table-cell>
          <table:table-cell table:style-name="ce835" table:formula="of:=MI" office:value-type="float" office:value="0.00153024625458329" calcext:value-type="float">
            <text:p>0.001530</text:p>
          </table:table-cell>
          <table:table-cell table:number-columns-repeated="1018"/>
        </table:table-row>
        <table:table-row table:style-name="ro17">
          <table:table-cell office:value-type="float" office:value="42" calcext:value-type="float">
            <text:p>42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office:value-type="float" office:value="15" calcext:value-type="float">
            <text:p>15</text:p>
          </table:table-cell>
          <table:table-cell table:style-name="ce828" office:value-type="string" calcext:value-type="string">
            <text:p>INFORM</text:p>
          </table:table-cell>
          <table:table-cell table:style-name="ce832" table:formula="of:=INFORM" office:value-type="float" office:value="0.807142857142857" calcext:value-type="float">
            <text:p>0.8071</text:p>
          </table:table-cell>
          <table:table-cell table:number-columns-repeated="101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office:value-type="float" office:value="16" calcext:value-type="float">
            <text:p>16</text:p>
          </table:table-cell>
          <table:table-cell table:style-name="ce828" office:value-type="string" calcext:value-type="string">
            <text:p>BACC</text:p>
          </table:table-cell>
          <table:table-cell table:style-name="ce832" table:formula="of:=BACC" office:value-type="float" office:value="0.903571428571429" calcext:value-type="float">
            <text:p>0.9036</text:p>
          </table:table-cell>
          <table:table-cell table:number-columns-repeated="101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office:value-type="float" office:value="17" calcext:value-type="float">
            <text:p>17</text:p>
          </table:table-cell>
          <table:table-cell table:style-name="ce828" office:value-type="string" calcext:value-type="string">
            <text:p>G</text:p>
          </table:table-cell>
          <table:table-cell table:style-name="ce832" table:formula="of:=G" office:value-type="float" office:value="0.902377811277357" calcext:value-type="float">
            <text:p>0.9024</text:p>
          </table:table-cell>
          <table:table-cell table:number-columns-repeated="1018"/>
        </table:table-row>
        <table:table-row table:style-name="ro17">
          <table:table-cell office:value-type="float" office:value="45" calcext:value-type="float">
            <text:p>45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office:value-type="float" office:value="18" calcext:value-type="float">
            <text:p>18</text:p>
          </table:table-cell>
          <table:table-cell table:style-name="ce828" office:value-type="string" calcext:value-type="string">
            <text:p>WACC</text:p>
          </table:table-cell>
          <table:table-cell table:number-columns-repeated="1019"/>
        </table:table-row>
        <table:table-row table:style-name="ro17">
          <table:table-cell office:value-type="float" office:value="46" calcext:value-type="float">
            <text:p>46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office:value-type="float" office:value="19" calcext:value-type="float">
            <text:p>19</text:p>
          </table:table-cell>
          <table:table-cell table:style-name="ce828" office:value-type="string" calcext:value-type="string">
            <text:p>MARK</text:p>
          </table:table-cell>
          <table:table-cell table:style-name="ce832" table:formula="of:=MARK" office:value-type="float" office:value="0.827838827838828" calcext:value-type="float">
            <text:p>0.8278</text:p>
          </table:table-cell>
          <table:table-cell table:number-columns-repeated="101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office:value-type="float" office:value="20" calcext:value-type="float">
            <text:p>20</text:p>
          </table:table-cell>
          <table:table-cell table:style-name="ce828" office:value-type="string" calcext:value-type="string">
            <text:p>CK</text:p>
          </table:table-cell>
          <table:table-cell table:style-name="ce832" table:formula="of:=CK" office:value-type="float" office:value="0.815884476534296" calcext:value-type="float">
            <text:p>0.8159</text:p>
          </table:table-cell>
          <table:table-cell table:number-columns-repeated="101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office:value-type="float" office:value="21" calcext:value-type="float">
            <text:p>21</text:p>
          </table:table-cell>
          <table:table-cell table:style-name="ce828" office:value-type="string" calcext:value-type="string">
            <text:p>F1</text:p>
          </table:table-cell>
          <table:table-cell table:style-name="ce832" table:formula="of:=F_1" office:value-type="float" office:value="0.888888888888889" calcext:value-type="float">
            <text:p>0.8889</text:p>
          </table:table-cell>
          <table:table-cell table:number-columns-repeated="1018"/>
        </table:table-row>
        <table:table-row table:style-name="ro17">
          <table:table-cell office:value-type="float" office:value="49" calcext:value-type="float">
            <text:p>49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office:value-type="float" office:value="21.1" calcext:value-type="float">
            <text:p>21.1</text:p>
          </table:table-cell>
          <table:table-cell table:style-name="ce828" office:value-type="string" calcext:value-type="string">
            <text:p>FB</text:p>
          </table:table-cell>
          <table:table-cell/>
          <table:table-cell office:value-type="string" calcext:value-type="string">
            <text:p>Parametric</text:p>
          </table:table-cell>
          <table:table-cell table:number-columns-repeated="1017"/>
        </table:table-row>
        <table:table-row table:style-name="ro17">
          <table:table-cell office:value-type="float" office:value="50" calcext:value-type="float">
            <text:p>50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office:value-type="float" office:value="21.2" calcext:value-type="float">
            <text:p>21.2</text:p>
          </table:table-cell>
          <table:table-cell table:style-name="ce828" office:value-type="string" calcext:value-type="string">
            <text:p>F0.5</text:p>
          </table:table-cell>
          <table:table-cell table:style-name="ce832" table:formula="of:=F_1over2" office:value-type="float" office:value="0.909090909090909" calcext:value-type="float">
            <text:p>0.9091</text:p>
          </table:table-cell>
          <table:table-cell office:value-type="string" calcext:value-type="string">
            <text:p>Parametric</text:p>
          </table:table-cell>
          <table:table-cell table:number-columns-repeated="1017"/>
        </table:table-row>
        <table:table-row table:style-name="ro17">
          <table:table-cell office:value-type="float" office:value="51" calcext:value-type="float">
            <text:p>51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office:value-type="float" office:value="21.3" calcext:value-type="float">
            <text:p>21.3</text:p>
          </table:table-cell>
          <table:table-cell table:style-name="ce828" office:value-type="string" calcext:value-type="string">
            <text:p>F2</text:p>
          </table:table-cell>
          <table:table-cell table:style-name="ce832" table:formula="of:=F_2" office:value-type="float" office:value="0.869565217391304" calcext:value-type="float">
            <text:p>0.8696</text:p>
          </table:table-cell>
          <table:table-cell office:value-type="string" calcext:value-type="string">
            <text:p>Parametric</text:p>
          </table:table-cell>
          <table:table-cell table:number-columns-repeated="1017"/>
        </table:table-row>
        <table:table-row table:style-name="ro17">
          <table:table-cell office:value-type="float" office:value="52" calcext:value-type="float">
            <text:p>52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table:style-name="ce770" office:value-type="float" office:value="22" calcext:value-type="float">
            <text:p>22</text:p>
          </table:table-cell>
          <table:table-cell table:style-name="ce828" office:value-type="string" calcext:value-type="string">
            <text:p><text:span text:style-name="T85">nMI (nMI</text:span>ari)</text:p>
          </table:table-cell>
          <table:table-cell table:style-name="ce832" table:formula="of:=nMI" office:value-type="float" office:value="0.00157993137454552" calcext:value-type="float">
            <text:p>0.0016</text:p>
          </table:table-cell>
          <table:table-cell table:number-columns-repeated="1018"/>
        </table:table-row>
        <table:table-row table:style-name="ro17">
          <table:table-cell office:value-type="float" office:value="53" calcext:value-type="float">
            <text:p>53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table:style-name="ce770" office:value-type="float" office:value="22.2" calcext:value-type="float">
            <text:p>22.2</text:p>
          </table:table-cell>
          <table:table-cell table:style-name="ce828" office:value-type="string" calcext:value-type="string">
            <text:p>nMIgeo</text:p>
          </table:table-cell>
          <table:table-cell table:style-name="ce835" table:formula="of:=nMIgeo" office:value-type="float" office:value="0.00157999756449483" calcext:value-type="float">
            <text:p>0.001580</text:p>
          </table:table-cell>
          <table:table-cell office:value-type="string" calcext:value-type="string">
            <text:p>Variant</text:p>
          </table:table-cell>
          <table:table-cell table:number-columns-repeated="1017"/>
        </table:table-row>
        <table:table-row table:style-name="ro17">
          <table:table-cell office:value-type="float" office:value="54" calcext:value-type="float">
            <text:p>54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table:style-name="ce770" office:value-type="float" office:value="22.3" calcext:value-type="float">
            <text:p>22.3</text:p>
          </table:table-cell>
          <table:table-cell table:style-name="ce828" office:value-type="string" calcext:value-type="string">
            <text:p>nMIjoi</text:p>
          </table:table-cell>
          <table:table-cell table:style-name="ce835" table:formula="of:=nMIjoi" office:value-type="float" office:value="0.17096355023542" calcext:value-type="float">
            <text:p>0.170964</text:p>
          </table:table-cell>
          <table:table-cell office:value-type="string" calcext:value-type="string">
            <text:p>Variant</text:p>
          </table:table-cell>
          <table:table-cell table:number-columns-repeated="1017"/>
        </table:table-row>
        <table:table-row table:style-name="ro17">
          <table:table-cell office:value-type="float" office:value="55" calcext:value-type="float">
            <text:p>55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table:style-name="ce770" office:value-type="float" office:value="22.4" calcext:value-type="float">
            <text:p>22.4</text:p>
          </table:table-cell>
          <table:table-cell table:style-name="ce828" office:value-type="string" calcext:value-type="string">
            <text:p>nMImin</text:p>
          </table:table-cell>
          <table:table-cell table:style-name="ce835" table:formula="of:=nMImin" office:value-type="float" office:value="0.0015945265737299" calcext:value-type="float">
            <text:p>0.001595</text:p>
          </table:table-cell>
          <table:table-cell office:value-type="string" calcext:value-type="string">
            <text:p>Variant</text:p>
          </table:table-cell>
          <table:table-cell table:number-columns-repeated="1017"/>
        </table:table-row>
        <table:table-row table:style-name="ro17">
          <table:table-cell office:value-type="float" office:value="56" calcext:value-type="float">
            <text:p>56</text:p>
          </table:table-cell>
          <table:table-cell office:value-type="string" calcext:value-type="string">
            <text:p>Metric</text:p>
          </table:table-cell>
          <table:table-cell table:style-name="ce777" office:value-type="string" calcext:value-type="string">
            <text:p>1st Level</text:p>
          </table:table-cell>
          <table:table-cell table:style-name="ce770" office:value-type="float" office:value="22.5" calcext:value-type="float">
            <text:p>22.5</text:p>
          </table:table-cell>
          <table:table-cell table:style-name="ce828" office:value-type="string" calcext:value-type="string">
            <text:p>nMImax</text:p>
          </table:table-cell>
          <table:table-cell table:style-name="ce835" table:formula="of:=nMImax" office:value-type="float" office:value="0.00156560094070434" calcext:value-type="float">
            <text:p>0.001566</text:p>
          </table:table-cell>
          <table:table-cell office:value-type="string" calcext:value-type="string">
            <text:p>Variant</text:p>
          </table:table-cell>
          <table:table-cell table:number-columns-repeated="1017"/>
        </table:table-row>
        <table:table-row table:style-name="ro17">
          <table:table-cell office:value-type="float" office:value="57" calcext:value-type="float">
            <text:p>57</text:p>
          </table:table-cell>
          <table:table-cell office:value-type="string" calcext:value-type="string">
            <text:p>Metric</text:p>
          </table:table-cell>
          <table:table-cell table:style-name="ce778" office:value-type="string" calcext:value-type="string">
            <text:p>2nd Level</text:p>
          </table:table-cell>
          <table:table-cell office:value-type="float" office:value="23" calcext:value-type="float">
            <text:p>23</text:p>
          </table:table-cell>
          <table:table-cell table:style-name="ce828" office:value-type="string" calcext:value-type="string">
            <text:p>MCC</text:p>
          </table:table-cell>
          <table:table-cell table:style-name="ce832" table:formula="of:=MCC" office:value-type="float" office:value="0.817425346288959" calcext:value-type="float">
            <text:p>0.8174</text:p>
          </table:table-cell>
          <table:table-cell table:number-columns-repeated="1018"/>
        </table:table-row>
        <table:table-row table:style-name="ro17">
          <table:table-cell office:value-type="float" office:value="58" calcext:value-type="float">
            <text:p>58</text:p>
          </table:table-cell>
          <table:table-cell office:value-type="string" calcext:value-type="string">
            <text:p>Indicator</text:p>
          </table:table-cell>
          <table:table-cell table:style-name="ce81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828" office:value-type="string" calcext:value-type="string">
            <text:p>ACCBAR</text:p>
          </table:table-cell>
          <table:table-cell table:style-name="ce836" table:formula="of:=ACCBAR &amp; &quot; (&quot; &amp; ROUND(ACCBAR_DELTA; 4) &amp; &quot;)&quot;" office:value-type="string" office:string-value="Over (0.3235)" calcext:value-type="string">
            <text:p>Over (0.3235)</text:p>
          </table:table-cell>
          <table:table-cell table:number-columns-repeated="1018"/>
        </table:table-row>
        <table:table-row table:style-name="ro17">
          <table:table-cell office:value-type="float" office:value="59" calcext:value-type="float">
            <text:p>59</text:p>
          </table:table-cell>
          <table:table-cell office:value-type="string" calcext:value-type="string">
            <text:p>Indicator</text:p>
          </table:table-cell>
          <table:table-cell table:style-name="ce81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28" office:value-type="string" calcext:value-type="string">
            <text:p>X2pV2</text:p>
          </table:table-cell>
          <table:table-cell table:style-name="ce832" table:formula="of:=Chi2Pv" office:value-type="float" office:value="1.56249852914153E-125" calcext:value-type="float">
            <text:p>0.0000</text:p>
          </table:table-cell>
          <table:table-cell table:number-columns-repeated="1018"/>
        </table:table-row>
        <table:table-row table:style-name="ro17">
          <table:table-cell office:value-type="float" office:value="60" calcext:value-type="float">
            <text:p>60</text:p>
          </table:table-cell>
          <table:table-cell office:value-type="string" calcext:value-type="string">
            <text:p>Metric</text:p>
          </table:table-cell>
          <table:table-cell table:number-columns-repeated="2"/>
          <table:table-cell table:style-name="ce828" office:value-type="string" calcext:value-type="string">
            <text:p>OACC <text:span text:style-name="T15">(</text:span>OP<text:span text:style-name="T15">)</text:span></text:p>
          </table:table-cell>
          <table:table-cell table:style-name="ce832" table:formula="of:=OACC" office:value-type="float" office:value="0.860381306672867" calcext:value-type="float">
            <text:p>0.8604</text:p>
          </table:table-cell>
          <table:table-cell office:value-type="string" calcext:value-type="string">
            <text:p>Recently proposed metric</text:p>
          </table:table-cell>
          <table:table-cell table:number-columns-repeated="1017"/>
        </table:table-row>
        <table:table-row table:style-name="ro24">
          <table:table-cell office:value-type="float" office:value="61" calcext:value-type="float">
            <text:p>61</text:p>
          </table:table-cell>
          <table:table-cell office:value-type="string" calcext:value-type="string">
            <text:p>Metric</text:p>
          </table:table-cell>
          <table:table-cell table:number-columns-repeated="2"/>
          <table:table-cell table:style-name="ce829" office:value-type="string" calcext:value-type="string">
            <text:p>IBA<text:span text:style-name="T16">ɑ=0.5</text:span>G</text:p>
          </table:table-cell>
          <table:table-cell table:style-name="ce832" table:formula="of:=IBAG" office:value-type="float" office:value="0.860481698610909" calcext:value-type="float">
            <text:p>0.8605</text:p>
          </table:table-cell>
          <table:table-cell office:value-type="string" calcext:value-type="string">
            <text:p>Recently proposed metric</text:p>
          </table:table-cell>
          <table:table-cell table:number-columns-repeated="1017"/>
        </table:table-row>
        <table:table-row table:style-name="ro17">
          <table:table-cell office:value-type="float" office:value="62" calcext:value-type="float">
            <text:p>62</text:p>
          </table:table-cell>
          <table:table-cell office:value-type="string" calcext:value-type="string">
            <text:p>Metric</text:p>
          </table:table-cell>
          <table:table-cell table:number-columns-repeated="2"/>
          <table:table-cell table:style-name="ce828" office:value-type="string" calcext:value-type="string">
            <text:p>JI</text:p>
          </table:table-cell>
          <table:table-cell table:style-name="ce832" table:formula="of:=JI" office:value-type="float" office:value="0.8" calcext:value-type="float">
            <text:p>0.8000</text:p>
          </table:table-cell>
          <table:table-cell table:number-columns-repeated="1018"/>
        </table:table-row>
        <table:table-row table:style-name="ro17">
          <table:table-cell office:value-type="float" office:value="63" calcext:value-type="float">
            <text:p>63</text:p>
          </table:table-cell>
          <table:table-cell office:value-type="string" calcext:value-type="string">
            <text:p>Metric</text:p>
          </table:table-cell>
          <table:table-cell table:number-columns-repeated="2"/>
          <table:table-cell table:style-name="ce828" office:value-type="string" calcext:value-type="string">
            <text:p>OPSR</text:p>
          </table:table-cell>
          <table:table-cell table:style-name="ce832" table:formula="of:=OPSR" office:value-type="float" office:value="0.846153846153846" calcext:value-type="float">
            <text:p>0.8462</text:p>
          </table:table-cell>
          <table:table-cell office:value-type="string" calcext:value-type="string">
            <text:p>Proposed by Gürol Canbek</text:p>
          </table:table-cell>
          <table:table-cell table:number-columns-repeated="1017"/>
        </table:table-row>
        <table:table-row table:style-name="ro17">
          <table:table-cell office:value-type="float" office:value="64" calcext:value-type="float">
            <text:p>64</text:p>
          </table:table-cell>
          <table:table-cell office:value-type="string" calcext:value-type="string">
            <text:p>Metric</text:p>
          </table:table-cell>
          <table:table-cell table:number-columns-repeated="2"/>
          <table:table-cell table:style-name="ce828" office:value-type="string" calcext:value-type="string">
            <text:p>ONSR</text:p>
          </table:table-cell>
          <table:table-cell table:style-name="ce832" table:formula="of:=ONSR" office:value-type="float" office:value="0.80952380952381" calcext:value-type="float">
            <text:p>0.8095</text:p>
          </table:table-cell>
          <table:table-cell office:value-type="string" calcext:value-type="string">
            <text:p>Proposed by Gürol Canbek</text:p>
          </table:table-cell>
          <table:table-cell table:number-columns-repeated="1017"/>
        </table:table-row>
        <table:table-row table:style-name="ro17">
          <table:table-cell office:value-type="float" office:value="65" calcext:value-type="float">
            <text:p>65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table:style-name="ce830" office:value-type="string" calcext:value-type="string">
            <text:p>Chi-squared test (x2)</text:p>
          </table:table-cell>
          <table:table-cell table:style-name="ce833" table:formula="of:=[$'Performance Instruments'.B25]" office:value-type="float" office:value="567.956567242281" calcext:value-type="float">
            <text:p>567.96</text:p>
          </table:table-cell>
          <table:table-cell table:number-columns-repeated="1018"/>
        </table:table-row>
        <table:table-row table:style-name="ro17" table:number-rows-repeated="104850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Instrument Finder" table:style-name="ta2">
        <table:table-column table:style-name="co34" table:default-cell-style-name="ce435"/>
        <table:table-column table:style-name="co8" table:visibility="collapse" table:default-cell-style-name="ce437"/>
        <table:table-column table:style-name="co35" table:default-cell-style-name="ce435"/>
        <table:table-column table:style-name="co36" table:default-cell-style-name="ce435"/>
        <table:table-column table:style-name="co37" table:default-cell-style-name="ce435"/>
        <table:table-column table:style-name="co38" table:default-cell-style-name="ce436"/>
        <table:table-column table:style-name="co39" table:default-cell-style-name="ce435"/>
        <table:table-column table:style-name="co40" table:default-cell-style-name="ce487"/>
        <table:table-column table:style-name="co41" table:number-columns-repeated="2" table:default-cell-style-name="ce487"/>
        <table:table-column table:style-name="co42" table:visibility="collapse" table:default-cell-style-name="ce520"/>
        <table:table-column table:style-name="co43" table:visibility="collapse" table:number-columns-repeated="2" table:default-cell-style-name="ce435"/>
        <table:table-column table:style-name="co44" table:visibility="collapse" table:number-columns-repeated="2" table:default-cell-style-name="ce435"/>
        <table:table-column table:style-name="co45" table:visibility="collapse" table:number-columns-repeated="9" table:default-cell-style-name="ce435"/>
        <table:table-column table:style-name="co46" table:visibility="collapse" table:default-cell-style-name="ce435"/>
        <table:table-column table:style-name="co47" table:visibility="collapse" table:default-cell-style-name="ce435"/>
        <table:table-column table:style-name="co38" table:visibility="collapse" table:default-cell-style-name="ce637"/>
        <table:table-column table:style-name="co48" table:visibility="collapse" table:default-cell-style-name="ce435"/>
        <table:table-column table:style-name="co49" table:visibility="collapse" table:default-cell-style-name="ce435"/>
        <table:table-column table:style-name="co50" table:visibility="collapse" table:default-cell-style-name="ce435"/>
        <table:table-column table:style-name="co26" table:visibility="collapse" table:default-cell-style-name="ce977"/>
        <table:table-column table:style-name="co26" table:visibility="collapse" table:number-columns-repeated="4" table:default-cell-style-name="ce435"/>
        <table:table-column table:style-name="co51" table:visibility="collapse" table:default-cell-style-name="ce645"/>
        <table:table-column table:style-name="co52" table:visibility="collapse" table:default-cell-style-name="ce459"/>
        <table:table-column table:style-name="co26" table:visibility="collapse" table:number-columns-repeated="13" table:default-cell-style-name="ce435"/>
        <table:table-column table:style-name="co53" table:visibility="collapse" table:default-cell-style-name="ce435"/>
        <table:table-column table:style-name="co54" table:visibility="collapse" table:default-cell-style-name="ce435"/>
        <table:table-column table:style-name="co55" table:visibility="collapse" table:default-cell-style-name="ce435"/>
        <table:table-column table:style-name="co26" table:visibility="collapse" table:default-cell-style-name="ce435"/>
        <table:table-column table:style-name="co26" table:number-columns-repeated="10" table:default-cell-style-name="ce435"/>
        <table:table-row table:style-name="ro17">
          <table:table-cell table:style-name="ce434" office:value-type="string" calcext:value-type="string">
            <text:p>Input Measures</text:p>
          </table:table-cell>
          <table:table-cell table:style-name="ce434" table:number-columns-repeated="4"/>
          <table:table-cell table:style-name="ce472"/>
          <table:table-cell table:style-name="ce479" table:formula="of:=((((TP-OP*P)^2+(FP-OP*N)^2)/OP)+(((FN-P*ON)^2+(TN-N*ON)^2)/ON))/(1-P^2-N^2)" office:value-type="float" office:value="-848.00419160847" calcext:value-type="float">
            <text:p>-848.00419160847</text:p>
          </table:table-cell>
          <table:table-cell table:style-name="ce486" table:number-columns-repeated="3"/>
          <table:table-cell table:style-name="ce519"/>
          <table:table-cell table:style-name="ce434"/>
          <table:table-cell table:style-name="ce437" table:number-columns-repeated="14"/>
          <table:table-cell table:style-name="ce636"/>
          <table:table-cell table:style-name="ce437" table:number-columns-repeated="3"/>
          <table:table-cell/>
          <table:table-cell table:style-name="ce437" table:number-columns-repeated="4"/>
          <table:table-cell table:number-columns-repeated="2"/>
          <table:table-cell table:style-name="ce437" table:number-columns-repeated="27"/>
        </table:table-row>
        <table:table-row table:style-name="ro17">
          <table:table-cell table:style-name="ce434" office:value-type="string" calcext:value-type="string">
            <text:p>Nr</text:p>
          </table:table-cell>
          <table:table-cell table:style-name="ce434" office:value-type="string" calcext:value-type="string">
            <text:p>Symbol</text:p>
          </table:table-cell>
          <table:table-cell table:style-name="ce434" office:value-type="string" calcext:value-type="string">
            <text:p>Definition</text:p>
          </table:table-cell>
          <table:table-cell table:style-name="ce434"/>
          <table:table-cell table:style-name="ce434" office:value-type="string" calcext:value-type="string">
            <text:p>Value</text:p>
          </table:table-cell>
          <table:table-cell table:style-name="ce472" office:value-type="string" calcext:value-type="string">
            <text:p>Type</text:p>
          </table:table-cell>
          <table:table-cell table:style-name="ce434" office:value-type="string" calcext:value-type="string">
            <text:p>Level</text:p>
          </table:table-cell>
          <table:table-cell table:style-name="ce729" office:value-type="string" calcext:value-type="string">
            <text:p>Description and notes</text:p>
          </table:table-cell>
          <table:table-cell table:style-name="ce486" table:number-columns-repeated="2"/>
          <table:table-cell table:style-name="ce519"/>
          <table:table-cell table:style-name="Default"/>
          <table:table-cell table:style-name="ce437" table:number-columns-repeated="14"/>
          <table:table-cell table:style-name="ce636"/>
          <table:table-cell table:style-name="ce437" table:number-columns-repeated="3"/>
          <table:table-cell/>
          <table:table-cell table:style-name="ce437" table:number-columns-repeated="4"/>
          <table:table-cell table:number-columns-repeated="2"/>
          <table:table-cell table:style-name="ce437" table:number-columns-repeated="27"/>
        </table:table-row>
        <table:table-row table:style-name="ro17"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ue Positive</text:p>
          </table:table-cell>
          <table:table-cell table:style-name="ce460" table:formula="of:=IF(ABS([.E3]-[.E$7])&lt;0.0001;&quot;≈&quot;;&quot;&quot;)">
            <text:p/>
          </table:table-cell>
          <table:table-cell table:formula="of:=TP" office:value-type="float" office:value="300" calcext:value-type="float">
            <text:p>300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ase</text:p>
          </table:table-cell>
          <table:table-cell table:style-name="ce730" office:value-type="string" calcext:value-type="string">
            <text:p>Hit, intersection (of two masks)</text:p>
          </table:table-cell>
          <table:table-cell table:number-columns-repeated="3"/>
          <table:table-cell table:style-name="Default"/>
          <table:table-cell table:number-columns-repeated="52"/>
        </table:table-row>
        <table:table-row table:style-name="ro19">
          <table:table-cell office:value-type="float" office:value="2" calcext:value-type="float">
            <text:p>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alse Positive</text:p>
          </table:table-cell>
          <table:table-cell table:style-name="ce460" table:formula="of:=IF(ABS([.E4]-[.E$7])&lt;0.0001;&quot;≈&quot;;&quot;&quot;)">
            <text:p/>
          </table:table-cell>
          <table:table-cell table:formula="of:=FP" office:value-type="float" office:value="25" calcext:value-type="float">
            <text:p>25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ase</text:p>
          </table:table-cell>
          <table:table-cell table:style-name="ce730" office:value-type="string" calcext:value-type="string">
            <text:p>Type I error, False Alarm, <text:span text:style-name="T88">α, overestimate</text:span></text:p>
          </table:table-cell>
          <table:table-cell table:number-columns-repeated="3"/>
          <table:table-cell table:style-name="Default"/>
          <table:table-cell table:number-columns-repeated="52"/>
        </table:table-row>
        <table:table-row table:style-name="ro19">
          <table:table-cell office:value-type="float" office:value="3" calcext:value-type="float">
            <text:p>3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alse Negative</text:p>
          </table:table-cell>
          <table:table-cell table:style-name="ce460" table:formula="of:=IF(ABS([.E5]-[.E$7])&lt;0.0001;&quot;≈&quot;;&quot;&quot;)">
            <text:p/>
          </table:table-cell>
          <table:table-cell table:formula="of:=FN" office:value-type="float" office:value="50" calcext:value-type="float">
            <text:p>50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ase</text:p>
          </table:table-cell>
          <table:table-cell table:style-name="ce730" office:value-type="string" calcext:value-type="string">
            <text:p>Type II error, Miss, Omission, <text:span text:style-name="T88">β, underestimate</text:span></text:p>
          </table:table-cell>
          <table:table-cell table:number-columns-repeated="3"/>
          <table:table-cell table:style-name="Default"/>
          <table:table-cell table:number-columns-repeated="52"/>
        </table:table-row>
        <table:table-row table:style-name="ro17">
          <table:table-cell office:value-type="float" office:value="4" calcext:value-type="float">
            <text:p>4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ue Negative</text:p>
          </table:table-cell>
          <table:table-cell table:style-name="ce460" table:formula="of:=IF(ABS([.E6]-[.E$7])&lt;0.0001;&quot;≈&quot;;&quot;&quot;)">
            <text:p/>
          </table:table-cell>
          <table:table-cell table:formula="of:=TN" office:value-type="float" office:value="475" calcext:value-type="float">
            <text:p>475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ase</text:p>
          </table:table-cell>
          <table:table-cell table:style-name="ce730" office:value-type="string" calcext:value-type="string">
            <text:p>Correct rejection</text:p>
          </table:table-cell>
          <table:table-cell table:number-columns-repeated="3"/>
          <table:table-cell table:style-name="Default"/>
          <table:table-cell table:number-columns-repeated="52"/>
        </table:table-row>
        <table:table-row table:style-name="ro16">
          <table:table-cell table:style-name="ce602"/>
          <table:table-cell table:style-name="ce605"/>
          <table:table-cell table:style-name="ce686" office:value-type="string" calcext:value-type="string" table:number-columns-spanned="2" table:number-rows-spanned="1">
            <text:p>Enter matching value or equation (≈)</text:p>
          </table:table-cell>
          <table:covered-table-cell table:style-name="ce700"/>
          <table:table-cell table:style-name="ce707" office:value-type="float" office:value="0.9118" calcext:value-type="float">
            <text:p>0.9118</text:p>
          </table:table-cell>
          <table:table-cell table:style-name="ce713" office:value-type="string" calcext:value-type="string" table:number-columns-spanned="5" table:number-rows-spanned="1">
            <text:p><text:span text:style-name="T86">The instrument matching is indicated with ‘≈’ mark below</text:span> </text:p>
          </table:table-cell>
          <table:covered-table-cell table:style-name="ce700"/>
          <table:covered-table-cell table:number-columns-repeated="3" table:style-name="ce731"/>
          <table:table-cell table:number-columns-repeated="27"/>
          <table:table-cell table:style-name="ce650" table:formula="of:=IF(INDIRECT(&quot;AL&quot;&amp;LEFT([.$AX7]; FIND(&quot;-&quot;;[.$AX7])-1))=INDIRECT(&quot;AL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M&quot;&amp;LEFT([.$AX7]; FIND(&quot;-&quot;;[.$AX7])-1))=INDIRECT(&quot;AM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N&quot;&amp;LEFT([.$AX7]; FIND(&quot;-&quot;;[.$AX7])-1))=INDIRECT(&quot;AN&quot;&amp;MID([.$AX7]; FIND(&quot;-&quot;; [.$AX7])+1; LEN([.$AX7])));LEFT([.$AX7]; FIND(&quot;-&quot;;[.$AX7])-1)&amp;&quot;=&quot;&amp;MID([.$AX7]; FIND(&quot;-&quot;; [.$AX7])+1; LEN([.$AX7]));&quot;&quot;)">
            <text:p/>
          </table:table-cell>
          <table:table-cell table:style-name="ce657" table:formula="of:=IF(INDIRECT(&quot;AO&quot;&amp;LEFT([.$AX7]; FIND(&quot;-&quot;;[.$AX7])-1))=INDIRECT(&quot;AO&quot;&amp;MID([.$AX7]; FIND(&quot;-&quot;; [.$AX7])+1; LEN([.$AX7])));LEFT([.$AX7]; FIND(&quot;-&quot;;[.$AX7])-1)&amp;&quot;=&quot;&amp;MID([.$AX7]; FIND(&quot;-&quot;; [.$AX7])+1; LEN([.$AX7]));&quot;&quot;)">
            <text:p/>
          </table:table-cell>
          <table:table-cell table:style-name="ce657" table:formula="of:=IF(INDIRECT(&quot;AP&quot;&amp;LEFT([.$AX7]; FIND(&quot;-&quot;;[.$AX7])-1))=INDIRECT(&quot;AP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Q&quot;&amp;LEFT([.$AX7]; FIND(&quot;-&quot;;[.$AX7])-1))=INDIRECT(&quot;AQ&quot;&amp;MID([.$AX7]; FIND(&quot;-&quot;; [.$AX7])+1; LEN([.$AX7])));LEFT([.$AX7]; FIND(&quot;-&quot;;[.$AX7])-1)&amp;&quot;=&quot;&amp;MID([.$AX7]; FIND(&quot;-&quot;; [.$AX7])+1; LEN([.$AX7]));&quot;&quot;)">
            <text:p/>
          </table:table-cell>
          <table:table-cell table:style-name="ce657" table:formula="of:=IF(INDIRECT(&quot;AR&quot;&amp;LEFT([.$AX7]; FIND(&quot;-&quot;;[.$AX7])-1))=INDIRECT(&quot;AR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S&quot;&amp;LEFT([.$AX7]; FIND(&quot;-&quot;;[.$AX7])-1))=INDIRECT(&quot;AS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T&quot;&amp;LEFT([.$AX7]; FIND(&quot;-&quot;;[.$AX7])-1))=INDIRECT(&quot;AT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57" table:formula="of:=IF(INDIRECT(&quot;AU&quot;&amp;LEFT([.$AX7]; FIND(&quot;-&quot;;[.$AX7])-1))=INDIRECT(&quot;AU&quot;&amp;MID([.$AX7]; FIND(&quot;-&quot;; [.$AX7])+1; LEN([.$AX7])));LEFT([.$AX7]; FIND(&quot;-&quot;;[.$AX7])-1)&amp;&quot;=&quot;&amp;MID([.$AX7]; FIND(&quot;-&quot;; [.$AX7])+1; LEN([.$AX7]));&quot;&quot;)" office:value-type="string" office:string-value="" calcext:value-type="error">
            <text:p>#DIV/0!</text:p>
          </table:table-cell>
          <table:table-cell table:style-name="ce657" table:formula="of:=IF(INDIRECT(&quot;AV&quot;&amp;LEFT([.$AX7]; FIND(&quot;-&quot;;[.$AX7])-1))=INDIRECT(&quot;AV&quot;&amp;MID([.$AX7]; FIND(&quot;-&quot;; [.$AX7])+1; LEN([.$AX7])));LEFT([.$AX7]; FIND(&quot;-&quot;;[.$AX7])-1)&amp;&quot;=&quot;&amp;MID([.$AX7]; FIND(&quot;-&quot;; [.$AX7])+1; LEN([.$AX7]));&quot;&quot;)" office:value-type="string" office:string-value="" calcext:value-type="error">
            <text:p>#DIV/0!</text:p>
          </table:table-cell>
          <table:table-cell table:style-name="ce657" table:formula="of:=IF(INDIRECT(&quot;AW&quot;&amp;LEFT([.$AX7]; FIND(&quot;-&quot;;[.$AX7])-1))=INDIRECT(&quot;AW&quot;&amp;MID([.$AX7]; FIND(&quot;-&quot;; [.$AX7])+1; LEN([.$AX7])));LEFT([.$AX7]; FIND(&quot;-&quot;;[.$AX7])-1)&amp;&quot;=&quot;&amp;MID([.$AX7]; FIND(&quot;-&quot;; [.$AX7])+1; LEN([.$AX7]));&quot;&quot;)" office:value-type="string" office:string-value="199=37" calcext:value-type="string">
            <text:p>199=37</text:p>
          </table:table-cell>
          <table:table-cell table:style-name="ce669" office:value-type="string" calcext:value-type="string">
            <text:p>199-37</text:p>
          </table:table-cell>
          <table:table-cell table:number-columns-repeated="14"/>
        </table:table-row>
        <table:table-row table:style-name="ro25">
          <table:table-cell table:style-name="ce434" office:value-type="string" calcext:value-type="string">
            <text:p>Nr</text:p>
          </table:table-cell>
          <table:table-cell table:style-name="ce434" office:value-type="string" calcext:value-type="string">
            <text:p>Symbol</text:p>
          </table:table-cell>
          <table:table-cell table:style-name="ce434" office:value-type="string" calcext:value-type="string">
            <text:p>Definition</text:p>
          </table:table-cell>
          <table:table-cell table:style-name="Default"/>
          <table:table-cell table:style-name="ce434" office:value-type="string" calcext:value-type="string">
            <text:p>Value</text:p>
          </table:table-cell>
          <table:table-cell table:style-name="ce472" office:value-type="string" calcext:value-type="string">
            <text:p>Type</text:p>
          </table:table-cell>
          <table:table-cell table:style-name="ce434" office:value-type="string" calcext:value-type="string">
            <text:p>Level</text:p>
          </table:table-cell>
          <table:table-cell table:style-name="ce486" office:value-type="string" calcext:value-type="string">
            <text:p>Min</text:p>
          </table:table-cell>
          <table:table-cell table:style-name="ce486" office:value-type="string" calcext:value-type="string">
            <text:p>Mid</text:p>
          </table:table-cell>
          <table:table-cell table:style-name="ce486" office:value-type="string" calcext:value-type="string">
            <text:p>Max</text:p>
          </table:table-cell>
          <table:table-cell table:style-name="ce521" office:value-type="string" calcext:value-type="string">
            <text:p>Proportionality</text:p>
          </table:table-cell>
          <table:table-cell table:style-name="ce526" office:value-type="string" calcext:value-type="string">
            <text:p>Col</text:p>
          </table:table-cell>
          <table:table-cell table:style-name="ce526" office:value-type="string" calcext:value-type="string">
            <text:p>Row</text:p>
          </table:table-cell>
          <table:table-cell table:style-name="ce584" office:value-type="string" calcext:value-type="string">
            <text:p>TC</text:p>
          </table:table-cell>
          <table:table-cell table:style-name="ce614" office:value-type="string" calcext:value-type="string">
            <text:p>FC</text:p>
          </table:table-cell>
          <table:table-cell table:style-name="ce615" office:value-type="string" calcext:value-type="string">
            <text:p>TP</text:p>
          </table:table-cell>
          <table:table-cell table:style-name="ce616" office:value-type="string" calcext:value-type="string">
            <text:p>FP</text:p>
          </table:table-cell>
          <table:table-cell table:style-name="ce617" office:value-type="string" calcext:value-type="string">
            <text:p>FN</text:p>
          </table:table-cell>
          <table:table-cell table:style-name="ce618" office:value-type="string" calcext:value-type="string">
            <text:p>TN</text:p>
          </table:table-cell>
          <table:table-cell table:style-name="ce623" office:value-type="string" calcext:value-type="string">
            <text:p>P</text:p>
          </table:table-cell>
          <table:table-cell table:style-name="ce628" office:value-type="string" calcext:value-type="string">
            <text:p>N</text:p>
          </table:table-cell>
          <table:table-cell table:style-name="ce630" office:value-type="string" calcext:value-type="string">
            <text:p>OP</text:p>
          </table:table-cell>
          <table:table-cell table:style-name="ce631" office:value-type="string" calcext:value-type="string">
            <text:p>ON</text:p>
          </table:table-cell>
          <table:table-cell table:style-name="ce633" office:value-type="string" calcext:value-type="string">
            <text:p>Sn</text:p>
          </table:table-cell>
          <table:table-cell table:style-name="ce634" office:value-type="string" calcext:value-type="string">
            <text:p>Order</text:p>
          </table:table-cell>
          <table:table-cell table:style-name="ce634" office:value-type="string" calcext:value-type="string">
            <office:annotation draw:style-name="gr6" draw:text-style-name="P8" svg:width="2.899cm" svg:height="0.675cm" svg:x="10.769cm" svg:y="3.426cm" draw:caption-point-x="11.116cm" draw:caption-point-y="0.039cm">
              <dc:date>2016-07-28T00:00:00</dc:date>
              <text:p text:style-name="P7"><text:span text:style-name="T5">or Opposite</text:span></text:p>
            </office:annotation>
            <text:p>Complement</text:p>
          </table:table-cell>
          <table:table-cell table:style-name="ce638" office:value-type="string" calcext:value-type="string">
            <office:annotation draw:style-name="gr7" draw:text-style-name="P8" svg:width="5.029cm" svg:height="2.571cm" svg:x="10.769cm" svg:y="3.426cm" draw:caption-point-x="11.116cm" draw:caption-point-y="0.039cm">
              <dc:date>2016-07-28T00:00:00</dc:date>
              <text:p text:style-name="P7"><text:span text:style-name="T5">Duality based on actual (real, condition, i.e. P and N) versus predicted (test outcome, i.e. TOP and TON)</text:span></text:p>
            </office:annotation>
            <text:p>Dual</text:p>
          </table:table-cell>
          <table:table-cell table:style-name="ce639" office:value-type="string" calcext:value-type="string">
            <text:p>Base Metric/Measure</text:p>
          </table:table-cell>
          <table:table-cell table:style-name="ce434" office:value-type="string" calcext:value-type="string">
            <text:p>Alternate names</text:p>
          </table:table-cell>
          <table:table-cell table:style-name="ce434" office:value-type="string" calcext:value-type="string">
            <text:p>Other names</text:p>
          </table:table-cell>
          <table:table-cell table:style-name="ce639" office:value-type="string" calcext:value-type="string">
            <text:p>Description and notes</text:p>
          </table:table-cell>
          <table:table-cell table:style-name="ce644" office:value-type="string" calcext:value-type="string">
            <text:p>Min Description</text:p>
          </table:table-cell>
          <table:table-cell table:style-name="ce644" office:value-type="string" calcext:value-type="string">
            <text:p>Mid Description</text:p>
          </table:table-cell>
          <table:table-cell table:style-name="ce644" office:value-type="string" calcext:value-type="string">
            <text:p>Max Description</text:p>
          </table:table-cell>
          <table:table-cell table:style-name="ce434" office:value-type="string" calcext:value-type="string">
            <text:p>Reference</text:p>
          </table:table-cell>
          <table:table-cell table:style-name="ce646" office:value-type="string" calcext:value-type="string">
            <text:p>Equation</text:p>
          </table:table-cell>
          <table:table-cell table:style-name="ce648" office:value-type="string" calcext:value-type="string">
            <text:p>Alternative or Base Equation</text:p>
          </table:table-cell>
          <table:table-cell table:style-name="ce651" table:formula="of:=['Instrument List'.B1]&amp;&quot;. &quot;&amp;['Instrument List'.C2]" office:value-type="string" office:string-value="Instrument. Base" calcext:value-type="string">
            <text:p>Instrument. Base</text:p>
          </table:table-cell>
          <table:table-cell table:style-name="ce658" table:formula="of:=['Instrument List'.H1]&amp;&quot;. &quot;&amp;['Instrument List'.I2]" office:value-type="string" office:string-value=". " calcext:value-type="string">
            <text:p>. </text:p>
          </table:table-cell>
          <table:table-cell table:style-name="ce659" table:formula="of:=['Instrument List'.N1]&amp;&quot;. &quot;&amp;['Instrument List'.O2]" office:value-type="string" office:string-value=". " calcext:value-type="string">
            <text:p>. </text:p>
          </table:table-cell>
          <table:table-cell table:style-name="ce660" table:formula="of:=['Instrument List'.T1]&amp;&quot;. &quot;&amp;['Instrument List'.U2]" office:value-type="string" office:string-value=". " calcext:value-type="string">
            <text:p>. </text:p>
          </table:table-cell>
          <table:table-cell table:style-name="ce661" table:formula="of:=['Instrument List'.T10]&amp;&quot;. &quot;&amp;['Instrument List'.U11]" office:value-type="string" office:string-value=". " calcext:value-type="string">
            <text:p>. </text:p>
          </table:table-cell>
          <table:table-cell table:style-name="ce662" table:formula="of:=['Instrument List'.N10]&amp;&quot;. &quot;&amp;['Instrument List'.O11]" office:value-type="string" office:string-value=". " calcext:value-type="string">
            <text:p>. </text:p>
          </table:table-cell>
          <table:table-cell table:style-name="ce663" table:formula="of:=['Instrument List'.H10]&amp;&quot;. &quot;&amp;['Instrument List'.I11]" office:value-type="string" office:string-value=". " calcext:value-type="string">
            <text:p>. </text:p>
          </table:table-cell>
          <table:table-cell table:style-name="ce664" table:formula="of:=['Instrument List'.B10]&amp;&quot;. &quot;&amp;['Instrument List'.C11]" office:value-type="string" office:string-value="Measure. 1st Level" calcext:value-type="string">
            <text:p>Measure. 1st Level</text:p>
          </table:table-cell>
          <table:table-cell table:style-name="ce665" table:formula="of:=['Instrument List'.B22]&amp;&quot;. &quot;&amp;['Instrument List'.C23]" office:value-type="string" office:string-value="Measure. 2nd Level" calcext:value-type="string">
            <text:p>Measure. 2nd Level</text:p>
          </table:table-cell>
          <table:table-cell table:style-name="ce666" table:formula="of:=['Instrument List'.H19]&amp;&quot;. &quot;&amp;['Instrument List'.I20]" office:value-type="string" office:string-value=". " calcext:value-type="string">
            <text:p>. </text:p>
          </table:table-cell>
          <table:table-cell table:style-name="ce667" table:formula="of:=['Instrument List'.N19]&amp;&quot;. &quot;&amp;['Instrument List'.O20]" office:value-type="string" office:string-value=". " calcext:value-type="string">
            <text:p>. </text:p>
          </table:table-cell>
          <table:table-cell table:style-name="ce668" table:formula="of:=['Instrument List'.T19]&amp;&quot;. &quot;&amp;['Instrument List'.U20]" office:value-type="string" office:string-value=". " calcext:value-type="string">
            <text:p>. </text:p>
          </table:table-cell>
          <table:table-cell table:style-name="ce648" office:value-type="string" calcext:value-type="string">
            <text:p>Alternative Formula</text:p>
          </table:table-cell>
          <table:table-cell table:style-name="ce672" office:value-type="string" calcext:value-type="string">
            <text:p>All Min, Max</text:p>
          </table:table-cell>
          <table:table-cell table:style-name="ce672" office:value-type="string" calcext:value-type="string">
            <text:p>Normal Min, Max</text:p>
          </table:table-cell>
          <table:table-cell table:style-name="ce672" office:value-type="string" calcext:value-type="string">
            <text:p>Inverse Min, Max</text:p>
          </table:table-cell>
          <table:table-cell table:style-name="ce672"/>
          <table:table-cell table:style-name="ce434" table:number-columns-repeated="10"/>
        </table:table-row>
        <table:table-row table:style-name="ro16">
          <table:table-cell table:style-name="ce436" office:value-type="float" office:value="1" calcext:value-type="float">
            <text:p>1</text:p>
          </table:table-cell>
          <table:table-cell table:style-name="ce438" office:value-type="string" calcext:value-type="string">
            <text:p>P</text:p>
          </table:table-cell>
          <table:table-cell table:style-name="ce436" office:value-type="string" calcext:value-type="string">
            <text:p>Positive</text:p>
          </table:table-cell>
          <table:table-cell table:style-name="ce460" table:formula="of:=IF(ABS([.E9]-[.E$7])&lt;0.0001;&quot;≈&quot;;&quot;&quot;)">
            <text:p/>
          </table:table-cell>
          <table:table-cell table:style-name="ce708" table:formula="of:=INDIRECT([.B9])" office:value-type="float" office:value="350" calcext:value-type="float">
            <text:p>350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7"/>
          <table:table-cell table:style-name="ce441" office:value-type="string" calcext:value-type="string">
            <text:p>P</text:p>
          </table:table-cell>
          <table:table-cell table:style-name="ce441" table:number-columns-repeated="4"/>
          <table:table-cell table:style-name="ce441" table:formula="of:=COUNTA([.P9:.X9])" office:value-type="float" office:value="1" calcext:value-type="float">
            <text:p>1</text:p>
          </table:table-cell>
          <table:table-cell table:style-name="ce441"/>
          <table:table-cell table:style-name="ce456" office:value-type="string" calcext:value-type="string">
            <text:p>OP</text:p>
          </table:table-cell>
          <table:table-cell table:style-name="ce441" table:number-columns-repeated="2"/>
          <table:table-cell table:style-name="ce441" office:value-type="string" calcext:value-type="string">
            <text:p>(Column) Marginal Total</text:p>
          </table:table-cell>
          <table:table-cell table:style-name="ce441" table:number-columns-repeated="5"/>
          <table:table-cell table:style-name="ce647" table:formula="of:=FORMULA(INDIRECT([.B9]))" office:value-type="string" office:string-value="=TP+FN" calcext:value-type="string">
            <text:p>=TP+FN</text:p>
          </table:table-cell>
          <table:table-cell table:style-name="ce640"/>
          <table:table-cell table:style-name="ce652" table:formula="of:=_TP1+_FN1" office:value-type="float" office:value="10000" calcext:value-type="float">
            <text:p>10000</text:p>
          </table:table-cell>
          <table:table-cell table:style-name="ce652" table:formula="of:=_TP2+_FN2" office:value-type="float" office:value="10000" calcext:value-type="float">
            <text:p>10000</text:p>
          </table:table-cell>
          <table:table-cell table:style-name="ce652" table:formula="of:=_TP3+_FN3" office:value-type="float" office:value="9999.9998" calcext:value-type="float">
            <text:p>9999.9998</text:p>
          </table:table-cell>
          <table:table-cell table:style-name="ce652" table:formula="of:=_TP4+_FN4" office:value-type="float" office:value="0.0002" calcext:value-type="float">
            <text:p>0.0002</text:p>
          </table:table-cell>
          <table:table-cell table:style-name="ce652" table:formula="of:=_TP5+_FN5" office:value-type="float" office:value="20000" calcext:value-type="float">
            <text:p>20000</text:p>
          </table:table-cell>
          <table:table-cell table:style-name="ce652" table:formula="of:=_TP6+_FN6" office:value-type="float" office:value="10000.0002" calcext:value-type="float">
            <text:p>10000.0002</text:p>
          </table:table-cell>
          <table:table-cell table:style-name="ce652" table:formula="of:=_TP7+_FN7" office:value-type="float" office:value="10000" calcext:value-type="float">
            <text:p>10000</text:p>
          </table:table-cell>
          <table:table-cell table:style-name="ce652" table:formula="of:=_TP8+_FN8" office:value-type="float" office:value="10000" calcext:value-type="float">
            <text:p>10000</text:p>
          </table:table-cell>
          <table:table-cell table:style-name="ce652" table:formula="of:=_TP9+_FN9" office:value-type="float" office:value="10000" calcext:value-type="float">
            <text:p>10000</text:p>
          </table:table-cell>
          <table:table-cell table:style-name="ce652" table:formula="of:=_TP10+_FN10" office:value-type="float" office:value="9999" calcext:value-type="float">
            <text:p>9999</text:p>
          </table:table-cell>
          <table:table-cell table:style-name="ce652" table:formula="of:=_TP11+_FN11" office:value-type="float" office:value="1" calcext:value-type="float">
            <text:p>1</text:p>
          </table:table-cell>
          <table:table-cell table:style-name="ce652" table:formula="of:=_TP12+_FN12" office:value-type="float" office:value="0" calcext:value-type="float">
            <text:p>0</text:p>
          </table:table-cell>
          <table:table-cell table:style-name="ce436"/>
          <table:table-cell table:style-name="ce673" table:formula="of:=&quot;(&quot;&amp;ROUND(MIN([.AM9:.AR9]))&amp;&quot;..&quot;&amp;ROUND(MAX([.AM9:.AR9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9:.AP9])&amp;&quot;..&quot;&amp;MAX([.AM9:.AP9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9:.AR9])&amp;&quot;..&quot;&amp;MAX([.AQ9:.AR9])&amp;&quot;)&quot;" office:value-type="string" office:string-value="(10000..10000.0002)" calcext:value-type="string">
            <text:p>(10000..10000.0002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2" calcext:value-type="float">
            <text:p>2</text:p>
          </table:table-cell>
          <table:table-cell table:style-name="ce438" office:value-type="string" calcext:value-type="string">
            <text:p>N</text:p>
          </table:table-cell>
          <table:table-cell table:style-name="ce436" office:value-type="string" calcext:value-type="string">
            <text:p>Negative</text:p>
          </table:table-cell>
          <table:table-cell table:style-name="ce460" table:formula="of:=IF(ABS([.E10]-[.E$7])&lt;0.0001;&quot;≈&quot;;&quot;&quot;)">
            <text:p/>
          </table:table-cell>
          <table:table-cell table:style-name="ce708" table:formula="of:=INDIRECT([.B10])" office:value-type="float" office:value="500" calcext:value-type="float">
            <text:p>500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8"/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10:.X10])" office:value-type="float" office:value="1" calcext:value-type="float">
            <text:p>1</text:p>
          </table:table-cell>
          <table:table-cell table:style-name="ce441"/>
          <table:table-cell table:style-name="ce456" office:value-type="string" calcext:value-type="string">
            <text:p>ON</text:p>
          </table:table-cell>
          <table:table-cell table:style-name="ce441" table:number-columns-repeated="2"/>
          <table:table-cell table:style-name="ce441" office:value-type="string" calcext:value-type="string">
            <text:p>(Column) Marginal Total</text:p>
          </table:table-cell>
          <table:table-cell table:style-name="ce441" table:number-columns-repeated="5"/>
          <table:table-cell table:style-name="ce647" table:formula="of:=FORMULA(INDIRECT([.B10]))" office:value-type="string" office:string-value="=FP+TN" calcext:value-type="string">
            <text:p>=FP+TN</text:p>
          </table:table-cell>
          <table:table-cell table:style-name="ce640"/>
          <table:table-cell table:style-name="ce652" table:formula="of:=_FP1+_TN1" office:value-type="float" office:value="10000" calcext:value-type="float">
            <text:p>10000</text:p>
          </table:table-cell>
          <table:table-cell table:style-name="ce652" table:formula="of:=_FP2+_TN2" office:value-type="float" office:value="10000" calcext:value-type="float">
            <text:p>10000</text:p>
          </table:table-cell>
          <table:table-cell table:style-name="ce652" table:formula="of:=_FP3+_TN3" office:value-type="float" office:value="0.0002" calcext:value-type="float">
            <text:p>0.0002</text:p>
          </table:table-cell>
          <table:table-cell table:style-name="ce652" table:formula="of:=_FP4+_TN4" office:value-type="float" office:value="9999.9998" calcext:value-type="float">
            <text:p>9999.9998</text:p>
          </table:table-cell>
          <table:table-cell table:style-name="ce652" table:formula="of:=_FP5+_TN5" office:value-type="float" office:value="20000" calcext:value-type="float">
            <text:p>20000</text:p>
          </table:table-cell>
          <table:table-cell table:style-name="ce652" table:formula="of:=_FP6+_TN6" office:value-type="float" office:value="19999.9998" calcext:value-type="float">
            <text:p>19999.9998</text:p>
          </table:table-cell>
          <table:table-cell table:style-name="ce652" table:formula="of:=_FP7+_TN7" office:value-type="float" office:value="10000" calcext:value-type="float">
            <text:p>10000</text:p>
          </table:table-cell>
          <table:table-cell table:style-name="ce652" table:formula="of:=_FP8+_TN8" office:value-type="float" office:value="10000" calcext:value-type="float">
            <text:p>10000</text:p>
          </table:table-cell>
          <table:table-cell table:style-name="ce652" table:formula="of:=_FP9+_TN9" office:value-type="float" office:value="0" calcext:value-type="float">
            <text:p>0</text:p>
          </table:table-cell>
          <table:table-cell table:style-name="ce652" table:formula="of:=_FP10+_TN10" office:value-type="float" office:value="1" calcext:value-type="float">
            <text:p>1</text:p>
          </table:table-cell>
          <table:table-cell table:style-name="ce652" table:formula="of:=_FP11+_TN11" office:value-type="float" office:value="9999" calcext:value-type="float">
            <text:p>9999</text:p>
          </table:table-cell>
          <table:table-cell table:style-name="ce652" table:formula="of:=_FP12+_TN12" office:value-type="float" office:value="10000" calcext:value-type="float">
            <text:p>10000</text:p>
          </table:table-cell>
          <table:table-cell table:style-name="ce436"/>
          <table:table-cell table:style-name="ce673" table:formula="of:=&quot;(&quot;&amp;ROUND(MIN([.AM10:.AR10]))&amp;&quot;..&quot;&amp;ROUND(MAX([.AM10:.AR10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0:.AP10])&amp;&quot;..&quot;&amp;MAX([.AM10:.AP10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10:.AR10])&amp;&quot;..&quot;&amp;MAX([.AQ10:.AR10])&amp;&quot;)&quot;" office:value-type="string" office:string-value="(10000..19999.9998)" calcext:value-type="string">
            <text:p>(10000..19999.9998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3" calcext:value-type="float">
            <text:p>3</text:p>
          </table:table-cell>
          <table:table-cell table:style-name="ce438" office:value-type="string" calcext:value-type="string">
            <text:p>OP</text:p>
          </table:table-cell>
          <table:table-cell table:style-name="ce436" office:value-type="string" calcext:value-type="string">
            <text:p>Outcome Positive</text:p>
          </table:table-cell>
          <table:table-cell table:style-name="ce460" table:formula="of:=IF(ABS([.E11]-[.E$7])&lt;0.0001;&quot;≈&quot;;&quot;&quot;)">
            <text:p/>
          </table:table-cell>
          <table:table-cell table:style-name="ce708" table:formula="of:=INDIRECT([.B11])" office:value-type="float" office:value="325" calcext:value-type="float">
            <text:p>325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3" table:number-columns-repeated="2"/>
          <table:table-cell table:style-name="ce441" table:number-columns-repeated="4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office:value-type="float" office:value="1" calcext:value-type="float">
            <text:p>1</text:p>
          </table:table-cell>
          <table:table-cell table:style-name="ce441"/>
          <table:table-cell table:style-name="ce456" office:value-type="string" calcext:value-type="string">
            <text:p>P</text:p>
          </table:table-cell>
          <table:table-cell table:style-name="ce441" table:number-columns-repeated="2"/>
          <table:table-cell table:style-name="ce441" office:value-type="string" calcext:value-type="string">
            <text:p>(Row) Marginal Total</text:p>
          </table:table-cell>
          <table:table-cell table:style-name="ce441" table:number-columns-repeated="5"/>
          <table:table-cell table:style-name="ce647" table:formula="of:=FORMULA(INDIRECT([.B11]))" office:value-type="string" office:string-value="=TP+FP" calcext:value-type="string">
            <text:p>=TP+FP</text:p>
          </table:table-cell>
          <table:table-cell table:style-name="ce640"/>
          <table:table-cell table:style-name="ce652" table:formula="of:=_TP1+_FP1" office:value-type="float" office:value="10000" calcext:value-type="float">
            <text:p>10000</text:p>
          </table:table-cell>
          <table:table-cell table:style-name="ce652" table:formula="of:=_TP2+_FP2" office:value-type="float" office:value="10000" calcext:value-type="float">
            <text:p>10000</text:p>
          </table:table-cell>
          <table:table-cell table:style-name="ce652" table:formula="of:=_TP3+_FP3" office:value-type="float" office:value="9999.9998" calcext:value-type="float">
            <text:p>9999.9998</text:p>
          </table:table-cell>
          <table:table-cell table:style-name="ce652" table:formula="of:=_TP4+_FP4" office:value-type="float" office:value="0.0002" calcext:value-type="float">
            <text:p>0.0002</text:p>
          </table:table-cell>
          <table:table-cell table:style-name="ce652" table:formula="of:=_TP5+_FP5" office:value-type="float" office:value="20000" calcext:value-type="float">
            <text:p>20000</text:p>
          </table:table-cell>
          <table:table-cell table:style-name="ce652" table:formula="of:=_TP6+_FP6" office:value-type="float" office:value="10000.0002" calcext:value-type="float">
            <text:p>10000.0002</text:p>
          </table:table-cell>
          <table:table-cell table:style-name="ce652" table:formula="of:=_TP7+_FP7" office:value-type="float" office:value="10000" calcext:value-type="float">
            <text:p>10000</text:p>
          </table:table-cell>
          <table:table-cell table:style-name="ce652" table:formula="of:=_TP8+_FP8" office:value-type="float" office:value="10000" calcext:value-type="float">
            <text:p>10000</text:p>
          </table:table-cell>
          <table:table-cell table:style-name="ce652" table:formula="of:=_TP9+_FP9" office:value-type="float" office:value="9999" calcext:value-type="float">
            <text:p>9999</text:p>
          </table:table-cell>
          <table:table-cell table:style-name="ce652" table:formula="of:=_TP10+_FP10" office:value-type="float" office:value="10000" calcext:value-type="float">
            <text:p>10000</text:p>
          </table:table-cell>
          <table:table-cell table:style-name="ce652" table:formula="of:=_TP11+_FP11" office:value-type="float" office:value="0" calcext:value-type="float">
            <text:p>0</text:p>
          </table:table-cell>
          <table:table-cell table:style-name="ce652" table:formula="of:=_TP12+_FP12" office:value-type="float" office:value="1" calcext:value-type="float">
            <text:p>1</text:p>
          </table:table-cell>
          <table:table-cell table:style-name="ce436"/>
          <table:table-cell table:style-name="ce673" table:formula="of:=&quot;(&quot;&amp;ROUND(MIN([.AM11:.AR11]))&amp;&quot;..&quot;&amp;ROUND(MAX([.AM11:.AR11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1:.AP11])&amp;&quot;..&quot;&amp;MAX([.AM11:.AP11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11:.AR11])&amp;&quot;..&quot;&amp;MAX([.AQ11:.AR11])&amp;&quot;)&quot;" office:value-type="string" office:string-value="(10000..10000.0002)" calcext:value-type="string">
            <text:p>(10000..10000.0002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4" calcext:value-type="float">
            <text:p>4</text:p>
          </table:table-cell>
          <table:table-cell table:style-name="ce438" office:value-type="string" calcext:value-type="string">
            <text:p>ON</text:p>
          </table:table-cell>
          <table:table-cell table:style-name="ce436" office:value-type="string" calcext:value-type="string">
            <text:p>Outcome Negative</text:p>
          </table:table-cell>
          <table:table-cell table:style-name="ce460" table:formula="of:=IF(ABS([.E12]-[.E$7])&lt;0.0001;&quot;≈&quot;;&quot;&quot;)">
            <text:p/>
          </table:table-cell>
          <table:table-cell table:style-name="ce708" table:formula="of:=INDIRECT([.B12])" office:value-type="float" office:value="525" calcext:value-type="float">
            <text:p>525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9"/>
          <table:table-cell table:style-name="ce441" office:value-type="string" calcext:value-type="string">
            <text:p>ON</text:p>
          </table:table-cell>
          <table:table-cell table:style-name="ce441"/>
          <table:table-cell table:style-name="ce441" table:formula="of:=COUNTA([.P12:.X12])" office:value-type="float" office:value="1" calcext:value-type="float">
            <text:p>1</text:p>
          </table:table-cell>
          <table:table-cell table:style-name="ce441"/>
          <table:table-cell table:style-name="ce456" office:value-type="string" calcext:value-type="string">
            <text:p>N</text:p>
          </table:table-cell>
          <table:table-cell table:style-name="ce441" table:number-columns-repeated="2"/>
          <table:table-cell table:style-name="ce441" office:value-type="string" calcext:value-type="string">
            <text:p>(Row) Marginal Total</text:p>
          </table:table-cell>
          <table:table-cell table:style-name="ce441" table:number-columns-repeated="5"/>
          <table:table-cell table:style-name="ce647" table:formula="of:=FORMULA(INDIRECT([.B12]))" office:value-type="string" office:string-value="=FN+TN" calcext:value-type="string">
            <text:p>=FN+TN</text:p>
          </table:table-cell>
          <table:table-cell table:style-name="ce640"/>
          <table:table-cell table:style-name="ce652" table:formula="of:=_FN1+_TN1" office:value-type="float" office:value="10000" calcext:value-type="float">
            <text:p>10000</text:p>
          </table:table-cell>
          <table:table-cell table:style-name="ce652" table:formula="of:=_FN2+_TN2" office:value-type="float" office:value="10000" calcext:value-type="float">
            <text:p>10000</text:p>
          </table:table-cell>
          <table:table-cell table:style-name="ce652" table:formula="of:=_FN3+_TN3" office:value-type="float" office:value="0.0002" calcext:value-type="float">
            <text:p>0.0002</text:p>
          </table:table-cell>
          <table:table-cell table:style-name="ce652" table:formula="of:=_FN4+_TN4" office:value-type="float" office:value="9999.9998" calcext:value-type="float">
            <text:p>9999.9998</text:p>
          </table:table-cell>
          <table:table-cell table:style-name="ce652" table:formula="of:=_FN5+_TN5" office:value-type="float" office:value="20000" calcext:value-type="float">
            <text:p>20000</text:p>
          </table:table-cell>
          <table:table-cell table:style-name="ce652" table:formula="of:=_FN6+_TN6" office:value-type="float" office:value="19999.9998" calcext:value-type="float">
            <text:p>19999.9998</text:p>
          </table:table-cell>
          <table:table-cell table:style-name="ce652" table:formula="of:=_FN7+_TN7" office:value-type="float" office:value="10000" calcext:value-type="float">
            <text:p>10000</text:p>
          </table:table-cell>
          <table:table-cell table:style-name="ce652" table:formula="of:=_FN8+_TN8" office:value-type="float" office:value="10000" calcext:value-type="float">
            <text:p>10000</text:p>
          </table:table-cell>
          <table:table-cell table:style-name="ce652" table:formula="of:=_FN9+_TN9" office:value-type="float" office:value="1" calcext:value-type="float">
            <text:p>1</text:p>
          </table:table-cell>
          <table:table-cell table:style-name="ce652" table:formula="of:=_FN10+_TN10" office:value-type="float" office:value="0" calcext:value-type="float">
            <text:p>0</text:p>
          </table:table-cell>
          <table:table-cell table:style-name="ce652" table:formula="of:=_FN11+_TN11" office:value-type="float" office:value="10000" calcext:value-type="float">
            <text:p>10000</text:p>
          </table:table-cell>
          <table:table-cell table:style-name="ce652" table:formula="of:=_FN12+_TN12" office:value-type="float" office:value="9999" calcext:value-type="float">
            <text:p>9999</text:p>
          </table:table-cell>
          <table:table-cell table:style-name="ce436"/>
          <table:table-cell table:style-name="ce673" table:formula="of:=&quot;(&quot;&amp;ROUND(MIN([.AM12:.AR12]))&amp;&quot;..&quot;&amp;ROUND(MAX([.AM12:.AR12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2:.AP12])&amp;&quot;..&quot;&amp;MAX([.AM12:.AP12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12:.AR12])&amp;&quot;..&quot;&amp;MAX([.AQ12:.AR12])&amp;&quot;)&quot;" office:value-type="string" office:string-value="(10000..19999.9998)" calcext:value-type="string">
            <text:p>(10000..19999.9998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5" calcext:value-type="float">
            <text:p>5</text:p>
          </table:table-cell>
          <table:table-cell table:style-name="ce438" office:value-type="string" calcext:value-type="string">
            <text:p>Sn</text:p>
          </table:table-cell>
          <table:table-cell table:style-name="ce436" office:value-type="string" calcext:value-type="string">
            <text:p>Sample Size</text:p>
          </table:table-cell>
          <table:table-cell table:style-name="ce460" table:formula="of:=IF(ABS([.E13]-[.E$7])&lt;0.0001;&quot;≈&quot;;&quot;&quot;)">
            <text:p/>
          </table:table-cell>
          <table:table-cell table:style-name="ce708" table:formula="of:=INDIRECT([.B13])" office:value-type="float" office:value="850" calcext:value-type="float">
            <text:p>850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56" table:number-columns-repeated="4"/>
          <table:table-cell table:style-name="ce443" table:number-columns-repeated="4"/>
          <table:table-cell table:style-name="ce456" office:value-type="string" calcext:value-type="string">
            <text:p>Sn</text:p>
          </table:table-cell>
          <table:table-cell table:style-name="ce441" table:formula="of:=COUNTA([.P13:.X13])" office:value-type="float" office:value="1" calcext:value-type="float">
            <text:p>1</text:p>
          </table:table-cell>
          <table:table-cell table:style-name="ce441"/>
          <table:table-cell table:style-name="ce456" office:value-type="string" calcext:value-type="string">
            <text:p>Sn</text:p>
          </table:table-cell>
          <table:table-cell table:style-name="ce441" table:number-columns-repeated="2"/>
          <table:table-cell table:style-name="ce441" office:value-type="string" calcext:value-type="string">
            <text:p>Grand Total</text:p>
          </table:table-cell>
          <table:table-cell table:style-name="ce441" table:number-columns-repeated="5"/>
          <table:table-cell table:style-name="ce647" table:formula="of:=FORMULA(INDIRECT([.B13]))" office:value-type="string" office:string-value="=P+N" calcext:value-type="string">
            <text:p>=P+N</text:p>
          </table:table-cell>
          <table:table-cell table:style-name="ce640"/>
          <table:table-cell table:style-name="ce652" table:formula="of:=_P1+_N1" office:value-type="float" office:value="20000" calcext:value-type="float">
            <text:p>20000</text:p>
          </table:table-cell>
          <table:table-cell table:style-name="ce652" table:formula="of:=_P2+_N2" office:value-type="float" office:value="20000" calcext:value-type="float">
            <text:p>20000</text:p>
          </table:table-cell>
          <table:table-cell table:style-name="ce652" table:formula="of:=_P3+_N3" office:value-type="float" office:value="10000" calcext:value-type="float">
            <text:p>10000</text:p>
          </table:table-cell>
          <table:table-cell table:style-name="ce652" table:formula="of:=_P4+_N4" office:value-type="float" office:value="10000" calcext:value-type="float">
            <text:p>10000</text:p>
          </table:table-cell>
          <table:table-cell table:style-name="ce652" table:formula="of:=_P5+_N5" office:value-type="float" office:value="40000" calcext:value-type="float">
            <text:p>40000</text:p>
          </table:table-cell>
          <table:table-cell table:style-name="ce652" table:formula="of:=_P6+_N6" office:value-type="float" office:value="30000" calcext:value-type="float">
            <text:p>30000</text:p>
          </table:table-cell>
          <table:table-cell table:style-name="ce652" table:formula="of:=_P7+_N7" office:value-type="float" office:value="20000" calcext:value-type="float">
            <text:p>20000</text:p>
          </table:table-cell>
          <table:table-cell table:style-name="ce652" table:formula="of:=_P8+_N8" office:value-type="float" office:value="20000" calcext:value-type="float">
            <text:p>20000</text:p>
          </table:table-cell>
          <table:table-cell table:style-name="ce652" table:formula="of:=_P9+_N9" office:value-type="float" office:value="10000" calcext:value-type="float">
            <text:p>10000</text:p>
          </table:table-cell>
          <table:table-cell table:style-name="ce652" table:formula="of:=_P10+_N10" office:value-type="float" office:value="10000" calcext:value-type="float">
            <text:p>10000</text:p>
          </table:table-cell>
          <table:table-cell table:style-name="ce652" table:formula="of:=_P11+_N11" office:value-type="float" office:value="10000" calcext:value-type="float">
            <text:p>10000</text:p>
          </table:table-cell>
          <table:table-cell table:style-name="ce652" table:formula="of:=_P12+_N12" office:value-type="float" office:value="10000" calcext:value-type="float">
            <text:p>10000</text:p>
          </table:table-cell>
          <table:table-cell table:style-name="ce436"/>
          <table:table-cell table:style-name="ce673" table:formula="of:=&quot;(&quot;&amp;ROUND(MIN([.AM13:.AR13]))&amp;&quot;..&quot;&amp;ROUND(MAX([.AM13:.AR13]))&amp;&quot;)&quot;" office:value-type="string" office:string-value="(10000..40000)" calcext:value-type="string">
            <text:p>(10000..40000)</text:p>
          </table:table-cell>
          <table:table-cell table:style-name="ce674" table:formula="of:=&quot;(&quot;&amp;MIN([.AM13:.AP13])&amp;&quot;..&quot;&amp;MAX([.AM13:.AP13])&amp;&quot;)&quot;" office:value-type="string" office:string-value="(10000..40000)" calcext:value-type="string">
            <text:p>(10000..40000)</text:p>
          </table:table-cell>
          <table:table-cell table:style-name="ce674" table:formula="of:=&quot;(&quot;&amp;MIN([.AQ13:.AR13])&amp;&quot;..&quot;&amp;MAX([.AQ13:.AR13])&amp;&quot;)&quot;" office:value-type="string" office:string-value="(20000..30000)" calcext:value-type="string">
            <text:p>(20000..30000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6" calcext:value-type="float">
            <text:p>6</text:p>
          </table:table-cell>
          <table:table-cell table:style-name="ce438" office:value-type="string" calcext:value-type="string">
            <text:p>PREV</text:p>
          </table:table-cell>
          <table:table-cell table:style-name="ce436" office:value-type="string" calcext:value-type="string">
            <text:p>Prevalence</text:p>
          </table:table-cell>
          <table:table-cell table:style-name="ce460" table:formula="of:=IF(ABS([.E14]-[.E$7])&lt;0.0001;&quot;≈&quot;;&quot;&quot;)">
            <text:p/>
          </table:table-cell>
          <table:table-cell table:style-name="ce709" table:formula="of:=INDIRECT([.B14])" office:value-type="percentage" office:value="0.411764705882353" calcext:value-type="percentage">
            <text:p>41.18%</text:p>
          </table:table-cell>
          <table:table-cell table:style-name="ce462" office:value-type="string" calcext:value-type="string">
            <text:p>Measure</text:p>
          </table:table-cell>
          <table:table-cell table:style-name="ce441" office:value-type="string" calcext:value-type="string">
            <text:p>2<text:span text:style-name="T87">nd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7"/>
          <table:table-cell table:style-name="ce441" office:value-type="string" calcext:value-type="string">
            <text:p>P</text:p>
          </table:table-cell>
          <table:table-cell table:style-name="ce443" office:value-type="string" calcext:value-type="string">
            <text:p>N</text:p>
          </table:table-cell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14:.X14])-1" office:value-type="float" office:value="2" calcext:value-type="float">
            <text:p>2</text:p>
          </table:table-cell>
          <table:table-cell table:style-name="ce441"/>
          <table:table-cell table:style-name="ce456" office:value-type="string" calcext:value-type="string">
            <text:p>BIAS</text:p>
          </table:table-cell>
          <table:table-cell table:style-name="ce441" table:number-columns-repeated="2"/>
          <table:table-cell table:style-name="ce441" office:value-type="string" calcext:value-type="string">
            <text:p>Pretest Probability of Admission</text:p>
          </table:table-cell>
          <table:table-cell table:style-name="ce441" table:number-columns-repeated="5"/>
          <table:table-cell table:style-name="ce647" table:formula="of:=FORMULA(INDIRECT([.B14]))" office:value-type="string" office:string-value="=P/Sn" calcext:value-type="string">
            <text:p>=P/Sn</text:p>
          </table:table-cell>
          <table:table-cell table:style-name="ce640"/>
          <table:table-cell table:style-name="ce653" table:formula="of:=_P1/_SN1" office:value-type="percentage" office:value="0.5" calcext:value-type="percentage">
            <text:p>50.00%</text:p>
          </table:table-cell>
          <table:table-cell table:style-name="ce653" table:formula="of:=_P2/_SN2" office:value-type="percentage" office:value="0.5" calcext:value-type="percentage">
            <text:p>50.00%</text:p>
          </table:table-cell>
          <table:table-cell table:style-name="ce653" table:formula="of:=_P3/_SN3" office:value-type="percentage" office:value="0.99999998" calcext:value-type="percentage">
            <text:p>100.00%</text:p>
          </table:table-cell>
          <table:table-cell table:style-name="ce653" table:formula="of:=_P4/_SN4" office:value-type="percentage" office:value="0.00000002" calcext:value-type="percentage">
            <text:p>0.00%</text:p>
          </table:table-cell>
          <table:table-cell table:style-name="ce653" table:formula="of:=_P5/_SN5" office:value-type="percentage" office:value="0.5" calcext:value-type="percentage">
            <text:p>50.00%</text:p>
          </table:table-cell>
          <table:table-cell table:style-name="ce653" table:formula="of:=_P6/_SN6" office:value-type="percentage" office:value="0.33333334" calcext:value-type="percentage">
            <text:p>33.33%</text:p>
          </table:table-cell>
          <table:table-cell table:style-name="ce653" table:formula="of:=_P7/_SN7" office:value-type="percentage" office:value="0.5" calcext:value-type="percentage">
            <text:p>50.00%</text:p>
          </table:table-cell>
          <table:table-cell table:style-name="ce653" table:formula="of:=_P8/_SN8" office:value-type="percentage" office:value="0.5" calcext:value-type="percentage">
            <text:p>50.00%</text:p>
          </table:table-cell>
          <table:table-cell table:style-name="ce653" table:formula="of:=_P9/_SN9" office:value-type="percentage" office:value="1" calcext:value-type="percentage">
            <text:p>100.00%</text:p>
          </table:table-cell>
          <table:table-cell table:style-name="ce653" table:formula="of:=_P10/_SN10" office:value-type="percentage" office:value="0.9999" calcext:value-type="percentage">
            <text:p>99.99%</text:p>
          </table:table-cell>
          <table:table-cell table:style-name="ce653" table:formula="of:=_P11/_SN11" office:value-type="percentage" office:value="0.0001" calcext:value-type="percentage">
            <text:p>0.01%</text:p>
          </table:table-cell>
          <table:table-cell table:style-name="ce653" table:formula="of:=_P12/_SN12" office:value-type="percentage" office:value="0" calcext:value-type="percentage">
            <text:p>0.00%</text:p>
          </table:table-cell>
          <table:table-cell table:style-name="ce436"/>
          <table:table-cell table:style-name="ce673" table:formula="of:=&quot;(&quot;&amp;ROUND(MIN([.AM14:.AR14]))&amp;&quot;..&quot;&amp;ROUND(MAX([.AM14:.AR14]))&amp;&quot;)&quot;" office:value-type="string" office:string-value="(0..1)" calcext:value-type="string">
            <text:p>(0..1)</text:p>
          </table:table-cell>
          <table:table-cell table:style-name="ce674" table:formula="of:=&quot;(&quot;&amp;MIN([.AM14:.AP14])&amp;&quot;..&quot;&amp;MAX([.AM14:.AP14])&amp;&quot;)&quot;" office:value-type="string" office:string-value="(0.00000002..0.99999998)" calcext:value-type="string">
            <text:p>(0.00000002..0.99999998)</text:p>
          </table:table-cell>
          <table:table-cell table:style-name="ce674" table:formula="of:=&quot;(&quot;&amp;MIN([.AQ14:.AR14])&amp;&quot;..&quot;&amp;MAX([.AQ14:.AR14])&amp;&quot;)&quot;" office:value-type="string" office:string-value="(0.33333334..0.5)" calcext:value-type="string">
            <text:p>(0.33333334..0.5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7" calcext:value-type="float">
            <text:p>7</text:p>
          </table:table-cell>
          <table:table-cell table:style-name="ce438" office:value-type="string" calcext:value-type="string">
            <text:p>BIAS</text:p>
          </table:table-cell>
          <table:table-cell table:style-name="ce436" office:value-type="string" calcext:value-type="string">
            <text:p>(Label) Bias</text:p>
          </table:table-cell>
          <table:table-cell table:style-name="ce460" table:formula="of:=IF(ABS([.E15]-[.E$7])&lt;0.0001;&quot;≈&quot;;&quot;&quot;)">
            <text:p/>
          </table:table-cell>
          <table:table-cell table:style-name="ce709" table:formula="of:=INDIRECT([.B15])" office:value-type="percentage" office:value="0.382352941176471" calcext:value-type="percentage">
            <text:p>38.24%</text:p>
          </table:table-cell>
          <table:table-cell table:style-name="ce462" office:value-type="string" calcext:value-type="string">
            <text:p>Measure</text:p>
          </table:table-cell>
          <table:table-cell table:style-name="ce441" office:value-type="string" calcext:value-type="string">
            <text:p>2<text:span text:style-name="T87">nd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8"/>
          <table:table-cell table:style-name="ce441" office:value-type="string" calcext:value-type="string">
            <text:p>OP</text:p>
          </table:table-cell>
          <table:table-cell table:style-name="ce443" office:value-type="string" calcext:value-type="string">
            <text:p>ON</text:p>
          </table:table-cell>
          <table:table-cell table:style-name="ce441" office:value-type="string" calcext:value-type="string">
            <text:p>Sn</text:p>
          </table:table-cell>
          <table:table-cell table:style-name="ce441" table:formula="of:=COUNTA([.P15:.X15])-1" office:value-type="float" office:value="2" calcext:value-type="float">
            <text:p>2</text:p>
          </table:table-cell>
          <table:table-cell table:style-name="ce441"/>
          <table:table-cell table:style-name="ce456" office:value-type="string" calcext:value-type="string">
            <text:p>PREV</text:p>
          </table:table-cell>
          <table:table-cell table:style-name="ce441"/>
          <table:table-cell table:style-name="ce441" office:value-type="string" calcext:value-type="string">
            <text:p>Detection Prevalence</text:p>
          </table:table-cell>
          <table:table-cell table:style-name="ce441" office:value-type="string" calcext:value-type="string">
            <text:p>Warning Rate; Support; Test Level</text:p>
          </table:table-cell>
          <table:table-cell table:style-name="ce441" office:value-type="string" calcext:value-type="string">
            <text:p>It is used as PPV (TP/OP) mistakenly. E.g. http://scialert.net/fulltext/?doi=itj.2014.782.788</text:p>
          </table:table-cell>
          <table:table-cell table:style-name="ce441" table:number-columns-repeated="4"/>
          <table:table-cell table:style-name="ce647" table:formula="of:=FORMULA(INDIRECT([.B15]))" office:value-type="string" office:string-value="=OP/Sn" calcext:value-type="string">
            <text:p>=OP/Sn</text:p>
          </table:table-cell>
          <table:table-cell table:style-name="ce640"/>
          <table:table-cell table:style-name="ce653" table:formula="of:=_OP1/_SN1" office:value-type="percentage" office:value="0.5" calcext:value-type="percentage">
            <text:p>50.00%</text:p>
          </table:table-cell>
          <table:table-cell table:style-name="ce653" table:formula="of:=_OP2/_SN2" office:value-type="percentage" office:value="0.5" calcext:value-type="percentage">
            <text:p>50.00%</text:p>
          </table:table-cell>
          <table:table-cell table:style-name="ce653" table:formula="of:=_OP3/_SN3" office:value-type="percentage" office:value="0.99999998" calcext:value-type="percentage">
            <text:p>100.00%</text:p>
          </table:table-cell>
          <table:table-cell table:style-name="ce653" table:formula="of:=_OP4/_SN4" office:value-type="percentage" office:value="0.00000002" calcext:value-type="percentage">
            <text:p>0.00%</text:p>
          </table:table-cell>
          <table:table-cell table:style-name="ce653" table:formula="of:=_OP5/_SN5" office:value-type="percentage" office:value="0.5" calcext:value-type="percentage">
            <text:p>50.00%</text:p>
          </table:table-cell>
          <table:table-cell table:style-name="ce653" table:formula="of:=_OP6/_SN6" office:value-type="percentage" office:value="0.33333334" calcext:value-type="percentage">
            <text:p>33.33%</text:p>
          </table:table-cell>
          <table:table-cell table:style-name="ce653" table:formula="of:=_OP7/_SN7" office:value-type="percentage" office:value="0.5" calcext:value-type="percentage">
            <text:p>50.00%</text:p>
          </table:table-cell>
          <table:table-cell table:style-name="ce653" table:formula="of:=_OP8/_SN8" office:value-type="percentage" office:value="0.5" calcext:value-type="percentage">
            <text:p>50.00%</text:p>
          </table:table-cell>
          <table:table-cell table:style-name="ce653" table:formula="of:=_OP9/_SN9" office:value-type="percentage" office:value="0.9999" calcext:value-type="percentage">
            <text:p>99.99%</text:p>
          </table:table-cell>
          <table:table-cell table:style-name="ce653" table:formula="of:=_OP10/_SN10" office:value-type="percentage" office:value="1" calcext:value-type="percentage">
            <text:p>100.00%</text:p>
          </table:table-cell>
          <table:table-cell table:style-name="ce653" table:formula="of:=_OP11/_SN11" office:value-type="percentage" office:value="0" calcext:value-type="percentage">
            <text:p>0.00%</text:p>
          </table:table-cell>
          <table:table-cell table:style-name="ce653" table:formula="of:=_OP12/_SN12" office:value-type="percentage" office:value="0.0001" calcext:value-type="percentage">
            <text:p>0.01%</text:p>
          </table:table-cell>
          <table:table-cell table:style-name="ce436"/>
          <table:table-cell table:style-name="ce673" table:formula="of:=&quot;(&quot;&amp;ROUND(MIN([.AM15:.AR15]))&amp;&quot;..&quot;&amp;ROUND(MAX([.AM15:.AR15]))&amp;&quot;)&quot;" office:value-type="string" office:string-value="(0..1)" calcext:value-type="string">
            <text:p>(0..1)</text:p>
          </table:table-cell>
          <table:table-cell table:style-name="ce674" table:formula="of:=&quot;(&quot;&amp;MIN([.AM15:.AP15])&amp;&quot;..&quot;&amp;MAX([.AM15:.AP15])&amp;&quot;)&quot;" office:value-type="string" office:string-value="(0.00000002..0.99999998)" calcext:value-type="string">
            <text:p>(0.00000002..0.99999998)</text:p>
          </table:table-cell>
          <table:table-cell table:style-name="ce674" table:formula="of:=&quot;(&quot;&amp;MIN([.AQ15:.AR15])&amp;&quot;..&quot;&amp;MAX([.AQ15:.AR15])&amp;&quot;)&quot;" office:value-type="string" office:string-value="(0.33333334..0.5)" calcext:value-type="string">
            <text:p>(0.33333334..0.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8" calcext:value-type="float">
            <text:p>8</text:p>
          </table:table-cell>
          <table:table-cell table:style-name="ce438" office:value-type="string" calcext:value-type="string">
            <text:p>TPR</text:p>
          </table:table-cell>
          <table:table-cell table:style-name="ce436" office:value-type="string" calcext:value-type="string">
            <text:p>True Positive Rate</text:p>
          </table:table-cell>
          <table:table-cell table:style-name="ce460" table:formula="of:=IF(ABS([.E16]-[.E$7])&lt;0.0001;&quot;≈&quot;;&quot;&quot;)">
            <text:p/>
          </table:table-cell>
          <table:table-cell table:style-name="ce709" table:formula="of:=INDIRECT([.B16])" office:value-type="percentage" office:value="0.857142857142857" calcext:value-type="percentage">
            <text:p>85.71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1" office:value-type="string" calcext:value-type="string">
            <text:p>TP</text:p>
          </table:table-cell>
          <table:table-cell table:style-name="ce441"/>
          <table:table-cell table:style-name="ce443" office:value-type="string" calcext:value-type="string">
            <text:p>FN</text:p>
          </table:table-cell>
          <table:table-cell table:style-name="ce441"/>
          <table:table-cell table:style-name="ce441" office:value-type="string" calcext:value-type="string">
            <text:p>P</text:p>
          </table:table-cell>
          <table:table-cell table:style-name="ce441" table:number-columns-repeated="4"/>
          <table:table-cell table:style-name="ce441" table:formula="of:=COUNTA([.P16:.X16])-1" office:value-type="float" office:value="2" calcext:value-type="float">
            <text:p>2</text:p>
          </table:table-cell>
          <table:table-cell table:style-name="ce443" office:value-type="string" calcext:value-type="string">
            <text:p>FNR</text:p>
          </table:table-cell>
          <table:table-cell table:style-name="ce456" office:value-type="string" calcext:value-type="string">
            <text:p>PPV</text:p>
          </table:table-cell>
          <table:table-cell table:style-name="ce443"/>
          <table:table-cell table:style-name="ce441" office:value-type="string" calcext:value-type="string">
            <text:p>Recall</text:p>
          </table:table-cell>
          <table:table-cell table:style-name="ce441" office:value-type="string" calcext:value-type="string">
            <text:p>Sensitivity; Hit Rate; Recognition Rate; Probability of Detection; Dice Asymmetric 1; Wallace; Post and Snijders</text:p>
          </table:table-cell>
          <table:table-cell table:style-name="ce441" table:number-columns-repeated="5"/>
          <table:table-cell table:style-name="ce647" table:formula="of:=FORMULA(INDIRECT([.B16]))" office:value-type="string" office:string-value="=TP/P" calcext:value-type="string">
            <text:p>=TP/P</text:p>
          </table:table-cell>
          <table:table-cell table:style-name="ce640"/>
          <table:table-cell table:style-name="ce462" table:formula="of:=_TP1/_P1" office:value-type="percentage" office:value="1" calcext:value-type="percentage">
            <text:p>100.00%</text:p>
          </table:table-cell>
          <table:table-cell table:style-name="ce462" table:formula="of:=_TP2/_P2" office:value-type="percentage" office:value="0.99999999" calcext:value-type="percentage">
            <text:p>100.00%</text:p>
          </table:table-cell>
          <table:table-cell table:style-name="ce462" table:formula="of:=_TP3/_P3" office:value-type="percentage" office:value="0.99999999" calcext:value-type="percentage">
            <text:p>100.00%</text:p>
          </table:table-cell>
          <table:table-cell table:style-name="ce462" table:formula="of:=_TP4/_P4" office:value-type="percentage" office:value="0.5" calcext:value-type="percentage">
            <text:p>50.00%</text:p>
          </table:table-cell>
          <table:table-cell table:style-name="ce462" table:formula="of:=_TP5/_P5" office:value-type="percentage" office:value="0.5" calcext:value-type="percentage">
            <text:p>50.00%</text:p>
          </table:table-cell>
          <table:table-cell table:style-name="ce462" table:formula="of:=_TP6/_P6" office:value-type="percentage" office:value="0.0000000299999994" calcext:value-type="percentage">
            <text:p>0.00%</text:p>
          </table:table-cell>
          <table:table-cell table:style-name="ce462" table:formula="of:=_TP7/_P7" office:value-type="percentage" office:value="0.00000001" calcext:value-type="percentage">
            <text:p>0.00%</text:p>
          </table:table-cell>
          <table:table-cell table:style-name="ce462" table:formula="of:=_TP8/_P8" office:value-type="percentage" office:value="0" calcext:value-type="percentage">
            <text:p>0.00%</text:p>
          </table:table-cell>
          <table:table-cell table:style-name="ce462" table:formula="of:=_TP9/_P9" office:value-type="percentage" office:value="0.9999" calcext:value-type="percentage">
            <text:p>99.99%</text:p>
          </table:table-cell>
          <table:table-cell table:style-name="ce462" table:formula="of:=_TP10/_P10" office:value-type="percentage" office:value="1" calcext:value-type="percentage">
            <text:p>100.00%</text:p>
          </table:table-cell>
          <table:table-cell table:style-name="ce462" table:formula="of:=_TP11/_P11" office:value-type="percentage" office:value="0" calcext:value-type="percentage">
            <text:p>0.00%</text:p>
          </table:table-cell>
          <table:table-cell table:style-name="ce462" table:formula="of:=_TP12/_P12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16:.AR16]))&amp;&quot;..&quot;&amp;ROUND(MAX([.AM16:.AR16]))&amp;&quot;)&quot;" office:value-type="string" office:string-value="(0..1)" calcext:value-type="string">
            <text:p>(0..1)</text:p>
          </table:table-cell>
          <table:table-cell table:style-name="ce674" table:formula="of:=&quot;(&quot;&amp;MIN([.AM16:.AP16])&amp;&quot;..&quot;&amp;MAX([.AM16:.AP16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6:.AR16])&amp;&quot;..&quot;&amp;MAX([.AQ16:.AR16])&amp;&quot;)&quot;" office:value-type="string" office:string-value="(0.00000001..0.0000000299999994)" calcext:value-type="string">
            <text:p>(0.00000001..0.0000000299999994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9" calcext:value-type="float">
            <text:p>9</text:p>
          </table:table-cell>
          <table:table-cell table:style-name="ce439" office:value-type="string" calcext:value-type="string">
            <text:p>TNR</text:p>
          </table:table-cell>
          <table:table-cell table:style-name="ce436" office:value-type="string" calcext:value-type="string">
            <text:p>True Negative Rate</text:p>
          </table:table-cell>
          <table:table-cell table:style-name="ce460" table:formula="of:=IF(ABS([.E17]-[.E$7])&lt;0.0001;&quot;≈&quot;;&quot;&quot;)">
            <text:p/>
          </table:table-cell>
          <table:table-cell table:style-name="ce709" table:formula="of:=INDIRECT([.B17])" office:value-type="percentage" office:value="0.95" calcext:value-type="percentage">
            <text:p>95.00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4"/>
          <table:table-cell table:style-name="ce443" office:value-type="string" calcext:value-type="string">
            <text:p>FP</text:p>
          </table:table-cell>
          <table:table-cell table:style-name="ce441"/>
          <table:table-cell table:style-name="ce441" office:value-type="string" calcext:value-type="string">
            <text:p>TN</text:p>
          </table:table-cell>
          <table:table-cell table:style-name="ce441"/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17:.X17])-1" office:value-type="float" office:value="2" calcext:value-type="float">
            <text:p>2</text:p>
          </table:table-cell>
          <table:table-cell table:style-name="ce443" office:value-type="string" calcext:value-type="string">
            <text:p>FPR</text:p>
          </table:table-cell>
          <table:table-cell table:style-name="ce456" office:value-type="string" calcext:value-type="string">
            <text:p>NPV</text:p>
          </table:table-cell>
          <table:table-cell table:style-name="ce443"/>
          <table:table-cell table:style-name="ce441" office:value-type="string" calcext:value-type="string">
            <text:p>Inverse Recall</text:p>
          </table:table-cell>
          <table:table-cell table:style-name="ce441" table:number-columns-repeated="6"/>
          <table:table-cell table:style-name="ce647" table:formula="of:=FORMULA(INDIRECT([.B17]))" office:value-type="string" office:string-value="=TN/N" calcext:value-type="string">
            <text:p>=TN/N</text:p>
          </table:table-cell>
          <table:table-cell table:style-name="ce640"/>
          <table:table-cell table:style-name="ce462" table:formula="of:=_TN1/_N1" office:value-type="percentage" office:value="1" calcext:value-type="percentage">
            <text:p>100.00%</text:p>
          </table:table-cell>
          <table:table-cell table:style-name="ce462" table:formula="of:=_TN2/_N2" office:value-type="percentage" office:value="0.99999999" calcext:value-type="percentage">
            <text:p>100.00%</text:p>
          </table:table-cell>
          <table:table-cell table:style-name="ce462" table:formula="of:=_TN3/_N3" office:value-type="percentage" office:value="0.5" calcext:value-type="percentage">
            <text:p>50.00%</text:p>
          </table:table-cell>
          <table:table-cell table:style-name="ce462" table:formula="of:=_TN4/_N4" office:value-type="percentage" office:value="0.99999999" calcext:value-type="percentage">
            <text:p>100.00%</text:p>
          </table:table-cell>
          <table:table-cell table:style-name="ce462" table:formula="of:=_TN5/_N5" office:value-type="percentage" office:value="0.5" calcext:value-type="percentage">
            <text:p>50.00%</text:p>
          </table:table-cell>
          <table:table-cell table:style-name="ce462" table:formula="of:=_TN6/_N6" office:value-type="percentage" office:value="0.5" calcext:value-type="percentage">
            <text:p>50.00%</text:p>
          </table:table-cell>
          <table:table-cell table:style-name="ce462" table:formula="of:=_TN7/_N7" office:value-type="percentage" office:value="0.00000001" calcext:value-type="percentage">
            <text:p>0.00%</text:p>
          </table:table-cell>
          <table:table-cell table:style-name="ce462" table:formula="of:=_TN8/_N8" office:value-type="percentage" office:value="0" calcext:value-type="percentage">
            <text:p>0.00%</text:p>
          </table:table-cell>
          <table:table-cell table:style-name="ce462" table:formula="of:=_TN9/_N9" office:value-type="string" office:string-value="" calcext:value-type="error">
            <text:p>#DIV/0!</text:p>
          </table:table-cell>
          <table:table-cell table:style-name="ce462" table:formula="of:=_TN10/_N10" office:value-type="percentage" office:value="0" calcext:value-type="percentage">
            <text:p>0.00%</text:p>
          </table:table-cell>
          <table:table-cell table:style-name="ce462" table:formula="of:=_TN11/_N11" office:value-type="percentage" office:value="1" calcext:value-type="percentage">
            <text:p>100.00%</text:p>
          </table:table-cell>
          <table:table-cell table:style-name="ce462" table:formula="of:=_TN12/_N12" office:value-type="percentage" office:value="0.9999" calcext:value-type="percentage">
            <text:p>99.99%</text:p>
          </table:table-cell>
          <table:table-cell table:style-name="ce436"/>
          <table:table-cell table:style-name="ce673" table:formula="of:=&quot;(&quot;&amp;ROUND(MIN([.AM17:.AR17]))&amp;&quot;..&quot;&amp;ROUND(MAX([.AM17:.AR17]))&amp;&quot;)&quot;" office:value-type="string" office:string-value="(0..1)" calcext:value-type="string">
            <text:p>(0..1)</text:p>
          </table:table-cell>
          <table:table-cell table:style-name="ce674" table:formula="of:=&quot;(&quot;&amp;MIN([.AM17:.AP17])&amp;&quot;..&quot;&amp;MAX([.AM17:.AP17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7:.AR17])&amp;&quot;..&quot;&amp;MAX([.AQ17:.AR17])&amp;&quot;)&quot;" office:value-type="string" office:string-value="(0.00000001..0.5)" calcext:value-type="string">
            <text:p>(0.00000001..0.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0" calcext:value-type="float">
            <text:p>10</text:p>
          </table:table-cell>
          <table:table-cell table:style-name="ce440" office:value-type="string" calcext:value-type="string">
            <text:p>FPR</text:p>
          </table:table-cell>
          <table:table-cell table:style-name="ce436" office:value-type="string" calcext:value-type="string">
            <text:p>False Positive Rate</text:p>
          </table:table-cell>
          <table:table-cell table:style-name="ce460" table:formula="of:=IF(ABS([.E18]-[.E$7])&lt;0.0001;&quot;≈&quot;;&quot;&quot;)">
            <text:p/>
          </table:table-cell>
          <table:table-cell table:style-name="ce709" table:formula="of:=INDIRECT([.B18])" office:value-type="percentage" office:value="0.05" calcext:value-type="percentage">
            <text:p>5.00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9" office:value-type="float" office:value="0" calcext:value-type="float">
            <text:p>0</text:p>
          </table:table-cell>
          <table:table-cell table:style-name="ce489"/>
          <table:table-cell table:style-name="ce489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4"/>
          <table:table-cell table:style-name="ce441" office:value-type="string" calcext:value-type="string">
            <text:p>FP</text:p>
          </table:table-cell>
          <table:table-cell table:style-name="ce441"/>
          <table:table-cell table:style-name="ce443" office:value-type="string" calcext:value-type="string">
            <text:p>TN</text:p>
          </table:table-cell>
          <table:table-cell table:style-name="ce441"/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18:.X18])-1" office:value-type="float" office:value="2" calcext:value-type="float">
            <text:p>2</text:p>
          </table:table-cell>
          <table:table-cell table:style-name="ce441" office:value-type="string" calcext:value-type="string">
            <text:p>TNR</text:p>
          </table:table-cell>
          <table:table-cell table:style-name="ce443" office:value-type="string" calcext:value-type="string">
            <text:p>FDR</text:p>
          </table:table-cell>
          <table:table-cell table:style-name="ce441"/>
          <table:table-cell table:style-name="ce441" office:value-type="string" calcext:value-type="string">
            <text:p>Fall-out</text:p>
          </table:table-cell>
          <table:table-cell table:style-name="ce441" office:value-type="string" calcext:value-type="string">
            <text:p>False Alarm Rate</text:p>
          </table:table-cell>
          <table:table-cell table:style-name="ce441" table:number-columns-repeated="5"/>
          <table:table-cell table:style-name="ce647" table:formula="of:=FORMULA(INDIRECT([.B18]))" office:value-type="string" office:string-value="=FP/N" calcext:value-type="string">
            <text:p>=FP/N</text:p>
          </table:table-cell>
          <table:table-cell table:style-name="ce640"/>
          <table:table-cell table:style-name="ce462" table:formula="of:=_FP1/_N1" office:value-type="percentage" office:value="0" calcext:value-type="percentage">
            <text:p>0.00%</text:p>
          </table:table-cell>
          <table:table-cell table:style-name="ce462" table:formula="of:=_FP2/_N2" office:value-type="percentage" office:value="0.00000001" calcext:value-type="percentage">
            <text:p>0.00%</text:p>
          </table:table-cell>
          <table:table-cell table:style-name="ce462" table:formula="of:=_FP3/_N3" office:value-type="percentage" office:value="0.5" calcext:value-type="percentage">
            <text:p>50.00%</text:p>
          </table:table-cell>
          <table:table-cell table:style-name="ce462" table:formula="of:=_FP4/_N4" office:value-type="percentage" office:value="0.0000000100000002" calcext:value-type="percentage">
            <text:p>0.00%</text:p>
          </table:table-cell>
          <table:table-cell table:style-name="ce462" table:formula="of:=_FP5/_N5" office:value-type="percentage" office:value="0.5" calcext:value-type="percentage">
            <text:p>50.00%</text:p>
          </table:table-cell>
          <table:table-cell table:style-name="ce462" table:formula="of:=_FP6/_N6" office:value-type="percentage" office:value="0.5" calcext:value-type="percentage">
            <text:p>50.00%</text:p>
          </table:table-cell>
          <table:table-cell table:style-name="ce462" table:formula="of:=_FP7/_N7" office:value-type="percentage" office:value="0.99999999" calcext:value-type="percentage">
            <text:p>100.00%</text:p>
          </table:table-cell>
          <table:table-cell table:style-name="ce462" table:formula="of:=_FP8/_N8" office:value-type="percentage" office:value="1" calcext:value-type="percentage">
            <text:p>100.00%</text:p>
          </table:table-cell>
          <table:table-cell table:style-name="ce462" table:formula="of:=_FP9/_N9" office:value-type="string" office:string-value="" calcext:value-type="error">
            <text:p>#DIV/0!</text:p>
          </table:table-cell>
          <table:table-cell table:style-name="ce462" table:formula="of:=_FP10/_N10" office:value-type="percentage" office:value="1" calcext:value-type="percentage">
            <text:p>100.00%</text:p>
          </table:table-cell>
          <table:table-cell table:style-name="ce462" table:formula="of:=_FP11/_N11" office:value-type="percentage" office:value="0" calcext:value-type="percentage">
            <text:p>0.00%</text:p>
          </table:table-cell>
          <table:table-cell table:style-name="ce462" table:formula="of:=_FP12/_N12" office:value-type="percentage" office:value="0.0001" calcext:value-type="percentage">
            <text:p>0.01%</text:p>
          </table:table-cell>
          <table:table-cell table:style-name="ce436"/>
          <table:table-cell table:style-name="ce673" table:formula="of:=&quot;(&quot;&amp;ROUND(MIN([.AM18:.AR18]))&amp;&quot;..&quot;&amp;ROUND(MAX([.AM18:.AR18]))&amp;&quot;)&quot;" office:value-type="string" office:string-value="(0..1)" calcext:value-type="string">
            <text:p>(0..1)</text:p>
          </table:table-cell>
          <table:table-cell table:style-name="ce674" table:formula="of:=&quot;(&quot;&amp;MIN([.AM18:.AP18])&amp;&quot;..&quot;&amp;MAX([.AM18:.AP18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18:.AR18])&amp;&quot;..&quot;&amp;MAX([.AQ18:.AR18])&amp;&quot;)&quot;" office:value-type="string" office:string-value="(0.5..0.99999999)" calcext:value-type="string">
            <text:p>(0.5..0.9999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1" calcext:value-type="float">
            <text:p>11</text:p>
          </table:table-cell>
          <table:table-cell table:style-name="ce440" office:value-type="string" calcext:value-type="string">
            <text:p>FNR</text:p>
          </table:table-cell>
          <table:table-cell table:style-name="ce436" office:value-type="string" calcext:value-type="string">
            <text:p>False Negative Rate</text:p>
          </table:table-cell>
          <table:table-cell table:style-name="ce460" table:formula="of:=IF(ABS([.E19]-[.E$7])&lt;0.0001;&quot;≈&quot;;&quot;&quot;)">
            <text:p/>
          </table:table-cell>
          <table:table-cell table:style-name="ce709" table:formula="of:=INDIRECT([.B19])" office:value-type="percentage" office:value="0.142857142857143" calcext:value-type="percentage">
            <text:p>14.29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9" office:value-type="float" office:value="0" calcext:value-type="float">
            <text:p>0</text:p>
          </table:table-cell>
          <table:table-cell table:style-name="ce489"/>
          <table:table-cell table:style-name="ce489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3" office:value-type="string" calcext:value-type="string">
            <text:p>TP</text:p>
          </table:table-cell>
          <table:table-cell table:style-name="ce441"/>
          <table:table-cell table:style-name="ce441" office:value-type="string" calcext:value-type="string">
            <text:p>FN</text:p>
          </table:table-cell>
          <table:table-cell table:style-name="ce441"/>
          <table:table-cell table:style-name="ce441" office:value-type="string" calcext:value-type="string">
            <text:p>P</text:p>
          </table:table-cell>
          <table:table-cell table:style-name="ce441" table:number-columns-repeated="4"/>
          <table:table-cell table:style-name="ce441" table:formula="of:=COUNTA([.P19:.X19])-1" office:value-type="float" office:value="2" calcext:value-type="float">
            <text:p>2</text:p>
          </table:table-cell>
          <table:table-cell table:style-name="ce441" office:value-type="string" calcext:value-type="string">
            <text:p>TPR</text:p>
          </table:table-cell>
          <table:table-cell table:style-name="ce443" office:value-type="string" calcext:value-type="string">
            <text:p>FOR</text:p>
          </table:table-cell>
          <table:table-cell table:style-name="ce441"/>
          <table:table-cell table:style-name="ce441" office:value-type="string" calcext:value-type="string">
            <text:p>Miss rate</text:p>
          </table:table-cell>
          <table:table-cell table:style-name="ce441" table:number-columns-repeated="6"/>
          <table:table-cell table:style-name="ce647" table:formula="of:=FORMULA(INDIRECT([.B19]))" office:value-type="string" office:string-value="=FN/P" calcext:value-type="string">
            <text:p>=FN/P</text:p>
          </table:table-cell>
          <table:table-cell table:style-name="ce640"/>
          <table:table-cell table:style-name="ce462" table:formula="of:=_FN1/_P1" office:value-type="percentage" office:value="0" calcext:value-type="percentage">
            <text:p>0.00%</text:p>
          </table:table-cell>
          <table:table-cell table:style-name="ce462" table:formula="of:=_FN2/_P2" office:value-type="percentage" office:value="0.00000001" calcext:value-type="percentage">
            <text:p>0.00%</text:p>
          </table:table-cell>
          <table:table-cell table:style-name="ce462" table:formula="of:=_FN3/_P3" office:value-type="percentage" office:value="0.0000000100000002" calcext:value-type="percentage">
            <text:p>0.00%</text:p>
          </table:table-cell>
          <table:table-cell table:style-name="ce462" table:formula="of:=_FN4/_P4" office:value-type="percentage" office:value="0.5" calcext:value-type="percentage">
            <text:p>50.00%</text:p>
          </table:table-cell>
          <table:table-cell table:style-name="ce462" table:formula="of:=_FN5/_P5" office:value-type="percentage" office:value="0.5" calcext:value-type="percentage">
            <text:p>50.00%</text:p>
          </table:table-cell>
          <table:table-cell table:style-name="ce462" table:formula="of:=_FN6/_P6" office:value-type="percentage" office:value="0.999999970000001" calcext:value-type="percentage">
            <text:p>100.00%</text:p>
          </table:table-cell>
          <table:table-cell table:style-name="ce462" table:formula="of:=_FN7/_P7" office:value-type="percentage" office:value="0.99999999" calcext:value-type="percentage">
            <text:p>100.00%</text:p>
          </table:table-cell>
          <table:table-cell table:style-name="ce462" table:formula="of:=_FN8/_P8" office:value-type="percentage" office:value="1" calcext:value-type="percentage">
            <text:p>100.00%</text:p>
          </table:table-cell>
          <table:table-cell table:style-name="ce462" table:formula="of:=_FN9/_P9" office:value-type="percentage" office:value="0.0001" calcext:value-type="percentage">
            <text:p>0.01%</text:p>
          </table:table-cell>
          <table:table-cell table:style-name="ce462" table:formula="of:=_FN10/_P10" office:value-type="percentage" office:value="0" calcext:value-type="percentage">
            <text:p>0.00%</text:p>
          </table:table-cell>
          <table:table-cell table:style-name="ce462" table:formula="of:=_FN11/_P11" office:value-type="percentage" office:value="1" calcext:value-type="percentage">
            <text:p>100.00%</text:p>
          </table:table-cell>
          <table:table-cell table:style-name="ce462" table:formula="of:=_FN12/_P12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19:.AR19]))&amp;&quot;..&quot;&amp;ROUND(MAX([.AM19:.AR19]))&amp;&quot;)&quot;" office:value-type="string" office:string-value="(0..1)" calcext:value-type="string">
            <text:p>(0..1)</text:p>
          </table:table-cell>
          <table:table-cell table:style-name="ce674" table:formula="of:=&quot;(&quot;&amp;MIN([.AM19:.AP19])&amp;&quot;..&quot;&amp;MAX([.AM19:.AP19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19:.AR19])&amp;&quot;..&quot;&amp;MAX([.AQ19:.AR19])&amp;&quot;)&quot;" office:value-type="string" office:string-value="(0.999999970000001..0.99999999)" calcext:value-type="string">
            <text:p>(0.999999970000001..0.9999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2" calcext:value-type="float">
            <text:p>12</text:p>
          </table:table-cell>
          <table:table-cell table:style-name="ce438" office:value-type="string" calcext:value-type="string">
            <text:p>PPV</text:p>
          </table:table-cell>
          <table:table-cell table:style-name="ce436" office:value-type="string" calcext:value-type="string">
            <text:p>Positive Predictive Value</text:p>
          </table:table-cell>
          <table:table-cell table:style-name="ce460" table:formula="of:=IF(ABS([.E20]-[.E$7])&lt;0.0001;&quot;≈&quot;;&quot;&quot;)">
            <text:p/>
          </table:table-cell>
          <table:table-cell table:style-name="ce709" table:formula="of:=INDIRECT([.B20])" office:value-type="percentage" office:value="0.923076923076923" calcext:value-type="percentage">
            <text:p>92.31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1" office:value-type="string" calcext:value-type="string">
            <text:p>TP</text:p>
          </table:table-cell>
          <table:table-cell table:style-name="ce443" office:value-type="string" calcext:value-type="string">
            <text:p>FP</text:p>
          </table:table-cell>
          <table:table-cell table:style-name="ce441" table:number-columns-repeated="4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20:.X20])-1" office:value-type="float" office:value="2" calcext:value-type="float">
            <text:p>2</text:p>
          </table:table-cell>
          <table:table-cell table:style-name="ce443" office:value-type="string" calcext:value-type="string">
            <text:p>FDR</text:p>
          </table:table-cell>
          <table:table-cell table:style-name="ce456" office:value-type="string" calcext:value-type="string">
            <text:p>TPR</text:p>
          </table:table-cell>
          <table:table-cell table:style-name="ce443"/>
          <table:table-cell table:style-name="ce441" office:value-type="string" calcext:value-type="string">
            <text:p>Precision</text:p>
          </table:table-cell>
          <table:table-cell table:style-name="ce441" office:value-type="string" calcext:value-type="string">
            <text:p>Confidence; Dice Asymmetric 2; Wallace; Post and Snijders</text:p>
          </table:table-cell>
          <table:table-cell table:style-name="ce441" table:number-columns-repeated="5"/>
          <table:table-cell table:style-name="ce647" table:formula="of:=FORMULA(INDIRECT([.B20]))" office:value-type="string" office:string-value="=TP/OP" calcext:value-type="string">
            <text:p>=TP/OP</text:p>
          </table:table-cell>
          <table:table-cell table:style-name="ce640"/>
          <table:table-cell table:style-name="ce462" table:formula="of:=_TP1/_OP1" office:value-type="percentage" office:value="1" calcext:value-type="percentage">
            <text:p>100.00%</text:p>
          </table:table-cell>
          <table:table-cell table:style-name="ce462" table:formula="of:=_TP2/_OP2" office:value-type="percentage" office:value="0.99999999" calcext:value-type="percentage">
            <text:p>100.00%</text:p>
          </table:table-cell>
          <table:table-cell table:style-name="ce462" table:formula="of:=_TP3/_OP3" office:value-type="percentage" office:value="0.99999999" calcext:value-type="percentage">
            <text:p>100.00%</text:p>
          </table:table-cell>
          <table:table-cell table:style-name="ce462" table:formula="of:=_TP4/_OP4" office:value-type="percentage" office:value="0.5" calcext:value-type="percentage">
            <text:p>50.00%</text:p>
          </table:table-cell>
          <table:table-cell table:style-name="ce462" table:formula="of:=_TP5/_OP5" office:value-type="percentage" office:value="0.5" calcext:value-type="percentage">
            <text:p>50.00%</text:p>
          </table:table-cell>
          <table:table-cell table:style-name="ce462" table:formula="of:=_TP6/_OP6" office:value-type="percentage" office:value="0.0000000299999994" calcext:value-type="percentage">
            <text:p>0.00%</text:p>
          </table:table-cell>
          <table:table-cell table:style-name="ce462" table:formula="of:=_TP7/_OP7" office:value-type="percentage" office:value="0.00000001" calcext:value-type="percentage">
            <text:p>0.00%</text:p>
          </table:table-cell>
          <table:table-cell table:style-name="ce462" table:formula="of:=_TP8/_OP8" office:value-type="percentage" office:value="0" calcext:value-type="percentage">
            <text:p>0.00%</text:p>
          </table:table-cell>
          <table:table-cell table:style-name="ce462" table:formula="of:=_TP9/_OP9" office:value-type="percentage" office:value="1" calcext:value-type="percentage">
            <text:p>100.00%</text:p>
          </table:table-cell>
          <table:table-cell table:style-name="ce462" table:formula="of:=_TP10/_OP10" office:value-type="percentage" office:value="0.9999" calcext:value-type="percentage">
            <text:p>99.99%</text:p>
          </table:table-cell>
          <table:table-cell table:style-name="ce462" table:formula="of:=_TP11/_OP11" office:value-type="string" office:string-value="" calcext:value-type="error">
            <text:p>#DIV/0!</text:p>
          </table:table-cell>
          <table:table-cell table:style-name="ce462" table:formula="of:=_TP12/_OP12" office:value-type="percentage" office:value="0" calcext:value-type="percentage">
            <text:p>0.00%</text:p>
          </table:table-cell>
          <table:table-cell table:style-name="ce436"/>
          <table:table-cell table:style-name="ce673" table:formula="of:=&quot;(&quot;&amp;ROUND(MIN([.AM20:.AR20]))&amp;&quot;..&quot;&amp;ROUND(MAX([.AM20:.AR20]))&amp;&quot;)&quot;" office:value-type="string" office:string-value="(0..1)" calcext:value-type="string">
            <text:p>(0..1)</text:p>
          </table:table-cell>
          <table:table-cell table:style-name="ce674" table:formula="of:=&quot;(&quot;&amp;MIN([.AM20:.AP20])&amp;&quot;..&quot;&amp;MAX([.AM20:.AP20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20:.AR20])&amp;&quot;..&quot;&amp;MAX([.AQ20:.AR20])&amp;&quot;)&quot;" office:value-type="string" office:string-value="(0.00000001..0.0000000299999994)" calcext:value-type="string">
            <text:p>(0.00000001..0.0000000299999994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3" calcext:value-type="float">
            <text:p>13</text:p>
          </table:table-cell>
          <table:table-cell table:style-name="ce438" office:value-type="string" calcext:value-type="string">
            <text:p>NPV</text:p>
          </table:table-cell>
          <table:table-cell table:style-name="ce436" office:value-type="string" calcext:value-type="string">
            <text:p>Negative Predictive Value</text:p>
          </table:table-cell>
          <table:table-cell table:style-name="ce460" table:formula="of:=IF(ABS([.E21]-[.E$7])&lt;0.0001;&quot;≈&quot;;&quot;&quot;)">
            <text:p/>
          </table:table-cell>
          <table:table-cell table:style-name="ce709" table:formula="of:=INDIRECT([.B21])" office:value-type="percentage" office:value="0.904761904761905" calcext:value-type="percentage">
            <text:p>90.48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4"/>
          <table:table-cell table:style-name="ce443" office:value-type="string" calcext:value-type="string">
            <text:p>FN</text:p>
          </table:table-cell>
          <table:table-cell table:style-name="ce441" office:value-type="string" calcext:value-type="string">
            <text:p>TN</text:p>
          </table:table-cell>
          <table:table-cell table:style-name="ce441" table:number-columns-repeated="3"/>
          <table:table-cell table:style-name="ce441" office:value-type="string" calcext:value-type="string">
            <text:p>ON</text:p>
          </table:table-cell>
          <table:table-cell table:style-name="ce441"/>
          <table:table-cell table:style-name="ce441" table:formula="of:=COUNTA([.P21:.X21])-1" office:value-type="float" office:value="2" calcext:value-type="float">
            <text:p>2</text:p>
          </table:table-cell>
          <table:table-cell table:style-name="ce443" office:value-type="string" calcext:value-type="string">
            <text:p>FOR</text:p>
          </table:table-cell>
          <table:table-cell table:style-name="ce456" office:value-type="string" calcext:value-type="string">
            <text:p>TNR</text:p>
          </table:table-cell>
          <table:table-cell table:style-name="ce443"/>
          <table:table-cell table:style-name="ce441" office:value-type="string" calcext:value-type="string">
            <text:p>Inverse Precision</text:p>
          </table:table-cell>
          <table:table-cell table:style-name="ce441" table:number-columns-repeated="6"/>
          <table:table-cell table:style-name="ce647" table:formula="of:=FORMULA(INDIRECT([.B21]))" office:value-type="string" office:string-value="=TN/ON" calcext:value-type="string">
            <text:p>=TN/ON</text:p>
          </table:table-cell>
          <table:table-cell table:style-name="ce640"/>
          <table:table-cell table:style-name="ce462" table:formula="of:=_TN1/_ON1" office:value-type="percentage" office:value="1" calcext:value-type="percentage">
            <text:p>100.00%</text:p>
          </table:table-cell>
          <table:table-cell table:style-name="ce462" table:formula="of:=_TN2/_ON2" office:value-type="percentage" office:value="0.99999999" calcext:value-type="percentage">
            <text:p>100.00%</text:p>
          </table:table-cell>
          <table:table-cell table:style-name="ce462" table:formula="of:=_TN3/_ON3" office:value-type="percentage" office:value="0.5" calcext:value-type="percentage">
            <text:p>50.00%</text:p>
          </table:table-cell>
          <table:table-cell table:style-name="ce462" table:formula="of:=_TN4/_ON4" office:value-type="percentage" office:value="0.99999999" calcext:value-type="percentage">
            <text:p>100.00%</text:p>
          </table:table-cell>
          <table:table-cell table:style-name="ce462" table:formula="of:=_TN5/_ON5" office:value-type="percentage" office:value="0.5" calcext:value-type="percentage">
            <text:p>50.00%</text:p>
          </table:table-cell>
          <table:table-cell table:style-name="ce462" table:formula="of:=_TN6/_ON6" office:value-type="percentage" office:value="0.5" calcext:value-type="percentage">
            <text:p>50.00%</text:p>
          </table:table-cell>
          <table:table-cell table:style-name="ce462" table:formula="of:=_TN7/_ON7" office:value-type="percentage" office:value="0.00000001" calcext:value-type="percentage">
            <text:p>0.00%</text:p>
          </table:table-cell>
          <table:table-cell table:style-name="ce462" table:formula="of:=_TN8/_ON8" office:value-type="percentage" office:value="0" calcext:value-type="percentage">
            <text:p>0.00%</text:p>
          </table:table-cell>
          <table:table-cell table:style-name="ce462" table:formula="of:=_TN9/_ON9" office:value-type="percentage" office:value="0" calcext:value-type="percentage">
            <text:p>0.00%</text:p>
          </table:table-cell>
          <table:table-cell table:style-name="ce462" table:formula="of:=_TN10/_ON10" office:value-type="string" office:string-value="" calcext:value-type="error">
            <text:p>#DIV/0!</text:p>
          </table:table-cell>
          <table:table-cell table:style-name="ce462" table:formula="of:=_TN11/_ON11" office:value-type="percentage" office:value="0.9999" calcext:value-type="percentage">
            <text:p>99.99%</text:p>
          </table:table-cell>
          <table:table-cell table:style-name="ce462" table:formula="of:=_TN12/_ON12" office:value-type="percentage" office:value="1" calcext:value-type="percentage">
            <text:p>100.00%</text:p>
          </table:table-cell>
          <table:table-cell table:style-name="ce436"/>
          <table:table-cell table:style-name="ce673" table:formula="of:=&quot;(&quot;&amp;ROUND(MIN([.AM21:.AR21]))&amp;&quot;..&quot;&amp;ROUND(MAX([.AM21:.AR21]))&amp;&quot;)&quot;" office:value-type="string" office:string-value="(0..1)" calcext:value-type="string">
            <text:p>(0..1)</text:p>
          </table:table-cell>
          <table:table-cell table:style-name="ce674" table:formula="of:=&quot;(&quot;&amp;MIN([.AM21:.AP21])&amp;&quot;..&quot;&amp;MAX([.AM21:.AP21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21:.AR21])&amp;&quot;..&quot;&amp;MAX([.AQ21:.AR21])&amp;&quot;)&quot;" office:value-type="string" office:string-value="(0.00000001..0.5)" calcext:value-type="string">
            <text:p>(0.00000001..0.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4" calcext:value-type="float">
            <text:p>14</text:p>
          </table:table-cell>
          <table:table-cell table:style-name="ce440" office:value-type="string" calcext:value-type="string">
            <text:p>FDR</text:p>
          </table:table-cell>
          <table:table-cell table:style-name="ce436" office:value-type="string" calcext:value-type="string">
            <text:p>False Discovery Rate</text:p>
          </table:table-cell>
          <table:table-cell table:style-name="ce460" table:formula="of:=IF(ABS([.E22]-[.E$7])&lt;0.0001;&quot;≈&quot;;&quot;&quot;)">
            <text:p/>
          </table:table-cell>
          <table:table-cell table:style-name="ce709" table:formula="of:=INDIRECT([.B22])" office:value-type="percentage" office:value="0.0769230769230769" calcext:value-type="percentage">
            <text:p>7.69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9" office:value-type="float" office:value="0" calcext:value-type="float">
            <text:p>0</text:p>
          </table:table-cell>
          <table:table-cell table:style-name="ce489"/>
          <table:table-cell table:style-name="ce489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3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table:number-columns-repeated="4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22:.X22])-1" office:value-type="float" office:value="2" calcext:value-type="float">
            <text:p>2</text:p>
          </table:table-cell>
          <table:table-cell table:style-name="ce441" office:value-type="string" calcext:value-type="string">
            <text:p>PPV</text:p>
          </table:table-cell>
          <table:table-cell table:style-name="ce443" office:value-type="string" calcext:value-type="string">
            <text:p>FPR</text:p>
          </table:table-cell>
          <table:table-cell table:style-name="ce441" table:number-columns-repeated="8"/>
          <table:table-cell table:style-name="ce647" table:formula="of:=FORMULA(INDIRECT([.B22]))" office:value-type="string" office:string-value="=FP/OP" calcext:value-type="string">
            <text:p>=FP/OP</text:p>
          </table:table-cell>
          <table:table-cell table:style-name="ce640"/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2/_OP2" office:value-type="percentage" office:value="0.00000001" calcext:value-type="percentage">
            <text:p>0.00%</text:p>
          </table:table-cell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4/_OP4" office:value-type="percentage" office:value="0.5" calcext:value-type="percentage">
            <text:p>50.00%</text:p>
          </table:table-cell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6/_OP6" office:value-type="percentage" office:value="0.999999970000001" calcext:value-type="percentage">
            <text:p>100.00%</text:p>
          </table:table-cell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8/_OP8" office:value-type="percentage" office:value="1" calcext:value-type="percentage">
            <text:p>100.00%</text:p>
          </table:table-cell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10/_OP10" office:value-type="percentage" office:value="0.0001" calcext:value-type="percentage">
            <text:p>0.01%</text:p>
          </table:table-cell>
          <table:table-cell table:style-name="ce462" table:formula="of:=_FP1/_OP1" office:value-type="percentage" office:value="0" calcext:value-type="percentage">
            <text:p>0.00%</text:p>
          </table:table-cell>
          <table:table-cell table:style-name="ce462" table:formula="of:=_FP12/_OP12" office:value-type="percentage" office:value="1" calcext:value-type="percentage">
            <text:p>100.00%</text:p>
          </table:table-cell>
          <table:table-cell table:style-name="ce436"/>
          <table:table-cell table:style-name="ce673" table:formula="of:=&quot;(&quot;&amp;ROUND(MIN([.AM22:.AR22]))&amp;&quot;..&quot;&amp;ROUND(MAX([.AM22:.AR22]))&amp;&quot;)&quot;" office:value-type="string" office:string-value="(0..1)" calcext:value-type="string">
            <text:p>(0..1)</text:p>
          </table:table-cell>
          <table:table-cell table:style-name="ce674" table:formula="of:=&quot;(&quot;&amp;MIN([.AM22:.AP22])&amp;&quot;..&quot;&amp;MAX([.AM22:.AP22])&amp;&quot;)&quot;" office:value-type="string" office:string-value="(0..0.5)" calcext:value-type="string">
            <text:p>(0..0.5)</text:p>
          </table:table-cell>
          <table:table-cell table:style-name="ce674" table:formula="of:=&quot;(&quot;&amp;MIN([.AQ22:.AR22])&amp;&quot;..&quot;&amp;MAX([.AQ22:.AR22])&amp;&quot;)&quot;" office:value-type="string" office:string-value="(0..0.999999970000001)" calcext:value-type="string">
            <text:p>(0..0.999999970000001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15" calcext:value-type="float">
            <text:p>15</text:p>
          </table:table-cell>
          <table:table-cell table:style-name="ce440" office:value-type="string" calcext:value-type="string">
            <text:p>FOR</text:p>
          </table:table-cell>
          <table:table-cell table:style-name="ce436" office:value-type="string" calcext:value-type="string">
            <text:p>False Omission Rate</text:p>
          </table:table-cell>
          <table:table-cell table:style-name="ce460" table:formula="of:=IF(ABS([.E23]-[.E$7])&lt;0.0001;&quot;≈&quot;;&quot;&quot;)">
            <text:p/>
          </table:table-cell>
          <table:table-cell table:style-name="ce709" table:formula="of:=INDIRECT([.B23])" office:value-type="percentage" office:value="0.0952380952380952" calcext:value-type="percentage">
            <text:p>9.52%</text:p>
          </table:table-cell>
          <table:table-cell table:style-name="ce462" office:value-type="string" calcext:value-type="string">
            <text:p>Metric</text:p>
          </table:table-cell>
          <table:table-cell table:style-name="ce462" office:value-type="string" calcext:value-type="string">
            <text:p>Base</text:p>
          </table:table-cell>
          <table:table-cell table:style-name="ce489" office:value-type="float" office:value="0" calcext:value-type="float">
            <text:p>0</text:p>
          </table:table-cell>
          <table:table-cell table:style-name="ce489"/>
          <table:table-cell table:style-name="ce489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4"/>
          <table:table-cell table:style-name="ce441" office:value-type="string" calcext:value-type="string">
            <text:p>FN</text:p>
          </table:table-cell>
          <table:table-cell table:style-name="ce443" office:value-type="string" calcext:value-type="string">
            <text:p>TN</text:p>
          </table:table-cell>
          <table:table-cell table:style-name="ce441" table:number-columns-repeated="3"/>
          <table:table-cell table:style-name="ce441" office:value-type="string" calcext:value-type="string">
            <text:p>ON</text:p>
          </table:table-cell>
          <table:table-cell table:style-name="ce441"/>
          <table:table-cell table:style-name="ce441" table:formula="of:=COUNTA([.P23:.X23])-1" office:value-type="float" office:value="2" calcext:value-type="float">
            <text:p>2</text:p>
          </table:table-cell>
          <table:table-cell table:style-name="ce441" office:value-type="string" calcext:value-type="string">
            <text:p>NPV</text:p>
          </table:table-cell>
          <table:table-cell table:style-name="ce443" office:value-type="string" calcext:value-type="string">
            <text:p>FNR</text:p>
          </table:table-cell>
          <table:table-cell table:style-name="ce441" table:number-columns-repeated="8"/>
          <table:table-cell table:style-name="ce647" table:formula="of:=FORMULA(INDIRECT([.B23]))" office:value-type="string" office:string-value="=FN/ON" calcext:value-type="string">
            <text:p>=FN/ON</text:p>
          </table:table-cell>
          <table:table-cell table:style-name="ce640"/>
          <table:table-cell table:style-name="ce462" table:formula="of:=_FN1/_ON1" office:value-type="percentage" office:value="0" calcext:value-type="percentage">
            <text:p>0.00%</text:p>
          </table:table-cell>
          <table:table-cell table:style-name="ce462" table:formula="of:=_FN2/_ON2" office:value-type="percentage" office:value="0.00000001" calcext:value-type="percentage">
            <text:p>0.00%</text:p>
          </table:table-cell>
          <table:table-cell table:style-name="ce462" table:formula="of:=_FN3/_ON3" office:value-type="percentage" office:value="0.5" calcext:value-type="percentage">
            <text:p>50.00%</text:p>
          </table:table-cell>
          <table:table-cell table:style-name="ce462" table:formula="of:=_FN4/_ON4" office:value-type="percentage" office:value="0.0000000100000002" calcext:value-type="percentage">
            <text:p>0.00%</text:p>
          </table:table-cell>
          <table:table-cell table:style-name="ce462" table:formula="of:=_FN5/_ON5" office:value-type="percentage" office:value="0.5" calcext:value-type="percentage">
            <text:p>50.00%</text:p>
          </table:table-cell>
          <table:table-cell table:style-name="ce462" table:formula="of:=_FN6/_ON6" office:value-type="percentage" office:value="0.5" calcext:value-type="percentage">
            <text:p>50.00%</text:p>
          </table:table-cell>
          <table:table-cell table:style-name="ce462" table:formula="of:=_FN7/_ON7" office:value-type="percentage" office:value="0.99999999" calcext:value-type="percentage">
            <text:p>100.00%</text:p>
          </table:table-cell>
          <table:table-cell table:style-name="ce462" table:formula="of:=_FN8/_ON8" office:value-type="percentage" office:value="1" calcext:value-type="percentage">
            <text:p>100.00%</text:p>
          </table:table-cell>
          <table:table-cell table:style-name="ce462" table:formula="of:=_FN9/_ON9" office:value-type="percentage" office:value="1" calcext:value-type="percentage">
            <text:p>100.00%</text:p>
          </table:table-cell>
          <table:table-cell table:style-name="ce462" table:formula="of:=_FN10/_ON10" office:value-type="string" office:string-value="" calcext:value-type="error">
            <text:p>#DIV/0!</text:p>
          </table:table-cell>
          <table:table-cell table:style-name="ce462" table:formula="of:=_FN11/_ON11" office:value-type="percentage" office:value="0.0001" calcext:value-type="percentage">
            <text:p>0.01%</text:p>
          </table:table-cell>
          <table:table-cell table:style-name="ce462" table:formula="of:=_FN12/_ON12" office:value-type="percentage" office:value="0" calcext:value-type="percentage">
            <text:p>0.00%</text:p>
          </table:table-cell>
          <table:table-cell table:style-name="ce436"/>
          <table:table-cell table:style-name="ce673" table:formula="of:=&quot;(&quot;&amp;ROUND(MIN([.AM23:.AR23]))&amp;&quot;..&quot;&amp;ROUND(MAX([.AM23:.AR23]))&amp;&quot;)&quot;" office:value-type="string" office:string-value="(0..1)" calcext:value-type="string">
            <text:p>(0..1)</text:p>
          </table:table-cell>
          <table:table-cell table:style-name="ce674" table:formula="of:=&quot;(&quot;&amp;MIN([.AM23:.AP23])&amp;&quot;..&quot;&amp;MAX([.AM23:.AP23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23:.AR23])&amp;&quot;..&quot;&amp;MAX([.AQ23:.AR23])&amp;&quot;)&quot;" office:value-type="string" office:string-value="(0.5..0.99999999)" calcext:value-type="string">
            <text:p>(0.5..0.99999999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16" calcext:value-type="float">
            <text:p>16</text:p>
          </table:table-cell>
          <table:table-cell table:style-name="ce438" office:value-type="string" calcext:value-type="string">
            <text:p>NER</text:p>
          </table:table-cell>
          <table:table-cell table:style-name="ce436" office:value-type="string" calcext:value-type="string">
            <text:p>Null Error Rate</text:p>
          </table:table-cell>
          <table:table-cell table:style-name="ce460" table:formula="of:=IF(ABS([.E24]-[.E$7])&lt;0.0001;&quot;≈&quot;;&quot;&quot;)">
            <text:p/>
          </table:table-cell>
          <table:table-cell table:style-name="ce710" table:formula="of:=INDIRECT([.B24])" office:value-type="float" office:value="0.588235294117647" calcext:value-type="float">
            <text:p>0.5882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90" office:value-type="float" office:value="0" calcext:value-type="float">
            <text:p>0</text:p>
          </table:table-cell>
          <table:table-cell table:style-name="ce490"/>
          <table:table-cell table:style-name="ce490" office:value-type="float" office:value="1" calcext:value-type="float">
            <text:p>1</text:p>
          </table:table-cell>
          <table:table-cell table:style-name="ce490" office:value-type="string" calcext:value-type="string">
            <text:p>Chance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7"/>
          <table:table-cell table:style-name="ce443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24:.X24])-1" office:value-type="float" office:value="2" calcext:value-type="float">
            <text:p>2</text:p>
          </table:table-cell>
          <table:table-cell table:style-name="ce441"/>
          <table:table-cell table:style-name="ce456"/>
          <table:table-cell table:style-name="ce441" table:number-columns-repeated="8"/>
          <table:table-cell table:style-name="ce647" table:formula="of:=FORMULA(INDIRECT([.B24]))" office:value-type="string" office:string-value="=N/Sn" calcext:value-type="string">
            <text:p>=N/Sn</text:p>
          </table:table-cell>
          <table:table-cell table:style-name="ce640"/>
          <table:table-cell table:style-name="ce465" table:formula="of:=_N1/_SN1" office:value-type="float" office:value="0.5" calcext:value-type="float">
            <text:p>0.5000</text:p>
          </table:table-cell>
          <table:table-cell table:style-name="ce465" table:formula="of:=_N2/_SN2" office:value-type="float" office:value="0.5" calcext:value-type="float">
            <text:p>0.5000</text:p>
          </table:table-cell>
          <table:table-cell table:style-name="ce465" table:formula="of:=_N3/_SN3" office:value-type="float" office:value="0.00000002" calcext:value-type="float">
            <text:p>0.0000</text:p>
          </table:table-cell>
          <table:table-cell table:style-name="ce465" table:formula="of:=_N4/_SN4" office:value-type="float" office:value="0.99999998" calcext:value-type="float">
            <text:p>1.0000</text:p>
          </table:table-cell>
          <table:table-cell table:style-name="ce465" table:formula="of:=_N5/_SN5" office:value-type="float" office:value="0.5" calcext:value-type="float">
            <text:p>0.5000</text:p>
          </table:table-cell>
          <table:table-cell table:style-name="ce465" table:formula="of:=_N6/_SN6" office:value-type="float" office:value="0.66666666" calcext:value-type="float">
            <text:p>0.6667</text:p>
          </table:table-cell>
          <table:table-cell table:style-name="ce465" table:formula="of:=_N7/_SN7" office:value-type="float" office:value="0.5" calcext:value-type="float">
            <text:p>0.5000</text:p>
          </table:table-cell>
          <table:table-cell table:style-name="ce465" table:formula="of:=_N8/_SN8" office:value-type="float" office:value="0.5" calcext:value-type="float">
            <text:p>0.5000</text:p>
          </table:table-cell>
          <table:table-cell table:style-name="ce465" table:formula="of:=_N9/_SN9" office:value-type="float" office:value="0" calcext:value-type="float">
            <text:p>0.0000</text:p>
          </table:table-cell>
          <table:table-cell table:style-name="ce465" table:formula="of:=_N10/_SN10" office:value-type="float" office:value="0.0001" calcext:value-type="float">
            <text:p>0.0001</text:p>
          </table:table-cell>
          <table:table-cell table:style-name="ce465" table:formula="of:=_N11/_SN11" office:value-type="float" office:value="0.9999" calcext:value-type="float">
            <text:p>0.9999</text:p>
          </table:table-cell>
          <table:table-cell table:style-name="ce465" table:formula="of:=_N12/_SN12" office:value-type="float" office:value="1" calcext:value-type="float">
            <text:p>1.0000</text:p>
          </table:table-cell>
          <table:table-cell table:style-name="ce436"/>
          <table:table-cell table:style-name="ce673" table:formula="of:=&quot;(&quot;&amp;ROUND(MIN([.AM24:.AR24]))&amp;&quot;..&quot;&amp;ROUND(MAX([.AM24:.AR24]))&amp;&quot;)&quot;" office:value-type="string" office:string-value="(0..1)" calcext:value-type="string">
            <text:p>(0..1)</text:p>
          </table:table-cell>
          <table:table-cell table:style-name="ce674" table:formula="of:=&quot;(&quot;&amp;MIN([.AM24:.AP24])&amp;&quot;..&quot;&amp;MAX([.AM24:.AP24])&amp;&quot;)&quot;" office:value-type="string" office:string-value="(0.00000002..0.99999998)" calcext:value-type="string">
            <text:p>(0.00000002..0.99999998)</text:p>
          </table:table-cell>
          <table:table-cell table:style-name="ce674" table:formula="of:=&quot;(&quot;&amp;MIN([.AQ24:.AR24])&amp;&quot;..&quot;&amp;MAX([.AQ24:.AR24])&amp;&quot;)&quot;" office:value-type="string" office:string-value="(0.5..0.66666666)" calcext:value-type="string">
            <text:p>(0.5..0.66666666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17" calcext:value-type="float">
            <text:p>17</text:p>
          </table:table-cell>
          <table:table-cell table:style-name="ce438" office:value-type="string" calcext:value-type="string">
            <text:p>NIR</text:p>
          </table:table-cell>
          <table:table-cell table:style-name="ce436" office:value-type="string" calcext:value-type="string">
            <text:p>No Information Rate</text:p>
          </table:table-cell>
          <table:table-cell table:style-name="ce460" table:formula="of:=IF(ABS([.E25]-[.E$7])&lt;0.0001;&quot;≈&quot;;&quot;&quot;)">
            <text:p/>
          </table:table-cell>
          <table:table-cell table:style-name="ce710" table:formula="of:=INDIRECT([.B25])" office:value-type="float" office:value="0.588235294117647" calcext:value-type="float">
            <text:p>0.5882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91" office:value-type="float" office:value="0.5" calcext:value-type="float">
            <text:p>0.5</text:p>
          </table:table-cell>
          <table:table-cell table:style-name="ce490"/>
          <table:table-cell table:style-name="ce490" office:value-type="float" office:value="1" calcext:value-type="float">
            <text:p>1</text:p>
          </table:table-cell>
          <table:table-cell table:style-name="ce490" office:value-type="string" calcext:value-type="string">
            <text:p>Chance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7"/>
          <table:table-cell table:style-name="ce624" office:value-type="string" calcext:value-type="string">
            <text:p>P</text:p>
          </table:table-cell>
          <table:table-cell table:style-name="ce624" office:value-type="string" calcext:value-type="string">
            <text:p>N</text:p>
          </table:table-cell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25:.X25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table:number-columns-repeated="8"/>
          <table:table-cell table:style-name="ce647" table:formula="of:=FORMULA(INDIRECT([.B25]))" office:value-type="string" office:string-value="=MAX(P,N)/Sn" calcext:value-type="string">
            <text:p>=MAX(P,N)/Sn</text:p>
          </table:table-cell>
          <table:table-cell table:style-name="ce640"/>
          <table:table-cell table:style-name="ce465" table:formula="of:=MAX(_P1;_N1)/_SN1" office:value-type="float" office:value="0.5" calcext:value-type="float">
            <text:p>0.5000</text:p>
          </table:table-cell>
          <table:table-cell table:style-name="ce465" table:formula="of:=MAX(_P2;_N2)/_SN2" office:value-type="float" office:value="0.5" calcext:value-type="float">
            <text:p>0.5000</text:p>
          </table:table-cell>
          <table:table-cell table:style-name="ce465" table:formula="of:=MAX(_P3;_N3)/_SN3" office:value-type="float" office:value="0.99999998" calcext:value-type="float">
            <text:p>1.0000</text:p>
          </table:table-cell>
          <table:table-cell table:style-name="ce465" table:formula="of:=MAX(_P4;_N4)/_SN4" office:value-type="float" office:value="0.99999998" calcext:value-type="float">
            <text:p>1.0000</text:p>
          </table:table-cell>
          <table:table-cell table:style-name="ce465" table:formula="of:=MAX(_P5;_N5)/_SN5" office:value-type="float" office:value="0.5" calcext:value-type="float">
            <text:p>0.5000</text:p>
          </table:table-cell>
          <table:table-cell table:style-name="ce465" table:formula="of:=MAX(_P6;_N6)/_SN6" office:value-type="float" office:value="0.66666666" calcext:value-type="float">
            <text:p>0.6667</text:p>
          </table:table-cell>
          <table:table-cell table:style-name="ce465" table:formula="of:=MAX(_P7;_N7)/_SN7" office:value-type="float" office:value="0.5" calcext:value-type="float">
            <text:p>0.5000</text:p>
          </table:table-cell>
          <table:table-cell table:style-name="ce465" table:formula="of:=MAX(_P8;_N8)/_SN8" office:value-type="float" office:value="0.5" calcext:value-type="float">
            <text:p>0.5000</text:p>
          </table:table-cell>
          <table:table-cell table:style-name="ce465" table:formula="of:=MAX(_P9;_N9)/_SN9" office:value-type="float" office:value="1" calcext:value-type="float">
            <text:p>1.0000</text:p>
          </table:table-cell>
          <table:table-cell table:style-name="ce465" table:formula="of:=MAX(_P10;_N10)/_SN10" office:value-type="float" office:value="0.9999" calcext:value-type="float">
            <text:p>0.9999</text:p>
          </table:table-cell>
          <table:table-cell table:style-name="ce465" table:formula="of:=MAX(_P11;_N11)/_SN11" office:value-type="float" office:value="0.9999" calcext:value-type="float">
            <text:p>0.9999</text:p>
          </table:table-cell>
          <table:table-cell table:style-name="ce465" table:formula="of:=MAX(_P12;_N12)/_SN12" office:value-type="float" office:value="1" calcext:value-type="float">
            <text:p>1.0000</text:p>
          </table:table-cell>
          <table:table-cell table:style-name="ce436"/>
          <table:table-cell table:style-name="ce673" table:formula="of:=&quot;(&quot;&amp;ROUND(MIN([.AM25:.AR25]))&amp;&quot;..&quot;&amp;ROUND(MAX([.AM25:.AR25]))&amp;&quot;)&quot;" office:value-type="string" office:string-value="(1..1)" calcext:value-type="string">
            <text:p>(1..1)</text:p>
          </table:table-cell>
          <table:table-cell table:style-name="ce674" table:formula="of:=&quot;(&quot;&amp;MIN([.AM25:.AP25])&amp;&quot;..&quot;&amp;MAX([.AM25:.AP25])&amp;&quot;)&quot;" office:value-type="string" office:string-value="(0.5..0.99999998)" calcext:value-type="string">
            <text:p>(0.5..0.99999998)</text:p>
          </table:table-cell>
          <table:table-cell table:style-name="ce674" table:formula="of:=&quot;(&quot;&amp;MIN([.AQ25:.AR25])&amp;&quot;..&quot;&amp;MAX([.AQ25:.AR25])&amp;&quot;)&quot;" office:value-type="string" office:string-value="(0.5..0.66666666)" calcext:value-type="string">
            <text:p>(0.5..0.66666666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18" calcext:value-type="float">
            <text:p>18</text:p>
          </table:table-cell>
          <table:table-cell table:style-name="ce438" office:value-type="string" calcext:value-type="string">
            <text:p>DR</text:p>
          </table:table-cell>
          <table:table-cell table:style-name="ce436" office:value-type="string" calcext:value-type="string">
            <text:p>Detection Rate</text:p>
          </table:table-cell>
          <table:table-cell table:style-name="ce460" table:formula="of:=IF(ABS([.E26]-[.E$7])&lt;0.0001;&quot;≈&quot;;&quot;&quot;)">
            <text:p/>
          </table:table-cell>
          <table:table-cell table:style-name="ce710" table:formula="of:=INDIRECT([.B26])" office:value-type="float" office:value="0.352941176470588" calcext:value-type="float">
            <text:p>0.3529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N/A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3"/>
          <table:table-cell table:style-name="ce443" table:number-columns-repeated="2"/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26:.X26])" office:value-type="float" office:value="2" calcext:value-type="float">
            <text:p>2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Russel Rao Similarity Coefficient</text:p>
          </table:table-cell>
          <table:table-cell table:style-name="ce441" office:value-type="string" calcext:value-type="string">
            <text:p>Dot Product; Gower and Legendre 2</text:p>
          </table:table-cell>
          <table:table-cell table:style-name="ce441" table:number-columns-repeated="5"/>
          <table:table-cell table:style-name="ce647" table:formula="of:=FORMULA(INDIRECT([.B26]))" office:value-type="string" office:string-value="=TP/Sn" calcext:value-type="string">
            <text:p>=TP/Sn</text:p>
          </table:table-cell>
          <table:table-cell table:style-name="ce640"/>
          <table:table-cell table:style-name="ce465" table:formula="of:=_TP1/_SN1" office:value-type="float" office:value="0.5" calcext:value-type="float">
            <text:p>0.5000</text:p>
          </table:table-cell>
          <table:table-cell table:style-name="ce465" table:formula="of:=_TP2/_SN2" office:value-type="float" office:value="0.499999995" calcext:value-type="float">
            <text:p>0.5000</text:p>
          </table:table-cell>
          <table:table-cell table:style-name="ce465" table:formula="of:=_TP3/_SN3" office:value-type="float" office:value="0.99999997" calcext:value-type="float">
            <text:p>1.0000</text:p>
          </table:table-cell>
          <table:table-cell table:style-name="ce465" table:formula="of:=_TP4/_SN4" office:value-type="float" office:value="0.00000001" calcext:value-type="float">
            <text:p>0.0000</text:p>
          </table:table-cell>
          <table:table-cell table:style-name="ce465" table:formula="of:=_TP5/_SN5" office:value-type="float" office:value="0.25" calcext:value-type="float">
            <text:p>0.2500</text:p>
          </table:table-cell>
          <table:table-cell table:style-name="ce465" table:formula="of:=_TP6/_SN6" office:value-type="float" office:value="0.00000001" calcext:value-type="float">
            <text:p>0.0000</text:p>
          </table:table-cell>
          <table:table-cell table:style-name="ce465" table:formula="of:=_TP7/_SN7" office:value-type="float" office:value="0.000000005" calcext:value-type="float">
            <text:p>0.0000</text:p>
          </table:table-cell>
          <table:table-cell table:style-name="ce465" table:formula="of:=_TP8/_SN8" office:value-type="float" office:value="0" calcext:value-type="float">
            <text:p>0.0000</text:p>
          </table:table-cell>
          <table:table-cell table:style-name="ce465" table:formula="of:=_TP9/_SN9" office:value-type="float" office:value="0.9999" calcext:value-type="float">
            <text:p>0.9999</text:p>
          </table:table-cell>
          <table:table-cell table:style-name="ce465" table:formula="of:=_TP10/_SN10" office:value-type="float" office:value="0.9999" calcext:value-type="float">
            <text:p>0.9999</text:p>
          </table:table-cell>
          <table:table-cell table:style-name="ce465" table:formula="of:=_TP11/_SN11" office:value-type="float" office:value="0" calcext:value-type="float">
            <text:p>0.0000</text:p>
          </table:table-cell>
          <table:table-cell table:style-name="ce465" table:formula="of:=_TP12/_SN12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26:.AR26]))&amp;&quot;..&quot;&amp;ROUND(MAX([.AM26:.AR26]))&amp;&quot;)&quot;" office:value-type="string" office:string-value="(0..1)" calcext:value-type="string">
            <text:p>(0..1)</text:p>
          </table:table-cell>
          <table:table-cell table:style-name="ce674" table:formula="of:=&quot;(&quot;&amp;MIN([.AM26:.AP26])&amp;&quot;..&quot;&amp;MAX([.AM26:.AP26])&amp;&quot;)&quot;" office:value-type="string" office:string-value="(0.00000001..0.99999997)" calcext:value-type="string">
            <text:p>(0.00000001..0.99999997)</text:p>
          </table:table-cell>
          <table:table-cell table:style-name="ce674" table:formula="of:=&quot;(&quot;&amp;MIN([.AQ26:.AR26])&amp;&quot;..&quot;&amp;MAX([.AQ26:.AR26])&amp;&quot;)&quot;" office:value-type="string" office:string-value="(0.000000005..0.00000001)" calcext:value-type="string">
            <text:p>(0.000000005..0.00000001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19" calcext:value-type="float">
            <text:p>19</text:p>
          </table:table-cell>
          <table:table-cell table:style-name="ce441" office:value-type="string" calcext:value-type="string">
            <text:p>CRR</text:p>
          </table:table-cell>
          <table:table-cell table:style-name="ce441" office:value-type="string" calcext:value-type="string">
            <text:p>(Correct) Rejection Rate</text:p>
          </table:table-cell>
          <table:table-cell table:style-name="ce460" table:formula="of:=IF(ABS([.E27]-[.E$7])&lt;0.0001;&quot;≈&quot;;&quot;&quot;)">
            <text:p/>
          </table:table-cell>
          <table:table-cell table:style-name="ce710" table:formula="of:=TN/Sn" office:value-type="float" office:value="0.558823529411765" calcext:value-type="float">
            <text:p>0.5588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N/A</text:p>
          </table:table-cell>
          <table:table-cell table:style-name="ce441" table:number-columns-repeated="7"/>
          <table:table-cell table:style-name="ce441" office:value-type="string" calcext:value-type="string">
            <text:p>TN</text:p>
          </table:table-cell>
          <table:table-cell table:style-name="ce443" table:number-columns-repeated="2"/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27:.X27])" office:value-type="float" office:value="2" calcext:value-type="float">
            <text:p>2</text:p>
          </table:table-cell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27])" office:value-type="string" office:string-value="=TN/Sn" calcext:value-type="string">
            <text:p>=TN/Sn</text:p>
          </table:table-cell>
          <table:table-cell table:style-name="ce640"/>
          <table:table-cell table:style-name="ce465" table:formula="of:=_TN1/_SN1" office:value-type="float" office:value="0.5" calcext:value-type="float">
            <text:p>0.5000</text:p>
          </table:table-cell>
          <table:table-cell table:style-name="ce465" table:formula="of:=_TN2/_SN2" office:value-type="float" office:value="0.499999995" calcext:value-type="float">
            <text:p>0.5000</text:p>
          </table:table-cell>
          <table:table-cell table:style-name="ce465" table:formula="of:=_TN3/_SN3" office:value-type="float" office:value="0.00000001" calcext:value-type="float">
            <text:p>0.0000</text:p>
          </table:table-cell>
          <table:table-cell table:style-name="ce465" table:formula="of:=_TN4/_SN4" office:value-type="float" office:value="0.99999997" calcext:value-type="float">
            <text:p>1.0000</text:p>
          </table:table-cell>
          <table:table-cell table:style-name="ce465" table:formula="of:=_TN5/_SN5" office:value-type="float" office:value="0.25" calcext:value-type="float">
            <text:p>0.2500</text:p>
          </table:table-cell>
          <table:table-cell table:style-name="ce465" table:formula="of:=_TN6/_SN6" office:value-type="float" office:value="0.33333333" calcext:value-type="float">
            <text:p>0.3333</text:p>
          </table:table-cell>
          <table:table-cell table:style-name="ce465" table:formula="of:=_TN7/_SN7" office:value-type="float" office:value="0.000000005" calcext:value-type="float">
            <text:p>0.0000</text:p>
          </table:table-cell>
          <table:table-cell table:style-name="ce465" table:formula="of:=_TN8/_SN8" office:value-type="float" office:value="0" calcext:value-type="float">
            <text:p>0.0000</text:p>
          </table:table-cell>
          <table:table-cell table:style-name="ce465" table:formula="of:=_TN9/_SN9" office:value-type="float" office:value="0" calcext:value-type="float">
            <text:p>0.0000</text:p>
          </table:table-cell>
          <table:table-cell table:style-name="ce465" table:formula="of:=_TN10/_SN10" office:value-type="float" office:value="0" calcext:value-type="float">
            <text:p>0.0000</text:p>
          </table:table-cell>
          <table:table-cell table:style-name="ce465" table:formula="of:=_TN11/_SN11" office:value-type="float" office:value="0.9999" calcext:value-type="float">
            <text:p>0.9999</text:p>
          </table:table-cell>
          <table:table-cell table:style-name="ce465" table:formula="of:=_TN12/_SN12" office:value-type="float" office:value="0.9999" calcext:value-type="float">
            <text:p>0.9999</text:p>
          </table:table-cell>
          <table:table-cell table:style-name="ce436"/>
          <table:table-cell table:style-name="ce673" table:formula="of:=&quot;(&quot;&amp;ROUND(MIN([.AM27:.AR27]))&amp;&quot;..&quot;&amp;ROUND(MAX([.AM27:.AR27]))&amp;&quot;)&quot;" office:value-type="string" office:string-value="(0..1)" calcext:value-type="string">
            <text:p>(0..1)</text:p>
          </table:table-cell>
          <table:table-cell table:style-name="ce674" table:formula="of:=&quot;(&quot;&amp;MIN([.AM27:.AP27])&amp;&quot;..&quot;&amp;MAX([.AM27:.AP27])&amp;&quot;)&quot;" office:value-type="string" office:string-value="(0.00000001..0.99999997)" calcext:value-type="string">
            <text:p>(0.00000001..0.99999997)</text:p>
          </table:table-cell>
          <table:table-cell table:style-name="ce674" table:formula="of:=&quot;(&quot;&amp;MIN([.AQ27:.AR27])&amp;&quot;..&quot;&amp;MAX([.AQ27:.AR27])&amp;&quot;)&quot;" office:value-type="string" office:string-value="(0.000000005..0.33333333)" calcext:value-type="string">
            <text:p>(0.000000005..0.33333333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20" calcext:value-type="float">
            <text:p>20</text:p>
          </table:table-cell>
          <table:table-cell table:style-name="ce442" office:value-type="string" calcext:value-type="string">
            <text:p>CKc</text:p>
          </table:table-cell>
          <table:table-cell table:style-name="ce441" office:value-type="string" calcext:value-type="string">
            <text:p>Kappa Chance</text:p>
          </table:table-cell>
          <table:table-cell table:style-name="ce460" table:formula="of:=IF(ABS([.E28]-[.E$7])&lt;0.0001;&quot;≈&quot;;&quot;&quot;)">
            <text:p/>
          </table:table-cell>
          <table:table-cell table:style-name="ce711" table:formula="of:=(OP*P+ON*N)/Sn^2" office:value-type="float" office:value="0.52076124567474" calcext:value-type="float">
            <text:p>0.5208</text:p>
          </table:table-cell>
          <table:table-cell table:style-name="ce441" office:value-type="string" calcext:value-type="string">
            <text:p>Measure</text:p>
          </table:table-cell>
          <table:table-cell table:style-name="ce441" office:value-type="string" calcext:value-type="string">
            <text:p>2<text:span text:style-name="T87">nd</text:span></text:p>
          </table:table-cell>
          <table:table-cell table:style-name="ce491" office:value-type="float" office:value="0.5" calcext:value-type="float">
            <text:p>0.5</text:p>
          </table:table-cell>
          <table:table-cell table:style-name="ce490"/>
          <table:table-cell table:style-name="ce490" office:value-type="float" office:value="1" calcext:value-type="float">
            <text:p>1</text:p>
          </table:table-cell>
          <table:table-cell table:style-name="ce490" office:value-type="string" calcext:value-type="string">
            <text:p>Chance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table:number-columns-repeated="6"/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office:value-type="string" calcext:value-type="string">
            <text:p>OP</text:p>
          </table:table-cell>
          <table:table-cell table:style-name="ce441" office:value-type="string" calcext:value-type="string">
            <text:p>ON</text:p>
          </table:table-cell>
          <table:table-cell table:style-name="ce441" office:value-type="string" calcext:value-type="string">
            <text:p>Sn</text:p>
          </table:table-cell>
          <table:table-cell table:style-name="ce441" table:formula="of:=COUNTA([.P28:.X28])" office:value-type="float" office:value="5" calcext:value-type="float">
            <text:p>5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Random Agreement; Chance Agreement (=PREV*BIAS+(1-PREV)*(1-BIAS))</text:p>
          </table:table-cell>
          <table:table-cell table:style-name="ce441" table:number-columns-repeated="6"/>
          <table:table-cell table:style-name="ce640" table:formula="of:=FORMULA([.E28])" office:value-type="string" office:string-value="=(OP*P+ON*N)/Sn^2" calcext:value-type="string">
            <text:p>=(OP*P+ON*N)/Sn^2</text:p>
          </table:table-cell>
          <table:table-cell table:style-name="ce640"/>
          <table:table-cell table:style-name="ce465" table:formula="of:=(_OP1*_P1+_ON1*_N1)/_SN1^2" office:value-type="float" office:value="0.5" calcext:value-type="float">
            <text:p>0.5000</text:p>
          </table:table-cell>
          <table:table-cell table:style-name="ce465" table:formula="of:=(_OP2*_P2+_ON2*_N2)/_SN2^2" office:value-type="float" office:value="0.5" calcext:value-type="float">
            <text:p>0.5000</text:p>
          </table:table-cell>
          <table:table-cell table:style-name="ce465" table:formula="of:=(_OP3*_P3+_ON3*_N3)/_SN3^2" office:value-type="float" office:value="0.999999960000001" calcext:value-type="float">
            <text:p>1.0000</text:p>
          </table:table-cell>
          <table:table-cell table:style-name="ce465" table:formula="of:=(_OP4*_P4+_ON4*_N4)/_SN4^2" office:value-type="float" office:value="0.999999960000001" calcext:value-type="float">
            <text:p>1.0000</text:p>
          </table:table-cell>
          <table:table-cell table:style-name="ce465" table:formula="of:=(_OP5*_P5+_ON5*_N5)/_SN5^2" office:value-type="float" office:value="0.5" calcext:value-type="float">
            <text:p>0.5000</text:p>
          </table:table-cell>
          <table:table-cell table:style-name="ce465" table:formula="of:=(_OP6*_P6+_ON6*_N6)/_SN6^2" office:value-type="float" office:value="0.555555551111111" calcext:value-type="float">
            <text:p>0.5556</text:p>
          </table:table-cell>
          <table:table-cell table:style-name="ce465" table:formula="of:=(_OP7*_P7+_ON7*_N7)/_SN7^2" office:value-type="float" office:value="0.5" calcext:value-type="float">
            <text:p>0.5000</text:p>
          </table:table-cell>
          <table:table-cell table:style-name="ce465" table:formula="of:=(_OP8*_P8+_ON8*_N8)/_SN8^2" office:value-type="float" office:value="0.5" calcext:value-type="float">
            <text:p>0.5000</text:p>
          </table:table-cell>
          <table:table-cell table:style-name="ce465" table:formula="of:=(_OP9*_P9+_ON9*_N9)/_SN9^2" office:value-type="float" office:value="0.9999" calcext:value-type="float">
            <text:p>0.9999</text:p>
          </table:table-cell>
          <table:table-cell table:style-name="ce465" table:formula="of:=(_OP10*_P10+_ON10*_N10)/_SN10^2" office:value-type="float" office:value="0.9999" calcext:value-type="float">
            <text:p>0.9999</text:p>
          </table:table-cell>
          <table:table-cell table:style-name="ce465" table:formula="of:=(_OP11*_P11+_ON11*_N11)/_SN11^2" office:value-type="float" office:value="0.9999" calcext:value-type="float">
            <text:p>0.9999</text:p>
          </table:table-cell>
          <table:table-cell table:style-name="ce465" table:formula="of:=(_OP12*_P12+_ON12*_N12)/_SN12^2" office:value-type="float" office:value="0.9999" calcext:value-type="float">
            <text:p>0.9999</text:p>
          </table:table-cell>
          <table:table-cell table:style-name="ce670"/>
          <table:table-cell table:style-name="ce673" table:formula="of:=&quot;(&quot;&amp;ROUND(MIN([.AM28:.AR28]))&amp;&quot;..&quot;&amp;ROUND(MAX([.AM28:.AR28]))&amp;&quot;)&quot;" office:value-type="string" office:string-value="(1..1)" calcext:value-type="string">
            <text:p>(1..1)</text:p>
          </table:table-cell>
          <table:table-cell table:style-name="ce674" table:formula="of:=&quot;(&quot;&amp;MIN([.AM28:.AP28])&amp;&quot;..&quot;&amp;MAX([.AM28:.AP28])&amp;&quot;)&quot;" office:value-type="string" office:string-value="(0.5..0.999999960000001)" calcext:value-type="string">
            <text:p>(0.5..0.999999960000001)</text:p>
          </table:table-cell>
          <table:table-cell table:style-name="ce674" table:formula="of:=&quot;(&quot;&amp;MIN([.AQ28:.AR28])&amp;&quot;..&quot;&amp;MAX([.AQ28:.AR28])&amp;&quot;)&quot;" office:value-type="string" office:string-value="(0.5..0.555555551111111)" calcext:value-type="string">
            <text:p>(0.5..0.555555551111111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21" calcext:value-type="float">
            <text:p>21</text:p>
          </table:table-cell>
          <table:table-cell table:style-name="ce442" office:value-type="string" calcext:value-type="string">
            <text:p>ACC</text:p>
          </table:table-cell>
          <table:table-cell table:style-name="ce441" office:value-type="string" calcext:value-type="string">
            <text:p>Accuracy</text:p>
          </table:table-cell>
          <table:table-cell table:style-name="ce460" table:formula="of:=IF(ABS([.E29]-[.E$7])&lt;0.0001;&quot;≈&quot;;&quot;&quot;)" office:value-type="string" office:string-value="≈" calcext:value-type="string">
            <text:p>≈</text:p>
          </table:table-cell>
          <table:table-cell table:style-name="ce710" table:formula="of:=INDIRECT([.B29])" office:value-type="float" office:value="0.911764705882353" calcext:value-type="float">
            <text:p>0.9118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2"/>
          <table:table-cell table:style-name="ce441" office:value-type="string" calcext:value-type="string">
            <text:p>D</text:p>
          </table:table-cell>
          <table:table-cell table:style-name="ce441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1" office:value-type="string" calcext:value-type="string">
            <text:p>TN</text:p>
          </table:table-cell>
          <table:table-cell table:style-name="ce443" table:number-columns-repeated="2"/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29:.X29])" office:value-type="float" office:value="3" calcext:value-type="float">
            <text:p>3</text:p>
          </table:table-cell>
          <table:table-cell table:style-name="ce443" office:value-type="string" calcext:value-type="string">
            <text:p>MCR</text:p>
          </table:table-cell>
          <table:table-cell table:style-name="ce456"/>
          <table:table-cell table:style-name="ce441"/>
          <table:table-cell table:style-name="ce441" office:value-type="string" calcext:value-type="string">
            <text:p>Correct Classification Rate; Rand index; Sokal and Michener Similarity Coefficient; Simple Matching Similarity Coefficient; Brennan and Light; Gower and Legendre 4</text:p>
          </table:table-cell>
          <table:table-cell table:style-name="ce441" office:value-type="string" calcext:value-type="string">
            <text:p>Index of Validity; Efficiency; Success Rate; Overall Fraction Correct; Total Accuracy Rate; Observed Agreement</text:p>
          </table:table-cell>
          <table:table-cell table:style-name="ce441" table:number-columns-repeated="2"/>
          <table:table-cell table:style-name="ce441" office:value-type="string" calcext:value-type="string">
            <text:p>Ratio of matches to the sample size</text:p>
          </table:table-cell>
          <table:table-cell table:style-name="ce441" table:number-columns-repeated="2"/>
          <table:table-cell table:style-name="ce647" table:formula="of:=FORMULA(INDIRECT([.B29]))" office:value-type="string" office:string-value="=TC/Sn" calcext:value-type="string">
            <text:p>=TC/Sn</text:p>
          </table:table-cell>
          <table:table-cell table:style-name="ce640"/>
          <table:table-cell table:style-name="ce465" table:formula="of:=(_TP1+_TN1)/_SN1" office:value-type="float" office:value="1" calcext:value-type="float">
            <text:p>1.0000</text:p>
          </table:table-cell>
          <table:table-cell table:style-name="ce465" table:formula="of:=(_TP2+_TN2)/_SN2" office:value-type="float" office:value="0.99999999" calcext:value-type="float">
            <text:p>1.0000</text:p>
          </table:table-cell>
          <table:table-cell table:style-name="ce465" table:formula="of:=(_TP3+_TN3)/_SN3" office:value-type="float" office:value="0.99999998" calcext:value-type="float">
            <text:p>1.0000</text:p>
          </table:table-cell>
          <table:table-cell table:style-name="ce465" table:formula="of:=(_TP4+_TN4)/_SN4" office:value-type="float" office:value="0.99999998" calcext:value-type="float">
            <text:p>1.0000</text:p>
          </table:table-cell>
          <table:table-cell table:style-name="ce465" table:formula="of:=(_TP5+_TN5)/_SN5" office:value-type="float" office:value="0.5" calcext:value-type="float">
            <text:p>0.5000</text:p>
          </table:table-cell>
          <table:table-cell table:style-name="ce465" table:formula="of:=(_TP6+_TN6)/_SN6" office:value-type="float" office:value="0.33333334" calcext:value-type="float">
            <text:p>0.3333</text:p>
          </table:table-cell>
          <table:table-cell table:style-name="ce465" table:formula="of:=(_TP7+_TN7)/_SN7" office:value-type="float" office:value="0.00000001" calcext:value-type="float">
            <text:p>0.0000</text:p>
          </table:table-cell>
          <table:table-cell table:style-name="ce465" table:formula="of:=(_TP8+_TN8)/_SN8" office:value-type="float" office:value="0" calcext:value-type="float">
            <text:p>0.0000</text:p>
          </table:table-cell>
          <table:table-cell table:style-name="ce465" table:formula="of:=(_TP9+_TN9)/_SN9" office:value-type="float" office:value="0.9999" calcext:value-type="float">
            <text:p>0.9999</text:p>
          </table:table-cell>
          <table:table-cell table:style-name="ce465" table:formula="of:=(_TP10+_TN10)/_SN10" office:value-type="float" office:value="0.9999" calcext:value-type="float">
            <text:p>0.9999</text:p>
          </table:table-cell>
          <table:table-cell table:style-name="ce465" table:formula="of:=(_TP11+_TN11)/_SN11" office:value-type="float" office:value="0.9999" calcext:value-type="float">
            <text:p>0.9999</text:p>
          </table:table-cell>
          <table:table-cell table:style-name="ce465" table:formula="of:=(_TP12+_TN12)/_SN12" office:value-type="float" office:value="0.9999" calcext:value-type="float">
            <text:p>0.9999</text:p>
          </table:table-cell>
          <table:table-cell table:style-name="ce436"/>
          <table:table-cell table:style-name="ce673" table:formula="of:=&quot;(&quot;&amp;ROUND(MIN([.AM29:.AR29]))&amp;&quot;..&quot;&amp;ROUND(MAX([.AM29:.AR29]))&amp;&quot;)&quot;" office:value-type="string" office:string-value="(0..1)" calcext:value-type="string">
            <text:p>(0..1)</text:p>
          </table:table-cell>
          <table:table-cell table:style-name="ce674" table:formula="of:=&quot;(&quot;&amp;MIN([.AM29:.AP29])&amp;&quot;..&quot;&amp;MAX([.AM29:.AP29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29:.AR29])&amp;&quot;..&quot;&amp;MAX([.AQ29:.AR29])&amp;&quot;)&quot;" office:value-type="string" office:string-value="(0.00000001..0.33333334)" calcext:value-type="string">
            <text:p>(0.00000001..0.33333334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22" calcext:value-type="float">
            <text:p>22</text:p>
          </table:table-cell>
          <table:table-cell table:style-name="ce443" office:value-type="string" calcext:value-type="string">
            <text:p>MCR</text:p>
          </table:table-cell>
          <table:table-cell table:style-name="ce456" office:value-type="string" calcext:value-type="string">
            <text:p>Misclassification Rate</text:p>
          </table:table-cell>
          <table:table-cell table:style-name="ce460" table:formula="of:=IF(ABS([.E30]-[.E$7])&lt;0.0001;&quot;≈&quot;;&quot;&quot;)">
            <text:p/>
          </table:table-cell>
          <table:table-cell table:style-name="ce710" table:formula="of:=1-ACC" office:value-type="float" office:value="0.0882352941176471" calcext:value-type="float">
            <text:p>0.0882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9" office:value-type="float" office:value="0" calcext:value-type="float">
            <text:p>0</text:p>
          </table:table-cell>
          <table:table-cell table:style-name="ce489"/>
          <table:table-cell table:style-name="ce489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441" table:number-columns-repeated="3"/>
          <table:table-cell table:style-name="ce441" office:value-type="string" calcext:value-type="string">
            <text:p>OD</text:p>
          </table:table-cell>
          <table:table-cell table:style-name="ce441"/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1"/>
          <table:table-cell table:style-name="ce443" table:number-columns-repeated="2"/>
          <table:table-cell table:style-name="ce441" table:number-columns-repeated="2"/>
          <table:table-cell table:style-name="ce441" office:value-type="string" calcext:value-type="string">
            <text:p>Sn</text:p>
          </table:table-cell>
          <table:table-cell table:style-name="ce441" table:formula="of:=COUNTA([.P30:.X30])" office:value-type="float" office:value="3" calcext:value-type="float">
            <text:p>3</text:p>
          </table:table-cell>
          <table:table-cell table:style-name="ce441" office:value-type="string" calcext:value-type="string">
            <text:p>ACC</text:p>
          </table:table-cell>
          <table:table-cell table:style-name="ce456"/>
          <table:table-cell table:style-name="ce441"/>
          <table:table-cell table:style-name="ce441" office:value-type="string" calcext:value-type="string">
            <text:p>Error Rate</text:p>
          </table:table-cell>
          <table:table-cell table:style-name="ce441" table:number-columns-repeated="6"/>
          <table:table-cell table:style-name="ce640" table:formula="of:=FORMULA([.E30])" office:value-type="string" office:string-value="=1-ACC" calcext:value-type="string">
            <text:p>=1-ACC</text:p>
          </table:table-cell>
          <table:table-cell table:style-name="ce640" table:formula="of:=FORMULA([.AX30])" office:value-type="string" office:string-value="=(FP+FN)/Sn" calcext:value-type="string">
            <text:p>=(FP+FN)/Sn</text:p>
          </table:table-cell>
          <table:table-cell table:style-name="ce465" table:formula="of:=1-[.AL29]" office:value-type="float" office:value="0" calcext:value-type="float">
            <text:p>0.0000</text:p>
          </table:table-cell>
          <table:table-cell table:style-name="ce465" table:formula="of:=1-[.AM29]" office:value-type="float" office:value="0.00000000999999993923" calcext:value-type="float">
            <text:p>0.0000</text:p>
          </table:table-cell>
          <table:table-cell table:style-name="ce465" table:formula="of:=1-[.AN29]" office:value-type="float" office:value="0.00000001999999998947" calcext:value-type="float">
            <text:p>0.0000</text:p>
          </table:table-cell>
          <table:table-cell table:style-name="ce465" table:formula="of:=1-[.AO29]" office:value-type="float" office:value="0.00000001999999998947" calcext:value-type="float">
            <text:p>0.0000</text:p>
          </table:table-cell>
          <table:table-cell table:style-name="ce465" table:formula="of:=1-[.AP29]" office:value-type="float" office:value="0.5" calcext:value-type="float">
            <text:p>0.5000</text:p>
          </table:table-cell>
          <table:table-cell table:style-name="ce465" table:formula="of:=1-[.AQ29]" office:value-type="float" office:value="0.66666666" calcext:value-type="float">
            <text:p>0.6667</text:p>
          </table:table-cell>
          <table:table-cell table:style-name="ce465" table:formula="of:=1-[.AR29]" office:value-type="float" office:value="0.99999999" calcext:value-type="float">
            <text:p>1.0000</text:p>
          </table:table-cell>
          <table:table-cell table:style-name="ce465" table:formula="of:=1-[.AS29]" office:value-type="float" office:value="1" calcext:value-type="float">
            <text:p>1.0000</text:p>
          </table:table-cell>
          <table:table-cell table:style-name="ce465" table:formula="of:=1-[.AT29]" office:value-type="float" office:value="0.000099999999999989" calcext:value-type="float">
            <text:p>0.0001</text:p>
          </table:table-cell>
          <table:table-cell table:style-name="ce465" table:formula="of:=1-[.AU29]" office:value-type="float" office:value="0.000099999999999989" calcext:value-type="float">
            <text:p>0.0001</text:p>
          </table:table-cell>
          <table:table-cell table:style-name="ce465" table:formula="of:=1-[.AV29]" office:value-type="float" office:value="0.000099999999999989" calcext:value-type="float">
            <text:p>0.0001</text:p>
          </table:table-cell>
          <table:table-cell table:style-name="ce465" table:formula="of:=1-[.AW29]" office:value-type="float" office:value="0.000099999999999989" calcext:value-type="float">
            <text:p>0.0001</text:p>
          </table:table-cell>
          <table:table-cell table:style-name="ce670" table:formula="of:=(FP+FN)/Sn" office:value-type="float" office:value="0.0882352941176471" calcext:value-type="float">
            <text:p>0.0882</text:p>
          </table:table-cell>
          <table:table-cell table:style-name="ce673" table:formula="of:=&quot;(&quot;&amp;ROUND(MIN([.AM30:.AR30]))&amp;&quot;..&quot;&amp;ROUND(MAX([.AM30:.AR30]))&amp;&quot;)&quot;" office:value-type="string" office:string-value="(0..1)" calcext:value-type="string">
            <text:p>(0..1)</text:p>
          </table:table-cell>
          <table:table-cell table:style-name="ce674" table:formula="of:=&quot;(&quot;&amp;MIN([.AM30:.AP30])&amp;&quot;..&quot;&amp;MAX([.AM30:.AP30])&amp;&quot;)&quot;" office:value-type="string" office:string-value="(0.00000000999999993923..0.5)" calcext:value-type="string">
            <text:p>(0.00000000999999993923..0.5)</text:p>
          </table:table-cell>
          <table:table-cell table:style-name="ce674" table:formula="of:=&quot;(&quot;&amp;MIN([.AQ30:.AR30])&amp;&quot;..&quot;&amp;MAX([.AQ30:.AR30])&amp;&quot;)&quot;" office:value-type="string" office:string-value="(0.66666666..0.99999999)" calcext:value-type="string">
            <text:p>(0.66666666..0.99999999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23" calcext:value-type="float">
            <text:p>23</text:p>
          </table:table-cell>
          <table:table-cell table:style-name="ce442" office:value-type="string" calcext:value-type="string">
            <text:p>F_1</text:p>
          </table:table-cell>
          <table:table-cell table:style-name="ce441" office:value-type="string" calcext:value-type="string">
            <text:p>F1</text:p>
          </table:table-cell>
          <table:table-cell table:style-name="ce460" table:formula="of:=IF(ABS([.E31]-[.E$7])&lt;0.0001;&quot;≈&quot;;&quot;&quot;)">
            <text:p/>
          </table:table-cell>
          <table:table-cell table:style-name="ce710" table:formula="of:=INDIRECT([.B31])" office:value-type="float" office:value="0.888888888888889" calcext:value-type="float">
            <text:p>0.8889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1" office:value-type="string" calcext:value-type="string">
            <text:p>TP</text:p>
          </table:table-cell>
          <table:table-cell table:style-name="ce443" table:number-columns-repeated="2"/>
          <table:table-cell table:style-name="ce441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31:.X31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office:value-type="string" calcext:value-type="string">
            <text:p>PPV,TPR</text:p>
          </table:table-cell>
          <table:table-cell table:style-name="ce441" office:value-type="string" calcext:value-type="string">
            <text:p>F-measure</text:p>
          </table:table-cell>
          <table:table-cell table:style-name="ce641" office:value-type="string" calcext:value-type="string">
            <text:p>F-score; Sørensen’s Similarity Coefficient; Dice’s Coincidence Index; Hellden’s Mean Accuracy Index</text:p>
          </table:table-cell>
          <table:table-cell table:style-name="ce441" office:value-type="string" calcext:value-type="string">
            <text:p>Harmonic mean</text:p>
          </table:table-cell>
          <table:table-cell table:style-name="ce441" table:number-columns-repeated="4"/>
          <table:table-cell table:style-name="ce647" table:formula="of:=FORMULA(INDIRECT([.B31]))" office:value-type="string" office:string-value="=2*(PPV*TPR)/(PPV+TPR)" calcext:value-type="string">
            <text:p>=2*(PPV*TPR)/(PPV+TPR)</text:p>
          </table:table-cell>
          <table:table-cell table:style-name="ce640" table:formula="of:=FORMULA([.AX31])" office:value-type="string" office:string-value="=2*TP/(OP+P)" calcext:value-type="string">
            <text:p>=2*TP/(OP+P)</text:p>
          </table:table-cell>
          <table:table-cell table:style-name="ce465" table:formula="of:=2*_TP1/(_OP1+_P1)" office:value-type="float" office:value="1" calcext:value-type="float">
            <text:p>1.0000</text:p>
          </table:table-cell>
          <table:table-cell table:style-name="ce465" table:formula="of:=2*_TP2/(_OP2+_P2)" office:value-type="float" office:value="0.99999999" calcext:value-type="float">
            <text:p>1.0000</text:p>
          </table:table-cell>
          <table:table-cell table:style-name="ce465" table:formula="of:=2*_TP3/(_OP3+_P3)" office:value-type="float" office:value="0.99999999" calcext:value-type="float">
            <text:p>1.0000</text:p>
          </table:table-cell>
          <table:table-cell table:style-name="ce465" table:formula="of:=2*_TP4/(_OP4+_P4)" office:value-type="float" office:value="0.5" calcext:value-type="float">
            <text:p>0.5000</text:p>
          </table:table-cell>
          <table:table-cell table:style-name="ce465" table:formula="of:=2*_TP5/(_OP5+_P5)" office:value-type="float" office:value="0.5" calcext:value-type="float">
            <text:p>0.5000</text:p>
          </table:table-cell>
          <table:table-cell table:style-name="ce465" table:formula="of:=2*_TP6/(_OP6+_P6)" office:value-type="float" office:value="0.0000000299999994" calcext:value-type="float">
            <text:p>0.0000</text:p>
          </table:table-cell>
          <table:table-cell table:style-name="ce465" table:formula="of:=2*_TP7/(_OP7+_P7)" office:value-type="float" office:value="0.00000001" calcext:value-type="float">
            <text:p>0.0000</text:p>
          </table:table-cell>
          <table:table-cell table:style-name="ce465" table:formula="of:=2*_TP8/(_OP8+_P8)" office:value-type="float" office:value="0" calcext:value-type="float">
            <text:p>0.0000</text:p>
          </table:table-cell>
          <table:table-cell table:style-name="ce465" table:formula="of:=2*_TP9/(_OP9+_P9)" office:value-type="float" office:value="0.999949997499875" calcext:value-type="float">
            <text:p>0.9999</text:p>
          </table:table-cell>
          <table:table-cell table:style-name="ce465" table:formula="of:=2*_TP10/(_OP10+_P10)" office:value-type="float" office:value="0.999949997499875" calcext:value-type="float">
            <text:p>0.9999</text:p>
          </table:table-cell>
          <table:table-cell table:style-name="ce465" table:formula="of:=2*_TP11/(_OP11+_P11)" office:value-type="float" office:value="0" calcext:value-type="float">
            <text:p>0.0000</text:p>
          </table:table-cell>
          <table:table-cell table:style-name="ce465" table:formula="of:=2*_TP12/(_OP12+_P12)" office:value-type="float" office:value="0" calcext:value-type="float">
            <text:p>0.0000</text:p>
          </table:table-cell>
          <table:table-cell table:style-name="ce670" table:formula="of:=2*TP/(OP+P)" office:value-type="float" office:value="0.888888888888889" calcext:value-type="float">
            <text:p>0.8889</text:p>
          </table:table-cell>
          <table:table-cell table:style-name="ce673" table:formula="of:=&quot;(&quot;&amp;ROUND(MIN([.AM31:.AR31]))&amp;&quot;..&quot;&amp;ROUND(MAX([.AM31:.AR31]))&amp;&quot;)&quot;" office:value-type="string" office:string-value="(0..1)" calcext:value-type="string">
            <text:p>(0..1)</text:p>
          </table:table-cell>
          <table:table-cell table:style-name="ce674" table:formula="of:=&quot;(&quot;&amp;MIN([.AM31:.AP31])&amp;&quot;..&quot;&amp;MAX([.AM31:.AP31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31:.AR31])&amp;&quot;..&quot;&amp;MAX([.AQ31:.AR31])&amp;&quot;)&quot;" office:value-type="string" office:string-value="(0.00000001..0.0000000299999994)" calcext:value-type="string">
            <text:p>(0.00000001..0.0000000299999994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24" calcext:value-type="float">
            <text:p>24</text:p>
          </table:table-cell>
          <table:table-cell table:style-name="ce442" office:value-type="string" calcext:value-type="string">
            <text:p>F_2</text:p>
          </table:table-cell>
          <table:table-cell table:style-name="ce441" office:value-type="string" calcext:value-type="string">
            <text:p>F2</text:p>
          </table:table-cell>
          <table:table-cell table:style-name="ce460" table:formula="of:=IF(ABS([.E32]-[.E$7])&lt;0.0001;&quot;≈&quot;;&quot;&quot;)">
            <text:p/>
          </table:table-cell>
          <table:table-cell table:style-name="ce710" table:formula="of:=INDIRECT([.B32])" office:value-type="float" office:value="0.869565217391304" calcext:value-type="float">
            <text:p>0.8696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1" office:value-type="string" calcext:value-type="string">
            <text:p>TP</text:p>
          </table:table-cell>
          <table:table-cell table:style-name="ce443" table:number-columns-repeated="2"/>
          <table:table-cell table:style-name="ce441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32:.X32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office:value-type="string" calcext:value-type="string">
            <text:p>PPV,TPR</text:p>
          </table:table-cell>
          <table:table-cell table:style-name="ce441" table:number-columns-repeated="2"/>
          <table:table-cell table:style-name="ce441" office:value-type="string" calcext:value-type="string">
            <text:p>Harmonic mean</text:p>
          </table:table-cell>
          <table:table-cell table:style-name="ce441" table:number-columns-repeated="4"/>
          <table:table-cell table:style-name="ce647" table:formula="of:=FORMULA(INDIRECT([.B32]))" office:value-type="string" office:string-value="=5*(PPV*TPR)/(4*PPV+TPR)" calcext:value-type="string">
            <text:p>=5*(PPV*TPR)/(4*PPV+TPR)</text:p>
          </table:table-cell>
          <table:table-cell table:style-name="ce640" table:formula="of:=FORMULA([.AX32])" office:value-type="string" office:string-value="=5*TP/(OP+4*P)" calcext:value-type="string">
            <text:p>=5*TP/(OP+4*P)</text:p>
          </table:table-cell>
          <table:table-cell table:style-name="ce497" table:formula="of:=5*_TP1/(_OP1+4*_P1)" office:value-type="float" office:value="1" calcext:value-type="float">
            <text:p>1.0000</text:p>
          </table:table-cell>
          <table:table-cell table:style-name="ce497" table:formula="of:=5*_TP2/(_OP2+4*_P2)" office:value-type="float" office:value="0.99999999" calcext:value-type="float">
            <text:p>1.0000</text:p>
          </table:table-cell>
          <table:table-cell table:style-name="ce497" table:formula="of:=5*_TP3/(_OP3+4*_P3)" office:value-type="float" office:value="0.99999999" calcext:value-type="float">
            <text:p>1.0000</text:p>
          </table:table-cell>
          <table:table-cell table:style-name="ce497" table:formula="of:=5*_TP4/(_OP4+4*_P4)" office:value-type="float" office:value="0.5" calcext:value-type="float">
            <text:p>0.5000</text:p>
          </table:table-cell>
          <table:table-cell table:style-name="ce497" table:formula="of:=5*_TP5/(_OP5+4*_P5)" office:value-type="float" office:value="0.5" calcext:value-type="float">
            <text:p>0.5000</text:p>
          </table:table-cell>
          <table:table-cell table:style-name="ce497" table:formula="of:=5*_TP6/(_OP6+4*_P6)" office:value-type="float" office:value="0.0000000299999994" calcext:value-type="float">
            <text:p>0.0000</text:p>
          </table:table-cell>
          <table:table-cell table:style-name="ce497" table:formula="of:=5*_TP7/(_OP7+4*_P7)" office:value-type="float" office:value="0.00000001" calcext:value-type="float">
            <text:p>0.0000</text:p>
          </table:table-cell>
          <table:table-cell table:style-name="ce497" table:formula="of:=5*_TP8/(_OP8+4*_P8)" office:value-type="float" office:value="0" calcext:value-type="float">
            <text:p>0.0000</text:p>
          </table:table-cell>
          <table:table-cell table:style-name="ce497" table:formula="of:=5*_TP9/(_OP9+4*_P9)" office:value-type="float" office:value="0.999919998399968" calcext:value-type="float">
            <text:p>0.9999</text:p>
          </table:table-cell>
          <table:table-cell table:style-name="ce497" table:formula="of:=5*_TP10/(_OP10+4*_P10)" office:value-type="float" office:value="0.999979998399872" calcext:value-type="float">
            <text:p>1.0000</text:p>
          </table:table-cell>
          <table:table-cell table:style-name="ce497" table:formula="of:=5*_TP11/(_OP11+4*_P11)" office:value-type="float" office:value="0" calcext:value-type="float">
            <text:p>0.0000</text:p>
          </table:table-cell>
          <table:table-cell table:style-name="ce497" table:formula="of:=5*_TP12/(_OP12+4*_P12)" office:value-type="float" office:value="0" calcext:value-type="float">
            <text:p>0.0000</text:p>
          </table:table-cell>
          <table:table-cell table:style-name="ce670" table:formula="of:=5*TP/(OP+4*P)" office:value-type="float" office:value="0.869565217391304" calcext:value-type="float">
            <text:p>0.8696</text:p>
          </table:table-cell>
          <table:table-cell table:style-name="ce673" table:formula="of:=&quot;(&quot;&amp;ROUND(MIN([.AM32:.AR32]))&amp;&quot;..&quot;&amp;ROUND(MAX([.AM32:.AR32]))&amp;&quot;)&quot;" office:value-type="string" office:string-value="(0..1)" calcext:value-type="string">
            <text:p>(0..1)</text:p>
          </table:table-cell>
          <table:table-cell table:style-name="ce674" table:formula="of:=&quot;(&quot;&amp;MIN([.AM32:.AP32])&amp;&quot;..&quot;&amp;MAX([.AM32:.AP32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32:.AR32])&amp;&quot;..&quot;&amp;MAX([.AQ32:.AR32])&amp;&quot;)&quot;" office:value-type="string" office:string-value="(0.00000001..0.0000000299999994)" calcext:value-type="string">
            <text:p>(0.00000001..0.0000000299999994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25" calcext:value-type="float">
            <text:p>25</text:p>
          </table:table-cell>
          <table:table-cell table:style-name="ce442" office:value-type="string" calcext:value-type="string">
            <text:p>F_1over2</text:p>
          </table:table-cell>
          <table:table-cell table:style-name="ce441" office:value-type="string" calcext:value-type="string">
            <text:p>F0.5</text:p>
          </table:table-cell>
          <table:table-cell table:style-name="ce460" table:formula="of:=IF(ABS([.E33]-[.E$7])&lt;0.0001;&quot;≈&quot;;&quot;&quot;)">
            <text:p/>
          </table:table-cell>
          <table:table-cell table:style-name="ce710" table:formula="of:=INDIRECT([.B33])" office:value-type="float" office:value="0.909090909090909" calcext:value-type="float">
            <text:p>0.9091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1" office:value-type="string" calcext:value-type="string">
            <text:p>TP</text:p>
          </table:table-cell>
          <table:table-cell table:style-name="ce443" table:number-columns-repeated="2"/>
          <table:table-cell table:style-name="ce441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33:.X33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office:value-type="string" calcext:value-type="string">
            <text:p>PPV,TPR</text:p>
          </table:table-cell>
          <table:table-cell table:style-name="ce441" table:number-columns-repeated="2"/>
          <table:table-cell table:style-name="ce441" office:value-type="string" calcext:value-type="string">
            <text:p>Harmonic mean</text:p>
          </table:table-cell>
          <table:table-cell table:style-name="ce441" table:number-columns-repeated="4"/>
          <table:table-cell table:style-name="ce647" table:formula="of:=FORMULA(INDIRECT([.B33]))" office:value-type="string" office:string-value="=1.25*(PPV*TPR)/(0.25*PPV+TPR)" calcext:value-type="string">
            <text:p>=1.25*(PPV*TPR)/(0.25*PPV+TPR)</text:p>
          </table:table-cell>
          <table:table-cell table:style-name="ce640" table:formula="of:=FORMULA([.AX33])" office:value-type="string" office:string-value="=5*TP/(4*OP+P)" calcext:value-type="string">
            <text:p>=5*TP/(4*OP+P)</text:p>
          </table:table-cell>
          <table:table-cell table:style-name="ce497" table:formula="of:=5*_TP1/(4*_OP1+_P1)" office:value-type="float" office:value="1" calcext:value-type="float">
            <text:p>1.0000</text:p>
          </table:table-cell>
          <table:table-cell table:style-name="ce497" table:formula="of:=5*_TP2/(4*_OP2+_P2)" office:value-type="float" office:value="0.99999999" calcext:value-type="float">
            <text:p>1.0000</text:p>
          </table:table-cell>
          <table:table-cell table:style-name="ce497" table:formula="of:=5*_TP3/(4*_OP3+_P3)" office:value-type="float" office:value="0.99999999" calcext:value-type="float">
            <text:p>1.0000</text:p>
          </table:table-cell>
          <table:table-cell table:style-name="ce497" table:formula="of:=5*_TP4/(4*_OP4+_P4)" office:value-type="float" office:value="0.5" calcext:value-type="float">
            <text:p>0.5000</text:p>
          </table:table-cell>
          <table:table-cell table:style-name="ce497" table:formula="of:=5*_TP5/(4*_OP5+_P5)" office:value-type="float" office:value="0.5" calcext:value-type="float">
            <text:p>0.5000</text:p>
          </table:table-cell>
          <table:table-cell table:style-name="ce497" table:formula="of:=5*_TP6/(4*_OP6+_P6)" office:value-type="float" office:value="0.0000000299999994" calcext:value-type="float">
            <text:p>0.0000</text:p>
          </table:table-cell>
          <table:table-cell table:style-name="ce497" table:formula="of:=5*_TP7/(4*_OP7+_P7)" office:value-type="float" office:value="0.00000001" calcext:value-type="float">
            <text:p>0.0000</text:p>
          </table:table-cell>
          <table:table-cell table:style-name="ce497" table:formula="of:=5*_TP8/(4*_OP8+_P8)" office:value-type="float" office:value="0" calcext:value-type="float">
            <text:p>0.0000</text:p>
          </table:table-cell>
          <table:table-cell table:style-name="ce497" table:formula="of:=5*_TP9/(4*_OP9+_P9)" office:value-type="float" office:value="0.999979998399872" calcext:value-type="float">
            <text:p>1.0000</text:p>
          </table:table-cell>
          <table:table-cell table:style-name="ce497" table:formula="of:=5*_TP10/(4*_OP10+_P10)" office:value-type="float" office:value="0.999919998399968" calcext:value-type="float">
            <text:p>0.9999</text:p>
          </table:table-cell>
          <table:table-cell table:style-name="ce497" table:formula="of:=5*_TP11/(4*_OP11+_P11)" office:value-type="float" office:value="0" calcext:value-type="float">
            <text:p>0.0000</text:p>
          </table:table-cell>
          <table:table-cell table:style-name="ce497" table:formula="of:=5*_TP12/(4*_OP12+_P12)" office:value-type="float" office:value="0" calcext:value-type="float">
            <text:p>0.0000</text:p>
          </table:table-cell>
          <table:table-cell table:style-name="ce670" table:formula="of:=5*TP/(4*OP+P)" office:value-type="float" office:value="0.909090909090909" calcext:value-type="float">
            <text:p>0.9091</text:p>
          </table:table-cell>
          <table:table-cell table:style-name="ce673" table:formula="of:=&quot;(&quot;&amp;ROUND(MIN([.AM33:.AR33]))&amp;&quot;..&quot;&amp;ROUND(MAX([.AM33:.AR33]))&amp;&quot;)&quot;" office:value-type="string" office:string-value="(0..1)" calcext:value-type="string">
            <text:p>(0..1)</text:p>
          </table:table-cell>
          <table:table-cell table:style-name="ce674" table:formula="of:=&quot;(&quot;&amp;MIN([.AM33:.AP33])&amp;&quot;..&quot;&amp;MAX([.AM33:.AP33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33:.AR33])&amp;&quot;..&quot;&amp;MAX([.AQ33:.AR33])&amp;&quot;)&quot;" office:value-type="string" office:string-value="(0.00000001..0.0000000299999994)" calcext:value-type="string">
            <text:p>(0.00000001..0.0000000299999994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26" calcext:value-type="float">
            <text:p>26</text:p>
          </table:table-cell>
          <table:table-cell table:style-name="ce442" office:value-type="string" calcext:value-type="string">
            <text:p>BACC</text:p>
          </table:table-cell>
          <table:table-cell table:style-name="ce441" office:value-type="string" calcext:value-type="string">
            <text:p>Balanced Accuracy</text:p>
          </table:table-cell>
          <table:table-cell table:style-name="ce460" table:formula="of:=IF(ABS([.E34]-[.E$7])&lt;0.0001;&quot;≈&quot;;&quot;&quot;)">
            <text:p/>
          </table:table-cell>
          <table:table-cell table:style-name="ce710" table:formula="of:=INDIRECT([.B34])" office:value-type="float" office:value="0.903571428571429" calcext:value-type="float">
            <text:p>0.9036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56" office:value-type="string" calcext:value-type="string">
            <text:p>TP</text:p>
          </table:table-cell>
          <table:table-cell table:style-name="ce443" table:number-columns-repeated="2"/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34:.X34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TNR</text:p>
          </table:table-cell>
          <table:table-cell table:style-name="ce441" office:value-type="string" calcext:value-type="string">
            <text:p>Strength</text:p>
          </table:table-cell>
          <table:table-cell table:style-name="ce441"/>
          <table:table-cell table:style-name="ce441" office:value-type="string" calcext:value-type="string">
            <text:p>Arithmetic mean</text:p>
          </table:table-cell>
          <table:table-cell table:style-name="ce441" table:number-columns-repeated="4"/>
          <table:table-cell table:style-name="ce647" table:formula="of:=FORMULA(INDIRECT([.B34]))" office:value-type="string" office:string-value="=(TPR+TNR)/2" calcext:value-type="string">
            <text:p>=(TPR+TNR)/2</text:p>
          </table:table-cell>
          <table:table-cell table:style-name="ce640" table:formula="of:=FORMULA([.AX34])" office:value-type="string" office:string-value="=(TP*N+TN*P)/(2*P*N)" calcext:value-type="string">
            <text:p>=(TP*N+TN*P)/(2*P*N)</text:p>
          </table:table-cell>
          <table:table-cell table:style-name="ce497" table:formula="of:=(_TP1*_N1+_TN1*_P1)/(2*_P1*_N1)" office:value-type="float" office:value="1" calcext:value-type="float">
            <text:p>1.0000</text:p>
          </table:table-cell>
          <table:table-cell table:style-name="ce497" table:formula="of:=(_TP2*_N2+_TN2*_P2)/(2*_P2*_N2)" office:value-type="float" office:value="0.99999999" calcext:value-type="float">
            <text:p>1.0000</text:p>
          </table:table-cell>
          <table:table-cell table:style-name="ce497" table:formula="of:=(_TP3*_N3+_TN3*_P3)/(2*_P3*_N3)" office:value-type="float" office:value="0.749999995" calcext:value-type="float">
            <text:p>0.7500</text:p>
          </table:table-cell>
          <table:table-cell table:style-name="ce497" table:formula="of:=(_TP4*_N4+_TN4*_P4)/(2*_P4*_N4)" office:value-type="float" office:value="0.749999995" calcext:value-type="float">
            <text:p>0.7500</text:p>
          </table:table-cell>
          <table:table-cell table:style-name="ce497" table:formula="of:=(_TP5*_N5+_TN5*_P5)/(2*_P5*_N5)" office:value-type="float" office:value="0.5" calcext:value-type="float">
            <text:p>0.5000</text:p>
          </table:table-cell>
          <table:table-cell table:style-name="ce497" table:formula="of:=(_TP6*_N6+_TN6*_P6)/(2*_P6*_N6)" office:value-type="float" office:value="0.250000015" calcext:value-type="float">
            <text:p>0.2500</text:p>
          </table:table-cell>
          <table:table-cell table:style-name="ce497" table:formula="of:=(_TP7*_N7+_TN7*_P7)/(2*_P7*_N7)" office:value-type="float" office:value="0.00000001" calcext:value-type="float">
            <text:p>0.0000</text:p>
          </table:table-cell>
          <table:table-cell table:style-name="ce497" table:formula="of:=(_TP8*_N8+_TN8*_P8)/(2*_P8*_N8)" office:value-type="float" office:value="0" calcext:value-type="float">
            <text:p>0.0000</text:p>
          </table:table-cell>
          <table:table-cell table:style-name="ce497" table:formula="of:=(_TP9*_N9+_TN9*_P9)/(2*_P9*_N9)" office:value-type="string" office:string-value="" calcext:value-type="error">
            <text:p>#DIV/0!</text:p>
          </table:table-cell>
          <table:table-cell table:style-name="ce497" table:formula="of:=(_TP10*_N10+_TN10*_P10)/(2*_P10*_N10)" office:value-type="float" office:value="0.5" calcext:value-type="float">
            <text:p>0.5000</text:p>
          </table:table-cell>
          <table:table-cell table:style-name="ce497" table:formula="of:=(_TP11*_N11+_TN11*_P11)/(2*_P11*_N11)" office:value-type="float" office:value="0.5" calcext:value-type="float">
            <text:p>0.5000</text:p>
          </table:table-cell>
          <table:table-cell table:style-name="ce497" table:formula="of:=(_TP12*_N12+_TN12*_P12)/(2*_P12*_N12)" office:value-type="string" office:string-value="" calcext:value-type="error">
            <text:p>#DIV/0!</text:p>
          </table:table-cell>
          <table:table-cell table:style-name="ce670" table:formula="of:=(TP*N+TN*P)/(2*P*N)" office:value-type="float" office:value="0.903571428571429" calcext:value-type="float">
            <text:p>0.9036</text:p>
          </table:table-cell>
          <table:table-cell table:style-name="ce673" table:formula="of:=&quot;(&quot;&amp;ROUND(MIN([.AM34:.AR34]))&amp;&quot;..&quot;&amp;ROUND(MAX([.AM34:.AR34]))&amp;&quot;)&quot;" office:value-type="string" office:string-value="(0..1)" calcext:value-type="string">
            <text:p>(0..1)</text:p>
          </table:table-cell>
          <table:table-cell table:style-name="ce674" table:formula="of:=&quot;(&quot;&amp;MIN([.AM34:.AP34])&amp;&quot;..&quot;&amp;MAX([.AM34:.AP34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34:.AR34])&amp;&quot;..&quot;&amp;MAX([.AQ34:.AR34])&amp;&quot;)&quot;" office:value-type="string" office:string-value="(0.00000001..0.250000015)" calcext:value-type="string">
            <text:p>(0.00000001..0.250000015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27" calcext:value-type="float">
            <text:p>27</text:p>
          </table:table-cell>
          <table:table-cell table:style-name="ce442" office:value-type="string" calcext:value-type="string">
            <text:p>G</text:p>
          </table:table-cell>
          <table:table-cell table:style-name="ce441" office:value-type="string" calcext:value-type="string">
            <text:p>G-metric</text:p>
          </table:table-cell>
          <table:table-cell table:style-name="ce460" table:formula="of:=IF(ABS([.E35]-[.E$7])&lt;0.0001;&quot;≈&quot;;&quot;&quot;)">
            <text:p/>
          </table:table-cell>
          <table:table-cell table:style-name="ce710" table:formula="of:=INDIRECT([.B35])" office:value-type="float" office:value="0.902377811277357" calcext:value-type="float">
            <text:p>0.9024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56" office:value-type="string" calcext:value-type="string">
            <text:p>TP</text:p>
          </table:table-cell>
          <table:table-cell table:style-name="ce443" table:number-columns-repeated="2"/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35:.X35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TNR</text:p>
          </table:table-cell>
          <table:table-cell table:style-name="ce441" office:value-type="string" calcext:value-type="string">
            <text:p>Fowlkes–Mallows Index</text:p>
          </table:table-cell>
          <table:table-cell table:style-name="ce441"/>
          <table:table-cell table:style-name="ce441" office:value-type="string" calcext:value-type="string">
            <text:p>Geometric mean</text:p>
          </table:table-cell>
          <table:table-cell table:style-name="ce441" table:number-columns-repeated="4"/>
          <table:table-cell table:style-name="ce647" table:formula="of:=FORMULA(INDIRECT([.B35]))" office:value-type="string" office:string-value="=SQRT(TPR*TNR)" calcext:value-type="string">
            <text:p>=SQRT(TPR*TNR)</text:p>
          </table:table-cell>
          <table:table-cell table:style-name="ce640" table:formula="of:=FORMULA([.AX35])" office:value-type="string" office:string-value="=SQRT(TP*TN/(P*N))" calcext:value-type="string">
            <text:p>=SQRT(TP*TN/(P*N))</text:p>
          </table:table-cell>
          <table:table-cell table:style-name="ce497" table:formula="of:=SQRT(_TP1*_TN1/(_P1*_N1))" office:value-type="float" office:value="1" calcext:value-type="float">
            <text:p>1.0000</text:p>
          </table:table-cell>
          <table:table-cell table:style-name="ce497" table:formula="of:=SQRT(_TP2*_TN2/(_P2*_N2))" office:value-type="float" office:value="0.99999999" calcext:value-type="float">
            <text:p>1.0000</text:p>
          </table:table-cell>
          <table:table-cell table:style-name="ce497" table:formula="of:=SQRT(_TP3*_TN3/(_P3*_N3))" office:value-type="float" office:value="0.707106777651014" calcext:value-type="float">
            <text:p>0.7071</text:p>
          </table:table-cell>
          <table:table-cell table:style-name="ce497" table:formula="of:=SQRT(_TP4*_TN4/(_P4*_N4))" office:value-type="float" office:value="0.707106777651014" calcext:value-type="float">
            <text:p>0.7071</text:p>
          </table:table-cell>
          <table:table-cell table:style-name="ce497" table:formula="of:=SQRT(_TP5*_TN5/(_P5*_N5))" office:value-type="float" office:value="0.5" calcext:value-type="float">
            <text:p>0.5000</text:p>
          </table:table-cell>
          <table:table-cell table:style-name="ce497" table:formula="of:=SQRT(_TP6*_TN6/(_P6*_N6))" office:value-type="float" office:value="0.000122474485914414" calcext:value-type="float">
            <text:p>0.0001</text:p>
          </table:table-cell>
          <table:table-cell table:style-name="ce497" table:formula="of:=SQRT(_TP7*_TN7/(_P7*_N7))" office:value-type="float" office:value="0.00000001" calcext:value-type="float">
            <text:p>0.0000</text:p>
          </table:table-cell>
          <table:table-cell table:style-name="ce497" table:formula="of:=SQRT(_TP8*_TN8/(_P8*_N8))" office:value-type="float" office:value="0" calcext:value-type="float">
            <text:p>0.0000</text:p>
          </table:table-cell>
          <table:table-cell table:style-name="ce497" table:formula="of:=SQRT(_TP9*_TN9/(_P9*_N9))" office:value-type="string" office:string-value="" calcext:value-type="error">
            <text:p>#DIV/0!</text:p>
          </table:table-cell>
          <table:table-cell table:style-name="ce497" table:formula="of:=SQRT(_TP10*_TN10/(_P10*_N10))" office:value-type="float" office:value="0" calcext:value-type="float">
            <text:p>0.0000</text:p>
          </table:table-cell>
          <table:table-cell table:style-name="ce497" table:formula="of:=SQRT(_TP11*_TN11/(_P11*_N11))" office:value-type="float" office:value="0" calcext:value-type="float">
            <text:p>0.0000</text:p>
          </table:table-cell>
          <table:table-cell table:style-name="ce497" table:formula="of:=SQRT(_TP12*_TN12/(_P12*_N12))" office:value-type="string" office:string-value="" calcext:value-type="error">
            <text:p>#DIV/0!</text:p>
          </table:table-cell>
          <table:table-cell table:style-name="ce670" table:formula="of:=SQRT(TP*TN/(P*N))" office:value-type="float" office:value="0.902377811277357" calcext:value-type="float">
            <text:p>0.9024</text:p>
          </table:table-cell>
          <table:table-cell table:style-name="ce673" table:formula="of:=&quot;(&quot;&amp;ROUND(MIN([.AM35:.AR35]))&amp;&quot;..&quot;&amp;ROUND(MAX([.AM35:.AR35]))&amp;&quot;)&quot;" office:value-type="string" office:string-value="(0..1)" calcext:value-type="string">
            <text:p>(0..1)</text:p>
          </table:table-cell>
          <table:table-cell table:style-name="ce674" table:formula="of:=&quot;(&quot;&amp;MIN([.AM35:.AP35])&amp;&quot;..&quot;&amp;MAX([.AM35:.AP35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35:.AR35])&amp;&quot;..&quot;&amp;MAX([.AQ35:.AR35])&amp;&quot;)&quot;" office:value-type="string" office:string-value="(0.00000001..0.000122474485914414)" calcext:value-type="string">
            <text:p>(0.00000001..0.000122474485914414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28" calcext:value-type="float">
            <text:p>28</text:p>
          </table:table-cell>
          <table:table-cell table:style-name="ce442" office:value-type="string" calcext:value-type="string">
            <text:p>INFORM</text:p>
          </table:table-cell>
          <table:table-cell table:style-name="ce441" office:value-type="string" calcext:value-type="string">
            <text:p>Informedness</text:p>
          </table:table-cell>
          <table:table-cell table:style-name="ce460" table:formula="of:=IF(ABS([.E36]-[.E$7])&lt;0.0001;&quot;≈&quot;;&quot;&quot;)">
            <text:p/>
          </table:table-cell>
          <table:table-cell table:style-name="ce710" table:formula="of:=INDIRECT([.B36])" office:value-type="float" office:value="0.807142857142857" calcext:value-type="float">
            <text:p>0.8071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56" office:value-type="string" calcext:value-type="string">
            <text:p>TP</text:p>
          </table:table-cell>
          <table:table-cell table:style-name="ce443" table:number-columns-repeated="2"/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36:.X36])" office:value-type="float" office:value="4" calcext:value-type="float">
            <text:p>4</text:p>
          </table:table-cell>
          <table:table-cell table:style-name="ce441"/>
          <table:table-cell table:style-name="ce456" office:value-type="string" calcext:value-type="string">
            <text:p>MARK</text:p>
          </table:table-cell>
          <table:table-cell table:style-name="ce441" office:value-type="string" calcext:value-type="string">
            <text:p>TPR,TNR</text:p>
          </table:table-cell>
          <table:table-cell table:style-name="ce441" office:value-type="string" calcext:value-type="string">
            <text:p>Youden's index; Youden's J statistics</text:p>
          </table:table-cell>
          <table:table-cell table:style-name="ce441" office:value-type="string" calcext:value-type="string">
            <text:p>DeltaP’; Weighted Relative Accuracy (WRACC); Peirce Skill Score (Measure of the Science of the Method, 1884) (PSS=(TP*TN-FP*FN)/(P*N), TPR-FPR=TPR+TNR-1)</text:p>
          </table:table-cell>
          <table:table-cell table:style-name="ce441" table:number-columns-repeated="5"/>
          <table:table-cell table:style-name="ce647" table:formula="of:=FORMULA(INDIRECT([.B36]))" office:value-type="string" office:string-value="=TPR+TNR-1" calcext:value-type="string">
            <text:p>=TPR+TNR-1</text:p>
          </table:table-cell>
          <table:table-cell table:style-name="ce640" table:formula="of:=FORMULA([.AX36])" office:value-type="string" office:string-value="=(TP*N+TN*P)/(P*N)-1" calcext:value-type="string">
            <text:p>=(TP*N+TN*P)/(P*N)-1</text:p>
          </table:table-cell>
          <table:table-cell table:style-name="ce497" table:formula="of:=(_TP1*_N1+_TN1*_P1)/(_P1*_N1)-1" office:value-type="float" office:value="1" calcext:value-type="float">
            <text:p>1.0000</text:p>
          </table:table-cell>
          <table:table-cell table:style-name="ce497" table:formula="of:=(_TP2*_N2+_TN2*_P2)/(_P2*_N2)-1" office:value-type="float" office:value="0.99999998" calcext:value-type="float">
            <text:p>1.0000</text:p>
          </table:table-cell>
          <table:table-cell table:style-name="ce497" table:formula="of:=(_TP3*_N3+_TN3*_P3)/(_P3*_N3)-1" office:value-type="float" office:value="0.49999999" calcext:value-type="float">
            <text:p>0.5000</text:p>
          </table:table-cell>
          <table:table-cell table:style-name="ce497" table:formula="of:=(_TP4*_N4+_TN4*_P4)/(_P4*_N4)-1" office:value-type="float" office:value="0.49999999" calcext:value-type="float">
            <text:p>0.5000</text:p>
          </table:table-cell>
          <table:table-cell table:style-name="ce497" table:formula="of:=(_TP5*_N5+_TN5*_P5)/(_P5*_N5)-1" office:value-type="float" office:value="0" calcext:value-type="float">
            <text:p>0.0000</text:p>
          </table:table-cell>
          <table:table-cell table:style-name="ce497" table:formula="of:=(_TP6*_N6+_TN6*_P6)/(_P6*_N6)-1" office:value-type="float" office:value="-0.499999970000001" calcext:value-type="float">
            <text:p>-0.5000</text:p>
          </table:table-cell>
          <table:table-cell table:style-name="ce497" table:formula="of:=(_TP7*_N7+_TN7*_P7)/(_P7*_N7)-1" office:value-type="float" office:value="-0.99999998" calcext:value-type="float">
            <text:p>-1.0000</text:p>
          </table:table-cell>
          <table:table-cell table:style-name="ce497" table:formula="of:=(_TP8*_N8+_TN8*_P8)/(_P8*_N8)-1" office:value-type="float" office:value="-1" calcext:value-type="float">
            <text:p>-1.0000</text:p>
          </table:table-cell>
          <table:table-cell table:style-name="ce497" table:formula="of:=(_TP9*_N9+_TN9*_P9)/(_P9*_N9)-1" office:value-type="string" office:string-value="" calcext:value-type="error">
            <text:p>#DIV/0!</text:p>
          </table:table-cell>
          <table:table-cell table:style-name="ce497" table:formula="of:=(_TP10*_N10+_TN10*_P10)/(_P10*_N10)-1" office:value-type="float" office:value="0" calcext:value-type="float">
            <text:p>0.0000</text:p>
          </table:table-cell>
          <table:table-cell table:style-name="ce497" table:formula="of:=(_TP11*_N11+_TN11*_P11)/(_P11*_N11)-1" office:value-type="float" office:value="0" calcext:value-type="float">
            <text:p>0.0000</text:p>
          </table:table-cell>
          <table:table-cell table:style-name="ce497" table:formula="of:=(_TP12*_N12+_TN12*_P12)/(_P12*_N12)-1" office:value-type="string" office:string-value="" calcext:value-type="error">
            <text:p>#DIV/0!</text:p>
          </table:table-cell>
          <table:table-cell table:style-name="ce670" table:formula="of:=(TP*N+TN*P)/(P*N)-1" office:value-type="float" office:value="0.807142857142857" calcext:value-type="float">
            <text:p>0.8071</text:p>
          </table:table-cell>
          <table:table-cell table:style-name="ce673" table:formula="of:=&quot;(&quot;&amp;ROUND(MIN([.AM36:.AR36]))&amp;&quot;..&quot;&amp;ROUND(MAX([.AM36:.AR36]))&amp;&quot;)&quot;" office:value-type="string" office:string-value="(-1..1)" calcext:value-type="string">
            <text:p>(-1..1)</text:p>
          </table:table-cell>
          <table:table-cell table:style-name="ce674" table:formula="of:=&quot;(&quot;&amp;MIN([.AM36:.AP36])&amp;&quot;..&quot;&amp;MAX([.AM36:.AP36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36:.AR36])&amp;&quot;..&quot;&amp;MAX([.AQ36:.AR36])&amp;&quot;)&quot;" office:value-type="string" office:string-value="(-0.99999998..-0.499999970000001)" calcext:value-type="string">
            <text:p>(-0.99999998..-0.499999970000001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29" calcext:value-type="float">
            <text:p>29</text:p>
          </table:table-cell>
          <table:table-cell table:style-name="ce442" office:value-type="string" calcext:value-type="string">
            <text:p>MARK</text:p>
          </table:table-cell>
          <table:table-cell table:style-name="ce441" office:value-type="string" calcext:value-type="string">
            <text:p>Markedness</text:p>
          </table:table-cell>
          <table:table-cell table:style-name="ce460" table:formula="of:=IF(ABS([.E37]-[.E$7])&lt;0.0001;&quot;≈&quot;;&quot;&quot;)">
            <text:p/>
          </table:table-cell>
          <table:table-cell table:style-name="ce710" table:formula="of:=INDIRECT([.B37])" office:value-type="float" office:value="0.827838827838828" calcext:value-type="float">
            <text:p>0.8278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/>
          <table:table-cell table:style-name="ce441" office:value-type="string" calcext:value-type="string">
            <text:p>R</text:p>
          </table:table-cell>
          <table:table-cell table:style-name="ce441" table:number-columns-repeated="2"/>
          <table:table-cell table:style-name="ce441" office:value-type="string" calcext:value-type="string">
            <text:p>TP</text:p>
          </table:table-cell>
          <table:table-cell table:style-name="ce443" table:number-columns-repeated="2"/>
          <table:table-cell table:style-name="ce441" office:value-type="string" calcext:value-type="string">
            <text:p>TN</text:p>
          </table:table-cell>
          <table:table-cell table:style-name="ce441" table:number-columns-repeated="2"/>
          <table:table-cell table:style-name="ce441" office:value-type="string" calcext:value-type="string">
            <text:p>OP</text:p>
          </table:table-cell>
          <table:table-cell table:style-name="ce441" office:value-type="string" calcext:value-type="string">
            <text:p>ON</text:p>
          </table:table-cell>
          <table:table-cell table:style-name="ce441"/>
          <table:table-cell table:style-name="ce441" table:formula="of:=COUNTA([.P37:.X37])" office:value-type="float" office:value="4" calcext:value-type="float">
            <text:p>4</text:p>
          </table:table-cell>
          <table:table-cell table:style-name="ce441"/>
          <table:table-cell table:style-name="ce456" office:value-type="string" calcext:value-type="string">
            <text:p>INFORM</text:p>
          </table:table-cell>
          <table:table-cell table:style-name="ce441" office:value-type="string" calcext:value-type="string">
            <text:p>PPV,NPV</text:p>
          </table:table-cell>
          <table:table-cell table:style-name="ce441"/>
          <table:table-cell table:style-name="ce441" office:value-type="string" calcext:value-type="string">
            <text:p>DeltaP; Clayton Skill Score (CSS=TP*TN-FP*FN)/(OP*ON); Difference in Proportions (NPV-FOR); Analyzing Method Patterns to Locate Errors</text:p>
          </table:table-cell>
          <table:table-cell table:style-name="ce441" table:number-columns-repeated="5"/>
          <table:table-cell table:style-name="ce647" table:formula="of:=FORMULA(INDIRECT([.B37]))" office:value-type="string" office:string-value="=PPV+NPV-1" calcext:value-type="string">
            <text:p>=PPV+NPV-1</text:p>
          </table:table-cell>
          <table:table-cell table:style-name="ce640" table:formula="of:=FORMULA([.AX37])" office:value-type="string" office:string-value="=(TP*ON+TN*OP)/(OP*ON)-1" calcext:value-type="string">
            <text:p>=(TP*ON+TN*OP)/(OP*ON)-1</text:p>
          </table:table-cell>
          <table:table-cell table:style-name="ce497" table:formula="of:=(_TP1*_ON1+_TN1*_OP1)/(_OP1*_ON1)-1" office:value-type="float" office:value="1" calcext:value-type="float">
            <text:p>1.0000</text:p>
          </table:table-cell>
          <table:table-cell table:style-name="ce497" table:formula="of:=(_TP2*_ON2+_TN2*_OP2)/(_OP2*_ON2)-1" office:value-type="float" office:value="0.99999998" calcext:value-type="float">
            <text:p>1.0000</text:p>
          </table:table-cell>
          <table:table-cell table:style-name="ce497" table:formula="of:=(_TP3*_ON3+_TN3*_OP3)/(_OP3*_ON3)-1" office:value-type="float" office:value="0.49999999" calcext:value-type="float">
            <text:p>0.5000</text:p>
          </table:table-cell>
          <table:table-cell table:style-name="ce497" table:formula="of:=(_TP4*_ON4+_TN4*_OP4)/(_OP4*_ON4)-1" office:value-type="float" office:value="0.49999999" calcext:value-type="float">
            <text:p>0.5000</text:p>
          </table:table-cell>
          <table:table-cell table:style-name="ce497" table:formula="of:=(_TP5*_ON5+_TN5*_OP5)/(_OP5*_ON5)-1" office:value-type="float" office:value="0" calcext:value-type="float">
            <text:p>0.0000</text:p>
          </table:table-cell>
          <table:table-cell table:style-name="ce497" table:formula="of:=(_TP6*_ON6+_TN6*_OP6)/(_OP6*_ON6)-1" office:value-type="float" office:value="-0.499999970000001" calcext:value-type="float">
            <text:p>-0.5000</text:p>
          </table:table-cell>
          <table:table-cell table:style-name="ce497" table:formula="of:=(_TP7*_ON7+_TN7*_OP7)/(_OP7*_ON7)-1" office:value-type="float" office:value="-0.99999998" calcext:value-type="float">
            <text:p>-1.0000</text:p>
          </table:table-cell>
          <table:table-cell table:style-name="ce497" table:formula="of:=(_TP8*_ON8+_TN8*_OP8)/(_OP8*_ON8)-1" office:value-type="float" office:value="-1" calcext:value-type="float">
            <text:p>-1.0000</text:p>
          </table:table-cell>
          <table:table-cell table:style-name="ce497" table:formula="of:=(_TP9*_ON9+_TN9*_OP9)/(_OP9*_ON9)-1" office:value-type="float" office:value="0" calcext:value-type="float">
            <text:p>0.0000</text:p>
          </table:table-cell>
          <table:table-cell table:style-name="ce497" table:formula="of:=(_TP10*_ON10+_TN10*_OP10)/(_OP10*_ON10)-1" office:value-type="string" office:string-value="" calcext:value-type="error">
            <text:p>#DIV/0!</text:p>
          </table:table-cell>
          <table:table-cell table:style-name="ce497" table:formula="of:=(_TP11*_ON11+_TN11*_OP11)/(_OP11*_ON11)-1" office:value-type="string" office:string-value="" calcext:value-type="error">
            <text:p>#DIV/0!</text:p>
          </table:table-cell>
          <table:table-cell table:style-name="ce497" table:formula="of:=(_TP12*_ON12+_TN12*_OP12)/(_OP12*_ON12)-1" office:value-type="float" office:value="0" calcext:value-type="float">
            <text:p>0.0000</text:p>
          </table:table-cell>
          <table:table-cell table:style-name="ce670" table:formula="of:=(TP*ON+TN*OP)/(OP*ON)-1" office:value-type="float" office:value="0.827838827838828" calcext:value-type="float">
            <text:p>0.8278</text:p>
          </table:table-cell>
          <table:table-cell table:style-name="ce673" table:formula="of:=&quot;(&quot;&amp;ROUND(MIN([.AM37:.AR37]))&amp;&quot;..&quot;&amp;ROUND(MAX([.AM37:.AR37]))&amp;&quot;)&quot;" office:value-type="string" office:string-value="(-1..1)" calcext:value-type="string">
            <text:p>(-1..1)</text:p>
          </table:table-cell>
          <table:table-cell table:style-name="ce674" table:formula="of:=&quot;(&quot;&amp;MIN([.AM37:.AP37])&amp;&quot;..&quot;&amp;MAX([.AM37:.AP37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37:.AR37])&amp;&quot;..&quot;&amp;MAX([.AQ37:.AR37])&amp;&quot;)&quot;" office:value-type="string" office:string-value="(-0.99999998..-0.499999970000001)" calcext:value-type="string">
            <text:p>(-0.99999998..-0.499999970000001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30" calcext:value-type="float">
            <text:p>30</text:p>
          </table:table-cell>
          <table:table-cell table:style-name="ce442" office:value-type="string" calcext:value-type="string">
            <text:p>LRP</text:p>
          </table:table-cell>
          <table:table-cell table:style-name="ce441" office:value-type="string" calcext:value-type="string">
            <text:p>Positive Likelihood Ratio</text:p>
          </table:table-cell>
          <table:table-cell table:style-name="ce460" table:formula="of:=IF(ABS([.E38]-[.E$7])&lt;0.0001;&quot;≈&quot;;&quot;&quot;)">
            <text:p/>
          </table:table-cell>
          <table:table-cell table:style-name="ce710" table:formula="of:=INDIRECT([.B38])" office:value-type="float" office:value="17.1428571428571" calcext:value-type="float">
            <text:p>17.1429</text:p>
          </table:table-cell>
          <table:table-cell table:style-name="ce47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92" office:value-type="float" office:value="0" calcext:value-type="float">
            <text:p>0</text:p>
          </table:table-cell>
          <table:table-cell table:style-name="ce492" office:value-type="float" office:value="1" calcext:value-type="float">
            <text:p>1</text:p>
          </table:table-cell>
          <table:table-cell table:style-name="ce492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3" table:number-columns-repeated="2"/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38:.X38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FPR</text:p>
          </table:table-cell>
          <table:table-cell table:style-name="ce441" table:number-columns-repeated="7"/>
          <table:table-cell table:style-name="ce647" table:formula="of:=FORMULA(INDIRECT([.B38]))" office:value-type="string" office:string-value="=TPR/FPR" calcext:value-type="string">
            <text:p>=TPR/FPR</text:p>
          </table:table-cell>
          <table:table-cell table:style-name="ce640" table:formula="of:=FORMULA([.AX38])" office:value-type="string" office:string-value="=(TP*N)/(FP*P)" calcext:value-type="string">
            <text:p>=(TP*N)/(FP*P)</text:p>
          </table:table-cell>
          <table:table-cell table:style-name="ce497" table:formula="of:=(_TP1*_N1)/(_FP1*_P1)" office:value-type="string" office:string-value="" calcext:value-type="error">
            <text:p>#DIV/0!</text:p>
          </table:table-cell>
          <table:table-cell table:style-name="ce497" table:formula="of:=(_TP2*_N2)/(_FP2*_P2)" office:value-type="float" office:value="99999999" calcext:value-type="float">
            <text:p>99999999.0000</text:p>
          </table:table-cell>
          <table:table-cell table:style-name="ce497" table:formula="of:=(_TP3*_N3)/(_FP3*_P3)" office:value-type="float" office:value="1.99999998" calcext:value-type="float">
            <text:p>2.0000</text:p>
          </table:table-cell>
          <table:table-cell table:style-name="ce497" table:formula="of:=(_TP4*_N4)/(_FP4*_P4)" office:value-type="float" office:value="49999999" calcext:value-type="float">
            <text:p>49999999.0000</text:p>
          </table:table-cell>
          <table:table-cell table:style-name="ce497" table:formula="of:=(_TP5*_N5)/(_FP5*_P5)" office:value-type="float" office:value="1" calcext:value-type="float">
            <text:p>1.0000</text:p>
          </table:table-cell>
          <table:table-cell table:style-name="ce497" table:formula="of:=(_TP6*_N6)/(_FP6*_P6)" office:value-type="float" office:value="0.0000000599999988" calcext:value-type="float">
            <text:p>0.0000</text:p>
          </table:table-cell>
          <table:table-cell table:style-name="ce497" table:formula="of:=(_TP7*_N7)/(_FP7*_P7)" office:value-type="float" office:value="0.0000000100000001" calcext:value-type="float">
            <text:p>0.0000</text:p>
          </table:table-cell>
          <table:table-cell table:style-name="ce497" table:formula="of:=(_TP8*_N8)/(_FP8*_P8)" office:value-type="float" office:value="0" calcext:value-type="float">
            <text:p>0.0000</text:p>
          </table:table-cell>
          <table:table-cell table:style-name="ce497" table:formula="of:=(_TP9*_N9)/(_FP9*_P9)" office:value-type="string" office:string-value="" calcext:value-type="error">
            <text:p>#DIV/0!</text:p>
          </table:table-cell>
          <table:table-cell table:style-name="ce497" table:formula="of:=(_TP10*_N10)/(_FP10*_P10)" office:value-type="float" office:value="1" calcext:value-type="float">
            <text:p>1.0000</text:p>
          </table:table-cell>
          <table:table-cell table:style-name="ce497" table:formula="of:=(_TP11*_N11)/(_FP11*_P11)" office:value-type="string" office:string-value="" calcext:value-type="error">
            <text:p>#DIV/0!</text:p>
          </table:table-cell>
          <table:table-cell table:style-name="ce497" table:formula="of:=(_TP12*_N12)/(_FP12*_P12)" office:value-type="string" office:string-value="" calcext:value-type="error">
            <text:p>#DIV/0!</text:p>
          </table:table-cell>
          <table:table-cell table:style-name="ce670" table:formula="of:=(TP*N)/(FP*P)" office:value-type="float" office:value="17.1428571428571" calcext:value-type="float">
            <text:p>17.1429</text:p>
          </table:table-cell>
          <table:table-cell table:style-name="ce673" table:formula="of:=&quot;(&quot;&amp;ROUND(MIN([.AM38:.AR38]))&amp;&quot;..&quot;&amp;ROUND(MAX([.AM38:.AR38]))&amp;&quot;)&quot;" office:value-type="string" office:string-value="(0..99999999)" calcext:value-type="string">
            <text:p>(0..99999999)</text:p>
          </table:table-cell>
          <table:table-cell table:style-name="ce674" table:formula="of:=&quot;(&quot;&amp;MIN([.AM38:.AP38])&amp;&quot;..&quot;&amp;MAX([.AM38:.AP38])&amp;&quot;)&quot;" office:value-type="string" office:string-value="(1..99999999)" calcext:value-type="string">
            <text:p>(1..99999999)</text:p>
          </table:table-cell>
          <table:table-cell table:style-name="ce674" table:formula="of:=&quot;(&quot;&amp;MIN([.AQ38:.AR38])&amp;&quot;..&quot;&amp;MAX([.AQ38:.AR38])&amp;&quot;)&quot;" office:value-type="string" office:string-value="(0.0000000100000001..0.0000000599999988)" calcext:value-type="string">
            <text:p>(0.0000000100000001..0.0000000599999988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31" calcext:value-type="float">
            <text:p>31</text:p>
          </table:table-cell>
          <table:table-cell table:style-name="ce442" office:value-type="string" calcext:value-type="string">
            <text:p>LRN</text:p>
          </table:table-cell>
          <table:table-cell table:style-name="ce441" office:value-type="string" calcext:value-type="string">
            <text:p>Negative Likelihood Ratio</text:p>
          </table:table-cell>
          <table:table-cell table:style-name="ce460" table:formula="of:=IF(ABS([.E39]-[.E$7])&lt;0.0001;&quot;≈&quot;;&quot;&quot;)">
            <text:p/>
          </table:table-cell>
          <table:table-cell table:style-name="ce710" table:formula="of:=INDIRECT([.B39])" office:value-type="float" office:value="0.150375939849624" calcext:value-type="float">
            <text:p>0.1504</text:p>
          </table:table-cell>
          <table:table-cell table:style-name="ce47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93" office:value-type="float" office:value="0" calcext:value-type="float">
            <text:p>0</text:p>
          </table:table-cell>
          <table:table-cell table:style-name="ce493" office:value-type="float" office:value="1" calcext:value-type="float">
            <text:p>1</text:p>
          </table:table-cell>
          <table:table-cell table:style-name="ce493" office:value-type="string" calcext:value-type="string">
            <text:p>INF</text:p>
          </table:table-cell>
          <table:table-cell table:style-name="ce489" office:value-type="string" calcext:value-type="string">
            <text:p>Inverse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3" table:number-columns-repeated="2"/>
          <table:table-cell table:style-name="ce441" office:value-type="string" calcext:value-type="string">
            <text:p>FN</text:p>
          </table:table-cell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39:.X39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FNR,TNR</text:p>
          </table:table-cell>
          <table:table-cell table:style-name="ce441" table:number-columns-repeated="7"/>
          <table:table-cell table:style-name="ce647" table:formula="of:=FORMULA(INDIRECT([.B39]))" office:value-type="string" office:string-value="=FNR/TNR" calcext:value-type="string">
            <text:p>=FNR/TNR</text:p>
          </table:table-cell>
          <table:table-cell table:style-name="ce640" table:formula="of:=FORMULA([.AX39])" office:value-type="string" office:string-value="=(FN*N)/(P*TN)" calcext:value-type="string">
            <text:p>=(FN*N)/(P*TN)</text:p>
          </table:table-cell>
          <table:table-cell table:style-name="ce497" table:formula="of:=(_FN1*_N1)/(_P1*_TN1)" office:value-type="float" office:value="0" calcext:value-type="float">
            <text:p>0.0000</text:p>
          </table:table-cell>
          <table:table-cell table:style-name="ce497" table:formula="of:=(_FN2*_N2)/(_P2*_TN2)" office:value-type="float" office:value="0.0000000100000001" calcext:value-type="float">
            <text:p>0.0000</text:p>
          </table:table-cell>
          <table:table-cell table:style-name="ce497" table:formula="of:=(_FN3*_N3)/(_P3*_TN3)" office:value-type="float" office:value="0.0000000200000004" calcext:value-type="float">
            <text:p>0.0000</text:p>
          </table:table-cell>
          <table:table-cell table:style-name="ce497" table:formula="of:=(_FN4*_N4)/(_P4*_TN4)" office:value-type="float" office:value="0.500000005" calcext:value-type="float">
            <text:p>0.5000</text:p>
          </table:table-cell>
          <table:table-cell table:style-name="ce497" table:formula="of:=(_FN5*_N5)/(_P5*_TN5)" office:value-type="float" office:value="1" calcext:value-type="float">
            <text:p>1.0000</text:p>
          </table:table-cell>
          <table:table-cell table:style-name="ce497" table:formula="of:=(_FN6*_N6)/(_P6*_TN6)" office:value-type="float" office:value="1.99999994" calcext:value-type="float">
            <text:p>2.0000</text:p>
          </table:table-cell>
          <table:table-cell table:style-name="ce497" table:formula="of:=(_FN7*_N7)/(_P7*_TN7)" office:value-type="float" office:value="99999999" calcext:value-type="float">
            <text:p>99999999.0000</text:p>
          </table:table-cell>
          <table:table-cell table:style-name="ce497" table:formula="of:=(_FN8*_N8)/(_P8*_TN8)" office:value-type="string" office:string-value="" calcext:value-type="error">
            <text:p>#DIV/0!</text:p>
          </table:table-cell>
          <table:table-cell table:style-name="ce497" table:formula="of:=(_FN9*_N9)/(_P9*_TN9)" office:value-type="string" office:string-value="" calcext:value-type="error">
            <text:p>#DIV/0!</text:p>
          </table:table-cell>
          <table:table-cell table:style-name="ce497" table:formula="of:=(_FN10*_N10)/(_P10*_TN10)" office:value-type="string" office:string-value="" calcext:value-type="error">
            <text:p>#DIV/0!</text:p>
          </table:table-cell>
          <table:table-cell table:style-name="ce497" table:formula="of:=(_FN11*_N11)/(_P11*_TN11)" office:value-type="float" office:value="1" calcext:value-type="float">
            <text:p>1.0000</text:p>
          </table:table-cell>
          <table:table-cell table:style-name="ce497" table:formula="of:=(_FN12*_N12)/(_P12*_TN12)" office:value-type="string" office:string-value="" calcext:value-type="error">
            <text:p>#DIV/0!</text:p>
          </table:table-cell>
          <table:table-cell table:style-name="ce670" table:formula="of:=(FN*N)/(P*TN)" office:value-type="float" office:value="0.150375939849624" calcext:value-type="float">
            <text:p>0.1504</text:p>
          </table:table-cell>
          <table:table-cell table:style-name="ce673" table:formula="of:=&quot;(&quot;&amp;ROUND(MIN([.AM39:.AR39]))&amp;&quot;..&quot;&amp;ROUND(MAX([.AM39:.AR39]))&amp;&quot;)&quot;" office:value-type="string" office:string-value="(0..99999999)" calcext:value-type="string">
            <text:p>(0..99999999)</text:p>
          </table:table-cell>
          <table:table-cell table:style-name="ce674" table:formula="of:=&quot;(&quot;&amp;MIN([.AM39:.AP39])&amp;&quot;..&quot;&amp;MAX([.AM39:.AP39])&amp;&quot;)&quot;" office:value-type="string" office:string-value="(0.0000000100000001..1)" calcext:value-type="string">
            <text:p>(0.0000000100000001..1)</text:p>
          </table:table-cell>
          <table:table-cell table:style-name="ce674" table:formula="of:=&quot;(&quot;&amp;MIN([.AQ39:.AR39])&amp;&quot;..&quot;&amp;MAX([.AQ39:.AR39])&amp;&quot;)&quot;" office:value-type="string" office:string-value="(1.99999994..99999999)" calcext:value-type="string">
            <text:p>(1.99999994..99999999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32" calcext:value-type="float">
            <text:p>32</text:p>
          </table:table-cell>
          <table:table-cell table:style-name="ce442" office:value-type="string" calcext:value-type="string">
            <text:p>DPr</text:p>
          </table:table-cell>
          <table:table-cell table:style-name="ce441" office:value-type="string" calcext:value-type="string">
            <text:p>Sensitivity Index</text:p>
          </table:table-cell>
          <table:table-cell table:style-name="ce460" table:formula="of:=IF(ABS([.E40]-[.E$7])&lt;0.0001;&quot;≈&quot;;&quot;&quot;)">
            <text:p/>
          </table:table-cell>
          <table:table-cell table:style-name="ce710" table:formula="of:=INDIRECT([.B40])" office:value-type="float" office:value="2.71242415082961" calcext:value-type="float">
            <text:p>2.7124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1<text:span text:style-name="T87">st</text:span></text:p>
          </table:table-cell>
          <table:table-cell table:style-name="ce492" office:value-type="float" office:value="-1" calcext:value-type="float">
            <text:p>-1</text:p>
          </table:table-cell>
          <table:table-cell table:style-name="ce492" office:value-type="float" office:value="0" calcext:value-type="float">
            <text:p>0</text:p>
          </table:table-cell>
          <table:table-cell table:style-name="ce492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3" table:number-columns-repeated="2"/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40:.X40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FPR</text:p>
          </table:table-cell>
          <table:table-cell table:style-name="ce441" office:value-type="string" calcext:value-type="string">
            <text:p>d-prime (d’)</text:p>
          </table:table-cell>
          <table:table-cell table:style-name="ce441" table:number-columns-repeated="6"/>
          <table:table-cell table:style-name="ce647" table:formula="of:=FORMULA(INDIRECT([.B40]))" office:value-type="string" office:string-value="=NORMSINV(TPR)-NORMSINV(FPR)" calcext:value-type="string">
            <text:p>=NORMSINV(TPR)-NORMSINV(FPR)</text:p>
          </table:table-cell>
          <table:table-cell table:style-name="ce640" table:formula="of:=FORMULA([.AX40])" office:value-type="string" office:string-value="=NORMSINV(TP/P)-NORMSINV(FP/N)" calcext:value-type="string">
            <text:p>=NORMSINV(TP/P)-NORMSINV(FP/N)</text:p>
          </table:table-cell>
          <table:table-cell table:style-name="ce654" table:formula="of:=LEGACY.NORMSINV(_TP1/_P1)-LEGACY.NORMSINV(_FP1/_N1)" office:value-type="string" office:string-value="" calcext:value-type="error">
            <text:p>#VALUE!</text:p>
          </table:table-cell>
          <table:table-cell table:style-name="ce654" table:formula="of:=LEGACY.NORMSINV(_TP2/_P2)-LEGACY.NORMSINV(_FP2/_N2)" office:value-type="float" office:value="11.224002489401" calcext:value-type="float">
            <text:p>11.2240</text:p>
          </table:table-cell>
          <table:table-cell table:style-name="ce654" table:formula="of:=LEGACY.NORMSINV(_TP3/_P3)-LEGACY.NORMSINV(_FP3/_N3)" office:value-type="float" office:value="5.61200124138482" calcext:value-type="float">
            <text:p>5.6120</text:p>
          </table:table-cell>
          <table:table-cell table:style-name="ce654" table:formula="of:=LEGACY.NORMSINV(_TP4/_P4)-LEGACY.NORMSINV(_FP4/_N4)" office:value-type="float" office:value="5.61200124071479" calcext:value-type="float">
            <text:p>5.6120</text:p>
          </table:table-cell>
          <table:table-cell table:style-name="ce654" table:formula="of:=LEGACY.NORMSINV(_TP5/_P5)-LEGACY.NORMSINV(_FP5/_N5)" office:value-type="float" office:value="0" calcext:value-type="float">
            <text:p>0.0000</text:p>
          </table:table-cell>
          <table:table-cell table:style-name="ce654" table:formula="of:=LEGACY.NORMSINV(_TP6/_P6)-LEGACY.NORMSINV(_FP6/_N6)" office:value-type="float" office:value="-5.41880117097416" calcext:value-type="float">
            <text:p>-5.4188</text:p>
          </table:table-cell>
          <table:table-cell table:style-name="ce654" table:formula="of:=LEGACY.NORMSINV(_TP7/_P7)-LEGACY.NORMSINV(_FP7/_N7)" office:value-type="float" office:value="-11.224002489401" calcext:value-type="float">
            <text:p>-11.2240</text:p>
          </table:table-cell>
          <table:table-cell table:style-name="ce654" table:formula="of:=LEGACY.NORMSINV(_TP8/_P8)-LEGACY.NORMSINV(_FP8/_N8)" office:value-type="string" office:string-value="" calcext:value-type="error">
            <text:p>#VALUE!</text:p>
          </table:table-cell>
          <table:table-cell table:style-name="ce654" table:formula="of:=LEGACY.NORMSINV(_TP9/_P9)-LEGACY.NORMSINV(_FP9/_N9)" office:value-type="string" office:string-value="" calcext:value-type="error">
            <text:p>#DIV/0!</text:p>
          </table:table-cell>
          <table:table-cell table:style-name="ce654" table:formula="of:=LEGACY.NORMSINV(_TP10/_P10)-LEGACY.NORMSINV(_FP10/_N10)" office:value-type="string" office:string-value="" calcext:value-type="error">
            <text:p>#VALUE!</text:p>
          </table:table-cell>
          <table:table-cell table:style-name="ce654" table:formula="of:=LEGACY.NORMSINV(_TP11/_P11)-LEGACY.NORMSINV(_FP11/_N11)" office:value-type="string" office:string-value="" calcext:value-type="error">
            <text:p>#VALUE!</text:p>
          </table:table-cell>
          <table:table-cell table:style-name="ce654" table:formula="of:=LEGACY.NORMSINV(_TP12/_P12)-LEGACY.NORMSINV(_FP12/_N12)" office:value-type="string" office:string-value="" calcext:value-type="error">
            <text:p>#DIV/0!</text:p>
          </table:table-cell>
          <table:table-cell table:style-name="ce670" table:formula="of:=LEGACY.NORMSINV(TP/P)-LEGACY.NORMSINV(FP/N)" office:value-type="float" office:value="2.71242415082961" calcext:value-type="float">
            <text:p>2.7124</text:p>
          </table:table-cell>
          <table:table-cell table:style-name="ce673" table:formula="of:=&quot;(&quot;&amp;ROUND(MIN([.AM40:.AR40]))&amp;&quot;..&quot;&amp;ROUND(MAX([.AM40:.AR40]))&amp;&quot;)&quot;" office:value-type="string" office:string-value="(-11..11)" calcext:value-type="string">
            <text:p>(-11..11)</text:p>
          </table:table-cell>
          <table:table-cell table:style-name="ce674" table:formula="of:=&quot;(&quot;&amp;MIN([.AM40:.AP40])&amp;&quot;..&quot;&amp;MAX([.AM40:.AP40])&amp;&quot;)&quot;" office:value-type="string" office:string-value="(0..11.224002489401)" calcext:value-type="string">
            <text:p>(0..11.224002489401)</text:p>
          </table:table-cell>
          <table:table-cell table:style-name="ce674" table:formula="of:=&quot;(&quot;&amp;MIN([.AQ40:.AR40])&amp;&quot;..&quot;&amp;MAX([.AQ40:.AR40])&amp;&quot;)&quot;" office:value-type="string" office:string-value="(-11.224002489401..-5.41880117097416)" calcext:value-type="string">
            <text:p>(-11.224002489401..-5.41880117097416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33" calcext:value-type="float">
            <text:p>33</text:p>
          </table:table-cell>
          <table:table-cell table:style-name="ce442" office:value-type="string" calcext:value-type="string">
            <text:p>OR</text:p>
          </table:table-cell>
          <table:table-cell table:style-name="ce441" office:value-type="string" calcext:value-type="string">
            <text:p>Odds Ratio</text:p>
          </table:table-cell>
          <table:table-cell table:style-name="ce460" table:formula="of:=IF(ABS([.E41]-[.E$7])&lt;0.0001;&quot;≈&quot;;&quot;&quot;)">
            <text:p/>
          </table:table-cell>
          <table:table-cell table:style-name="ce710" table:formula="of:=INDIRECT([.B41])" office:value-type="float" office:value="114" calcext:value-type="float">
            <text:p>114.0000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1" office:value-type="string" calcext:value-type="string">
            <text:p>TN</text:p>
          </table:table-cell>
          <table:table-cell table:style-name="ce441" table:number-columns-repeated="5"/>
          <table:table-cell table:style-name="ce441" table:formula="of:=COUNTA([.P41:.X41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LRP,LRN</text:p>
          </table:table-cell>
          <table:table-cell table:style-name="ce441" table:number-columns-repeated="7"/>
          <table:table-cell table:style-name="ce647" table:formula="of:=FORMULA(INDIRECT([.B41]))" office:value-type="string" office:string-value="=LRP/LRN" calcext:value-type="string">
            <text:p>=LRP/LRN</text:p>
          </table:table-cell>
          <table:table-cell table:style-name="ce640" table:formula="of:=FORMULA([.AX41])" office:value-type="string" office:string-value="=(TP*TN)/(FP*FN)" calcext:value-type="string">
            <text:p>=(TP*TN)/(FP*FN)</text:p>
          </table:table-cell>
          <table:table-cell table:style-name="ce654" table:formula="of:=(_TP1*_TN1)/(_FP1*_FN1)" office:value-type="string" office:string-value="" calcext:value-type="error">
            <text:p>#DIV/0!</text:p>
          </table:table-cell>
          <table:table-cell table:style-name="ce654" table:formula="of:=(_TP2*_TN2)/(_FP2*_FN2)" office:value-type="float" office:value="9.9999998E+015" calcext:value-type="float">
            <text:p>9999999800000000.0000</text:p>
          </table:table-cell>
          <table:table-cell table:style-name="ce654" table:formula="of:=(_TP3*_TN3)/(_FP3*_FN3)" office:value-type="float" office:value="99999997" calcext:value-type="float">
            <text:p>99999997.0000</text:p>
          </table:table-cell>
          <table:table-cell table:style-name="ce654" table:formula="of:=(_TP4*_TN4)/(_FP4*_FN4)" office:value-type="float" office:value="99999997" calcext:value-type="float">
            <text:p>99999997.0000</text:p>
          </table:table-cell>
          <table:table-cell table:style-name="ce654" table:formula="of:=(_TP5*_TN5)/(_FP5*_FN5)" office:value-type="float" office:value="1" calcext:value-type="float">
            <text:p>1.0000</text:p>
          </table:table-cell>
          <table:table-cell table:style-name="ce654" table:formula="of:=(_TP6*_TN6)/(_FP6*_FN6)" office:value-type="float" office:value="0.0000000300000003" calcext:value-type="float">
            <text:p>0.0000</text:p>
          </table:table-cell>
          <table:table-cell table:style-name="ce654" table:formula="of:=(_TP7*_TN7)/(_FP7*_FN7)" office:value-type="float" office:value="1.00000002E-016" calcext:value-type="float">
            <text:p>0.0000</text:p>
          </table:table-cell>
          <table:table-cell table:style-name="ce654" table:formula="of:=(_TP8*_TN8)/(_FP8*_FN8)" office:value-type="float" office:value="0" calcext:value-type="float">
            <text:p>0.0000</text:p>
          </table:table-cell>
          <table:table-cell table:style-name="ce654" table:formula="of:=(_TP9*_TN9)/(_FP9*_FN9)" office:value-type="string" office:string-value="" calcext:value-type="error">
            <text:p>#DIV/0!</text:p>
          </table:table-cell>
          <table:table-cell table:style-name="ce654" table:formula="of:=(_TP10*_TN10)/(_FP10*_FN10)" office:value-type="string" office:string-value="" calcext:value-type="error">
            <text:p>#DIV/0!</text:p>
          </table:table-cell>
          <table:table-cell table:style-name="ce654" table:formula="of:=(_TP11*_TN11)/(_FP11*_FN11)" office:value-type="string" office:string-value="" calcext:value-type="error">
            <text:p>#DIV/0!</text:p>
          </table:table-cell>
          <table:table-cell table:style-name="ce654" table:formula="of:=(_TP1*_TN1)/(_FP1*_FN1)" office:value-type="string" office:string-value="" calcext:value-type="error">
            <text:p>#DIV/0!</text:p>
          </table:table-cell>
          <table:table-cell table:style-name="ce670" table:formula="of:=(TP*TN)/(FP*FN)" office:value-type="float" office:value="114" calcext:value-type="float">
            <text:p>114.0000</text:p>
          </table:table-cell>
          <table:table-cell table:style-name="ce673" table:formula="of:=&quot;(&quot;&amp;ROUND(MIN([.AM41:.AR41]))&amp;&quot;..&quot;&amp;ROUND(MAX([.AM41:.AR41]))&amp;&quot;)&quot;" office:value-type="string" office:string-value="(0..9.9999998E+015)" calcext:value-type="string">
            <text:p>(0..9.9999998E+015)</text:p>
          </table:table-cell>
          <table:table-cell table:style-name="ce674" table:formula="of:=&quot;(&quot;&amp;MIN([.AM41:.AP41])&amp;&quot;..&quot;&amp;MAX([.AM41:.AP41])&amp;&quot;)&quot;" office:value-type="string" office:string-value="(1..9.9999998E+015)" calcext:value-type="string">
            <text:p>(1..9.9999998E+015)</text:p>
          </table:table-cell>
          <table:table-cell table:style-name="ce674" table:formula="of:=&quot;(&quot;&amp;MIN([.AQ41:.AR41])&amp;&quot;..&quot;&amp;MAX([.AQ41:.AR41])&amp;&quot;)&quot;" office:value-type="string" office:string-value="(1.00000002E-016..0.0000000300000003)" calcext:value-type="string">
            <text:p>(1.00000002E-016..0.0000000300000003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34" calcext:value-type="float">
            <text:p>34</text:p>
          </table:table-cell>
          <table:table-cell table:style-name="ce442" office:value-type="string" calcext:value-type="string">
            <text:p>DP</text:p>
          </table:table-cell>
          <table:table-cell table:style-name="ce441" office:value-type="string" calcext:value-type="string">
            <text:p>Discriminant Power</text:p>
          </table:table-cell>
          <table:table-cell table:style-name="ce460" table:formula="of:=IF(ABS([.E42]-[.E$7])&lt;0.0001;&quot;≈&quot;;&quot;&quot;)">
            <text:p/>
          </table:table-cell>
          <table:table-cell table:style-name="ce710" table:formula="of:=INDIRECT([.B42])" office:value-type="float" office:value="1.13403107967506" calcext:value-type="float">
            <text:p>1.1340</text:p>
          </table:table-cell>
          <table:table-cell table:style-name="ce474" office:value-type="string" calcext:value-type="string">
            <text:p>Metric</text:p>
          </table:table-cell>
          <table:table-cell table:style-name="ce474" office:value-type="string" calcext:value-type="string">
            <text:p>2<text:span text:style-name="T87">nd</text:span></text:p>
          </table:table-cell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table:number-columns-repeated="3"/>
          <table:table-cell table:style-name="ce456" office:value-type="string" calcext:value-type="string">
            <text:p>TP</text:p>
          </table:table-cell>
          <table:table-cell table:style-name="ce443" table:number-columns-repeated="2"/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table:number-columns-repeated="3"/>
          <table:table-cell table:style-name="ce441" table:formula="of:=COUNTA([.P42:.X42])" office:value-type="float" office:value="4" calcext:value-type="float">
            <text:p>4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TNR;OR</text:p>
          </table:table-cell>
          <table:table-cell table:style-name="ce441" table:number-columns-repeated="7"/>
          <table:table-cell table:style-name="ce647" table:formula="of:=FORMULA(INDIRECT([.B42]))" office:value-type="string" office:string-value="=(SQRT(3)/PI())*(LOG10(TPR/(1-TPR))+LOG10(TNR/(1-TNR)))" calcext:value-type="string">
            <text:p>=(SQRT(3)/PI())*(LOG10(TPR/(1-TPR))+LOG10(TNR/(1-TNR)))</text:p>
          </table:table-cell>
          <table:table-cell table:style-name="ce640" table:formula="of:=FORMULA([.AX42])" office:value-type="string" office:string-value="=(SQRT(3)/PI())*(LOG10(TP/FN)+LOG10(TN/FP))" calcext:value-type="string">
            <text:p>=(SQRT(3)/PI())*(LOG10(TP/FN)+LOG10(TN/FP))</text:p>
          </table:table-cell>
          <table:table-cell table:style-name="ce497" table:formula="of:=(SQRT(3)/PI())*(LOG10(_TP1/_FN1)+LOG10(_TN1/_FP1))" office:value-type="string" office:string-value="" calcext:value-type="error">
            <text:p>#DIV/0!</text:p>
          </table:table-cell>
          <table:table-cell table:style-name="ce497" table:formula="of:=(SQRT(3)/PI())*(LOG10(_TP2/_FN2)+LOG10(_TN2/_FP2))" office:value-type="float" office:value="8.82126232195989" calcext:value-type="float">
            <text:p>8.8213</text:p>
          </table:table-cell>
          <table:table-cell table:style-name="ce497" table:formula="of:=(SQRT(3)/PI())*(LOG10(_TP3/_FN3)+LOG10(_TN3/_FP3))" office:value-type="float" office:value="4.41063115619116" calcext:value-type="float">
            <text:p>4.4106</text:p>
          </table:table-cell>
          <table:table-cell table:style-name="ce497" table:formula="of:=(SQRT(3)/PI())*(LOG10(_TP4/_FN4)+LOG10(_TN4/_FP4))" office:value-type="float" office:value="4.41063115619116" calcext:value-type="float">
            <text:p>4.4106</text:p>
          </table:table-cell>
          <table:table-cell table:style-name="ce497" table:formula="of:=(SQRT(3)/PI())*(LOG10(_TP5/_FN5)+LOG10(_TN5/_FP5))" office:value-type="float" office:value="0" calcext:value-type="float">
            <text:p>0.0000</text:p>
          </table:table-cell>
          <table:table-cell table:style-name="ce497" table:formula="of:=(SQRT(3)/PI())*(LOG10(_TP6/_FN6)+LOG10(_TN6/_FP6))" office:value-type="float" office:value="-4.1475804266331" calcext:value-type="float">
            <text:p>-4.1476</text:p>
          </table:table-cell>
          <table:table-cell table:style-name="ce497" table:formula="of:=(SQRT(3)/PI())*(LOG10(_TP7/_FN7)+LOG10(_TN7/_FP7))" office:value-type="float" office:value="-8.82126232195989" calcext:value-type="float">
            <text:p>-8.8213</text:p>
          </table:table-cell>
          <table:table-cell table:style-name="ce497" table:formula="of:=(SQRT(3)/PI())*(LOG10(_TP8/_FN8)+LOG10(_TN8/_FP8))" office:value-type="string" office:string-value="" calcext:value-type="error">
            <text:p>Err:502</text:p>
          </table:table-cell>
          <table:table-cell table:style-name="ce497" table:formula="of:=(SQRT(3)/PI())*(LOG10(_TP9/_FN9)+LOG10(_TN9/_FP9))" office:value-type="string" office:string-value="" calcext:value-type="error">
            <text:p>#DIV/0!</text:p>
          </table:table-cell>
          <table:table-cell table:style-name="ce497" table:formula="of:=(SQRT(3)/PI())*(LOG10(_TP10/_FN10)+LOG10(_TN10/_FP10))" office:value-type="string" office:string-value="" calcext:value-type="error">
            <text:p>#DIV/0!</text:p>
          </table:table-cell>
          <table:table-cell table:style-name="ce497" table:formula="of:=(SQRT(3)/PI())*(LOG10(_TP11/_FN11)+LOG10(_TN11/_FP11))" office:value-type="string" office:string-value="" calcext:value-type="error">
            <text:p>Err:502</text:p>
          </table:table-cell>
          <table:table-cell table:style-name="ce497" table:formula="of:=(SQRT(3)/PI())*(LOG10(_TP12/_FN12)+LOG10(_TN12/_FP12))" office:value-type="string" office:string-value="" calcext:value-type="error">
            <text:p>#DIV/0!</text:p>
          </table:table-cell>
          <table:table-cell table:style-name="ce670" table:formula="of:=(SQRT(3)/PI())*(LOG10(TP/FN)+LOG10(TN/FP))" office:value-type="float" office:value="1.13403107967506" calcext:value-type="float">
            <text:p>1.1340</text:p>
          </table:table-cell>
          <table:table-cell table:style-name="ce673" table:formula="of:=&quot;(&quot;&amp;ROUND(MIN([.AM42:.AR42]))&amp;&quot;..&quot;&amp;ROUND(MAX([.AM42:.AR42]))&amp;&quot;)&quot;" office:value-type="string" office:string-value="(-9..9)" calcext:value-type="string">
            <text:p>(-9..9)</text:p>
          </table:table-cell>
          <table:table-cell table:style-name="ce674" table:formula="of:=&quot;(&quot;&amp;MIN([.AM42:.AP42])&amp;&quot;..&quot;&amp;MAX([.AM42:.AP42])&amp;&quot;)&quot;" office:value-type="string" office:string-value="(0..8.82126232195989)" calcext:value-type="string">
            <text:p>(0..8.82126232195989)</text:p>
          </table:table-cell>
          <table:table-cell table:style-name="ce674" table:formula="of:=&quot;(&quot;&amp;MIN([.AQ42:.AR42])&amp;&quot;..&quot;&amp;MAX([.AQ42:.AR42])&amp;&quot;)&quot;" office:value-type="string" office:string-value="(-8.82126232195989..-4.1475804266331)" calcext:value-type="string">
            <text:p>(-8.82126232195989..-4.1475804266331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35" calcext:value-type="float">
            <text:p>35</text:p>
          </table:table-cell>
          <table:table-cell table:style-name="ce442" office:value-type="string" calcext:value-type="string">
            <text:p>CK</text:p>
          </table:table-cell>
          <table:table-cell table:style-name="ce441" office:value-type="string" calcext:value-type="string">
            <text:p>Cohen’s Kappa</text:p>
          </table:table-cell>
          <table:table-cell table:style-name="ce460" table:formula="of:=IF(ABS([.E43]-[.E$7])&lt;0.0001;&quot;≈&quot;;&quot;&quot;)">
            <text:p/>
          </table:table-cell>
          <table:table-cell table:style-name="ce710" table:formula="of:=INDIRECT([.B43])" office:value-type="float" office:value="0.815884476534296" calcext:value-type="float">
            <text:p>0.8159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2<text:span text:style-name="T87">nd</text:span></text:p>
          </table:table-cell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office:value-type="string" calcext:value-type="string">
            <text:p>D</text:p>
          </table:table-cell>
          <table:table-cell table:style-name="ce441" office:value-type="string" calcext:value-type="string">
            <text:p>OD</text:p>
          </table:table-cell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56" office:value-type="string" calcext:value-type="string">
            <text:p>FN</text:p>
          </table:table-cell>
          <table:table-cell table:style-name="ce456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56" office:value-type="string" calcext:value-type="string">
            <text:p>OP</text:p>
          </table:table-cell>
          <table:table-cell table:style-name="ce456" office:value-type="string" calcext:value-type="string">
            <text:p>ON</text:p>
          </table:table-cell>
          <table:table-cell table:style-name="ce441"/>
          <table:table-cell table:style-name="ce441" table:formula="of:=COUNTA([.P43:.X43])" office:value-type="float" office:value="8" calcext:value-type="float">
            <text:p>8</text:p>
          </table:table-cell>
          <table:table-cell table:style-name="ce441"/>
          <table:table-cell table:style-name="ce456"/>
          <table:table-cell table:style-name="ce441" office:value-type="string" calcext:value-type="string">
            <text:p>ACC,CKc</text:p>
          </table:table-cell>
          <table:table-cell table:style-name="ce441" office:value-type="string" calcext:value-type="string">
            <text:p>Heidke Skill Score (2*(TP*TN-FP*FN)/(P*ON+OP*N))</text:p>
          </table:table-cell>
          <table:table-cell table:style-name="ce441" office:value-type="string" calcext:value-type="string">
            <text:p>Quality Index</text:p>
          </table:table-cell>
          <table:table-cell table:style-name="ce441" table:number-columns-repeated="5"/>
          <table:table-cell table:style-name="ce647" table:formula="of:=FORMULA(INDIRECT([.B43]))" office:value-type="string" office:string-value="=(ACC-CKc)/(1-CKc)" calcext:value-type="string">
            <text:p>=(ACC-CKc)/(1-CKc)</text:p>
          </table:table-cell>
          <table:table-cell table:style-name="ce640" table:formula="of:=FORMULA([.AX43])" office:value-type="string" office:string-value="=(TP*Sn+TN*Sn-OP*P-ON*N)/(Sn^2-OP*P-ON*N)" calcext:value-type="string">
            <text:p>=(TP*Sn+TN*Sn-OP*P-ON*N)/(Sn^2-OP*P-ON*N)</text:p>
          </table:table-cell>
          <table:table-cell table:style-name="ce497" table:formula="of:=(_TP1*_SN1+_TN1*_SN1-_OP1*_P1-_ON1*_N1)/(_SN1^2-_OP1*_P1-_ON1*_N1)" office:value-type="float" office:value="1" calcext:value-type="float">
            <text:p>1.0000</text:p>
          </table:table-cell>
          <table:table-cell table:style-name="ce497" table:formula="of:=(_TP2*_SN2+_TN2*_SN2-_OP2*_P2-_ON2*_N2)/(_SN2^2-_OP2*_P2-_ON2*_N2)" office:value-type="float" office:value="0.99999998" calcext:value-type="float">
            <text:p>1.0000</text:p>
          </table:table-cell>
          <table:table-cell table:style-name="ce497" table:formula="of:=(_TP3*_SN3+_TN3*_SN3-_OP3*_P3-_ON3*_N3)/(_SN3^2-_OP3*_P3-_ON3*_N3)" office:value-type="float" office:value="0.49999999127471" calcext:value-type="float">
            <text:p>0.5000</text:p>
          </table:table-cell>
          <table:table-cell table:style-name="ce497" table:formula="of:=(_TP4*_SN4+_TN4*_SN4-_OP4*_P4-_ON4*_N4)/(_SN4^2-_OP4*_P4-_ON4*_N4)" office:value-type="float" office:value="0.499999990686774" calcext:value-type="float">
            <text:p>0.5000</text:p>
          </table:table-cell>
          <table:table-cell table:style-name="ce497" table:formula="of:=(_TP5*_SN5+_TN5*_SN5-_OP5*_P5-_ON5*_N5)/(_SN5^2-_OP5*_P5-_ON5*_N5)" office:value-type="float" office:value="0" calcext:value-type="float">
            <text:p>0.0000</text:p>
          </table:table-cell>
          <table:table-cell table:style-name="ce497" table:formula="of:=(_TP6*_SN6+_TN6*_SN6-_OP6*_P6-_ON6*_N6)/(_SN6^2-_OP6*_P6-_ON6*_N6)" office:value-type="float" office:value="-0.499999970000001" calcext:value-type="float">
            <text:p>-0.5000</text:p>
          </table:table-cell>
          <table:table-cell table:style-name="ce497" table:formula="of:=(_TP7*_SN7+_TN7*_SN7-_OP7*_P7-_ON7*_N7)/(_SN7^2-_OP7*_P7-_ON7*_N7)" office:value-type="float" office:value="-0.99999998" calcext:value-type="float">
            <text:p>-1.0000</text:p>
          </table:table-cell>
          <table:table-cell table:style-name="ce497" table:formula="of:=(_TP8*_SN8+_TN8*_SN8-_OP8*_P8-_ON8*_N8)/(_SN8^2-_OP8*_P8-_ON8*_N8)" office:value-type="float" office:value="-1" calcext:value-type="float">
            <text:p>-1.0000</text:p>
          </table:table-cell>
          <table:table-cell table:style-name="ce497" table:formula="of:=(_TP9*_SN9+_TN9*_SN9-_OP9*_P9-_ON9*_N9)/(_SN9^2-_OP9*_P9-_ON9*_N9)" office:value-type="float" office:value="0" calcext:value-type="float">
            <text:p>0.0000</text:p>
          </table:table-cell>
          <table:table-cell table:style-name="ce497" table:formula="of:=(_TP10*_SN10+_TN10*_SN10-_OP10*_P10-_ON10*_N10)/(_SN10^2-_OP10*_P10-_ON10*_N10)" office:value-type="float" office:value="0" calcext:value-type="float">
            <text:p>0.0000</text:p>
          </table:table-cell>
          <table:table-cell table:style-name="ce497" table:formula="of:=(_TP11*_SN11+_TN11*_SN11-_OP11*_P11-_ON11*_N11)/(_SN11^2-_OP11*_P11-_ON11*_N11)" office:value-type="float" office:value="0" calcext:value-type="float">
            <text:p>0.0000</text:p>
          </table:table-cell>
          <table:table-cell table:style-name="ce497" table:formula="of:=(_TP12*_SN12+_TN12*_SN12-_OP12*_P12-_ON12*_N12)/(_SN12^2-_OP12*_P12-_ON12*_N12)" office:value-type="float" office:value="0" calcext:value-type="float">
            <text:p>0.0000</text:p>
          </table:table-cell>
          <table:table-cell table:style-name="ce670" table:formula="of:=(TP*Sn+TN*Sn-OP*P-ON*N)/(Sn^2-OP*P-ON*N)" office:value-type="float" office:value="0.815884476534296" calcext:value-type="float">
            <text:p>0.8159</text:p>
          </table:table-cell>
          <table:table-cell table:style-name="ce673" table:formula="of:=&quot;(&quot;&amp;ROUND(MIN([.AM43:.AR43]))&amp;&quot;..&quot;&amp;ROUND(MAX([.AM43:.AR43]))&amp;&quot;)&quot;" office:value-type="string" office:string-value="(-1..1)" calcext:value-type="string">
            <text:p>(-1..1)</text:p>
          </table:table-cell>
          <table:table-cell table:style-name="ce674" table:formula="of:=&quot;(&quot;&amp;MIN([.AM43:.AP43])&amp;&quot;..&quot;&amp;MAX([.AM43:.AP43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43:.AR43])&amp;&quot;..&quot;&amp;MAX([.AQ43:.AR43])&amp;&quot;)&quot;" office:value-type="string" office:string-value="(-0.99999998..-0.499999970000001)" calcext:value-type="string">
            <text:p>(-0.99999998..-0.499999970000001)</text:p>
          </table:table-cell>
          <table:table-cell table:style-name="ce436" table:number-columns-repeated="11"/>
        </table:table-row>
        <table:table-row table:style-name="ro19">
          <table:table-cell table:style-name="ce436" office:value-type="float" office:value="36" calcext:value-type="float">
            <text:p>36</text:p>
          </table:table-cell>
          <table:table-cell table:style-name="ce442" office:value-type="string" calcext:value-type="string">
            <text:p>MCC</text:p>
          </table:table-cell>
          <table:table-cell table:style-name="ce441" office:value-type="string" calcext:value-type="string">
            <text:p>Matthews Correlation Coefficient</text:p>
          </table:table-cell>
          <table:table-cell table:style-name="ce460" table:formula="of:=IF(ABS([.E44]-[.E$7])&lt;0.0001;&quot;≈&quot;;&quot;&quot;)">
            <text:p/>
          </table:table-cell>
          <table:table-cell table:style-name="ce710" table:formula="of:=INDIRECT([.B44])" office:value-type="float" office:value="0.817425346288959" calcext:value-type="float">
            <text:p>0.8174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office:value-type="string" calcext:value-type="string">
            <text:p>D</text:p>
          </table:table-cell>
          <table:table-cell table:style-name="ce441" office:value-type="string" calcext:value-type="string">
            <text:p>OD</text:p>
          </table:table-cell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office:value-type="string" calcext:value-type="string">
            <text:p>OP</text:p>
          </table:table-cell>
          <table:table-cell table:style-name="ce441" office:value-type="string" calcext:value-type="string">
            <text:p>ON</text:p>
          </table:table-cell>
          <table:table-cell table:style-name="ce441"/>
          <table:table-cell table:style-name="ce441" table:formula="of:=COUNTA([.P44:.X44])" office:value-type="float" office:value="8" calcext:value-type="float">
            <text:p>8</text:p>
          </table:table-cell>
          <table:table-cell table:style-name="ce441"/>
          <table:table-cell table:style-name="ce456"/>
          <table:table-cell table:style-name="ce441" office:value-type="string" calcext:value-type="string">
            <text:p>Informedness, Markedness</text:p>
          </table:table-cell>
          <table:table-cell table:style-name="ce441" office:value-type="string" calcext:value-type="string">
            <text:p>Phi Coefficient, binary version of Pearson’s (Product Moment) Correlation; Gower and Legendre 14</text:p>
          </table:table-cell>
          <table:table-cell table:style-name="ce441" office:value-type="string" calcext:value-type="string">
            <text:p>Cramer's Phi; Cohen's w Index; M<text:span text:style-name="T93">ean Square Contingency Coefficient; Fourfold Point Correlation Coefficient; Yule Phi</text:span></text:p>
          </table:table-cell>
          <table:table-cell table:style-name="ce441"/>
          <table:table-cell table:style-name="ce441" office:value-type="string" calcext:value-type="string">
            <text:p>Contradicting classification</text:p>
          </table:table-cell>
          <table:table-cell table:style-name="ce441" office:value-type="string" calcext:value-type="string">
            <text:p>Classification by chance</text:p>
          </table:table-cell>
          <table:table-cell table:style-name="ce441" office:value-type="string" calcext:value-type="string">
            <text:p>Perfect classification</text:p>
          </table:table-cell>
          <table:table-cell table:style-name="ce441" office:value-type="string" calcext:value-type="string">
            <text:p><text:s/>Brian W. Matthews, 1975</text:p>
          </table:table-cell>
          <table:table-cell table:style-name="ce647" table:formula="of:=FORMULA(INDIRECT([.B44]))" office:value-type="string" office:string-value="=(TP*TN - FP*FN)/SQRT(OP*P*N*ON)" calcext:value-type="string">
            <text:p>=(TP*TN - FP*FN)/SQRT(OP*P*N*ON)</text:p>
          </table:table-cell>
          <table:table-cell table:style-name="ce640" table:formula="of:=FORMULA([.AX44])" office:value-type="string" office:string-value="=(TP*TN-FP*FN)/SQRT(OP*P*N*ON)" calcext:value-type="string">
            <text:p>=(TP*TN-FP*FN)/SQRT(OP*P*N*ON)</text:p>
          </table:table-cell>
          <table:table-cell table:style-name="ce497" table:formula="of:=(_TP1*_TN1-_FP1*_FN1)/SQRT(_OP1*_P1*_N1*_ON1)" office:value-type="float" office:value="1" calcext:value-type="float">
            <text:p>1.0000</text:p>
          </table:table-cell>
          <table:table-cell table:style-name="ce497" table:formula="of:=(_TP2*_TN2-_FP2*_FN2)/SQRT(_OP2*_P2*_N2*_ON2)" office:value-type="float" office:value="0.99999998" calcext:value-type="float">
            <text:p>1.0000</text:p>
          </table:table-cell>
          <table:table-cell table:style-name="ce497" table:formula="of:=(_TP3*_TN3-_FP3*_FN3)/SQRT(_OP3*_P3*_N3*_ON3)" office:value-type="float" office:value="0.49999999" calcext:value-type="float">
            <text:p>0.5000</text:p>
          </table:table-cell>
          <table:table-cell table:style-name="ce497" table:formula="of:=(_TP4*_TN4-_FP4*_FN4)/SQRT(_OP4*_P4*_N4*_ON4)" office:value-type="float" office:value="0.49999999" calcext:value-type="float">
            <text:p>0.5000</text:p>
          </table:table-cell>
          <table:table-cell table:style-name="ce497" table:formula="of:=(_TP5*_TN5-_FP5*_FN5)/SQRT(_OP5*_P5*_N5*_ON5)" office:value-type="float" office:value="0" calcext:value-type="float">
            <text:p>0.0000</text:p>
          </table:table-cell>
          <table:table-cell table:style-name="ce497" table:formula="of:=(_TP6*_TN6-_FP6*_FN6)/SQRT(_OP6*_P6*_N6*_ON6)" office:value-type="float" office:value="-0.499999970000001" calcext:value-type="float">
            <text:p>-0.5000</text:p>
          </table:table-cell>
          <table:table-cell table:style-name="ce497" table:formula="of:=(_TP7*_TN7-_FP7*_FN7)/SQRT(_OP7*_P7*_N7*_ON7)" office:value-type="float" office:value="-0.99999998" calcext:value-type="float">
            <text:p>-1.0000</text:p>
          </table:table-cell>
          <table:table-cell table:style-name="ce497" table:formula="of:=(_TP8*_TN8-_FP8*_FN8)/SQRT(_OP8*_P8*_N8*_ON8)" office:value-type="float" office:value="-1" calcext:value-type="float">
            <text:p>-1.0000</text:p>
          </table:table-cell>
          <table:table-cell table:style-name="ce497" table:formula="of:=(_TP9*_TN9-_FP9*_FN9)/SQRT(_OP9*_P9*_N9*_ON9)" office:value-type="string" office:string-value="" calcext:value-type="error">
            <text:p>#DIV/0!</text:p>
          </table:table-cell>
          <table:table-cell table:style-name="ce497" table:formula="of:=(_TP10*_TN10-_FP10*_FN10)/SQRT(_OP10*_P10*_N10*_ON10)" office:value-type="string" office:string-value="" calcext:value-type="error">
            <text:p>#DIV/0!</text:p>
          </table:table-cell>
          <table:table-cell table:style-name="ce497" table:formula="of:=(_TP11*_TN11-_FP11*_FN11)/SQRT(_OP11*_P11*_N11*_ON11)" office:value-type="string" office:string-value="" calcext:value-type="error">
            <text:p>#DIV/0!</text:p>
          </table:table-cell>
          <table:table-cell table:style-name="ce497" table:formula="of:=(_TP12*_TN12-_FP12*_FN12)/SQRT(_OP12*_P12*_N12*_ON12)" office:value-type="string" office:string-value="" calcext:value-type="error">
            <text:p>#DIV/0!</text:p>
          </table:table-cell>
          <table:table-cell table:style-name="ce670" table:formula="of:=(TP*TN-FP*FN)/SQRT(OP*P*N*ON)" office:value-type="float" office:value="0.817425346288959" calcext:value-type="float">
            <text:p>0.8174</text:p>
          </table:table-cell>
          <table:table-cell table:style-name="ce673" table:formula="of:=&quot;(&quot;&amp;ROUND(MIN([.AM44:.AR44]))&amp;&quot;..&quot;&amp;ROUND(MAX([.AM44:.AR44]))&amp;&quot;)&quot;" office:value-type="string" office:string-value="(-1..1)" calcext:value-type="string">
            <text:p>(-1..1)</text:p>
          </table:table-cell>
          <table:table-cell table:style-name="ce674" table:formula="of:=&quot;(&quot;&amp;MIN([.AM44:.AP44])&amp;&quot;..&quot;&amp;MAX([.AM44:.AP44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44:.AR44])&amp;&quot;..&quot;&amp;MAX([.AQ44:.AR44])&amp;&quot;)&quot;" office:value-type="string" office:string-value="(-0.99999998..-0.499999970000001)" calcext:value-type="string">
            <text:p>(-0.99999998..-0.499999970000001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37" calcext:value-type="float">
            <text:p>37</text:p>
          </table:table-cell>
          <table:table-cell table:style-name="ce442" office:value-type="string" calcext:value-type="string">
            <text:p>nMI</text:p>
          </table:table-cell>
          <table:table-cell table:style-name="ce441" office:value-type="string" calcext:value-type="string">
            <text:p>Normalized Mutual Information</text:p>
          </table:table-cell>
          <table:table-cell table:style-name="ce460" table:formula="of:=IF(ABS([.E45]-[.E$7])&lt;0.0001;&quot;≈&quot;;&quot;&quot;)">
            <text:p/>
          </table:table-cell>
          <table:table-cell table:style-name="ce710" table:formula="of:=INDIRECT([.B45])" office:value-type="float" office:value="0.00157993137454552" calcext:value-type="float">
            <text:p>0.0016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92">
            <office:annotation draw:style-name="gr8" draw:text-style-name="P8" svg:width="2.899cm" svg:height="1.623cm" svg:x="21.452cm" svg:y="21.412cm" draw:caption-point-x="-0.61cm" draw:caption-point-y="1.064cm">
              <dc:date>2016-09-26T00:00:00</dc:date>
              <text:p text:style-name="P7"><text:span text:style-name="T5">Inverse olunca da aynı değerler oluyor</text:span></text:p>
            </office:annotation>
          </table:table-cell>
          <table:table-cell table:style-name="ce512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R</text:p>
          </table:table-cell>
          <table:table-cell table:style-name="ce441" office:value-type="string" calcext:value-type="string">
            <text:p>D</text:p>
          </table:table-cell>
          <table:table-cell table:style-name="ce441" office:value-type="string" calcext:value-type="string">
            <text:p>OD</text:p>
          </table:table-cell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1" office:value-type="string" calcext:value-type="string">
            <text:p>TN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N</text:p>
          </table:table-cell>
          <table:table-cell table:style-name="ce441" office:value-type="string" calcext:value-type="string">
            <text:p>OP</text:p>
          </table:table-cell>
          <table:table-cell table:style-name="ce441" office:value-type="string" calcext:value-type="string">
            <text:p>ON</text:p>
          </table:table-cell>
          <table:table-cell table:style-name="ce441" office:value-type="string" calcext:value-type="string">
            <text:p>Sn</text:p>
          </table:table-cell>
          <table:table-cell table:style-name="ce441" table:formula="of:=COUNTA([.P45:.X45])" office:value-type="float" office:value="9" calcext:value-type="float">
            <text:p>9</text:p>
          </table:table-cell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2 tails</text:p>
          </table:table-cell>
          <table:table-cell table:style-name="ce441" table:number-columns-repeated="4"/>
          <table:table-cell table:style-name="ce647" table:formula="of:=FORMULA(INDIRECT([.B45]))" office:value-type="string" office:string-value="=2*MI/(HC+HO)" calcext:value-type="string">
            <text:p>=2*MI/(HC+HO)</text:p>
          </table:table-cell>
          <table:table-cell table:style-name="ce640"/>
          <table:table-cell table:style-name="ce497" table:formula="of:=1-(_OP1*LN(_OP1)+_ON1*LN(_ON1)-_TP1*LN(_TP1)-_FP1*LN(_FP1)-_FN1*LN(_FN1)-_TN1*LN(_TN1))/(_SN1*LN(_SN1)-_P1*LN(_P1)-_N1*LN(_N1))" office:value-type="string" office:string-value="" calcext:value-type="error">
            <text:p>Err:502</text:p>
          </table:table-cell>
          <table:table-cell table:style-name="ce497" table:formula="of:=1-(_OP2*LN(_OP2)+_ON2*LN(_ON2)-_TP2*LN(_TP2)-_FP2*LN(_FP2)-_FN2*LN(_FN2)-_TN2*LN(_TN2))/(_SN2*LN(_SN2)-_P2*LN(_P2)-_N2*LN(_N2))" office:value-type="float" office:value="0.999999719818804" calcext:value-type="float">
            <text:p>1.0000</text:p>
          </table:table-cell>
          <table:table-cell table:style-name="ce497" table:formula="of:=1-(_OP3*LN(_OP3)+_ON3*LN(_ON3)-_TP3*LN(_TP3)-_FP3*LN(_FP3)-_FN3*LN(_FN3)-_TN3*LN(_TN3))/(_SN3*LN(_SN3)-_P3*LN(_P3)-_N3*LN(_N3))" office:value-type="float" office:value="0.44448170745212" calcext:value-type="float">
            <text:p>0.4445</text:p>
          </table:table-cell>
          <table:table-cell table:style-name="ce497" table:formula="of:=1-(_OP4*LN(_OP4)+_ON4*LN(_ON4)-_TP4*LN(_TP4)-_FP4*LN(_FP4)-_FN4*LN(_FN4)-_TN4*LN(_TN4))/(_SN4*LN(_SN4)-_P4*LN(_P4)-_N4*LN(_N4))" office:value-type="float" office:value="0.444481708797937" calcext:value-type="float">
            <text:p>0.4445</text:p>
          </table:table-cell>
          <table:table-cell table:style-name="ce497" table:formula="of:=1-(_OP5*LN(_OP5)+_ON5*LN(_ON5)-_TP5*LN(_TP5)-_FP5*LN(_FP5)-_FN5*LN(_FN5)-_TN5*LN(_TN5))/(_SN5*LN(_SN5)-_P5*LN(_P5)-_N5*LN(_N5))" office:value-type="float" office:value="0" calcext:value-type="float">
            <text:p>0.0000</text:p>
          </table:table-cell>
          <table:table-cell table:style-name="ce497" table:formula="of:=1-(_OP6*LN(_OP6)+_ON6*LN(_ON6)-_TP6*LN(_TP6)-_FP6*LN(_FP6)-_FN6*LN(_FN6)-_TN6*LN(_TN6))/(_SN6*LN(_SN6)-_P6*LN(_P6)-_N6*LN(_N6))" office:value-type="float" office:value="0.274017266801487" calcext:value-type="float">
            <text:p>0.2740</text:p>
          </table:table-cell>
          <table:table-cell table:style-name="ce497" table:formula="of:=1-(_OP7*LN(_OP7)+_ON7*LN(_ON7)-_TP7*LN(_TP7)-_FP7*LN(_FP7)-_FN7*LN(_FN7)-_TN7*LN(_TN7))/(_SN7*LN(_SN7)-_P7*LN(_P7)-_N7*LN(_N7))" office:value-type="float" office:value="0.999999719818803" calcext:value-type="float">
            <text:p>1.0000</text:p>
          </table:table-cell>
          <table:table-cell table:style-name="ce497" table:formula="of:=1-(_OP8*LN(_OP8)+_ON8*LN(_ON8)-_TP8*LN(_TP8)-_FP8*LN(_FP8)-_FN8*LN(_FN8)-_TN8*LN(_TN8))/(_SN8*LN(_SN8)-_P8*LN(_P8)-_N8*LN(_N8))" office:value-type="string" office:string-value="" calcext:value-type="error">
            <text:p>Err:502</text:p>
          </table:table-cell>
          <table:table-cell table:style-name="ce497" table:formula="of:=1-(_OP9*LN(_OP9)+_ON9*LN(_ON9)-_TP9*LN(_TP9)-_FP9*LN(_FP9)-_FN9*LN(_FN9)-_TN9*LN(_TN9))/(_SN9*LN(_SN9)-_P9*LN(_P9)-_N9*LN(_N9))" office:value-type="string" office:string-value="" calcext:value-type="error">
            <text:p>Err:502</text:p>
          </table:table-cell>
          <table:table-cell table:style-name="ce497" table:formula="of:=1-(_OP10*LN(_OP10)+_ON10*LN(_ON10)-_TP10*LN(_TP10)-_FP10*LN(_FP10)-_FN10*LN(_FN10)-_TN10*LN(_TN10))/(_SN10*LN(_SN10)-_P10*LN(_P10)-_N10*LN(_N10))" office:value-type="string" office:string-value="" calcext:value-type="error">
            <text:p>Err:502</text:p>
          </table:table-cell>
          <table:table-cell table:style-name="ce497" table:formula="of:=1-(_OP11*LN(_OP11)+_ON11*LN(_ON11)-_TP11*LN(_TP11)-_FP11*LN(_FP11)-_FN11*LN(_FN11)-_TN11*LN(_TN11))/(_SN11*LN(_SN11)-_P11*LN(_P11)-_N11*LN(_N11))" office:value-type="string" office:string-value="" calcext:value-type="error">
            <text:p>Err:502</text:p>
          </table:table-cell>
          <table:table-cell table:style-name="ce497" table:formula="of:=1-(_OP12*LN(_OP12)+_ON12*LN(_ON12)-_TP12*LN(_TP12)-_FP12*LN(_FP12)-_FN12*LN(_FN12)-_TN12*LN(_TN12))/(_SN12*LN(_SN12)-_P12*LN(_P12)-_N12*LN(_N12))" office:value-type="string" office:string-value="" calcext:value-type="error">
            <text:p>Err:502</text:p>
          </table:table-cell>
          <table:table-cell table:style-name="ce670" table:formula="of:=[.E192]/[.E178]" office:value-type="float" office:value="0.560239559786195" calcext:value-type="float">
            <text:p>0.5602</text:p>
          </table:table-cell>
          <table:table-cell table:style-name="ce673" table:formula="of:=&quot;(&quot;&amp;ROUND(MIN([.AM45:.AR45]))&amp;&quot;..&quot;&amp;ROUND(MAX([.AM45:.AR45]))&amp;&quot;)&quot;" office:value-type="string" office:string-value="(0..1)" calcext:value-type="string">
            <text:p>(0..1)</text:p>
          </table:table-cell>
          <table:table-cell table:style-name="ce674" table:formula="of:=&quot;(&quot;&amp;MIN([.AM45:.AP45])&amp;&quot;..&quot;&amp;MAX([.AM45:.AP45])&amp;&quot;)&quot;" office:value-type="string" office:string-value="(0..0.999999719818804)" calcext:value-type="string">
            <text:p>(0..0.999999719818804)</text:p>
          </table:table-cell>
          <table:table-cell table:style-name="ce674" table:formula="of:=&quot;(&quot;&amp;MIN([.AQ45:.AR45])&amp;&quot;..&quot;&amp;MAX([.AQ45:.AR45])&amp;&quot;)&quot;" office:value-type="string" office:string-value="(0.274017266801487..0.999999719818803)" calcext:value-type="string">
            <text:p>(0.274017266801487..0.999999719818803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38" calcext:value-type="float">
            <text:p>38</text:p>
          </table:table-cell>
          <table:table-cell table:style-name="ce442" office:value-type="string" calcext:value-type="string">
            <text:p>JI</text:p>
          </table:table-cell>
          <table:table-cell table:style-name="ce441" office:value-type="string" calcext:value-type="string">
            <text:p>Jaccard Index</text:p>
          </table:table-cell>
          <table:table-cell table:style-name="ce460" table:formula="of:=IF(ABS([.E46]-[.E$7])&lt;0.0001;&quot;≈&quot;;&quot;&quot;)">
            <text:p/>
          </table:table-cell>
          <table:table-cell table:style-name="ce710" table:formula="of:=INDIRECT([.B46])" office:value-type="float" office:value="0.8" calcext:value-type="float">
            <text:p>0.8000</text:p>
          </table:table-cell>
          <table:table-cell table:style-name="ce463" office:value-type="string" calcext:value-type="string">
            <text:p>Metric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502" office:value-type="float" office:value="0.33" calcext:value-type="float">
            <text:p>0.33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3" office:value-type="string" calcext:value-type="string">
            <text:p>TN</text:p>
          </table:table-cell>
          <table:table-cell table:style-name="ce441" table:number-columns-repeated="5"/>
          <table:table-cell table:style-name="ce441" table:formula="of:=COUNTA([.P46:.X46])-1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Reyysac; Roux; Gilbert; Tanimoto; Gower and Legendre 3</text:p>
          </table:table-cell>
          <table:table-cell table:style-name="ce441" office:value-type="string" calcext:value-type="string">
            <text:p>Jaccard Similarity; Jaccard Similarity Coefficient; Jaccard Coefficient; Similarity Ratio; Threat Score; Ratio of Verification; Cosine Coefficient</text:p>
          </table:table-cell>
          <table:table-cell table:style-name="ce441" office:value-type="string" calcext:value-type="string">
            <text:p>For asymmetric classes (i.e. monary, one state attributes)</text:p>
          </table:table-cell>
          <table:table-cell table:style-name="ce441" table:number-columns-repeated="4"/>
          <table:table-cell table:style-name="ce647" table:formula="of:=FORMULA(INDIRECT([.B46]))" office:value-type="string" office:string-value="=TP/(TP+FC)" calcext:value-type="string">
            <text:p>=TP/(TP+FC)</text:p>
          </table:table-cell>
          <table:table-cell table:style-name="ce640"/>
          <table:table-cell table:style-name="ce497" table:formula="of:=_TP1/(_TP1+_FN1+_FP1)" office:value-type="float" office:value="1" calcext:value-type="float">
            <text:p>1.0000</text:p>
          </table:table-cell>
          <table:table-cell table:style-name="ce497" table:formula="of:=_TP2/(_TP2+_FN2+_FP2)" office:value-type="float" office:value="0.99999998" calcext:value-type="float">
            <text:p>1.0000</text:p>
          </table:table-cell>
          <table:table-cell table:style-name="ce497" table:formula="of:=_TP3/(_TP3+_FN3+_FP3)" office:value-type="float" office:value="0.99999998" calcext:value-type="float">
            <text:p>1.0000</text:p>
          </table:table-cell>
          <table:table-cell table:style-name="ce497" table:formula="of:=_TP4/(_TP4+_FN4+_FP4)" office:value-type="float" office:value="0.333333333333333" calcext:value-type="float">
            <text:p>0.3333</text:p>
          </table:table-cell>
          <table:table-cell table:style-name="ce497" table:formula="of:=_TP5/(_TP5+_FN5+_FP5)" office:value-type="float" office:value="0.333333333333333" calcext:value-type="float">
            <text:p>0.3333</text:p>
          </table:table-cell>
          <table:table-cell table:style-name="ce497" table:formula="of:=_TP6/(_TP6+_FN6+_FP6)" office:value-type="float" office:value="0.000000014999999925" calcext:value-type="float">
            <text:p>0.0000</text:p>
          </table:table-cell>
          <table:table-cell table:style-name="ce497" table:formula="of:=_TP7/(_TP7+_FN7+_FP7)" office:value-type="float" office:value="0.000000005000000025" calcext:value-type="float">
            <text:p>0.0000</text:p>
          </table:table-cell>
          <table:table-cell table:style-name="ce497" table:formula="of:=_TP8/(_TP8+_FN8+_FP8)" office:value-type="float" office:value="0" calcext:value-type="float">
            <text:p>0.0000</text:p>
          </table:table-cell>
          <table:table-cell table:style-name="ce497" table:formula="of:=_TP9/(_TP9+_FN9+_FP9)" office:value-type="float" office:value="0.9999" calcext:value-type="float">
            <text:p>0.9999</text:p>
          </table:table-cell>
          <table:table-cell table:style-name="ce497" table:formula="of:=_TP10/(_TP10+_FN10+_FP10)" office:value-type="float" office:value="0.9999" calcext:value-type="float">
            <text:p>0.9999</text:p>
          </table:table-cell>
          <table:table-cell table:style-name="ce497" table:formula="of:=_TP11/(_TP11+_FN11+_FP11)" office:value-type="float" office:value="0" calcext:value-type="float">
            <text:p>0.0000</text:p>
          </table:table-cell>
          <table:table-cell table:style-name="ce497" table:formula="of:=_TP12/(_TP12+_FN12+_FP12)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46:.AR46]))&amp;&quot;..&quot;&amp;ROUND(MAX([.AM46:.AR46]))&amp;&quot;)&quot;" office:value-type="string" office:string-value="(0..1)" calcext:value-type="string">
            <text:p>(0..1)</text:p>
          </table:table-cell>
          <table:table-cell table:style-name="ce674" table:formula="of:=&quot;(&quot;&amp;MIN([.AM46:.AP46])&amp;&quot;..&quot;&amp;MAX([.AM46:.AP46])&amp;&quot;)&quot;" office:value-type="string" office:string-value="(0.333333333333333..0.99999998)" calcext:value-type="string">
            <text:p>(0.333333333333333..0.99999998)</text:p>
          </table:table-cell>
          <table:table-cell table:style-name="ce674" table:formula="of:=&quot;(&quot;&amp;MIN([.AQ46:.AR46])&amp;&quot;..&quot;&amp;MAX([.AQ46:.AR46])&amp;&quot;)&quot;" office:value-type="string" office:string-value="(0.000000005000000025..0.000000014999999925)" calcext:value-type="string">
            <text:p>(0.000000005000000025..0.00000001499999992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39" calcext:value-type="float">
            <text:p>39</text:p>
          </table:table-cell>
          <table:table-cell table:style-name="ce444" office:value-type="string" calcext:value-type="string">
            <text:p>Lift</text:p>
          </table:table-cell>
          <table:table-cell table:style-name="ce450" office:value-type="string" calcext:value-type="string">
            <text:p>(Positive) Lift</text:p>
          </table:table-cell>
          <table:table-cell table:style-name="ce460" table:formula="of:=IF(ABS(['Performance Instruments'.R14]-[.E$7])&lt;0.0001;&quot;≈&quot;;&quot;&quot;)">
            <text:p/>
          </table:table-cell>
          <table:table-cell table:style-name="ce710" table:formula="of:=INDIRECT([.B47])" office:value-type="float" office:value="2.24175824175824" calcext:value-type="float">
            <text:p>2.2418</text:p>
          </table:table-cell>
          <table:table-cell table:style-name="ce475"/>
          <table:table-cell table:style-name="ce475" office:value-type="string" calcext:value-type="string">
            <text:p>(TP/P)/(OP/Sn), Forbes D Similariy Coefficient, Kocher Wong, Mozley Margalef (0, INF)</text:p>
          </table:table-cell>
          <table:table-cell table:style-name="Default" office:value-type="float" office:value="0" calcext:value-type="float">
            <text:p>0</text:p>
          </table:table-cell>
          <table:table-cell table:style-name="ce503" office:value-type="float" office:value="2" calcext:value-type="float">
            <text:p>2</text:p>
          </table:table-cell>
          <table:table-cell table:style-name="ce513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47]))" office:value-type="string" office:string-value="=TPR/BIAS" calcext:value-type="string">
            <text:p>=TPR/BIAS</text:p>
          </table:table-cell>
          <table:table-cell table:style-name="ce640" table:formula="of:=FORMULA([.AX47])" office:value-type="string" office:string-value="=TP*Sn/(P*OP)" calcext:value-type="string">
            <text:p>=TP*Sn/(P*OP)</text:p>
          </table:table-cell>
          <table:table-cell table:style-name="ce497" table:formula="of:=_TP1*_SN1/(_P1*_OP1)" office:value-type="float" office:value="2" calcext:value-type="float">
            <text:p>2.0000</text:p>
          </table:table-cell>
          <table:table-cell table:style-name="ce497" table:formula="of:=_TP2*_SN2/(_P2*_OP2)" office:value-type="float" office:value="1.99999998" calcext:value-type="float">
            <text:p>2.0000</text:p>
          </table:table-cell>
          <table:table-cell table:style-name="ce497" table:formula="of:=_TP3*_SN3/(_P3*_OP3)" office:value-type="float" office:value="1.00000001" calcext:value-type="float">
            <text:p>1.0000</text:p>
          </table:table-cell>
          <table:table-cell table:style-name="ce497" table:formula="of:=_TP4*_SN4/(_P4*_OP4)" office:value-type="float" office:value="25000000" calcext:value-type="float">
            <text:p>25000000.0000</text:p>
          </table:table-cell>
          <table:table-cell table:style-name="ce497" table:formula="of:=_TP5*_SN5/(_P5*_OP5)" office:value-type="float" office:value="1" calcext:value-type="float">
            <text:p>1.0000</text:p>
          </table:table-cell>
          <table:table-cell table:style-name="ce497" table:formula="of:=_TP6*_SN6/(_P6*_OP6)" office:value-type="float" office:value="0.0000000899999964" calcext:value-type="float">
            <text:p>0.0000</text:p>
          </table:table-cell>
          <table:table-cell table:style-name="ce497" table:formula="of:=_TP7*_SN7/(_P7*_OP7)" office:value-type="float" office:value="0.00000002" calcext:value-type="float">
            <text:p>0.0000</text:p>
          </table:table-cell>
          <table:table-cell table:style-name="ce497" table:formula="of:=_TP8*_SN8/(_P8*_OP8)" office:value-type="float" office:value="0" calcext:value-type="float">
            <text:p>0.0000</text:p>
          </table:table-cell>
          <table:table-cell table:style-name="ce497" table:formula="of:=_TP9*_SN9/(_P9*_OP9)" office:value-type="float" office:value="1" calcext:value-type="float">
            <text:p>1.0000</text:p>
          </table:table-cell>
          <table:table-cell table:style-name="ce497" table:formula="of:=_TP10*_SN10/(_P10*_OP10)" office:value-type="float" office:value="1" calcext:value-type="float">
            <text:p>1.0000</text:p>
          </table:table-cell>
          <table:table-cell table:style-name="ce497" table:formula="of:=_TP11*_SN11/(_P11*_OP11)" office:value-type="string" office:string-value="" calcext:value-type="error">
            <text:p>#DIV/0!</text:p>
          </table:table-cell>
          <table:table-cell table:style-name="ce497" table:formula="of:=_TP12*_SN12/(_P12*_OP12)" office:value-type="string" office:string-value="" calcext:value-type="error">
            <text:p>#DIV/0!</text:p>
          </table:table-cell>
          <table:table-cell table:style-name="ce670" table:formula="of:=TP*Sn/(P*OP)" office:value-type="float" office:value="2.24175824175824" calcext:value-type="float">
            <text:p>2.2418</text:p>
          </table:table-cell>
          <table:table-cell table:style-name="ce673" table:formula="of:=&quot;(&quot;&amp;ROUND(MIN([.AM47:.AR47]))&amp;&quot;..&quot;&amp;ROUND(MAX([.AM47:.AR47]))&amp;&quot;)&quot;" office:value-type="string" office:string-value="(0..25000000)" calcext:value-type="string">
            <text:p>(0..25000000)</text:p>
          </table:table-cell>
          <table:table-cell table:style-name="ce674" table:formula="of:=&quot;(&quot;&amp;MIN([.AM47:.AP47])&amp;&quot;..&quot;&amp;MAX([.AM47:.AP47])&amp;&quot;)&quot;" office:value-type="string" office:string-value="(1..25000000)" calcext:value-type="string">
            <text:p>(1..25000000)</text:p>
          </table:table-cell>
          <table:table-cell table:style-name="ce674" table:formula="of:=&quot;(&quot;&amp;MIN([.AQ47:.AR47])&amp;&quot;..&quot;&amp;MAX([.AQ47:.AR47])&amp;&quot;)&quot;" office:value-type="string" office:string-value="(0.00000002..0.0000000899999964)" calcext:value-type="string">
            <text:p>(0.00000002..0.0000000899999964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0" calcext:value-type="float">
            <text:p>40</text:p>
          </table:table-cell>
          <table:table-cell table:style-name="ce445" office:value-type="string" calcext:value-type="string">
            <text:p>simA</text:p>
          </table:table-cell>
          <table:table-cell table:style-name="ce457" office:value-type="string" calcext:value-type="string">
            <text:p>Anderberg Similarity</text:p>
          </table:table-cell>
          <table:table-cell table:style-name="ce460" table:formula="of:=IF(ABS([.E48]-[.E$7])&lt;0.0001;&quot;≈&quot;;&quot;&quot;)">
            <text:p/>
          </table:table-cell>
          <table:table-cell table:style-name="ce712" table:formula="of:=(8*TP)/((8*TP)+FP+FN)" office:value-type="float" office:value="0.96969696969697" calcext:value-type="float">
            <text:p>0.9697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48])" office:value-type="string" office:string-value="=(8*TP)/((8*TP)+FP+FN)" calcext:value-type="string">
            <text:p>=(8*TP)/((8*TP)+FP+FN)</text:p>
          </table:table-cell>
          <table:table-cell table:style-name="ce640"/>
          <table:table-cell table:style-name="ce465" table:formula="of:=(8*_TP1)/((8*_TP1)+_FP1+_FN1)" office:value-type="float" office:value="1" calcext:value-type="float">
            <text:p>1.0000</text:p>
          </table:table-cell>
          <table:table-cell table:style-name="ce465" table:formula="of:=(8*_TP2)/((8*_TP2)+_FP2+_FN2)" office:value-type="float" office:value="0.9999999975" calcext:value-type="float">
            <text:p>1.0000</text:p>
          </table:table-cell>
          <table:table-cell table:style-name="ce465" table:formula="of:=(8*_TP3)/((8*_TP3)+_FP3+_FN3)" office:value-type="float" office:value="0.9999999975" calcext:value-type="float">
            <text:p>1.0000</text:p>
          </table:table-cell>
          <table:table-cell table:style-name="ce465" table:formula="of:=(8*_TP4)/((8*_TP4)+_FP4+_FN4)" office:value-type="float" office:value="0.8" calcext:value-type="float">
            <text:p>0.8000</text:p>
          </table:table-cell>
          <table:table-cell table:style-name="ce465" table:formula="of:=(8*_TP5)/((8*_TP5)+_FP5+_FN5)" office:value-type="float" office:value="0.8" calcext:value-type="float">
            <text:p>0.8000</text:p>
          </table:table-cell>
          <table:table-cell table:style-name="ce465" table:formula="of:=(8*_TP6)/((8*_TP6)+_FP6+_FN6)" office:value-type="float" office:value="0.0000001199999868" calcext:value-type="float">
            <text:p>0.0000</text:p>
          </table:table-cell>
          <table:table-cell table:style-name="ce465" table:formula="of:=(8*_TP7)/((8*_TP7)+_FP7+_FN7)" office:value-type="float" office:value="0.0000000399999988" calcext:value-type="float">
            <text:p>0.0000</text:p>
          </table:table-cell>
          <table:table-cell table:style-name="ce465" table:formula="of:=(8*_TP8)/((8*_TP8)+_FP8+_FN8)" office:value-type="float" office:value="0" calcext:value-type="float">
            <text:p>0.0000</text:p>
          </table:table-cell>
          <table:table-cell table:style-name="ce465" table:formula="of:=(8*_TP9)/((8*_TP9)+_FP9+_FN9)" office:value-type="float" office:value="0.999987498906154" calcext:value-type="float">
            <text:p>1.0000</text:p>
          </table:table-cell>
          <table:table-cell table:style-name="ce465" table:formula="of:=(8*_TP10)/((8*_TP10)+_FP10+_FN10)" office:value-type="float" office:value="0.999987498906154" calcext:value-type="float">
            <text:p>1.0000</text:p>
          </table:table-cell>
          <table:table-cell table:style-name="ce465" table:formula="of:=(8*_TP11)/((8*_TP11)+_FP11+_FN11)" office:value-type="float" office:value="0" calcext:value-type="float">
            <text:p>0.0000</text:p>
          </table:table-cell>
          <table:table-cell table:style-name="ce465" table:formula="of:=(8*_TP12)/((8*_TP12)+_FP12+_FN12)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48:.AR48]))&amp;&quot;..&quot;&amp;ROUND(MAX([.AM48:.AR48]))&amp;&quot;)&quot;" office:value-type="string" office:string-value="(0..1)" calcext:value-type="string">
            <text:p>(0..1)</text:p>
          </table:table-cell>
          <table:table-cell table:style-name="ce674" table:formula="of:=&quot;(&quot;&amp;MIN([.AM48:.AP48])&amp;&quot;..&quot;&amp;MAX([.AM48:.AP48])&amp;&quot;)&quot;" office:value-type="string" office:string-value="(0.8..0.9999999975)" calcext:value-type="string">
            <text:p>(0.8..0.9999999975)</text:p>
          </table:table-cell>
          <table:table-cell table:style-name="ce674" table:formula="of:=&quot;(&quot;&amp;MIN([.AQ48:.AR48])&amp;&quot;..&quot;&amp;MAX([.AQ48:.AR48])&amp;&quot;)&quot;" office:value-type="string" office:string-value="(0.0000000399999988..0.0000001199999868)" calcext:value-type="string">
            <text:p>(0.0000000399999988..0.0000001199999868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1" calcext:value-type="float">
            <text:p>41</text:p>
          </table:table-cell>
          <table:table-cell table:style-name="ce446" office:value-type="string" calcext:value-type="string">
            <text:p>simAD</text:p>
          </table:table-cell>
          <table:table-cell table:style-name="ce457" office:value-type="string" calcext:value-type="string">
            <text:p>Anderberg’s D Similarity</text:p>
          </table:table-cell>
          <table:table-cell table:style-name="ce460" table:formula="of:=IF(ABS([.E49]-[.E$7])&lt;0.0001;&quot;≈&quot;;&quot;&quot;)">
            <text:p/>
          </table:table-cell>
          <table:table-cell table:style-name="ce712" table:formula="of:=((MAX(TP;FP)+MAX(FN;TN)+MAX(TP;FN)+MAX(FP;TN))-(MAX(P;N)+MAX(TP+TN;FN+TN)))/(2*Sn)" office:value-type="float" office:value="0.161764705882353" calcext:value-type="float">
            <text:p>0.1618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504" office:value-type="float" office:value="0.25" calcext:value-type="float">
            <text:p>0.25</text:p>
          </table:table-cell>
          <table:table-cell table:style-name="ce514" office:value-type="float" office:value="0.5" calcext:value-type="float">
            <text:p>0.50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Predictability of Positive or Negative on reality given the one on prediction (actual reduction in error)</text:p>
          </table:table-cell>
          <table:table-cell table:style-name="ce441" table:number-columns-repeated="4"/>
          <table:table-cell table:style-name="ce640" table:formula="of:=FORMULA([.E49])" office:value-type="string" office:string-value="=((MAX(TP,FP)+MAX(FN,TN)+MAX(TP,FN)+MAX(FP,TN))-(MAX(P,N)+MAX(TP+TN,FN+TN)))/(2*Sn)" calcext:value-type="string">
            <text:p>=((MAX(TP,FP)+MAX(FN,TN)+MAX(TP,FN)+MAX(FP,TN))-(MAX(P,N)+MAX(TP+TN,FN+TN)))/(2*Sn)</text:p>
          </table:table-cell>
          <table:table-cell table:style-name="ce640"/>
          <table:table-cell table:style-name="ce465" table:formula="of:=((MAX(_TP1;_FP1)+MAX(_FN1;_TN1)+MAX(_TP1;_FN1)+MAX(_FP1;_TN1))-(MAX(_P1;_N1)+MAX(_TP1+_TN1;_FN1+_TN1)))/(2*_SN1)" office:value-type="float" office:value="0.25" calcext:value-type="float">
            <text:p>0.2500</text:p>
          </table:table-cell>
          <table:table-cell table:style-name="ce465" table:formula="of:=((MAX(_TP2;_FP2)+MAX(_FN2;_TN2)+MAX(_TP2;_FN2)+MAX(_FP2;_TN2))-(MAX(_P2;_N2)+MAX(_TP2+_TN2;_FN2+_TN2)))/(2*_SN2)" office:value-type="float" office:value="0.249999995" calcext:value-type="float">
            <text:p>0.2500</text:p>
          </table:table-cell>
          <table:table-cell table:style-name="ce465" table:formula="of:=((MAX(_TP3;_FP3)+MAX(_FN3;_TN3)+MAX(_TP3;_FN3)+MAX(_FP3;_TN3))-(MAX(_P3;_N3)+MAX(_TP3+_TN3;_FN3+_TN3)))/(2*_SN3)" office:value-type="float" office:value="0" calcext:value-type="float">
            <text:p>0.0000</text:p>
          </table:table-cell>
          <table:table-cell table:style-name="ce465" table:formula="of:=((MAX(_TP4;_FP4)+MAX(_FN4;_TN4)+MAX(_TP4;_FN4)+MAX(_FP4;_TN4))-(MAX(_P4;_N4)+MAX(_TP4+_TN4;_FN4+_TN4)))/(2*_SN4)" office:value-type="float" office:value="0" calcext:value-type="float">
            <text:p>0.0000</text:p>
          </table:table-cell>
          <table:table-cell table:style-name="ce465" table:formula="of:=((MAX(_TP5;_FP5)+MAX(_FN5;_TN5)+MAX(_TP5;_FN5)+MAX(_FP5;_TN5))-(MAX(_P5;_N5)+MAX(_TP5+_TN5;_FN5+_TN5)))/(2*_SN5)" office:value-type="float" office:value="0" calcext:value-type="float">
            <text:p>0.0000</text:p>
          </table:table-cell>
          <table:table-cell table:style-name="ce465" table:formula="of:=((MAX(_TP6;_FP6)+MAX(_FN6;_TN6)+MAX(_TP6;_FN6)+MAX(_FP6;_TN6))-(MAX(_P6;_N6)+MAX(_TP6+_TN6;_FN6+_TN6)))/(2*_SN6)" office:value-type="float" office:value="0" calcext:value-type="float">
            <text:p>0.0000</text:p>
          </table:table-cell>
          <table:table-cell table:style-name="ce465" table:formula="of:=((MAX(_TP7;_FP7)+MAX(_FN7;_TN7)+MAX(_TP7;_FN7)+MAX(_FP7;_TN7))-(MAX(_P7;_N7)+MAX(_TP7+_TN7;_FN7+_TN7)))/(2*_SN7)" office:value-type="float" office:value="0.49999999" calcext:value-type="float">
            <text:p>0.5000</text:p>
          </table:table-cell>
          <table:table-cell table:style-name="ce465" table:formula="of:=((MAX(_TP8;_FP8)+MAX(_FN8;_TN8)+MAX(_TP8;_FN8)+MAX(_FP8;_TN8))-(MAX(_P8;_N8)+MAX(_TP8+_TN8;_FN8+_TN8)))/(2*_SN8)" office:value-type="float" office:value="0.5" calcext:value-type="float">
            <text:p>0.5000</text:p>
          </table:table-cell>
          <table:table-cell table:style-name="ce465" table:formula="of:=((MAX(_TP9;_FP9)+MAX(_FN9;_TN9)+MAX(_TP9;_FN9)+MAX(_FP9;_TN9))-(MAX(_P9;_N9)+MAX(_TP9+_TN9;_FN9+_TN9)))/(2*_SN9)" office:value-type="float" office:value="0" calcext:value-type="float">
            <text:p>0.0000</text:p>
          </table:table-cell>
          <table:table-cell table:style-name="ce465" table:formula="of:=((MAX(_TP10;_FP10)+MAX(_FN10;_TN10)+MAX(_TP10;_FN10)+MAX(_FP10;_TN10))-(MAX(_P10;_N10)+MAX(_TP10+_TN10;_FN10+_TN10)))/(2*_SN10)" office:value-type="float" office:value="0.00005" calcext:value-type="float">
            <text:p>0.0001</text:p>
          </table:table-cell>
          <table:table-cell table:style-name="ce465" table:formula="of:=((MAX(_TP11;_FP11)+MAX(_FN11;_TN11)+MAX(_TP11;_FN11)+MAX(_FP11;_TN11))-(MAX(_P11;_N11)+MAX(_TP11+_TN11;_FN11+_TN11)))/(2*_SN11)" office:value-type="float" office:value="0" calcext:value-type="float">
            <text:p>0.0000</text:p>
          </table:table-cell>
          <table:table-cell table:style-name="ce465" table:formula="of:=((MAX(_TP12;_FP12)+MAX(_FN12;_TN12)+MAX(_TP12;_FN12)+MAX(_FP12;_TN12))-(MAX(_P12;_N12)+MAX(_TP12+_TN12;_FN12+_TN12)))/(2*_SN12)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49:.AR49]))&amp;&quot;..&quot;&amp;ROUND(MAX([.AM49:.AR49]))&amp;&quot;)&quot;" office:value-type="string" office:string-value="(0..0)" calcext:value-type="string">
            <text:p>(0..0)</text:p>
          </table:table-cell>
          <table:table-cell table:style-name="ce674" table:formula="of:=&quot;(&quot;&amp;MIN([.AM49:.AP49])&amp;&quot;..&quot;&amp;MAX([.AM49:.AP49])&amp;&quot;)&quot;" office:value-type="string" office:string-value="(0..0.249999995)" calcext:value-type="string">
            <text:p>(0..0.249999995)</text:p>
          </table:table-cell>
          <table:table-cell table:style-name="ce674" table:formula="of:=&quot;(&quot;&amp;MIN([.AQ49:.AR49])&amp;&quot;..&quot;&amp;MAX([.AQ49:.AR49])&amp;&quot;)&quot;" office:value-type="string" office:string-value="(0..0.49999999)" calcext:value-type="string">
            <text:p>(0..0.4999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2" calcext:value-type="float">
            <text:p>42</text:p>
          </table:table-cell>
          <table:table-cell table:style-name="ce442" office:value-type="string" calcext:value-type="string">
            <text:p>AUC</text:p>
          </table:table-cell>
          <table:table-cell table:style-name="ce441" office:value-type="string" calcext:value-type="string">
            <text:p>Area Under (ROC) Curve</text:p>
          </table:table-cell>
          <table:table-cell table:style-name="ce460" table:formula="of:=IF(ABS([.E50]-[.E$7])&lt;0.0001;&quot;≈&quot;;&quot;&quot;)">
            <text:p/>
          </table:table-cell>
          <table:table-cell table:style-name="ce710" table:formula="of:=INDIRECT([.B50])" office:value-type="float" office:value="0" calcext:value-type="float">
            <text:p>0.0000</text:p>
          </table:table-cell>
          <table:table-cell table:style-name="ce463" office:value-type="string" calcext:value-type="string">
            <text:p>Metric</text:p>
          </table:table-cell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13"/>
          <table:table-cell table:style-name="ce441" table:formula="of:=COUNTA([.P50:.X50])" office:value-type="float" office:value="0" calcext:value-type="float">
            <text:p>0</text:p>
          </table:table-cell>
          <table:table-cell table:style-name="ce441"/>
          <table:table-cell table:style-name="ce456"/>
          <table:table-cell table:style-name="ce441" office:value-type="string" calcext:value-type="string">
            <text:p>TPR,FPR</text:p>
          </table:table-cell>
          <table:table-cell table:style-name="ce441" table:number-columns-repeated="2"/>
          <table:table-cell table:style-name="ce441" office:value-type="string" calcext:value-type="string">
            <text:p>Optional</text:p>
          </table:table-cell>
          <table:table-cell table:style-name="ce441" table:number-columns-repeated="4"/>
          <table:table-cell table:style-name="ce647" table:formula="of:=FORMULA(INDIRECT([.B50]))" office:value-type="string" office:string-value="" calcext:value-type="error">
            <text:p>#N/A</text:p>
          </table:table-cell>
          <table:table-cell table:style-name="ce640"/>
          <table:table-cell table:style-name="ce441" table:number-columns-repeated="12"/>
          <table:table-cell table:style-name="ce436"/>
          <table:table-cell table:style-name="ce673" table:formula="of:=&quot;(&quot;&amp;ROUND(MIN([.AM50:.AR50]))&amp;&quot;..&quot;&amp;ROUND(MAX([.AM50:.AR50]))&amp;&quot;)&quot;" office:value-type="string" office:string-value="(0..0)" calcext:value-type="string">
            <text:p>(0..0)</text:p>
          </table:table-cell>
          <table:table-cell table:style-name="ce674" table:formula="of:=&quot;(&quot;&amp;MIN([.AM50:.AP50])&amp;&quot;..&quot;&amp;MAX([.AM50:.AP50])&amp;&quot;)&quot;" office:value-type="string" office:string-value="(0..0)" calcext:value-type="string">
            <text:p>(0..0)</text:p>
          </table:table-cell>
          <table:table-cell table:style-name="ce674" table:formula="of:=&quot;(&quot;&amp;MIN([.AQ50:.AR50])&amp;&quot;..&quot;&amp;MAX([.AQ50:.AR50])&amp;&quot;)&quot;" office:value-type="string" office:string-value="(0..0)" calcext:value-type="string">
            <text:p>(0..0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3" calcext:value-type="float">
            <text:p>43</text:p>
          </table:table-cell>
          <table:table-cell table:style-name="ce445"/>
          <table:table-cell table:style-name="ce457" office:value-type="string" calcext:value-type="string">
            <text:p>Steffensen</text:p>
          </table:table-cell>
          <table:table-cell table:style-name="ce460" table:formula="of:=IF(ABS([.E51]-[.E$7])&lt;0.0001;&quot;≈&quot;;&quot;&quot;)">
            <text:p/>
          </table:table-cell>
          <table:table-cell table:style-name="ce714" table:formula="of:=(TP-((TP+FP)*(TP+FN)))/2" office:value-type="float" office:value="-56725" calcext:value-type="float">
            <text:p>-56725.0</text:p>
          </table:table-cell>
          <table:table-cell table:style-name="ce476"/>
          <table:table-cell table:style-name="ce441"/>
          <table:table-cell table:style-name="ce494" office:value-type="string" calcext:value-type="string">
            <text:p>-INF</text:p>
          </table:table-cell>
          <table:table-cell table:style-name="ce480"/>
          <table:table-cell table:style-name="ce513" office:value-type="float" office:value="0" calcext:value-type="float">
            <text:p>0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1])" office:value-type="string" office:string-value="=(TP-((TP+FP)*(TP+FN)))/2" calcext:value-type="string">
            <text:p>=(TP-((TP+FP)*(TP+FN)))/2</text:p>
          </table:table-cell>
          <table:table-cell table:style-name="ce640"/>
          <table:table-cell table:style-name="ce655" table:formula="of:=(_TP1-((_TP1+_FP1)*(_TP1+_FN1)))/2" office:value-type="float" office:value="-49995000" calcext:value-type="float">
            <text:p>-49995000.0000</text:p>
          </table:table-cell>
          <table:table-cell table:style-name="ce655" table:formula="of:=(_TP2-((_TP2+_FP2)*(_TP2+_FN2)))/2" office:value-type="float" office:value="-49995000.00005" calcext:value-type="float">
            <text:p>-49995000.0001</text:p>
          </table:table-cell>
          <table:table-cell table:style-name="ce655" table:formula="of:=(_TP3-((_TP3+_FP3)*(_TP3+_FN3)))/2" office:value-type="float" office:value="-49994998.00015" calcext:value-type="float">
            <text:p>-49994998.0002</text:p>
          </table:table-cell>
          <table:table-cell table:style-name="ce655" table:formula="of:=(_TP4-((_TP4+_FP4)*(_TP4+_FN4)))/2" office:value-type="float" office:value="0.00004998" calcext:value-type="float">
            <text:p>0.0000</text:p>
          </table:table-cell>
          <table:table-cell table:style-name="ce655" table:formula="of:=(_TP5-((_TP5+_FP5)*(_TP5+_FN5)))/2" office:value-type="float" office:value="-199995000" calcext:value-type="float">
            <text:p>-199995000.0000</text:p>
          </table:table-cell>
          <table:table-cell table:style-name="ce655" table:formula="of:=(_TP6-((_TP6+_FP6)*(_TP6+_FN6)))/2" office:value-type="float" office:value="-50000001.99985" calcext:value-type="float">
            <text:p>-50000001.9999</text:p>
          </table:table-cell>
          <table:table-cell table:style-name="ce655" table:formula="of:=(_TP7-((_TP7+_FP7)*(_TP7+_FN7)))/2" office:value-type="float" office:value="-49999999.99995" calcext:value-type="float">
            <text:p>-50000000.0000</text:p>
          </table:table-cell>
          <table:table-cell table:style-name="ce655" table:formula="of:=(_TP8-((_TP8+_FP8)*(_TP8+_FN8)))/2" office:value-type="float" office:value="-50000000" calcext:value-type="float">
            <text:p>-50000000.0000</text:p>
          </table:table-cell>
          <table:table-cell table:style-name="ce655" table:formula="of:=(_TP9-((_TP9+_FP9)*(_TP9+_FN9)))/2" office:value-type="float" office:value="-49990000.5" calcext:value-type="float">
            <text:p>-49990000.5000</text:p>
          </table:table-cell>
          <table:table-cell table:style-name="ce655" table:formula="of:=(_TP10-((_TP10+_FP10)*(_TP10+_FN10)))/2" office:value-type="float" office:value="-49990000.5" calcext:value-type="float">
            <text:p>-49990000.5000</text:p>
          </table:table-cell>
          <table:table-cell table:style-name="ce465" table:formula="of:=(_TP11-((_TP11+_FP11)*(_TP11+_FN11)))/2" office:value-type="float" office:value="0" calcext:value-type="float">
            <text:p>0.0000</text:p>
          </table:table-cell>
          <table:table-cell table:style-name="ce465" table:formula="of:=(_TP12-((_TP12+_FP12)*(_TP12+_FN12)))/2" office:value-type="float" office:value="0" calcext:value-type="float">
            <text:p>0.0000</text:p>
          </table:table-cell>
          <table:table-cell/>
          <table:table-cell table:style-name="ce673" table:formula="of:=&quot;(&quot;&amp;ROUND(MIN([.AM51:.AR51]))&amp;&quot;..&quot;&amp;ROUND(MAX([.AM51:.AR51]))&amp;&quot;)&quot;" office:value-type="string" office:string-value="(-199995000..0)" calcext:value-type="string">
            <text:p>(-199995000..0)</text:p>
          </table:table-cell>
          <table:table-cell table:style-name="ce674" table:formula="of:=&quot;(&quot;&amp;MIN([.AM51:.AP51])&amp;&quot;..&quot;&amp;MAX([.AM51:.AP51])&amp;&quot;)&quot;" office:value-type="string" office:string-value="(-199995000..0.00004998)" calcext:value-type="string">
            <text:p>(-199995000..0.00004998)</text:p>
          </table:table-cell>
          <table:table-cell table:style-name="ce674" table:formula="of:=&quot;(&quot;&amp;MIN([.AQ51:.AR51])&amp;&quot;..&quot;&amp;MAX([.AQ51:.AR51])&amp;&quot;)&quot;" office:value-type="string" office:string-value="(-50000001.99985..-49999999.99995)" calcext:value-type="string">
            <text:p>(-50000001.99985..-49999999.9999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4" calcext:value-type="float">
            <text:p>44</text:p>
          </table:table-cell>
          <table:table-cell table:style-name="ce445"/>
          <table:table-cell table:style-name="ce457" office:value-type="string" calcext:value-type="string">
            <text:p>Goodman and Kruskal's Tau</text:p>
          </table:table-cell>
          <table:table-cell table:style-name="ce460" table:formula="of:=IF(ABS([.E52]-[.E$7])&lt;0.0001;&quot;≈&quot;;&quot;&quot;)">
            <text:p/>
          </table:table-cell>
          <table:table-cell table:style-name="ce712" table:formula="of:=((((TP-OP*P)^2+(FP-OP*N)^2)/OP)+(((FN-P*ON)^2+(TN-N*ON)^2)/ON))/(1-P^2-N^2)" office:value-type="float" office:value="-848.00419160847" calcext:value-type="float">
            <text:p>-848.0042</text:p>
          </table:table-cell>
          <table:table-cell table:style-name="ce476"/>
          <table:table-cell table:style-name="ce441"/>
          <table:table-cell table:style-name="ce494" office:value-type="string" calcext:value-type="string">
            <text:p>-INF</text:p>
          </table:table-cell>
          <table:table-cell table:style-name="ce480"/>
          <table:table-cell table:style-name="ce513" office:value-type="float" office:value="0" calcext:value-type="float">
            <text:p>0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2])" office:value-type="string" office:string-value="=((((TP-OP*P)^2+(FP-OP*N)^2)/OP)+(((FN-P*ON)^2+(TN-N*ON)^2)/ON))/(1-P^2-N^2)" calcext:value-type="string">
            <text:p>=((((TP-OP*P)^2+(FP-OP*N)^2)/OP)+(((FN-P*ON)^2+(TN-N*ON)^2)/ON))/(1-P^2-N^2)</text:p>
          </table:table-cell>
          <table:table-cell table:style-name="ce640"/>
          <table:table-cell table:style-name="ce465" table:formula="of:=(((((_TP1-((_TP1+_FP1)*(_TP1+_FN1)))^2)+((_FP1-((_TP1+_FP1)*(_FP1+_TN1)))^2))/(_TP1+_FP1))/(1-((_TP1+_FN1)^2)-((_FP1+_TN1)^2)))+(((((_FN1-((_TP1+_FN1)*(_FN1+_TN1)))^2)+((_TN1-((_FP1+_TN1)*(_FN1+_TN1)))^2))/(_FN1+_TN1))/(1-((_TP1+_FN1)^2)-((_FP1+_TN1)^2)))" office:value-type="float" office:value="-19998.00019999" calcext:value-type="float">
            <text:p>-19998.0002</text:p>
          </table:table-cell>
          <table:table-cell table:style-name="ce465" table:formula="of:=(((((_TP2-((_TP2+_FP2)*(_TP2+_FN2)))^2)+((_FP2-((_TP2+_FP2)*(_FP2+_TN2)))^2))/(_TP2+_FP2))/(1-((_TP2+_FN2)^2)-((_FP2+_TN2)^2)))+(((((_FN2-((_TP2+_FN2)*(_FN2+_TN2)))^2)+((_TN2-((_FP2+_TN2)*(_FN2+_TN2)))^2))/(_FN2+_TN2))/(1-((_TP2+_FN2)^2)-((_FP2+_TN2)^2)))" office:value-type="float" office:value="-19998.00019999" calcext:value-type="float">
            <text:p>-19998.0002</text:p>
          </table:table-cell>
          <table:table-cell table:style-name="ce465" table:formula="of:=(((((_TP3-((_TP3+_FP3)*(_TP3+_FN3)))^2)+((_FP3-((_TP3+_FP3)*(_FP3+_TN3)))^2))/(_TP3+_FP3))/(1-((_TP3+_FN3)^2)-((_FP3+_TN3)^2)))+(((((_FN3-((_TP3+_FN3)*(_FN3+_TN3)))^2)+((_TN3-((_FP3+_TN3)*(_FN3+_TN3)))^2))/(_FN3+_TN3))/(1-((_TP3+_FN3)^2)-((_FP3+_TN3)^2)))" office:value-type="float" office:value="-9998.00019998001" calcext:value-type="float">
            <text:p>-9998.0002</text:p>
          </table:table-cell>
          <table:table-cell table:style-name="ce465" table:formula="of:=(((((_TP4-((_TP4+_FP4)*(_TP4+_FN4)))^2)+((_FP4-((_TP4+_FP4)*(_FP4+_TN4)))^2))/(_TP4+_FP4))/(1-((_TP4+_FN4)^2)-((_FP4+_TN4)^2)))+(((((_FN4-((_TP4+_FN4)*(_FN4+_TN4)))^2)+((_TN4-((_FP4+_TN4)*(_FN4+_TN4)))^2))/(_FN4+_TN4))/(1-((_TP4+_FN4)^2)-((_FP4+_TN4)^2)))" office:value-type="float" office:value="-9998.00019998001" calcext:value-type="float">
            <text:p>-9998.0002</text:p>
          </table:table-cell>
          <table:table-cell table:style-name="ce465" table:formula="of:=(((((_TP5-((_TP5+_FP5)*(_TP5+_FN5)))^2)+((_FP5-((_TP5+_FP5)*(_FP5+_TN5)))^2))/(_TP5+_FP5))/(1-((_TP5+_FN5)^2)-((_FP5+_TN5)^2)))+(((((_FN5-((_TP5+_FN5)*(_FN5+_TN5)))^2)+((_TN5-((_FP5+_TN5)*(_FN5+_TN5)))^2))/(_FN5+_TN5))/(1-((_TP5+_FN5)^2)-((_FP5+_TN5)^2)))" office:value-type="float" office:value="-39998.0000749975" calcext:value-type="float">
            <text:p>-39998.0001</text:p>
          </table:table-cell>
          <table:table-cell table:style-name="ce465" table:formula="of:=(((((_TP6-((_TP6+_FP6)*(_TP6+_FN6)))^2)+((_FP6-((_TP6+_FP6)*(_FP6+_TN6)))^2))/(_TP6+_FP6))/(1-((_TP6+_FN6)^2)-((_FP6+_TN6)^2)))+(((((_FN6-((_TP6+_FN6)*(_FN6+_TN6)))^2)+((_TN6-((_FP6+_TN6)*(_FN6+_TN6)))^2))/(_FN6+_TN6))/(1-((_TP6+_FN6)^2)-((_FP6+_TN6)^2)))" office:value-type="float" office:value="-29998.000099996" calcext:value-type="float">
            <text:p>-29998.0001</text:p>
          </table:table-cell>
          <table:table-cell table:style-name="ce465" table:formula="of:=(((((_TP7-((_TP7+_FP7)*(_TP7+_FN7)))^2)+((_FP7-((_TP7+_FP7)*(_FP7+_TN7)))^2))/(_TP7+_FP7))/(1-((_TP7+_FN7)^2)-((_FP7+_TN7)^2)))+(((((_FN7-((_TP7+_FN7)*(_FN7+_TN7)))^2)+((_TN7-((_FP7+_TN7)*(_FN7+_TN7)))^2))/(_FN7+_TN7))/(1-((_TP7+_FN7)^2)-((_FP7+_TN7)^2)))" office:value-type="float" office:value="-19998.00019999" calcext:value-type="float">
            <text:p>-19998.0002</text:p>
          </table:table-cell>
          <table:table-cell table:style-name="ce465" table:formula="of:=(((((_TP8-((_TP8+_FP8)*(_TP8+_FN8)))^2)+((_FP8-((_TP8+_FP8)*(_FP8+_TN8)))^2))/(_TP8+_FP8))/(1-((_TP8+_FN8)^2)-((_FP8+_TN8)^2)))+(((((_FN8-((_TP8+_FN8)*(_FN8+_TN8)))^2)+((_TN8-((_FP8+_TN8)*(_FN8+_TN8)))^2))/(_FN8+_TN8))/(1-((_TP8+_FN8)^2)-((_FP8+_TN8)^2)))" office:value-type="float" office:value="-19998.00019999" calcext:value-type="float">
            <text:p>-19998.0002</text:p>
          </table:table-cell>
          <table:table-cell table:style-name="ce465" table:formula="of:=(((((_TP9-((_TP9+_FP9)*(_TP9+_FN9)))^2)+((_FP9-((_TP9+_FP9)*(_FP9+_TN9)))^2))/(_TP9+_FP9))/(1-((_TP9+_FN9)^2)-((_FP9+_TN9)^2)))+(((((_FN9-((_TP9+_FN9)*(_FN9+_TN9)))^2)+((_TN9-((_FP9+_TN9)*(_FN9+_TN9)))^2))/(_FN9+_TN9))/(1-((_TP9+_FN9)^2)-((_FP9+_TN9)^2)))" office:value-type="float" office:value="-9998.00019998" calcext:value-type="float">
            <text:p>-9998.0002</text:p>
          </table:table-cell>
          <table:table-cell table:style-name="ce465" table:formula="of:=(((((_TP10-((_TP10+_FP10)*(_TP10+_FN10)))^2)+((_FP10-((_TP10+_FP10)*(_FP10+_TN10)))^2))/(_TP10+_FP10))/(1-((_TP10+_FN10)^2)-((_FP10+_TN10)^2)))+(((((_FN10-((_TP10+_FN10)*(_FN10+_TN10)))^2)+((_TN10-((_FP10+_TN10)*(_FN10+_TN10)))^2))/(_FN10+_TN10))/(1-((_TP10+_FN10)^2)-((_FP10+_TN10)^2)))" office:value-type="string" office:string-value="" calcext:value-type="error">
            <text:p>#DIV/0!</text:p>
          </table:table-cell>
          <table:table-cell table:style-name="ce465" table:formula="of:=(((((_TP11-((_TP11+_FP11)*(_TP11+_FN11)))^2)+((_FP11-((_TP11+_FP11)*(_FP11+_TN11)))^2))/(_TP11+_FP11))/(1-((_TP11+_FN11)^2)-((_FP11+_TN11)^2)))+(((((_FN11-((_TP11+_FN11)*(_FN11+_TN11)))^2)+((_TN11-((_FP11+_TN11)*(_FN11+_TN11)))^2))/(_FN11+_TN11))/(1-((_TP11+_FN11)^2)-((_FP11+_TN11)^2)))" office:value-type="string" office:string-value="" calcext:value-type="error">
            <text:p>#DIV/0!</text:p>
          </table:table-cell>
          <table:table-cell table:style-name="ce465" table:formula="of:=(((((_TP12-((_TP12+_FP12)*(_TP12+_FN12)))^2)+((_FP12-((_TP12+_FP12)*(_FP12+_TN12)))^2))/(_TP12+_FP12))/(1-((_TP12+_FN12)^2)-((_FP12+_TN12)^2)))+(((((_FN12-((_TP12+_FN12)*(_FN12+_TN12)))^2)+((_TN12-((_FP12+_TN12)*(_FN12+_TN12)))^2))/(_FN12+_TN12))/(1-((_TP12+_FN12)^2)-((_FP12+_TN12)^2)))" office:value-type="float" office:value="-9998.00019998" calcext:value-type="float">
            <text:p>-9998.0002</text:p>
          </table:table-cell>
          <table:table-cell/>
          <table:table-cell table:style-name="ce673" table:formula="of:=&quot;(&quot;&amp;ROUND(MIN([.AM52:.AR52]))&amp;&quot;..&quot;&amp;ROUND(MAX([.AM52:.AR52]))&amp;&quot;)&quot;" office:value-type="string" office:string-value="(-39998..-9998)" calcext:value-type="string">
            <text:p>(-39998..-9998)</text:p>
          </table:table-cell>
          <table:table-cell table:style-name="ce674" table:formula="of:=&quot;(&quot;&amp;MIN([.AM52:.AP52])&amp;&quot;..&quot;&amp;MAX([.AM52:.AP52])&amp;&quot;)&quot;" office:value-type="string" office:string-value="(-39998.0000749975..-9998.00019998001)" calcext:value-type="string">
            <text:p>(-39998.0000749975..-9998.00019998001)</text:p>
          </table:table-cell>
          <table:table-cell table:style-name="ce674" table:formula="of:=&quot;(&quot;&amp;MIN([.AQ52:.AR52])&amp;&quot;..&quot;&amp;MAX([.AQ52:.AR52])&amp;&quot;)&quot;" office:value-type="string" office:string-value="(-29998.000099996..-19998.00019999)" calcext:value-type="string">
            <text:p>(-29998.000099996..-19998.0001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5" calcext:value-type="float">
            <text:p>45</text:p>
          </table:table-cell>
          <table:table-cell table:style-name="ce445" office:value-type="string" calcext:value-type="string">
            <text:p>disGI</text:p>
          </table:table-cell>
          <table:table-cell table:style-name="ce457" office:value-type="string" calcext:value-type="string">
            <text:p>Gilbert Index (Diss)</text:p>
          </table:table-cell>
          <table:table-cell table:style-name="ce460" table:formula="of:=IF(ABS([.E53]-[.E$7])&lt;0.0001;&quot;≈&quot;;&quot;&quot;)">
            <text:p/>
          </table:table-cell>
          <table:table-cell table:style-name="ce712" table:formula="of:=2*(TP*TN-FP*FN)/(Sn-(TP^2+FP^2+FN^2+TN^2))" office:value-type="float" office:value="-0.888644227744574" calcext:value-type="float">
            <text:p>-0.8886</text:p>
          </table:table-cell>
          <table:table-cell table:style-name="ce476"/>
          <table:table-cell table:style-name="ce441"/>
          <table:table-cell table:style-name="ce492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512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3])" office:value-type="string" office:string-value="=2*(TP*TN-FP*FN)/(Sn-(TP^2+FP^2+FN^2+TN^2))" calcext:value-type="string">
            <text:p>=2*(TP*TN-FP*FN)/(Sn-(TP^2+FP^2+FN^2+TN^2))</text:p>
          </table:table-cell>
          <table:table-cell table:style-name="ce640"/>
          <table:table-cell table:style-name="ce465" table:formula="of:=2*(_TP1*_TN1-_FP1*_FN1)/(_SN1-(_TP1^2+_FP1^2+_FN1^2+_TN1^2))" office:value-type="float" office:value="-1.000100010001" calcext:value-type="float">
            <text:p>-1.0001</text:p>
          </table:table-cell>
          <table:table-cell table:style-name="ce465" table:formula="of:=2*(_TP2*_TN2-_FP2*_FN2)/(_SN2-(_TP2^2+_FP2^2+_FN2^2+_TN2^2))" office:value-type="float" office:value="-1.000100010003" calcext:value-type="float">
            <text:p>-1.0001</text:p>
          </table:table-cell>
          <table:table-cell table:style-name="ce465" table:formula="of:=2*(_TP3*_TN3-_FP3*_FN3)/(_SN3-(_TP3^2+_FP3^2+_FN3^2+_TN3^2))" office:value-type="float" office:value="-0.00000002000200060018" calcext:value-type="float">
            <text:p>0.0000</text:p>
          </table:table-cell>
          <table:table-cell table:style-name="ce465" table:formula="of:=2*(_TP4*_TN4-_FP4*_FN4)/(_SN4-(_TP4^2+_FP4^2+_FN4^2+_TN4^2))" office:value-type="float" office:value="-0.00000002000200060018" calcext:value-type="float">
            <text:p>0.0000</text:p>
          </table:table-cell>
          <table:table-cell table:style-name="ce465" table:formula="of:=2*(_TP5*_TN5-_FP5*_FN5)/(_SN5-(_TP5^2+_FP5^2+_FN5^2+_TN5^2))" office:value-type="float" office:value="-0" calcext:value-type="float">
            <text:p>0.0000</text:p>
          </table:table-cell>
          <table:table-cell table:style-name="ce465" table:formula="of:=2*(_TP6*_TN6-_FP6*_FN6)/(_SN6-(_TP6^2+_FP6^2+_FN6^2+_TN6^2))" office:value-type="float" office:value="0.66673332" calcext:value-type="float">
            <text:p>0.6667</text:p>
          </table:table-cell>
          <table:table-cell table:style-name="ce465" table:formula="of:=2*(_TP7*_TN7-_FP7*_FN7)/(_SN7-(_TP7^2+_FP7^2+_FN7^2+_TN7^2))" office:value-type="float" office:value="1.000100010003" calcext:value-type="float">
            <text:p>1.0001</text:p>
          </table:table-cell>
          <table:table-cell table:style-name="ce465" table:formula="of:=2*(_TP8*_TN8-_FP8*_FN8)/(_SN8-(_TP8^2+_FP8^2+_FN8^2+_TN8^2))" office:value-type="float" office:value="1.000100010001" calcext:value-type="float">
            <text:p>1.0001</text:p>
          </table:table-cell>
          <table:table-cell table:style-name="ce465" table:formula="of:=2*(_TP9*_TN9-_FP9*_FN9)/(_SN9-(_TP9^2+_FP9^2+_FN9^2+_TN9^2))" office:value-type="float" office:value="-0" calcext:value-type="float">
            <text:p>0.0000</text:p>
          </table:table-cell>
          <table:table-cell table:style-name="ce465" table:formula="of:=2*(_TP10*_TN10-_FP10*_FN10)/(_SN10-(_TP10^2+_FP10^2+_FN10^2+_TN10^2))" office:value-type="float" office:value="-0" calcext:value-type="float">
            <text:p>0.0000</text:p>
          </table:table-cell>
          <table:table-cell table:style-name="ce465" table:formula="of:=2*(_TP11*_TN11-_FP11*_FN11)/(_SN11-(_TP11^2+_FP11^2+_FN11^2+_TN11^2))" office:value-type="float" office:value="-0" calcext:value-type="float">
            <text:p>0.0000</text:p>
          </table:table-cell>
          <table:table-cell table:style-name="ce465" table:formula="of:=2*(_TP12*_TN12-_FP12*_FN12)/(_SN12-(_TP12^2+_FP12^2+_FN12^2+_TN12^2))" office:value-type="float" office:value="-0" calcext:value-type="float">
            <text:p>0.0000</text:p>
          </table:table-cell>
          <table:table-cell/>
          <table:table-cell table:style-name="ce673" table:formula="of:=&quot;(&quot;&amp;ROUND(MIN([.AM53:.AR53]))&amp;&quot;..&quot;&amp;ROUND(MAX([.AM53:.AR53]))&amp;&quot;)&quot;" office:value-type="string" office:string-value="(-1..1)" calcext:value-type="string">
            <text:p>(-1..1)</text:p>
          </table:table-cell>
          <table:table-cell table:style-name="ce674" table:formula="of:=&quot;(&quot;&amp;MIN([.AM53:.AP53])&amp;&quot;..&quot;&amp;MAX([.AM53:.AP53])&amp;&quot;)&quot;" office:value-type="string" office:string-value="(-1.000100010003..0)" calcext:value-type="string">
            <text:p>(-1.000100010003..0)</text:p>
          </table:table-cell>
          <table:table-cell table:style-name="ce674" table:formula="of:=&quot;(&quot;&amp;MIN([.AQ53:.AR53])&amp;&quot;..&quot;&amp;MAX([.AQ53:.AR53])&amp;&quot;)&quot;" office:value-type="string" office:string-value="(0.66673332..1.000100010003)" calcext:value-type="string">
            <text:p>(0.66673332..1.000100010003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6" calcext:value-type="float">
            <text:p>46</text:p>
          </table:table-cell>
          <table:table-cell table:style-name="ce445"/>
          <table:table-cell table:style-name="ce457" office:value-type="string" calcext:value-type="string">
            <text:p>Goodman and Kruskal Max</text:p>
          </table:table-cell>
          <table:table-cell table:style-name="ce460" table:formula="of:=IF(ABS([.E54]-[.E$7])&lt;0.0001;&quot;≈&quot;;&quot;&quot;)">
            <text:p/>
          </table:table-cell>
          <table:table-cell table:style-name="ce712" table:formula="of:=(TP+TN-MAX(TP;TN)-(FP+FN)/2)/(1-MAX(TP;TN)-(FP+FN)/2)" office:value-type="float" office:value="-0.513196480938416" calcext:value-type="float">
            <text:p>-0.5132</text:p>
          </table:table-cell>
          <table:table-cell table:style-name="ce476"/>
          <table:table-cell table:style-name="ce441"/>
          <table:table-cell table:style-name="ce492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512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4])" office:value-type="string" office:string-value="=(TP+TN-MAX(TP,TN)-(FP+FN)/2)/(1-MAX(TP,TN)-(FP+FN)/2)" calcext:value-type="string">
            <text:p>=(TP+TN-MAX(TP,TN)-(FP+FN)/2)/(1-MAX(TP,TN)-(FP+FN)/2)</text:p>
          </table:table-cell>
          <table:table-cell table:style-name="ce640"/>
          <table:table-cell table:style-name="ce465" table:formula="of:=(_TP1+_TN1-MAX(_TP1;_TN1)-(_FP1+_FN1)/2)/(1-MAX(_TP1;_TN1)-(_FP1+_FN1)/2)" office:value-type="float" office:value="-1.000100010001" calcext:value-type="float">
            <text:p>-1.0001</text:p>
          </table:table-cell>
          <table:table-cell table:style-name="ce465" table:formula="of:=(_TP2+_TN2-MAX(_TP2;_TN2)-(_FP2+_FN2)/2)/(1-MAX(_TP2;_TN2)-(_FP2+_FN2)/2)" office:value-type="float" office:value="-1.000099989999" calcext:value-type="float">
            <text:p>-1.0001</text:p>
          </table:table-cell>
          <table:table-cell table:style-name="ce465" table:formula="of:=(_TP3+_TN3-MAX(_TP3;_TN3)-(_FP3+_FN3)/2)/(1-MAX(_TP3;_TN3)-(_FP3+_FN3)/2)" office:value-type="float" office:value="7.07293828419521E-017" calcext:value-type="float">
            <text:p>0.0000</text:p>
          </table:table-cell>
          <table:table-cell table:style-name="ce465" table:formula="of:=(_TP4+_TN4-MAX(_TP4;_TN4)-(_FP4+_FN4)/2)/(1-MAX(_TP4;_TN4)-(_FP4+_FN4)/2)" office:value-type="float" office:value="7.07293828419521E-017" calcext:value-type="float">
            <text:p>0.0000</text:p>
          </table:table-cell>
          <table:table-cell table:style-name="ce465" table:formula="of:=(_TP5+_TN5-MAX(_TP5;_TN5)-(_FP5+_FN5)/2)/(1-MAX(_TP5;_TN5)-(_FP5+_FN5)/2)" office:value-type="float" office:value="-0" calcext:value-type="float">
            <text:p>0.0000</text:p>
          </table:table-cell>
          <table:table-cell table:style-name="ce465" table:formula="of:=(_TP6+_TN6-MAX(_TP6;_TN6)-(_FP6+_FN6)/2)/(1-MAX(_TP6;_TN6)-(_FP6+_FN6)/2)" office:value-type="float" office:value="0.500024986249562" calcext:value-type="float">
            <text:p>0.5000</text:p>
          </table:table-cell>
          <table:table-cell table:style-name="ce465" table:formula="of:=(_TP7+_TN7-MAX(_TP7;_TN7)-(_FP7+_FN7)/2)/(1-MAX(_TP7;_TN7)-(_FP7+_FN7)/2)" office:value-type="float" office:value="1.000099989999" calcext:value-type="float">
            <text:p>1.0001</text:p>
          </table:table-cell>
          <table:table-cell table:style-name="ce465" table:formula="of:=(_TP8+_TN8-MAX(_TP8;_TN8)-(_FP8+_FN8)/2)/(1-MAX(_TP8;_TN8)-(_FP8+_FN8)/2)" office:value-type="float" office:value="1.000100010001" calcext:value-type="float">
            <text:p>1.0001</text:p>
          </table:table-cell>
          <table:table-cell table:style-name="ce465" table:formula="of:=(_TP9+_TN9-MAX(_TP9;_TN9)-(_FP9+_FN9)/2)/(1-MAX(_TP9;_TN9)-(_FP9+_FN9)/2)" office:value-type="float" office:value="0.0000500075011251688" calcext:value-type="float">
            <text:p>0.0001</text:p>
          </table:table-cell>
          <table:table-cell table:style-name="ce465" table:formula="of:=(_TP10+_TN10-MAX(_TP10;_TN10)-(_FP10+_FN10)/2)/(1-MAX(_TP10;_TN10)-(_FP10+_FN10)/2)" office:value-type="float" office:value="0.0000500075011251688" calcext:value-type="float">
            <text:p>0.0001</text:p>
          </table:table-cell>
          <table:table-cell table:style-name="ce465" table:formula="of:=(_TP11+_TN11-MAX(_TP11;_TN11)-(_FP11+_FN11)/2)/(1-MAX(_TP11;_TN11)-(_FP11+_FN11)/2)" office:value-type="float" office:value="0.0000500075011251688" calcext:value-type="float">
            <text:p>0.0001</text:p>
          </table:table-cell>
          <table:table-cell table:style-name="ce465" table:formula="of:=(_TP12+_TN12-MAX(_TP12;_TN12)-(_FP12+_FN12)/2)/(1-MAX(_TP12;_TN12)-(_FP12+_FN12)/2)" office:value-type="float" office:value="0.0000500075011251688" calcext:value-type="float">
            <text:p>0.0001</text:p>
          </table:table-cell>
          <table:table-cell/>
          <table:table-cell table:style-name="ce673" table:formula="of:=&quot;(&quot;&amp;ROUND(MIN([.AM54:.AR54]))&amp;&quot;..&quot;&amp;ROUND(MAX([.AM54:.AR54]))&amp;&quot;)&quot;" office:value-type="string" office:string-value="(-1..1)" calcext:value-type="string">
            <text:p>(-1..1)</text:p>
          </table:table-cell>
          <table:table-cell table:style-name="ce674" table:formula="of:=&quot;(&quot;&amp;MIN([.AM54:.AP54])&amp;&quot;..&quot;&amp;MAX([.AM54:.AP54])&amp;&quot;)&quot;" office:value-type="string" office:string-value="(-1.000099989999..7.07293828419521E-017)" calcext:value-type="string">
            <text:p>(-1.000099989999..7.07293828419521E-017)</text:p>
          </table:table-cell>
          <table:table-cell table:style-name="ce674" table:formula="of:=&quot;(&quot;&amp;MIN([.AQ54:.AR54])&amp;&quot;..&quot;&amp;MAX([.AQ54:.AR54])&amp;&quot;)&quot;" office:value-type="string" office:string-value="(0.500024986249562..1.000099989999)" calcext:value-type="string">
            <text:p>(0.500024986249562..1.00009998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47" calcext:value-type="float">
            <text:p>47</text:p>
          </table:table-cell>
          <table:table-cell table:style-name="ce445"/>
          <table:table-cell table:style-name="ce457" office:value-type="string" calcext:value-type="string">
            <text:p>Goodman and Kruskal Probability</text:p>
          </table:table-cell>
          <table:table-cell table:style-name="ce460" table:formula="of:=IF(ABS([.E55]-[.E$7])&lt;0.0001;&quot;≈&quot;;&quot;&quot;)">
            <text:p/>
          </table:table-cell>
          <table:table-cell table:style-name="ce712" table:formula="of:=(MAX(TP;FN)+MAX(FP;TN)-MAX(OP;ON))/(1-MAX(OP;ON))" office:value-type="float" office:value="-0.477099236641221" calcext:value-type="float">
            <text:p>-0.4771</text:p>
          </table:table-cell>
          <table:table-cell table:style-name="ce476"/>
          <table:table-cell table:style-name="ce441"/>
          <table:table-cell table:style-name="ce492" office:value-type="float" office:value="-1" calcext:value-type="float">
            <text:p>-1</text:p>
          </table:table-cell>
          <table:table-cell table:style-name="ce488"/>
          <table:table-cell table:style-name="ce512" office:value-type="float" office:value="0" calcext:value-type="float">
            <text:p>0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5])" office:value-type="string" office:string-value="=(MAX(TP,FN)+MAX(FP,TN)-MAX(OP,ON))/(1-MAX(OP,ON))" calcext:value-type="string">
            <text:p>=(MAX(TP,FN)+MAX(FP,TN)-MAX(OP,ON))/(1-MAX(OP,ON))</text:p>
          </table:table-cell>
          <table:table-cell table:style-name="ce640"/>
          <table:table-cell table:style-name="ce465" table:formula="of:=(MAX(_TP1;_FN1)+MAX(_FP1;_TN1)-MAX(_OP1;_ON1))/(1-MAX(_OP1;_ON1))" office:value-type="float" office:value="-1.000100010001" calcext:value-type="float">
            <text:p>-1.0001</text:p>
          </table:table-cell>
          <table:table-cell table:style-name="ce465" table:formula="of:=(MAX(_TP2;_FN2)+MAX(_FP2;_TN2)-MAX(_OP2;_ON2))/(1-MAX(_OP2;_ON2))" office:value-type="float" office:value="-1.000099989999" calcext:value-type="float">
            <text:p>-1.0001</text:p>
          </table:table-cell>
          <table:table-cell table:style-name="ce465" table:formula="of:=(MAX(_TP3;_FN3)+MAX(_FP3;_TN3)-MAX(_OP3;_ON3))/(1-MAX(_OP3;_ON3))" office:value-type="float" office:value="-0" calcext:value-type="float">
            <text:p>0.0000</text:p>
          </table:table-cell>
          <table:table-cell table:style-name="ce465" table:formula="of:=(MAX(_TP4;_FN4)+MAX(_FP4;_TN4)-MAX(_OP4;_ON4))/(1-MAX(_OP4;_ON4))" office:value-type="float" office:value="-0" calcext:value-type="float">
            <text:p>0.0000</text:p>
          </table:table-cell>
          <table:table-cell table:style-name="ce465" table:formula="of:=(MAX(_TP5;_FN5)+MAX(_FP5;_TN5)-MAX(_OP5;_ON5))/(1-MAX(_OP5;_ON5))" office:value-type="float" office:value="-0" calcext:value-type="float">
            <text:p>0.0000</text:p>
          </table:table-cell>
          <table:table-cell table:style-name="ce465" table:formula="of:=(MAX(_TP6;_FN6)+MAX(_FP6;_TN6)-MAX(_OP6;_ON6))/(1-MAX(_OP6;_ON6))" office:value-type="float" office:value="-0" calcext:value-type="float">
            <text:p>0.0000</text:p>
          </table:table-cell>
          <table:table-cell table:style-name="ce465" table:formula="of:=(MAX(_TP7;_FN7)+MAX(_FP7;_TN7)-MAX(_OP7;_ON7))/(1-MAX(_OP7;_ON7))" office:value-type="float" office:value="-1.000099989999" calcext:value-type="float">
            <text:p>-1.0001</text:p>
          </table:table-cell>
          <table:table-cell table:style-name="ce465" table:formula="of:=(MAX(_TP8;_FN8)+MAX(_FP8;_TN8)-MAX(_OP8;_ON8))/(1-MAX(_OP8;_ON8))" office:value-type="float" office:value="-1.000100010001" calcext:value-type="float">
            <text:p>-1.0001</text:p>
          </table:table-cell>
          <table:table-cell table:style-name="ce465" table:formula="of:=(MAX(_TP9;_FN9)+MAX(_FP9;_TN9)-MAX(_OP9;_ON9))/(1-MAX(_OP9;_ON9))" office:value-type="float" office:value="-0" calcext:value-type="float">
            <text:p>0.0000</text:p>
          </table:table-cell>
          <table:table-cell table:style-name="ce465" table:formula="of:=(MAX(_TP10;_FN10)+MAX(_FP10;_TN10)-MAX(_OP10;_ON10))/(1-MAX(_OP10;_ON10))" office:value-type="float" office:value="-0" calcext:value-type="float">
            <text:p>0.0000</text:p>
          </table:table-cell>
          <table:table-cell table:style-name="ce465" table:formula="of:=(MAX(_TP11;_FN11)+MAX(_FP11;_TN11)-MAX(_OP11;_ON11))/(1-MAX(_OP11;_ON11))" office:value-type="float" office:value="-0" calcext:value-type="float">
            <text:p>0.0000</text:p>
          </table:table-cell>
          <table:table-cell table:style-name="ce465" table:formula="of:=(MAX(_TP12;_FN12)+MAX(_FP12;_TN12)-MAX(_OP12;_ON12))/(1-MAX(_OP12;_ON12))" office:value-type="float" office:value="-0" calcext:value-type="float">
            <text:p>0.0000</text:p>
          </table:table-cell>
          <table:table-cell/>
          <table:table-cell table:style-name="ce673" table:formula="of:=&quot;(&quot;&amp;ROUND(MIN([.AM55:.AR55]))&amp;&quot;..&quot;&amp;ROUND(MAX([.AM55:.AR55]))&amp;&quot;)&quot;" office:value-type="string" office:string-value="(-1..0)" calcext:value-type="string">
            <text:p>(-1..0)</text:p>
          </table:table-cell>
          <table:table-cell table:style-name="ce674" table:formula="of:=&quot;(&quot;&amp;MIN([.AM55:.AP55])&amp;&quot;..&quot;&amp;MAX([.AM55:.AP55])&amp;&quot;)&quot;" office:value-type="string" office:string-value="(-1.000099989999..0)" calcext:value-type="string">
            <text:p>(-1.000099989999..0)</text:p>
          </table:table-cell>
          <table:table-cell table:style-name="ce674" table:formula="of:=&quot;(&quot;&amp;MIN([.AQ55:.AR55])&amp;&quot;..&quot;&amp;MAX([.AQ55:.AR55])&amp;&quot;)&quot;" office:value-type="string" office:string-value="(-1.000099989999..0)" calcext:value-type="string">
            <text:p>(-1.000099989999..0)</text:p>
          </table:table-cell>
          <table:table-cell table:number-columns-repeated="11"/>
        </table:table-row>
        <table:table-row table:style-name="ro17">
          <table:table-cell table:style-name="ce436" office:value-type="float" office:value="48" calcext:value-type="float">
            <text:p>48</text:p>
          </table:table-cell>
          <table:table-cell table:style-name="ce445" office:value-type="string" calcext:value-type="string">
            <text:p>disNC</text:p>
          </table:table-cell>
          <table:table-cell table:style-name="ce457" office:value-type="string" calcext:value-type="string">
            <text:p>Normalized Collocation</text:p>
          </table:table-cell>
          <table:table-cell table:style-name="ce460" table:formula="of:=IF(ABS([.E56]-[.E$7])&lt;0.0001;&quot;≈&quot;;&quot;&quot;)">
            <text:p/>
          </table:table-cell>
          <table:table-cell table:style-name="ce712" table:formula="of:=TP/(FP+FN-TP)" office:value-type="float" office:value="-1.33333333333333" calcext:value-type="float">
            <text:p>-1.3333</text:p>
          </table:table-cell>
          <table:table-cell table:style-name="ce476"/>
          <table:table-cell table:style-name="ce441"/>
          <table:table-cell table:style-name="ce488" office:value-type="float" office:value="-1" calcext:value-type="float">
            <text:p>-1</text:p>
          </table:table-cell>
          <table:table-cell table:style-name="ce488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6])" office:value-type="string" office:string-value="=TP/(FP+FN-TP)" calcext:value-type="string">
            <text:p>=TP/(FP+FN-TP)</text:p>
          </table:table-cell>
          <table:table-cell table:style-name="ce640"/>
          <table:table-cell table:style-name="ce465" table:formula="of:=_TP1/(_FP1+_FN1-_TP1)" office:value-type="float" office:value="-1" calcext:value-type="float">
            <text:p>-1.0000</text:p>
          </table:table-cell>
          <table:table-cell table:style-name="ce465" table:formula="of:=_TP2/(_FP2+_FN2-_TP2)" office:value-type="float" office:value="-1.00000002" calcext:value-type="float">
            <text:p>-1.0000</text:p>
          </table:table-cell>
          <table:table-cell table:style-name="ce465" table:formula="of:=_TP3/(_FP3+_FN3-_TP3)" office:value-type="float" office:value="-1.00000002" calcext:value-type="float">
            <text:p>-1.0000</text:p>
          </table:table-cell>
          <table:table-cell table:style-name="ce465" table:formula="of:=_TP4/(_FP4+_FN4-_TP4)" office:value-type="float" office:value="1" calcext:value-type="float">
            <text:p>1.0000</text:p>
          </table:table-cell>
          <table:table-cell table:style-name="ce465" table:formula="of:=_TP5/(_FP5+_FN5-_TP5)" office:value-type="float" office:value="1" calcext:value-type="float">
            <text:p>1.0000</text:p>
          </table:table-cell>
          <table:table-cell table:style-name="ce465" table:formula="of:=_TP6/(_FP6+_FN6-_TP6)" office:value-type="float" office:value="0.000000015000000375" calcext:value-type="float">
            <text:p>0.0000</text:p>
          </table:table-cell>
          <table:table-cell table:style-name="ce465" table:formula="of:=_TP7/(_FP7+_FN7-_TP7)" office:value-type="float" office:value="0.000000005000000075" calcext:value-type="float">
            <text:p>0.0000</text:p>
          </table:table-cell>
          <table:table-cell table:style-name="ce465" table:formula="of:=_TP8/(_FP8+_FN8-_TP8)" office:value-type="float" office:value="0" calcext:value-type="float">
            <text:p>0.0000</text:p>
          </table:table-cell>
          <table:table-cell table:style-name="ce465" table:formula="of:=_TP9/(_FP9+_FN9-_TP9)" office:value-type="float" office:value="-1.000100020004" calcext:value-type="float">
            <text:p>-1.0001</text:p>
          </table:table-cell>
          <table:table-cell table:style-name="ce465" table:formula="of:=_TP10/(_FP10+_FN10-_TP10)" office:value-type="float" office:value="-1.000100020004" calcext:value-type="float">
            <text:p>-1.0001</text:p>
          </table:table-cell>
          <table:table-cell table:style-name="ce465" table:formula="of:=_TP11/(_FP11+_FN11-_TP11)" office:value-type="float" office:value="0" calcext:value-type="float">
            <text:p>0.0000</text:p>
          </table:table-cell>
          <table:table-cell table:style-name="ce465" table:formula="of:=_TP12/(_FP12+_FN12-_TP12)" office:value-type="float" office:value="0" calcext:value-type="float">
            <text:p>0.0000</text:p>
          </table:table-cell>
          <table:table-cell/>
          <table:table-cell table:style-name="ce673" table:formula="of:=&quot;(&quot;&amp;ROUND(MIN([.AM56:.AR56]))&amp;&quot;..&quot;&amp;ROUND(MAX([.AM56:.AR56]))&amp;&quot;)&quot;" office:value-type="string" office:string-value="(-1..1)" calcext:value-type="string">
            <text:p>(-1..1)</text:p>
          </table:table-cell>
          <table:table-cell table:style-name="ce674" table:formula="of:=&quot;(&quot;&amp;MIN([.AM56:.AP56])&amp;&quot;..&quot;&amp;MAX([.AM56:.AP56])&amp;&quot;)&quot;" office:value-type="string" office:string-value="(-1.00000002..1)" calcext:value-type="string">
            <text:p>(-1.00000002..1)</text:p>
          </table:table-cell>
          <table:table-cell table:style-name="ce674" table:formula="of:=&quot;(&quot;&amp;MIN([.AQ56:.AR56])&amp;&quot;..&quot;&amp;MAX([.AQ56:.AR56])&amp;&quot;)&quot;" office:value-type="string" office:string-value="(0.000000005000000075..0.000000015000000375)" calcext:value-type="string">
            <text:p>(0.000000005000000075..0.000000015000000375)</text:p>
          </table:table-cell>
          <table:table-cell table:number-columns-repeated="11"/>
        </table:table-row>
        <table:table-row table:style-name="ro17">
          <table:table-cell table:style-name="ce436" office:value-type="float" office:value="49" calcext:value-type="float">
            <text:p>49</text:p>
          </table:table-cell>
          <table:table-cell table:style-name="ce445" office:value-type="string" calcext:value-type="string">
            <text:p>cGiniI</text:p>
          </table:table-cell>
          <table:table-cell table:style-name="ce457" office:value-type="string" calcext:value-type="string">
            <text:p>Gini index</text:p>
          </table:table-cell>
          <table:table-cell table:style-name="ce460" table:formula="of:=IF(ABS([.E57]-[.E$7])&lt;0.0001;&quot;≈&quot;;&quot;&quot;)">
            <text:p/>
          </table:table-cell>
          <table:table-cell table:style-name="ce712" table:formula="of:=(TP-OP*P)/SQRT((1-OP^2)*(1-P^2))" office:value-type="float" office:value="-0.997371429551517" calcext:value-type="float">
            <text:p>-0.9974</text:p>
          </table:table-cell>
          <table:table-cell table:style-name="ce476"/>
          <table:table-cell table:style-name="ce441"/>
          <table:table-cell table:style-name="ce488" office:value-type="float" office:value="-1" calcext:value-type="float">
            <text:p>-1</text:p>
          </table:table-cell>
          <table:table-cell table:style-name="ce488"/>
          <table:table-cell table:style-name="ce488" office:value-type="float" office:value="0" calcext:value-type="float">
            <text:p>0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7])" office:value-type="string" office:string-value="=(TP-OP*P)/SQRT((1-OP^2)*(1-P^2))" calcext:value-type="string">
            <text:p>=(TP-OP*P)/SQRT((1-OP^2)*(1-P^2))</text:p>
          </table:table-cell>
          <table:table-cell table:style-name="ce640"/>
          <table:table-cell table:style-name="ce465" table:formula="of:=(_TP1-_OP1*_P1)/SQRT((1-_OP1^2)*(1-_P1^2))" office:value-type="float" office:value="-0.999900009999" calcext:value-type="float">
            <text:p>-0.9999</text:p>
          </table:table-cell>
          <table:table-cell table:style-name="ce465" table:formula="of:=(_TP2-_OP2*_P2)/SQRT((1-_OP2^2)*(1-_P2^2))" office:value-type="float" office:value="-0.99990001" calcext:value-type="float">
            <text:p>-0.9999</text:p>
          </table:table-cell>
          <table:table-cell table:style-name="ce465" table:formula="of:=(_TP3-_OP3*_P3)/SQRT((1-_OP3^2)*(1-_P3^2))" office:value-type="float" office:value="-0.999900009998001" calcext:value-type="float">
            <text:p>-0.9999</text:p>
          </table:table-cell>
          <table:table-cell table:style-name="ce465" table:formula="of:=(_TP4-_OP4*_P4)/SQRT((1-_OP4^2)*(1-_P4^2))" office:value-type="float" office:value="0.0000999600039984002" calcext:value-type="float">
            <text:p>0.0001</text:p>
          </table:table-cell>
          <table:table-cell table:style-name="ce465" table:formula="of:=(_TP5-_OP5*_P5)/SQRT((1-_OP5^2)*(1-_P5^2))" office:value-type="float" office:value="-0.999975002499938" calcext:value-type="float">
            <text:p>-1.0000</text:p>
          </table:table-cell>
          <table:table-cell table:style-name="ce465" table:formula="of:=(_TP6-_OP6*_P6)/SQRT((1-_OP6^2)*(1-_P6^2))" office:value-type="float" office:value="-1.000000009997" calcext:value-type="float">
            <text:p>-1.0000</text:p>
          </table:table-cell>
          <table:table-cell table:style-name="ce465" table:formula="of:=(_TP7-_OP7*_P7)/SQRT((1-_OP7^2)*(1-_P7^2))" office:value-type="float" office:value="-1.000000009999" calcext:value-type="float">
            <text:p>-1.0000</text:p>
          </table:table-cell>
          <table:table-cell table:style-name="ce465" table:formula="of:=(_TP8-_OP8*_P8)/SQRT((1-_OP8^2)*(1-_P8^2))" office:value-type="float" office:value="-1.00000001" calcext:value-type="float">
            <text:p>-1.0000</text:p>
          </table:table-cell>
          <table:table-cell table:style-name="ce465" table:formula="of:=(_TP9-_OP9*_P9)/SQRT((1-_OP9^2)*(1-_P9^2))" office:value-type="float" office:value="-0.99990001" calcext:value-type="float">
            <text:p>-0.9999</text:p>
          </table:table-cell>
          <table:table-cell table:style-name="ce465" table:formula="of:=(_TP10-_OP10*_P10)/SQRT((1-_OP10^2)*(1-_P10^2))" office:value-type="float" office:value="-0.99990001" calcext:value-type="float">
            <text:p>-0.9999</text:p>
          </table:table-cell>
          <table:table-cell table:style-name="ce465" table:formula="of:=(_TP11-_OP11*_P11)/SQRT((1-_OP11^2)*(1-_P11^2))" office:value-type="string" office:string-value="" calcext:value-type="error">
            <text:p>#DIV/0!</text:p>
          </table:table-cell>
          <table:table-cell table:style-name="ce465" table:formula="of:=(_TP12-_OP12*_P12)/SQRT((1-_OP12^2)*(1-_P12^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57:.AR57]))&amp;&quot;..&quot;&amp;ROUND(MAX([.AM57:.AR57]))&amp;&quot;)&quot;" office:value-type="string" office:string-value="(-1..0)" calcext:value-type="string">
            <text:p>(-1..0)</text:p>
          </table:table-cell>
          <table:table-cell table:style-name="ce674" table:formula="of:=&quot;(&quot;&amp;MIN([.AM57:.AP57])&amp;&quot;..&quot;&amp;MAX([.AM57:.AP57])&amp;&quot;)&quot;" office:value-type="string" office:string-value="(-0.999975002499938..0.0000999600039984002)" calcext:value-type="string">
            <text:p>(-0.999975002499938..0.0000999600039984002)</text:p>
          </table:table-cell>
          <table:table-cell table:style-name="ce674" table:formula="of:=&quot;(&quot;&amp;MIN([.AQ57:.AR57])&amp;&quot;..&quot;&amp;MAX([.AQ57:.AR57])&amp;&quot;)&quot;" office:value-type="string" office:string-value="(-1.000000009999..-1.000000009997)" calcext:value-type="string">
            <text:p>(-1.000000009999..-1.00000000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50" calcext:value-type="float">
            <text:p>50</text:p>
          </table:table-cell>
          <table:table-cell table:style-name="ce445" office:value-type="string" calcext:value-type="string">
            <text:p>cEy2</text:p>
          </table:table-cell>
          <table:table-cell table:style-name="ce457" office:value-type="string" calcext:value-type="string">
            <text:p>Eyraud 2</text:p>
          </table:table-cell>
          <table:table-cell table:style-name="ce460" table:formula="of:=IF(ABS([.E58]-[.E$7])&lt;0.0001;&quot;≈&quot;;&quot;&quot;)">
            <text:p/>
          </table:table-cell>
          <table:table-cell table:style-name="ce712" table:formula="of:=(TP-OP*P)/(P*OP*ON*N)" office:value-type="float" office:value="-0.00000379947671376243" calcext:value-type="float">
            <text:p>0.0000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INF</text:p>
          </table:table-cell>
          <table:table-cell table:style-name="ce480"/>
          <table:table-cell table:style-name="ce513" office:value-type="float" office:value="0" calcext:value-type="float">
            <text:p>0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8])" office:value-type="string" office:string-value="=(TP-OP*P)/(P*OP*ON*N)" calcext:value-type="string">
            <text:p>=(TP-OP*P)/(P*OP*ON*N)</text:p>
          </table:table-cell>
          <table:table-cell table:style-name="ce640"/>
          <table:table-cell table:style-name="ce465" table:formula="of:=(_TP1-((_TP1+_FP1)*(_TP1+_FN1)))/(_P1*_OP1*_ON1*_N1)" office:value-type="float" office:value="-0.000000009999" calcext:value-type="float">
            <text:p>0.0000</text:p>
          </table:table-cell>
          <table:table-cell table:style-name="ce465" table:formula="of:=(_TP2-((_TP2+_FP2)*(_TP2+_FN2)))/(_P2*_OP2*_ON2*_N2)" office:value-type="float" office:value="-0.00000000999900000001" calcext:value-type="float">
            <text:p>0.0000</text:p>
          </table:table-cell>
          <table:table-cell table:style-name="ce465" table:formula="of:=(_TP3-((_TP3+_FP3)*(_TP3+_FN3)))/(_P3*_OP3*_ON3*_N3)" office:value-type="float" office:value="-24997499.999975" calcext:value-type="float">
            <text:p>-24997500.0000</text:p>
          </table:table-cell>
          <table:table-cell table:style-name="ce465" table:formula="of:=(_TP4-((_TP4+_FP4)*(_TP4+_FN4)))/(_P4*_OP4*_ON4*_N4)" office:value-type="float" office:value="0.0000249900009996" calcext:value-type="float">
            <text:p>0.0000</text:p>
          </table:table-cell>
          <table:table-cell table:style-name="ce465" table:formula="of:=(_TP5-((_TP5+_FP5)*(_TP5+_FN5)))/(_P5*_OP5*_ON5*_N5)" office:value-type="float" office:value="-0.0000000024999375" calcext:value-type="float">
            <text:p>0.0000</text:p>
          </table:table-cell>
          <table:table-cell table:style-name="ce465" table:formula="of:=(_TP6-((_TP6+_FP6)*(_TP6+_FN6)))/(_P6*_OP6*_ON6*_N6)" office:value-type="float" office:value="-0.00000000250000004999" calcext:value-type="float">
            <text:p>0.0000</text:p>
          </table:table-cell>
          <table:table-cell table:style-name="ce465" table:formula="of:=(_TP7-((_TP7+_FP7)*(_TP7+_FN7)))/(_P7*_OP7*_ON7*_N7)" office:value-type="float" office:value="-0.00000000999999999999" calcext:value-type="float">
            <text:p>0.0000</text:p>
          </table:table-cell>
          <table:table-cell table:style-name="ce465" table:formula="of:=(_TP8-((_TP8+_FP8)*(_TP8+_FN8)))/(_P8*_OP8*_ON8*_N8)" office:value-type="float" office:value="-0.00000001" calcext:value-type="float">
            <text:p>0.0000</text:p>
          </table:table-cell>
          <table:table-cell table:style-name="ce465" table:formula="of:=(_TP9-((_TP9+_FP9)*(_TP9+_FN9)))/(_P9*_OP9*_ON9*_N9)" office:value-type="string" office:string-value="" calcext:value-type="error">
            <text:p>#DIV/0!</text:p>
          </table:table-cell>
          <table:table-cell table:style-name="ce465" table:formula="of:=(_TP10-((_TP10+_FP10)*(_TP10+_FN10)))/(_P10*_OP10*_ON10*_N10)" office:value-type="string" office:string-value="" calcext:value-type="error">
            <text:p>#DIV/0!</text:p>
          </table:table-cell>
          <table:table-cell table:style-name="ce465" table:formula="of:=(_TP11-((_TP11+_FP11)*(_TP11+_FN11)))/(_P11*_OP11*_ON11*_N11)" office:value-type="string" office:string-value="" calcext:value-type="error">
            <text:p>#DIV/0!</text:p>
          </table:table-cell>
          <table:table-cell table:style-name="ce465" table:formula="of:=(_TP12-((_TP12+_FP12)*(_TP12+_FN12)))/(_P12*_OP12*_ON12*_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58:.AR58]))&amp;&quot;..&quot;&amp;ROUND(MAX([.AM58:.AR58]))&amp;&quot;)&quot;" office:value-type="string" office:string-value="(-24997500..0)" calcext:value-type="string">
            <text:p>(-24997500..0)</text:p>
          </table:table-cell>
          <table:table-cell table:style-name="ce674" table:formula="of:=&quot;(&quot;&amp;MIN([.AM58:.AP58])&amp;&quot;..&quot;&amp;MAX([.AM58:.AP58])&amp;&quot;)&quot;" office:value-type="string" office:string-value="(-24997499.999975..0.0000249900009996)" calcext:value-type="string">
            <text:p>(-24997499.999975..0.0000249900009996)</text:p>
          </table:table-cell>
          <table:table-cell table:style-name="ce674" table:formula="of:=&quot;(&quot;&amp;MIN([.AQ58:.AR58])&amp;&quot;..&quot;&amp;MAX([.AQ58:.AR58])&amp;&quot;)&quot;" office:value-type="string" office:string-value="(-0.00000000999999999999..-0.00000000250000004999)" calcext:value-type="string">
            <text:p>(-0.00000000999999999999..-0.00000000250000004999)</text:p>
          </table:table-cell>
          <table:table-cell table:number-columns-repeated="11"/>
        </table:table-row>
        <table:table-row table:style-name="ro17">
          <table:table-cell table:style-name="ce436" office:value-type="float" office:value="51" calcext:value-type="float">
            <text:p>51</text:p>
          </table:table-cell>
          <table:table-cell table:style-name="ce445" office:value-type="string" calcext:value-type="string">
            <text:p>simBB</text:p>
          </table:table-cell>
          <table:table-cell table:style-name="ce457" office:value-type="string" calcext:value-type="string">
            <text:p>Batagelj and Bren</text:p>
          </table:table-cell>
          <table:table-cell table:style-name="ce460" table:formula="of:=IF(ABS([.E59]-[.E$7])&lt;0.0001;&quot;≈&quot;;&quot;&quot;)">
            <text:p/>
          </table:table-cell>
          <table:table-cell table:style-name="ce712" table:formula="of:=(FP*FN)/(TP*TN)" office:value-type="float" office:value="0.0087719298245614" calcext:value-type="float">
            <text:p>0.0088</text:p>
          </table:table-cell>
          <table:table-cell table:style-name="ce476"/>
          <table:table-cell table:style-name="ce441"/>
          <table:table-cell table:style-name="Default" office:value-type="float" office:value="0" calcext:value-type="float">
            <text:p>0</text:p>
          </table:table-cell>
          <table:table-cell table:style-name="ce503"/>
          <table:table-cell table:style-name="ce513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59])" office:value-type="string" office:string-value="=(FP*FN)/(TP*TN)" calcext:value-type="string">
            <text:p>=(FP*FN)/(TP*TN)</text:p>
          </table:table-cell>
          <table:table-cell table:style-name="ce640"/>
          <table:table-cell table:style-name="ce465" table:formula="of:=(_FP1*_FN1)/(_TP1*_TN1)" office:value-type="float" office:value="0" calcext:value-type="float">
            <text:p>0.0000</text:p>
          </table:table-cell>
          <table:table-cell table:style-name="ce465" table:formula="of:=(_FP2*_FN2)/(_TP2*_TN2)" office:value-type="float" office:value="1.00000002E-016" calcext:value-type="float">
            <text:p>0.0000</text:p>
          </table:table-cell>
          <table:table-cell table:style-name="ce465" table:formula="of:=(_FP3*_FN3)/(_TP3*_TN3)" office:value-type="float" office:value="0.0000000100000003" calcext:value-type="float">
            <text:p>0.0000</text:p>
          </table:table-cell>
          <table:table-cell table:style-name="ce465" table:formula="of:=(_FP4*_FN4)/(_TP4*_TN4)" office:value-type="float" office:value="0.0000000100000003" calcext:value-type="float">
            <text:p>0.0000</text:p>
          </table:table-cell>
          <table:table-cell table:style-name="ce465" table:formula="of:=(_FP5*_FN5)/(_TP5*_TN5)" office:value-type="float" office:value="1" calcext:value-type="float">
            <text:p>1.0000</text:p>
          </table:table-cell>
          <table:table-cell table:style-name="ce465" table:formula="of:=(_FP6*_FN6)/(_TP6*_TN6)" office:value-type="float" office:value="33333333" calcext:value-type="float">
            <text:p>33333333.0000</text:p>
          </table:table-cell>
          <table:table-cell table:style-name="ce465" table:formula="of:=(_FP7*_FN7)/(_TP7*_TN7)" office:value-type="float" office:value="9.9999998E+015" calcext:value-type="float">
            <text:p>9999999800000000.0000</text:p>
          </table:table-cell>
          <table:table-cell table:style-name="ce465" table:formula="of:=(_FP8*_FN8)/(_TP8*_TN8)" office:value-type="string" office:string-value="" calcext:value-type="error">
            <text:p>#DIV/0!</text:p>
          </table:table-cell>
          <table:table-cell table:style-name="ce465" table:formula="of:=(_FP9*_FN9)/(_TP9*_TN9)" office:value-type="string" office:string-value="" calcext:value-type="error">
            <text:p>#DIV/0!</text:p>
          </table:table-cell>
          <table:table-cell table:style-name="ce465" table:formula="of:=(_FP10*_FN10)/(_TP10*_TN10)" office:value-type="string" office:string-value="" calcext:value-type="error">
            <text:p>#DIV/0!</text:p>
          </table:table-cell>
          <table:table-cell table:style-name="ce465" table:formula="of:=(_FP11*_FN11)/(_TP11*_TN11)" office:value-type="string" office:string-value="" calcext:value-type="error">
            <text:p>#DIV/0!</text:p>
          </table:table-cell>
          <table:table-cell table:style-name="ce465" table:formula="of:=(_FP12*_FN12)/(_TP12*_TN12)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59:.AR59]))&amp;&quot;..&quot;&amp;ROUND(MAX([.AM59:.AR59]))&amp;&quot;)&quot;" office:value-type="string" office:string-value="(0..9.9999998E+015)" calcext:value-type="string">
            <text:p>(0..9.9999998E+015)</text:p>
          </table:table-cell>
          <table:table-cell table:style-name="ce674" table:formula="of:=&quot;(&quot;&amp;MIN([.AM59:.AP59])&amp;&quot;..&quot;&amp;MAX([.AM59:.AP59])&amp;&quot;)&quot;" office:value-type="string" office:string-value="(1.00000002E-016..1)" calcext:value-type="string">
            <text:p>(1.00000002E-016..1)</text:p>
          </table:table-cell>
          <table:table-cell table:style-name="ce674" table:formula="of:=&quot;(&quot;&amp;MIN([.AQ59:.AR59])&amp;&quot;..&quot;&amp;MAX([.AQ59:.AR59])&amp;&quot;)&quot;" office:value-type="string" office:string-value="(33333333..9.9999998E+015)" calcext:value-type="string">
            <text:p>(33333333..9.9999998E+015)</text:p>
          </table:table-cell>
          <table:table-cell table:number-columns-repeated="11"/>
        </table:table-row>
        <table:table-row table:style-name="ro17">
          <table:table-cell table:style-name="ce436" office:value-type="float" office:value="52" calcext:value-type="float">
            <text:p>52</text:p>
          </table:table-cell>
          <table:table-cell table:style-name="ce446" office:value-type="string" calcext:value-type="string">
            <text:p>dissBLW</text:p>
          </table:table-cell>
          <table:table-cell table:style-name="ce457" office:value-type="string" calcext:value-type="string">
            <text:p>Binary Lance and Williams</text:p>
          </table:table-cell>
          <table:table-cell table:style-name="ce460" table:formula="of:=IF(ABS([.E60]-[.E$7])&lt;0.0001;&quot;≈&quot;;&quot;&quot;)">
            <text:p/>
          </table:table-cell>
          <table:table-cell table:style-name="ce712" table:formula="of:=(FP+FN)/(2*TP+FP+FN)" office:value-type="float" office:value="0.111111111111111" calcext:value-type="float">
            <text:p>0.1111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2"/>
          <table:table-cell table:style-name="ce441" office:value-type="string" calcext:value-type="string">
            <text:p>Bray and Curtis Nonmetric Coefficient</text:p>
          </table:table-cell>
          <table:table-cell table:style-name="ce441" table:number-columns-repeated="5"/>
          <table:table-cell table:style-name="ce640" table:formula="of:=FORMULA([.E60])" office:value-type="string" office:string-value="=(FP+FN)/(2*TP+FP+FN)" calcext:value-type="string">
            <text:p>=(FP+FN)/(2*TP+FP+FN)</text:p>
          </table:table-cell>
          <table:table-cell table:style-name="ce640"/>
          <table:table-cell table:style-name="ce465" table:formula="of:=(_FP1+_FN1)/(2*_TP1+_FP1+_FN1)" office:value-type="float" office:value="0" calcext:value-type="float">
            <text:p>0.0000</text:p>
          </table:table-cell>
          <table:table-cell table:style-name="ce465" table:formula="of:=(_FP2+_FN2)/(2*_TP2+_FP2+_FN2)" office:value-type="float" office:value="0.00000001" calcext:value-type="float">
            <text:p>0.0000</text:p>
          </table:table-cell>
          <table:table-cell table:style-name="ce465" table:formula="of:=(_FP3+_FN3)/(2*_TP3+_FP3+_FN3)" office:value-type="float" office:value="0.0000000100000002" calcext:value-type="float">
            <text:p>0.0000</text:p>
          </table:table-cell>
          <table:table-cell table:style-name="ce465" table:formula="of:=(_FP4+_FN4)/(2*_TP4+_FP4+_FN4)" office:value-type="float" office:value="0.5" calcext:value-type="float">
            <text:p>0.5000</text:p>
          </table:table-cell>
          <table:table-cell table:style-name="ce465" table:formula="of:=(_FP5+_FN5)/(2*_TP5+_FP5+_FN5)" office:value-type="float" office:value="0.5" calcext:value-type="float">
            <text:p>0.5000</text:p>
          </table:table-cell>
          <table:table-cell table:style-name="ce465" table:formula="of:=(_FP6+_FN6)/(2*_TP6+_FP6+_FN6)" office:value-type="float" office:value="0.999999970000001" calcext:value-type="float">
            <text:p>1.0000</text:p>
          </table:table-cell>
          <table:table-cell table:style-name="ce465" table:formula="of:=(_FP7+_FN7)/(2*_TP7+_FP7+_FN7)" office:value-type="float" office:value="0.99999999" calcext:value-type="float">
            <text:p>1.0000</text:p>
          </table:table-cell>
          <table:table-cell table:style-name="ce465" table:formula="of:=(_FP8+_FN8)/(2*_TP8+_FP8+_FN8)" office:value-type="float" office:value="1" calcext:value-type="float">
            <text:p>1.0000</text:p>
          </table:table-cell>
          <table:table-cell table:style-name="ce465" table:formula="of:=(_FP9+_FN9)/(2*_TP9+_FP9+_FN9)" office:value-type="float" office:value="0.0000500025001250063" calcext:value-type="float">
            <text:p>0.0001</text:p>
          </table:table-cell>
          <table:table-cell table:style-name="ce465" table:formula="of:=(_FP10+_FN10)/(2*_TP10+_FP10+_FN10)" office:value-type="float" office:value="0.0000500025001250063" calcext:value-type="float">
            <text:p>0.0001</text:p>
          </table:table-cell>
          <table:table-cell table:style-name="ce465" table:formula="of:=(_FP11+_FN11)/(2*_TP11+_FP11+_FN11)" office:value-type="float" office:value="1" calcext:value-type="float">
            <text:p>1.0000</text:p>
          </table:table-cell>
          <table:table-cell table:style-name="ce465" table:formula="of:=(_FP12+_FN12)/(2*_TP12+_FP12+_FN12)" office:value-type="float" office:value="1" calcext:value-type="float">
            <text:p>1.0000</text:p>
          </table:table-cell>
          <table:table-cell/>
          <table:table-cell table:style-name="ce673" table:formula="of:=&quot;(&quot;&amp;ROUND(MIN([.AM60:.AR60]))&amp;&quot;..&quot;&amp;ROUND(MAX([.AM60:.AR60]))&amp;&quot;)&quot;" office:value-type="string" office:string-value="(0..1)" calcext:value-type="string">
            <text:p>(0..1)</text:p>
          </table:table-cell>
          <table:table-cell table:style-name="ce674" table:formula="of:=&quot;(&quot;&amp;MIN([.AM60:.AP60])&amp;&quot;..&quot;&amp;MAX([.AM60:.AP60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60:.AR60])&amp;&quot;..&quot;&amp;MAX([.AQ60:.AR60])&amp;&quot;)&quot;" office:value-type="string" office:string-value="(0.999999970000001..0.99999999)" calcext:value-type="string">
            <text:p>(0.999999970000001..0.9999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53" calcext:value-type="float">
            <text:p>53</text:p>
          </table:table-cell>
          <table:table-cell table:style-name="ce446" office:value-type="string" calcext:value-type="string">
            <text:p>dissBS</text:p>
          </table:table-cell>
          <table:table-cell table:style-name="ce457" office:value-type="string" calcext:value-type="string">
            <text:p>Binary Shape Difference</text:p>
          </table:table-cell>
          <table:table-cell table:style-name="ce460" table:formula="of:=IF(ABS([.E61]-[.E$7])&lt;0.0001;&quot;≈&quot;;&quot;&quot;)">
            <text:p/>
          </table:table-cell>
          <table:table-cell table:style-name="ce712" table:formula="of:=(Sn*(FP+FN)-(FP-FN)^2)/Sn^2" office:value-type="float" office:value="0.0873702422145329" calcext:value-type="float">
            <text:p>0.0874</text:p>
          </table:table-cell>
          <table:table-cell table:style-name="ce476"/>
          <table:table-cell table:style-name="ce441"/>
          <table:table-cell table:style-name="ce488" office:value-type="string" calcext:value-type="string">
            <text:p>-INF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2"/>
          <table:table-cell table:style-name="ce441" office:value-type="string" calcext:value-type="string">
            <text:p>Baulieu</text:p>
          </table:table-cell>
          <table:table-cell table:style-name="ce441" table:number-columns-repeated="5"/>
          <table:table-cell table:style-name="ce640" table:formula="of:=FORMULA([.E61])" office:value-type="string" office:string-value="=(Sn*(FP+FN)-(FP-FN)^2)/Sn^2" calcext:value-type="string">
            <text:p>=(Sn*(FP+FN)-(FP-FN)^2)/Sn^2</text:p>
          </table:table-cell>
          <table:table-cell table:style-name="ce640"/>
          <table:table-cell table:style-name="ce465" table:formula="of:=(_SN1*(_FP1+_FN1)-(_FP1-_FN1)^2)/_SN1^2" office:value-type="float" office:value="0" calcext:value-type="float">
            <text:p>0.0000</text:p>
          </table:table-cell>
          <table:table-cell table:style-name="ce465" table:formula="of:=(_SN2*(_FP2+_FN2)-(_FP2-_FN2)^2)/_SN2^2" office:value-type="float" office:value="0.00000001" calcext:value-type="float">
            <text:p>0.0000</text:p>
          </table:table-cell>
          <table:table-cell table:style-name="ce465" table:formula="of:=(_SN3*(_FP3+_FN3)-(_FP3-_FN3)^2)/_SN3^2" office:value-type="float" office:value="0.00000002" calcext:value-type="float">
            <text:p>0.0000</text:p>
          </table:table-cell>
          <table:table-cell table:style-name="ce465" table:formula="of:=(_SN4*(_FP4+_FN4)-(_FP4-_FN4)^2)/_SN4^2" office:value-type="float" office:value="0.00000002" calcext:value-type="float">
            <text:p>0.0000</text:p>
          </table:table-cell>
          <table:table-cell table:style-name="ce465" table:formula="of:=(_SN5*(_FP5+_FN5)-(_FP5-_FN5)^2)/_SN5^2" office:value-type="float" office:value="0.5" calcext:value-type="float">
            <text:p>0.5000</text:p>
          </table:table-cell>
          <table:table-cell table:style-name="ce465" table:formula="of:=(_SN6*(_FP6+_FN6)-(_FP6-_FN6)^2)/_SN6^2" office:value-type="float" office:value="0.66666666" calcext:value-type="float">
            <text:p>0.6667</text:p>
          </table:table-cell>
          <table:table-cell table:style-name="ce465" table:formula="of:=(_SN7*(_FP7+_FN7)-(_FP7-_FN7)^2)/_SN7^2" office:value-type="float" office:value="0.99999999" calcext:value-type="float">
            <text:p>1.0000</text:p>
          </table:table-cell>
          <table:table-cell table:style-name="ce465" table:formula="of:=(_SN8*(_FP8+_FN8)-(_FP8-_FN8)^2)/_SN8^2" office:value-type="float" office:value="1" calcext:value-type="float">
            <text:p>1.0000</text:p>
          </table:table-cell>
          <table:table-cell table:style-name="ce465" table:formula="of:=(_SN9*(_FP9+_FN9)-(_FP9-_FN9)^2)/_SN9^2" office:value-type="float" office:value="0.00009999" calcext:value-type="float">
            <text:p>0.0001</text:p>
          </table:table-cell>
          <table:table-cell table:style-name="ce465" table:formula="of:=(_SN10*(_FP10+_FN10)-(_FP10-_FN10)^2)/_SN10^2" office:value-type="float" office:value="0.00009999" calcext:value-type="float">
            <text:p>0.0001</text:p>
          </table:table-cell>
          <table:table-cell table:style-name="ce465" table:formula="of:=(_SN11*(_FP11+_FN11)-(_FP11-_FN11)^2)/_SN11^2" office:value-type="float" office:value="0.00009999" calcext:value-type="float">
            <text:p>0.0001</text:p>
          </table:table-cell>
          <table:table-cell table:style-name="ce465" table:formula="of:=(_SN12*(_FP12+_FN12)-(_FP12-_FN12)^2)/_SN12^2" office:value-type="float" office:value="0.00009999" calcext:value-type="float">
            <text:p>0.0001</text:p>
          </table:table-cell>
          <table:table-cell/>
          <table:table-cell table:style-name="ce673" table:formula="of:=&quot;(&quot;&amp;ROUND(MIN([.AM61:.AR61]))&amp;&quot;..&quot;&amp;ROUND(MAX([.AM61:.AR61]))&amp;&quot;)&quot;" office:value-type="string" office:string-value="(0..1)" calcext:value-type="string">
            <text:p>(0..1)</text:p>
          </table:table-cell>
          <table:table-cell table:style-name="ce674" table:formula="of:=&quot;(&quot;&amp;MIN([.AM61:.AP61])&amp;&quot;..&quot;&amp;MAX([.AM61:.AP61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61:.AR61])&amp;&quot;..&quot;&amp;MAX([.AQ61:.AR61])&amp;&quot;)&quot;" office:value-type="string" office:string-value="(0.66666666..0.99999999)" calcext:value-type="string">
            <text:p>(0.66666666..0.9999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54" calcext:value-type="float">
            <text:p>54</text:p>
          </table:table-cell>
          <table:table-cell table:style-name="ce446" office:value-type="string" calcext:value-type="string">
            <text:p>distBSE</text:p>
          </table:table-cell>
          <table:table-cell table:style-name="ce457" office:value-type="string" calcext:value-type="string">
            <office:annotation draw:style-name="gr9" draw:text-style-name="P10" svg:width="2.899cm" svg:height="3.316cm" svg:x="8.768cm" svg:y="29.642cm" draw:caption-point-x="-0.61cm" draw:caption-point-y="1.114cm">
              <dc:creator>GC</dc:creator>
              <dc:date>2016-09-24T00:00:00</dc:date>
              <text:p text:style-name="P9"><text:span text:style-name="T6">Off-diagonal; Hamming Distance; City Block; Minkowski; Canberra; Filkov Distance; Squared Euclidean</text:span></text:p>
            </office:annotation>
            <text:p>Squared Euclidean Distance</text:p>
          </table:table-cell>
          <table:table-cell table:style-name="ce460" table:formula="of:=IF(ABS([.E62]-[.E$7])&lt;0.0001;&quot;≈&quot;;&quot;&quot;)">
            <text:p/>
          </table:table-cell>
          <table:table-cell table:style-name="ce715" table:formula="of:=FP+FN" office:value-type="float" office:value="75" calcext:value-type="float">
            <text:p>75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Off-diagonal totals</text:p>
          </table:table-cell>
          <table:table-cell table:style-name="ce441" table:number-columns-repeated="4"/>
          <table:table-cell table:style-name="ce640" table:formula="of:=FORMULA([.E62])" office:value-type="string" office:string-value="=FP+FN" calcext:value-type="string">
            <text:p>=FP+FN</text:p>
          </table:table-cell>
          <table:table-cell table:style-name="ce640"/>
          <table:table-cell table:style-name="ce467" table:formula="of:=_FP1+_FN1" office:value-type="float" office:value="0" calcext:value-type="float">
            <text:p>0</text:p>
          </table:table-cell>
          <table:table-cell table:style-name="ce467" table:formula="of:=_FP2+_FN2" office:value-type="float" office:value="0.0002" calcext:value-type="float">
            <text:p>0</text:p>
          </table:table-cell>
          <table:table-cell table:style-name="ce467" table:formula="of:=_FP3+_FN3" office:value-type="float" office:value="0.0002" calcext:value-type="float">
            <text:p>0</text:p>
          </table:table-cell>
          <table:table-cell table:style-name="ce467" table:formula="of:=_FP4+_FN4" office:value-type="float" office:value="0.0002" calcext:value-type="float">
            <text:p>0</text:p>
          </table:table-cell>
          <table:table-cell table:style-name="ce467" table:formula="of:=_FP5+_FN5" office:value-type="float" office:value="20000" calcext:value-type="float">
            <text:p>20000</text:p>
          </table:table-cell>
          <table:table-cell table:style-name="ce467" table:formula="of:=_FP6+_FN6" office:value-type="float" office:value="19999.9998" calcext:value-type="float">
            <text:p>20000</text:p>
          </table:table-cell>
          <table:table-cell table:style-name="ce467" table:formula="of:=_FP7+_FN7" office:value-type="float" office:value="19999.9998" calcext:value-type="float">
            <text:p>20000</text:p>
          </table:table-cell>
          <table:table-cell table:style-name="ce467" table:formula="of:=_FP8+_FN8" office:value-type="float" office:value="20000" calcext:value-type="float">
            <text:p>20000</text:p>
          </table:table-cell>
          <table:table-cell table:style-name="ce467" table:formula="of:=_FP9+_FN9" office:value-type="float" office:value="1" calcext:value-type="float">
            <text:p>1</text:p>
          </table:table-cell>
          <table:table-cell table:style-name="ce467" table:formula="of:=_FP10+_FN10" office:value-type="float" office:value="1" calcext:value-type="float">
            <text:p>1</text:p>
          </table:table-cell>
          <table:table-cell table:style-name="ce467" table:formula="of:=_FP11+_FN11" office:value-type="float" office:value="1" calcext:value-type="float">
            <text:p>1</text:p>
          </table:table-cell>
          <table:table-cell table:style-name="ce467" table:formula="of:=_FP12+_FN12" office:value-type="float" office:value="1" calcext:value-type="float">
            <text:p>1</text:p>
          </table:table-cell>
          <table:table-cell/>
          <table:table-cell table:style-name="ce673" table:formula="of:=&quot;(&quot;&amp;ROUND(MIN([.AM62:.AR62]))&amp;&quot;..&quot;&amp;ROUND(MAX([.AM62:.AR62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62:.AP62])&amp;&quot;..&quot;&amp;MAX([.AM62:.AP62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62:.AR62])&amp;&quot;..&quot;&amp;MAX([.AQ62:.AR62])&amp;&quot;)&quot;" office:value-type="string" office:string-value="(19999.9998..19999.9998)" calcext:value-type="string">
            <text:p>(19999.9998..19999.9998)</text:p>
          </table:table-cell>
          <table:table-cell table:number-columns-repeated="11"/>
        </table:table-row>
        <table:table-row table:style-name="ro17">
          <table:table-cell table:style-name="ce436" office:value-type="float" office:value="55" calcext:value-type="float">
            <text:p>55</text:p>
          </table:table-cell>
          <table:table-cell table:style-name="ce445" office:value-type="string" calcext:value-type="string">
            <text:p>disBBias</text:p>
          </table:table-cell>
          <table:table-cell table:style-name="ce458" office:value-type="string" calcext:value-type="string">
            <text:p>Byrt's Bias Index</text:p>
          </table:table-cell>
          <table:table-cell table:style-name="ce460" table:formula="of:=IF(ABS([.E63]-[.E$7])&lt;0.0001;&quot;≈&quot;;&quot;&quot;)">
            <text:p/>
          </table:table-cell>
          <table:table-cell table:style-name="ce712" table:formula="of:=(FN-FP)/Sn" office:value-type="float" office:value="0.0294117647058823" calcext:value-type="float">
            <text:p>0.0294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63])" office:value-type="string" office:string-value="=(FN-FP)/Sn" calcext:value-type="string">
            <text:p>=(FN-FP)/Sn</text:p>
          </table:table-cell>
          <table:table-cell table:style-name="ce640"/>
          <table:table-cell table:style-name="ce465" table:formula="of:=(_FN1-_FP1)/_SN1" office:value-type="float" office:value="0" calcext:value-type="float">
            <text:p>0.0000</text:p>
          </table:table-cell>
          <table:table-cell table:style-name="ce465" table:formula="of:=(_FN2-_FP2)/_SN2" office:value-type="float" office:value="0" calcext:value-type="float">
            <text:p>0.0000</text:p>
          </table:table-cell>
          <table:table-cell table:style-name="ce465" table:formula="of:=(_FN3-_FP3)/_SN3" office:value-type="float" office:value="0" calcext:value-type="float">
            <text:p>0.0000</text:p>
          </table:table-cell>
          <table:table-cell table:style-name="ce465" table:formula="of:=(_FN4-_FP4)/_SN4" office:value-type="float" office:value="0" calcext:value-type="float">
            <text:p>0.0000</text:p>
          </table:table-cell>
          <table:table-cell table:style-name="ce465" table:formula="of:=(_FN5-_FP5)/_SN5" office:value-type="float" office:value="0" calcext:value-type="float">
            <text:p>0.0000</text:p>
          </table:table-cell>
          <table:table-cell table:style-name="ce465" table:formula="of:=(_FN6-_FP6)/_SN6" office:value-type="float" office:value="0" calcext:value-type="float">
            <text:p>0.0000</text:p>
          </table:table-cell>
          <table:table-cell table:style-name="ce465" table:formula="of:=(_FN7-_FP7)/_SN7" office:value-type="float" office:value="0" calcext:value-type="float">
            <text:p>0.0000</text:p>
          </table:table-cell>
          <table:table-cell table:style-name="ce465" table:formula="of:=(_FN8-_FP8)/_SN8" office:value-type="float" office:value="0" calcext:value-type="float">
            <text:p>0.0000</text:p>
          </table:table-cell>
          <table:table-cell table:style-name="ce465" table:formula="of:=(_FN9-_FP9)/_SN9" office:value-type="float" office:value="0.0001" calcext:value-type="float">
            <text:p>0.0001</text:p>
          </table:table-cell>
          <table:table-cell table:style-name="ce465" table:formula="of:=(_FN10-_FP10)/_SN10" office:value-type="float" office:value="-0.0001" calcext:value-type="float">
            <text:p>-0.0001</text:p>
          </table:table-cell>
          <table:table-cell table:style-name="ce465" table:formula="of:=(_FN11-_FP11)/_SN11" office:value-type="float" office:value="0.0001" calcext:value-type="float">
            <text:p>0.0001</text:p>
          </table:table-cell>
          <table:table-cell table:style-name="ce465" table:formula="of:=(_FN12-_FP12)/_SN12" office:value-type="float" office:value="-0.0001" calcext:value-type="float">
            <text:p>-0.0001</text:p>
          </table:table-cell>
          <table:table-cell/>
          <table:table-cell table:style-name="ce673" table:formula="of:=&quot;(&quot;&amp;ROUND(MIN([.AM63:.AR63]))&amp;&quot;..&quot;&amp;ROUND(MAX([.AM63:.AR63]))&amp;&quot;)&quot;" office:value-type="string" office:string-value="(0..0)" calcext:value-type="string">
            <text:p>(0..0)</text:p>
          </table:table-cell>
          <table:table-cell table:style-name="ce674" table:formula="of:=&quot;(&quot;&amp;MIN([.AM63:.AP63])&amp;&quot;..&quot;&amp;MAX([.AM63:.AP63])&amp;&quot;)&quot;" office:value-type="string" office:string-value="(0..0)" calcext:value-type="string">
            <text:p>(0..0)</text:p>
          </table:table-cell>
          <table:table-cell table:style-name="ce674" table:formula="of:=&quot;(&quot;&amp;MIN([.AQ63:.AR63])&amp;&quot;..&quot;&amp;MAX([.AQ63:.AR63])&amp;&quot;)&quot;" office:value-type="string" office:string-value="(0..0)" calcext:value-type="string">
            <text:p>(0..0)</text:p>
          </table:table-cell>
          <table:table-cell table:number-columns-repeated="11"/>
        </table:table-row>
        <table:table-row table:style-name="ro17">
          <table:table-cell table:style-name="ce436" office:value-type="float" office:value="56" calcext:value-type="float">
            <text:p>56</text:p>
          </table:table-cell>
          <table:table-cell table:style-name="ce445" office:value-type="string" calcext:value-type="string">
            <text:p>simBPrev</text:p>
          </table:table-cell>
          <table:table-cell table:style-name="ce458" office:value-type="string" calcext:value-type="string">
            <text:p>Byrt's Prevalence Asymmetry Index</text:p>
          </table:table-cell>
          <table:table-cell table:style-name="ce460" table:formula="of:=IF(ABS([.E64]-[.E$7])&lt;0.0001;&quot;≈&quot;;&quot;&quot;)">
            <text:p/>
          </table:table-cell>
          <table:table-cell table:style-name="ce712" table:formula="of:=(TN-TP)/Sn" office:value-type="float" office:value="0.205882352941176" calcext:value-type="float">
            <text:p>0.2059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64])" office:value-type="string" office:string-value="=(TN-TP)/Sn" calcext:value-type="string">
            <text:p>=(TN-TP)/Sn</text:p>
          </table:table-cell>
          <table:table-cell table:style-name="ce640"/>
          <table:table-cell table:style-name="ce465" table:formula="of:=(_TN1-_TP1)/_SN1" office:value-type="float" office:value="0" calcext:value-type="float">
            <text:p>0.0000</text:p>
          </table:table-cell>
          <table:table-cell table:style-name="ce465" table:formula="of:=(_TN2-_TP2)/_SN2" office:value-type="float" office:value="0" calcext:value-type="float">
            <text:p>0.0000</text:p>
          </table:table-cell>
          <table:table-cell table:style-name="ce465" table:formula="of:=(_TN3-_TP3)/_SN3" office:value-type="float" office:value="-0.99999996" calcext:value-type="float">
            <text:p>-1.0000</text:p>
          </table:table-cell>
          <table:table-cell table:style-name="ce465" table:formula="of:=(_TN4-_TP4)/_SN4" office:value-type="float" office:value="0.99999996" calcext:value-type="float">
            <text:p>1.0000</text:p>
          </table:table-cell>
          <table:table-cell table:style-name="ce465" table:formula="of:=(_TN5-_TP5)/_SN5" office:value-type="float" office:value="0" calcext:value-type="float">
            <text:p>0.0000</text:p>
          </table:table-cell>
          <table:table-cell table:style-name="ce465" table:formula="of:=(_TN6-_TP6)/_SN6" office:value-type="float" office:value="0.33333332" calcext:value-type="float">
            <text:p>0.3333</text:p>
          </table:table-cell>
          <table:table-cell table:style-name="ce465" table:formula="of:=(_TN7-_TP7)/_SN7" office:value-type="float" office:value="0" calcext:value-type="float">
            <text:p>0.0000</text:p>
          </table:table-cell>
          <table:table-cell table:style-name="ce465" table:formula="of:=(_TN8-_TP8)/_SN8" office:value-type="float" office:value="0" calcext:value-type="float">
            <text:p>0.0000</text:p>
          </table:table-cell>
          <table:table-cell table:style-name="ce465" table:formula="of:=(_TN9-_TP9)/_SN9" office:value-type="float" office:value="-0.9999" calcext:value-type="float">
            <text:p>-0.9999</text:p>
          </table:table-cell>
          <table:table-cell table:style-name="ce465" table:formula="of:=(_TN10-_TP10)/_SN10" office:value-type="float" office:value="-0.9999" calcext:value-type="float">
            <text:p>-0.9999</text:p>
          </table:table-cell>
          <table:table-cell table:style-name="ce465" table:formula="of:=(_TN11-_TP11)/_SN11" office:value-type="float" office:value="0.9999" calcext:value-type="float">
            <text:p>0.9999</text:p>
          </table:table-cell>
          <table:table-cell table:style-name="ce465" table:formula="of:=(_TN12-_TP12)/_SN12" office:value-type="float" office:value="0.9999" calcext:value-type="float">
            <text:p>0.9999</text:p>
          </table:table-cell>
          <table:table-cell/>
          <table:table-cell table:style-name="ce673" table:formula="of:=&quot;(&quot;&amp;ROUND(MIN([.AM64:.AR64]))&amp;&quot;..&quot;&amp;ROUND(MAX([.AM64:.AR64]))&amp;&quot;)&quot;" office:value-type="string" office:string-value="(-1..1)" calcext:value-type="string">
            <text:p>(-1..1)</text:p>
          </table:table-cell>
          <table:table-cell table:style-name="ce674" table:formula="of:=&quot;(&quot;&amp;MIN([.AM64:.AP64])&amp;&quot;..&quot;&amp;MAX([.AM64:.AP64])&amp;&quot;)&quot;" office:value-type="string" office:string-value="(-0.99999996..0.99999996)" calcext:value-type="string">
            <text:p>(-0.99999996..0.99999996)</text:p>
          </table:table-cell>
          <table:table-cell table:style-name="ce674" table:formula="of:=&quot;(&quot;&amp;MIN([.AQ64:.AR64])&amp;&quot;..&quot;&amp;MAX([.AQ64:.AR64])&amp;&quot;)&quot;" office:value-type="string" office:string-value="(0..0.33333332)" calcext:value-type="string">
            <text:p>(0..0.33333332)</text:p>
          </table:table-cell>
          <table:table-cell table:number-columns-repeated="11"/>
        </table:table-row>
        <table:table-row table:style-name="ro16">
          <table:table-cell table:style-name="ce436" office:value-type="float" office:value="57" calcext:value-type="float">
            <text:p>57</text:p>
          </table:table-cell>
          <table:table-cell table:style-name="ce447" office:value-type="string" calcext:value-type="string">
            <text:p>Chi2Pv</text:p>
          </table:table-cell>
          <table:table-cell table:style-name="ce459" office:value-type="string" calcext:value-type="string">
            <text:p>Chi-squared Test P-Value (2 tails)</text:p>
          </table:table-cell>
          <table:table-cell table:style-name="ce460" table:formula="of:=IF(ABS([.E65]-[.E$7])&lt;0.0001;&quot;≈&quot;;&quot;&quot;)">
            <text:p/>
          </table:table-cell>
          <table:table-cell table:style-name="ce710" table:formula="of:=INDIRECT([.B65])" office:value-type="float" office:value="1.56249852914153E-125" calcext:value-type="float">
            <text:p>0.0000</text:p>
          </table:table-cell>
          <table:table-cell table:style-name="ce441" office:value-type="string" calcext:value-type="string">
            <text:p>Indicator</text:p>
          </table:table-cell>
          <table:table-cell table:style-name="ce441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9" office:value-type="string" calcext:value-type="string">
            <text:p>SL</text:p>
          </table:table-cell>
          <table:table-cell table:style-name="ce489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15"/>
          <table:table-cell table:style-name="ce456"/>
          <table:table-cell table:style-name="ce441" table:number-columns-repeated="8"/>
          <table:table-cell table:style-name="ce647" table:formula="of:=FORMULA(INDIRECT([.B65]))" office:value-type="string" office:string-value="=CHISQ.DIST.RT(Chi2,DoF)" calcext:value-type="string">
            <text:p>=CHISQ.DIST.RT(Chi2,DoF)</text:p>
          </table:table-cell>
          <table:table-cell table:style-name="ce640"/>
          <table:table-cell table:style-name="ce465" table:formula="of:=COM.MICROSOFT.CHISQ.DIST.RT([.AL64];DoF)" office:value-type="float" office:value="1" calcext:value-type="float">
            <text:p>1.0000</text:p>
          </table:table-cell>
          <table:table-cell table:style-name="ce465" table:formula="of:=COM.MICROSOFT.CHISQ.DIST.RT([.AM64];DoF)" office:value-type="float" office:value="1" calcext:value-type="float">
            <text:p>1.0000</text:p>
          </table:table-cell>
          <table:table-cell table:style-name="ce465" table:formula="of:=COM.MICROSOFT.CHISQ.DIST.RT([.AN64];DoF)" office:value-type="string" office:string-value="" calcext:value-type="error">
            <text:p>Err:502</text:p>
          </table:table-cell>
          <table:table-cell table:style-name="ce465" table:formula="of:=COM.MICROSOFT.CHISQ.DIST.RT([.AO64];DoF)" office:value-type="float" office:value="0.317310517541743" calcext:value-type="float">
            <text:p>0.3173</text:p>
          </table:table-cell>
          <table:table-cell table:style-name="ce465" table:formula="of:=COM.MICROSOFT.CHISQ.DIST.RT([.AP64];DoF)" office:value-type="float" office:value="1" calcext:value-type="float">
            <text:p>1.0000</text:p>
          </table:table-cell>
          <table:table-cell table:style-name="ce465" table:formula="of:=COM.MICROSOFT.CHISQ.DIST.RT([.AQ64];DoF)" office:value-type="float" office:value="0.563702869449559" calcext:value-type="float">
            <text:p>0.5637</text:p>
          </table:table-cell>
          <table:table-cell table:style-name="ce465" table:formula="of:=COM.MICROSOFT.CHISQ.DIST.RT([.AR64];DoF)" office:value-type="float" office:value="1" calcext:value-type="float">
            <text:p>1.0000</text:p>
          </table:table-cell>
          <table:table-cell table:style-name="ce465" table:formula="of:=COM.MICROSOFT.CHISQ.DIST.RT([.AS64];DoF)" office:value-type="float" office:value="1" calcext:value-type="float">
            <text:p>1.0000</text:p>
          </table:table-cell>
          <table:table-cell table:style-name="ce465" table:formula="of:=COM.MICROSOFT.CHISQ.DIST.RT([.AT64];DoF)" office:value-type="string" office:string-value="" calcext:value-type="error">
            <text:p>Err:502</text:p>
          </table:table-cell>
          <table:table-cell table:style-name="ce465" table:formula="of:=COM.MICROSOFT.CHISQ.DIST.RT([.AU64];DoF)" office:value-type="string" office:string-value="" calcext:value-type="error">
            <text:p>Err:502</text:p>
          </table:table-cell>
          <table:table-cell table:style-name="ce465" table:formula="of:=COM.MICROSOFT.CHISQ.DIST.RT([.AV64];DoF)" office:value-type="float" office:value="0.31733470614528" calcext:value-type="float">
            <text:p>0.3173</text:p>
          </table:table-cell>
          <table:table-cell table:style-name="ce465" table:formula="of:=COM.MICROSOFT.CHISQ.DIST.RT([.AW64];DoF)" office:value-type="float" office:value="0.31733470614528" calcext:value-type="float">
            <text:p>0.3173</text:p>
          </table:table-cell>
          <table:table-cell/>
          <table:table-cell table:style-name="ce673" table:formula="of:=&quot;(&quot;&amp;ROUND(MIN([.AM65:.AR65]))&amp;&quot;..&quot;&amp;ROUND(MAX([.AM65:.AR65]))&amp;&quot;)&quot;" office:value-type="string" office:string-value="" calcext:value-type="error">
            <text:p>Err:502</text:p>
          </table:table-cell>
          <table:table-cell table:style-name="ce674" table:formula="of:=&quot;(&quot;&amp;MIN([.AM65:.AP65])&amp;&quot;..&quot;&amp;MAX([.AM65:.AP65])&amp;&quot;)&quot;" office:value-type="string" office:string-value="" calcext:value-type="error">
            <text:p>Err:502</text:p>
          </table:table-cell>
          <table:table-cell table:style-name="ce674" table:formula="of:=&quot;(&quot;&amp;MIN([.AQ65:.AR65])&amp;&quot;..&quot;&amp;MAX([.AQ65:.AR65])&amp;&quot;)&quot;" office:value-type="string" office:string-value="(0.563702869449559..1)" calcext:value-type="string">
            <text:p>(0.563702869449559..1)</text:p>
          </table:table-cell>
          <table:table-cell table:number-columns-repeated="11"/>
        </table:table-row>
        <table:table-row table:style-name="ro17">
          <table:table-cell table:style-name="ce436" office:value-type="float" office:value="58" calcext:value-type="float">
            <text:p>58</text:p>
          </table:table-cell>
          <table:table-cell table:style-name="ce445" office:value-type="string" calcext:value-type="string">
            <text:p>disCD</text:p>
          </table:table-cell>
          <table:table-cell table:style-name="ce457" office:value-type="string" calcext:value-type="string">
            <text:p>Chord Dissimilarity</text:p>
          </table:table-cell>
          <table:table-cell table:style-name="ce460" table:formula="of:=IF(ABS([.E66]-[.E$7])&lt;0.0001;&quot;≈&quot;;&quot;&quot;)">
            <text:p/>
          </table:table-cell>
          <table:table-cell table:style-name="ce712" table:formula="of:=SQRT(2*(1-(TP/SQRT(OP*P))))" office:value-type="float" office:value="0.470108115238779" calcext:value-type="float">
            <text:p>0.4701</text:p>
          </table:table-cell>
          <table:table-cell table:style-name="ce476"/>
          <table:table-cell table:style-name="ce441"/>
          <table:table-cell table:style-name="ce480" office:value-type="float" office:value="0" calcext:value-type="float">
            <text:p>0</text:p>
          </table:table-cell>
          <table:table-cell table:style-name="ce480" office:value-type="float" office:value="1" calcext:value-type="float">
            <text:p>1</text:p>
          </table:table-cell>
          <table:table-cell table:style-name="ce516" office:value-type="string" calcext:value-type="string">
            <text:p>2^0.5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66])" office:value-type="string" office:string-value="=SQRT(2*(1-(TP/SQRT(OP*P))))" calcext:value-type="string">
            <text:p>=SQRT(2*(1-(TP/SQRT(OP*P))))</text:p>
          </table:table-cell>
          <table:table-cell table:style-name="ce640"/>
          <table:table-cell table:style-name="ce465" table:formula="of:=SQRT(2*(1-(_TP1/SQRT(_OP1*_P1))))" office:value-type="float" office:value="0" calcext:value-type="float">
            <text:p>0.0000</text:p>
          </table:table-cell>
          <table:table-cell table:style-name="ce465" table:formula="of:=SQRT(2*(1-(_TP2/SQRT(_OP2*_P2))))" office:value-type="float" office:value="0.000141421355807567" calcext:value-type="float">
            <text:p>0.0001</text:p>
          </table:table-cell>
          <table:table-cell table:style-name="ce465" table:formula="of:=SQRT(2*(1-(_TP3/SQRT(_OP3*_P3))))" office:value-type="float" office:value="0.00014142135737766" calcext:value-type="float">
            <text:p>0.0001</text:p>
          </table:table-cell>
          <table:table-cell table:style-name="ce465" table:formula="of:=SQRT(2*(1-(_TP4/SQRT(_OP4*_P4))))" office:value-type="float" office:value="1" calcext:value-type="float">
            <text:p>1.0000</text:p>
          </table:table-cell>
          <table:table-cell table:style-name="ce465" table:formula="of:=SQRT(2*(1-(_TP5/SQRT(_OP5*_P5))))" office:value-type="float" office:value="1" calcext:value-type="float">
            <text:p>1.0000</text:p>
          </table:table-cell>
          <table:table-cell table:style-name="ce465" table:formula="of:=SQRT(2*(1-(_TP6/SQRT(_OP6*_P6))))" office:value-type="float" office:value="1.41421354115989" calcext:value-type="float">
            <text:p>1.4142</text:p>
          </table:table-cell>
          <table:table-cell table:style-name="ce465" table:formula="of:=SQRT(2*(1-(_TP7/SQRT(_OP7*_P7))))" office:value-type="float" office:value="1.41421355530203" calcext:value-type="float">
            <text:p>1.4142</text:p>
          </table:table-cell>
          <table:table-cell table:style-name="ce465" table:formula="of:=SQRT(2*(1-(_TP8/SQRT(_OP8*_P8))))" office:value-type="float" office:value="1.4142135623731" calcext:value-type="float">
            <text:p>1.4142</text:p>
          </table:table-cell>
          <table:table-cell table:style-name="ce465" table:formula="of:=SQRT(2*(1-(_TP9/SQRT(_OP9*_P9))))" office:value-type="float" office:value="0.010000125005479" calcext:value-type="float">
            <text:p>0.0100</text:p>
          </table:table-cell>
          <table:table-cell table:style-name="ce465" table:formula="of:=SQRT(2*(1-(_TP10/SQRT(_OP10*_P10))))" office:value-type="float" office:value="0.010000125005479" calcext:value-type="float">
            <text:p>0.0100</text:p>
          </table:table-cell>
          <table:table-cell table:style-name="ce465" table:formula="of:=SQRT(2*(1-(_TP11/SQRT(_OP11*_P11))))" office:value-type="string" office:string-value="" calcext:value-type="error">
            <text:p>#DIV/0!</text:p>
          </table:table-cell>
          <table:table-cell table:style-name="ce465" table:formula="of:=SQRT(2*(1-(_TP12/SQRT(_OP12*_P12)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66:.AR66]))&amp;&quot;..&quot;&amp;ROUND(MAX([.AM66:.AR66]))&amp;&quot;)&quot;" office:value-type="string" office:string-value="(0..1)" calcext:value-type="string">
            <text:p>(0..1)</text:p>
          </table:table-cell>
          <table:table-cell table:style-name="ce674" table:formula="of:=&quot;(&quot;&amp;MIN([.AM66:.AP66])&amp;&quot;..&quot;&amp;MAX([.AM66:.AP66])&amp;&quot;)&quot;" office:value-type="string" office:string-value="(0.000141421355807567..1)" calcext:value-type="string">
            <text:p>(0.000141421355807567..1)</text:p>
          </table:table-cell>
          <table:table-cell table:style-name="ce674" table:formula="of:=&quot;(&quot;&amp;MIN([.AQ66:.AR66])&amp;&quot;..&quot;&amp;MAX([.AQ66:.AR66])&amp;&quot;)&quot;" office:value-type="string" office:string-value="(1.41421354115989..1.41421355530203)" calcext:value-type="string">
            <text:p>(1.41421354115989..1.41421355530203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59" calcext:value-type="float">
            <text:p>59</text:p>
          </table:table-cell>
          <table:table-cell table:style-name="ce446" office:value-type="string" calcext:value-type="string">
            <text:p>distE</text:p>
          </table:table-cell>
          <table:table-cell table:style-name="ce457" office:value-type="string" calcext:value-type="string">
            <text:p>Euclidean Distance</text:p>
          </table:table-cell>
          <table:table-cell table:style-name="ce460" table:formula="of:=IF(ABS([.E67]-[.E$7])&lt;0.0001;&quot;≈&quot;;&quot;&quot;)">
            <text:p/>
          </table:table-cell>
          <table:table-cell table:style-name="ce712" table:formula="of:=SQRT(FP+FN)" office:value-type="float" office:value="8.66025403784439" calcext:value-type="float">
            <text:p>8.6603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Pythagorean Metric</text:p>
          </table:table-cell>
          <table:table-cell table:style-name="ce441" table:number-columns-repeated="6"/>
          <table:table-cell table:style-name="ce640" table:formula="of:=FORMULA([.E67])" office:value-type="string" office:string-value="=SQRT(FP+FN)" calcext:value-type="string">
            <text:p>=SQRT(FP+FN)</text:p>
          </table:table-cell>
          <table:table-cell table:style-name="ce640"/>
          <table:table-cell table:style-name="ce465" table:formula="of:=SQRT(_FP1+_FN1)" office:value-type="float" office:value="0" calcext:value-type="float">
            <text:p>0.0000</text:p>
          </table:table-cell>
          <table:table-cell table:style-name="ce465" table:formula="of:=SQRT(_FP2+_FN2)" office:value-type="float" office:value="0.014142135623731" calcext:value-type="float">
            <text:p>0.0141</text:p>
          </table:table-cell>
          <table:table-cell table:style-name="ce465" table:formula="of:=SQRT(_FP3+_FN3)" office:value-type="float" office:value="0.014142135623731" calcext:value-type="float">
            <text:p>0.0141</text:p>
          </table:table-cell>
          <table:table-cell table:style-name="ce465" table:formula="of:=SQRT(_FP4+_FN4)" office:value-type="float" office:value="0.014142135623731" calcext:value-type="float">
            <text:p>0.0141</text:p>
          </table:table-cell>
          <table:table-cell table:style-name="ce465" table:formula="of:=SQRT(_FP5+_FN5)" office:value-type="float" office:value="141.42135623731" calcext:value-type="float">
            <text:p>141.4214</text:p>
          </table:table-cell>
          <table:table-cell table:style-name="ce465" table:formula="of:=SQRT(_FP6+_FN6)" office:value-type="float" office:value="141.421355530203" calcext:value-type="float">
            <text:p>141.4214</text:p>
          </table:table-cell>
          <table:table-cell table:style-name="ce465" table:formula="of:=SQRT(_FP7+_FN7)" office:value-type="float" office:value="141.421355530203" calcext:value-type="float">
            <text:p>141.4214</text:p>
          </table:table-cell>
          <table:table-cell table:style-name="ce465" table:formula="of:=SQRT(_FP8+_FN8)" office:value-type="float" office:value="141.42135623731" calcext:value-type="float">
            <text:p>141.4214</text:p>
          </table:table-cell>
          <table:table-cell table:style-name="ce465" table:formula="of:=SQRT(_FP9+_FN9)" office:value-type="float" office:value="1" calcext:value-type="float">
            <text:p>1.0000</text:p>
          </table:table-cell>
          <table:table-cell table:style-name="ce465" table:formula="of:=SQRT(_FP10+_FN10)" office:value-type="float" office:value="1" calcext:value-type="float">
            <text:p>1.0000</text:p>
          </table:table-cell>
          <table:table-cell table:style-name="ce465" table:formula="of:=SQRT(_FP11+_FN11)" office:value-type="float" office:value="1" calcext:value-type="float">
            <text:p>1.0000</text:p>
          </table:table-cell>
          <table:table-cell table:style-name="ce465" table:formula="of:=SQRT(_FP12+_FN12)" office:value-type="float" office:value="1" calcext:value-type="float">
            <text:p>1.0000</text:p>
          </table:table-cell>
          <table:table-cell/>
          <table:table-cell table:style-name="ce673" table:formula="of:=&quot;(&quot;&amp;ROUND(MIN([.AM67:.AR67]))&amp;&quot;..&quot;&amp;ROUND(MAX([.AM67:.AR67]))&amp;&quot;)&quot;" office:value-type="string" office:string-value="(0..141)" calcext:value-type="string">
            <text:p>(0..141)</text:p>
          </table:table-cell>
          <table:table-cell table:style-name="ce674" table:formula="of:=&quot;(&quot;&amp;MIN([.AM67:.AP67])&amp;&quot;..&quot;&amp;MAX([.AM67:.AP67])&amp;&quot;)&quot;" office:value-type="string" office:string-value="(0.014142135623731..141.42135623731)" calcext:value-type="string">
            <text:p>(0.014142135623731..141.42135623731)</text:p>
          </table:table-cell>
          <table:table-cell table:style-name="ce674" table:formula="of:=&quot;(&quot;&amp;MIN([.AQ67:.AR67])&amp;&quot;..&quot;&amp;MAX([.AQ67:.AR67])&amp;&quot;)&quot;" office:value-type="string" office:string-value="(141.421355530203..141.421355530203)" calcext:value-type="string">
            <text:p>(141.421355530203..141.421355530203)</text:p>
          </table:table-cell>
          <table:table-cell table:style-name="ce436" table:number-columns-repeated="11"/>
        </table:table-row>
        <table:table-row table:style-name="ro16">
          <table:table-cell table:style-name="ce436" office:value-type="float" office:value="60" calcext:value-type="float">
            <text:p>60</text:p>
          </table:table-cell>
          <table:table-cell table:style-name="ce445" office:value-type="string" calcext:value-type="string">
            <text:p>cGiniIS</text:p>
          </table:table-cell>
          <table:table-cell table:style-name="ce457" office:value-type="string" calcext:value-type="string">
            <text:p>Gini index (split criterion)</text:p>
          </table:table-cell>
          <table:table-cell table:style-name="ce460" table:formula="of:=IF(ABS([.E68]-[.E$7])&lt;0.0001;&quot;≈&quot;;&quot;&quot;)">
            <text:p/>
          </table:table-cell>
          <table:table-cell table:style-name="ce712" table:formula="of:=OP/Sn*(1-(TP/ON)^2-(FP/ON)^2)+ON/Sn*(1-(FN/ON)^2-(TN/ON)^2)" office:value-type="float" office:value="0.363078564759237" calcext:value-type="float">
            <text:p>0.3631</text:p>
          </table:table-cell>
          <table:table-cell table:style-name="ce476"/>
          <table:table-cell table:style-name="ce480" office:value-type="string" calcext:value-type="string">
            <text:p><text:a xlink:href="http://www.umiacs.umd.edu/~joseph/classes/enee752/Fall09/solutions2.pdf" xlink:type="simple">http://www.umiacs.umd.edu/~joseph/classes/enee752/Fall09/solutions2.pdf</text:a></text:p>
          </table:table-cell>
          <table:table-cell table:style-name="ce480" office:value-type="string" calcext:value-type="string">
            <text:p>-INF</text:p>
          </table:table-cell>
          <table:table-cell table:style-name="ce480" office:value-type="float" office:value="0" calcext:value-type="float">
            <text:p>0</text:p>
          </table:table-cell>
          <table:table-cell table:style-name="ce513" office:value-type="float" office:value="1" calcext:value-type="float">
            <text:p>1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68])" office:value-type="string" office:string-value="=OP/Sn*(1-(TP/ON)^2-(FP/ON)^2)+ON/Sn*(1-(FN/ON)^2-(TN/ON)^2)" calcext:value-type="string">
            <text:p>=OP/Sn*(1-(TP/ON)^2-(FP/ON)^2)+ON/Sn*(1-(FN/ON)^2-(TN/ON)^2)</text:p>
          </table:table-cell>
          <table:table-cell table:style-name="ce640"/>
          <table:table-cell table:style-name="ce465" table:formula="of:=_OP1/_SN1*(1-(_TP1/_ON1)^2-(_FP1/_ON1)^2)+_ON1/_SN1*(1-(_FN1/_ON1)^2-(_TN1/_ON1)^2)" office:value-type="float" office:value="0" calcext:value-type="float">
            <text:p>0.0000</text:p>
          </table:table-cell>
          <table:table-cell table:style-name="ce465" table:formula="of:=_OP2/_SN2*(1-(_TP2/_ON2)^2-(_FP2/_ON2)^2)+_ON2/_SN2*(1-(_FN2/_ON2)^2-(_TN2/_ON2)^2)" office:value-type="float" office:value="0.00000001999999966192" calcext:value-type="float">
            <text:p>0.0000</text:p>
          </table:table-cell>
          <table:table-cell table:style-name="ce465" table:formula="of:=_OP3/_SN3*(1-(_TP3/_ON3)^2-(_FP3/_ON3)^2)+_ON3/_SN3*(1-(_FN3/_ON3)^2-(_TN3/_ON3)^2)" office:value-type="float" office:value="-2499999800000004" calcext:value-type="float">
            <text:p>-2499999800000004.0000</text:p>
          </table:table-cell>
          <table:table-cell table:style-name="ce465" table:formula="of:=_OP4/_SN4*(1-(_TP4/_ON4)^2-(_FP4/_ON4)^2)+_ON4/_SN4*(1-(_FN4/_ON4)^2-(_TN4/_ON4)^2)" office:value-type="float" office:value="0.0000000399999997005" calcext:value-type="float">
            <text:p>0.0000</text:p>
          </table:table-cell>
          <table:table-cell table:style-name="ce465" table:formula="of:=_OP5/_SN5*(1-(_TP5/_ON5)^2-(_FP5/_ON5)^2)+_ON5/_SN5*(1-(_FN5/_ON5)^2-(_TN5/_ON5)^2)" office:value-type="float" office:value="0.5" calcext:value-type="float">
            <text:p>0.5000</text:p>
          </table:table-cell>
          <table:table-cell table:style-name="ce465" table:formula="of:=_OP6/_SN6*(1-(_TP6/_ON6)^2-(_FP6/_ON6)^2)+_ON6/_SN6*(1-(_FN6/_ON6)^2-(_TN6/_ON6)^2)" office:value-type="float" office:value="0.583333335" calcext:value-type="float">
            <text:p>0.5833</text:p>
          </table:table-cell>
          <table:table-cell table:style-name="ce465" table:formula="of:=_OP7/_SN7*(1-(_TP7/_ON7)^2-(_FP7/_ON7)^2)+_ON7/_SN7*(1-(_FN7/_ON7)^2-(_TN7/_ON7)^2)" office:value-type="float" office:value="0.00000001999999966192" calcext:value-type="float">
            <text:p>0.0000</text:p>
          </table:table-cell>
          <table:table-cell table:style-name="ce465" table:formula="of:=_OP8/_SN8*(1-(_TP8/_ON8)^2-(_FP8/_ON8)^2)+_ON8/_SN8*(1-(_FN8/_ON8)^2-(_TN8/_ON8)^2)" office:value-type="float" office:value="0" calcext:value-type="float">
            <text:p>0.0000</text:p>
          </table:table-cell>
          <table:table-cell table:style-name="ce465" table:formula="of:=_OP9/_SN9*(1-(_TP9/_ON9)^2-(_FP9/_ON9)^2)+_ON9/_SN9*(1-(_FN9/_ON9)^2-(_TN9/_ON9)^2)" office:value-type="float" office:value="-99970002" calcext:value-type="float">
            <text:p>-99970002.0000</text:p>
          </table:table-cell>
          <table:table-cell table:style-name="ce465" table:formula="of:=_OP10/_SN10*(1-(_TP10/_ON10)^2-(_FP10/_ON10)^2)+_ON10/_SN10*(1-(_FN10/_ON10)^2-(_TN10/_ON10)^2)" office:value-type="string" office:string-value="" calcext:value-type="error">
            <text:p>#DIV/0!</text:p>
          </table:table-cell>
          <table:table-cell table:style-name="ce465" table:formula="of:=_OP11/_SN11*(1-(_TP11/_ON11)^2-(_FP11/_ON11)^2)+_ON11/_SN11*(1-(_FN11/_ON11)^2-(_TN11/_ON11)^2)" office:value-type="float" office:value="0.000199979999999877" calcext:value-type="float">
            <text:p>0.0002</text:p>
          </table:table-cell>
          <table:table-cell table:style-name="ce465" table:formula="of:=_OP12/_SN12*(1-(_TP12/_ON12)^2-(_FP12/_ON12)^2)+_ON12/_SN12*(1-(_FN12/_ON12)^2-(_TN12/_ON12)^2)" office:value-type="float" office:value="0.0000999999989998" calcext:value-type="float">
            <text:p>0.0001</text:p>
          </table:table-cell>
          <table:table-cell/>
          <table:table-cell table:style-name="ce673" table:formula="of:=&quot;(&quot;&amp;ROUND(MIN([.AM68:.AR68]))&amp;&quot;..&quot;&amp;ROUND(MAX([.AM68:.AR68]))&amp;&quot;)&quot;" office:value-type="string" office:string-value="(-2499999800000004..1)" calcext:value-type="string">
            <text:p>(-2499999800000004..1)</text:p>
          </table:table-cell>
          <table:table-cell table:style-name="ce674" table:formula="of:=&quot;(&quot;&amp;MIN([.AM68:.AP68])&amp;&quot;..&quot;&amp;MAX([.AM68:.AP68])&amp;&quot;)&quot;" office:value-type="string" office:string-value="(-2499999800000004..0.5)" calcext:value-type="string">
            <text:p>(-2499999800000004..0.5)</text:p>
          </table:table-cell>
          <table:table-cell table:style-name="ce674" table:formula="of:=&quot;(&quot;&amp;MIN([.AQ68:.AR68])&amp;&quot;..&quot;&amp;MAX([.AQ68:.AR68])&amp;&quot;)&quot;" office:value-type="string" office:string-value="(0.00000001999999966192..0.583333335)" calcext:value-type="string">
            <text:p>(0.00000001999999966192..0.583333335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61" calcext:value-type="float">
            <text:p>61</text:p>
          </table:table-cell>
          <table:table-cell table:style-name="ce445"/>
          <table:table-cell table:style-name="ce457" office:value-type="string" calcext:value-type="string">
            <text:p>Hellinger Dissimilarity</text:p>
          </table:table-cell>
          <table:table-cell table:style-name="ce460" table:formula="of:=IF(ABS([.E69]-[.E$7])&lt;0.0001;&quot;≈&quot;;&quot;&quot;)">
            <text:p/>
          </table:table-cell>
          <table:table-cell table:style-name="ce712" table:formula="of:=2*SQRT(1-(TP/SQRT(OP*P)))" office:value-type="float" office:value="0.664833272352335" calcext:value-type="float">
            <text:p>0.6648</text:p>
          </table:table-cell>
          <table:table-cell table:style-name="ce476"/>
          <table:table-cell table:style-name="ce441"/>
          <table:table-cell table:style-name="ce480" office:value-type="float" office:value="0" calcext:value-type="float">
            <text:p>0</text:p>
          </table:table-cell>
          <table:table-cell table:style-name="ce480" office:value-type="string" calcext:value-type="string">
            <text:p>2^0.5</text:p>
          </table:table-cell>
          <table:table-cell table:style-name="ce515" office:value-type="float" office:value="2" calcext:value-type="float">
            <text:p>2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69])" office:value-type="string" office:string-value="=2*SQRT(1-(TP/SQRT(OP*P)))" calcext:value-type="string">
            <text:p>=2*SQRT(1-(TP/SQRT(OP*P)))</text:p>
          </table:table-cell>
          <table:table-cell table:style-name="ce640"/>
          <table:table-cell table:style-name="ce465" table:formula="of:=2*SQRT(1-(_TP1/SQRT(_OP1*_P1)))" office:value-type="float" office:value="0" calcext:value-type="float">
            <text:p>0.0000</text:p>
          </table:table-cell>
          <table:table-cell table:style-name="ce465" table:formula="of:=2*SQRT(1-(_TP2/SQRT(_OP2*_P2)))" office:value-type="float" office:value="0.000199999999392253" calcext:value-type="float">
            <text:p>0.0002</text:p>
          </table:table-cell>
          <table:table-cell table:style-name="ce465" table:formula="of:=2*SQRT(1-(_TP3/SQRT(_OP3*_P3)))" office:value-type="float" office:value="0.000200000001612699" calcext:value-type="float">
            <text:p>0.0002</text:p>
          </table:table-cell>
          <table:table-cell table:style-name="ce465" table:formula="of:=2*SQRT(1-(_TP4/SQRT(_OP4*_P4)))" office:value-type="float" office:value="1.4142135623731" calcext:value-type="float">
            <text:p>1.4142</text:p>
          </table:table-cell>
          <table:table-cell table:style-name="ce465" table:formula="of:=2*SQRT(1-(_TP5/SQRT(_OP5*_P5)))" office:value-type="float" office:value="1.4142135623731" calcext:value-type="float">
            <text:p>1.4142</text:p>
          </table:table-cell>
          <table:table-cell table:style-name="ce465" table:formula="of:=2*SQRT(1-(_TP6/SQRT(_OP6*_P6)))" office:value-type="float" office:value="1.99999997" calcext:value-type="float">
            <text:p>2.0000</text:p>
          </table:table-cell>
          <table:table-cell table:style-name="ce465" table:formula="of:=2*SQRT(1-(_TP7/SQRT(_OP7*_P7)))" office:value-type="float" office:value="1.99999999" calcext:value-type="float">
            <text:p>2.0000</text:p>
          </table:table-cell>
          <table:table-cell table:style-name="ce465" table:formula="of:=2*SQRT(1-(_TP8/SQRT(_OP8*_P8)))" office:value-type="float" office:value="2" calcext:value-type="float">
            <text:p>2.0000</text:p>
          </table:table-cell>
          <table:table-cell table:style-name="ce465" table:formula="of:=2*SQRT(1-(_TP9/SQRT(_OP9*_P9)))" office:value-type="float" office:value="0.0141423124081748" calcext:value-type="float">
            <text:p>0.0141</text:p>
          </table:table-cell>
          <table:table-cell table:style-name="ce465" table:formula="of:=2*SQRT(1-(_TP10/SQRT(_OP10*_P10)))" office:value-type="float" office:value="0.0141423124081748" calcext:value-type="float">
            <text:p>0.0141</text:p>
          </table:table-cell>
          <table:table-cell table:style-name="ce465" table:formula="of:=2*SQRT(1-(_TP11/SQRT(_OP11*_P11)))" office:value-type="string" office:string-value="" calcext:value-type="error">
            <text:p>#DIV/0!</text:p>
          </table:table-cell>
          <table:table-cell table:style-name="ce465" table:formula="of:=2*SQRT(1-(_TP12/SQRT(_OP12*_P12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69:.AR69]))&amp;&quot;..&quot;&amp;ROUND(MAX([.AM69:.AR69]))&amp;&quot;)&quot;" office:value-type="string" office:string-value="(0..2)" calcext:value-type="string">
            <text:p>(0..2)</text:p>
          </table:table-cell>
          <table:table-cell table:style-name="ce674" table:formula="of:=&quot;(&quot;&amp;MIN([.AM69:.AP69])&amp;&quot;..&quot;&amp;MAX([.AM69:.AP69])&amp;&quot;)&quot;" office:value-type="string" office:string-value="(0.000199999999392253..1.4142135623731)" calcext:value-type="string">
            <text:p>(0.000199999999392253..1.4142135623731)</text:p>
          </table:table-cell>
          <table:table-cell table:style-name="ce674" table:formula="of:=&quot;(&quot;&amp;MIN([.AQ69:.AR69])&amp;&quot;..&quot;&amp;MAX([.AQ69:.AR69])&amp;&quot;)&quot;" office:value-type="string" office:string-value="(1.99999997..1.99999999)" calcext:value-type="string">
            <text:p>(1.99999997..1.99999999)</text:p>
          </table:table-cell>
          <table:table-cell table:style-name="ce436" table:number-columns-repeated="11"/>
        </table:table-row>
        <table:table-row table:style-name="ro17">
          <table:table-cell table:style-name="ce436" office:value-type="float" office:value="62" calcext:value-type="float">
            <text:p>62</text:p>
          </table:table-cell>
          <table:table-cell table:style-name="ce445"/>
          <table:table-cell table:style-name="ce457" office:value-type="string" calcext:value-type="string">
            <text:p>Kent and Foster 1</text:p>
          </table:table-cell>
          <table:table-cell table:style-name="ce460" table:formula="of:=IF(ABS([.E70]-[.E$7])&lt;0.0001;&quot;≈&quot;;&quot;&quot;)">
            <text:p/>
          </table:table-cell>
          <table:table-cell table:style-name="ce712" table:formula="of:=-FP*FN/(FP*OP+FN*P+FP*FN)" office:value-type="float" office:value="-0.0465116279069768" calcext:value-type="float">
            <text:p>-0.0465</text:p>
          </table:table-cell>
          <table:table-cell table:style-name="ce476"/>
          <table:table-cell table:style-name="ce441"/>
          <table:table-cell table:style-name="ce494" table:formula="of:=-1/3" office:value-type="float" office:value="-0.333333333333333" calcext:value-type="float">
            <text:p>-0.333333333333333</text:p>
          </table:table-cell>
          <table:table-cell table:style-name="ce480" office:value-type="float" office:value="-0.2" calcext:value-type="float">
            <text:p>-0.2</text:p>
          </table:table-cell>
          <table:table-cell table:style-name="ce515" office:value-type="float" office:value="0" calcext:value-type="float">
            <text:p>0</text:p>
          </table:table-cell>
          <table:table-cell table:style-name="ce441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0])" office:value-type="string" office:string-value="=-FP*FN/(FP*OP+FN*P+FP*FN)" calcext:value-type="string">
            <text:p>=-FP*FN/(FP*OP+FN*P+FP*FN)</text:p>
          </table:table-cell>
          <table:table-cell table:style-name="ce640"/>
          <table:table-cell table:style-name="ce465" table:formula="of:=-_FP1*_FN1/(_FP1*_OP1+_FN1*_P1+_FP1*_FN1)" office:value-type="string" office:string-value="" calcext:value-type="error">
            <text:p>#DIV/0!</text:p>
          </table:table-cell>
          <table:table-cell table:style-name="ce465" table:formula="of:=-_FP2*_FN2/(_FP2*_OP2+_FN2*_P2+_FP2*_FN2)" office:value-type="float" office:value="-0.000000004999999975" calcext:value-type="float">
            <text:p>0.0000</text:p>
          </table:table-cell>
          <table:table-cell table:style-name="ce465" table:formula="of:=-_FP3*_FN3/(_FP3*_OP3+_FN3*_P3+_FP3*_FN3)" office:value-type="float" office:value="-0.000000005000000075" calcext:value-type="float">
            <text:p>0.0000</text:p>
          </table:table-cell>
          <table:table-cell table:style-name="ce465" table:formula="of:=-_FP4*_FN4/(_FP4*_OP4+_FN4*_P4+_FP4*_FN4)" office:value-type="float" office:value="-0.2" calcext:value-type="float">
            <text:p>-0.2000</text:p>
          </table:table-cell>
          <table:table-cell table:style-name="ce465" table:formula="of:=-_FP5*_FN5/(_FP5*_OP5+_FN5*_P5+_FP5*_FN5)" office:value-type="float" office:value="-0.2" calcext:value-type="float">
            <text:p>-0.2000</text:p>
          </table:table-cell>
          <table:table-cell table:style-name="ce465" table:formula="of:=-_FP6*_FN6/(_FP6*_OP6+_FN6*_P6+_FP6*_FN6)" office:value-type="float" office:value="-0.333333326666667" calcext:value-type="float">
            <text:p>-0.3333</text:p>
          </table:table-cell>
          <table:table-cell table:style-name="ce465" table:formula="of:=-_FP7*_FN7/(_FP7*_OP7+_FN7*_P7+_FP7*_FN7)" office:value-type="float" office:value="-0.333333331111111" calcext:value-type="float">
            <text:p>-0.3333</text:p>
          </table:table-cell>
          <table:table-cell table:style-name="ce465" table:formula="of:=-_FP8*_FN8/(_FP8*_OP8+_FN8*_P8+_FP8*_FN8)" office:value-type="float" office:value="-0.333333333333333" calcext:value-type="float">
            <text:p>-0.3333</text:p>
          </table:table-cell>
          <table:table-cell table:style-name="ce465" table:formula="of:=-_FP9*_FN9/(_FP9*_OP9+_FN9*_P9+_FP9*_FN9)" office:value-type="float" office:value="-0" calcext:value-type="float">
            <text:p>0.0000</text:p>
          </table:table-cell>
          <table:table-cell table:style-name="ce465" table:formula="of:=-_FP10*_FN10/(_FP10*_OP10+_FN10*_P10+_FP10*_FN10)" office:value-type="float" office:value="-0" calcext:value-type="float">
            <text:p>0.0000</text:p>
          </table:table-cell>
          <table:table-cell table:style-name="ce465" table:formula="of:=-_FP11*_FN11/(_FP11*_OP11+_FN11*_P11+_FP11*_FN11)" office:value-type="float" office:value="-0" calcext:value-type="float">
            <text:p>0.0000</text:p>
          </table:table-cell>
          <table:table-cell table:style-name="ce465" table:formula="of:=-_FP12*_FN12/(_FP12*_OP12+_FN12*_P12+_FP12*_FN12)" office:value-type="float" office:value="-0" calcext:value-type="float">
            <text:p>0.0000</text:p>
          </table:table-cell>
          <table:table-cell/>
          <table:table-cell table:style-name="ce673" table:formula="of:=&quot;(&quot;&amp;ROUND(MIN([.AM70:.AR70]))&amp;&quot;..&quot;&amp;ROUND(MAX([.AM70:.AR70]))&amp;&quot;)&quot;" office:value-type="string" office:string-value="(0..0)" calcext:value-type="string">
            <text:p>(0..0)</text:p>
          </table:table-cell>
          <table:table-cell table:style-name="ce674" table:formula="of:=&quot;(&quot;&amp;MIN([.AM70:.AP70])&amp;&quot;..&quot;&amp;MAX([.AM70:.AP70])&amp;&quot;)&quot;" office:value-type="string" office:string-value="(-0.2..-0.000000004999999975)" calcext:value-type="string">
            <text:p>(-0.2..-0.000000004999999975)</text:p>
          </table:table-cell>
          <table:table-cell table:style-name="ce674" table:formula="of:=&quot;(&quot;&amp;MIN([.AQ70:.AR70])&amp;&quot;..&quot;&amp;MAX([.AQ70:.AR70])&amp;&quot;)&quot;" office:value-type="string" office:string-value="(-0.333333331111111..-0.333333326666667)" calcext:value-type="string">
            <text:p>(-0.333333331111111..-0.333333326666667)</text:p>
          </table:table-cell>
          <table:table-cell table:number-columns-repeated="11"/>
        </table:table-row>
        <table:table-row table:style-name="ro17">
          <table:table-cell table:style-name="ce436" office:value-type="float" office:value="63" calcext:value-type="float">
            <text:p>63</text:p>
          </table:table-cell>
          <table:table-cell table:style-name="ce445"/>
          <table:table-cell table:style-name="ce457" office:value-type="string" calcext:value-type="string">
            <text:p>Kent and Foster 2</text:p>
          </table:table-cell>
          <table:table-cell table:style-name="ce460" table:formula="of:=IF(ABS([.E71]-[.E$7])&lt;0.0001;&quot;≈&quot;;&quot;&quot;)">
            <text:p/>
          </table:table-cell>
          <table:table-cell table:style-name="ce712" table:formula="of:=-FP*FN/(FP*ON+FN*N+FP*FN)" office:value-type="float" office:value="-0.0317460317460317" calcext:value-type="float">
            <text:p>-0.0317</text:p>
          </table:table-cell>
          <table:table-cell table:style-name="ce476"/>
          <table:table-cell table:style-name="ce441"/>
          <table:table-cell table:style-name="ce494" table:formula="of:=-1/3" office:value-type="float" office:value="-0.333333333333333" calcext:value-type="float">
            <text:p>-0.333333333333333</text:p>
          </table:table-cell>
          <table:table-cell table:style-name="ce480" office:value-type="float" office:value="-0.2" calcext:value-type="float">
            <text:p>-0.2</text:p>
          </table:table-cell>
          <table:table-cell table:style-name="ce515" office:value-type="float" office:value="0" calcext:value-type="float">
            <text:p>0</text:p>
          </table:table-cell>
          <table:table-cell table:style-name="ce441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1])" office:value-type="string" office:string-value="=-FP*FN/(FP*ON+FN*N+FP*FN)" calcext:value-type="string">
            <text:p>=-FP*FN/(FP*ON+FN*N+FP*FN)</text:p>
          </table:table-cell>
          <table:table-cell table:style-name="ce640"/>
          <table:table-cell table:style-name="ce465" table:formula="of:=-_FP1*_FN1/(_FP1*_ON1+_FN1*_N1+_FP1*_FN1)" office:value-type="string" office:string-value="" calcext:value-type="error">
            <text:p>#DIV/0!</text:p>
          </table:table-cell>
          <table:table-cell table:style-name="ce465" table:formula="of:=-_FP2*_FN2/(_FP2*_ON2+_FN2*_N2+_FP2*_FN2)" office:value-type="float" office:value="-0.000000004999999975" calcext:value-type="float">
            <text:p>0.0000</text:p>
          </table:table-cell>
          <table:table-cell table:style-name="ce465" table:formula="of:=-_FP3*_FN3/(_FP3*_ON3+_FN3*_N3+_FP3*_FN3)" office:value-type="float" office:value="-0.2" calcext:value-type="float">
            <text:p>-0.2000</text:p>
          </table:table-cell>
          <table:table-cell table:style-name="ce465" table:formula="of:=-_FP4*_FN4/(_FP4*_ON4+_FN4*_N4+_FP4*_FN4)" office:value-type="float" office:value="-0.000000005000000075" calcext:value-type="float">
            <text:p>0.0000</text:p>
          </table:table-cell>
          <table:table-cell table:style-name="ce465" table:formula="of:=-_FP5*_FN5/(_FP5*_ON5+_FN5*_N5+_FP5*_FN5)" office:value-type="float" office:value="-0.2" calcext:value-type="float">
            <text:p>-0.2000</text:p>
          </table:table-cell>
          <table:table-cell table:style-name="ce465" table:formula="of:=-_FP6*_FN6/(_FP6*_ON6+_FN6*_N6+_FP6*_FN6)" office:value-type="float" office:value="-0.2" calcext:value-type="float">
            <text:p>-0.2000</text:p>
          </table:table-cell>
          <table:table-cell table:style-name="ce465" table:formula="of:=-_FP7*_FN7/(_FP7*_ON7+_FN7*_N7+_FP7*_FN7)" office:value-type="float" office:value="-0.333333331111111" calcext:value-type="float">
            <text:p>-0.3333</text:p>
          </table:table-cell>
          <table:table-cell table:style-name="ce465" table:formula="of:=-_FP8*_FN8/(_FP8*_ON8+_FN8*_N8+_FP8*_FN8)" office:value-type="float" office:value="-0.333333333333333" calcext:value-type="float">
            <text:p>-0.3333</text:p>
          </table:table-cell>
          <table:table-cell table:style-name="ce465" table:formula="of:=-_FP9*_FN9/(_FP9*_ON9+_FN9*_N9+_FP9*_FN9)" office:value-type="string" office:string-value="" calcext:value-type="error">
            <text:p>#DIV/0!</text:p>
          </table:table-cell>
          <table:table-cell table:style-name="ce465" table:formula="of:=-_FP10*_FN10/(_FP10*_ON10+_FN10*_N10+_FP10*_FN10)" office:value-type="string" office:string-value="" calcext:value-type="error">
            <text:p>#DIV/0!</text:p>
          </table:table-cell>
          <table:table-cell table:style-name="ce465" table:formula="of:=-_FP11*_FN11/(_FP11*_ON11+_FN11*_N11+_FP11*_FN11)" office:value-type="float" office:value="-0" calcext:value-type="float">
            <text:p>0.0000</text:p>
          </table:table-cell>
          <table:table-cell table:style-name="ce465" table:formula="of:=-_FP12*_FN12/(_FP12*_ON12+_FN12*_N12+_FP12*_FN12)" office:value-type="float" office:value="-0" calcext:value-type="float">
            <text:p>0.0000</text:p>
          </table:table-cell>
          <table:table-cell/>
          <table:table-cell table:style-name="ce673" table:formula="of:=&quot;(&quot;&amp;ROUND(MIN([.AM71:.AR71]))&amp;&quot;..&quot;&amp;ROUND(MAX([.AM71:.AR71]))&amp;&quot;)&quot;" office:value-type="string" office:string-value="(0..0)" calcext:value-type="string">
            <text:p>(0..0)</text:p>
          </table:table-cell>
          <table:table-cell table:style-name="ce674" table:formula="of:=&quot;(&quot;&amp;MIN([.AM71:.AP71])&amp;&quot;..&quot;&amp;MAX([.AM71:.AP71])&amp;&quot;)&quot;" office:value-type="string" office:string-value="(-0.2..-0.000000004999999975)" calcext:value-type="string">
            <text:p>(-0.2..-0.000000004999999975)</text:p>
          </table:table-cell>
          <table:table-cell table:style-name="ce674" table:formula="of:=&quot;(&quot;&amp;MIN([.AQ71:.AR71])&amp;&quot;..&quot;&amp;MAX([.AQ71:.AR71])&amp;&quot;)&quot;" office:value-type="string" office:string-value="(-0.333333331111111..-0.2)" calcext:value-type="string">
            <text:p>(-0.333333331111111..-0.2)</text:p>
          </table:table-cell>
          <table:table-cell table:number-columns-repeated="11"/>
        </table:table-row>
        <table:table-row table:style-name="ro16">
          <table:table-cell table:style-name="ce436" office:value-type="float" office:value="64" calcext:value-type="float">
            <text:p>64</text:p>
          </table:table-cell>
          <table:table-cell table:style-name="ce446" office:value-type="string" calcext:value-type="string">
            <text:p>simK1</text:p>
          </table:table-cell>
          <table:table-cell table:style-name="ce457" office:value-type="string" calcext:value-type="string">
            <text:p>Kulczynski 1 Similarity</text:p>
          </table:table-cell>
          <table:table-cell table:style-name="ce460" table:formula="of:=IF(ABS([.E72]-[.E$7])&lt;0.0001;&quot;≈&quot;;&quot;&quot;)">
            <text:p/>
          </table:table-cell>
          <table:table-cell table:style-name="ce712" table:formula="of:=TP/(FN+FP)" office:value-type="float" office:value="4" calcext:value-type="float">
            <text:p>4.0000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3" office:value-type="string" calcext:value-type="string">
            <text:p>TN</text:p>
          </table:table-cell>
          <table:table-cell table:style-name="ce441" table:number-columns-repeated="5"/>
          <table:table-cell table:style-name="ce441" table:formula="of:=COUNTA([.P72:.X72])-1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table:number-columns-repeated="2"/>
          <table:table-cell table:style-name="ce441" office:value-type="string" calcext:value-type="string">
            <text:p>Gower and Legendre 1</text:p>
          </table:table-cell>
          <table:table-cell table:style-name="ce441" office:value-type="string" calcext:value-type="string">
            <text:p>Undefined when no matches</text:p>
          </table:table-cell>
          <table:table-cell table:style-name="ce441" table:number-columns-repeated="4"/>
          <table:table-cell table:style-name="ce640" table:formula="of:=FORMULA([.E72])" office:value-type="string" office:string-value="=TP/(FN+FP)" calcext:value-type="string">
            <text:p>=TP/(FN+FP)</text:p>
          </table:table-cell>
          <table:table-cell table:style-name="ce640"/>
          <table:table-cell table:style-name="ce465" table:formula="of:=_TP1/(_FN1+_FP1)" office:value-type="string" office:string-value="" calcext:value-type="error">
            <text:p>#DIV/0!</text:p>
          </table:table-cell>
          <table:table-cell table:style-name="ce465" table:formula="of:=_TP2/(_FN2+_FP2)" office:value-type="float" office:value="49999999.5" calcext:value-type="float">
            <text:p>49999999.5000</text:p>
          </table:table-cell>
          <table:table-cell table:style-name="ce465" table:formula="of:=_TP3/(_FN3+_FP3)" office:value-type="float" office:value="49999998.5" calcext:value-type="float">
            <text:p>49999998.5000</text:p>
          </table:table-cell>
          <table:table-cell table:style-name="ce465" table:formula="of:=_TP4/(_FN4+_FP4)" office:value-type="float" office:value="0.5" calcext:value-type="float">
            <text:p>0.5000</text:p>
          </table:table-cell>
          <table:table-cell table:style-name="ce465" table:formula="of:=_TP5/(_FN5+_FP5)" office:value-type="float" office:value="0.5" calcext:value-type="float">
            <text:p>0.5000</text:p>
          </table:table-cell>
          <table:table-cell table:style-name="ce465" table:formula="of:=_TP6/(_FN6+_FP6)" office:value-type="float" office:value="0.00000001500000015" calcext:value-type="float">
            <text:p>0.0000</text:p>
          </table:table-cell>
          <table:table-cell table:style-name="ce465" table:formula="of:=_TP7/(_FN7+_FP7)" office:value-type="float" office:value="0.00000000500000005" calcext:value-type="float">
            <text:p>0.0000</text:p>
          </table:table-cell>
          <table:table-cell table:style-name="ce465" table:formula="of:=_TP8/(_FN8+_FP8)" office:value-type="float" office:value="0" calcext:value-type="float">
            <text:p>0.0000</text:p>
          </table:table-cell>
          <table:table-cell table:style-name="ce465" table:formula="of:=_TP9/(_FN9+_FP9)" office:value-type="float" office:value="9999" calcext:value-type="float">
            <text:p>9999.0000</text:p>
          </table:table-cell>
          <table:table-cell table:style-name="ce465" table:formula="of:=_TP10/(_FN10+_FP10)" office:value-type="float" office:value="9999" calcext:value-type="float">
            <text:p>9999.0000</text:p>
          </table:table-cell>
          <table:table-cell table:style-name="ce465" table:formula="of:=_TP11/(_FN11+_FP11)" office:value-type="float" office:value="0" calcext:value-type="float">
            <text:p>0.0000</text:p>
          </table:table-cell>
          <table:table-cell table:style-name="ce465" table:formula="of:=_TP12/(_FN12+_FP12)" office:value-type="float" office:value="0" calcext:value-type="float">
            <text:p>0.0000</text:p>
          </table:table-cell>
          <table:table-cell/>
          <table:table-cell table:style-name="ce673" table:formula="of:=&quot;(&quot;&amp;ROUND(MIN([.AM72:.AR72]))&amp;&quot;..&quot;&amp;ROUND(MAX([.AM72:.AR72]))&amp;&quot;)&quot;" office:value-type="string" office:string-value="(0..50000000)" calcext:value-type="string">
            <text:p>(0..50000000)</text:p>
          </table:table-cell>
          <table:table-cell table:style-name="ce674" table:formula="of:=&quot;(&quot;&amp;MIN([.AM72:.AP72])&amp;&quot;..&quot;&amp;MAX([.AM72:.AP72])&amp;&quot;)&quot;" office:value-type="string" office:string-value="(0.5..49999999.5)" calcext:value-type="string">
            <text:p>(0.5..49999999.5)</text:p>
          </table:table-cell>
          <table:table-cell table:style-name="ce674" table:formula="of:=&quot;(&quot;&amp;MIN([.AQ72:.AR72])&amp;&quot;..&quot;&amp;MAX([.AQ72:.AR72])&amp;&quot;)&quot;" office:value-type="string" office:string-value="(0.00000000500000005..0.00000001500000015)" calcext:value-type="string">
            <text:p>(0.00000000500000005..0.00000001500000015)</text:p>
          </table:table-cell>
          <table:table-cell table:number-columns-repeated="11"/>
        </table:table-row>
        <table:table-row table:style-name="ro17">
          <table:table-cell table:style-name="ce436" office:value-type="float" office:value="65" calcext:value-type="float">
            <text:p>65</text:p>
          </table:table-cell>
          <table:table-cell table:style-name="ce445" office:value-type="string" calcext:value-type="string">
            <text:p>disMM</text:p>
          </table:table-cell>
          <table:table-cell table:style-name="ce457" office:value-type="string" calcext:value-type="string">
            <office:annotation draw:style-name="gr10" draw:text-style-name="P8" svg:width="2.899cm" svg:height="0.469cm" svg:x="8.768cm" svg:y="34.95cm" draw:caption-point-x="-0.61cm" draw:caption-point-y="1.166cm">
              <dc:date>2016-09-26T00:00:00</dc:date>
              <text:p text:style-name="P7"><text:span text:style-name="T7">Sokal’s Distance</text:span></text:p>
            </office:annotation>
            <text:p>Mean Manhattan Distance</text:p>
          </table:table-cell>
          <table:table-cell table:style-name="ce460" table:formula="of:=IF(ABS([.E73]-[.E$7])&lt;0.0001;&quot;≈&quot;;&quot;&quot;)">
            <text:p/>
          </table:table-cell>
          <table:table-cell table:style-name="ce712" table:formula="of:=(FP+FN)/Sn" office:value-type="float" office:value="0.0882352941176471" calcext:value-type="float">
            <text:p>0.0882</text:p>
          </table:table-cell>
          <table:table-cell table:style-name="ce476"/>
          <table:table-cell table:style-name="ce441"/>
          <table:table-cell table:style-name="ce480" office:value-type="float" office:value="0" calcext:value-type="float">
            <text:p>0</text:p>
          </table:table-cell>
          <table:table-cell table:style-name="ce480" office:value-type="float" office:value="0.5" calcext:value-type="float">
            <text:p>0.5</text:p>
          </table:table-cell>
          <table:table-cell table:style-name="ce512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3])" office:value-type="string" office:string-value="=(FP+FN)/Sn" calcext:value-type="string">
            <text:p>=(FP+FN)/Sn</text:p>
          </table:table-cell>
          <table:table-cell table:style-name="ce640"/>
          <table:table-cell table:style-name="ce465" table:formula="of:=(_FP1+_FN1)/_SN1" office:value-type="float" office:value="0" calcext:value-type="float">
            <text:p>0.0000</text:p>
          </table:table-cell>
          <table:table-cell table:style-name="ce465" table:formula="of:=(_FP2+_FN2)/_SN2" office:value-type="float" office:value="0.00000001" calcext:value-type="float">
            <text:p>0.0000</text:p>
          </table:table-cell>
          <table:table-cell table:style-name="ce465" table:formula="of:=(_FP3+_FN3)/_SN3" office:value-type="float" office:value="0.00000002" calcext:value-type="float">
            <text:p>0.0000</text:p>
          </table:table-cell>
          <table:table-cell table:style-name="ce465" table:formula="of:=(_FP4+_FN4)/_SN4" office:value-type="float" office:value="0.00000002" calcext:value-type="float">
            <text:p>0.0000</text:p>
          </table:table-cell>
          <table:table-cell table:style-name="ce465" table:formula="of:=(_FP5+_FN5)/_SN5" office:value-type="float" office:value="0.5" calcext:value-type="float">
            <text:p>0.5000</text:p>
          </table:table-cell>
          <table:table-cell table:style-name="ce465" table:formula="of:=(_FP6+_FN6)/_SN6" office:value-type="float" office:value="0.66666666" calcext:value-type="float">
            <text:p>0.6667</text:p>
          </table:table-cell>
          <table:table-cell table:style-name="ce465" table:formula="of:=(_FP7+_FN7)/_SN7" office:value-type="float" office:value="0.99999999" calcext:value-type="float">
            <text:p>1.0000</text:p>
          </table:table-cell>
          <table:table-cell table:style-name="ce465" table:formula="of:=(_FP8+_FN8)/_SN8" office:value-type="float" office:value="1" calcext:value-type="float">
            <text:p>1.0000</text:p>
          </table:table-cell>
          <table:table-cell table:style-name="ce465" table:formula="of:=(_FP9+_FN9)/_SN9" office:value-type="float" office:value="0.0001" calcext:value-type="float">
            <text:p>0.0001</text:p>
          </table:table-cell>
          <table:table-cell table:style-name="ce465" table:formula="of:=(_FP10+_FN10)/_SN10" office:value-type="float" office:value="0.0001" calcext:value-type="float">
            <text:p>0.0001</text:p>
          </table:table-cell>
          <table:table-cell table:style-name="ce465" table:formula="of:=(_FP11+_FN11)/_SN11" office:value-type="float" office:value="0.0001" calcext:value-type="float">
            <text:p>0.0001</text:p>
          </table:table-cell>
          <table:table-cell table:style-name="ce465" table:formula="of:=(_FP12+_FN12)/_SN12" office:value-type="float" office:value="0.0001" calcext:value-type="float">
            <text:p>0.0001</text:p>
          </table:table-cell>
          <table:table-cell/>
          <table:table-cell table:style-name="ce673" table:formula="of:=&quot;(&quot;&amp;ROUND(MIN([.AM73:.AR73]))&amp;&quot;..&quot;&amp;ROUND(MAX([.AM73:.AR73]))&amp;&quot;)&quot;" office:value-type="string" office:string-value="(0..1)" calcext:value-type="string">
            <text:p>(0..1)</text:p>
          </table:table-cell>
          <table:table-cell table:style-name="ce674" table:formula="of:=&quot;(&quot;&amp;MIN([.AM73:.AP73])&amp;&quot;..&quot;&amp;MAX([.AM73:.AP73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73:.AR73])&amp;&quot;..&quot;&amp;MAX([.AQ73:.AR73])&amp;&quot;)&quot;" office:value-type="string" office:string-value="(0.66666666..0.99999999)" calcext:value-type="string">
            <text:p>(0.66666666..0.9999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66" calcext:value-type="float">
            <text:p>66</text:p>
          </table:table-cell>
          <table:table-cell table:style-name="ce445"/>
          <table:table-cell table:style-name="ce457" office:value-type="string" calcext:value-type="string">
            <text:p>Mountford</text:p>
          </table:table-cell>
          <table:table-cell table:style-name="ce460" table:formula="of:=IF(ABS([.E74]-[.E$7])&lt;0.0001;&quot;≈&quot;;&quot;&quot;)">
            <text:p/>
          </table:table-cell>
          <table:table-cell table:style-name="ce712" table:formula="of:=2*TP/((TP*FP+TP*FN+2*FP*FN))" office:value-type="float" office:value="0.024" calcext:value-type="float">
            <text:p>0.0240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4])" office:value-type="string" office:string-value="=2*TP/((TP*FP+TP*FN+2*FP*FN))" calcext:value-type="string">
            <text:p>=2*TP/((TP*FP+TP*FN+2*FP*FN))</text:p>
          </table:table-cell>
          <table:table-cell table:style-name="ce640"/>
          <table:table-cell table:style-name="ce465" table:formula="of:=2*_TP1/((_TP1*_FP1+_TP1*_FN1+2*_FP1*_FN1))" office:value-type="string" office:string-value="" calcext:value-type="error">
            <text:p>#DIV/0!</text:p>
          </table:table-cell>
          <table:table-cell table:style-name="ce465" table:formula="of:=2*_TP2/((_TP2*_FP2+_TP2*_FN2+2*_FP2*_FN2))" office:value-type="float" office:value="9999.9999" calcext:value-type="float">
            <text:p>9999.9999</text:p>
          </table:table-cell>
          <table:table-cell table:style-name="ce465" table:formula="of:=2*_TP3/((_TP3*_FP3+_TP3*_FN3+2*_FP3*_FN3))" office:value-type="float" office:value="9999.9999" calcext:value-type="float">
            <text:p>9999.9999</text:p>
          </table:table-cell>
          <table:table-cell table:style-name="ce465" table:formula="of:=2*_TP4/((_TP4*_FP4+_TP4*_FN4+2*_FP4*_FN4))" office:value-type="float" office:value="5000" calcext:value-type="float">
            <text:p>5000.0000</text:p>
          </table:table-cell>
          <table:table-cell table:style-name="ce465" table:formula="of:=2*_TP5/((_TP5*_FP5+_TP5*_FN5+2*_FP5*_FN5))" office:value-type="float" office:value="0.00005" calcext:value-type="float">
            <text:p>0.0001</text:p>
          </table:table-cell>
          <table:table-cell table:style-name="ce465" table:formula="of:=2*_TP6/((_TP6*_FP6+_TP6*_FN6+2*_FP6*_FN6))" office:value-type="float" office:value="0.00000000000299999997" calcext:value-type="float">
            <text:p>0.0000</text:p>
          </table:table-cell>
          <table:table-cell table:style-name="ce465" table:formula="of:=2*_TP7/((_TP7*_FP7+_TP7*_FN7+2*_FP7*_FN7))" office:value-type="float" office:value="0.00000000000100000001" calcext:value-type="float">
            <text:p>0.0000</text:p>
          </table:table-cell>
          <table:table-cell table:style-name="ce465" table:formula="of:=2*_TP8/((_TP8*_FP8+_TP8*_FN8+2*_FP8*_FN8))" office:value-type="float" office:value="0" calcext:value-type="float">
            <text:p>0.0000</text:p>
          </table:table-cell>
          <table:table-cell table:style-name="ce465" table:formula="of:=2*_TP9/((_TP9*_FP9+_TP9*_FN9+2*_FP9*_FN9))" office:value-type="float" office:value="2" calcext:value-type="float">
            <text:p>2.0000</text:p>
          </table:table-cell>
          <table:table-cell table:style-name="ce465" table:formula="of:=2*_TP10/((_TP10*_FP10+_TP10*_FN10+2*_FP10*_FN10))" office:value-type="float" office:value="2" calcext:value-type="float">
            <text:p>2.0000</text:p>
          </table:table-cell>
          <table:table-cell table:style-name="ce465" table:formula="of:=2*_TP11/((_TP11*_FP11+_TP11*_FN11+2*_FP11*_FN11))" office:value-type="string" office:string-value="" calcext:value-type="error">
            <text:p>#DIV/0!</text:p>
          </table:table-cell>
          <table:table-cell table:style-name="ce465" table:formula="of:=2*_TP12/((_TP12*_FP12+_TP12*_FN12+2*_FP12*_F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74:.AR74]))&amp;&quot;..&quot;&amp;ROUND(MAX([.AM74:.AR74]))&amp;&quot;)&quot;" office:value-type="string" office:string-value="(0..10000)" calcext:value-type="string">
            <text:p>(0..10000)</text:p>
          </table:table-cell>
          <table:table-cell table:style-name="ce674" table:formula="of:=&quot;(&quot;&amp;MIN([.AM74:.AP74])&amp;&quot;..&quot;&amp;MAX([.AM74:.AP74])&amp;&quot;)&quot;" office:value-type="string" office:string-value="(0.00005..9999.9999)" calcext:value-type="string">
            <text:p>(0.00005..9999.9999)</text:p>
          </table:table-cell>
          <table:table-cell table:style-name="ce674" table:formula="of:=&quot;(&quot;&amp;MIN([.AQ74:.AR74])&amp;&quot;..&quot;&amp;MAX([.AQ74:.AR74])&amp;&quot;)&quot;" office:value-type="string" office:string-value="(0.00000000000100000001..0.00000000000299999997)" calcext:value-type="string">
            <text:p>(0.00000000000100000001..0.0000000000029999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68" calcext:value-type="float">
            <text:p>68</text:p>
          </table:table-cell>
          <table:table-cell table:style-name="ce445" office:value-type="string" calcext:value-type="string">
            <text:p>disPD</text:p>
          </table:table-cell>
          <table:table-cell table:style-name="ce457" office:value-type="string" calcext:value-type="string">
            <text:p>Pattern Difference</text:p>
          </table:table-cell>
          <table:table-cell table:style-name="ce460" table:formula="of:=IF(ABS([.E75]-[.E$7])&lt;0.0001;&quot;≈&quot;;&quot;&quot;)">
            <text:p/>
          </table:table-cell>
          <table:table-cell table:style-name="ce712" table:formula="of:=4*FP*FN/Sn^2" office:value-type="float" office:value="0.0069204152249135" calcext:value-type="float">
            <text:p>0.0069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5])" office:value-type="string" office:string-value="=4*FP*FN/Sn^2" calcext:value-type="string">
            <text:p>=4*FP*FN/Sn^2</text:p>
          </table:table-cell>
          <table:table-cell table:style-name="ce640"/>
          <table:table-cell table:style-name="ce465" table:formula="of:=4*_FP1*_FN1/_SN1^2" office:value-type="float" office:value="0" calcext:value-type="float">
            <text:p>0.0000</text:p>
          </table:table-cell>
          <table:table-cell table:style-name="ce465" table:formula="of:=4*_FP2*_FN2/_SN2^2" office:value-type="float" office:value="1E-016" calcext:value-type="float">
            <text:p>0.0000</text:p>
          </table:table-cell>
          <table:table-cell table:style-name="ce465" table:formula="of:=4*_FP3*_FN3/_SN3^2" office:value-type="float" office:value="4E-016" calcext:value-type="float">
            <text:p>0.0000</text:p>
          </table:table-cell>
          <table:table-cell table:style-name="ce465" table:formula="of:=4*_FP4*_FN4/_SN4^2" office:value-type="float" office:value="4E-016" calcext:value-type="float">
            <text:p>0.0000</text:p>
          </table:table-cell>
          <table:table-cell table:style-name="ce465" table:formula="of:=4*_FP5*_FN5/_SN5^2" office:value-type="float" office:value="0.25" calcext:value-type="float">
            <text:p>0.2500</text:p>
          </table:table-cell>
          <table:table-cell table:style-name="ce465" table:formula="of:=4*_FP6*_FN6/_SN6^2" office:value-type="float" office:value="0.444444435555556" calcext:value-type="float">
            <text:p>0.4444</text:p>
          </table:table-cell>
          <table:table-cell table:style-name="ce465" table:formula="of:=4*_FP7*_FN7/_SN7^2" office:value-type="float" office:value="0.99999998" calcext:value-type="float">
            <text:p>1.0000</text:p>
          </table:table-cell>
          <table:table-cell table:style-name="ce465" table:formula="of:=4*_FP8*_FN8/_SN8^2" office:value-type="float" office:value="1" calcext:value-type="float">
            <text:p>1.0000</text:p>
          </table:table-cell>
          <table:table-cell table:style-name="ce465" table:formula="of:=4*_FP9*_FN9/_SN9^2" office:value-type="float" office:value="0" calcext:value-type="float">
            <text:p>0.0000</text:p>
          </table:table-cell>
          <table:table-cell table:style-name="ce465" table:formula="of:=4*_FP10*_FN10/_SN10^2" office:value-type="float" office:value="0" calcext:value-type="float">
            <text:p>0.0000</text:p>
          </table:table-cell>
          <table:table-cell table:style-name="ce465" table:formula="of:=4*_FP11*_FN11/_SN11^2" office:value-type="float" office:value="0" calcext:value-type="float">
            <text:p>0.0000</text:p>
          </table:table-cell>
          <table:table-cell table:style-name="ce465" table:formula="of:=4*_FP12*_FN12/_SN12^2" office:value-type="float" office:value="0" calcext:value-type="float">
            <text:p>0.0000</text:p>
          </table:table-cell>
          <table:table-cell/>
          <table:table-cell table:style-name="ce673" table:formula="of:=&quot;(&quot;&amp;ROUND(MIN([.AM75:.AR75]))&amp;&quot;..&quot;&amp;ROUND(MAX([.AM75:.AR75]))&amp;&quot;)&quot;" office:value-type="string" office:string-value="(0..1)" calcext:value-type="string">
            <text:p>(0..1)</text:p>
          </table:table-cell>
          <table:table-cell table:style-name="ce674" table:formula="of:=&quot;(&quot;&amp;MIN([.AM75:.AP75])&amp;&quot;..&quot;&amp;MAX([.AM75:.AP75])&amp;&quot;)&quot;" office:value-type="string" office:string-value="(1E-016..0.25)" calcext:value-type="string">
            <text:p>(1E-016..0.25)</text:p>
          </table:table-cell>
          <table:table-cell table:style-name="ce674" table:formula="of:=&quot;(&quot;&amp;MIN([.AQ75:.AR75])&amp;&quot;..&quot;&amp;MAX([.AQ75:.AR75])&amp;&quot;)&quot;" office:value-type="string" office:string-value="(0.444444435555556..0.99999998)" calcext:value-type="string">
            <text:p>(0.444444435555556..0.99999998)</text:p>
          </table:table-cell>
          <table:table-cell table:number-columns-repeated="11"/>
        </table:table-row>
        <table:table-row table:style-name="ro17">
          <table:table-cell table:style-name="ce436" office:value-type="float" office:value="69" calcext:value-type="float">
            <text:p>69</text:p>
          </table:table-cell>
          <table:table-cell table:style-name="ce445"/>
          <table:table-cell table:style-name="ce458" office:value-type="string" calcext:value-type="string">
            <text:p>Peirce 3 1884</text:p>
          </table:table-cell>
          <table:table-cell table:style-name="ce460" table:formula="of:=IF(ABS([.E76]-[.E$7])&lt;0.0001;&quot;≈&quot;;&quot;&quot;)">
            <text:p/>
          </table:table-cell>
          <table:table-cell table:style-name="ce712" table:formula="of:=(TP*TN+FP*FN)/(TP*FP+2*FP*FN+FN*TN)" office:value-type="float" office:value="4.25925925925926" calcext:value-type="float">
            <text:p>4.2593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0"/>
          <table:table-cell table:style-name="ce488" office:value-type="string" calcext:value-type="string">
            <text:p>INF</text:p>
          </table:table-cell>
          <table:table-cell table:style-name="ce441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6])" office:value-type="string" office:string-value="=(TP*TN+FP*FN)/(TP*FP+2*FP*FN+FN*TN)" calcext:value-type="string">
            <text:p>=(TP*TN+FP*FN)/(TP*FP+2*FP*FN+FN*TN)</text:p>
          </table:table-cell>
          <table:table-cell table:style-name="ce640"/>
          <table:table-cell table:style-name="ce465" table:formula="of:=(_TP1*_TN1+_FP1*_FN1)/(_TP1*_FP1+2*_FP1*_FN1+_FN1*_TN1)" office:value-type="string" office:string-value="" calcext:value-type="error">
            <text:p>#DIV/0!</text:p>
          </table:table-cell>
          <table:table-cell table:style-name="ce465" table:formula="of:=(_TP2*_TN2+_FP2*_FN2)/(_TP2*_FP2+2*_FP2*_FN2+_FN2*_TN2)" office:value-type="float" office:value="49999999" calcext:value-type="float">
            <text:p>49999999.0000</text:p>
          </table:table-cell>
          <table:table-cell table:style-name="ce465" table:formula="of:=(_TP3*_TN3+_FP3*_FN3)/(_TP3*_FP3+2*_FP3*_FN3+_FN3*_TN3)" office:value-type="float" office:value="0.99999998" calcext:value-type="float">
            <text:p>1.0000</text:p>
          </table:table-cell>
          <table:table-cell table:style-name="ce465" table:formula="of:=(_TP4*_TN4+_FP4*_FN4)/(_TP4*_FP4+2*_FP4*_FN4+_FN4*_TN4)" office:value-type="float" office:value="0.99999998" calcext:value-type="float">
            <text:p>1.0000</text:p>
          </table:table-cell>
          <table:table-cell table:style-name="ce465" table:formula="of:=(_TP5*_TN5+_FP5*_FN5)/(_TP5*_FP5+2*_FP5*_FN5+_FN5*_TN5)" office:value-type="float" office:value="0.5" calcext:value-type="float">
            <text:p>0.5000</text:p>
          </table:table-cell>
          <table:table-cell table:style-name="ce465" table:formula="of:=(_TP6*_TN6+_FP6*_FN6)/(_TP6*_FP6+2*_FP6*_FN6+_FN6*_TN6)" office:value-type="float" office:value="0.33333334" calcext:value-type="float">
            <text:p>0.3333</text:p>
          </table:table-cell>
          <table:table-cell table:style-name="ce465" table:formula="of:=(_TP7*_TN7+_FP7*_FN7)/(_TP7*_FP7+2*_FP7*_FN7+_FN7*_TN7)" office:value-type="float" office:value="0.499999995" calcext:value-type="float">
            <text:p>0.5000</text:p>
          </table:table-cell>
          <table:table-cell table:style-name="ce465" table:formula="of:=(_TP8*_TN8+_FP8*_FN8)/(_TP8*_FP8+2*_FP8*_FN8+_FN8*_TN8)" office:value-type="float" office:value="0.5" calcext:value-type="float">
            <text:p>0.5000</text:p>
          </table:table-cell>
          <table:table-cell table:style-name="ce465" table:formula="of:=(_TP9*_TN9+_FP9*_FN9)/(_TP9*_FP9+2*_FP9*_FN9+_FN9*_TN9)" office:value-type="string" office:string-value="" calcext:value-type="error">
            <text:p>#DIV/0!</text:p>
          </table:table-cell>
          <table:table-cell table:style-name="ce465" table:formula="of:=(_TP10*_TN10+_FP10*_FN10)/(_TP10*_FP10+2*_FP10*_FN10+_FN10*_TN10)" office:value-type="float" office:value="0" calcext:value-type="float">
            <text:p>0.0000</text:p>
          </table:table-cell>
          <table:table-cell table:style-name="ce465" table:formula="of:=(_TP11*_TN11+_FP11*_FN11)/(_TP11*_FP11+2*_FP11*_FN11+_FN11*_TN11)" office:value-type="float" office:value="0" calcext:value-type="float">
            <text:p>0.0000</text:p>
          </table:table-cell>
          <table:table-cell table:style-name="ce465" table:formula="of:=(_TP12*_TN12+_FP12*_FN12)/(_TP12*_FP12+2*_FP12*_FN12+_FN12*_T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76:.AR76]))&amp;&quot;..&quot;&amp;ROUND(MAX([.AM76:.AR76]))&amp;&quot;)&quot;" office:value-type="string" office:string-value="(0..49999999)" calcext:value-type="string">
            <text:p>(0..49999999)</text:p>
          </table:table-cell>
          <table:table-cell table:style-name="ce674" table:formula="of:=&quot;(&quot;&amp;MIN([.AM76:.AP76])&amp;&quot;..&quot;&amp;MAX([.AM76:.AP76])&amp;&quot;)&quot;" office:value-type="string" office:string-value="(0.5..49999999)" calcext:value-type="string">
            <text:p>(0.5..49999999)</text:p>
          </table:table-cell>
          <table:table-cell table:style-name="ce674" table:formula="of:=&quot;(&quot;&amp;MIN([.AQ76:.AR76])&amp;&quot;..&quot;&amp;MAX([.AQ76:.AR76])&amp;&quot;)&quot;" office:value-type="string" office:string-value="(0.33333334..0.499999995)" calcext:value-type="string">
            <text:p>(0.33333334..0.499999995)</text:p>
          </table:table-cell>
          <table:table-cell table:number-columns-repeated="11"/>
        </table:table-row>
        <table:table-row table:style-name="ro17">
          <table:table-cell table:style-name="ce436" office:value-type="float" office:value="70" calcext:value-type="float">
            <text:p>70</text:p>
          </table:table-cell>
          <table:table-cell table:style-name="ce445" office:value-type="string" calcext:value-type="string">
            <text:p>disS</text:p>
          </table:table-cell>
          <table:table-cell table:style-name="ce457" office:value-type="string" calcext:value-type="string">
            <text:p>Savage</text:p>
          </table:table-cell>
          <table:table-cell table:style-name="ce460" table:formula="of:=IF(ABS([.E77]-[.E$7])&lt;0.0001;&quot;≈&quot;;&quot;&quot;)">
            <text:p/>
          </table:table-cell>
          <table:table-cell table:style-name="ce712" table:formula="of:=1-(TP/(TP+MAX(FP;FN)))" office:value-type="float" office:value="0.142857142857143" calcext:value-type="float">
            <text:p>0.1429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7])" office:value-type="string" office:string-value="=1-(TP/(TP+MAX(FP,FN)))" calcext:value-type="string">
            <text:p>=1-(TP/(TP+MAX(FP,FN)))</text:p>
          </table:table-cell>
          <table:table-cell table:style-name="ce640"/>
          <table:table-cell table:style-name="ce465" table:formula="of:=1-(_TP1/(_TP1+MAX(_FP1;_FN1)))" office:value-type="float" office:value="0" calcext:value-type="float">
            <text:p>0.0000</text:p>
          </table:table-cell>
          <table:table-cell table:style-name="ce465" table:formula="of:=1-(_TP2/(_TP2+MAX(_FP2;_FN2)))" office:value-type="float" office:value="0.00000000999999993923" calcext:value-type="float">
            <text:p>0.0000</text:p>
          </table:table-cell>
          <table:table-cell table:style-name="ce465" table:formula="of:=1-(_TP3/(_TP3+MAX(_FP3;_FN3)))" office:value-type="float" office:value="0.00000001000000016127" calcext:value-type="float">
            <text:p>0.0000</text:p>
          </table:table-cell>
          <table:table-cell table:style-name="ce465" table:formula="of:=1-(_TP4/(_TP4+MAX(_FP4;_FN4)))" office:value-type="float" office:value="0.5" calcext:value-type="float">
            <text:p>0.5000</text:p>
          </table:table-cell>
          <table:table-cell table:style-name="ce465" table:formula="of:=1-(_TP5/(_TP5+MAX(_FP5;_FN5)))" office:value-type="float" office:value="0.5" calcext:value-type="float">
            <text:p>0.5000</text:p>
          </table:table-cell>
          <table:table-cell table:style-name="ce465" table:formula="of:=1-(_TP6/(_TP6+MAX(_FP6;_FN6)))" office:value-type="float" office:value="0.999999970000001" calcext:value-type="float">
            <text:p>1.0000</text:p>
          </table:table-cell>
          <table:table-cell table:style-name="ce465" table:formula="of:=1-(_TP7/(_TP7+MAX(_FP7;_FN7)))" office:value-type="float" office:value="0.99999999" calcext:value-type="float">
            <text:p>1.0000</text:p>
          </table:table-cell>
          <table:table-cell table:style-name="ce465" table:formula="of:=1-(_TP8/(_TP8+MAX(_FP8;_FN8)))" office:value-type="float" office:value="1" calcext:value-type="float">
            <text:p>1.0000</text:p>
          </table:table-cell>
          <table:table-cell table:style-name="ce465" table:formula="of:=1-(_TP9/(_TP9+MAX(_FP9;_FN9)))" office:value-type="float" office:value="0.000099999999999989" calcext:value-type="float">
            <text:p>0.0001</text:p>
          </table:table-cell>
          <table:table-cell table:style-name="ce465" table:formula="of:=1-(_TP10/(_TP10+MAX(_FP10;_FN10)))" office:value-type="float" office:value="0.000099999999999989" calcext:value-type="float">
            <text:p>0.0001</text:p>
          </table:table-cell>
          <table:table-cell table:style-name="ce465" table:formula="of:=1-(_TP11/(_TP11+MAX(_FP11;_FN11)))" office:value-type="float" office:value="1" calcext:value-type="float">
            <text:p>1.0000</text:p>
          </table:table-cell>
          <table:table-cell table:style-name="ce465" table:formula="of:=1-(_TP12/(_TP12+MAX(_FP12;_FN12)))" office:value-type="float" office:value="1" calcext:value-type="float">
            <text:p>1.0000</text:p>
          </table:table-cell>
          <table:table-cell/>
          <table:table-cell table:style-name="ce673" table:formula="of:=&quot;(&quot;&amp;ROUND(MIN([.AM77:.AR77]))&amp;&quot;..&quot;&amp;ROUND(MAX([.AM77:.AR77]))&amp;&quot;)&quot;" office:value-type="string" office:string-value="(0..1)" calcext:value-type="string">
            <text:p>(0..1)</text:p>
          </table:table-cell>
          <table:table-cell table:style-name="ce674" table:formula="of:=&quot;(&quot;&amp;MIN([.AM77:.AP77])&amp;&quot;..&quot;&amp;MAX([.AM77:.AP77])&amp;&quot;)&quot;" office:value-type="string" office:string-value="(0.00000000999999993923..0.5)" calcext:value-type="string">
            <text:p>(0.00000000999999993923..0.5)</text:p>
          </table:table-cell>
          <table:table-cell table:style-name="ce674" table:formula="of:=&quot;(&quot;&amp;MIN([.AQ77:.AR77])&amp;&quot;..&quot;&amp;MAX([.AQ77:.AR77])&amp;&quot;)&quot;" office:value-type="string" office:string-value="(0.999999970000001..0.99999999)" calcext:value-type="string">
            <text:p>(0.999999970000001..0.9999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71" calcext:value-type="float">
            <text:p>71</text:p>
          </table:table-cell>
          <table:table-cell table:style-name="ce446" office:value-type="string" calcext:value-type="string">
            <text:p>dissS</text:p>
          </table:table-cell>
          <table:table-cell table:style-name="ce457" office:value-type="string" calcext:value-type="string">
            <text:p>Sized Difference</text:p>
          </table:table-cell>
          <table:table-cell table:style-name="ce460" table:formula="of:=IF(ABS([.E78]-[.E$7])&lt;0.0001;&quot;≈&quot;;&quot;&quot;)">
            <text:p/>
          </table:table-cell>
          <table:table-cell table:style-name="ce712" table:formula="of:=(FP-FN)^2/Sn^2" office:value-type="float" office:value="0.000865051903114187" calcext:value-type="float">
            <text:p>0.0009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92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Baulieu</text:p>
          </table:table-cell>
          <table:table-cell table:style-name="ce441"/>
          <table:table-cell table:style-name="ce441" office:value-type="string" calcext:value-type="string">
            <text:p>False classifications difference per classess</text:p>
          </table:table-cell>
          <table:table-cell table:style-name="ce441" table:number-columns-repeated="4"/>
          <table:table-cell table:style-name="ce640" table:formula="of:=FORMULA([.E78])" office:value-type="string" office:string-value="=(FP-FN)^2/Sn^2" calcext:value-type="string">
            <text:p>=(FP-FN)^2/Sn^2</text:p>
          </table:table-cell>
          <table:table-cell table:style-name="ce640"/>
          <table:table-cell table:style-name="ce465" table:formula="of:=(_FP1-_FN1)^2/_SN1^2" office:value-type="float" office:value="0" calcext:value-type="float">
            <text:p>0.0000</text:p>
          </table:table-cell>
          <table:table-cell table:style-name="ce465" table:formula="of:=(_FP2-_FN2)^2/_SN2^2" office:value-type="float" office:value="0" calcext:value-type="float">
            <text:p>0.0000</text:p>
          </table:table-cell>
          <table:table-cell table:style-name="ce465" table:formula="of:=(_FP3-_FN3)^2/_SN3^2" office:value-type="float" office:value="0" calcext:value-type="float">
            <text:p>0.0000</text:p>
          </table:table-cell>
          <table:table-cell table:style-name="ce465" table:formula="of:=(_FP4-_FN4)^2/_SN4^2" office:value-type="float" office:value="0" calcext:value-type="float">
            <text:p>0.0000</text:p>
          </table:table-cell>
          <table:table-cell table:style-name="ce465" table:formula="of:=(_FP5-_FN5)^2/_SN5^2" office:value-type="float" office:value="0" calcext:value-type="float">
            <text:p>0.0000</text:p>
          </table:table-cell>
          <table:table-cell table:style-name="ce465" table:formula="of:=(_FP6-_FN6)^2/_SN6^2" office:value-type="float" office:value="0" calcext:value-type="float">
            <text:p>0.0000</text:p>
          </table:table-cell>
          <table:table-cell table:style-name="ce465" table:formula="of:=(_FP7-_FN7)^2/_SN7^2" office:value-type="float" office:value="0" calcext:value-type="float">
            <text:p>0.0000</text:p>
          </table:table-cell>
          <table:table-cell table:style-name="ce465" table:formula="of:=(_FP8-_FN8)^2/_SN8^2" office:value-type="float" office:value="0" calcext:value-type="float">
            <text:p>0.0000</text:p>
          </table:table-cell>
          <table:table-cell table:style-name="ce465" table:formula="of:=(_FP9-_FN9)^2/_SN9^2" office:value-type="float" office:value="0.00000001" calcext:value-type="float">
            <text:p>0.0000</text:p>
          </table:table-cell>
          <table:table-cell table:style-name="ce465" table:formula="of:=(_FP10-_FN10)^2/_SN10^2" office:value-type="float" office:value="0.00000001" calcext:value-type="float">
            <text:p>0.0000</text:p>
          </table:table-cell>
          <table:table-cell table:style-name="ce465" table:formula="of:=(_FP11-_FN11)^2/_SN11^2" office:value-type="float" office:value="0.00000001" calcext:value-type="float">
            <text:p>0.0000</text:p>
          </table:table-cell>
          <table:table-cell table:style-name="ce465" table:formula="of:=(_FP12-_FN12)^2/_SN12^2" office:value-type="float" office:value="0.00000001" calcext:value-type="float">
            <text:p>0.0000</text:p>
          </table:table-cell>
          <table:table-cell/>
          <table:table-cell table:style-name="ce673" table:formula="of:=&quot;(&quot;&amp;ROUND(MIN([.AM78:.AR78]))&amp;&quot;..&quot;&amp;ROUND(MAX([.AM78:.AR78]))&amp;&quot;)&quot;" office:value-type="string" office:string-value="(0..0)" calcext:value-type="string">
            <text:p>(0..0)</text:p>
          </table:table-cell>
          <table:table-cell table:style-name="ce674" table:formula="of:=&quot;(&quot;&amp;MIN([.AM78:.AP78])&amp;&quot;..&quot;&amp;MAX([.AM78:.AP78])&amp;&quot;)&quot;" office:value-type="string" office:string-value="(0..0)" calcext:value-type="string">
            <text:p>(0..0)</text:p>
          </table:table-cell>
          <table:table-cell table:style-name="ce674" table:formula="of:=&quot;(&quot;&amp;MIN([.AQ78:.AR78])&amp;&quot;..&quot;&amp;MAX([.AQ78:.AR78])&amp;&quot;)&quot;" office:value-type="string" office:string-value="(0..0)" calcext:value-type="string">
            <text:p>(0..0)</text:p>
          </table:table-cell>
          <table:table-cell table:number-columns-repeated="11"/>
        </table:table-row>
        <table:table-row table:style-name="ro17">
          <table:table-cell table:style-name="ce436" office:value-type="float" office:value="72" calcext:value-type="float">
            <text:p>72</text:p>
          </table:table-cell>
          <table:table-cell table:style-name="ce446" office:value-type="string" calcext:value-type="string">
            <text:p>dissSP</text:p>
          </table:table-cell>
          <table:table-cell table:style-name="ce457" office:value-type="string" calcext:value-type="string">
            <text:p>Sneath Pattern Difference</text:p>
          </table:table-cell>
          <table:table-cell table:style-name="ce460" table:formula="of:=IF(ABS([.E79]-[.E$7])&lt;0.0001;&quot;≈&quot;;&quot;&quot;)">
            <text:p/>
          </table:table-cell>
          <table:table-cell table:style-name="ce712" table:formula="of:=2*SQRT(FP*FN)/Sn" office:value-type="float" office:value="0.0831890330807703" calcext:value-type="float">
            <text:p>0.0832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79])" office:value-type="string" office:string-value="=2*SQRT(FP*FN)/Sn" calcext:value-type="string">
            <text:p>=2*SQRT(FP*FN)/Sn</text:p>
          </table:table-cell>
          <table:table-cell table:style-name="ce640"/>
          <table:table-cell table:style-name="ce465" table:formula="of:=2*SQRT(_FP1*_FN1)/_SN1" office:value-type="float" office:value="0" calcext:value-type="float">
            <text:p>0.0000</text:p>
          </table:table-cell>
          <table:table-cell table:style-name="ce465" table:formula="of:=2*SQRT(_FP2*_FN2)/_SN2" office:value-type="float" office:value="0.00000001" calcext:value-type="float">
            <text:p>0.0000</text:p>
          </table:table-cell>
          <table:table-cell table:style-name="ce465" table:formula="of:=2*SQRT(_FP3*_FN3)/_SN3" office:value-type="float" office:value="0.00000002" calcext:value-type="float">
            <text:p>0.0000</text:p>
          </table:table-cell>
          <table:table-cell table:style-name="ce465" table:formula="of:=2*SQRT(_FP4*_FN4)/_SN4" office:value-type="float" office:value="0.00000002" calcext:value-type="float">
            <text:p>0.0000</text:p>
          </table:table-cell>
          <table:table-cell table:style-name="ce465" table:formula="of:=2*SQRT(_FP5*_FN5)/_SN5" office:value-type="float" office:value="0.5" calcext:value-type="float">
            <text:p>0.5000</text:p>
          </table:table-cell>
          <table:table-cell table:style-name="ce465" table:formula="of:=2*SQRT(_FP6*_FN6)/_SN6" office:value-type="float" office:value="0.66666666" calcext:value-type="float">
            <text:p>0.6667</text:p>
          </table:table-cell>
          <table:table-cell table:style-name="ce465" table:formula="of:=2*SQRT(_FP7*_FN7)/_SN7" office:value-type="float" office:value="0.99999999" calcext:value-type="float">
            <text:p>1.0000</text:p>
          </table:table-cell>
          <table:table-cell table:style-name="ce465" table:formula="of:=2*SQRT(_FP8*_FN8)/_SN8" office:value-type="float" office:value="1" calcext:value-type="float">
            <text:p>1.0000</text:p>
          </table:table-cell>
          <table:table-cell table:style-name="ce465" table:formula="of:=2*SQRT(_FP9*_FN9)/_SN9" office:value-type="float" office:value="0" calcext:value-type="float">
            <text:p>0.0000</text:p>
          </table:table-cell>
          <table:table-cell table:style-name="ce465" table:formula="of:=2*SQRT(_FP10*_FN10)/_SN10" office:value-type="float" office:value="0" calcext:value-type="float">
            <text:p>0.0000</text:p>
          </table:table-cell>
          <table:table-cell table:style-name="ce465" table:formula="of:=2*SQRT(_FP11*_FN11)/_SN11" office:value-type="float" office:value="0" calcext:value-type="float">
            <text:p>0.0000</text:p>
          </table:table-cell>
          <table:table-cell table:style-name="ce465" table:formula="of:=2*SQRT(_FP12*_FN12)/_SN12" office:value-type="float" office:value="0" calcext:value-type="float">
            <text:p>0.0000</text:p>
          </table:table-cell>
          <table:table-cell/>
          <table:table-cell table:style-name="ce673" table:formula="of:=&quot;(&quot;&amp;ROUND(MIN([.AM79:.AR79]))&amp;&quot;..&quot;&amp;ROUND(MAX([.AM79:.AR79]))&amp;&quot;)&quot;" office:value-type="string" office:string-value="(0..1)" calcext:value-type="string">
            <text:p>(0..1)</text:p>
          </table:table-cell>
          <table:table-cell table:style-name="ce674" table:formula="of:=&quot;(&quot;&amp;MIN([.AM79:.AP79])&amp;&quot;..&quot;&amp;MAX([.AM79:.AP79])&amp;&quot;)&quot;" office:value-type="string" office:string-value="(0.00000001..0.5)" calcext:value-type="string">
            <text:p>(0.00000001..0.5)</text:p>
          </table:table-cell>
          <table:table-cell table:style-name="ce674" table:formula="of:=&quot;(&quot;&amp;MIN([.AQ79:.AR79])&amp;&quot;..&quot;&amp;MAX([.AQ79:.AR79])&amp;&quot;)&quot;" office:value-type="string" office:string-value="(0.66666666..0.99999999)" calcext:value-type="string">
            <text:p>(0.66666666..0.9999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73" calcext:value-type="float">
            <text:p>73</text:p>
          </table:table-cell>
          <table:table-cell table:style-name="ce445"/>
          <table:table-cell table:style-name="ce458" office:value-type="string" calcext:value-type="string">
            <text:p>Soergel</text:p>
          </table:table-cell>
          <table:table-cell table:style-name="ce460" table:formula="of:=IF(ABS([.E80]-[.E$7])&lt;0.0001;&quot;≈&quot;;&quot;&quot;)">
            <text:p/>
          </table:table-cell>
          <table:table-cell table:style-name="ce712" table:formula="of:=(FP+FN)/(FP+FN+TN)" office:value-type="float" office:value="0.136363636363636" calcext:value-type="float">
            <text:p>0.1364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0])" office:value-type="string" office:string-value="=(FP+FN)/(FP+FN+TN)" calcext:value-type="string">
            <text:p>=(FP+FN)/(FP+FN+TN)</text:p>
          </table:table-cell>
          <table:table-cell table:style-name="ce640"/>
          <table:table-cell table:style-name="ce465" table:formula="of:=(_FP1+_FN1)/(_FP1+_FN1+_TN1)" office:value-type="float" office:value="0" calcext:value-type="float">
            <text:p>0.0000</text:p>
          </table:table-cell>
          <table:table-cell table:style-name="ce465" table:formula="of:=(_FP2+_FN2)/(_FP2+_FN2+_TN2)" office:value-type="float" office:value="0.0000000199999998" calcext:value-type="float">
            <text:p>0.0000</text:p>
          </table:table-cell>
          <table:table-cell table:style-name="ce465" table:formula="of:=(_FP3+_FN3)/(_FP3+_FN3+_TN3)" office:value-type="float" office:value="0.666666666666667" calcext:value-type="float">
            <text:p>0.6667</text:p>
          </table:table-cell>
          <table:table-cell table:style-name="ce465" table:formula="of:=(_FP4+_FN4)/(_FP4+_FN4+_TN4)" office:value-type="float" office:value="0.0000000200000002" calcext:value-type="float">
            <text:p>0.0000</text:p>
          </table:table-cell>
          <table:table-cell table:style-name="ce465" table:formula="of:=(_FP5+_FN5)/(_FP5+_FN5+_TN5)" office:value-type="float" office:value="0.666666666666667" calcext:value-type="float">
            <text:p>0.6667</text:p>
          </table:table-cell>
          <table:table-cell table:style-name="ce465" table:formula="of:=(_FP6+_FN6)/(_FP6+_FN6+_TN6)" office:value-type="float" office:value="0.666666666666667" calcext:value-type="float">
            <text:p>0.6667</text:p>
          </table:table-cell>
          <table:table-cell table:style-name="ce465" table:formula="of:=(_FP7+_FN7)/(_FP7+_FN7+_TN7)" office:value-type="float" office:value="0.999999995" calcext:value-type="float">
            <text:p>1.0000</text:p>
          </table:table-cell>
          <table:table-cell table:style-name="ce465" table:formula="of:=(_FP8+_FN8)/(_FP8+_FN8+_TN8)" office:value-type="float" office:value="1" calcext:value-type="float">
            <text:p>1.0000</text:p>
          </table:table-cell>
          <table:table-cell table:style-name="ce465" table:formula="of:=(_FP9+_FN9)/(_FP9+_FN9+_TN9)" office:value-type="float" office:value="1" calcext:value-type="float">
            <text:p>1.0000</text:p>
          </table:table-cell>
          <table:table-cell table:style-name="ce465" table:formula="of:=(_FP10+_FN10)/(_FP10+_FN10+_TN10)" office:value-type="float" office:value="1" calcext:value-type="float">
            <text:p>1.0000</text:p>
          </table:table-cell>
          <table:table-cell table:style-name="ce465" table:formula="of:=(_FP11+_FN11)/(_FP11+_FN11+_TN11)" office:value-type="float" office:value="0.0001" calcext:value-type="float">
            <text:p>0.0001</text:p>
          </table:table-cell>
          <table:table-cell table:style-name="ce465" table:formula="of:=(_FP12+_FN12)/(_FP12+_FN12+_TN12)" office:value-type="float" office:value="0.0001" calcext:value-type="float">
            <text:p>0.0001</text:p>
          </table:table-cell>
          <table:table-cell/>
          <table:table-cell table:style-name="ce673" table:formula="of:=&quot;(&quot;&amp;ROUND(MIN([.AM80:.AR80]))&amp;&quot;..&quot;&amp;ROUND(MAX([.AM80:.AR80]))&amp;&quot;)&quot;" office:value-type="string" office:string-value="(0..1)" calcext:value-type="string">
            <text:p>(0..1)</text:p>
          </table:table-cell>
          <table:table-cell table:style-name="ce674" table:formula="of:=&quot;(&quot;&amp;MIN([.AM80:.AP80])&amp;&quot;..&quot;&amp;MAX([.AM80:.AP80])&amp;&quot;)&quot;" office:value-type="string" office:string-value="(0.0000000199999998..0.666666666666667)" calcext:value-type="string">
            <text:p>(0.0000000199999998..0.666666666666667)</text:p>
          </table:table-cell>
          <table:table-cell table:style-name="ce674" table:formula="of:=&quot;(&quot;&amp;MIN([.AQ80:.AR80])&amp;&quot;..&quot;&amp;MAX([.AQ80:.AR80])&amp;&quot;)&quot;" office:value-type="string" office:string-value="(0.666666666666667..0.999999995)" calcext:value-type="string">
            <text:p>(0.666666666666667..0.999999995)</text:p>
          </table:table-cell>
          <table:table-cell table:number-columns-repeated="11"/>
        </table:table-row>
        <table:table-row table:style-name="ro17">
          <table:table-cell table:style-name="ce436" office:value-type="float" office:value="74" calcext:value-type="float">
            <text:p>74</text:p>
          </table:table-cell>
          <table:table-cell table:style-name="ce446" office:value-type="string" calcext:value-type="string">
            <text:p>simSS3</text:p>
          </table:table-cell>
          <table:table-cell table:style-name="ce457" office:value-type="string" calcext:value-type="string">
            <text:p>Sokal Sneath 3 Similarity</text:p>
          </table:table-cell>
          <table:table-cell table:style-name="ce460" table:formula="of:=IF(ABS([.E81]-[.E$7])&lt;0.0001;&quot;≈&quot;;&quot;&quot;)">
            <text:p/>
          </table:table-cell>
          <table:table-cell table:style-name="ce712" table:formula="of:=(TP+TN)/(FP+FN)" office:value-type="float" office:value="10.3333333333333" calcext:value-type="float">
            <text:p>10.3333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15"/>
          <table:table-cell table:style-name="ce456"/>
          <table:table-cell table:style-name="ce441" table:number-columns-repeated="3"/>
          <table:table-cell table:style-name="ce441" office:value-type="string" calcext:value-type="string">
            <text:p>Undefined when no nonmatches</text:p>
          </table:table-cell>
          <table:table-cell table:style-name="ce441" table:number-columns-repeated="4"/>
          <table:table-cell table:style-name="ce640" table:formula="of:=FORMULA([.E81])" office:value-type="string" office:string-value="=(TP+TN)/(FP+FN)" calcext:value-type="string">
            <text:p>=(TP+TN)/(FP+FN)</text:p>
          </table:table-cell>
          <table:table-cell table:style-name="ce640"/>
          <table:table-cell table:style-name="ce465" table:formula="of:=(_TP1+_TN1)/(_FP1+_FN1)" office:value-type="string" office:string-value="" calcext:value-type="error">
            <text:p>#DIV/0!</text:p>
          </table:table-cell>
          <table:table-cell table:style-name="ce465" table:formula="of:=(_TP2+_TN2)/(_FP2+_FN2)" office:value-type="float" office:value="99999999" calcext:value-type="float">
            <text:p>99999999.0000</text:p>
          </table:table-cell>
          <table:table-cell table:style-name="ce465" table:formula="of:=(_TP3+_TN3)/(_FP3+_FN3)" office:value-type="float" office:value="49999999" calcext:value-type="float">
            <text:p>49999999.0000</text:p>
          </table:table-cell>
          <table:table-cell table:style-name="ce465" table:formula="of:=(_TP4+_TN4)/(_FP4+_FN4)" office:value-type="float" office:value="49999999" calcext:value-type="float">
            <text:p>49999999.0000</text:p>
          </table:table-cell>
          <table:table-cell table:style-name="ce465" table:formula="of:=(_TP5+_TN5)/(_FP5+_FN5)" office:value-type="float" office:value="1" calcext:value-type="float">
            <text:p>1.0000</text:p>
          </table:table-cell>
          <table:table-cell table:style-name="ce465" table:formula="of:=(_TP6+_TN6)/(_FP6+_FN6)" office:value-type="float" office:value="0.500000015" calcext:value-type="float">
            <text:p>0.5000</text:p>
          </table:table-cell>
          <table:table-cell table:style-name="ce465" table:formula="of:=(_TP7+_TN7)/(_FP7+_FN7)" office:value-type="float" office:value="0.0000000100000001" calcext:value-type="float">
            <text:p>0.0000</text:p>
          </table:table-cell>
          <table:table-cell table:style-name="ce465" table:formula="of:=(_TP8+_TN8)/(_FP8+_FN8)" office:value-type="float" office:value="0" calcext:value-type="float">
            <text:p>0.0000</text:p>
          </table:table-cell>
          <table:table-cell table:style-name="ce465" table:formula="of:=(_TP9+_TN9)/(_FP9+_FN9)" office:value-type="float" office:value="9999" calcext:value-type="float">
            <text:p>9999.0000</text:p>
          </table:table-cell>
          <table:table-cell table:style-name="ce465" table:formula="of:=(_TP10+_TN10)/(_FP10+_FN10)" office:value-type="float" office:value="9999" calcext:value-type="float">
            <text:p>9999.0000</text:p>
          </table:table-cell>
          <table:table-cell table:style-name="ce465" table:formula="of:=(_TP11+_TN11)/(_FP11+_FN11)" office:value-type="float" office:value="9999" calcext:value-type="float">
            <text:p>9999.0000</text:p>
          </table:table-cell>
          <table:table-cell table:style-name="ce465" table:formula="of:=(_TP12+_TN12)/(_FP12+_FN12)" office:value-type="float" office:value="9999" calcext:value-type="float">
            <text:p>9999.0000</text:p>
          </table:table-cell>
          <table:table-cell/>
          <table:table-cell table:style-name="ce673" table:formula="of:=&quot;(&quot;&amp;ROUND(MIN([.AM81:.AR81]))&amp;&quot;..&quot;&amp;ROUND(MAX([.AM81:.AR81]))&amp;&quot;)&quot;" office:value-type="string" office:string-value="(0..99999999)" calcext:value-type="string">
            <text:p>(0..99999999)</text:p>
          </table:table-cell>
          <table:table-cell table:style-name="ce674" table:formula="of:=&quot;(&quot;&amp;MIN([.AM81:.AP81])&amp;&quot;..&quot;&amp;MAX([.AM81:.AP81])&amp;&quot;)&quot;" office:value-type="string" office:string-value="(1..99999999)" calcext:value-type="string">
            <text:p>(1..99999999)</text:p>
          </table:table-cell>
          <table:table-cell table:style-name="ce674" table:formula="of:=&quot;(&quot;&amp;MIN([.AQ81:.AR81])&amp;&quot;..&quot;&amp;MAX([.AQ81:.AR81])&amp;&quot;)&quot;" office:value-type="string" office:string-value="(0.0000000100000001..0.500000015)" calcext:value-type="string">
            <text:p>(0.0000000100000001..0.500000015)</text:p>
          </table:table-cell>
          <table:table-cell table:number-columns-repeated="11"/>
        </table:table-row>
        <table:table-row table:style-name="ro17">
          <table:table-cell table:style-name="ce436" office:value-type="float" office:value="75" calcext:value-type="float">
            <text:p>75</text:p>
          </table:table-cell>
          <table:table-cell table:style-name="ce445"/>
          <table:table-cell table:style-name="ce457" office:value-type="string" calcext:value-type="string">
            <text:p>Tanimoto Similarity</text:p>
          </table:table-cell>
          <table:table-cell table:style-name="ce460" table:formula="of:=IF(ABS([.E82]-[.E$7])&lt;0.0001;&quot;≈&quot;;&quot;&quot;)">
            <text:p/>
          </table:table-cell>
          <table:table-cell table:style-name="ce712" table:formula="of:=FN/(TP+FP-FN)" office:value-type="float" office:value="0.181818181818182" calcext:value-type="float">
            <text:p>0.1818</text:p>
          </table:table-cell>
          <table:table-cell table:style-name="ce476"/>
          <table:table-cell table:style-name="ce441"/>
          <table:table-cell table:style-name="ce492" office:value-type="float" office:value="0" calcext:value-type="float">
            <text:p>0</text:p>
          </table:table-cell>
          <table:table-cell table:style-name="ce492" office:value-type="string" calcext:value-type="string">
            <text:p>Eksi Var!</text:p>
          </table:table-cell>
          <table:table-cell table:style-name="ce492" office:value-type="string" calcext:value-type="string">
            <text:p>INF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2])" office:value-type="string" office:string-value="=FN/(TP+FP-FN)" calcext:value-type="string">
            <text:p>=FN/(TP+FP-FN)</text:p>
          </table:table-cell>
          <table:table-cell table:style-name="ce640"/>
          <table:table-cell table:style-name="ce465" table:formula="of:=_FN1/(_TP1+_FP1-_FN1)" office:value-type="float" office:value="0" calcext:value-type="float">
            <text:p>0.0000</text:p>
          </table:table-cell>
          <table:table-cell table:style-name="ce465" table:formula="of:=_FN2/(_TP2+_FP2-_FN2)" office:value-type="float" office:value="0.0000000100000001" calcext:value-type="float">
            <text:p>0.0000</text:p>
          </table:table-cell>
          <table:table-cell table:style-name="ce465" table:formula="of:=_FN3/(_TP3+_FP3-_FN3)" office:value-type="float" office:value="0.0000000100000003" calcext:value-type="float">
            <text:p>0.0000</text:p>
          </table:table-cell>
          <table:table-cell table:style-name="ce465" table:formula="of:=_FN4/(_TP4+_FP4-_FN4)" office:value-type="float" office:value="1" calcext:value-type="float">
            <text:p>1.0000</text:p>
          </table:table-cell>
          <table:table-cell table:style-name="ce465" table:formula="of:=_FN5/(_TP5+_FP5-_FN5)" office:value-type="float" office:value="1" calcext:value-type="float">
            <text:p>1.0000</text:p>
          </table:table-cell>
          <table:table-cell table:style-name="ce465" table:formula="of:=_FN6/(_TP6+_FP6-_FN6)" office:value-type="float" office:value="33333333.0336311" calcext:value-type="float">
            <text:p>33333333.0336</text:p>
          </table:table-cell>
          <table:table-cell table:style-name="ce465" table:formula="of:=_FN7/(_TP7+_FP7-_FN7)" office:value-type="float" office:value="99999999.7072231" calcext:value-type="float">
            <text:p>99999999.7072</text:p>
          </table:table-cell>
          <table:table-cell table:style-name="ce465" table:formula="of:=_FN8/(_TP8+_FP8-_FN8)" office:value-type="string" office:string-value="" calcext:value-type="error">
            <text:p>#DIV/0!</text:p>
          </table:table-cell>
          <table:table-cell table:style-name="ce465" table:formula="of:=_FN9/(_TP9+_FP9-_FN9)" office:value-type="float" office:value="0.0001000200040008" calcext:value-type="float">
            <text:p>0.0001</text:p>
          </table:table-cell>
          <table:table-cell table:style-name="ce465" table:formula="of:=_FN10/(_TP10+_FP10-_FN10)" office:value-type="float" office:value="0" calcext:value-type="float">
            <text:p>0.0000</text:p>
          </table:table-cell>
          <table:table-cell table:style-name="ce465" table:formula="of:=_FN11/(_TP11+_FP11-_FN11)" office:value-type="float" office:value="-1" calcext:value-type="float">
            <text:p>-1.0000</text:p>
          </table:table-cell>
          <table:table-cell table:style-name="ce465" table:formula="of:=_FN12/(_TP12+_FP12-_FN12)" office:value-type="float" office:value="0" calcext:value-type="float">
            <text:p>0.0000</text:p>
          </table:table-cell>
          <table:table-cell/>
          <table:table-cell table:style-name="ce673" table:formula="of:=&quot;(&quot;&amp;ROUND(MIN([.AM82:.AR82]))&amp;&quot;..&quot;&amp;ROUND(MAX([.AM82:.AR82]))&amp;&quot;)&quot;" office:value-type="string" office:string-value="(0..100000000)" calcext:value-type="string">
            <text:p>(0..100000000)</text:p>
          </table:table-cell>
          <table:table-cell table:style-name="ce674" table:formula="of:=&quot;(&quot;&amp;MIN([.AM82:.AP82])&amp;&quot;..&quot;&amp;MAX([.AM82:.AP82])&amp;&quot;)&quot;" office:value-type="string" office:string-value="(0.0000000100000001..1)" calcext:value-type="string">
            <text:p>(0.0000000100000001..1)</text:p>
          </table:table-cell>
          <table:table-cell table:style-name="ce674" table:formula="of:=&quot;(&quot;&amp;MIN([.AQ82:.AR82])&amp;&quot;..&quot;&amp;MAX([.AQ82:.AR82])&amp;&quot;)&quot;" office:value-type="string" office:string-value="(33333333.0336311..99999999.7072231)" calcext:value-type="string">
            <text:p>(33333333.0336311..99999999.7072231)</text:p>
          </table:table-cell>
          <table:table-cell table:number-columns-repeated="11"/>
        </table:table-row>
        <table:table-row table:style-name="ro17">
          <table:table-cell table:style-name="ce436" office:value-type="float" office:value="76" calcext:value-type="float">
            <text:p>76</text:p>
          </table:table-cell>
          <table:table-cell table:style-name="ce445"/>
          <table:table-cell table:style-name="ce458" office:value-type="string" calcext:value-type="string">
            <text:p>Uncertainty Coefficient (Condition depended)</text:p>
          </table:table-cell>
          <table:table-cell table:style-name="ce460" table:formula="of:=IF(ABS([.E83]-[.E$7])&lt;0.0001;&quot;≈&quot;;&quot;&quot;)">
            <text:p/>
          </table:table-cell>
          <table:table-cell table:style-name="ce712" table:formula="of:=(P*LN(P/Sn)+N*LN(N/Sn)+OP*LN(OP/Sn)+ON*LN(ON/Sn)-(TP*LN(TP/Sn)+FN*LN(FN/Sn)+FP*LN(FP/Sn)+TN*LN(TN/Sn)))/(P*LN(P/Sn)+N*LN(N/Sn))" office:value-type="float" office:value="0.560239559786195" calcext:value-type="float">
            <text:p>0.5602</text:p>
          </table:table-cell>
          <table:table-cell table:style-name="ce476"/>
          <table:table-cell table:style-name="ce481" office:value-type="string" calcext:value-type="string">
            <text:p>Proficiency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41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3])" office:value-type="string" office:string-value="=(P*LN(P/Sn)+N*LN(N/Sn)+OP*LN(OP/Sn)+ON*LN(ON/Sn)-(TP*LN(TP/Sn)+FN*LN(FN/Sn)+FP*LN(FP/Sn)+TN*LN(TN/Sn)))/(P*LN(P/Sn)+N*LN(N/Sn))" calcext:value-type="string">
            <text:p>=(P*LN(P/Sn)+N*LN(N/Sn)+OP*LN(OP/Sn)+ON*LN(ON/Sn)-(TP*LN(TP/Sn)+FN*LN(FN/Sn)+FP*LN(FP/Sn)+TN*LN(TN/Sn)))/(P*LN(P/Sn)+N*LN(N/Sn))</text:p>
          </table:table-cell>
          <table:table-cell table:style-name="ce640"/>
          <table:table-cell table:style-name="ce465" table:formula="of:=(_P1*LN(_P1/_SN1)+_N1*LN(_N1/_SN1)+_OP1*LN(_OP1/_SN1)+_ON1*LN(_ON1/_SN1)-(_TP1*LN(_TP1/_SN1)+_FN1*LN(_FN1/_SN1)+_FP1*LN(_FP1/_SN1)+_TN1*LN(_TN1/_SN1)))/(_P1*LN(_P1/_SN1)+_N1*LN(_N1/_SN1))" office:value-type="string" office:string-value="" calcext:value-type="error">
            <text:p>Err:502</text:p>
          </table:table-cell>
          <table:table-cell table:style-name="ce465" table:formula="of:=(_P2*LN(_P2/_SN2)+_N2*LN(_N2/_SN2)+_OP2*LN(_OP2/_SN2)+_ON2*LN(_ON2/_SN2)-(_TP2*LN(_TP2/_SN2)+_FN2*LN(_FN2/_SN2)+_FP2*LN(_FP2/_SN2)+_TN2*LN(_TN2/_SN2)))/(_P2*LN(_P2/_SN2)+_N2*LN(_N2/_SN2))" office:value-type="float" office:value="0.999999719818802" calcext:value-type="float">
            <text:p>1.0000</text:p>
          </table:table-cell>
          <table:table-cell table:style-name="ce465" table:formula="of:=(_P3*LN(_P3/_SN3)+_N3*LN(_N3/_SN3)+_OP3*LN(_OP3/_SN3)+_ON3*LN(_ON3/_SN3)-(_TP3*LN(_TP3/_SN3)+_FN3*LN(_FN3/_SN3)+_FP3*LN(_FP3/_SN3)+_TN3*LN(_TN3/_SN3)))/(_P3*LN(_P3/_SN3)+_N3*LN(_N3/_SN3))" office:value-type="float" office:value="0.444481703496655" calcext:value-type="float">
            <text:p>0.4445</text:p>
          </table:table-cell>
          <table:table-cell table:style-name="ce465" table:formula="of:=(_P4*LN(_P4/_SN4)+_N4*LN(_N4/_SN4)+_OP4*LN(_OP4/_SN4)+_ON4*LN(_ON4/_SN4)-(_TP4*LN(_TP4/_SN4)+_FN4*LN(_FN4/_SN4)+_FP4*LN(_FP4/_SN4)+_TN4*LN(_TN4/_SN4)))/(_P4*LN(_P4/_SN4)+_N4*LN(_N4/_SN4))" office:value-type="float" office:value="0.444481703496655" calcext:value-type="float">
            <text:p>0.4445</text:p>
          </table:table-cell>
          <table:table-cell table:style-name="ce465" table:formula="of:=(_P5*LN(_P5/_SN5)+_N5*LN(_N5/_SN5)+_OP5*LN(_OP5/_SN5)+_ON5*LN(_ON5/_SN5)-(_TP5*LN(_TP5/_SN5)+_FN5*LN(_FN5/_SN5)+_FP5*LN(_FP5/_SN5)+_TN5*LN(_TN5/_SN5)))/(_P5*LN(_P5/_SN5)+_N5*LN(_N5/_SN5))" office:value-type="float" office:value="-0" calcext:value-type="float">
            <text:p>0.0000</text:p>
          </table:table-cell>
          <table:table-cell table:style-name="ce465" table:formula="of:=(_P6*LN(_P6/_SN6)+_N6*LN(_N6/_SN6)+_OP6*LN(_OP6/_SN6)+_ON6*LN(_ON6/_SN6)-(_TP6*LN(_TP6/_SN6)+_FN6*LN(_FN6/_SN6)+_FP6*LN(_FP6/_SN6)+_TN6*LN(_TN6/_SN6)))/(_P6*LN(_P6/_SN6)+_N6*LN(_N6/_SN6))" office:value-type="float" office:value="0.274017266801485" calcext:value-type="float">
            <text:p>0.2740</text:p>
          </table:table-cell>
          <table:table-cell table:style-name="ce465" table:formula="of:=(_P7*LN(_P7/_SN7)+_N7*LN(_N7/_SN7)+_OP7*LN(_OP7/_SN7)+_ON7*LN(_ON7/_SN7)-(_TP7*LN(_TP7/_SN7)+_FN7*LN(_FN7/_SN7)+_FP7*LN(_FP7/_SN7)+_TN7*LN(_TN7/_SN7)))/(_P7*LN(_P7/_SN7)+_N7*LN(_N7/_SN7))" office:value-type="float" office:value="0.999999719818802" calcext:value-type="float">
            <text:p>1.0000</text:p>
          </table:table-cell>
          <table:table-cell table:style-name="ce465" table:formula="of:=(_P8*LN(_P8/_SN8)+_N8*LN(_N8/_SN8)+_OP8*LN(_OP8/_SN8)+_ON8*LN(_ON8/_SN8)-(_TP8*LN(_TP8/_SN8)+_FN8*LN(_FN8/_SN8)+_FP8*LN(_FP8/_SN8)+_TN8*LN(_TN8/_SN8)))/(_P8*LN(_P8/_SN8)+_N8*LN(_N8/_SN8))" office:value-type="string" office:string-value="" calcext:value-type="error">
            <text:p>Err:502</text:p>
          </table:table-cell>
          <table:table-cell table:style-name="ce465" table:formula="of:=(_P9*LN(_P9/_SN9)+_N9*LN(_N9/_SN9)+_OP9*LN(_OP9/_SN9)+_ON9*LN(_ON9/_SN9)-(_TP9*LN(_TP9/_SN9)+_FN9*LN(_FN9/_SN9)+_FP9*LN(_FP9/_SN9)+_TN9*LN(_TN9/_SN9)))/(_P9*LN(_P9/_SN9)+_N9*LN(_N9/_SN9))" office:value-type="string" office:string-value="" calcext:value-type="error">
            <text:p>Err:502</text:p>
          </table:table-cell>
          <table:table-cell table:style-name="ce465" table:formula="of:=(_P10*LN(_P10/_SN10)+_N10*LN(_N10/_SN10)+_OP10*LN(_OP10/_SN10)+_ON10*LN(_ON10/_SN10)-(_TP10*LN(_TP10/_SN10)+_FN10*LN(_FN10/_SN10)+_FP10*LN(_FP10/_SN10)+_TN10*LN(_TN10/_SN10)))/(_P10*LN(_P10/_SN10)+_N10*LN(_N10/_SN10))" office:value-type="string" office:string-value="" calcext:value-type="error">
            <text:p>Err:502</text:p>
          </table:table-cell>
          <table:table-cell table:style-name="ce465" table:formula="of:=(_P11*LN(_P11/_SN11)+_N11*LN(_N11/_SN11)+_OP11*LN(_OP11/_SN11)+_ON11*LN(_ON11/_SN11)-(_TP11*LN(_TP11/_SN11)+_FN11*LN(_FN11/_SN11)+_FP11*LN(_FP11/_SN11)+_TN11*LN(_TN11/_SN11)))/(_P11*LN(_P11/_SN11)+_N11*LN(_N11/_SN11))" office:value-type="string" office:string-value="" calcext:value-type="error">
            <text:p>Err:502</text:p>
          </table:table-cell>
          <table:table-cell table:style-name="ce465" table:formula="of:=(_P12*LN(_P12/_SN12)+_N12*LN(_N12/_SN12)+_OP12*LN(_OP12/_SN12)+_ON12*LN(_ON12/_SN12)-(_TP12*LN(_TP12/_SN12)+_FN12*LN(_FN12/_SN12)+_FP12*LN(_FP12/_SN12)+_TN12*LN(_TN12/_SN12)))/(_P12*LN(_P12/_SN12)+_N12*LN(_N12/_SN12))" office:value-type="string" office:string-value="" calcext:value-type="error">
            <text:p>Err:502</text:p>
          </table:table-cell>
          <table:table-cell/>
          <table:table-cell table:style-name="ce673" table:formula="of:=&quot;(&quot;&amp;ROUND(MIN([.AM83:.AR83]))&amp;&quot;..&quot;&amp;ROUND(MAX([.AM83:.AR83]))&amp;&quot;)&quot;" office:value-type="string" office:string-value="(0..1)" calcext:value-type="string">
            <text:p>(0..1)</text:p>
          </table:table-cell>
          <table:table-cell table:style-name="ce674" table:formula="of:=&quot;(&quot;&amp;MIN([.AM83:.AP83])&amp;&quot;..&quot;&amp;MAX([.AM83:.AP83])&amp;&quot;)&quot;" office:value-type="string" office:string-value="(0..0.999999719818802)" calcext:value-type="string">
            <text:p>(0..0.999999719818802)</text:p>
          </table:table-cell>
          <table:table-cell table:style-name="ce674" table:formula="of:=&quot;(&quot;&amp;MIN([.AQ83:.AR83])&amp;&quot;..&quot;&amp;MAX([.AQ83:.AR83])&amp;&quot;)&quot;" office:value-type="string" office:string-value="(0.274017266801485..0.999999719818802)" calcext:value-type="string">
            <text:p>(0.274017266801485..0.999999719818802)</text:p>
          </table:table-cell>
          <table:table-cell table:number-columns-repeated="11"/>
        </table:table-row>
        <table:table-row table:style-name="ro17">
          <table:table-cell table:style-name="ce436" office:value-type="float" office:value="77" calcext:value-type="float">
            <text:p>77</text:p>
          </table:table-cell>
          <table:table-cell table:style-name="ce445"/>
          <table:table-cell table:style-name="ce458" office:value-type="string" calcext:value-type="string">
            <text:p>Uncertainty Coefficient (Symmetric)</text:p>
          </table:table-cell>
          <table:table-cell table:style-name="ce460" table:formula="of:=IF(ABS([.E84]-[.E$7])&lt;0.0001;&quot;≈&quot;;&quot;&quot;)">
            <text:p/>
          </table:table-cell>
          <table:table-cell table:style-name="ce712" table:formula="of:=2*(P*LN(P/Sn)+N*LN(N/Sn)+OP*LN(OP/Sn)+ON*LN(ON/Sn)-(TP*LN(TP/Sn)+FN*LN(FN/Sn)+FP*LN(FP/Sn)+TN*LN(TN/Sn)))/(P*LN(P/Sn)+N*LN(N/Sn)+OP*LN(OP/Sn)+ON*LN(ON/Sn))" office:value-type="float" office:value="0.56536760725857" calcext:value-type="float">
            <text:p>0.5654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41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4])" office:value-type="string" office:string-value="=2*(P*LN(P/Sn)+N*LN(N/Sn)+OP*LN(OP/Sn)+ON*LN(ON/Sn)-(TP*LN(TP/Sn)+FN*LN(FN/Sn)+FP*LN(FP/Sn)+TN*LN(TN/Sn)))/(P*LN(P/Sn)+N*LN(N/Sn)+OP*LN(OP/Sn)+ON*LN(ON/Sn))" calcext:value-type="string">
            <text:p>=2*(P*LN(P/Sn)+N*LN(N/Sn)+OP*LN(OP/Sn)+ON*LN(ON/Sn)-(TP*LN(TP/Sn)+FN*LN(FN/Sn)+FP*LN(FP/Sn)+TN*LN(TN/Sn)))/(P*LN(P/Sn)+N*LN(N/Sn)+OP*LN(OP/Sn)+ON*LN(ON/Sn))</text:p>
          </table:table-cell>
          <table:table-cell table:style-name="ce640"/>
          <table:table-cell table:style-name="ce465" table:formula="of:=2*(_P1*LN(_P1/_SN1)+_N1*LN(_N1/_SN1)+_OP1*LN(_OP1/_SN1)+_ON1*LN(_ON1/_SN1)-(_TP1*LN(_TP1/_SN1)+_FN1*LN(_FN1/_SN1)+_FP1*LN(_FP1/_SN1)+_TN1*LN(_TN1/_SN1)))/(_P1*LN(_P1/_SN1)+_N1*LN(_N1/_SN1)+_OP1*LN(_OP1/_SN1)+_ON1*LN(_ON1/_SN1))" office:value-type="string" office:string-value="" calcext:value-type="error">
            <text:p>Err:502</text:p>
          </table:table-cell>
          <table:table-cell table:style-name="ce465" table:formula="of:=2*(_P2*LN(_P2/_SN2)+_N2*LN(_N2/_SN2)+_OP2*LN(_OP2/_SN2)+_ON2*LN(_ON2/_SN2)-(_TP2*LN(_TP2/_SN2)+_FN2*LN(_FN2/_SN2)+_FP2*LN(_FP2/_SN2)+_TN2*LN(_TN2/_SN2)))/(_P2*LN(_P2/_SN2)+_N2*LN(_N2/_SN2)+_OP2*LN(_OP2/_SN2)+_ON2*LN(_ON2/_SN2))" office:value-type="float" office:value="0.999999719818802" calcext:value-type="float">
            <text:p>1.0000</text:p>
          </table:table-cell>
          <table:table-cell table:style-name="ce465" table:formula="of:=2*(_P3*LN(_P3/_SN3)+_N3*LN(_N3/_SN3)+_OP3*LN(_OP3/_SN3)+_ON3*LN(_ON3/_SN3)-(_TP3*LN(_TP3/_SN3)+_FN3*LN(_FN3/_SN3)+_FP3*LN(_FP3/_SN3)+_TN3*LN(_TN3/_SN3)))/(_P3*LN(_P3/_SN3)+_N3*LN(_N3/_SN3)+_OP3*LN(_OP3/_SN3)+_ON3*LN(_ON3/_SN3))" office:value-type="float" office:value="0.444481703496655" calcext:value-type="float">
            <text:p>0.4445</text:p>
          </table:table-cell>
          <table:table-cell table:style-name="ce465" table:formula="of:=2*(_P4*LN(_P4/_SN4)+_N4*LN(_N4/_SN4)+_OP4*LN(_OP4/_SN4)+_ON4*LN(_ON4/_SN4)-(_TP4*LN(_TP4/_SN4)+_FN4*LN(_FN4/_SN4)+_FP4*LN(_FP4/_SN4)+_TN4*LN(_TN4/_SN4)))/(_P4*LN(_P4/_SN4)+_N4*LN(_N4/_SN4)+_OP4*LN(_OP4/_SN4)+_ON4*LN(_ON4/_SN4))" office:value-type="float" office:value="0.444481703496655" calcext:value-type="float">
            <text:p>0.4445</text:p>
          </table:table-cell>
          <table:table-cell table:style-name="ce465" table:formula="of:=2*(_P5*LN(_P5/_SN5)+_N5*LN(_N5/_SN5)+_OP5*LN(_OP5/_SN5)+_ON5*LN(_ON5/_SN5)-(_TP5*LN(_TP5/_SN5)+_FN5*LN(_FN5/_SN5)+_FP5*LN(_FP5/_SN5)+_TN5*LN(_TN5/_SN5)))/(_P5*LN(_P5/_SN5)+_N5*LN(_N5/_SN5)+_OP5*LN(_OP5/_SN5)+_ON5*LN(_ON5/_SN5))" office:value-type="float" office:value="-0" calcext:value-type="float">
            <text:p>0.0000</text:p>
          </table:table-cell>
          <table:table-cell table:style-name="ce465" table:formula="of:=2*(_P6*LN(_P6/_SN6)+_N6*LN(_N6/_SN6)+_OP6*LN(_OP6/_SN6)+_ON6*LN(_ON6/_SN6)-(_TP6*LN(_TP6/_SN6)+_FN6*LN(_FN6/_SN6)+_FP6*LN(_FP6/_SN6)+_TN6*LN(_TN6/_SN6)))/(_P6*LN(_P6/_SN6)+_N6*LN(_N6/_SN6)+_OP6*LN(_OP6/_SN6)+_ON6*LN(_ON6/_SN6))" office:value-type="float" office:value="0.274017266801485" calcext:value-type="float">
            <text:p>0.2740</text:p>
          </table:table-cell>
          <table:table-cell table:style-name="ce465" table:formula="of:=2*(_P7*LN(_P7/_SN7)+_N7*LN(_N7/_SN7)+_OP7*LN(_OP7/_SN7)+_ON7*LN(_ON7/_SN7)-(_TP7*LN(_TP7/_SN7)+_FN7*LN(_FN7/_SN7)+_FP7*LN(_FP7/_SN7)+_TN7*LN(_TN7/_SN7)))/(_P7*LN(_P7/_SN7)+_N7*LN(_N7/_SN7)+_OP7*LN(_OP7/_SN7)+_ON7*LN(_ON7/_SN7))" office:value-type="float" office:value="0.999999719818802" calcext:value-type="float">
            <text:p>1.0000</text:p>
          </table:table-cell>
          <table:table-cell table:style-name="ce465" table:formula="of:=2*(_P8*LN(_P8/_SN8)+_N8*LN(_N8/_SN8)+_OP8*LN(_OP8/_SN8)+_ON8*LN(_ON8/_SN8)-(_TP8*LN(_TP8/_SN8)+_FN8*LN(_FN8/_SN8)+_FP8*LN(_FP8/_SN8)+_TN8*LN(_TN8/_SN8)))/(_P8*LN(_P8/_SN8)+_N8*LN(_N8/_SN8)+_OP8*LN(_OP8/_SN8)+_ON8*LN(_ON8/_SN8))" office:value-type="string" office:string-value="" calcext:value-type="error">
            <text:p>Err:502</text:p>
          </table:table-cell>
          <table:table-cell table:style-name="ce465" table:formula="of:=2*(_P9*LN(_P9/_SN9)+_N9*LN(_N9/_SN9)+_OP9*LN(_OP9/_SN9)+_ON9*LN(_ON9/_SN9)-(_TP9*LN(_TP9/_SN9)+_FN9*LN(_FN9/_SN9)+_FP9*LN(_FP9/_SN9)+_TN9*LN(_TN9/_SN9)))/(_P9*LN(_P9/_SN9)+_N9*LN(_N9/_SN9)+_OP9*LN(_OP9/_SN9)+_ON9*LN(_ON9/_SN9))" office:value-type="string" office:string-value="" calcext:value-type="error">
            <text:p>Err:502</text:p>
          </table:table-cell>
          <table:table-cell table:style-name="ce465" table:formula="of:=2*(_P10*LN(_P10/_SN10)+_N10*LN(_N10/_SN10)+_OP10*LN(_OP10/_SN10)+_ON10*LN(_ON10/_SN10)-(_TP10*LN(_TP10/_SN10)+_FN10*LN(_FN10/_SN10)+_FP10*LN(_FP10/_SN10)+_TN10*LN(_TN10/_SN10)))/(_P10*LN(_P10/_SN10)+_N10*LN(_N10/_SN10)+_OP10*LN(_OP10/_SN10)+_ON10*LN(_ON10/_SN10))" office:value-type="string" office:string-value="" calcext:value-type="error">
            <text:p>Err:502</text:p>
          </table:table-cell>
          <table:table-cell table:style-name="ce465" table:formula="of:=2*(_P11*LN(_P11/_SN11)+_N11*LN(_N11/_SN11)+_OP11*LN(_OP11/_SN11)+_ON11*LN(_ON11/_SN11)-(_TP11*LN(_TP11/_SN11)+_FN11*LN(_FN11/_SN11)+_FP11*LN(_FP11/_SN11)+_TN11*LN(_TN11/_SN11)))/(_P11*LN(_P11/_SN11)+_N11*LN(_N11/_SN11)+_OP11*LN(_OP11/_SN11)+_ON11*LN(_ON11/_SN11))" office:value-type="string" office:string-value="" calcext:value-type="error">
            <text:p>Err:502</text:p>
          </table:table-cell>
          <table:table-cell table:style-name="ce465" table:formula="of:=2*(_P12*LN(_P12/_SN12)+_N12*LN(_N12/_SN12)+_OP12*LN(_OP12/_SN12)+_ON12*LN(_ON12/_SN12)-(_TP12*LN(_TP12/_SN12)+_FN12*LN(_FN12/_SN12)+_FP12*LN(_FP12/_SN12)+_TN12*LN(_TN12/_SN12)))/(_P12*LN(_P12/_SN12)+_N12*LN(_N12/_SN12)+_OP12*LN(_OP12/_SN12)+_ON12*LN(_ON12/_SN12))" office:value-type="string" office:string-value="" calcext:value-type="error">
            <text:p>Err:502</text:p>
          </table:table-cell>
          <table:table-cell/>
          <table:table-cell table:style-name="ce673" table:formula="of:=&quot;(&quot;&amp;ROUND(MIN([.AM84:.AR84]))&amp;&quot;..&quot;&amp;ROUND(MAX([.AM84:.AR84]))&amp;&quot;)&quot;" office:value-type="string" office:string-value="(0..1)" calcext:value-type="string">
            <text:p>(0..1)</text:p>
          </table:table-cell>
          <table:table-cell table:style-name="ce674" table:formula="of:=&quot;(&quot;&amp;MIN([.AM84:.AP84])&amp;&quot;..&quot;&amp;MAX([.AM84:.AP84])&amp;&quot;)&quot;" office:value-type="string" office:string-value="(0..0.999999719818802)" calcext:value-type="string">
            <text:p>(0..0.999999719818802)</text:p>
          </table:table-cell>
          <table:table-cell table:style-name="ce674" table:formula="of:=&quot;(&quot;&amp;MIN([.AQ84:.AR84])&amp;&quot;..&quot;&amp;MAX([.AQ84:.AR84])&amp;&quot;)&quot;" office:value-type="string" office:string-value="(0.274017266801485..0.999999719818802)" calcext:value-type="string">
            <text:p>(0.274017266801485..0.999999719818802)</text:p>
          </table:table-cell>
          <table:table-cell table:number-columns-repeated="11"/>
        </table:table-row>
        <table:table-row table:style-name="ro17">
          <table:table-cell table:style-name="ce436" office:value-type="float" office:value="78" calcext:value-type="float">
            <text:p>78</text:p>
          </table:table-cell>
          <table:table-cell table:style-name="ce446" office:value-type="string" calcext:value-type="string">
            <text:p>dissVar</text:p>
          </table:table-cell>
          <table:table-cell table:style-name="ce457" office:value-type="string" calcext:value-type="string">
            <text:p>Variance</text:p>
          </table:table-cell>
          <table:table-cell table:style-name="ce460" table:formula="of:=IF(ABS([.E85]-[.E$7])&lt;0.0001;&quot;≈&quot;;&quot;&quot;)">
            <text:p/>
          </table:table-cell>
          <table:table-cell table:style-name="ce712" table:formula="of:=(FP+FN)/(4*Sn)" office:value-type="float" office:value="0.0220588235294118" calcext:value-type="float">
            <text:p>0.0221</text:p>
          </table:table-cell>
          <table:table-cell table:style-name="ce476"/>
          <table:table-cell table:style-name="ce441"/>
          <table:table-cell table:style-name="ce492" office:value-type="float" office:value="0" calcext:value-type="float">
            <text:p>0</text:p>
          </table:table-cell>
          <table:table-cell table:style-name="ce492"/>
          <table:table-cell table:style-name="ce492" office:value-type="float" office:value="0.25" calcext:value-type="float">
            <text:p>0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False classification variance</text:p>
          </table:table-cell>
          <table:table-cell table:style-name="ce441" table:number-columns-repeated="4"/>
          <table:table-cell table:style-name="ce640" table:formula="of:=FORMULA([.E85])" office:value-type="string" office:string-value="=(FP+FN)/(4*Sn)" calcext:value-type="string">
            <text:p>=(FP+FN)/(4*Sn)</text:p>
          </table:table-cell>
          <table:table-cell table:style-name="ce640"/>
          <table:table-cell table:style-name="ce465" table:formula="of:=(_FP1+_FN1)/(4*_SN1)" office:value-type="float" office:value="0" calcext:value-type="float">
            <text:p>0.0000</text:p>
          </table:table-cell>
          <table:table-cell table:style-name="ce465" table:formula="of:=(_FP2+_FN2)/(4*_SN2)" office:value-type="float" office:value="0.0000000025" calcext:value-type="float">
            <text:p>0.0000</text:p>
          </table:table-cell>
          <table:table-cell table:style-name="ce465" table:formula="of:=(_FP3+_FN3)/(4*_SN3)" office:value-type="float" office:value="0.000000005" calcext:value-type="float">
            <text:p>0.0000</text:p>
          </table:table-cell>
          <table:table-cell table:style-name="ce465" table:formula="of:=(_FP4+_FN4)/(4*_SN4)" office:value-type="float" office:value="0.000000005" calcext:value-type="float">
            <text:p>0.0000</text:p>
          </table:table-cell>
          <table:table-cell table:style-name="ce465" table:formula="of:=(_FP5+_FN5)/(4*_SN5)" office:value-type="float" office:value="0.125" calcext:value-type="float">
            <text:p>0.1250</text:p>
          </table:table-cell>
          <table:table-cell table:style-name="ce465" table:formula="of:=(_FP6+_FN6)/(4*_SN6)" office:value-type="float" office:value="0.166666665" calcext:value-type="float">
            <text:p>0.1667</text:p>
          </table:table-cell>
          <table:table-cell table:style-name="ce465" table:formula="of:=(_FP7+_FN7)/(4*_SN7)" office:value-type="float" office:value="0.2499999975" calcext:value-type="float">
            <text:p>0.2500</text:p>
          </table:table-cell>
          <table:table-cell table:style-name="ce465" table:formula="of:=(_FP8+_FN8)/(4*_SN8)" office:value-type="float" office:value="0.25" calcext:value-type="float">
            <text:p>0.2500</text:p>
          </table:table-cell>
          <table:table-cell table:style-name="ce465" table:formula="of:=(_FP9+_FN9)/(4*_SN9)" office:value-type="float" office:value="0.000025" calcext:value-type="float">
            <text:p>0.0000</text:p>
          </table:table-cell>
          <table:table-cell table:style-name="ce465" table:formula="of:=(_FP10+_FN10)/(4*_SN10)" office:value-type="float" office:value="0.000025" calcext:value-type="float">
            <text:p>0.0000</text:p>
          </table:table-cell>
          <table:table-cell table:style-name="ce465" table:formula="of:=(_FP11+_FN11)/(4*_SN11)" office:value-type="float" office:value="0.000025" calcext:value-type="float">
            <text:p>0.0000</text:p>
          </table:table-cell>
          <table:table-cell table:style-name="ce465" table:formula="of:=(_FP12+_FN12)/(4*_SN12)" office:value-type="float" office:value="0.000025" calcext:value-type="float">
            <text:p>0.0000</text:p>
          </table:table-cell>
          <table:table-cell/>
          <table:table-cell table:style-name="ce673" table:formula="of:=&quot;(&quot;&amp;ROUND(MIN([.AM85:.AR85]))&amp;&quot;..&quot;&amp;ROUND(MAX([.AM85:.AR85]))&amp;&quot;)&quot;" office:value-type="string" office:string-value="(0..0)" calcext:value-type="string">
            <text:p>(0..0)</text:p>
          </table:table-cell>
          <table:table-cell table:style-name="ce674" table:formula="of:=&quot;(&quot;&amp;MIN([.AM85:.AP85])&amp;&quot;..&quot;&amp;MAX([.AM85:.AP85])&amp;&quot;)&quot;" office:value-type="string" office:string-value="(0.0000000025..0.125)" calcext:value-type="string">
            <text:p>(0.0000000025..0.125)</text:p>
          </table:table-cell>
          <table:table-cell table:style-name="ce674" table:formula="of:=&quot;(&quot;&amp;MIN([.AQ85:.AR85])&amp;&quot;..&quot;&amp;MAX([.AQ85:.AR85])&amp;&quot;)&quot;" office:value-type="string" office:string-value="(0.166666665..0.2499999975)" calcext:value-type="string">
            <text:p>(0.166666665..0.2499999975)</text:p>
          </table:table-cell>
          <table:table-cell table:number-columns-repeated="11"/>
        </table:table-row>
        <table:table-row table:style-name="ro17">
          <table:table-cell table:style-name="ce436" office:value-type="float" office:value="79" calcext:value-type="float">
            <text:p>79</text:p>
          </table:table-cell>
          <table:table-cell table:style-name="ce445"/>
          <table:table-cell table:style-name="ce457" office:value-type="string" calcext:value-type="string">
            <text:p>Yule's Q Distance</text:p>
          </table:table-cell>
          <table:table-cell table:style-name="ce460" table:formula="of:=IF(ABS([.E86]-[.E$7])&lt;0.0001;&quot;≈&quot;;&quot;&quot;)">
            <text:p/>
          </table:table-cell>
          <table:table-cell table:style-name="ce712" table:formula="of:=(FP*FN)/((TP*TN)+(FP*FN))" office:value-type="float" office:value="0.00869565217391304" calcext:value-type="float">
            <text:p>0.0087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9" office:value-type="string" calcext:value-type="string">
            <text:p>Inverse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6])" office:value-type="string" office:string-value="=(FP*FN)/((TP*TN)+(FP*FN))" calcext:value-type="string">
            <text:p>=(FP*FN)/((TP*TN)+(FP*FN))</text:p>
          </table:table-cell>
          <table:table-cell table:style-name="ce640"/>
          <table:table-cell table:style-name="ce465" table:formula="of:=(_FP1*_FN1)/((_TP1*_TN1)+(_FP1*_FN1))" office:value-type="float" office:value="0" calcext:value-type="float">
            <text:p>0.0000</text:p>
          </table:table-cell>
          <table:table-cell table:style-name="ce465" table:formula="of:=(_FP2*_FN2)/((_TP2*_TN2)+(_FP2*_FN2))" office:value-type="float" office:value="1.00000002E-016" calcext:value-type="float">
            <text:p>0.0000</text:p>
          </table:table-cell>
          <table:table-cell table:style-name="ce465" table:formula="of:=(_FP3*_FN3)/((_TP3*_TN3)+(_FP3*_FN3))" office:value-type="float" office:value="0.0000000100000002" calcext:value-type="float">
            <text:p>0.0000</text:p>
          </table:table-cell>
          <table:table-cell table:style-name="ce465" table:formula="of:=(_FP4*_FN4)/((_TP4*_TN4)+(_FP4*_FN4))" office:value-type="float" office:value="0.0000000100000002" calcext:value-type="float">
            <text:p>0.0000</text:p>
          </table:table-cell>
          <table:table-cell table:style-name="ce465" table:formula="of:=(_FP5*_FN5)/((_TP5*_TN5)+(_FP5*_FN5))" office:value-type="float" office:value="0.5" calcext:value-type="float">
            <text:p>0.5000</text:p>
          </table:table-cell>
          <table:table-cell table:style-name="ce465" table:formula="of:=(_FP6*_FN6)/((_TP6*_TN6)+(_FP6*_FN6))" office:value-type="float" office:value="0.999999970000001" calcext:value-type="float">
            <text:p>1.0000</text:p>
          </table:table-cell>
          <table:table-cell table:style-name="ce465" table:formula="of:=(_FP7*_FN7)/((_TP7*_TN7)+(_FP7*_FN7))" office:value-type="float" office:value="1" calcext:value-type="float">
            <text:p>1.0000</text:p>
          </table:table-cell>
          <table:table-cell table:style-name="ce465" table:formula="of:=(_FP8*_FN8)/((_TP8*_TN8)+(_FP8*_FN8))" office:value-type="float" office:value="1" calcext:value-type="float">
            <text:p>1.0000</text:p>
          </table:table-cell>
          <table:table-cell table:style-name="ce465" table:formula="of:=(_FP9*_FN9)/((_TP9*_TN9)+(_FP9*_FN9))" office:value-type="string" office:string-value="" calcext:value-type="error">
            <text:p>#DIV/0!</text:p>
          </table:table-cell>
          <table:table-cell table:style-name="ce465" table:formula="of:=(_FP10*_FN10)/((_TP10*_TN10)+(_FP10*_FN10))" office:value-type="string" office:string-value="" calcext:value-type="error">
            <text:p>#DIV/0!</text:p>
          </table:table-cell>
          <table:table-cell table:style-name="ce465" table:formula="of:=(_FP11*_FN11)/((_TP11*_TN11)+(_FP11*_FN11))" office:value-type="string" office:string-value="" calcext:value-type="error">
            <text:p>#DIV/0!</text:p>
          </table:table-cell>
          <table:table-cell table:style-name="ce465" table:formula="of:=(_FP12*_FN12)/((_TP12*_TN12)+(_FP12*_F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86:.AR86]))&amp;&quot;..&quot;&amp;ROUND(MAX([.AM86:.AR86]))&amp;&quot;)&quot;" office:value-type="string" office:string-value="(0..1)" calcext:value-type="string">
            <text:p>(0..1)</text:p>
          </table:table-cell>
          <table:table-cell table:style-name="ce674" table:formula="of:=&quot;(&quot;&amp;MIN([.AM86:.AP86])&amp;&quot;..&quot;&amp;MAX([.AM86:.AP86])&amp;&quot;)&quot;" office:value-type="string" office:string-value="(1.00000002E-016..0.5)" calcext:value-type="string">
            <text:p>(1.00000002E-016..0.5)</text:p>
          </table:table-cell>
          <table:table-cell table:style-name="ce674" table:formula="of:=&quot;(&quot;&amp;MIN([.AQ86:.AR86])&amp;&quot;..&quot;&amp;MAX([.AQ86:.AR86])&amp;&quot;)&quot;" office:value-type="string" office:string-value="(0.999999970000001..1)" calcext:value-type="string">
            <text:p>(0.999999970000001..1)</text:p>
          </table:table-cell>
          <table:table-cell table:number-columns-repeated="11"/>
        </table:table-row>
        <table:table-row table:style-name="ro17">
          <table:table-cell table:style-name="ce436" office:value-type="float" office:value="80" calcext:value-type="float">
            <text:p>80</text:p>
          </table:table-cell>
          <table:table-cell table:style-name="ce445"/>
          <table:table-cell table:style-name="ce457" office:value-type="string" calcext:value-type="string">
            <text:p>Gower</text:p>
          </table:table-cell>
          <table:table-cell table:style-name="ce460" table:formula="of:=IF(ABS([.E87]-[.E$7])&lt;0.0001;&quot;≈&quot;;&quot;&quot;)">
            <text:p/>
          </table:table-cell>
          <table:table-cell table:style-name="ce712" table:formula="of:=(TP+TN)/SQRT(OP*P*N*ON)" office:value-type="float" office:value="0.00448498862565624" calcext:value-type="float">
            <text:p>0.0045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string" calcext:value-type="string">
            <text:p>INF</text:p>
          </table:table-cell>
          <table:table-cell table:style-name="ce488" office:value-type="string" calcext:value-type="string">
            <text:p>Direct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87])" office:value-type="string" office:string-value="=(TP+TN)/SQRT(OP*P*N*ON)" calcext:value-type="string">
            <text:p>=(TP+TN)/SQRT(OP*P*N*ON)</text:p>
          </table:table-cell>
          <table:table-cell table:style-name="ce640"/>
          <table:table-cell table:style-name="ce465" table:formula="of:=(_TP1+_TN1)/SQRT(_OP1*_P1*_N1*_ON1)" office:value-type="float" office:value="0.0002" calcext:value-type="float">
            <text:p>0.0002</text:p>
          </table:table-cell>
          <table:table-cell table:style-name="ce465" table:formula="of:=(_TP2+_TN2)/SQRT(_OP2*_P2*_N2*_ON2)" office:value-type="float" office:value="0.000199999998" calcext:value-type="float">
            <text:p>0.0002</text:p>
          </table:table-cell>
          <table:table-cell table:style-name="ce465" table:formula="of:=(_TP3+_TN3)/SQRT(_OP3*_P3*_N3*_ON3)" office:value-type="float" office:value="5000" calcext:value-type="float">
            <text:p>5000.0000</text:p>
          </table:table-cell>
          <table:table-cell table:style-name="ce465" table:formula="of:=(_TP4+_TN4)/SQRT(_OP4*_P4*_N4*_ON4)" office:value-type="float" office:value="5000" calcext:value-type="float">
            <text:p>5000.0000</text:p>
          </table:table-cell>
          <table:table-cell table:style-name="ce465" table:formula="of:=(_TP5+_TN5)/SQRT(_OP5*_P5*_N5*_ON5)" office:value-type="float" office:value="0.00005" calcext:value-type="float">
            <text:p>0.0001</text:p>
          </table:table-cell>
          <table:table-cell table:style-name="ce465" table:formula="of:=(_TP6+_TN6)/SQRT(_OP6*_P6*_N6*_ON6)" office:value-type="float" office:value="0.0000500000005" calcext:value-type="float">
            <text:p>0.0001</text:p>
          </table:table-cell>
          <table:table-cell table:style-name="ce465" table:formula="of:=(_TP7+_TN7)/SQRT(_OP7*_P7*_N7*_ON7)" office:value-type="float" office:value="0.000000000002" calcext:value-type="float">
            <text:p>0.0000</text:p>
          </table:table-cell>
          <table:table-cell table:style-name="ce465" table:formula="of:=(_TP8+_TN8)/SQRT(_OP8*_P8*_N8*_ON8)" office:value-type="float" office:value="0" calcext:value-type="float">
            <text:p>0.0000</text:p>
          </table:table-cell>
          <table:table-cell table:style-name="ce465" table:formula="of:=(_TP9+_TN9)/SQRT(_OP9*_P9*_N9*_ON9)" office:value-type="string" office:string-value="" calcext:value-type="error">
            <text:p>#DIV/0!</text:p>
          </table:table-cell>
          <table:table-cell table:style-name="ce465" table:formula="of:=(_TP10+_TN10)/SQRT(_OP10*_P10*_N10*_ON10)" office:value-type="string" office:string-value="" calcext:value-type="error">
            <text:p>#DIV/0!</text:p>
          </table:table-cell>
          <table:table-cell table:style-name="ce465" table:formula="of:=(_TP11+_TN11)/SQRT(_OP11*_P11*_N11*_ON11)" office:value-type="string" office:string-value="" calcext:value-type="error">
            <text:p>#DIV/0!</text:p>
          </table:table-cell>
          <table:table-cell table:style-name="ce465" table:formula="of:=(_TP12+_TN12)/SQRT(_OP12*_P12*_N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87:.AR87]))&amp;&quot;..&quot;&amp;ROUND(MAX([.AM87:.AR87]))&amp;&quot;)&quot;" office:value-type="string" office:string-value="(0..5000)" calcext:value-type="string">
            <text:p>(0..5000)</text:p>
          </table:table-cell>
          <table:table-cell table:style-name="ce674" table:formula="of:=&quot;(&quot;&amp;MIN([.AM87:.AP87])&amp;&quot;..&quot;&amp;MAX([.AM87:.AP87])&amp;&quot;)&quot;" office:value-type="string" office:string-value="(0.00005..5000)" calcext:value-type="string">
            <text:p>(0.00005..5000)</text:p>
          </table:table-cell>
          <table:table-cell table:style-name="ce674" table:formula="of:=&quot;(&quot;&amp;MIN([.AQ87:.AR87])&amp;&quot;..&quot;&amp;MAX([.AQ87:.AR87])&amp;&quot;)&quot;" office:value-type="string" office:string-value="(0.000000000002..0.0000500000005)" calcext:value-type="string">
            <text:p>(0.000000000002..0.0000500000005)</text:p>
          </table:table-cell>
          <table:table-cell table:number-columns-repeated="11"/>
        </table:table-row>
        <table:table-row table:style-name="ro17">
          <table:table-cell table:style-name="ce436" office:value-type="float" office:value="81" calcext:value-type="float">
            <text:p>81</text:p>
          </table:table-cell>
          <table:table-cell table:style-name="ce445"/>
          <table:table-cell table:style-name="ce458" office:value-type="string" calcext:value-type="string">
            <text:p>Pearson Coefficient of Racial Likeness</text:p>
          </table:table-cell>
          <table:table-cell table:style-name="ce460" table:formula="of:=IF(ABS([.E88]-[.E$7])&lt;0.0001;&quot;≈&quot;;&quot;&quot;)">
            <text:p/>
          </table:table-cell>
          <table:table-cell table:style-name="ce712" table:formula="of:=SQRT(MCC/(Sn+MCC))" office:value-type="float" office:value="0.0309960149712058" calcext:value-type="float">
            <text:p>0.0310</text:p>
          </table:table-cell>
          <table:table-cell table:style-name="ce477"/>
          <table:table-cell table:style-name="ce482" office:value-type="string" calcext:value-type="string">
            <text:p>√MCC/(MCC+Sn)</text:p>
          </table:table-cell>
          <table:table-cell table:style-name="ce495" office:value-type="float" office:value="0" calcext:value-type="float">
            <text:p>0</text:p>
          </table:table-cell>
          <table:table-cell table:style-name="ce505"/>
          <table:table-cell table:style-name="ce517" office:value-type="string" calcext:value-type="string">
            <text:p>SQRT(1/3)</text:p>
          </table:table-cell>
          <table:table-cell table:style-name="Default"/>
          <table:table-cell table:style-name="ce538"/>
          <table:table-cell table:style-name="Default" table:number-columns-repeated="12"/>
          <table:table-cell table:style-name="ce622"/>
          <table:table-cell table:style-name="ce635"/>
          <table:table-cell table:number-columns-repeated="9"/>
          <table:table-cell table:style-name="ce640" table:formula="of:=FORMULA([.E88])" office:value-type="string" office:string-value="=SQRT(MCC/(Sn+MCC))" calcext:value-type="string">
            <text:p>=SQRT(MCC/(Sn+MCC))</text:p>
          </table:table-cell>
          <table:table-cell table:style-name="ce640"/>
          <table:table-cell table:style-name="ce465" table:formula="of:=SQRT([.AL44]/(_SN1+[.AL44]))" office:value-type="float" office:value="0.00707089104179903" calcext:value-type="float">
            <text:p>0.0071</text:p>
          </table:table-cell>
          <table:table-cell table:style-name="ce465" table:formula="of:=SQRT([.AM44]/(_SN2+[.AM44]))" office:value-type="float" office:value="0.00707089097109365" calcext:value-type="float">
            <text:p>0.0071</text:p>
          </table:table-cell>
          <table:table-cell table:style-name="ce465" table:formula="of:=SQRT([.AN44]/(_SN3+[.AN44]))" office:value-type="float" office:value="0.00707089097109365" calcext:value-type="float">
            <text:p>0.0071</text:p>
          </table:table-cell>
          <table:table-cell table:style-name="ce465" table:formula="of:=SQRT([.AO44]/(_SN4+[.AO44]))" office:value-type="float" office:value="0.00707089097109365" calcext:value-type="float">
            <text:p>0.0071</text:p>
          </table:table-cell>
          <table:table-cell table:style-name="ce465" table:formula="of:=SQRT([.AP44]/(_SN5+[.AP44]))" office:value-type="float" office:value="0" calcext:value-type="float">
            <text:p>0.0000</text:p>
          </table:table-cell>
          <table:table-cell table:style-name="ce465" table:formula="of:=SQRT([.AQ44]/(_SN6+[.AQ44]))" office:value-type="string" office:string-value="" calcext:value-type="error">
            <text:p>Err:502</text:p>
          </table:table-cell>
          <table:table-cell table:style-name="ce465" table:formula="of:=SQRT([.AR44]/(_SN7+[.AR44]))" office:value-type="string" office:string-value="" calcext:value-type="error">
            <text:p>Err:502</text:p>
          </table:table-cell>
          <table:table-cell table:style-name="ce465" table:formula="of:=SQRT([.AS44]/(_SN8+[.AS44]))" office:value-type="string" office:string-value="" calcext:value-type="error">
            <text:p>Err:502</text:p>
          </table:table-cell>
          <table:table-cell table:style-name="ce465" table:formula="of:=SQRT([.AT44]/(_SN9+[.AT44]))" office:value-type="string" office:string-value="" calcext:value-type="error">
            <text:p>#DIV/0!</text:p>
          </table:table-cell>
          <table:table-cell table:style-name="ce465" table:formula="of:=SQRT([.AU44]/(_SN10+[.AU44]))" office:value-type="string" office:string-value="" calcext:value-type="error">
            <text:p>#DIV/0!</text:p>
          </table:table-cell>
          <table:table-cell table:style-name="ce465" table:formula="of:=SQRT([.AV44]/(_SN11+[.AV44]))" office:value-type="string" office:string-value="" calcext:value-type="error">
            <text:p>#DIV/0!</text:p>
          </table:table-cell>
          <table:table-cell table:style-name="ce465" table:formula="of:=SQRT([.AW44]/(_SN12+[.AW44]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88:.AR88]))&amp;&quot;..&quot;&amp;ROUND(MAX([.AM88:.AR88]))&amp;&quot;)&quot;" office:value-type="string" office:string-value="" calcext:value-type="error">
            <text:p>Err:502</text:p>
          </table:table-cell>
          <table:table-cell table:style-name="ce674" table:formula="of:=&quot;(&quot;&amp;MIN([.AM88:.AP88])&amp;&quot;..&quot;&amp;MAX([.AM88:.AP88])&amp;&quot;)&quot;" office:value-type="string" office:string-value="(0..0.00707089097109365)" calcext:value-type="string">
            <text:p>(0..0.00707089097109365)</text:p>
          </table:table-cell>
          <table:table-cell table:style-name="ce674" table:formula="of:=&quot;(&quot;&amp;MIN([.AQ88:.AR88])&amp;&quot;..&quot;&amp;MAX([.AQ88:.AR88])&amp;&quot;)&quot;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17">
          <table:table-cell table:style-name="ce436" office:value-type="float" office:value="82" calcext:value-type="float">
            <text:p>82</text:p>
          </table:table-cell>
          <table:table-cell table:style-name="ce445" office:value-type="string" calcext:value-type="string">
            <text:p>cGiniIm</text:p>
          </table:table-cell>
          <table:table-cell table:style-name="ce457" office:value-type="string" calcext:value-type="string">
            <text:p>Gini index (impurity)</text:p>
          </table:table-cell>
          <table:table-cell table:style-name="ce460" table:formula="of:=IF(ABS([.E89]-[.E$7])&lt;0.0001;&quot;≈&quot;;&quot;&quot;)">
            <text:p/>
          </table:table-cell>
          <table:table-cell table:style-name="ce712" table:formula="of:=2*TPR*FPR/(TPR+FPR)" office:value-type="float" office:value="0.0944881889763779" calcext:value-type="float">
            <text:p>0.0945</text:p>
          </table:table-cell>
          <table:table-cell table:style-name="ce477"/>
          <table:table-cell table:style-name="ce483" office:value-type="string" calcext:value-type="string">
            <text:p>(1+ c)(TPR.FPR)/(TPR+c.FPR) Breiman, L., Friedman, J.H., Olshen, R.A., &amp; Stone, C.J. (1984). Classification and regression trees. Belmont, CA: Wadsworth.</text:p>
          </table:table-cell>
          <table:table-cell table:style-name="ce492" office:value-type="float" office:value="0" calcext:value-type="float">
            <text:p>0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441" office:value-type="string" calcext:value-type="string">
            <text:p>???</text:p>
          </table:table-cell>
          <table:table-cell table:style-name="ce538"/>
          <table:table-cell table:style-name="Default" table:number-columns-repeated="12"/>
          <table:table-cell table:style-name="ce622"/>
          <table:table-cell table:style-name="ce635"/>
          <table:table-cell table:number-columns-repeated="9"/>
          <table:table-cell table:style-name="ce640" table:formula="of:=FORMULA([.E89])" office:value-type="string" office:string-value="=2*TPR*FPR/(TPR+FPR)" calcext:value-type="string">
            <text:p>=2*TPR*FPR/(TPR+FPR)</text:p>
          </table:table-cell>
          <table:table-cell table:style-name="ce640" office:value-type="string" calcext:value-type="string">
            <text:p>'=2*TP*FP/(TP*N+FP*P)</text:p>
          </table:table-cell>
          <table:table-cell table:style-name="ce465" table:formula="of:=2*_TP1*_FP1/(_TP1*_N1+_FP1*_P1)" office:value-type="float" office:value="0" calcext:value-type="float">
            <text:p>0.0000</text:p>
          </table:table-cell>
          <table:table-cell table:style-name="ce465" table:formula="of:=2*_TP2*_FP2/(_TP2*_N2+_FP2*_P2)" office:value-type="float" office:value="0.0000000199999998" calcext:value-type="float">
            <text:p>0.0000</text:p>
          </table:table-cell>
          <table:table-cell table:style-name="ce465" table:formula="of:=2*_TP3*_FP3/(_TP3*_N3+_FP3*_P3)" office:value-type="float" office:value="0.666666664444444" calcext:value-type="float">
            <text:p>0.6667</text:p>
          </table:table-cell>
          <table:table-cell table:style-name="ce465" table:formula="of:=2*_TP4*_FP4/(_TP4*_N4+_FP4*_P4)" office:value-type="float" office:value="0.00000002" calcext:value-type="float">
            <text:p>0.0000</text:p>
          </table:table-cell>
          <table:table-cell table:style-name="ce465" table:formula="of:=2*_TP5*_FP5/(_TP5*_N5+_FP5*_P5)" office:value-type="float" office:value="0.5" calcext:value-type="float">
            <text:p>0.5000</text:p>
          </table:table-cell>
          <table:table-cell table:style-name="ce465" table:formula="of:=2*_TP6*_FP6/(_TP6*_N6+_FP6*_P6)" office:value-type="float" office:value="0.0000000599999952" calcext:value-type="float">
            <text:p>0.0000</text:p>
          </table:table-cell>
          <table:table-cell table:style-name="ce465" table:formula="of:=2*_TP7*_FP7/(_TP7*_N7+_FP7*_P7)" office:value-type="float" office:value="0.0000000199999998" calcext:value-type="float">
            <text:p>0.0000</text:p>
          </table:table-cell>
          <table:table-cell table:style-name="ce465" table:formula="of:=2*_TP8*_FP8/(_TP8*_N8+_FP8*_P8)" office:value-type="float" office:value="0" calcext:value-type="float">
            <text:p>0.0000</text:p>
          </table:table-cell>
          <table:table-cell table:style-name="ce465" table:formula="of:=2*_TP9*_FP9/(_TP9*_N9+_FP9*_P9)" office:value-type="string" office:string-value="" calcext:value-type="error">
            <text:p>#DIV/0!</text:p>
          </table:table-cell>
          <table:table-cell table:style-name="ce465" table:formula="of:=2*_TP10*_FP10/(_TP10*_N10+_FP10*_P10)" office:value-type="float" office:value="1" calcext:value-type="float">
            <text:p>1.0000</text:p>
          </table:table-cell>
          <table:table-cell table:style-name="ce465" table:formula="of:=2*_TP11*_FP11/(_TP11*_N11+_FP11*_P11)" office:value-type="string" office:string-value="" calcext:value-type="error">
            <text:p>#DIV/0!</text:p>
          </table:table-cell>
          <table:table-cell table:style-name="ce465" table:formula="of:=2*_TP12*_FP12/(_TP12*_N12+_FP12*_P12)" office:value-type="string" office:string-value="" calcext:value-type="error">
            <text:p>#DIV/0!</text:p>
          </table:table-cell>
          <table:table-cell table:style-name="ce670" table:formula="of:=2*TP*FP/(TP*N+FP*P)" office:value-type="float" office:value="0.0944881889763779" calcext:value-type="float">
            <text:p>0.0945</text:p>
          </table:table-cell>
          <table:table-cell table:style-name="ce673" table:formula="of:=&quot;(&quot;&amp;ROUND(MIN([.AM89:.AR89]))&amp;&quot;..&quot;&amp;ROUND(MAX([.AM89:.AR89]))&amp;&quot;)&quot;" office:value-type="string" office:string-value="(0..1)" calcext:value-type="string">
            <text:p>(0..1)</text:p>
          </table:table-cell>
          <table:table-cell table:style-name="ce674" table:formula="of:=&quot;(&quot;&amp;MIN([.AM89:.AP89])&amp;&quot;..&quot;&amp;MAX([.AM89:.AP89])&amp;&quot;)&quot;" office:value-type="string" office:string-value="(0.0000000199999998..0.666666664444444)" calcext:value-type="string">
            <text:p>(0.0000000199999998..0.666666664444444)</text:p>
          </table:table-cell>
          <table:table-cell table:style-name="ce674" table:formula="of:=&quot;(&quot;&amp;MIN([.AQ89:.AR89])&amp;&quot;..&quot;&amp;MAX([.AQ89:.AR89])&amp;&quot;)&quot;" office:value-type="string" office:string-value="(0.0000000199999998..0.0000000599999952)" calcext:value-type="string">
            <text:p>(0.0000000199999998..0.0000000599999952)</text:p>
          </table:table-cell>
          <table:table-cell table:number-columns-repeated="11"/>
        </table:table-row>
        <table:table-row table:style-name="ro17">
          <table:table-cell table:style-name="ce436" office:value-type="float" office:value="83" calcext:value-type="float">
            <text:p>83</text:p>
          </table:table-cell>
          <table:table-cell table:style-name="ce444" office:value-type="string" calcext:value-type="string">
            <text:p>DTP</text:p>
          </table:table-cell>
          <table:table-cell table:style-name="ce450" office:value-type="string" calcext:value-type="string">
            <text:p>Delta True Positives</text:p>
          </table:table-cell>
          <table:table-cell table:style-name="ce460" table:formula="of:=IF(ABS([.E90]-[.E$7])&lt;0.0001;&quot;≈&quot;;&quot;&quot;)">
            <text:p/>
          </table:table-cell>
          <table:table-cell table:style-name="ce712" table:formula="of:=MARK*EvenP" office:value-type="float" office:value="0.195501730103806" calcext:value-type="float">
            <text:p>0.1955</text:p>
          </table:table-cell>
          <table:table-cell table:style-name="ce475"/>
          <table:table-cell table:style-name="ce475" office:value-type="string" calcext:value-type="string">
            <text:p>Markedness.EvennessP = Informeddness.EvennessR</text:p>
          </table:table-cell>
          <table:table-cell table:style-name="ce495"/>
          <table:table-cell table:style-name="ce506"/>
          <table:table-cell table:style-name="ce516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90]))" office:value-type="string" office:string-value="=MARK*EvenP" calcext:value-type="string">
            <text:p>=MARK*EvenP</text:p>
          </table:table-cell>
          <table:table-cell table:style-name="ce640" table:formula="of:=FORMULA([.AX90])" office:value-type="string" office:string-value="=(TP*ON+TN*OP-OP*ON)/Sn^2" calcext:value-type="string">
            <text:p>=(TP*ON+TN*OP-OP*ON)/Sn^2</text:p>
          </table:table-cell>
          <table:table-cell table:style-name="ce656" table:formula="of:=(_TP1*_ON1+_TN1*_OP1-_OP1*_ON1)/_SN1^2" office:value-type="float" office:value="0.25" calcext:value-type="float">
            <text:p>0.2500</text:p>
          </table:table-cell>
          <table:table-cell table:style-name="ce656" table:formula="of:=(_TP2*_ON2+_TN2*_OP2-_OP2*_ON2)/_SN2^2" office:value-type="float" office:value="0.249999995" calcext:value-type="float">
            <text:p>0.2500</text:p>
          </table:table-cell>
          <table:table-cell table:style-name="ce656" table:formula="of:=(_TP3*_ON3+_TN3*_OP3-_OP3*_ON3)/_SN3^2" office:value-type="float" office:value="0.0000000099999996" calcext:value-type="float">
            <text:p>0.0000</text:p>
          </table:table-cell>
          <table:table-cell table:style-name="ce656" table:formula="of:=(_TP4*_ON4+_TN4*_OP4-_OP4*_ON4)/_SN4^2" office:value-type="float" office:value="0.0000000099999996" calcext:value-type="float">
            <text:p>0.0000</text:p>
          </table:table-cell>
          <table:table-cell table:style-name="ce656" table:formula="of:=(_TP5*_ON5+_TN5*_OP5-_OP5*_ON5)/_SN5^2" office:value-type="float" office:value="0" calcext:value-type="float">
            <text:p>0.0000</text:p>
          </table:table-cell>
          <table:table-cell table:style-name="ce656" table:formula="of:=(_TP6*_ON6+_TN6*_OP6-_OP6*_ON6)/_SN6^2" office:value-type="float" office:value="-0.111111105555556" calcext:value-type="float">
            <text:p>-0.1111</text:p>
          </table:table-cell>
          <table:table-cell table:style-name="ce656" table:formula="of:=(_TP7*_ON7+_TN7*_OP7-_OP7*_ON7)/_SN7^2" office:value-type="float" office:value="-0.249999995" calcext:value-type="float">
            <text:p>-0.2500</text:p>
          </table:table-cell>
          <table:table-cell table:style-name="ce656" table:formula="of:=(_TP8*_ON8+_TN8*_OP8-_OP8*_ON8)/_SN8^2" office:value-type="float" office:value="-0.25" calcext:value-type="float">
            <text:p>-0.2500</text:p>
          </table:table-cell>
          <table:table-cell table:style-name="ce656" table:formula="of:=(_TP9*_ON9+_TN9*_OP9-_OP9*_ON9)/_SN9^2" office:value-type="float" office:value="0" calcext:value-type="float">
            <text:p>0.0000</text:p>
          </table:table-cell>
          <table:table-cell table:style-name="ce656" table:formula="of:=(_TP10*_ON10+_TN10*_OP10-_OP10*_ON10)/_SN10^2" office:value-type="float" office:value="0" calcext:value-type="float">
            <text:p>0.0000</text:p>
          </table:table-cell>
          <table:table-cell table:style-name="ce656" table:formula="of:=(_TP11*_ON11+_TN11*_OP11-_OP11*_ON11)/_SN11^2" office:value-type="float" office:value="0" calcext:value-type="float">
            <text:p>0.0000</text:p>
          </table:table-cell>
          <table:table-cell table:style-name="ce656" table:formula="of:=(_TP12*_ON12+_TN12*_OP12-_OP12*_ON12)/_SN12^2" office:value-type="float" office:value="0" calcext:value-type="float">
            <text:p>0.0000</text:p>
          </table:table-cell>
          <table:table-cell table:style-name="ce670" table:formula="of:=(TP*ON+TN*OP-OP*ON)/Sn^2" office:value-type="float" office:value="0.195501730103806" calcext:value-type="float">
            <text:p>0.1955</text:p>
          </table:table-cell>
          <table:table-cell table:style-name="ce673" table:formula="of:=&quot;(&quot;&amp;ROUND(MIN([.AM90:.AR90]))&amp;&quot;..&quot;&amp;ROUND(MAX([.AM90:.AR90]))&amp;&quot;)&quot;" office:value-type="string" office:string-value="(0..0)" calcext:value-type="string">
            <text:p>(0..0)</text:p>
          </table:table-cell>
          <table:table-cell table:style-name="ce674" table:formula="of:=&quot;(&quot;&amp;MIN([.AM90:.AP90])&amp;&quot;..&quot;&amp;MAX([.AM90:.AP90])&amp;&quot;)&quot;" office:value-type="string" office:string-value="(0..0.249999995)" calcext:value-type="string">
            <text:p>(0..0.249999995)</text:p>
          </table:table-cell>
          <table:table-cell table:style-name="ce674" table:formula="of:=&quot;(&quot;&amp;MIN([.AQ90:.AR90])&amp;&quot;..&quot;&amp;MAX([.AQ90:.AR90])&amp;&quot;)&quot;" office:value-type="string" office:string-value="(-0.249999995..-0.111111105555556)" calcext:value-type="string">
            <text:p>(-0.249999995..-0.111111105555556)</text:p>
          </table:table-cell>
          <table:table-cell table:number-columns-repeated="11"/>
        </table:table-row>
        <table:table-row table:style-name="ro17">
          <table:table-cell table:style-name="ce436" office:value-type="float" office:value="84" calcext:value-type="float">
            <text:p>84</text:p>
          </table:table-cell>
          <table:table-cell table:style-name="ce446" office:value-type="string" calcext:value-type="string">
            <text:p>simDis</text:p>
          </table:table-cell>
          <table:table-cell table:style-name="ce457" office:value-type="string" calcext:value-type="string">
            <text:p>Dispersion Similarity</text:p>
          </table:table-cell>
          <table:table-cell table:style-name="ce460" table:formula="of:=IF(ABS([.E91]-[.E$7])&lt;0.0001;&quot;≈&quot;;&quot;&quot;)">
            <text:p/>
          </table:table-cell>
          <table:table-cell table:style-name="ce712" table:formula="of:=((TP*TN)-(FP*FN))/Sn^2" office:value-type="float" office:value="0.195501730103806" calcext:value-type="float">
            <text:p>0.1955</text:p>
          </table:table-cell>
          <table:table-cell table:style-name="ce476"/>
          <table:table-cell table:style-name="ce480" office:value-type="string" calcext:value-type="string">
            <office:annotation draw:style-name="gr11" draw:text-style-name="P8" svg:width="2.899cm" svg:height="1.149cm" svg:x="13.055cm" svg:y="45.326cm" draw:caption-point-x="0cm" draw:caption-point-y="-0.447cm">
              <dc:date>2016-09-21T00:00:00</dc:date>
              <text:p text:style-name="P7"><text:span text:style-name="T5">Başka bir yeder -1 ile 1 arasında</text:span></text:p>
            </office:annotation>
            <text:p>*-1/3..1/3</text:p>
          </table:table-cell>
          <table:table-cell table:style-name="ce495"/>
          <table:table-cell table:style-name="ce452"/>
          <table:table-cell table:style-name="ce516"/>
          <table:table-cell table:style-name="ce522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Difference of True classifications from False classifications</text:p>
          </table:table-cell>
          <table:table-cell table:style-name="ce441" table:number-columns-repeated="4"/>
          <table:table-cell table:style-name="ce640" table:formula="of:=FORMULA([.E91])" office:value-type="string" office:string-value="=((TP*TN)-(FP*FN))/Sn^2" calcext:value-type="string">
            <text:p>=((TP*TN)-(FP*FN))/Sn^2</text:p>
          </table:table-cell>
          <table:table-cell table:style-name="ce640"/>
          <table:table-cell table:style-name="ce465" table:formula="of:=((_TP1*_TN1)-(_FP1*_FN1))/_SN1^2" office:value-type="float" office:value="0.25" calcext:value-type="float">
            <text:p>0.2500</text:p>
          </table:table-cell>
          <table:table-cell table:style-name="ce465" table:formula="of:=((_TP2*_TN2)-(_FP2*_FN2))/_SN2^2" office:value-type="float" office:value="0.249999995" calcext:value-type="float">
            <text:p>0.2500</text:p>
          </table:table-cell>
          <table:table-cell table:style-name="ce465" table:formula="of:=((_TP3*_TN3)-(_FP3*_FN3))/_SN3^2" office:value-type="float" office:value="0.0000000099999996" calcext:value-type="float">
            <text:p>0.0000</text:p>
          </table:table-cell>
          <table:table-cell table:style-name="ce465" table:formula="of:=((_TP4*_TN4)-(_FP4*_FN4))/_SN4^2" office:value-type="float" office:value="0.0000000099999996" calcext:value-type="float">
            <text:p>0.0000</text:p>
          </table:table-cell>
          <table:table-cell table:style-name="ce465" table:formula="of:=((_TP5*_TN5)-(_FP5*_FN5))/_SN5^2" office:value-type="float" office:value="0" calcext:value-type="float">
            <text:p>0.0000</text:p>
          </table:table-cell>
          <table:table-cell table:style-name="ce465" table:formula="of:=((_TP6*_TN6)-(_FP6*_FN6))/_SN6^2" office:value-type="float" office:value="-0.111111105555556" calcext:value-type="float">
            <text:p>-0.1111</text:p>
          </table:table-cell>
          <table:table-cell table:style-name="ce465" table:formula="of:=((_TP7*_TN7)-(_FP7*_FN7))/_SN7^2" office:value-type="float" office:value="-0.249999995" calcext:value-type="float">
            <text:p>-0.2500</text:p>
          </table:table-cell>
          <table:table-cell table:style-name="ce465" table:formula="of:=((_TP8*_TN8)-(_FP8*_FN8))/_SN8^2" office:value-type="float" office:value="-0.25" calcext:value-type="float">
            <text:p>-0.2500</text:p>
          </table:table-cell>
          <table:table-cell table:style-name="ce465" table:formula="of:=((_TP9*_TN9)-(_FP9*_FN9))/_SN9^2" office:value-type="float" office:value="0" calcext:value-type="float">
            <text:p>0.0000</text:p>
          </table:table-cell>
          <table:table-cell table:style-name="ce465" table:formula="of:=((_TP10*_TN10)-(_FP10*_FN10))/_SN10^2" office:value-type="float" office:value="0" calcext:value-type="float">
            <text:p>0.0000</text:p>
          </table:table-cell>
          <table:table-cell table:style-name="ce465" table:formula="of:=((_TP11*_TN11)-(_FP11*_FN11))/_SN11^2" office:value-type="float" office:value="0" calcext:value-type="float">
            <text:p>0.0000</text:p>
          </table:table-cell>
          <table:table-cell table:style-name="ce465" table:formula="of:=((_TP12*_TN12)-(_FP12*_FN12))/_SN12^2" office:value-type="float" office:value="0" calcext:value-type="float">
            <text:p>0.0000</text:p>
          </table:table-cell>
          <table:table-cell/>
          <table:table-cell table:style-name="ce673" table:formula="of:=&quot;(&quot;&amp;ROUND(MIN([.AM91:.AR91]))&amp;&quot;..&quot;&amp;ROUND(MAX([.AM91:.AR91]))&amp;&quot;)&quot;" office:value-type="string" office:string-value="(0..0)" calcext:value-type="string">
            <text:p>(0..0)</text:p>
          </table:table-cell>
          <table:table-cell table:style-name="ce674" table:formula="of:=&quot;(&quot;&amp;MIN([.AM91:.AP91])&amp;&quot;..&quot;&amp;MAX([.AM91:.AP91])&amp;&quot;)&quot;" office:value-type="string" office:string-value="(0..0.249999995)" calcext:value-type="string">
            <text:p>(0..0.249999995)</text:p>
          </table:table-cell>
          <table:table-cell table:style-name="ce674" table:formula="of:=&quot;(&quot;&amp;MIN([.AQ91:.AR91])&amp;&quot;..&quot;&amp;MAX([.AQ91:.AR91])&amp;&quot;)&quot;" office:value-type="string" office:string-value="(-0.249999995..-0.111111105555556)" calcext:value-type="string">
            <text:p>(-0.249999995..-0.111111105555556)</text:p>
          </table:table-cell>
          <table:table-cell table:number-columns-repeated="11"/>
        </table:table-row>
        <table:table-row table:style-name="ro17">
          <table:table-cell table:style-name="ce436" office:value-type="float" office:value="85" calcext:value-type="float">
            <text:p>85</text:p>
          </table:table-cell>
          <table:table-cell table:style-name="ce444" office:value-type="string" calcext:value-type="string">
            <text:p>EvenG</text:p>
          </table:table-cell>
          <table:table-cell table:style-name="ce450" office:value-type="string" calcext:value-type="string">
            <text:p>Evenness</text:p>
          </table:table-cell>
          <table:table-cell table:style-name="ce460" table:formula="of:=IF(ABS([.E92]-[.E$7])&lt;0.0001;&quot;≈&quot;;&quot;&quot;)">
            <text:p/>
          </table:table-cell>
          <table:table-cell table:style-name="ce712" table:formula="of:=SQRT(EvenP*EvenR)" office:value-type="float" office:value="0.239167687901246" calcext:value-type="float">
            <text:p>0.2392</text:p>
          </table:table-cell>
          <table:table-cell table:style-name="ce475"/>
          <table:table-cell table:style-name="ce484" office:value-type="string" calcext:value-type="string">
            <text:p>√EvennessP.EvennesR</text:p>
          </table:table-cell>
          <table:table-cell table:style-name="ce495"/>
          <table:table-cell table:style-name="ce507"/>
          <table:table-cell table:style-name="ce516"/>
          <table:table-cell table:style-name="ce523"/>
          <table:table-cell table:style-name="ce543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92]))" office:value-type="string" office:string-value="=SQRT(EvenP*EvenR)" calcext:value-type="string">
            <text:p>=SQRT(EvenP*EvenR)</text:p>
          </table:table-cell>
          <table:table-cell table:style-name="ce640" table:formula="of:=FORMULA([.AX92])" office:value-type="string" office:string-value="=SQRT(P*OP*ON*N)/Sn^2" calcext:value-type="string">
            <text:p>=SQRT(P*OP*ON*N)/Sn^2</text:p>
          </table:table-cell>
          <table:table-cell table:style-name="ce656" table:formula="of:=SQRT(_P1*_OP1*_ON1*_N1)/_SN1^2" office:value-type="float" office:value="0.25" calcext:value-type="float">
            <text:p>0.2500</text:p>
          </table:table-cell>
          <table:table-cell table:style-name="ce656" table:formula="of:=SQRT(_P2*_OP2*_ON2*_N2)/_SN2^2" office:value-type="float" office:value="0.25" calcext:value-type="float">
            <text:p>0.2500</text:p>
          </table:table-cell>
          <table:table-cell table:style-name="ce656" table:formula="of:=SQRT(_P3*_OP3*_ON3*_N3)/_SN3^2" office:value-type="float" office:value="0.0000000199999996" calcext:value-type="float">
            <text:p>0.0000</text:p>
          </table:table-cell>
          <table:table-cell table:style-name="ce656" table:formula="of:=SQRT(_P4*_OP4*_ON4*_N4)/_SN4^2" office:value-type="float" office:value="0.0000000199999996" calcext:value-type="float">
            <text:p>0.0000</text:p>
          </table:table-cell>
          <table:table-cell table:style-name="ce656" table:formula="of:=SQRT(_P5*_OP5*_ON5*_N5)/_SN5^2" office:value-type="float" office:value="0.25" calcext:value-type="float">
            <text:p>0.2500</text:p>
          </table:table-cell>
          <table:table-cell table:style-name="ce656" table:formula="of:=SQRT(_P6*_OP6*_ON6*_N6)/_SN6^2" office:value-type="float" office:value="0.222222224444444" calcext:value-type="float">
            <text:p>0.2222</text:p>
          </table:table-cell>
          <table:table-cell table:style-name="ce656" table:formula="of:=SQRT(_P7*_OP7*_ON7*_N7)/_SN7^2" office:value-type="float" office:value="0.25" calcext:value-type="float">
            <text:p>0.2500</text:p>
          </table:table-cell>
          <table:table-cell table:style-name="ce656" table:formula="of:=SQRT(_P8*_OP8*_ON8*_N8)/_SN8^2" office:value-type="float" office:value="0.25" calcext:value-type="float">
            <text:p>0.2500</text:p>
          </table:table-cell>
          <table:table-cell table:style-name="ce656" table:formula="of:=SQRT(_P9*_OP9*_ON9*_N9)/_SN9^2" office:value-type="float" office:value="0" calcext:value-type="float">
            <text:p>0.0000</text:p>
          </table:table-cell>
          <table:table-cell table:style-name="ce656" table:formula="of:=SQRT(_P10*_OP10*_ON10*_N10)/_SN10^2" office:value-type="float" office:value="0" calcext:value-type="float">
            <text:p>0.0000</text:p>
          </table:table-cell>
          <table:table-cell table:style-name="ce656" table:formula="of:=SQRT(_P11*_OP11*_ON11*_N11)/_SN11^2" office:value-type="float" office:value="0" calcext:value-type="float">
            <text:p>0.0000</text:p>
          </table:table-cell>
          <table:table-cell table:style-name="ce656" table:formula="of:=SQRT(_P12*_OP12*_ON12*_N12)/_SN12^2" office:value-type="float" office:value="0" calcext:value-type="float">
            <text:p>0.0000</text:p>
          </table:table-cell>
          <table:table-cell table:style-name="ce670" table:formula="of:=SQRT(P*OP*ON*N)/Sn^2" office:value-type="float" office:value="0.239167687901247" calcext:value-type="float">
            <text:p>0.2392</text:p>
          </table:table-cell>
          <table:table-cell table:style-name="ce673" table:formula="of:=&quot;(&quot;&amp;ROUND(MIN([.AM92:.AR92]))&amp;&quot;..&quot;&amp;ROUND(MAX([.AM92:.AR92]))&amp;&quot;)&quot;" office:value-type="string" office:string-value="(0..0)" calcext:value-type="string">
            <text:p>(0..0)</text:p>
          </table:table-cell>
          <table:table-cell table:style-name="ce674" table:formula="of:=&quot;(&quot;&amp;MIN([.AM92:.AP92])&amp;&quot;..&quot;&amp;MAX([.AM92:.AP92])&amp;&quot;)&quot;" office:value-type="string" office:string-value="(0.0000000199999996..0.25)" calcext:value-type="string">
            <text:p>(0.0000000199999996..0.25)</text:p>
          </table:table-cell>
          <table:table-cell table:style-name="ce674" table:formula="of:=&quot;(&quot;&amp;MIN([.AQ92:.AR92])&amp;&quot;..&quot;&amp;MAX([.AQ92:.AR92])&amp;&quot;)&quot;" office:value-type="string" office:string-value="(0.222222224444444..0.25)" calcext:value-type="string">
            <text:p>(0.222222224444444..0.25)</text:p>
          </table:table-cell>
          <table:table-cell table:number-columns-repeated="11"/>
        </table:table-row>
        <table:table-row table:style-name="ro17">
          <table:table-cell table:style-name="ce436" office:value-type="float" office:value="86" calcext:value-type="float">
            <text:p>86</text:p>
          </table:table-cell>
          <table:table-cell table:style-name="ce448" office:value-type="string" calcext:value-type="string">
            <text:p>EvenP</text:p>
          </table:table-cell>
          <table:table-cell table:style-name="ce449" office:value-type="string" calcext:value-type="string">
            <text:p>Evenness Predicted Label</text:p>
          </table:table-cell>
          <table:table-cell table:style-name="ce460" table:formula="of:=IF(ABS([.E93]-[.E$7])&lt;0.0001;&quot;≈&quot;;&quot;&quot;)">
            <text:p/>
          </table:table-cell>
          <table:table-cell table:style-name="ce712" table:formula="of:=BIAS*(1-BIAS)" office:value-type="float" office:value="0.236159169550173" calcext:value-type="float">
            <text:p>0.2362</text:p>
          </table:table-cell>
          <table:table-cell table:style-name="ce475"/>
          <table:table-cell table:style-name="ce484" office:value-type="string" calcext:value-type="string">
            <text:p>Bias.(1-Bias)</text:p>
          </table:table-cell>
          <table:table-cell table:style-name="Default" table:number-columns-repeated="4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93]))" office:value-type="string" office:string-value="=BIAS*(1-BIAS)" calcext:value-type="string">
            <text:p>=BIAS*(1-BIAS)</text:p>
          </table:table-cell>
          <table:table-cell table:style-name="ce640" table:formula="of:=FORMULA([.AX93])" office:value-type="string" office:string-value="=OP*ON/Sn^2" calcext:value-type="string">
            <text:p>=OP*ON/Sn^2</text:p>
          </table:table-cell>
          <table:table-cell table:style-name="ce656" table:formula="of:=_OP1*_ON1/_SN1^2" office:value-type="float" office:value="0.25" calcext:value-type="float">
            <text:p>0.2500</text:p>
          </table:table-cell>
          <table:table-cell table:style-name="ce656" table:formula="of:=_OP2*_ON2/_SN2^2" office:value-type="float" office:value="0.25" calcext:value-type="float">
            <text:p>0.2500</text:p>
          </table:table-cell>
          <table:table-cell table:style-name="ce656" table:formula="of:=_OP3*_ON3/_SN3^2" office:value-type="float" office:value="0.0000000199999996" calcext:value-type="float">
            <text:p>0.0000</text:p>
          </table:table-cell>
          <table:table-cell table:style-name="ce656" table:formula="of:=_OP4*_ON4/_SN4^2" office:value-type="float" office:value="0.0000000199999996" calcext:value-type="float">
            <text:p>0.0000</text:p>
          </table:table-cell>
          <table:table-cell table:style-name="ce656" table:formula="of:=_OP5*_ON5/_SN5^2" office:value-type="float" office:value="0.25" calcext:value-type="float">
            <text:p>0.2500</text:p>
          </table:table-cell>
          <table:table-cell table:style-name="ce656" table:formula="of:=_OP6*_ON6/_SN6^2" office:value-type="float" office:value="0.222222224444444" calcext:value-type="float">
            <text:p>0.2222</text:p>
          </table:table-cell>
          <table:table-cell table:style-name="ce656" table:formula="of:=_OP7*_ON7/_SN7^2" office:value-type="float" office:value="0.25" calcext:value-type="float">
            <text:p>0.2500</text:p>
          </table:table-cell>
          <table:table-cell table:style-name="ce656" table:formula="of:=_OP8*_ON8/_SN8^2" office:value-type="float" office:value="0.25" calcext:value-type="float">
            <text:p>0.2500</text:p>
          </table:table-cell>
          <table:table-cell table:style-name="ce656" table:formula="of:=_OP9*_ON9/_SN9^2" office:value-type="float" office:value="0.00009999" calcext:value-type="float">
            <text:p>0.0001</text:p>
          </table:table-cell>
          <table:table-cell table:style-name="ce656" table:formula="of:=_OP10*_ON10/_SN10^2" office:value-type="float" office:value="0" calcext:value-type="float">
            <text:p>0.0000</text:p>
          </table:table-cell>
          <table:table-cell table:style-name="ce656" table:formula="of:=_OP11*_ON11/_SN11^2" office:value-type="float" office:value="0" calcext:value-type="float">
            <text:p>0.0000</text:p>
          </table:table-cell>
          <table:table-cell table:style-name="ce656" table:formula="of:=_OP12*_ON12/_SN12^2" office:value-type="float" office:value="0.00009999" calcext:value-type="float">
            <text:p>0.0001</text:p>
          </table:table-cell>
          <table:table-cell table:style-name="ce670" table:formula="of:=OP*ON/Sn^2" office:value-type="float" office:value="0.236159169550173" calcext:value-type="float">
            <text:p>0.2362</text:p>
          </table:table-cell>
          <table:table-cell table:style-name="ce673" table:formula="of:=&quot;(&quot;&amp;ROUND(MIN([.AM93:.AR93]))&amp;&quot;..&quot;&amp;ROUND(MAX([.AM93:.AR93]))&amp;&quot;)&quot;" office:value-type="string" office:string-value="(0..0)" calcext:value-type="string">
            <text:p>(0..0)</text:p>
          </table:table-cell>
          <table:table-cell table:style-name="ce674" table:formula="of:=&quot;(&quot;&amp;MIN([.AM93:.AP93])&amp;&quot;..&quot;&amp;MAX([.AM93:.AP93])&amp;&quot;)&quot;" office:value-type="string" office:string-value="(0.0000000199999996..0.25)" calcext:value-type="string">
            <text:p>(0.0000000199999996..0.25)</text:p>
          </table:table-cell>
          <table:table-cell table:style-name="ce674" table:formula="of:=&quot;(&quot;&amp;MIN([.AQ93:.AR93])&amp;&quot;..&quot;&amp;MAX([.AQ93:.AR93])&amp;&quot;)&quot;" office:value-type="string" office:string-value="(0.222222224444444..0.25)" calcext:value-type="string">
            <text:p>(0.222222224444444..0.25)</text:p>
          </table:table-cell>
          <table:table-cell table:number-columns-repeated="11"/>
        </table:table-row>
        <table:table-row table:style-name="ro17">
          <table:table-cell table:style-name="ce436" office:value-type="float" office:value="87" calcext:value-type="float">
            <text:p>87</text:p>
          </table:table-cell>
          <table:table-cell table:style-name="ce448" office:value-type="string" calcext:value-type="string">
            <text:p>EvenR</text:p>
          </table:table-cell>
          <table:table-cell table:style-name="ce449" office:value-type="string" calcext:value-type="string">
            <text:p>Evenness Real Classes</text:p>
          </table:table-cell>
          <table:table-cell table:style-name="ce460" table:formula="of:=IF(ABS([.E94]-[.E$7])&lt;0.0001;&quot;≈&quot;;&quot;&quot;)">
            <text:p/>
          </table:table-cell>
          <table:table-cell table:style-name="ce712" table:formula="of:=PREV*(1-PREV)" office:value-type="float" office:value="0.242214532871972" calcext:value-type="float">
            <text:p>0.2422</text:p>
          </table:table-cell>
          <table:table-cell table:style-name="ce475"/>
          <table:table-cell table:style-name="ce484" office:value-type="string" calcext:value-type="string">
            <text:p>Prevalence.(1-Prevalence)</text:p>
          </table:table-cell>
          <table:table-cell table:style-name="ce495"/>
          <table:table-cell table:style-name="ce507"/>
          <table:table-cell table:style-name="ce516"/>
          <table:table-cell table:style-name="ce523"/>
          <table:table-cell table:style-name="ce543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94]))" office:value-type="string" office:string-value="=PREV*(1-PREV)" calcext:value-type="string">
            <text:p>=PREV*(1-PREV)</text:p>
          </table:table-cell>
          <table:table-cell table:style-name="ce640" table:formula="of:=FORMULA([.AX94])" office:value-type="string" office:string-value="=P*N/Sn^2" calcext:value-type="string">
            <text:p>=P*N/Sn^2</text:p>
          </table:table-cell>
          <table:table-cell table:style-name="ce656" table:formula="of:=_P1*_N1/_SN1^2" office:value-type="float" office:value="0.25" calcext:value-type="float">
            <text:p>0.2500</text:p>
          </table:table-cell>
          <table:table-cell table:style-name="ce656" table:formula="of:=_P2*_N2/_SN2^2" office:value-type="float" office:value="0.25" calcext:value-type="float">
            <text:p>0.2500</text:p>
          </table:table-cell>
          <table:table-cell table:style-name="ce656" table:formula="of:=_P3*_N3/_SN3^2" office:value-type="float" office:value="0.0000000199999996" calcext:value-type="float">
            <text:p>0.0000</text:p>
          </table:table-cell>
          <table:table-cell table:style-name="ce656" table:formula="of:=_P4*_N4/_SN4^2" office:value-type="float" office:value="0.0000000199999996" calcext:value-type="float">
            <text:p>0.0000</text:p>
          </table:table-cell>
          <table:table-cell table:style-name="ce656" table:formula="of:=_P5*_N5/_SN5^2" office:value-type="float" office:value="0.25" calcext:value-type="float">
            <text:p>0.2500</text:p>
          </table:table-cell>
          <table:table-cell table:style-name="ce656" table:formula="of:=_P6*_N6/_SN6^2" office:value-type="float" office:value="0.222222224444444" calcext:value-type="float">
            <text:p>0.2222</text:p>
          </table:table-cell>
          <table:table-cell table:style-name="ce656" table:formula="of:=_P7*_N7/_SN7^2" office:value-type="float" office:value="0.25" calcext:value-type="float">
            <text:p>0.2500</text:p>
          </table:table-cell>
          <table:table-cell table:style-name="ce656" table:formula="of:=_P8*_N8/_SN8^2" office:value-type="float" office:value="0.25" calcext:value-type="float">
            <text:p>0.2500</text:p>
          </table:table-cell>
          <table:table-cell table:style-name="ce656" table:formula="of:=_P9*_N9/_SN9^2" office:value-type="float" office:value="0" calcext:value-type="float">
            <text:p>0.0000</text:p>
          </table:table-cell>
          <table:table-cell table:style-name="ce656" table:formula="of:=_P10*_N10/_SN10^2" office:value-type="float" office:value="0.00009999" calcext:value-type="float">
            <text:p>0.0001</text:p>
          </table:table-cell>
          <table:table-cell table:style-name="ce656" table:formula="of:=_P11*_N11/_SN11^2" office:value-type="float" office:value="0.00009999" calcext:value-type="float">
            <text:p>0.0001</text:p>
          </table:table-cell>
          <table:table-cell table:style-name="ce656" table:formula="of:=_P12*_N12/_SN12^2" office:value-type="float" office:value="0" calcext:value-type="float">
            <text:p>0.0000</text:p>
          </table:table-cell>
          <table:table-cell table:style-name="ce670" table:formula="of:=P*N/Sn^2" office:value-type="float" office:value="0.242214532871972" calcext:value-type="float">
            <text:p>0.2422</text:p>
          </table:table-cell>
          <table:table-cell table:style-name="ce673" table:formula="of:=&quot;(&quot;&amp;ROUND(MIN([.AM94:.AR94]))&amp;&quot;..&quot;&amp;ROUND(MAX([.AM94:.AR94]))&amp;&quot;)&quot;" office:value-type="string" office:string-value="(0..0)" calcext:value-type="string">
            <text:p>(0..0)</text:p>
          </table:table-cell>
          <table:table-cell table:style-name="ce674" table:formula="of:=&quot;(&quot;&amp;MIN([.AM94:.AP94])&amp;&quot;..&quot;&amp;MAX([.AM94:.AP94])&amp;&quot;)&quot;" office:value-type="string" office:string-value="(0.0000000199999996..0.25)" calcext:value-type="string">
            <text:p>(0.0000000199999996..0.25)</text:p>
          </table:table-cell>
          <table:table-cell table:style-name="ce674" table:formula="of:=&quot;(&quot;&amp;MIN([.AQ94:.AR94])&amp;&quot;..&quot;&amp;MAX([.AQ94:.AR94])&amp;&quot;)&quot;" office:value-type="string" office:string-value="(0.222222224444444..0.25)" calcext:value-type="string">
            <text:p>(0.222222224444444..0.25)</text:p>
          </table:table-cell>
          <table:table-cell table:number-columns-repeated="11"/>
        </table:table-row>
        <table:table-row table:style-name="ro17">
          <table:table-cell table:style-name="ce436" office:value-type="float" office:value="88" calcext:value-type="float">
            <text:p>88</text:p>
          </table:table-cell>
          <table:table-cell table:style-name="ce445" office:value-type="string" calcext:value-type="string">
            <text:p>cGiniC</text:p>
          </table:table-cell>
          <table:table-cell table:style-name="ce457" office:value-type="string" calcext:value-type="string">
            <text:p>Gini criterion (CART algorithm)</text:p>
          </table:table-cell>
          <table:table-cell table:style-name="ce460" table:formula="of:=IF(ABS([.E95]-[.E$7])&lt;0.0001;&quot;≈&quot;;&quot;&quot;)">
            <text:p/>
          </table:table-cell>
          <table:table-cell table:style-name="ce712" table:formula="of:=2*PPV*(1-PPV)+2*NPV*(1-NPV)" office:value-type="float" office:value="0.314347435226556" calcext:value-type="float">
            <text:p>0.3143</text:p>
          </table:table-cell>
          <table:table-cell table:style-name="ce477"/>
          <table:table-cell table:style-name="ce485" office:value-type="string" calcext:value-type="string">
            <text:p>David J. Dittman, Taghi M. Khoshgoftaar, Randall Wald, and Jason Van Hulse. 2011. Feature Selection Algorithms for Mining High Dimensional DNA Microarray Data. In Borko Furht &amp; Armando Escalante, eds. Handbook of Data Intensive Computing. New York, NY: Springer New York, 685–710. DOI:<text:a xlink:href="http://dx.doi.org/10.1007/978-1-4614-1415-5_27" xlink:type="simple">http://dx.doi.org/10.1007/978-1-4614-1415-5_27</text:a></text:p>
          </table:table-cell>
          <table:table-cell table:style-name="ce495"/>
          <table:table-cell table:style-name="ce507"/>
          <table:table-cell table:style-name="ce516"/>
          <table:table-cell table:style-name="ce523"/>
          <table:table-cell table:style-name="ce538"/>
          <table:table-cell table:style-name="Default" table:number-columns-repeated="12"/>
          <table:table-cell table:style-name="ce622"/>
          <table:table-cell table:style-name="ce635"/>
          <table:table-cell table:number-columns-repeated="9"/>
          <table:table-cell table:style-name="ce640" table:formula="of:=FORMULA([.E95])" office:value-type="string" office:string-value="=2*PPV*(1-PPV)+2*NPV*(1-NPV)" calcext:value-type="string">
            <text:p>=2*PPV*(1-PPV)+2*NPV*(1-NPV)</text:p>
          </table:table-cell>
          <table:table-cell table:style-name="ce640"/>
          <table:table-cell table:style-name="ce656" table:formula="of:=(2*_TP1*_FP1/_OP1^2)+(2*_FN1*_TN1/_ON1^2)" office:value-type="float" office:value="0" calcext:value-type="float">
            <text:p>0.0000</text:p>
          </table:table-cell>
          <table:table-cell table:style-name="ce656" table:formula="of:=(2*_TP2*_FP2/_OP2^2)+(2*_FN2*_TN2/_ON2^2)" office:value-type="float" office:value="0.0000000399999996" calcext:value-type="float">
            <text:p>0.0000</text:p>
          </table:table-cell>
          <table:table-cell table:style-name="ce656" table:formula="of:=(2*_TP3*_FP3/_OP3^2)+(2*_FN3*_TN3/_ON3^2)" office:value-type="float" office:value="0.50000002" calcext:value-type="float">
            <text:p>0.5000</text:p>
          </table:table-cell>
          <table:table-cell table:style-name="ce656" table:formula="of:=(2*_TP4*_FP4/_OP4^2)+(2*_FN4*_TN4/_ON4^2)" office:value-type="float" office:value="0.50000002" calcext:value-type="float">
            <text:p>0.5000</text:p>
          </table:table-cell>
          <table:table-cell table:style-name="ce656" table:formula="of:=(2*_TP5*_FP5/_OP5^2)+(2*_FN5*_TN5/_ON5^2)" office:value-type="float" office:value="1" calcext:value-type="float">
            <text:p>1.0000</text:p>
          </table:table-cell>
          <table:table-cell table:style-name="ce656" table:formula="of:=(2*_TP6*_FP6/_OP6^2)+(2*_FN6*_TN6/_ON6^2)" office:value-type="float" office:value="0.500000059999997" calcext:value-type="float">
            <text:p>0.5000</text:p>
          </table:table-cell>
          <table:table-cell table:style-name="ce656" table:formula="of:=(2*_TP7*_FP7/_OP7^2)+(2*_FN7*_TN7/_ON7^2)" office:value-type="float" office:value="0.0000000399999996" calcext:value-type="float">
            <text:p>0.0000</text:p>
          </table:table-cell>
          <table:table-cell table:style-name="ce656" table:formula="of:=(2*_TP8*_FP8/_OP8^2)+(2*_FN8*_TN8/_ON8^2)" office:value-type="float" office:value="0" calcext:value-type="float">
            <text:p>0.0000</text:p>
          </table:table-cell>
          <table:table-cell table:style-name="ce656" table:formula="of:=(2*_TP9*_FP9/_OP9^2)+(2*_FN9*_TN9/_ON9^2)" office:value-type="float" office:value="0" calcext:value-type="float">
            <text:p>0.0000</text:p>
          </table:table-cell>
          <table:table-cell table:style-name="ce656" table:formula="of:=(2*_TP10*_FP10/_OP10^2)+(2*_FN10*_TN10/_ON10^2)" office:value-type="string" office:string-value="" calcext:value-type="error">
            <text:p>#DIV/0!</text:p>
          </table:table-cell>
          <table:table-cell table:style-name="ce656" table:formula="of:=(2*_TP11*_FP11/_OP11^2)+(2*_FN11*_TN11/_ON11^2)" office:value-type="string" office:string-value="" calcext:value-type="error">
            <text:p>#DIV/0!</text:p>
          </table:table-cell>
          <table:table-cell table:style-name="ce656" table:formula="of:=(2*_TP12*_FP12/_OP12^2)+(2*_FN12*_TN12/_ON12^2)" office:value-type="float" office:value="0" calcext:value-type="float">
            <text:p>0.0000</text:p>
          </table:table-cell>
          <table:table-cell table:style-name="ce670" table:formula="of:=(2*TP*FP/OP^2)+(2*FN*TN/ON^2)" office:value-type="float" office:value="0.314347435226556" calcext:value-type="float">
            <text:p>0.3143</text:p>
          </table:table-cell>
          <table:table-cell table:style-name="ce673" table:formula="of:=&quot;(&quot;&amp;ROUND(MIN([.AM95:.AR95]))&amp;&quot;..&quot;&amp;ROUND(MAX([.AM95:.AR95]))&amp;&quot;)&quot;" office:value-type="string" office:string-value="(0..1)" calcext:value-type="string">
            <text:p>(0..1)</text:p>
          </table:table-cell>
          <table:table-cell table:style-name="ce674" table:formula="of:=&quot;(&quot;&amp;MIN([.AM95:.AP95])&amp;&quot;..&quot;&amp;MAX([.AM95:.AP95])&amp;&quot;)&quot;" office:value-type="string" office:string-value="(0.0000000399999996..1)" calcext:value-type="string">
            <text:p>(0.0000000399999996..1)</text:p>
          </table:table-cell>
          <table:table-cell table:style-name="ce674" table:formula="of:=&quot;(&quot;&amp;MIN([.AQ95:.AR95])&amp;&quot;..&quot;&amp;MAX([.AQ95:.AR95])&amp;&quot;)&quot;" office:value-type="string" office:string-value="(0.0000000399999996..0.500000059999997)" calcext:value-type="string">
            <text:p>(0.0000000399999996..0.50000005999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89" calcext:value-type="float">
            <text:p>89</text:p>
          </table:table-cell>
          <table:table-cell table:style-name="ce445" office:value-type="string" calcext:value-type="string">
            <text:p>simGW</text:p>
          </table:table-cell>
          <table:table-cell table:style-name="ce457" office:value-type="string" calcext:value-type="string">
            <text:p>Gilbert and Wells Similarity</text:p>
          </table:table-cell>
          <table:table-cell table:style-name="ce460" table:formula="of:=IF(ABS([.E96]-[.E$7])&lt;0.0001;&quot;≈&quot;;&quot;&quot;)">
            <text:p/>
          </table:table-cell>
          <table:table-cell table:style-name="ce712" table:formula="of:=LOG10(TP*Sn/(OP*P))" office:value-type="float" office:value="0.350588775104805" calcext:value-type="float">
            <text:p>0.3506</text:p>
          </table:table-cell>
          <table:table-cell table:style-name="ce476"/>
          <table:table-cell table:style-name="ce441"/>
          <table:table-cell table:style-name="ce452" office:value-type="string" calcext:value-type="string">
            <text:p>-INF</text:p>
          </table:table-cell>
          <table:table-cell table:style-name="ce452"/>
          <table:table-cell table:style-name="ce516" office:value-type="string" calcext:value-type="string">
            <text:p>INF</text:p>
          </table:table-cell>
          <table:table-cell table:style-name="ce522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96])" office:value-type="string" office:string-value="=LOG10(TP*Sn/(OP*P))" calcext:value-type="string">
            <text:p>=LOG10(TP*Sn/(OP*P))</text:p>
          </table:table-cell>
          <table:table-cell table:style-name="ce640"/>
          <table:table-cell table:style-name="ce465" table:formula="of:=LOG10(_TP1*_SN1/(_OP1*_P1))" office:value-type="float" office:value="0.301029995663981" calcext:value-type="float">
            <text:p>0.3010</text:p>
          </table:table-cell>
          <table:table-cell table:style-name="ce465" table:formula="of:=LOG10(_TP2*_SN2/(_OP2*_P2))" office:value-type="float" office:value="0.301029991321036" calcext:value-type="float">
            <text:p>0.3010</text:p>
          </table:table-cell>
          <table:table-cell table:style-name="ce465" table:formula="of:=LOG10(_TP3*_SN3/(_OP3*_P3))" office:value-type="float" office:value="0.00000000434294486736" calcext:value-type="float">
            <text:p>0.0000</text:p>
          </table:table-cell>
          <table:table-cell table:style-name="ce465" table:formula="of:=LOG10(_TP4*_SN4/(_OP4*_P4))" office:value-type="float" office:value="7.39794000867204" calcext:value-type="float">
            <text:p>7.3979</text:p>
          </table:table-cell>
          <table:table-cell table:style-name="ce465" table:formula="of:=LOG10(_TP5*_SN5/(_OP5*_P5))" office:value-type="float" office:value="0" calcext:value-type="float">
            <text:p>0.0000</text:p>
          </table:table-cell>
          <table:table-cell table:style-name="ce465" table:formula="of:=LOG10(_TP6*_SN6/(_OP6*_P6))" office:value-type="float" office:value="-7.04575750793245" calcext:value-type="float">
            <text:p>-7.0458</text:p>
          </table:table-cell>
          <table:table-cell table:style-name="ce465" table:formula="of:=LOG10(_TP7*_SN7/(_OP7*_P7))" office:value-type="float" office:value="-7.69897000433602" calcext:value-type="float">
            <text:p>-7.6990</text:p>
          </table:table-cell>
          <table:table-cell table:style-name="ce465" table:formula="of:=LOG10(_TP8*_SN8/(_OP8*_P8))" office:value-type="string" office:string-value="" calcext:value-type="error">
            <text:p>Err:502</text:p>
          </table:table-cell>
          <table:table-cell table:style-name="ce465" table:formula="of:=LOG10(_TP9*_SN9/(_OP9*_P9))" office:value-type="float" office:value="0" calcext:value-type="float">
            <text:p>0.0000</text:p>
          </table:table-cell>
          <table:table-cell table:style-name="ce465" table:formula="of:=LOG10(_TP10*_SN10/(_OP10*_P10))" office:value-type="float" office:value="0" calcext:value-type="float">
            <text:p>0.0000</text:p>
          </table:table-cell>
          <table:table-cell table:style-name="ce465" table:formula="of:=LOG10(_TP11*_SN11/(_OP11*_P11))" office:value-type="string" office:string-value="" calcext:value-type="error">
            <text:p>#DIV/0!</text:p>
          </table:table-cell>
          <table:table-cell table:style-name="ce465" table:formula="of:=LOG10(_TP12*_SN12/(_OP12*_P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96:.AR96]))&amp;&quot;..&quot;&amp;ROUND(MAX([.AM96:.AR96]))&amp;&quot;)&quot;" office:value-type="string" office:string-value="(-8..7)" calcext:value-type="string">
            <text:p>(-8..7)</text:p>
          </table:table-cell>
          <table:table-cell table:style-name="ce674" table:formula="of:=&quot;(&quot;&amp;MIN([.AM96:.AP96])&amp;&quot;..&quot;&amp;MAX([.AM96:.AP96])&amp;&quot;)&quot;" office:value-type="string" office:string-value="(0..7.39794000867204)" calcext:value-type="string">
            <text:p>(0..7.39794000867204)</text:p>
          </table:table-cell>
          <table:table-cell table:style-name="ce674" table:formula="of:=&quot;(&quot;&amp;MIN([.AQ96:.AR96])&amp;&quot;..&quot;&amp;MAX([.AQ96:.AR96])&amp;&quot;)&quot;" office:value-type="string" office:string-value="(-7.69897000433602..-7.04575750793245)" calcext:value-type="string">
            <text:p>(-7.69897000433602..-7.04575750793245)</text:p>
          </table:table-cell>
          <table:table-cell table:number-columns-repeated="11"/>
        </table:table-row>
        <table:table-row table:style-name="ro17">
          <table:table-cell table:style-name="ce436" office:value-type="float" office:value="90" calcext:value-type="float">
            <text:p>90</text:p>
          </table:table-cell>
          <table:table-cell table:style-name="ce445"/>
          <table:table-cell table:style-name="ce457" office:value-type="string" calcext:value-type="string">
            <text:p>Tarwid</text:p>
          </table:table-cell>
          <table:table-cell table:style-name="ce460" table:formula="of:=IF(ABS([.E97]-[.E$7])&lt;0.0001;&quot;≈&quot;;&quot;&quot;)">
            <text:p/>
          </table:table-cell>
          <table:table-cell table:style-name="ce712" table:formula="of:=(Sn*TP-OP*P)/(Sn*TP+OP*P)" office:value-type="float" office:value="0.383050847457627" calcext:value-type="float">
            <text:p>0.3831</text:p>
          </table:table-cell>
          <table:table-cell table:style-name="ce476"/>
          <table:table-cell table:style-name="ce441"/>
          <table:table-cell table:style-name="ce496" office:value-type="float" office:value="-1" calcext:value-type="float">
            <text:p>-1</text:p>
          </table:table-cell>
          <table:table-cell table:style-name="ce480"/>
          <table:table-cell table:style-name="ce515" office:value-type="float" office:value="1" calcext:value-type="float">
            <text:p>1</text:p>
          </table:table-cell>
          <table:table-cell table:style-name="ce522" office:value-type="string" calcext:value-type="string">
            <text:p>???</text:p>
          </table:table-cell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97])" office:value-type="string" office:string-value="=(Sn*TP-OP*P)/(Sn*TP+OP*P)" calcext:value-type="string">
            <text:p>=(Sn*TP-OP*P)/(Sn*TP+OP*P)</text:p>
          </table:table-cell>
          <table:table-cell table:style-name="ce640"/>
          <table:table-cell table:style-name="ce465" table:formula="of:=(_SN1*_TP1-_OP1*_P1)/(_SN1*_TP1+_OP1*_P1)" office:value-type="float" office:value="0.333333333333333" calcext:value-type="float">
            <text:p>0.3333</text:p>
          </table:table-cell>
          <table:table-cell table:style-name="ce465" table:formula="of:=(_SN2*_TP2-_OP2*_P2)/(_SN2*_TP2+_OP2*_P2)" office:value-type="float" office:value="0.333333328888889" calcext:value-type="float">
            <text:p>0.3333</text:p>
          </table:table-cell>
          <table:table-cell table:style-name="ce465" table:formula="of:=(_SN3*_TP3-_OP3*_P3)/(_SN3*_TP3+_OP3*_P3)" office:value-type="float" office:value="0.00000000500000002599" calcext:value-type="float">
            <text:p>0.0000</text:p>
          </table:table-cell>
          <table:table-cell table:style-name="ce465" table:formula="of:=(_SN4*_TP4-_OP4*_P4)/(_SN4*_TP4+_OP4*_P4)" office:value-type="float" office:value="0.999999920000003" calcext:value-type="float">
            <text:p>1.0000</text:p>
          </table:table-cell>
          <table:table-cell table:style-name="ce465" table:formula="of:=(_SN5*_TP5-_OP5*_P5)/(_SN5*_TP5+_OP5*_P5)" office:value-type="float" office:value="0" calcext:value-type="float">
            <text:p>0.0000</text:p>
          </table:table-cell>
          <table:table-cell table:style-name="ce465" table:formula="of:=(_SN6*_TP6-_OP6*_P6)/(_SN6*_TP6+_OP6*_P6)" office:value-type="float" office:value="-0.999999820000023" calcext:value-type="float">
            <text:p>-1.0000</text:p>
          </table:table-cell>
          <table:table-cell table:style-name="ce465" table:formula="of:=(_SN7*_TP7-_OP7*_P7)/(_SN7*_TP7+_OP7*_P7)" office:value-type="float" office:value="-0.999999960000001" calcext:value-type="float">
            <text:p>-1.0000</text:p>
          </table:table-cell>
          <table:table-cell table:style-name="ce465" table:formula="of:=(_SN8*_TP8-_OP8*_P8)/(_SN8*_TP8+_OP8*_P8)" office:value-type="float" office:value="-1" calcext:value-type="float">
            <text:p>-1.0000</text:p>
          </table:table-cell>
          <table:table-cell table:style-name="ce465" table:formula="of:=(_SN9*_TP9-_OP9*_P9)/(_SN9*_TP9+_OP9*_P9)" office:value-type="float" office:value="0" calcext:value-type="float">
            <text:p>0.0000</text:p>
          </table:table-cell>
          <table:table-cell table:style-name="ce465" table:formula="of:=(_SN10*_TP10-_OP10*_P10)/(_SN10*_TP10+_OP10*_P10)" office:value-type="float" office:value="0" calcext:value-type="float">
            <text:p>0.0000</text:p>
          </table:table-cell>
          <table:table-cell table:style-name="ce465" table:formula="of:=(_SN11*_TP11-_OP11*_P11)/(_SN11*_TP11+_OP11*_P11)" office:value-type="string" office:string-value="" calcext:value-type="error">
            <text:p>#DIV/0!</text:p>
          </table:table-cell>
          <table:table-cell table:style-name="ce465" table:formula="of:=(_SN12*_TP12-_OP12*_P12)/(_SN12*_TP12+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97:.AR97]))&amp;&quot;..&quot;&amp;ROUND(MAX([.AM97:.AR97]))&amp;&quot;)&quot;" office:value-type="string" office:string-value="(-1..1)" calcext:value-type="string">
            <text:p>(-1..1)</text:p>
          </table:table-cell>
          <table:table-cell table:style-name="ce674" table:formula="of:=&quot;(&quot;&amp;MIN([.AM97:.AP97])&amp;&quot;..&quot;&amp;MAX([.AM97:.AP97])&amp;&quot;)&quot;" office:value-type="string" office:string-value="(0..0.999999920000003)" calcext:value-type="string">
            <text:p>(0..0.999999920000003)</text:p>
          </table:table-cell>
          <table:table-cell table:style-name="ce674" table:formula="of:=&quot;(&quot;&amp;MIN([.AQ97:.AR97])&amp;&quot;..&quot;&amp;MAX([.AQ97:.AR97])&amp;&quot;)&quot;" office:value-type="string" office:string-value="(-0.999999960000001..-0.999999820000023)" calcext:value-type="string">
            <text:p>(-0.999999960000001..-0.999999820000023)</text:p>
          </table:table-cell>
          <table:table-cell table:number-columns-repeated="11"/>
        </table:table-row>
        <table:table-row table:style-name="ro17">
          <table:table-cell table:style-name="ce436" office:value-type="float" office:value="91" calcext:value-type="float">
            <text:p>91</text:p>
          </table:table-cell>
          <table:table-cell table:style-name="ce445"/>
          <table:table-cell table:style-name="ce457" office:value-type="string" calcext:value-type="string">
            <text:p>Kuhns Proportion</text:p>
          </table:table-cell>
          <table:table-cell table:style-name="ce460" table:formula="of:=IF(ABS([.E98]-[.E$7])&lt;0.0001;&quot;≈&quot;;&quot;&quot;)">
            <text:p/>
          </table:table-cell>
          <table:table-cell table:style-name="ce712" table:formula="of:=(TP*TN-FP*FN)/(Sn*(1-TP/(OP*P))*(2*TP+FP+FN-(OP*P/Sn)))" office:value-type="float" office:value="0.307877201218694" calcext:value-type="float">
            <text:p>0.3079</text:p>
          </table:table-cell>
          <table:table-cell table:style-name="ce476"/>
          <table:table-cell table:style-name="ce441"/>
          <table:table-cell table:style-name="ce452" table:formula="of:=-1/3" office:value-type="float" office:value="-0.333333333333333" calcext:value-type="float">
            <text:p>-0.333333333333333</text:p>
          </table:table-cell>
          <table:table-cell table:style-name="ce452"/>
          <table:table-cell table:style-name="ce516" office:value-type="float" office:value="1" calcext:value-type="float">
            <text:p>1</text:p>
          </table:table-cell>
          <table:table-cell table:style-name="ce522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98])" office:value-type="string" office:string-value="=(TP*TN-FP*FN)/(Sn*(1-TP/(OP*P))*(2*TP+FP+FN-(OP*P/Sn)))" calcext:value-type="string">
            <text:p>=(TP*TN-FP*FN)/(Sn*(1-TP/(OP*P))*(2*TP+FP+FN-(OP*P/Sn)))</text:p>
          </table:table-cell>
          <table:table-cell table:style-name="ce640"/>
          <table:table-cell table:style-name="ce465" table:formula="of:=(_TP1*_TN1-_FP1*_FN1)/(_SN1*(1-_TP1/(_OP1*_P1))*(2*_TP1+_FP1+_FN1-(_OP1*_P1/_SN1)))" office:value-type="float" office:value="0.333366670000333" calcext:value-type="float">
            <text:p>0.3334</text:p>
          </table:table-cell>
          <table:table-cell table:style-name="ce465" table:formula="of:=(_TP2*_TN2-_FP2*_FN2)/(_SN2*(1-_TP2/(_OP2*_P2))*(2*_TP2+_FP2+_FN2-(_OP2*_P2/_SN2)))" office:value-type="float" office:value="0.333366663332667" calcext:value-type="float">
            <text:p>0.3334</text:p>
          </table:table-cell>
          <table:table-cell table:style-name="ce465" table:formula="of:=(_TP3*_TN3-_FP3*_FN3)/(_SN3*(1-_TP3/(_OP3*_P3))*(2*_TP3+_FP3+_FN3-(_OP3*_P3/_SN3)))" office:value-type="float" office:value="0.00000001000099969998" calcext:value-type="float">
            <text:p>0.0000</text:p>
          </table:table-cell>
          <table:table-cell table:style-name="ce465" table:formula="of:=(_TP4*_TN4-_FP4*_FN4)/(_SN4*(1-_TP4/(_OP4*_P4))*(2*_TP4+_FP4+_FN4-(_OP4*_P4/_SN4)))" office:value-type="float" office:value="-0.000100040013005202" calcext:value-type="float">
            <text:p>-0.0001</text:p>
          </table:table-cell>
          <table:table-cell table:style-name="ce465" table:formula="of:=(_TP5*_TN5-_FP5*_FN5)/(_SN5*(1-_TP5/(_OP5*_P5))*(2*_TP5+_FP5+_FN5-(_OP5*_P5/_SN5)))" office:value-type="float" office:value="0" calcext:value-type="float">
            <text:p>0.0000</text:p>
          </table:table-cell>
          <table:table-cell table:style-name="ce465" table:formula="of:=(_TP6*_TN6-_FP6*_FN6)/(_SN6*(1-_TP6/(_OP6*_P6))*(2*_TP6+_FP6+_FN6-(_OP6*_P6/_SN6)))" office:value-type="float" office:value="-0.1999999868006" calcext:value-type="float">
            <text:p>-0.2000</text:p>
          </table:table-cell>
          <table:table-cell table:style-name="ce465" table:formula="of:=(_TP7*_TN7-_FP7*_FN7)/(_SN7*(1-_TP7/(_OP7*_P7))*(2*_TP7+_FP7+_FN7-(_OP7*_P7/_SN7)))" office:value-type="float" office:value="-0.333333326667" calcext:value-type="float">
            <text:p>-0.3333</text:p>
          </table:table-cell>
          <table:table-cell table:style-name="ce465" table:formula="of:=(_TP8*_TN8-_FP8*_FN8)/(_SN8*(1-_TP8/(_OP8*_P8))*(2*_TP8+_FP8+_FN8-(_OP8*_P8/_SN8)))" office:value-type="float" office:value="-0.333333333333333" calcext:value-type="float">
            <text:p>-0.3333</text:p>
          </table:table-cell>
          <table:table-cell table:style-name="ce465" table:formula="of:=(_TP9*_TN9-_FP9*_FN9)/(_SN9*(1-_TP9/(_OP9*_P9))*(2*_TP9+_FP9+_FN9-(_OP9*_P9/_SN9)))" office:value-type="float" office:value="0" calcext:value-type="float">
            <text:p>0.0000</text:p>
          </table:table-cell>
          <table:table-cell table:style-name="ce465" table:formula="of:=(_TP10*_TN10-_FP10*_FN10)/(_SN10*(1-_TP10/(_OP10*_P10))*(2*_TP10+_FP10+_FN10-(_OP10*_P10/_SN10)))" office:value-type="float" office:value="0" calcext:value-type="float">
            <text:p>0.0000</text:p>
          </table:table-cell>
          <table:table-cell table:style-name="ce465" table:formula="of:=(_TP11*_TN11-_FP11*_FN11)/(_SN11*(1-_TP11/(_OP11*_P11))*(2*_TP11+_FP11+_FN11-(_OP11*_P11/_SN11)))" office:value-type="string" office:string-value="" calcext:value-type="error">
            <text:p>#DIV/0!</text:p>
          </table:table-cell>
          <table:table-cell table:style-name="ce465" table:formula="of:=(_TP12*_TN12-_FP12*_FN12)/(_SN12*(1-_TP12/(_OP12*_P12))*(2*_TP12+_FP12+_FN12-(_OP12*_P12/_SN12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98:.AR98]))&amp;&quot;..&quot;&amp;ROUND(MAX([.AM98:.AR98]))&amp;&quot;)&quot;" office:value-type="string" office:string-value="(0..0)" calcext:value-type="string">
            <text:p>(0..0)</text:p>
          </table:table-cell>
          <table:table-cell table:style-name="ce674" table:formula="of:=&quot;(&quot;&amp;MIN([.AM98:.AP98])&amp;&quot;..&quot;&amp;MAX([.AM98:.AP98])&amp;&quot;)&quot;" office:value-type="string" office:string-value="(-0.000100040013005202..0.333366663332667)" calcext:value-type="string">
            <text:p>(-0.000100040013005202..0.333366663332667)</text:p>
          </table:table-cell>
          <table:table-cell table:style-name="ce674" table:formula="of:=&quot;(&quot;&amp;MIN([.AQ98:.AR98])&amp;&quot;..&quot;&amp;MAX([.AQ98:.AR98])&amp;&quot;)&quot;" office:value-type="string" office:string-value="(-0.333333326667..-0.1999999868006)" calcext:value-type="string">
            <text:p>(-0.333333326667..-0.1999999868006)</text:p>
          </table:table-cell>
          <table:table-cell table:number-columns-repeated="11"/>
        </table:table-row>
        <table:table-row table:style-name="ro17">
          <table:table-cell table:style-name="ce436" office:value-type="float" office:value="92" calcext:value-type="float">
            <text:p>92</text:p>
          </table:table-cell>
          <table:table-cell table:style-name="ce445"/>
          <table:table-cell table:style-name="ce457" office:value-type="string" calcext:value-type="string">
            <text:p>Kuhn’s Index</text:p>
          </table:table-cell>
          <table:table-cell table:style-name="ce460" table:formula="of:=IF(ABS([.E99]-[.E$7])&lt;0.0001;&quot;≈&quot;;&quot;&quot;)">
            <text:p/>
          </table:table-cell>
          <table:table-cell table:style-name="ce712" table:formula="of:=(2*((TP*TN)-(FP*FN)))/(Sn*((2*TP)+FP+FN))" office:value-type="float" office:value="0.492374727668845" calcext:value-type="float">
            <text:p>0.4924</text:p>
          </table:table-cell>
          <table:table-cell table:style-name="ce476"/>
          <table:table-cell table:style-name="ce441"/>
          <table:table-cell table:style-name="ce497" office:value-type="string" calcext:value-type="string">
            <text:p>*-1/2..1; Coefficient of Arithmetic Means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99])" office:value-type="string" office:string-value="=(2*((TP*TN)-(FP*FN)))/(Sn*((2*TP)+FP+FN))" calcext:value-type="string">
            <text:p>=(2*((TP*TN)-(FP*FN)))/(Sn*((2*TP)+FP+FN))</text:p>
          </table:table-cell>
          <table:table-cell table:style-name="ce640"/>
          <table:table-cell table:style-name="ce465" table:formula="of:=(2*((_TP1*_TN1)-(_FP1*_FN1)))/(_SN1*((2*_TP1)+_FP1+_FN1))" office:value-type="float" office:value="0.5" calcext:value-type="float">
            <text:p>0.5000</text:p>
          </table:table-cell>
          <table:table-cell table:style-name="ce465" table:formula="of:=(2*((_TP2*_TN2)-(_FP2*_FN2)))/(_SN2*((2*_TP2)+_FP2+_FN2))" office:value-type="float" office:value="0.49999999" calcext:value-type="float">
            <text:p>0.5000</text:p>
          </table:table-cell>
          <table:table-cell table:style-name="ce465" table:formula="of:=(2*((_TP3*_TN3)-(_FP3*_FN3)))/(_SN3*((2*_TP3)+_FP3+_FN3))" office:value-type="float" office:value="0.0000000099999998" calcext:value-type="float">
            <text:p>0.0000</text:p>
          </table:table-cell>
          <table:table-cell table:style-name="ce465" table:formula="of:=(2*((_TP4*_TN4)-(_FP4*_FN4)))/(_SN4*((2*_TP4)+_FP4+_FN4))" office:value-type="float" office:value="0.49999998" calcext:value-type="float">
            <text:p>0.5000</text:p>
          </table:table-cell>
          <table:table-cell table:style-name="ce465" table:formula="of:=(2*((_TP5*_TN5)-(_FP5*_FN5)))/(_SN5*((2*_TP5)+_FP5+_FN5))" office:value-type="float" office:value="0" calcext:value-type="float">
            <text:p>0.0000</text:p>
          </table:table-cell>
          <table:table-cell table:style-name="ce465" table:formula="of:=(2*((_TP6*_TN6)-(_FP6*_FN6)))/(_SN6*((2*_TP6)+_FP6+_FN6))" office:value-type="float" office:value="-0.333333310000001" calcext:value-type="float">
            <text:p>-0.3333</text:p>
          </table:table-cell>
          <table:table-cell table:style-name="ce465" table:formula="of:=(2*((_TP7*_TN7)-(_FP7*_FN7)))/(_SN7*((2*_TP7)+_FP7+_FN7))" office:value-type="float" office:value="-0.49999999" calcext:value-type="float">
            <text:p>-0.5000</text:p>
          </table:table-cell>
          <table:table-cell table:style-name="ce465" table:formula="of:=(2*((_TP8*_TN8)-(_FP8*_FN8)))/(_SN8*((2*_TP8)+_FP8+_FN8))" office:value-type="float" office:value="-0.5" calcext:value-type="float">
            <text:p>-0.5000</text:p>
          </table:table-cell>
          <table:table-cell table:style-name="ce465" table:formula="of:=(2*((_TP9*_TN9)-(_FP9*_FN9)))/(_SN9*((2*_TP9)+_FP9+_FN9))" office:value-type="float" office:value="0" calcext:value-type="float">
            <text:p>0.0000</text:p>
          </table:table-cell>
          <table:table-cell table:style-name="ce465" table:formula="of:=(2*((_TP10*_TN10)-(_FP10*_FN10)))/(_SN10*((2*_TP10)+_FP10+_FN10))" office:value-type="float" office:value="0" calcext:value-type="float">
            <text:p>0.0000</text:p>
          </table:table-cell>
          <table:table-cell table:style-name="ce465" table:formula="of:=(2*((_TP11*_TN11)-(_FP11*_FN11)))/(_SN11*((2*_TP11)+_FP11+_FN11))" office:value-type="float" office:value="0" calcext:value-type="float">
            <text:p>0.0000</text:p>
          </table:table-cell>
          <table:table-cell table:style-name="ce465" table:formula="of:=(2*((_TP12*_TN12)-(_FP12*_FN12)))/(_SN12*((2*_TP12)+_FP12+_FN12))" office:value-type="float" office:value="0" calcext:value-type="float">
            <text:p>0.0000</text:p>
          </table:table-cell>
          <table:table-cell/>
          <table:table-cell table:style-name="ce673" table:formula="of:=&quot;(&quot;&amp;ROUND(MIN([.AM99:.AR99]))&amp;&quot;..&quot;&amp;ROUND(MAX([.AM99:.AR99]))&amp;&quot;)&quot;" office:value-type="string" office:string-value="(0..0)" calcext:value-type="string">
            <text:p>(0..0)</text:p>
          </table:table-cell>
          <table:table-cell table:style-name="ce674" table:formula="of:=&quot;(&quot;&amp;MIN([.AM99:.AP99])&amp;&quot;..&quot;&amp;MAX([.AM99:.AP99])&amp;&quot;)&quot;" office:value-type="string" office:string-value="(0..0.49999999)" calcext:value-type="string">
            <text:p>(0..0.49999999)</text:p>
          </table:table-cell>
          <table:table-cell table:style-name="ce674" table:formula="of:=&quot;(&quot;&amp;MIN([.AQ99:.AR99])&amp;&quot;..&quot;&amp;MAX([.AQ99:.AR99])&amp;&quot;)&quot;" office:value-type="string" office:string-value="(-0.49999999..-0.333333310000001)" calcext:value-type="string">
            <text:p>(-0.49999999..-0.33333331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93" calcext:value-type="float">
            <text:p>93</text:p>
          </table:table-cell>
          <table:table-cell table:style-name="ce445"/>
          <table:table-cell table:style-name="ce457" office:value-type="string" calcext:value-type="string">
            <text:p>Mutual Information</text:p>
          </table:table-cell>
          <table:table-cell table:style-name="ce460" table:formula="of:=IF(ABS([.E100]-[.E$7])&lt;0.0001;&quot;≈&quot;;&quot;&quot;)">
            <text:p/>
          </table:table-cell>
          <table:table-cell table:style-name="ce712" table:formula="of:=LN(TP*Sn/(OP*P))" office:value-type="float" office:value="0.807260487327366" calcext:value-type="float">
            <text:p>0.8073</text:p>
          </table:table-cell>
          <table:table-cell table:style-name="ce476"/>
          <table:table-cell table:style-name="ce441"/>
          <table:table-cell table:style-name="ce465" office:value-type="string" calcext:value-type="string">
            <text:p>LN(LIFT)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0])" office:value-type="string" office:string-value="=LN(TP*Sn/(OP*P))" calcext:value-type="string">
            <text:p>=LN(TP*Sn/(OP*P))</text:p>
          </table:table-cell>
          <table:table-cell table:style-name="ce640"/>
          <table:table-cell table:style-name="ce465" table:formula="of:=LN(_TP1*_SN1/(_OP1*_P1))" office:value-type="float" office:value="0.693147180559945" calcext:value-type="float">
            <text:p>0.6931</text:p>
          </table:table-cell>
          <table:table-cell table:style-name="ce465" table:formula="of:=LN(_TP2*_SN2/(_OP2*_P2))" office:value-type="float" office:value="0.693147170559945" calcext:value-type="float">
            <text:p>0.6931</text:p>
          </table:table-cell>
          <table:table-cell table:style-name="ce465" table:formula="of:=LN(_TP3*_SN3/(_OP3*_P3))" office:value-type="float" office:value="0.00000001000000011127" calcext:value-type="float">
            <text:p>0.0000</text:p>
          </table:table-cell>
          <table:table-cell table:style-name="ce465" table:formula="of:=LN(_TP4*_SN4/(_OP4*_P4))" office:value-type="float" office:value="17.0343863828325" calcext:value-type="float">
            <text:p>17.0344</text:p>
          </table:table-cell>
          <table:table-cell table:style-name="ce465" table:formula="of:=LN(_TP5*_SN5/(_OP5*_P5))" office:value-type="float" office:value="0" calcext:value-type="float">
            <text:p>0.0000</text:p>
          </table:table-cell>
          <table:table-cell table:style-name="ce465" table:formula="of:=LN(_TP6*_SN6/(_OP6*_P6))" office:value-type="float" office:value="-16.2234562066161" calcext:value-type="float">
            <text:p>-16.2235</text:p>
          </table:table-cell>
          <table:table-cell table:style-name="ce465" table:formula="of:=LN(_TP7*_SN7/(_OP7*_P7))" office:value-type="float" office:value="-17.7275335633924" calcext:value-type="float">
            <text:p>-17.7275</text:p>
          </table:table-cell>
          <table:table-cell table:style-name="ce465" table:formula="of:=LN(_TP8*_SN8/(_OP8*_P8))" office:value-type="string" office:string-value="" calcext:value-type="error">
            <text:p>Err:502</text:p>
          </table:table-cell>
          <table:table-cell table:style-name="ce465" table:formula="of:=LN(_TP9*_SN9/(_OP9*_P9))" office:value-type="float" office:value="0" calcext:value-type="float">
            <text:p>0.0000</text:p>
          </table:table-cell>
          <table:table-cell table:style-name="ce465" table:formula="of:=LN(_TP10*_SN10/(_OP10*_P10))" office:value-type="float" office:value="0" calcext:value-type="float">
            <text:p>0.0000</text:p>
          </table:table-cell>
          <table:table-cell table:style-name="ce465" table:formula="of:=LN(_TP11*_SN11/(_OP11*_P11))" office:value-type="string" office:string-value="" calcext:value-type="error">
            <text:p>#DIV/0!</text:p>
          </table:table-cell>
          <table:table-cell table:style-name="ce465" table:formula="of:=LN(_TP12*_SN12/(_OP12*_P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00:.AR100]))&amp;&quot;..&quot;&amp;ROUND(MAX([.AM100:.AR100]))&amp;&quot;)&quot;" office:value-type="string" office:string-value="(-18..17)" calcext:value-type="string">
            <text:p>(-18..17)</text:p>
          </table:table-cell>
          <table:table-cell table:style-name="ce674" table:formula="of:=&quot;(&quot;&amp;MIN([.AM100:.AP100])&amp;&quot;..&quot;&amp;MAX([.AM100:.AP100])&amp;&quot;)&quot;" office:value-type="string" office:string-value="(0..17.0343863828325)" calcext:value-type="string">
            <text:p>(0..17.0343863828325)</text:p>
          </table:table-cell>
          <table:table-cell table:style-name="ce674" table:formula="of:=&quot;(&quot;&amp;MIN([.AQ100:.AR100])&amp;&quot;..&quot;&amp;MAX([.AQ100:.AR100])&amp;&quot;)&quot;" office:value-type="string" office:string-value="(-17.7275335633924..-16.2234562066161)" calcext:value-type="string">
            <text:p>(-17.7275335633924..-16.2234562066161)</text:p>
          </table:table-cell>
          <table:table-cell table:number-columns-repeated="11"/>
        </table:table-row>
        <table:table-row table:style-name="ro17">
          <table:table-cell table:style-name="ce436" office:value-type="float" office:value="94" calcext:value-type="float">
            <text:p>94</text:p>
          </table:table-cell>
          <table:table-cell table:style-name="ce445" office:value-type="string" calcext:value-type="string">
            <text:p>Faith</text:p>
          </table:table-cell>
          <table:table-cell table:style-name="ce457" office:value-type="string" calcext:value-type="string">
            <text:p>Faith</text:p>
          </table:table-cell>
          <table:table-cell table:style-name="ce460" table:formula="of:=IF(ABS([.E101]-[.E$7])&lt;0.0001;&quot;≈&quot;;&quot;&quot;)">
            <text:p/>
          </table:table-cell>
          <table:table-cell table:style-name="ce712" table:formula="of:=(TP+0.5*TN)/Sn" office:value-type="float" office:value="0.632352941176471" calcext:value-type="float">
            <text:p>0.6324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1])" office:value-type="string" office:string-value="=(TP+0.5*TN)/Sn" calcext:value-type="string">
            <text:p>=(TP+0.5*TN)/Sn</text:p>
          </table:table-cell>
          <table:table-cell table:style-name="ce640"/>
          <table:table-cell table:style-name="ce465" table:formula="of:=(_TP1+0.5*_TN1)/_SN1" office:value-type="float" office:value="0.75" calcext:value-type="float">
            <text:p>0.7500</text:p>
          </table:table-cell>
          <table:table-cell table:style-name="ce465" table:formula="of:=(_TP2+0.5*_TN2)/_SN2" office:value-type="float" office:value="0.7499999925" calcext:value-type="float">
            <text:p>0.7500</text:p>
          </table:table-cell>
          <table:table-cell table:style-name="ce465" table:formula="of:=(_TP3+0.5*_TN3)/_SN3" office:value-type="float" office:value="0.999999975" calcext:value-type="float">
            <text:p>1.0000</text:p>
          </table:table-cell>
          <table:table-cell table:style-name="ce465" table:formula="of:=(_TP4+0.5*_TN4)/_SN4" office:value-type="float" office:value="0.499999995" calcext:value-type="float">
            <text:p>0.5000</text:p>
          </table:table-cell>
          <table:table-cell table:style-name="ce465" table:formula="of:=(_TP5+0.5*_TN5)/_SN5" office:value-type="float" office:value="0.375" calcext:value-type="float">
            <text:p>0.3750</text:p>
          </table:table-cell>
          <table:table-cell table:style-name="ce465" table:formula="of:=(_TP6+0.5*_TN6)/_SN6" office:value-type="float" office:value="0.166666675" calcext:value-type="float">
            <text:p>0.1667</text:p>
          </table:table-cell>
          <table:table-cell table:style-name="ce465" table:formula="of:=(_TP7+0.5*_TN7)/_SN7" office:value-type="float" office:value="0.0000000075" calcext:value-type="float">
            <text:p>0.0000</text:p>
          </table:table-cell>
          <table:table-cell table:style-name="ce465" table:formula="of:=(_TP8+0.5*_TN8)/_SN8" office:value-type="float" office:value="0" calcext:value-type="float">
            <text:p>0.0000</text:p>
          </table:table-cell>
          <table:table-cell table:style-name="ce465" table:formula="of:=(_TP9+0.5*_TN9)/_SN9" office:value-type="float" office:value="0.9999" calcext:value-type="float">
            <text:p>0.9999</text:p>
          </table:table-cell>
          <table:table-cell table:style-name="ce465" table:formula="of:=(_TP10+0.5*_TN10)/_SN10" office:value-type="float" office:value="0.9999" calcext:value-type="float">
            <text:p>0.9999</text:p>
          </table:table-cell>
          <table:table-cell table:style-name="ce465" table:formula="of:=(_TP11+0.5*_TN11)/_SN11" office:value-type="float" office:value="0.49995" calcext:value-type="float">
            <text:p>0.5000</text:p>
          </table:table-cell>
          <table:table-cell table:style-name="ce465" table:formula="of:=(_TP12+0.5*_TN12)/_SN12" office:value-type="float" office:value="0.49995" calcext:value-type="float">
            <text:p>0.5000</text:p>
          </table:table-cell>
          <table:table-cell/>
          <table:table-cell table:style-name="ce673" table:formula="of:=&quot;(&quot;&amp;ROUND(MIN([.AM101:.AR101]))&amp;&quot;..&quot;&amp;ROUND(MAX([.AM101:.AR101]))&amp;&quot;)&quot;" office:value-type="string" office:string-value="(0..1)" calcext:value-type="string">
            <text:p>(0..1)</text:p>
          </table:table-cell>
          <table:table-cell table:style-name="ce674" table:formula="of:=&quot;(&quot;&amp;MIN([.AM101:.AP101])&amp;&quot;..&quot;&amp;MAX([.AM101:.AP101])&amp;&quot;)&quot;" office:value-type="string" office:string-value="(0.375..0.999999975)" calcext:value-type="string">
            <text:p>(0.375..0.999999975)</text:p>
          </table:table-cell>
          <table:table-cell table:style-name="ce674" table:formula="of:=&quot;(&quot;&amp;MIN([.AQ101:.AR101])&amp;&quot;..&quot;&amp;MAX([.AQ101:.AR101])&amp;&quot;)&quot;" office:value-type="string" office:string-value="(0.0000000075..0.166666675)" calcext:value-type="string">
            <text:p>(0.0000000075..0.166666675)</text:p>
          </table:table-cell>
          <table:table-cell table:number-columns-repeated="11"/>
        </table:table-row>
        <table:table-row table:style-name="ro16">
          <table:table-cell table:style-name="ce436" office:value-type="float" office:value="95" calcext:value-type="float">
            <text:p>95</text:p>
          </table:table-cell>
          <table:table-cell table:style-name="ce446" office:value-type="string" calcext:value-type="string">
            <text:p>simK2</text:p>
          </table:table-cell>
          <table:table-cell table:style-name="ce457" office:value-type="string" calcext:value-type="string">
            <text:p>Kulczynski 2 Similarity</text:p>
          </table:table-cell>
          <table:table-cell table:style-name="ce460" table:formula="of:=IF(ABS([.E102]-[.E$7])&lt;0.0001;&quot;≈&quot;;&quot;&quot;)">
            <text:p/>
          </table:table-cell>
          <table:table-cell table:style-name="ce712" table:formula="of:=(TPR+PPV)/2" office:value-type="float" office:value="0.89010989010989" calcext:value-type="float">
            <text:p>0.8901</text:p>
          </table:table-cell>
          <table:table-cell table:style-name="ce465" office:value-type="string" calcext:value-type="string">
            <text:p>Measure</text:p>
          </table:table-cell>
          <table:table-cell table:style-name="ce465" office:value-type="string" calcext:value-type="string">
            <text:p>0<text:span text:style-name="T87">th</text:span></text:p>
          </table:table-cell>
          <table:table-cell table:style-name="ce465" office:value-type="float" office:value="0" calcext:value-type="float">
            <text:p>0.0000</text:p>
          </table:table-cell>
          <table:table-cell table:style-name="ce465"/>
          <table:table-cell table:style-name="ce465" office:value-type="float" office:value="1" calcext:value-type="float">
            <text:p>1.0000</text:p>
          </table:table-cell>
          <table:table-cell table:style-name="ce465" office:value-type="string" calcext:value-type="string">
            <text:p>Direct</text:p>
          </table:table-cell>
          <table:table-cell table:style-name="ce465" office:value-type="string" calcext:value-type="string">
            <text:p>C</text:p>
          </table:table-cell>
          <table:table-cell table:style-name="ce465" office:value-type="string" calcext:value-type="string">
            <text:p>R</text:p>
          </table:table-cell>
          <table:table-cell table:style-name="ce465" table:number-columns-repeated="2"/>
          <table:table-cell table:style-name="ce465" office:value-type="string" calcext:value-type="string">
            <text:p>TP</text:p>
          </table:table-cell>
          <table:table-cell table:style-name="ce465" table:number-columns-repeated="3"/>
          <table:table-cell table:style-name="ce465" office:value-type="string" calcext:value-type="string">
            <text:p>P</text:p>
          </table:table-cell>
          <table:table-cell table:style-name="ce465"/>
          <table:table-cell table:style-name="ce465" office:value-type="string" calcext:value-type="string">
            <text:p>OP</text:p>
          </table:table-cell>
          <table:table-cell table:style-name="ce465" table:number-columns-repeated="2"/>
          <table:table-cell table:style-name="ce465" table:formula="of:=COUNTA([.P102:.X102])" office:value-type="float" office:value="3" calcext:value-type="float">
            <text:p>3.0000</text:p>
          </table:table-cell>
          <table:table-cell table:style-name="ce465" table:number-columns-repeated="2"/>
          <table:table-cell table:style-name="ce465" office:value-type="string" calcext:value-type="string">
            <text:p>PPV,TPR</text:p>
          </table:table-cell>
          <table:table-cell table:style-name="ce465"/>
          <table:table-cell table:style-name="ce465" office:value-type="string" calcext:value-type="string">
            <text:p>Driver and Kroeber; Gower and Legendre 10</text:p>
          </table:table-cell>
          <table:table-cell table:style-name="ce465" office:value-type="string" calcext:value-type="string">
            <text:p>True Positive average conditional probability in conditions given it is present in test outcomes</text:p>
          </table:table-cell>
          <table:table-cell table:style-name="ce465" table:number-columns-repeated="4"/>
          <table:table-cell table:style-name="ce640" table:formula="of:=FORMULA([.E102])" office:value-type="string" office:string-value="=(TPR+PPV)/2" calcext:value-type="string">
            <text:p>=(TPR+PPV)/2</text:p>
          </table:table-cell>
          <table:table-cell table:style-name="ce465" table:formula="of:=TP*(OP + P)/(2*P*OP)" office:value-type="float" office:value="0.89010989010989" calcext:value-type="float">
            <office:annotation draw:style-name="gr12" draw:text-style-name="P10" svg:width="2.899cm" svg:height="1.091cm" svg:x="22.495cm" svg:y="48.712cm" draw:caption-point-x="-0.61cm" draw:caption-point-y="1.522cm">
              <dc:date>2017-03-17T00:00:00</dc:date>
              <text:p text:style-name="P9"><text:span text:style-name="T6">=(0,5*TP*(2*TP+FP+FN))/(TOP*P)</text:span></text:p>
            </office:annotation>
            <text:p>0.8901</text:p>
          </table:table-cell>
          <table:table-cell table:style-name="ce465" table:formula="of:=_TP1*(_P1+_OP1)/(2*_P1*_OP1)" office:value-type="float" office:value="1" calcext:value-type="float">
            <text:p>1.0000</text:p>
          </table:table-cell>
          <table:table-cell table:style-name="ce465" table:formula="of:=_TP2*(_P2+_OP2)/(2*_P2*_OP2)" office:value-type="float" office:value="0.99999999" calcext:value-type="float">
            <text:p>1.0000</text:p>
          </table:table-cell>
          <table:table-cell table:style-name="ce465" table:formula="of:=_TP3*(_P3+_OP3)/(2*_P3*_OP3)" office:value-type="float" office:value="0.99999999" calcext:value-type="float">
            <text:p>1.0000</text:p>
          </table:table-cell>
          <table:table-cell table:style-name="ce465" table:formula="of:=_TP4*(_P4+_OP4)/(2*_P4*_OP4)" office:value-type="float" office:value="0.5" calcext:value-type="float">
            <text:p>0.5000</text:p>
          </table:table-cell>
          <table:table-cell table:style-name="ce465" table:formula="of:=_TP5*(_P5+_OP5)/(2*_P5*_OP5)" office:value-type="float" office:value="0.5" calcext:value-type="float">
            <text:p>0.5000</text:p>
          </table:table-cell>
          <table:table-cell table:style-name="ce465" table:formula="of:=_TP6*(_P6+_OP6)/(2*_P6*_OP6)" office:value-type="float" office:value="0.0000000299999994" calcext:value-type="float">
            <text:p>0.0000</text:p>
          </table:table-cell>
          <table:table-cell table:style-name="ce465" table:formula="of:=_TP7*(_P7+_OP7)/(2*_P7*_OP7)" office:value-type="float" office:value="0.00000001" calcext:value-type="float">
            <text:p>0.0000</text:p>
          </table:table-cell>
          <table:table-cell table:style-name="ce465" table:formula="of:=_TP8*(_P8+_OP8)/(2*_P8*_OP8)" office:value-type="float" office:value="0" calcext:value-type="float">
            <text:p>0.0000</text:p>
          </table:table-cell>
          <table:table-cell table:style-name="ce465" table:formula="of:=_TP9*(_P9+_OP9)/(2*_P9*_OP9)" office:value-type="float" office:value="0.99995" calcext:value-type="float">
            <text:p>1.0000</text:p>
          </table:table-cell>
          <table:table-cell table:style-name="ce465" table:formula="of:=_TP10*(_P10+_OP10)/(2*_P10*_OP10)" office:value-type="float" office:value="0.99995" calcext:value-type="float">
            <text:p>1.0000</text:p>
          </table:table-cell>
          <table:table-cell table:style-name="ce465" table:formula="of:=_TP11*(_P11+_OP11)/(2*_P11*_OP11)" office:value-type="string" office:string-value="" calcext:value-type="error">
            <text:p>#DIV/0!</text:p>
          </table:table-cell>
          <table:table-cell table:style-name="ce465" table:formula="of:=_TP12*(_P12+_OP12)/(2*_P12*_OP12)" office:value-type="string" office:string-value="" calcext:value-type="error">
            <text:p>#DIV/0!</text:p>
          </table:table-cell>
          <table:table-cell table:style-name="ce670" table:formula="of:=TP*(P+OP)/(2*P*OP)" office:value-type="float" office:value="0.89010989010989" calcext:value-type="float">
            <text:p>0.8901</text:p>
          </table:table-cell>
          <table:table-cell table:style-name="ce673" table:formula="of:=&quot;(&quot;&amp;ROUND(MIN([.AM102:.AR102]))&amp;&quot;..&quot;&amp;ROUND(MAX([.AM102:.AR102]))&amp;&quot;)&quot;" office:value-type="string" office:string-value="(0..1)" calcext:value-type="string">
            <text:p>(0..1)</text:p>
          </table:table-cell>
          <table:table-cell table:style-name="ce674" table:formula="of:=&quot;(&quot;&amp;MIN([.AM102:.AP102])&amp;&quot;..&quot;&amp;MAX([.AM102:.AP102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02:.AR102])&amp;&quot;..&quot;&amp;MAX([.AQ102:.AR102])&amp;&quot;)&quot;" office:value-type="string" office:string-value="(0.00000001..0.0000000299999994)" calcext:value-type="string">
            <text:p>(0.00000001..0.0000000299999994)</text:p>
          </table:table-cell>
          <table:table-cell table:number-columns-repeated="11"/>
        </table:table-row>
        <table:table-row table:style-name="ro16">
          <table:table-cell table:style-name="ce436" office:value-type="float" office:value="96" calcext:value-type="float">
            <text:p>96</text:p>
          </table:table-cell>
          <table:table-cell table:style-name="ce446" office:value-type="string" calcext:value-type="string">
            <text:p>simFM</text:p>
          </table:table-cell>
          <table:table-cell table:style-name="ce457" office:value-type="string" calcext:value-type="string">
            <text:p>Fager and McGowan Similarity</text:p>
          </table:table-cell>
          <table:table-cell table:style-name="ce460" table:formula="of:=IF(ABS([.E103]-[.E$7])&lt;0.0001;&quot;≈&quot;;&quot;&quot;)">
            <text:p/>
          </table:table-cell>
          <table:table-cell table:style-name="ce712" table:formula="of:=TP/SQRT(P*OP)-(1/(2*SQRT(TP+MAX(FP;FN))))" office:value-type="float" office:value="0.862773055802079" calcext:value-type="float">
            <text:p>0.8628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98" table:formula="of:=-1/2" office:value-type="float" office:value="-0.5" calcext:value-type="float">
            <text:p>-0.5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3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103:.X103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3])" office:value-type="string" office:string-value="=TP/SQRT(P*OP)-(1/(2*SQRT(TP+MAX(FP,FN))))" calcext:value-type="string">
            <text:p>=TP/SQRT(P*OP)-(1/(2*SQRT(TP+MAX(FP,FN))))</text:p>
          </table:table-cell>
          <table:table-cell table:style-name="ce640"/>
          <table:table-cell table:style-name="ce465" table:formula="of:=_TP1/SQRT(_P1*_OP1)-(1/(2*SQRT(_TP1+MAX(_FP1;_FN1))))" office:value-type="float" office:value="0.995" calcext:value-type="float">
            <text:p>0.9950</text:p>
          </table:table-cell>
          <table:table-cell table:style-name="ce465" table:formula="of:=_TP2/SQRT(_P2*_OP2)-(1/(2*SQRT(_TP2+MAX(_FP2;_FN2))))" office:value-type="float" office:value="0.99499999" calcext:value-type="float">
            <text:p>0.9950</text:p>
          </table:table-cell>
          <table:table-cell table:style-name="ce465" table:formula="of:=_TP3/SQRT(_P3*_OP3)-(1/(2*SQRT(_TP3+MAX(_FP3;_FN3))))" office:value-type="float" office:value="0.99499998995" calcext:value-type="float">
            <text:p>0.9950</text:p>
          </table:table-cell>
          <table:table-cell table:style-name="ce465" table:formula="of:=_TP4/SQRT(_P4*_OP4)-(1/(2*SQRT(_TP4+MAX(_FP4;_FN4))))" office:value-type="float" office:value="-34.8553390593274" calcext:value-type="float">
            <text:p>-34.8553</text:p>
          </table:table-cell>
          <table:table-cell table:style-name="ce465" table:formula="of:=_TP5/SQRT(_P5*_OP5)-(1/(2*SQRT(_TP5+MAX(_FP5;_FN5))))" office:value-type="float" office:value="0.496464466094067" calcext:value-type="float">
            <text:p>0.4965</text:p>
          </table:table-cell>
          <table:table-cell table:style-name="ce465" table:formula="of:=_TP6/SQRT(_P6*_OP6)-(1/(2*SQRT(_TP6+MAX(_FP6;_FN6))))" office:value-type="float" office:value="-0.0049999699500006" calcext:value-type="float">
            <text:p>-0.0050</text:p>
          </table:table-cell>
          <table:table-cell table:style-name="ce465" table:formula="of:=_TP7/SQRT(_P7*_OP7)-(1/(2*SQRT(_TP7+MAX(_FP7;_FN7))))" office:value-type="float" office:value="-0.00499999" calcext:value-type="float">
            <text:p>-0.0050</text:p>
          </table:table-cell>
          <table:table-cell table:style-name="ce465" table:formula="of:=_TP8/SQRT(_P8*_OP8)-(1/(2*SQRT(_TP8+MAX(_FP8;_FN8))))" office:value-type="float" office:value="-0.005" calcext:value-type="float">
            <text:p>-0.0050</text:p>
          </table:table-cell>
          <table:table-cell table:style-name="ce465" table:formula="of:=_TP9/SQRT(_P9*_OP9)-(1/(2*SQRT(_TP9+MAX(_FP9;_FN9))))" office:value-type="float" office:value="0.994949998749937" calcext:value-type="float">
            <text:p>0.9949</text:p>
          </table:table-cell>
          <table:table-cell table:style-name="ce465" table:formula="of:=_TP10/SQRT(_P10*_OP10)-(1/(2*SQRT(_TP10+MAX(_FP10;_FN10))))" office:value-type="float" office:value="0.994949998749937" calcext:value-type="float">
            <text:p>0.9949</text:p>
          </table:table-cell>
          <table:table-cell table:style-name="ce465" table:formula="of:=_TP11/SQRT(_P11*_OP11)-(1/(2*SQRT(_TP11+MAX(_FP11;_FN11))))" office:value-type="string" office:string-value="" calcext:value-type="error">
            <text:p>#DIV/0!</text:p>
          </table:table-cell>
          <table:table-cell table:style-name="ce465" table:formula="of:=_TP12/SQRT(_P12*_OP12)-(1/(2*SQRT(_TP12+MAX(_FP12;_FN12)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03:.AR103]))&amp;&quot;..&quot;&amp;ROUND(MAX([.AM103:.AR103]))&amp;&quot;)&quot;" office:value-type="string" office:string-value="(-35..1)" calcext:value-type="string">
            <text:p>(-35..1)</text:p>
          </table:table-cell>
          <table:table-cell table:style-name="ce674" table:formula="of:=&quot;(&quot;&amp;MIN([.AM103:.AP103])&amp;&quot;..&quot;&amp;MAX([.AM103:.AP103])&amp;&quot;)&quot;" office:value-type="string" office:string-value="(-34.8553390593274..0.99499999)" calcext:value-type="string">
            <text:p>(-34.8553390593274..0.99499999)</text:p>
          </table:table-cell>
          <table:table-cell table:style-name="ce674" table:formula="of:=&quot;(&quot;&amp;MIN([.AQ103:.AR103])&amp;&quot;..&quot;&amp;MAX([.AQ103:.AR103])&amp;&quot;)&quot;" office:value-type="string" office:string-value="(-0.00499999..-0.0049999699500006)" calcext:value-type="string">
            <text:p>(-0.00499999..-0.0049999699500006)</text:p>
          </table:table-cell>
          <table:table-cell table:number-columns-repeated="11"/>
        </table:table-row>
        <table:table-row table:style-name="ro17">
          <table:table-cell table:style-name="ce436" office:value-type="float" office:value="97" calcext:value-type="float">
            <text:p>97</text:p>
          </table:table-cell>
          <table:table-cell table:style-name="ce445"/>
          <table:table-cell table:style-name="ce457" office:value-type="string" calcext:value-type="string">
            <text:p>Modified Gini index</text:p>
          </table:table-cell>
          <table:table-cell table:style-name="ce460" table:formula="of:=IF(ABS([.E104]-[.E$7])&lt;0.0001;&quot;≈&quot;;&quot;&quot;)">
            <text:p/>
          </table:table-cell>
          <table:table-cell table:style-name="ce712" table:formula="of:=(TP-OP*P)/(1-ABS(FP-FN)/2-OP*P)" office:value-type="float" office:value="0.997261815289004" calcext:value-type="float">
            <text:p>0.9973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4])" office:value-type="string" office:string-value="=(TP-OP*P)/(1-ABS(FP-FN)/2-OP*P)" calcext:value-type="string">
            <text:p>=(TP-OP*P)/(1-ABS(FP-FN)/2-OP*P)</text:p>
          </table:table-cell>
          <table:table-cell table:style-name="ce640"/>
          <table:table-cell table:style-name="ce465" table:formula="of:=(_TP1-_OP1*_P1)/(1-ABS(_FP1-_FN1)/2-_OP1*_P1)" office:value-type="float" office:value="0.999900009999" calcext:value-type="float">
            <text:p>0.9999</text:p>
          </table:table-cell>
          <table:table-cell table:style-name="ce465" table:formula="of:=(_TP2-_OP2*_P2)/(1-ABS(_FP2-_FN2)/2-_OP2*_P2)" office:value-type="float" office:value="0.99990001" calcext:value-type="float">
            <text:p>0.9999</text:p>
          </table:table-cell>
          <table:table-cell table:style-name="ce465" table:formula="of:=(_TP3-_OP3*_P3)/(1-ABS(_FP3-_FN3)/2-_OP3*_P3)" office:value-type="float" office:value="0.999900009998001" calcext:value-type="float">
            <text:p>0.9999</text:p>
          </table:table-cell>
          <table:table-cell table:style-name="ce465" table:formula="of:=(_TP4-_OP4*_P4)/(1-ABS(_FP4-_FN4)/2-_OP4*_P4)" office:value-type="float" office:value="0.0000999600039984002" calcext:value-type="float">
            <text:p>0.0001</text:p>
          </table:table-cell>
          <table:table-cell table:style-name="ce465" table:formula="of:=(_TP5-_OP5*_P5)/(1-ABS(_FP5-_FN5)/2-_OP5*_P5)" office:value-type="float" office:value="0.999975002499938" calcext:value-type="float">
            <text:p>1.0000</text:p>
          </table:table-cell>
          <table:table-cell table:style-name="ce465" table:formula="of:=(_TP6-_OP6*_P6)/(1-ABS(_FP6-_FN6)/2-_OP6*_P6)" office:value-type="float" office:value="1.000000009997" calcext:value-type="float">
            <text:p>1.0000</text:p>
          </table:table-cell>
          <table:table-cell table:style-name="ce465" table:formula="of:=(_TP7-_OP7*_P7)/(1-ABS(_FP7-_FN7)/2-_OP7*_P7)" office:value-type="float" office:value="1.000000009999" calcext:value-type="float">
            <text:p>1.0000</text:p>
          </table:table-cell>
          <table:table-cell table:style-name="ce465" table:formula="of:=(_TP8-_OP8*_P8)/(1-ABS(_FP8-_FN8)/2-_OP8*_P8)" office:value-type="float" office:value="1.00000001" calcext:value-type="float">
            <text:p>1.0000</text:p>
          </table:table-cell>
          <table:table-cell table:style-name="ce465" table:formula="of:=(_TP9-_OP9*_P9)/(1-ABS(_FP9-_FN9)/2-_OP9*_P9)" office:value-type="float" office:value="0.999900005" calcext:value-type="float">
            <text:p>0.9999</text:p>
          </table:table-cell>
          <table:table-cell table:style-name="ce465" table:formula="of:=(_TP10-_OP10*_P10)/(1-ABS(_FP10-_FN10)/2-_OP10*_P10)" office:value-type="float" office:value="0.999900005" calcext:value-type="float">
            <text:p>0.9999</text:p>
          </table:table-cell>
          <table:table-cell table:style-name="ce465" table:formula="of:=(_TP11-_OP11*_P11)/(1-ABS(_FP11-_FN11)/2-_OP11*_P11)" office:value-type="float" office:value="0" calcext:value-type="float">
            <text:p>0.0000</text:p>
          </table:table-cell>
          <table:table-cell table:style-name="ce465" table:formula="of:=(_TP12-_OP12*_P12)/(1-ABS(_FP12-_FN12)/2-_OP12*_P12)" office:value-type="float" office:value="0" calcext:value-type="float">
            <text:p>0.0000</text:p>
          </table:table-cell>
          <table:table-cell/>
          <table:table-cell table:style-name="ce673" table:formula="of:=&quot;(&quot;&amp;ROUND(MIN([.AM104:.AR104]))&amp;&quot;..&quot;&amp;ROUND(MAX([.AM104:.AR104]))&amp;&quot;)&quot;" office:value-type="string" office:string-value="(0..1)" calcext:value-type="string">
            <text:p>(0..1)</text:p>
          </table:table-cell>
          <table:table-cell table:style-name="ce674" table:formula="of:=&quot;(&quot;&amp;MIN([.AM104:.AP104])&amp;&quot;..&quot;&amp;MAX([.AM104:.AP104])&amp;&quot;)&quot;" office:value-type="string" office:string-value="(0.0000999600039984002..0.999975002499938)" calcext:value-type="string">
            <text:p>(0.0000999600039984002..0.999975002499938)</text:p>
          </table:table-cell>
          <table:table-cell table:style-name="ce674" table:formula="of:=&quot;(&quot;&amp;MIN([.AQ104:.AR104])&amp;&quot;..&quot;&amp;MAX([.AQ104:.AR104])&amp;&quot;)&quot;" office:value-type="string" office:string-value="(1.000000009997..1.000000009999)" calcext:value-type="string">
            <text:p>(1.000000009997..1.000000009999)</text:p>
          </table:table-cell>
          <table:table-cell table:number-columns-repeated="11"/>
        </table:table-row>
        <table:table-row table:style-name="ro17">
          <table:table-cell table:style-name="ce436" office:value-type="float" office:value="98" calcext:value-type="float">
            <text:p>98</text:p>
          </table:table-cell>
          <table:table-cell table:style-name="ce445"/>
          <table:table-cell table:style-name="ce458" office:value-type="string" calcext:value-type="string">
            <text:p>Warrens 4</text:p>
          </table:table-cell>
          <table:table-cell table:style-name="ce460" table:formula="of:=IF(ABS([.E105]-[.E$7])&lt;0.0001;&quot;≈&quot;;&quot;&quot;)">
            <text:p/>
          </table:table-cell>
          <table:table-cell table:style-name="ce712" table:formula="of:=4*TP*TN/(4*TP*TN+(TP+TN)+(FP+FN))" office:value-type="float" office:value="0.998510992379785" calcext:value-type="float">
            <text:p>0.9985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5])" office:value-type="string" office:string-value="=4*TP*TN/(4*TP*TN+(TP+TN)+(FP+FN))" calcext:value-type="string">
            <text:p>=4*TP*TN/(4*TP*TN+(TP+TN)+(FP+FN))</text:p>
          </table:table-cell>
          <table:table-cell table:style-name="ce640"/>
          <table:table-cell table:style-name="ce465" table:formula="of:=4*_TP1*_TN1/(4*_TP1*_TN1+(_TP1+_TN1)+(_FP1+_FN1))" office:value-type="float" office:value="0.999950002499875" calcext:value-type="float">
            <text:p>1.0000</text:p>
          </table:table-cell>
          <table:table-cell table:style-name="ce465" table:formula="of:=4*_TP2*_TN2/(4*_TP2*_TN2+(_TP2+_TN2)+(_FP2+_FN2))" office:value-type="float" office:value="0.999950002498875" calcext:value-type="float">
            <text:p>1.0000</text:p>
          </table:table-cell>
          <table:table-cell table:style-name="ce465" table:formula="of:=4*_TP3*_TN3/(4*_TP3*_TN3+(_TP3+_TN3)+(_FP3+_FN3))" office:value-type="float" office:value="0.000399840051984005" calcext:value-type="float">
            <text:p>0.0004</text:p>
          </table:table-cell>
          <table:table-cell table:style-name="ce465" table:formula="of:=4*_TP4*_TN4/(4*_TP4*_TN4+(_TP4+_TN4)+(_FP4+_FN4))" office:value-type="float" office:value="0.000399840051984005" calcext:value-type="float">
            <text:p>0.0004</text:p>
          </table:table-cell>
          <table:table-cell table:style-name="ce465" table:formula="of:=4*_TP5*_TN5/(4*_TP5*_TN5+(_TP5+_TN5)+(_FP5+_FN5))" office:value-type="float" office:value="0.999900009999" calcext:value-type="float">
            <text:p>0.9999</text:p>
          </table:table-cell>
          <table:table-cell table:style-name="ce465" table:formula="of:=4*_TP6*_TN6/(4*_TP6*_TN6+(_TP6+_TN6)+(_FP6+_FN6))" office:value-type="float" office:value="0.000399840059977608" calcext:value-type="float">
            <text:p>0.0004</text:p>
          </table:table-cell>
          <table:table-cell table:style-name="ce465" table:formula="of:=4*_TP7*_TN7/(4*_TP7*_TN7+(_TP7+_TN7)+(_FP7+_FN7))" office:value-type="float" office:value="0.000000000002" calcext:value-type="float">
            <text:p>0.0000</text:p>
          </table:table-cell>
          <table:table-cell table:style-name="ce465" table:formula="of:=4*_TP8*_TN8/(4*_TP8*_TN8+(_TP8+_TN8)+(_FP8+_FN8))" office:value-type="float" office:value="0" calcext:value-type="float">
            <text:p>0.0000</text:p>
          </table:table-cell>
          <table:table-cell table:style-name="ce465" table:formula="of:=4*_TP9*_TN9/(4*_TP9*_TN9+(_TP9+_TN9)+(_FP9+_FN9))" office:value-type="float" office:value="0" calcext:value-type="float">
            <text:p>0.0000</text:p>
          </table:table-cell>
          <table:table-cell table:style-name="ce465" table:formula="of:=4*_TP10*_TN10/(4*_TP10*_TN10+(_TP10+_TN10)+(_FP10+_FN10))" office:value-type="float" office:value="0" calcext:value-type="float">
            <text:p>0.0000</text:p>
          </table:table-cell>
          <table:table-cell table:style-name="ce465" table:formula="of:=4*_TP11*_TN11/(4*_TP11*_TN11+(_TP11+_TN11)+(_FP11+_FN11))" office:value-type="float" office:value="0" calcext:value-type="float">
            <text:p>0.0000</text:p>
          </table:table-cell>
          <table:table-cell table:style-name="ce465" table:formula="of:=4*_TP12*_TN12/(4*_TP12*_TN12+(_TP12+_TN12)+(_FP12+_FN12))" office:value-type="float" office:value="0" calcext:value-type="float">
            <text:p>0.0000</text:p>
          </table:table-cell>
          <table:table-cell/>
          <table:table-cell table:style-name="ce673" table:formula="of:=&quot;(&quot;&amp;ROUND(MIN([.AM105:.AR105]))&amp;&quot;..&quot;&amp;ROUND(MAX([.AM105:.AR105]))&amp;&quot;)&quot;" office:value-type="string" office:string-value="(0..1)" calcext:value-type="string">
            <text:p>(0..1)</text:p>
          </table:table-cell>
          <table:table-cell table:style-name="ce674" table:formula="of:=&quot;(&quot;&amp;MIN([.AM105:.AP105])&amp;&quot;..&quot;&amp;MAX([.AM105:.AP105])&amp;&quot;)&quot;" office:value-type="string" office:string-value="(0.000399840051984005..0.999950002498875)" calcext:value-type="string">
            <text:p>(0.000399840051984005..0.999950002498875)</text:p>
          </table:table-cell>
          <table:table-cell table:style-name="ce674" table:formula="of:=&quot;(&quot;&amp;MIN([.AQ105:.AR105])&amp;&quot;..&quot;&amp;MAX([.AQ105:.AR105])&amp;&quot;)&quot;" office:value-type="string" office:string-value="(0.000000000002..0.000399840059977608)" calcext:value-type="string">
            <text:p>(0.000000000002..0.000399840059977608)</text:p>
          </table:table-cell>
          <table:table-cell table:number-columns-repeated="11"/>
        </table:table-row>
        <table:table-row table:style-name="ro17">
          <table:table-cell table:style-name="ce436" office:value-type="float" office:value="99" calcext:value-type="float">
            <text:p>99</text:p>
          </table:table-cell>
          <table:table-cell table:style-name="ce445" office:value-type="string" calcext:value-type="string">
            <text:p>simBuB1</text:p>
          </table:table-cell>
          <table:table-cell table:style-name="ce457" office:value-type="string" calcext:value-type="string">
            <text:p>Baroni-Urbani and Buser 1</text:p>
          </table:table-cell>
          <table:table-cell table:style-name="ce460" table:formula="of:=IF(ABS([.E106]-[.E$7])&lt;0.0001;&quot;≈&quot;;&quot;&quot;)">
            <text:p/>
          </table:table-cell>
          <table:table-cell table:style-name="ce712" table:formula="of:=(SQRT(TP*TN)+TP)/(SQRT(TP*TN)+TP+FP+FN)" office:value-type="float" office:value="0.900331129458501" calcext:value-type="float">
            <text:p>0.9003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6])" office:value-type="string" office:string-value="=(SQRT(TP*TN)+TP)/(SQRT(TP*TN)+TP+FP+FN)" calcext:value-type="string">
            <text:p>=(SQRT(TP*TN)+TP)/(SQRT(TP*TN)+TP+FP+FN)</text:p>
          </table:table-cell>
          <table:table-cell table:style-name="ce640"/>
          <table:table-cell table:style-name="ce465" table:formula="of:=(SQRT(_TP1*_TN1)+_TP1)/(SQRT(_TP1*_TN1)+_TP1+_FP1+_FN1)" office:value-type="float" office:value="1" calcext:value-type="float">
            <text:p>1.0000</text:p>
          </table:table-cell>
          <table:table-cell table:style-name="ce465" table:formula="of:=(SQRT(_TP2*_TN2)+_TP2)/(SQRT(_TP2*_TN2)+_TP2+_FP2+_FN2)" office:value-type="float" office:value="0.99999999" calcext:value-type="float">
            <text:p>1.0000</text:p>
          </table:table-cell>
          <table:table-cell table:style-name="ce465" table:formula="of:=(SQRT(_TP3*_TN3)+_TP3)/(SQRT(_TP3*_TN3)+_TP3+_FP3+_FN3)" office:value-type="float" office:value="0.999999980002" calcext:value-type="float">
            <text:p>1.0000</text:p>
          </table:table-cell>
          <table:table-cell table:style-name="ce465" table:formula="of:=(SQRT(_TP4*_TN4)+_TP4)/(SQRT(_TP4*_TN4)+_TP4+_FP4+_FN4)" office:value-type="float" office:value="0.999800059979007" calcext:value-type="float">
            <text:p>0.9998</text:p>
          </table:table-cell>
          <table:table-cell table:style-name="ce465" table:formula="of:=(SQRT(_TP5*_TN5)+_TP5)/(SQRT(_TP5*_TN5)+_TP5+_FP5+_FN5)" office:value-type="float" office:value="0.5" calcext:value-type="float">
            <text:p>0.5000</text:p>
          </table:table-cell>
          <table:table-cell table:style-name="ce465" table:formula="of:=(SQRT(_TP6*_TN6)+_TP6)/(SQRT(_TP6*_TN6)+_TP6+_FP6+_FN6)" office:value-type="float" office:value="0.0000866100388630306" calcext:value-type="float">
            <text:p>0.0001</text:p>
          </table:table-cell>
          <table:table-cell table:style-name="ce465" table:formula="of:=(SQRT(_TP7*_TN7)+_TP7)/(SQRT(_TP7*_TN7)+_TP7+_FP7+_FN7)" office:value-type="float" office:value="0.00000001" calcext:value-type="float">
            <text:p>0.0000</text:p>
          </table:table-cell>
          <table:table-cell table:style-name="ce465" table:formula="of:=(SQRT(_TP8*_TN8)+_TP8)/(SQRT(_TP8*_TN8)+_TP8+_FP8+_FN8)" office:value-type="float" office:value="0" calcext:value-type="float">
            <text:p>0.0000</text:p>
          </table:table-cell>
          <table:table-cell table:style-name="ce465" table:formula="of:=(SQRT(_TP9*_TN9)+_TP9)/(SQRT(_TP9*_TN9)+_TP9+_FP9+_FN9)" office:value-type="float" office:value="0.9999" calcext:value-type="float">
            <text:p>0.9999</text:p>
          </table:table-cell>
          <table:table-cell table:style-name="ce465" table:formula="of:=(SQRT(_TP10*_TN10)+_TP10)/(SQRT(_TP10*_TN10)+_TP10+_FP10+_FN10)" office:value-type="float" office:value="0.9999" calcext:value-type="float">
            <text:p>0.9999</text:p>
          </table:table-cell>
          <table:table-cell table:style-name="ce465" table:formula="of:=(SQRT(_TP11*_TN11)+_TP11)/(SQRT(_TP11*_TN11)+_TP11+_FP11+_FN11)" office:value-type="float" office:value="0" calcext:value-type="float">
            <text:p>0.0000</text:p>
          </table:table-cell>
          <table:table-cell table:style-name="ce465" table:formula="of:=(SQRT(_TP12*_TN12)+_TP12)/(SQRT(_TP12*_TN12)+_TP12+_FP12+_FN12)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106:.AR106]))&amp;&quot;..&quot;&amp;ROUND(MAX([.AM106:.AR106]))&amp;&quot;)&quot;" office:value-type="string" office:string-value="(0..1)" calcext:value-type="string">
            <text:p>(0..1)</text:p>
          </table:table-cell>
          <table:table-cell table:style-name="ce674" table:formula="of:=&quot;(&quot;&amp;MIN([.AM106:.AP106])&amp;&quot;..&quot;&amp;MAX([.AM106:.AP106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06:.AR106])&amp;&quot;..&quot;&amp;MAX([.AQ106:.AR106])&amp;&quot;)&quot;" office:value-type="string" office:string-value="(0.00000001..0.0000866100388630306)" calcext:value-type="string">
            <text:p>(0.00000001..0.0000866100388630306)</text:p>
          </table:table-cell>
          <table:table-cell table:number-columns-repeated="11"/>
        </table:table-row>
        <table:table-row table:style-name="ro17">
          <table:table-cell table:style-name="ce436" office:value-type="float" office:value="100" calcext:value-type="float">
            <text:p>100</text:p>
          </table:table-cell>
          <table:table-cell table:style-name="ce445" office:value-type="string" calcext:value-type="string">
            <text:p>simBuB2</text:p>
          </table:table-cell>
          <table:table-cell table:style-name="ce457" office:value-type="string" calcext:value-type="string">
            <text:p>Baroni-Urbani and Buser 2</text:p>
          </table:table-cell>
          <table:table-cell table:style-name="ce460" table:formula="of:=IF(ABS([.E107]-[.E$7])&lt;0.0001;&quot;≈&quot;;&quot;&quot;)">
            <text:p/>
          </table:table-cell>
          <table:table-cell table:style-name="ce712" table:formula="of:=(SQRT(TP*TN)+TP-(FP+FN))/(SQRT(TP*TN)+TP+FP+FN)" office:value-type="float" office:value="0.800662258917001" calcext:value-type="float">
            <text:p>0.800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7])" office:value-type="string" office:string-value="=(SQRT(TP*TN)+TP-(FP+FN))/(SQRT(TP*TN)+TP+FP+FN)" calcext:value-type="string">
            <text:p>=(SQRT(TP*TN)+TP-(FP+FN))/(SQRT(TP*TN)+TP+FP+FN)</text:p>
          </table:table-cell>
          <table:table-cell table:style-name="ce640"/>
          <table:table-cell table:style-name="ce465" table:formula="of:=(SQRT(_TP1*_TN1)+_TP1-(_FP1+_FN1))/(SQRT(_TP1*_TN1)+_TP1+_FP1+_FN1)" office:value-type="float" office:value="1" calcext:value-type="float">
            <text:p>1.0000</text:p>
          </table:table-cell>
          <table:table-cell table:style-name="ce465" table:formula="of:=(SQRT(_TP2*_TN2)+_TP2-(_FP2+_FN2))/(SQRT(_TP2*_TN2)+_TP2+_FP2+_FN2)" office:value-type="float" office:value="0.99999998" calcext:value-type="float">
            <text:p>1.0000</text:p>
          </table:table-cell>
          <table:table-cell table:style-name="ce465" table:formula="of:=(SQRT(_TP3*_TN3)+_TP3-(_FP3+_FN3))/(SQRT(_TP3*_TN3)+_TP3+_FP3+_FN3)" office:value-type="float" office:value="0.999999960003999" calcext:value-type="float">
            <text:p>1.0000</text:p>
          </table:table-cell>
          <table:table-cell table:style-name="ce465" table:formula="of:=(SQRT(_TP4*_TN4)+_TP4-(_FP4+_FN4))/(SQRT(_TP4*_TN4)+_TP4+_FP4+_FN4)" office:value-type="float" office:value="0.999600119958014" calcext:value-type="float">
            <text:p>0.9996</text:p>
          </table:table-cell>
          <table:table-cell table:style-name="ce465" table:formula="of:=(SQRT(_TP5*_TN5)+_TP5-(_FP5+_FN5))/(SQRT(_TP5*_TN5)+_TP5+_FP5+_FN5)" office:value-type="float" office:value="0" calcext:value-type="float">
            <text:p>0.0000</text:p>
          </table:table-cell>
          <table:table-cell table:style-name="ce465" table:formula="of:=(SQRT(_TP6*_TN6)+_TP6-(_FP6+_FN6))/(SQRT(_TP6*_TN6)+_TP6+_FP6+_FN6)" office:value-type="float" office:value="-0.999826779922274" calcext:value-type="float">
            <text:p>-0.9998</text:p>
          </table:table-cell>
          <table:table-cell table:style-name="ce465" table:formula="of:=(SQRT(_TP7*_TN7)+_TP7-(_FP7+_FN7))/(SQRT(_TP7*_TN7)+_TP7+_FP7+_FN7)" office:value-type="float" office:value="-0.99999998" calcext:value-type="float">
            <text:p>-1.0000</text:p>
          </table:table-cell>
          <table:table-cell table:style-name="ce465" table:formula="of:=(SQRT(_TP8*_TN8)+_TP8-(_FP8+_FN8))/(SQRT(_TP8*_TN8)+_TP8+_FP8+_FN8)" office:value-type="float" office:value="-1" calcext:value-type="float">
            <text:p>-1.0000</text:p>
          </table:table-cell>
          <table:table-cell table:style-name="ce465" table:formula="of:=(SQRT(_TP9*_TN9)+_TP9-(_FP9+_FN9))/(SQRT(_TP9*_TN9)+_TP9+_FP9+_FN9)" office:value-type="float" office:value="0.9998" calcext:value-type="float">
            <text:p>0.9998</text:p>
          </table:table-cell>
          <table:table-cell table:style-name="ce465" table:formula="of:=(SQRT(_TP10*_TN10)+_TP10-(_FP10+_FN10))/(SQRT(_TP10*_TN10)+_TP10+_FP10+_FN10)" office:value-type="float" office:value="0.9998" calcext:value-type="float">
            <text:p>0.9998</text:p>
          </table:table-cell>
          <table:table-cell table:style-name="ce465" table:formula="of:=(SQRT(_TP1*_TN1)+_TP1-(_FP1+_FN1))/(SQRT(_TP1*_TN1)+_TP1+_FP1+_FN1)" office:value-type="float" office:value="1" calcext:value-type="float">
            <text:p>1.0000</text:p>
          </table:table-cell>
          <table:table-cell table:style-name="ce465" table:formula="of:=(SQRT(_TP1*_TN1)+_TP1-(_FP1+_FN1))/(SQRT(_TP1*_TN1)+_TP1+_FP1+_FN1)" office:value-type="float" office:value="1" calcext:value-type="float">
            <text:p>1.0000</text:p>
          </table:table-cell>
          <table:table-cell table:style-name="ce436"/>
          <table:table-cell table:style-name="ce673" table:formula="of:=&quot;(&quot;&amp;ROUND(MIN([.AM107:.AR107]))&amp;&quot;..&quot;&amp;ROUND(MAX([.AM107:.AR107]))&amp;&quot;)&quot;" office:value-type="string" office:string-value="(-1..1)" calcext:value-type="string">
            <text:p>(-1..1)</text:p>
          </table:table-cell>
          <table:table-cell table:style-name="ce674" table:formula="of:=&quot;(&quot;&amp;MIN([.AM107:.AP107])&amp;&quot;..&quot;&amp;MAX([.AM107:.AP107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07:.AR107])&amp;&quot;..&quot;&amp;MAX([.AQ107:.AR107])&amp;&quot;)&quot;" office:value-type="string" office:string-value="(-0.99999998..-0.999826779922274)" calcext:value-type="string">
            <text:p>(-0.99999998..-0.999826779922274)</text:p>
          </table:table-cell>
          <table:table-cell table:number-columns-repeated="11"/>
        </table:table-row>
        <table:table-row table:style-name="ro17">
          <table:table-cell table:style-name="ce436" office:value-type="float" office:value="101" calcext:value-type="float">
            <text:p>101</text:p>
          </table:table-cell>
          <table:table-cell table:style-name="ce445" office:value-type="string" calcext:value-type="string">
            <text:p>simBe</text:p>
          </table:table-cell>
          <table:table-cell table:style-name="ce457" office:value-type="string" calcext:value-type="string">
            <text:p>Benini</text:p>
          </table:table-cell>
          <table:table-cell table:style-name="ce460" table:formula="of:=IF(ABS([.E108]-[.E$7])&lt;0.0001;&quot;≈&quot;;&quot;&quot;)">
            <text:p/>
          </table:table-cell>
          <table:table-cell table:style-name="ce712" table:formula="of:=(TP*TN-FP*FN)/MIN(OP*N;P*ON)" office:value-type="float" office:value="0.869230769230769" calcext:value-type="float">
            <text:p>0.8692</text:p>
          </table:table-cell>
          <table:table-cell table:style-name="ce476"/>
          <table:table-cell table:style-name="ce441"/>
          <table:table-cell table:style-name="ce497"/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8])" office:value-type="string" office:string-value="=(TP*TN-FP*FN)/MIN(OP*N,P*ON)" calcext:value-type="string">
            <text:p>=(TP*TN-FP*FN)/MIN(OP*N,P*ON)</text:p>
          </table:table-cell>
          <table:table-cell table:style-name="ce640"/>
          <table:table-cell table:style-name="ce465" table:formula="of:=(_TP1*_TN1-_FP1*_FN1)/MIN(_OP1*_N1;_P1*_ON1)" office:value-type="float" office:value="1" calcext:value-type="float">
            <text:p>1.0000</text:p>
          </table:table-cell>
          <table:table-cell table:style-name="ce465" table:formula="of:=(_TP2*_TN2-_FP2*_FN2)/MIN(_OP2*_N2;_P2*_ON2)" office:value-type="float" office:value="0.99999998" calcext:value-type="float">
            <text:p>1.0000</text:p>
          </table:table-cell>
          <table:table-cell table:style-name="ce465" table:formula="of:=(_TP3*_TN3-_FP3*_FN3)/MIN(_OP3*_N3;_P3*_ON3)" office:value-type="float" office:value="0.49999999" calcext:value-type="float">
            <text:p>0.5000</text:p>
          </table:table-cell>
          <table:table-cell table:style-name="ce465" table:formula="of:=(_TP4*_TN4-_FP4*_FN4)/MIN(_OP4*_N4;_P4*_ON4)" office:value-type="float" office:value="0.49999999" calcext:value-type="float">
            <text:p>0.5000</text:p>
          </table:table-cell>
          <table:table-cell table:style-name="ce465" table:formula="of:=(_TP5*_TN5-_FP5*_FN5)/MIN(_OP5*_N5;_P5*_ON5)" office:value-type="float" office:value="0" calcext:value-type="float">
            <text:p>0.0000</text:p>
          </table:table-cell>
          <table:table-cell table:style-name="ce465" table:formula="of:=(_TP6*_TN6-_FP6*_FN6)/MIN(_OP6*_N6;_P6*_ON6)" office:value-type="float" office:value="-0.499999970000001" calcext:value-type="float">
            <text:p>-0.5000</text:p>
          </table:table-cell>
          <table:table-cell table:style-name="ce465" table:formula="of:=(_TP7*_TN7-_FP7*_FN7)/MIN(_OP7*_N7;_P7*_ON7)" office:value-type="float" office:value="-0.99999998" calcext:value-type="float">
            <text:p>-1.0000</text:p>
          </table:table-cell>
          <table:table-cell table:style-name="ce465" table:formula="of:=(_TP8*_TN8-_FP8*_FN8)/MIN(_OP8*_N8;_P8*_ON8)" office:value-type="float" office:value="-1" calcext:value-type="float">
            <text:p>-1.0000</text:p>
          </table:table-cell>
          <table:table-cell table:style-name="ce465" table:formula="of:=(_TP9*_TN9-_FP9*_FN9)/MIN(_OP9*_N9;_P9*_ON9)" office:value-type="string" office:string-value="" calcext:value-type="error">
            <text:p>#DIV/0!</text:p>
          </table:table-cell>
          <table:table-cell table:style-name="ce465" table:formula="of:=(_TP10*_TN10-_FP10*_FN10)/MIN(_OP10*_N10;_P10*_ON10)" office:value-type="string" office:string-value="" calcext:value-type="error">
            <text:p>#DIV/0!</text:p>
          </table:table-cell>
          <table:table-cell table:style-name="ce465" table:formula="of:=(_TP11*_TN11-_FP11*_FN11)/MIN(_OP11*_N11;_P11*_ON11)" office:value-type="string" office:string-value="" calcext:value-type="error">
            <text:p>#DIV/0!</text:p>
          </table:table-cell>
          <table:table-cell table:style-name="ce465" table:formula="of:=(_TP12*_TN12-_FP12*_FN12)/MIN(_OP12*_N12;_P12*_ON12)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108:.AR108]))&amp;&quot;..&quot;&amp;ROUND(MAX([.AM108:.AR108]))&amp;&quot;)&quot;" office:value-type="string" office:string-value="(-1..1)" calcext:value-type="string">
            <text:p>(-1..1)</text:p>
          </table:table-cell>
          <table:table-cell table:style-name="ce674" table:formula="of:=&quot;(&quot;&amp;MIN([.AM108:.AP108])&amp;&quot;..&quot;&amp;MAX([.AM108:.AP108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08:.AR108])&amp;&quot;..&quot;&amp;MAX([.AQ108:.AR108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02" calcext:value-type="float">
            <text:p>102</text:p>
          </table:table-cell>
          <table:table-cell table:style-name="ce445" office:value-type="string" calcext:value-type="string">
            <text:p>simB2</text:p>
          </table:table-cell>
          <table:table-cell table:style-name="ce457" office:value-type="string" calcext:value-type="string">
            <text:p>Benini 2</text:p>
          </table:table-cell>
          <table:table-cell table:style-name="ce460" table:formula="of:=IF(ABS([.E109]-[.E$7])&lt;0.0001;&quot;≈&quot;;&quot;&quot;)">
            <text:p/>
          </table:table-cell>
          <table:table-cell table:style-name="ce712" table:formula="of:=(TP-OP*P)/(TP+MIN(FP;FN)-OP*P)" office:value-type="float" office:value="1.00022040996253" calcext:value-type="float">
            <text:p>1.0002</text:p>
          </table:table-cell>
          <table:table-cell table:style-name="ce476"/>
          <table:table-cell table:style-name="ce441"/>
          <table:table-cell table:style-name="ce497" office:value-type="string" calcext:value-type="string">
            <text:p>1..2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09])" office:value-type="string" office:string-value="=(TP-OP*P)/(TP+MIN(FP,FN)-OP*P)" calcext:value-type="string">
            <text:p>=(TP-OP*P)/(TP+MIN(FP,FN)-OP*P)</text:p>
          </table:table-cell>
          <table:table-cell table:style-name="ce640"/>
          <table:table-cell table:style-name="ce465" table:formula="of:=(_TP1-_OP1*_P1)/(_TP1+MIN(_FP1;_FN1)-_OP1*_P1)" office:value-type="float" office:value="1" calcext:value-type="float">
            <text:p>1.0000</text:p>
          </table:table-cell>
          <table:table-cell table:style-name="ce465" table:formula="of:=(_TP2-_OP2*_P2)/(_TP2+MIN(_FP2;_FN2)-_OP2*_P2)" office:value-type="float" office:value="1.000000000001" calcext:value-type="float">
            <text:p>1.0000</text:p>
          </table:table-cell>
          <table:table-cell table:style-name="ce465" table:formula="of:=(_TP3-_OP3*_P3)/(_TP3+MIN(_FP3;_FN3)-_OP3*_P3)" office:value-type="float" office:value="1.000000000001" calcext:value-type="float">
            <text:p>1.0000</text:p>
          </table:table-cell>
          <table:table-cell table:style-name="ce465" table:formula="of:=(_TP4-_OP4*_P4)/(_TP4+MIN(_FP4;_FN4)-_OP4*_P4)" office:value-type="float" office:value="0.499899979995999" calcext:value-type="float">
            <text:p>0.4999</text:p>
          </table:table-cell>
          <table:table-cell table:style-name="ce465" table:formula="of:=(_TP5-_OP5*_P5)/(_TP5+MIN(_FP5;_FN5)-_OP5*_P5)" office:value-type="float" office:value="1.00002500125006" calcext:value-type="float">
            <text:p>1.0000</text:p>
          </table:table-cell>
          <table:table-cell table:style-name="ce465" table:formula="of:=(_TP6-_OP6*_P6)/(_TP6+MIN(_FP6;_FN6)-_OP6*_P6)" office:value-type="float" office:value="1.000100009996" calcext:value-type="float">
            <text:p>1.0001</text:p>
          </table:table-cell>
          <table:table-cell table:style-name="ce465" table:formula="of:=(_TP7-_OP7*_P7)/(_TP7+MIN(_FP7;_FN7)-_OP7*_P7)" office:value-type="float" office:value="1.00010001" calcext:value-type="float">
            <text:p>1.0001</text:p>
          </table:table-cell>
          <table:table-cell table:style-name="ce465" table:formula="of:=(_TP8-_OP8*_P8)/(_TP8+MIN(_FP8;_FN8)-_OP8*_P8)" office:value-type="float" office:value="1.000100010001" calcext:value-type="float">
            <text:p>1.0001</text:p>
          </table:table-cell>
          <table:table-cell table:style-name="ce465" table:formula="of:=(_TP9-_OP9*_P9)/(_TP9+MIN(_FP9;_FN9)-_OP9*_P9)" office:value-type="float" office:value="1" calcext:value-type="float">
            <text:p>1.0000</text:p>
          </table:table-cell>
          <table:table-cell table:style-name="ce465" table:formula="of:=(_TP10-_OP10*_P10)/(_TP10+MIN(_FP10;_FN10)-_OP10*_P10)" office:value-type="float" office:value="1" calcext:value-type="float">
            <text:p>1.0000</text:p>
          </table:table-cell>
          <table:table-cell table:style-name="ce465" table:formula="of:=(_TP11-_OP11*_P11)/(_TP11+MIN(_FP11;_FN11)-_OP11*_P11)" office:value-type="string" office:string-value="" calcext:value-type="error">
            <text:p>#DIV/0!</text:p>
          </table:table-cell>
          <table:table-cell table:style-name="ce465" table:formula="of:=(_TP12-_OP12*_P12)/(_TP12+MIN(_FP12;_FN12)-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09:.AR109]))&amp;&quot;..&quot;&amp;ROUND(MAX([.AM109:.AR109]))&amp;&quot;)&quot;" office:value-type="string" office:string-value="(0..1)" calcext:value-type="string">
            <text:p>(0..1)</text:p>
          </table:table-cell>
          <table:table-cell table:style-name="ce674" table:formula="of:=&quot;(&quot;&amp;MIN([.AM109:.AP109])&amp;&quot;..&quot;&amp;MAX([.AM109:.AP109])&amp;&quot;)&quot;" office:value-type="string" office:string-value="(0.499899979995999..1.00002500125006)" calcext:value-type="string">
            <text:p>(0.499899979995999..1.00002500125006)</text:p>
          </table:table-cell>
          <table:table-cell table:style-name="ce674" table:formula="of:=&quot;(&quot;&amp;MIN([.AQ109:.AR109])&amp;&quot;..&quot;&amp;MAX([.AQ109:.AR109])&amp;&quot;)&quot;" office:value-type="string" office:string-value="(1.000100009996..1.00010001)" calcext:value-type="string">
            <text:p>(1.000100009996..1.00010001)</text:p>
          </table:table-cell>
          <table:table-cell table:number-columns-repeated="11"/>
        </table:table-row>
        <table:table-row table:style-name="ro16">
          <table:table-cell table:style-name="ce436" office:value-type="float" office:value="103" calcext:value-type="float">
            <text:p>103</text:p>
          </table:table-cell>
          <table:table-cell table:style-name="ce446" office:value-type="string" calcext:value-type="string">
            <text:p>simBr</text:p>
          </table:table-cell>
          <table:table-cell table:style-name="ce457" office:value-type="string" calcext:value-type="string">
            <text:p>Braun-Blanquet Similarity</text:p>
          </table:table-cell>
          <table:table-cell table:style-name="ce460" table:formula="of:=IF(ABS([.E110]-[.E$7])&lt;0.0001;&quot;≈&quot;;&quot;&quot;)">
            <text:p/>
          </table:table-cell>
          <table:table-cell table:style-name="ce712" table:formula="of:=TP/MAX(P; OP)" office:value-type="float" office:value="0.857142857142857" calcext:value-type="float">
            <text:p>0.8571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3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110:.X110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0])" office:value-type="string" office:string-value="=TP/MAX(P, OP)" calcext:value-type="string">
            <text:p>=TP/MAX(P, OP)</text:p>
          </table:table-cell>
          <table:table-cell table:style-name="ce640"/>
          <table:table-cell table:style-name="ce465" table:formula="of:=_TP1/MAX(_P1; _OP1)" office:value-type="float" office:value="1" calcext:value-type="float">
            <text:p>1.0000</text:p>
          </table:table-cell>
          <table:table-cell table:style-name="ce465" table:formula="of:=_TP2/MAX(_P2; _OP2)" office:value-type="float" office:value="0.99999999" calcext:value-type="float">
            <text:p>1.0000</text:p>
          </table:table-cell>
          <table:table-cell table:style-name="ce465" table:formula="of:=_TP3/MAX(_P3; _OP3)" office:value-type="float" office:value="0.99999999" calcext:value-type="float">
            <text:p>1.0000</text:p>
          </table:table-cell>
          <table:table-cell table:style-name="ce465" table:formula="of:=_TP4/MAX(_P4; _OP4)" office:value-type="float" office:value="0.5" calcext:value-type="float">
            <text:p>0.5000</text:p>
          </table:table-cell>
          <table:table-cell table:style-name="ce465" table:formula="of:=_TP5/MAX(_P5; _OP5)" office:value-type="float" office:value="0.5" calcext:value-type="float">
            <text:p>0.5000</text:p>
          </table:table-cell>
          <table:table-cell table:style-name="ce465" table:formula="of:=_TP6/MAX(_P6; _OP6)" office:value-type="float" office:value="0.0000000299999994" calcext:value-type="float">
            <text:p>0.0000</text:p>
          </table:table-cell>
          <table:table-cell table:style-name="ce465" table:formula="of:=_TP7/MAX(_P7; _OP7)" office:value-type="float" office:value="0.00000001" calcext:value-type="float">
            <text:p>0.0000</text:p>
          </table:table-cell>
          <table:table-cell table:style-name="ce465" table:formula="of:=_TP8/MAX(_P8; _OP8)" office:value-type="float" office:value="0" calcext:value-type="float">
            <text:p>0.0000</text:p>
          </table:table-cell>
          <table:table-cell table:style-name="ce465" table:formula="of:=_TP9/MAX(_P9; _OP9)" office:value-type="float" office:value="0.9999" calcext:value-type="float">
            <text:p>0.9999</text:p>
          </table:table-cell>
          <table:table-cell table:style-name="ce465" table:formula="of:=_TP10/MAX(_P10; _OP10)" office:value-type="float" office:value="0.9999" calcext:value-type="float">
            <text:p>0.9999</text:p>
          </table:table-cell>
          <table:table-cell table:style-name="ce465" table:formula="of:=_TP11/MAX(_P11; _OP11)" office:value-type="float" office:value="0" calcext:value-type="float">
            <text:p>0.0000</text:p>
          </table:table-cell>
          <table:table-cell table:style-name="ce465" table:formula="of:=_TP12/MAX(_P12; _OP12)" office:value-type="float" office:value="0" calcext:value-type="float">
            <text:p>0.0000</text:p>
          </table:table-cell>
          <table:table-cell/>
          <table:table-cell table:style-name="ce673" table:formula="of:=&quot;(&quot;&amp;ROUND(MIN([.AM110:.AR110]))&amp;&quot;..&quot;&amp;ROUND(MAX([.AM110:.AR110]))&amp;&quot;)&quot;" office:value-type="string" office:string-value="(0..1)" calcext:value-type="string">
            <text:p>(0..1)</text:p>
          </table:table-cell>
          <table:table-cell table:style-name="ce674" table:formula="of:=&quot;(&quot;&amp;MIN([.AM110:.AP110])&amp;&quot;..&quot;&amp;MAX([.AM110:.AP110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10:.AR110])&amp;&quot;..&quot;&amp;MAX([.AQ110:.AR110])&amp;&quot;)&quot;" office:value-type="string" office:string-value="(0.00000001..0.0000000299999994)" calcext:value-type="string">
            <text:p>(0.00000001..0.0000000299999994)</text:p>
          </table:table-cell>
          <table:table-cell table:number-columns-repeated="11"/>
        </table:table-row>
        <table:table-row table:style-name="ro17">
          <table:table-cell table:style-name="ce436" office:value-type="float" office:value="104" calcext:value-type="float">
            <text:p>104</text:p>
          </table:table-cell>
          <table:table-cell table:style-name="ce445" office:value-type="string" calcext:value-type="string">
            <text:p>simdC1</text:p>
          </table:table-cell>
          <table:table-cell table:style-name="ce457" office:value-type="string" calcext:value-type="string">
            <text:p>Cole</text:p>
          </table:table-cell>
          <table:table-cell table:style-name="ce460" table:formula="of:=IF(ABS([.E111]-[.E$7])&lt;0.0001;&quot;≈&quot;;&quot;&quot;)">
            <text:p/>
          </table:table-cell>
          <table:table-cell table:style-name="ce712" table:formula="of:=(TP*TN-FP*FN)/MIN(OP*P;N*ON)" office:value-type="float" office:value="1.24175824175824" calcext:value-type="float">
            <text:p>1.241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INF; Warrens 5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1])" office:value-type="string" office:string-value="=(TP*TN-FP*FN)/MIN(OP*P,N*ON)" calcext:value-type="string">
            <text:p>=(TP*TN-FP*FN)/MIN(OP*P,N*ON)</text:p>
          </table:table-cell>
          <table:table-cell table:style-name="ce640"/>
          <table:table-cell table:style-name="ce465" table:formula="of:=(_TP1*_TN1-_FP1*_FN1)/MIN(_OP1*_P1;_N1*_ON1)" office:value-type="float" office:value="1" calcext:value-type="float">
            <text:p>1.0000</text:p>
          </table:table-cell>
          <table:table-cell table:style-name="ce465" table:formula="of:=(_TP2*_TN2-_FP2*_FN2)/MIN(_OP2*_P2;_N2*_ON2)" office:value-type="float" office:value="0.99999998" calcext:value-type="float">
            <text:p>1.0000</text:p>
          </table:table-cell>
          <table:table-cell table:style-name="ce465" table:formula="of:=(_TP3*_TN3-_FP3*_FN3)/MIN(_OP3*_P3;_N3*_ON3)" office:value-type="float" office:value="24999999" calcext:value-type="float">
            <text:p>24999999.0000</text:p>
          </table:table-cell>
          <table:table-cell table:style-name="ce465" table:formula="of:=(_TP4*_TN4-_FP4*_FN4)/MIN(_OP4*_P4;_N4*_ON4)" office:value-type="float" office:value="24999999" calcext:value-type="float">
            <text:p>24999999.0000</text:p>
          </table:table-cell>
          <table:table-cell table:style-name="ce465" table:formula="of:=(_TP5*_TN5-_FP5*_FN5)/MIN(_OP5*_P5;_N5*_ON5)" office:value-type="float" office:value="0" calcext:value-type="float">
            <text:p>0.0000</text:p>
          </table:table-cell>
          <table:table-cell table:style-name="ce465" table:formula="of:=(_TP6*_TN6-_FP6*_FN6)/MIN(_OP6*_P6;_N6*_ON6)" office:value-type="float" office:value="-0.999999910000004" calcext:value-type="float">
            <text:p>-1.0000</text:p>
          </table:table-cell>
          <table:table-cell table:style-name="ce465" table:formula="of:=(_TP7*_TN7-_FP7*_FN7)/MIN(_OP7*_P7;_N7*_ON7)" office:value-type="float" office:value="-0.99999998" calcext:value-type="float">
            <text:p>-1.0000</text:p>
          </table:table-cell>
          <table:table-cell table:style-name="ce465" table:formula="of:=(_TP8*_TN8-_FP8*_FN8)/MIN(_OP8*_P8;_N8*_ON8)" office:value-type="float" office:value="-1" calcext:value-type="float">
            <text:p>-1.0000</text:p>
          </table:table-cell>
          <table:table-cell table:style-name="ce465" table:formula="of:=(_TP9*_TN9-_FP9*_FN9)/MIN(_OP9*_P9;_N9*_ON9)" office:value-type="string" office:string-value="" calcext:value-type="error">
            <text:p>#DIV/0!</text:p>
          </table:table-cell>
          <table:table-cell table:style-name="ce465" table:formula="of:=(_TP10*_TN10-_FP10*_FN10)/MIN(_OP10*_P10;_N10*_ON10)" office:value-type="string" office:string-value="" calcext:value-type="error">
            <text:p>#DIV/0!</text:p>
          </table:table-cell>
          <table:table-cell table:style-name="ce465" table:formula="of:=(_TP11*_TN11-_FP11*_FN11)/MIN(_OP11*_P11;_N11*_ON11)" office:value-type="string" office:string-value="" calcext:value-type="error">
            <text:p>#DIV/0!</text:p>
          </table:table-cell>
          <table:table-cell table:style-name="ce465" table:formula="of:=(_TP12*_TN12-_FP12*_FN12)/MIN(_OP12*_P12;_N12*_ON12)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111:.AR111]))&amp;&quot;..&quot;&amp;ROUND(MAX([.AM111:.AR111]))&amp;&quot;)&quot;" office:value-type="string" office:string-value="(-1..24999999)" calcext:value-type="string">
            <text:p>(-1..24999999)</text:p>
          </table:table-cell>
          <table:table-cell table:style-name="ce674" table:formula="of:=&quot;(&quot;&amp;MIN([.AM111:.AP111])&amp;&quot;..&quot;&amp;MAX([.AM111:.AP111])&amp;&quot;)&quot;" office:value-type="string" office:string-value="(0..24999999)" calcext:value-type="string">
            <text:p>(0..24999999)</text:p>
          </table:table-cell>
          <table:table-cell table:style-name="ce674" table:formula="of:=&quot;(&quot;&amp;MIN([.AQ111:.AR111])&amp;&quot;..&quot;&amp;MAX([.AQ111:.AR111])&amp;&quot;)&quot;" office:value-type="string" office:string-value="(-0.99999998..-0.999999910000004)" calcext:value-type="string">
            <text:p>(-0.99999998..-0.999999910000004)</text:p>
          </table:table-cell>
          <table:table-cell table:number-columns-repeated="11"/>
        </table:table-row>
        <table:table-row table:style-name="ro17">
          <table:table-cell table:style-name="ce436" office:value-type="float" office:value="105" calcext:value-type="float">
            <text:p>105</text:p>
          </table:table-cell>
          <table:table-cell table:style-name="ce445" office:value-type="string" calcext:value-type="string">
            <text:p>simC2</text:p>
          </table:table-cell>
          <table:table-cell table:style-name="ce457" office:value-type="string" calcext:value-type="string">
            <text:p>Cole 2</text:p>
          </table:table-cell>
          <table:table-cell table:style-name="ce460" table:formula="of:=IF(ABS([.E112]-[.E$7])&lt;0.0001;&quot;≈&quot;;&quot;&quot;)">
            <text:p/>
          </table:table-cell>
          <table:table-cell table:style-name="ce712" table:formula="of:=(TP*TN-FP*FN)/(OP*N)" office:value-type="float" office:value="0.869230769230769" calcext:value-type="float">
            <text:p>0.8692</text:p>
          </table:table-cell>
          <table:table-cell table:style-name="ce476"/>
          <table:table-cell table:style-name="ce441"/>
          <table:table-cell table:style-name="ce497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2])" office:value-type="string" office:string-value="=(TP*TN-FP*FN)/(OP*N)" calcext:value-type="string">
            <text:p>=(TP*TN-FP*FN)/(OP*N)</text:p>
          </table:table-cell>
          <table:table-cell table:style-name="ce640"/>
          <table:table-cell table:style-name="ce465" table:formula="of:=(_TP1*_TN1-_FP1*_FN1)/(_OP1*_N1)" office:value-type="float" office:value="1" calcext:value-type="float">
            <text:p>1.0000</text:p>
          </table:table-cell>
          <table:table-cell table:style-name="ce465" table:formula="of:=(_TP2*_TN2-_FP2*_FN2)/(_OP2*_N2)" office:value-type="float" office:value="0.99999998" calcext:value-type="float">
            <text:p>1.0000</text:p>
          </table:table-cell>
          <table:table-cell table:style-name="ce465" table:formula="of:=(_TP3*_TN3-_FP3*_FN3)/(_OP3*_N3)" office:value-type="float" office:value="0.49999999" calcext:value-type="float">
            <text:p>0.5000</text:p>
          </table:table-cell>
          <table:table-cell table:style-name="ce465" table:formula="of:=(_TP4*_TN4-_FP4*_FN4)/(_OP4*_N4)" office:value-type="float" office:value="0.49999999" calcext:value-type="float">
            <text:p>0.5000</text:p>
          </table:table-cell>
          <table:table-cell table:style-name="ce465" table:formula="of:=(_TP5*_TN5-_FP5*_FN5)/(_OP5*_N5)" office:value-type="float" office:value="0" calcext:value-type="float">
            <text:p>0.0000</text:p>
          </table:table-cell>
          <table:table-cell table:style-name="ce465" table:formula="of:=(_TP6*_TN6-_FP6*_FN6)/(_OP6*_N6)" office:value-type="float" office:value="-0.499999970000001" calcext:value-type="float">
            <text:p>-0.5000</text:p>
          </table:table-cell>
          <table:table-cell table:style-name="ce465" table:formula="of:=(_TP7*_TN7-_FP7*_FN7)/(_OP7*_N7)" office:value-type="float" office:value="-0.99999998" calcext:value-type="float">
            <text:p>-1.0000</text:p>
          </table:table-cell>
          <table:table-cell table:style-name="ce465" table:formula="of:=(_TP8*_TN8-_FP8*_FN8)/(_OP8*_N8)" office:value-type="float" office:value="-1" calcext:value-type="float">
            <text:p>-1.0000</text:p>
          </table:table-cell>
          <table:table-cell table:style-name="ce465" table:formula="of:=(_TP9*_TN9-_FP9*_FN9)/(_OP9*_N9)" office:value-type="string" office:string-value="" calcext:value-type="error">
            <text:p>#DIV/0!</text:p>
          </table:table-cell>
          <table:table-cell table:style-name="ce465" table:formula="of:=(_TP10*_TN10-_FP10*_FN10)/(_OP10*_N10)" office:value-type="float" office:value="0" calcext:value-type="float">
            <text:p>0.0000</text:p>
          </table:table-cell>
          <table:table-cell table:style-name="ce465" table:formula="of:=(_TP11*_TN11-_FP11*_FN11)/(_OP11*_N11)" office:value-type="string" office:string-value="" calcext:value-type="error">
            <text:p>#DIV/0!</text:p>
          </table:table-cell>
          <table:table-cell table:style-name="ce465" table:formula="of:=(_TP12*_TN12-_FP12*_FN12)/(_OP12*_N12)" office:value-type="float" office:value="0" calcext:value-type="float">
            <text:p>0.0000</text:p>
          </table:table-cell>
          <table:table-cell table:style-name="ce436"/>
          <table:table-cell table:style-name="ce673" table:formula="of:=&quot;(&quot;&amp;ROUND(MIN([.AM112:.AR112]))&amp;&quot;..&quot;&amp;ROUND(MAX([.AM112:.AR112]))&amp;&quot;)&quot;" office:value-type="string" office:string-value="(-1..1)" calcext:value-type="string">
            <text:p>(-1..1)</text:p>
          </table:table-cell>
          <table:table-cell table:style-name="ce674" table:formula="of:=&quot;(&quot;&amp;MIN([.AM112:.AP112])&amp;&quot;..&quot;&amp;MAX([.AM112:.AP112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12:.AR112])&amp;&quot;..&quot;&amp;MAX([.AQ112:.AR112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06" calcext:value-type="float">
            <text:p>106</text:p>
          </table:table-cell>
          <table:table-cell table:style-name="ce445" office:value-type="string" calcext:value-type="string">
            <text:p>simdC3</text:p>
          </table:table-cell>
          <table:table-cell table:style-name="ce457" office:value-type="string" calcext:value-type="string">
            <text:p>Cole 3</text:p>
          </table:table-cell>
          <table:table-cell table:style-name="ce460" table:formula="of:=IF(ABS([.E113]-[.E$7])&lt;0.0001;&quot;≈&quot;;&quot;&quot;)">
            <text:p/>
          </table:table-cell>
          <table:table-cell table:style-name="ce712" table:formula="of:=(TP*TN-FP*FN)/(P*ON)" office:value-type="float" office:value="0.768707482993197" calcext:value-type="float">
            <text:p>0.7687</text:p>
          </table:table-cell>
          <table:table-cell table:style-name="ce476"/>
          <table:table-cell table:style-name="ce441"/>
          <table:table-cell table:style-name="ce497" office:value-type="string" calcext:value-type="string">
            <text:p>-1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3])" office:value-type="string" office:string-value="=(TP*TN-FP*FN)/(P*ON)" calcext:value-type="string">
            <text:p>=(TP*TN-FP*FN)/(P*ON)</text:p>
          </table:table-cell>
          <table:table-cell table:style-name="ce640"/>
          <table:table-cell table:style-name="ce465" table:formula="of:=(_TP1*_TN1-_FP1*_FN1)/(_P1*_ON1)" office:value-type="float" office:value="1" calcext:value-type="float">
            <text:p>1.0000</text:p>
          </table:table-cell>
          <table:table-cell table:style-name="ce465" table:formula="of:=(_TP2*_TN2-_FP2*_FN2)/(_P2*_ON2)" office:value-type="float" office:value="0.99999998" calcext:value-type="float">
            <text:p>1.0000</text:p>
          </table:table-cell>
          <table:table-cell table:style-name="ce465" table:formula="of:=(_TP3*_TN3-_FP3*_FN3)/(_P3*_ON3)" office:value-type="float" office:value="0.49999999" calcext:value-type="float">
            <text:p>0.5000</text:p>
          </table:table-cell>
          <table:table-cell table:style-name="ce465" table:formula="of:=(_TP4*_TN4-_FP4*_FN4)/(_P4*_ON4)" office:value-type="float" office:value="0.49999999" calcext:value-type="float">
            <text:p>0.5000</text:p>
          </table:table-cell>
          <table:table-cell table:style-name="ce465" table:formula="of:=(_TP5*_TN5-_FP5*_FN5)/(_P5*_ON5)" office:value-type="float" office:value="0" calcext:value-type="float">
            <text:p>0.0000</text:p>
          </table:table-cell>
          <table:table-cell table:style-name="ce465" table:formula="of:=(_TP6*_TN6-_FP6*_FN6)/(_P6*_ON6)" office:value-type="float" office:value="-0.499999970000001" calcext:value-type="float">
            <text:p>-0.5000</text:p>
          </table:table-cell>
          <table:table-cell table:style-name="ce465" table:formula="of:=(_TP7*_TN7-_FP7*_FN7)/(_P7*_ON7)" office:value-type="float" office:value="-0.99999998" calcext:value-type="float">
            <text:p>-1.0000</text:p>
          </table:table-cell>
          <table:table-cell table:style-name="ce465" table:formula="of:=(_TP8*_TN8-_FP8*_FN8)/(_P8*_ON8)" office:value-type="float" office:value="-1" calcext:value-type="float">
            <text:p>-1.0000</text:p>
          </table:table-cell>
          <table:table-cell table:style-name="ce465" table:formula="of:=(_TP9*_TN9-_FP9*_FN9)/(_P9*_ON9)" office:value-type="float" office:value="0" calcext:value-type="float">
            <text:p>0.0000</text:p>
          </table:table-cell>
          <table:table-cell table:style-name="ce465" table:formula="of:=(_TP10*_TN10-_FP10*_FN10)/(_P10*_ON10)" office:value-type="string" office:string-value="" calcext:value-type="error">
            <text:p>#DIV/0!</text:p>
          </table:table-cell>
          <table:table-cell table:style-name="ce465" table:formula="of:=(_TP11*_TN11-_FP11*_FN11)/(_P11*_ON11)" office:value-type="float" office:value="0" calcext:value-type="float">
            <text:p>0.0000</text:p>
          </table:table-cell>
          <table:table-cell table:style-name="ce465" table:formula="of:=(_TP12*_TN12-_FP12*_FN12)/(_P12*_ON12)" office:value-type="string" office:string-value="" calcext:value-type="error">
            <text:p>#DIV/0!</text:p>
          </table:table-cell>
          <table:table-cell table:style-name="ce436"/>
          <table:table-cell table:style-name="ce673" table:formula="of:=&quot;(&quot;&amp;ROUND(MIN([.AM113:.AR113]))&amp;&quot;..&quot;&amp;ROUND(MAX([.AM113:.AR113]))&amp;&quot;)&quot;" office:value-type="string" office:string-value="(-1..1)" calcext:value-type="string">
            <text:p>(-1..1)</text:p>
          </table:table-cell>
          <table:table-cell table:style-name="ce674" table:formula="of:=&quot;(&quot;&amp;MIN([.AM113:.AP113])&amp;&quot;..&quot;&amp;MAX([.AM113:.AP113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13:.AR113])&amp;&quot;..&quot;&amp;MAX([.AQ113:.AR113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6">
          <table:table-cell table:style-name="ce436" office:value-type="float" office:value="107" calcext:value-type="float">
            <text:p>107</text:p>
          </table:table-cell>
          <table:table-cell table:style-name="ce446" office:value-type="string" calcext:value-type="string">
            <text:p>simCR</text:p>
          </table:table-cell>
          <table:table-cell table:style-name="ce457" office:value-type="string" calcext:value-type="string">
            <text:p>Correlation Ratio Similarity</text:p>
          </table:table-cell>
          <table:table-cell table:style-name="ce460" table:formula="of:=IF(ABS([.E114]-[.E$7])&lt;0.0001;&quot;≈&quot;;&quot;&quot;)">
            <text:p/>
          </table:table-cell>
          <table:table-cell table:style-name="ce712" table:formula="of:=TP^2/(P*OP)" office:value-type="float" office:value="0.791208791208791" calcext:value-type="float">
            <text:p>0.7912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3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114:.X114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Sorgenfrei Similarity Coefficient; Fowlkes and Mallows Similarity Coefficient</text:p>
          </table:table-cell>
          <table:table-cell table:style-name="ce441" table:number-columns-repeated="6"/>
          <table:table-cell table:style-name="ce640" table:formula="of:=FORMULA([.E114])" office:value-type="string" office:string-value="=TP^2/(P*OP)" calcext:value-type="string">
            <text:p>=TP^2/(P*OP)</text:p>
          </table:table-cell>
          <table:table-cell table:style-name="ce640"/>
          <table:table-cell table:style-name="ce465" table:formula="of:=_TP1^2/(_P1*_OP1)" office:value-type="float" office:value="1" calcext:value-type="float">
            <text:p>1.0000</text:p>
          </table:table-cell>
          <table:table-cell table:style-name="ce465" table:formula="of:=_TP2^2/(_P2*_OP2)" office:value-type="float" office:value="0.99999998" calcext:value-type="float">
            <text:p>1.0000</text:p>
          </table:table-cell>
          <table:table-cell table:style-name="ce465" table:formula="of:=_TP3^2/(_P3*_OP3)" office:value-type="float" office:value="0.99999998" calcext:value-type="float">
            <text:p>1.0000</text:p>
          </table:table-cell>
          <table:table-cell table:style-name="ce465" table:formula="of:=_TP4^2/(_P4*_OP4)" office:value-type="float" office:value="0.25" calcext:value-type="float">
            <text:p>0.2500</text:p>
          </table:table-cell>
          <table:table-cell table:style-name="ce465" table:formula="of:=_TP5^2/(_P5*_OP5)" office:value-type="float" office:value="0.25" calcext:value-type="float">
            <text:p>0.2500</text:p>
          </table:table-cell>
          <table:table-cell table:style-name="ce465" table:formula="of:=_TP6^2/(_P6*_OP6)" office:value-type="float" office:value="8.99999964000001E-016" calcext:value-type="float">
            <text:p>0.0000</text:p>
          </table:table-cell>
          <table:table-cell table:style-name="ce465" table:formula="of:=_TP7^2/(_P7*_OP7)" office:value-type="float" office:value="1E-016" calcext:value-type="float">
            <text:p>0.0000</text:p>
          </table:table-cell>
          <table:table-cell table:style-name="ce465" table:formula="of:=_TP8^2/(_P8*_OP8)" office:value-type="float" office:value="0" calcext:value-type="float">
            <text:p>0.0000</text:p>
          </table:table-cell>
          <table:table-cell table:style-name="ce465" table:formula="of:=_TP9^2/(_P9*_OP9)" office:value-type="float" office:value="0.9999" calcext:value-type="float">
            <text:p>0.9999</text:p>
          </table:table-cell>
          <table:table-cell table:style-name="ce465" table:formula="of:=_TP10^2/(_P10*_OP10)" office:value-type="float" office:value="0.9999" calcext:value-type="float">
            <text:p>0.9999</text:p>
          </table:table-cell>
          <table:table-cell table:style-name="ce465" table:formula="of:=_TP11^2/(_P11*_OP11)" office:value-type="string" office:string-value="" calcext:value-type="error">
            <text:p>#DIV/0!</text:p>
          </table:table-cell>
          <table:table-cell table:style-name="ce465" table:formula="of:=_TP12^2/(_P12*_O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14:.AR114]))&amp;&quot;..&quot;&amp;ROUND(MAX([.AM114:.AR114]))&amp;&quot;)&quot;" office:value-type="string" office:string-value="(0..1)" calcext:value-type="string">
            <text:p>(0..1)</text:p>
          </table:table-cell>
          <table:table-cell table:style-name="ce674" table:formula="of:=&quot;(&quot;&amp;MIN([.AM114:.AP114])&amp;&quot;..&quot;&amp;MAX([.AM114:.AP114])&amp;&quot;)&quot;" office:value-type="string" office:string-value="(0.25..0.99999998)" calcext:value-type="string">
            <text:p>(0.25..0.99999998)</text:p>
          </table:table-cell>
          <table:table-cell table:style-name="ce674" table:formula="of:=&quot;(&quot;&amp;MIN([.AQ114:.AR114])&amp;&quot;..&quot;&amp;MAX([.AQ114:.AR114])&amp;&quot;)&quot;" office:value-type="string" office:string-value="(1E-016..8.99999964000001E-016)" calcext:value-type="string">
            <text:p>(1E-016..8.99999964000001E-016)</text:p>
          </table:table-cell>
          <table:table-cell table:number-columns-repeated="11"/>
        </table:table-row>
        <table:table-row table:style-name="ro17">
          <table:table-cell table:style-name="ce436" office:value-type="float" office:value="108" calcext:value-type="float">
            <text:p>108</text:p>
          </table:table-cell>
          <table:table-cell table:style-name="ce449" office:value-type="string" calcext:value-type="string">
            <text:p>DoF</text:p>
          </table:table-cell>
          <table:table-cell table:style-name="ce449" office:value-type="string" calcext:value-type="string">
            <text:p>Degrees of Freedom</text:p>
          </table:table-cell>
          <table:table-cell table:style-name="ce460" table:formula="of:=IF(ABS([.E115]-[.E$7])&lt;0.0001;&quot;≈&quot;;&quot;&quot;)">
            <text:p/>
          </table:table-cell>
          <table:table-cell table:style-name="ce716" table:formula="of:=(ROWS(TP;FN)-1)*(COLUMNS(FP;TN)-1)" office:value-type="float" office:value="1" calcext:value-type="float">
            <text:p>1</text:p>
          </table:table-cell>
          <table:table-cell table:style-name="ce441" office:value-type="string" calcext:value-type="string">
            <text:p>Constant</text:p>
          </table:table-cell>
          <table:table-cell table:style-name="ce441"/>
          <table:table-cell table:style-name="ce484" office:value-type="string" calcext:value-type="string">
            <text:p>Constant (Two columns (P, N), Two rows (OP, ON), (Rows-1)x(Columns-1))</text:p>
          </table:table-cell>
          <table:table-cell table:style-name="ce508"/>
          <table:table-cell table:style-name="ce515"/>
          <table:table-cell table:style-name="ce488" office:value-type="string" calcext:value-type="string">
            <text:p>Direct</text:p>
          </table:table-cell>
          <table:table-cell table:style-name="ce525" table:number-columns-repeated="2"/>
          <table:table-cell table:style-name="ce441" table:number-columns-repeated="5"/>
          <table:table-cell table:style-name="ce509"/>
          <table:table-cell table:style-name="ce626" table:number-columns-repeated="4"/>
          <table:table-cell table:style-name="ce509"/>
          <table:table-cell table:style-name="ce441" table:formula="of:=COUNTA(#REF!)" office:value-type="float" office:value="1" calcext:value-type="float">
            <text:p>1</text:p>
          </table:table-cell>
          <table:table-cell table:style-name="ce441"/>
          <table:table-cell table:style-name="ce456"/>
          <table:table-cell table:style-name="ce441" table:number-columns-repeated="3"/>
          <table:table-cell table:style-name="ce643" office:value-type="string" calcext:value-type="string">
            <text:p>Constant (Two columns (P, N), Two rows (OP, ON), (Rows-1)x(Columns-1))</text:p>
          </table:table-cell>
          <table:table-cell table:style-name="ce441" table:number-columns-repeated="4"/>
          <table:table-cell table:style-name="ce640" table:formula="of:=FORMULA(INDIRECT([.B115]))" office:value-type="string" office:string-value="=(ROWS(TP,FN)-1)*(COLUMNS(FP,TN)-1)" calcext:value-type="string">
            <text:p>=(ROWS(TP,FN)-1)*(COLUMNS(FP,TN)-1)</text:p>
          </table:table-cell>
          <table:table-cell table:style-name="ce640"/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 table:style-name="ce441" table:formula="of:=DoF" office:value-type="float" office:value="1" calcext:value-type="float">
            <text:p>1</text:p>
          </table:table-cell>
          <table:table-cell/>
          <table:table-cell table:style-name="ce673" table:formula="of:=&quot;(&quot;&amp;ROUND(MIN([.AM115:.AR115]))&amp;&quot;..&quot;&amp;ROUND(MAX([.AM115:.AR115]))&amp;&quot;)&quot;" office:value-type="string" office:string-value="(1..1)" calcext:value-type="string">
            <text:p>(1..1)</text:p>
          </table:table-cell>
          <table:table-cell table:style-name="ce674" table:formula="of:=&quot;(&quot;&amp;MIN([.AM115:.AP115])&amp;&quot;..&quot;&amp;MAX([.AM115:.AP115])&amp;&quot;)&quot;" office:value-type="string" office:string-value="(1..1)" calcext:value-type="string">
            <text:p>(1..1)</text:p>
          </table:table-cell>
          <table:table-cell table:style-name="ce674" table:formula="of:=&quot;(&quot;&amp;MIN([.AQ115:.AR115])&amp;&quot;..&quot;&amp;MAX([.AQ115:.AR115])&amp;&quot;)&quot;" office:value-type="string" office:string-value="(1..1)" calcext:value-type="string">
            <text:p>(1..1)</text:p>
          </table:table-cell>
          <table:table-cell table:number-columns-repeated="11"/>
        </table:table-row>
        <table:table-row table:style-name="ro17">
          <table:table-cell table:style-name="ce436" office:value-type="float" office:value="109" calcext:value-type="float">
            <text:p>109</text:p>
          </table:table-cell>
          <table:table-cell table:style-name="ce445" office:value-type="string" calcext:value-type="string">
            <text:p>simDig</text:p>
          </table:table-cell>
          <table:table-cell table:style-name="ce457" office:value-type="string" calcext:value-type="string">
            <text:p>Digby</text:p>
          </table:table-cell>
          <table:table-cell table:style-name="ce460" table:formula="of:=IF(ABS([.E116]-[.E$7])&lt;0.0001;&quot;≈&quot;;&quot;&quot;)">
            <text:p/>
          </table:table-cell>
          <table:table-cell table:style-name="ce712" table:formula="of:=((TP*TN)^0.75-(FP*FN)^0.75)/((TP*TN)^0.75+(FP*FN)^0.75)" office:value-type="float" office:value="0.944271385486997" calcext:value-type="float">
            <text:p>0.9443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6])" office:value-type="string" office:string-value="=((TP*TN)^0.75-(FP*FN)^0.75)/((TP*TN)^0.75+(FP*FN)^0.75)" calcext:value-type="string">
            <text:p>=((TP*TN)^0.75-(FP*FN)^0.75)/((TP*TN)^0.75+(FP*FN)^0.75)</text:p>
          </table:table-cell>
          <table:table-cell table:style-name="ce640"/>
          <table:table-cell table:style-name="ce465" table:formula="of:=((_TP1*_TN1)^0.75-(_FP1*_FN1)^0.75)/((_TP1*_TN1)^0.75+(_FP1*_FN1)^0.75)" office:value-type="float" office:value="1" calcext:value-type="float">
            <text:p>1.0000</text:p>
          </table:table-cell>
          <table:table-cell table:style-name="ce465" table:formula="of:=((_TP2*_TN2)^0.75-(_FP2*_FN2)^0.75)/((_TP2*_TN2)^0.75+(_FP2*_FN2)^0.75)" office:value-type="float" office:value="0.999999999998" calcext:value-type="float">
            <text:p>1.0000</text:p>
          </table:table-cell>
          <table:table-cell table:style-name="ce465" table:formula="of:=((_TP3*_TN3)^0.75-(_FP3*_FN3)^0.75)/((_TP3*_TN3)^0.75+(_FP3*_FN3)^0.75)" office:value-type="float" office:value="0.999998000001955" calcext:value-type="float">
            <text:p>1.0000</text:p>
          </table:table-cell>
          <table:table-cell table:style-name="ce465" table:formula="of:=((_TP4*_TN4)^0.75-(_FP4*_FN4)^0.75)/((_TP4*_TN4)^0.75+(_FP4*_FN4)^0.75)" office:value-type="float" office:value="0.999998000001955" calcext:value-type="float">
            <text:p>1.0000</text:p>
          </table:table-cell>
          <table:table-cell table:style-name="ce465" table:formula="of:=((_TP5*_TN5)^0.75-(_FP5*_FN5)^0.75)/((_TP5*_TN5)^0.75+(_FP5*_FN5)^0.75)" office:value-type="float" office:value="0" calcext:value-type="float">
            <text:p>0.0000</text:p>
          </table:table-cell>
          <table:table-cell table:style-name="ce465" table:formula="of:=((_TP6*_TN6)^0.75-(_FP6*_FN6)^0.75)/((_TP6*_TN6)^0.75+(_FP6*_FN6)^0.75)" office:value-type="float" office:value="-0.999995440996244" calcext:value-type="float">
            <text:p>-1.0000</text:p>
          </table:table-cell>
          <table:table-cell table:style-name="ce465" table:formula="of:=((_TP7*_TN7)^0.75-(_FP7*_FN7)^0.75)/((_TP7*_TN7)^0.75+(_FP7*_FN7)^0.75)" office:value-type="float" office:value="-0.999999999998" calcext:value-type="float">
            <text:p>-1.0000</text:p>
          </table:table-cell>
          <table:table-cell table:style-name="ce465" table:formula="of:=((_TP8*_TN8)^0.75-(_FP8*_FN8)^0.75)/((_TP8*_TN8)^0.75+(_FP8*_FN8)^0.75)" office:value-type="float" office:value="-1" calcext:value-type="float">
            <text:p>-1.0000</text:p>
          </table:table-cell>
          <table:table-cell table:style-name="ce465" table:formula="of:=((_TP9*_TN9)^0.75-(_FP9*_FN9)^0.75)/((_TP9*_TN9)^0.75+(_FP9*_FN9)^0.75)" office:value-type="string" office:string-value="" calcext:value-type="error">
            <text:p>#DIV/0!</text:p>
          </table:table-cell>
          <table:table-cell table:style-name="ce465" table:formula="of:=((_TP10*_TN10)^0.75-(_FP10*_FN10)^0.75)/((_TP10*_TN10)^0.75+(_FP10*_FN10)^0.75)" office:value-type="string" office:string-value="" calcext:value-type="error">
            <text:p>#DIV/0!</text:p>
          </table:table-cell>
          <table:table-cell table:style-name="ce465" table:formula="of:=((_TP11*_TN11)^0.75-(_FP11*_FN11)^0.75)/((_TP11*_TN11)^0.75+(_FP11*_FN11)^0.75)" office:value-type="string" office:string-value="" calcext:value-type="error">
            <text:p>#DIV/0!</text:p>
          </table:table-cell>
          <table:table-cell table:style-name="ce465" table:formula="of:=((_TP12*_TN12)^0.75-(_FP12*_FN12)^0.75)/((_TP12*_TN12)^0.75+(_FP12*_FN12)^0.75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16:.AR116]))&amp;&quot;..&quot;&amp;ROUND(MAX([.AM116:.AR116]))&amp;&quot;)&quot;" office:value-type="string" office:string-value="(-1..1)" calcext:value-type="string">
            <text:p>(-1..1)</text:p>
          </table:table-cell>
          <table:table-cell table:style-name="ce674" table:formula="of:=&quot;(&quot;&amp;MIN([.AM116:.AP116])&amp;&quot;..&quot;&amp;MAX([.AM116:.AP116])&amp;&quot;)&quot;" office:value-type="string" office:string-value="(0..0.999999999998)" calcext:value-type="string">
            <text:p>(0..0.999999999998)</text:p>
          </table:table-cell>
          <table:table-cell table:style-name="ce674" table:formula="of:=&quot;(&quot;&amp;MIN([.AQ116:.AR116])&amp;&quot;..&quot;&amp;MAX([.AQ116:.AR116])&amp;&quot;)&quot;" office:value-type="string" office:string-value="(-0.999999999998..-0.999995440996244)" calcext:value-type="string">
            <text:p>(-0.999999999998..-0.999995440996244)</text:p>
          </table:table-cell>
          <table:table-cell table:number-columns-repeated="11"/>
        </table:table-row>
        <table:table-row table:style-name="ro17">
          <table:table-cell table:style-name="ce436" office:value-type="float" office:value="110" calcext:value-type="float">
            <text:p>110</text:p>
          </table:table-cell>
          <table:table-cell table:style-name="ce445" office:value-type="string" calcext:value-type="string">
            <text:p>simDoo</text:p>
          </table:table-cell>
          <table:table-cell table:style-name="ce457" office:value-type="string" calcext:value-type="string">
            <text:p>Doolittle</text:p>
          </table:table-cell>
          <table:table-cell table:style-name="ce460" table:formula="of:=IF(ABS([.E117]-[.E$7])&lt;0.0001;&quot;≈&quot;;&quot;&quot;)">
            <text:p/>
          </table:table-cell>
          <table:table-cell table:style-name="ce712" table:formula="of:=(TP*TN-FP*FN)^2/(OP*P*N*ON)" office:value-type="float" office:value="0.668184196755625" calcext:value-type="float">
            <text:p>0.6682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, Pearson 1926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7])" office:value-type="string" office:string-value="=(TP*TN-FP*FN)^2/(OP*P*N*ON)" calcext:value-type="string">
            <text:p>=(TP*TN-FP*FN)^2/(OP*P*N*ON)</text:p>
          </table:table-cell>
          <table:table-cell table:style-name="ce640"/>
          <table:table-cell table:style-name="ce465" table:formula="of:=(_TP1*_TN1-_FP1*_FN1)^2/(_OP1*_P1*_N1*_ON1)" office:value-type="float" office:value="1" calcext:value-type="float">
            <text:p>1.0000</text:p>
          </table:table-cell>
          <table:table-cell table:style-name="ce465" table:formula="of:=(_TP2*_TN2-_FP2*_FN2)^2/(_OP2*_P2*_N2*_ON2)" office:value-type="float" office:value="0.999999960000001" calcext:value-type="float">
            <text:p>1.0000</text:p>
          </table:table-cell>
          <table:table-cell table:style-name="ce465" table:formula="of:=(_TP3*_TN3-_FP3*_FN3)^2/(_OP3*_P3*_N3*_ON3)" office:value-type="float" office:value="0.24999999" calcext:value-type="float">
            <text:p>0.2500</text:p>
          </table:table-cell>
          <table:table-cell table:style-name="ce465" table:formula="of:=(_TP4*_TN4-_FP4*_FN4)^2/(_OP4*_P4*_N4*_ON4)" office:value-type="float" office:value="0.24999999" calcext:value-type="float">
            <text:p>0.2500</text:p>
          </table:table-cell>
          <table:table-cell table:style-name="ce465" table:formula="of:=(_TP5*_TN5-_FP5*_FN5)^2/(_OP5*_P5*_N5*_ON5)" office:value-type="float" office:value="0" calcext:value-type="float">
            <text:p>0.0000</text:p>
          </table:table-cell>
          <table:table-cell table:style-name="ce465" table:formula="of:=(_TP6*_TN6-_FP6*_FN6)^2/(_OP6*_P6*_N6*_ON6)" office:value-type="float" office:value="0.249999970000002" calcext:value-type="float">
            <text:p>0.2500</text:p>
          </table:table-cell>
          <table:table-cell table:style-name="ce465" table:formula="of:=(_TP7*_TN7-_FP7*_FN7)^2/(_OP7*_P7*_N7*_ON7)" office:value-type="float" office:value="0.999999960000001" calcext:value-type="float">
            <text:p>1.0000</text:p>
          </table:table-cell>
          <table:table-cell table:style-name="ce465" table:formula="of:=(_TP8*_TN8-_FP8*_FN8)^2/(_OP8*_P8*_N8*_ON8)" office:value-type="float" office:value="1" calcext:value-type="float">
            <text:p>1.0000</text:p>
          </table:table-cell>
          <table:table-cell table:style-name="ce465" table:formula="of:=(_TP9*_TN9-_FP9*_FN9)^2/(_OP9*_P9*_N9*_ON9)" office:value-type="string" office:string-value="" calcext:value-type="error">
            <text:p>#DIV/0!</text:p>
          </table:table-cell>
          <table:table-cell table:style-name="ce465" table:formula="of:=(_TP10*_TN10-_FP10*_FN10)^2/(_OP10*_P10*_N10*_ON10)" office:value-type="string" office:string-value="" calcext:value-type="error">
            <text:p>#DIV/0!</text:p>
          </table:table-cell>
          <table:table-cell table:style-name="ce465" table:formula="of:=(_TP11*_TN11-_FP11*_FN11)^2/(_OP11*_P11*_N11*_ON11)" office:value-type="string" office:string-value="" calcext:value-type="error">
            <text:p>#DIV/0!</text:p>
          </table:table-cell>
          <table:table-cell table:style-name="ce465" table:formula="of:=(_TP12*_TN12-_FP12*_FN12)^2/(_OP12*_P12*_N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17:.AR117]))&amp;&quot;..&quot;&amp;ROUND(MAX([.AM117:.AR117]))&amp;&quot;)&quot;" office:value-type="string" office:string-value="(0..1)" calcext:value-type="string">
            <text:p>(0..1)</text:p>
          </table:table-cell>
          <table:table-cell table:style-name="ce674" table:formula="of:=&quot;(&quot;&amp;MIN([.AM117:.AP117])&amp;&quot;..&quot;&amp;MAX([.AM117:.AP117])&amp;&quot;)&quot;" office:value-type="string" office:string-value="(0..0.999999960000001)" calcext:value-type="string">
            <text:p>(0..0.999999960000001)</text:p>
          </table:table-cell>
          <table:table-cell table:style-name="ce674" table:formula="of:=&quot;(&quot;&amp;MIN([.AQ117:.AR117])&amp;&quot;..&quot;&amp;MAX([.AQ117:.AR117])&amp;&quot;)&quot;" office:value-type="string" office:string-value="(0.249999970000002..0.999999960000001)" calcext:value-type="string">
            <text:p>(0.249999970000002..0.99999996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1" calcext:value-type="float">
            <text:p>111</text:p>
          </table:table-cell>
          <table:table-cell table:style-name="ce445" office:value-type="string" calcext:value-type="string">
            <text:p>simE1</text:p>
          </table:table-cell>
          <table:table-cell table:style-name="ce457" office:value-type="string" calcext:value-type="string">
            <text:p>Eyraud 1</text:p>
          </table:table-cell>
          <table:table-cell table:style-name="ce460" table:formula="of:=IF(ABS([.E118]-[.E$7])&lt;0.0001;&quot;≈&quot;;&quot;&quot;)">
            <text:p/>
          </table:table-cell>
          <table:table-cell table:style-name="ce712" table:formula="of:=(2*TP*TN-FP*FN)/(Sn^2-TP^2+FP^2+FN^2-TN^2)" office:value-type="float" office:value="0.692073170731707" calcext:value-type="float">
            <text:p>0.6921</text:p>
          </table:table-cell>
          <table:table-cell table:style-name="ce476"/>
          <table:table-cell table:style-name="ce441"/>
          <table:table-cell table:style-name="ce465"/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8])" office:value-type="string" office:string-value="=(2*TP*TN-FP*FN)/(Sn^2-TP^2+FP^2+FN^2-TN^2)" calcext:value-type="string">
            <text:p>=(2*TP*TN-FP*FN)/(Sn^2-TP^2+FP^2+FN^2-TN^2)</text:p>
          </table:table-cell>
          <table:table-cell table:style-name="ce640"/>
          <table:table-cell table:style-name="ce465" table:formula="of:=(2*_TP1*_TN1-_FP1*_FN1)/(_SN1^2-_TP1^2+_FP1^2+_FN1^2-_TN1^2)" office:value-type="float" office:value="1" calcext:value-type="float">
            <text:p>1.0000</text:p>
          </table:table-cell>
          <table:table-cell table:style-name="ce465" table:formula="of:=(2*_TP2*_TN2-_FP2*_FN2)/(_SN2^2-_TP2^2+_FP2^2+_FN2^2-_TN2^2)" office:value-type="float" office:value="0.999999960000001" calcext:value-type="float">
            <text:p>1.0000</text:p>
          </table:table-cell>
          <table:table-cell table:style-name="ce465" table:formula="of:=(2*_TP3*_TN3-_FP3*_FN3)/(_SN3^2-_TP3^2+_FP3^2+_FN3^2-_TN3^2)" office:value-type="float" office:value="0.333333326078165" calcext:value-type="float">
            <text:p>0.3333</text:p>
          </table:table-cell>
          <table:table-cell table:style-name="ce465" table:formula="of:=(2*_TP4*_TN4-_FP4*_FN4)/(_SN4^2-_TP4^2+_FP4^2+_FN4^2-_TN4^2)" office:value-type="float" office:value="0.333333325805878" calcext:value-type="float">
            <text:p>0.3333</text:p>
          </table:table-cell>
          <table:table-cell table:style-name="ce465" table:formula="of:=(2*_TP5*_TN5-_FP5*_FN5)/(_SN5^2-_TP5^2+_FP5^2+_FN5^2-_TN5^2)" office:value-type="float" office:value="0.0625" calcext:value-type="float">
            <text:p>0.0625</text:p>
          </table:table-cell>
          <table:table-cell table:style-name="ce465" table:formula="of:=(2*_TP6*_TN6-_FP6*_FN6)/(_SN6^2-_TP6^2+_FP6^2+_FN6^2-_TN6^2)" office:value-type="float" office:value="-0.0999999922000001" calcext:value-type="float">
            <text:p>-0.1000</text:p>
          </table:table-cell>
          <table:table-cell table:style-name="ce465" table:formula="of:=(2*_TP7*_TN7-_FP7*_FN7)/(_SN7^2-_TP7^2+_FP7^2+_FN7^2-_TN7^2)" office:value-type="float" office:value="-0.166666664444444" calcext:value-type="float">
            <text:p>-0.1667</text:p>
          </table:table-cell>
          <table:table-cell table:style-name="ce465" table:formula="of:=(2*_TP8*_TN8-_FP8*_FN8)/(_SN8^2-_TP8^2+_FP8^2+_FN8^2-_TN8^2)" office:value-type="float" office:value="-0.166666666666667" calcext:value-type="float">
            <text:p>-0.1667</text:p>
          </table:table-cell>
          <table:table-cell table:style-name="ce465" table:formula="of:=(2*_TP9*_TN9-_FP9*_FN9)/(_SN9^2-_TP9^2+_FP9^2+_FN9^2-_TN9^2)" office:value-type="float" office:value="0" calcext:value-type="float">
            <text:p>0.0000</text:p>
          </table:table-cell>
          <table:table-cell table:style-name="ce465" table:formula="of:=(2*_TP10*_TN10-_FP10*_FN10)/(_SN10^2-_TP10^2+_FP10^2+_FN10^2-_TN10^2)" office:value-type="float" office:value="0" calcext:value-type="float">
            <text:p>0.0000</text:p>
          </table:table-cell>
          <table:table-cell table:style-name="ce465" table:formula="of:=(2*_TP11*_TN11-_FP11*_FN11)/(_SN11^2-_TP11^2+_FP11^2+_FN11^2-_TN11^2)" office:value-type="float" office:value="0" calcext:value-type="float">
            <text:p>0.0000</text:p>
          </table:table-cell>
          <table:table-cell table:style-name="ce465" table:formula="of:=(2*_TP12*_TN12-_FP12*_FN12)/(_SN12^2-_TP12^2+_FP12^2+_FN12^2-_TN12^2)" office:value-type="float" office:value="0" calcext:value-type="float">
            <text:p>0.0000</text:p>
          </table:table-cell>
          <table:table-cell/>
          <table:table-cell table:style-name="ce673" table:formula="of:=&quot;(&quot;&amp;ROUND(MIN([.AM118:.AR118]))&amp;&quot;..&quot;&amp;ROUND(MAX([.AM118:.AR118]))&amp;&quot;)&quot;" office:value-type="string" office:string-value="(0..1)" calcext:value-type="string">
            <text:p>(0..1)</text:p>
          </table:table-cell>
          <table:table-cell table:style-name="ce674" table:formula="of:=&quot;(&quot;&amp;MIN([.AM118:.AP118])&amp;&quot;..&quot;&amp;MAX([.AM118:.AP118])&amp;&quot;)&quot;" office:value-type="string" office:string-value="(0.0625..0.999999960000001)" calcext:value-type="string">
            <text:p>(0.0625..0.999999960000001)</text:p>
          </table:table-cell>
          <table:table-cell table:style-name="ce674" table:formula="of:=&quot;(&quot;&amp;MIN([.AQ118:.AR118])&amp;&quot;..&quot;&amp;MAX([.AQ118:.AR118])&amp;&quot;)&quot;" office:value-type="string" office:string-value="(-0.166666664444444..-0.0999999922000001)" calcext:value-type="string">
            <text:p>(-0.166666664444444..-0.0999999922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2" calcext:value-type="float">
            <text:p>112</text:p>
          </table:table-cell>
          <table:table-cell table:style-name="ce445" office:value-type="string" calcext:value-type="string">
            <text:p>simFlei</text:p>
          </table:table-cell>
          <table:table-cell table:style-name="ce457" office:value-type="string" calcext:value-type="string">
            <text:p>Fleiss</text:p>
          </table:table-cell>
          <table:table-cell table:style-name="ce460" table:formula="of:=IF(ABS([.E119]-[.E$7])&lt;0.0001;&quot;≈&quot;;&quot;&quot;)">
            <text:p/>
          </table:table-cell>
          <table:table-cell table:style-name="ce712" table:formula="of:=((TP*TN-FP*FN)*(OP*N+P*ON))/(2*OP*P*N*ON)" office:value-type="float" office:value="0.818969126111983" calcext:value-type="float">
            <text:p>0.8190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-INF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19])" office:value-type="string" office:string-value="=((TP*TN-FP*FN)*(OP*N+P*ON))/(2*OP*P*N*ON)" calcext:value-type="string">
            <text:p>=((TP*TN-FP*FN)*(OP*N+P*ON))/(2*OP*P*N*ON)</text:p>
          </table:table-cell>
          <table:table-cell table:style-name="ce640"/>
          <table:table-cell table:style-name="ce465" table:formula="of:=((_TP1*_TN1-_FP1*_FN1)*(_OP1*_N1+_P1*_ON1))/(2*_OP1*_P1*_N1*_ON1)" office:value-type="float" office:value="1" calcext:value-type="float">
            <text:p>1.0000</text:p>
          </table:table-cell>
          <table:table-cell table:style-name="ce465" table:formula="of:=((_TP2*_TN2-_FP2*_FN2)*(_OP2*_N2+_P2*_ON2))/(2*_OP2*_P2*_N2*_ON2)" office:value-type="float" office:value="0.99999998" calcext:value-type="float">
            <text:p>1.0000</text:p>
          </table:table-cell>
          <table:table-cell table:style-name="ce465" table:formula="of:=((_TP3*_TN3-_FP3*_FN3)*(_OP3*_N3+_P3*_ON3))/(2*_OP3*_P3*_N3*_ON3)" office:value-type="float" office:value="0.49999999" calcext:value-type="float">
            <text:p>0.5000</text:p>
          </table:table-cell>
          <table:table-cell table:style-name="ce465" table:formula="of:=((_TP4*_TN4-_FP4*_FN4)*(_OP4*_N4+_P4*_ON4))/(2*_OP4*_P4*_N4*_ON4)" office:value-type="float" office:value="0.49999999" calcext:value-type="float">
            <text:p>0.5000</text:p>
          </table:table-cell>
          <table:table-cell table:style-name="ce465" table:formula="of:=((_TP5*_TN5-_FP5*_FN5)*(_OP5*_N5+_P5*_ON5))/(2*_OP5*_P5*_N5*_ON5)" office:value-type="float" office:value="0" calcext:value-type="float">
            <text:p>0.0000</text:p>
          </table:table-cell>
          <table:table-cell table:style-name="ce465" table:formula="of:=((_TP6*_TN6-_FP6*_FN6)*(_OP6*_N6+_P6*_ON6))/(2*_OP6*_P6*_N6*_ON6)" office:value-type="float" office:value="-0.499999970000001" calcext:value-type="float">
            <text:p>-0.5000</text:p>
          </table:table-cell>
          <table:table-cell table:style-name="ce465" table:formula="of:=((_TP7*_TN7-_FP7*_FN7)*(_OP7*_N7+_P7*_ON7))/(2*_OP7*_P7*_N7*_ON7)" office:value-type="float" office:value="-0.99999998" calcext:value-type="float">
            <text:p>-1.0000</text:p>
          </table:table-cell>
          <table:table-cell table:style-name="ce465" table:formula="of:=((_TP8*_TN8-_FP8*_FN8)*(_OP8*_N8+_P8*_ON8))/(2*_OP8*_P8*_N8*_ON8)" office:value-type="float" office:value="-1" calcext:value-type="float">
            <text:p>-1.0000</text:p>
          </table:table-cell>
          <table:table-cell table:style-name="ce465" table:formula="of:=((_TP9*_TN9-_FP9*_FN9)*(_OP9*_N9+_P9*_ON9))/(2*_OP9*_P9*_N9*_ON9)" office:value-type="string" office:string-value="" calcext:value-type="error">
            <text:p>#DIV/0!</text:p>
          </table:table-cell>
          <table:table-cell table:style-name="ce465" table:formula="of:=((_TP10*_TN10-_FP10*_FN10)*(_OP10*_N10+_P10*_ON10))/(2*_OP10*_P10*_N10*_ON10)" office:value-type="string" office:string-value="" calcext:value-type="error">
            <text:p>#DIV/0!</text:p>
          </table:table-cell>
          <table:table-cell table:style-name="ce465" table:formula="of:=((_TP11*_TN11-_FP11*_FN11)*(_OP11*_N11+_P11*_ON11))/(2*_OP11*_P11*_N11*_ON11)" office:value-type="string" office:string-value="" calcext:value-type="error">
            <text:p>#DIV/0!</text:p>
          </table:table-cell>
          <table:table-cell table:style-name="ce465" table:formula="of:=((_TP12*_TN12-_FP12*_FN12)*(_OP12*_N12+_P12*_ON12))/(2*_OP12*_P12*_N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19:.AR119]))&amp;&quot;..&quot;&amp;ROUND(MAX([.AM119:.AR119]))&amp;&quot;)&quot;" office:value-type="string" office:string-value="(-1..1)" calcext:value-type="string">
            <text:p>(-1..1)</text:p>
          </table:table-cell>
          <table:table-cell table:style-name="ce674" table:formula="of:=&quot;(&quot;&amp;MIN([.AM119:.AP119])&amp;&quot;..&quot;&amp;MAX([.AM119:.AP119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19:.AR119])&amp;&quot;..&quot;&amp;MAX([.AQ119:.AR119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3" calcext:value-type="float">
            <text:p>113</text:p>
          </table:table-cell>
          <table:table-cell table:style-name="ce445" office:value-type="string" calcext:value-type="string">
            <text:p>simForb</text:p>
          </table:table-cell>
          <table:table-cell table:style-name="ce457" office:value-type="string" calcext:value-type="string">
            <text:p>Forbes</text:p>
          </table:table-cell>
          <table:table-cell table:style-name="ce460" table:formula="of:=IF(ABS([.E120]-[.E$7])&lt;0.0001;&quot;≈&quot;;&quot;&quot;)">
            <text:p/>
          </table:table-cell>
          <table:table-cell table:style-name="ce712" table:formula="of:=(Sn*TP-OP*P)/(Sn*MIN(OP;P)-OP*P)" office:value-type="float" office:value="0.869230769230769" calcext:value-type="float">
            <text:p>0.8692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-1..1; Loevinger’s H; Mokken; Sijtsma and Molenaar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0])" office:value-type="string" office:string-value="=(Sn*TP-OP*P)/(Sn*MIN(OP,P)-OP*P)" calcext:value-type="string">
            <text:p>=(Sn*TP-OP*P)/(Sn*MIN(OP,P)-OP*P)</text:p>
          </table:table-cell>
          <table:table-cell table:style-name="ce640"/>
          <table:table-cell table:style-name="ce465" table:formula="of:=(_SN1*_TP1-_OP1*_P1)/(_SN1*MIN(_OP1;_P1)-_OP1*_P1)" office:value-type="float" office:value="1" calcext:value-type="float">
            <text:p>1.0000</text:p>
          </table:table-cell>
          <table:table-cell table:style-name="ce465" table:formula="of:=(_SN2*_TP2-_OP2*_P2)/(_SN2*MIN(_OP2;_P2)-_OP2*_P2)" office:value-type="float" office:value="0.99999998" calcext:value-type="float">
            <text:p>1.0000</text:p>
          </table:table-cell>
          <table:table-cell table:style-name="ce465" table:formula="of:=(_SN3*_TP3-_OP3*_P3)/(_SN3*MIN(_OP3;_P3)-_OP3*_P3)" office:value-type="float" office:value="0.499999992549419" calcext:value-type="float">
            <text:p>0.5000</text:p>
          </table:table-cell>
          <table:table-cell table:style-name="ce465" table:formula="of:=(_SN4*_TP4-_OP4*_P4)/(_SN4*MIN(_OP4;_P4)-_OP4*_P4)" office:value-type="float" office:value="0.49999999" calcext:value-type="float">
            <text:p>0.5000</text:p>
          </table:table-cell>
          <table:table-cell table:style-name="ce465" table:formula="of:=(_SN5*_TP5-_OP5*_P5)/(_SN5*MIN(_OP5;_P5)-_OP5*_P5)" office:value-type="float" office:value="0" calcext:value-type="float">
            <text:p>0.0000</text:p>
          </table:table-cell>
          <table:table-cell table:style-name="ce465" table:formula="of:=(_SN6*_TP6-_OP6*_P6)/(_SN6*MIN(_OP6;_P6)-_OP6*_P6)" office:value-type="float" office:value="-0.499999970000001" calcext:value-type="float">
            <text:p>-0.5000</text:p>
          </table:table-cell>
          <table:table-cell table:style-name="ce465" table:formula="of:=(_SN7*_TP7-_OP7*_P7)/(_SN7*MIN(_OP7;_P7)-_OP7*_P7)" office:value-type="float" office:value="-0.99999998" calcext:value-type="float">
            <text:p>-1.0000</text:p>
          </table:table-cell>
          <table:table-cell table:style-name="ce465" table:formula="of:=(_SN8*_TP8-_OP8*_P8)/(_SN8*MIN(_OP8;_P8)-_OP8*_P8)" office:value-type="float" office:value="-1" calcext:value-type="float">
            <text:p>-1.0000</text:p>
          </table:table-cell>
          <table:table-cell table:style-name="ce465" table:formula="of:=(_SN9*_TP9-_OP9*_P9)/(_SN9*MIN(_OP9;_P9)-_OP9*_P9)" office:value-type="string" office:string-value="" calcext:value-type="error">
            <text:p>#DIV/0!</text:p>
          </table:table-cell>
          <table:table-cell table:style-name="ce465" table:formula="of:=(_SN10*_TP10-_OP10*_P10)/(_SN10*MIN(_OP10;_P10)-_OP10*_P10)" office:value-type="string" office:string-value="" calcext:value-type="error">
            <text:p>#DIV/0!</text:p>
          </table:table-cell>
          <table:table-cell table:style-name="ce465" table:formula="of:=(_SN11*_TP11-_OP11*_P11)/(_SN11*MIN(_OP11;_P11)-_OP11*_P11)" office:value-type="string" office:string-value="" calcext:value-type="error">
            <text:p>#DIV/0!</text:p>
          </table:table-cell>
          <table:table-cell table:style-name="ce465" table:formula="of:=(_SN12*_TP12-_OP12*_P12)/(_SN12*MIN(_OP12;_P12)-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20:.AR120]))&amp;&quot;..&quot;&amp;ROUND(MAX([.AM120:.AR120]))&amp;&quot;)&quot;" office:value-type="string" office:string-value="(-1..1)" calcext:value-type="string">
            <text:p>(-1..1)</text:p>
          </table:table-cell>
          <table:table-cell table:style-name="ce674" table:formula="of:=&quot;(&quot;&amp;MIN([.AM120:.AP120])&amp;&quot;..&quot;&amp;MAX([.AM120:.AP120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20:.AR120])&amp;&quot;..&quot;&amp;MAX([.AQ120:.AR120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4" calcext:value-type="float">
            <text:p>114</text:p>
          </table:table-cell>
          <table:table-cell table:style-name="ce445" office:value-type="string" calcext:value-type="string">
            <text:p>simGI</text:p>
          </table:table-cell>
          <table:table-cell table:style-name="ce457" office:value-type="string" calcext:value-type="string">
            <text:p>Gilbert Index</text:p>
          </table:table-cell>
          <table:table-cell table:style-name="ce460" table:formula="of:=IF(ABS([.E121]-[.E$7])&lt;0.0001;&quot;≈&quot;;&quot;&quot;)">
            <text:p/>
          </table:table-cell>
          <table:table-cell table:style-name="ce712" table:formula="of:=(2*TP*TN-FP*FN)/(Sn^2-TP^2+FP^2+FN^2-TN^2)" office:value-type="float" office:value="0.692073170731707" calcext:value-type="float">
            <text:p>0.6921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1])" office:value-type="string" office:string-value="=(2*TP*TN-FP*FN)/(Sn^2-TP^2+FP^2+FN^2-TN^2)" calcext:value-type="string">
            <text:p>=(2*TP*TN-FP*FN)/(Sn^2-TP^2+FP^2+FN^2-TN^2)</text:p>
          </table:table-cell>
          <table:table-cell table:style-name="ce640"/>
          <table:table-cell table:style-name="ce465" table:formula="of:=(2*_TP1*_TN1-_FP1*_FN1)/(_SN1^2-_TP1^2+_FP1^2+_FN1^2-_TN1^2)" office:value-type="float" office:value="1" calcext:value-type="float">
            <text:p>1.0000</text:p>
          </table:table-cell>
          <table:table-cell table:style-name="ce465" table:formula="of:=(2*_TP2*_TN2-_FP2*_FN2)/(_SN2^2-_TP2^2+_FP2^2+_FN2^2-_TN2^2)" office:value-type="float" office:value="0.999999960000001" calcext:value-type="float">
            <text:p>1.0000</text:p>
          </table:table-cell>
          <table:table-cell table:style-name="ce465" table:formula="of:=(2*_TP3*_TN3-_FP3*_FN3)/(_SN3^2-_TP3^2+_FP3^2+_FN3^2-_TN3^2)" office:value-type="float" office:value="0.333333326078165" calcext:value-type="float">
            <text:p>0.3333</text:p>
          </table:table-cell>
          <table:table-cell table:style-name="ce465" table:formula="of:=(2*_TP4*_TN4-_FP4*_FN4)/(_SN4^2-_TP4^2+_FP4^2+_FN4^2-_TN4^2)" office:value-type="float" office:value="0.333333325805878" calcext:value-type="float">
            <text:p>0.3333</text:p>
          </table:table-cell>
          <table:table-cell table:style-name="ce465" table:formula="of:=(2*_TP5*_TN5-_FP5*_FN5)/(_SN5^2-_TP5^2+_FP5^2+_FN5^2-_TN5^2)" office:value-type="float" office:value="0.0625" calcext:value-type="float">
            <text:p>0.0625</text:p>
          </table:table-cell>
          <table:table-cell table:style-name="ce465" table:formula="of:=(2*_TP6*_TN6-_FP6*_FN6)/(_SN6^2-_TP6^2+_FP6^2+_FN6^2-_TN6^2)" office:value-type="float" office:value="-0.0999999922000001" calcext:value-type="float">
            <text:p>-0.1000</text:p>
          </table:table-cell>
          <table:table-cell table:style-name="ce465" table:formula="of:=(2*_TP7*_TN7-_FP7*_FN7)/(_SN7^2-_TP7^2+_FP7^2+_FN7^2-_TN7^2)" office:value-type="float" office:value="-0.166666664444444" calcext:value-type="float">
            <text:p>-0.1667</text:p>
          </table:table-cell>
          <table:table-cell table:style-name="ce465" table:formula="of:=(2*_TP8*_TN8-_FP8*_FN8)/(_SN8^2-_TP8^2+_FP8^2+_FN8^2-_TN8^2)" office:value-type="float" office:value="-0.166666666666667" calcext:value-type="float">
            <text:p>-0.1667</text:p>
          </table:table-cell>
          <table:table-cell table:style-name="ce465" table:formula="of:=(2*_TP9*_TN9-_FP9*_FN9)/(_SN9^2-_TP9^2+_FP9^2+_FN9^2-_TN9^2)" office:value-type="float" office:value="0" calcext:value-type="float">
            <text:p>0.0000</text:p>
          </table:table-cell>
          <table:table-cell table:style-name="ce465" table:formula="of:=(2*_TP10*_TN10-_FP10*_FN10)/(_SN10^2-_TP10^2+_FP10^2+_FN10^2-_TN10^2)" office:value-type="float" office:value="0" calcext:value-type="float">
            <text:p>0.0000</text:p>
          </table:table-cell>
          <table:table-cell table:style-name="ce465" table:formula="of:=(2*_TP11*_TN11-_FP11*_FN11)/(_SN11^2-_TP11^2+_FP11^2+_FN11^2-_TN11^2)" office:value-type="float" office:value="0" calcext:value-type="float">
            <text:p>0.0000</text:p>
          </table:table-cell>
          <table:table-cell table:style-name="ce465" table:formula="of:=(2*_TP12*_TN12-_FP12*_FN12)/(_SN12^2-_TP12^2+_FP12^2+_FN12^2-_TN12^2)" office:value-type="float" office:value="0" calcext:value-type="float">
            <text:p>0.0000</text:p>
          </table:table-cell>
          <table:table-cell/>
          <table:table-cell table:style-name="ce673" table:formula="of:=&quot;(&quot;&amp;ROUND(MIN([.AM121:.AR121]))&amp;&quot;..&quot;&amp;ROUND(MAX([.AM121:.AR121]))&amp;&quot;)&quot;" office:value-type="string" office:string-value="(0..1)" calcext:value-type="string">
            <text:p>(0..1)</text:p>
          </table:table-cell>
          <table:table-cell table:style-name="ce674" table:formula="of:=&quot;(&quot;&amp;MIN([.AM121:.AP121])&amp;&quot;..&quot;&amp;MAX([.AM121:.AP121])&amp;&quot;)&quot;" office:value-type="string" office:string-value="(0.0625..0.999999960000001)" calcext:value-type="string">
            <text:p>(0.0625..0.999999960000001)</text:p>
          </table:table-cell>
          <table:table-cell table:style-name="ce674" table:formula="of:=&quot;(&quot;&amp;MIN([.AQ121:.AR121])&amp;&quot;..&quot;&amp;MAX([.AQ121:.AR121])&amp;&quot;)&quot;" office:value-type="string" office:string-value="(-0.166666664444444..-0.0999999922000001)" calcext:value-type="string">
            <text:p>(-0.166666664444444..-0.0999999922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5" calcext:value-type="float">
            <text:p>115</text:p>
          </table:table-cell>
          <table:table-cell table:style-name="ce445" office:value-type="string" calcext:value-type="string">
            <text:p>simGSS</text:p>
          </table:table-cell>
          <table:table-cell table:style-name="ce457" office:value-type="string" calcext:value-type="string">
            <text:p>Gilbert Skill Score</text:p>
          </table:table-cell>
          <table:table-cell table:style-name="ce460" table:formula="of:=IF(ABS([.E122]-[.E$7])&lt;0.0001;&quot;≈&quot;;&quot;&quot;)">
            <text:p/>
          </table:table-cell>
          <table:table-cell table:style-name="ce712" table:formula="of:=(TP-OP*P/Sn)/(TP+FP+FN-OP*P/Sn)" office:value-type="float" office:value="0.689024390243903" calcext:value-type="float">
            <text:p>0.6890</text:p>
          </table:table-cell>
          <table:table-cell table:style-name="ce476"/>
          <table:table-cell table:style-name="ce441"/>
          <table:table-cell table:style-name="ce497" office:value-type="string" calcext:value-type="string">
            <text:p>-1/3..1 Equitable Threat Score, Ratio of Success (E: OP*P/Sn is number of hits that occurred by chance Pezzullo, John C.)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2])" office:value-type="string" office:string-value="=(TP-OP*P/Sn)/(TP+FP+FN-OP*P/Sn)" calcext:value-type="string">
            <text:p>=(TP-OP*P/Sn)/(TP+FP+FN-OP*P/Sn)</text:p>
          </table:table-cell>
          <table:table-cell table:style-name="ce640"/>
          <table:table-cell table:style-name="ce465" table:formula="of:=(_TP1-_OP1*_P1/_SN1)/(_TP1+_FP1+_FN1-_OP1*_P1/_SN1)" office:value-type="float" office:value="1" calcext:value-type="float">
            <text:p>1.0000</text:p>
          </table:table-cell>
          <table:table-cell table:style-name="ce465" table:formula="of:=(_TP2-_OP2*_P2/_SN2)/(_TP2+_FP2+_FN2-_OP2*_P2/_SN2)" office:value-type="float" office:value="0.999999960000001" calcext:value-type="float">
            <text:p>1.0000</text:p>
          </table:table-cell>
          <table:table-cell table:style-name="ce465" table:formula="of:=(_TP3-_OP3*_P3/_SN3)/(_TP3+_FP3+_FN3-_OP3*_P3/_SN3)" office:value-type="float" office:value="0.333333329291135" calcext:value-type="float">
            <text:p>0.3333</text:p>
          </table:table-cell>
          <table:table-cell table:style-name="ce465" table:formula="of:=(_TP4-_OP4*_P4/_SN4)/(_TP4+_FP4+_FN4-_OP4*_P4/_SN4)" office:value-type="float" office:value="0.333333324444444" calcext:value-type="float">
            <text:p>0.3333</text:p>
          </table:table-cell>
          <table:table-cell table:style-name="ce465" table:formula="of:=(_TP5-_OP5*_P5/_SN5)/(_TP5+_FP5+_FN5-_OP5*_P5/_SN5)" office:value-type="float" office:value="0" calcext:value-type="float">
            <text:p>0.0000</text:p>
          </table:table-cell>
          <table:table-cell table:style-name="ce465" table:formula="of:=(_TP6-_OP6*_P6/_SN6)/(_TP6+_FP6+_FN6-_OP6*_P6/_SN6)" office:value-type="float" office:value="-0.1999999904" calcext:value-type="float">
            <text:p>-0.2000</text:p>
          </table:table-cell>
          <table:table-cell table:style-name="ce465" table:formula="of:=(_TP7-_OP7*_P7/_SN7)/(_TP7+_FP7+_FN7-_OP7*_P7/_SN7)" office:value-type="float" office:value="-0.333333328888889" calcext:value-type="float">
            <text:p>-0.3333</text:p>
          </table:table-cell>
          <table:table-cell table:style-name="ce465" table:formula="of:=(_TP8-_OP8*_P8/_SN8)/(_TP8+_FP8+_FN8-_OP8*_P8/_SN8)" office:value-type="float" office:value="-0.333333333333333" calcext:value-type="float">
            <text:p>-0.3333</text:p>
          </table:table-cell>
          <table:table-cell table:style-name="ce465" table:formula="of:=(_TP9-_OP9*_P9/_SN9)/(_TP9+_FP9+_FN9-_OP9*_P9/_SN9)" office:value-type="float" office:value="0" calcext:value-type="float">
            <text:p>0.0000</text:p>
          </table:table-cell>
          <table:table-cell table:style-name="ce465" table:formula="of:=(_TP10-_OP10*_P10/_SN10)/(_TP10+_FP10+_FN10-_OP10*_P10/_SN10)" office:value-type="float" office:value="0" calcext:value-type="float">
            <text:p>0.0000</text:p>
          </table:table-cell>
          <table:table-cell table:style-name="ce465" table:formula="of:=(_TP11-_OP11*_P11/_SN11)/(_TP11+_FP11+_FN11-_OP11*_P11/_SN11)" office:value-type="float" office:value="0" calcext:value-type="float">
            <text:p>0.0000</text:p>
          </table:table-cell>
          <table:table-cell table:style-name="ce465" table:formula="of:=(_TP12-_OP12*_P12/_SN12)/(_TP12+_FP12+_FN12-_OP12*_P12/_SN12)" office:value-type="float" office:value="0" calcext:value-type="float">
            <text:p>0.0000</text:p>
          </table:table-cell>
          <table:table-cell table:style-name="ce671" table:formula="of:=['Uniform Margins'.O60]&amp;&quot;.&quot;&amp;['Uniform Margins'.P61]" office:value-type="string" office:string-value="." calcext:value-type="string">
            <text:p>.</text:p>
          </table:table-cell>
          <table:table-cell table:style-name="ce673" table:formula="of:=&quot;(&quot;&amp;ROUND(MIN([.AM122:.AR122]))&amp;&quot;..&quot;&amp;ROUND(MAX([.AM122:.AR122]))&amp;&quot;)&quot;" office:value-type="string" office:string-value="(0..1)" calcext:value-type="string">
            <text:p>(0..1)</text:p>
          </table:table-cell>
          <table:table-cell table:style-name="ce674" table:formula="of:=&quot;(&quot;&amp;MIN([.AM122:.AP122])&amp;&quot;..&quot;&amp;MAX([.AM122:.AP122])&amp;&quot;)&quot;" office:value-type="string" office:string-value="(0..0.999999960000001)" calcext:value-type="string">
            <text:p>(0..0.999999960000001)</text:p>
          </table:table-cell>
          <table:table-cell table:style-name="ce674" table:formula="of:=&quot;(&quot;&amp;MIN([.AQ122:.AR122])&amp;&quot;..&quot;&amp;MAX([.AQ122:.AR122])&amp;&quot;)&quot;" office:value-type="string" office:string-value="(-0.333333328888889..-0.1999999904)" calcext:value-type="string">
            <text:p>(-0.333333328888889..-0.1999999904)</text:p>
          </table:table-cell>
          <table:table-cell table:number-columns-repeated="11"/>
        </table:table-row>
        <table:table-row table:style-name="ro17">
          <table:table-cell table:style-name="ce436" office:value-type="float" office:value="116" calcext:value-type="float">
            <text:p>116</text:p>
          </table:table-cell>
          <table:table-cell table:style-name="ce445" office:value-type="string" calcext:value-type="string">
            <text:p>simGC</text:p>
          </table:table-cell>
          <table:table-cell table:style-name="ce457" office:value-type="string" calcext:value-type="string">
            <text:p>Gilbert’s Coefficient</text:p>
          </table:table-cell>
          <table:table-cell table:style-name="ce460" table:formula="of:=IF(ABS([.E123]-[.E$7])&lt;0.0001;&quot;≈&quot;;&quot;&quot;)">
            <text:p/>
          </table:table-cell>
          <table:table-cell table:style-name="ce712" table:formula="of:=(TP-OP*P)/(TP+FP+FN-OP*P)" office:value-type="float" office:value="1.00066152149945" calcext:value-type="float">
            <text:p>1.000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[120] GK Gilbert. Finley's tornada predictions. American Meteorological Journal, 1:166-172, 1884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3])" office:value-type="string" office:string-value="=(TP-OP*P)/(TP+FP+FN-OP*P)" calcext:value-type="string">
            <text:p>=(TP-OP*P)/(TP+FP+FN-OP*P)</text:p>
          </table:table-cell>
          <table:table-cell table:style-name="ce640"/>
          <table:table-cell table:style-name="ce465" table:formula="of:=(_TP1-_OP1*_P1)/(_TP1+_FP1+_FN1-_OP1*_P1)" office:value-type="float" office:value="1" calcext:value-type="float">
            <text:p>1.0000</text:p>
          </table:table-cell>
          <table:table-cell table:style-name="ce465" table:formula="of:=(_TP2-_OP2*_P2)/(_TP2+_FP2+_FN2-_OP2*_P2)" office:value-type="float" office:value="1.000000000002" calcext:value-type="float">
            <text:p>1.0000</text:p>
          </table:table-cell>
          <table:table-cell table:style-name="ce465" table:formula="of:=(_TP3-_OP3*_P3)/(_TP3+_FP3+_FN3-_OP3*_P3)" office:value-type="float" office:value="1.000000000002" calcext:value-type="float">
            <text:p>1.0000</text:p>
          </table:table-cell>
          <table:table-cell table:style-name="ce465" table:formula="of:=(_TP4-_OP4*_P4)/(_TP4+_FP4+_FN4-_OP4*_P4)" office:value-type="float" office:value="0.333244432591012" calcext:value-type="float">
            <text:p>0.3332</text:p>
          </table:table-cell>
          <table:table-cell table:style-name="ce465" table:formula="of:=(_TP5-_OP5*_P5)/(_TP5+_FP5+_FN5-_OP5*_P5)" office:value-type="float" office:value="1.00005000375028" calcext:value-type="float">
            <text:p>1.0001</text:p>
          </table:table-cell>
          <table:table-cell table:style-name="ce465" table:formula="of:=(_TP6-_OP6*_P6)/(_TP6+_FP6+_FN6-_OP6*_P6)" office:value-type="float" office:value="1.000200039998" calcext:value-type="float">
            <text:p>1.0002</text:p>
          </table:table-cell>
          <table:table-cell table:style-name="ce465" table:formula="of:=(_TP7-_OP7*_P7)/(_TP7+_FP7+_FN7-_OP7*_P7)" office:value-type="float" office:value="1.000200040006" calcext:value-type="float">
            <text:p>1.0002</text:p>
          </table:table-cell>
          <table:table-cell table:style-name="ce465" table:formula="of:=(_TP8-_OP8*_P8)/(_TP8+_FP8+_FN8-_OP8*_P8)" office:value-type="float" office:value="1.000200040008" calcext:value-type="float">
            <text:p>1.0002</text:p>
          </table:table-cell>
          <table:table-cell table:style-name="ce465" table:formula="of:=(_TP9-_OP9*_P9)/(_TP9+_FP9+_FN9-_OP9*_P9)" office:value-type="float" office:value="1.000000010002" calcext:value-type="float">
            <text:p>1.0000</text:p>
          </table:table-cell>
          <table:table-cell table:style-name="ce465" table:formula="of:=(_TP10-_OP10*_P10)/(_TP10+_FP10+_FN10-_OP10*_P10)" office:value-type="float" office:value="1.000000010002" calcext:value-type="float">
            <text:p>1.0000</text:p>
          </table:table-cell>
          <table:table-cell table:style-name="ce465" table:formula="of:=(_TP11-_OP11*_P11)/(_TP11+_FP11+_FN11-_OP11*_P11)" office:value-type="float" office:value="0" calcext:value-type="float">
            <text:p>0.0000</text:p>
          </table:table-cell>
          <table:table-cell table:style-name="ce465" table:formula="of:=(_TP12-_OP12*_P12)/(_TP12+_FP12+_FN12-_OP12*_P12)" office:value-type="float" office:value="0" calcext:value-type="float">
            <text:p>0.0000</text:p>
          </table:table-cell>
          <table:table-cell/>
          <table:table-cell table:style-name="ce673" table:formula="of:=&quot;(&quot;&amp;ROUND(MIN([.AM123:.AR123]))&amp;&quot;..&quot;&amp;ROUND(MAX([.AM123:.AR123]))&amp;&quot;)&quot;" office:value-type="string" office:string-value="(0..1)" calcext:value-type="string">
            <text:p>(0..1)</text:p>
          </table:table-cell>
          <table:table-cell table:style-name="ce674" table:formula="of:=&quot;(&quot;&amp;MIN([.AM123:.AP123])&amp;&quot;..&quot;&amp;MAX([.AM123:.AP123])&amp;&quot;)&quot;" office:value-type="string" office:string-value="(0.333244432591012..1.00005000375028)" calcext:value-type="string">
            <text:p>(0.333244432591012..1.00005000375028)</text:p>
          </table:table-cell>
          <table:table-cell table:style-name="ce674" table:formula="of:=&quot;(&quot;&amp;MIN([.AQ123:.AR123])&amp;&quot;..&quot;&amp;MAX([.AQ123:.AR123])&amp;&quot;)&quot;" office:value-type="string" office:string-value="(1.000200039998..1.000200040006)" calcext:value-type="string">
            <text:p>(1.000200039998..1.000200040006)</text:p>
          </table:table-cell>
          <table:table-cell table:number-columns-repeated="11"/>
        </table:table-row>
        <table:table-row table:style-name="ro17">
          <table:table-cell table:style-name="ce436" office:value-type="float" office:value="117" calcext:value-type="float">
            <text:p>117</text:p>
          </table:table-cell>
          <table:table-cell table:style-name="ce445" office:value-type="string" calcext:value-type="string">
            <text:p>simG</text:p>
          </table:table-cell>
          <table:table-cell table:style-name="ce457" office:value-type="string" calcext:value-type="string">
            <text:p>Goodall</text:p>
          </table:table-cell>
          <table:table-cell table:style-name="ce460" table:formula="of:=IF(ABS([.E124]-[.E$7])&lt;0.0001;&quot;≈&quot;;&quot;&quot;)">
            <text:p/>
          </table:table-cell>
          <table:table-cell table:style-name="ce712" table:formula="of:=(2/PI())*ASIN(SQRT((TP+TN)/Sn))" office:value-type="float" office:value="0.807998212333345" calcext:value-type="float">
            <text:p>0.8080</text:p>
          </table:table-cell>
          <table:table-cell table:style-name="ce476"/>
          <table:table-cell table:style-name="ce441"/>
          <table:table-cell table:style-name="ce465" office:value-type="string" calcext:value-type="string">
            <text:p>0..1, Goodall 1967's angular transformation of simple matching coefficient (similarity) (also called Austin and Colwell)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4])" office:value-type="string" office:string-value="=(2/PI())*ASIN(SQRT((TP+TN)/Sn))" calcext:value-type="string">
            <text:p>=(2/PI())*ASIN(SQRT((TP+TN)/Sn))</text:p>
          </table:table-cell>
          <table:table-cell table:style-name="ce640"/>
          <table:table-cell table:style-name="ce465" table:formula="of:=(2/PI())*ASIN(SQRT((_TP1+_TN1)/_SN1))" office:value-type="float" office:value="1" calcext:value-type="float">
            <text:p>1.0000</text:p>
          </table:table-cell>
          <table:table-cell table:style-name="ce465" table:formula="of:=(2/PI())*ASIN(SQRT((_TP2+_TN2)/_SN2))" office:value-type="float" office:value="0.99993633802293" calcext:value-type="float">
            <text:p>0.9999</text:p>
          </table:table-cell>
          <table:table-cell table:style-name="ce465" table:formula="of:=(2/PI())*ASIN(SQRT((_TP3+_TN3)/_SN3))" office:value-type="float" office:value="0.999909968368083" calcext:value-type="float">
            <text:p>0.9999</text:p>
          </table:table-cell>
          <table:table-cell table:style-name="ce465" table:formula="of:=(2/PI())*ASIN(SQRT((_TP4+_TN4)/_SN4))" office:value-type="float" office:value="0.999909968368083" calcext:value-type="float">
            <text:p>0.9999</text:p>
          </table:table-cell>
          <table:table-cell table:style-name="ce465" table:formula="of:=(2/PI())*ASIN(SQRT((_TP5+_TN5)/_SN5))" office:value-type="float" office:value="0.5" calcext:value-type="float">
            <text:p>0.5000</text:p>
          </table:table-cell>
          <table:table-cell table:style-name="ce465" table:formula="of:=(2/PI())*ASIN(SQRT((_TP6+_TN6)/_SN6))" office:value-type="float" office:value="0.391826556532189" calcext:value-type="float">
            <text:p>0.3918</text:p>
          </table:table-cell>
          <table:table-cell table:style-name="ce465" table:formula="of:=(2/PI())*ASIN(SQRT((_TP7+_TN7)/_SN7))" office:value-type="float" office:value="0.0000636619773428614" calcext:value-type="float">
            <text:p>0.0001</text:p>
          </table:table-cell>
          <table:table-cell table:style-name="ce465" table:formula="of:=(2/PI())*ASIN(SQRT((_TP8+_TN8)/_SN8))" office:value-type="float" office:value="0" calcext:value-type="float">
            <text:p>0.0000</text:p>
          </table:table-cell>
          <table:table-cell table:style-name="ce465" table:formula="of:=(2/PI())*ASIN(SQRT((_TP9+_TN9)/_SN9))" office:value-type="float" office:value="0.993633696168255" calcext:value-type="float">
            <text:p>0.9936</text:p>
          </table:table-cell>
          <table:table-cell table:style-name="ce465" table:formula="of:=(2/PI())*ASIN(SQRT((_TP10+_TN10)/_SN10))" office:value-type="float" office:value="0.993633696168255" calcext:value-type="float">
            <text:p>0.9936</text:p>
          </table:table-cell>
          <table:table-cell table:style-name="ce465" table:formula="of:=(2/PI())*ASIN(SQRT((_TP11+_TN11)/_SN11))" office:value-type="float" office:value="0.993633696168255" calcext:value-type="float">
            <text:p>0.9936</text:p>
          </table:table-cell>
          <table:table-cell table:style-name="ce465" table:formula="of:=(2/PI())*ASIN(SQRT((_TP12+_TN12)/_SN12))" office:value-type="float" office:value="0.993633696168255" calcext:value-type="float">
            <text:p>0.9936</text:p>
          </table:table-cell>
          <table:table-cell/>
          <table:table-cell table:style-name="ce673" table:formula="of:=&quot;(&quot;&amp;ROUND(MIN([.AM124:.AR124]))&amp;&quot;..&quot;&amp;ROUND(MAX([.AM124:.AR124]))&amp;&quot;)&quot;" office:value-type="string" office:string-value="(0..1)" calcext:value-type="string">
            <text:p>(0..1)</text:p>
          </table:table-cell>
          <table:table-cell table:style-name="ce674" table:formula="of:=&quot;(&quot;&amp;MIN([.AM124:.AP124])&amp;&quot;..&quot;&amp;MAX([.AM124:.AP124])&amp;&quot;)&quot;" office:value-type="string" office:string-value="(0.5..0.99993633802293)" calcext:value-type="string">
            <text:p>(0.5..0.99993633802293)</text:p>
          </table:table-cell>
          <table:table-cell table:style-name="ce674" table:formula="of:=&quot;(&quot;&amp;MIN([.AQ124:.AR124])&amp;&quot;..&quot;&amp;MAX([.AQ124:.AR124])&amp;&quot;)&quot;" office:value-type="string" office:string-value="(0.0000636619773428614..0.391826556532189)" calcext:value-type="string">
            <text:p>(0.0000636619773428614..0.391826556532189)</text:p>
          </table:table-cell>
          <table:table-cell table:number-columns-repeated="11"/>
        </table:table-row>
        <table:table-row table:style-name="ro17">
          <table:table-cell table:style-name="ce436" office:value-type="float" office:value="118" calcext:value-type="float">
            <text:p>118</text:p>
          </table:table-cell>
          <table:table-cell table:style-name="ce445"/>
          <table:table-cell table:style-name="ce457" office:value-type="string" calcext:value-type="string">
            <text:p>Goodman and Kruskal Min</text:p>
          </table:table-cell>
          <table:table-cell table:style-name="ce460" table:formula="of:=IF(ABS([.E125]-[.E$7])&lt;0.0001;&quot;≈&quot;;&quot;&quot;)">
            <text:p/>
          </table:table-cell>
          <table:table-cell table:style-name="ce712" table:formula="of:=(2*MIN(TP;TN)-(FP+FN))/(2*MIN(TP;TN)+(FP+FN))" office:value-type="float" office:value="0.777777777777778" calcext:value-type="float">
            <text:p>0.777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5])" office:value-type="string" office:string-value="=(2*MIN(TP,TN)-(FP+FN))/(2*MIN(TP,TN)+(FP+FN))" calcext:value-type="string">
            <text:p>=(2*MIN(TP,TN)-(FP+FN))/(2*MIN(TP,TN)+(FP+FN))</text:p>
          </table:table-cell>
          <table:table-cell table:style-name="ce640"/>
          <table:table-cell table:style-name="ce465" table:formula="of:=(2*MIN(_TP1;_TN1)-(_FP1+_FN1))/(2*MIN(_TP1;_TN1)+(_FP1+_FN1))" office:value-type="float" office:value="1" calcext:value-type="float">
            <text:p>1.0000</text:p>
          </table:table-cell>
          <table:table-cell table:style-name="ce465" table:formula="of:=(2*MIN(_TP2;_TN2)-(_FP2+_FN2))/(2*MIN(_TP2;_TN2)+(_FP2+_FN2))" office:value-type="float" office:value="0.99999998" calcext:value-type="float">
            <text:p>1.0000</text:p>
          </table:table-cell>
          <table:table-cell table:style-name="ce465" table:formula="of:=(2*MIN(_TP3;_TN3)-(_FP3+_FN3))/(2*MIN(_TP3;_TN3)+(_FP3+_FN3))" office:value-type="float" office:value="0" calcext:value-type="float">
            <text:p>0.0000</text:p>
          </table:table-cell>
          <table:table-cell table:style-name="ce465" table:formula="of:=(2*MIN(_TP4;_TN4)-(_FP4+_FN4))/(2*MIN(_TP4;_TN4)+(_FP4+_FN4))" office:value-type="float" office:value="0" calcext:value-type="float">
            <text:p>0.0000</text:p>
          </table:table-cell>
          <table:table-cell table:style-name="ce465" table:formula="of:=(2*MIN(_TP5;_TN5)-(_FP5+_FN5))/(2*MIN(_TP5;_TN5)+(_FP5+_FN5))" office:value-type="float" office:value="0" calcext:value-type="float">
            <text:p>0.0000</text:p>
          </table:table-cell>
          <table:table-cell table:style-name="ce465" table:formula="of:=(2*MIN(_TP6;_TN6)-(_FP6+_FN6))/(2*MIN(_TP6;_TN6)+(_FP6+_FN6))" office:value-type="float" office:value="-0.999999940000001" calcext:value-type="float">
            <text:p>-1.0000</text:p>
          </table:table-cell>
          <table:table-cell table:style-name="ce465" table:formula="of:=(2*MIN(_TP7;_TN7)-(_FP7+_FN7))/(2*MIN(_TP7;_TN7)+(_FP7+_FN7))" office:value-type="float" office:value="-0.99999998" calcext:value-type="float">
            <text:p>-1.0000</text:p>
          </table:table-cell>
          <table:table-cell table:style-name="ce465" table:formula="of:=(2*MIN(_TP8;_TN8)-(_FP8+_FN8))/(2*MIN(_TP8;_TN8)+(_FP8+_FN8))" office:value-type="float" office:value="-1" calcext:value-type="float">
            <text:p>-1.0000</text:p>
          </table:table-cell>
          <table:table-cell table:style-name="ce465" table:formula="of:=(2*MIN(_TP9;_TN9)-(_FP9+_FN9))/(2*MIN(_TP9;_TN9)+(_FP9+_FN9))" office:value-type="float" office:value="-1" calcext:value-type="float">
            <text:p>-1.0000</text:p>
          </table:table-cell>
          <table:table-cell table:style-name="ce465" table:formula="of:=(2*MIN(_TP10;_TN10)-(_FP10+_FN10))/(2*MIN(_TP10;_TN10)+(_FP10+_FN10))" office:value-type="float" office:value="-1" calcext:value-type="float">
            <text:p>-1.0000</text:p>
          </table:table-cell>
          <table:table-cell table:style-name="ce465" table:formula="of:=(2*MIN(_TP11;_TN11)-(_FP11+_FN11))/(2*MIN(_TP11;_TN11)+(_FP11+_FN11))" office:value-type="float" office:value="-1" calcext:value-type="float">
            <text:p>-1.0000</text:p>
          </table:table-cell>
          <table:table-cell table:style-name="ce465" table:formula="of:=(2*MIN(_TP12;_TN12)-(_FP12+_FN12))/(2*MIN(_TP12;_TN12)+(_FP12+_FN12))" office:value-type="float" office:value="-1" calcext:value-type="float">
            <text:p>-1.0000</text:p>
          </table:table-cell>
          <table:table-cell/>
          <table:table-cell table:style-name="ce673" table:formula="of:=&quot;(&quot;&amp;ROUND(MIN([.AM125:.AR125]))&amp;&quot;..&quot;&amp;ROUND(MAX([.AM125:.AR125]))&amp;&quot;)&quot;" office:value-type="string" office:string-value="(-1..1)" calcext:value-type="string">
            <text:p>(-1..1)</text:p>
          </table:table-cell>
          <table:table-cell table:style-name="ce674" table:formula="of:=&quot;(&quot;&amp;MIN([.AM125:.AP125])&amp;&quot;..&quot;&amp;MAX([.AM125:.AP125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25:.AR125])&amp;&quot;..&quot;&amp;MAX([.AQ125:.AR125])&amp;&quot;)&quot;" office:value-type="string" office:string-value="(-0.99999998..-0.999999940000001)" calcext:value-type="string">
            <text:p>(-0.99999998..-0.99999994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19" calcext:value-type="float">
            <text:p>119</text:p>
          </table:table-cell>
          <table:table-cell table:style-name="ce445"/>
          <table:table-cell table:style-name="ce457" office:value-type="string" calcext:value-type="string">
            <text:p>Goodman and Kruskal's Tau (Condition dependent)</text:p>
          </table:table-cell>
          <table:table-cell table:style-name="ce460" table:formula="of:=IF(ABS([.E126]-[.E$7])&lt;0.0001;&quot;≈&quot;;&quot;&quot;)">
            <text:p/>
          </table:table-cell>
          <table:table-cell table:style-name="ce712" table:formula="of:=(Sn*((TP^2+FP^2)/OP+(FN^2+TN^2)/ON)-P^2-N^2)/(Sn^2-P^2-N^2)" office:value-type="float" office:value="0.668184196755626" calcext:value-type="float">
            <text:p>0.6682</text:p>
          </table:table-cell>
          <table:table-cell table:style-name="ce476"/>
          <table:table-cell table:style-name="ce441"/>
          <table:table-cell table:style-name="ce480" office:value-type="string" calcext:value-type="string">
            <text:p>~Dolittle? TP/FP/FN/TN&lt;&gt;0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6])" office:value-type="string" office:string-value="=(Sn*((TP^2+FP^2)/OP+(FN^2+TN^2)/ON)-P^2-N^2)/(Sn^2-P^2-N^2)" calcext:value-type="string">
            <text:p>=(Sn*((TP^2+FP^2)/OP+(FN^2+TN^2)/ON)-P^2-N^2)/(Sn^2-P^2-N^2)</text:p>
          </table:table-cell>
          <table:table-cell table:style-name="ce640"/>
          <table:table-cell table:style-name="ce465" table:formula="of:=(_SN1*((_TP1^2+_FP1^2)/_OP1+(_FN1^2+_TN1^2)/_ON1)-_P1^2-_N1^2)/(_SN1^2-_P1^2-_N1^2)" office:value-type="float" office:value="1" calcext:value-type="float">
            <text:p>1.0000</text:p>
          </table:table-cell>
          <table:table-cell table:style-name="ce465" table:formula="of:=(_SN2*((_TP2^2+_FP2^2)/_OP2+(_FN2^2+_TN2^2)/_ON2)-_P2^2-_N2^2)/(_SN2^2-_P2^2-_N2^2)" office:value-type="float" office:value="0.999999960000001" calcext:value-type="float">
            <text:p>1.0000</text:p>
          </table:table-cell>
          <table:table-cell table:style-name="ce465" table:formula="of:=(_SN3*((_TP3^2+_FP3^2)/_OP3+(_FN3^2+_TN3^2)/_ON3)-_P3^2-_N3^2)/(_SN3^2-_P3^2-_N3^2)" office:value-type="float" office:value="0.249999990637355" calcext:value-type="float">
            <text:p>0.2500</text:p>
          </table:table-cell>
          <table:table-cell table:style-name="ce465" table:formula="of:=(_SN4*((_TP4^2+_FP4^2)/_OP4+(_FN4^2+_TN4^2)/_ON4)-_P4^2-_N4^2)/(_SN4^2-_P4^2-_N4^2)" office:value-type="float" office:value="0.249999989755451" calcext:value-type="float">
            <text:p>0.2500</text:p>
          </table:table-cell>
          <table:table-cell table:style-name="ce465" table:formula="of:=(_SN5*((_TP5^2+_FP5^2)/_OP5+(_FN5^2+_TN5^2)/_ON5)-_P5^2-_N5^2)/(_SN5^2-_P5^2-_N5^2)" office:value-type="float" office:value="0" calcext:value-type="float">
            <text:p>0.0000</text:p>
          </table:table-cell>
          <table:table-cell table:style-name="ce465" table:formula="of:=(_SN6*((_TP6^2+_FP6^2)/_OP6+(_FN6^2+_TN6^2)/_ON6)-_P6^2-_N6^2)/(_SN6^2-_P6^2-_N6^2)" office:value-type="float" office:value="0.249999970000001" calcext:value-type="float">
            <text:p>0.2500</text:p>
          </table:table-cell>
          <table:table-cell table:style-name="ce465" table:formula="of:=(_SN7*((_TP7^2+_FP7^2)/_OP7+(_FN7^2+_TN7^2)/_ON7)-_P7^2-_N7^2)/(_SN7^2-_P7^2-_N7^2)" office:value-type="float" office:value="0.999999960000001" calcext:value-type="float">
            <text:p>1.0000</text:p>
          </table:table-cell>
          <table:table-cell table:style-name="ce465" table:formula="of:=(_SN8*((_TP8^2+_FP8^2)/_OP8+(_FN8^2+_TN8^2)/_ON8)-_P8^2-_N8^2)/(_SN8^2-_P8^2-_N8^2)" office:value-type="float" office:value="1" calcext:value-type="float">
            <text:p>1.0000</text:p>
          </table:table-cell>
          <table:table-cell table:style-name="ce465" table:formula="of:=(_SN9*((_TP9^2+_FP9^2)/_OP9+(_FN9^2+_TN9^2)/_ON9)-_P9^2-_N9^2)/(_SN9^2-_P9^2-_N9^2)" office:value-type="string" office:string-value="" calcext:value-type="error">
            <text:p>#DIV/0!</text:p>
          </table:table-cell>
          <table:table-cell table:style-name="ce465" table:formula="of:=(_SN10*((_TP10^2+_FP10^2)/_OP10+(_FN10^2+_TN10^2)/_ON10)-_P10^2-_N10^2)/(_SN10^2-_P10^2-_N10^2)" office:value-type="string" office:string-value="" calcext:value-type="error">
            <text:p>#DIV/0!</text:p>
          </table:table-cell>
          <table:table-cell table:style-name="ce465" table:formula="of:=(_SN11*((_TP11^2+_FP11^2)/_OP11+(_FN11^2+_TN11^2)/_ON11)-_P11^2-_N11^2)/(_SN11^2-_P11^2-_N11^2)" office:value-type="string" office:string-value="" calcext:value-type="error">
            <text:p>#DIV/0!</text:p>
          </table:table-cell>
          <table:table-cell table:style-name="ce465" table:formula="of:=(_SN12*((_TP12^2+_FP12^2)/_OP12+(_FN12^2+_TN12^2)/_ON12)-_P12^2-_N12^2)/(_SN12^2-_P12^2-_N12^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26:.AR126]))&amp;&quot;..&quot;&amp;ROUND(MAX([.AM126:.AR126]))&amp;&quot;)&quot;" office:value-type="string" office:string-value="(0..1)" calcext:value-type="string">
            <text:p>(0..1)</text:p>
          </table:table-cell>
          <table:table-cell table:style-name="ce674" table:formula="of:=&quot;(&quot;&amp;MIN([.AM126:.AP126])&amp;&quot;..&quot;&amp;MAX([.AM126:.AP126])&amp;&quot;)&quot;" office:value-type="string" office:string-value="(0..0.999999960000001)" calcext:value-type="string">
            <text:p>(0..0.999999960000001)</text:p>
          </table:table-cell>
          <table:table-cell table:style-name="ce674" table:formula="of:=&quot;(&quot;&amp;MIN([.AQ126:.AR126])&amp;&quot;..&quot;&amp;MAX([.AQ126:.AR126])&amp;&quot;)&quot;" office:value-type="string" office:string-value="(0.249999970000001..0.999999960000001)" calcext:value-type="string">
            <text:p>(0.249999970000001..0.99999996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20" calcext:value-type="float">
            <text:p>120</text:p>
          </table:table-cell>
          <table:table-cell table:style-name="ce446" office:value-type="string" calcext:value-type="string">
            <text:p>simL</text:p>
          </table:table-cell>
          <table:table-cell table:style-name="ce457" office:value-type="string" calcext:value-type="string">
            <text:p>Goodman and Kruskal’s Lambda Similarity</text:p>
          </table:table-cell>
          <table:table-cell table:style-name="ce460" table:formula="of:=IF(ABS([.E127]-[.E$7])&lt;0.0001;&quot;≈&quot;;&quot;&quot;)">
            <text:p/>
          </table:table-cell>
          <table:table-cell table:style-name="ce712" table:formula="of:=((MAX(TP;FP)+MAX(FN;TN)+MAX(TP;FN)+MAX(FP;TN))-(MAX(P;N)+MAX(TP+TN;FN+TN)))/(2*Sn-(MAX(P;N)+MAX(TP+TN;FN+TN)))" office:value-type="float" office:value="0.647058823529412" calcext:value-type="float">
            <text:p>0.6471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3"/>
          <table:table-cell table:style-name="ce441" office:value-type="string" calcext:value-type="string">
            <text:p>Predictability of Positive or Negative on reality given the one on prediction (proportional reduction in error).</text:p>
          </table:table-cell>
          <table:table-cell table:style-name="ce441" table:number-columns-repeated="4"/>
          <table:table-cell table:style-name="ce640" table:formula="of:=FORMULA([.E127])" office:value-type="string" office:string-value="=((MAX(TP,FP)+MAX(FN,TN)+MAX(TP,FN)+MAX(FP,TN))-(MAX(P,N)+MAX(TP+TN,FN+TN)))/(2*Sn-(MAX(P,N)+MAX(TP+TN,FN+TN)))" calcext:value-type="string">
            <text:p>=((MAX(TP,FP)+MAX(FN,TN)+MAX(TP,FN)+MAX(FP,TN))-(MAX(P,N)+MAX(TP+TN,FN+TN)))/(2*Sn-(MAX(P,N)+MAX(TP+TN,FN+TN)))</text:p>
          </table:table-cell>
          <table:table-cell table:style-name="ce640"/>
          <table:table-cell table:style-name="ce465" table:formula="of:=((MAX(_TP1;_FP1)+MAX(_FN1;_TN1)+MAX(_TP1;_FN1)+MAX(_FP1;_TN1))-(MAX(_P1;_N1)+MAX(_TP1+_TN1;_FN1+_TN1)))/(2*_SN1-(MAX(_P1;_N1)+MAX(_TP1+_TN1;_FN1+_TN1)))" office:value-type="float" office:value="1" calcext:value-type="float">
            <text:p>1.0000</text:p>
          </table:table-cell>
          <table:table-cell table:style-name="ce465" table:formula="of:=((MAX(_TP2;_FP2)+MAX(_FN2;_TN2)+MAX(_TP2;_FN2)+MAX(_FP2;_TN2))-(MAX(_P2;_N2)+MAX(_TP2+_TN2;_FN2+_TN2)))/(2*_SN2-(MAX(_P2;_N2)+MAX(_TP2+_TN2;_FN2+_TN2)))" office:value-type="float" office:value="0.999999960000001" calcext:value-type="float">
            <text:p>1.0000</text:p>
          </table:table-cell>
          <table:table-cell table:style-name="ce465" table:formula="of:=((MAX(_TP3;_FP3)+MAX(_FN3;_TN3)+MAX(_TP3;_FN3)+MAX(_FP3;_TN3))-(MAX(_P3;_N3)+MAX(_TP3+_TN3;_FN3+_TN3)))/(2*_SN3-(MAX(_P3;_N3)+MAX(_TP3+_TN3;_FN3+_TN3)))" office:value-type="float" office:value="0" calcext:value-type="float">
            <text:p>0.0000</text:p>
          </table:table-cell>
          <table:table-cell table:style-name="ce465" table:formula="of:=((MAX(_TP4;_FP4)+MAX(_FN4;_TN4)+MAX(_TP4;_FN4)+MAX(_FP4;_TN4))-(MAX(_P4;_N4)+MAX(_TP4+_TN4;_FN4+_TN4)))/(2*_SN4-(MAX(_P4;_N4)+MAX(_TP4+_TN4;_FN4+_TN4)))" office:value-type="float" office:value="0" calcext:value-type="float">
            <text:p>0.0000</text:p>
          </table:table-cell>
          <table:table-cell table:style-name="ce465" table:formula="of:=((MAX(_TP5;_FP5)+MAX(_FN5;_TN5)+MAX(_TP5;_FN5)+MAX(_FP5;_TN5))-(MAX(_P5;_N5)+MAX(_TP5+_TN5;_FN5+_TN5)))/(2*_SN5-(MAX(_P5;_N5)+MAX(_TP5+_TN5;_FN5+_TN5)))" office:value-type="float" office:value="0" calcext:value-type="float">
            <text:p>0.0000</text:p>
          </table:table-cell>
          <table:table-cell table:style-name="ce465" table:formula="of:=((MAX(_TP6;_FP6)+MAX(_FN6;_TN6)+MAX(_TP6;_FN6)+MAX(_FP6;_TN6))-(MAX(_P6;_N6)+MAX(_TP6+_TN6;_FN6+_TN6)))/(2*_SN6-(MAX(_P6;_N6)+MAX(_TP6+_TN6;_FN6+_TN6)))" office:value-type="float" office:value="0" calcext:value-type="float">
            <text:p>0.0000</text:p>
          </table:table-cell>
          <table:table-cell table:style-name="ce465" table:formula="of:=((MAX(_TP7;_FP7)+MAX(_FN7;_TN7)+MAX(_TP7;_FN7)+MAX(_FP7;_TN7))-(MAX(_P7;_N7)+MAX(_TP7+_TN7;_FN7+_TN7)))/(2*_SN7-(MAX(_P7;_N7)+MAX(_TP7+_TN7;_FN7+_TN7)))" office:value-type="float" office:value="0.99999998" calcext:value-type="float">
            <text:p>1.0000</text:p>
          </table:table-cell>
          <table:table-cell table:style-name="ce465" table:formula="of:=((MAX(_TP8;_FP8)+MAX(_FN8;_TN8)+MAX(_TP8;_FN8)+MAX(_FP8;_TN8))-(MAX(_P8;_N8)+MAX(_TP8+_TN8;_FN8+_TN8)))/(2*_SN8-(MAX(_P8;_N8)+MAX(_TP8+_TN8;_FN8+_TN8)))" office:value-type="float" office:value="1" calcext:value-type="float">
            <text:p>1.0000</text:p>
          </table:table-cell>
          <table:table-cell table:style-name="ce465" table:formula="of:=((MAX(_TP9;_FP9)+MAX(_FN9;_TN9)+MAX(_TP9;_FN9)+MAX(_FP9;_TN9))-(MAX(_P9;_N9)+MAX(_TP9+_TN9;_FN9+_TN9)))/(2*_SN9-(MAX(_P9;_N9)+MAX(_TP9+_TN9;_FN9+_TN9)))" office:value-type="float" office:value="0" calcext:value-type="float">
            <text:p>0.0000</text:p>
          </table:table-cell>
          <table:table-cell table:style-name="ce465" table:formula="of:=((MAX(_TP10;_FP10)+MAX(_FN10;_TN10)+MAX(_TP10;_FN10)+MAX(_FP10;_TN10))-(MAX(_P10;_N10)+MAX(_TP10+_TN10;_FN10+_TN10)))/(2*_SN10-(MAX(_P10;_N10)+MAX(_TP10+_TN10;_FN10+_TN10)))" office:value-type="float" office:value="0.5" calcext:value-type="float">
            <text:p>0.5000</text:p>
          </table:table-cell>
          <table:table-cell table:style-name="ce465" table:formula="of:=((MAX(_TP11;_FP11)+MAX(_FN11;_TN11)+MAX(_TP11;_FN11)+MAX(_FP11;_TN11))-(MAX(_P11;_N11)+MAX(_TP11+_TN11;_FN11+_TN11)))/(2*_SN11-(MAX(_P11;_N11)+MAX(_TP11+_TN11;_FN11+_TN11)))" office:value-type="float" office:value="0" calcext:value-type="float">
            <text:p>0.0000</text:p>
          </table:table-cell>
          <table:table-cell table:style-name="ce465" table:formula="of:=((MAX(_TP12;_FP12)+MAX(_FN12;_TN12)+MAX(_TP12;_FN12)+MAX(_FP12;_TN12))-(MAX(_P12;_N12)+MAX(_TP12+_TN12;_FN12+_TN12)))/(2*_SN12-(MAX(_P12;_N12)+MAX(_TP12+_TN12;_FN12+_TN12)))" office:value-type="float" office:value="0" calcext:value-type="float">
            <text:p>0.0000</text:p>
          </table:table-cell>
          <table:table-cell/>
          <table:table-cell table:style-name="ce673" table:formula="of:=&quot;(&quot;&amp;ROUND(MIN([.AM127:.AR127]))&amp;&quot;..&quot;&amp;ROUND(MAX([.AM127:.AR127]))&amp;&quot;)&quot;" office:value-type="string" office:string-value="(0..1)" calcext:value-type="string">
            <text:p>(0..1)</text:p>
          </table:table-cell>
          <table:table-cell table:style-name="ce674" table:formula="of:=&quot;(&quot;&amp;MIN([.AM127:.AP127])&amp;&quot;..&quot;&amp;MAX([.AM127:.AP127])&amp;&quot;)&quot;" office:value-type="string" office:string-value="(0..0.999999960000001)" calcext:value-type="string">
            <text:p>(0..0.999999960000001)</text:p>
          </table:table-cell>
          <table:table-cell table:style-name="ce674" table:formula="of:=&quot;(&quot;&amp;MIN([.AQ127:.AR127])&amp;&quot;..&quot;&amp;MAX([.AQ127:.AR127])&amp;&quot;)&quot;" office:value-type="string" office:string-value="(0..0.99999998)" calcext:value-type="string">
            <text:p>(0..0.99999998)</text:p>
          </table:table-cell>
          <table:table-cell table:number-columns-repeated="11"/>
        </table:table-row>
        <table:table-row table:style-name="ro17">
          <table:table-cell table:style-name="ce436" office:value-type="float" office:value="121" calcext:value-type="float">
            <text:p>121</text:p>
          </table:table-cell>
          <table:table-cell table:style-name="ce446" office:value-type="string" calcext:value-type="string">
            <text:p>simH</text:p>
          </table:table-cell>
          <table:table-cell table:style-name="ce457" office:value-type="string" calcext:value-type="string">
            <text:p>Hamann Similarity</text:p>
          </table:table-cell>
          <table:table-cell table:style-name="ce460" table:formula="of:=IF(ABS([.E128]-[.E$7])&lt;0.0001;&quot;≈&quot;;&quot;&quot;)">
            <text:p/>
          </table:table-cell>
          <table:table-cell table:style-name="ce712" table:formula="of:=((TP+TN)-(FP+FN))/Sn" office:value-type="float" office:value="0.823529411764706" calcext:value-type="float">
            <text:p>0.8235</text:p>
          </table:table-cell>
          <table:table-cell table:style-name="ce476"/>
          <table:table-cell table:style-name="ce441"/>
          <table:table-cell table:style-name="ce488" office:value-type="float" office:value="-1" calcext:value-type="float">
            <text:p>-1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Holley and Guilford; Hubert; Gower and Legendre 9</text:p>
          </table:table-cell>
          <table:table-cell table:style-name="ce456" office:value-type="string" calcext:value-type="string">
            <text:p>Kappa (Prevalence and Bias Adjusted)(=CK+(1-CK)*(((TN-TP)/Sn)^2-((FN-FP)/Sn)^2); Byrt's Bias Index=(FN-FP)/Sn; Byrt's Prevalence Asymmetry Index=(TN-TP)/Sn)</text:p>
          </table:table-cell>
          <table:table-cell table:style-name="ce441" office:value-type="string" calcext:value-type="string">
            <text:p>Difference of match probabilities from unmatched probabilities on reality and predictions</text:p>
          </table:table-cell>
          <table:table-cell table:style-name="ce441" table:number-columns-repeated="4"/>
          <table:table-cell table:style-name="ce640" table:formula="of:=FORMULA([.E128])" office:value-type="string" office:string-value="=((TP+TN)-(FP+FN))/Sn" calcext:value-type="string">
            <text:p>=((TP+TN)-(FP+FN))/Sn</text:p>
          </table:table-cell>
          <table:table-cell table:style-name="ce640"/>
          <table:table-cell table:style-name="ce465" table:formula="of:=((_TP1+_TN1)-(_FP1+_FN1))/_SN1" office:value-type="float" office:value="1" calcext:value-type="float">
            <text:p>1.0000</text:p>
          </table:table-cell>
          <table:table-cell table:style-name="ce465" table:formula="of:=((_TP2+_TN2)-(_FP2+_FN2))/_SN2" office:value-type="float" office:value="0.99999998" calcext:value-type="float">
            <text:p>1.0000</text:p>
          </table:table-cell>
          <table:table-cell table:style-name="ce465" table:formula="of:=((_TP3+_TN3)-(_FP3+_FN3))/_SN3" office:value-type="float" office:value="0.99999996" calcext:value-type="float">
            <text:p>1.0000</text:p>
          </table:table-cell>
          <table:table-cell table:style-name="ce465" table:formula="of:=((_TP4+_TN4)-(_FP4+_FN4))/_SN4" office:value-type="float" office:value="0.99999996" calcext:value-type="float">
            <text:p>1.0000</text:p>
          </table:table-cell>
          <table:table-cell table:style-name="ce465" table:formula="of:=((_TP5+_TN5)-(_FP5+_FN5))/_SN5" office:value-type="float" office:value="0" calcext:value-type="float">
            <text:p>0.0000</text:p>
          </table:table-cell>
          <table:table-cell table:style-name="ce465" table:formula="of:=((_TP6+_TN6)-(_FP6+_FN6))/_SN6" office:value-type="float" office:value="-0.33333332" calcext:value-type="float">
            <text:p>-0.3333</text:p>
          </table:table-cell>
          <table:table-cell table:style-name="ce465" table:formula="of:=((_TP7+_TN7)-(_FP7+_FN7))/_SN7" office:value-type="float" office:value="-0.99999998" calcext:value-type="float">
            <text:p>-1.0000</text:p>
          </table:table-cell>
          <table:table-cell table:style-name="ce465" table:formula="of:=((_TP8+_TN8)-(_FP8+_FN8))/_SN8" office:value-type="float" office:value="-1" calcext:value-type="float">
            <text:p>-1.0000</text:p>
          </table:table-cell>
          <table:table-cell table:style-name="ce465" table:formula="of:=((_TP9+_TN9)-(_FP9+_FN9))/_SN9" office:value-type="float" office:value="0.9998" calcext:value-type="float">
            <text:p>0.9998</text:p>
          </table:table-cell>
          <table:table-cell table:style-name="ce465" table:formula="of:=((_TP10+_TN10)-(_FP10+_FN10))/_SN10" office:value-type="float" office:value="0.9998" calcext:value-type="float">
            <text:p>0.9998</text:p>
          </table:table-cell>
          <table:table-cell table:style-name="ce465" table:formula="of:=((_TP11+_TN11)-(_FP11+_FN11))/_SN11" office:value-type="float" office:value="0.9998" calcext:value-type="float">
            <text:p>0.9998</text:p>
          </table:table-cell>
          <table:table-cell table:style-name="ce465" table:formula="of:=((_TP12+_TN12)-(_FP12+_FN12))/_SN12" office:value-type="float" office:value="0.9998" calcext:value-type="float">
            <text:p>0.9998</text:p>
          </table:table-cell>
          <table:table-cell/>
          <table:table-cell table:style-name="ce673" table:formula="of:=&quot;(&quot;&amp;ROUND(MIN([.AM128:.AR128]))&amp;&quot;..&quot;&amp;ROUND(MAX([.AM128:.AR128]))&amp;&quot;)&quot;" office:value-type="string" office:string-value="(-1..1)" calcext:value-type="string">
            <text:p>(-1..1)</text:p>
          </table:table-cell>
          <table:table-cell table:style-name="ce674" table:formula="of:=&quot;(&quot;&amp;MIN([.AM128:.AP128])&amp;&quot;..&quot;&amp;MAX([.AM128:.AP128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28:.AR128])&amp;&quot;..&quot;&amp;MAX([.AQ128:.AR128])&amp;&quot;)&quot;" office:value-type="string" office:string-value="(-0.99999998..-0.33333332)" calcext:value-type="string">
            <text:p>(-0.99999998..-0.33333332)</text:p>
          </table:table-cell>
          <table:table-cell table:number-columns-repeated="11"/>
        </table:table-row>
        <table:table-row table:style-name="ro17">
          <table:table-cell table:style-name="ce436" office:value-type="float" office:value="122" calcext:value-type="float">
            <text:p>122</text:p>
          </table:table-cell>
          <table:table-cell table:style-name="ce445"/>
          <table:table-cell table:style-name="ce457" office:value-type="string" calcext:value-type="string">
            <text:p>Hawkin and Dotson Similarity</text:p>
          </table:table-cell>
          <table:table-cell table:style-name="ce460" table:formula="of:=IF(ABS([.E129]-[.E$7])&lt;0.0001;&quot;≈&quot;;&quot;&quot;)">
            <text:p/>
          </table:table-cell>
          <table:table-cell table:style-name="ce712" table:formula="of:=0.5*((TP/(TP+FP+FN))+(TN/(FP+FN+TN)))" office:value-type="float" office:value="0.831818181818182" calcext:value-type="float">
            <text:p>0.8318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1 Rogers and Tanimoto Similarity Coefficient çok yakın sonuç üretiyor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29])" office:value-type="string" office:string-value="=0.5*((TP/(TP+FP+FN))+(TN/(FP+FN+TN)))" calcext:value-type="string">
            <text:p>=0.5*((TP/(TP+FP+FN))+(TN/(FP+FN+TN)))</text:p>
          </table:table-cell>
          <table:table-cell table:style-name="ce640"/>
          <table:table-cell table:style-name="ce465" table:formula="of:=0.5*((_TP1/(_TP1+_FP1+_FN1))+(_TN1/(_FP1+_FN1+_TN1)))" office:value-type="float" office:value="1" calcext:value-type="float">
            <text:p>1.0000</text:p>
          </table:table-cell>
          <table:table-cell table:style-name="ce465" table:formula="of:=0.5*((_TP2/(_TP2+_FP2+_FN2))+(_TN2/(_FP2+_FN2+_TN2)))" office:value-type="float" office:value="0.99999998" calcext:value-type="float">
            <text:p>1.0000</text:p>
          </table:table-cell>
          <table:table-cell table:style-name="ce465" table:formula="of:=0.5*((_TP3/(_TP3+_FP3+_FN3))+(_TN3/(_FP3+_FN3+_TN3)))" office:value-type="float" office:value="0.666666656666667" calcext:value-type="float">
            <text:p>0.6667</text:p>
          </table:table-cell>
          <table:table-cell table:style-name="ce465" table:formula="of:=0.5*((_TP4/(_TP4+_FP4+_FN4))+(_TN4/(_FP4+_FN4+_TN4)))" office:value-type="float" office:value="0.666666656666667" calcext:value-type="float">
            <text:p>0.6667</text:p>
          </table:table-cell>
          <table:table-cell table:style-name="ce465" table:formula="of:=0.5*((_TP5/(_TP5+_FP5+_FN5))+(_TN5/(_FP5+_FN5+_TN5)))" office:value-type="float" office:value="0.333333333333333" calcext:value-type="float">
            <text:p>0.3333</text:p>
          </table:table-cell>
          <table:table-cell table:style-name="ce465" table:formula="of:=0.5*((_TP6/(_TP6+_FP6+_FN6))+(_TN6/(_FP6+_FN6+_TN6)))" office:value-type="float" office:value="0.166666674166667" calcext:value-type="float">
            <text:p>0.1667</text:p>
          </table:table-cell>
          <table:table-cell table:style-name="ce465" table:formula="of:=0.5*((_TP7/(_TP7+_FP7+_FN7))+(_TN7/(_FP7+_FN7+_TN7)))" office:value-type="float" office:value="0.000000005000000025" calcext:value-type="float">
            <text:p>0.0000</text:p>
          </table:table-cell>
          <table:table-cell table:style-name="ce465" table:formula="of:=0.5*((_TP8/(_TP8+_FP8+_FN8))+(_TN8/(_FP8+_FN8+_TN8)))" office:value-type="float" office:value="0" calcext:value-type="float">
            <text:p>0.0000</text:p>
          </table:table-cell>
          <table:table-cell table:style-name="ce465" table:formula="of:=0.5*((_TP9/(_TP9+_FP9+_FN9))+(_TN9/(_FP9+_FN9+_TN9)))" office:value-type="float" office:value="0.49995" calcext:value-type="float">
            <text:p>0.5000</text:p>
          </table:table-cell>
          <table:table-cell table:style-name="ce465" table:formula="of:=0.5*((_TP10/(_TP10+_FP10+_FN10))+(_TN10/(_FP10+_FN10+_TN10)))" office:value-type="float" office:value="0.49995" calcext:value-type="float">
            <text:p>0.5000</text:p>
          </table:table-cell>
          <table:table-cell table:style-name="ce465" table:formula="of:=0.5*((_TP11/(_TP11+_FP11+_FN11))+(_TN11/(_FP11+_FN11+_TN11)))" office:value-type="float" office:value="0.49995" calcext:value-type="float">
            <text:p>0.5000</text:p>
          </table:table-cell>
          <table:table-cell table:style-name="ce465" table:formula="of:=0.5*((_TP12/(_TP12+_FP12+_FN12))+(_TN12/(_FP12+_FN12+_TN12)))" office:value-type="float" office:value="0.49995" calcext:value-type="float">
            <text:p>0.5000</text:p>
          </table:table-cell>
          <table:table-cell/>
          <table:table-cell table:style-name="ce673" table:formula="of:=&quot;(&quot;&amp;ROUND(MIN([.AM129:.AR129]))&amp;&quot;..&quot;&amp;ROUND(MAX([.AM129:.AR129]))&amp;&quot;)&quot;" office:value-type="string" office:string-value="(0..1)" calcext:value-type="string">
            <text:p>(0..1)</text:p>
          </table:table-cell>
          <table:table-cell table:style-name="ce674" table:formula="of:=&quot;(&quot;&amp;MIN([.AM129:.AP129])&amp;&quot;..&quot;&amp;MAX([.AM129:.AP129])&amp;&quot;)&quot;" office:value-type="string" office:string-value="(0.333333333333333..0.99999998)" calcext:value-type="string">
            <text:p>(0.333333333333333..0.99999998)</text:p>
          </table:table-cell>
          <table:table-cell table:style-name="ce674" table:formula="of:=&quot;(&quot;&amp;MIN([.AQ129:.AR129])&amp;&quot;..&quot;&amp;MAX([.AQ129:.AR129])&amp;&quot;)&quot;" office:value-type="string" office:string-value="(0.000000005000000025..0.166666674166667)" calcext:value-type="string">
            <text:p>(0.000000005000000025..0.166666674166667)</text:p>
          </table:table-cell>
          <table:table-cell table:number-columns-repeated="11"/>
        </table:table-row>
        <table:table-row table:style-name="ro17">
          <table:table-cell table:style-name="ce436" office:value-type="float" office:value="123" calcext:value-type="float">
            <text:p>123</text:p>
          </table:table-cell>
          <table:table-cell table:style-name="ce445"/>
          <table:table-cell table:style-name="ce457" office:value-type="string" calcext:value-type="string">
            <text:p>Köppen 1</text:p>
          </table:table-cell>
          <table:table-cell table:style-name="ce460" table:formula="of:=IF(ABS([.E130]-[.E$7])&lt;0.0001;&quot;≈&quot;;&quot;&quot;)">
            <text:p/>
          </table:table-cell>
          <table:table-cell table:style-name="ce712" table:formula="of:=(((TP+FP)*(Sn-TP-FP))-FN)/((TP+FP)*(Sn-TP-FP))" office:value-type="float" office:value="0.99970695970696" calcext:value-type="float">
            <text:p>0.999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Sn- yerine 1- yazılmış!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0])" office:value-type="string" office:string-value="=(((TP+FP)*(Sn-TP-FP))-FN)/((TP+FP)*(Sn-TP-FP))" calcext:value-type="string">
            <text:p>=(((TP+FP)*(Sn-TP-FP))-FN)/((TP+FP)*(Sn-TP-FP))</text:p>
          </table:table-cell>
          <table:table-cell table:style-name="ce640"/>
          <table:table-cell table:style-name="ce465" table:formula="of:=(((_TP1+_FP1)*(_SN1-_TP1-_FP1))-_FN1)/((_TP1+_FP1)*(_SN1-_TP1-_FP1))" office:value-type="float" office:value="1" calcext:value-type="float">
            <text:p>1.0000</text:p>
          </table:table-cell>
          <table:table-cell table:style-name="ce465" table:formula="of:=(((_TP2+_FP2)*(_SN2-_TP2-_FP2))-_FN2)/((_TP2+_FP2)*(_SN2-_TP2-_FP2))" office:value-type="float" office:value="0.999999999999" calcext:value-type="float">
            <text:p>1.0000</text:p>
          </table:table-cell>
          <table:table-cell table:style-name="ce465" table:formula="of:=(((_TP3+_FP3)*(_SN3-_TP3-_FP3))-_FN3)/((_TP3+_FP3)*(_SN3-_TP3-_FP3))" office:value-type="float" office:value="0.999949999998924" calcext:value-type="float">
            <text:p>0.9999</text:p>
          </table:table-cell>
          <table:table-cell table:style-name="ce465" table:formula="of:=(((_TP4+_FP4)*(_SN4-_TP4-_FP4))-_FN4)/((_TP4+_FP4)*(_SN4-_TP4-_FP4))" office:value-type="float" office:value="0.999949999999" calcext:value-type="float">
            <text:p>0.9999</text:p>
          </table:table-cell>
          <table:table-cell table:style-name="ce465" table:formula="of:=(((_TP5+_FP5)*(_SN5-_TP5-_FP5))-_FN5)/((_TP5+_FP5)*(_SN5-_TP5-_FP5))" office:value-type="float" office:value="0.999975" calcext:value-type="float">
            <text:p>1.0000</text:p>
          </table:table-cell>
          <table:table-cell table:style-name="ce465" table:formula="of:=(((_TP6+_FP6)*(_SN6-_TP6-_FP6))-_FN6)/((_TP6+_FP6)*(_SN6-_TP6-_FP6))" office:value-type="float" office:value="0.999950000001" calcext:value-type="float">
            <text:p>1.0000</text:p>
          </table:table-cell>
          <table:table-cell table:style-name="ce465" table:formula="of:=(((_TP7+_FP7)*(_SN7-_TP7-_FP7))-_FN7)/((_TP7+_FP7)*(_SN7-_TP7-_FP7))" office:value-type="float" office:value="0.999900000001" calcext:value-type="float">
            <text:p>0.9999</text:p>
          </table:table-cell>
          <table:table-cell table:style-name="ce465" table:formula="of:=(((_TP8+_FP8)*(_SN8-_TP8-_FP8))-_FN8)/((_TP8+_FP8)*(_SN8-_TP8-_FP8))" office:value-type="float" office:value="0.9999" calcext:value-type="float">
            <text:p>0.9999</text:p>
          </table:table-cell>
          <table:table-cell table:style-name="ce465" table:formula="of:=(((_TP9+_FP9)*(_SN9-_TP9-_FP9))-_FN9)/((_TP9+_FP9)*(_SN9-_TP9-_FP9))" office:value-type="float" office:value="0.999899989999" calcext:value-type="float">
            <text:p>0.9999</text:p>
          </table:table-cell>
          <table:table-cell table:style-name="ce465" table:formula="of:=(((_TP10+_FP10)*(_SN10-_TP10-_FP10))-_FN10)/((_TP10+_FP10)*(_SN10-_TP10-_FP10))" office:value-type="string" office:string-value="" calcext:value-type="error">
            <text:p>#DIV/0!</text:p>
          </table:table-cell>
          <table:table-cell table:style-name="ce465" table:formula="of:=(((_TP11+_FP11)*(_SN11-_TP11-_FP11))-_FN11)/((_TP11+_FP11)*(_SN11-_TP11-_FP11))" office:value-type="string" office:string-value="" calcext:value-type="error">
            <text:p>#DIV/0!</text:p>
          </table:table-cell>
          <table:table-cell table:style-name="ce465" table:formula="of:=(((_TP12+_FP12)*(_SN12-_TP12-_FP12))-_FN12)/((_TP12+_FP12)*(_SN12-_TP12-_FP12))" office:value-type="float" office:value="1" calcext:value-type="float">
            <text:p>1.0000</text:p>
          </table:table-cell>
          <table:table-cell/>
          <table:table-cell table:style-name="ce673" table:formula="of:=&quot;(&quot;&amp;ROUND(MIN([.AM130:.AR130]))&amp;&quot;..&quot;&amp;ROUND(MAX([.AM130:.AR130]))&amp;&quot;)&quot;" office:value-type="string" office:string-value="(1..1)" calcext:value-type="string">
            <text:p>(1..1)</text:p>
          </table:table-cell>
          <table:table-cell table:style-name="ce674" table:formula="of:=&quot;(&quot;&amp;MIN([.AM130:.AP130])&amp;&quot;..&quot;&amp;MAX([.AM130:.AP130])&amp;&quot;)&quot;" office:value-type="string" office:string-value="(0.999949999998924..0.999999999999)" calcext:value-type="string">
            <text:p>(0.999949999998924..0.999999999999)</text:p>
          </table:table-cell>
          <table:table-cell table:style-name="ce674" table:formula="of:=&quot;(&quot;&amp;MIN([.AQ130:.AR130])&amp;&quot;..&quot;&amp;MAX([.AQ130:.AR130])&amp;&quot;)&quot;" office:value-type="string" office:string-value="(0.999900000001..0.999950000001)" calcext:value-type="string">
            <text:p>(0.999900000001..0.99995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24" calcext:value-type="float">
            <text:p>124</text:p>
          </table:table-cell>
          <table:table-cell table:style-name="ce445"/>
          <table:table-cell table:style-name="ce457" office:value-type="string" calcext:value-type="string">
            <text:p>Kuder and Richardson</text:p>
          </table:table-cell>
          <table:table-cell table:style-name="ce460" table:formula="of:=IF(ABS([.E131]-[.E$7])&lt;0.0001;&quot;≈&quot;;&quot;&quot;)">
            <text:p/>
          </table:table-cell>
          <table:table-cell table:style-name="ce712" table:formula="of:=4*(TP*TN-FP*FN)/(OP*ON+P*N+2*(TP*TN-FP*FN))" office:value-type="float" office:value="0.899502487562189" calcext:value-type="float">
            <text:p>0.8995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-2..1; Cronbach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1])" office:value-type="string" office:string-value="=4*(TP*TN-FP*FN)/(OP*ON+P*N+2*(TP*TN-FP*FN))" calcext:value-type="string">
            <text:p>=4*(TP*TN-FP*FN)/(OP*ON+P*N+2*(TP*TN-FP*FN))</text:p>
          </table:table-cell>
          <table:table-cell table:style-name="ce640"/>
          <table:table-cell table:style-name="ce465" table:formula="of:=4*(_TP1*_TN1-_FP1*_FN1)/(_OP1*_ON1+_P1*_N1+2*(_TP1*_TN1-_FP1*_FN1))" office:value-type="float" office:value="1" calcext:value-type="float">
            <text:p>1.0000</text:p>
          </table:table-cell>
          <table:table-cell table:style-name="ce465" table:formula="of:=4*(_TP2*_TN2-_FP2*_FN2)/(_OP2*_ON2+_P2*_N2+2*(_TP2*_TN2-_FP2*_FN2))" office:value-type="float" office:value="0.99999999" calcext:value-type="float">
            <text:p>1.0000</text:p>
          </table:table-cell>
          <table:table-cell table:style-name="ce465" table:formula="of:=4*(_TP3*_TN3-_FP3*_FN3)/(_OP3*_ON3+_P3*_N3+2*(_TP3*_TN3-_FP3*_FN3))" office:value-type="float" office:value="0.666666657777778" calcext:value-type="float">
            <text:p>0.6667</text:p>
          </table:table-cell>
          <table:table-cell table:style-name="ce465" table:formula="of:=4*(_TP4*_TN4-_FP4*_FN4)/(_OP4*_ON4+_P4*_N4+2*(_TP4*_TN4-_FP4*_FN4))" office:value-type="float" office:value="0.666666657777778" calcext:value-type="float">
            <text:p>0.6667</text:p>
          </table:table-cell>
          <table:table-cell table:style-name="ce465" table:formula="of:=4*(_TP5*_TN5-_FP5*_FN5)/(_OP5*_ON5+_P5*_N5+2*(_TP5*_TN5-_FP5*_FN5))" office:value-type="float" office:value="0" calcext:value-type="float">
            <text:p>0.0000</text:p>
          </table:table-cell>
          <table:table-cell table:style-name="ce465" table:formula="of:=4*(_TP6*_TN6-_FP6*_FN6)/(_OP6*_ON6+_P6*_N6+2*(_TP6*_TN6-_FP6*_FN6))" office:value-type="float" office:value="-1.99999976000002" calcext:value-type="float">
            <text:p>-2.0000</text:p>
          </table:table-cell>
          <table:table-cell table:style-name="ce465" table:formula="of:=4*(_TP7*_TN7-_FP7*_FN7)/(_OP7*_ON7+_P7*_N7+2*(_TP7*_TN7-_FP7*_FN7))" office:value-type="float" office:value="-99999998.7450581" calcext:value-type="float">
            <text:p>-99999998.7451</text:p>
          </table:table-cell>
          <table:table-cell table:style-name="ce465" table:formula="of:=4*(_TP8*_TN8-_FP8*_FN8)/(_OP8*_ON8+_P8*_N8+2*(_TP8*_TN8-_FP8*_FN8))" office:value-type="string" office:string-value="" calcext:value-type="error">
            <text:p>#DIV/0!</text:p>
          </table:table-cell>
          <table:table-cell table:style-name="ce465" table:formula="of:=4*(_TP9*_TN9-_FP9*_FN9)/(_OP9*_ON9+_P9*_N9+2*(_TP9*_TN9-_FP9*_FN9))" office:value-type="float" office:value="0" calcext:value-type="float">
            <text:p>0.0000</text:p>
          </table:table-cell>
          <table:table-cell table:style-name="ce465" table:formula="of:=4*(_TP10*_TN10-_FP10*_FN10)/(_OP10*_ON10+_P10*_N10+2*(_TP10*_TN10-_FP10*_FN10))" office:value-type="float" office:value="0" calcext:value-type="float">
            <text:p>0.0000</text:p>
          </table:table-cell>
          <table:table-cell table:style-name="ce465" table:formula="of:=4*(_TP11*_TN11-_FP11*_FN11)/(_OP11*_ON11+_P11*_N11+2*(_TP11*_TN11-_FP11*_FN11))" office:value-type="float" office:value="0" calcext:value-type="float">
            <text:p>0.0000</text:p>
          </table:table-cell>
          <table:table-cell table:style-name="ce465" table:formula="of:=4*(_TP12*_TN12-_FP12*_FN12)/(_OP12*_ON12+_P12*_N12+2*(_TP12*_TN12-_FP12*_FN12))" office:value-type="float" office:value="0" calcext:value-type="float">
            <text:p>0.0000</text:p>
          </table:table-cell>
          <table:table-cell/>
          <table:table-cell table:style-name="ce673" table:formula="of:=&quot;(&quot;&amp;ROUND(MIN([.AM131:.AR131]))&amp;&quot;..&quot;&amp;ROUND(MAX([.AM131:.AR131]))&amp;&quot;)&quot;" office:value-type="string" office:string-value="(-99999999..1)" calcext:value-type="string">
            <text:p>(-99999999..1)</text:p>
          </table:table-cell>
          <table:table-cell table:style-name="ce674" table:formula="of:=&quot;(&quot;&amp;MIN([.AM131:.AP131])&amp;&quot;..&quot;&amp;MAX([.AM131:.AP131])&amp;&quot;)&quot;" office:value-type="string" office:string-value="(0..0.99999999)" calcext:value-type="string">
            <text:p>(0..0.99999999)</text:p>
          </table:table-cell>
          <table:table-cell table:style-name="ce674" table:formula="of:=&quot;(&quot;&amp;MIN([.AQ131:.AR131])&amp;&quot;..&quot;&amp;MAX([.AQ131:.AR131])&amp;&quot;)&quot;" office:value-type="string" office:string-value="(-99999998.7450581..-1.99999976000002)" calcext:value-type="string">
            <text:p>(-99999998.7450581..-1.99999976000002)</text:p>
          </table:table-cell>
          <table:table-cell table:number-columns-repeated="11"/>
        </table:table-row>
        <table:table-row table:style-name="ro16">
          <table:table-cell table:style-name="ce436" office:value-type="float" office:value="125" calcext:value-type="float">
            <text:p>125</text:p>
          </table:table-cell>
          <table:table-cell table:style-name="ce445"/>
          <table:table-cell table:style-name="ce458" office:value-type="string" calcext:value-type="string">
            <text:p>Lambda (Condition dependent)</text:p>
          </table:table-cell>
          <table:table-cell table:style-name="ce460" table:formula="of:=IF(ABS([.E132]-[.E$7])&lt;0.0001;&quot;≈&quot;;&quot;&quot;)">
            <text:p/>
          </table:table-cell>
          <table:table-cell table:style-name="ce712" table:formula="of:=(MAX(TP;FP)+MAX(FN;TN)-MAX(P;N))/(Sn-MAX(P;N))" office:value-type="float" office:value="0.785714285714286" calcext:value-type="float">
            <text:p>0.785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Relative Decrease of Error Probability; P<text:span text:style-name="T89">roportional Reduction </text:span><text:span text:style-name="T90">in E</text:span><text:span text:style-name="T91">rror </text:span>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2])" office:value-type="string" office:string-value="=(MAX(TP,FP)+MAX(FN,TN)-MAX(P,N))/(Sn-MAX(P,N))" calcext:value-type="string">
            <text:p>=(MAX(TP,FP)+MAX(FN,TN)-MAX(P,N))/(Sn-MAX(P,N))</text:p>
          </table:table-cell>
          <table:table-cell table:style-name="ce640"/>
          <table:table-cell table:style-name="ce465" table:formula="of:=(MAX(_TP1;_FP1)+MAX(_FN1;_TN1)-MAX(_P1;_N1))/(_SN1-MAX(_P1;_N1))" office:value-type="float" office:value="1" calcext:value-type="float">
            <text:p>1.0000</text:p>
          </table:table-cell>
          <table:table-cell table:style-name="ce465" table:formula="of:=(MAX(_TP2;_FP2)+MAX(_FN2;_TN2)-MAX(_P2;_N2))/(_SN2-MAX(_P2;_N2))" office:value-type="float" office:value="0.99999998" calcext:value-type="float">
            <text:p>1.0000</text:p>
          </table:table-cell>
          <table:table-cell table:style-name="ce465" table:formula="of:=(MAX(_TP3;_FP3)+MAX(_FN3;_TN3)-MAX(_P3;_N3))/(_SN3-MAX(_P3;_N3))" office:value-type="float" office:value="0" calcext:value-type="float">
            <text:p>0.0000</text:p>
          </table:table-cell>
          <table:table-cell table:style-name="ce465" table:formula="of:=(MAX(_TP4;_FP4)+MAX(_FN4;_TN4)-MAX(_P4;_N4))/(_SN4-MAX(_P4;_N4))" office:value-type="float" office:value="0" calcext:value-type="float">
            <text:p>0.0000</text:p>
          </table:table-cell>
          <table:table-cell table:style-name="ce465" table:formula="of:=(MAX(_TP5;_FP5)+MAX(_FN5;_TN5)-MAX(_P5;_N5))/(_SN5-MAX(_P5;_N5))" office:value-type="float" office:value="0" calcext:value-type="float">
            <text:p>0.0000</text:p>
          </table:table-cell>
          <table:table-cell table:style-name="ce465" table:formula="of:=(MAX(_TP6;_FP6)+MAX(_FN6;_TN6)-MAX(_P6;_N6))/(_SN6-MAX(_P6;_N6))" office:value-type="float" office:value="0" calcext:value-type="float">
            <text:p>0.0000</text:p>
          </table:table-cell>
          <table:table-cell table:style-name="ce465" table:formula="of:=(MAX(_TP7;_FP7)+MAX(_FN7;_TN7)-MAX(_P7;_N7))/(_SN7-MAX(_P7;_N7))" office:value-type="float" office:value="0.99999998" calcext:value-type="float">
            <text:p>1.0000</text:p>
          </table:table-cell>
          <table:table-cell table:style-name="ce465" table:formula="of:=(MAX(_TP8;_FP8)+MAX(_FN8;_TN8)-MAX(_P8;_N8))/(_SN8-MAX(_P8;_N8))" office:value-type="float" office:value="1" calcext:value-type="float">
            <text:p>1.0000</text:p>
          </table:table-cell>
          <table:table-cell table:style-name="ce465" table:formula="of:=(MAX(_TP9;_FP9)+MAX(_FN9;_TN9)-MAX(_P9;_N9))/(_SN9-MAX(_P9;_N9))" office:value-type="string" office:string-value="" calcext:value-type="error">
            <text:p>#DIV/0!</text:p>
          </table:table-cell>
          <table:table-cell table:style-name="ce465" table:formula="of:=(MAX(_TP10;_FP10)+MAX(_FN10;_TN10)-MAX(_P10;_N10))/(_SN10-MAX(_P10;_N10))" office:value-type="float" office:value="0" calcext:value-type="float">
            <text:p>0.0000</text:p>
          </table:table-cell>
          <table:table-cell table:style-name="ce465" table:formula="of:=(MAX(_TP11;_FP11)+MAX(_FN11;_TN11)-MAX(_P11;_N11))/(_SN11-MAX(_P11;_N11))" office:value-type="float" office:value="0" calcext:value-type="float">
            <text:p>0.0000</text:p>
          </table:table-cell>
          <table:table-cell table:style-name="ce465" table:formula="of:=(MAX(_TP12;_FP12)+MAX(_FN12;_TN12)-MAX(_P12;_N12))/(_SN12-MAX(_P12;_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32:.AR132]))&amp;&quot;..&quot;&amp;ROUND(MAX([.AM132:.AR132]))&amp;&quot;)&quot;" office:value-type="string" office:string-value="(0..1)" calcext:value-type="string">
            <text:p>(0..1)</text:p>
          </table:table-cell>
          <table:table-cell table:style-name="ce674" table:formula="of:=&quot;(&quot;&amp;MIN([.AM132:.AP132])&amp;&quot;..&quot;&amp;MAX([.AM132:.AP132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32:.AR132])&amp;&quot;..&quot;&amp;MAX([.AQ132:.AR132])&amp;&quot;)&quot;" office:value-type="string" office:string-value="(0..0.99999998)" calcext:value-type="string">
            <text:p>(0..0.99999998)</text:p>
          </table:table-cell>
          <table:table-cell table:number-columns-repeated="11"/>
        </table:table-row>
        <table:table-row table:style-name="ro17">
          <table:table-cell table:style-name="ce436" office:value-type="float" office:value="126" calcext:value-type="float">
            <text:p>126</text:p>
          </table:table-cell>
          <table:table-cell table:style-name="ce445"/>
          <table:table-cell table:style-name="ce457" office:value-type="string" calcext:value-type="string">
            <text:p>Maxwell and Pilliner</text:p>
          </table:table-cell>
          <table:table-cell table:style-name="ce460" table:formula="of:=IF(ABS([.E133]-[.E$7])&lt;0.0001;&quot;≈&quot;;&quot;&quot;)">
            <text:p/>
          </table:table-cell>
          <table:table-cell table:style-name="ce712" table:formula="of:=2*(TP*TN-FP*FN)/(OP*ON+P*N)" office:value-type="float" office:value="0.817359855334539" calcext:value-type="float">
            <text:p>0.8174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3])" office:value-type="string" office:string-value="=2*(TP*TN-FP*FN)/(OP*ON+P*N)" calcext:value-type="string">
            <text:p>=2*(TP*TN-FP*FN)/(OP*ON+P*N)</text:p>
          </table:table-cell>
          <table:table-cell table:style-name="ce640"/>
          <table:table-cell table:style-name="ce465" table:formula="of:=2*(_TP1*_TN1-_FP1*_FN1)/(_OP1*_ON1+_P1*_N1)" office:value-type="float" office:value="1" calcext:value-type="float">
            <text:p>1.0000</text:p>
          </table:table-cell>
          <table:table-cell table:style-name="ce465" table:formula="of:=2*(_TP2*_TN2-_FP2*_FN2)/(_OP2*_ON2+_P2*_N2)" office:value-type="float" office:value="0.99999998" calcext:value-type="float">
            <text:p>1.0000</text:p>
          </table:table-cell>
          <table:table-cell table:style-name="ce465" table:formula="of:=2*(_TP3*_TN3-_FP3*_FN3)/(_OP3*_ON3+_P3*_N3)" office:value-type="float" office:value="0.49999999" calcext:value-type="float">
            <text:p>0.5000</text:p>
          </table:table-cell>
          <table:table-cell table:style-name="ce465" table:formula="of:=2*(_TP4*_TN4-_FP4*_FN4)/(_OP4*_ON4+_P4*_N4)" office:value-type="float" office:value="0.49999999" calcext:value-type="float">
            <text:p>0.5000</text:p>
          </table:table-cell>
          <table:table-cell table:style-name="ce465" table:formula="of:=2*(_TP5*_TN5-_FP5*_FN5)/(_OP5*_ON5+_P5*_N5)" office:value-type="float" office:value="0" calcext:value-type="float">
            <text:p>0.0000</text:p>
          </table:table-cell>
          <table:table-cell table:style-name="ce465" table:formula="of:=2*(_TP6*_TN6-_FP6*_FN6)/(_OP6*_ON6+_P6*_N6)" office:value-type="float" office:value="-0.499999970000001" calcext:value-type="float">
            <text:p>-0.5000</text:p>
          </table:table-cell>
          <table:table-cell table:style-name="ce465" table:formula="of:=2*(_TP7*_TN7-_FP7*_FN7)/(_OP7*_ON7+_P7*_N7)" office:value-type="float" office:value="-0.99999998" calcext:value-type="float">
            <text:p>-1.0000</text:p>
          </table:table-cell>
          <table:table-cell table:style-name="ce465" table:formula="of:=2*(_TP8*_TN8-_FP8*_FN8)/(_OP8*_ON8+_P8*_N8)" office:value-type="float" office:value="-1" calcext:value-type="float">
            <text:p>-1.0000</text:p>
          </table:table-cell>
          <table:table-cell table:style-name="ce465" table:formula="of:=2*(_TP9*_TN9-_FP9*_FN9)/(_OP9*_ON9+_P9*_N9)" office:value-type="float" office:value="0" calcext:value-type="float">
            <text:p>0.0000</text:p>
          </table:table-cell>
          <table:table-cell table:style-name="ce465" table:formula="of:=2*(_TP10*_TN10-_FP10*_FN10)/(_OP10*_ON10+_P10*_N10)" office:value-type="float" office:value="0" calcext:value-type="float">
            <text:p>0.0000</text:p>
          </table:table-cell>
          <table:table-cell table:style-name="ce465" table:formula="of:=2*(_TP11*_TN11-_FP11*_FN11)/(_OP11*_ON11+_P11*_N11)" office:value-type="float" office:value="0" calcext:value-type="float">
            <text:p>0.0000</text:p>
          </table:table-cell>
          <table:table-cell table:style-name="ce465" table:formula="of:=2*(_TP12*_TN12-_FP12*_FN12)/(_OP12*_ON12+_P12*_N12)" office:value-type="float" office:value="0" calcext:value-type="float">
            <text:p>0.0000</text:p>
          </table:table-cell>
          <table:table-cell/>
          <table:table-cell table:style-name="ce673" table:formula="of:=&quot;(&quot;&amp;ROUND(MIN([.AM133:.AR133]))&amp;&quot;..&quot;&amp;ROUND(MAX([.AM133:.AR133]))&amp;&quot;)&quot;" office:value-type="string" office:string-value="(-1..1)" calcext:value-type="string">
            <text:p>(-1..1)</text:p>
          </table:table-cell>
          <table:table-cell table:style-name="ce674" table:formula="of:=&quot;(&quot;&amp;MIN([.AM133:.AP133])&amp;&quot;..&quot;&amp;MAX([.AM133:.AP133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33:.AR133])&amp;&quot;..&quot;&amp;MAX([.AQ133:.AR133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27" calcext:value-type="float">
            <text:p>127</text:p>
          </table:table-cell>
          <table:table-cell table:style-name="ce445"/>
          <table:table-cell table:style-name="ce457" office:value-type="string" calcext:value-type="string">
            <text:p>McConnaughey</text:p>
          </table:table-cell>
          <table:table-cell table:style-name="ce460" table:formula="of:=IF(ABS([.E134]-[.E$7])&lt;0.0001;&quot;≈&quot;;&quot;&quot;)">
            <text:p/>
          </table:table-cell>
          <table:table-cell table:style-name="ce712" table:formula="of:=(TP^2-FP*FN)/(OP*P)" office:value-type="float" office:value="0.78021978021978" calcext:value-type="float">
            <text:p>0.7802</text:p>
          </table:table-cell>
          <table:table-cell table:style-name="ce476"/>
          <table:table-cell table:style-name="ce441"/>
          <table:table-cell table:style-name="ce496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4])" office:value-type="string" office:string-value="=(TP^2-FP*FN)/(OP*P)" calcext:value-type="string">
            <text:p>=(TP^2-FP*FN)/(OP*P)</text:p>
          </table:table-cell>
          <table:table-cell table:style-name="ce640"/>
          <table:table-cell table:style-name="ce465" table:formula="of:=(_TP1^2-_FP1*_FN1)/(_OP1*_P1)" office:value-type="float" office:value="1" calcext:value-type="float">
            <text:p>1.0000</text:p>
          </table:table-cell>
          <table:table-cell table:style-name="ce465" table:formula="of:=(_TP2^2-_FP2*_FN2)/(_OP2*_P2)" office:value-type="float" office:value="0.99999998" calcext:value-type="float">
            <text:p>1.0000</text:p>
          </table:table-cell>
          <table:table-cell table:style-name="ce465" table:formula="of:=(_TP3^2-_FP3*_FN3)/(_OP3*_P3)" office:value-type="float" office:value="0.99999998" calcext:value-type="float">
            <text:p>1.0000</text:p>
          </table:table-cell>
          <table:table-cell table:style-name="ce465" table:formula="of:=(_TP4^2-_FP4*_FN4)/(_OP4*_P4)" office:value-type="float" office:value="0" calcext:value-type="float">
            <text:p>0.0000</text:p>
          </table:table-cell>
          <table:table-cell table:style-name="ce465" table:formula="of:=(_TP5^2-_FP5*_FN5)/(_OP5*_P5)" office:value-type="float" office:value="0" calcext:value-type="float">
            <text:p>0.0000</text:p>
          </table:table-cell>
          <table:table-cell table:style-name="ce465" table:formula="of:=(_TP6^2-_FP6*_FN6)/(_OP6*_P6)" office:value-type="float" office:value="-0.999999940000001" calcext:value-type="float">
            <text:p>-1.0000</text:p>
          </table:table-cell>
          <table:table-cell table:style-name="ce465" table:formula="of:=(_TP7^2-_FP7*_FN7)/(_OP7*_P7)" office:value-type="float" office:value="-0.99999998" calcext:value-type="float">
            <text:p>-1.0000</text:p>
          </table:table-cell>
          <table:table-cell table:style-name="ce465" table:formula="of:=(_TP8^2-_FP8*_FN8)/(_OP8*_P8)" office:value-type="float" office:value="-1" calcext:value-type="float">
            <text:p>-1.0000</text:p>
          </table:table-cell>
          <table:table-cell table:style-name="ce465" table:formula="of:=(_TP9^2-_FP9*_FN9)/(_OP9*_P9)" office:value-type="float" office:value="0.9999" calcext:value-type="float">
            <text:p>0.9999</text:p>
          </table:table-cell>
          <table:table-cell table:style-name="ce465" table:formula="of:=(_TP10^2-_FP10*_FN10)/(_OP10*_P10)" office:value-type="float" office:value="0.9999" calcext:value-type="float">
            <text:p>0.9999</text:p>
          </table:table-cell>
          <table:table-cell table:style-name="ce465" table:formula="of:=(_TP11^2-_FP11*_FN11)/(_OP11*_P11)" office:value-type="string" office:string-value="" calcext:value-type="error">
            <text:p>#DIV/0!</text:p>
          </table:table-cell>
          <table:table-cell table:style-name="ce465" table:formula="of:=(_TP12^2-_FP12*_FN12)/(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34:.AR134]))&amp;&quot;..&quot;&amp;ROUND(MAX([.AM134:.AR134]))&amp;&quot;)&quot;" office:value-type="string" office:string-value="(-1..1)" calcext:value-type="string">
            <text:p>(-1..1)</text:p>
          </table:table-cell>
          <table:table-cell table:style-name="ce674" table:formula="of:=&quot;(&quot;&amp;MIN([.AM134:.AP134])&amp;&quot;..&quot;&amp;MAX([.AM134:.AP134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34:.AR134])&amp;&quot;..&quot;&amp;MAX([.AQ134:.AR134])&amp;&quot;)&quot;" office:value-type="string" office:string-value="(-0.99999998..-0.999999940000001)" calcext:value-type="string">
            <text:p>(-0.99999998..-0.99999994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28" calcext:value-type="float">
            <text:p>128</text:p>
          </table:table-cell>
          <table:table-cell table:style-name="ce445"/>
          <table:table-cell table:style-name="ce457" office:value-type="string" calcext:value-type="string">
            <text:p>Michael</text:p>
          </table:table-cell>
          <table:table-cell table:style-name="ce460" table:formula="of:=IF(ABS([.E135]-[.E$7])&lt;0.0001;&quot;≈&quot;;&quot;&quot;)">
            <text:p/>
          </table:table-cell>
          <table:table-cell table:style-name="ce712" table:formula="of:=4*(TP*TN-FP*FN)/((TP+TN)^2+(FP+FN)^2)" office:value-type="float" office:value="0.931958762886598" calcext:value-type="float">
            <text:p>0.9320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5])" office:value-type="string" office:string-value="=4*(TP*TN-FP*FN)/((TP+TN)^2+(FP+FN)^2)" calcext:value-type="string">
            <text:p>=4*(TP*TN-FP*FN)/((TP+TN)^2+(FP+FN)^2)</text:p>
          </table:table-cell>
          <table:table-cell table:style-name="ce640"/>
          <table:table-cell table:style-name="ce465" table:formula="of:=4*(_TP1*_TN1-_FP1*_FN1)/((_TP1+_TN1)^2+(_FP1+_FN1)^2)" office:value-type="float" office:value="1" calcext:value-type="float">
            <text:p>1.0000</text:p>
          </table:table-cell>
          <table:table-cell table:style-name="ce465" table:formula="of:=4*(_TP2*_TN2-_FP2*_FN2)/((_TP2+_TN2)^2+(_FP2+_FN2)^2)" office:value-type="float" office:value="1" calcext:value-type="float">
            <text:p>1.0000</text:p>
          </table:table-cell>
          <table:table-cell table:style-name="ce465" table:formula="of:=4*(_TP3*_TN3-_FP3*_FN3)/((_TP3+_TN3)^2+(_FP3+_FN3)^2)" office:value-type="float" office:value="0.00000004" calcext:value-type="float">
            <text:p>0.0000</text:p>
          </table:table-cell>
          <table:table-cell table:style-name="ce465" table:formula="of:=4*(_TP4*_TN4-_FP4*_FN4)/((_TP4+_TN4)^2+(_FP4+_FN4)^2)" office:value-type="float" office:value="0.00000004" calcext:value-type="float">
            <text:p>0.0000</text:p>
          </table:table-cell>
          <table:table-cell table:style-name="ce465" table:formula="of:=4*(_TP5*_TN5-_FP5*_FN5)/((_TP5+_TN5)^2+(_FP5+_FN5)^2)" office:value-type="float" office:value="0" calcext:value-type="float">
            <text:p>0.0000</text:p>
          </table:table-cell>
          <table:table-cell table:style-name="ce465" table:formula="of:=4*(_TP6*_TN6-_FP6*_FN6)/((_TP6+_TN6)^2+(_FP6+_FN6)^2)" office:value-type="float" office:value="-0.7999999664" calcext:value-type="float">
            <text:p>-0.8000</text:p>
          </table:table-cell>
          <table:table-cell table:style-name="ce465" table:formula="of:=4*(_TP7*_TN7-_FP7*_FN7)/((_TP7+_TN7)^2+(_FP7+_FN7)^2)" office:value-type="float" office:value="-1" calcext:value-type="float">
            <text:p>-1.0000</text:p>
          </table:table-cell>
          <table:table-cell table:style-name="ce465" table:formula="of:=4*(_TP8*_TN8-_FP8*_FN8)/((_TP8+_TN8)^2+(_FP8+_FN8)^2)" office:value-type="float" office:value="-1" calcext:value-type="float">
            <text:p>-1.0000</text:p>
          </table:table-cell>
          <table:table-cell table:style-name="ce465" table:formula="of:=4*(_TP9*_TN9-_FP9*_FN9)/((_TP9+_TN9)^2+(_FP9+_FN9)^2)" office:value-type="float" office:value="0" calcext:value-type="float">
            <text:p>0.0000</text:p>
          </table:table-cell>
          <table:table-cell table:style-name="ce465" table:formula="of:=4*(_TP10*_TN10-_FP10*_FN10)/((_TP10+_TN10)^2+(_FP10+_FN10)^2)" office:value-type="float" office:value="0" calcext:value-type="float">
            <text:p>0.0000</text:p>
          </table:table-cell>
          <table:table-cell table:style-name="ce465" table:formula="of:=4*(_TP11*_TN11-_FP11*_FN11)/((_TP11+_TN11)^2+(_FP11+_FN11)^2)" office:value-type="float" office:value="0" calcext:value-type="float">
            <text:p>0.0000</text:p>
          </table:table-cell>
          <table:table-cell table:style-name="ce465" table:formula="of:=4*(_TP12*_TN12-_FP12*_FN12)/((_TP12+_TN12)^2+(_FP12+_FN12)^2)" office:value-type="float" office:value="0" calcext:value-type="float">
            <text:p>0.0000</text:p>
          </table:table-cell>
          <table:table-cell/>
          <table:table-cell table:style-name="ce673" table:formula="of:=&quot;(&quot;&amp;ROUND(MIN([.AM135:.AR135]))&amp;&quot;..&quot;&amp;ROUND(MAX([.AM135:.AR135]))&amp;&quot;)&quot;" office:value-type="string" office:string-value="(-1..1)" calcext:value-type="string">
            <text:p>(-1..1)</text:p>
          </table:table-cell>
          <table:table-cell table:style-name="ce674" table:formula="of:=&quot;(&quot;&amp;MIN([.AM135:.AP135])&amp;&quot;..&quot;&amp;MAX([.AM135:.AP135])&amp;&quot;)&quot;" office:value-type="string" office:string-value="(0..1)" calcext:value-type="string">
            <text:p>(0..1)</text:p>
          </table:table-cell>
          <table:table-cell table:style-name="ce674" table:formula="of:=&quot;(&quot;&amp;MIN([.AQ135:.AR135])&amp;&quot;..&quot;&amp;MAX([.AQ135:.AR135])&amp;&quot;)&quot;" office:value-type="string" office:string-value="(-1..-0.7999999664)" calcext:value-type="string">
            <text:p>(-1..-0.7999999664)</text:p>
          </table:table-cell>
          <table:table-cell table:number-columns-repeated="11"/>
        </table:table-row>
        <table:table-row table:style-name="ro16">
          <table:table-cell table:style-name="ce436" office:value-type="float" office:value="129" calcext:value-type="float">
            <text:p>129</text:p>
          </table:table-cell>
          <table:table-cell table:style-name="ce446" office:value-type="string" calcext:value-type="string">
            <text:p>simO</text:p>
          </table:table-cell>
          <table:table-cell table:style-name="ce457" office:value-type="string" calcext:value-type="string">
            <text:p>Otsuka Similarity</text:p>
          </table:table-cell>
          <table:table-cell table:style-name="ce460" table:formula="of:=IF(ABS([.E136]-[.E$7])&lt;0.0001;&quot;≈&quot;;&quot;&quot;)">
            <text:p/>
          </table:table-cell>
          <table:table-cell table:style-name="ce712" table:formula="of:=SQRT(TP^2/(OP*P))" office:value-type="float" office:value="0.889499179993321" calcext:value-type="float">
            <text:p>0.8895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3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136:.X136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Ochiai; Cosine Similarity Coefficient; Driver and Kroeber; Fowlkes and Mallows; Gower and Lengendre</text:p>
          </table:table-cell>
          <table:table-cell table:style-name="ce441"/>
          <table:table-cell table:style-name="ce441" office:value-type="string" calcext:value-type="string">
            <office:annotation draw:style-name="gr13" draw:text-style-name="P8" svg:width="2.899cm" svg:height="7.785cm" svg:x="22.495cm" svg:y="65.732cm" draw:caption-point-x="-0.61cm" draw:caption-point-y="1.064cm">
              <dc:date>2017-03-13T00:00:00</dc:date>
              <text:p text:style-name="P7"><text:span text:style-name="T5">Anderberg, M. R. (1973). Measures of Association among Variables. In Cluster Analysis for Applications: Probability and Mathematical Statistics: A Series of Monographs and Textbooks (pp. 82–92). Academic Press.</text:span></text:p>
            </office:annotation>
            <text:p>The cosine of the angle between the vectors reality and classification</text:p>
          </table:table-cell>
          <table:table-cell table:style-name="ce441" table:number-columns-repeated="4"/>
          <table:table-cell table:style-name="ce640" table:formula="of:=FORMULA([.E136])" office:value-type="string" office:string-value="=SQRT(TP^2/(OP*P))" calcext:value-type="string">
            <text:p>=SQRT(TP^2/(OP*P))</text:p>
          </table:table-cell>
          <table:table-cell table:style-name="ce640" table:formula="of:=SQRT(TPR*PPV)" office:value-type="float" office:value="0.889499179993321" calcext:value-type="float">
            <office:annotation draw:style-name="gr11" draw:text-style-name="P8" svg:width="2.899cm" svg:height="1.149cm" svg:x="22.495cm" svg:y="65.732cm" draw:caption-point-x="-0.61cm" draw:caption-point-y="1.064cm">
              <dc:creator>GC</dc:creator>
              <dc:date>2017-03-13T00:00:00</dc:date>
              <text:p text:style-name="P7"><text:span text:style-name="T5">Kubat et al., 1998 G-mean</text:span></text:p>
            </office:annotation>
            <text:p>0.889499179993321</text:p>
          </table:table-cell>
          <table:table-cell table:style-name="ce465" table:formula="of:=SQRT(_TP1^2/(_OP1*_P1))" office:value-type="float" office:value="1" calcext:value-type="float">
            <text:p>1.0000</text:p>
          </table:table-cell>
          <table:table-cell table:style-name="ce465" table:formula="of:=SQRT(_TP2^2/(_OP2*_P2))" office:value-type="float" office:value="0.99999999" calcext:value-type="float">
            <text:p>1.0000</text:p>
          </table:table-cell>
          <table:table-cell table:style-name="ce465" table:formula="of:=SQRT(_TP3^2/(_OP3*_P3))" office:value-type="float" office:value="0.99999999" calcext:value-type="float">
            <text:p>1.0000</text:p>
          </table:table-cell>
          <table:table-cell table:style-name="ce465" table:formula="of:=SQRT(_TP4^2/(_OP4*_P4))" office:value-type="float" office:value="0.5" calcext:value-type="float">
            <text:p>0.5000</text:p>
          </table:table-cell>
          <table:table-cell table:style-name="ce465" table:formula="of:=SQRT(_TP5^2/(_OP5*_P5))" office:value-type="float" office:value="0.5" calcext:value-type="float">
            <text:p>0.5000</text:p>
          </table:table-cell>
          <table:table-cell table:style-name="ce465" table:formula="of:=SQRT(_TP6^2/(_OP6*_P6))" office:value-type="float" office:value="0.0000000299999994" calcext:value-type="float">
            <text:p>0.0000</text:p>
          </table:table-cell>
          <table:table-cell table:style-name="ce465" table:formula="of:=SQRT(_TP7^2/(_OP7*_P7))" office:value-type="float" office:value="0.00000001" calcext:value-type="float">
            <text:p>0.0000</text:p>
          </table:table-cell>
          <table:table-cell table:style-name="ce465" table:formula="of:=SQRT(_TP8^2/(_OP8*_P8))" office:value-type="float" office:value="0" calcext:value-type="float">
            <text:p>0.0000</text:p>
          </table:table-cell>
          <table:table-cell table:style-name="ce465" table:formula="of:=SQRT(_TP9^2/(_OP9*_P9))" office:value-type="float" office:value="0.999949998749938" calcext:value-type="float">
            <text:p>0.9999</text:p>
          </table:table-cell>
          <table:table-cell table:style-name="ce465" table:formula="of:=SQRT(_TP10^2/(_OP10*_P10))" office:value-type="float" office:value="0.999949998749938" calcext:value-type="float">
            <text:p>0.9999</text:p>
          </table:table-cell>
          <table:table-cell table:style-name="ce465" table:formula="of:=SQRT(_TP11^2/(_OP11*_P11))" office:value-type="string" office:string-value="" calcext:value-type="error">
            <text:p>#DIV/0!</text:p>
          </table:table-cell>
          <table:table-cell table:style-name="ce465" table:formula="of:=SQRT(_TP12^2/(_OP12*_P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36:.AR136]))&amp;&quot;..&quot;&amp;ROUND(MAX([.AM136:.AR136]))&amp;&quot;)&quot;" office:value-type="string" office:string-value="(0..1)" calcext:value-type="string">
            <text:p>(0..1)</text:p>
          </table:table-cell>
          <table:table-cell table:style-name="ce674" table:formula="of:=&quot;(&quot;&amp;MIN([.AM136:.AP136])&amp;&quot;..&quot;&amp;MAX([.AM136:.AP136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36:.AR136])&amp;&quot;..&quot;&amp;MAX([.AQ136:.AR136])&amp;&quot;)&quot;" office:value-type="string" office:string-value="(0.00000001..0.0000000299999994)" calcext:value-type="string">
            <text:p>(0.00000001..0.0000000299999994)</text:p>
          </table:table-cell>
          <table:table-cell table:number-columns-repeated="11"/>
        </table:table-row>
        <table:table-row table:style-name="ro17">
          <table:table-cell table:style-name="ce436" office:value-type="float" office:value="130" calcext:value-type="float">
            <text:p>130</text:p>
          </table:table-cell>
          <table:table-cell table:style-name="ce445"/>
          <table:table-cell table:style-name="ce457" office:value-type="string" calcext:value-type="string">
            <text:p>Pearson Heron II</text:p>
          </table:table-cell>
          <table:table-cell table:style-name="ce460" table:formula="of:=IF(ABS([.E137]-[.E$7])&lt;0.0001;&quot;≈&quot;;&quot;&quot;)">
            <text:p/>
          </table:table-cell>
          <table:table-cell table:style-name="ce712" table:formula="of:=COS(PI()*SQRT(FP*FN)/(SQRT(TP*TN)+SQRT(FP*FN)))" office:value-type="float" office:value="0.964026707415626" calcext:value-type="float">
            <text:p>0.9640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7])" office:value-type="string" office:string-value="=COS(PI()*SQRT(FP*FN)/(SQRT(TP*TN)+SQRT(FP*FN)))" calcext:value-type="string">
            <text:p>=COS(PI()*SQRT(FP*FN)/(SQRT(TP*TN)+SQRT(FP*FN)))</text:p>
          </table:table-cell>
          <table:table-cell table:style-name="ce640"/>
          <table:table-cell table:style-name="ce465" table:formula="of:=COS(PI()*SQRT(_FP1*_FN1)/(SQRT(_TP1*_TN1)+SQRT(_FP1*_FN1)))" office:value-type="float" office:value="1" calcext:value-type="float">
            <text:p>1.0000</text:p>
          </table:table-cell>
          <table:table-cell table:style-name="ce465" table:formula="of:=COS(PI()*SQRT(_FP2*_FN2)/(SQRT(_TP2*_TN2)+SQRT(_FP2*_FN2)))" office:value-type="float" office:value="1" calcext:value-type="float">
            <text:p>1.0000</text:p>
          </table:table-cell>
          <table:table-cell table:style-name="ce465" table:formula="of:=COS(PI()*SQRT(_FP3*_FN3)/(SQRT(_TP3*_TN3)+SQRT(_FP3*_FN3)))" office:value-type="float" office:value="0.999999950661845" calcext:value-type="float">
            <text:p>1.0000</text:p>
          </table:table-cell>
          <table:table-cell table:style-name="ce465" table:formula="of:=COS(PI()*SQRT(_FP4*_FN4)/(SQRT(_TP4*_TN4)+SQRT(_FP4*_FN4)))" office:value-type="float" office:value="0.999999950661845" calcext:value-type="float">
            <text:p>1.0000</text:p>
          </table:table-cell>
          <table:table-cell table:style-name="ce465" table:formula="of:=COS(PI()*SQRT(_FP5*_FN5)/(SQRT(_TP5*_TN5)+SQRT(_FP5*_FN5)))" office:value-type="float" office:value="6.12323399573677E-017" calcext:value-type="float">
            <text:p>0.0000</text:p>
          </table:table-cell>
          <table:table-cell table:style-name="ce465" table:formula="of:=COS(PI()*SQRT(_FP6*_FN6)/(SQRT(_TP6*_TN6)+SQRT(_FP6*_FN6)))" office:value-type="float" office:value="-0.999999852007207" calcext:value-type="float">
            <text:p>-1.0000</text:p>
          </table:table-cell>
          <table:table-cell table:style-name="ce465" table:formula="of:=COS(PI()*SQRT(_FP7*_FN7)/(SQRT(_TP7*_TN7)+SQRT(_FP7*_FN7)))" office:value-type="float" office:value="-1" calcext:value-type="float">
            <text:p>-1.0000</text:p>
          </table:table-cell>
          <table:table-cell table:style-name="ce465" table:formula="of:=COS(PI()*SQRT(_FP8*_FN8)/(SQRT(_TP8*_TN8)+SQRT(_FP8*_FN8)))" office:value-type="float" office:value="-1" calcext:value-type="float">
            <text:p>-1.0000</text:p>
          </table:table-cell>
          <table:table-cell table:style-name="ce465" table:formula="of:=COS(PI()*SQRT(_FP9*_FN9)/(SQRT(_TP9*_TN9)+SQRT(_FP9*_FN9)))" office:value-type="string" office:string-value="" calcext:value-type="error">
            <text:p>#DIV/0!</text:p>
          </table:table-cell>
          <table:table-cell table:style-name="ce465" table:formula="of:=COS(PI()*SQRT(_FP10*_FN10)/(SQRT(_TP10*_TN10)+SQRT(_FP10*_FN10)))" office:value-type="string" office:string-value="" calcext:value-type="error">
            <text:p>#DIV/0!</text:p>
          </table:table-cell>
          <table:table-cell table:style-name="ce465" table:formula="of:=COS(PI()*SQRT(_FP11*_FN11)/(SQRT(_TP11*_TN11)+SQRT(_FP11*_FN11)))" office:value-type="string" office:string-value="" calcext:value-type="error">
            <text:p>#DIV/0!</text:p>
          </table:table-cell>
          <table:table-cell table:style-name="ce465" table:formula="of:=COS(PI()*SQRT(_FP12*_FN12)/(SQRT(_TP12*_TN12)+SQRT(_FP12*_FN12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37:.AR137]))&amp;&quot;..&quot;&amp;ROUND(MAX([.AM137:.AR137]))&amp;&quot;)&quot;" office:value-type="string" office:string-value="(-1..1)" calcext:value-type="string">
            <text:p>(-1..1)</text:p>
          </table:table-cell>
          <table:table-cell table:style-name="ce674" table:formula="of:=&quot;(&quot;&amp;MIN([.AM137:.AP137])&amp;&quot;..&quot;&amp;MAX([.AM137:.AP137])&amp;&quot;)&quot;" office:value-type="string" office:string-value="(6.12323399573677E-017..1)" calcext:value-type="string">
            <text:p>(6.12323399573677E-017..1)</text:p>
          </table:table-cell>
          <table:table-cell table:style-name="ce674" table:formula="of:=&quot;(&quot;&amp;MIN([.AQ137:.AR137])&amp;&quot;..&quot;&amp;MAX([.AQ137:.AR137])&amp;&quot;)&quot;" office:value-type="string" office:string-value="(-1..-0.999999852007207)" calcext:value-type="string">
            <text:p>(-1..-0.999999852007207)</text:p>
          </table:table-cell>
          <table:table-cell table:number-columns-repeated="11"/>
        </table:table-row>
        <table:table-row table:style-name="ro17">
          <table:table-cell table:style-name="ce436" office:value-type="float" office:value="131" calcext:value-type="float">
            <text:p>131</text:p>
          </table:table-cell>
          <table:table-cell table:style-name="ce446" office:value-type="string" calcext:value-type="string">
            <text:p>simRT</text:p>
          </table:table-cell>
          <table:table-cell table:style-name="ce457" office:value-type="string" calcext:value-type="string">
            <text:p>Rogers and Tanimoto Similarity</text:p>
          </table:table-cell>
          <table:table-cell table:style-name="ce460" table:formula="of:=IF(ABS([.E138]-[.E$7])&lt;0.0001;&quot;≈&quot;;&quot;&quot;)">
            <text:p/>
          </table:table-cell>
          <table:table-cell table:style-name="ce712" table:formula="of:=(TP+TN)/(TP+TN+2*(FP+FN))" office:value-type="float" office:value="0.837837837837838" calcext:value-type="float">
            <text:p>0.8378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441" office:value-type="string" calcext:value-type="string">
            <text:p>Farkas; Gower and Legendre 6</text:p>
          </table:table-cell>
          <table:table-cell table:style-name="ce441" table:number-columns-repeated="6"/>
          <table:table-cell table:style-name="ce640" table:formula="of:=FORMULA([.E138])" office:value-type="string" office:string-value="=(TP+TN)/(TP+TN+2*(FP+FN))" calcext:value-type="string">
            <text:p>=(TP+TN)/(TP+TN+2*(FP+FN))</text:p>
          </table:table-cell>
          <table:table-cell table:style-name="ce640"/>
          <table:table-cell table:style-name="ce465" table:formula="of:=(_TP1+_TN1)/(_TP1+_TN1+2*(_FP1+_FN1))" office:value-type="float" office:value="1" calcext:value-type="float">
            <text:p>1.0000</text:p>
          </table:table-cell>
          <table:table-cell table:style-name="ce465" table:formula="of:=(_TP2+_TN2)/(_TP2+_TN2+2*(_FP2+_FN2))" office:value-type="float" office:value="0.99999998" calcext:value-type="float">
            <text:p>1.0000</text:p>
          </table:table-cell>
          <table:table-cell table:style-name="ce465" table:formula="of:=(_TP3+_TN3)/(_TP3+_TN3+2*(_FP3+_FN3))" office:value-type="float" office:value="0.999999960000001" calcext:value-type="float">
            <text:p>1.0000</text:p>
          </table:table-cell>
          <table:table-cell table:style-name="ce465" table:formula="of:=(_TP4+_TN4)/(_TP4+_TN4+2*(_FP4+_FN4))" office:value-type="float" office:value="0.999999960000001" calcext:value-type="float">
            <text:p>1.0000</text:p>
          </table:table-cell>
          <table:table-cell table:style-name="ce465" table:formula="of:=(_TP5+_TN5)/(_TP5+_TN5+2*(_FP5+_FN5))" office:value-type="float" office:value="0.333333333333333" calcext:value-type="float">
            <text:p>0.3333</text:p>
          </table:table-cell>
          <table:table-cell table:style-name="ce465" table:formula="of:=(_TP6+_TN6)/(_TP6+_TN6+2*(_FP6+_FN6))" office:value-type="float" office:value="0.2000000048" calcext:value-type="float">
            <text:p>0.2000</text:p>
          </table:table-cell>
          <table:table-cell table:style-name="ce465" table:formula="of:=(_TP7+_TN7)/(_TP7+_TN7+2*(_FP7+_FN7))" office:value-type="float" office:value="0.000000005000000025" calcext:value-type="float">
            <text:p>0.0000</text:p>
          </table:table-cell>
          <table:table-cell table:style-name="ce465" table:formula="of:=(_TP8+_TN8)/(_TP8+_TN8+2*(_FP8+_FN8))" office:value-type="float" office:value="0" calcext:value-type="float">
            <text:p>0.0000</text:p>
          </table:table-cell>
          <table:table-cell table:style-name="ce465" table:formula="of:=(_TP9+_TN9)/(_TP9+_TN9+2*(_FP9+_FN9))" office:value-type="float" office:value="0.999800019998" calcext:value-type="float">
            <text:p>0.9998</text:p>
          </table:table-cell>
          <table:table-cell table:style-name="ce465" table:formula="of:=(_TP10+_TN10)/(_TP10+_TN10+2*(_FP10+_FN10))" office:value-type="float" office:value="0.999800019998" calcext:value-type="float">
            <text:p>0.9998</text:p>
          </table:table-cell>
          <table:table-cell table:style-name="ce465" table:formula="of:=(_TP11+_TN11)/(_TP11+_TN11+2*(_FP11+_FN11))" office:value-type="float" office:value="0.999800019998" calcext:value-type="float">
            <text:p>0.9998</text:p>
          </table:table-cell>
          <table:table-cell table:style-name="ce465" table:formula="of:=(_TP12+_TN12)/(_TP12+_TN12+2*(_FP12+_FN12))" office:value-type="float" office:value="0.999800019998" calcext:value-type="float">
            <text:p>0.9998</text:p>
          </table:table-cell>
          <table:table-cell/>
          <table:table-cell table:style-name="ce673" table:formula="of:=&quot;(&quot;&amp;ROUND(MIN([.AM138:.AR138]))&amp;&quot;..&quot;&amp;ROUND(MAX([.AM138:.AR138]))&amp;&quot;)&quot;" office:value-type="string" office:string-value="(0..1)" calcext:value-type="string">
            <text:p>(0..1)</text:p>
          </table:table-cell>
          <table:table-cell table:style-name="ce674" table:formula="of:=&quot;(&quot;&amp;MIN([.AM138:.AP138])&amp;&quot;..&quot;&amp;MAX([.AM138:.AP138])&amp;&quot;)&quot;" office:value-type="string" office:string-value="(0.333333333333333..0.99999998)" calcext:value-type="string">
            <text:p>(0.333333333333333..0.99999998)</text:p>
          </table:table-cell>
          <table:table-cell table:style-name="ce674" table:formula="of:=&quot;(&quot;&amp;MIN([.AQ138:.AR138])&amp;&quot;..&quot;&amp;MAX([.AQ138:.AR138])&amp;&quot;)&quot;" office:value-type="string" office:string-value="(0.000000005000000025..0.2000000048)" calcext:value-type="string">
            <text:p>(0.000000005000000025..0.2000000048)</text:p>
          </table:table-cell>
          <table:table-cell table:number-columns-repeated="11"/>
        </table:table-row>
        <table:table-row table:style-name="ro17">
          <table:table-cell table:style-name="ce436" office:value-type="float" office:value="132" calcext:value-type="float">
            <text:p>132</text:p>
          </table:table-cell>
          <table:table-cell table:style-name="ce445"/>
          <table:table-cell table:style-name="ce458" office:value-type="string" calcext:value-type="string">
            <text:p>Rogot and Goldberg</text:p>
          </table:table-cell>
          <table:table-cell table:style-name="ce460" table:formula="of:=IF(ABS([.E139]-[.E$7])&lt;0.0001;&quot;≈&quot;;&quot;&quot;)">
            <text:p/>
          </table:table-cell>
          <table:table-cell table:style-name="ce712" table:formula="of:=TP/(OP+P)+TN/(ON+N)" office:value-type="float" office:value="0.907859078590786" calcext:value-type="float">
            <text:p>0.9079</text:p>
          </table:table-cell>
          <table:table-cell table:style-name="ce476"/>
          <table:table-cell table:style-name="ce441"/>
          <table:table-cell table:style-name="ce456" office:value-type="string" calcext:value-type="string">
            <text:p>0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39])" office:value-type="string" office:string-value="=TP/(OP+P)+TN/(ON+N)" calcext:value-type="string">
            <text:p>=TP/(OP+P)+TN/(ON+N)</text:p>
          </table:table-cell>
          <table:table-cell table:style-name="ce640"/>
          <table:table-cell table:style-name="ce465" table:formula="of:=_TP1/(_OP1+_P1)+_TN1/(_ON1+_N1)" office:value-type="float" office:value="1" calcext:value-type="float">
            <text:p>1.0000</text:p>
          </table:table-cell>
          <table:table-cell table:style-name="ce465" table:formula="of:=_TP2/(_OP2+_P2)+_TN2/(_ON2+_N2)" office:value-type="float" office:value="0.99999999" calcext:value-type="float">
            <text:p>1.0000</text:p>
          </table:table-cell>
          <table:table-cell table:style-name="ce465" table:formula="of:=_TP3/(_OP3+_P3)+_TN3/(_ON3+_N3)" office:value-type="float" office:value="0.749999995" calcext:value-type="float">
            <text:p>0.7500</text:p>
          </table:table-cell>
          <table:table-cell table:style-name="ce465" table:formula="of:=_TP4/(_OP4+_P4)+_TN4/(_ON4+_N4)" office:value-type="float" office:value="0.749999995" calcext:value-type="float">
            <text:p>0.7500</text:p>
          </table:table-cell>
          <table:table-cell table:style-name="ce465" table:formula="of:=_TP5/(_OP5+_P5)+_TN5/(_ON5+_N5)" office:value-type="float" office:value="0.5" calcext:value-type="float">
            <text:p>0.5000</text:p>
          </table:table-cell>
          <table:table-cell table:style-name="ce465" table:formula="of:=_TP6/(_OP6+_P6)+_TN6/(_ON6+_N6)" office:value-type="float" office:value="0.250000015" calcext:value-type="float">
            <text:p>0.2500</text:p>
          </table:table-cell>
          <table:table-cell table:style-name="ce465" table:formula="of:=_TP7/(_OP7+_P7)+_TN7/(_ON7+_N7)" office:value-type="float" office:value="0.00000001" calcext:value-type="float">
            <text:p>0.0000</text:p>
          </table:table-cell>
          <table:table-cell table:style-name="ce465" table:formula="of:=_TP8/(_OP8+_P8)+_TN8/(_ON8+_N8)" office:value-type="float" office:value="0" calcext:value-type="float">
            <text:p>0.0000</text:p>
          </table:table-cell>
          <table:table-cell table:style-name="ce465" table:formula="of:=_TP9/(_OP9+_P9)+_TN9/(_ON9+_N9)" office:value-type="float" office:value="0.499974998749938" calcext:value-type="float">
            <text:p>0.5000</text:p>
          </table:table-cell>
          <table:table-cell table:style-name="ce465" table:formula="of:=_TP10/(_OP10+_P10)+_TN10/(_ON10+_N10)" office:value-type="float" office:value="0.499974998749938" calcext:value-type="float">
            <text:p>0.5000</text:p>
          </table:table-cell>
          <table:table-cell table:style-name="ce465" table:formula="of:=_TP11/(_OP11+_P11)+_TN11/(_ON11+_N11)" office:value-type="float" office:value="0.499974998749938" calcext:value-type="float">
            <text:p>0.5000</text:p>
          </table:table-cell>
          <table:table-cell table:style-name="ce465" table:formula="of:=_TP12/(_OP12+_P12)+_TN12/(_ON12+_N12)" office:value-type="float" office:value="0.499974998749938" calcext:value-type="float">
            <text:p>0.5000</text:p>
          </table:table-cell>
          <table:table-cell/>
          <table:table-cell table:style-name="ce673" table:formula="of:=&quot;(&quot;&amp;ROUND(MIN([.AM139:.AR139]))&amp;&quot;..&quot;&amp;ROUND(MAX([.AM139:.AR139]))&amp;&quot;)&quot;" office:value-type="string" office:string-value="(0..1)" calcext:value-type="string">
            <text:p>(0..1)</text:p>
          </table:table-cell>
          <table:table-cell table:style-name="ce674" table:formula="of:=&quot;(&quot;&amp;MIN([.AM139:.AP139])&amp;&quot;..&quot;&amp;MAX([.AM139:.AP139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39:.AR139])&amp;&quot;..&quot;&amp;MAX([.AQ139:.AR139])&amp;&quot;)&quot;" office:value-type="string" office:string-value="(0.00000001..0.250000015)" calcext:value-type="string">
            <text:p>(0.00000001..0.250000015)</text:p>
          </table:table-cell>
          <table:table-cell table:number-columns-repeated="11"/>
        </table:table-row>
        <table:table-row table:style-name="ro17">
          <table:table-cell table:style-name="ce436" office:value-type="float" office:value="133" calcext:value-type="float">
            <text:p>133</text:p>
          </table:table-cell>
          <table:table-cell table:style-name="ce445"/>
          <table:table-cell table:style-name="ce457" office:value-type="string" calcext:value-type="string">
            <text:p>Roux</text:p>
          </table:table-cell>
          <table:table-cell table:style-name="ce460" table:formula="of:=IF(ABS([.E140]-[.E$7])&lt;0.0001;&quot;≈&quot;;&quot;&quot;)">
            <text:p/>
          </table:table-cell>
          <table:table-cell table:style-name="ce712" table:formula="of:=(TP+TN)/(MIN(FP;FN)+MIN(Sn-FP;Sn-FN))" office:value-type="float" office:value="0.939393939393939" calcext:value-type="float">
            <text:p>0.9394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40])" office:value-type="string" office:string-value="=(TP+TN)/(MIN(FP,FN)+MIN(Sn-FP,Sn-FN))" calcext:value-type="string">
            <text:p>=(TP+TN)/(MIN(FP,FN)+MIN(Sn-FP,Sn-FN))</text:p>
          </table:table-cell>
          <table:table-cell table:style-name="ce640"/>
          <table:table-cell table:style-name="ce465" table:formula="of:=(_TP1+_TN1)/(MIN(_FP1;_FN1)+MIN(_SN1-_FP1;_SN1-_FN1))" office:value-type="float" office:value="1" calcext:value-type="float">
            <text:p>1.0000</text:p>
          </table:table-cell>
          <table:table-cell table:style-name="ce465" table:formula="of:=(_TP2+_TN2)/(MIN(_FP2;_FN2)+MIN(_SN2-_FP2;_SN2-_FN2))" office:value-type="float" office:value="0.99999999" calcext:value-type="float">
            <text:p>1.0000</text:p>
          </table:table-cell>
          <table:table-cell table:style-name="ce465" table:formula="of:=(_TP3+_TN3)/(MIN(_FP3;_FN3)+MIN(_SN3-_FP3;_SN3-_FN3))" office:value-type="float" office:value="0.99999998" calcext:value-type="float">
            <text:p>1.0000</text:p>
          </table:table-cell>
          <table:table-cell table:style-name="ce465" table:formula="of:=(_TP4+_TN4)/(MIN(_FP4;_FN4)+MIN(_SN4-_FP4;_SN4-_FN4))" office:value-type="float" office:value="0.99999998" calcext:value-type="float">
            <text:p>1.0000</text:p>
          </table:table-cell>
          <table:table-cell table:style-name="ce465" table:formula="of:=(_TP5+_TN5)/(MIN(_FP5;_FN5)+MIN(_SN5-_FP5;_SN5-_FN5))" office:value-type="float" office:value="0.5" calcext:value-type="float">
            <text:p>0.5000</text:p>
          </table:table-cell>
          <table:table-cell table:style-name="ce465" table:formula="of:=(_TP6+_TN6)/(MIN(_FP6;_FN6)+MIN(_SN6-_FP6;_SN6-_FN6))" office:value-type="float" office:value="0.33333334" calcext:value-type="float">
            <text:p>0.3333</text:p>
          </table:table-cell>
          <table:table-cell table:style-name="ce465" table:formula="of:=(_TP7+_TN7)/(MIN(_FP7;_FN7)+MIN(_SN7-_FP7;_SN7-_FN7))" office:value-type="float" office:value="0.00000001" calcext:value-type="float">
            <text:p>0.0000</text:p>
          </table:table-cell>
          <table:table-cell table:style-name="ce465" table:formula="of:=(_TP8+_TN8)/(MIN(_FP8;_FN8)+MIN(_SN8-_FP8;_SN8-_FN8))" office:value-type="float" office:value="0" calcext:value-type="float">
            <text:p>0.0000</text:p>
          </table:table-cell>
          <table:table-cell table:style-name="ce465" table:formula="of:=(_TP9+_TN9)/(MIN(_FP9;_FN9)+MIN(_SN9-_FP9;_SN9-_FN9))" office:value-type="float" office:value="1" calcext:value-type="float">
            <text:p>1.0000</text:p>
          </table:table-cell>
          <table:table-cell table:style-name="ce465" table:formula="of:=(_TP10+_TN10)/(MIN(_FP10;_FN10)+MIN(_SN10-_FP10;_SN10-_FN10))" office:value-type="float" office:value="1" calcext:value-type="float">
            <text:p>1.0000</text:p>
          </table:table-cell>
          <table:table-cell table:style-name="ce465" table:formula="of:=(_TP11+_TN11)/(MIN(_FP11;_FN11)+MIN(_SN11-_FP11;_SN11-_FN11))" office:value-type="float" office:value="1" calcext:value-type="float">
            <text:p>1.0000</text:p>
          </table:table-cell>
          <table:table-cell table:style-name="ce465" table:formula="of:=(_TP12+_TN12)/(MIN(_FP12;_FN12)+MIN(_SN12-_FP12;_SN12-_FN12))" office:value-type="float" office:value="1" calcext:value-type="float">
            <text:p>1.0000</text:p>
          </table:table-cell>
          <table:table-cell/>
          <table:table-cell table:style-name="ce673" table:formula="of:=&quot;(&quot;&amp;ROUND(MIN([.AM140:.AR140]))&amp;&quot;..&quot;&amp;ROUND(MAX([.AM140:.AR140]))&amp;&quot;)&quot;" office:value-type="string" office:string-value="(0..1)" calcext:value-type="string">
            <text:p>(0..1)</text:p>
          </table:table-cell>
          <table:table-cell table:style-name="ce674" table:formula="of:=&quot;(&quot;&amp;MIN([.AM140:.AP140])&amp;&quot;..&quot;&amp;MAX([.AM140:.AP140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40:.AR140])&amp;&quot;..&quot;&amp;MAX([.AQ140:.AR140])&amp;&quot;)&quot;" office:value-type="string" office:string-value="(0.00000001..0.33333334)" calcext:value-type="string">
            <text:p>(0.00000001..0.33333334)</text:p>
          </table:table-cell>
          <table:table-cell table:number-columns-repeated="11"/>
        </table:table-row>
        <table:table-row table:style-name="ro17">
          <table:table-cell table:style-name="ce436" office:value-type="float" office:value="134" calcext:value-type="float">
            <text:p>134</text:p>
          </table:table-cell>
          <table:table-cell table:style-name="ce445"/>
          <table:table-cell table:style-name="ce457" office:value-type="string" calcext:value-type="string">
            <text:p>Scott</text:p>
          </table:table-cell>
          <table:table-cell table:style-name="ce460" table:formula="of:=IF(ABS([.E141]-[.E$7])&lt;0.0001;&quot;≈&quot;;&quot;&quot;)">
            <text:p/>
          </table:table-cell>
          <table:table-cell table:style-name="ce712" table:formula="of:=(4*(TP*TN-FP*FN)-(FP-FN)^2)/((2*TP+FP+FN)*(FP+FN+2*TN))" office:value-type="float" office:value="0.815718157181572" calcext:value-type="float">
            <text:p>0.8157</text:p>
          </table:table-cell>
          <table:table-cell table:style-name="ce476"/>
          <table:table-cell table:style-name="ce441"/>
          <table:table-cell table:style-name="ce496" office:value-type="string" calcext:value-type="string">
            <text:p>-1..1; Scott's Agreement Index; Kappa (Bias Adjusted) (=(ACC-0.25*((P+OP)^2+(N+ON)^2)/Sn^2)/(1-0.25*((P+OP)^2+(N+ON)^2)/Sn^2)); Mak's Rho (1988) (=(4*Sn*TP*TN-Sn*(FP+FN)^2+(FP+FN))/(Sn*(OP+P)*(ON+N)-(FP+FN)))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41])" office:value-type="string" office:string-value="=(4*(TP*TN-FP*FN)-(FP-FN)^2)/((2*TP+FP+FN)*(FP+FN+2*TN))" calcext:value-type="string">
            <text:p>=(4*(TP*TN-FP*FN)-(FP-FN)^2)/((2*TP+FP+FN)*(FP+FN+2*TN))</text:p>
          </table:table-cell>
          <table:table-cell table:style-name="ce640"/>
          <table:table-cell table:style-name="ce465" table:formula="of:=(4*(_TP1*_TN1-_FP1*_FN1)-(_FP1-_FN1)^2)/((2*_TP1+_FP1+_FN1)*(_FP1+_FN1+2*_TN1))" office:value-type="float" office:value="1" calcext:value-type="float">
            <text:p>1.0000</text:p>
          </table:table-cell>
          <table:table-cell table:style-name="ce465" table:formula="of:=(4*(_TP2*_TN2-_FP2*_FN2)-(_FP2-_FN2)^2)/((2*_TP2+_FP2+_FN2)*(_FP2+_FN2+2*_TN2))" office:value-type="float" office:value="0.99999998" calcext:value-type="float">
            <text:p>1.0000</text:p>
          </table:table-cell>
          <table:table-cell table:style-name="ce465" table:formula="of:=(4*(_TP3*_TN3-_FP3*_FN3)-(_FP3-_FN3)^2)/((2*_TP3+_FP3+_FN3)*(_FP3+_FN3+2*_TN3))" office:value-type="float" office:value="0.49999999" calcext:value-type="float">
            <text:p>0.5000</text:p>
          </table:table-cell>
          <table:table-cell table:style-name="ce465" table:formula="of:=(4*(_TP4*_TN4-_FP4*_FN4)-(_FP4-_FN4)^2)/((2*_TP4+_FP4+_FN4)*(_FP4+_FN4+2*_TN4))" office:value-type="float" office:value="0.49999999" calcext:value-type="float">
            <text:p>0.5000</text:p>
          </table:table-cell>
          <table:table-cell table:style-name="ce465" table:formula="of:=(4*(_TP5*_TN5-_FP5*_FN5)-(_FP5-_FN5)^2)/((2*_TP5+_FP5+_FN5)*(_FP5+_FN5+2*_TN5))" office:value-type="float" office:value="0" calcext:value-type="float">
            <text:p>0.0000</text:p>
          </table:table-cell>
          <table:table-cell table:style-name="ce465" table:formula="of:=(4*(_TP6*_TN6-_FP6*_FN6)-(_FP6-_FN6)^2)/((2*_TP6+_FP6+_FN6)*(_FP6+_FN6+2*_TN6))" office:value-type="float" office:value="-0.499999970000001" calcext:value-type="float">
            <text:p>-0.5000</text:p>
          </table:table-cell>
          <table:table-cell table:style-name="ce465" table:formula="of:=(4*(_TP7*_TN7-_FP7*_FN7)-(_FP7-_FN7)^2)/((2*_TP7+_FP7+_FN7)*(_FP7+_FN7+2*_TN7))" office:value-type="float" office:value="-0.99999998" calcext:value-type="float">
            <text:p>-1.0000</text:p>
          </table:table-cell>
          <table:table-cell table:style-name="ce465" table:formula="of:=(4*(_TP8*_TN8-_FP8*_FN8)-(_FP8-_FN8)^2)/((2*_TP8+_FP8+_FN8)*(_FP8+_FN8+2*_TN8))" office:value-type="float" office:value="-1" calcext:value-type="float">
            <text:p>-1.0000</text:p>
          </table:table-cell>
          <table:table-cell table:style-name="ce465" table:formula="of:=(4*(_TP9*_TN9-_FP9*_FN9)-(_FP9-_FN9)^2)/((2*_TP9+_FP9+_FN9)*(_FP9+_FN9+2*_TN9))" office:value-type="float" office:value="-0.0000500025001250063" calcext:value-type="float">
            <text:p>-0.0001</text:p>
          </table:table-cell>
          <table:table-cell table:style-name="ce465" table:formula="of:=(4*(_TP10*_TN10-_FP10*_FN10)-(_FP10-_FN10)^2)/((2*_TP10+_FP10+_FN10)*(_FP10+_FN10+2*_TN10))" office:value-type="float" office:value="-0.0000500025001250063" calcext:value-type="float">
            <text:p>-0.0001</text:p>
          </table:table-cell>
          <table:table-cell table:style-name="ce465" table:formula="of:=(4*(_TP11*_TN11-_FP11*_FN11)-(_FP11-_FN11)^2)/((2*_TP11+_FP11+_FN11)*(_FP11+_FN11+2*_TN11))" office:value-type="float" office:value="-0.0000500025001250063" calcext:value-type="float">
            <text:p>-0.0001</text:p>
          </table:table-cell>
          <table:table-cell table:style-name="ce465" table:formula="of:=(4*(_TP12*_TN12-_FP12*_FN12)-(_FP12-_FN12)^2)/((2*_TP12+_FP12+_FN12)*(_FP12+_FN12+2*_TN12))" office:value-type="float" office:value="-0.0000500025001250063" calcext:value-type="float">
            <text:p>-0.0001</text:p>
          </table:table-cell>
          <table:table-cell/>
          <table:table-cell table:style-name="ce673" table:formula="of:=&quot;(&quot;&amp;ROUND(MIN([.AM141:.AR141]))&amp;&quot;..&quot;&amp;ROUND(MAX([.AM141:.AR141]))&amp;&quot;)&quot;" office:value-type="string" office:string-value="(-1..1)" calcext:value-type="string">
            <text:p>(-1..1)</text:p>
          </table:table-cell>
          <table:table-cell table:style-name="ce674" table:formula="of:=&quot;(&quot;&amp;MIN([.AM141:.AP141])&amp;&quot;..&quot;&amp;MAX([.AM141:.AP141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41:.AR141])&amp;&quot;..&quot;&amp;MAX([.AQ141:.AR141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6">
          <table:table-cell table:style-name="ce436" office:value-type="float" office:value="135" calcext:value-type="float">
            <text:p>135</text:p>
          </table:table-cell>
          <table:table-cell table:style-name="ce446" office:value-type="string" calcext:value-type="string">
            <text:p>simS</text:p>
          </table:table-cell>
          <table:table-cell table:style-name="ce457" office:value-type="string" calcext:value-type="string">
            <text:p>Simpson Similarity</text:p>
          </table:table-cell>
          <table:table-cell table:style-name="ce460" table:formula="of:=IF(ABS([.E142]-[.E$7])&lt;0.0001;&quot;≈&quot;;&quot;&quot;)">
            <text:p/>
          </table:table-cell>
          <table:table-cell table:style-name="ce712" table:formula="of:=TP/MIN(P; OP)" office:value-type="float" office:value="0.923076923076923" calcext:value-type="float">
            <text:p>0.9231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table:number-columns-repeated="2"/>
          <table:table-cell table:style-name="ce443"/>
          <table:table-cell table:style-name="ce441" office:value-type="string" calcext:value-type="string">
            <text:p>P</text:p>
          </table:table-cell>
          <table:table-cell table:style-name="ce441"/>
          <table:table-cell table:style-name="ce441" office:value-type="string" calcext:value-type="string">
            <text:p>OP</text:p>
          </table:table-cell>
          <table:table-cell table:style-name="ce441" table:number-columns-repeated="2"/>
          <table:table-cell table:style-name="ce441" table:formula="of:=COUNTA([.P142:.X142])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Overlap</text:p>
          </table:table-cell>
          <table:table-cell table:style-name="ce441" office:value-type="string" calcext:value-type="string">
            <text:p>Ecological Coexistence Coefficient</text:p>
          </table:table-cell>
          <table:table-cell table:style-name="ce441" table:number-columns-repeated="5"/>
          <table:table-cell table:style-name="ce640" table:formula="of:=FORMULA([.E142])" office:value-type="string" office:string-value="=TP/MIN(P, OP)" calcext:value-type="string">
            <text:p>=TP/MIN(P, OP)</text:p>
          </table:table-cell>
          <table:table-cell table:style-name="ce649" table:formula="of:=TP/(TP+MIN(FP;FN))" office:value-type="float" office:value="0.923076923076923" calcext:value-type="float">
            <text:p>0.923076923076923</text:p>
          </table:table-cell>
          <table:table-cell table:style-name="ce465" table:formula="of:=_TP1/MIN(_P1; _OP1)" office:value-type="float" office:value="1" calcext:value-type="float">
            <text:p>1.0000</text:p>
          </table:table-cell>
          <table:table-cell table:style-name="ce465" table:formula="of:=_TP2/MIN(_P2; _OP2)" office:value-type="float" office:value="0.99999999" calcext:value-type="float">
            <text:p>1.0000</text:p>
          </table:table-cell>
          <table:table-cell table:style-name="ce465" table:formula="of:=_TP3/MIN(_P3; _OP3)" office:value-type="float" office:value="0.99999999" calcext:value-type="float">
            <text:p>1.0000</text:p>
          </table:table-cell>
          <table:table-cell table:style-name="ce465" table:formula="of:=_TP4/MIN(_P4; _OP4)" office:value-type="float" office:value="0.5" calcext:value-type="float">
            <text:p>0.5000</text:p>
          </table:table-cell>
          <table:table-cell table:style-name="ce465" table:formula="of:=_TP5/MIN(_P5; _OP5)" office:value-type="float" office:value="0.5" calcext:value-type="float">
            <text:p>0.5000</text:p>
          </table:table-cell>
          <table:table-cell table:style-name="ce465" table:formula="of:=_TP6/MIN(_P6; _OP6)" office:value-type="float" office:value="0.0000000299999994" calcext:value-type="float">
            <text:p>0.0000</text:p>
          </table:table-cell>
          <table:table-cell table:style-name="ce465" table:formula="of:=_TP7/MIN(_P7; _OP7)" office:value-type="float" office:value="0.00000001" calcext:value-type="float">
            <text:p>0.0000</text:p>
          </table:table-cell>
          <table:table-cell table:style-name="ce465" table:formula="of:=_TP8/MIN(_P8; _OP8)" office:value-type="float" office:value="0" calcext:value-type="float">
            <text:p>0.0000</text:p>
          </table:table-cell>
          <table:table-cell table:style-name="ce465" table:formula="of:=_TP9/MIN(_P9; _OP9)" office:value-type="float" office:value="1" calcext:value-type="float">
            <text:p>1.0000</text:p>
          </table:table-cell>
          <table:table-cell table:style-name="ce465" table:formula="of:=_TP10/MIN(_P10; _OP10)" office:value-type="float" office:value="1" calcext:value-type="float">
            <text:p>1.0000</text:p>
          </table:table-cell>
          <table:table-cell table:style-name="ce465" table:formula="of:=_TP11/MIN(_P11; _OP11)" office:value-type="string" office:string-value="" calcext:value-type="error">
            <text:p>#DIV/0!</text:p>
          </table:table-cell>
          <table:table-cell table:style-name="ce465" table:formula="of:=_TP12/MIN(_P12; _O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42:.AR142]))&amp;&quot;..&quot;&amp;ROUND(MAX([.AM142:.AR142]))&amp;&quot;)&quot;" office:value-type="string" office:string-value="(0..1)" calcext:value-type="string">
            <text:p>(0..1)</text:p>
          </table:table-cell>
          <table:table-cell table:style-name="ce674" table:formula="of:=&quot;(&quot;&amp;MIN([.AM142:.AP142])&amp;&quot;..&quot;&amp;MAX([.AM142:.AP142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42:.AR142])&amp;&quot;..&quot;&amp;MAX([.AQ142:.AR142])&amp;&quot;)&quot;" office:value-type="string" office:string-value="(0.00000001..0.0000000299999994)" calcext:value-type="string">
            <text:p>(0.00000001..0.0000000299999994)</text:p>
          </table:table-cell>
          <table:table-cell table:number-columns-repeated="11"/>
        </table:table-row>
        <table:table-row table:style-name="ro17">
          <table:table-cell table:style-name="ce436" office:value-type="float" office:value="136" calcext:value-type="float">
            <text:p>136</text:p>
          </table:table-cell>
          <table:table-cell table:style-name="ce445"/>
          <table:table-cell table:style-name="ce457" office:value-type="string" calcext:value-type="string">
            <text:p>Soergel’s Distance</text:p>
          </table:table-cell>
          <table:table-cell table:style-name="ce460" table:formula="of:=IF(ABS([.E143]-[.E$7])&lt;0.0001;&quot;≈&quot;;&quot;&quot;)">
            <text:p/>
          </table:table-cell>
          <table:table-cell table:style-name="ce712" table:formula="of:=1-FN/ABS(TP+FP-FN)" office:value-type="float" office:value="0.818181818181818" calcext:value-type="float">
            <text:p>0.8182</text:p>
          </table:table-cell>
          <table:table-cell table:style-name="ce476"/>
          <table:table-cell table:style-name="ce441"/>
          <table:table-cell table:style-name="ce465" table:formula="of:=(TP+FP-2*FN)/(TP+FP-FN)" office:value-type="float" office:value="0.818181818181818" calcext:value-type="float">
            <text:p>0.8182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43])" office:value-type="string" office:string-value="=1-FN/ABS(TP+FP-FN)" calcext:value-type="string">
            <text:p>=1-FN/ABS(TP+FP-FN)</text:p>
          </table:table-cell>
          <table:table-cell table:style-name="ce640"/>
          <table:table-cell table:style-name="ce465" table:formula="of:=1-_FN1/ABS(_TP1+_FP1-_FN1)" office:value-type="float" office:value="1" calcext:value-type="float">
            <text:p>1.0000</text:p>
          </table:table-cell>
          <table:table-cell table:style-name="ce465" table:formula="of:=1-_FN2/ABS(_TP2+_FP2-_FN2)" office:value-type="float" office:value="0.99999999" calcext:value-type="float">
            <text:p>1.0000</text:p>
          </table:table-cell>
          <table:table-cell table:style-name="ce465" table:formula="of:=1-_FN3/ABS(_TP3+_FP3-_FN3)" office:value-type="float" office:value="0.99999999" calcext:value-type="float">
            <text:p>1.0000</text:p>
          </table:table-cell>
          <table:table-cell table:style-name="ce465" table:formula="of:=1-_FN4/ABS(_TP4+_FP4-_FN4)" office:value-type="float" office:value="0" calcext:value-type="float">
            <text:p>0.0000</text:p>
          </table:table-cell>
          <table:table-cell table:style-name="ce465" table:formula="of:=1-_FN5/ABS(_TP5+_FP5-_FN5)" office:value-type="float" office:value="0" calcext:value-type="float">
            <text:p>0.0000</text:p>
          </table:table-cell>
          <table:table-cell table:style-name="ce465" table:formula="of:=1-_FN6/ABS(_TP6+_FP6-_FN6)" office:value-type="float" office:value="-33333332.0336311" calcext:value-type="float">
            <text:p>-33333332.0336</text:p>
          </table:table-cell>
          <table:table-cell table:style-name="ce465" table:formula="of:=1-_FN7/ABS(_TP7+_FP7-_FN7)" office:value-type="float" office:value="-99999998.7072231" calcext:value-type="float">
            <text:p>-99999998.7072</text:p>
          </table:table-cell>
          <table:table-cell table:style-name="ce465" table:formula="of:=1-_FN8/ABS(_TP8+_FP8-_FN8)" office:value-type="string" office:string-value="" calcext:value-type="error">
            <text:p>#DIV/0!</text:p>
          </table:table-cell>
          <table:table-cell table:style-name="ce465" table:formula="of:=1-_FN9/ABS(_TP9+_FP9-_FN9)" office:value-type="float" office:value="0.999899979995999" calcext:value-type="float">
            <text:p>0.9999</text:p>
          </table:table-cell>
          <table:table-cell table:style-name="ce465" table:formula="of:=1-_FN10/ABS(_TP10+_FP10-_FN10)" office:value-type="float" office:value="1" calcext:value-type="float">
            <text:p>1.0000</text:p>
          </table:table-cell>
          <table:table-cell table:style-name="ce465" table:formula="of:=1-_FN11/ABS(_TP11+_FP11-_FN11)" office:value-type="float" office:value="0" calcext:value-type="float">
            <text:p>0.0000</text:p>
          </table:table-cell>
          <table:table-cell table:style-name="ce465" table:formula="of:=1-_FN12/ABS(_TP12+_FP12-_FN12)" office:value-type="float" office:value="1" calcext:value-type="float">
            <text:p>1.0000</text:p>
          </table:table-cell>
          <table:table-cell/>
          <table:table-cell table:style-name="ce673" table:formula="of:=&quot;(&quot;&amp;ROUND(MIN([.AM143:.AR143]))&amp;&quot;..&quot;&amp;ROUND(MAX([.AM143:.AR143]))&amp;&quot;)&quot;" office:value-type="string" office:string-value="(-99999999..1)" calcext:value-type="string">
            <text:p>(-99999999..1)</text:p>
          </table:table-cell>
          <table:table-cell table:style-name="ce674" table:formula="of:=&quot;(&quot;&amp;MIN([.AM143:.AP143])&amp;&quot;..&quot;&amp;MAX([.AM143:.AP143])&amp;&quot;)&quot;" office:value-type="string" office:string-value="(0..0.99999999)" calcext:value-type="string">
            <text:p>(0..0.99999999)</text:p>
          </table:table-cell>
          <table:table-cell table:style-name="ce674" table:formula="of:=&quot;(&quot;&amp;MIN([.AQ143:.AR143])&amp;&quot;..&quot;&amp;MAX([.AQ143:.AR143])&amp;&quot;)&quot;" office:value-type="string" office:string-value="(-99999998.7072231..-33333332.0336311)" calcext:value-type="string">
            <text:p>(-99999998.7072231..-33333332.0336311)</text:p>
          </table:table-cell>
          <table:table-cell table:number-columns-repeated="11"/>
        </table:table-row>
        <table:table-row table:style-name="ro17">
          <table:table-cell table:style-name="ce436" office:value-type="float" office:value="137" calcext:value-type="float">
            <text:p>137</text:p>
          </table:table-cell>
          <table:table-cell table:style-name="ce446" office:value-type="string" calcext:value-type="string">
            <text:p>simSS1</text:p>
          </table:table-cell>
          <table:table-cell table:style-name="ce457" office:value-type="string" calcext:value-type="string">
            <text:p>Sokal Sneath 1 Similarity</text:p>
          </table:table-cell>
          <table:table-cell table:style-name="ce460" table:formula="of:=IF(ABS([.E144]-[.E$7])&lt;0.0001;&quot;≈&quot;;&quot;&quot;)">
            <text:p/>
          </table:table-cell>
          <table:table-cell table:style-name="ce712" table:formula="of:=TP/(TP+2*(FP+FN))" office:value-type="float" office:value="0.666666666666667" calcext:value-type="float">
            <text:p>0.6667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640" office:value-type="string" calcext:value-type="string">
            <text:p>Gower and Legendre 5</text:p>
          </table:table-cell>
          <table:table-cell table:style-name="ce441"/>
          <table:table-cell table:style-name="ce441" office:value-type="string" calcext:value-type="string">
            <text:p>Double weight to True classifications</text:p>
          </table:table-cell>
          <table:table-cell table:style-name="ce441" table:number-columns-repeated="4"/>
          <table:table-cell table:style-name="ce640" table:formula="of:=FORMULA([.E144])" office:value-type="string" office:string-value="=TP/(TP+2*(FP+FN))" calcext:value-type="string">
            <text:p>=TP/(TP+2*(FP+FN))</text:p>
          </table:table-cell>
          <table:table-cell table:style-name="ce640"/>
          <table:table-cell table:style-name="ce465" table:formula="of:=_TP1/(_TP1+2*(_FP1+_FN1))" office:value-type="float" office:value="1" calcext:value-type="float">
            <text:p>1.0000</text:p>
          </table:table-cell>
          <table:table-cell table:style-name="ce465" table:formula="of:=_TP2/(_TP2+2*(_FP2+_FN2))" office:value-type="float" office:value="0.999999960000001" calcext:value-type="float">
            <text:p>1.0000</text:p>
          </table:table-cell>
          <table:table-cell table:style-name="ce465" table:formula="of:=_TP3/(_TP3+2*(_FP3+_FN3))" office:value-type="float" office:value="0.99999996" calcext:value-type="float">
            <text:p>1.0000</text:p>
          </table:table-cell>
          <table:table-cell table:style-name="ce465" table:formula="of:=_TP4/(_TP4+2*(_FP4+_FN4))" office:value-type="float" office:value="0.2" calcext:value-type="float">
            <text:p>0.2000</text:p>
          </table:table-cell>
          <table:table-cell table:style-name="ce465" table:formula="of:=_TP5/(_TP5+2*(_FP5+_FN5))" office:value-type="float" office:value="0.2" calcext:value-type="float">
            <text:p>0.2000</text:p>
          </table:table-cell>
          <table:table-cell table:style-name="ce465" table:formula="of:=_TP6/(_TP6+2*(_FP6+_FN6))" office:value-type="float" office:value="0.00000000750000001875" calcext:value-type="float">
            <text:p>0.0000</text:p>
          </table:table-cell>
          <table:table-cell table:style-name="ce465" table:formula="of:=_TP7/(_TP7+2*(_FP7+_FN7))" office:value-type="float" office:value="0.00000000250000001875" calcext:value-type="float">
            <text:p>0.0000</text:p>
          </table:table-cell>
          <table:table-cell table:style-name="ce465" table:formula="of:=_TP8/(_TP8+2*(_FP8+_FN8))" office:value-type="float" office:value="0" calcext:value-type="float">
            <text:p>0.0000</text:p>
          </table:table-cell>
          <table:table-cell table:style-name="ce465" table:formula="of:=_TP9/(_TP9+2*(_FP9+_FN9))" office:value-type="float" office:value="0.999800019998" calcext:value-type="float">
            <text:p>0.9998</text:p>
          </table:table-cell>
          <table:table-cell table:style-name="ce465" table:formula="of:=_TP10/(_TP10+2*(_FP10+_FN10))" office:value-type="float" office:value="0.999800019998" calcext:value-type="float">
            <text:p>0.9998</text:p>
          </table:table-cell>
          <table:table-cell table:style-name="ce465" table:formula="of:=_TP11/(_TP11+2*(_FP11+_FN11))" office:value-type="float" office:value="0" calcext:value-type="float">
            <text:p>0.0000</text:p>
          </table:table-cell>
          <table:table-cell table:style-name="ce465" table:formula="of:=_TP12/(_TP12+2*(_FP12+_FN12))" office:value-type="float" office:value="0" calcext:value-type="float">
            <text:p>0.0000</text:p>
          </table:table-cell>
          <table:table-cell/>
          <table:table-cell table:style-name="ce673" table:formula="of:=&quot;(&quot;&amp;ROUND(MIN([.AM144:.AR144]))&amp;&quot;..&quot;&amp;ROUND(MAX([.AM144:.AR144]))&amp;&quot;)&quot;" office:value-type="string" office:string-value="(0..1)" calcext:value-type="string">
            <text:p>(0..1)</text:p>
          </table:table-cell>
          <table:table-cell table:style-name="ce674" table:formula="of:=&quot;(&quot;&amp;MIN([.AM144:.AP144])&amp;&quot;..&quot;&amp;MAX([.AM144:.AP144])&amp;&quot;)&quot;" office:value-type="string" office:string-value="(0.2..0.999999960000001)" calcext:value-type="string">
            <text:p>(0.2..0.999999960000001)</text:p>
          </table:table-cell>
          <table:table-cell table:style-name="ce674" table:formula="of:=&quot;(&quot;&amp;MIN([.AQ144:.AR144])&amp;&quot;..&quot;&amp;MAX([.AQ144:.AR144])&amp;&quot;)&quot;" office:value-type="string" office:string-value="(0.00000000250000001875..0.00000000750000001875)" calcext:value-type="string">
            <text:p>(0.00000000250000001875..0.00000000750000001875)</text:p>
          </table:table-cell>
          <table:table-cell table:number-columns-repeated="11"/>
        </table:table-row>
        <table:table-row table:style-name="ro17">
          <table:table-cell table:style-name="ce436" office:value-type="float" office:value="138" calcext:value-type="float">
            <text:p>138</text:p>
          </table:table-cell>
          <table:table-cell table:style-name="ce446" office:value-type="string" calcext:value-type="string">
            <text:p>simSS2</text:p>
          </table:table-cell>
          <table:table-cell table:style-name="ce457" office:value-type="string" calcext:value-type="string">
            <text:p>Sokal Sneath 2 Similarity</text:p>
          </table:table-cell>
          <table:table-cell table:style-name="ce460" table:formula="of:=IF(ABS([.E145]-[.E$7])&lt;0.0001;&quot;≈&quot;;&quot;&quot;)">
            <text:p/>
          </table:table-cell>
          <table:table-cell table:style-name="ce712" table:formula="of:=2*(TP+TN)/(2*(TP+TN)+FP+FN)" office:value-type="float" office:value="0.953846153846154" calcext:value-type="float">
            <text:p>0.9538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640" office:value-type="string" calcext:value-type="string">
            <text:p>Gower and Legendre 8</text:p>
          </table:table-cell>
          <table:table-cell table:style-name="ce441"/>
          <table:table-cell table:style-name="ce441" office:value-type="string" calcext:value-type="string">
            <text:p>Double weight to False classifications excluding TN</text:p>
          </table:table-cell>
          <table:table-cell table:style-name="ce441" table:number-columns-repeated="4"/>
          <table:table-cell table:style-name="ce640" table:formula="of:=FORMULA([.E145])" office:value-type="string" office:string-value="=2*(TP+TN)/(2*(TP+TN)+FP+FN)" calcext:value-type="string">
            <text:p>=2*(TP+TN)/(2*(TP+TN)+FP+FN)</text:p>
          </table:table-cell>
          <table:table-cell table:style-name="ce640"/>
          <table:table-cell table:style-name="ce465" table:formula="of:=2*(_TP1+_TN1)/(2*(_TP1+_TN1)+_FP1+_FN1)" office:value-type="float" office:value="1" calcext:value-type="float">
            <text:p>1.0000</text:p>
          </table:table-cell>
          <table:table-cell table:style-name="ce465" table:formula="of:=2*(_TP2+_TN2)/(2*(_TP2+_TN2)+_FP2+_FN2)" office:value-type="float" office:value="0.999999995" calcext:value-type="float">
            <text:p>1.0000</text:p>
          </table:table-cell>
          <table:table-cell table:style-name="ce465" table:formula="of:=2*(_TP3+_TN3)/(2*(_TP3+_TN3)+_FP3+_FN3)" office:value-type="float" office:value="0.99999999" calcext:value-type="float">
            <text:p>1.0000</text:p>
          </table:table-cell>
          <table:table-cell table:style-name="ce465" table:formula="of:=2*(_TP4+_TN4)/(2*(_TP4+_TN4)+_FP4+_FN4)" office:value-type="float" office:value="0.99999999" calcext:value-type="float">
            <text:p>1.0000</text:p>
          </table:table-cell>
          <table:table-cell table:style-name="ce465" table:formula="of:=2*(_TP5+_TN5)/(2*(_TP5+_TN5)+_FP5+_FN5)" office:value-type="float" office:value="0.666666666666667" calcext:value-type="float">
            <text:p>0.6667</text:p>
          </table:table-cell>
          <table:table-cell table:style-name="ce465" table:formula="of:=2*(_TP6+_TN6)/(2*(_TP6+_TN6)+_FP6+_FN6)" office:value-type="float" office:value="0.5000000075" calcext:value-type="float">
            <text:p>0.5000</text:p>
          </table:table-cell>
          <table:table-cell table:style-name="ce465" table:formula="of:=2*(_TP7+_TN7)/(2*(_TP7+_TN7)+_FP7+_FN7)" office:value-type="float" office:value="0.0000000199999998" calcext:value-type="float">
            <text:p>0.0000</text:p>
          </table:table-cell>
          <table:table-cell table:style-name="ce465" table:formula="of:=2*(_TP8+_TN8)/(2*(_TP8+_TN8)+_FP8+_FN8)" office:value-type="float" office:value="0" calcext:value-type="float">
            <text:p>0.0000</text:p>
          </table:table-cell>
          <table:table-cell table:style-name="ce465" table:formula="of:=2*(_TP9+_TN9)/(2*(_TP9+_TN9)+_FP9+_FN9)" office:value-type="float" office:value="0.999949997499875" calcext:value-type="float">
            <text:p>0.9999</text:p>
          </table:table-cell>
          <table:table-cell table:style-name="ce465" table:formula="of:=2*(_TP10+_TN10)/(2*(_TP10+_TN10)+_FP10+_FN10)" office:value-type="float" office:value="0.999949997499875" calcext:value-type="float">
            <text:p>0.9999</text:p>
          </table:table-cell>
          <table:table-cell table:style-name="ce465" table:formula="of:=2*(_TP11+_TN11)/(2*(_TP11+_TN11)+_FP11+_FN11)" office:value-type="float" office:value="0.999949997499875" calcext:value-type="float">
            <text:p>0.9999</text:p>
          </table:table-cell>
          <table:table-cell table:style-name="ce465" table:formula="of:=2*(_TP12+_TN12)/(2*(_TP12+_TN12)+_FP12+_FN12)" office:value-type="float" office:value="0.999949997499875" calcext:value-type="float">
            <text:p>0.9999</text:p>
          </table:table-cell>
          <table:table-cell/>
          <table:table-cell table:style-name="ce673" table:formula="of:=&quot;(&quot;&amp;ROUND(MIN([.AM145:.AR145]))&amp;&quot;..&quot;&amp;ROUND(MAX([.AM145:.AR145]))&amp;&quot;)&quot;" office:value-type="string" office:string-value="(0..1)" calcext:value-type="string">
            <text:p>(0..1)</text:p>
          </table:table-cell>
          <table:table-cell table:style-name="ce674" table:formula="of:=&quot;(&quot;&amp;MIN([.AM145:.AP145])&amp;&quot;..&quot;&amp;MAX([.AM145:.AP145])&amp;&quot;)&quot;" office:value-type="string" office:string-value="(0.666666666666667..0.999999995)" calcext:value-type="string">
            <text:p>(0.666666666666667..0.999999995)</text:p>
          </table:table-cell>
          <table:table-cell table:style-name="ce674" table:formula="of:=&quot;(&quot;&amp;MIN([.AQ145:.AR145])&amp;&quot;..&quot;&amp;MAX([.AQ145:.AR145])&amp;&quot;)&quot;" office:value-type="string" office:string-value="(0.0000000199999998..0.5000000075)" calcext:value-type="string">
            <text:p>(0.0000000199999998..0.5000000075)</text:p>
          </table:table-cell>
          <table:table-cell table:number-columns-repeated="11"/>
        </table:table-row>
        <table:table-row table:style-name="ro17">
          <table:table-cell table:style-name="ce436" office:value-type="float" office:value="139" calcext:value-type="float">
            <text:p>139</text:p>
          </table:table-cell>
          <table:table-cell table:style-name="ce446" office:value-type="string" calcext:value-type="string">
            <text:p>simSS4</text:p>
          </table:table-cell>
          <table:table-cell table:style-name="ce457" office:value-type="string" calcext:value-type="string">
            <text:p>Sokal Sneath 4 Similarity</text:p>
          </table:table-cell>
          <table:table-cell table:style-name="ce460" table:formula="of:=IF(ABS([.E146]-[.E$7])&lt;0.0001;&quot;≈&quot;;&quot;&quot;)">
            <text:p/>
          </table:table-cell>
          <table:table-cell table:style-name="ce712" table:formula="of:=1/4*(TP/OP+TP/P+TN/N+TN/ON)" office:value-type="float" office:value="0.908745421245421" calcext:value-type="float">
            <text:p>0.9087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640" office:value-type="string" calcext:value-type="string">
            <text:p>Approximate Correlation (Burset and Guigo (1996)); Gower and Legendre 11</text:p>
          </table:table-cell>
          <table:table-cell table:style-name="ce441"/>
          <table:table-cell table:style-name="ce441" office:value-type="string" calcext:value-type="string">
            <text:p>Avarage true classification conditional probabilities over predictions and realities</text:p>
          </table:table-cell>
          <table:table-cell table:style-name="ce441" table:number-columns-repeated="4"/>
          <table:table-cell table:style-name="ce640" table:formula="of:=FORMULA([.E146])" office:value-type="string" office:string-value="=1/4*(TP/OP+TP/P+TN/N+TN/ON)" calcext:value-type="string">
            <text:p>=1/4*(TP/OP+TP/P+TN/N+TN/ON)</text:p>
          </table:table-cell>
          <table:table-cell table:style-name="ce640"/>
          <table:table-cell table:style-name="ce465" table:formula="of:=1/4*(_TP1/_OP1+_TP1/_P1+_TN1/_N1+_TN1/_ON1)" office:value-type="float" office:value="1" calcext:value-type="float">
            <text:p>1.0000</text:p>
          </table:table-cell>
          <table:table-cell table:style-name="ce465" table:formula="of:=1/4*(_TP2/_OP2+_TP2/_P2+_TN2/_N2+_TN2/_ON2)" office:value-type="float" office:value="0.99999999" calcext:value-type="float">
            <text:p>1.0000</text:p>
          </table:table-cell>
          <table:table-cell table:style-name="ce465" table:formula="of:=1/4*(_TP3/_OP3+_TP3/_P3+_TN3/_N3+_TN3/_ON3)" office:value-type="float" office:value="0.749999995" calcext:value-type="float">
            <text:p>0.7500</text:p>
          </table:table-cell>
          <table:table-cell table:style-name="ce465" table:formula="of:=1/4*(_TP4/_OP4+_TP4/_P4+_TN4/_N4+_TN4/_ON4)" office:value-type="float" office:value="0.749999995" calcext:value-type="float">
            <text:p>0.7500</text:p>
          </table:table-cell>
          <table:table-cell table:style-name="ce465" table:formula="of:=1/4*(_TP5/_OP5+_TP5/_P5+_TN5/_N5+_TN5/_ON5)" office:value-type="float" office:value="0.5" calcext:value-type="float">
            <text:p>0.5000</text:p>
          </table:table-cell>
          <table:table-cell table:style-name="ce465" table:formula="of:=1/4*(_TP6/_OP6+_TP6/_P6+_TN6/_N6+_TN6/_ON6)" office:value-type="float" office:value="0.250000015" calcext:value-type="float">
            <text:p>0.2500</text:p>
          </table:table-cell>
          <table:table-cell table:style-name="ce465" table:formula="of:=1/4*(_TP7/_OP7+_TP7/_P7+_TN7/_N7+_TN7/_ON7)" office:value-type="float" office:value="0.00000001" calcext:value-type="float">
            <text:p>0.0000</text:p>
          </table:table-cell>
          <table:table-cell table:style-name="ce465" table:formula="of:=1/4*(_TP8/_OP8+_TP8/_P8+_TN8/_N8+_TN8/_ON8)" office:value-type="float" office:value="0" calcext:value-type="float">
            <text:p>0.0000</text:p>
          </table:table-cell>
          <table:table-cell table:style-name="ce465" table:formula="of:=1/4*(_TP9/_OP9+_TP9/_P9+_TN9/_N9+_TN9/_ON9)" office:value-type="string" office:string-value="" calcext:value-type="error">
            <text:p>#DIV/0!</text:p>
          </table:table-cell>
          <table:table-cell table:style-name="ce465" table:formula="of:=1/4*(_TP10/_OP10+_TP10/_P10+_TN10/_N10+_TN10/_ON10)" office:value-type="string" office:string-value="" calcext:value-type="error">
            <text:p>#DIV/0!</text:p>
          </table:table-cell>
          <table:table-cell table:style-name="ce465" table:formula="of:=1/4*(_TP11/_OP11+_TP11/_P11+_TN11/_N11+_TN11/_ON11)" office:value-type="string" office:string-value="" calcext:value-type="error">
            <text:p>#DIV/0!</text:p>
          </table:table-cell>
          <table:table-cell table:style-name="ce465" table:formula="of:=1/4*(_TP12/_OP12+_TP12/_P12+_TN12/_N12+_TN12/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46:.AR146]))&amp;&quot;..&quot;&amp;ROUND(MAX([.AM146:.AR146]))&amp;&quot;)&quot;" office:value-type="string" office:string-value="(0..1)" calcext:value-type="string">
            <text:p>(0..1)</text:p>
          </table:table-cell>
          <table:table-cell table:style-name="ce674" table:formula="of:=&quot;(&quot;&amp;MIN([.AM146:.AP146])&amp;&quot;..&quot;&amp;MAX([.AM146:.AP146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46:.AR146])&amp;&quot;..&quot;&amp;MAX([.AQ146:.AR146])&amp;&quot;)&quot;" office:value-type="string" office:string-value="(0.00000001..0.250000015)" calcext:value-type="string">
            <text:p>(0.00000001..0.250000015)</text:p>
          </table:table-cell>
          <table:table-cell table:number-columns-repeated="11"/>
        </table:table-row>
        <table:table-row table:style-name="ro17">
          <table:table-cell table:style-name="ce436" office:value-type="float" office:value="140" calcext:value-type="float">
            <text:p>140</text:p>
          </table:table-cell>
          <table:table-cell table:style-name="ce446" office:value-type="string" calcext:value-type="string">
            <text:p>simSS5</text:p>
          </table:table-cell>
          <table:table-cell table:style-name="ce457" office:value-type="string" calcext:value-type="string">
            <text:p>Sokal Sneath 5 Similarity</text:p>
          </table:table-cell>
          <table:table-cell table:style-name="ce460" table:formula="of:=IF(ABS([.E147]-[.E$7])&lt;0.0001;&quot;≈&quot;;&quot;&quot;)">
            <text:p/>
          </table:table-cell>
          <table:table-cell table:style-name="ce712" table:formula="of:=TP*TN/SQRT(OP*P*N*ON)" office:value-type="float" office:value="0.824659198910986" calcext:value-type="float">
            <text:p>0.8247</text:p>
          </table:table-cell>
          <table:table-cell table:style-name="ce476"/>
          <table:table-cell table:style-name="ce441"/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640" office:value-type="string" calcext:value-type="string">
            <text:p>Ochiai 2 Similarity Coefficient; Gower and Legendre 13</text:p>
          </table:table-cell>
          <table:table-cell table:style-name="ce441"/>
          <table:table-cell table:style-name="ce441" office:value-type="string" calcext:value-type="string">
            <office:annotation draw:style-name="gr13" draw:text-style-name="P8" svg:width="2.899cm" svg:height="7.785cm" svg:x="22.495cm" svg:y="71.089cm" draw:caption-point-x="-0.61cm" draw:caption-point-y="1.065cm">
              <dc:date>2017-03-13T00:00:00</dc:date>
              <text:p text:style-name="P7"><text:span text:style-name="T5">Anderberg, M. R. (1973). Measures of Association among Variables. In Cluster Analysis for Applications: Probability and Mathematical Statistics: A Series of Monographs and Textbooks (pp. 82–92). Academic Press.</text:span></text:p>
            </office:annotation>
            <text:p>Geometric mean of conditional probabilities of True positive and negative classifications</text:p>
          </table:table-cell>
          <table:table-cell table:style-name="ce441" table:number-columns-repeated="4"/>
          <table:table-cell table:style-name="ce640" table:formula="of:=FORMULA([.E147])" office:value-type="string" office:string-value="=TP*TN/SQRT(OP*P*N*ON)" calcext:value-type="string">
            <text:p>=TP*TN/SQRT(OP*P*N*ON)</text:p>
          </table:table-cell>
          <table:table-cell table:style-name="ce640"/>
          <table:table-cell table:style-name="ce465" table:formula="of:=_TP1*_TN1/SQRT(_OP1*_P1*_N1*_ON1)" office:value-type="float" office:value="1" calcext:value-type="float">
            <text:p>1.0000</text:p>
          </table:table-cell>
          <table:table-cell table:style-name="ce465" table:formula="of:=_TP2*_TN2/SQRT(_OP2*_P2*_N2*_ON2)" office:value-type="float" office:value="0.99999998" calcext:value-type="float">
            <text:p>1.0000</text:p>
          </table:table-cell>
          <table:table-cell table:style-name="ce465" table:formula="of:=_TP3*_TN3/SQRT(_OP3*_P3*_N3*_ON3)" office:value-type="float" office:value="0.499999995" calcext:value-type="float">
            <text:p>0.5000</text:p>
          </table:table-cell>
          <table:table-cell table:style-name="ce465" table:formula="of:=_TP4*_TN4/SQRT(_OP4*_P4*_N4*_ON4)" office:value-type="float" office:value="0.499999995" calcext:value-type="float">
            <text:p>0.5000</text:p>
          </table:table-cell>
          <table:table-cell table:style-name="ce465" table:formula="of:=_TP5*_TN5/SQRT(_OP5*_P5*_N5*_ON5)" office:value-type="float" office:value="0.25" calcext:value-type="float">
            <text:p>0.2500</text:p>
          </table:table-cell>
          <table:table-cell table:style-name="ce465" table:formula="of:=_TP6*_TN6/SQRT(_OP6*_P6*_N6*_ON6)" office:value-type="float" office:value="0.0000000149999997" calcext:value-type="float">
            <text:p>0.0000</text:p>
          </table:table-cell>
          <table:table-cell table:style-name="ce465" table:formula="of:=_TP7*_TN7/SQRT(_OP7*_P7*_N7*_ON7)" office:value-type="float" office:value="1E-016" calcext:value-type="float">
            <text:p>0.0000</text:p>
          </table:table-cell>
          <table:table-cell table:style-name="ce465" table:formula="of:=_TP8*_TN8/SQRT(_OP8*_P8*_N8*_ON8)" office:value-type="float" office:value="0" calcext:value-type="float">
            <text:p>0.0000</text:p>
          </table:table-cell>
          <table:table-cell table:style-name="ce465" table:formula="of:=_TP9*_TN9/SQRT(_OP9*_P9*_N9*_ON9)" office:value-type="string" office:string-value="" calcext:value-type="error">
            <text:p>#DIV/0!</text:p>
          </table:table-cell>
          <table:table-cell table:style-name="ce465" table:formula="of:=_TP10*_TN10/SQRT(_OP10*_P10*_N10*_ON10)" office:value-type="string" office:string-value="" calcext:value-type="error">
            <text:p>#DIV/0!</text:p>
          </table:table-cell>
          <table:table-cell table:style-name="ce465" table:formula="of:=_TP11*_TN11/SQRT(_OP11*_P11*_N11*_ON11)" office:value-type="string" office:string-value="" calcext:value-type="error">
            <text:p>#DIV/0!</text:p>
          </table:table-cell>
          <table:table-cell table:style-name="ce465" table:formula="of:=_TP12*_TN12/SQRT(_OP12*_P12*_N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47:.AR147]))&amp;&quot;..&quot;&amp;ROUND(MAX([.AM147:.AR147]))&amp;&quot;)&quot;" office:value-type="string" office:string-value="(0..1)" calcext:value-type="string">
            <text:p>(0..1)</text:p>
          </table:table-cell>
          <table:table-cell table:style-name="ce674" table:formula="of:=&quot;(&quot;&amp;MIN([.AM147:.AP147])&amp;&quot;..&quot;&amp;MAX([.AM147:.AP147])&amp;&quot;)&quot;" office:value-type="string" office:string-value="(0.25..0.99999998)" calcext:value-type="string">
            <text:p>(0.25..0.99999998)</text:p>
          </table:table-cell>
          <table:table-cell table:style-name="ce674" table:formula="of:=&quot;(&quot;&amp;MIN([.AQ147:.AR147])&amp;&quot;..&quot;&amp;MAX([.AQ147:.AR147])&amp;&quot;)&quot;" office:value-type="string" office:string-value="(1E-016..0.0000000149999997)" calcext:value-type="string">
            <text:p>(1E-016..0.000000014999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141" calcext:value-type="float">
            <text:p>141</text:p>
          </table:table-cell>
          <table:table-cell table:style-name="ce445"/>
          <table:table-cell table:style-name="ce457" office:value-type="string" calcext:value-type="string">
            <text:p>Sørensen</text:p>
          </table:table-cell>
          <table:table-cell table:style-name="ce460" table:formula="of:=IF(ABS([.E148]-[.E$7])&lt;0.0001;&quot;≈&quot;;&quot;&quot;)">
            <text:p/>
          </table:table-cell>
          <table:table-cell table:style-name="ce712" table:formula="of:=(4*TP)/((4*TP)+FP+FN)" office:value-type="float" office:value="0.941176470588235" calcext:value-type="float">
            <text:p>0.9412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48])" office:value-type="string" office:string-value="=(4*TP)/((4*TP)+FP+FN)" calcext:value-type="string">
            <text:p>=(4*TP)/((4*TP)+FP+FN)</text:p>
          </table:table-cell>
          <table:table-cell table:style-name="ce640"/>
          <table:table-cell table:style-name="ce465" table:formula="of:=(4*_TP1)/((4*_TP1)+_FP1+_FN1)" office:value-type="float" office:value="1" calcext:value-type="float">
            <text:p>1.0000</text:p>
          </table:table-cell>
          <table:table-cell table:style-name="ce465" table:formula="of:=(4*_TP2)/((4*_TP2)+_FP2+_FN2)" office:value-type="float" office:value="0.999999995" calcext:value-type="float">
            <text:p>1.0000</text:p>
          </table:table-cell>
          <table:table-cell table:style-name="ce465" table:formula="of:=(4*_TP3)/((4*_TP3)+_FP3+_FN3)" office:value-type="float" office:value="0.999999995" calcext:value-type="float">
            <text:p>1.0000</text:p>
          </table:table-cell>
          <table:table-cell table:style-name="ce465" table:formula="of:=(4*_TP4)/((4*_TP4)+_FP4+_FN4)" office:value-type="float" office:value="0.666666666666667" calcext:value-type="float">
            <text:p>0.6667</text:p>
          </table:table-cell>
          <table:table-cell table:style-name="ce465" table:formula="of:=(4*_TP5)/((4*_TP5)+_FP5+_FN5)" office:value-type="float" office:value="0.666666666666667" calcext:value-type="float">
            <text:p>0.6667</text:p>
          </table:table-cell>
          <table:table-cell table:style-name="ce465" table:formula="of:=(4*_TP6)/((4*_TP6)+_FP6+_FN6)" office:value-type="float" office:value="0.000000059999997" calcext:value-type="float">
            <text:p>0.0000</text:p>
          </table:table-cell>
          <table:table-cell table:style-name="ce465" table:formula="of:=(4*_TP7)/((4*_TP7)+_FP7+_FN7)" office:value-type="float" office:value="0.0000000199999998" calcext:value-type="float">
            <text:p>0.0000</text:p>
          </table:table-cell>
          <table:table-cell table:style-name="ce465" table:formula="of:=(4*_TP8)/((4*_TP8)+_FP8+_FN8)" office:value-type="float" office:value="0" calcext:value-type="float">
            <text:p>0.0000</text:p>
          </table:table-cell>
          <table:table-cell table:style-name="ce465" table:formula="of:=(4*_TP9)/((4*_TP9)+_FP9+_FN9)" office:value-type="float" office:value="0.999974998124859" calcext:value-type="float">
            <text:p>1.0000</text:p>
          </table:table-cell>
          <table:table-cell table:style-name="ce465" table:formula="of:=(4*_TP10)/((4*_TP10)+_FP10+_FN10)" office:value-type="float" office:value="0.999974998124859" calcext:value-type="float">
            <text:p>1.0000</text:p>
          </table:table-cell>
          <table:table-cell table:style-name="ce465" table:formula="of:=(4*_TP11)/((4*_TP11)+_FP11+_FN11)" office:value-type="float" office:value="0" calcext:value-type="float">
            <text:p>0.0000</text:p>
          </table:table-cell>
          <table:table-cell table:style-name="ce465" table:formula="of:=(4*_TP12)/((4*_TP12)+_FP12+_FN12)" office:value-type="float" office:value="0" calcext:value-type="float">
            <text:p>0.0000</text:p>
          </table:table-cell>
          <table:table-cell/>
          <table:table-cell table:style-name="ce673" table:formula="of:=&quot;(&quot;&amp;ROUND(MIN([.AM148:.AR148]))&amp;&quot;..&quot;&amp;ROUND(MAX([.AM148:.AR148]))&amp;&quot;)&quot;" office:value-type="string" office:string-value="(0..1)" calcext:value-type="string">
            <text:p>(0..1)</text:p>
          </table:table-cell>
          <table:table-cell table:style-name="ce674" table:formula="of:=&quot;(&quot;&amp;MIN([.AM148:.AP148])&amp;&quot;..&quot;&amp;MAX([.AM148:.AP148])&amp;&quot;)&quot;" office:value-type="string" office:string-value="(0.666666666666667..0.999999995)" calcext:value-type="string">
            <text:p>(0.666666666666667..0.999999995)</text:p>
          </table:table-cell>
          <table:table-cell table:style-name="ce674" table:formula="of:=&quot;(&quot;&amp;MIN([.AQ148:.AR148])&amp;&quot;..&quot;&amp;MAX([.AQ148:.AR148])&amp;&quot;)&quot;" office:value-type="string" office:string-value="(0.0000000199999998..0.000000059999997)" calcext:value-type="string">
            <text:p>(0.0000000199999998..0.000000059999997)</text:p>
          </table:table-cell>
          <table:table-cell table:number-columns-repeated="11"/>
        </table:table-row>
        <table:table-row table:style-name="ro16">
          <table:table-cell table:style-name="ce436" office:value-type="float" office:value="142" calcext:value-type="float">
            <text:p>142</text:p>
          </table:table-cell>
          <table:table-cell table:style-name="ce446" office:value-type="string" calcext:value-type="string">
            <text:p>simSD</text:p>
          </table:table-cell>
          <table:table-cell table:style-name="ce457" office:value-type="string" calcext:value-type="string">
            <office:annotation draw:style-name="gr14" draw:text-style-name="P8" svg:width="2.899cm" svg:height="6.363cm" svg:x="8.768cm" svg:y="72.064cm" draw:caption-point-x="-0.61cm" draw:caption-point-y="1.064cm">
              <dc:date>2016-09-26T00:00:00</dc:date>
              <text:p text:style-name="P7"><text:span text:style-name="T5">Gleason</text:span></text:p>
              <text:p text:style-name="P7"><text:span text:style-name="T5">Dice</text:span></text:p>
              <text:p text:style-name="P7"><text:span text:style-name="T5">Sørenson</text:span></text:p>
              <text:p text:style-name="P7"><text:span text:style-name="T5">(Coincidence Index)</text:span></text:p>
              <text:p text:style-name="P7"><text:span text:style-name="T5">(Quotient Similarity)</text:span></text:p>
              <text:p text:style-name="P7"><text:span text:style-name="T5">Czekanowski</text:span></text:p>
              <text:p text:style-name="P7"><text:span text:style-name="T5">Nei and Li</text:span></text:p>
              <text:p text:style-name="P7"><text:span text:style-name="T5">(Genetic Coefficient)</text:span></text:p>
              <text:p text:style-name="P7"><text:span text:style-name="T5">Gower and Legendre VII</text:span></text:p>
            </office:annotation>
            <text:p>Sørensen/Dice Similarity</text:p>
          </table:table-cell>
          <table:table-cell table:style-name="ce460" table:formula="of:=IF(ABS([.E149]-[.E$7])&lt;0.0001;&quot;≈&quot;;&quot;&quot;)">
            <text:p/>
          </table:table-cell>
          <table:table-cell table:style-name="ce712" table:formula="of:=TP/(TP+0.5*(FN+FP))" office:value-type="float" office:value="0.888888888888889" calcext:value-type="float">
            <text:p>0.8889</text:p>
          </table:table-cell>
          <table:table-cell table:style-name="ce463" office:value-type="string" calcext:value-type="string">
            <text:p>Measure</text:p>
          </table:table-cell>
          <table:table-cell table:style-name="ce463" office:value-type="string" calcext:value-type="string">
            <text:p>0<text:span text:style-name="T87">th</text:span></text:p>
          </table:table-cell>
          <table:table-cell table:style-name="ce488" office:value-type="float" office:value="0" calcext:value-type="float">
            <text:p>0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 office:value-type="string" calcext:value-type="string">
            <text:p>Direct</text:p>
          </table:table-cell>
          <table:table-cell table:style-name="ce441" table:number-columns-repeated="4"/>
          <table:table-cell table:style-name="ce441" office:value-type="string" calcext:value-type="string">
            <text:p>TP</text:p>
          </table:table-cell>
          <table:table-cell table:style-name="ce441" office:value-type="string" calcext:value-type="string">
            <text:p>FP</text:p>
          </table:table-cell>
          <table:table-cell table:style-name="ce441" office:value-type="string" calcext:value-type="string">
            <text:p>FN</text:p>
          </table:table-cell>
          <table:table-cell table:style-name="ce443" office:value-type="string" calcext:value-type="string">
            <text:p>TN</text:p>
          </table:table-cell>
          <table:table-cell table:style-name="ce441" table:number-columns-repeated="5"/>
          <table:table-cell table:style-name="ce441" table:formula="of:=COUNTA([.P149:.X149])-1" office:value-type="float" office:value="3" calcext:value-type="float">
            <text:p>3</text:p>
          </table:table-cell>
          <table:table-cell table:style-name="ce441"/>
          <table:table-cell table:style-name="ce456"/>
          <table:table-cell table:style-name="ce441"/>
          <table:table-cell table:style-name="ce441" office:value-type="string" calcext:value-type="string">
            <text:p>Gleason; Czekanowski, Nei and Li; Gower and Legendre 7</text:p>
          </table:table-cell>
          <table:table-cell table:style-name="ce441" office:value-type="string" calcext:value-type="string">
            <text:p>Coincidence Index; Quotient Similarity; Genetic Coefficient; Positive Agreement (=2*TP/(P+OP))</text:p>
          </table:table-cell>
          <table:table-cell table:style-name="ce441" table:number-columns-repeated="5"/>
          <table:table-cell table:style-name="ce640" table:formula="of:=FORMULA([.E149])" office:value-type="string" office:string-value="=TP/(TP+0.5*(FN+FP))" calcext:value-type="string">
            <text:p>=TP/(TP+0.5*(FN+FP))</text:p>
          </table:table-cell>
          <table:table-cell table:style-name="ce640" table:formula="of:=2*TP/(P+OP)" office:value-type="float" office:value="0.888888888888889" calcext:value-type="float">
            <text:p>0.888888888888889</text:p>
          </table:table-cell>
          <table:table-cell table:style-name="ce465" table:formula="of:=_TP1/(_TP1+0.5*(_FN1+_FP1))" office:value-type="float" office:value="1" calcext:value-type="float">
            <text:p>1.0000</text:p>
          </table:table-cell>
          <table:table-cell table:style-name="ce465" table:formula="of:=_TP2/(_TP2+0.5*(_FN2+_FP2))" office:value-type="float" office:value="0.99999999" calcext:value-type="float">
            <text:p>1.0000</text:p>
          </table:table-cell>
          <table:table-cell table:style-name="ce465" table:formula="of:=_TP3/(_TP3+0.5*(_FN3+_FP3))" office:value-type="float" office:value="0.99999999" calcext:value-type="float">
            <text:p>1.0000</text:p>
          </table:table-cell>
          <table:table-cell table:style-name="ce465" table:formula="of:=_TP4/(_TP4+0.5*(_FN4+_FP4))" office:value-type="float" office:value="0.5" calcext:value-type="float">
            <text:p>0.5000</text:p>
          </table:table-cell>
          <table:table-cell table:style-name="ce465" table:formula="of:=_TP5/(_TP5+0.5*(_FN5+_FP5))" office:value-type="float" office:value="0.5" calcext:value-type="float">
            <text:p>0.5000</text:p>
          </table:table-cell>
          <table:table-cell table:style-name="ce465" table:formula="of:=_TP6/(_TP6+0.5*(_FN6+_FP6))" office:value-type="float" office:value="0.0000000299999994" calcext:value-type="float">
            <text:p>0.0000</text:p>
          </table:table-cell>
          <table:table-cell table:style-name="ce465" table:formula="of:=_TP7/(_TP7+0.5*(_FN7+_FP7))" office:value-type="float" office:value="0.00000001" calcext:value-type="float">
            <text:p>0.0000</text:p>
          </table:table-cell>
          <table:table-cell table:style-name="ce465" table:formula="of:=_TP8/(_TP8+0.5*(_FN8+_FP8))" office:value-type="float" office:value="0" calcext:value-type="float">
            <text:p>0.0000</text:p>
          </table:table-cell>
          <table:table-cell table:style-name="ce465" table:formula="of:=_TP9/(_TP9+0.5*(_FN9+_FP9))" office:value-type="float" office:value="0.999949997499875" calcext:value-type="float">
            <text:p>0.9999</text:p>
          </table:table-cell>
          <table:table-cell table:style-name="ce465" table:formula="of:=_TP10/(_TP10+0.5*(_FN10+_FP10))" office:value-type="float" office:value="0.999949997499875" calcext:value-type="float">
            <text:p>0.9999</text:p>
          </table:table-cell>
          <table:table-cell table:style-name="ce465" table:formula="of:=_TP11/(_TP11+0.5*(_FN11+_FP11))" office:value-type="float" office:value="0" calcext:value-type="float">
            <text:p>0.0000</text:p>
          </table:table-cell>
          <table:table-cell table:style-name="ce465" table:formula="of:=_TP12/(_TP12+0.5*(_FN12+_FP12))" office:value-type="float" office:value="0" calcext:value-type="float">
            <text:p>0.0000</text:p>
          </table:table-cell>
          <table:table-cell/>
          <table:table-cell table:style-name="ce673" table:formula="of:=&quot;(&quot;&amp;ROUND(MIN([.AM149:.AR149]))&amp;&quot;..&quot;&amp;ROUND(MAX([.AM149:.AR149]))&amp;&quot;)&quot;" office:value-type="string" office:string-value="(0..1)" calcext:value-type="string">
            <text:p>(0..1)</text:p>
          </table:table-cell>
          <table:table-cell table:style-name="ce674" table:formula="of:=&quot;(&quot;&amp;MIN([.AM149:.AP149])&amp;&quot;..&quot;&amp;MAX([.AM149:.AP149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49:.AR149])&amp;&quot;..&quot;&amp;MAX([.AQ149:.AR149])&amp;&quot;)&quot;" office:value-type="string" office:string-value="(0.00000001..0.0000000299999994)" calcext:value-type="string">
            <text:p>(0.00000001..0.0000000299999994)</text:p>
          </table:table-cell>
          <table:table-cell table:number-columns-repeated="11"/>
        </table:table-row>
        <table:table-row table:style-name="ro17">
          <table:table-cell table:style-name="ce436" office:value-type="float" office:value="143" calcext:value-type="float">
            <text:p>143</text:p>
          </table:table-cell>
          <table:table-cell table:style-name="ce445"/>
          <table:table-cell table:style-name="ce457" office:value-type="string" calcext:value-type="string">
            <text:p>TN Specific Agreement</text:p>
          </table:table-cell>
          <table:table-cell table:style-name="ce460" table:formula="of:=IF(ABS([.E150]-[.E$7])&lt;0.0001;&quot;≈&quot;;&quot;&quot;)">
            <text:p/>
          </table:table-cell>
          <table:table-cell table:style-name="ce712" table:formula="of:=2*TN/(2*TP+FP+FN)" office:value-type="float" office:value="1.40740740740741" calcext:value-type="float">
            <text:p>1.4074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0])" office:value-type="string" office:string-value="=2*TN/(2*TP+FP+FN)" calcext:value-type="string">
            <text:p>=2*TN/(2*TP+FP+FN)</text:p>
          </table:table-cell>
          <table:table-cell table:style-name="ce640"/>
          <table:table-cell table:style-name="ce465" table:formula="of:=2*_TN1/(2*_TP1+_FP1+_FN1)" office:value-type="float" office:value="1" calcext:value-type="float">
            <text:p>1.0000</text:p>
          </table:table-cell>
          <table:table-cell table:style-name="ce465" table:formula="of:=2*_TN2/(2*_TP2+_FP2+_FN2)" office:value-type="float" office:value="0.99999999" calcext:value-type="float">
            <text:p>1.0000</text:p>
          </table:table-cell>
          <table:table-cell table:style-name="ce465" table:formula="of:=2*_TN3/(2*_TP3+_FP3+_FN3)" office:value-type="float" office:value="0.0000000100000002" calcext:value-type="float">
            <text:p>0.0000</text:p>
          </table:table-cell>
          <table:table-cell table:style-name="ce465" table:formula="of:=2*_TN4/(2*_TP4+_FP4+_FN4)" office:value-type="float" office:value="49999998.5" calcext:value-type="float">
            <text:p>49999998.5000</text:p>
          </table:table-cell>
          <table:table-cell table:style-name="ce465" table:formula="of:=2*_TN5/(2*_TP5+_FP5+_FN5)" office:value-type="float" office:value="0.5" calcext:value-type="float">
            <text:p>0.5000</text:p>
          </table:table-cell>
          <table:table-cell table:style-name="ce465" table:formula="of:=2*_TN6/(2*_TP6+_FP6+_FN6)" office:value-type="float" office:value="0.999999970000001" calcext:value-type="float">
            <text:p>1.0000</text:p>
          </table:table-cell>
          <table:table-cell table:style-name="ce465" table:formula="of:=2*_TN7/(2*_TP7+_FP7+_FN7)" office:value-type="float" office:value="0.00000001" calcext:value-type="float">
            <text:p>0.0000</text:p>
          </table:table-cell>
          <table:table-cell table:style-name="ce465" table:formula="of:=2*_TN8/(2*_TP8+_FP8+_FN8)" office:value-type="float" office:value="0" calcext:value-type="float">
            <text:p>0.0000</text:p>
          </table:table-cell>
          <table:table-cell table:style-name="ce465" table:formula="of:=2*_TN9/(2*_TP9+_FP9+_FN9)" office:value-type="float" office:value="0" calcext:value-type="float">
            <text:p>0.0000</text:p>
          </table:table-cell>
          <table:table-cell table:style-name="ce465" table:formula="of:=2*_TN10/(2*_TP10+_FP10+_FN10)" office:value-type="float" office:value="0" calcext:value-type="float">
            <text:p>0.0000</text:p>
          </table:table-cell>
          <table:table-cell table:style-name="ce465" table:formula="of:=2*_TN11/(2*_TP11+_FP11+_FN11)" office:value-type="float" office:value="19998" calcext:value-type="float">
            <text:p>19998.0000</text:p>
          </table:table-cell>
          <table:table-cell table:style-name="ce465" table:formula="of:=2*_TN12/(2*_TP12+_FP12+_FN12)" office:value-type="float" office:value="19998" calcext:value-type="float">
            <text:p>19998.0000</text:p>
          </table:table-cell>
          <table:table-cell/>
          <table:table-cell table:style-name="ce673" table:formula="of:=&quot;(&quot;&amp;ROUND(MIN([.AM150:.AR150]))&amp;&quot;..&quot;&amp;ROUND(MAX([.AM150:.AR150]))&amp;&quot;)&quot;" office:value-type="string" office:string-value="(0..49999999)" calcext:value-type="string">
            <text:p>(0..49999999)</text:p>
          </table:table-cell>
          <table:table-cell table:style-name="ce674" table:formula="of:=&quot;(&quot;&amp;MIN([.AM150:.AP150])&amp;&quot;..&quot;&amp;MAX([.AM150:.AP150])&amp;&quot;)&quot;" office:value-type="string" office:string-value="(0.0000000100000002..49999998.5)" calcext:value-type="string">
            <text:p>(0.0000000100000002..49999998.5)</text:p>
          </table:table-cell>
          <table:table-cell table:style-name="ce674" table:formula="of:=&quot;(&quot;&amp;MIN([.AQ150:.AR150])&amp;&quot;..&quot;&amp;MAX([.AQ150:.AR150])&amp;&quot;)&quot;" office:value-type="string" office:string-value="(0.00000001..0.999999970000001)" calcext:value-type="string">
            <text:p>(0.00000001..0.9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44" calcext:value-type="float">
            <text:p>144</text:p>
          </table:table-cell>
          <table:table-cell table:style-name="ce445"/>
          <table:table-cell table:style-name="ce458" office:value-type="string" calcext:value-type="string">
            <text:p>Warrens 1</text:p>
          </table:table-cell>
          <table:table-cell table:style-name="ce460" table:formula="of:=IF(ABS([.E151]-[.E$7])&lt;0.0001;&quot;≈&quot;;&quot;&quot;)">
            <text:p/>
          </table:table-cell>
          <table:table-cell table:style-name="ce712" table:formula="of:=(2*TP-FP-FN)/(2*TP+FP+FN)" office:value-type="float" office:value="0.777777777777778" calcext:value-type="float">
            <text:p>0.777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1])" office:value-type="string" office:string-value="=(2*TP-FP-FN)/(2*TP+FP+FN)" calcext:value-type="string">
            <text:p>=(2*TP-FP-FN)/(2*TP+FP+FN)</text:p>
          </table:table-cell>
          <table:table-cell table:style-name="ce640"/>
          <table:table-cell table:style-name="ce465" table:formula="of:=(2*_TP1-_FP1-_FN1)/(2*_TP1+_FP1+_FN1)" office:value-type="float" office:value="1" calcext:value-type="float">
            <text:p>1.0000</text:p>
          </table:table-cell>
          <table:table-cell table:style-name="ce465" table:formula="of:=(2*_TP2-_FP2-_FN2)/(2*_TP2+_FP2+_FN2)" office:value-type="float" office:value="0.99999998" calcext:value-type="float">
            <text:p>1.0000</text:p>
          </table:table-cell>
          <table:table-cell table:style-name="ce465" table:formula="of:=(2*_TP3-_FP3-_FN3)/(2*_TP3+_FP3+_FN3)" office:value-type="float" office:value="0.999999979999999" calcext:value-type="float">
            <text:p>1.0000</text:p>
          </table:table-cell>
          <table:table-cell table:style-name="ce465" table:formula="of:=(2*_TP4-_FP4-_FN4)/(2*_TP4+_FP4+_FN4)" office:value-type="float" office:value="0" calcext:value-type="float">
            <text:p>0.0000</text:p>
          </table:table-cell>
          <table:table-cell table:style-name="ce465" table:formula="of:=(2*_TP5-_FP5-_FN5)/(2*_TP5+_FP5+_FN5)" office:value-type="float" office:value="0" calcext:value-type="float">
            <text:p>0.0000</text:p>
          </table:table-cell>
          <table:table-cell table:style-name="ce465" table:formula="of:=(2*_TP6-_FP6-_FN6)/(2*_TP6+_FP6+_FN6)" office:value-type="float" office:value="-0.999999940000001" calcext:value-type="float">
            <text:p>-1.0000</text:p>
          </table:table-cell>
          <table:table-cell table:style-name="ce465" table:formula="of:=(2*_TP7-_FP7-_FN7)/(2*_TP7+_FP7+_FN7)" office:value-type="float" office:value="-0.99999998" calcext:value-type="float">
            <text:p>-1.0000</text:p>
          </table:table-cell>
          <table:table-cell table:style-name="ce465" table:formula="of:=(2*_TP8-_FP8-_FN8)/(2*_TP8+_FP8+_FN8)" office:value-type="float" office:value="-1" calcext:value-type="float">
            <text:p>-1.0000</text:p>
          </table:table-cell>
          <table:table-cell table:style-name="ce465" table:formula="of:=(2*_TP9-_FP9-_FN9)/(2*_TP9+_FP9+_FN9)" office:value-type="float" office:value="0.99989999499975" calcext:value-type="float">
            <text:p>0.9999</text:p>
          </table:table-cell>
          <table:table-cell table:style-name="ce465" table:formula="of:=(2*_TP10-_FP10-_FN10)/(2*_TP10+_FP10+_FN10)" office:value-type="float" office:value="0.99989999499975" calcext:value-type="float">
            <text:p>0.9999</text:p>
          </table:table-cell>
          <table:table-cell table:style-name="ce465" table:formula="of:=(2*_TP11-_FP11-_FN11)/(2*_TP11+_FP11+_FN11)" office:value-type="float" office:value="-1" calcext:value-type="float">
            <text:p>-1.0000</text:p>
          </table:table-cell>
          <table:table-cell table:style-name="ce465" table:formula="of:=(2*_TP12-_FP12-_FN12)/(2*_TP12+_FP12+_FN12)" office:value-type="float" office:value="-1" calcext:value-type="float">
            <text:p>-1.0000</text:p>
          </table:table-cell>
          <table:table-cell/>
          <table:table-cell table:style-name="ce673" table:formula="of:=&quot;(&quot;&amp;ROUND(MIN([.AM151:.AR151]))&amp;&quot;..&quot;&amp;ROUND(MAX([.AM151:.AR151]))&amp;&quot;)&quot;" office:value-type="string" office:string-value="(-1..1)" calcext:value-type="string">
            <text:p>(-1..1)</text:p>
          </table:table-cell>
          <table:table-cell table:style-name="ce674" table:formula="of:=&quot;(&quot;&amp;MIN([.AM151:.AP151])&amp;&quot;..&quot;&amp;MAX([.AM151:.AP151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51:.AR151])&amp;&quot;..&quot;&amp;MAX([.AQ151:.AR151])&amp;&quot;)&quot;" office:value-type="string" office:string-value="(-0.99999998..-0.999999940000001)" calcext:value-type="string">
            <text:p>(-0.99999998..-0.99999994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45" calcext:value-type="float">
            <text:p>145</text:p>
          </table:table-cell>
          <table:table-cell table:style-name="ce445"/>
          <table:table-cell table:style-name="ce458" office:value-type="string" calcext:value-type="string">
            <text:p>Warrens 2</text:p>
          </table:table-cell>
          <table:table-cell table:style-name="ce460" table:formula="of:=IF(ABS([.E152]-[.E$7])&lt;0.0001;&quot;≈&quot;;&quot;&quot;)">
            <text:p/>
          </table:table-cell>
          <table:table-cell table:style-name="ce712" table:formula="of:=2*TN/(FP+FN+2*TN)" office:value-type="float" office:value="0.926829268292683" calcext:value-type="float">
            <text:p>0.926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1; Negative Agreement (=2*TN/(N+ON))</text:p>
          </table:table-cell>
          <table:table-cell table:style-name="ce509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2])" office:value-type="string" office:string-value="=2*TN/(FP+FN+2*TN)" calcext:value-type="string">
            <text:p>=2*TN/(FP+FN+2*TN)</text:p>
          </table:table-cell>
          <table:table-cell table:style-name="ce640"/>
          <table:table-cell table:style-name="ce465" table:formula="of:=2*_TN1/(_FP1+_FN1+2*_TN1)" office:value-type="float" office:value="1" calcext:value-type="float">
            <text:p>1.0000</text:p>
          </table:table-cell>
          <table:table-cell table:style-name="ce465" table:formula="of:=2*_TN2/(_FP2+_FN2+2*_TN2)" office:value-type="float" office:value="0.99999999" calcext:value-type="float">
            <text:p>1.0000</text:p>
          </table:table-cell>
          <table:table-cell table:style-name="ce465" table:formula="of:=2*_TN3/(_FP3+_FN3+2*_TN3)" office:value-type="float" office:value="0.5" calcext:value-type="float">
            <text:p>0.5000</text:p>
          </table:table-cell>
          <table:table-cell table:style-name="ce465" table:formula="of:=2*_TN4/(_FP4+_FN4+2*_TN4)" office:value-type="float" office:value="0.99999999" calcext:value-type="float">
            <text:p>1.0000</text:p>
          </table:table-cell>
          <table:table-cell table:style-name="ce465" table:formula="of:=2*_TN5/(_FP5+_FN5+2*_TN5)" office:value-type="float" office:value="0.5" calcext:value-type="float">
            <text:p>0.5000</text:p>
          </table:table-cell>
          <table:table-cell table:style-name="ce465" table:formula="of:=2*_TN6/(_FP6+_FN6+2*_TN6)" office:value-type="float" office:value="0.5" calcext:value-type="float">
            <text:p>0.5000</text:p>
          </table:table-cell>
          <table:table-cell table:style-name="ce465" table:formula="of:=2*_TN7/(_FP7+_FN7+2*_TN7)" office:value-type="float" office:value="0.00000001" calcext:value-type="float">
            <text:p>0.0000</text:p>
          </table:table-cell>
          <table:table-cell table:style-name="ce465" table:formula="of:=2*_TN8/(_FP8+_FN8+2*_TN8)" office:value-type="float" office:value="0" calcext:value-type="float">
            <text:p>0.0000</text:p>
          </table:table-cell>
          <table:table-cell table:style-name="ce465" table:formula="of:=2*_TN9/(_FP9+_FN9+2*_TN9)" office:value-type="float" office:value="0" calcext:value-type="float">
            <text:p>0.0000</text:p>
          </table:table-cell>
          <table:table-cell table:style-name="ce465" table:formula="of:=2*_TN10/(_FP10+_FN10+2*_TN10)" office:value-type="float" office:value="0" calcext:value-type="float">
            <text:p>0.0000</text:p>
          </table:table-cell>
          <table:table-cell table:style-name="ce465" table:formula="of:=2*_TN11/(_FP11+_FN11+2*_TN11)" office:value-type="float" office:value="0.999949997499875" calcext:value-type="float">
            <text:p>0.9999</text:p>
          </table:table-cell>
          <table:table-cell table:style-name="ce465" table:formula="of:=2*_TN12/(_FP12+_FN12+2*_TN12)" office:value-type="float" office:value="0.999949997499875" calcext:value-type="float">
            <text:p>0.9999</text:p>
          </table:table-cell>
          <table:table-cell/>
          <table:table-cell table:style-name="ce673" table:formula="of:=&quot;(&quot;&amp;ROUND(MIN([.AM152:.AR152]))&amp;&quot;..&quot;&amp;ROUND(MAX([.AM152:.AR152]))&amp;&quot;)&quot;" office:value-type="string" office:string-value="(0..1)" calcext:value-type="string">
            <text:p>(0..1)</text:p>
          </table:table-cell>
          <table:table-cell table:style-name="ce674" table:formula="of:=&quot;(&quot;&amp;MIN([.AM152:.AP152])&amp;&quot;..&quot;&amp;MAX([.AM152:.AP152])&amp;&quot;)&quot;" office:value-type="string" office:string-value="(0.5..0.99999999)" calcext:value-type="string">
            <text:p>(0.5..0.99999999)</text:p>
          </table:table-cell>
          <table:table-cell table:style-name="ce674" table:formula="of:=&quot;(&quot;&amp;MIN([.AQ152:.AR152])&amp;&quot;..&quot;&amp;MAX([.AQ152:.AR152])&amp;&quot;)&quot;" office:value-type="string" office:string-value="(0.00000001..0.5)" calcext:value-type="string">
            <text:p>(0.00000001..0.5)</text:p>
          </table:table-cell>
          <table:table-cell table:number-columns-repeated="11"/>
        </table:table-row>
        <table:table-row table:style-name="ro17">
          <table:table-cell table:style-name="ce436" office:value-type="float" office:value="146" calcext:value-type="float">
            <text:p>146</text:p>
          </table:table-cell>
          <table:table-cell table:style-name="ce445"/>
          <table:table-cell table:style-name="ce458" office:value-type="string" calcext:value-type="string">
            <text:p>Warrens 3</text:p>
          </table:table-cell>
          <table:table-cell table:style-name="ce460" table:formula="of:=IF(ABS([.E153]-[.E$7])&lt;0.0001;&quot;≈&quot;;&quot;&quot;)">
            <text:p/>
          </table:table-cell>
          <table:table-cell table:style-name="ce712" table:formula="of:=(2*TN-FP-FN)/(2*TN+FP+FN)" office:value-type="float" office:value="0.853658536585366" calcext:value-type="float">
            <text:p>0.853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1</text:p>
          </table:table-cell>
          <table:table-cell table:style-name="ce509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3])" office:value-type="string" office:string-value="=(2*TN-FP-FN)/(2*TN+FP+FN)" calcext:value-type="string">
            <text:p>=(2*TN-FP-FN)/(2*TN+FP+FN)</text:p>
          </table:table-cell>
          <table:table-cell table:style-name="ce640"/>
          <table:table-cell table:style-name="ce465" table:formula="of:=(2*_TN1-_FP1-_FN1)/(2*_TN1+_FP1+_FN1)" office:value-type="float" office:value="1" calcext:value-type="float">
            <text:p>1.0000</text:p>
          </table:table-cell>
          <table:table-cell table:style-name="ce465" table:formula="of:=(2*_TN2-_FP2-_FN2)/(2*_TN2+_FP2+_FN2)" office:value-type="float" office:value="0.99999998" calcext:value-type="float">
            <text:p>1.0000</text:p>
          </table:table-cell>
          <table:table-cell table:style-name="ce465" table:formula="of:=(2*_TN3-_FP3-_FN3)/(2*_TN3+_FP3+_FN3)" office:value-type="float" office:value="0" calcext:value-type="float">
            <text:p>0.0000</text:p>
          </table:table-cell>
          <table:table-cell table:style-name="ce465" table:formula="of:=(2*_TN4-_FP4-_FN4)/(2*_TN4+_FP4+_FN4)" office:value-type="float" office:value="0.999999979999999" calcext:value-type="float">
            <text:p>1.0000</text:p>
          </table:table-cell>
          <table:table-cell table:style-name="ce465" table:formula="of:=(2*_TN5-_FP5-_FN5)/(2*_TN5+_FP5+_FN5)" office:value-type="float" office:value="0" calcext:value-type="float">
            <text:p>0.0000</text:p>
          </table:table-cell>
          <table:table-cell table:style-name="ce465" table:formula="of:=(2*_TN6-_FP6-_FN6)/(2*_TN6+_FP6+_FN6)" office:value-type="float" office:value="0" calcext:value-type="float">
            <text:p>0.0000</text:p>
          </table:table-cell>
          <table:table-cell table:style-name="ce465" table:formula="of:=(2*_TN7-_FP7-_FN7)/(2*_TN7+_FP7+_FN7)" office:value-type="float" office:value="-0.99999998" calcext:value-type="float">
            <text:p>-1.0000</text:p>
          </table:table-cell>
          <table:table-cell table:style-name="ce465" table:formula="of:=(2*_TN8-_FP8-_FN8)/(2*_TN8+_FP8+_FN8)" office:value-type="float" office:value="-1" calcext:value-type="float">
            <text:p>-1.0000</text:p>
          </table:table-cell>
          <table:table-cell table:style-name="ce465" table:formula="of:=(2*_TN9-_FP9-_FN9)/(2*_TN9+_FP9+_FN9)" office:value-type="float" office:value="-1" calcext:value-type="float">
            <text:p>-1.0000</text:p>
          </table:table-cell>
          <table:table-cell table:style-name="ce465" table:formula="of:=(2*_TN10-_FP10-_FN10)/(2*_TN10+_FP10+_FN10)" office:value-type="float" office:value="-1" calcext:value-type="float">
            <text:p>-1.0000</text:p>
          </table:table-cell>
          <table:table-cell table:style-name="ce465" table:formula="of:=(2*_TN11-_FP11-_FN11)/(2*_TN11+_FP11+_FN11)" office:value-type="float" office:value="0.99989999499975" calcext:value-type="float">
            <text:p>0.9999</text:p>
          </table:table-cell>
          <table:table-cell table:style-name="ce465" table:formula="of:=(2*_TN12-_FP12-_FN12)/(2*_TN12+_FP12+_FN12)" office:value-type="float" office:value="0.99989999499975" calcext:value-type="float">
            <text:p>0.9999</text:p>
          </table:table-cell>
          <table:table-cell/>
          <table:table-cell table:style-name="ce673" table:formula="of:=&quot;(&quot;&amp;ROUND(MIN([.AM153:.AR153]))&amp;&quot;..&quot;&amp;ROUND(MAX([.AM153:.AR153]))&amp;&quot;)&quot;" office:value-type="string" office:string-value="(-1..1)" calcext:value-type="string">
            <text:p>(-1..1)</text:p>
          </table:table-cell>
          <table:table-cell table:style-name="ce674" table:formula="of:=&quot;(&quot;&amp;MIN([.AM153:.AP153])&amp;&quot;..&quot;&amp;MAX([.AM153:.AP153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53:.AR153])&amp;&quot;..&quot;&amp;MAX([.AQ153:.AR153])&amp;&quot;)&quot;" office:value-type="string" office:string-value="(-0.99999998..0)" calcext:value-type="string">
            <text:p>(-0.99999998..0)</text:p>
          </table:table-cell>
          <table:table-cell table:number-columns-repeated="11"/>
        </table:table-row>
        <table:table-row table:style-name="ro17">
          <table:table-cell table:style-name="ce436" office:value-type="float" office:value="147" calcext:value-type="float">
            <text:p>147</text:p>
          </table:table-cell>
          <table:table-cell table:style-name="ce446" office:value-type="string" calcext:value-type="string">
            <text:p>simYY</text:p>
          </table:table-cell>
          <table:table-cell table:style-name="ce457" office:value-type="string" calcext:value-type="string">
            <text:p>Yule’s Y Colligation Similarity</text:p>
          </table:table-cell>
          <table:table-cell table:style-name="ce460" table:formula="of:=IF(ABS([.E154]-[.E$7])&lt;0.0001;&quot;≈&quot;;&quot;&quot;)">
            <text:p/>
          </table:table-cell>
          <table:table-cell table:style-name="ce712" table:formula="of:=((SQRT(TP*TN)-SQRT(FP*FN))/((SQRT(TP*TN)+SQRT(FP*FN))))" office:value-type="float" office:value="0.82872427872511" calcext:value-type="float">
            <text:p>0.8287</text:p>
          </table:table-cell>
          <table:table-cell table:style-name="ce476"/>
          <table:table-cell table:style-name="ce441"/>
          <table:table-cell table:style-name="ce488" office:value-type="float" office:value="-1" calcext:value-type="float">
            <text:p>-1</text:p>
          </table:table-cell>
          <table:table-cell table:style-name="ce488"/>
          <table:table-cell table:style-name="ce488" office:value-type="float" office:value="1" calcext:value-type="float">
            <text:p>1</text:p>
          </table:table-cell>
          <table:table-cell table:style-name="ce488"/>
          <table:table-cell table:style-name="ce441" table:number-columns-repeated="15"/>
          <table:table-cell table:style-name="ce456"/>
          <table:table-cell table:style-name="ce441"/>
          <table:table-cell table:style-name="ce441" office:value-type="string" calcext:value-type="string">
            <text:p>Yule’s Omega; Coefficient of Colligation</text:p>
          </table:table-cell>
          <table:table-cell table:style-name="ce441"/>
          <table:table-cell table:style-name="ce441" office:value-type="string" calcext:value-type="string">
            <text:p>Diagonal and Off-Diagonal cross ratio</text:p>
          </table:table-cell>
          <table:table-cell table:style-name="ce441" table:number-columns-repeated="4"/>
          <table:table-cell table:style-name="ce640" table:formula="of:=FORMULA([.E154])" office:value-type="string" office:string-value="=((SQRT(TP*TN)-SQRT(FP*FN))/((SQRT(TP*TN)+SQRT(FP*FN))))" calcext:value-type="string">
            <text:p>=((SQRT(TP*TN)-SQRT(FP*FN))/((SQRT(TP*TN)+SQRT(FP*FN))))</text:p>
          </table:table-cell>
          <table:table-cell table:style-name="ce640"/>
          <table:table-cell table:style-name="ce465" table:formula="of:=((SQRT(_TP1*_TN1)-SQRT(_FP1*_FN1))/((SQRT(_TP1*_TN1)+SQRT(_FP1*_FN1))))" office:value-type="float" office:value="1" calcext:value-type="float">
            <text:p>1.0000</text:p>
          </table:table-cell>
          <table:table-cell table:style-name="ce465" table:formula="of:=((SQRT(_TP2*_TN2)-SQRT(_FP2*_FN2))/((SQRT(_TP2*_TN2)+SQRT(_FP2*_FN2))))" office:value-type="float" office:value="0.99999998" calcext:value-type="float">
            <text:p>1.0000</text:p>
          </table:table-cell>
          <table:table-cell table:style-name="ce465" table:formula="of:=((SQRT(_TP3*_TN3)-SQRT(_FP3*_FN3))/((SQRT(_TP3*_TN3)+SQRT(_FP3*_FN3))))" office:value-type="float" office:value="0.999800019995001" calcext:value-type="float">
            <text:p>0.9998</text:p>
          </table:table-cell>
          <table:table-cell table:style-name="ce465" table:formula="of:=((SQRT(_TP4*_TN4)-SQRT(_FP4*_FN4))/((SQRT(_TP4*_TN4)+SQRT(_FP4*_FN4))))" office:value-type="float" office:value="0.999800019995001" calcext:value-type="float">
            <text:p>0.9998</text:p>
          </table:table-cell>
          <table:table-cell table:style-name="ce465" table:formula="of:=((SQRT(_TP5*_TN5)-SQRT(_FP5*_FN5))/((SQRT(_TP5*_TN5)+SQRT(_FP5*_FN5))))" office:value-type="float" office:value="0" calcext:value-type="float">
            <text:p>0.0000</text:p>
          </table:table-cell>
          <table:table-cell table:style-name="ce465" table:formula="of:=((SQRT(_TP6*_TN6)-SQRT(_FP6*_FN6))/((SQRT(_TP6*_TN6)+SQRT(_FP6*_FN6))))" office:value-type="float" office:value="-0.999653649826364" calcext:value-type="float">
            <text:p>-0.9997</text:p>
          </table:table-cell>
          <table:table-cell table:style-name="ce465" table:formula="of:=((SQRT(_TP7*_TN7)-SQRT(_FP7*_FN7))/((SQRT(_TP7*_TN7)+SQRT(_FP7*_FN7))))" office:value-type="float" office:value="-0.99999998" calcext:value-type="float">
            <text:p>-1.0000</text:p>
          </table:table-cell>
          <table:table-cell table:style-name="ce465" table:formula="of:=((SQRT(_TP8*_TN8)-SQRT(_FP8*_FN8))/((SQRT(_TP8*_TN8)+SQRT(_FP8*_FN8))))" office:value-type="float" office:value="-1" calcext:value-type="float">
            <text:p>-1.0000</text:p>
          </table:table-cell>
          <table:table-cell table:style-name="ce465" table:formula="of:=((SQRT(_TP9*_TN9)-SQRT(_FP9*_FN9))/((SQRT(_TP9*_TN9)+SQRT(_FP9*_FN9))))" office:value-type="string" office:string-value="" calcext:value-type="error">
            <text:p>#DIV/0!</text:p>
          </table:table-cell>
          <table:table-cell table:style-name="ce465" table:formula="of:=((SQRT(_TP10*_TN10)-SQRT(_FP10*_FN10))/((SQRT(_TP10*_TN10)+SQRT(_FP10*_FN10))))" office:value-type="string" office:string-value="" calcext:value-type="error">
            <text:p>#DIV/0!</text:p>
          </table:table-cell>
          <table:table-cell table:style-name="ce465" table:formula="of:=((SQRT(_TP11*_TN11)-SQRT(_FP11*_FN11))/((SQRT(_TP11*_TN11)+SQRT(_FP11*_FN11))))" office:value-type="string" office:string-value="" calcext:value-type="error">
            <text:p>#DIV/0!</text:p>
          </table:table-cell>
          <table:table-cell table:style-name="ce465" table:formula="of:=((SQRT(_TP12*_TN12)-SQRT(_FP12*_FN12))/((SQRT(_TP12*_TN12)+SQRT(_FP12*_FN12)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54:.AR154]))&amp;&quot;..&quot;&amp;ROUND(MAX([.AM154:.AR154]))&amp;&quot;)&quot;" office:value-type="string" office:string-value="(-1..1)" calcext:value-type="string">
            <text:p>(-1..1)</text:p>
          </table:table-cell>
          <table:table-cell table:style-name="ce674" table:formula="of:=&quot;(&quot;&amp;MIN([.AM154:.AP154])&amp;&quot;..&quot;&amp;MAX([.AM154:.AP154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54:.AR154])&amp;&quot;..&quot;&amp;MAX([.AQ154:.AR154])&amp;&quot;)&quot;" office:value-type="string" office:string-value="(-0.99999998..-0.999653649826364)" calcext:value-type="string">
            <text:p>(-0.99999998..-0.999653649826364)</text:p>
          </table:table-cell>
          <table:table-cell table:number-columns-repeated="11"/>
        </table:table-row>
        <table:table-row table:style-name="ro17">
          <table:table-cell table:style-name="ce436" office:value-type="float" office:value="148" calcext:value-type="float">
            <text:p>148</text:p>
          </table:table-cell>
          <table:table-cell table:style-name="ce445"/>
          <table:table-cell table:style-name="ce457" office:value-type="string" calcext:value-type="string">
            <text:p>Tarantula</text:p>
          </table:table-cell>
          <table:table-cell table:style-name="ce460" table:formula="of:=IF(ABS([.E155]-[.E$7])&lt;0.0001;&quot;≈&quot;;&quot;&quot;)">
            <text:p/>
          </table:table-cell>
          <table:table-cell table:style-name="ce712" table:formula="of:=PPV/NPV" office:value-type="float" office:value="1.02024291497976" calcext:value-type="float">
            <text:p>1.0202</text:p>
          </table:table-cell>
          <table:table-cell table:style-name="ce465" table:number-columns-repeated="2"/>
          <table:table-cell table:style-name="ce465" office:value-type="string" calcext:value-type="string">
            <text:p>Ample; 0..INF</text:p>
          </table:table-cell>
          <table:table-cell table:style-name="ce465" table:number-columns-repeated="27"/>
          <table:table-cell table:style-name="ce640" table:formula="of:=FORMULA([.E155])" office:value-type="string" office:string-value="=PPV/NPV" calcext:value-type="string">
            <text:p>=PPV/NPV</text:p>
          </table:table-cell>
          <table:table-cell table:style-name="ce465"/>
          <table:table-cell table:style-name="ce465" table:formula="of:=_TP1*_ON1/(_OP1*_TN1)" office:value-type="float" office:value="1" calcext:value-type="float">
            <text:p>1.0000</text:p>
          </table:table-cell>
          <table:table-cell table:style-name="ce465" table:formula="of:=_TP2*_ON2/(_OP2*_TN2)" office:value-type="float" office:value="1" calcext:value-type="float">
            <text:p>1.0000</text:p>
          </table:table-cell>
          <table:table-cell table:style-name="ce465" table:formula="of:=_TP3*_ON3/(_OP3*_TN3)" office:value-type="float" office:value="1.99999998" calcext:value-type="float">
            <text:p>2.0000</text:p>
          </table:table-cell>
          <table:table-cell table:style-name="ce465" table:formula="of:=_TP4*_ON4/(_OP4*_TN4)" office:value-type="float" office:value="0.500000005" calcext:value-type="float">
            <text:p>0.5000</text:p>
          </table:table-cell>
          <table:table-cell table:style-name="ce465" table:formula="of:=_TP5*_ON5/(_OP5*_TN5)" office:value-type="float" office:value="1" calcext:value-type="float">
            <text:p>1.0000</text:p>
          </table:table-cell>
          <table:table-cell table:style-name="ce465" table:formula="of:=_TP6*_ON6/(_OP6*_TN6)" office:value-type="float" office:value="0.0000000599999988" calcext:value-type="float">
            <text:p>0.0000</text:p>
          </table:table-cell>
          <table:table-cell table:style-name="ce465" table:formula="of:=_TP7*_ON7/(_OP7*_TN7)" office:value-type="float" office:value="1" calcext:value-type="float">
            <text:p>1.0000</text:p>
          </table:table-cell>
          <table:table-cell table:style-name="ce465" table:formula="of:=_TP8*_ON8/(_OP8*_TN8)" office:value-type="string" office:string-value="" calcext:value-type="error">
            <text:p>#DIV/0!</text:p>
          </table:table-cell>
          <table:table-cell table:style-name="ce465" table:formula="of:=_TP9*_ON9/(_OP9*_TN9)" office:value-type="string" office:string-value="" calcext:value-type="error">
            <text:p>#DIV/0!</text:p>
          </table:table-cell>
          <table:table-cell table:style-name="ce465" table:formula="of:=_TP10*_ON10/(_OP10*_TN10)" office:value-type="string" office:string-value="" calcext:value-type="error">
            <text:p>#DIV/0!</text:p>
          </table:table-cell>
          <table:table-cell table:style-name="ce465" table:formula="of:=_TP11*_ON11/(_OP11*_TN11)" office:value-type="string" office:string-value="" calcext:value-type="error">
            <text:p>#DIV/0!</text:p>
          </table:table-cell>
          <table:table-cell table:style-name="ce465" table:formula="of:=_TP12*_ON12/(_OP12*_TN12)" office:value-type="float" office:value="0" calcext:value-type="float">
            <text:p>0.0000</text:p>
          </table:table-cell>
          <table:table-cell table:style-name="ce465" table:formula="of:=TP*ON/(OP*TN)" office:value-type="float" office:value="1.02024291497976" calcext:value-type="float">
            <text:p>1.0202</text:p>
          </table:table-cell>
          <table:table-cell table:style-name="ce673" table:formula="of:=&quot;(&quot;&amp;ROUND(MIN([.AM155:.AR155]))&amp;&quot;..&quot;&amp;ROUND(MAX([.AM155:.AR155]))&amp;&quot;)&quot;" office:value-type="string" office:string-value="(0..2)" calcext:value-type="string">
            <text:p>(0..2)</text:p>
          </table:table-cell>
          <table:table-cell table:style-name="ce674" table:formula="of:=&quot;(&quot;&amp;MIN([.AM155:.AP155])&amp;&quot;..&quot;&amp;MAX([.AM155:.AP155])&amp;&quot;)&quot;" office:value-type="string" office:string-value="(0.500000005..1.99999998)" calcext:value-type="string">
            <text:p>(0.500000005..1.99999998)</text:p>
          </table:table-cell>
          <table:table-cell table:style-name="ce674" table:formula="of:=&quot;(&quot;&amp;MIN([.AQ155:.AR155])&amp;&quot;..&quot;&amp;MAX([.AQ155:.AR155])&amp;&quot;)&quot;" office:value-type="string" office:string-value="(0.0000000599999988..1)" calcext:value-type="string">
            <text:p>(0.0000000599999988..1)</text:p>
          </table:table-cell>
          <table:table-cell table:number-columns-repeated="11"/>
        </table:table-row>
        <table:table-row table:style-name="ro17">
          <table:table-cell table:style-name="ce436" office:value-type="float" office:value="149" calcext:value-type="float">
            <text:p>149</text:p>
          </table:table-cell>
          <table:table-cell table:style-name="ce445"/>
          <table:table-cell table:style-name="ce457" office:value-type="string" calcext:value-type="string">
            <text:p>Johnson</text:p>
          </table:table-cell>
          <table:table-cell table:style-name="ce460" table:formula="of:=IF(ABS([.E156]-[.E$7])&lt;0.0001;&quot;≈&quot;;&quot;&quot;)">
            <text:p/>
          </table:table-cell>
          <table:table-cell table:style-name="ce712" table:formula="of:=TP/OP+TP/P" office:value-type="float" office:value="1.78021978021978" calcext:value-type="float">
            <text:p>1.7802</text:p>
          </table:table-cell>
          <table:table-cell table:style-name="ce476"/>
          <table:table-cell table:style-name="ce441"/>
          <table:table-cell table:style-name="ce496" office:value-type="string" calcext:value-type="string">
            <text:p>0..2 PPV,TPR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6])" office:value-type="string" office:string-value="=TP/OP+TP/P" calcext:value-type="string">
            <text:p>=TP/OP+TP/P</text:p>
          </table:table-cell>
          <table:table-cell table:style-name="ce640"/>
          <table:table-cell table:style-name="ce465" table:formula="of:=_TP1/_OP1+_TP1/_P1" office:value-type="float" office:value="2" calcext:value-type="float">
            <text:p>2.0000</text:p>
          </table:table-cell>
          <table:table-cell table:style-name="ce465" table:formula="of:=_TP2/_OP2+_TP2/_P2" office:value-type="float" office:value="1.99999998" calcext:value-type="float">
            <text:p>2.0000</text:p>
          </table:table-cell>
          <table:table-cell table:style-name="ce465" table:formula="of:=_TP3/_OP3+_TP3/_P3" office:value-type="float" office:value="1.99999998" calcext:value-type="float">
            <text:p>2.0000</text:p>
          </table:table-cell>
          <table:table-cell table:style-name="ce465" table:formula="of:=_TP4/_OP4+_TP4/_P4" office:value-type="float" office:value="1" calcext:value-type="float">
            <text:p>1.0000</text:p>
          </table:table-cell>
          <table:table-cell table:style-name="ce465" table:formula="of:=_TP5/_OP5+_TP5/_P5" office:value-type="float" office:value="1" calcext:value-type="float">
            <text:p>1.0000</text:p>
          </table:table-cell>
          <table:table-cell table:style-name="ce465" table:formula="of:=_TP6/_OP6+_TP6/_P6" office:value-type="float" office:value="0.0000000599999988" calcext:value-type="float">
            <text:p>0.0000</text:p>
          </table:table-cell>
          <table:table-cell table:style-name="ce465" table:formula="of:=_TP7/_OP7+_TP7/_P7" office:value-type="float" office:value="0.00000002" calcext:value-type="float">
            <text:p>0.0000</text:p>
          </table:table-cell>
          <table:table-cell table:style-name="ce465" table:formula="of:=_TP8/_OP8+_TP8/_P8" office:value-type="float" office:value="0" calcext:value-type="float">
            <text:p>0.0000</text:p>
          </table:table-cell>
          <table:table-cell table:style-name="ce465" table:formula="of:=_TP9/_OP9+_TP9/_P9" office:value-type="float" office:value="1.9999" calcext:value-type="float">
            <text:p>1.9999</text:p>
          </table:table-cell>
          <table:table-cell table:style-name="ce465" table:formula="of:=_TP10/_OP10+_TP10/_P10" office:value-type="float" office:value="1.9999" calcext:value-type="float">
            <text:p>1.9999</text:p>
          </table:table-cell>
          <table:table-cell table:style-name="ce465" table:formula="of:=_TP11/_OP11+_TP11/_P11" office:value-type="string" office:string-value="" calcext:value-type="error">
            <text:p>#DIV/0!</text:p>
          </table:table-cell>
          <table:table-cell table:style-name="ce465" table:formula="of:=_TP12/_OP12+_TP12/_P12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56:.AR156]))&amp;&quot;..&quot;&amp;ROUND(MAX([.AM156:.AR156]))&amp;&quot;)&quot;" office:value-type="string" office:string-value="(0..2)" calcext:value-type="string">
            <text:p>(0..2)</text:p>
          </table:table-cell>
          <table:table-cell table:style-name="ce674" table:formula="of:=&quot;(&quot;&amp;MIN([.AM156:.AP156])&amp;&quot;..&quot;&amp;MAX([.AM156:.AP156])&amp;&quot;)&quot;" office:value-type="string" office:string-value="(1..1.99999998)" calcext:value-type="string">
            <text:p>(1..1.99999998)</text:p>
          </table:table-cell>
          <table:table-cell table:style-name="ce674" table:formula="of:=&quot;(&quot;&amp;MIN([.AQ156:.AR156])&amp;&quot;..&quot;&amp;MAX([.AQ156:.AR156])&amp;&quot;)&quot;" office:value-type="string" office:string-value="(0.00000002..0.0000000599999988)" calcext:value-type="string">
            <text:p>(0.00000002..0.0000000599999988)</text:p>
          </table:table-cell>
          <table:table-cell table:number-columns-repeated="11"/>
        </table:table-row>
        <table:table-row table:style-name="ro17">
          <table:table-cell table:style-name="ce436" office:value-type="float" office:value="150" calcext:value-type="float">
            <text:p>150</text:p>
          </table:table-cell>
          <table:table-cell table:style-name="ce445"/>
          <table:table-cell table:style-name="ce458" office:value-type="string" calcext:value-type="string">
            <text:p>Negative Lift</text:p>
          </table:table-cell>
          <table:table-cell table:style-name="ce460" table:formula="of:=IF(ABS([.E157]-[.E$7])&lt;0.0001;&quot;≈&quot;;&quot;&quot;)">
            <text:p/>
          </table:table-cell>
          <table:table-cell table:style-name="ce712" table:formula="of:=(TN/N)/(ON/Sn)" office:value-type="float" office:value="1.53809523809524" calcext:value-type="float">
            <text:p>1.5381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7])" office:value-type="string" office:string-value="=(TN/N)/(ON/Sn)" calcext:value-type="string">
            <text:p>=(TN/N)/(ON/Sn)</text:p>
          </table:table-cell>
          <table:table-cell table:style-name="ce640"/>
          <table:table-cell table:style-name="ce465" table:formula="of:=(_TN1/_N1)/(_ON1/_SN1)" office:value-type="float" office:value="2" calcext:value-type="float">
            <text:p>2.0000</text:p>
          </table:table-cell>
          <table:table-cell table:style-name="ce465" table:formula="of:=(_TN2/_N2)/(_ON2/_SN2)" office:value-type="float" office:value="1.99999998" calcext:value-type="float">
            <text:p>2.0000</text:p>
          </table:table-cell>
          <table:table-cell table:style-name="ce465" table:formula="of:=(_TN3/_N3)/(_ON3/_SN3)" office:value-type="float" office:value="25000000" calcext:value-type="float">
            <text:p>25000000.0000</text:p>
          </table:table-cell>
          <table:table-cell table:style-name="ce465" table:formula="of:=(_TN4/_N4)/(_ON4/_SN4)" office:value-type="float" office:value="1.00000001" calcext:value-type="float">
            <text:p>1.0000</text:p>
          </table:table-cell>
          <table:table-cell table:style-name="ce465" table:formula="of:=(_TN5/_N5)/(_ON5/_SN5)" office:value-type="float" office:value="1" calcext:value-type="float">
            <text:p>1.0000</text:p>
          </table:table-cell>
          <table:table-cell table:style-name="ce465" table:formula="of:=(_TN6/_N6)/(_ON6/_SN6)" office:value-type="float" office:value="0.7500000075" calcext:value-type="float">
            <text:p>0.7500</text:p>
          </table:table-cell>
          <table:table-cell table:style-name="ce465" table:formula="of:=(_TN7/_N7)/(_ON7/_SN7)" office:value-type="float" office:value="0.00000002" calcext:value-type="float">
            <text:p>0.0000</text:p>
          </table:table-cell>
          <table:table-cell table:style-name="ce465" table:formula="of:=(_TN8/_N8)/(_ON8/_SN8)" office:value-type="float" office:value="0" calcext:value-type="float">
            <text:p>0.0000</text:p>
          </table:table-cell>
          <table:table-cell table:style-name="ce465" table:formula="of:=(_TN9/_N9)/(_ON9/_SN9)" office:value-type="string" office:string-value="" calcext:value-type="error">
            <text:p>#DIV/0!</text:p>
          </table:table-cell>
          <table:table-cell table:style-name="ce465" table:formula="of:=(_TN10/_N10)/(_ON10/_SN10)" office:value-type="string" office:string-value="" calcext:value-type="error">
            <text:p>#DIV/0!</text:p>
          </table:table-cell>
          <table:table-cell table:style-name="ce465" table:formula="of:=(_TN11/_N11)/(_ON11/_SN11)" office:value-type="float" office:value="1" calcext:value-type="float">
            <text:p>1.0000</text:p>
          </table:table-cell>
          <table:table-cell table:style-name="ce465" table:formula="of:=(_TN12/_N12)/(_ON12/_SN12)" office:value-type="float" office:value="1" calcext:value-type="float">
            <text:p>1.0000</text:p>
          </table:table-cell>
          <table:table-cell/>
          <table:table-cell table:style-name="ce673" table:formula="of:=&quot;(&quot;&amp;ROUND(MIN([.AM157:.AR157]))&amp;&quot;..&quot;&amp;ROUND(MAX([.AM157:.AR157]))&amp;&quot;)&quot;" office:value-type="string" office:string-value="(0..25000000)" calcext:value-type="string">
            <text:p>(0..25000000)</text:p>
          </table:table-cell>
          <table:table-cell table:style-name="ce674" table:formula="of:=&quot;(&quot;&amp;MIN([.AM157:.AP157])&amp;&quot;..&quot;&amp;MAX([.AM157:.AP157])&amp;&quot;)&quot;" office:value-type="string" office:string-value="(1..25000000)" calcext:value-type="string">
            <text:p>(1..25000000)</text:p>
          </table:table-cell>
          <table:table-cell table:style-name="ce674" table:formula="of:=&quot;(&quot;&amp;MIN([.AQ157:.AR157])&amp;&quot;..&quot;&amp;MAX([.AQ157:.AR157])&amp;&quot;)&quot;" office:value-type="string" office:string-value="(0.00000002..0.7500000075)" calcext:value-type="string">
            <text:p>(0.00000002..0.7500000075)</text:p>
          </table:table-cell>
          <table:table-cell table:number-columns-repeated="11"/>
        </table:table-row>
        <table:table-row table:style-name="ro17">
          <table:table-cell table:style-name="ce436" office:value-type="float" office:value="151" calcext:value-type="float">
            <text:p>151</text:p>
          </table:table-cell>
          <table:table-cell table:style-name="ce445" office:value-type="string" calcext:value-type="string">
            <text:p>cEy3</text:p>
          </table:table-cell>
          <table:table-cell table:style-name="ce457" office:value-type="string" calcext:value-type="string">
            <text:p>Eyraud 3</text:p>
          </table:table-cell>
          <table:table-cell table:style-name="ce460" table:formula="of:=IF(ABS([.E158]-[.E$7])&lt;0.0001;&quot;≈&quot;;&quot;&quot;)">
            <text:p/>
          </table:table-cell>
          <table:table-cell table:style-name="ce712" table:formula="of:=Sn^2*(Sn*TP-OP*P)/(OP*P*N*ON)" office:value-type="float" office:value="3.41779173207745" calcext:value-type="float">
            <text:p>3.4178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-INF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8])" office:value-type="string" office:string-value="=Sn^2*(Sn*TP-OP*P)/(OP*P*N*ON)" calcext:value-type="string">
            <text:p>=Sn^2*(Sn*TP-OP*P)/(OP*P*N*ON)</text:p>
          </table:table-cell>
          <table:table-cell table:style-name="ce640"/>
          <table:table-cell table:style-name="ce465" table:formula="of:=_SN1^2*(_SN1*_TP1-_OP1*_P1)/(_OP1*_P1*_N1*_ON1)" office:value-type="float" office:value="4" calcext:value-type="float">
            <text:p>4.0000</text:p>
          </table:table-cell>
          <table:table-cell table:style-name="ce465" table:formula="of:=_SN2^2*(_SN2*_TP2-_OP2*_P2)/(_OP2*_P2*_N2*_ON2)" office:value-type="float" office:value="3.99999992" calcext:value-type="float">
            <text:p>4.0000</text:p>
          </table:table-cell>
          <table:table-cell table:style-name="ce465" table:formula="of:=_SN3^2*(_SN3*_TP3-_OP3*_P3)/(_OP3*_P3*_N3*_ON3)" office:value-type="float" office:value="25000000.2549419" calcext:value-type="float">
            <text:p>25000000.2549</text:p>
          </table:table-cell>
          <table:table-cell table:style-name="ce465" table:formula="of:=_SN4^2*(_SN4*_TP4-_OP4*_P4)/(_OP4*_P4*_N4*_ON4)" office:value-type="float" office:value="25000000" calcext:value-type="float">
            <text:p>25000000.0000</text:p>
          </table:table-cell>
          <table:table-cell table:style-name="ce465" table:formula="of:=_SN5^2*(_SN5*_TP5-_OP5*_P5)/(_OP5*_P5*_N5*_ON5)" office:value-type="float" office:value="0" calcext:value-type="float">
            <text:p>0.0000</text:p>
          </table:table-cell>
          <table:table-cell table:style-name="ce465" table:formula="of:=_SN6^2*(_SN6*_TP6-_OP6*_P6)/(_OP6*_P6*_N6*_ON6)" office:value-type="float" office:value="-2.2499998425" calcext:value-type="float">
            <text:p>-2.2500</text:p>
          </table:table-cell>
          <table:table-cell table:style-name="ce465" table:formula="of:=_SN7^2*(_SN7*_TP7-_OP7*_P7)/(_OP7*_P7*_N7*_ON7)" office:value-type="float" office:value="-3.99999992" calcext:value-type="float">
            <text:p>-4.0000</text:p>
          </table:table-cell>
          <table:table-cell table:style-name="ce465" table:formula="of:=_SN8^2*(_SN8*_TP8-_OP8*_P8)/(_OP8*_P8*_N8*_ON8)" office:value-type="float" office:value="-4" calcext:value-type="float">
            <text:p>-4.0000</text:p>
          </table:table-cell>
          <table:table-cell table:style-name="ce465" table:formula="of:=_SN9^2*(_SN9*_TP9-_OP9*_P9)/(_OP9*_P9*_N9*_ON9)" office:value-type="string" office:string-value="" calcext:value-type="error">
            <text:p>#DIV/0!</text:p>
          </table:table-cell>
          <table:table-cell table:style-name="ce465" table:formula="of:=_SN10^2*(_SN10*_TP10-_OP10*_P10)/(_OP10*_P10*_N10*_ON10)" office:value-type="string" office:string-value="" calcext:value-type="error">
            <text:p>#DIV/0!</text:p>
          </table:table-cell>
          <table:table-cell table:style-name="ce465" table:formula="of:=_SN11^2*(_SN11*_TP11-_OP11*_P11)/(_OP11*_P11*_N11*_ON11)" office:value-type="string" office:string-value="" calcext:value-type="error">
            <text:p>#DIV/0!</text:p>
          </table:table-cell>
          <table:table-cell table:style-name="ce465" table:formula="of:=_SN12^2*(_SN12*_TP12-_OP12*_P12)/(_OP12*_P12*_N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58:.AR158]))&amp;&quot;..&quot;&amp;ROUND(MAX([.AM158:.AR158]))&amp;&quot;)&quot;" office:value-type="string" office:string-value="(-4..25000000)" calcext:value-type="string">
            <text:p>(-4..25000000)</text:p>
          </table:table-cell>
          <table:table-cell table:style-name="ce674" table:formula="of:=&quot;(&quot;&amp;MIN([.AM158:.AP158])&amp;&quot;..&quot;&amp;MAX([.AM158:.AP158])&amp;&quot;)&quot;" office:value-type="string" office:string-value="(0..25000000.2549419)" calcext:value-type="string">
            <text:p>(0..25000000.2549419)</text:p>
          </table:table-cell>
          <table:table-cell table:style-name="ce674" table:formula="of:=&quot;(&quot;&amp;MIN([.AQ158:.AR158])&amp;&quot;..&quot;&amp;MAX([.AQ158:.AR158])&amp;&quot;)&quot;" office:value-type="string" office:string-value="(-3.99999992..-2.2499998425)" calcext:value-type="string">
            <text:p>(-3.99999992..-2.2499998425)</text:p>
          </table:table-cell>
          <table:table-cell table:number-columns-repeated="11"/>
        </table:table-row>
        <table:table-row table:style-name="ro17">
          <table:table-cell table:style-name="ce436" office:value-type="float" office:value="152" calcext:value-type="float">
            <text:p>152</text:p>
          </table:table-cell>
          <table:table-cell table:style-name="ce445"/>
          <table:table-cell table:style-name="ce457" office:value-type="string" calcext:value-type="string">
            <text:p>Stiles</text:p>
          </table:table-cell>
          <table:table-cell table:style-name="ce460" table:formula="of:=IF(ABS([.E159]-[.E$7])&lt;0.0001;&quot;≈&quot;;&quot;&quot;)">
            <text:p/>
          </table:table-cell>
          <table:table-cell table:style-name="ce712" table:formula="of:=LOG10(Sn*(ABS(TP*TN-FP*FN)-(Sn/2))^2/(OP*P*N*ON))" office:value-type="float" office:value="2.75169773245794" calcext:value-type="float">
            <text:p>2.7517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INF+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59])" office:value-type="string" office:string-value="=LOG10(Sn*(ABS(TP*TN-FP*FN)-(Sn/2))^2/(OP*P*N*ON))" calcext:value-type="string">
            <text:p>=LOG10(Sn*(ABS(TP*TN-FP*FN)-(Sn/2))^2/(OP*P*N*ON))</text:p>
          </table:table-cell>
          <table:table-cell table:style-name="ce640"/>
          <table:table-cell table:style-name="ce465" table:formula="of:=LOG10(_SN1*(ABS(_TP1*_TN1-_FP1*_FN1)-(_SN1/2))^2/(_OP1*_P1*_N1*_ON1))" office:value-type="float" office:value="4.30094313242437" calcext:value-type="float">
            <text:p>4.3009</text:p>
          </table:table-cell>
          <table:table-cell table:style-name="ce465" table:formula="of:=LOG10(_SN2*(ABS(_TP2*_TN2-_FP2*_FN2)-(_SN2/2))^2/(_OP2*_P2*_N2*_ON2))" office:value-type="float" office:value="4.30094311505085" calcext:value-type="float">
            <text:p>4.3009</text:p>
          </table:table-cell>
          <table:table-cell table:style-name="ce465" table:formula="of:=LOG10(_SN3*(ABS(_TP3*_TN3-_FP3*_FN3)-(_SN3/2))^2/(_OP3*_P3*_N3*_ON3))" office:value-type="float" office:value="10.7957062995559" calcext:value-type="float">
            <text:p>10.7957</text:p>
          </table:table-cell>
          <table:table-cell table:style-name="ce465" table:formula="of:=LOG10(_SN4*(ABS(_TP4*_TN4-_FP4*_FN4)-(_SN4/2))^2/(_OP4*_P4*_N4*_ON4))" office:value-type="float" office:value="10.7957062995559" calcext:value-type="float">
            <text:p>10.7957</text:p>
          </table:table-cell>
          <table:table-cell table:style-name="ce465" table:formula="of:=LOG10(_SN5*(ABS(_TP5*_TN5-_FP5*_FN5)-(_SN5/2))^2/(_OP5*_P5*_N5*_ON5))" office:value-type="float" office:value="-4" calcext:value-type="float">
            <text:p>-4.0000</text:p>
          </table:table-cell>
          <table:table-cell table:style-name="ce465" table:formula="of:=LOG10(_SN6*(ABS(_TP6*_TN6-_FP6*_FN6)-(_SN6/2))^2/(_OP6*_P6*_N6*_ON6))" office:value-type="float" office:value="3.87493091315267" calcext:value-type="float">
            <text:p>3.8749</text:p>
          </table:table-cell>
          <table:table-cell table:style-name="ce465" table:formula="of:=LOG10(_SN7*(ABS(_TP7*_TN7-_FP7*_FN7)-(_SN7/2))^2/(_OP7*_P7*_N7*_ON7))" office:value-type="float" office:value="4.30094311505085" calcext:value-type="float">
            <text:p>4.3009</text:p>
          </table:table-cell>
          <table:table-cell table:style-name="ce465" table:formula="of:=LOG10(_SN8*(ABS(_TP8*_TN8-_FP8*_FN8)-(_SN8/2))^2/(_OP8*_P8*_N8*_ON8))" office:value-type="float" office:value="4.30094313242437" calcext:value-type="float">
            <text:p>4.3009</text:p>
          </table:table-cell>
          <table:table-cell table:style-name="ce465" table:formula="of:=LOG10(_SN9*(ABS(_TP9*_TN9-_FP9*_FN9)-(_SN9/2))^2/(_OP9*_P9*_N9*_ON9))" office:value-type="string" office:string-value="" calcext:value-type="error">
            <text:p>#DIV/0!</text:p>
          </table:table-cell>
          <table:table-cell table:style-name="ce465" table:formula="of:=LOG10(_SN10*(ABS(_TP10*_TN10-_FP10*_FN10)-(_SN10/2))^2/(_OP10*_P10*_N10*_ON10))" office:value-type="string" office:string-value="" calcext:value-type="error">
            <text:p>#DIV/0!</text:p>
          </table:table-cell>
          <table:table-cell table:style-name="ce465" table:formula="of:=LOG10(_SN11*(ABS(_TP11*_TN11-_FP11*_FN11)-(_SN11/2))^2/(_OP11*_P11*_N11*_ON11))" office:value-type="string" office:string-value="" calcext:value-type="error">
            <text:p>#DIV/0!</text:p>
          </table:table-cell>
          <table:table-cell table:style-name="ce465" table:formula="of:=LOG10(_SN12*(ABS(_TP12*_TN12-_FP12*_FN12)-(_SN12/2))^2/(_OP12*_P12*_N12*_O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59:.AR159]))&amp;&quot;..&quot;&amp;ROUND(MAX([.AM159:.AR159]))&amp;&quot;)&quot;" office:value-type="string" office:string-value="(-4..11)" calcext:value-type="string">
            <text:p>(-4..11)</text:p>
          </table:table-cell>
          <table:table-cell table:style-name="ce674" table:formula="of:=&quot;(&quot;&amp;MIN([.AM159:.AP159])&amp;&quot;..&quot;&amp;MAX([.AM159:.AP159])&amp;&quot;)&quot;" office:value-type="string" office:string-value="(-4..10.7957062995559)" calcext:value-type="string">
            <text:p>(-4..10.7957062995559)</text:p>
          </table:table-cell>
          <table:table-cell table:style-name="ce674" table:formula="of:=&quot;(&quot;&amp;MIN([.AQ159:.AR159])&amp;&quot;..&quot;&amp;MAX([.AQ159:.AR159])&amp;&quot;)&quot;" office:value-type="string" office:string-value="(3.87493091315267..4.30094311505085)" calcext:value-type="string">
            <text:p>(3.87493091315267..4.30094311505085)</text:p>
          </table:table-cell>
          <table:table-cell table:number-columns-repeated="11"/>
        </table:table-row>
        <table:table-row table:style-name="ro17">
          <table:table-cell table:style-name="ce436" office:value-type="float" office:value="153" calcext:value-type="float">
            <text:p>153</text:p>
          </table:table-cell>
          <table:table-cell table:style-name="ce445" office:value-type="string" calcext:value-type="string">
            <text:p>simdD</text:p>
          </table:table-cell>
          <table:table-cell table:style-name="ce457" office:value-type="string" calcext:value-type="string">
            <text:p>Dennis</text:p>
          </table:table-cell>
          <table:table-cell table:style-name="ce460" table:formula="of:=IF(ABS([.E160]-[.E$7])&lt;0.0001;&quot;≈&quot;;&quot;&quot;)">
            <text:p/>
          </table:table-cell>
          <table:table-cell table:style-name="ce712" table:formula="of:=(TP*TN-FP*FN)/SQRT(Sn*OP*P)" office:value-type="float" office:value="14.364922622111" calcext:value-type="float">
            <text:p>14.3649</text:p>
          </table:table-cell>
          <table:table-cell table:style-name="ce476"/>
          <table:table-cell table:style-name="ce441"/>
          <table:table-cell table:style-name="ce480" office:value-type="string" calcext:value-type="string">
            <text:p>-1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0])" office:value-type="string" office:string-value="=(TP*TN-FP*FN)/SQRT(Sn*OP*P)" calcext:value-type="string">
            <text:p>=(TP*TN-FP*FN)/SQRT(Sn*OP*P)</text:p>
          </table:table-cell>
          <table:table-cell table:style-name="ce640"/>
          <table:table-cell table:style-name="ce465" table:formula="of:=(_TP1*_TN1-_FP1*_FN1)/SQRT(_SN1*_OP1*_P1)" office:value-type="float" office:value="70.7106781186548" calcext:value-type="float">
            <text:p>70.7107</text:p>
          </table:table-cell>
          <table:table-cell table:style-name="ce465" table:formula="of:=(_TP2*_TN2-_FP2*_FN2)/SQRT(_SN2*_OP2*_P2)" office:value-type="float" office:value="70.7106767044412" calcext:value-type="float">
            <text:p>70.7107</text:p>
          </table:table-cell>
          <table:table-cell table:style-name="ce465" table:formula="of:=(_TP3*_TN3-_FP3*_FN3)/SQRT(_SN3*_OP3*_P3)" office:value-type="float" office:value="0.00000099999998" calcext:value-type="float">
            <text:p>0.0000</text:p>
          </table:table-cell>
          <table:table-cell table:style-name="ce465" table:formula="of:=(_TP4*_TN4-_FP4*_FN4)/SQRT(_SN4*_OP4*_P4)" office:value-type="float" office:value="49.999998" calcext:value-type="float">
            <text:p>50.0000</text:p>
          </table:table-cell>
          <table:table-cell table:style-name="ce465" table:formula="of:=(_TP5*_TN5-_FP5*_FN5)/SQRT(_SN5*_OP5*_P5)" office:value-type="float" office:value="0" calcext:value-type="float">
            <text:p>0.0000</text:p>
          </table:table-cell>
          <table:table-cell table:style-name="ce465" table:formula="of:=(_TP6*_TN6-_FP6*_FN6)/SQRT(_SN6*_OP6*_P6)" office:value-type="float" office:value="-57.7350228775108" calcext:value-type="float">
            <text:p>-57.7350</text:p>
          </table:table-cell>
          <table:table-cell table:style-name="ce465" table:formula="of:=(_TP7*_TN7-_FP7*_FN7)/SQRT(_SN7*_OP7*_P7)" office:value-type="float" office:value="-70.7106767044412" calcext:value-type="float">
            <text:p>-70.7107</text:p>
          </table:table-cell>
          <table:table-cell table:style-name="ce465" table:formula="of:=(_TP8*_TN8-_FP8*_FN8)/SQRT(_SN8*_OP8*_P8)" office:value-type="float" office:value="-70.7106781186548" calcext:value-type="float">
            <text:p>-70.7107</text:p>
          </table:table-cell>
          <table:table-cell table:style-name="ce465" table:formula="of:=(_TP9*_TN9-_FP9*_FN9)/SQRT(_SN9*_OP9*_P9)" office:value-type="float" office:value="0" calcext:value-type="float">
            <text:p>0.0000</text:p>
          </table:table-cell>
          <table:table-cell table:style-name="ce465" table:formula="of:=(_TP10*_TN10-_FP10*_FN10)/SQRT(_SN10*_OP10*_P10)" office:value-type="float" office:value="0" calcext:value-type="float">
            <text:p>0.0000</text:p>
          </table:table-cell>
          <table:table-cell table:style-name="ce465" table:formula="of:=(_TP11*_TN11-_FP11*_FN11)/SQRT(_SN11*_OP11*_P11)" office:value-type="string" office:string-value="" calcext:value-type="error">
            <text:p>#DIV/0!</text:p>
          </table:table-cell>
          <table:table-cell table:style-name="ce465" table:formula="of:=(_TP12*_TN12-_FP12*_FN12)/SQRT(_SN12*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60:.AR160]))&amp;&quot;..&quot;&amp;ROUND(MAX([.AM160:.AR160]))&amp;&quot;)&quot;" office:value-type="string" office:string-value="(-71..71)" calcext:value-type="string">
            <text:p>(-71..71)</text:p>
          </table:table-cell>
          <table:table-cell table:style-name="ce674" table:formula="of:=&quot;(&quot;&amp;MIN([.AM160:.AP160])&amp;&quot;..&quot;&amp;MAX([.AM160:.AP160])&amp;&quot;)&quot;" office:value-type="string" office:string-value="(0..70.7106767044412)" calcext:value-type="string">
            <text:p>(0..70.7106767044412)</text:p>
          </table:table-cell>
          <table:table-cell table:style-name="ce674" table:formula="of:=&quot;(&quot;&amp;MIN([.AQ160:.AR160])&amp;&quot;..&quot;&amp;MAX([.AQ160:.AR160])&amp;&quot;)&quot;" office:value-type="string" office:string-value="(-70.7106767044412..-57.7350228775108)" calcext:value-type="string">
            <text:p>(-70.7106767044412..-57.7350228775108)</text:p>
          </table:table-cell>
          <table:table-cell table:number-columns-repeated="11"/>
        </table:table-row>
        <table:table-row table:style-name="ro17">
          <table:table-cell table:style-name="ce436" office:value-type="float" office:value="154" calcext:value-type="float">
            <text:p>154</text:p>
          </table:table-cell>
          <table:table-cell table:style-name="ce445"/>
          <table:table-cell table:style-name="ce457" office:value-type="string" calcext:value-type="string">
            <text:p>Köppen 3</text:p>
          </table:table-cell>
          <table:table-cell table:style-name="ce460" table:formula="of:=IF(ABS([.E161]-[.E$7])&lt;0.0001;&quot;≈&quot;;&quot;&quot;)">
            <text:p/>
          </table:table-cell>
          <table:table-cell table:style-name="ce712" table:formula="of:=((TP*TN)-(FP*FN))/(Sn*(TP/((TP+FP)*(TP+FN)))*((2*TP)+FP+FN-(((TP+FP)*(TP+FN))/Sn)))" office:value-type="float" office:value="116.428894927536" calcext:value-type="float">
            <text:p>116.4289</text:p>
          </table:table-cell>
          <table:table-cell table:style-name="ce476"/>
          <table:table-cell table:style-name="ce441"/>
          <table:table-cell table:style-name="ce480" office:value-type="string" calcext:value-type="string">
            <text:p>Proportion of Overlap above Independence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1])" office:value-type="string" office:string-value="=((TP*TN)-(FP*FN))/(Sn*(TP/((TP+FP)*(TP+FN)))*((2*TP)+FP+FN-(((TP+FP)*(TP+FN))/Sn)))" calcext:value-type="string">
            <text:p>=((TP*TN)-(FP*FN))/(Sn*(TP/((TP+FP)*(TP+FN)))*((2*TP)+FP+FN-(((TP+FP)*(TP+FN))/Sn)))</text:p>
          </table:table-cell>
          <table:table-cell table:style-name="ce640"/>
          <table:table-cell table:style-name="ce465" table:formula="of:=((_TP1*_TN1)-(_FP1*_FN1))/(_SN1*(_TP1/((_TP1+_FP1)*(_TP1+_FN1)))*((2*_TP1)+_FP1+_FN1-(((_TP1+_FP1)*(_TP1+_FN1))/_SN1)))" office:value-type="float" office:value="3333.33333333333" calcext:value-type="float">
            <text:p>3333.3333</text:p>
          </table:table-cell>
          <table:table-cell table:style-name="ce465" table:formula="of:=((_TP2*_TN2)-(_FP2*_FN2))/(_SN2*(_TP2/((_TP2+_FP2)*(_TP2+_FN2)))*((2*_TP2)+_FP2+_FN2-(((_TP2+_FP2)*(_TP2+_FN2))/_SN2)))" office:value-type="float" office:value="3333.3333" calcext:value-type="float">
            <text:p>3333.3333</text:p>
          </table:table-cell>
          <table:table-cell table:style-name="ce465" table:formula="of:=((_TP3*_TN3)-(_FP3*_FN3))/(_SN3*(_TP3/((_TP3+_FP3)*(_TP3+_FN3)))*((2*_TP3)+_FP3+_FN3-(((_TP3+_FP3)*(_TP3+_FN3))/_SN3)))" office:value-type="float" office:value="0.000099999995" calcext:value-type="float">
            <text:p>0.0001</text:p>
          </table:table-cell>
          <table:table-cell table:style-name="ce465" table:formula="of:=((_TP4*_TN4)-(_FP4*_FN4))/(_SN4*(_TP4/((_TP4+_FP4)*(_TP4+_FN4)))*((2*_TP4)+_FP4+_FN4-(((_TP4+_FP4)*(_TP4+_FN4))/_SN4)))" office:value-type="float" office:value="0.000099999997" calcext:value-type="float">
            <text:p>0.0001</text:p>
          </table:table-cell>
          <table:table-cell table:style-name="ce465" table:formula="of:=((_TP5*_TN5)-(_FP5*_FN5))/(_SN5*(_TP5/((_TP5+_FP5)*(_TP5+_FN5)))*((2*_TP5)+_FP5+_FN5-(((_TP5+_FP5)*(_TP5+_FN5))/_SN5)))" office:value-type="float" office:value="0" calcext:value-type="float">
            <text:p>0.0000</text:p>
          </table:table-cell>
          <table:table-cell table:style-name="ce465" table:formula="of:=((_TP6*_TN6)-(_FP6*_FN6))/(_SN6*(_TP6/((_TP6+_FP6)*(_TP6+_FN6)))*((2*_TP6)+_FP6+_FN6-(((_TP6+_FP6)*(_TP6+_FN6))/_SN6)))" office:value-type="float" office:value="-66666664933.3333" calcext:value-type="float">
            <text:p>-66666664933.3333</text:p>
          </table:table-cell>
          <table:table-cell table:style-name="ce465" table:formula="of:=((_TP7*_TN7)-(_FP7*_FN7))/(_SN7*(_TP7/((_TP7+_FP7)*(_TP7+_FN7)))*((2*_TP7)+_FP7+_FN7-(((_TP7+_FP7)*(_TP7+_FN7))/_SN7)))" office:value-type="float" office:value="-333333326666.667" calcext:value-type="float">
            <text:p>-333333326666.6670</text:p>
          </table:table-cell>
          <table:table-cell table:style-name="ce465" table:formula="of:=((_TP8*_TN8)-(_FP8*_FN8))/(_SN8*(_TP8/((_TP8+_FP8)*(_TP8+_FN8)))*((2*_TP8)+_FP8+_FN8-(((_TP8+_FP8)*(_TP8+_FN8))/_SN8)))" office:value-type="string" office:string-value="" calcext:value-type="error">
            <text:p>#DIV/0!</text:p>
          </table:table-cell>
          <table:table-cell table:style-name="ce465" table:formula="of:=((_TP9*_TN9)-(_FP9*_FN9))/(_SN9*(_TP9/((_TP9+_FP9)*(_TP9+_FN9)))*((2*_TP9)+_FP9+_FN9-(((_TP9+_FP9)*(_TP9+_FN9))/_SN9)))" office:value-type="float" office:value="0" calcext:value-type="float">
            <text:p>0.0000</text:p>
          </table:table-cell>
          <table:table-cell table:style-name="ce465" table:formula="of:=((_TP10*_TN10)-(_FP10*_FN10))/(_SN10*(_TP10/((_TP10+_FP10)*(_TP10+_FN10)))*((2*_TP10)+_FP10+_FN10-(((_TP10+_FP10)*(_TP10+_FN10))/_SN10)))" office:value-type="float" office:value="0" calcext:value-type="float">
            <text:p>0.0000</text:p>
          </table:table-cell>
          <table:table-cell table:style-name="ce465" table:formula="of:=((_TP11*_TN11)-(_FP11*_FN11))/(_SN11*(_TP11/((_TP11+_FP11)*(_TP11+_FN11)))*((2*_TP11)+_FP11+_FN11-(((_TP11+_FP11)*(_TP11+_FN11))/_SN11)))" office:value-type="string" office:string-value="" calcext:value-type="error">
            <text:p>#DIV/0!</text:p>
          </table:table-cell>
          <table:table-cell table:style-name="ce465" table:formula="of:=((_TP12*_TN12)-(_FP12*_FN12))/(_SN12*(_TP12/((_TP12+_FP12)*(_TP12+_FN12)))*((2*_TP12)+_FP12+_FN12-(((_TP12+_FP12)*(_TP12+_FN12))/_SN12)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61:.AR161]))&amp;&quot;..&quot;&amp;ROUND(MAX([.AM161:.AR161]))&amp;&quot;)&quot;" office:value-type="string" office:string-value="(-333333326667..3333)" calcext:value-type="string">
            <text:p>(-333333326667..3333)</text:p>
          </table:table-cell>
          <table:table-cell table:style-name="ce674" table:formula="of:=&quot;(&quot;&amp;MIN([.AM161:.AP161])&amp;&quot;..&quot;&amp;MAX([.AM161:.AP161])&amp;&quot;)&quot;" office:value-type="string" office:string-value="(0..3333.3333)" calcext:value-type="string">
            <text:p>(0..3333.3333)</text:p>
          </table:table-cell>
          <table:table-cell table:style-name="ce674" table:formula="of:=&quot;(&quot;&amp;MIN([.AQ161:.AR161])&amp;&quot;..&quot;&amp;MAX([.AQ161:.AR161])&amp;&quot;)&quot;" office:value-type="string" office:string-value="(-333333326666.667..-66666664933.3333)" calcext:value-type="string">
            <text:p>(-333333326666.667..-66666664933.3333)</text:p>
          </table:table-cell>
          <table:table-cell table:number-columns-repeated="11"/>
        </table:table-row>
        <table:table-row table:style-name="ro17">
          <table:table-cell table:style-name="ce436" office:value-type="float" office:value="155" calcext:value-type="float">
            <text:p>155</text:p>
          </table:table-cell>
          <table:table-cell table:style-name="ce445"/>
          <table:table-cell table:style-name="ce457" office:value-type="string" calcext:value-type="string">
            <text:p>Maron and Kuhns</text:p>
          </table:table-cell>
          <table:table-cell table:style-name="ce460" table:formula="of:=IF(ABS([.E162]-[.E$7])&lt;0.0001;&quot;≈&quot;;&quot;&quot;)">
            <text:p/>
          </table:table-cell>
          <table:table-cell table:style-name="ce712" table:formula="of:=(TP*TN-FP*FN)/Sn" office:value-type="float" office:value="166.176470588235" calcext:value-type="float">
            <text:p>166.1765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INF+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2])" office:value-type="string" office:string-value="=(TP*TN-FP*FN)/Sn" calcext:value-type="string">
            <text:p>=(TP*TN-FP*FN)/Sn</text:p>
          </table:table-cell>
          <table:table-cell table:style-name="ce640"/>
          <table:table-cell table:style-name="ce465" table:formula="of:=(_TP1*_TN1-_FP1*_FN1)/_SN1" office:value-type="float" office:value="5000" calcext:value-type="float">
            <text:p>5000.0000</text:p>
          </table:table-cell>
          <table:table-cell table:style-name="ce465" table:formula="of:=(_TP2*_TN2-_FP2*_FN2)/_SN2" office:value-type="float" office:value="4999.9999" calcext:value-type="float">
            <text:p>4999.9999</text:p>
          </table:table-cell>
          <table:table-cell table:style-name="ce465" table:formula="of:=(_TP3*_TN3-_FP3*_FN3)/_SN3" office:value-type="float" office:value="0.000099999996" calcext:value-type="float">
            <text:p>0.0001</text:p>
          </table:table-cell>
          <table:table-cell table:style-name="ce465" table:formula="of:=(_TP4*_TN4-_FP4*_FN4)/_SN4" office:value-type="float" office:value="0.000099999996" calcext:value-type="float">
            <text:p>0.0001</text:p>
          </table:table-cell>
          <table:table-cell table:style-name="ce465" table:formula="of:=(_TP5*_TN5-_FP5*_FN5)/_SN5" office:value-type="float" office:value="0" calcext:value-type="float">
            <text:p>0.0000</text:p>
          </table:table-cell>
          <table:table-cell table:style-name="ce465" table:formula="of:=(_TP6*_TN6-_FP6*_FN6)/_SN6" office:value-type="float" office:value="-3333.33316666667" calcext:value-type="float">
            <text:p>-3333.3332</text:p>
          </table:table-cell>
          <table:table-cell table:style-name="ce465" table:formula="of:=(_TP7*_TN7-_FP7*_FN7)/_SN7" office:value-type="float" office:value="-4999.9999" calcext:value-type="float">
            <text:p>-4999.9999</text:p>
          </table:table-cell>
          <table:table-cell table:style-name="ce465" table:formula="of:=(_TP8*_TN8-_FP8*_FN8)/_SN8" office:value-type="float" office:value="-5000" calcext:value-type="float">
            <text:p>-5000.0000</text:p>
          </table:table-cell>
          <table:table-cell table:style-name="ce465" table:formula="of:=(_TP9*_TN9-_FP9*_FN9)/_SN9" office:value-type="float" office:value="0" calcext:value-type="float">
            <text:p>0.0000</text:p>
          </table:table-cell>
          <table:table-cell table:style-name="ce465" table:formula="of:=(_TP10*_TN10-_FP10*_FN10)/_SN10" office:value-type="float" office:value="0" calcext:value-type="float">
            <text:p>0.0000</text:p>
          </table:table-cell>
          <table:table-cell table:style-name="ce465" table:formula="of:=(_TP11*_TN11-_FP11*_FN11)/_SN11" office:value-type="float" office:value="0" calcext:value-type="float">
            <text:p>0.0000</text:p>
          </table:table-cell>
          <table:table-cell table:style-name="ce465" table:formula="of:=(_TP12*_TN12-_FP12*_FN12)/_SN12" office:value-type="float" office:value="0" calcext:value-type="float">
            <text:p>0.0000</text:p>
          </table:table-cell>
          <table:table-cell/>
          <table:table-cell table:style-name="ce673" table:formula="of:=&quot;(&quot;&amp;ROUND(MIN([.AM162:.AR162]))&amp;&quot;..&quot;&amp;ROUND(MAX([.AM162:.AR162]))&amp;&quot;)&quot;" office:value-type="string" office:string-value="(-5000..5000)" calcext:value-type="string">
            <text:p>(-5000..5000)</text:p>
          </table:table-cell>
          <table:table-cell table:style-name="ce674" table:formula="of:=&quot;(&quot;&amp;MIN([.AM162:.AP162])&amp;&quot;..&quot;&amp;MAX([.AM162:.AP162])&amp;&quot;)&quot;" office:value-type="string" office:string-value="(0..4999.9999)" calcext:value-type="string">
            <text:p>(0..4999.9999)</text:p>
          </table:table-cell>
          <table:table-cell table:style-name="ce674" table:formula="of:=&quot;(&quot;&amp;MIN([.AQ162:.AR162])&amp;&quot;..&quot;&amp;MAX([.AQ162:.AR162])&amp;&quot;)&quot;" office:value-type="string" office:string-value="(-4999.9999..-3333.33316666667)" calcext:value-type="string">
            <text:p>(-4999.9999..-3333.33316666667)</text:p>
          </table:table-cell>
          <table:table-cell table:number-columns-repeated="11"/>
        </table:table-row>
        <table:table-row table:style-name="ro17">
          <table:table-cell table:style-name="ce436" office:value-type="float" office:value="156" calcext:value-type="float">
            <text:p>156</text:p>
          </table:table-cell>
          <table:table-cell table:style-name="ce445" office:value-type="string" calcext:value-type="string">
            <text:p>simdBP</text:p>
          </table:table-cell>
          <table:table-cell table:style-name="ce457" office:value-type="string" calcext:value-type="string">
            <text:p>Browsing Pattern</text:p>
          </table:table-cell>
          <table:table-cell table:style-name="ce460" table:formula="of:=IF(ABS([.E163]-[.E$7])&lt;0.0001;&quot;≈&quot;;&quot;&quot;)">
            <text:p/>
          </table:table-cell>
          <table:table-cell table:style-name="ce715" table:formula="of:=TP-(FP*FN)" office:value-type="float" office:value="-950" calcext:value-type="float">
            <text:p>-950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3])" office:value-type="string" office:string-value="=TP-(FP*FN)" calcext:value-type="string">
            <text:p>=TP-(FP*FN)</text:p>
          </table:table-cell>
          <table:table-cell table:style-name="ce640"/>
          <table:table-cell table:style-name="ce467" table:formula="of:=_TP1-(_FP1*_FN1)" office:value-type="float" office:value="10000" calcext:value-type="float">
            <text:p>10000</text:p>
          </table:table-cell>
          <table:table-cell table:style-name="ce467" table:formula="of:=_TP2-(_FP2*_FN2)" office:value-type="float" office:value="9999.99989999" calcext:value-type="float">
            <text:p>10000</text:p>
          </table:table-cell>
          <table:table-cell table:style-name="ce467" table:formula="of:=_TP3-(_FP3*_FN3)" office:value-type="float" office:value="9999.99969999" calcext:value-type="float">
            <text:p>10000</text:p>
          </table:table-cell>
          <table:table-cell table:style-name="ce467" table:formula="of:=_TP4-(_FP4*_FN4)" office:value-type="float" office:value="0.00009999" calcext:value-type="float">
            <text:p>0</text:p>
          </table:table-cell>
          <table:table-cell table:style-name="ce467" table:formula="of:=_TP5-(_FP5*_FN5)" office:value-type="float" office:value="-99990000" calcext:value-type="float">
            <text:p>-99990000</text:p>
          </table:table-cell>
          <table:table-cell table:style-name="ce467" table:formula="of:=_TP6-(_FP6*_FN6)" office:value-type="float" office:value="-99999997.9997" calcext:value-type="float">
            <text:p>-99999998</text:p>
          </table:table-cell>
          <table:table-cell table:style-name="ce467" table:formula="of:=_TP7-(_FP7*_FN7)" office:value-type="float" office:value="-99999997.9999" calcext:value-type="float">
            <text:p>-99999998</text:p>
          </table:table-cell>
          <table:table-cell table:style-name="ce467" table:formula="of:=_TP8-(_FP8*_FN8)" office:value-type="float" office:value="-100000000" calcext:value-type="float">
            <text:p>-100000000</text:p>
          </table:table-cell>
          <table:table-cell table:style-name="ce467" table:formula="of:=_TP9-(_FP9*_FN9)" office:value-type="float" office:value="9999" calcext:value-type="float">
            <text:p>9999</text:p>
          </table:table-cell>
          <table:table-cell table:style-name="ce467" table:formula="of:=_TP10-(_FP10*_FN10)" office:value-type="float" office:value="9999" calcext:value-type="float">
            <text:p>9999</text:p>
          </table:table-cell>
          <table:table-cell table:style-name="ce467" table:formula="of:=_TP11-(_FP11*_FN11)" office:value-type="float" office:value="0" calcext:value-type="float">
            <text:p>0</text:p>
          </table:table-cell>
          <table:table-cell table:style-name="ce467" table:formula="of:=_TP12-(_FP12*_FN12)" office:value-type="float" office:value="0" calcext:value-type="float">
            <text:p>0</text:p>
          </table:table-cell>
          <table:table-cell/>
          <table:table-cell table:style-name="ce673" table:formula="of:=&quot;(&quot;&amp;ROUND(MIN([.AM163:.AR163]))&amp;&quot;..&quot;&amp;ROUND(MAX([.AM163:.AR163]))&amp;&quot;)&quot;" office:value-type="string" office:string-value="(-99999998..10000)" calcext:value-type="string">
            <text:p>(-99999998..10000)</text:p>
          </table:table-cell>
          <table:table-cell table:style-name="ce674" table:formula="of:=&quot;(&quot;&amp;MIN([.AM163:.AP163])&amp;&quot;..&quot;&amp;MAX([.AM163:.AP163])&amp;&quot;)&quot;" office:value-type="string" office:string-value="(-99990000..9999.99989999)" calcext:value-type="string">
            <text:p>(-99990000..9999.99989999)</text:p>
          </table:table-cell>
          <table:table-cell table:style-name="ce674" table:formula="of:=&quot;(&quot;&amp;MIN([.AQ163:.AR163])&amp;&quot;..&quot;&amp;MAX([.AQ163:.AR163])&amp;&quot;)&quot;" office:value-type="string" office:string-value="(-99999997.9999..-99999997.9997)" calcext:value-type="string">
            <text:p>(-99999997.9999..-99999997.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157" calcext:value-type="float">
            <text:p>157</text:p>
          </table:table-cell>
          <table:table-cell table:style-name="ce445" office:value-type="string" calcext:value-type="string">
            <text:p>simdFCM</text:p>
          </table:table-cell>
          <table:table-cell table:style-name="ce457" office:value-type="string" calcext:value-type="string">
            <text:p>Feature Contrast Model</text:p>
          </table:table-cell>
          <table:table-cell table:style-name="ce460" table:formula="of:=IF(ABS([.E164]-[.E$7])&lt;0.0001;&quot;≈&quot;;&quot;&quot;)">
            <text:p/>
          </table:table-cell>
          <table:table-cell table:style-name="ce715" table:formula="of:=TP-FP-FN" office:value-type="float" office:value="225" calcext:value-type="float">
            <text:p>225</text:p>
          </table:table-cell>
          <table:table-cell table:style-name="ce476"/>
          <table:table-cell table:style-name="ce441"/>
          <table:table-cell table:style-name="ce480" office:value-type="string" calcext:value-type="string">
            <text:p>Tversky -INF.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4])" office:value-type="string" office:string-value="=TP-FP-FN" calcext:value-type="string">
            <text:p>=TP-FP-FN</text:p>
          </table:table-cell>
          <table:table-cell table:style-name="ce640"/>
          <table:table-cell table:style-name="ce467" table:formula="of:=_TP1-_FP1-_FN1" office:value-type="float" office:value="10000" calcext:value-type="float">
            <text:p>10000</text:p>
          </table:table-cell>
          <table:table-cell table:style-name="ce467" table:formula="of:=_TP2-_FP2-_FN2" office:value-type="float" office:value="9999.9997" calcext:value-type="float">
            <text:p>10000</text:p>
          </table:table-cell>
          <table:table-cell table:style-name="ce467" table:formula="of:=_TP3-_FP3-_FN3" office:value-type="float" office:value="9999.9995" calcext:value-type="float">
            <text:p>10000</text:p>
          </table:table-cell>
          <table:table-cell table:style-name="ce467" table:formula="of:=_TP4-_FP4-_FN4" office:value-type="float" office:value="-0.0001" calcext:value-type="float">
            <text:p>0</text:p>
          </table:table-cell>
          <table:table-cell table:style-name="ce467" table:formula="of:=_TP5-_FP5-_FN5" office:value-type="float" office:value="-10000" calcext:value-type="float">
            <text:p>-10000</text:p>
          </table:table-cell>
          <table:table-cell table:style-name="ce467" table:formula="of:=_TP6-_FP6-_FN6" office:value-type="float" office:value="-19999.9995" calcext:value-type="float">
            <text:p>-20000</text:p>
          </table:table-cell>
          <table:table-cell table:style-name="ce467" table:formula="of:=_TP7-_FP7-_FN7" office:value-type="float" office:value="-19999.9997" calcext:value-type="float">
            <text:p>-20000</text:p>
          </table:table-cell>
          <table:table-cell table:style-name="ce467" table:formula="of:=_TP8-_FP8-_FN8" office:value-type="float" office:value="-20000" calcext:value-type="float">
            <text:p>-20000</text:p>
          </table:table-cell>
          <table:table-cell table:style-name="ce467" table:formula="of:=_TP9-_FP9-_FN9" office:value-type="float" office:value="9998" calcext:value-type="float">
            <text:p>9998</text:p>
          </table:table-cell>
          <table:table-cell table:style-name="ce467" table:formula="of:=_TP10-_FP10-_FN10" office:value-type="float" office:value="9998" calcext:value-type="float">
            <text:p>9998</text:p>
          </table:table-cell>
          <table:table-cell table:style-name="ce467" table:formula="of:=_TP11-_FP11-_FN11" office:value-type="float" office:value="-1" calcext:value-type="float">
            <text:p>-1</text:p>
          </table:table-cell>
          <table:table-cell table:style-name="ce467" table:formula="of:=_TP12-_FP12-_FN12" office:value-type="float" office:value="-1" calcext:value-type="float">
            <text:p>-1</text:p>
          </table:table-cell>
          <table:table-cell/>
          <table:table-cell table:style-name="ce673" table:formula="of:=&quot;(&quot;&amp;ROUND(MIN([.AM164:.AR164]))&amp;&quot;..&quot;&amp;ROUND(MAX([.AM164:.AR164]))&amp;&quot;)&quot;" office:value-type="string" office:string-value="(-20000..10000)" calcext:value-type="string">
            <text:p>(-20000..10000)</text:p>
          </table:table-cell>
          <table:table-cell table:style-name="ce674" table:formula="of:=&quot;(&quot;&amp;MIN([.AM164:.AP164])&amp;&quot;..&quot;&amp;MAX([.AM164:.AP164])&amp;&quot;)&quot;" office:value-type="string" office:string-value="(-10000..9999.9997)" calcext:value-type="string">
            <text:p>(-10000..9999.9997)</text:p>
          </table:table-cell>
          <table:table-cell table:style-name="ce674" table:formula="of:=&quot;(&quot;&amp;MIN([.AQ164:.AR164])&amp;&quot;..&quot;&amp;MAX([.AQ164:.AR164])&amp;&quot;)&quot;" office:value-type="string" office:string-value="(-19999.9997..-19999.9995)" calcext:value-type="string">
            <text:p>(-19999.9997..-19999.9995)</text:p>
          </table:table-cell>
          <table:table-cell table:number-columns-repeated="11"/>
        </table:table-row>
        <table:table-row table:style-name="ro17">
          <table:table-cell table:style-name="ce436" office:value-type="float" office:value="158" calcext:value-type="float">
            <text:p>158</text:p>
          </table:table-cell>
          <table:table-cell table:style-name="ce445" office:value-type="string" calcext:value-type="string">
            <text:p>simdK</text:p>
          </table:table-cell>
          <table:table-cell table:style-name="ce457" office:value-type="string" calcext:value-type="string">
            <text:p>Köppen 2</text:p>
          </table:table-cell>
          <table:table-cell table:style-name="ce460" table:formula="of:=IF(ABS([.E165]-[.E$7])&lt;0.0001;&quot;≈&quot;;&quot;&quot;)">
            <text:p/>
          </table:table-cell>
          <table:table-cell table:style-name="ce712" table:formula="of:=TP+((FP+FN)/2)" office:value-type="float" office:value="337.5" calcext:value-type="float">
            <text:p>337.5000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5])" office:value-type="string" office:string-value="=TP+((FP+FN)/2)" calcext:value-type="string">
            <text:p>=TP+((FP+FN)/2)</text:p>
          </table:table-cell>
          <table:table-cell table:style-name="ce640"/>
          <table:table-cell table:style-name="ce465" table:formula="of:=_TP1+((_FP1+_FN1)/2)" office:value-type="float" office:value="10000" calcext:value-type="float">
            <text:p>10000.0000</text:p>
          </table:table-cell>
          <table:table-cell table:style-name="ce465" table:formula="of:=_TP2+((_FP2+_FN2)/2)" office:value-type="float" office:value="10000" calcext:value-type="float">
            <text:p>10000.0000</text:p>
          </table:table-cell>
          <table:table-cell table:style-name="ce465" table:formula="of:=_TP3+((_FP3+_FN3)/2)" office:value-type="float" office:value="9999.9998" calcext:value-type="float">
            <text:p>9999.9998</text:p>
          </table:table-cell>
          <table:table-cell table:style-name="ce465" table:formula="of:=_TP4+((_FP4+_FN4)/2)" office:value-type="float" office:value="0.0002" calcext:value-type="float">
            <text:p>0.0002</text:p>
          </table:table-cell>
          <table:table-cell table:style-name="ce465" table:formula="of:=_TP5+((_FP5+_FN5)/2)" office:value-type="float" office:value="20000" calcext:value-type="float">
            <text:p>20000.0000</text:p>
          </table:table-cell>
          <table:table-cell table:style-name="ce465" table:formula="of:=_TP6+((_FP6+_FN6)/2)" office:value-type="float" office:value="10000.0002" calcext:value-type="float">
            <text:p>10000.0002</text:p>
          </table:table-cell>
          <table:table-cell table:style-name="ce465" table:formula="of:=_TP7+((_FP7+_FN7)/2)" office:value-type="float" office:value="10000" calcext:value-type="float">
            <text:p>10000.0000</text:p>
          </table:table-cell>
          <table:table-cell table:style-name="ce465" table:formula="of:=_TP8+((_FP8+_FN8)/2)" office:value-type="float" office:value="10000" calcext:value-type="float">
            <text:p>10000.0000</text:p>
          </table:table-cell>
          <table:table-cell table:style-name="ce465" table:formula="of:=_TP9+((_FP9+_FN9)/2)" office:value-type="float" office:value="9999.5" calcext:value-type="float">
            <text:p>9999.5000</text:p>
          </table:table-cell>
          <table:table-cell table:style-name="ce465" table:formula="of:=_TP10+((_FP10+_FN10)/2)" office:value-type="float" office:value="9999.5" calcext:value-type="float">
            <text:p>9999.5000</text:p>
          </table:table-cell>
          <table:table-cell table:style-name="ce465" table:formula="of:=_TP11+((_FP11+_FN11)/2)" office:value-type="float" office:value="0.5" calcext:value-type="float">
            <text:p>0.5000</text:p>
          </table:table-cell>
          <table:table-cell table:style-name="ce465" table:formula="of:=_TP12+((_FP12+_FN12)/2)" office:value-type="float" office:value="0.5" calcext:value-type="float">
            <text:p>0.5000</text:p>
          </table:table-cell>
          <table:table-cell/>
          <table:table-cell table:style-name="ce673" table:formula="of:=&quot;(&quot;&amp;ROUND(MIN([.AM165:.AR165]))&amp;&quot;..&quot;&amp;ROUND(MAX([.AM165:.AR165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65:.AP165])&amp;&quot;..&quot;&amp;MAX([.AM165:.AP165])&amp;&quot;)&quot;" office:value-type="string" office:string-value="(0.0002..20000)" calcext:value-type="string">
            <text:p>(0.0002..20000)</text:p>
          </table:table-cell>
          <table:table-cell table:style-name="ce674" table:formula="of:=&quot;(&quot;&amp;MIN([.AQ165:.AR165])&amp;&quot;..&quot;&amp;MAX([.AQ165:.AR165])&amp;&quot;)&quot;" office:value-type="string" office:string-value="(10000..10000.0002)" calcext:value-type="string">
            <text:p>(10000..10000.0002)</text:p>
          </table:table-cell>
          <table:table-cell table:number-columns-repeated="11"/>
        </table:table-row>
        <table:table-row table:style-name="ro17">
          <table:table-cell table:style-name="ce436" office:value-type="float" office:value="159" calcext:value-type="float">
            <text:p>159</text:p>
          </table:table-cell>
          <table:table-cell table:style-name="ce445" office:value-type="string" calcext:value-type="string">
            <text:p>simdF</text:p>
          </table:table-cell>
          <table:table-cell table:style-name="ce457" office:value-type="string" calcext:value-type="string">
            <text:p>Fossum</text:p>
          </table:table-cell>
          <table:table-cell table:style-name="ce460" table:formula="of:=IF(ABS([.E166]-[.E$7])&lt;0.0001;&quot;≈&quot;;&quot;&quot;)">
            <text:p/>
          </table:table-cell>
          <table:table-cell table:style-name="ce712" table:formula="of:=Sn*(TP-0.5)^2/(OP*P)" office:value-type="float" office:value="670.287582417582" calcext:value-type="float">
            <text:p>670.2876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INF; Jones and Curtis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6])" office:value-type="string" office:string-value="=Sn*(TP-0.5)^2/(OP*P)" calcext:value-type="string">
            <text:p>=Sn*(TP-0.5)^2/(OP*P)</text:p>
          </table:table-cell>
          <table:table-cell table:style-name="ce640"/>
          <table:table-cell table:style-name="ce465" table:formula="of:=_SN1*(_TP1-0.5)^2/(_OP1*_P1)" office:value-type="float" office:value="19998.00005" calcext:value-type="float">
            <text:p>19998.0001</text:p>
          </table:table-cell>
          <table:table-cell table:style-name="ce465" table:formula="of:=_SN2*(_TP2-0.5)^2/(_OP2*_P2)" office:value-type="float" office:value="19997.99965002" calcext:value-type="float">
            <text:p>19997.9997</text:p>
          </table:table-cell>
          <table:table-cell table:style-name="ce465" table:formula="of:=_SN3*(_TP3-0.5)^2/(_OP3*_P3)" office:value-type="float" office:value="9998.99982499" calcext:value-type="float">
            <text:p>9998.9998</text:p>
          </table:table-cell>
          <table:table-cell table:style-name="ce465" table:formula="of:=_SN4*(_TP4-0.5)^2/(_OP4*_P4)" office:value-type="float" office:value="62475002500" calcext:value-type="float">
            <text:p>62475002500.0000</text:p>
          </table:table-cell>
          <table:table-cell table:style-name="ce465" table:formula="of:=_SN5*(_TP5-0.5)^2/(_OP5*_P5)" office:value-type="float" office:value="9999.000025" calcext:value-type="float">
            <text:p>9999.0000</text:p>
          </table:table-cell>
          <table:table-cell table:style-name="ce465" table:formula="of:=_SN6*(_TP6-0.5)^2/(_OP6*_P6)" office:value-type="float" office:value="0.000074910024003599" calcext:value-type="float">
            <text:p>0.0001</text:p>
          </table:table-cell>
          <table:table-cell table:style-name="ce465" table:formula="of:=_SN7*(_TP7-0.5)^2/(_OP7*_P7)" office:value-type="float" office:value="0.000049980002" calcext:value-type="float">
            <text:p>0.0000</text:p>
          </table:table-cell>
          <table:table-cell table:style-name="ce465" table:formula="of:=_SN8*(_TP8-0.5)^2/(_OP8*_P8)" office:value-type="float" office:value="0.00005" calcext:value-type="float">
            <text:p>0.0001</text:p>
          </table:table-cell>
          <table:table-cell table:style-name="ce465" table:formula="of:=_SN9*(_TP9-0.5)^2/(_OP9*_P9)" office:value-type="float" office:value="9998.0000250025" calcext:value-type="float">
            <text:p>9998.0000</text:p>
          </table:table-cell>
          <table:table-cell table:style-name="ce465" table:formula="of:=_SN10*(_TP10-0.5)^2/(_OP10*_P10)" office:value-type="float" office:value="9998.0000250025" calcext:value-type="float">
            <text:p>9998.0000</text:p>
          </table:table-cell>
          <table:table-cell table:style-name="ce465" table:formula="of:=_SN11*(_TP11-0.5)^2/(_OP11*_P11)" office:value-type="string" office:string-value="" calcext:value-type="error">
            <text:p>#DIV/0!</text:p>
          </table:table-cell>
          <table:table-cell table:style-name="ce465" table:formula="of:=_SN12*(_TP12-0.5)^2/(_OP12*_P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66:.AR166]))&amp;&quot;..&quot;&amp;ROUND(MAX([.AM166:.AR166]))&amp;&quot;)&quot;" office:value-type="string" office:string-value="(0..62475002500)" calcext:value-type="string">
            <text:p>(0..62475002500)</text:p>
          </table:table-cell>
          <table:table-cell table:style-name="ce674" table:formula="of:=&quot;(&quot;&amp;MIN([.AM166:.AP166])&amp;&quot;..&quot;&amp;MAX([.AM166:.AP166])&amp;&quot;)&quot;" office:value-type="string" office:string-value="(9998.99982499..62475002500)" calcext:value-type="string">
            <text:p>(9998.99982499..62475002500)</text:p>
          </table:table-cell>
          <table:table-cell table:style-name="ce674" table:formula="of:=&quot;(&quot;&amp;MIN([.AQ166:.AR166])&amp;&quot;..&quot;&amp;MAX([.AQ166:.AR166])&amp;&quot;)&quot;" office:value-type="string" office:string-value="(0.000049980002..0.000074910024003599)" calcext:value-type="string">
            <text:p>(0.000049980002..0.000074910024003599)</text:p>
          </table:table-cell>
          <table:table-cell table:number-columns-repeated="11"/>
        </table:table-row>
        <table:table-row table:style-name="ro17">
          <table:table-cell table:style-name="ce436" office:value-type="float" office:value="160" calcext:value-type="float">
            <text:p>160</text:p>
          </table:table-cell>
          <table:table-cell table:style-name="ce450" office:value-type="string" calcext:value-type="string">
            <text:p>Chi2</text:p>
          </table:table-cell>
          <table:table-cell table:style-name="ce450" office:value-type="string" calcext:value-type="string">
            <text:p>Chi-squared Test (x2)</text:p>
          </table:table-cell>
          <table:table-cell table:style-name="ce460" table:formula="of:=IF(ABS([.E167]-[.E$7])&lt;0.0001;&quot;≈&quot;;&quot;&quot;)">
            <text:p/>
          </table:table-cell>
          <table:table-cell table:style-name="ce712" table:formula="of:=Sn*(TP*TN-FP*FN)^2/(P*N*OP*ON)" office:value-type="float" office:value="567.956567242281" calcext:value-type="float">
            <text:p>567.9566</text:p>
          </table:table-cell>
          <table:table-cell table:style-name="ce475"/>
          <table:table-cell table:style-name="ce441"/>
          <table:table-cell table:style-name="ce475" office:value-type="string" calcext:value-type="string">
            <text:p>Pearson (with Correction of Yates) =(Sn*(MUTLAK((TP*TN)-(FP*FN))-(Sn/2))^2)/((TP+FP)*(TP+FN)*(FP+TN)*(FN+TN))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67]))" office:value-type="string" office:string-value="=Sn*(TP*TN-FP*FN)^2/(P*N*OP*ON)" calcext:value-type="string">
            <text:p>=Sn*(TP*TN-FP*FN)^2/(P*N*OP*ON)</text:p>
          </table:table-cell>
          <table:table-cell table:style-name="ce640"/>
          <table:table-cell table:style-name="ce465" table:formula="of:=_SN1*(_TP1*_TN1-_FP1*_FN1)^2/(_P1*_N1*_OP1*_ON1)" office:value-type="float" office:value="20000" calcext:value-type="float">
            <text:p>20000.0000</text:p>
          </table:table-cell>
          <table:table-cell table:style-name="ce465" table:formula="of:=_SN2*(_TP2*_TN2-_FP2*_FN2)^2/(_P2*_N2*_OP2*_ON2)" office:value-type="float" office:value="19999.9992" calcext:value-type="float">
            <text:p>19999.9992</text:p>
          </table:table-cell>
          <table:table-cell table:style-name="ce465" table:formula="of:=_SN3*(_TP3*_TN3-_FP3*_FN3)^2/(_P3*_N3*_OP3*_ON3)" office:value-type="float" office:value="2499.9999" calcext:value-type="float">
            <text:p>2499.9999</text:p>
          </table:table-cell>
          <table:table-cell table:style-name="ce465" table:formula="of:=_SN4*(_TP4*_TN4-_FP4*_FN4)^2/(_P4*_N4*_OP4*_ON4)" office:value-type="float" office:value="2499.9999" calcext:value-type="float">
            <text:p>2499.9999</text:p>
          </table:table-cell>
          <table:table-cell table:style-name="ce465" table:formula="of:=_SN5*(_TP5*_TN5-_FP5*_FN5)^2/(_P5*_N5*_OP5*_ON5)" office:value-type="float" office:value="0" calcext:value-type="float">
            <text:p>0.0000</text:p>
          </table:table-cell>
          <table:table-cell table:style-name="ce465" table:formula="of:=_SN6*(_TP6*_TN6-_FP6*_FN6)^2/(_P6*_N6*_OP6*_ON6)" office:value-type="float" office:value="7499.99910000005" calcext:value-type="float">
            <text:p>7499.9991</text:p>
          </table:table-cell>
          <table:table-cell table:style-name="ce465" table:formula="of:=_SN7*(_TP7*_TN7-_FP7*_FN7)^2/(_P7*_N7*_OP7*_ON7)" office:value-type="float" office:value="19999.9992" calcext:value-type="float">
            <text:p>19999.9992</text:p>
          </table:table-cell>
          <table:table-cell table:style-name="ce465" table:formula="of:=_SN8*(_TP8*_TN8-_FP8*_FN8)^2/(_P8*_N8*_OP8*_ON8)" office:value-type="float" office:value="20000" calcext:value-type="float">
            <text:p>20000.0000</text:p>
          </table:table-cell>
          <table:table-cell table:style-name="ce465" table:formula="of:=_SN9*(_TP9*_TN9-_FP9*_FN9)^2/(_P9*_N9*_OP9*_ON9)" office:value-type="string" office:string-value="" calcext:value-type="error">
            <text:p>#DIV/0!</text:p>
          </table:table-cell>
          <table:table-cell table:style-name="ce465" table:formula="of:=_SN10*(_TP10*_TN10-_FP10*_FN10)^2/(_P10*_N10*_OP10*_ON10)" office:value-type="string" office:string-value="" calcext:value-type="error">
            <text:p>#DIV/0!</text:p>
          </table:table-cell>
          <table:table-cell table:style-name="ce465" table:formula="of:=_SN11*(_TP11*_TN11-_FP11*_FN11)^2/(_P11*_N11*_OP11*_ON11)" office:value-type="string" office:string-value="" calcext:value-type="error">
            <text:p>#DIV/0!</text:p>
          </table:table-cell>
          <table:table-cell table:style-name="ce465" table:formula="of:=_SN12*(_TP12*_TN12-_FP12*_FN12)^2/(_P12*_N12*_OP12*_O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67:.AR167]))&amp;&quot;..&quot;&amp;ROUND(MAX([.AM167:.AR167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67:.AP167])&amp;&quot;..&quot;&amp;MAX([.AM167:.AP167])&amp;&quot;)&quot;" office:value-type="string" office:string-value="(0..19999.9992)" calcext:value-type="string">
            <text:p>(0..19999.9992)</text:p>
          </table:table-cell>
          <table:table-cell table:style-name="ce674" table:formula="of:=&quot;(&quot;&amp;MIN([.AQ167:.AR167])&amp;&quot;..&quot;&amp;MAX([.AQ167:.AR167])&amp;&quot;)&quot;" office:value-type="string" office:string-value="(7499.99910000005..19999.9992)" calcext:value-type="string">
            <text:p>(7499.99910000005..19999.9992)</text:p>
          </table:table-cell>
          <table:table-cell table:number-columns-repeated="11"/>
        </table:table-row>
        <table:table-row table:style-name="ro17">
          <table:table-cell table:style-name="ce436" office:value-type="float" office:value="161" calcext:value-type="float">
            <text:p>161</text:p>
          </table:table-cell>
          <table:table-cell table:style-name="ce445" office:value-type="string" calcext:value-type="string">
            <text:p>simdCle</text:p>
          </table:table-cell>
          <table:table-cell table:style-name="ce457" office:value-type="string" calcext:value-type="string">
            <text:p>Clement</text:p>
          </table:table-cell>
          <table:table-cell table:style-name="ce460" table:formula="of:=IF(ABS([.E168]-[.E$7])&lt;0.0001;&quot;≈&quot;;&quot;&quot;)">
            <text:p/>
          </table:table-cell>
          <table:table-cell table:style-name="ce712" table:formula="of:=TP*ON/OP+TN*OP/ON" office:value-type="float" office:value="778.663003663004" calcext:value-type="float">
            <text:p>778.6630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8])" office:value-type="string" office:string-value="=TP*ON/OP+TN*OP/ON" calcext:value-type="string">
            <text:p>=TP*ON/OP+TN*OP/ON</text:p>
          </table:table-cell>
          <table:table-cell table:style-name="ce640"/>
          <table:table-cell table:style-name="ce465" table:formula="of:=_TP1*_ON1/_OP1+_TN1*_OP1/_ON1" office:value-type="float" office:value="20000" calcext:value-type="float">
            <text:p>20000.0000</text:p>
          </table:table-cell>
          <table:table-cell table:style-name="ce465" table:formula="of:=_TP2*_ON2/_OP2+_TN2*_OP2/_ON2" office:value-type="float" office:value="19999.9998" calcext:value-type="float">
            <text:p>19999.9998</text:p>
          </table:table-cell>
          <table:table-cell table:style-name="ce465" table:formula="of:=_TP3*_ON3/_OP3+_TN3*_OP3/_ON3" office:value-type="float" office:value="5000.0001" calcext:value-type="float">
            <text:p>5000.0001</text:p>
          </table:table-cell>
          <table:table-cell table:style-name="ce465" table:formula="of:=_TP4*_ON4/_OP4+_TN4*_OP4/_ON4" office:value-type="float" office:value="5000.0001" calcext:value-type="float">
            <text:p>5000.0001</text:p>
          </table:table-cell>
          <table:table-cell table:style-name="ce465" table:formula="of:=_TP5*_ON5/_OP5+_TN5*_OP5/_ON5" office:value-type="float" office:value="20000" calcext:value-type="float">
            <text:p>20000.0000</text:p>
          </table:table-cell>
          <table:table-cell table:style-name="ce465" table:formula="of:=_TP6*_ON6/_OP6+_TN6*_OP6/_ON6" office:value-type="float" office:value="5000.00069999998" calcext:value-type="float">
            <text:p>5000.0007</text:p>
          </table:table-cell>
          <table:table-cell table:style-name="ce465" table:formula="of:=_TP7*_ON7/_OP7+_TN7*_OP7/_ON7" office:value-type="float" office:value="0.0002" calcext:value-type="float">
            <text:p>0.0002</text:p>
          </table:table-cell>
          <table:table-cell table:style-name="ce465" table:formula="of:=_TP8*_ON8/_OP8+_TN8*_OP8/_ON8" office:value-type="float" office:value="0" calcext:value-type="float">
            <text:p>0.0000</text:p>
          </table:table-cell>
          <table:table-cell table:style-name="ce465" table:formula="of:=_TP9*_ON9/_OP9+_TN9*_OP9/_ON9" office:value-type="float" office:value="1" calcext:value-type="float">
            <text:p>1.0000</text:p>
          </table:table-cell>
          <table:table-cell table:style-name="ce465" table:formula="of:=_TP10*_ON10/_OP10+_TN10*_OP10/_ON10" office:value-type="string" office:string-value="" calcext:value-type="error">
            <text:p>#DIV/0!</text:p>
          </table:table-cell>
          <table:table-cell table:style-name="ce465" table:formula="of:=_TP11*_ON11/_OP11+_TN11*_OP11/_ON11" office:value-type="string" office:string-value="" calcext:value-type="error">
            <text:p>#DIV/0!</text:p>
          </table:table-cell>
          <table:table-cell table:style-name="ce465" table:formula="of:=_TP12*_ON12/_OP12+_TN12*_OP12/_ON12" office:value-type="float" office:value="1" calcext:value-type="float">
            <text:p>1.0000</text:p>
          </table:table-cell>
          <table:table-cell table:style-name="ce436"/>
          <table:table-cell table:style-name="ce673" table:formula="of:=&quot;(&quot;&amp;ROUND(MIN([.AM168:.AR168]))&amp;&quot;..&quot;&amp;ROUND(MAX([.AM168:.AR168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68:.AP168])&amp;&quot;..&quot;&amp;MAX([.AM168:.AP168])&amp;&quot;)&quot;" office:value-type="string" office:string-value="(5000.0001..20000)" calcext:value-type="string">
            <text:p>(5000.0001..20000)</text:p>
          </table:table-cell>
          <table:table-cell table:style-name="ce674" table:formula="of:=&quot;(&quot;&amp;MIN([.AQ168:.AR168])&amp;&quot;..&quot;&amp;MAX([.AQ168:.AR168])&amp;&quot;)&quot;" office:value-type="string" office:string-value="(0.0002..5000.00069999998)" calcext:value-type="string">
            <text:p>(0.0002..5000.00069999998)</text:p>
          </table:table-cell>
          <table:table-cell table:number-columns-repeated="11"/>
        </table:table-row>
        <table:table-row table:style-name="ro17">
          <table:table-cell table:style-name="ce436" office:value-type="float" office:value="162" calcext:value-type="float">
            <text:p>162</text:p>
          </table:table-cell>
          <table:table-cell table:style-name="ce445" office:value-type="string" calcext:value-type="string">
            <text:p>simdIP</text:p>
          </table:table-cell>
          <table:table-cell table:style-name="ce457" office:value-type="string" calcext:value-type="string">
            <text:p>Diagonal, Inner Product</text:p>
          </table:table-cell>
          <table:table-cell table:style-name="ce460" table:formula="of:=IF(ABS([.E169]-[.E$7])&lt;0.0001;&quot;≈&quot;;&quot;&quot;)">
            <text:p/>
          </table:table-cell>
          <table:table-cell table:style-name="ce715" table:formula="of:=TP+TN" office:value-type="float" office:value="775" calcext:value-type="float">
            <text:p>775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INF; Hamming Complement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69])" office:value-type="string" office:string-value="=TP+TN" calcext:value-type="string">
            <text:p>=TP+TN</text:p>
          </table:table-cell>
          <table:table-cell table:style-name="ce640"/>
          <table:table-cell table:style-name="ce467" table:formula="of:=_TP1+_TN1" office:value-type="float" office:value="20000" calcext:value-type="float">
            <text:p>20000</text:p>
          </table:table-cell>
          <table:table-cell table:style-name="ce467" table:formula="of:=_TP2+_TN2" office:value-type="float" office:value="19999.9998" calcext:value-type="float">
            <text:p>20000</text:p>
          </table:table-cell>
          <table:table-cell table:style-name="ce467" table:formula="of:=_TP3+_TN3" office:value-type="float" office:value="9999.9998" calcext:value-type="float">
            <text:p>10000</text:p>
          </table:table-cell>
          <table:table-cell table:style-name="ce467" table:formula="of:=_TP4+_TN4" office:value-type="float" office:value="9999.9998" calcext:value-type="float">
            <text:p>10000</text:p>
          </table:table-cell>
          <table:table-cell table:style-name="ce467" table:formula="of:=_TP5+_TN5" office:value-type="float" office:value="20000" calcext:value-type="float">
            <text:p>20000</text:p>
          </table:table-cell>
          <table:table-cell table:style-name="ce467" table:formula="of:=_TP6+_TN6" office:value-type="float" office:value="10000.0002" calcext:value-type="float">
            <text:p>10000</text:p>
          </table:table-cell>
          <table:table-cell table:style-name="ce467" table:formula="of:=_TP7+_TN7" office:value-type="float" office:value="0.0002" calcext:value-type="float">
            <text:p>0</text:p>
          </table:table-cell>
          <table:table-cell table:style-name="ce467" table:formula="of:=_TP8+_TN8" office:value-type="float" office:value="0" calcext:value-type="float">
            <text:p>0</text:p>
          </table:table-cell>
          <table:table-cell table:style-name="ce467" table:formula="of:=_TP9+_TN9" office:value-type="float" office:value="9999" calcext:value-type="float">
            <text:p>9999</text:p>
          </table:table-cell>
          <table:table-cell table:style-name="ce467" table:formula="of:=_TP10+_TN10" office:value-type="float" office:value="9999" calcext:value-type="float">
            <text:p>9999</text:p>
          </table:table-cell>
          <table:table-cell table:style-name="ce467" table:formula="of:=_TP11+_TN11" office:value-type="float" office:value="9999" calcext:value-type="float">
            <text:p>9999</text:p>
          </table:table-cell>
          <table:table-cell table:style-name="ce467" table:formula="of:=_TP12+_TN12" office:value-type="float" office:value="9999" calcext:value-type="float">
            <text:p>9999</text:p>
          </table:table-cell>
          <table:table-cell/>
          <table:table-cell table:style-name="ce673" table:formula="of:=&quot;(&quot;&amp;ROUND(MIN([.AM169:.AR169]))&amp;&quot;..&quot;&amp;ROUND(MAX([.AM169:.AR169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69:.AP169])&amp;&quot;..&quot;&amp;MAX([.AM169:.AP169])&amp;&quot;)&quot;" office:value-type="string" office:string-value="(9999.9998..20000)" calcext:value-type="string">
            <text:p>(9999.9998..20000)</text:p>
          </table:table-cell>
          <table:table-cell table:style-name="ce674" table:formula="of:=&quot;(&quot;&amp;MIN([.AQ169:.AR169])&amp;&quot;..&quot;&amp;MAX([.AQ169:.AR169])&amp;&quot;)&quot;" office:value-type="string" office:string-value="(0.0002..10000.0002)" calcext:value-type="string">
            <text:p>(0.0002..10000.0002)</text:p>
          </table:table-cell>
          <table:table-cell table:number-columns-repeated="11"/>
        </table:table-row>
        <table:table-row table:style-name="ro17">
          <table:table-cell table:style-name="ce436" office:value-type="float" office:value="163" calcext:value-type="float">
            <text:p>163</text:p>
          </table:table-cell>
          <table:table-cell table:style-name="ce445"/>
          <table:table-cell table:style-name="ce457" office:value-type="string" calcext:value-type="string">
            <text:p>Harris and Lahey</text:p>
          </table:table-cell>
          <table:table-cell table:style-name="ce460" table:formula="of:=IF(ABS([.E170]-[.E$7])&lt;0.0001;&quot;≈&quot;;&quot;&quot;)">
            <text:p/>
          </table:table-cell>
          <table:table-cell table:style-name="ce712" table:formula="of:=(TP*(ON+N))/(2*(TP+FP+FN))+(TN*(OP+P))/(2*(TN+FP+FN))" office:value-type="float" office:value="701.477272727273" calcext:value-type="float">
            <text:p>701.4773</text:p>
          </table:table-cell>
          <table:table-cell table:style-name="ce476"/>
          <table:table-cell table:style-name="ce441"/>
          <table:table-cell table:style-name="ce480" office:value-type="string" calcext:value-type="string">
            <text:p>0..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0])" office:value-type="string" office:string-value="=(TP*(ON+N))/(2*(TP+FP+FN))+(TN*(OP+P))/(2*(TN+FP+FN))" calcext:value-type="string">
            <text:p>=(TP*(ON+N))/(2*(TP+FP+FN))+(TN*(OP+P))/(2*(TN+FP+FN))</text:p>
          </table:table-cell>
          <table:table-cell table:style-name="ce640"/>
          <table:table-cell table:style-name="ce465" table:formula="of:=(_TP1*(_ON1+_N1))/(2*(_TP1+_FP1+_FN1))+(_TN1*(_OP1+_P1))/(2*(_TN1+_FP1+_FN1))" office:value-type="float" office:value="20000" calcext:value-type="float">
            <text:p>20000.0000</text:p>
          </table:table-cell>
          <table:table-cell table:style-name="ce465" table:formula="of:=(_TP2*(_ON2+_N2))/(2*(_TP2+_FP2+_FN2))+(_TN2*(_OP2+_P2))/(2*(_TN2+_FP2+_FN2))" office:value-type="float" office:value="19999.9996" calcext:value-type="float">
            <text:p>19999.9996</text:p>
          </table:table-cell>
          <table:table-cell table:style-name="ce465" table:formula="of:=(_TP3*(_ON3+_N3))/(2*(_TP3+_FP3+_FN3))+(_TN3*(_OP3+_P3))/(2*(_TN3+_FP3+_FN3))" office:value-type="float" office:value="3333.33346666666" calcext:value-type="float">
            <text:p>3333.3335</text:p>
          </table:table-cell>
          <table:table-cell table:style-name="ce465" table:formula="of:=(_TP4*(_ON4+_N4))/(2*(_TP4+_FP4+_FN4))+(_TN4*(_OP4+_P4))/(2*(_TN4+_FP4+_FN4))" office:value-type="float" office:value="3333.33346666666" calcext:value-type="float">
            <text:p>3333.3335</text:p>
          </table:table-cell>
          <table:table-cell table:style-name="ce465" table:formula="of:=(_TP5*(_ON5+_N5))/(2*(_TP5+_FP5+_FN5))+(_TN5*(_OP5+_P5))/(2*(_TN5+_FP5+_FN5))" office:value-type="float" office:value="13333.3333333333" calcext:value-type="float">
            <text:p>13333.3333</text:p>
          </table:table-cell>
          <table:table-cell table:style-name="ce465" table:formula="of:=(_TP6*(_ON6+_N6))/(2*(_TP6+_FP6+_FN6))+(_TN6*(_OP6+_P6))/(2*(_TN6+_FP6+_FN6))" office:value-type="float" office:value="3333.3337" calcext:value-type="float">
            <text:p>3333.3337</text:p>
          </table:table-cell>
          <table:table-cell table:style-name="ce465" table:formula="of:=(_TP7*(_ON7+_N7))/(2*(_TP7+_FP7+_FN7))+(_TN7*(_OP7+_P7))/(2*(_TN7+_FP7+_FN7))" office:value-type="float" office:value="0.0001000000005" calcext:value-type="float">
            <text:p>0.0001</text:p>
          </table:table-cell>
          <table:table-cell table:style-name="ce465" table:formula="of:=(_TP8*(_ON8+_N8))/(2*(_TP8+_FP8+_FN8))+(_TN8*(_OP8+_P8))/(2*(_TN8+_FP8+_FN8))" office:value-type="float" office:value="0" calcext:value-type="float">
            <text:p>0.0000</text:p>
          </table:table-cell>
          <table:table-cell table:style-name="ce465" table:formula="of:=(_TP9*(_ON9+_N9))/(2*(_TP9+_FP9+_FN9))+(_TN9*(_OP9+_P9))/(2*(_TN9+_FP9+_FN9))" office:value-type="float" office:value="0.49995" calcext:value-type="float">
            <text:p>0.5000</text:p>
          </table:table-cell>
          <table:table-cell table:style-name="ce465" table:formula="of:=(_TP10*(_ON10+_N10))/(2*(_TP10+_FP10+_FN10))+(_TN10*(_OP10+_P10))/(2*(_TN10+_FP10+_FN10))" office:value-type="float" office:value="0.49995" calcext:value-type="float">
            <text:p>0.5000</text:p>
          </table:table-cell>
          <table:table-cell table:style-name="ce465" table:formula="of:=(_TP11*(_ON11+_N11))/(2*(_TP11+_FP11+_FN11))+(_TN11*(_OP11+_P11))/(2*(_TN11+_FP11+_FN11))" office:value-type="float" office:value="0.49995" calcext:value-type="float">
            <text:p>0.5000</text:p>
          </table:table-cell>
          <table:table-cell table:style-name="ce465" table:formula="of:=(_TP12*(_ON12+_N12))/(2*(_TP12+_FP12+_FN12))+(_TN12*(_OP12+_P12))/(2*(_TN12+_FP12+_FN12))" office:value-type="float" office:value="0.49995" calcext:value-type="float">
            <text:p>0.5000</text:p>
          </table:table-cell>
          <table:table-cell/>
          <table:table-cell table:style-name="ce673" table:formula="of:=&quot;(&quot;&amp;ROUND(MIN([.AM170:.AR170]))&amp;&quot;..&quot;&amp;ROUND(MAX([.AM170:.AR170]))&amp;&quot;)&quot;" office:value-type="string" office:string-value="(0..20000)" calcext:value-type="string">
            <text:p>(0..20000)</text:p>
          </table:table-cell>
          <table:table-cell table:style-name="ce674" table:formula="of:=&quot;(&quot;&amp;MIN([.AM170:.AP170])&amp;&quot;..&quot;&amp;MAX([.AM170:.AP170])&amp;&quot;)&quot;" office:value-type="string" office:string-value="(3333.33346666666..19999.9996)" calcext:value-type="string">
            <text:p>(3333.33346666666..19999.9996)</text:p>
          </table:table-cell>
          <table:table-cell table:style-name="ce674" table:formula="of:=&quot;(&quot;&amp;MIN([.AQ170:.AR170])&amp;&quot;..&quot;&amp;MAX([.AQ170:.AR170])&amp;&quot;)&quot;" office:value-type="string" office:string-value="(0.0001000000005..3333.3337)" calcext:value-type="string">
            <text:p>(0.0001000000005..3333.3337)</text:p>
          </table:table-cell>
          <table:table-cell table:number-columns-repeated="11"/>
        </table:table-row>
        <table:table-row table:style-name="ro17">
          <table:table-cell table:style-name="ce436" office:value-type="float" office:value="164" calcext:value-type="float">
            <text:p>164</text:p>
          </table:table-cell>
          <table:table-cell table:style-name="ce445" office:value-type="string" calcext:value-type="string">
            <text:p>simdRP</text:p>
          </table:table-cell>
          <table:table-cell table:style-name="ce457" office:value-type="string" calcext:value-type="string">
            <text:p>Retrieval Pattern</text:p>
          </table:table-cell>
          <table:table-cell table:style-name="ce460" table:formula="of:=IF(ABS([.E171]-[.E$7])&lt;0.0001;&quot;≈&quot;;&quot;&quot;)">
            <text:p/>
          </table:table-cell>
          <table:table-cell table:style-name="ce715" table:formula="of:=TP*TN" office:value-type="float" office:value="142500" calcext:value-type="float">
            <text:p>142500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1])" office:value-type="string" office:string-value="=TP*TN" calcext:value-type="string">
            <text:p>=TP*TN</text:p>
          </table:table-cell>
          <table:table-cell table:style-name="ce640"/>
          <table:table-cell table:style-name="ce467" table:formula="of:=_TP1*_TN1" office:value-type="float" office:value="100000000" calcext:value-type="float">
            <text:p>100000000</text:p>
          </table:table-cell>
          <table:table-cell table:style-name="ce465" table:formula="of:=_TP2*_TN2" office:value-type="float" office:value="99999998" calcext:value-type="float">
            <text:p>99999998.0000</text:p>
          </table:table-cell>
          <table:table-cell table:style-name="ce465" table:formula="of:=_TP3*_TN3" office:value-type="float" office:value="0.99999997" calcext:value-type="float">
            <text:p>1.0000</text:p>
          </table:table-cell>
          <table:table-cell table:style-name="ce465" table:formula="of:=_TP4*_TN4" office:value-type="float" office:value="0.99999997" calcext:value-type="float">
            <text:p>1.0000</text:p>
          </table:table-cell>
          <table:table-cell table:style-name="ce465" table:formula="of:=_TP5*_TN5" office:value-type="float" office:value="100000000" calcext:value-type="float">
            <text:p>100000000.0000</text:p>
          </table:table-cell>
          <table:table-cell table:style-name="ce465" table:formula="of:=_TP6*_TN6" office:value-type="float" office:value="2.99999997" calcext:value-type="float">
            <text:p>3.0000</text:p>
          </table:table-cell>
          <table:table-cell table:style-name="ce465" table:formula="of:=_TP7*_TN7" office:value-type="float" office:value="0.00000001" calcext:value-type="float">
            <text:p>0.0000</text:p>
          </table:table-cell>
          <table:table-cell table:style-name="ce465" table:formula="of:=_TP8*_TN8" office:value-type="float" office:value="0" calcext:value-type="float">
            <text:p>0.0000</text:p>
          </table:table-cell>
          <table:table-cell table:style-name="ce465" table:formula="of:=_TP9*_TN9" office:value-type="float" office:value="0" calcext:value-type="float">
            <text:p>0.0000</text:p>
          </table:table-cell>
          <table:table-cell table:style-name="ce467" table:formula="of:=_TP10*_TN10" office:value-type="float" office:value="0" calcext:value-type="float">
            <text:p>0</text:p>
          </table:table-cell>
          <table:table-cell table:style-name="ce467" table:formula="of:=_TP11*_TN11" office:value-type="float" office:value="0" calcext:value-type="float">
            <text:p>0</text:p>
          </table:table-cell>
          <table:table-cell table:style-name="ce467" table:formula="of:=_TP12*_TN12" office:value-type="float" office:value="0" calcext:value-type="float">
            <text:p>0</text:p>
          </table:table-cell>
          <table:table-cell/>
          <table:table-cell table:style-name="ce673" table:formula="of:=&quot;(&quot;&amp;ROUND(MIN([.AM171:.AR171]))&amp;&quot;..&quot;&amp;ROUND(MAX([.AM171:.AR171]))&amp;&quot;)&quot;" office:value-type="string" office:string-value="(0..100000000)" calcext:value-type="string">
            <text:p>(0..100000000)</text:p>
          </table:table-cell>
          <table:table-cell table:style-name="ce674" table:formula="of:=&quot;(&quot;&amp;MIN([.AM171:.AP171])&amp;&quot;..&quot;&amp;MAX([.AM171:.AP171])&amp;&quot;)&quot;" office:value-type="string" office:string-value="(0.99999997..100000000)" calcext:value-type="string">
            <text:p>(0.99999997..100000000)</text:p>
          </table:table-cell>
          <table:table-cell table:style-name="ce674" table:formula="of:=&quot;(&quot;&amp;MIN([.AQ171:.AR171])&amp;&quot;..&quot;&amp;MAX([.AQ171:.AR171])&amp;&quot;)&quot;" office:value-type="string" office:string-value="(0.00000001..2.99999997)" calcext:value-type="string">
            <text:p>(0.00000001..2.99999997)</text:p>
          </table:table-cell>
          <table:table-cell table:number-columns-repeated="11"/>
        </table:table-row>
        <table:table-row table:style-name="ro17">
          <table:table-cell table:style-name="ce436" office:value-type="float" office:value="165" calcext:value-type="float">
            <text:p>165</text:p>
          </table:table-cell>
          <table:table-cell table:style-name="ce445"/>
          <table:table-cell table:style-name="ce457" office:value-type="string" calcext:value-type="string">
            <text:p>Stuart’s Tau</text:p>
          </table:table-cell>
          <table:table-cell table:style-name="ce460" table:formula="of:=IF(ABS([.E172]-[.E$7])&lt;0.0001;&quot;≈&quot;;&quot;&quot;)">
            <text:p/>
          </table:table-cell>
          <table:table-cell table:style-name="ce715" table:formula="of:=2*((TP*TN)-(FP*FN))" office:value-type="float" office:value="282500" calcext:value-type="float">
            <text:p>282500</text:p>
          </table:table-cell>
          <table:table-cell table:style-name="ce476"/>
          <table:table-cell table:style-name="ce441"/>
          <table:table-cell table:style-name="ce480" office:value-type="string" calcext:value-type="string">
            <text:p>*INF+INF</text:p>
          </table:table-cell>
          <table:table-cell table:style-name="ce480"/>
          <table:table-cell table:style-name="ce515"/>
          <table:table-cell table:style-name="ce441"/>
          <table:table-cell table:style-name="ce509"/>
          <table:table-cell table:style-name="ce441" table:number-columns-repeated="12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2])" office:value-type="string" office:string-value="=2*((TP*TN)-(FP*FN))" calcext:value-type="string">
            <text:p>=2*((TP*TN)-(FP*FN))</text:p>
          </table:table-cell>
          <table:table-cell table:style-name="ce640"/>
          <table:table-cell table:style-name="ce465" table:formula="of:=2*((_TP1*_TN1)-(_FP1*_FN1))" office:value-type="float" office:value="200000000" calcext:value-type="float">
            <text:p>200000000.0000</text:p>
          </table:table-cell>
          <table:table-cell table:style-name="ce465" table:formula="of:=2*((_TP2*_TN2)-(_FP2*_FN2))" office:value-type="float" office:value="199999996" calcext:value-type="float">
            <text:p>199999996.0000</text:p>
          </table:table-cell>
          <table:table-cell table:style-name="ce465" table:formula="of:=2*((_TP3*_TN3)-(_FP3*_FN3))" office:value-type="float" office:value="1.99999992" calcext:value-type="float">
            <text:p>2.0000</text:p>
          </table:table-cell>
          <table:table-cell table:style-name="ce465" table:formula="of:=2*((_TP4*_TN4)-(_FP4*_FN4))" office:value-type="float" office:value="1.99999992" calcext:value-type="float">
            <text:p>2.0000</text:p>
          </table:table-cell>
          <table:table-cell table:style-name="ce465" table:formula="of:=2*((_TP5*_TN5)-(_FP5*_FN5))" office:value-type="float" office:value="0" calcext:value-type="float">
            <text:p>0.0000</text:p>
          </table:table-cell>
          <table:table-cell table:style-name="ce465" table:formula="of:=2*((_TP6*_TN6)-(_FP6*_FN6))" office:value-type="float" office:value="-199999990" calcext:value-type="float">
            <text:p>-199999990.0000</text:p>
          </table:table-cell>
          <table:table-cell table:style-name="ce465" table:formula="of:=2*((_TP7*_TN7)-(_FP7*_FN7))" office:value-type="float" office:value="-199999996" calcext:value-type="float">
            <text:p>-199999996.0000</text:p>
          </table:table-cell>
          <table:table-cell table:style-name="ce465" table:formula="of:=2*((_TP8*_TN8)-(_FP8*_FN8))" office:value-type="float" office:value="-200000000" calcext:value-type="float">
            <text:p>-200000000.0000</text:p>
          </table:table-cell>
          <table:table-cell table:style-name="ce465" table:formula="of:=2*((_TP9*_TN9)-(_FP9*_FN9))" office:value-type="float" office:value="0" calcext:value-type="float">
            <text:p>0.0000</text:p>
          </table:table-cell>
          <table:table-cell table:style-name="ce465" table:formula="of:=2*((_TP10*_TN10)-(_FP10*_FN10))" office:value-type="float" office:value="0" calcext:value-type="float">
            <text:p>0.0000</text:p>
          </table:table-cell>
          <table:table-cell table:style-name="ce465" table:formula="of:=2*((_TP11*_TN11)-(_FP11*_FN11))" office:value-type="float" office:value="0" calcext:value-type="float">
            <text:p>0.0000</text:p>
          </table:table-cell>
          <table:table-cell table:style-name="ce465" table:formula="of:=2*((_TP12*_TN12)-(_FP12*_FN12))" office:value-type="float" office:value="0" calcext:value-type="float">
            <text:p>0.0000</text:p>
          </table:table-cell>
          <table:table-cell/>
          <table:table-cell table:style-name="ce673" table:formula="of:=&quot;(&quot;&amp;ROUND(MIN([.AM172:.AR172]))&amp;&quot;..&quot;&amp;ROUND(MAX([.AM172:.AR172]))&amp;&quot;)&quot;" office:value-type="string" office:string-value="(-199999996..199999996)" calcext:value-type="string">
            <text:p>(-199999996..199999996)</text:p>
          </table:table-cell>
          <table:table-cell table:style-name="ce674" table:formula="of:=&quot;(&quot;&amp;MIN([.AM172:.AP172])&amp;&quot;..&quot;&amp;MAX([.AM172:.AP172])&amp;&quot;)&quot;" office:value-type="string" office:string-value="(0..199999996)" calcext:value-type="string">
            <text:p>(0..199999996)</text:p>
          </table:table-cell>
          <table:table-cell table:style-name="ce674" table:formula="of:=&quot;(&quot;&amp;MIN([.AQ172:.AR172])&amp;&quot;..&quot;&amp;MAX([.AQ172:.AR172])&amp;&quot;)&quot;" office:value-type="string" office:string-value="(-199999996..-199999990)" calcext:value-type="string">
            <text:p>(-199999996..-199999990)</text:p>
          </table:table-cell>
          <table:table-cell table:number-columns-repeated="11"/>
        </table:table-row>
        <table:table-row table:style-name="ro17">
          <table:table-cell table:style-name="ce436" office:value-type="float" office:value="166" calcext:value-type="float">
            <text:p>166</text:p>
          </table:table-cell>
          <table:table-cell table:style-name="ce445" office:value-type="string" calcext:value-type="string">
            <text:p>costCT</text:p>
          </table:table-cell>
          <table:table-cell table:style-name="ce457" office:value-type="string" calcext:value-type="string">
            <text:p>Cost Combined T</text:p>
          </table:table-cell>
          <table:table-cell table:style-name="ce460" table:formula="of:=IF(ABS([.E173]-[.E$7])&lt;0.0001;&quot;≈&quot;;&quot;&quot;)">
            <text:p/>
          </table:table-cell>
          <table:table-cell table:style-name="ce712" table:formula="of:=SQRT([.E174]*[.E175]*[.E176])" office:value-type="float" office:value="0.880849520528927" calcext:value-type="float">
            <text:p>0.8808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1 Tulloss 1997</text:p>
          </table:table-cell>
          <table:table-cell table:style-name="ce480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3])" office:value-type="string" office:string-value="=SQRT(E174*E175*E176)" calcext:value-type="string">
            <text:p>=SQRT(E174*E175*E176)</text:p>
          </table:table-cell>
          <table:table-cell table:style-name="ce640"/>
          <table:table-cell table:style-name="ce465" table:formula="of:=SQRT([.AL174]*[.AL175]*[.AL176])" office:value-type="float" office:value="1" calcext:value-type="float">
            <text:p>1.0000</text:p>
          </table:table-cell>
          <table:table-cell table:style-name="ce465" table:formula="of:=SQRT([.AM174]*[.AM175]*[.AM176])" office:value-type="float" office:value="0.999999990983336" calcext:value-type="float">
            <text:p>1.0000</text:p>
          </table:table-cell>
          <table:table-cell table:style-name="ce465" table:formula="of:=SQRT([.AN174]*[.AN175]*[.AN176])" office:value-type="float" office:value="0.999999990983336" calcext:value-type="float">
            <text:p>1.0000</text:p>
          </table:table-cell>
          <table:table-cell table:style-name="ce465" table:formula="of:=SQRT([.AO174]*[.AO175]*[.AO176])" office:value-type="float" office:value="0.584951953483832" calcext:value-type="float">
            <text:p>0.5850</text:p>
          </table:table-cell>
          <table:table-cell table:style-name="ce465" table:formula="of:=SQRT([.AP174]*[.AP175]*[.AP176])" office:value-type="float" office:value="0.521346632283098" calcext:value-type="float">
            <text:p>0.5213</text:p>
          </table:table-cell>
          <table:table-cell table:style-name="ce465" table:formula="of:=SQRT([.AQ174]*[.AQ175]*[.AQ176])" office:value-type="float" office:value="0.00000002266910642122" calcext:value-type="float">
            <text:p>0.0000</text:p>
          </table:table-cell>
          <table:table-cell table:style-name="ce465" table:formula="of:=SQRT([.AR174]*[.AR175]*[.AR176])" office:value-type="float" office:value="0.00000000755632798989" calcext:value-type="float">
            <text:p>0.0000</text:p>
          </table:table-cell>
          <table:table-cell table:style-name="ce465" table:formula="of:=SQRT([.AS174]*[.AS175]*[.AS176])" office:value-type="float" office:value="0" calcext:value-type="float">
            <text:p>0.0000</text:p>
          </table:table-cell>
          <table:table-cell table:style-name="ce465" table:formula="of:=SQRT([.AT174]*[.AT175]*[.AT176])" office:value-type="float" office:value="0.999927863444527" calcext:value-type="float">
            <text:p>0.9999</text:p>
          </table:table-cell>
          <table:table-cell table:style-name="ce465" table:formula="of:=SQRT([.AU174]*[.AU175]*[.AU176])" office:value-type="float" office:value="0.999927863444527" calcext:value-type="float">
            <text:p>0.9999</text:p>
          </table:table-cell>
          <table:table-cell table:style-name="ce465" table:formula="of:=SQRT([.AV174]*[.AV175]*[.AV176])" office:value-type="string" office:string-value="" calcext:value-type="error">
            <text:p>#DIV/0!</text:p>
          </table:table-cell>
          <table:table-cell table:style-name="ce465" table:formula="of:=SQRT([.AW174]*[.AW175]*[.AW176]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73:.AR173]))&amp;&quot;..&quot;&amp;ROUND(MAX([.AM173:.AR173]))&amp;&quot;)&quot;" office:value-type="string" office:string-value="(0..1)" calcext:value-type="string">
            <text:p>(0..1)</text:p>
          </table:table-cell>
          <table:table-cell table:style-name="ce674" table:formula="of:=&quot;(&quot;&amp;MIN([.AM173:.AP173])&amp;&quot;..&quot;&amp;MAX([.AM173:.AP173])&amp;&quot;)&quot;" office:value-type="string" office:string-value="(0.521346632283098..0.999999990983336)" calcext:value-type="string">
            <text:p>(0.521346632283098..0.999999990983336)</text:p>
          </table:table-cell>
          <table:table-cell table:style-name="ce674" table:formula="of:=&quot;(&quot;&amp;MIN([.AQ173:.AR173])&amp;&quot;..&quot;&amp;MAX([.AQ173:.AR173])&amp;&quot;)&quot;" office:value-type="string" office:string-value="(0.00000000755632798989..0.00000002266910642122)" calcext:value-type="string">
            <text:p>(0.00000000755632798989..0.00000002266910642122)</text:p>
          </table:table-cell>
          <table:table-cell table:number-columns-repeated="11"/>
        </table:table-row>
        <table:table-row table:style-name="ro17">
          <table:table-cell table:style-name="ce436" office:value-type="float" office:value="167" calcext:value-type="float">
            <text:p>167</text:p>
          </table:table-cell>
          <table:table-cell table:style-name="ce445" office:value-type="string" calcext:value-type="string">
            <text:p>costR</text:p>
          </table:table-cell>
          <table:table-cell table:style-name="ce457" office:value-type="string" calcext:value-type="string">
            <text:p>Cost Function R</text:p>
          </table:table-cell>
          <table:table-cell table:style-name="ce460" table:formula="of:=IF(ABS([.E174]-[.E$7])&lt;0.0001;&quot;≈&quot;;&quot;&quot;)">
            <text:p/>
          </table:table-cell>
          <table:table-cell table:style-name="ce712" table:formula="of:=LOG(1+(TP/(TP+FP)); 2)*LOG(1+(TP/(TP+FN)); 2)" office:value-type="float" office:value="0.842550907190727" calcext:value-type="float">
            <text:p>0.8426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1 Tulloss 1997</text:p>
          </table:table-cell>
          <table:table-cell table:style-name="ce480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4])" office:value-type="string" office:string-value="=LOG(1+(TP/(TP+FP)), 2)*LOG(1+(TP/(TP+FN)), 2)" calcext:value-type="string">
            <text:p>=LOG(1+(TP/(TP+FP)), 2)*LOG(1+(TP/(TP+FN)), 2)</text:p>
          </table:table-cell>
          <table:table-cell table:style-name="ce640"/>
          <table:table-cell table:style-name="ce465" table:formula="of:=LOG(1+(_TP1/(_TP1+_FP1)); 2)*LOG(1+(_TP1/(_TP1+_FN1)); 2)" office:value-type="float" office:value="1" calcext:value-type="float">
            <text:p>1.0000</text:p>
          </table:table-cell>
          <table:table-cell table:style-name="ce465" table:formula="of:=LOG(1+(_TP2/(_TP2+_FP2)); 2)*LOG(1+(_TP2/(_TP2+_FN2)); 2)" office:value-type="float" office:value="0.99999998557305" calcext:value-type="float">
            <text:p>1.0000</text:p>
          </table:table-cell>
          <table:table-cell table:style-name="ce465" table:formula="of:=LOG(1+(_TP3/(_TP3+_FP3)); 2)*LOG(1+(_TP3/(_TP3+_FN3)); 2)" office:value-type="float" office:value="0.999999985573049" calcext:value-type="float">
            <text:p>1.0000</text:p>
          </table:table-cell>
          <table:table-cell table:style-name="ce465" table:formula="of:=LOG(1+(_TP4/(_TP4+_FP4)); 2)*LOG(1+(_TP4/(_TP4+_FN4)); 2)" office:value-type="float" office:value="0.342181127249949" calcext:value-type="float">
            <text:p>0.3422</text:p>
          </table:table-cell>
          <table:table-cell table:style-name="ce465" table:formula="of:=LOG(1+(_TP5/(_TP5+_FP5)); 2)*LOG(1+(_TP5/(_TP5+_FN5)); 2)" office:value-type="float" office:value="0.342181127249949" calcext:value-type="float">
            <text:p>0.3422</text:p>
          </table:table-cell>
          <table:table-cell table:style-name="ce465" table:formula="of:=LOG(1+(_TP6/(_TP6+_FP6)); 2)*LOG(1+(_TP6/(_TP6+_FN6)); 2)" office:value-type="float" office:value="1.87323194848025E-015" calcext:value-type="float">
            <text:p>0.0000</text:p>
          </table:table-cell>
          <table:table-cell table:style-name="ce465" table:formula="of:=LOG(1+(_TP7/(_TP7+_FP7)); 2)*LOG(1+(_TP7/(_TP7+_FN7)); 2)" office:value-type="float" office:value="2.081368934893E-016" calcext:value-type="float">
            <text:p>0.0000</text:p>
          </table:table-cell>
          <table:table-cell table:style-name="ce465" table:formula="of:=LOG(1+(_TP8/(_TP8+_FP8)); 2)*LOG(1+(_TP8/(_TP8+_FN8)); 2)" office:value-type="float" office:value="0" calcext:value-type="float">
            <text:p>0.0000</text:p>
          </table:table-cell>
          <table:table-cell table:style-name="ce465" table:formula="of:=LOG(1+(_TP9/(_TP9+_FP9)); 2)*LOG(1+(_TP9/(_TP9+_FN9)); 2)" office:value-type="float" office:value="0.999927863444527" calcext:value-type="float">
            <text:p>0.9999</text:p>
          </table:table-cell>
          <table:table-cell table:style-name="ce465" table:formula="of:=LOG(1+(_TP10/(_TP10+_FP10)); 2)*LOG(1+(_TP10/(_TP10+_FN10)); 2)" office:value-type="float" office:value="0.999927863444527" calcext:value-type="float">
            <text:p>0.9999</text:p>
          </table:table-cell>
          <table:table-cell table:style-name="ce465" table:formula="of:=LOG(1+(_TP11/(_TP11+_FP11)); 2)*LOG(1+(_TP11/(_TP11+_FN11)); 2)" office:value-type="string" office:string-value="" calcext:value-type="error">
            <text:p>#DIV/0!</text:p>
          </table:table-cell>
          <table:table-cell table:style-name="ce465" table:formula="of:=LOG(1+(_TP12/(_TP12+_FP12)); 2)*LOG(1+(_TP12/(_TP12+_FN12)); 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74:.AR174]))&amp;&quot;..&quot;&amp;ROUND(MAX([.AM174:.AR174]))&amp;&quot;)&quot;" office:value-type="string" office:string-value="(0..1)" calcext:value-type="string">
            <text:p>(0..1)</text:p>
          </table:table-cell>
          <table:table-cell table:style-name="ce674" table:formula="of:=&quot;(&quot;&amp;MIN([.AM174:.AP174])&amp;&quot;..&quot;&amp;MAX([.AM174:.AP174])&amp;&quot;)&quot;" office:value-type="string" office:string-value="(0.342181127249949..0.99999998557305)" calcext:value-type="string">
            <text:p>(0.342181127249949..0.99999998557305)</text:p>
          </table:table-cell>
          <table:table-cell table:style-name="ce674" table:formula="of:=&quot;(&quot;&amp;MIN([.AQ174:.AR174])&amp;&quot;..&quot;&amp;MAX([.AQ174:.AR174])&amp;&quot;)&quot;" office:value-type="string" office:string-value="(2.081368934893E-016..1.87323194848025E-015)" calcext:value-type="string">
            <text:p>(2.081368934893E-016..1.87323194848025E-015)</text:p>
          </table:table-cell>
          <table:table-cell table:number-columns-repeated="11"/>
        </table:table-row>
        <table:table-row table:style-name="ro17">
          <table:table-cell table:style-name="ce436" office:value-type="float" office:value="168" calcext:value-type="float">
            <text:p>168</text:p>
          </table:table-cell>
          <table:table-cell table:style-name="ce445" office:value-type="string" calcext:value-type="string">
            <text:p>costS</text:p>
          </table:table-cell>
          <table:table-cell table:style-name="ce457" office:value-type="string" calcext:value-type="string">
            <text:p>Cost Function S</text:p>
          </table:table-cell>
          <table:table-cell table:style-name="ce460" table:formula="of:=IF(ABS([.E175]-[.E$7])&lt;0.0001;&quot;≈&quot;;&quot;&quot;)">
            <text:p/>
          </table:table-cell>
          <table:table-cell table:style-name="ce712" table:formula="of:=1/SQRT(LOG(2+MIN(FP;FN)/(TP+1); 2))" office:value-type="float" office:value="0.97188111276053" calcext:value-type="float">
            <text:p>0.9719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1 Tulloss 1997</text:p>
          </table:table-cell>
          <table:table-cell table:style-name="ce480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5])" office:value-type="string" office:string-value="=1/SQRT(LOG(2+MIN(FP,FN)/(TP+1), 2))" calcext:value-type="string">
            <text:p>=1/SQRT(LOG(2+MIN(FP,FN)/(TP+1), 2))</text:p>
          </table:table-cell>
          <table:table-cell table:style-name="ce640"/>
          <table:table-cell table:style-name="ce465" table:formula="of:=1/SQRT(LOG(2+MIN(_FP1;_FN1)/(_TP1+1); 2))" office:value-type="float" office:value="1" calcext:value-type="float">
            <text:p>1.0000</text:p>
          </table:table-cell>
          <table:table-cell table:style-name="ce465" table:formula="of:=1/SQRT(LOG(2+MIN(_FP2;_FN2)/(_TP2+1); 2))" office:value-type="float" office:value="0.999999996393623" calcext:value-type="float">
            <text:p>1.0000</text:p>
          </table:table-cell>
          <table:table-cell table:style-name="ce465" table:formula="of:=1/SQRT(LOG(2+MIN(_FP3;_FN3)/(_TP3+1); 2))" office:value-type="float" office:value="0.999999996393623" calcext:value-type="float">
            <text:p>1.0000</text:p>
          </table:table-cell>
          <table:table-cell table:style-name="ce465" table:formula="of:=1/SQRT(LOG(2+MIN(_FP4;_FN4)/(_TP4+1); 2))" office:value-type="float" office:value="0.999963939082507" calcext:value-type="float">
            <text:p>1.0000</text:p>
          </table:table-cell>
          <table:table-cell table:style-name="ce465" table:formula="of:=1/SQRT(LOG(2+MIN(_FP5;_FN5)/(_TP5+1); 2))" office:value-type="float" office:value="0.794322916571575" calcext:value-type="float">
            <text:p>0.7943</text:p>
          </table:table-cell>
          <table:table-cell table:style-name="ce465" table:formula="of:=1/SQRT(LOG(2+MIN(_FP6;_FN6)/(_TP6+1); 2))" office:value-type="float" office:value="0.274332490620554" calcext:value-type="float">
            <text:p>0.2743</text:p>
          </table:table-cell>
          <table:table-cell table:style-name="ce465" table:formula="of:=1/SQRT(LOG(2+MIN(_FP7;_FN7)/(_TP7+1); 2))" office:value-type="float" office:value="0.274329513300712" calcext:value-type="float">
            <text:p>0.2743</text:p>
          </table:table-cell>
          <table:table-cell table:style-name="ce465" table:formula="of:=1/SQRT(LOG(2+MIN(_FP8;_FN8)/(_TP8+1); 2))" office:value-type="float" office:value="0.27432802430493" calcext:value-type="float">
            <text:p>0.2743</text:p>
          </table:table-cell>
          <table:table-cell table:style-name="ce465" table:formula="of:=1/SQRT(LOG(2+MIN(_FP9;_FN9)/(_TP9+1); 2))" office:value-type="float" office:value="1" calcext:value-type="float">
            <text:p>1.0000</text:p>
          </table:table-cell>
          <table:table-cell table:style-name="ce465" table:formula="of:=1/SQRT(LOG(2+MIN(_FP10;_FN10)/(_TP10+1); 2))" office:value-type="float" office:value="1" calcext:value-type="float">
            <text:p>1.0000</text:p>
          </table:table-cell>
          <table:table-cell table:style-name="ce465" table:formula="of:=1/SQRT(LOG(2+MIN(_FP11;_FN11)/(_TP11+1); 2))" office:value-type="float" office:value="1" calcext:value-type="float">
            <text:p>1.0000</text:p>
          </table:table-cell>
          <table:table-cell table:style-name="ce465" table:formula="of:=1/SQRT(LOG(2+MIN(_FP12;_FN12)/(_TP12+1); 2))" office:value-type="float" office:value="1" calcext:value-type="float">
            <text:p>1.0000</text:p>
          </table:table-cell>
          <table:table-cell/>
          <table:table-cell table:style-name="ce673" table:formula="of:=&quot;(&quot;&amp;ROUND(MIN([.AM175:.AR175]))&amp;&quot;..&quot;&amp;ROUND(MAX([.AM175:.AR175]))&amp;&quot;)&quot;" office:value-type="string" office:string-value="(0..1)" calcext:value-type="string">
            <text:p>(0..1)</text:p>
          </table:table-cell>
          <table:table-cell table:style-name="ce674" table:formula="of:=&quot;(&quot;&amp;MIN([.AM175:.AP175])&amp;&quot;..&quot;&amp;MAX([.AM175:.AP175])&amp;&quot;)&quot;" office:value-type="string" office:string-value="(0.794322916571575..0.999999996393623)" calcext:value-type="string">
            <text:p>(0.794322916571575..0.999999996393623)</text:p>
          </table:table-cell>
          <table:table-cell table:style-name="ce674" table:formula="of:=&quot;(&quot;&amp;MIN([.AQ175:.AR175])&amp;&quot;..&quot;&amp;MAX([.AQ175:.AR175])&amp;&quot;)&quot;" office:value-type="string" office:string-value="(0.274329513300712..0.274332490620554)" calcext:value-type="string">
            <text:p>(0.274329513300712..0.274332490620554)</text:p>
          </table:table-cell>
          <table:table-cell table:number-columns-repeated="11"/>
        </table:table-row>
        <table:table-row table:style-name="ro17">
          <table:table-cell table:style-name="ce436" office:value-type="float" office:value="169" calcext:value-type="float">
            <text:p>169</text:p>
          </table:table-cell>
          <table:table-cell table:style-name="ce445" office:value-type="string" calcext:value-type="string">
            <text:p>costU</text:p>
          </table:table-cell>
          <table:table-cell table:style-name="ce457" office:value-type="string" calcext:value-type="string">
            <text:p>Cost Function U</text:p>
          </table:table-cell>
          <table:table-cell table:style-name="ce460" table:formula="of:=IF(ABS([.E176]-[.E$7])&lt;0.0001;&quot;≈&quot;;&quot;&quot;)">
            <text:p/>
          </table:table-cell>
          <table:table-cell table:style-name="ce712" table:formula="of:=LOG(1+((MIN(FP;FN)+TP)/(MAX(FP;FN)+TP)); 2)" office:value-type="float" office:value="0.947532580105865" calcext:value-type="float">
            <text:p>0.9475</text:p>
          </table:table-cell>
          <table:table-cell table:style-name="ce476"/>
          <table:table-cell table:style-name="ce441"/>
          <table:table-cell table:style-name="ce497" office:value-type="string" calcext:value-type="string">
            <text:p>0..1 Tulloss 1997</text:p>
          </table:table-cell>
          <table:table-cell table:style-name="ce480"/>
          <table:table-cell table:style-name="ce515"/>
          <table:table-cell table:style-name="ce524" table:number-columns-repeated="8"/>
          <table:table-cell table:style-name="ce621" table:number-columns-repeated="6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6])" office:value-type="string" office:string-value="=LOG(1+((MIN(FP,FN)+TP)/(MAX(FP,FN)+TP)), 2)" calcext:value-type="string">
            <text:p>=LOG(1+((MIN(FP,FN)+TP)/(MAX(FP,FN)+TP)), 2)</text:p>
          </table:table-cell>
          <table:table-cell table:style-name="ce640"/>
          <table:table-cell table:style-name="ce465" table:formula="of:=LOG(1+((MIN(_FP1;_FN1)+_TP1)/(MAX(_FP1;_FN1)+_TP1)); 2)" office:value-type="float" office:value="1" calcext:value-type="float">
            <text:p>1.0000</text:p>
          </table:table-cell>
          <table:table-cell table:style-name="ce465" table:formula="of:=LOG(1+((MIN(_FP2;_FN2)+_TP2)/(MAX(_FP2;_FN2)+_TP2)); 2)" office:value-type="float" office:value="1" calcext:value-type="float">
            <text:p>1.0000</text:p>
          </table:table-cell>
          <table:table-cell table:style-name="ce465" table:formula="of:=LOG(1+((MIN(_FP3;_FN3)+_TP3)/(MAX(_FP3;_FN3)+_TP3)); 2)" office:value-type="float" office:value="1" calcext:value-type="float">
            <text:p>1.0000</text:p>
          </table:table-cell>
          <table:table-cell table:style-name="ce465" table:formula="of:=LOG(1+((MIN(_FP4;_FN4)+_TP4)/(MAX(_FP4;_FN4)+_TP4)); 2)" office:value-type="float" office:value="1" calcext:value-type="float">
            <text:p>1.0000</text:p>
          </table:table-cell>
          <table:table-cell table:style-name="ce465" table:formula="of:=LOG(1+((MIN(_FP5;_FN5)+_TP5)/(MAX(_FP5;_FN5)+_TP5)); 2)" office:value-type="float" office:value="1" calcext:value-type="float">
            <text:p>1.0000</text:p>
          </table:table-cell>
          <table:table-cell table:style-name="ce465" table:formula="of:=LOG(1+((MIN(_FP6;_FN6)+_TP6)/(MAX(_FP6;_FN6)+_TP6)); 2)" office:value-type="float" office:value="1" calcext:value-type="float">
            <text:p>1.0000</text:p>
          </table:table-cell>
          <table:table-cell table:style-name="ce465" table:formula="of:=LOG(1+((MIN(_FP7;_FN7)+_TP7)/(MAX(_FP7;_FN7)+_TP7)); 2)" office:value-type="float" office:value="1" calcext:value-type="float">
            <text:p>1.0000</text:p>
          </table:table-cell>
          <table:table-cell table:style-name="ce465" table:formula="of:=LOG(1+((MIN(_FP8;_FN8)+_TP8)/(MAX(_FP8;_FN8)+_TP8)); 2)" office:value-type="float" office:value="1" calcext:value-type="float">
            <text:p>1.0000</text:p>
          </table:table-cell>
          <table:table-cell table:style-name="ce465" table:formula="of:=LOG(1+((MIN(_FP9;_FN9)+_TP9)/(MAX(_FP9;_FN9)+_TP9)); 2)" office:value-type="float" office:value="0.999927863444527" calcext:value-type="float">
            <text:p>0.9999</text:p>
          </table:table-cell>
          <table:table-cell table:style-name="ce465" table:formula="of:=LOG(1+((MIN(_FP10;_FN10)+_TP10)/(MAX(_FP10;_FN10)+_TP10)); 2)" office:value-type="float" office:value="0.999927863444527" calcext:value-type="float">
            <text:p>0.9999</text:p>
          </table:table-cell>
          <table:table-cell table:style-name="ce465" table:formula="of:=LOG(1+((MIN(_FP11;_FN11)+_TP11)/(MAX(_FP11;_FN11)+_TP11)); 2)" office:value-type="float" office:value="0" calcext:value-type="float">
            <text:p>0.0000</text:p>
          </table:table-cell>
          <table:table-cell table:style-name="ce465" table:formula="of:=LOG(1+((MIN(_FP12;_FN12)+_TP12)/(MAX(_FP12;_FN12)+_TP12)); 2)" office:value-type="float" office:value="0" calcext:value-type="float">
            <text:p>0.0000</text:p>
          </table:table-cell>
          <table:table-cell/>
          <table:table-cell table:style-name="ce673" table:formula="of:=&quot;(&quot;&amp;ROUND(MIN([.AM176:.AR176]))&amp;&quot;..&quot;&amp;ROUND(MAX([.AM176:.AR176]))&amp;&quot;)&quot;" office:value-type="string" office:string-value="(1..1)" calcext:value-type="string">
            <text:p>(1..1)</text:p>
          </table:table-cell>
          <table:table-cell table:style-name="ce674" table:formula="of:=&quot;(&quot;&amp;MIN([.AM176:.AP176])&amp;&quot;..&quot;&amp;MAX([.AM176:.AP176])&amp;&quot;)&quot;" office:value-type="string" office:string-value="(1..1)" calcext:value-type="string">
            <text:p>(1..1)</text:p>
          </table:table-cell>
          <table:table-cell table:style-name="ce674" table:formula="of:=&quot;(&quot;&amp;MIN([.AQ176:.AR176])&amp;&quot;..&quot;&amp;MAX([.AQ176:.AR176])&amp;&quot;)&quot;" office:value-type="string" office:string-value="(1..1)" calcext:value-type="string">
            <text:p>(1..1)</text:p>
          </table:table-cell>
          <table:table-cell table:number-columns-repeated="11"/>
        </table:table-row>
        <table:table-row table:style-name="ro17">
          <table:table-cell table:style-name="ce436" office:value-type="float" office:value="170" calcext:value-type="float">
            <text:p>170</text:p>
          </table:table-cell>
          <table:table-cell table:style-name="ce451" office:value-type="string" calcext:value-type="string">
            <text:p>DiP</text:p>
          </table:table-cell>
          <table:table-cell table:style-name="ce450" office:value-type="string" calcext:value-type="string">
            <text:p>Difference in Proportions</text:p>
          </table:table-cell>
          <table:table-cell table:style-name="ce460" table:formula="of:=IF(ABS([.E177]-[.E$7])&lt;0.0001;&quot;≈&quot;;&quot;&quot;)">
            <text:p/>
          </table:table-cell>
          <table:table-cell table:style-name="ce712" table:formula="of:=PPV-(FN/ON)" office:value-type="float" office:value="0.827838827838828" calcext:value-type="float">
            <text:p>0.8278</text:p>
          </table:table-cell>
          <table:table-cell table:style-name="ce475"/>
          <table:table-cell table:style-name="ce441"/>
          <table:table-cell table:style-name="ce475" office:value-type="string" calcext:value-type="string">
            <text:p>(TP/OP)-(FN/ON)=PPV-(FN/ON)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77]))" office:value-type="string" office:string-value="=(FP-FN)^2/Sn^2" calcext:value-type="string">
            <text:p>=(FP-FN)^2/Sn^2</text:p>
          </table:table-cell>
          <table:table-cell table:style-name="ce640"/>
          <table:table-cell table:style-name="ce465" table:formula="of:=(_TP1*_ON1-_FN1*_OP1)/(_OP1*_ON1)" office:value-type="float" office:value="1" calcext:value-type="float">
            <text:p>1.0000</text:p>
          </table:table-cell>
          <table:table-cell table:style-name="ce465" table:formula="of:=(_TP2*_ON2-_FN2*_OP2)/(_OP2*_ON2)" office:value-type="float" office:value="0.99999998" calcext:value-type="float">
            <text:p>1.0000</text:p>
          </table:table-cell>
          <table:table-cell table:style-name="ce465" table:formula="of:=(_TP3*_ON3-_FN3*_OP3)/(_OP3*_ON3)" office:value-type="float" office:value="0.49999999" calcext:value-type="float">
            <text:p>0.5000</text:p>
          </table:table-cell>
          <table:table-cell table:style-name="ce465" table:formula="of:=(_TP4*_ON4-_FN4*_OP4)/(_OP4*_ON4)" office:value-type="float" office:value="0.49999999" calcext:value-type="float">
            <text:p>0.5000</text:p>
          </table:table-cell>
          <table:table-cell table:style-name="ce465" table:formula="of:=(_TP5*_ON5-_FN5*_OP5)/(_OP5*_ON5)" office:value-type="float" office:value="0" calcext:value-type="float">
            <text:p>0.0000</text:p>
          </table:table-cell>
          <table:table-cell table:style-name="ce465" table:formula="of:=(_TP6*_ON6-_FN6*_OP6)/(_OP6*_ON6)" office:value-type="float" office:value="-0.499999970000001" calcext:value-type="float">
            <text:p>-0.5000</text:p>
          </table:table-cell>
          <table:table-cell table:style-name="ce465" table:formula="of:=(_TP7*_ON7-_FN7*_OP7)/(_OP7*_ON7)" office:value-type="float" office:value="-0.99999998" calcext:value-type="float">
            <text:p>-1.0000</text:p>
          </table:table-cell>
          <table:table-cell table:style-name="ce465" table:formula="of:=(_TP8*_ON8-_FN8*_OP8)/(_OP8*_ON8)" office:value-type="float" office:value="-1" calcext:value-type="float">
            <text:p>-1.0000</text:p>
          </table:table-cell>
          <table:table-cell table:style-name="ce465" table:formula="of:=(_TP9*_ON9-_FN9*_OP9)/(_OP9*_ON9)" office:value-type="float" office:value="0" calcext:value-type="float">
            <text:p>0.0000</text:p>
          </table:table-cell>
          <table:table-cell table:style-name="ce465" table:formula="of:=(_TP10*_ON10-_FN10*_OP10)/(_OP10*_ON10)" office:value-type="string" office:string-value="" calcext:value-type="error">
            <text:p>#DIV/0!</text:p>
          </table:table-cell>
          <table:table-cell table:style-name="ce465" table:formula="of:=(_TP11*_ON11-_FN11*_OP11)/(_OP11*_ON11)" office:value-type="string" office:string-value="" calcext:value-type="error">
            <text:p>#DIV/0!</text:p>
          </table:table-cell>
          <table:table-cell table:style-name="ce465" table:formula="of:=(_TP12*_ON12-_FN12*_OP12)/(_OP12*_ON12)" office:value-type="float" office:value="0" calcext:value-type="float">
            <text:p>0.0000</text:p>
          </table:table-cell>
          <table:table-cell table:style-name="ce465" table:formula="of:=(TP*ON-FN*OP)/(OP*ON)" office:value-type="float" office:value="0.827838827838828" calcext:value-type="float">
            <text:p>0.8278</text:p>
          </table:table-cell>
          <table:table-cell table:style-name="ce673" table:formula="of:=&quot;(&quot;&amp;ROUND(MIN([.AM177:.AR177]))&amp;&quot;..&quot;&amp;ROUND(MAX([.AM177:.AR177]))&amp;&quot;)&quot;" office:value-type="string" office:string-value="(-1..1)" calcext:value-type="string">
            <text:p>(-1..1)</text:p>
          </table:table-cell>
          <table:table-cell table:style-name="ce674" table:formula="of:=&quot;(&quot;&amp;MIN([.AM177:.AP177])&amp;&quot;..&quot;&amp;MAX([.AM177:.AP177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77:.AR177])&amp;&quot;..&quot;&amp;MAX([.AQ177:.AR177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71" calcext:value-type="float">
            <text:p>171</text:p>
          </table:table-cell>
          <table:table-cell table:style-name="ce445" office:value-type="string" calcext:value-type="string">
            <text:p>entroCond</text:p>
          </table:table-cell>
          <table:table-cell table:style-name="ce445" office:value-type="string" calcext:value-type="string">
            <text:p>Entropy (for Condition) H(Column)</text:p>
          </table:table-cell>
          <table:table-cell table:style-name="ce460" table:formula="of:=IF(ABS([.E178]-[.E$7])&lt;0.0001;&quot;≈&quot;;&quot;&quot;)">
            <text:p/>
          </table:table-cell>
          <table:table-cell table:style-name="ce712" table:formula="of:=-(TP+FN)/Sn*LOG((TP+FN)/Sn; 2) -(TN+FP)/Sn*LOG((TN+FP)/Sn; 2)" office:value-type="float" office:value="0.977417817528172" calcext:value-type="float">
            <text:p>0.9774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8])" office:value-type="string" office:string-value="=-(TP+FN)/Sn*LOG((TP+FN)/Sn, 2) -(TN+FP)/Sn*LOG((TN+FP)/Sn, 2)" calcext:value-type="string">
            <text:p>=-(TP+FN)/Sn*LOG((TP+FN)/Sn, 2) -(TN+FP)/Sn*LOG((TN+FP)/Sn, 2)</text:p>
          </table:table-cell>
          <table:table-cell table:style-name="ce640"/>
          <table:table-cell table:style-name="ce465" table:formula="of:=-(_TP1+_FN1)/_SN1*LOG((_TP1+_FN1)/_SN1; 2) -(_TN1+_FP1)/_SN1*LOG((_TN1+_FP1)/_SN1; 2)" office:value-type="float" office:value="1" calcext:value-type="float">
            <text:p>1.0000</text:p>
          </table:table-cell>
          <table:table-cell table:style-name="ce465" table:formula="of:=-(_TP2+_FN2)/_SN2*LOG((_TP2+_FN2)/_SN2; 2) -(_TN2+_FP2)/_SN2*LOG((_TN2+_FP2)/_SN2; 2)" office:value-type="float" office:value="1" calcext:value-type="float">
            <text:p>1.0000</text:p>
          </table:table-cell>
          <table:table-cell table:style-name="ce465" table:formula="of:=-(_TP3+_FN3)/_SN3*LOG((_TP3+_FN3)/_SN3; 2) -(_TN3+_FP3)/_SN3*LOG((_TN3+_FP3)/_SN3; 2)" office:value-type="float" office:value="0.00000054036239569603" calcext:value-type="float">
            <text:p>0.0000</text:p>
          </table:table-cell>
          <table:table-cell table:style-name="ce465" table:formula="of:=-(_TP4+_FN4)/_SN4*LOG((_TP4+_FN4)/_SN4; 2) -(_TN4+_FP4)/_SN4*LOG((_TN4+_FP4)/_SN4; 2)" office:value-type="float" office:value="0.00000054036239569603" calcext:value-type="float">
            <text:p>0.0000</text:p>
          </table:table-cell>
          <table:table-cell table:style-name="ce465" table:formula="of:=-(_TP5+_FN5)/_SN5*LOG((_TP5+_FN5)/_SN5; 2) -(_TN5+_FP5)/_SN5*LOG((_TN5+_FP5)/_SN5; 2)" office:value-type="float" office:value="1" calcext:value-type="float">
            <text:p>1.0000</text:p>
          </table:table-cell>
          <table:table-cell table:style-name="ce465" table:formula="of:=-(_TP6+_FN6)/_SN6*LOG((_TP6+_FN6)/_SN6; 2) -(_TN6+_FP6)/_SN6*LOG((_TN6+_FP6)/_SN6; 2)" office:value-type="float" office:value="0.918295840721156" calcext:value-type="float">
            <text:p>0.9183</text:p>
          </table:table-cell>
          <table:table-cell table:style-name="ce465" table:formula="of:=-(_TP7+_FN7)/_SN7*LOG((_TP7+_FN7)/_SN7; 2) -(_TN7+_FP7)/_SN7*LOG((_TN7+_FP7)/_SN7; 2)" office:value-type="float" office:value="1" calcext:value-type="float">
            <text:p>1.0000</text:p>
          </table:table-cell>
          <table:table-cell table:style-name="ce465" table:formula="of:=-(_TP8+_FN8)/_SN8*LOG((_TP8+_FN8)/_SN8; 2) -(_TN8+_FP8)/_SN8*LOG((_TN8+_FP8)/_SN8; 2)" office:value-type="float" office:value="1" calcext:value-type="float">
            <text:p>1.0000</text:p>
          </table:table-cell>
          <table:table-cell table:style-name="ce465" table:formula="of:=-(_TP9+_FN9)/_SN9*LOG((_TP9+_FN9)/_SN9; 2) -(_TN9+_FP9)/_SN9*LOG((_TN9+_FP9)/_SN9; 2)" office:value-type="string" office:string-value="" calcext:value-type="error">
            <text:p>Err:502</text:p>
          </table:table-cell>
          <table:table-cell table:style-name="ce465" table:formula="of:=-(_TP10+_FN10)/_SN10*LOG((_TP10+_FN10)/_SN10; 2) -(_TN10+_FP10)/_SN10*LOG((_TN10+_FP10)/_SN10; 2)" office:value-type="float" office:value="0.00147303352832816" calcext:value-type="float">
            <text:p>0.0015</text:p>
          </table:table-cell>
          <table:table-cell table:style-name="ce465" table:formula="of:=-(_TP11+_FN11)/_SN11*LOG((_TP11+_FN11)/_SN11; 2) -(_TN11+_FP11)/_SN11*LOG((_TN11+_FP11)/_SN11; 2)" office:value-type="float" office:value="0.00147303352832816" calcext:value-type="float">
            <text:p>0.0015</text:p>
          </table:table-cell>
          <table:table-cell table:style-name="ce465" table:formula="of:=-(_TP12+_FN12)/_SN12*LOG((_TP12+_FN12)/_SN12; 2) -(_TN12+_FP12)/_SN12*LOG((_TN12+_FP12)/_SN12; 2)" office:value-type="string" office:string-value="" calcext:value-type="error">
            <text:p>Err:502</text:p>
          </table:table-cell>
          <table:table-cell/>
          <table:table-cell table:style-name="ce673" table:formula="of:=&quot;(&quot;&amp;ROUND(MIN([.AM178:.AR178]))&amp;&quot;..&quot;&amp;ROUND(MAX([.AM178:.AR178]))&amp;&quot;)&quot;" office:value-type="string" office:string-value="(0..1)" calcext:value-type="string">
            <text:p>(0..1)</text:p>
          </table:table-cell>
          <table:table-cell table:style-name="ce674" table:formula="of:=&quot;(&quot;&amp;MIN([.AM178:.AP178])&amp;&quot;..&quot;&amp;MAX([.AM178:.AP178])&amp;&quot;)&quot;" office:value-type="string" office:string-value="(0.00000054036239569603..1)" calcext:value-type="string">
            <text:p>(0.00000054036239569603..1)</text:p>
          </table:table-cell>
          <table:table-cell table:style-name="ce674" table:formula="of:=&quot;(&quot;&amp;MIN([.AQ178:.AR178])&amp;&quot;..&quot;&amp;MAX([.AQ178:.AR178])&amp;&quot;)&quot;" office:value-type="string" office:string-value="(0.918295840721156..1)" calcext:value-type="string">
            <text:p>(0.918295840721156..1)</text:p>
          </table:table-cell>
          <table:table-cell table:number-columns-repeated="11"/>
        </table:table-row>
        <table:table-row table:style-name="ro17">
          <table:table-cell table:style-name="ce436" office:value-type="float" office:value="172" calcext:value-type="float">
            <text:p>172</text:p>
          </table:table-cell>
          <table:table-cell table:style-name="ce445" office:value-type="string" calcext:value-type="string">
            <text:p>entroTest</text:p>
          </table:table-cell>
          <table:table-cell table:style-name="ce457" office:value-type="string" calcext:value-type="string">
            <text:p>Entropy (for Test Outcome) H(Row)</text:p>
          </table:table-cell>
          <table:table-cell table:style-name="ce460" table:formula="of:=IF(ABS([.E179]-[.E$7])&lt;0.0001;&quot;≈&quot;;&quot;&quot;)">
            <text:p/>
          </table:table-cell>
          <table:table-cell table:style-name="ce712" table:formula="of:=-OP/Sn*LOG(OP/Sn; 2)-ON/Sn*LOG(ON/Sn; 2)" office:value-type="float" office:value="0.959686893774217" calcext:value-type="float">
            <text:p>0.9597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79])" office:value-type="string" office:string-value="=-OP/Sn*LOG(OP/Sn, 2)-ON/Sn*LOG(ON/Sn, 2)" calcext:value-type="string">
            <text:p>=-OP/Sn*LOG(OP/Sn, 2)-ON/Sn*LOG(ON/Sn, 2)</text:p>
          </table:table-cell>
          <table:table-cell table:style-name="ce640"/>
          <table:table-cell table:style-name="ce465" table:formula="of:=-_OP1/_SN1*LOG(_OP1/_SN1; 2)-_ON1/_SN1*LOG(_ON1/_SN1; 2)" office:value-type="float" office:value="1" calcext:value-type="float">
            <text:p>1.0000</text:p>
          </table:table-cell>
          <table:table-cell table:style-name="ce465" table:formula="of:=-_OP2/_SN2*LOG(_OP2/_SN2; 2)-_ON2/_SN2*LOG(_ON2/_SN2; 2)" office:value-type="float" office:value="1" calcext:value-type="float">
            <text:p>1.0000</text:p>
          </table:table-cell>
          <table:table-cell table:style-name="ce465" table:formula="of:=-_OP3/_SN3*LOG(_OP3/_SN3; 2)-_ON3/_SN3*LOG(_ON3/_SN3; 2)" office:value-type="float" office:value="0.00000054036239569603" calcext:value-type="float">
            <text:p>0.0000</text:p>
          </table:table-cell>
          <table:table-cell table:style-name="ce465" table:formula="of:=-_OP4/_SN4*LOG(_OP4/_SN4; 2)-_ON4/_SN4*LOG(_ON4/_SN4; 2)" office:value-type="float" office:value="0.00000054036239569603" calcext:value-type="float">
            <text:p>0.0000</text:p>
          </table:table-cell>
          <table:table-cell table:style-name="ce465" table:formula="of:=-_OP5/_SN5*LOG(_OP5/_SN5; 2)-_ON5/_SN5*LOG(_ON5/_SN5; 2)" office:value-type="float" office:value="1" calcext:value-type="float">
            <text:p>1.0000</text:p>
          </table:table-cell>
          <table:table-cell table:style-name="ce465" table:formula="of:=-_OP6/_SN6*LOG(_OP6/_SN6; 2)-_ON6/_SN6*LOG(_ON6/_SN6; 2)" office:value-type="float" office:value="0.918295840721156" calcext:value-type="float">
            <text:p>0.9183</text:p>
          </table:table-cell>
          <table:table-cell table:style-name="ce465" table:formula="of:=-_OP7/_SN7*LOG(_OP7/_SN7; 2)-_ON7/_SN7*LOG(_ON7/_SN7; 2)" office:value-type="float" office:value="1" calcext:value-type="float">
            <text:p>1.0000</text:p>
          </table:table-cell>
          <table:table-cell table:style-name="ce465" table:formula="of:=-_OP8/_SN8*LOG(_OP8/_SN8; 2)-_ON8/_SN8*LOG(_ON8/_SN8; 2)" office:value-type="float" office:value="1" calcext:value-type="float">
            <text:p>1.0000</text:p>
          </table:table-cell>
          <table:table-cell table:style-name="ce465" table:formula="of:=-_OP9/_SN9*LOG(_OP9/_SN9; 2)-_ON9/_SN9*LOG(_ON9/_SN9; 2)" office:value-type="float" office:value="0.00147303352832816" calcext:value-type="float">
            <text:p>0.0015</text:p>
          </table:table-cell>
          <table:table-cell table:style-name="ce465" table:formula="of:=-_OP10/_SN10*LOG(_OP10/_SN10; 2)-_ON10/_SN10*LOG(_ON10/_SN10; 2)" office:value-type="string" office:string-value="" calcext:value-type="error">
            <text:p>Err:502</text:p>
          </table:table-cell>
          <table:table-cell table:style-name="ce465" table:formula="of:=-_OP11/_SN11*LOG(_OP11/_SN11; 2)-_ON11/_SN11*LOG(_ON11/_SN11; 2)" office:value-type="string" office:string-value="" calcext:value-type="error">
            <text:p>Err:502</text:p>
          </table:table-cell>
          <table:table-cell table:style-name="ce465" table:formula="of:=-_OP12/_SN12*LOG(_OP12/_SN12; 2)-_ON12/_SN12*LOG(_ON12/_SN12; 2)" office:value-type="float" office:value="0.00147303352832816" calcext:value-type="float">
            <text:p>0.0015</text:p>
          </table:table-cell>
          <table:table-cell/>
          <table:table-cell table:style-name="ce673" table:formula="of:=&quot;(&quot;&amp;ROUND(MIN([.AM179:.AR179]))&amp;&quot;..&quot;&amp;ROUND(MAX([.AM179:.AR179]))&amp;&quot;)&quot;" office:value-type="string" office:string-value="(0..1)" calcext:value-type="string">
            <text:p>(0..1)</text:p>
          </table:table-cell>
          <table:table-cell table:style-name="ce674" table:formula="of:=&quot;(&quot;&amp;MIN([.AM179:.AP179])&amp;&quot;..&quot;&amp;MAX([.AM179:.AP179])&amp;&quot;)&quot;" office:value-type="string" office:string-value="(0.00000054036239569603..1)" calcext:value-type="string">
            <text:p>(0.00000054036239569603..1)</text:p>
          </table:table-cell>
          <table:table-cell table:style-name="ce674" table:formula="of:=&quot;(&quot;&amp;MIN([.AQ179:.AR179])&amp;&quot;..&quot;&amp;MAX([.AQ179:.AR179])&amp;&quot;)&quot;" office:value-type="string" office:string-value="(0.918295840721156..1)" calcext:value-type="string">
            <text:p>(0.918295840721156..1)</text:p>
          </table:table-cell>
          <table:table-cell table:number-columns-repeated="11"/>
        </table:table-row>
        <table:table-row table:style-name="ro17">
          <table:table-cell table:style-name="ce436" office:value-type="float" office:value="173" calcext:value-type="float">
            <text:p>173</text:p>
          </table:table-cell>
          <table:table-cell table:style-name="ce445" office:value-type="string" calcext:value-type="string">
            <text:p>entroTC</text:p>
          </table:table-cell>
          <table:table-cell table:style-name="ce450" office:value-type="string" calcext:value-type="string">
            <text:p>Entropy H(Row, Column)</text:p>
          </table:table-cell>
          <table:table-cell table:style-name="ce460" table:formula="of:=IF(ABS([.E180]-[.E$7])&lt;0.0001;&quot;≈&quot;;&quot;&quot;)">
            <text:p/>
          </table:table-cell>
          <table:table-cell table:style-name="ce712" table:formula="of:=-(TP/Sn*LOG(TP/Sn; 2)+TN/Sn*LOG(TN/Sn; 2)+FP/Sn*LOG(FP/Sn; 2)+FN/Sn*LOG(FN/Sn; 2))" office:value-type="float" office:value="1.38951658348322" calcext:value-type="float">
            <text:p>1.3895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80])" office:value-type="string" office:string-value="=-(TP/Sn*LOG(TP/Sn, 2)+TN/Sn*LOG(TN/Sn, 2)+FP/Sn*LOG(FP/Sn, 2)+FN/Sn*LOG(FN/Sn, 2))" calcext:value-type="string">
            <text:p>=-(TP/Sn*LOG(TP/Sn, 2)+TN/Sn*LOG(TN/Sn, 2)+FP/Sn*LOG(FP/Sn, 2)+FN/Sn*LOG(FN/Sn, 2))</text:p>
          </table:table-cell>
          <table:table-cell table:style-name="ce640"/>
          <table:table-cell table:style-name="ce465" table:formula="of:=-(_TP1/_SN1*LOG(_TP1/_SN1; 2)+_TN1/_SN1*LOG(_TN1/_SN1; 2)+_FP1/_SN1*LOG(_FP1/_SN1; 2)+_FN1/_SN1*LOG(_FN1/_SN1; 2))" office:value-type="string" office:string-value="" calcext:value-type="error">
            <text:p>Err:502</text:p>
          </table:table-cell>
          <table:table-cell table:style-name="ce465" table:formula="of:=-(_TP2/_SN2*LOG(_TP2/_SN2; 2)+_TN2/_SN2*LOG(_TN2/_SN2; 2)+_FP2/_SN2*LOG(_FP2/_SN2; 2)+_FN2/_SN2*LOG(_FN2/_SN2; 2))" office:value-type="float" office:value="1.0000002801812" calcext:value-type="float">
            <text:p>1.0000</text:p>
          </table:table-cell>
          <table:table-cell table:style-name="ce465" table:formula="of:=-(_TP3/_SN3*LOG(_TP3/_SN3; 2)+_TN3/_SN3*LOG(_TN3/_SN3; 2)+_FP3/_SN3*LOG(_FP3/_SN3; 2)+_FN3/_SN3*LOG(_FN3/_SN3; 2))" office:value-type="float" office:value="0.00000084054359324756" calcext:value-type="float">
            <text:p>0.0000</text:p>
          </table:table-cell>
          <table:table-cell table:style-name="ce465" table:formula="of:=-(_TP4/_SN4*LOG(_TP4/_SN4; 2)+_TN4/_SN4*LOG(_TN4/_SN4; 2)+_FP4/_SN4*LOG(_FP4/_SN4; 2)+_FN4/_SN4*LOG(_FN4/_SN4; 2))" office:value-type="float" office:value="0.00000084054359324756" calcext:value-type="float">
            <text:p>0.0000</text:p>
          </table:table-cell>
          <table:table-cell table:style-name="ce465" table:formula="of:=-(_TP5/_SN5*LOG(_TP5/_SN5; 2)+_TN5/_SN5*LOG(_TN5/_SN5; 2)+_FP5/_SN5*LOG(_FP5/_SN5; 2)+_FN5/_SN5*LOG(_FN5/_SN5; 2))" office:value-type="float" office:value="2" calcext:value-type="float">
            <text:p>2.0000</text:p>
          </table:table-cell>
          <table:table-cell table:style-name="ce465" table:formula="of:=-(_TP6/_SN6*LOG(_TP6/_SN6; 2)+_TN6/_SN6*LOG(_TN6/_SN6; 2)+_FP6/_SN6*LOG(_FP6/_SN6; 2)+_FN6/_SN6*LOG(_FN6/_SN6; 2))" office:value-type="float" office:value="1.58496276505273" calcext:value-type="float">
            <text:p>1.5850</text:p>
          </table:table-cell>
          <table:table-cell table:style-name="ce465" table:formula="of:=-(_TP7/_SN7*LOG(_TP7/_SN7; 2)+_TN7/_SN7*LOG(_TN7/_SN7; 2)+_FP7/_SN7*LOG(_FP7/_SN7; 2)+_FN7/_SN7*LOG(_FN7/_SN7; 2))" office:value-type="float" office:value="1.0000002801812" calcext:value-type="float">
            <text:p>1.0000</text:p>
          </table:table-cell>
          <table:table-cell table:style-name="ce465" table:formula="of:=-(_TP8/_SN8*LOG(_TP8/_SN8; 2)+_TN8/_SN8*LOG(_TN8/_SN8; 2)+_FP8/_SN8*LOG(_FP8/_SN8; 2)+_FN8/_SN8*LOG(_FN8/_SN8; 2))" office:value-type="string" office:string-value="" calcext:value-type="error">
            <text:p>Err:502</text:p>
          </table:table-cell>
          <table:table-cell table:style-name="ce465" table:formula="of:=-(_TP9/_SN9*LOG(_TP9/_SN9; 2)+_TN9/_SN9*LOG(_TN9/_SN9; 2)+_FP9/_SN9*LOG(_FP9/_SN9; 2)+_FN9/_SN9*LOG(_FN9/_SN9; 2))" office:value-type="string" office:string-value="" calcext:value-type="error">
            <text:p>Err:502</text:p>
          </table:table-cell>
          <table:table-cell table:style-name="ce465" table:formula="of:=-(_TP10/_SN10*LOG(_TP10/_SN10; 2)+_TN10/_SN10*LOG(_TN10/_SN10; 2)+_FP10/_SN10*LOG(_FP10/_SN10; 2)+_FN10/_SN10*LOG(_FN10/_SN10; 2))" office:value-type="string" office:string-value="" calcext:value-type="error">
            <text:p>Err:502</text:p>
          </table:table-cell>
          <table:table-cell table:style-name="ce465" table:formula="of:=-(_TP11/_SN11*LOG(_TP11/_SN11; 2)+_TN11/_SN11*LOG(_TN11/_SN11; 2)+_FP11/_SN11*LOG(_FP11/_SN11; 2)+_FN11/_SN11*LOG(_FN11/_SN11; 2))" office:value-type="string" office:string-value="" calcext:value-type="error">
            <text:p>Err:502</text:p>
          </table:table-cell>
          <table:table-cell table:style-name="ce465" table:formula="of:=-(_TP12/_SN12*LOG(_TP12/_SN12; 2)+_TN12/_SN12*LOG(_TN12/_SN12; 2)+_FP12/_SN12*LOG(_FP12/_SN12; 2)+_FN12/_SN12*LOG(_FN12/_SN12; 2))" office:value-type="string" office:string-value="" calcext:value-type="error">
            <text:p>Err:502</text:p>
          </table:table-cell>
          <table:table-cell/>
          <table:table-cell table:style-name="ce673" table:formula="of:=&quot;(&quot;&amp;ROUND(MIN([.AM180:.AR180]))&amp;&quot;..&quot;&amp;ROUND(MAX([.AM180:.AR180]))&amp;&quot;)&quot;" office:value-type="string" office:string-value="(0..2)" calcext:value-type="string">
            <text:p>(0..2)</text:p>
          </table:table-cell>
          <table:table-cell table:style-name="ce674" table:formula="of:=&quot;(&quot;&amp;MIN([.AM180:.AP180])&amp;&quot;..&quot;&amp;MAX([.AM180:.AP180])&amp;&quot;)&quot;" office:value-type="string" office:string-value="(0.00000084054359324756..2)" calcext:value-type="string">
            <text:p>(0.00000084054359324756..2)</text:p>
          </table:table-cell>
          <table:table-cell table:style-name="ce674" table:formula="of:=&quot;(&quot;&amp;MIN([.AQ180:.AR180])&amp;&quot;..&quot;&amp;MAX([.AQ180:.AR180])&amp;&quot;)&quot;" office:value-type="string" office:string-value="(1.0000002801812..1.58496276505273)" calcext:value-type="string">
            <text:p>(1.0000002801812..1.58496276505273)</text:p>
          </table:table-cell>
          <table:table-cell table:number-columns-repeated="11"/>
        </table:table-row>
        <table:table-row table:style-name="ro17">
          <table:table-cell table:style-name="ce436" office:value-type="float" office:value="174" calcext:value-type="float">
            <text:p>174</text:p>
          </table:table-cell>
          <table:table-cell table:style-name="ce445" office:value-type="string" calcext:value-type="string">
            <text:p>FisherEP</text:p>
          </table:table-cell>
          <table:table-cell table:style-name="ce445" office:value-type="string" calcext:value-type="string">
            <text:p>Fisher’s Exact Probability</text:p>
          </table:table-cell>
          <table:table-cell table:style-name="ce460" table:formula="of:=IF(ABS([.E181]-[.E$7])&lt;0.0001;&quot;≈&quot;;&quot;&quot;)" office:value-type="string" office:string-value="" calcext:value-type="error">
            <text:p>#VALUE!</text:p>
          </table:table-cell>
          <table:table-cell table:style-name="ce712" table:formula="of:=FACT(P)*FACT(N)*FACT(OP)*FACT(ON)/(FACT(TP)*FACT(FP)*FACT(FN)*FACT(TN)*FACT(Sn))" office:value-type="string" office:string-value="" calcext:value-type="error">
            <text:p>#VALUE!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441" table:number-columns-repeated="3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81])" office:value-type="string" office:string-value="=FACT(P)*FACT(N)*FACT(OP)*FACT(ON)/(FACT(TP)*FACT(FP)*FACT(FN)*FACT(TN)*FACT(Sn))" calcext:value-type="string">
            <text:p>=FACT(P)*FACT(N)*FACT(OP)*FACT(ON)/(FACT(TP)*FACT(FP)*FACT(FN)*FACT(TN)*FACT(Sn))</text:p>
          </table:table-cell>
          <table:table-cell table:style-name="ce640"/>
          <table:table-cell table:style-name="ce441" table:number-columns-repeated="12"/>
          <table:table-cell/>
          <table:table-cell table:style-name="ce673" table:formula="of:=&quot;(&quot;&amp;ROUND(MIN([.AM181:.AR181]))&amp;&quot;..&quot;&amp;ROUND(MAX([.AM181:.AR181]))&amp;&quot;)&quot;" office:value-type="string" office:string-value="(0..0)" calcext:value-type="string">
            <text:p>(0..0)</text:p>
          </table:table-cell>
          <table:table-cell table:style-name="ce674" table:formula="of:=&quot;(&quot;&amp;MIN([.AM181:.AP181])&amp;&quot;..&quot;&amp;MAX([.AM181:.AP181])&amp;&quot;)&quot;" office:value-type="string" office:string-value="(0..0)" calcext:value-type="string">
            <text:p>(0..0)</text:p>
          </table:table-cell>
          <table:table-cell table:style-name="ce674" table:formula="of:=&quot;(&quot;&amp;MIN([.AQ181:.AR181])&amp;&quot;..&quot;&amp;MAX([.AQ181:.AR181])&amp;&quot;)&quot;" office:value-type="string" office:string-value="(0..0)" calcext:value-type="string">
            <text:p>(0..0)</text:p>
          </table:table-cell>
          <table:table-cell table:number-columns-repeated="11"/>
        </table:table-row>
        <table:table-row table:style-name="ro17">
          <table:table-cell table:style-name="ce436" office:value-type="float" office:value="175" calcext:value-type="float">
            <text:p>175</text:p>
          </table:table-cell>
          <table:table-cell table:style-name="ce445" office:value-type="string" calcext:value-type="string">
            <text:p>corPKT</text:p>
          </table:table-cell>
          <table:table-cell table:style-name="ce450" office:value-type="string" calcext:value-type="string">
            <text:p>Kendall Tau for Partial Correlation</text:p>
          </table:table-cell>
          <table:table-cell table:style-name="ce460" table:formula="of:=IF(ABS([.E182]-[.E$7])&lt;0.0001;&quot;≈&quot;;&quot;&quot;)">
            <text:p/>
          </table:table-cell>
          <table:table-cell table:style-name="ce712" table:formula="of:=(TP*TN-FP*FN)/SQRT(OP*ON*P*N)" office:value-type="float" office:value="0.817425346288959" calcext:value-type="float">
            <text:p>0.8174</text:p>
          </table:table-cell>
          <table:table-cell table:style-name="ce441" table:number-columns-repeated="2"/>
          <table:table-cell table:style-name="ce499" office:value-type="string" calcext:value-type="string">
            <text:p>Phi; Pearson Heron Similarity Coefficient; Guilford Coefficient</text:p>
          </table:table-cell>
          <table:table-cell table:style-name="ce480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82])" office:value-type="string" office:string-value="=(TP*TN-FP*FN)/SQRT(OP*ON*P*N)" calcext:value-type="string">
            <text:p>=(TP*TN-FP*FN)/SQRT(OP*ON*P*N)</text:p>
          </table:table-cell>
          <table:table-cell table:style-name="ce640"/>
          <table:table-cell table:style-name="ce465" table:formula="of:=(_TP1*_TN1-_FP1*_FN1)/SQRT(_OP1*_ON1*_P1*_N1)" office:value-type="float" office:value="1" calcext:value-type="float">
            <text:p>1.0000</text:p>
          </table:table-cell>
          <table:table-cell table:style-name="ce465" table:formula="of:=(_TP2*_TN2-_FP2*_FN2)/SQRT(_OP2*_ON2*_P2*_N2)" office:value-type="float" office:value="0.99999998" calcext:value-type="float">
            <text:p>1.0000</text:p>
          </table:table-cell>
          <table:table-cell table:style-name="ce465" table:formula="of:=(_TP3*_TN3-_FP3*_FN3)/SQRT(_OP3*_ON3*_P3*_N3)" office:value-type="float" office:value="0.49999999" calcext:value-type="float">
            <text:p>0.5000</text:p>
          </table:table-cell>
          <table:table-cell table:style-name="ce465" table:formula="of:=(_TP4*_TN4-_FP4*_FN4)/SQRT(_OP4*_ON4*_P4*_N4)" office:value-type="float" office:value="0.49999999" calcext:value-type="float">
            <text:p>0.5000</text:p>
          </table:table-cell>
          <table:table-cell table:style-name="ce465" table:formula="of:=(_TP5*_TN5-_FP5*_FN5)/SQRT(_OP5*_ON5*_P5*_N5)" office:value-type="float" office:value="0" calcext:value-type="float">
            <text:p>0.0000</text:p>
          </table:table-cell>
          <table:table-cell table:style-name="ce465" table:formula="of:=(_TP6*_TN6-_FP6*_FN6)/SQRT(_OP6*_ON6*_P6*_N6)" office:value-type="float" office:value="-0.499999970000001" calcext:value-type="float">
            <text:p>-0.5000</text:p>
          </table:table-cell>
          <table:table-cell table:style-name="ce465" table:formula="of:=(_TP7*_TN7-_FP7*_FN7)/SQRT(_OP7*_ON7*_P7*_N7)" office:value-type="float" office:value="-0.99999998" calcext:value-type="float">
            <text:p>-1.0000</text:p>
          </table:table-cell>
          <table:table-cell table:style-name="ce465" table:formula="of:=(_TP8*_TN8-_FP8*_FN8)/SQRT(_OP8*_ON8*_P8*_N8)" office:value-type="float" office:value="-1" calcext:value-type="float">
            <text:p>-1.0000</text:p>
          </table:table-cell>
          <table:table-cell table:style-name="ce465" table:formula="of:=(_TP9*_TN9-_FP9*_FN9)/SQRT(_OP9*_ON9*_P9*_N9)" office:value-type="string" office:string-value="" calcext:value-type="error">
            <text:p>#DIV/0!</text:p>
          </table:table-cell>
          <table:table-cell table:style-name="ce465" table:formula="of:=(_TP10*_TN10-_FP10*_FN10)/SQRT(_OP10*_ON10*_P10*_N10)" office:value-type="string" office:string-value="" calcext:value-type="error">
            <text:p>#DIV/0!</text:p>
          </table:table-cell>
          <table:table-cell table:style-name="ce465" table:formula="of:=(_TP11*_TN11-_FP11*_FN11)/SQRT(_OP11*_ON11*_P11*_N11)" office:value-type="string" office:string-value="" calcext:value-type="error">
            <text:p>#DIV/0!</text:p>
          </table:table-cell>
          <table:table-cell table:style-name="ce465" table:formula="of:=(_TP12*_TN12-_FP12*_FN12)/SQRT(_OP12*_ON12*_P12*_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82:.AR182]))&amp;&quot;..&quot;&amp;ROUND(MAX([.AM182:.AR182]))&amp;&quot;)&quot;" office:value-type="string" office:string-value="(-1..1)" calcext:value-type="string">
            <text:p>(-1..1)</text:p>
          </table:table-cell>
          <table:table-cell table:style-name="ce674" table:formula="of:=&quot;(&quot;&amp;MIN([.AM182:.AP182])&amp;&quot;..&quot;&amp;MAX([.AM182:.AP182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82:.AR182])&amp;&quot;..&quot;&amp;MAX([.AQ182:.AR182])&amp;&quot;)&quot;" office:value-type="string" office:string-value="(-0.99999998..-0.499999970000001)" calcext:value-type="string">
            <text:p>(-0.99999998..-0.499999970000001)</text:p>
          </table:table-cell>
          <table:table-cell table:number-columns-repeated="11"/>
        </table:table-row>
        <table:table-row table:style-name="ro17">
          <table:table-cell table:style-name="ce436" office:value-type="float" office:value="176" calcext:value-type="float">
            <text:p>176</text:p>
          </table:table-cell>
          <table:table-cell table:style-name="ce452" office:value-type="string" calcext:value-type="string">
            <text:p>conMx</text:p>
          </table:table-cell>
          <table:table-cell table:style-name="ce450" office:value-type="string" calcext:value-type="string">
            <text:p>Maximum Contingency</text:p>
          </table:table-cell>
          <table:table-cell table:style-name="ce460" table:formula="of:=IF(ABS([.E183]-[.E$7])&lt;0.0001;&quot;≈&quot;;&quot;&quot;)">
            <text:p/>
          </table:table-cell>
          <table:table-cell table:style-name="ce712" table:formula="of:=SQRT(1/2)" office:value-type="float" office:value="0.707106781186548" calcext:value-type="float">
            <text:p>0.7071</text:p>
          </table:table-cell>
          <table:table-cell table:style-name="ce475"/>
          <table:table-cell table:style-name="ce441"/>
          <table:table-cell table:style-name="ce475" office:value-type="string" calcext:value-type="string">
            <text:p>√(Rows-1)/(Rows) for 2x2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83])" office:value-type="string" office:string-value="=SQRT(1/2)" calcext:value-type="string">
            <text:p>=SQRT(1/2)</text:p>
          </table:table-cell>
          <table:table-cell table:style-name="ce640"/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 table:style-name="ce465" table:formula="of:=SQRT(1/2)" office:value-type="float" office:value="0.707106781186548" calcext:value-type="float">
            <text:p>0.7071</text:p>
          </table:table-cell>
          <table:table-cell/>
          <table:table-cell table:style-name="ce673" table:formula="of:=&quot;(&quot;&amp;ROUND(MIN([.AM183:.AR183]))&amp;&quot;..&quot;&amp;ROUND(MAX([.AM183:.AR183]))&amp;&quot;)&quot;" office:value-type="string" office:string-value="(1..1)" calcext:value-type="string">
            <text:p>(1..1)</text:p>
          </table:table-cell>
          <table:table-cell table:style-name="ce674" table:formula="of:=&quot;(&quot;&amp;MIN([.AM183:.AP183])&amp;&quot;..&quot;&amp;MAX([.AM183:.AP183])&amp;&quot;)&quot;" office:value-type="string" office:string-value="(0.707106781186548..0.707106781186548)" calcext:value-type="string">
            <text:p>(0.707106781186548..0.707106781186548)</text:p>
          </table:table-cell>
          <table:table-cell table:style-name="ce674" table:formula="of:=&quot;(&quot;&amp;MIN([.AQ183:.AR183])&amp;&quot;..&quot;&amp;MAX([.AQ183:.AR183])&amp;&quot;)&quot;" office:value-type="string" office:string-value="(0.707106781186548..0.707106781186548)" calcext:value-type="string">
            <text:p>(0.707106781186548..0.707106781186548)</text:p>
          </table:table-cell>
          <table:table-cell table:number-columns-repeated="11"/>
        </table:table-row>
        <table:table-row table:style-name="ro17">
          <table:table-cell table:style-name="ce436" office:value-type="float" office:value="177" calcext:value-type="float">
            <text:p>177</text:p>
          </table:table-cell>
          <table:table-cell table:style-name="ce449" office:value-type="string" calcext:value-type="string">
            <text:p>McN</text:p>
          </table:table-cell>
          <table:table-cell table:style-name="ce449" office:value-type="string" calcext:value-type="string">
            <text:p>McNemar’s test statistic</text:p>
          </table:table-cell>
          <table:table-cell table:style-name="ce460" table:formula="of:=IF(ABS([.E184]-[.E$7])&lt;0.0001;&quot;≈&quot;;&quot;&quot;)">
            <text:p/>
          </table:table-cell>
          <table:table-cell table:style-name="ce712" table:formula="of:=(ABS(FP-FN)-1)^2/(FP+FN)" office:value-type="float" office:value="7.68" calcext:value-type="float">
            <text:p>7.6800</text:p>
          </table:table-cell>
          <table:table-cell table:style-name="ce475"/>
          <table:table-cell table:style-name="ce441"/>
          <table:table-cell table:style-name="ce484" office:value-type="string" calcext:value-type="string">
            <text:p>A chi-squared distribution with 1 degree of freedom (correction for continuity is employed)</text:p>
          </table:table-cell>
          <table:table-cell table:style-name="ce508"/>
          <table:table-cell table:style-name="ce515"/>
          <table:table-cell table:style-name="ce525" table:number-columns-repeated="3"/>
          <table:table-cell table:style-name="ce441" table:number-columns-repeated="5"/>
          <table:table-cell table:style-name="ce509"/>
          <table:table-cell table:style-name="ce626" table:number-columns-repeated="4"/>
          <table:table-cell table:style-name="ce509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4]))" office:value-type="string" office:string-value="=COS(PI()*SQRT(FP*FN)/(SQRT(TP*TN)+SQRT(FP*FN)))" calcext:value-type="string">
            <text:p>=COS(PI()*SQRT(FP*FN)/(SQRT(TP*TN)+SQRT(FP*FN)))</text:p>
          </table:table-cell>
          <table:table-cell table:style-name="ce640"/>
          <table:table-cell table:style-name="ce465" table:formula="of:=(ABS(_FP1-_FN1)-1)*(ABS(_FP1-_FN1)-1)/(_FP1+_FN1)" office:value-type="string" office:string-value="" calcext:value-type="error">
            <text:p>#DIV/0!</text:p>
          </table:table-cell>
          <table:table-cell table:style-name="ce465" table:formula="of:=(ABS(_FP2-_FN2)-1)*(ABS(_FP2-_FN2)-1)/(_FP2+_FN2)" office:value-type="float" office:value="5000" calcext:value-type="float">
            <text:p>5000.0000</text:p>
          </table:table-cell>
          <table:table-cell table:style-name="ce465" table:formula="of:=(ABS(_FP3-_FN3)-1)*(ABS(_FP3-_FN3)-1)/(_FP3+_FN3)" office:value-type="float" office:value="5000" calcext:value-type="float">
            <text:p>5000.0000</text:p>
          </table:table-cell>
          <table:table-cell table:style-name="ce465" table:formula="of:=(ABS(_FP4-_FN4)-1)*(ABS(_FP4-_FN4)-1)/(_FP4+_FN4)" office:value-type="float" office:value="5000" calcext:value-type="float">
            <text:p>5000.0000</text:p>
          </table:table-cell>
          <table:table-cell table:style-name="ce465" table:formula="of:=(ABS(_FP5-_FN5)-1)*(ABS(_FP5-_FN5)-1)/(_FP5+_FN5)" office:value-type="float" office:value="0.00005" calcext:value-type="float">
            <text:p>0.0001</text:p>
          </table:table-cell>
          <table:table-cell table:style-name="ce465" table:formula="of:=(ABS(_FP6-_FN6)-1)*(ABS(_FP6-_FN6)-1)/(_FP6+_FN6)" office:value-type="float" office:value="0.0000500000005" calcext:value-type="float">
            <text:p>0.0001</text:p>
          </table:table-cell>
          <table:table-cell table:style-name="ce465" table:formula="of:=(ABS(_FP7-_FN7)-1)*(ABS(_FP7-_FN7)-1)/(_FP7+_FN7)" office:value-type="float" office:value="0.0000500000005" calcext:value-type="float">
            <text:p>0.0001</text:p>
          </table:table-cell>
          <table:table-cell table:style-name="ce465" table:formula="of:=(ABS(_FP8-_FN8)-1)*(ABS(_FP8-_FN8)-1)/(_FP8+_FN8)" office:value-type="float" office:value="0.00005" calcext:value-type="float">
            <text:p>0.0001</text:p>
          </table:table-cell>
          <table:table-cell table:style-name="ce465" table:formula="of:=(ABS(_FP9-_FN9)-1)*(ABS(_FP9-_FN9)-1)/(_FP9+_FN9)" office:value-type="float" office:value="0" calcext:value-type="float">
            <text:p>0.0000</text:p>
          </table:table-cell>
          <table:table-cell table:style-name="ce465" table:formula="of:=(ABS(_FP10-_FN10)-1)*(ABS(_FP10-_FN10)-1)/(_FP10+_FN10)" office:value-type="float" office:value="0" calcext:value-type="float">
            <text:p>0.0000</text:p>
          </table:table-cell>
          <table:table-cell table:style-name="ce465" table:formula="of:=(ABS(_FP11-_FN11)-1)*(ABS(_FP11-_FN11)-1)/(_FP11+_FN11)" office:value-type="float" office:value="0" calcext:value-type="float">
            <text:p>0.0000</text:p>
          </table:table-cell>
          <table:table-cell table:style-name="ce465" table:formula="of:=(ABS(_FP12-_FN12)-1)*(ABS(_FP12-_FN12)-1)/(_FP12+_FN12)" office:value-type="float" office:value="0" calcext:value-type="float">
            <text:p>0.0000</text:p>
          </table:table-cell>
          <table:table-cell/>
          <table:table-cell table:style-name="ce673" table:formula="of:=&quot;(&quot;&amp;ROUND(MIN([.AM184:.AR184]))&amp;&quot;..&quot;&amp;ROUND(MAX([.AM184:.AR184]))&amp;&quot;)&quot;" office:value-type="string" office:string-value="(0..5000)" calcext:value-type="string">
            <text:p>(0..5000)</text:p>
          </table:table-cell>
          <table:table-cell table:style-name="ce674" table:formula="of:=&quot;(&quot;&amp;MIN([.AM184:.AP184])&amp;&quot;..&quot;&amp;MAX([.AM184:.AP184])&amp;&quot;)&quot;" office:value-type="string" office:string-value="(0.00005..5000)" calcext:value-type="string">
            <text:p>(0.00005..5000)</text:p>
          </table:table-cell>
          <table:table-cell table:style-name="ce674" table:formula="of:=&quot;(&quot;&amp;MIN([.AQ184:.AR184])&amp;&quot;..&quot;&amp;MAX([.AQ184:.AR184])&amp;&quot;)&quot;" office:value-type="string" office:string-value="(0.0000500000005..0.0000500000005)" calcext:value-type="string">
            <text:p>(0.0000500000005..0.0000500000005)</text:p>
          </table:table-cell>
          <table:table-cell table:number-columns-repeated="11"/>
        </table:table-row>
        <table:table-row table:style-name="ro17">
          <table:table-cell table:style-name="ce436" office:value-type="float" office:value="178" calcext:value-type="float">
            <text:p>178</text:p>
          </table:table-cell>
          <table:table-cell table:style-name="ce453" office:value-type="string" calcext:value-type="string">
            <text:p>McNOR</text:p>
          </table:table-cell>
          <table:table-cell table:style-name="ce453" office:value-type="string" calcext:value-type="string">
            <text:p>McNemar's test Odds ratio</text:p>
          </table:table-cell>
          <table:table-cell table:style-name="ce460" table:formula="of:=IF(ABS([.E185]-[.E$7])&lt;0.0001;&quot;≈&quot;;&quot;&quot;)">
            <text:p/>
          </table:table-cell>
          <table:table-cell table:style-name="ce717" table:formula="of:=FP/FN" office:value-type="float" office:value="0.5" calcext:value-type="float">
            <text:p>0.5000</text:p>
          </table:table-cell>
          <table:table-cell table:style-name="ce475"/>
          <table:table-cell table:style-name="ce441"/>
          <table:table-cell table:style-name="ce484" office:value-type="string" calcext:value-type="string">
            <text:p>With 95% confidence interval (null hypothesis for FP and FN)</text:p>
          </table:table-cell>
          <table:table-cell table:style-name="ce508"/>
          <table:table-cell table:style-name="ce515"/>
          <table:table-cell table:style-name="ce525"/>
          <table:table-cell table:style-name="ce543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5]))" office:value-type="string" office:string-value="=(TP+TN)/(TP+TN+2*(FP+FN))" calcext:value-type="string">
            <text:p>=(TP+TN)/(TP+TN+2*(FP+FN))</text:p>
          </table:table-cell>
          <table:table-cell table:style-name="ce640"/>
          <table:table-cell table:style-name="ce468" table:formula="of:=_FP1/_FN1" office:value-type="string" office:string-value="" calcext:value-type="error">
            <text:p>#DIV/0!</text:p>
          </table:table-cell>
          <table:table-cell table:style-name="ce468" table:formula="of:=_FP2/_FN2" office:value-type="float" office:value="1" calcext:value-type="float">
            <text:p>1.0000</text:p>
          </table:table-cell>
          <table:table-cell table:style-name="ce468" table:formula="of:=_FP3/_FN3" office:value-type="float" office:value="1" calcext:value-type="float">
            <text:p>1.0000</text:p>
          </table:table-cell>
          <table:table-cell table:style-name="ce468" table:formula="of:=_FP4/_FN4" office:value-type="float" office:value="1" calcext:value-type="float">
            <text:p>1.0000</text:p>
          </table:table-cell>
          <table:table-cell table:style-name="ce468" table:formula="of:=_FP5/_FN5" office:value-type="float" office:value="1" calcext:value-type="float">
            <text:p>1.0000</text:p>
          </table:table-cell>
          <table:table-cell table:style-name="ce468" table:formula="of:=_FP6/_FN6" office:value-type="float" office:value="1" calcext:value-type="float">
            <text:p>1.0000</text:p>
          </table:table-cell>
          <table:table-cell table:style-name="ce468" table:formula="of:=_FP7/_FN7" office:value-type="float" office:value="1" calcext:value-type="float">
            <text:p>1.0000</text:p>
          </table:table-cell>
          <table:table-cell table:style-name="ce468" table:formula="of:=_FP8/_FN8" office:value-type="float" office:value="1" calcext:value-type="float">
            <text:p>1.0000</text:p>
          </table:table-cell>
          <table:table-cell table:style-name="ce468" table:formula="of:=_FP9/_FN9" office:value-type="float" office:value="0" calcext:value-type="float">
            <text:p>0.0000</text:p>
          </table:table-cell>
          <table:table-cell table:style-name="ce468" table:formula="of:=_FP10/_FN10" office:value-type="string" office:string-value="" calcext:value-type="error">
            <text:p>#DIV/0!</text:p>
          </table:table-cell>
          <table:table-cell table:style-name="ce468" table:formula="of:=_FP11/_FN11" office:value-type="float" office:value="0" calcext:value-type="float">
            <text:p>0.0000</text:p>
          </table:table-cell>
          <table:table-cell table:style-name="ce468" table:formula="of:=_FP12/_FN12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85:.AR185]))&amp;&quot;..&quot;&amp;ROUND(MAX([.AM185:.AR185]))&amp;&quot;)&quot;" office:value-type="string" office:string-value="(1..1)" calcext:value-type="string">
            <text:p>(1..1)</text:p>
          </table:table-cell>
          <table:table-cell table:style-name="ce674" table:formula="of:=&quot;(&quot;&amp;MIN([.AM185:.AP185])&amp;&quot;..&quot;&amp;MAX([.AM185:.AP185])&amp;&quot;)&quot;" office:value-type="string" office:string-value="(1..1)" calcext:value-type="string">
            <text:p>(1..1)</text:p>
          </table:table-cell>
          <table:table-cell table:style-name="ce674" table:formula="of:=&quot;(&quot;&amp;MIN([.AQ185:.AR185])&amp;&quot;..&quot;&amp;MAX([.AQ185:.AR185])&amp;&quot;)&quot;" office:value-type="string" office:string-value="(1..1)" calcext:value-type="string">
            <text:p>(1..1)</text:p>
          </table:table-cell>
          <table:table-cell table:number-columns-repeated="11"/>
        </table:table-row>
        <table:table-row table:style-name="ro16">
          <table:table-cell table:style-name="ce436" office:value-type="float" office:value="179" calcext:value-type="float">
            <text:p>179</text:p>
          </table:table-cell>
          <table:table-cell table:style-name="ce449" office:value-type="string" calcext:value-type="string">
            <text:p>McNPv1</text:p>
          </table:table-cell>
          <table:table-cell table:style-name="ce449" office:value-type="string" calcext:value-type="string">
            <text:p>McNemar's test P-value (1 tail)</text:p>
          </table:table-cell>
          <table:table-cell table:style-name="ce460" table:formula="of:=IF(ABS([.E186]-[.E$7])&lt;0.0001;&quot;≈&quot;;&quot;&quot;)">
            <text:p/>
          </table:table-cell>
          <table:table-cell table:style-name="ce718" table:formula="of:=1-(IF(McNZ=0; 0.5; IF(McNZ&gt;=9; 1; IF(McNZ&lt;=-9; 0; IF(McNZ&gt;0; 1-McNY*McNW;McNY*McNW)))))" office:value-type="float" office:value="0.755244755244755" calcext:value-type="float">
            <text:p>0.7552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6]))" office:value-type="string" office:string-value="=TP/(OP+P)+TN/(ON+N)" calcext:value-type="string">
            <text:p>=TP/(OP+P)+TN/(ON+N)</text:p>
          </table:table-cell>
          <table:table-cell table:style-name="ce640"/>
          <table:table-cell table:style-name="ce465" table:formula="of:=1-(IF([.AL191]=0; 0.5; IF([.AL191]&gt;=9; 1; IF([.AL191]&lt;=-9; 0; IF([.AL191]&gt;0; 1-[.AL190]*[.AL189];[.AL190]*[.AL189])))))" office:value-type="string" office:string-value="" calcext:value-type="error">
            <text:p>#DIV/0!</text:p>
          </table:table-cell>
          <table:table-cell table:style-name="ce465" table:formula="of:=1-(IF([.AM191]=0; 0.5; IF([.AM191]&gt;=9; 1; IF([.AM191]&lt;=-9; 0; IF([.AM191]&gt;0; 1-[.AM190]*[.AM189];[.AM190]*[.AM189])))))" office:value-type="float" office:value="0" calcext:value-type="float">
            <text:p>0.0000</text:p>
          </table:table-cell>
          <table:table-cell table:style-name="ce465" table:formula="of:=1-(IF([.AN191]=0; 0.5; IF([.AN191]&gt;=9; 1; IF([.AN191]&lt;=-9; 0; IF([.AN191]&gt;0; 1-[.AN190]*[.AN189];[.AN190]*[.AN189])))))" office:value-type="float" office:value="0" calcext:value-type="float">
            <text:p>0.0000</text:p>
          </table:table-cell>
          <table:table-cell table:style-name="ce465" table:formula="of:=1-(IF([.AO191]=0; 0.5; IF([.AO191]&gt;=9; 1; IF([.AO191]&lt;=-9; 0; IF([.AO191]&gt;0; 1-[.AO190]*[.AO189];[.AO190]*[.AO189])))))" office:value-type="float" office:value="0" calcext:value-type="float">
            <text:p>0.0000</text:p>
          </table:table-cell>
          <table:table-cell table:style-name="ce465" table:formula="of:=1-(IF([.AP191]=0; 0.5; IF([.AP191]&gt;=9; 1; IF([.AP191]&lt;=-9; 0; IF([.AP191]&gt;0; 1-[.AP190]*[.AP189];[.AP190]*[.AP189])))))" office:value-type="float" office:value="0.497179627251946" calcext:value-type="float">
            <text:p>0.4972</text:p>
          </table:table-cell>
          <table:table-cell table:style-name="ce465" table:formula="of:=1-(IF([.AQ191]=0; 0.5; IF([.AQ191]&gt;=9; 1; IF([.AQ191]&lt;=-9; 0; IF([.AQ191]&gt;0; 1-[.AQ190]*[.AQ189];[.AQ190]*[.AQ189])))))" office:value-type="float" office:value="0.497179627237841" calcext:value-type="float">
            <text:p>0.4972</text:p>
          </table:table-cell>
          <table:table-cell table:style-name="ce465" table:formula="of:=1-(IF([.AR191]=0; 0.5; IF([.AR191]&gt;=9; 1; IF([.AR191]&lt;=-9; 0; IF([.AR191]&gt;0; 1-[.AR190]*[.AR189];[.AR190]*[.AR189])))))" office:value-type="float" office:value="0.497179627237841" calcext:value-type="float">
            <text:p>0.4972</text:p>
          </table:table-cell>
          <table:table-cell table:style-name="ce465" table:formula="of:=1-(IF([.AS191]=0; 0.5; IF([.AS191]&gt;=9; 1; IF([.AS191]&lt;=-9; 0; IF([.AS191]&gt;0; 1-[.AS190]*[.AS189];[.AS190]*[.AS189])))))" office:value-type="float" office:value="0.497179627251946" calcext:value-type="float">
            <text:p>0.4972</text:p>
          </table:table-cell>
          <table:table-cell table:style-name="ce465" table:formula="of:=1-(IF([.AT191]=0; 0.5; IF([.AT191]&gt;=9; 1; IF([.AT191]&lt;=-9; 0; IF([.AT191]&gt;0; 1-[.AT190]*[.AT189];[.AT190]*[.AT189])))))" office:value-type="float" office:value="0.5" calcext:value-type="float">
            <text:p>0.5000</text:p>
          </table:table-cell>
          <table:table-cell table:style-name="ce465" table:formula="of:=1-(IF([.AU191]=0; 0.5; IF([.AU191]&gt;=9; 1; IF([.AU191]&lt;=-9; 0; IF([.AU191]&gt;0; 1-[.AU190]*[.AU189];[.AU190]*[.AU189])))))" office:value-type="float" office:value="0.5" calcext:value-type="float">
            <text:p>0.5000</text:p>
          </table:table-cell>
          <table:table-cell table:style-name="ce465" table:formula="of:=1-(IF([.AV191]=0; 0.5; IF([.AV191]&gt;=9; 1; IF([.AV191]&lt;=-9; 0; IF([.AV191]&gt;0; 1-[.AV190]*[.AV189];[.AV190]*[.AV189])))))" office:value-type="float" office:value="0.5" calcext:value-type="float">
            <text:p>0.5000</text:p>
          </table:table-cell>
          <table:table-cell table:style-name="ce465" table:formula="of:=1-(IF([.AW191]=0; 0.5; IF([.AW191]&gt;=9; 1; IF([.AW191]&lt;=-9; 0; IF([.AW191]&gt;0; 1-[.AW190]*[.AW189];[.AW190]*[.AW189])))))" office:value-type="float" office:value="0.5" calcext:value-type="float">
            <text:p>0.5000</text:p>
          </table:table-cell>
          <table:table-cell/>
          <table:table-cell table:style-name="ce673" table:formula="of:=&quot;(&quot;&amp;ROUND(MIN([.AM186:.AR186]))&amp;&quot;..&quot;&amp;ROUND(MAX([.AM186:.AR186]))&amp;&quot;)&quot;" office:value-type="string" office:string-value="(0..0)" calcext:value-type="string">
            <text:p>(0..0)</text:p>
          </table:table-cell>
          <table:table-cell table:style-name="ce674" table:formula="of:=&quot;(&quot;&amp;MIN([.AM186:.AP186])&amp;&quot;..&quot;&amp;MAX([.AM186:.AP186])&amp;&quot;)&quot;" office:value-type="string" office:string-value="(0..0.497179627251946)" calcext:value-type="string">
            <text:p>(0..0.497179627251946)</text:p>
          </table:table-cell>
          <table:table-cell table:style-name="ce674" table:formula="of:=&quot;(&quot;&amp;MIN([.AQ186:.AR186])&amp;&quot;..&quot;&amp;MAX([.AQ186:.AR186])&amp;&quot;)&quot;" office:value-type="string" office:string-value="(0.497179627237841..0.497179627237841)" calcext:value-type="string">
            <text:p>(0.497179627237841..0.497179627237841)</text:p>
          </table:table-cell>
          <table:table-cell table:number-columns-repeated="11"/>
        </table:table-row>
        <table:table-row table:style-name="ro16">
          <table:table-cell table:style-name="ce436" office:value-type="float" office:value="180" calcext:value-type="float">
            <text:p>180</text:p>
          </table:table-cell>
          <table:table-cell table:style-name="ce449" office:value-type="string" calcext:value-type="string">
            <text:p>McNPv2</text:p>
          </table:table-cell>
          <table:table-cell table:style-name="ce449" office:value-type="string" calcext:value-type="string">
            <text:p>McNemar's test P-value (2 tails)</text:p>
          </table:table-cell>
          <table:table-cell table:style-name="ce460" table:formula="of:=IF(ABS([.E187]-[.E$7])&lt;0.0001;&quot;≈&quot;;&quot;&quot;)">
            <text:p/>
          </table:table-cell>
          <table:table-cell table:style-name="ce718" table:formula="of:=2*McNPv1" office:value-type="float" office:value="1.81571815718157" calcext:value-type="float">
            <text:p>1.8157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7]))" office:value-type="string" office:string-value="=(TP+TN)/(MIN(FP,FN)+MIN(Sn-FP,Sn-FN))" calcext:value-type="string">
            <text:p>=(TP+TN)/(MIN(FP,FN)+MIN(Sn-FP,Sn-FN))</text:p>
          </table:table-cell>
          <table:table-cell table:style-name="ce640"/>
          <table:table-cell table:style-name="ce465" table:formula="of:=2*[.AL186]" office:value-type="string" office:string-value="" calcext:value-type="error">
            <text:p>#DIV/0!</text:p>
          </table:table-cell>
          <table:table-cell table:style-name="ce465" table:formula="of:=2*[.AM186]" office:value-type="float" office:value="0" calcext:value-type="float">
            <text:p>0.0000</text:p>
          </table:table-cell>
          <table:table-cell table:style-name="ce465" table:formula="of:=2*[.AN186]" office:value-type="float" office:value="0" calcext:value-type="float">
            <text:p>0.0000</text:p>
          </table:table-cell>
          <table:table-cell table:style-name="ce465" table:formula="of:=2*[.AO186]" office:value-type="float" office:value="0" calcext:value-type="float">
            <text:p>0.0000</text:p>
          </table:table-cell>
          <table:table-cell table:style-name="ce465" table:formula="of:=2*[.AP186]" office:value-type="float" office:value="0.994359254503891" calcext:value-type="float">
            <text:p>0.9944</text:p>
          </table:table-cell>
          <table:table-cell table:style-name="ce465" table:formula="of:=2*[.AQ186]" office:value-type="float" office:value="0.994359254475682" calcext:value-type="float">
            <text:p>0.9944</text:p>
          </table:table-cell>
          <table:table-cell table:style-name="ce465" table:formula="of:=2*[.AR186]" office:value-type="float" office:value="0.994359254475682" calcext:value-type="float">
            <text:p>0.9944</text:p>
          </table:table-cell>
          <table:table-cell table:style-name="ce465" table:formula="of:=2*[.AS186]" office:value-type="float" office:value="0.994359254503891" calcext:value-type="float">
            <text:p>0.9944</text:p>
          </table:table-cell>
          <table:table-cell table:style-name="ce465" table:formula="of:=2*[.AT186]" office:value-type="float" office:value="1" calcext:value-type="float">
            <text:p>1.0000</text:p>
          </table:table-cell>
          <table:table-cell table:style-name="ce465" table:formula="of:=2*[.AU186]" office:value-type="float" office:value="1" calcext:value-type="float">
            <text:p>1.0000</text:p>
          </table:table-cell>
          <table:table-cell table:style-name="ce465" table:formula="of:=2*[.AV186]" office:value-type="float" office:value="1" calcext:value-type="float">
            <text:p>1.0000</text:p>
          </table:table-cell>
          <table:table-cell table:style-name="ce465" table:formula="of:=2*[.AW186]" office:value-type="float" office:value="1" calcext:value-type="float">
            <text:p>1.0000</text:p>
          </table:table-cell>
          <table:table-cell/>
          <table:table-cell table:style-name="ce673" table:formula="of:=&quot;(&quot;&amp;ROUND(MIN([.AM187:.AR187]))&amp;&quot;..&quot;&amp;ROUND(MAX([.AM187:.AR187]))&amp;&quot;)&quot;" office:value-type="string" office:string-value="(0..1)" calcext:value-type="string">
            <text:p>(0..1)</text:p>
          </table:table-cell>
          <table:table-cell table:style-name="ce674" table:formula="of:=&quot;(&quot;&amp;MIN([.AM187:.AP187])&amp;&quot;..&quot;&amp;MAX([.AM187:.AP187])&amp;&quot;)&quot;" office:value-type="string" office:string-value="(0..0.994359254503891)" calcext:value-type="string">
            <text:p>(0..0.994359254503891)</text:p>
          </table:table-cell>
          <table:table-cell table:style-name="ce674" table:formula="of:=&quot;(&quot;&amp;MIN([.AQ187:.AR187])&amp;&quot;..&quot;&amp;MAX([.AQ187:.AR187])&amp;&quot;)&quot;" office:value-type="string" office:string-value="(0.994359254475682..0.994359254475682)" calcext:value-type="string">
            <text:p>(0.994359254475682..0.994359254475682)</text:p>
          </table:table-cell>
          <table:table-cell table:number-columns-repeated="11"/>
        </table:table-row>
        <table:table-row table:style-name="ro16">
          <table:table-cell table:style-name="ce436" office:value-type="float" office:value="181" calcext:value-type="float">
            <text:p>181</text:p>
          </table:table-cell>
          <table:table-cell table:style-name="ce453" office:value-type="string" calcext:value-type="string">
            <text:p>McNT</text:p>
          </table:table-cell>
          <table:table-cell table:style-name="ce453" office:value-type="string" calcext:value-type="string">
            <text:p>McNemar's test T</text:p>
          </table:table-cell>
          <table:table-cell table:style-name="ce460" table:formula="of:=IF(ABS([.E188]-[.E$7])&lt;0.0001;&quot;≈&quot;;&quot;&quot;)">
            <text:p/>
          </table:table-cell>
          <table:table-cell table:style-name="ce719" table:formula="of:=1/(1+0.2316419*McNZ)" office:value-type="float" office:value="0.866229905848316" calcext:value-type="float">
            <text:p>0.8662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8]))" office:value-type="string" office:string-value="=(4*(TP*TN-FP*FN)-(FP-FN)^2)/((2*TP+FP+FN)*(FP+FN+2*TN))" calcext:value-type="string">
            <text:p>=(4*(TP*TN-FP*FN)-(FP-FN)^2)/((2*TP+FP+FN)*(FP+FN+2*TN))</text:p>
          </table:table-cell>
          <table:table-cell table:style-name="ce640"/>
          <table:table-cell table:style-name="ce468" table:formula="of:=1/(1+0.2316419*[.AL191])" office:value-type="string" office:string-value="" calcext:value-type="error">
            <text:p>#DIV/0!</text:p>
          </table:table-cell>
          <table:table-cell table:style-name="ce468" table:formula="of:=1/(1+0.2316419*[.AM191])" office:value-type="float" office:value="0.0575388697961695" calcext:value-type="float">
            <text:p>0.0575</text:p>
          </table:table-cell>
          <table:table-cell table:style-name="ce468" table:formula="of:=1/(1+0.2316419*[.AN191])" office:value-type="float" office:value="0.0575388697961695" calcext:value-type="float">
            <text:p>0.0575</text:p>
          </table:table-cell>
          <table:table-cell table:style-name="ce468" table:formula="of:=1/(1+0.2316419*[.AO191])" office:value-type="float" office:value="0.0575388697961695" calcext:value-type="float">
            <text:p>0.0575</text:p>
          </table:table-cell>
          <table:table-cell table:style-name="ce468" table:formula="of:=1/(1+0.2316419*[.AP191])" office:value-type="float" office:value="0.99836472292824" calcext:value-type="float">
            <text:p>0.9984</text:p>
          </table:table-cell>
          <table:table-cell table:style-name="ce468" table:formula="of:=1/(1+0.2316419*[.AQ191])" office:value-type="float" office:value="0.998364722920077" calcext:value-type="float">
            <text:p>0.9984</text:p>
          </table:table-cell>
          <table:table-cell table:style-name="ce468" table:formula="of:=1/(1+0.2316419*[.AR191])" office:value-type="float" office:value="0.998364722920077" calcext:value-type="float">
            <text:p>0.9984</text:p>
          </table:table-cell>
          <table:table-cell table:style-name="ce468" table:formula="of:=1/(1+0.2316419*[.AS191])" office:value-type="float" office:value="0.99836472292824" calcext:value-type="float">
            <text:p>0.9984</text:p>
          </table:table-cell>
          <table:table-cell table:style-name="ce468" table:formula="of:=1/(1+0.2316419*[.AT191])" office:value-type="float" office:value="1" calcext:value-type="float">
            <text:p>1.0000</text:p>
          </table:table-cell>
          <table:table-cell table:style-name="ce468" table:formula="of:=1/(1+0.2316419*[.AU191])" office:value-type="float" office:value="1" calcext:value-type="float">
            <text:p>1.0000</text:p>
          </table:table-cell>
          <table:table-cell table:style-name="ce468" table:formula="of:=1/(1+0.2316419*[.AV191])" office:value-type="float" office:value="1" calcext:value-type="float">
            <text:p>1.0000</text:p>
          </table:table-cell>
          <table:table-cell table:style-name="ce468" table:formula="of:=1/(1+0.2316419*[.AW191])" office:value-type="float" office:value="1" calcext:value-type="float">
            <text:p>1.0000</text:p>
          </table:table-cell>
          <table:table-cell/>
          <table:table-cell table:style-name="ce673" table:formula="of:=&quot;(&quot;&amp;ROUND(MIN([.AM188:.AR188]))&amp;&quot;..&quot;&amp;ROUND(MAX([.AM188:.AR188]))&amp;&quot;)&quot;" office:value-type="string" office:string-value="(0..1)" calcext:value-type="string">
            <text:p>(0..1)</text:p>
          </table:table-cell>
          <table:table-cell table:style-name="ce674" table:formula="of:=&quot;(&quot;&amp;MIN([.AM188:.AP188])&amp;&quot;..&quot;&amp;MAX([.AM188:.AP188])&amp;&quot;)&quot;" office:value-type="string" office:string-value="(0.0575388697961695..0.99836472292824)" calcext:value-type="string">
            <text:p>(0.0575388697961695..0.99836472292824)</text:p>
          </table:table-cell>
          <table:table-cell table:style-name="ce674" table:formula="of:=&quot;(&quot;&amp;MIN([.AQ188:.AR188])&amp;&quot;..&quot;&amp;MAX([.AQ188:.AR188])&amp;&quot;)&quot;" office:value-type="string" office:string-value="(0.998364722920077..0.998364722920077)" calcext:value-type="string">
            <text:p>(0.998364722920077..0.998364722920077)</text:p>
          </table:table-cell>
          <table:table-cell table:number-columns-repeated="11"/>
        </table:table-row>
        <table:table-row table:style-name="ro16">
          <table:table-cell table:style-name="ce436" office:value-type="float" office:value="182" calcext:value-type="float">
            <text:p>182</text:p>
          </table:table-cell>
          <table:table-cell table:style-name="ce453" office:value-type="string" calcext:value-type="string">
            <text:p>McNW</text:p>
          </table:table-cell>
          <table:table-cell table:style-name="ce453" office:value-type="string" calcext:value-type="string">
            <text:p>McNemar's test W</text:p>
          </table:table-cell>
          <table:table-cell table:style-name="ce460" table:formula="of:=IF(ABS([.E189]-[.E$7])&lt;0.0001;&quot;≈&quot;;&quot;&quot;)">
            <text:p/>
          </table:table-cell>
          <table:table-cell table:style-name="ce719" table:formula="of:=0.31938153*McNT-0.356563782*POWER(McNT;2)+1.78147937*POWER(McNT;3)-1.821255978*POWER(McNT;4)+1.330274429*POWER(McNT;5)" office:value-type="float" office:value="0.66429117482282" calcext:value-type="float">
            <text:p>0.6643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89]))" office:value-type="string" office:string-value="=TP/MIN(P, OP)" calcext:value-type="string">
            <text:p>=TP/MIN(P, OP)</text:p>
          </table:table-cell>
          <table:table-cell table:style-name="ce640"/>
          <table:table-cell table:style-name="ce468" table:formula="of:=0.31938153*[.AL188]-0.356563782*POWER([.AL188];2)+1.78147937*POWER([.AL188];3)-1.821255978*POWER([.AL188];4)+1.330274429*POWER([.AL188];5)" office:value-type="string" office:string-value="" calcext:value-type="error">
            <text:p>#DIV/0!</text:p>
          </table:table-cell>
          <table:table-cell table:style-name="ce468" table:formula="of:=0.31938153*[.AM188]-0.356563782*POWER([.AM188];2)+1.78147937*POWER([.AM188];3)-1.821255978*POWER([.AM188];4)+1.330274429*POWER([.AM188];5)" office:value-type="float" office:value="0.0175166085124847" calcext:value-type="float">
            <text:p>0.0175</text:p>
          </table:table-cell>
          <table:table-cell table:style-name="ce468" table:formula="of:=0.31938153*[.AN188]-0.356563782*POWER([.AN188];2)+1.78147937*POWER([.AN188];3)-1.821255978*POWER([.AN188];4)+1.330274429*POWER([.AN188];5)" office:value-type="float" office:value="0.0175166085124847" calcext:value-type="float">
            <text:p>0.0175</text:p>
          </table:table-cell>
          <table:table-cell table:style-name="ce468" table:formula="of:=0.31938153*[.AO188]-0.356563782*POWER([.AO188];2)+1.78147937*POWER([.AO188];3)-1.821255978*POWER([.AO188];4)+1.330274429*POWER([.AO188];5)" office:value-type="float" office:value="0.0175166085124847" calcext:value-type="float">
            <text:p>0.0175</text:p>
          </table:table-cell>
          <table:table-cell table:style-name="ce468" table:formula="of:=0.31938153*[.AP188]-0.356563782*POWER([.AP188];2)+1.78147937*POWER([.AP188];3)-1.821255978*POWER([.AP188];4)+1.330274429*POWER([.AP188];5)" office:value-type="float" office:value="1.24627566774246" calcext:value-type="float">
            <text:p>1.2463</text:p>
          </table:table-cell>
          <table:table-cell table:style-name="ce468" table:formula="of:=0.31938153*[.AQ188]-0.356563782*POWER([.AQ188];2)+1.78147937*POWER([.AQ188];3)-1.821255978*POWER([.AQ188];4)+1.330274429*POWER([.AQ188];5)" office:value-type="float" office:value="1.24627566770742" calcext:value-type="float">
            <text:p>1.2463</text:p>
          </table:table-cell>
          <table:table-cell table:style-name="ce468" table:formula="of:=0.31938153*[.AR188]-0.356563782*POWER([.AR188];2)+1.78147937*POWER([.AR188];3)-1.821255978*POWER([.AR188];4)+1.330274429*POWER([.AR188];5)" office:value-type="float" office:value="1.24627566770742" calcext:value-type="float">
            <text:p>1.2463</text:p>
          </table:table-cell>
          <table:table-cell table:style-name="ce468" table:formula="of:=0.31938153*[.AS188]-0.356563782*POWER([.AS188];2)+1.78147937*POWER([.AS188];3)-1.821255978*POWER([.AS188];4)+1.330274429*POWER([.AS188];5)" office:value-type="float" office:value="1.24627566774246" calcext:value-type="float">
            <text:p>1.2463</text:p>
          </table:table-cell>
          <table:table-cell table:style-name="ce468" table:formula="of:=0.31938153*[.AT188]-0.356563782*POWER([.AT188];2)+1.78147937*POWER([.AT188];3)-1.821255978*POWER([.AT188];4)+1.330274429*POWER([.AT188];5)" office:value-type="float" office:value="1.253315569" calcext:value-type="float">
            <text:p>1.2533</text:p>
          </table:table-cell>
          <table:table-cell table:style-name="ce468" table:formula="of:=0.31938153*[.AU188]-0.356563782*POWER([.AU188];2)+1.78147937*POWER([.AU188];3)-1.821255978*POWER([.AU188];4)+1.330274429*POWER([.AU188];5)" office:value-type="float" office:value="1.253315569" calcext:value-type="float">
            <text:p>1.2533</text:p>
          </table:table-cell>
          <table:table-cell table:style-name="ce468" table:formula="of:=0.31938153*[.AV188]-0.356563782*POWER([.AV188];2)+1.78147937*POWER([.AV188];3)-1.821255978*POWER([.AV188];4)+1.330274429*POWER([.AV188];5)" office:value-type="float" office:value="1.253315569" calcext:value-type="float">
            <text:p>1.2533</text:p>
          </table:table-cell>
          <table:table-cell table:style-name="ce468" table:formula="of:=0.31938153*[.AW188]-0.356563782*POWER([.AW188];2)+1.78147937*POWER([.AW188];3)-1.821255978*POWER([.AW188];4)+1.330274429*POWER([.AW188];5)" office:value-type="float" office:value="1.253315569" calcext:value-type="float">
            <text:p>1.2533</text:p>
          </table:table-cell>
          <table:table-cell/>
          <table:table-cell table:style-name="ce673" table:formula="of:=&quot;(&quot;&amp;ROUND(MIN([.AM189:.AR189]))&amp;&quot;..&quot;&amp;ROUND(MAX([.AM189:.AR189]))&amp;&quot;)&quot;" office:value-type="string" office:string-value="(0..1)" calcext:value-type="string">
            <text:p>(0..1)</text:p>
          </table:table-cell>
          <table:table-cell table:style-name="ce674" table:formula="of:=&quot;(&quot;&amp;MIN([.AM189:.AP189])&amp;&quot;..&quot;&amp;MAX([.AM189:.AP189])&amp;&quot;)&quot;" office:value-type="string" office:string-value="(0.0175166085124847..1.24627566774246)" calcext:value-type="string">
            <text:p>(0.0175166085124847..1.24627566774246)</text:p>
          </table:table-cell>
          <table:table-cell table:style-name="ce674" table:formula="of:=&quot;(&quot;&amp;MIN([.AQ189:.AR189])&amp;&quot;..&quot;&amp;MAX([.AQ189:.AR189])&amp;&quot;)&quot;" office:value-type="string" office:string-value="(1.24627566770742..1.24627566770742)" calcext:value-type="string">
            <text:p>(1.24627566770742..1.24627566770742)</text:p>
          </table:table-cell>
          <table:table-cell table:number-columns-repeated="11"/>
        </table:table-row>
        <table:table-row table:style-name="ro16">
          <table:table-cell table:style-name="ce436" office:value-type="float" office:value="183" calcext:value-type="float">
            <text:p>183</text:p>
          </table:table-cell>
          <table:table-cell table:style-name="ce453" office:value-type="string" calcext:value-type="string">
            <text:p>McNY</text:p>
          </table:table-cell>
          <table:table-cell table:style-name="ce453" office:value-type="string" calcext:value-type="string">
            <text:p>McNemar's test Y</text:p>
          </table:table-cell>
          <table:table-cell table:style-name="ce460" table:formula="of:=IF(ABS([.E190]-[.E$7])&lt;0.0001;&quot;≈&quot;;&quot;&quot;)">
            <text:p/>
          </table:table-cell>
          <table:table-cell table:style-name="ce719" table:formula="of:=EXP(-(POWER(McNZ;2)/2))/SQRT(2*PI())" office:value-type="float" office:value="0.319448005522352" calcext:value-type="float">
            <text:p>0.3194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90]))" office:value-type="string" office:string-value="=1-FN/ABS(TP+FP-FN)" calcext:value-type="string">
            <text:p>=1-FN/ABS(TP+FP-FN)</text:p>
          </table:table-cell>
          <table:table-cell table:style-name="ce640"/>
          <table:table-cell table:style-name="ce468" table:formula="of:=EXP(-(POWER([.AL191];2)/2))/SQRT(2*PI())" office:value-type="string" office:string-value="" calcext:value-type="error">
            <text:p>#DIV/0!</text:p>
          </table:table-cell>
          <table:table-cell table:style-name="ce468" table:formula="of:=EXP(-(POWER([.AM191];2)/2))/SQRT(2*PI())" office:value-type="float" office:value="0" calcext:value-type="float">
            <text:p>0.0000</text:p>
          </table:table-cell>
          <table:table-cell table:style-name="ce468" table:formula="of:=EXP(-(POWER([.AN191];2)/2))/SQRT(2*PI())" office:value-type="float" office:value="0" calcext:value-type="float">
            <text:p>0.0000</text:p>
          </table:table-cell>
          <table:table-cell table:style-name="ce468" table:formula="of:=EXP(-(POWER([.AO191];2)/2))/SQRT(2*PI())" office:value-type="float" office:value="0" calcext:value-type="float">
            <text:p>0.0000</text:p>
          </table:table-cell>
          <table:table-cell table:style-name="ce468" table:formula="of:=EXP(-(POWER([.AP191];2)/2))/SQRT(2*PI())" office:value-type="float" office:value="0.398932306969091" calcext:value-type="float">
            <text:p>0.3989</text:p>
          </table:table-cell>
          <table:table-cell table:style-name="ce468" table:formula="of:=EXP(-(POWER([.AQ191];2)/2))/SQRT(2*PI())" office:value-type="float" office:value="0.398932306968991" calcext:value-type="float">
            <text:p>0.3989</text:p>
          </table:table-cell>
          <table:table-cell table:style-name="ce468" table:formula="of:=EXP(-(POWER([.AR191];2)/2))/SQRT(2*PI())" office:value-type="float" office:value="0.398932306968991" calcext:value-type="float">
            <text:p>0.3989</text:p>
          </table:table-cell>
          <table:table-cell table:style-name="ce468" table:formula="of:=EXP(-(POWER([.AS191];2)/2))/SQRT(2*PI())" office:value-type="float" office:value="0.398932306969091" calcext:value-type="float">
            <text:p>0.3989</text:p>
          </table:table-cell>
          <table:table-cell table:style-name="ce468" table:formula="of:=EXP(-(POWER([.AT191];2)/2))/SQRT(2*PI())" office:value-type="float" office:value="0.398942280401433" calcext:value-type="float">
            <text:p>0.3989</text:p>
          </table:table-cell>
          <table:table-cell table:style-name="ce468" table:formula="of:=EXP(-(POWER([.AU191];2)/2))/SQRT(2*PI())" office:value-type="float" office:value="0.398942280401433" calcext:value-type="float">
            <text:p>0.3989</text:p>
          </table:table-cell>
          <table:table-cell table:style-name="ce468" table:formula="of:=EXP(-(POWER([.AV191];2)/2))/SQRT(2*PI())" office:value-type="float" office:value="0.398942280401433" calcext:value-type="float">
            <text:p>0.3989</text:p>
          </table:table-cell>
          <table:table-cell table:style-name="ce468" table:formula="of:=EXP(-(POWER([.AW191];2)/2))/SQRT(2*PI())" office:value-type="float" office:value="0.398942280401433" calcext:value-type="float">
            <text:p>0.3989</text:p>
          </table:table-cell>
          <table:table-cell/>
          <table:table-cell table:style-name="ce673" table:formula="of:=&quot;(&quot;&amp;ROUND(MIN([.AM190:.AR190]))&amp;&quot;..&quot;&amp;ROUND(MAX([.AM190:.AR190]))&amp;&quot;)&quot;" office:value-type="string" office:string-value="(0..0)" calcext:value-type="string">
            <text:p>(0..0)</text:p>
          </table:table-cell>
          <table:table-cell table:style-name="ce674" table:formula="of:=&quot;(&quot;&amp;MIN([.AM190:.AP190])&amp;&quot;..&quot;&amp;MAX([.AM190:.AP190])&amp;&quot;)&quot;" office:value-type="string" office:string-value="(0..0.398932306969091)" calcext:value-type="string">
            <text:p>(0..0.398932306969091)</text:p>
          </table:table-cell>
          <table:table-cell table:style-name="ce674" table:formula="of:=&quot;(&quot;&amp;MIN([.AQ190:.AR190])&amp;&quot;..&quot;&amp;MAX([.AQ190:.AR190])&amp;&quot;)&quot;" office:value-type="string" office:string-value="(0.398932306968991..0.398932306968991)" calcext:value-type="string">
            <text:p>(0.398932306968991..0.398932306968991)</text:p>
          </table:table-cell>
          <table:table-cell table:number-columns-repeated="11"/>
        </table:table-row>
        <table:table-row table:style-name="ro16">
          <table:table-cell table:style-name="ce436" office:value-type="float" office:value="184" calcext:value-type="float">
            <text:p>184</text:p>
          </table:table-cell>
          <table:table-cell table:style-name="ce453" office:value-type="string" calcext:value-type="string">
            <text:p>McNZ</text:p>
          </table:table-cell>
          <table:table-cell table:style-name="ce453" office:value-type="string" calcext:value-type="string">
            <text:p>McNemar's test Z</text:p>
          </table:table-cell>
          <table:table-cell table:style-name="ce460" table:formula="of:=IF(ABS([.E191]-[.E$7])&lt;0.0001;&quot;≈&quot;;&quot;&quot;)">
            <text:p/>
          </table:table-cell>
          <table:table-cell table:style-name="ce719" table:formula="of:=SQRT(McN)" office:value-type="float" office:value="0.981848617361977" calcext:value-type="float">
            <text:p>0.9818</text:p>
          </table:table-cell>
          <table:table-cell table:style-name="ce475"/>
          <table:table-cell table:style-name="ce441"/>
          <table:table-cell table:style-name="ce500"/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91]))" office:value-type="string" office:string-value="=TP/(TP+2*(FP+FN))" calcext:value-type="string">
            <text:p>=TP/(TP+2*(FP+FN))</text:p>
          </table:table-cell>
          <table:table-cell table:style-name="ce640"/>
          <table:table-cell table:style-name="ce468" table:formula="of:=SQRT([.AL184])" office:value-type="string" office:string-value="" calcext:value-type="error">
            <text:p>#DIV/0!</text:p>
          </table:table-cell>
          <table:table-cell table:style-name="ce468" table:formula="of:=SQRT([.AM184])" office:value-type="float" office:value="70.7106781186548" calcext:value-type="float">
            <text:p>70.7107</text:p>
          </table:table-cell>
          <table:table-cell table:style-name="ce468" table:formula="of:=SQRT([.AN184])" office:value-type="float" office:value="70.7106781186548" calcext:value-type="float">
            <text:p>70.7107</text:p>
          </table:table-cell>
          <table:table-cell table:style-name="ce468" table:formula="of:=SQRT([.AO184])" office:value-type="float" office:value="70.7106781186548" calcext:value-type="float">
            <text:p>70.7107</text:p>
          </table:table-cell>
          <table:table-cell table:style-name="ce468" table:formula="of:=SQRT([.AP184])" office:value-type="float" office:value="0.00707106781186548" calcext:value-type="float">
            <text:p>0.0071</text:p>
          </table:table-cell>
          <table:table-cell table:style-name="ce468" table:formula="of:=SQRT([.AQ184])" office:value-type="float" office:value="0.00707106784722081" calcext:value-type="float">
            <text:p>0.0071</text:p>
          </table:table-cell>
          <table:table-cell table:style-name="ce468" table:formula="of:=SQRT([.AR184])" office:value-type="float" office:value="0.00707106784722081" calcext:value-type="float">
            <text:p>0.0071</text:p>
          </table:table-cell>
          <table:table-cell table:style-name="ce468" table:formula="of:=SQRT([.AS184])" office:value-type="float" office:value="0.00707106781186548" calcext:value-type="float">
            <text:p>0.0071</text:p>
          </table:table-cell>
          <table:table-cell table:style-name="ce468" table:formula="of:=SQRT([.AT184])" office:value-type="float" office:value="0" calcext:value-type="float">
            <text:p>0.0000</text:p>
          </table:table-cell>
          <table:table-cell table:style-name="ce468" table:formula="of:=SQRT([.AU184])" office:value-type="float" office:value="0" calcext:value-type="float">
            <text:p>0.0000</text:p>
          </table:table-cell>
          <table:table-cell table:style-name="ce468" table:formula="of:=SQRT([.AV184])" office:value-type="float" office:value="0" calcext:value-type="float">
            <text:p>0.0000</text:p>
          </table:table-cell>
          <table:table-cell table:style-name="ce468" table:formula="of:=SQRT([.AW184])" office:value-type="float" office:value="0" calcext:value-type="float">
            <text:p>0.0000</text:p>
          </table:table-cell>
          <table:table-cell/>
          <table:table-cell table:style-name="ce673" table:formula="of:=&quot;(&quot;&amp;ROUND(MIN([.AM191:.AR191]))&amp;&quot;..&quot;&amp;ROUND(MAX([.AM191:.AR191]))&amp;&quot;)&quot;" office:value-type="string" office:string-value="(0..71)" calcext:value-type="string">
            <text:p>(0..71)</text:p>
          </table:table-cell>
          <table:table-cell table:style-name="ce674" table:formula="of:=&quot;(&quot;&amp;MIN([.AM191:.AP191])&amp;&quot;..&quot;&amp;MAX([.AM191:.AP191])&amp;&quot;)&quot;" office:value-type="string" office:string-value="(0.00707106781186548..70.7106781186548)" calcext:value-type="string">
            <text:p>(0.00707106781186548..70.7106781186548)</text:p>
          </table:table-cell>
          <table:table-cell table:style-name="ce674" table:formula="of:=&quot;(&quot;&amp;MIN([.AQ191:.AR191])&amp;&quot;..&quot;&amp;MAX([.AQ191:.AR191])&amp;&quot;)&quot;" office:value-type="string" office:string-value="(0.00707106784722081..0.00707106784722081)" calcext:value-type="string">
            <text:p>(0.00707106784722081..0.00707106784722081)</text:p>
          </table:table-cell>
          <table:table-cell table:number-columns-repeated="11"/>
        </table:table-row>
        <table:table-row table:style-name="ro17">
          <table:table-cell table:style-name="ce436" office:value-type="float" office:value="185" calcext:value-type="float">
            <text:p>185</text:p>
          </table:table-cell>
          <table:table-cell table:style-name="ce445"/>
          <table:table-cell table:style-name="ce450" office:value-type="string" calcext:value-type="string">
            <text:p>Mutual Information</text:p>
          </table:table-cell>
          <table:table-cell table:style-name="ce460" table:formula="of:=IF(ABS([.E192]-[.E$7])&lt;0.0001;&quot;≈&quot;;&quot;&quot;)">
            <text:p/>
          </table:table-cell>
          <table:table-cell table:style-name="ce712" table:formula="of:=-1*[.E180]-TP/Sn*LOG(OP*P/Sn^2; 2) -FN/Sn*LOG(P*ON/Sn^2; 2) -FP/Sn*LOG(OP*N/Sn^2; 2) -TN/Sn*LOG(ON*N/Sn^2; 2)" office:value-type="float" office:value="0.547588127819167" calcext:value-type="float">
            <text:p>0.5476</text:p>
          </table:table-cell>
          <table:table-cell table:style-name="ce476"/>
          <table:table-cell table:style-name="ce441"/>
          <table:table-cell table:style-name="ce480" table:number-columns-repeated="2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92])" office:value-type="string" office:string-value="=-1*E180-TP/Sn*LOG(OP*P/Sn^2, 2) -FN/Sn*LOG(P*ON/Sn^2, 2) -FP/Sn*LOG(OP*N/Sn^2, 2) -TN/Sn*LOG(ON*N/Sn^2, 2)" calcext:value-type="string">
            <text:p>=-1*E180-TP/Sn*LOG(OP*P/Sn^2, 2) -FN/Sn*LOG(P*ON/Sn^2, 2) -FP/Sn*LOG(OP*N/Sn^2, 2) -TN/Sn*LOG(ON*N/Sn^2, 2)</text:p>
          </table:table-cell>
          <table:table-cell table:style-name="ce640"/>
          <table:table-cell table:style-name="ce465" table:formula="of:=-1*[.AL191]-_TP1/_SN1*LOG(_OP1*_P1/_SN1^2; 2) -_FN1/_SN1*LOG(_P1*_ON1/_SN1^2; 2) -_FP1/_SN1*LOG(_OP1*_N1/_SN1^2; 2) -_TN1/_SN1*LOG(_ON1*_N1/_SN1^2; 2)" office:value-type="string" office:string-value="" calcext:value-type="error">
            <text:p>#DIV/0!</text:p>
          </table:table-cell>
          <table:table-cell table:style-name="ce465" table:formula="of:=-1*[.AM191]-_TP2/_SN2*LOG(_OP2*_P2/_SN2^2; 2) -_FN2/_SN2*LOG(_P2*_ON2/_SN2^2; 2) -_FP2/_SN2*LOG(_OP2*_N2/_SN2^2; 2) -_TN2/_SN2*LOG(_ON2*_N2/_SN2^2; 2)" office:value-type="float" office:value="-68.7106781186548" calcext:value-type="float">
            <text:p>-68.7107</text:p>
          </table:table-cell>
          <table:table-cell table:style-name="ce465" table:formula="of:=-1*[.AN191]-_TP3/_SN3*LOG(_OP3*_P3/_SN3^2; 2) -_FN3/_SN3*LOG(_P3*_ON3/_SN3^2; 2) -_FP3/_SN3*LOG(_OP3*_N3/_SN3^2; 2) -_TN3/_SN3*LOG(_ON3*_N3/_SN3^2; 2)" office:value-type="float" office:value="-70.71067703793" calcext:value-type="float">
            <text:p>-70.7107</text:p>
          </table:table-cell>
          <table:table-cell table:style-name="ce465" table:formula="of:=-1*[.AO191]-_TP4/_SN4*LOG(_OP4*_P4/_SN4^2; 2) -_FN4/_SN4*LOG(_P4*_ON4/_SN4^2; 2) -_FP4/_SN4*LOG(_OP4*_N4/_SN4^2; 2) -_TN4/_SN4*LOG(_ON4*_N4/_SN4^2; 2)" office:value-type="float" office:value="-70.71067703793" calcext:value-type="float">
            <text:p>-70.7107</text:p>
          </table:table-cell>
          <table:table-cell table:style-name="ce465" table:formula="of:=-1*[.AP191]-_TP5/_SN5*LOG(_OP5*_P5/_SN5^2; 2) -_FN5/_SN5*LOG(_P5*_ON5/_SN5^2; 2) -_FP5/_SN5*LOG(_OP5*_N5/_SN5^2; 2) -_TN5/_SN5*LOG(_ON5*_N5/_SN5^2; 2)" office:value-type="float" office:value="1.99292893218813" calcext:value-type="float">
            <text:p>1.9929</text:p>
          </table:table-cell>
          <table:table-cell table:style-name="ce465" table:formula="of:=-1*[.AQ191]-_TP6/_SN6*LOG(_OP6*_P6/_SN6^2; 2) -_FN6/_SN6*LOG(_P6*_ON6/_SN6^2; 2) -_FP6/_SN6*LOG(_OP6*_N6/_SN6^2; 2) -_TN6/_SN6*LOG(_ON6*_N6/_SN6^2; 2)" office:value-type="float" office:value="1.82952061359509" calcext:value-type="float">
            <text:p>1.8295</text:p>
          </table:table-cell>
          <table:table-cell table:style-name="ce465" table:formula="of:=-1*[.AR191]-_TP7/_SN7*LOG(_OP7*_P7/_SN7^2; 2) -_FN7/_SN7*LOG(_P7*_ON7/_SN7^2; 2) -_FP7/_SN7*LOG(_OP7*_N7/_SN7^2; 2) -_TN7/_SN7*LOG(_ON7*_N7/_SN7^2; 2)" office:value-type="float" office:value="1.99292893215278" calcext:value-type="float">
            <text:p>1.9929</text:p>
          </table:table-cell>
          <table:table-cell table:style-name="ce465" table:formula="of:=-1*[.AS191]-_TP8/_SN8*LOG(_OP8*_P8/_SN8^2; 2) -_FN8/_SN8*LOG(_P8*_ON8/_SN8^2; 2) -_FP8/_SN8*LOG(_OP8*_N8/_SN8^2; 2) -_TN8/_SN8*LOG(_ON8*_N8/_SN8^2; 2)" office:value-type="float" office:value="1.99292893218813" calcext:value-type="float">
            <text:p>1.9929</text:p>
          </table:table-cell>
          <table:table-cell table:style-name="ce465" table:formula="of:=-1*[.AT191]-_TP9/_SN9*LOG(_OP9*_P9/_SN9^2; 2) -_FN9/_SN9*LOG(_P9*_ON9/_SN9^2; 2) -_FP9/_SN9*LOG(_OP9*_N9/_SN9^2; 2) -_TN9/_SN9*LOG(_ON9*_N9/_SN9^2; 2)" office:value-type="string" office:string-value="" calcext:value-type="error">
            <text:p>Err:502</text:p>
          </table:table-cell>
          <table:table-cell table:style-name="ce465" table:formula="of:=-1*[.AU191]-_TP10/_SN10*LOG(_OP10*_P10/_SN10^2; 2) -_FN10/_SN10*LOG(_P10*_ON10/_SN10^2; 2) -_FP10/_SN10*LOG(_OP10*_N10/_SN10^2; 2) -_TN10/_SN10*LOG(_ON10*_N10/_SN10^2; 2)" office:value-type="string" office:string-value="" calcext:value-type="error">
            <text:p>Err:502</text:p>
          </table:table-cell>
          <table:table-cell table:style-name="ce465" table:formula="of:=-1*[.AV191]-_TP11/_SN11*LOG(_OP11*_P11/_SN11^2; 2) -_FN11/_SN11*LOG(_P11*_ON11/_SN11^2; 2) -_FP11/_SN11*LOG(_OP11*_N11/_SN11^2; 2) -_TN11/_SN11*LOG(_ON11*_N11/_SN11^2; 2)" office:value-type="string" office:string-value="" calcext:value-type="error">
            <text:p>Err:502</text:p>
          </table:table-cell>
          <table:table-cell table:style-name="ce465" table:formula="of:=-1*[.AW191]-_TP12/_SN12*LOG(_OP12*_P12/_SN12^2; 2) -_FN12/_SN12*LOG(_P12*_ON12/_SN12^2; 2) -_FP12/_SN12*LOG(_OP12*_N12/_SN12^2; 2) -_TN12/_SN12*LOG(_ON12*_N12/_SN12^2; 2)" office:value-type="string" office:string-value="" calcext:value-type="error">
            <text:p>Err:502</text:p>
          </table:table-cell>
          <table:table-cell/>
          <table:table-cell table:style-name="ce673" table:formula="of:=&quot;(&quot;&amp;ROUND(MIN([.AM192:.AR192]))&amp;&quot;..&quot;&amp;ROUND(MAX([.AM192:.AR192]))&amp;&quot;)&quot;" office:value-type="string" office:string-value="(-71..2)" calcext:value-type="string">
            <text:p>(-71..2)</text:p>
          </table:table-cell>
          <table:table-cell table:style-name="ce674" table:formula="of:=&quot;(&quot;&amp;MIN([.AM192:.AP192])&amp;&quot;..&quot;&amp;MAX([.AM192:.AP192])&amp;&quot;)&quot;" office:value-type="string" office:string-value="(-70.71067703793..1.99292893218813)" calcext:value-type="string">
            <text:p>(-70.71067703793..1.99292893218813)</text:p>
          </table:table-cell>
          <table:table-cell table:style-name="ce674" table:formula="of:=&quot;(&quot;&amp;MIN([.AQ192:.AR192])&amp;&quot;..&quot;&amp;MAX([.AQ192:.AR192])&amp;&quot;)&quot;" office:value-type="string" office:string-value="(1.82952061359509..1.99292893215278)" calcext:value-type="string">
            <text:p>(1.82952061359509..1.99292893215278)</text:p>
          </table:table-cell>
          <table:table-cell table:number-columns-repeated="11"/>
        </table:table-row>
        <table:table-row table:style-name="ro17">
          <table:table-cell table:style-name="ce436" office:value-type="float" office:value="188" calcext:value-type="float">
            <text:p>188</text:p>
          </table:table-cell>
          <table:table-cell table:style-name="ce452" office:value-type="string" calcext:value-type="string">
            <text:p>conC</text:p>
          </table:table-cell>
          <table:table-cell table:style-name="ce450" office:value-type="string" calcext:value-type="string">
            <text:p>Contingency Coefficient</text:p>
          </table:table-cell>
          <table:table-cell table:style-name="ce460" table:formula="of:=IF(ABS([.E193]-[.E$7])&lt;0.0001;&quot;≈&quot;;&quot;&quot;)">
            <text:p/>
          </table:table-cell>
          <table:table-cell table:style-name="ce712" table:formula="of:=SQRT(Chi2/(Chi2+Sn))" office:value-type="float" office:value="0.632886888676526" calcext:value-type="float">
            <text:p>0.6329</text:p>
          </table:table-cell>
          <table:table-cell table:style-name="ce475"/>
          <table:table-cell table:style-name="ce441"/>
          <table:table-cell table:style-name="ce456" office:value-type="string" calcext:value-type="string">
            <text:p>√X2/(X2+Sn) a.k.a Pearson Coefficient of Mean Square Contingency; Observed Contingency Coefficient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93])" office:value-type="string" office:string-value="=SQRT(Chi2/(Chi2+Sn))" calcext:value-type="string">
            <text:p>=SQRT(Chi2/(Chi2+Sn))</text:p>
          </table:table-cell>
          <table:table-cell table:style-name="ce640"/>
          <table:table-cell table:style-name="ce465" table:formula="of:=SQRT([.AL167]/([.AL167]+_SN1))" office:value-type="float" office:value="0.707106781186548" calcext:value-type="float">
            <text:p>0.7071</text:p>
          </table:table-cell>
          <table:table-cell table:style-name="ce465" table:formula="of:=SQRT([.AM167]/([.AM167]+_SN2))" office:value-type="float" office:value="0.70710677411548" calcext:value-type="float">
            <text:p>0.7071</text:p>
          </table:table-cell>
          <table:table-cell table:style-name="ce465" table:formula="of:=SQRT([.AN167]/([.AN167]+_SN3))" office:value-type="float" office:value="0.44721358834454" calcext:value-type="float">
            <text:p>0.4472</text:p>
          </table:table-cell>
          <table:table-cell table:style-name="ce465" table:formula="of:=SQRT([.AO167]/([.AO167]+_SN4))" office:value-type="float" office:value="0.44721358834454" calcext:value-type="float">
            <text:p>0.4472</text:p>
          </table:table-cell>
          <table:table-cell table:style-name="ce465" table:formula="of:=SQRT([.AP167]/([.AP167]+_SN5))" office:value-type="float" office:value="0" calcext:value-type="float">
            <text:p>0.0000</text:p>
          </table:table-cell>
          <table:table-cell table:style-name="ce465" table:formula="of:=SQRT([.AQ167]/([.AQ167]+_SN6))" office:value-type="float" office:value="0.447213574033705" calcext:value-type="float">
            <text:p>0.4472</text:p>
          </table:table-cell>
          <table:table-cell table:style-name="ce465" table:formula="of:=SQRT([.AR167]/([.AR167]+_SN7))" office:value-type="float" office:value="0.70710677411548" calcext:value-type="float">
            <text:p>0.7071</text:p>
          </table:table-cell>
          <table:table-cell table:style-name="ce465" table:formula="of:=SQRT([.AS167]/([.AS167]+_SN8))" office:value-type="float" office:value="0.707106781186548" calcext:value-type="float">
            <text:p>0.7071</text:p>
          </table:table-cell>
          <table:table-cell table:style-name="ce465" table:formula="of:=SQRT([.AT167]/([.AT167]+_SN9))" office:value-type="string" office:string-value="" calcext:value-type="error">
            <text:p>#DIV/0!</text:p>
          </table:table-cell>
          <table:table-cell table:style-name="ce465" table:formula="of:=SQRT([.AU167]/([.AU167]+_SN10))" office:value-type="string" office:string-value="" calcext:value-type="error">
            <text:p>#DIV/0!</text:p>
          </table:table-cell>
          <table:table-cell table:style-name="ce465" table:formula="of:=SQRT([.AV167]/([.AV167]+_SN11))" office:value-type="string" office:string-value="" calcext:value-type="error">
            <text:p>#DIV/0!</text:p>
          </table:table-cell>
          <table:table-cell table:style-name="ce465" table:formula="of:=SQRT([.AW167]/([.AW167]+_S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93:.AR193]))&amp;&quot;..&quot;&amp;ROUND(MAX([.AM193:.AR193]))&amp;&quot;)&quot;" office:value-type="string" office:string-value="(0..1)" calcext:value-type="string">
            <text:p>(0..1)</text:p>
          </table:table-cell>
          <table:table-cell table:style-name="ce674" table:formula="of:=&quot;(&quot;&amp;MIN([.AM193:.AP193])&amp;&quot;..&quot;&amp;MAX([.AM193:.AP193])&amp;&quot;)&quot;" office:value-type="string" office:string-value="(0..0.70710677411548)" calcext:value-type="string">
            <text:p>(0..0.70710677411548)</text:p>
          </table:table-cell>
          <table:table-cell table:style-name="ce674" table:formula="of:=&quot;(&quot;&amp;MIN([.AQ193:.AR193])&amp;&quot;..&quot;&amp;MAX([.AQ193:.AR193])&amp;&quot;)&quot;" office:value-type="string" office:string-value="(0.447213574033705..0.70710677411548)" calcext:value-type="string">
            <text:p>(0.447213574033705..0.70710677411548)</text:p>
          </table:table-cell>
          <table:table-cell table:number-columns-repeated="11"/>
        </table:table-row>
        <table:table-row table:style-name="ro17">
          <table:table-cell table:style-name="ce436" office:value-type="float" office:value="189" calcext:value-type="float">
            <text:p>189</text:p>
          </table:table-cell>
          <table:table-cell table:style-name="ce450" office:value-type="string" calcext:value-type="string">
            <text:p>RO</text:p>
          </table:table-cell>
          <table:table-cell table:style-name="ce450" office:value-type="string" calcext:value-type="string">
            <text:p>Relative Odds</text:p>
          </table:table-cell>
          <table:table-cell table:style-name="ce460" table:formula="of:=IF(ABS([.E194]-[.E$7])&lt;0.0001;&quot;≈&quot;;&quot;&quot;)">
            <text:p/>
          </table:table-cell>
          <table:table-cell table:style-name="ce712" table:formula="of:=(TP/FP)/(FN/TN)" office:value-type="float" office:value="114" calcext:value-type="float">
            <text:p>114.0000</text:p>
          </table:table-cell>
          <table:table-cell table:style-name="ce475"/>
          <table:table-cell table:style-name="ce441"/>
          <table:table-cell table:style-name="ce475" office:value-type="string" calcext:value-type="string">
            <text:p>Cross-products ratio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94]))" office:value-type="string" office:string-value="=2*(P*LN(P/Sn)+N*LN(N/Sn)+OP*LN(OP/Sn)+ON*LN(ON/Sn)-(TP*LN(TP/Sn)+FN*LN(FN/Sn)+FP*LN(FP/Sn)+TN*LN(TN/Sn)))/(P*LN(P/Sn)+N*LN(N/Sn)+OP*LN(OP/Sn)+ON*LN(ON/Sn))" calcext:value-type="string">
            <text:p>=2*(P*LN(P/Sn)+N*LN(N/Sn)+OP*LN(OP/Sn)+ON*LN(ON/Sn)-(TP*LN(TP/Sn)+FN*LN(FN/Sn)+FP*LN(FP/Sn)+TN*LN(TN/Sn)))/(P*LN(P/Sn)+N*LN(N/Sn)+OP*LN(OP/Sn)+ON*LN(ON/Sn))</text:p>
          </table:table-cell>
          <table:table-cell table:style-name="ce640"/>
          <table:table-cell table:style-name="ce465" table:formula="of:=(_TP1/_FP1)/(_FN1/_TN1)" office:value-type="string" office:string-value="" calcext:value-type="error">
            <text:p>#DIV/0!</text:p>
          </table:table-cell>
          <table:table-cell table:style-name="ce465" table:formula="of:=(_TP2/_FP2)/(_FN2/_TN2)" office:value-type="float" office:value="9.9999998E+015" calcext:value-type="float">
            <text:p>9999999800000000.0000</text:p>
          </table:table-cell>
          <table:table-cell table:style-name="ce465" table:formula="of:=(_TP3/_FP3)/(_FN3/_TN3)" office:value-type="float" office:value="99999997" calcext:value-type="float">
            <text:p>99999997.0000</text:p>
          </table:table-cell>
          <table:table-cell table:style-name="ce465" table:formula="of:=(_TP4/_FP4)/(_FN4/_TN4)" office:value-type="float" office:value="99999997" calcext:value-type="float">
            <text:p>99999997.0000</text:p>
          </table:table-cell>
          <table:table-cell table:style-name="ce465" table:formula="of:=(_TP5/_FP5)/(_FN5/_TN5)" office:value-type="float" office:value="1" calcext:value-type="float">
            <text:p>1.0000</text:p>
          </table:table-cell>
          <table:table-cell table:style-name="ce465" table:formula="of:=(_TP6/_FP6)/(_FN6/_TN6)" office:value-type="float" office:value="0.0000000300000003" calcext:value-type="float">
            <text:p>0.0000</text:p>
          </table:table-cell>
          <table:table-cell table:style-name="ce465" table:formula="of:=(_TP7/_FP7)/(_FN7/_TN7)" office:value-type="float" office:value="1.00000002E-016" calcext:value-type="float">
            <text:p>0.0000</text:p>
          </table:table-cell>
          <table:table-cell table:style-name="ce465" table:formula="of:=(_TP8/_FP8)/(_FN8/_TN8)" office:value-type="string" office:string-value="" calcext:value-type="error">
            <text:p>#DIV/0!</text:p>
          </table:table-cell>
          <table:table-cell table:style-name="ce465" table:formula="of:=(_TP9/_FP9)/(_FN9/_TN9)" office:value-type="string" office:string-value="" calcext:value-type="error">
            <text:p>#DIV/0!</text:p>
          </table:table-cell>
          <table:table-cell table:style-name="ce465" table:formula="of:=(_TP10/_FP10)/(_FN10/_TN10)" office:value-type="string" office:string-value="" calcext:value-type="error">
            <text:p>#DIV/0!</text:p>
          </table:table-cell>
          <table:table-cell table:style-name="ce465" table:formula="of:=(_TP11/_FP11)/(_FN11/_TN11)" office:value-type="string" office:string-value="" calcext:value-type="error">
            <text:p>#DIV/0!</text:p>
          </table:table-cell>
          <table:table-cell table:style-name="ce465" table:formula="of:=(_TP12/_FP12)/(_FN12/_TN12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94:.AR194]))&amp;&quot;..&quot;&amp;ROUND(MAX([.AM194:.AR194]))&amp;&quot;)&quot;" office:value-type="string" office:string-value="(0..9.9999998E+015)" calcext:value-type="string">
            <text:p>(0..9.9999998E+015)</text:p>
          </table:table-cell>
          <table:table-cell table:style-name="ce674" table:formula="of:=&quot;(&quot;&amp;MIN([.AM194:.AP194])&amp;&quot;..&quot;&amp;MAX([.AM194:.AP194])&amp;&quot;)&quot;" office:value-type="string" office:string-value="(1..9.9999998E+015)" calcext:value-type="string">
            <text:p>(1..9.9999998E+015)</text:p>
          </table:table-cell>
          <table:table-cell table:style-name="ce674" table:formula="of:=&quot;(&quot;&amp;MIN([.AQ194:.AR194])&amp;&quot;..&quot;&amp;MAX([.AQ194:.AR194])&amp;&quot;)&quot;" office:value-type="string" office:string-value="(1.00000002E-016..0.0000000300000003)" calcext:value-type="string">
            <text:p>(1.00000002E-016..0.0000000300000003)</text:p>
          </table:table-cell>
          <table:table-cell table:number-columns-repeated="11"/>
        </table:table-row>
        <table:table-row table:style-name="ro17">
          <table:table-cell table:style-name="ce436" office:value-type="float" office:value="190" calcext:value-type="float">
            <text:p>190</text:p>
          </table:table-cell>
          <table:table-cell table:style-name="ce450" office:value-type="string" calcext:value-type="string">
            <text:p>RR</text:p>
          </table:table-cell>
          <table:table-cell table:style-name="ce450" office:value-type="string" calcext:value-type="string">
            <text:p>Relative Risk</text:p>
          </table:table-cell>
          <table:table-cell table:style-name="ce460" table:formula="of:=IF(ABS([.E195]-[.E$7])&lt;0.0001;&quot;≈&quot;;&quot;&quot;)">
            <text:p/>
          </table:table-cell>
          <table:table-cell table:style-name="ce712" table:formula="of:=PPV/(1-NPV)" office:value-type="float" office:value="9.69230769230769" calcext:value-type="float">
            <text:p>9.6923</text:p>
          </table:table-cell>
          <table:table-cell table:style-name="ce475"/>
          <table:table-cell table:style-name="ce441"/>
          <table:table-cell table:style-name="ce475" office:value-type="string" calcext:value-type="string">
            <text:p>Risk Ratio, Tarantula Similarity Coefficient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95]))" office:value-type="string" office:string-value="=(P*LN(P/Sn)+N*LN(N/Sn)+OP*LN(OP/Sn)+ON*LN(ON/Sn)-(TP*LN(TP/Sn)+FN*LN(FN/Sn)+FP*LN(FP/Sn)+TN*LN(TN/Sn)))/(P*LN(P/Sn)+N*LN(N/Sn))" calcext:value-type="string">
            <text:p>=(P*LN(P/Sn)+N*LN(N/Sn)+OP*LN(OP/Sn)+ON*LN(ON/Sn)-(TP*LN(TP/Sn)+FN*LN(FN/Sn)+FP*LN(FP/Sn)+TN*LN(TN/Sn)))/(P*LN(P/Sn)+N*LN(N/Sn))</text:p>
          </table:table-cell>
          <table:table-cell table:style-name="ce640"/>
          <table:table-cell table:style-name="ce465" table:formula="of:=_TP1*_ON1/(_OP1*_FN1)" office:value-type="string" office:string-value="" calcext:value-type="error">
            <text:p>#DIV/0!</text:p>
          </table:table-cell>
          <table:table-cell table:style-name="ce465" table:formula="of:=_TP2*_ON2/(_OP2*_FN2)" office:value-type="float" office:value="99999999" calcext:value-type="float">
            <text:p>99999999.0000</text:p>
          </table:table-cell>
          <table:table-cell table:style-name="ce465" table:formula="of:=_TP3*_ON3/(_OP3*_FN3)" office:value-type="float" office:value="1.99999998" calcext:value-type="float">
            <text:p>2.0000</text:p>
          </table:table-cell>
          <table:table-cell table:style-name="ce465" table:formula="of:=_TP4*_ON4/(_OP4*_FN4)" office:value-type="float" office:value="49999999" calcext:value-type="float">
            <text:p>49999999.0000</text:p>
          </table:table-cell>
          <table:table-cell table:style-name="ce465" table:formula="of:=_TP5*_ON5/(_OP5*_FN5)" office:value-type="float" office:value="1" calcext:value-type="float">
            <text:p>1.0000</text:p>
          </table:table-cell>
          <table:table-cell table:style-name="ce465" table:formula="of:=_TP6*_ON6/(_OP6*_FN6)" office:value-type="float" office:value="0.0000000599999988" calcext:value-type="float">
            <text:p>0.0000</text:p>
          </table:table-cell>
          <table:table-cell table:style-name="ce465" table:formula="of:=_TP7*_ON7/(_OP7*_FN7)" office:value-type="float" office:value="0.0000000100000001" calcext:value-type="float">
            <text:p>0.0000</text:p>
          </table:table-cell>
          <table:table-cell table:style-name="ce465" table:formula="of:=_TP8*_ON8/(_OP8*_FN8)" office:value-type="float" office:value="0" calcext:value-type="float">
            <text:p>0.0000</text:p>
          </table:table-cell>
          <table:table-cell table:style-name="ce465" table:formula="of:=_TP9*_ON9/(_OP9*_FN9)" office:value-type="float" office:value="1" calcext:value-type="float">
            <text:p>1.0000</text:p>
          </table:table-cell>
          <table:table-cell table:style-name="ce465" table:formula="of:=_TP10*_ON10/(_OP10*_FN10)" office:value-type="string" office:string-value="" calcext:value-type="error">
            <text:p>#DIV/0!</text:p>
          </table:table-cell>
          <table:table-cell table:style-name="ce465" table:formula="of:=_TP11*_ON11/(_OP11*_FN11)" office:value-type="string" office:string-value="" calcext:value-type="error">
            <text:p>#DIV/0!</text:p>
          </table:table-cell>
          <table:table-cell table:style-name="ce465" table:formula="of:=_TP12*_ON12/(_OP12*_FN12)" office:value-type="string" office:string-value="" calcext:value-type="error">
            <text:p>#DIV/0!</text:p>
          </table:table-cell>
          <table:table-cell table:style-name="ce465" table:formula="of:=TP*ON/(OP*FN)" office:value-type="float" office:value="9.69230769230769" calcext:value-type="float">
            <text:p>9.6923</text:p>
          </table:table-cell>
          <table:table-cell table:style-name="ce673" table:formula="of:=&quot;(&quot;&amp;ROUND(MIN([.AM195:.AR195]))&amp;&quot;..&quot;&amp;ROUND(MAX([.AM195:.AR195]))&amp;&quot;)&quot;" office:value-type="string" office:string-value="(0..99999999)" calcext:value-type="string">
            <text:p>(0..99999999)</text:p>
          </table:table-cell>
          <table:table-cell table:style-name="ce674" table:formula="of:=&quot;(&quot;&amp;MIN([.AM195:.AP195])&amp;&quot;..&quot;&amp;MAX([.AM195:.AP195])&amp;&quot;)&quot;" office:value-type="string" office:string-value="(1..99999999)" calcext:value-type="string">
            <text:p>(1..99999999)</text:p>
          </table:table-cell>
          <table:table-cell table:style-name="ce674" table:formula="of:=&quot;(&quot;&amp;MIN([.AQ195:.AR195])&amp;&quot;..&quot;&amp;MAX([.AQ195:.AR195])&amp;&quot;)&quot;" office:value-type="string" office:string-value="(0.0000000100000001..0.0000000599999988)" calcext:value-type="string">
            <text:p>(0.0000000100000001..0.0000000599999988)</text:p>
          </table:table-cell>
          <table:table-cell table:number-columns-repeated="11"/>
        </table:table-row>
        <table:table-row table:style-name="ro16">
          <table:table-cell table:style-name="ce436" office:value-type="float" office:value="191" calcext:value-type="float">
            <text:p>191</text:p>
          </table:table-cell>
          <table:table-cell table:style-name="ce449" office:value-type="string" calcext:value-type="string">
            <text:p>SL</text:p>
          </table:table-cell>
          <table:table-cell table:style-name="ce449" office:value-type="string" calcext:value-type="string">
            <text:p>Significance Level (α)</text:p>
          </table:table-cell>
          <table:table-cell table:style-name="ce460" table:formula="of:=IF(ABS([.E196]-[.E$7])&lt;0.0001;&quot;≈&quot;;&quot;&quot;)">
            <text:p/>
          </table:table-cell>
          <table:table-cell table:style-name="ce720" office:value-type="float" office:value="0.05" calcext:value-type="float">
            <text:p>0.0500</text:p>
          </table:table-cell>
          <table:table-cell table:style-name="ce475"/>
          <table:table-cell table:style-name="ce441"/>
          <table:table-cell table:style-name="ce484" office:value-type="string" calcext:value-type="string">
            <text:p>Cutoff (0.05, 0.025 or 0.01)</text:p>
          </table:table-cell>
          <table:table-cell table:style-name="ce508"/>
          <table:table-cell table:style-name="ce515"/>
          <table:table-cell table:style-name="ce525" table:number-columns-repeated="3"/>
          <table:table-cell table:style-name="ce441" table:number-columns-repeated="5"/>
          <table:table-cell table:style-name="ce509"/>
          <table:table-cell table:style-name="ce626" table:number-columns-repeated="4"/>
          <table:table-cell table:style-name="ce509"/>
          <table:table-cell table:style-name="ce480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96])" office:value-type="string" office:string-value="" calcext:value-type="error">
            <text:p>#N/A</text:p>
          </table:table-cell>
          <table:table-cell table:style-name="ce640"/>
          <table:table-cell table:style-name="ce441" table:number-columns-repeated="12"/>
          <table:table-cell/>
          <table:table-cell table:style-name="ce673" table:formula="of:=&quot;(&quot;&amp;ROUND(MIN([.AM196:.AR196]))&amp;&quot;..&quot;&amp;ROUND(MAX([.AM196:.AR196]))&amp;&quot;)&quot;" office:value-type="string" office:string-value="(0..0)" calcext:value-type="string">
            <text:p>(0..0)</text:p>
          </table:table-cell>
          <table:table-cell table:style-name="ce674" table:formula="of:=&quot;(&quot;&amp;MIN([.AM196:.AP196])&amp;&quot;..&quot;&amp;MAX([.AM196:.AP196])&amp;&quot;)&quot;" office:value-type="string" office:string-value="(0..0)" calcext:value-type="string">
            <text:p>(0..0)</text:p>
          </table:table-cell>
          <table:table-cell table:style-name="ce674" table:formula="of:=&quot;(&quot;&amp;MIN([.AQ196:.AR196])&amp;&quot;..&quot;&amp;MAX([.AQ196:.AR196])&amp;&quot;)&quot;" office:value-type="string" office:string-value="(0..0)" calcext:value-type="string">
            <text:p>(0..0)</text:p>
          </table:table-cell>
          <table:table-cell table:number-columns-repeated="11"/>
        </table:table-row>
        <table:table-row table:style-name="ro17">
          <table:table-cell table:style-name="ce436" office:value-type="float" office:value="192" calcext:value-type="float">
            <text:p>192</text:p>
          </table:table-cell>
          <table:table-cell table:style-name="ce452" office:value-type="string" calcext:value-type="string">
            <text:p>conSt</text:p>
          </table:table-cell>
          <table:table-cell table:style-name="ce450" office:value-type="string" calcext:value-type="string">
            <text:p>Standardized Contingency</text:p>
          </table:table-cell>
          <table:table-cell table:style-name="ce460" table:formula="of:=IF(ABS([.E197]-[.E$7])&lt;0.0001;&quot;≈&quot;;&quot;&quot;)">
            <text:p/>
          </table:table-cell>
          <table:table-cell table:style-name="ce712" table:formula="of:=[.E193]/[.E183]" office:value-type="float" office:value="0.895037221414453" calcext:value-type="float">
            <text:p>0.8950</text:p>
          </table:table-cell>
          <table:table-cell table:style-name="ce478"/>
          <table:table-cell table:style-name="Default"/>
          <table:table-cell table:style-name="ce501" office:value-type="string" calcext:value-type="string">
            <text:p>ConCOb/ConCMx, Adusted Contingency Coefficient [0: Independence; 1: Dependence] See <text:a xlink:href="http://users.jyu.fi/~tatima/TER/ContCoef.pdf" xlink:type="simple">http://users.jyu.fi/~tatima/TER/ContCoef.pdf</text:a></text:p>
          </table:table-cell>
          <table:table-cell table:style-name="ce511"/>
          <table:table-cell table:style-name="ce518" table:number-columns-repeated="2"/>
          <table:table-cell table:style-name="ce548" table:number-columns-repeated="2"/>
          <table:table-cell table:style-name="ce612" table:number-columns-repeated="5"/>
          <table:table-cell table:style-name="ce622"/>
          <table:table-cell table:style-name="ce627"/>
          <table:table-cell table:style-name="ce629" table:number-columns-repeated="2"/>
          <table:table-cell table:style-name="ce632"/>
          <table:table-cell table:style-name="ce622" table:number-columns-repeated="2"/>
          <table:table-cell table:style-name="ce635"/>
          <table:table-cell table:number-columns-repeated="9"/>
          <table:table-cell table:style-name="ce640" table:formula="of:=FORMULA([.E197])" office:value-type="string" office:string-value="=E193/E183" calcext:value-type="string">
            <text:p>=E193/E183</text:p>
          </table:table-cell>
          <table:table-cell table:style-name="ce640"/>
          <table:table-cell table:style-name="ce465" table:formula="of:=[.AL193]/[.AL183]" office:value-type="float" office:value="1" calcext:value-type="float">
            <text:p>1.0000</text:p>
          </table:table-cell>
          <table:table-cell table:style-name="ce465" table:formula="of:=[.AM193]/[.AM183]" office:value-type="float" office:value="0.99999999" calcext:value-type="float">
            <text:p>1.0000</text:p>
          </table:table-cell>
          <table:table-cell table:style-name="ce465" table:formula="of:=[.AN193]/[.AN183]" office:value-type="float" office:value="0.632455521914387" calcext:value-type="float">
            <text:p>0.6325</text:p>
          </table:table-cell>
          <table:table-cell table:style-name="ce465" table:formula="of:=[.AO193]/[.AO183]" office:value-type="float" office:value="0.632455521914387" calcext:value-type="float">
            <text:p>0.6325</text:p>
          </table:table-cell>
          <table:table-cell table:style-name="ce465" table:formula="of:=[.AP193]/[.AP183]" office:value-type="float" office:value="0" calcext:value-type="float">
            <text:p>0.0000</text:p>
          </table:table-cell>
          <table:table-cell table:style-name="ce465" table:formula="of:=[.AQ193]/[.AQ183]" office:value-type="float" office:value="0.63245550167581" calcext:value-type="float">
            <text:p>0.6325</text:p>
          </table:table-cell>
          <table:table-cell table:style-name="ce465" table:formula="of:=[.AR193]/[.AR183]" office:value-type="float" office:value="0.99999999" calcext:value-type="float">
            <text:p>1.0000</text:p>
          </table:table-cell>
          <table:table-cell table:style-name="ce465" table:formula="of:=[.AS193]/[.AS183]" office:value-type="float" office:value="1" calcext:value-type="float">
            <text:p>1.0000</text:p>
          </table:table-cell>
          <table:table-cell table:style-name="ce465" table:formula="of:=[.AT193]/[.AT183]" office:value-type="string" office:string-value="" calcext:value-type="error">
            <text:p>#DIV/0!</text:p>
          </table:table-cell>
          <table:table-cell table:style-name="ce465" table:formula="of:=[.AU193]/[.AU183]" office:value-type="string" office:string-value="" calcext:value-type="error">
            <text:p>#DIV/0!</text:p>
          </table:table-cell>
          <table:table-cell table:style-name="ce465" table:formula="of:=[.AV193]/[.AV183]" office:value-type="string" office:string-value="" calcext:value-type="error">
            <text:p>#DIV/0!</text:p>
          </table:table-cell>
          <table:table-cell table:style-name="ce465" table:formula="of:=[.AW193]/[.AW183]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197:.AR197]))&amp;&quot;..&quot;&amp;ROUND(MAX([.AM197:.AR197]))&amp;&quot;)&quot;" office:value-type="string" office:string-value="(0..1)" calcext:value-type="string">
            <text:p>(0..1)</text:p>
          </table:table-cell>
          <table:table-cell table:style-name="ce674" table:formula="of:=&quot;(&quot;&amp;MIN([.AM197:.AP197])&amp;&quot;..&quot;&amp;MAX([.AM197:.AP197])&amp;&quot;)&quot;" office:value-type="string" office:string-value="(0..0.99999999)" calcext:value-type="string">
            <text:p>(0..0.99999999)</text:p>
          </table:table-cell>
          <table:table-cell table:style-name="ce674" table:formula="of:=&quot;(&quot;&amp;MIN([.AQ197:.AR197])&amp;&quot;..&quot;&amp;MAX([.AQ197:.AR197])&amp;&quot;)&quot;" office:value-type="string" office:string-value="(0.63245550167581..0.99999999)" calcext:value-type="string">
            <text:p>(0.63245550167581..0.99999999)</text:p>
          </table:table-cell>
          <table:table-cell table:number-columns-repeated="11"/>
        </table:table-row>
        <table:table-row table:style-name="ro16">
          <table:table-cell table:style-name="ce436" office:value-type="float" office:value="193" calcext:value-type="float">
            <text:p>193</text:p>
          </table:table-cell>
          <table:table-cell table:style-name="ce452" office:value-type="string" calcext:value-type="string">
            <text:p>corTet</text:p>
          </table:table-cell>
          <table:table-cell table:style-name="ce450" office:value-type="string" calcext:value-type="string">
            <text:p>Tetrachoric (terachoric) Correlation</text:p>
          </table:table-cell>
          <table:table-cell table:style-name="ce460" table:formula="of:=IF(ABS([.E198]-[.E$7])&lt;0.0001;&quot;≈&quot;;&quot;&quot;)">
            <text:p/>
          </table:table-cell>
          <table:table-cell table:style-name="ce712" table:formula="of:=COS(PI()/(1+SQRT(OR)))" office:value-type="float" office:value="0.964026707415626" calcext:value-type="float">
            <text:p>0.9640</text:p>
          </table:table-cell>
          <table:table-cell table:style-name="ce476"/>
          <table:table-cell table:style-name="ce441"/>
          <table:table-cell table:style-name="ce465" office:value-type="string" calcext:value-type="string">
            <text:p>-1,0,1 <text:span text:style-name="T92">(</text:span>0: No correlation at all; -1/+1: Perfect correlation<text:span text:style-name="T92">)</text:span></text:p>
          </table:table-cell>
          <table:table-cell table:style-name="ce465"/>
          <table:table-cell table:style-name="ce515"/>
          <table:table-cell table:style-name="ce465" table:number-columns-repeated="3"/>
          <table:table-cell table:style-name="ce509" table:number-columns-repeated="5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198])" office:value-type="string" office:string-value="=COS(PI()/(1+SQRT(OR)))" calcext:value-type="string">
            <text:p>=COS(PI()/(1+SQRT(OR)))</text:p>
          </table:table-cell>
          <table:table-cell table:style-name="ce640"/>
          <table:table-cell table:style-name="ce465" table:formula="of:=COS(PI()/(1+SQRT(_TP1*_TN1/(_FP1*_FN1))))" office:value-type="string" office:string-value="" calcext:value-type="error">
            <text:p>#DIV/0!</text:p>
          </table:table-cell>
          <table:table-cell table:style-name="ce465" table:formula="of:=COS(PI()/(1+SQRT(_TP2*_TN2/(_FP2*_FN2))))" office:value-type="float" office:value="1" calcext:value-type="float">
            <text:p>1.0000</text:p>
          </table:table-cell>
          <table:table-cell table:style-name="ce465" table:formula="of:=COS(PI()/(1+SQRT(_TP3*_TN3/(_FP3*_FN3))))" office:value-type="float" office:value="0.999999950661845" calcext:value-type="float">
            <text:p>1.0000</text:p>
          </table:table-cell>
          <table:table-cell table:style-name="ce465" table:formula="of:=COS(PI()/(1+SQRT(_TP4*_TN4/(_FP4*_FN4))))" office:value-type="float" office:value="0.999999950661845" calcext:value-type="float">
            <text:p>1.0000</text:p>
          </table:table-cell>
          <table:table-cell table:style-name="ce465" table:formula="of:=COS(PI()/(1+SQRT(_TP5*_TN5/(_FP5*_FN5))))" office:value-type="float" office:value="6.12323399573677E-017" calcext:value-type="float">
            <text:p>0.0000</text:p>
          </table:table-cell>
          <table:table-cell table:style-name="ce465" table:formula="of:=COS(PI()/(1+SQRT(_TP6*_TN6/(_FP6*_FN6))))" office:value-type="float" office:value="-0.999999852007207" calcext:value-type="float">
            <text:p>-1.0000</text:p>
          </table:table-cell>
          <table:table-cell table:style-name="ce465" table:formula="of:=COS(PI()/(1+SQRT(_TP7*_TN7/(_FP7*_FN7))))" office:value-type="float" office:value="-1" calcext:value-type="float">
            <text:p>-1.0000</text:p>
          </table:table-cell>
          <table:table-cell table:style-name="ce465" table:formula="of:=COS(PI()/(1+SQRT(_TP8*_TN8/(_FP8*_FN8))))" office:value-type="float" office:value="-1" calcext:value-type="float">
            <text:p>-1.0000</text:p>
          </table:table-cell>
          <table:table-cell table:style-name="ce465" table:formula="of:=COS(PI()/(1+SQRT(_TP9*_TN9/(_FP9*_FN9))))" office:value-type="string" office:string-value="" calcext:value-type="error">
            <text:p>#DIV/0!</text:p>
          </table:table-cell>
          <table:table-cell table:style-name="ce465" table:formula="of:=COS(PI()/(1+SQRT(_TP10*_TN10/(_FP10*_FN10))))" office:value-type="string" office:string-value="" calcext:value-type="error">
            <text:p>#DIV/0!</text:p>
          </table:table-cell>
          <table:table-cell table:style-name="ce465" table:formula="of:=COS(PI()/(1+SQRT(_TP11*_TN11/(_FP11*_FN11))))" office:value-type="string" office:string-value="" calcext:value-type="error">
            <text:p>#DIV/0!</text:p>
          </table:table-cell>
          <table:table-cell table:style-name="ce465" table:formula="of:=COS(PI()/(1+SQRT(_TP12*_TN12/(_FP12*_FN12))))" office:value-type="string" office:string-value="" calcext:value-type="error">
            <text:p>#DIV/0!</text:p>
          </table:table-cell>
          <table:table-cell table:style-name="ce465" table:formula="of:=COS(PI()/(1+SQRT(TP*TN/(FP*FN))))" office:value-type="float" office:value="0.964026707415626" calcext:value-type="float">
            <text:p>0.9640</text:p>
          </table:table-cell>
          <table:table-cell table:style-name="ce673" table:formula="of:=&quot;(&quot;&amp;ROUND(MIN([.AM198:.AR198]))&amp;&quot;..&quot;&amp;ROUND(MAX([.AM198:.AR198]))&amp;&quot;)&quot;" office:value-type="string" office:string-value="(-1..1)" calcext:value-type="string">
            <text:p>(-1..1)</text:p>
          </table:table-cell>
          <table:table-cell table:style-name="ce674" table:formula="of:=&quot;(&quot;&amp;MIN([.AM198:.AP198])&amp;&quot;..&quot;&amp;MAX([.AM198:.AP198])&amp;&quot;)&quot;" office:value-type="string" office:string-value="(6.12323399573677E-017..1)" calcext:value-type="string">
            <text:p>(6.12323399573677E-017..1)</text:p>
          </table:table-cell>
          <table:table-cell table:style-name="ce674" table:formula="of:=&quot;(&quot;&amp;MIN([.AQ198:.AR198])&amp;&quot;..&quot;&amp;MAX([.AQ198:.AR198])&amp;&quot;)&quot;" office:value-type="string" office:string-value="(-1..-0.999999852007207)" calcext:value-type="string">
            <text:p>(-1..-0.999999852007207)</text:p>
          </table:table-cell>
          <table:table-cell table:number-columns-repeated="11"/>
        </table:table-row>
        <table:table-row table:style-name="ro16">
          <table:table-cell table:style-name="ce436" office:value-type="float" office:value="194" calcext:value-type="float">
            <text:p>194</text:p>
          </table:table-cell>
          <table:table-cell table:style-name="ce454" office:value-type="string" calcext:value-type="string">
            <text:p>WRACC</text:p>
          </table:table-cell>
          <table:table-cell table:style-name="ce449" office:value-type="string" calcext:value-type="string">
            <text:p>Weighted Relative Accuracy</text:p>
          </table:table-cell>
          <table:table-cell table:style-name="ce460" table:formula="of:=IF(ABS([.E199]-[.E$7])&lt;0.0001;&quot;≈&quot;;&quot;&quot;)">
            <text:p/>
          </table:table-cell>
          <table:table-cell table:style-name="ce712" table:formula="of:=4*(TPR-BIAS)*PREV" office:value-type="float" office:value="0.782006920415225" calcext:value-type="float">
            <text:p>0.7820</text:p>
          </table:table-cell>
          <table:table-cell table:style-name="ce475"/>
          <table:table-cell table:style-name="ce441"/>
          <table:table-cell table:style-name="ce484" table:formula="of:=IF([.E199]=INFORM;&quot;=Informedness&quot;;&quot;ERROR: Should be =Informedness&quot;)" office:value-type="string" office:string-value="ERROR: Should be =Informedness" calcext:value-type="string">
            <text:p>ERROR: Should be =Informedness</text:p>
          </table:table-cell>
          <table:table-cell table:style-name="ce510"/>
          <table:table-cell table:style-name="ce515" table:number-columns-repeated="2"/>
          <table:table-cell table:style-name="ce527" table:number-columns-repeated="2"/>
          <table:table-cell table:style-name="ce613" table:number-columns-repeated="2"/>
          <table:table-cell table:style-name="ce509" table:number-columns-repeated="3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INDIRECT([.B199]))" office:value-type="string" office:string-value="=2*SQRT(FP*FN)/Sn" calcext:value-type="string">
            <text:p>=2*SQRT(FP*FN)/Sn</text:p>
          </table:table-cell>
          <table:table-cell table:style-name="ce640"/>
          <table:table-cell table:style-name="ce613" table:formula="of:=4*(_TP1*_SN1-_OP1*_P1)/_SN1^2" office:value-type="float" office:value="1" calcext:value-type="float">
            <text:p>1.0000</text:p>
          </table:table-cell>
          <table:table-cell table:style-name="ce613" table:formula="of:=4*(_TP2*_SN2-_OP2*_P2)/_SN2^2" office:value-type="float" office:value="0.99999998" calcext:value-type="float">
            <text:p>1.0000</text:p>
          </table:table-cell>
          <table:table-cell table:style-name="ce613" table:formula="of:=4*(_TP3*_SN3-_OP3*_P3)/_SN3^2" office:value-type="float" office:value="0.00000003999999880791" calcext:value-type="float">
            <text:p>0.0000</text:p>
          </table:table-cell>
          <table:table-cell table:style-name="ce613" table:formula="of:=4*(_TP4*_SN4-_OP4*_P4)/_SN4^2" office:value-type="float" office:value="0.0000000399999984" calcext:value-type="float">
            <text:p>0.0000</text:p>
          </table:table-cell>
          <table:table-cell table:style-name="ce613" table:formula="of:=4*(_TP5*_SN5-_OP5*_P5)/_SN5^2" office:value-type="float" office:value="0" calcext:value-type="float">
            <text:p>0.0000</text:p>
          </table:table-cell>
          <table:table-cell table:style-name="ce613" table:formula="of:=4*(_TP6*_SN6-_OP6*_P6)/_SN6^2" office:value-type="float" office:value="-0.444444422222222" calcext:value-type="float">
            <text:p>-0.4444</text:p>
          </table:table-cell>
          <table:table-cell table:style-name="ce613" table:formula="of:=4*(_TP7*_SN7-_OP7*_P7)/_SN7^2" office:value-type="float" office:value="-0.99999998" calcext:value-type="float">
            <text:p>-1.0000</text:p>
          </table:table-cell>
          <table:table-cell table:style-name="ce613" table:formula="of:=4*(_TP8*_SN8-_OP8*_P8)/_SN8^2" office:value-type="float" office:value="-1" calcext:value-type="float">
            <text:p>-1.0000</text:p>
          </table:table-cell>
          <table:table-cell table:style-name="ce613" table:formula="of:=4*(_TP9*_SN9-_OP9*_P9)/_SN9^2" office:value-type="float" office:value="0" calcext:value-type="float">
            <text:p>0.0000</text:p>
          </table:table-cell>
          <table:table-cell table:style-name="ce613" table:formula="of:=4*(_TP10*_SN10-_OP10*_P10)/_SN10^2" office:value-type="float" office:value="0" calcext:value-type="float">
            <text:p>0.0000</text:p>
          </table:table-cell>
          <table:table-cell table:style-name="ce613" table:formula="of:=4*(_TP11*_SN11-_OP11*_P11)/_SN11^2" office:value-type="float" office:value="0" calcext:value-type="float">
            <text:p>0.0000</text:p>
          </table:table-cell>
          <table:table-cell table:style-name="ce613" table:formula="of:=4*(_TP12*_SN12-_OP12*_P12)/_SN12^2" office:value-type="float" office:value="0" calcext:value-type="float">
            <text:p>0.0000</text:p>
          </table:table-cell>
          <table:table-cell table:style-name="ce613" table:formula="of:=4*(TP*Sn-OP*P)/Sn^2" office:value-type="float" office:value="0.782006920415225" calcext:value-type="float">
            <text:p>0.7820</text:p>
          </table:table-cell>
          <table:table-cell table:style-name="ce673" table:formula="of:=&quot;(&quot;&amp;ROUND(MIN([.AM199:.AR199]))&amp;&quot;..&quot;&amp;ROUND(MAX([.AM199:.AR199]))&amp;&quot;)&quot;" office:value-type="string" office:string-value="(-1..1)" calcext:value-type="string">
            <text:p>(-1..1)</text:p>
          </table:table-cell>
          <table:table-cell table:style-name="ce674" table:formula="of:=&quot;(&quot;&amp;MIN([.AM199:.AP199])&amp;&quot;..&quot;&amp;MAX([.AM199:.AP199])&amp;&quot;)&quot;" office:value-type="string" office:string-value="(0..0.99999998)" calcext:value-type="string">
            <text:p>(0..0.99999998)</text:p>
          </table:table-cell>
          <table:table-cell table:style-name="ce674" table:formula="of:=&quot;(&quot;&amp;MIN([.AQ199:.AR199])&amp;&quot;..&quot;&amp;MAX([.AQ199:.AR199])&amp;&quot;)&quot;" office:value-type="string" office:string-value="(-0.99999998..-0.444444422222222)" calcext:value-type="string">
            <text:p>(-0.99999998..-0.444444422222222)</text:p>
          </table:table-cell>
          <table:table-cell table:number-columns-repeated="11"/>
        </table:table-row>
        <table:table-row table:style-name="ro17">
          <table:table-cell table:style-name="ce436" office:value-type="float" office:value="195" calcext:value-type="float">
            <text:p>195</text:p>
          </table:table-cell>
          <table:table-cell table:style-name="ce445" office:value-type="string" calcext:value-type="string">
            <text:p>YQ</text:p>
          </table:table-cell>
          <table:table-cell table:style-name="ce450" office:value-type="string" calcext:value-type="string">
            <text:p>Yule’s Q</text:p>
          </table:table-cell>
          <table:table-cell table:style-name="ce460" table:formula="of:=IF(ABS([.E200]-[.E$7])&lt;0.0001;&quot;≈&quot;;&quot;&quot;)">
            <text:p/>
          </table:table-cell>
          <table:table-cell table:style-name="ce712" table:formula="of:=((TP*TN)-(FP*FN))/((TP*TN)+(FP*FN))" office:value-type="float" office:value="0.982608695652174" calcext:value-type="float">
            <text:p>0.9826</text:p>
          </table:table-cell>
          <table:table-cell table:style-name="ce441" table:number-columns-repeated="2"/>
          <table:table-cell table:style-name="ce499" office:value-type="string" calcext:value-type="string">
            <text:p>-1..1: Yule's Gamma; l Score (ORSS) (See Wilks2006); Coefficient of Association; Montgomery and Crittended; Gower and Legendre 15</text:p>
          </table:table-cell>
          <table:table-cell table:style-name="ce480"/>
          <table:table-cell table:style-name="ce515"/>
          <table:table-cell table:style-name="ce509" table:number-columns-repeated="8"/>
          <table:table-cell table:style-name="ce480"/>
          <table:table-cell table:style-name="ce625" table:number-columns-repeated="4"/>
          <table:table-cell table:style-name="ce480" table:number-columns-repeated="2"/>
          <table:table-cell table:style-name="ce441"/>
          <table:table-cell table:style-name="ce456"/>
          <table:table-cell table:style-name="ce441" table:number-columns-repeated="8"/>
          <table:table-cell table:style-name="ce640" table:formula="of:=FORMULA([.E200])" office:value-type="string" office:string-value="=((TP*TN)-(FP*FN))/((TP*TN)+(FP*FN))" calcext:value-type="string">
            <text:p>=((TP*TN)-(FP*FN))/((TP*TN)+(FP*FN))</text:p>
          </table:table-cell>
          <table:table-cell table:style-name="ce640"/>
          <table:table-cell table:style-name="ce465" table:formula="of:=((_TP1*_TN1)-(_FP1*_FN1))/((_TP1*_TN1)+(_FP1*_FN1))" office:value-type="float" office:value="1" calcext:value-type="float">
            <text:p>1.0000</text:p>
          </table:table-cell>
          <table:table-cell table:style-name="ce465" table:formula="of:=((_TP2*_TN2)-(_FP2*_FN2))/((_TP2*_TN2)+(_FP2*_FN2))" office:value-type="float" office:value="1" calcext:value-type="float">
            <text:p>1.0000</text:p>
          </table:table-cell>
          <table:table-cell table:style-name="ce465" table:formula="of:=((_TP3*_TN3)-(_FP3*_FN3))/((_TP3*_TN3)+(_FP3*_FN3))" office:value-type="float" office:value="0.999999979999999" calcext:value-type="float">
            <text:p>1.0000</text:p>
          </table:table-cell>
          <table:table-cell table:style-name="ce465" table:formula="of:=((_TP4*_TN4)-(_FP4*_FN4))/((_TP4*_TN4)+(_FP4*_FN4))" office:value-type="float" office:value="0.999999979999999" calcext:value-type="float">
            <text:p>1.0000</text:p>
          </table:table-cell>
          <table:table-cell table:style-name="ce465" table:formula="of:=((_TP5*_TN5)-(_FP5*_FN5))/((_TP5*_TN5)+(_FP5*_FN5))" office:value-type="float" office:value="0" calcext:value-type="float">
            <text:p>0.0000</text:p>
          </table:table-cell>
          <table:table-cell table:style-name="ce465" table:formula="of:=((_TP6*_TN6)-(_FP6*_FN6))/((_TP6*_TN6)+(_FP6*_FN6))" office:value-type="float" office:value="-0.999999940000001" calcext:value-type="float">
            <text:p>-1.0000</text:p>
          </table:table-cell>
          <table:table-cell table:style-name="ce465" table:formula="of:=((_TP7*_TN7)-(_FP7*_FN7))/((_TP7*_TN7)+(_FP7*_FN7))" office:value-type="float" office:value="-1" calcext:value-type="float">
            <text:p>-1.0000</text:p>
          </table:table-cell>
          <table:table-cell table:style-name="ce465" table:formula="of:=((_TP8*_TN8)-(_FP8*_FN8))/((_TP8*_TN8)+(_FP8*_FN8))" office:value-type="float" office:value="-1" calcext:value-type="float">
            <text:p>-1.0000</text:p>
          </table:table-cell>
          <table:table-cell table:style-name="ce465" table:formula="of:=((_TP9*_TN9)-(_FP9*_FN9))/((_TP9*_TN9)+(_FP9*_FN9))" office:value-type="string" office:string-value="" calcext:value-type="error">
            <text:p>#DIV/0!</text:p>
          </table:table-cell>
          <table:table-cell table:style-name="ce465" table:formula="of:=((_TP10*_TN10)-(_FP10*_FN10))/((_TP10*_TN10)+(_FP10*_FN10))" office:value-type="string" office:string-value="" calcext:value-type="error">
            <text:p>#DIV/0!</text:p>
          </table:table-cell>
          <table:table-cell table:style-name="ce465" table:formula="of:=((_TP11*_TN11)-(_FP11*_FN11))/((_TP11*_TN11)+(_FP11*_FN11))" office:value-type="string" office:string-value="" calcext:value-type="error">
            <text:p>#DIV/0!</text:p>
          </table:table-cell>
          <table:table-cell table:style-name="ce465" table:formula="of:=((_TP12*_TN12)-(_FP12*_FN12))/((_TP12*_TN12)+(_FP12*_FN12))" office:value-type="string" office:string-value="" calcext:value-type="error">
            <text:p>#DIV/0!</text:p>
          </table:table-cell>
          <table:table-cell/>
          <table:table-cell table:style-name="ce673" table:formula="of:=&quot;(&quot;&amp;ROUND(MIN([.AM200:.AR200]))&amp;&quot;..&quot;&amp;ROUND(MAX([.AM200:.AR200]))&amp;&quot;)&quot;" office:value-type="string" office:string-value="(-1..1)" calcext:value-type="string">
            <text:p>(-1..1)</text:p>
          </table:table-cell>
          <table:table-cell table:style-name="ce674" table:formula="of:=&quot;(&quot;&amp;MIN([.AM200:.AP200])&amp;&quot;..&quot;&amp;MAX([.AM200:.AP200])&amp;&quot;)&quot;" office:value-type="string" office:string-value="(0..1)" calcext:value-type="string">
            <text:p>(0..1)</text:p>
          </table:table-cell>
          <table:table-cell table:style-name="ce674" table:formula="of:=&quot;(&quot;&amp;MIN([.AQ200:.AR200])&amp;&quot;..&quot;&amp;MAX([.AQ200:.AR200])&amp;&quot;)&quot;" office:value-type="string" office:string-value="(-1..-0.999999940000001)" calcext:value-type="string">
            <text:p>(-1..-0.999999940000001)</text:p>
          </table:table-cell>
          <table:table-cell table:number-columns-repeated="11"/>
        </table:table-row>
        <table:table-row table:style-name="ro17" table:number-rows-repeated="1048375">
          <table:table-cell table:number-columns-repeated="64"/>
        </table:table-row>
        <table:table-row table:style-name="ro17">
          <table:table-cell table:number-columns-repeated="64"/>
        </table:table-row>
      </table:table>
      <table:table table:name="Uniform Margins" table:style-name="ta2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62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63" table:default-cell-style-name="Default"/>
        <table:table-column table:style-name="co64" table:default-cell-style-name="ce1029"/>
        <table:table-column table:style-name="co65" table:default-cell-style-name="Default"/>
        <table:table-column table:style-name="co66" table:default-cell-style-name="Default"/>
        <table:table-column table:style-name="co65" table:number-columns-repeated="3" table:default-cell-style-name="Default"/>
        <table:table-column table:style-name="co67" table:number-columns-repeated="5" table:default-cell-style-name="Default"/>
        <table:table-column table:style-name="co65" table:number-columns-repeated="4" table:default-cell-style-name="Default"/>
        <table:table-column table:style-name="co26" table:number-columns-repeated="32" table:default-cell-style-name="Default"/>
        <table:table-row table:style-name="ro17">
          <table:table-cell office:value-type="string" calcext:value-type="string">
            <text:p>Original contingency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5"/>
          <table:table-cell table:style-name="ce1032" office:value-type="float" office:value="1" calcext:value-type="float">
            <text:p>1</text:p>
          </table:table-cell>
          <table:table-cell table:style-name="ce1032" office:value-type="float" office:value="2" calcext:value-type="float">
            <text:p>2</text:p>
          </table:table-cell>
          <table:table-cell table:style-name="ce1032" office:value-type="float" office:value="3" calcext:value-type="float">
            <text:p>3</text:p>
          </table:table-cell>
          <table:table-cell table:style-name="ce1032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float" office:value="7" calcext:value-type="float">
            <text:p>7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11" calcext:value-type="float">
            <text:p>11</text:p>
          </table:table-cell>
          <table:table-cell table:number-columns-repeated="35"/>
        </table:table-row>
        <table:table-row table:style-name="ro17">
          <table:table-cell table:style-name="ce1012" office:value-type="string" calcext:value-type="string">
            <text:p>OP</text:p>
          </table:table-cell>
          <table:table-cell/>
          <table:table-cell table:style-name="ce1022" office:value-type="string" calcext:value-type="string">
            <text:p>TP</text:p>
          </table:table-cell>
          <table:table-cell table:style-name="ce1022" office:value-type="string" calcext:value-type="string">
            <text:p>FP</text:p>
          </table:table-cell>
          <table:table-cell/>
          <table:table-cell table:style-name="ce1028" office:value-type="string" calcext:value-type="string" table:number-columns-spanned="1" table:number-rows-spanned="7">
            <text:p>Cycle 1</text:p>
          </table:table-cell>
          <table:table-cell/>
          <table:table-cell table:style-name="ce1012" office:value-type="string" calcext:value-type="string">
            <text:p>OP</text:p>
          </table:table-cell>
          <table:table-cell table:style-name="ce1017"/>
          <table:table-cell table:style-name="ce1022" office:value-type="string" calcext:value-type="string">
            <text:p>TP</text:p>
          </table:table-cell>
          <table:table-cell table:style-name="ce1022" office:value-type="string" calcext:value-type="string">
            <text:p>FP</text:p>
          </table:table-cell>
          <table:table-cell/>
          <table:table-cell table:style-name="ce1012" office:value-type="string" calcext:value-type="string">
            <text:p>OP</text:p>
          </table:table-cell>
          <table:table-cell table:style-name="ce1017"/>
          <table:table-cell table:style-name="ce1022" office:value-type="string" calcext:value-type="string">
            <text:p>TP</text:p>
          </table:table-cell>
          <table:table-cell table:style-name="ce1022" office:value-type="string" calcext:value-type="string">
            <text:p>FP</text:p>
          </table:table-cell>
          <table:table-cell/>
          <table:table-cell table:style-name="ce1030" office:value-type="string" calcext:value-type="string">
            <text:p>Base-1st Level Measures</text:p>
          </table:table-cell>
          <table:table-cell table:style-name="ce1033" office:value-type="string" calcext:value-type="string">
            <text:p>TP</text:p>
          </table:table-cell>
          <table:table-cell table:style-name="ce1048" office:value-type="string" calcext:value-type="string">
            <text:p>FP</text:p>
          </table:table-cell>
          <table:table-cell table:style-name="ce1051" office:value-type="string" calcext:value-type="string">
            <text:p>FN</text:p>
          </table:table-cell>
          <table:table-cell table:style-name="ce1053" office:value-type="string" calcext:value-type="string">
            <text:p>TN</text:p>
          </table:table-cell>
          <table:table-cell table:style-name="ce1134" office:value-type="string" calcext:value-type="string">
            <text:p>P</text:p>
          </table:table-cell>
          <table:table-cell table:style-name="ce1136" office:value-type="string" calcext:value-type="string">
            <text:p>N</text:p>
          </table:table-cell>
          <table:table-cell table:style-name="ce1138" office:value-type="string" calcext:value-type="string">
            <text:p>OP</text:p>
          </table:table-cell>
          <table:table-cell table:style-name="ce1140" office:value-type="string" calcext:value-type="string">
            <text:p>ON</text:p>
          </table:table-cell>
          <table:table-cell table:style-name="ce1142" office:value-type="string" calcext:value-type="string">
            <text:p>TC</text:p>
          </table:table-cell>
          <table:table-cell table:style-name="ce1143" office:value-type="string" calcext:value-type="string">
            <text:p>FC</text:p>
          </table:table-cell>
          <table:table-cell table:style-name="ce1144" office:value-type="string" calcext:value-type="string">
            <text:p>Sn</text:p>
          </table:table-cell>
          <table:table-cell table:style-name="ce830" table:number-columns-repeated="4"/>
          <table:table-cell table:number-columns-repeated="31"/>
        </table:table-row>
        <table:table-row table:style-name="ro17">
          <table:table-cell table:style-name="ce1013" table:formula="of:=[.C3]+[.D3]" office:value-type="float" office:value="25" calcext:value-type="float">
            <text:p>25</text:p>
          </table:table-cell>
          <table:table-cell table:style-name="ce1016" office:value-type="string" calcext:value-type="string">
            <text:p>a</text:p>
          </table:table-cell>
          <table:table-cell table:style-name="ce1023" office:value-type="float" office:value="15" calcext:value-type="float">
            <text:p>15</text:p>
          </table:table-cell>
          <table:table-cell table:style-name="ce1023" office:value-type="float" office:value="10" calcext:value-type="float">
            <text:p>10</text:p>
          </table:table-cell>
          <table:table-cell table:style-name="ce1026" office:value-type="string" calcext:value-type="string">
            <text:p>b</text:p>
          </table:table-cell>
          <table:covered-table-cell table:style-name="ce908"/>
          <table:table-cell table:style-name="ce908"/>
          <table:table-cell table:style-name="ce1013" table:formula="of:=[.J3]+[.K3]" office:value-type="float" office:value="1" calcext:value-type="float">
            <text:p>1</text:p>
          </table:table-cell>
          <table:table-cell table:style-name="ce1018"/>
          <table:table-cell table:style-name="ce1013" table:formula="of:=[.C3]/[.A3]" office:value-type="float" office:value="0.6" calcext:value-type="float">
            <text:p>0.6</text:p>
          </table:table-cell>
          <table:table-cell table:style-name="ce1013" table:formula="of:=[.D3]/[.A3]" office:value-type="float" office:value="0.4" calcext:value-type="float">
            <text:p>0.4</text:p>
          </table:table-cell>
          <table:table-cell table:style-name="ce908"/>
          <table:table-cell table:style-name="ce1013" table:formula="of:=[.O3]+[.P3]" office:value-type="float" office:value="0.991071428571429" calcext:value-type="float">
            <text:p>0.991071428571429</text:p>
          </table:table-cell>
          <table:table-cell table:style-name="ce1018"/>
          <table:table-cell table:style-name="ce1013" table:formula="of:=[.J3]/[.J8]" office:value-type="float" office:value="0.5625" calcext:value-type="float">
            <text:p>0.5625</text:p>
          </table:table-cell>
          <table:table-cell table:style-name="ce1013" table:formula="of:=[.K3]/[.K8]" office:value-type="float" office:value="0.428571428571429" calcext:value-type="float">
            <text:p>0.428571428571429</text:p>
          </table:table-cell>
          <table:table-cell table:style-name="ce908"/>
          <table:table-cell table:style-name="ce1030" office:value-type="string" calcext:value-type="string">
            <text:p>Original</text:p>
          </table:table-cell>
          <table:table-cell table:style-name="ce830" table:formula="of:=[.C3]" office:value-type="float" office:value="15" calcext:value-type="float">
            <text:p>15</text:p>
          </table:table-cell>
          <table:table-cell table:style-name="ce830" table:formula="of:=[.D3]" office:value-type="float" office:value="10" calcext:value-type="float">
            <text:p>10</text:p>
          </table:table-cell>
          <table:table-cell table:style-name="ce830" table:formula="of:=[.C5]" office:value-type="float" office:value="35" calcext:value-type="float">
            <text:p>35</text:p>
          </table:table-cell>
          <table:table-cell table:style-name="ce830" table:formula="of:=[.D5]" office:value-type="float" office:value="40" calcext:value-type="float">
            <text:p>40</text:p>
          </table:table-cell>
          <table:table-cell table:style-name="ce830" table:formula="of:=[.C8]" office:value-type="float" office:value="50" calcext:value-type="float">
            <text:p>50</text:p>
          </table:table-cell>
          <table:table-cell table:style-name="ce830" table:formula="of:=[.D8]" office:value-type="float" office:value="50" calcext:value-type="float">
            <text:p>50</text:p>
          </table:table-cell>
          <table:table-cell table:style-name="ce830" table:formula="of:=[.A3]" office:value-type="float" office:value="25" calcext:value-type="float">
            <text:p>25</text:p>
          </table:table-cell>
          <table:table-cell table:style-name="ce830" table:formula="of:=[.A5]" office:value-type="float" office:value="75" calcext:value-type="float">
            <text:p>75</text:p>
          </table:table-cell>
          <table:table-cell table:style-name="ce830" table:formula="of:=[.A8]" office:value-type="float" office:value="55" calcext:value-type="float">
            <text:p>55</text:p>
          </table:table-cell>
          <table:table-cell table:style-name="ce830" table:formula="of:=[.T3]+[.U3]" office:value-type="float" office:value="45" calcext:value-type="float">
            <text:p>45</text:p>
          </table:table-cell>
          <table:table-cell table:style-name="ce830" table:formula="of:=SUM([.S3:.V3])" office:value-type="float" office:value="100" calcext:value-type="float">
            <text:p>100</text:p>
          </table:table-cell>
          <table:table-cell table:style-name="ce830" table:number-columns-repeated="4"/>
          <table:table-cell table:style-name="ce908" table:number-columns-repeated="31"/>
        </table:table-row>
        <table:table-row table:style-name="ro17">
          <table:table-cell table:style-name="ce1012" office:value-type="string" calcext:value-type="string">
            <text:p>ON</text:p>
          </table:table-cell>
          <table:table-cell table:style-name="ce1017"/>
          <table:table-cell table:style-name="ce1022" office:value-type="string" calcext:value-type="string">
            <text:p>FN</text:p>
          </table:table-cell>
          <table:table-cell table:style-name="ce1022" office:value-type="string" calcext:value-type="string">
            <text:p>TN</text:p>
          </table:table-cell>
          <table:table-cell/>
          <table:covered-table-cell/>
          <table:table-cell/>
          <table:table-cell table:style-name="ce1012" office:value-type="string" calcext:value-type="string">
            <text:p>ON</text:p>
          </table:table-cell>
          <table:table-cell table:style-name="ce1017"/>
          <table:table-cell table:style-name="ce1022" office:value-type="string" calcext:value-type="string">
            <text:p>FN</text:p>
          </table:table-cell>
          <table:table-cell table:style-name="ce1022" office:value-type="string" calcext:value-type="string">
            <text:p>TN</text:p>
          </table:table-cell>
          <table:table-cell/>
          <table:table-cell table:style-name="ce1012" office:value-type="string" calcext:value-type="string">
            <text:p>ON</text:p>
          </table:table-cell>
          <table:table-cell table:style-name="ce1017"/>
          <table:table-cell table:style-name="ce1022" office:value-type="string" calcext:value-type="string">
            <text:p>FN</text:p>
          </table:table-cell>
          <table:table-cell table:style-name="ce1022" office:value-type="string" calcext:value-type="string">
            <text:p>TN</text:p>
          </table:table-cell>
          <table:table-cell/>
          <table:table-cell table:style-name="ce1030" office:value-type="string" calcext:value-type="string">
            <text:p>Standardized</text:p>
          </table:table-cell>
          <table:table-cell table:style-name="ce1034" table:formula="of:=[.C21]" office:value-type="float" office:value="28.3484848121225" calcext:value-type="float">
            <text:p>28.3</text:p>
          </table:table-cell>
          <table:table-cell table:style-name="ce1034" table:formula="of:=[.D21]" office:value-type="float" office:value="21.6515126103561" calcext:value-type="float">
            <text:p>21.7</text:p>
          </table:table-cell>
          <table:table-cell table:style-name="ce1034" table:formula="of:=[.C23]" office:value-type="float" office:value="21.6515151878775" calcext:value-type="float">
            <text:p>21.7</text:p>
          </table:table-cell>
          <table:table-cell table:style-name="ce1034" table:formula="of:=[.D23]" office:value-type="float" office:value="28.3484873896439" calcext:value-type="float">
            <text:p>28.3</text:p>
          </table:table-cell>
          <table:table-cell table:style-name="ce1135" table:formula="of:=[.C26]" office:value-type="float" office:value="50" calcext:value-type="float">
            <text:p>50</text:p>
          </table:table-cell>
          <table:table-cell table:style-name="ce1135" table:formula="of:=[.D26]" office:value-type="float" office:value="50" calcext:value-type="float">
            <text:p>50</text:p>
          </table:table-cell>
          <table:table-cell table:style-name="ce1135" table:formula="of:=[.A21]" office:value-type="float" office:value="49.9999974224785" calcext:value-type="float">
            <text:p>49.9999974224785</text:p>
          </table:table-cell>
          <table:table-cell table:style-name="ce1135" table:formula="of:=[.A23]" office:value-type="float" office:value="50.0000025775215" calcext:value-type="float">
            <text:p>50.0000025775215</text:p>
          </table:table-cell>
          <table:table-cell table:style-name="ce1034" table:formula="of:=[.A26]" office:value-type="float" office:value="56.6969722017664" calcext:value-type="float">
            <text:p>56.7</text:p>
          </table:table-cell>
          <table:table-cell table:style-name="ce1139" table:formula="of:=[.T4]+[.U4]" office:value-type="float" office:value="43.3030277982336" calcext:value-type="float">
            <text:p>43.3</text:p>
          </table:table-cell>
          <table:table-cell table:style-name="ce830" table:formula="of:=SUM([.S4:.V4])" office:value-type="float" office:value="100" calcext:value-type="float">
            <text:p>100</text:p>
          </table:table-cell>
          <table:table-cell table:style-name="ce1135" table:number-columns-repeated="4"/>
          <table:table-cell table:number-columns-repeated="31"/>
        </table:table-row>
        <table:table-row table:style-name="ro17">
          <table:table-cell table:style-name="ce1013" table:formula="of:=[.C5]+[.D5]" office:value-type="float" office:value="75" calcext:value-type="float">
            <text:p>75</text:p>
          </table:table-cell>
          <table:table-cell table:style-name="ce1016" office:value-type="string" calcext:value-type="string">
            <text:p>d</text:p>
          </table:table-cell>
          <table:table-cell table:style-name="ce1023" office:value-type="float" office:value="35" calcext:value-type="float">
            <text:p>35</text:p>
          </table:table-cell>
          <table:table-cell table:style-name="ce1023" office:value-type="float" office:value="40" calcext:value-type="float">
            <text:p>40</text:p>
          </table:table-cell>
          <table:table-cell table:style-name="ce1026" office:value-type="string" calcext:value-type="string">
            <text:p>c</text:p>
          </table:table-cell>
          <table:covered-table-cell table:style-name="ce908"/>
          <table:table-cell table:style-name="ce908"/>
          <table:table-cell table:style-name="ce1013" table:formula="of:=[.J5]+[.K5]" office:value-type="float" office:value="1" calcext:value-type="float">
            <text:p>1</text:p>
          </table:table-cell>
          <table:table-cell table:style-name="ce1018"/>
          <table:table-cell table:style-name="ce1013" table:formula="of:=[.C5]/[.A5]" office:value-type="float" office:value="0.466666666666667" calcext:value-type="float">
            <text:p>0.466666666666667</text:p>
          </table:table-cell>
          <table:table-cell table:style-name="ce1013" table:formula="of:=[.D5]/[.A5]" office:value-type="float" office:value="0.533333333333333" calcext:value-type="float">
            <text:p>0.533333333333333</text:p>
          </table:table-cell>
          <table:table-cell table:style-name="ce908"/>
          <table:table-cell table:style-name="ce1013" table:formula="of:=[.O5]+[.P5]" office:value-type="float" office:value="1.00892857142857" calcext:value-type="float">
            <text:p>1.00892857142857</text:p>
          </table:table-cell>
          <table:table-cell table:style-name="ce1018"/>
          <table:table-cell table:style-name="ce1013" table:formula="of:=[.J5]/[.J8]" office:value-type="float" office:value="0.4375" calcext:value-type="float">
            <text:p>0.4375</text:p>
          </table:table-cell>
          <table:table-cell table:style-name="ce1013" table:formula="of:=[.K5]/[.K8]" office:value-type="float" office:value="0.571428571428571" calcext:value-type="float">
            <text:p>0.571428571428571</text:p>
          </table:table-cell>
          <table:table-cell table:style-name="ce908"/>
          <table:table-cell table:style-name="ce1030"/>
          <table:table-cell table:style-name="ce1035" office:value-type="float" office:value="12" calcext:value-type="float">
            <text:p>12</text:p>
          </table:table-cell>
          <table:table-cell table:style-name="ce1035" office:value-type="float" office:value="13" calcext:value-type="float">
            <text:p>13</text:p>
          </table:table-cell>
          <table:table-cell table:style-name="ce1035" office:value-type="float" office:value="14" calcext:value-type="float">
            <text:p>14</text:p>
          </table:table-cell>
          <table:table-cell table:style-name="ce1035" office:value-type="float" office:value="15" calcext:value-type="float">
            <text:p>15</text:p>
          </table:table-cell>
          <table:table-cell table:style-name="ce1035" office:value-type="float" office:value="16" calcext:value-type="float">
            <text:p>16</text:p>
          </table:table-cell>
          <table:table-cell table:style-name="ce1035" office:value-type="float" office:value="17" calcext:value-type="float">
            <text:p>17</text:p>
          </table:table-cell>
          <table:table-cell table:style-name="ce1035" office:value-type="float" office:value="18" calcext:value-type="float">
            <text:p>18</text:p>
          </table:table-cell>
          <table:table-cell table:style-name="ce1035" office:value-type="float" office:value="19" calcext:value-type="float">
            <text:p>19</text:p>
          </table:table-cell>
          <table:table-cell table:style-name="ce1035" office:value-type="float" office:value="20" calcext:value-type="float">
            <text:p>20</text:p>
          </table:table-cell>
          <table:table-cell table:style-name="ce1035" office:value-type="float" office:value="21" calcext:value-type="float">
            <text:p>21</text:p>
          </table:table-cell>
          <table:table-cell table:number-columns-repeated="12"/>
          <table:table-cell table:style-name="ce908" table:number-columns-repeated="24"/>
        </table:table-row>
        <table:table-row table:style-name="ro17">
          <table:table-cell table:style-name="ce1014"/>
          <table:table-cell table:style-name="ce1018"/>
          <table:table-cell table:style-name="ce1014" table:number-columns-repeated="2"/>
          <table:table-cell/>
          <table:covered-table-cell/>
          <table:table-cell/>
          <table:table-cell table:style-name="ce1014"/>
          <table:table-cell table:style-name="ce1018"/>
          <table:table-cell table:style-name="ce1014" table:number-columns-repeated="2"/>
          <table:table-cell/>
          <table:table-cell table:style-name="ce1014"/>
          <table:table-cell table:style-name="ce1018"/>
          <table:table-cell table:style-name="ce1014" table:number-columns-repeated="2"/>
          <table:table-cell/>
          <table:table-cell table:style-name="ce1030" office:value-type="string" calcext:value-type="string">
            <text:p>2<text:span text:style-name="T87">nd</text:span> Level Measures</text:p>
          </table:table-cell>
          <table:table-cell table:style-name="ce1036" office:value-type="string" calcext:value-type="string">
            <text:p>PREV</text:p>
          </table:table-cell>
          <table:table-cell table:style-name="ce1036" office:value-type="string" calcext:value-type="string">
            <text:p>BIAS</text:p>
          </table:table-cell>
          <table:table-cell table:style-name="ce1036" office:value-type="string" calcext:value-type="string">
            <text:p>SKEW</text:p>
          </table:table-cell>
          <table:table-cell table:style-name="ce1036" office:value-type="string" calcext:value-type="string">
            <text:p>NIR</text:p>
          </table:table-cell>
          <table:table-cell table:style-name="ce1036" office:value-type="string" calcext:value-type="string">
            <text:p>NER</text:p>
          </table:table-cell>
          <table:table-cell table:style-name="ce1036" office:value-type="string" calcext:value-type="string">
            <text:p>CKc</text:p>
          </table:table-cell>
          <table:table-cell table:style-name="ce1036" office:value-type="string" calcext:value-type="string">
            <text:p>DET</text:p>
          </table:table-cell>
          <table:table-cell table:style-name="ce1141" office:value-type="string" calcext:value-type="string">
            <text:p>LRP</text:p>
          </table:table-cell>
          <table:table-cell table:style-name="ce1141" office:value-type="string" calcext:value-type="string">
            <text:p>LRN</text:p>
          </table:table-cell>
          <table:table-cell table:style-name="ce1141" office:value-type="string" calcext:value-type="string">
            <text:p>DPR</text:p>
          </table:table-cell>
          <table:table-cell table:number-columns-repeated="36"/>
        </table:table-row>
        <table:table-row table:style-name="ro17">
          <table:table-cell table:style-name="ce1012" office:value-type="string" calcext:value-type="string">
            <text:p>TC</text:p>
          </table:table-cell>
          <table:table-cell table:style-name="ce1019"/>
          <table:table-cell table:style-name="ce1012" office:value-type="string" calcext:value-type="string">
            <text:p>P</text:p>
          </table:table-cell>
          <table:table-cell table:style-name="ce1024" office:value-type="string" calcext:value-type="string">
            <text:p>N</text:p>
          </table:table-cell>
          <table:table-cell/>
          <table:covered-table-cell/>
          <table:table-cell/>
          <table:table-cell table:style-name="ce1012" office:value-type="string" calcext:value-type="string">
            <text:p>TC</text:p>
          </table:table-cell>
          <table:table-cell table:style-name="ce1019"/>
          <table:table-cell table:style-name="ce1012" office:value-type="string" calcext:value-type="string">
            <text:p>P</text:p>
          </table:table-cell>
          <table:table-cell table:style-name="ce1024" office:value-type="string" calcext:value-type="string">
            <text:p>N</text:p>
          </table:table-cell>
          <table:table-cell/>
          <table:table-cell table:style-name="ce1012" office:value-type="string" calcext:value-type="string">
            <text:p>TC</text:p>
          </table:table-cell>
          <table:table-cell table:style-name="ce1019"/>
          <table:table-cell table:style-name="ce1012" office:value-type="string" calcext:value-type="string">
            <text:p>P</text:p>
          </table:table-cell>
          <table:table-cell table:style-name="ce1024" office:value-type="string" calcext:value-type="string">
            <text:p>N</text:p>
          </table:table-cell>
          <table:table-cell/>
          <table:table-cell table:style-name="ce1030"/>
          <table:table-cell table:style-name="ce1037" table:formula="of:=[.W3]/[.AC3]" office:value-type="float" office:value="0.5" calcext:value-type="float">
            <text:p>0.5000</text:p>
          </table:table-cell>
          <table:table-cell table:style-name="ce1037" table:formula="of:=[.Y3]/[.AC3]" office:value-type="float" office:value="0.25" calcext:value-type="float">
            <text:p>0.2500</text:p>
          </table:table-cell>
          <table:table-cell table:style-name="ce1052" table:formula="of:=[.X3]/[.W3]" office:value-type="float" office:value="1" calcext:value-type="float">
            <text:p>1.00</text:p>
          </table:table-cell>
          <table:table-cell table:style-name="ce1037" table:formula="of:=MAX([.W3:.X3])/[.AC3]" office:value-type="float" office:value="0.5" calcext:value-type="float">
            <text:p>0.5000</text:p>
          </table:table-cell>
          <table:table-cell table:style-name="ce1037" table:formula="of:=[.X3]/[.AC3]" office:value-type="float" office:value="0.5" calcext:value-type="float">
            <text:p>0.5000</text:p>
          </table:table-cell>
          <table:table-cell table:style-name="ce1037" table:formula="of:=([.W3]*[.Y3]+[.X3]*[.Z3])/[.AC3]^2" office:value-type="float" office:value="0.5" calcext:value-type="float">
            <text:p>0.5000</text:p>
          </table:table-cell>
          <table:table-cell table:style-name="ce1139" table:formula="of:=[.S3]*[.V3]-[.T3]*[.U3]" office:value-type="float" office:value="250" calcext:value-type="float">
            <text:p>250.0</text:p>
          </table:table-cell>
          <table:table-cell table:style-name="ce1139" table:formula="of:=[.S15]/[.V15]" office:value-type="float" office:value="1.5" calcext:value-type="float">
            <text:p>1.5</text:p>
          </table:table-cell>
          <table:table-cell table:style-name="ce1139" table:formula="of:=[.T15]/[.U15]" office:value-type="float" office:value="0.875" calcext:value-type="float">
            <text:p>0.9</text:p>
          </table:table-cell>
          <table:table-cell table:style-name="ce1040" table:formula="of:=LEGACY.NORMSINV([.S15])-LEGACY.NORMSINV([.V15])" office:value-type="float" office:value="0.317220720864873" calcext:value-type="float">
            <text:p>0.3172</text:p>
          </table:table-cell>
          <table:table-cell table:number-columns-repeated="36"/>
        </table:table-row>
        <table:table-row table:style-name="ro17">
          <table:table-cell table:style-name="ce1015" table:formula="of:=[.C3]+[.D5]" office:value-type="float" office:value="55" calcext:value-type="float">
            <text:p>55</text:p>
          </table:table-cell>
          <table:table-cell table:style-name="ce1020"/>
          <table:table-cell table:style-name="ce1015" table:formula="of:=[.C3]+[.C5]" office:value-type="float" office:value="50" calcext:value-type="float">
            <text:p>50</text:p>
          </table:table-cell>
          <table:table-cell table:style-name="ce1025" table:formula="of:=[.D3]+[.D5]" office:value-type="float" office:value="50" calcext:value-type="float">
            <text:p>50</text:p>
          </table:table-cell>
          <table:table-cell table:style-name="ce908"/>
          <table:covered-table-cell table:style-name="ce908"/>
          <table:table-cell table:style-name="ce908"/>
          <table:table-cell table:style-name="ce1015" table:formula="of:=[.J3]+[.K5]" office:value-type="float" office:value="1.13333333333333" calcext:value-type="float">
            <text:p>1.13333333333333</text:p>
          </table:table-cell>
          <table:table-cell table:style-name="ce1020"/>
          <table:table-cell table:style-name="ce1015" table:formula="of:=[.J3]+[.J5]" office:value-type="float" office:value="1.06666666666667" calcext:value-type="float">
            <text:p>1.06666666666667</text:p>
          </table:table-cell>
          <table:table-cell table:style-name="ce1025" table:formula="of:=[.K3]+[.K5]" office:value-type="float" office:value="0.933333333333333" calcext:value-type="float">
            <text:p>0.933333333333333</text:p>
          </table:table-cell>
          <table:table-cell table:style-name="ce908"/>
          <table:table-cell table:style-name="ce1015" table:formula="of:=[.O3]+[.P5]" office:value-type="float" office:value="1.13392857142857" calcext:value-type="float">
            <text:p>1.13392857142857</text:p>
          </table:table-cell>
          <table:table-cell table:style-name="ce1020"/>
          <table:table-cell table:style-name="ce1015" table:formula="of:=[.O3]+[.O5]" office:value-type="float" office:value="1" calcext:value-type="float">
            <text:p>1</text:p>
          </table:table-cell>
          <table:table-cell table:style-name="ce1025" table:formula="of:=[.P3]+[.P5]" office:value-type="float" office:value="1" calcext:value-type="float">
            <text:p>1</text:p>
          </table:table-cell>
          <table:table-cell table:style-name="ce908"/>
          <table:table-cell/>
          <table:table-cell table:style-name="ce1037" table:formula="of:=[.W4]/[.AC4]" office:value-type="float" office:value="0.5" calcext:value-type="float">
            <text:p>0.5000</text:p>
          </table:table-cell>
          <table:table-cell table:style-name="ce1037" table:formula="of:=[.Y4]/[.AC4]" office:value-type="float" office:value="0.499999974224785" calcext:value-type="float">
            <text:p>0.5000</text:p>
          </table:table-cell>
          <table:table-cell table:style-name="ce1052" table:formula="of:=[.X4]/[.W4]" office:value-type="float" office:value="1" calcext:value-type="float">
            <text:p>1.00</text:p>
          </table:table-cell>
          <table:table-cell table:style-name="ce1037" table:formula="of:=MAX([.W4:.X4])/[.AC4]" office:value-type="float" office:value="0.5" calcext:value-type="float">
            <text:p>0.5000</text:p>
          </table:table-cell>
          <table:table-cell table:style-name="ce1037" table:formula="of:=[.X4]/[.AC4]" office:value-type="float" office:value="0.5" calcext:value-type="float">
            <text:p>0.5000</text:p>
          </table:table-cell>
          <table:table-cell table:style-name="ce1037" table:formula="of:=([.W4]*[.Y4]+[.X4]*[.Z4])/[.AC4]^2" office:value-type="float" office:value="0.5" calcext:value-type="float">
            <text:p>0.5000</text:p>
          </table:table-cell>
          <table:table-cell table:style-name="ce1139" table:formula="of:=[.S4]*[.V4]-[.T4]*[.U4]" office:value-type="float" office:value="334.848610088319" calcext:value-type="float">
            <text:p>334.8</text:p>
          </table:table-cell>
          <table:table-cell table:style-name="ce1139" table:formula="of:=[.S16]/[.V16]" office:value-type="float" office:value="1.30930735982682" calcext:value-type="float">
            <text:p>1.3</text:p>
          </table:table-cell>
          <table:table-cell table:style-name="ce1139" table:formula="of:=[.T16]/[.U16]" office:value-type="float" office:value="0.763762626565646" calcext:value-type="float">
            <text:p>0.8</text:p>
          </table:table-cell>
          <table:table-cell table:style-name="ce1040" table:formula="of:=LEGACY.NORMSINV([.S16])-LEGACY.NORMSINV([.V16])" office:value-type="float" office:value="0.337328968462772" calcext:value-type="float">
            <text:p>0.3373</text:p>
          </table:table-cell>
          <table:table-cell table:number-columns-repeated="12"/>
          <table:table-cell table:style-name="ce908" table:number-columns-repeated="24"/>
        </table:table-row>
        <table:table-row table:style-name="ro17">
          <table:table-cell table:number-columns-repeated="18"/>
          <table:table-cell table:style-name="ce1038" office:value-type="float" office:value="22" calcext:value-type="float">
            <text:p>22</text:p>
          </table:table-cell>
          <table:table-cell table:style-name="ce1038" office:value-type="float" office:value="23" calcext:value-type="float">
            <text:p>23</text:p>
          </table:table-cell>
          <table:table-cell table:style-name="ce1038" office:value-type="float" office:value="24" calcext:value-type="float">
            <text:p>24</text:p>
          </table:table-cell>
          <table:table-cell table:style-name="ce1038" office:value-type="float" office:value="25" calcext:value-type="float">
            <text:p>25</text:p>
          </table:table-cell>
          <table:table-cell table:style-name="ce830" table:number-columns-repeated="6"/>
          <table:table-cell table:number-columns-repeated="36"/>
        </table:table-row>
        <table:table-row table:style-name="ro17">
          <table:table-cell office:value-type="string" calcext:value-type="string">
            <text:p>Reduced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ce1030" office:value-type="string" calcext:value-type="string">
            <text:p>3<text:span text:style-name="T87">rd</text:span> Level Measures</text:p>
          </table:table-cell>
          <table:table-cell table:style-name="ce1039" office:value-type="string" calcext:value-type="string">
            <text:p>HC</text:p>
          </table:table-cell>
          <table:table-cell table:style-name="ce1039" office:value-type="string" calcext:value-type="string">
            <text:p>HO</text:p>
          </table:table-cell>
          <table:table-cell table:style-name="ce1039" office:value-type="string" calcext:value-type="string">
            <text:p>OR</text:p>
          </table:table-cell>
          <table:table-cell table:style-name="ce1039" office:value-type="string" calcext:value-type="string">
            <text:p>DP</text:p>
          </table:table-cell>
          <table:table-cell table:number-columns-repeated="42"/>
        </table:table-row>
        <table:table-row table:style-name="ro17">
          <table:table-cell table:style-name="ce1012" office:value-type="string" calcext:value-type="string">
            <text:p>OP</text:p>
          </table:table-cell>
          <table:table-cell table:style-name="ce1017"/>
          <table:table-cell table:style-name="ce1022" office:value-type="string" calcext:value-type="string">
            <text:p>TP</text:p>
          </table:table-cell>
          <table:table-cell table:style-name="ce1022" office:value-type="string" calcext:value-type="string">
            <text:p>FP</text:p>
          </table:table-cell>
          <table:table-cell/>
          <table:table-cell table:style-name="ce1028" office:value-type="string" calcext:value-type="string" table:number-columns-spanned="1" table:number-rows-spanned="7">
            <text:p>Cycle 2</text:p>
          </table:table-cell>
          <table:table-cell/>
          <table:table-cell table:style-name="ce1012" office:value-type="string" calcext:value-type="string">
            <text:p>OP</text:p>
          </table:table-cell>
          <table:table-cell table:style-name="ce1017"/>
          <table:table-cell table:style-name="ce1022" office:value-type="string" calcext:value-type="string">
            <text:p>TP</text:p>
          </table:table-cell>
          <table:table-cell table:style-name="ce1022" office:value-type="string" calcext:value-type="string">
            <text:p>FP</text:p>
          </table:table-cell>
          <table:table-cell/>
          <table:table-cell table:style-name="ce1012" office:value-type="string" calcext:value-type="string">
            <text:p>OP</text:p>
          </table:table-cell>
          <table:table-cell table:style-name="ce1017"/>
          <table:table-cell table:style-name="ce1022" office:value-type="string" calcext:value-type="string">
            <text:p>TP</text:p>
          </table:table-cell>
          <table:table-cell table:style-name="ce1022" office:value-type="string" calcext:value-type="string">
            <text:p>FP</text:p>
          </table:table-cell>
          <table:table-cell/>
          <table:table-cell table:style-name="Default"/>
          <table:table-cell table:style-name="ce1040" table:formula="of:=-[.S7]*LOG([.S7];2)-(1-[.S7])*LOG(1-[.S7];2)" office:value-type="float" office:value="1" calcext:value-type="float">
            <text:p>1.0000</text:p>
          </table:table-cell>
          <table:table-cell table:style-name="ce1040" table:formula="of:=-[.T7]*LOG([.T7];2)-(1-[.T7])*LOG(1-[.T7];2)" office:value-type="float" office:value="0.811278124459133" calcext:value-type="float">
            <text:p>0.8113</text:p>
          </table:table-cell>
          <table:table-cell table:style-name="ce1037" table:formula="of:=[.Z7]/[.AA7]" office:value-type="float" office:value="1.71428571428571" calcext:value-type="float">
            <text:p>1.7143</text:p>
          </table:table-cell>
          <table:table-cell table:style-name="ce1040" table:formula="of:=SQRT(3)/PI()*LOG10([.U11])" office:value-type="float" office:value="0.129056835419169" calcext:value-type="float">
            <text:p>0.1291</text:p>
          </table:table-cell>
          <table:table-cell table:number-columns-repeated="7"/>
          <table:table-cell table:style-name="ce1029"/>
          <table:table-cell table:number-columns-repeated="34"/>
        </table:table-row>
        <table:table-row table:style-name="ro17">
          <table:table-cell table:style-name="ce1013" table:formula="of:=[.C12]+[.D12]" office:value-type="float" office:value="0.499999974224785" calcext:value-type="float">
            <text:p>0.499999974224785</text:p>
          </table:table-cell>
          <table:table-cell table:style-name="ce1018"/>
          <table:table-cell table:style-name="ce1013" table:formula="of:=[.O30]/2" office:value-type="float" office:value="0.283484848121225" calcext:value-type="float">
            <text:p>0.283484848121225</text:p>
          </table:table-cell>
          <table:table-cell table:style-name="ce1013" table:formula="of:=[.P30]/2" office:value-type="float" office:value="0.216515126103561" calcext:value-type="float">
            <text:p>0.216515126103561</text:p>
          </table:table-cell>
          <table:table-cell/>
          <table:covered-table-cell table:style-name="ce908"/>
          <table:table-cell table:style-name="ce908"/>
          <table:table-cell table:style-name="ce1013" table:formula="of:=[.J12]+[.K12]" office:value-type="float" office:value="1" calcext:value-type="float">
            <text:p>1</text:p>
          </table:table-cell>
          <table:table-cell table:style-name="ce1018"/>
          <table:table-cell table:style-name="ce1013" table:formula="of:=[.O3]/[.M3]" office:value-type="float" office:value="0.567567567567568" calcext:value-type="float">
            <text:p>0.567567567567568</text:p>
          </table:table-cell>
          <table:table-cell table:style-name="ce1013" table:formula="of:=[.P3]/[.M3]" office:value-type="float" office:value="0.432432432432432" calcext:value-type="float">
            <text:p>0.432432432432432</text:p>
          </table:table-cell>
          <table:table-cell table:style-name="ce908"/>
          <table:table-cell table:style-name="ce1013" table:formula="of:=[.O12]+[.P12]" office:value-type="float" office:value="0.999839823677905" calcext:value-type="float">
            <text:p>0.999839823677905</text:p>
          </table:table-cell>
          <table:table-cell table:style-name="ce1018"/>
          <table:table-cell table:style-name="ce1013" table:formula="of:=[.J12]/[.J17]" office:value-type="float" office:value="0.566889632107023" calcext:value-type="float">
            <text:p>0.566889632107023</text:p>
          </table:table-cell>
          <table:table-cell table:style-name="ce1013" table:formula="of:=[.K12]/[.K17]" office:value-type="float" office:value="0.432950191570881" calcext:value-type="float">
            <text:p>0.432950191570881</text:p>
          </table:table-cell>
          <table:table-cell/>
          <table:table-cell table:style-name="Default"/>
          <table:table-cell table:style-name="ce1040" table:formula="of:=-[.S8]*LOG([.S8];2)-(1-[.S8])*LOG(1-[.S8];2)" office:value-type="float" office:value="1" calcext:value-type="float">
            <text:p>1.0000</text:p>
          </table:table-cell>
          <table:table-cell table:style-name="ce1040" table:formula="of:=-[.T8]*LOG([.T8];2)-(1-[.T8])*LOG(1-[.T8];2)" office:value-type="float" office:value="0.999999999999998" calcext:value-type="float">
            <text:p>1.0000</text:p>
          </table:table-cell>
          <table:table-cell table:style-name="ce1037" table:formula="of:=[.Z8]/[.AA8]" office:value-type="float" office:value="1.71428571428571" calcext:value-type="float">
            <text:p>1.7143</text:p>
          </table:table-cell>
          <table:table-cell table:style-name="ce1040" table:formula="of:=SQRT(3)/PI()*LOG10([.U12])" office:value-type="float" office:value="0.129056835419169" calcext:value-type="float">
            <text:p>0.1291</text:p>
          </table:table-cell>
          <table:table-cell table:number-columns-repeated="7"/>
          <table:table-cell table:style-name="ce1029"/>
          <table:table-cell table:number-columns-repeated="34"/>
        </table:table-row>
        <table:table-row table:style-name="ro17">
          <table:table-cell table:style-name="ce1012" office:value-type="string" calcext:value-type="string">
            <text:p>ON</text:p>
          </table:table-cell>
          <table:table-cell table:style-name="ce1017"/>
          <table:table-cell table:style-name="ce1022" office:value-type="string" calcext:value-type="string">
            <text:p>FN</text:p>
          </table:table-cell>
          <table:table-cell table:style-name="ce1022" office:value-type="string" calcext:value-type="string">
            <text:p>TN</text:p>
          </table:table-cell>
          <table:table-cell/>
          <table:covered-table-cell/>
          <table:table-cell/>
          <table:table-cell table:style-name="ce1012" office:value-type="string" calcext:value-type="string">
            <text:p>ON</text:p>
          </table:table-cell>
          <table:table-cell table:style-name="ce1017"/>
          <table:table-cell table:style-name="ce1022" office:value-type="string" calcext:value-type="string">
            <text:p>FN</text:p>
          </table:table-cell>
          <table:table-cell table:style-name="ce1022" office:value-type="string" calcext:value-type="string">
            <text:p>TN</text:p>
          </table:table-cell>
          <table:table-cell/>
          <table:table-cell table:style-name="ce1012" office:value-type="string" calcext:value-type="string">
            <text:p>ON</text:p>
          </table:table-cell>
          <table:table-cell table:style-name="ce1017"/>
          <table:table-cell table:style-name="ce1022" office:value-type="string" calcext:value-type="string">
            <text:p>FN</text:p>
          </table:table-cell>
          <table:table-cell table:style-name="ce1022" office:value-type="string" calcext:value-type="string">
            <text:p>TN</text:p>
          </table:table-cell>
          <table:table-cell/>
          <table:table-cell table:style-name="ce1030"/>
          <table:table-cell table:style-name="ce1041" office:value-type="float" office:value="1" calcext:value-type="float">
            <text:p>1</text:p>
          </table:table-cell>
          <table:table-cell table:style-name="ce1041" office:value-type="float" office:value="2" calcext:value-type="float">
            <text:p>2</text:p>
          </table:table-cell>
          <table:table-cell table:style-name="ce1041" office:value-type="float" office:value="3" calcext:value-type="float">
            <text:p>3</text:p>
          </table:table-cell>
          <table:table-cell table:style-name="ce1041" office:value-type="float" office:value="4" calcext:value-type="float">
            <text:p>4</text:p>
          </table:table-cell>
          <table:table-cell table:style-name="ce1041" office:value-type="float" office:value="5" calcext:value-type="float">
            <text:p>5</text:p>
          </table:table-cell>
          <table:table-cell table:style-name="ce1041" office:value-type="float" office:value="6" calcext:value-type="float">
            <text:p>6</text:p>
          </table:table-cell>
          <table:table-cell table:style-name="ce1041" office:value-type="float" office:value="7" calcext:value-type="float">
            <text:p>7</text:p>
          </table:table-cell>
          <table:table-cell table:style-name="ce1041" office:value-type="float" office:value="8" calcext:value-type="float">
            <text:p>8</text:p>
          </table:table-cell>
          <table:table-cell table:number-columns-repeated="38"/>
        </table:table-row>
        <table:table-row table:style-name="ro17">
          <table:table-cell table:style-name="ce1013" table:formula="of:=[.C14]+[.D14]" office:value-type="float" office:value="0.500000025775215" calcext:value-type="float">
            <text:p>0.500000025775215</text:p>
          </table:table-cell>
          <table:table-cell table:style-name="ce1018"/>
          <table:table-cell table:style-name="ce1013" table:formula="of:=[.O32]/2" office:value-type="float" office:value="0.216515151878775" calcext:value-type="float">
            <text:p>0.216515151878775</text:p>
          </table:table-cell>
          <table:table-cell table:style-name="ce1013" table:formula="of:=[.P32]/2" office:value-type="float" office:value="0.283484873896439" calcext:value-type="float">
            <text:p>0.283484873896439</text:p>
          </table:table-cell>
          <table:table-cell/>
          <table:covered-table-cell table:style-name="ce908"/>
          <table:table-cell table:style-name="ce908"/>
          <table:table-cell table:style-name="ce1013" table:formula="of:=[.J14]+[.K14]" office:value-type="float" office:value="1" calcext:value-type="float">
            <text:p>1</text:p>
          </table:table-cell>
          <table:table-cell table:style-name="ce1018"/>
          <table:table-cell table:style-name="ce1013" table:formula="of:=[.O5]/[.M5]" office:value-type="float" office:value="0.433628318584071" calcext:value-type="float">
            <text:p>0.433628318584071</text:p>
          </table:table-cell>
          <table:table-cell table:style-name="ce1013" table:formula="of:=[.P5]/[.M5]" office:value-type="float" office:value="0.566371681415929" calcext:value-type="float">
            <text:p>0.566371681415929</text:p>
          </table:table-cell>
          <table:table-cell table:style-name="ce908"/>
          <table:table-cell table:style-name="ce1013" table:formula="of:=[.O14]+[.P14]" office:value-type="float" office:value="1.0001601763221" calcext:value-type="float">
            <text:p>1.0001601763221</text:p>
          </table:table-cell>
          <table:table-cell table:style-name="ce1018"/>
          <table:table-cell table:style-name="ce1013" table:formula="of:=[.J14]/[.J17]" office:value-type="float" office:value="0.433110367892977" calcext:value-type="float">
            <text:p>0.433110367892977</text:p>
          </table:table-cell>
          <table:table-cell table:style-name="ce1013" table:formula="of:=[.K14]/[.K17]" office:value-type="float" office:value="0.567049808429119" calcext:value-type="float">
            <text:p>0.567049808429119</text:p>
          </table:table-cell>
          <table:table-cell/>
          <table:table-cell table:style-name="ce1031" office:value-type="string" calcext:value-type="string">
            <text:p>Base Metrics</text:p>
          </table:table-cell>
          <table:table-cell table:style-name="ce1042" office:value-type="string" calcext:value-type="string">
            <text:p>TPR</text:p>
          </table:table-cell>
          <table:table-cell table:style-name="ce1049" office:value-type="string" calcext:value-type="string">
            <text:p>FNR</text:p>
          </table:table-cell>
          <table:table-cell table:style-name="ce1042" office:value-type="string" calcext:value-type="string">
            <text:p>TNR</text:p>
          </table:table-cell>
          <table:table-cell table:style-name="ce1049" office:value-type="string" calcext:value-type="string">
            <text:p>FPR</text:p>
          </table:table-cell>
          <table:table-cell table:style-name="ce1042" office:value-type="string" calcext:value-type="string">
            <text:p>PPV</text:p>
          </table:table-cell>
          <table:table-cell table:style-name="ce1049" office:value-type="string" calcext:value-type="string">
            <text:p>FDR</text:p>
          </table:table-cell>
          <table:table-cell table:style-name="ce1042" office:value-type="string" calcext:value-type="string">
            <text:p>NPV</text:p>
          </table:table-cell>
          <table:table-cell table:style-name="ce1049" office:value-type="string" calcext:value-type="string">
            <text:p>FOR</text:p>
          </table:table-cell>
          <table:table-cell table:number-columns-repeated="38"/>
        </table:table-row>
        <table:table-row table:style-name="ro17">
          <table:table-cell table:style-name="ce1014"/>
          <table:table-cell table:style-name="ce1018"/>
          <table:table-cell table:style-name="ce1014" table:number-columns-repeated="2"/>
          <table:table-cell/>
          <table:covered-table-cell/>
          <table:table-cell/>
          <table:table-cell table:style-name="ce1014"/>
          <table:table-cell table:style-name="ce1018"/>
          <table:table-cell table:style-name="ce1014" table:number-columns-repeated="2"/>
          <table:table-cell/>
          <table:table-cell table:style-name="ce1014"/>
          <table:table-cell table:style-name="ce1018"/>
          <table:table-cell table:style-name="ce1014" table:number-columns-repeated="2"/>
          <table:table-cell/>
          <table:table-cell table:style-name="ce1030"/>
          <table:table-cell table:style-name="ce1043" table:formula="of:=[.S3]/[.W3]" office:value-type="float" office:value="0.3" calcext:value-type="float">
            <text:p>0.3000</text:p>
          </table:table-cell>
          <table:table-cell table:style-name="ce1043" table:formula="of:=[.U3]/[.W3]" office:value-type="float" office:value="0.7" calcext:value-type="float">
            <text:p>0.7000</text:p>
          </table:table-cell>
          <table:table-cell table:style-name="ce1043" table:formula="of:=[.V3]/[.X3]" office:value-type="float" office:value="0.8" calcext:value-type="float">
            <text:p>0.8000</text:p>
          </table:table-cell>
          <table:table-cell table:style-name="ce1043" table:formula="of:=[.T3]/[.X3]" office:value-type="float" office:value="0.2" calcext:value-type="float">
            <text:p>0.2000</text:p>
          </table:table-cell>
          <table:table-cell table:style-name="ce1043" table:formula="of:=[.S3]/[.Y3]" office:value-type="float" office:value="0.6" calcext:value-type="float">
            <text:p>0.6000</text:p>
          </table:table-cell>
          <table:table-cell table:style-name="ce1043" table:formula="of:=[.T3]/[.Y3]" office:value-type="float" office:value="0.4" calcext:value-type="float">
            <text:p>0.4000</text:p>
          </table:table-cell>
          <table:table-cell table:style-name="ce1043" table:formula="of:=[.V3]/[.Z3]" office:value-type="float" office:value="0.533333333333333" calcext:value-type="float">
            <text:p>0.5333</text:p>
          </table:table-cell>
          <table:table-cell table:style-name="ce1043" table:formula="of:=[.U3]/[.Z3]" office:value-type="float" office:value="0.466666666666667" calcext:value-type="float">
            <text:p>0.4667</text:p>
          </table:table-cell>
          <table:table-cell table:style-name="ce1135" table:number-columns-repeated="7"/>
          <table:table-cell table:number-columns-repeated="31"/>
        </table:table-row>
        <table:table-row table:style-name="ro17">
          <table:table-cell table:style-name="ce1012" office:value-type="string" calcext:value-type="string">
            <text:p>TC</text:p>
          </table:table-cell>
          <table:table-cell table:style-name="ce1019"/>
          <table:table-cell table:style-name="ce1012" office:value-type="string" calcext:value-type="string">
            <text:p>P</text:p>
          </table:table-cell>
          <table:table-cell table:style-name="ce1024" office:value-type="string" calcext:value-type="string">
            <text:p>N</text:p>
          </table:table-cell>
          <table:table-cell/>
          <table:covered-table-cell/>
          <table:table-cell/>
          <table:table-cell table:style-name="ce1012" office:value-type="string" calcext:value-type="string">
            <text:p>TC</text:p>
          </table:table-cell>
          <table:table-cell table:style-name="ce1019"/>
          <table:table-cell table:style-name="ce1012" office:value-type="string" calcext:value-type="string">
            <text:p>P</text:p>
          </table:table-cell>
          <table:table-cell table:style-name="ce1024" office:value-type="string" calcext:value-type="string">
            <text:p>N</text:p>
          </table:table-cell>
          <table:table-cell/>
          <table:table-cell table:style-name="ce1012" office:value-type="string" calcext:value-type="string">
            <text:p>TC</text:p>
          </table:table-cell>
          <table:table-cell table:style-name="ce1019"/>
          <table:table-cell table:style-name="ce1012" office:value-type="string" calcext:value-type="string">
            <text:p>P</text:p>
          </table:table-cell>
          <table:table-cell table:style-name="ce1024" office:value-type="string" calcext:value-type="string">
            <text:p>N</text:p>
          </table:table-cell>
          <table:table-cell/>
          <table:table-cell table:style-name="ce1030"/>
          <table:table-cell table:style-name="ce1043" table:formula="of:=[.S4]/[.W4]" office:value-type="float" office:value="0.566969696242449" calcext:value-type="float">
            <text:p>0.5670</text:p>
          </table:table-cell>
          <table:table-cell table:style-name="ce1043" table:formula="of:=[.U4]/[.W4]" office:value-type="float" office:value="0.433030303757551" calcext:value-type="float">
            <text:p>0.4330</text:p>
          </table:table-cell>
          <table:table-cell table:style-name="ce1043" table:formula="of:=[.V4]/[.X4]" office:value-type="float" office:value="0.566969747792878" calcext:value-type="float">
            <text:p>0.5670</text:p>
          </table:table-cell>
          <table:table-cell table:style-name="ce1043" table:formula="of:=[.T4]/[.X4]" office:value-type="float" office:value="0.433030252207122" calcext:value-type="float">
            <text:p>0.4330</text:p>
          </table:table-cell>
          <table:table-cell table:style-name="ce1043" table:formula="of:=[.S4]/[.Y4]" office:value-type="float" office:value="0.566969725469982" calcext:value-type="float">
            <text:p>0.5670</text:p>
          </table:table-cell>
          <table:table-cell table:style-name="ce1043" table:formula="of:=[.T4]/[.Y4]" office:value-type="float" office:value="0.433030274530018" calcext:value-type="float">
            <text:p>0.4330</text:p>
          </table:table-cell>
          <table:table-cell table:style-name="ce1043" table:formula="of:=[.V4]/[.Z4]" office:value-type="float" office:value="0.566969718565346" calcext:value-type="float">
            <text:p>0.5670</text:p>
          </table:table-cell>
          <table:table-cell table:style-name="ce1043" table:formula="of:=[.U4]/[.Z4]" office:value-type="float" office:value="0.433030281434654" calcext:value-type="float">
            <text:p>0.4330</text:p>
          </table:table-cell>
          <table:table-cell table:style-name="ce830" table:number-columns-repeated="7"/>
          <table:table-cell table:number-columns-repeated="31"/>
        </table:table-row>
        <table:table-row table:style-name="ro17">
          <table:table-cell table:style-name="ce1015" table:formula="of:=[.C12]+[.D14]" office:value-type="float" office:value="0.566969722017664" calcext:value-type="float">
            <text:p>0.566969722017664</text:p>
          </table:table-cell>
          <table:table-cell table:style-name="ce1020"/>
          <table:table-cell table:style-name="ce1015" table:formula="of:=[.C12]+[.C14]" office:value-type="float" office:value="0.5" calcext:value-type="float">
            <text:p>0.5</text:p>
          </table:table-cell>
          <table:table-cell table:style-name="ce1025" table:formula="of:=[.D12]+[.D14]" office:value-type="float" office:value="0.5" calcext:value-type="float">
            <text:p>0.5</text:p>
          </table:table-cell>
          <table:table-cell/>
          <table:covered-table-cell table:style-name="ce908"/>
          <table:table-cell table:style-name="ce908"/>
          <table:table-cell table:style-name="ce1015" table:formula="of:=[.J12]+[.K14]" office:value-type="float" office:value="1.1339392489835" calcext:value-type="float">
            <text:p>1.1339392489835</text:p>
          </table:table-cell>
          <table:table-cell table:style-name="ce1020"/>
          <table:table-cell table:style-name="ce1015" table:formula="of:=[.J12]+[.J14]" office:value-type="float" office:value="1.00119588615164" calcext:value-type="float">
            <text:p>1.00119588615164</text:p>
          </table:table-cell>
          <table:table-cell table:style-name="ce1025" table:formula="of:=[.K12]+[.K14]" office:value-type="float" office:value="0.998804113848362" calcext:value-type="float">
            <text:p>0.998804113848362</text:p>
          </table:table-cell>
          <table:table-cell table:style-name="ce908"/>
          <table:table-cell table:style-name="ce1015" table:formula="of:=[.O12]+[.P14]" office:value-type="float" office:value="1.13393944053614" calcext:value-type="float">
            <text:p>1.13393944053614</text:p>
          </table:table-cell>
          <table:table-cell table:style-name="ce1020"/>
          <table:table-cell table:style-name="ce1015" table:formula="of:=[.O12]+[.O14]" office:value-type="float" office:value="1" calcext:value-type="float">
            <text:p>1</text:p>
          </table:table-cell>
          <table:table-cell table:style-name="ce1025" table:formula="of:=[.P12]+[.P14]" office:value-type="float" office:value="1" calcext:value-type="float">
            <text:p>1</text:p>
          </table:table-cell>
          <table:table-cell/>
          <table:table-cell table:style-name="Default"/>
          <table:table-cell table:style-name="ce1041" office:value-type="float" office:value="9" calcext:value-type="float">
            <text:p>9</text:p>
          </table:table-cell>
          <table:table-cell table:style-name="ce1041" office:value-type="float" office:value="10" calcext:value-type="float">
            <text:p>10</text:p>
          </table:table-cell>
          <table:table-cell table:style-name="ce1041" office:value-type="float" office:value="11" calcext:value-type="float">
            <text:p>11</text:p>
          </table:table-cell>
          <table:table-cell table:style-name="ce1041" office:value-type="float" office:value="12" calcext:value-type="float">
            <text:p>12</text:p>
          </table:table-cell>
          <table:table-cell table:style-name="ce1041" office:value-type="float" office:value="13" calcext:value-type="float">
            <text:p>13</text:p>
          </table:table-cell>
          <table:table-cell table:style-name="ce1041" office:value-type="float" office:value="14" calcext:value-type="float">
            <text:p>14</text:p>
          </table:table-cell>
          <table:table-cell table:number-columns-repeated="5"/>
          <table:table-cell table:style-name="ce830" table:number-columns-repeated="4"/>
          <table:table-cell table:number-columns-repeated="31"/>
        </table:table-row>
        <table:table-row table:style-name="ro17">
          <table:table-cell table:number-columns-repeated="17"/>
          <table:table-cell table:style-name="Default"/>
          <table:table-cell table:style-name="ce1042" office:value-type="string" calcext:value-type="string">
            <text:p>HOC</text:p>
          </table:table-cell>
          <table:table-cell table:style-name="ce1042" office:value-type="string" calcext:value-type="string">
            <text:p>MI</text:p>
          </table:table-cell>
          <table:table-cell table:style-name="ce1042" office:value-type="string" calcext:value-type="string">
            <text:p>DR</text:p>
          </table:table-cell>
          <table:table-cell table:style-name="ce1042" office:value-type="string" calcext:value-type="string">
            <text:p>CRR</text:p>
          </table:table-cell>
          <table:table-cell table:style-name="ce1042" office:value-type="string" calcext:value-type="string">
            <text:p>ACC</text:p>
          </table:table-cell>
          <table:table-cell table:style-name="ce1049" office:value-type="string" calcext:value-type="string">
            <text:p>MCR</text:p>
          </table:table-cell>
          <table:table-cell table:number-columns-repeated="5"/>
          <table:table-cell table:style-name="ce830" table:number-columns-repeated="4"/>
          <table:table-cell table:number-columns-repeated="31"/>
        </table:table-row>
        <table:table-row table:style-name="ro17">
          <table:table-cell office:value-type="string" calcext:value-type="string">
            <text:p>Standardized table</text:p>
          </table:table-cell>
          <table:table-cell table:number-columns-repeated="6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Default"/>
          <table:table-cell table:style-name="ce1040" table:formula="of:=[.S3]/[.AC3]*LOG([.S3]/[.AC3]; 2)*[.T3]/[.AC3]*LOG([.T3]/[.AC3]; 2)*[.U3]/[.AC3]*LOG([.U3]/[.AC3]; 2)*[.V3]/[.AC3]*LOG([.V3]/[.AC3]; 2)" office:value-type="float" office:value="0.0382275929676041" calcext:value-type="float">
            <text:p>0.0382</text:p>
          </table:table-cell>
          <table:table-cell table:style-name="ce1050" table:formula="of:=[.S3]/[.AC3]*LOG([.S3]/[.AC3]/([.S7]*[.T7]);2)*[.T3]/[.AC3]*LOG([.T3]/[.AC3]/((1-[.S7])*[.T7]);2)*[.U3]/[.AC3]*LOG([.U3]/[.AC3]/([.S7]*(1-[.T7]));2)*[.V3]/[.AC3]*LOG([.V3]/[.AC3]/((1-[.S7])*(1-[.T7]));2)" office:value-type="float" office:value="0.00000164802214019533" calcext:value-type="float">
            <text:p>0.000002</text:p>
          </table:table-cell>
          <table:table-cell table:style-name="ce1040" table:formula="of:=[.S3]/[.AC3]" office:value-type="float" office:value="0.15" calcext:value-type="float">
            <text:p>0.1500</text:p>
          </table:table-cell>
          <table:table-cell table:style-name="ce1040" table:formula="of:=[.V3]/[.AC3]" office:value-type="float" office:value="0.4" calcext:value-type="float">
            <text:p>0.4000</text:p>
          </table:table-cell>
          <table:table-cell table:style-name="ce1040" table:formula="of:=[.AA3]/[.AC3]" office:value-type="float" office:value="0.55" calcext:value-type="float">
            <text:p>0.5500</text:p>
          </table:table-cell>
          <table:table-cell table:style-name="ce1040" table:formula="of:=[.AB3]/[.AC3]" office:value-type="float" office:value="0.45" calcext:value-type="float">
            <text:p>0.4500</text:p>
          </table:table-cell>
          <table:table-cell table:number-columns-repeated="5"/>
          <table:table-cell table:style-name="ce830" table:number-columns-repeated="4"/>
          <table:table-cell table:number-columns-repeated="31"/>
        </table:table-row>
        <table:table-row table:style-name="ro17">
          <table:table-cell table:style-name="ce1012" office:value-type="string" calcext:value-type="string">
            <text:p>OP</text:p>
          </table:table-cell>
          <table:table-cell table:style-name="ce1017"/>
          <table:table-cell table:style-name="ce1022" office:value-type="string" calcext:value-type="string">
            <text:p>TP</text:p>
          </table:table-cell>
          <table:table-cell table:style-name="ce1022" office:value-type="string" calcext:value-type="string">
            <text:p>FP</text:p>
          </table:table-cell>
          <table:table-cell/>
          <table:table-cell table:style-name="ce1028" office:value-type="string" calcext:value-type="string" table:number-columns-spanned="1" table:number-rows-spanned="7">
            <text:p>Cycle 3</text:p>
          </table:table-cell>
          <table:table-cell/>
          <table:table-cell table:style-name="ce1012" office:value-type="string" calcext:value-type="string">
            <text:p>OP</text:p>
          </table:table-cell>
          <table:table-cell table:style-name="ce1017"/>
          <table:table-cell table:style-name="ce1022" office:value-type="string" calcext:value-type="string">
            <text:p>TP</text:p>
          </table:table-cell>
          <table:table-cell table:style-name="ce1022" office:value-type="string" calcext:value-type="string">
            <text:p>FP</text:p>
          </table:table-cell>
          <table:table-cell/>
          <table:table-cell table:style-name="ce1012" office:value-type="string" calcext:value-type="string">
            <text:p>OP</text:p>
          </table:table-cell>
          <table:table-cell table:style-name="ce1017"/>
          <table:table-cell table:style-name="ce1022" office:value-type="string" calcext:value-type="string">
            <text:p>TP</text:p>
          </table:table-cell>
          <table:table-cell table:style-name="ce1022" office:value-type="string" calcext:value-type="string">
            <text:p>FP</text:p>
          </table:table-cell>
          <table:table-cell/>
          <table:table-cell table:style-name="Default"/>
          <table:table-cell table:style-name="ce1040" table:formula="of:=[.S4]/[.AC4]*LOG([.S4]/[.AC4]; 2)*[.T4]/[.AC4]*LOG([.T4]/[.AC4]; 2)*[.U4]/[.AC4]*LOG([.U4]/[.AC4]; 2)*[.V4]/[.AC4]*LOG([.V4]/[.AC4]; 2)" office:value-type="float" office:value="0.0607188239100612" calcext:value-type="float">
            <text:p>0.0607</text:p>
          </table:table-cell>
          <table:table-cell table:style-name="ce1050" table:formula="of:=[.S4]/[.AC4]*LOG([.S4]/[.AC4]/([.S8]*[.T8]);2)*[.T4]/[.AC4]*LOG([.T4]/[.AC4]/((1-[.S8])*[.T8]);2)*[.U4]/[.AC4]*LOG([.U4]/[.AC4]/([.S8]*(1-[.T8]));2)*[.V4]/[.AC4]*LOG([.V4]/[.AC4]/((1-[.S8])*(1-[.T8]));2)" office:value-type="float" office:value="0.00000533224730098048" calcext:value-type="float">
            <text:p>0.000005</text:p>
          </table:table-cell>
          <table:table-cell table:style-name="ce1040" table:formula="of:=[.S4]/[.AC4]" office:value-type="float" office:value="0.283484848121225" calcext:value-type="float">
            <text:p>0.2835</text:p>
          </table:table-cell>
          <table:table-cell table:style-name="ce1040" table:formula="of:=[.V4]/[.AC4]" office:value-type="float" office:value="0.283484873896439" calcext:value-type="float">
            <text:p>0.2835</text:p>
          </table:table-cell>
          <table:table-cell table:style-name="ce1040" table:formula="of:=[.AA4]/[.AC4]" office:value-type="float" office:value="0.566969722017664" calcext:value-type="float">
            <text:p>0.5670</text:p>
          </table:table-cell>
          <table:table-cell table:style-name="ce1040" table:formula="of:=[.AB4]/[.AC4]" office:value-type="float" office:value="0.433030277982336" calcext:value-type="float">
            <text:p>0.4330</text:p>
          </table:table-cell>
          <table:table-cell table:number-columns-repeated="5"/>
          <table:table-cell table:style-name="ce830" table:number-columns-repeated="4"/>
          <table:table-cell table:number-columns-repeated="31"/>
        </table:table-row>
        <table:table-row table:style-name="ro17">
          <table:table-cell table:style-name="ce1013" table:formula="of:=[.C21]+[.D21]" office:value-type="float" office:value="49.9999974224785" calcext:value-type="float">
            <text:p>49.9999974224785</text:p>
          </table:table-cell>
          <table:table-cell table:style-name="ce1016" office:value-type="string" calcext:value-type="string">
            <text:p>a</text:p>
          </table:table-cell>
          <table:table-cell table:style-name="ce1013" table:formula="of:=[.C12]*([.C8]+[.D8])" office:value-type="float" office:value="28.3484848121225" calcext:value-type="float">
            <text:p>28.3484848121225</text:p>
          </table:table-cell>
          <table:table-cell table:style-name="ce1013" table:formula="of:=[.D12]*([.C8]+[.D8])" office:value-type="float" office:value="21.6515126103561" calcext:value-type="float">
            <text:p>21.6515126103561</text:p>
          </table:table-cell>
          <table:table-cell table:style-name="ce1026" office:value-type="string" calcext:value-type="string">
            <text:p>b</text:p>
          </table:table-cell>
          <table:covered-table-cell table:style-name="ce908"/>
          <table:table-cell table:style-name="ce908"/>
          <table:table-cell table:style-name="ce1013" table:formula="of:=[.J21]+[.K21]" office:value-type="float" office:value="1" calcext:value-type="float">
            <text:p>1</text:p>
          </table:table-cell>
          <table:table-cell table:style-name="ce1018"/>
          <table:table-cell table:style-name="ce1013" table:formula="of:=[.O12]/[.M12]" office:value-type="float" office:value="0.566980448950036" calcext:value-type="float">
            <text:p>0.566980448950036</text:p>
          </table:table-cell>
          <table:table-cell table:style-name="ce1013" table:formula="of:=[.P12]/[.M12]" office:value-type="float" office:value="0.433019551049964" calcext:value-type="float">
            <text:p>0.433019551049964</text:p>
          </table:table-cell>
          <table:table-cell table:style-name="ce908"/>
          <table:table-cell table:style-name="ce1013" table:formula="of:=[.O21]+[.P21]" office:value-type="float" office:value="0.999997126472876" calcext:value-type="float">
            <text:p>0.999997126472876</text:p>
          </table:table-cell>
          <table:table-cell table:style-name="ce1018"/>
          <table:table-cell table:style-name="ce1013" table:formula="of:=[.J21]/[.J26]" office:value-type="float" office:value="0.566968285253539" calcext:value-type="float">
            <text:p>0.566968285253539</text:p>
          </table:table-cell>
          <table:table-cell table:style-name="ce1013" table:formula="of:=[.K21]/[.K26]" office:value-type="float" office:value="0.433028841219337" calcext:value-type="float">
            <text:p>0.433028841219337</text:p>
          </table:table-cell>
          <table:table-cell/>
          <table:table-cell table:style-name="ce1031"/>
          <table:table-cell table:style-name="ce1044" office:value-type="float" office:value="15" calcext:value-type="float">
            <text:p>15</text:p>
          </table:table-cell>
          <table:table-cell table:style-name="ce1044" office:value-type="float" office:value="16" calcext:value-type="float">
            <text:p>16</text:p>
          </table:table-cell>
          <table:table-cell table:style-name="ce1044" office:value-type="float" office:value="17" calcext:value-type="float">
            <text:p>17</text:p>
          </table:table-cell>
          <table:table-cell table:style-name="ce1068" office:value-type="string" calcext:value-type="string">
            <text:p>17’</text:p>
          </table:table-cell>
          <table:table-cell table:style-name="ce1044" office:value-type="float" office:value="18" calcext:value-type="float">
            <text:p>18</text:p>
          </table:table-cell>
          <table:table-cell table:style-name="ce1044" office:value-type="float" office:value="19" calcext:value-type="float">
            <text:p>19</text:p>
          </table:table-cell>
          <table:table-cell table:style-name="ce1068" office:value-type="string" calcext:value-type="string">
            <text:p>19-1</text:p>
          </table:table-cell>
          <table:table-cell table:style-name="ce1068" office:value-type="string" calcext:value-type="string">
            <text:p>19-2</text:p>
          </table:table-cell>
          <table:table-cell table:style-name="ce1068" office:value-type="string" calcext:value-type="string">
            <text:p>19-3</text:p>
          </table:table-cell>
          <table:table-cell table:style-name="ce1068" office:value-type="string" calcext:value-type="string">
            <text:p>19-4</text:p>
          </table:table-cell>
          <table:table-cell/>
          <table:table-cell table:style-name="ce830" table:number-columns-repeated="4"/>
          <table:table-cell table:number-columns-repeated="31"/>
        </table:table-row>
        <table:table-row table:style-name="ro17">
          <table:table-cell table:style-name="ce1012" office:value-type="string" calcext:value-type="string">
            <text:p>ON</text:p>
          </table:table-cell>
          <table:table-cell table:style-name="ce1017"/>
          <table:table-cell table:style-name="ce1022" office:value-type="string" calcext:value-type="string">
            <text:p>FN</text:p>
          </table:table-cell>
          <table:table-cell table:style-name="ce1022" office:value-type="string" calcext:value-type="string">
            <text:p>TN</text:p>
          </table:table-cell>
          <table:table-cell/>
          <table:covered-table-cell/>
          <table:table-cell/>
          <table:table-cell table:style-name="ce1012" office:value-type="string" calcext:value-type="string">
            <text:p>ON</text:p>
          </table:table-cell>
          <table:table-cell table:style-name="ce1017"/>
          <table:table-cell table:style-name="ce1022" office:value-type="string" calcext:value-type="string">
            <text:p>FN</text:p>
          </table:table-cell>
          <table:table-cell table:style-name="ce1022" office:value-type="string" calcext:value-type="string">
            <text:p>TN</text:p>
          </table:table-cell>
          <table:table-cell/>
          <table:table-cell table:style-name="ce1012" office:value-type="string" calcext:value-type="string">
            <text:p>ON</text:p>
          </table:table-cell>
          <table:table-cell table:style-name="ce1017"/>
          <table:table-cell table:style-name="ce1022" office:value-type="string" calcext:value-type="string">
            <text:p>FN</text:p>
          </table:table-cell>
          <table:table-cell table:style-name="ce1022" office:value-type="string" calcext:value-type="string">
            <text:p>TN</text:p>
          </table:table-cell>
          <table:table-cell/>
          <table:table-cell table:style-name="ce1030" office:value-type="string" calcext:value-type="string">
            <text:p>1<text:span text:style-name="T87">st</text:span> Level Metrics</text:p>
          </table:table-cell>
          <table:table-cell table:style-name="ce1045" office:value-type="string" calcext:value-type="string">
            <text:p>INFORM</text:p>
          </table:table-cell>
          <table:table-cell table:style-name="ce1045" office:value-type="string" calcext:value-type="string">
            <text:p>MARK</text:p>
          </table:table-cell>
          <table:table-cell table:style-name="ce1045" office:value-type="string" calcext:value-type="string">
            <text:p>BACC</text:p>
          </table:table-cell>
          <table:table-cell table:style-name="ce1131" office:value-type="string" calcext:value-type="string">
            <text:p>WACC</text:p>
          </table:table-cell>
          <table:table-cell table:style-name="ce1045" office:value-type="string" calcext:value-type="string">
            <text:p>G</text:p>
          </table:table-cell>
          <table:table-cell table:style-name="ce1045" office:value-type="string" calcext:value-type="string">
            <text:p>nMIari</text:p>
          </table:table-cell>
          <table:table-cell table:style-name="ce1045" office:value-type="string" calcext:value-type="string">
            <text:p>nMIgeo</text:p>
          </table:table-cell>
          <table:table-cell table:style-name="ce1045" office:value-type="string" calcext:value-type="string">
            <text:p>nMIjoi</text:p>
          </table:table-cell>
          <table:table-cell table:style-name="ce1045" office:value-type="string" calcext:value-type="string">
            <text:p>nMImin</text:p>
          </table:table-cell>
          <table:table-cell table:style-name="ce1045" office:value-type="string" calcext:value-type="string">
            <text:p>nMImax</text:p>
          </table:table-cell>
          <table:table-cell/>
          <table:table-cell table:style-name="ce830" table:number-columns-repeated="4"/>
          <table:table-cell table:number-columns-repeated="31"/>
        </table:table-row>
        <table:table-row table:style-name="ro17">
          <table:table-cell table:style-name="ce1013" table:formula="of:=[.C23]+[.D23]" office:value-type="float" office:value="50.0000025775215" calcext:value-type="float">
            <text:p>50.0000025775215</text:p>
          </table:table-cell>
          <table:table-cell table:style-name="ce1016" office:value-type="string" calcext:value-type="string">
            <text:p>d</text:p>
          </table:table-cell>
          <table:table-cell table:style-name="ce1013" table:formula="of:=[.C14]*([.C8]+[.D8])" office:value-type="float" office:value="21.6515151878775" calcext:value-type="float">
            <text:p>21.6515151878775</text:p>
          </table:table-cell>
          <table:table-cell table:style-name="ce1013" table:formula="of:=[.D14]*([.C8]+[.D8])" office:value-type="float" office:value="28.3484873896439" calcext:value-type="float">
            <text:p>28.3484873896439</text:p>
          </table:table-cell>
          <table:table-cell table:style-name="ce1026" office:value-type="string" calcext:value-type="string">
            <text:p>c</text:p>
          </table:table-cell>
          <table:covered-table-cell table:style-name="ce908"/>
          <table:table-cell table:style-name="ce908"/>
          <table:table-cell table:style-name="ce1013" table:formula="of:=[.J23]+[.K23]" office:value-type="float" office:value="1" calcext:value-type="float">
            <text:p>1</text:p>
          </table:table-cell>
          <table:table-cell table:style-name="ce1018"/>
          <table:table-cell table:style-name="ce1013" table:formula="of:=[.O14]/[.M14]" office:value-type="float" office:value="0.433041004977483" calcext:value-type="float">
            <text:p>0.433041004977483</text:p>
          </table:table-cell>
          <table:table-cell table:style-name="ce1013" table:formula="of:=[.P14]/[.M14]" office:value-type="float" office:value="0.566958995022517" calcext:value-type="float">
            <text:p>0.566958995022517</text:p>
          </table:table-cell>
          <table:table-cell table:style-name="ce908"/>
          <table:table-cell table:style-name="ce1013" table:formula="of:=[.O23]+[.P23]" office:value-type="float" office:value="1.00000287352712" calcext:value-type="float">
            <text:p>1.00000287352712</text:p>
          </table:table-cell>
          <table:table-cell table:style-name="ce1018"/>
          <table:table-cell table:style-name="ce1013" table:formula="of:=[.J23]/[.J26]" office:value-type="float" office:value="0.433031714746461" calcext:value-type="float">
            <text:p>0.433031714746461</text:p>
          </table:table-cell>
          <table:table-cell table:style-name="ce1013" table:formula="of:=[.K23]/[.K26]" office:value-type="float" office:value="0.566971158780663" calcext:value-type="float">
            <text:p>0.566971158780663</text:p>
          </table:table-cell>
          <table:table-cell/>
          <table:table-cell table:style-name="ce1030"/>
          <table:table-cell table:style-name="ce1043" table:formula="of:=[.S15]+[.U15]-1" office:value-type="float" office:value="0.1" calcext:value-type="float">
            <text:p>0.1000</text:p>
          </table:table-cell>
          <table:table-cell table:style-name="ce1043" table:formula="of:=[.W15]+[.Y15]-1" office:value-type="float" office:value="0.133333333333333" calcext:value-type="float">
            <text:p>0.1333</text:p>
          </table:table-cell>
          <table:table-cell table:style-name="ce1043" table:formula="of:=([.S15]+[.U15])/2" office:value-type="float" office:value="0.55" calcext:value-type="float">
            <text:p>0.5500</text:p>
          </table:table-cell>
          <table:table-cell table:style-name="ce1043"/>
          <table:table-cell table:style-name="ce1043" table:formula="of:=SQRT([.S15]*[.U15])" office:value-type="float" office:value="0.489897948556636" calcext:value-type="float">
            <text:p>0.4899</text:p>
          </table:table-cell>
          <table:table-cell table:style-name="ce1137" table:formula="of:=2*[.T19]/([.S11]+[.T11])" office:value-type="float" office:value="0.00000181973394139837" calcext:value-type="float">
            <text:p>0.000002</text:p>
          </table:table-cell>
          <table:table-cell table:style-name="ce1050" table:formula="of:=[.T19]/SQRT([.S11]*[.T11])" office:value-type="float" office:value="0.00000182969271551841" calcext:value-type="float">
            <text:p>0.000002</text:p>
          </table:table-cell>
          <table:table-cell table:style-name="ce1137" table:formula="of:=[.T19]/[.S19]" office:value-type="float" office:value="0.0000431108006614997" calcext:value-type="float">
            <text:p>0.000043</text:p>
          </table:table-cell>
          <table:table-cell table:style-name="ce1137" table:formula="of:=[.T19]/MIN([.S11:.T11])" office:value-type="float" office:value="0.00000203138984093037" calcext:value-type="float">
            <text:p>0.000002</text:p>
          </table:table-cell>
          <table:table-cell table:style-name="ce1137" table:formula="of:=[.T19]/MAX([.S11:.T11])" office:value-type="float" office:value="0.00000164802214019533" calcext:value-type="float">
            <text:p>0.000002</text:p>
          </table:table-cell>
          <table:table-cell table:style-name="ce1135"/>
          <table:table-cell table:style-name="ce830" table:number-columns-repeated="4"/>
          <table:table-cell table:number-columns-repeated="31"/>
        </table:table-row>
        <table:table-row table:style-name="ro17">
          <table:table-cell table:style-name="ce1014"/>
          <table:table-cell table:style-name="ce1018"/>
          <table:table-cell table:style-name="ce1014" table:number-columns-repeated="2"/>
          <table:table-cell/>
          <table:covered-table-cell/>
          <table:table-cell/>
          <table:table-cell table:style-name="ce1014"/>
          <table:table-cell table:style-name="ce1018"/>
          <table:table-cell table:style-name="ce1014" table:number-columns-repeated="2"/>
          <table:table-cell/>
          <table:table-cell table:style-name="ce1014"/>
          <table:table-cell table:style-name="ce1018"/>
          <table:table-cell table:style-name="ce1014" table:number-columns-repeated="2"/>
          <table:table-cell/>
          <table:table-cell table:style-name="ce1030"/>
          <table:table-cell table:style-name="ce1043" table:formula="of:=[.S16]+[.U16]-1" office:value-type="float" office:value="0.133939444035328" calcext:value-type="float">
            <text:p>0.1339</text:p>
          </table:table-cell>
          <table:table-cell table:style-name="ce1043" table:formula="of:=[.W16]+[.Y16]-1" office:value-type="float" office:value="0.133939444035328" calcext:value-type="float">
            <text:p>0.1339</text:p>
          </table:table-cell>
          <table:table-cell table:style-name="ce1043" table:formula="of:=([.S16]+[.U16])/2" office:value-type="float" office:value="0.566969722017664" calcext:value-type="float">
            <text:p>0.5670</text:p>
          </table:table-cell>
          <table:table-cell table:style-name="ce1037"/>
          <table:table-cell table:style-name="ce1043" table:formula="of:=SQRT([.S16]*[.U16])" office:value-type="float" office:value="0.566969722017663" calcext:value-type="float">
            <text:p>0.5670</text:p>
          </table:table-cell>
          <table:table-cell table:style-name="ce1137" table:formula="of:=2*[.T20]/([.S12]+[.T12])" office:value-type="float" office:value="0.00000533224730098049" calcext:value-type="float">
            <text:p>0.000005</text:p>
          </table:table-cell>
          <table:table-cell table:style-name="ce1050" table:formula="of:=[.T20]/SQRT([.S12]*[.T12])" office:value-type="float" office:value="0.00000533224730098049" calcext:value-type="float">
            <text:p>0.000005</text:p>
          </table:table-cell>
          <table:table-cell table:style-name="ce1137" table:formula="of:=[.T20]/[.S20]" office:value-type="float" office:value="0.0000878186855015306" calcext:value-type="float">
            <text:p>0.000088</text:p>
          </table:table-cell>
          <table:table-cell table:style-name="ce1137" table:formula="of:=[.T20]/MIN([.S12:.T12])" office:value-type="float" office:value="0.00000533224730098049" calcext:value-type="float">
            <text:p>0.000005</text:p>
          </table:table-cell>
          <table:table-cell table:style-name="ce1137" table:formula="of:=[.T20]/MAX([.S12:.T12])" office:value-type="float" office:value="0.00000533224730098048" calcext:value-type="float">
            <text:p>0.000005</text:p>
          </table:table-cell>
          <table:table-cell table:style-name="ce830"/>
          <table:table-cell table:number-columns-repeated="35"/>
        </table:table-row>
        <table:table-row table:style-name="ro17">
          <table:table-cell table:style-name="ce1012" office:value-type="string" calcext:value-type="string">
            <text:p>TC</text:p>
          </table:table-cell>
          <table:table-cell table:style-name="ce1019"/>
          <table:table-cell table:style-name="ce1012" office:value-type="string" calcext:value-type="string">
            <text:p>P</text:p>
          </table:table-cell>
          <table:table-cell table:style-name="ce1024" office:value-type="string" calcext:value-type="string">
            <text:p>N</text:p>
          </table:table-cell>
          <table:table-cell/>
          <table:covered-table-cell/>
          <table:table-cell/>
          <table:table-cell table:style-name="ce1012" office:value-type="string" calcext:value-type="string">
            <text:p>TC</text:p>
          </table:table-cell>
          <table:table-cell table:style-name="ce1019"/>
          <table:table-cell table:style-name="ce1012" office:value-type="string" calcext:value-type="string">
            <text:p>P</text:p>
          </table:table-cell>
          <table:table-cell table:style-name="ce1024" office:value-type="string" calcext:value-type="string">
            <text:p>N</text:p>
          </table:table-cell>
          <table:table-cell/>
          <table:table-cell table:style-name="ce1012" office:value-type="string" calcext:value-type="string">
            <text:p>TC</text:p>
          </table:table-cell>
          <table:table-cell table:style-name="ce1019"/>
          <table:table-cell table:style-name="ce1012" office:value-type="string" calcext:value-type="string">
            <text:p>P</text:p>
          </table:table-cell>
          <table:table-cell table:style-name="ce1024" office:value-type="string" calcext:value-type="string">
            <text:p>N</text:p>
          </table:table-cell>
          <table:table-cell/>
          <table:table-cell table:style-name="Default"/>
          <table:table-cell table:style-name="ce1044" office:value-type="float" office:value="20" calcext:value-type="float">
            <text:p>20</text:p>
          </table:table-cell>
          <table:table-cell table:style-name="ce1044" office:value-type="float" office:value="21" calcext:value-type="float">
            <text:p>21</text:p>
          </table:table-cell>
          <table:table-cell table:style-name="ce1044" office:value-type="float" office:value="22" calcext:value-type="float">
            <text:p>22</text:p>
          </table:table-cell>
          <table:table-cell table:style-name="ce1132" office:value-type="string" calcext:value-type="string">
            <text:p>20’</text:p>
          </table:table-cell>
          <table:table-cell table:style-name="ce1044" office:value-type="float" office:value="21" calcext:value-type="float">
            <text:p>21</text:p>
          </table:table-cell>
          <table:table-cell table:number-columns-repeated="5"/>
          <table:table-cell table:style-name="ce830"/>
          <table:table-cell table:number-columns-repeated="35"/>
        </table:table-row>
        <table:table-row table:style-name="ro17">
          <table:table-cell table:style-name="ce1015" table:formula="of:=[.C21]+[.D23]" office:value-type="float" office:value="56.6969722017664" calcext:value-type="float">
            <text:p>56.6969722017664</text:p>
          </table:table-cell>
          <table:table-cell table:style-name="ce1020"/>
          <table:table-cell table:style-name="ce1015" table:formula="of:=[.C21]+[.C23]" office:value-type="float" office:value="50" calcext:value-type="float">
            <text:p>50</text:p>
          </table:table-cell>
          <table:table-cell table:style-name="ce1025" table:formula="of:=[.D21]+[.D23]" office:value-type="float" office:value="50" calcext:value-type="float">
            <text:p>50</text:p>
          </table:table-cell>
          <table:table-cell/>
          <table:covered-table-cell table:style-name="ce908"/>
          <table:table-cell table:style-name="ce908"/>
          <table:table-cell table:style-name="ce1015" table:formula="of:=[.J21]+[.K23]" office:value-type="float" office:value="1.13393944397255" calcext:value-type="float">
            <text:p>1.13393944397255</text:p>
          </table:table-cell>
          <table:table-cell table:style-name="ce1020"/>
          <table:table-cell table:style-name="ce1015" table:formula="of:=[.J21]+[.J23]" office:value-type="float" office:value="1.00002145392752" calcext:value-type="float">
            <text:p>1.00002145392752</text:p>
          </table:table-cell>
          <table:table-cell table:style-name="ce1025" table:formula="of:=[.K21]+[.K23]" office:value-type="float" office:value="0.999978546072481" calcext:value-type="float">
            <text:p>0.999978546072481</text:p>
          </table:table-cell>
          <table:table-cell table:style-name="ce908"/>
          <table:table-cell table:style-name="ce1015" table:formula="of:=[.O21]+[.P23]" office:value-type="float" office:value="1.1339394440342" calcext:value-type="float">
            <text:p>1.1339394440342</text:p>
          </table:table-cell>
          <table:table-cell table:style-name="ce1020"/>
          <table:table-cell table:style-name="ce1015" table:formula="of:=[.O21]+[.O23]" office:value-type="float" office:value="1" calcext:value-type="float">
            <text:p>1</text:p>
          </table:table-cell>
          <table:table-cell table:style-name="ce1025" table:formula="of:=[.P21]+[.P23]" office:value-type="float" office:value="1" calcext:value-type="float">
            <text:p>1</text:p>
          </table:table-cell>
          <table:table-cell/>
          <table:table-cell table:style-name="Default"/>
          <table:table-cell table:style-name="ce1045" office:value-type="string" calcext:value-type="string">
            <text:p>F1</text:p>
          </table:table-cell>
          <table:table-cell table:style-name="ce1045" office:value-type="string" calcext:value-type="string">
            <text:p>F0.5</text:p>
          </table:table-cell>
          <table:table-cell table:style-name="ce1045" office:value-type="string" calcext:value-type="string">
            <text:p>F2</text:p>
          </table:table-cell>
          <table:table-cell table:style-name="ce1131" office:value-type="string" calcext:value-type="string">
            <text:p>FB</text:p>
          </table:table-cell>
          <table:table-cell table:style-name="ce1045" office:value-type="string" calcext:value-type="string">
            <text:p>CK</text:p>
          </table:table-cell>
          <table:table-cell table:number-columns-repeated="5"/>
          <table:table-cell table:style-name="ce830"/>
          <table:table-cell table:number-columns-repeated="35"/>
        </table:table-row>
        <table:table-row table:style-name="ro17">
          <table:table-cell table:number-columns-repeated="17"/>
          <table:table-cell table:style-name="Default"/>
          <table:table-cell table:style-name="ce1040" table:formula="of:=2*[.S15]*[.W15]/([.S15]+[.W15])" office:value-type="float" office:value="0.4" calcext:value-type="float">
            <text:p>0.4000</text:p>
          </table:table-cell>
          <table:table-cell table:style-name="ce1040" table:formula="of:=1.25*[.W15]*[.S15]/(0.25*[.W15]+[.S15])" office:value-type="float" office:value="0.5" calcext:value-type="float">
            <text:p>0.5000</text:p>
          </table:table-cell>
          <table:table-cell table:style-name="ce1040" table:formula="of:=5*[.W15]*[.S15]/(4*[.W15]+[.S15])" office:value-type="float" office:value="0.333333333333333" calcext:value-type="float">
            <text:p>0.3333</text:p>
          </table:table-cell>
          <table:table-cell table:style-name="ce1040"/>
          <table:table-cell table:style-name="ce1040" table:formula="of:=([.W19]-[.X7])/(1-[.X7])" office:value-type="float" office:value="0.1" calcext:value-type="float">
            <text:p>0.1000</text:p>
          </table:table-cell>
          <table:table-cell table:number-columns-repeated="5"/>
          <table:table-cell table:style-name="ce830"/>
          <table:table-cell table:number-columns-repeated="35"/>
        </table:table-row>
        <table:table-row table:style-name="ro17">
          <table:table-cell table:number-columns-repeated="7"/>
          <table:table-cell office:value-type="string" calcext:value-type="string">
            <text:p>Iteration 1 (row)</text:p>
          </table:table-cell>
          <table:table-cell table:number-columns-repeated="4"/>
          <table:table-cell office:value-type="string" calcext:value-type="string">
            <text:p>Iteration 2 (column)</text:p>
          </table:table-cell>
          <table:table-cell table:number-columns-repeated="4"/>
          <table:table-cell table:style-name="Default"/>
          <table:table-cell table:style-name="ce1040" table:formula="of:=2*[.S16]*[.W16]/([.S16]+[.W16])" office:value-type="float" office:value="0.566969710856215" calcext:value-type="float">
            <text:p>0.5670</text:p>
          </table:table-cell>
          <table:table-cell table:style-name="ce1040" table:formula="of:=1.25*[.W16]*[.S16]/(0.25*[.W16]+[.S16])" office:value-type="float" office:value="0.566969719624475" calcext:value-type="float">
            <text:p>0.5670</text:p>
          </table:table-cell>
          <table:table-cell table:style-name="ce1040" table:formula="of:=5*[.W16]*[.S16]/(4*[.W16]+[.S16])" office:value-type="float" office:value="0.566969702087956" calcext:value-type="float">
            <text:p>0.5670</text:p>
          </table:table-cell>
          <table:table-cell table:style-name="ce1040"/>
          <table:table-cell table:style-name="ce1040" table:formula="of:=([.W20]-[.X8])/(1-[.X8])" office:value-type="float" office:value="0.133939444035328" calcext:value-type="float">
            <text:p>0.1339</text:p>
          </table:table-cell>
          <table:table-cell table:number-columns-repeated="5"/>
          <table:table-cell table:style-name="ce830"/>
          <table:table-cell table:number-columns-repeated="35"/>
        </table:table-row>
        <table:table-row table:style-name="ro17">
          <table:table-cell table:number-columns-repeated="5"/>
          <table:table-cell table:style-name="ce1028" office:value-type="string" calcext:value-type="string" table:number-columns-spanned="1" table:number-rows-spanned="7">
            <text:p>Cycle 4</text:p>
          </table:table-cell>
          <table:table-cell/>
          <table:table-cell table:style-name="ce1012" office:value-type="string" calcext:value-type="string">
            <text:p>OP</text:p>
          </table:table-cell>
          <table:table-cell table:style-name="ce1017"/>
          <table:table-cell table:style-name="ce1022" office:value-type="string" calcext:value-type="string">
            <text:p>TP</text:p>
          </table:table-cell>
          <table:table-cell table:style-name="ce1022" office:value-type="string" calcext:value-type="string">
            <text:p>FP</text:p>
          </table:table-cell>
          <table:table-cell/>
          <table:table-cell table:style-name="ce1012" office:value-type="string" calcext:value-type="string">
            <text:p>OP</text:p>
          </table:table-cell>
          <table:table-cell table:style-name="ce1017"/>
          <table:table-cell table:style-name="ce1022" office:value-type="string" calcext:value-type="string">
            <text:p>TP</text:p>
          </table:table-cell>
          <table:table-cell table:style-name="ce1022" office:value-type="string" calcext:value-type="string">
            <text:p>FP</text:p>
          </table:table-cell>
          <table:table-cell/>
          <table:table-cell table:style-name="ce1030"/>
          <table:table-cell table:style-name="ce1046" office:value-type="float" office:value="22" calcext:value-type="float">
            <text:p>22</text:p>
          </table:table-cell>
          <table:table-cell table:number-columns-repeated="9"/>
          <table:table-cell table:style-name="ce830"/>
          <table:table-cell table:number-columns-repeated="35"/>
        </table:table-row>
        <table:table-row table:style-name="ro17">
          <table:table-cell table:number-columns-repeated="5"/>
          <table:covered-table-cell table:style-name="ce908"/>
          <table:table-cell table:style-name="ce908"/>
          <table:table-cell table:style-name="ce1013" table:formula="of:=[.J30]+[.K30]" office:value-type="float" office:value="1" calcext:value-type="float">
            <text:p>1</text:p>
          </table:table-cell>
          <table:table-cell table:style-name="ce1018"/>
          <table:table-cell table:style-name="ce1013" table:formula="of:=[.O21]/[.M21]" office:value-type="float" office:value="0.566969914456967" calcext:value-type="float">
            <text:p>0.566969914456967</text:p>
          </table:table-cell>
          <table:table-cell table:style-name="ce1013" table:formula="of:=[.P21]/[.M21]" office:value-type="float" office:value="0.433030085543033" calcext:value-type="float">
            <text:p>0.433030085543033</text:p>
          </table:table-cell>
          <table:table-cell table:style-name="ce908"/>
          <table:table-cell table:style-name="ce1013" table:formula="of:=[.O30]+[.P30]" office:value-type="float" office:value="0.999999948449571" calcext:value-type="float">
            <text:p>0.999999948449571</text:p>
          </table:table-cell>
          <table:table-cell table:style-name="ce1018"/>
          <table:table-cell table:style-name="ce1013" table:formula="of:=[.J30]/[.J35]" office:value-type="float" office:value="0.566969696242449" calcext:value-type="float">
            <text:p>0.566969696242449</text:p>
          </table:table-cell>
          <table:table-cell table:style-name="ce1013" table:formula="of:=[.K30]/[.K35]" office:value-type="float" office:value="0.433030252207122" calcext:value-type="float">
            <text:p>0.433030252207122</text:p>
          </table:table-cell>
          <table:table-cell/>
          <table:table-cell table:style-name="ce1030" office:value-type="string" calcext:value-type="string">
            <text:p>2<text:span text:style-name="T87">nd</text:span> Level Metric</text:p>
          </table:table-cell>
          <table:table-cell table:style-name="ce1047" office:value-type="string" calcext:value-type="string">
            <text:p>MCC</text:p>
          </table:table-cell>
          <table:table-cell table:style-name="ce830" table:number-columns-repeated="10"/>
          <table:table-cell table:number-columns-repeated="35"/>
        </table:table-row>
        <table:table-row table:style-name="ro17">
          <table:table-cell table:number-columns-repeated="5"/>
          <table:covered-table-cell/>
          <table:table-cell/>
          <table:table-cell table:style-name="ce1012" office:value-type="string" calcext:value-type="string">
            <text:p>ON</text:p>
          </table:table-cell>
          <table:table-cell table:style-name="ce1017"/>
          <table:table-cell table:style-name="ce1022" office:value-type="string" calcext:value-type="string">
            <text:p>FN</text:p>
          </table:table-cell>
          <table:table-cell table:style-name="ce1022" office:value-type="string" calcext:value-type="string">
            <text:p>TN</text:p>
          </table:table-cell>
          <table:table-cell/>
          <table:table-cell table:style-name="ce1012" office:value-type="string" calcext:value-type="string">
            <text:p>ON</text:p>
          </table:table-cell>
          <table:table-cell table:style-name="ce1017"/>
          <table:table-cell table:style-name="ce1022" office:value-type="string" calcext:value-type="string">
            <text:p>FN</text:p>
          </table:table-cell>
          <table:table-cell table:style-name="ce1022" office:value-type="string" calcext:value-type="string">
            <text:p>TN</text:p>
          </table:table-cell>
          <table:table-cell/>
          <table:table-cell table:style-name="ce1030"/>
          <table:table-cell table:style-name="ce1037" table:formula="of:=SQRT([.S23]*[.T23])" office:value-type="float" office:value="0.115470053837925" calcext:value-type="float">
            <text:p>0.1155</text:p>
          </table:table-cell>
          <table:table-cell table:style-name="ce830" table:number-columns-repeated="10"/>
          <table:table-cell table:number-columns-repeated="35"/>
        </table:table-row>
        <table:table-row table:style-name="ro17">
          <table:table-cell table:number-columns-repeated="5"/>
          <table:covered-table-cell table:style-name="ce908"/>
          <table:table-cell table:style-name="ce908"/>
          <table:table-cell table:style-name="ce1013" table:formula="of:=[.J32]+[.K32]" office:value-type="float" office:value="1" calcext:value-type="float">
            <text:p>1</text:p>
          </table:table-cell>
          <table:table-cell table:style-name="ce1018"/>
          <table:table-cell table:style-name="ce1013" table:formula="of:=[.O23]/[.M23]" office:value-type="float" office:value="0.433030470421659" calcext:value-type="float">
            <text:p>0.433030470421659</text:p>
          </table:table-cell>
          <table:table-cell table:style-name="ce1013" table:formula="of:=[.P23]/[.M23]" office:value-type="float" office:value="0.566969529578341" calcext:value-type="float">
            <text:p>0.566969529578341</text:p>
          </table:table-cell>
          <table:table-cell table:style-name="ce908"/>
          <table:table-cell table:style-name="ce1013" table:formula="of:=[.O32]+[.P32]" office:value-type="float" office:value="1.00000005155043" calcext:value-type="float">
            <text:p>1.00000005155043</text:p>
          </table:table-cell>
          <table:table-cell table:style-name="ce1018"/>
          <table:table-cell table:style-name="ce1013" table:formula="of:=[.J32]/[.J35]" office:value-type="float" office:value="0.433030303757551" calcext:value-type="float">
            <text:p>0.433030303757551</text:p>
          </table:table-cell>
          <table:table-cell table:style-name="ce1013" table:formula="of:=[.K32]/[.K35]" office:value-type="float" office:value="0.566969747792878" calcext:value-type="float">
            <text:p>0.566969747792878</text:p>
          </table:table-cell>
          <table:table-cell/>
          <table:table-cell table:style-name="ce1030"/>
          <table:table-cell table:style-name="ce1037" table:formula="of:=SQRT([.S24]*[.T24])" office:value-type="float" office:value="0.133939444035328" calcext:value-type="float">
            <text:p>0.1339</text:p>
          </table:table-cell>
          <table:table-cell table:style-name="ce830" table:number-columns-repeated="9"/>
          <table:table-cell table:number-columns-repeated="36"/>
        </table:table-row>
        <table:table-row table:style-name="ro17">
          <table:table-cell table:number-columns-repeated="5"/>
          <table:covered-table-cell/>
          <table:table-cell/>
          <table:table-cell table:style-name="ce1014"/>
          <table:table-cell table:style-name="ce1018"/>
          <table:table-cell table:style-name="ce1014" table:number-columns-repeated="2"/>
          <table:table-cell/>
          <table:table-cell table:style-name="ce1014"/>
          <table:table-cell table:style-name="ce1018"/>
          <table:table-cell table:style-name="ce1014" table:number-columns-repeated="2"/>
          <table:table-cell table:number-columns-repeated="48"/>
        </table:table-row>
        <table:table-row table:style-name="ro17">
          <table:table-cell table:number-columns-repeated="5"/>
          <table:covered-table-cell/>
          <table:table-cell/>
          <table:table-cell table:style-name="ce1012" office:value-type="string" calcext:value-type="string">
            <text:p>TC</text:p>
          </table:table-cell>
          <table:table-cell table:style-name="ce1019"/>
          <table:table-cell table:style-name="ce1012" office:value-type="string" calcext:value-type="string">
            <text:p>P</text:p>
          </table:table-cell>
          <table:table-cell table:style-name="ce1024" office:value-type="string" calcext:value-type="string">
            <text:p>N</text:p>
          </table:table-cell>
          <table:table-cell/>
          <table:table-cell table:style-name="ce1012" office:value-type="string" calcext:value-type="string">
            <text:p>TC</text:p>
          </table:table-cell>
          <table:table-cell table:style-name="ce1019"/>
          <table:table-cell table:style-name="ce1012" office:value-type="string" calcext:value-type="string">
            <text:p>P</text:p>
          </table:table-cell>
          <table:table-cell table:style-name="ce1024" office:value-type="string" calcext:value-type="string">
            <text:p>N</text:p>
          </table:table-cell>
          <table:table-cell table:number-columns-repeated="48"/>
        </table:table-row>
        <table:table-row table:style-name="ro17">
          <table:table-cell table:number-columns-repeated="5"/>
          <table:covered-table-cell table:style-name="ce908"/>
          <table:table-cell table:style-name="ce908"/>
          <table:table-cell table:style-name="ce1015" table:formula="of:=[.J30]+[.K32]" office:value-type="float" office:value="1.13393944403531" calcext:value-type="float">
            <text:p>1.13393944403531</text:p>
          </table:table-cell>
          <table:table-cell table:style-name="ce1020"/>
          <table:table-cell table:style-name="ce1015" table:formula="of:=[.J30]+[.J32]" office:value-type="float" office:value="1.00000038487863" calcext:value-type="float">
            <text:p>1.00000038487863</text:p>
          </table:table-cell>
          <table:table-cell table:style-name="ce1025" table:formula="of:=[.K30]+[.K32]" office:value-type="float" office:value="0.999999615121375" calcext:value-type="float">
            <text:p>0.999999615121375</text:p>
          </table:table-cell>
          <table:table-cell table:style-name="ce908"/>
          <table:table-cell table:style-name="ce1015" table:formula="of:=[.O30]+[.P32]" office:value-type="float" office:value="1.13393944403533" calcext:value-type="float">
            <text:p>1.13393944403533</text:p>
          </table:table-cell>
          <table:table-cell table:style-name="ce1020"/>
          <table:table-cell table:style-name="ce1015" table:formula="of:=[.O30]+[.O32]" office:value-type="float" office:value="1" calcext:value-type="float">
            <text:p>1</text:p>
          </table:table-cell>
          <table:table-cell table:style-name="ce1025" table:formula="of:=[.P30]+[.P32]" office:value-type="float" office:value="1" calcext:value-type="float">
            <text:p>1</text:p>
          </table:table-cell>
          <table:table-cell table:number-columns-repeated="48"/>
        </table:table-row>
        <table:table-row table:style-name="ro17" table:number-rows-repeated="1048540">
          <table:table-cell table:number-columns-repeated="64"/>
        </table:table-row>
        <table:table-row table:style-name="ro17">
          <table:table-cell table:number-columns-repeated="64"/>
        </table:table-row>
      </table:table>
      <table:table table:name="LimitValues" table:style-name="ta2">
        <table:table-column table:style-name="co68" table:default-cell-style-name="ce977"/>
        <table:table-column table:style-name="co69" table:default-cell-style-name="ce977"/>
        <table:table-column table:style-name="co70" table:default-cell-style-name="ce1152"/>
        <table:table-column table:style-name="co69" table:number-columns-repeated="2" table:default-cell-style-name="ce977"/>
        <table:table-column table:style-name="co70" table:default-cell-style-name="ce1164"/>
        <table:table-column table:style-name="co68" table:default-cell-style-name="ce977"/>
        <table:table-column table:style-name="co71" table:default-cell-style-name="ce977"/>
        <table:table-column table:style-name="co70" table:default-cell-style-name="ce1152"/>
        <table:table-column table:style-name="co72" table:number-columns-repeated="2" table:default-cell-style-name="ce977"/>
        <table:table-column table:style-name="co70" table:default-cell-style-name="ce1164"/>
        <table:table-column table:style-name="co68" table:default-cell-style-name="ce977"/>
        <table:table-column table:style-name="co73" table:default-cell-style-name="ce977"/>
        <table:table-column table:style-name="co70" table:default-cell-style-name="ce1152"/>
        <table:table-column table:style-name="co74" table:number-columns-repeated="2" table:default-cell-style-name="ce977"/>
        <table:table-column table:style-name="co70" table:default-cell-style-name="ce1164"/>
        <table:table-column table:style-name="co68" table:default-cell-style-name="ce977"/>
        <table:table-column table:style-name="co75" table:default-cell-style-name="ce977"/>
        <table:table-column table:style-name="co70" table:default-cell-style-name="ce1152"/>
        <table:table-column table:style-name="co76" table:number-columns-repeated="2" table:default-cell-style-name="ce977"/>
        <table:table-column table:style-name="co70" table:default-cell-style-name="ce1164"/>
        <table:table-column table:style-name="co26" table:number-columns-repeated="1000" table:default-cell-style-name="ce977"/>
        <table:table-row table:style-name="ro17">
          <table:table-cell table:style-name="ce1145" office:value-type="float" office:value="1" calcext:value-type="float">
            <text:p>1</text:p>
          </table:table-cell>
          <table:table-cell table:style-name="ce1147" office:value-type="string" calcext:value-type="string">
            <text:p>PTPN0</text:p>
          </table:table-cell>
          <table:table-cell table:number-columns-repeated="4"/>
          <table:table-cell table:style-name="ce1145" office:value-type="float" office:value="2" calcext:value-type="float">
            <text:p>2</text:p>
          </table:table-cell>
          <table:table-cell table:style-name="ce1147" office:value-type="string" calcext:value-type="string">
            <text:p>PTPN1</text:p>
          </table:table-cell>
          <table:table-cell table:number-columns-repeated="4"/>
          <table:table-cell table:style-name="ce1145" office:value-type="float" office:value="3" calcext:value-type="float">
            <text:p>3</text:p>
          </table:table-cell>
          <table:table-cell table:style-name="ce1147" office:value-type="string" calcext:value-type="string">
            <text:p>PTP</text:p>
          </table:table-cell>
          <table:table-cell table:number-columns-repeated="4"/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PTN</text:p>
          </table:table-cell>
          <table:table-cell table:number-columns-repeated="1004"/>
        </table:table-row>
        <table:table-row table:style-name="ro26">
          <table:table-cell/>
          <table:table-cell table:style-name="ce1148" office:value-type="string" calcext:value-type="string" table:number-columns-spanned="1" table:number-rows-spanned="2">
            <text:p>Perfect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 table:number-columns-repeated="2"/>
          <table:table-cell table:style-name="ce1148" office:value-type="string" calcext:value-type="string" table:number-columns-spanned="1" table:number-rows-spanned="2">
            <text:p>Perfect (Non 0)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 table:number-columns-repeated="2"/>
          <table:table-cell table:style-name="ce1148" office:value-type="string" calcext:value-type="string" table:number-columns-spanned="1" table:number-rows-spanned="2">
            <text:p>Perfect TP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 table:number-columns-repeated="2"/>
          <table:table-cell table:style-name="ce1148" office:value-type="string" calcext:value-type="string" table:number-columns-spanned="1" table:number-rows-spanned="2">
            <text:p>Perfect TN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 table:number-columns-repeated="1001"/>
        </table:table-row>
        <table:table-row table:style-name="ro17">
          <table:table-cell/>
          <table:covered-table-cell/>
          <table:table-cell/>
          <table:table-cell table:style-name="ce1150" table:formula="of:=[.D5]+[.D7]" office:value-type="float" office:value="10000" calcext:value-type="float">
            <text:p>10000</text:p>
          </table:table-cell>
          <table:table-cell table:style-name="ce1150" table:formula="of:=[.E5]+[.E7]" office:value-type="float" office:value="10000" calcext:value-type="float">
            <text:p>10000</text:p>
          </table:table-cell>
          <table:table-cell table:number-columns-repeated="2"/>
          <table:covered-table-cell/>
          <table:table-cell/>
          <table:table-cell table:style-name="ce1150" table:formula="of:=[.J5]+[.J7]" office:value-type="float" office:value="10000" calcext:value-type="float">
            <text:p>10000</text:p>
          </table:table-cell>
          <table:table-cell table:style-name="ce1150" table:formula="of:=[.K5]+[.K7]" office:value-type="float" office:value="10000" calcext:value-type="float">
            <text:p>10000</text:p>
          </table:table-cell>
          <table:table-cell table:number-columns-repeated="2"/>
          <table:covered-table-cell/>
          <table:table-cell/>
          <table:table-cell table:style-name="ce1150" table:formula="of:=[.P5]+[.P7]" office:value-type="float" office:value="9999.9998" calcext:value-type="float">
            <text:p>9999.9998</text:p>
          </table:table-cell>
          <table:table-cell table:style-name="ce1150" table:formula="of:=[.Q5]+[.Q7]" office:value-type="float" office:value="0.0002" calcext:value-type="float">
            <text:p>0.0002</text:p>
          </table:table-cell>
          <table:table-cell table:number-columns-repeated="2"/>
          <table:covered-table-cell/>
          <table:table-cell/>
          <table:table-cell table:style-name="ce1150" table:formula="of:=[.V5]+[.V7]" office:value-type="float" office:value="0.0002" calcext:value-type="float">
            <text:p>0.0002</text:p>
          </table:table-cell>
          <table:table-cell table:style-name="ce1150" table:formula="of:=[.W5]+[.W7]" office:value-type="float" office:value="9999.9998" calcext:value-type="float">
            <text:p>9999.9998</text:p>
          </table:table-cell>
          <table:table-cell table:number-columns-repeated="1001"/>
        </table:table-row>
        <table:table-row table:style-name="ro27">
          <table:table-cell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2"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2"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2"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1001"/>
        </table:table-row>
        <table:table-row table:style-name="ro17">
          <table:table-cell/>
          <table:table-cell table:style-name="ce1150" table:formula="of:=[.D5]+[.E5]" office:value-type="float" office:value="10000" calcext:value-type="float">
            <text:p>10000</text:p>
          </table:table-cell>
          <table:table-cell office:value-type="string" calcext:value-type="string">
            <text:p>a</text:p>
          </table:table-cell>
          <table:table-cell table:style-name="ce1156" office:value-type="float" office:value="10000" calcext:value-type="float">
            <text:p>10000</text:p>
          </table:table-cell>
          <table:table-cell table:style-name="ce1156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style-name="ce1150" table:formula="of:=[.J5]+[.K5]" office:value-type="float" office:value="10000" calcext:value-type="float">
            <text:p>10000</text:p>
          </table:table-cell>
          <table:table-cell office:value-type="string" calcext:value-type="string">
            <text:p>a</text:p>
          </table:table-cell>
          <table:table-cell table:style-name="ce1156" office:value-type="float" office:value="9999.9999" calcext:value-type="float">
            <text:p>9999.9999</text:p>
          </table:table-cell>
          <table:table-cell table:style-name="ce1156" office:value-type="float" office:value="0.0001" calcext:value-type="float">
            <text:p>0.0001</text:p>
          </table:table-cell>
          <table:table-cell office:value-type="string" calcext:value-type="string">
            <text:p>b</text:p>
          </table:table-cell>
          <table:table-cell/>
          <table:table-cell table:style-name="ce1150" table:formula="of:=[.P5]+[.Q5]" office:value-type="float" office:value="9999.9998" calcext:value-type="float">
            <text:p>9999.9998</text:p>
          </table:table-cell>
          <table:table-cell office:value-type="string" calcext:value-type="string">
            <text:p>a</text:p>
          </table:table-cell>
          <table:table-cell table:style-name="ce1156" office:value-type="float" office:value="9999.9997" calcext:value-type="float">
            <text:p>9999.9997</text:p>
          </table:table-cell>
          <table:table-cell table:style-name="ce1156" office:value-type="float" office:value="0.0001" calcext:value-type="float">
            <text:p>0.0001</text:p>
          </table:table-cell>
          <table:table-cell office:value-type="string" calcext:value-type="string">
            <text:p>b</text:p>
          </table:table-cell>
          <table:table-cell/>
          <table:table-cell table:style-name="ce1150" table:formula="of:=[.V5]+[.W5]" office:value-type="float" office:value="0.0002" calcext:value-type="float">
            <text:p>0.0002</text:p>
          </table:table-cell>
          <table:table-cell office:value-type="string" calcext:value-type="string">
            <text:p>a</text:p>
          </table:table-cell>
          <table:table-cell table:number-columns-repeated="2" table:style-name="ce1156" office:value-type="float" office:value="0.0001" calcext:value-type="float">
            <text:p>0.0001</text:p>
          </table:table-cell>
          <table:table-cell office:value-type="string" calcext:value-type="string">
            <text:p>b</text:p>
          </table:table-cell>
          <table:table-cell table:number-columns-repeated="1000"/>
        </table:table-row>
        <table:table-row table:style-name="ro27">
          <table:table-cell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2"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2"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2"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1001"/>
        </table:table-row>
        <table:table-row table:style-name="ro17">
          <table:table-cell/>
          <table:table-cell table:style-name="ce1150" table:formula="of:=[.D7]+[.E7]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/>
          <table:table-cell table:style-name="ce1150" table:formula="of:=[.J7]+[.K7]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style-name="ce1156" office:value-type="float" office:value="0.0001" calcext:value-type="float">
            <text:p>0.0001</text:p>
          </table:table-cell>
          <table:table-cell table:style-name="ce1156" office:value-type="float" office:value="9999.9999" calcext:value-type="float">
            <text:p>9999.9999</text:p>
          </table:table-cell>
          <table:table-cell office:value-type="string" calcext:value-type="string">
            <text:p>c</text:p>
          </table:table-cell>
          <table:table-cell/>
          <table:table-cell table:style-name="ce1150" table:formula="of:=[.P7]+[.Q7]" office:value-type="float" office:value="0.0002" calcext:value-type="float">
            <text:p>0.0002</text:p>
          </table:table-cell>
          <table:table-cell office:value-type="string" calcext:value-type="string">
            <text:p>c</text:p>
          </table:table-cell>
          <table:table-cell table:number-columns-repeated="2" table:style-name="ce1156" office:value-type="float" office:value="0.0001" calcext:value-type="float">
            <text:p>0.0001</text:p>
          </table:table-cell>
          <table:table-cell office:value-type="string" calcext:value-type="string">
            <text:p>c</text:p>
          </table:table-cell>
          <table:table-cell/>
          <table:table-cell table:style-name="ce1150" table:formula="of:=[.V7]+[.W7]" office:value-type="float" office:value="9999.9998" calcext:value-type="float">
            <text:p>9999.9998</text:p>
          </table:table-cell>
          <table:table-cell office:value-type="string" calcext:value-type="string">
            <text:p>c</text:p>
          </table:table-cell>
          <table:table-cell table:style-name="ce1156" office:value-type="float" office:value="0.0001" calcext:value-type="float">
            <text:p>0.0001</text:p>
          </table:table-cell>
          <table:table-cell table:style-name="ce1156" office:value-type="float" office:value="9999.9997" calcext:value-type="float">
            <text:p>9999.9997</text:p>
          </table:table-cell>
          <table:table-cell office:value-type="string" calcext:value-type="string">
            <text:p>c</text:p>
          </table:table-cell>
          <table:table-cell table:number-columns-repeated="1000"/>
        </table:table-row>
        <table:table-row table:style-name="ro27">
          <table:table-cell table:number-columns-repeated="3"/>
          <table:table-cell table:style-name="ce1158" office:value-type="string" calcext:value-type="string">
            <text:p>Sn</text:p>
          </table:table-cell>
          <table:table-cell table:style-name="ce1150" table:formula="of:=[.D3]+[.E3]" office:value-type="float" office:value="20000" calcext:value-type="float">
            <text:p>20000</text:p>
          </table:table-cell>
          <table:table-cell table:number-columns-repeated="4"/>
          <table:table-cell table:style-name="ce1158" office:value-type="string" calcext:value-type="string">
            <text:p>Sn</text:p>
          </table:table-cell>
          <table:table-cell table:style-name="ce1150" table:formula="of:=[.J3]+[.K3]" office:value-type="float" office:value="20000" calcext:value-type="float">
            <text:p>20000</text:p>
          </table:table-cell>
          <table:table-cell table:number-columns-repeated="4"/>
          <table:table-cell table:style-name="ce1158" office:value-type="string" calcext:value-type="string">
            <text:p>Sn</text:p>
          </table:table-cell>
          <table:table-cell table:style-name="ce1150" table:formula="of:=[.P3]+[.Q3]" office:value-type="float" office:value="10000" calcext:value-type="float">
            <text:p>10000</text:p>
          </table:table-cell>
          <table:table-cell table:number-columns-repeated="4"/>
          <table:table-cell table:style-name="ce1158" office:value-type="string" calcext:value-type="string">
            <text:p>Sn</text:p>
          </table:table-cell>
          <table:table-cell table:style-name="ce1150" table:formula="of:=[.V3]+[.W3]" office:value-type="float" office:value="10000" calcext:value-type="float">
            <text:p>10000</text:p>
          </table:table-cell>
          <table:table-cell table:number-columns-repeated="1001"/>
        </table:table-row>
        <table:table-row table:style-name="ro27">
          <table:table-cell table:style-name="ce1146" table:number-columns-repeated="2"/>
          <table:table-cell table:style-name="ce1153"/>
          <table:table-cell table:style-name="ce1159"/>
          <table:table-cell table:style-name="ce1163"/>
          <table:table-cell table:style-name="ce1165"/>
          <table:table-cell table:style-name="ce1146" table:number-columns-repeated="2"/>
          <table:table-cell table:style-name="ce1153"/>
          <table:table-cell table:style-name="ce1159"/>
          <table:table-cell table:style-name="ce1163"/>
          <table:table-cell table:style-name="ce1165"/>
          <table:table-cell table:style-name="ce1146" table:number-columns-repeated="2"/>
          <table:table-cell table:style-name="ce1153"/>
          <table:table-cell table:style-name="ce1159"/>
          <table:table-cell table:style-name="ce1163"/>
          <table:table-cell table:style-name="ce1165"/>
          <table:table-cell table:style-name="ce1146" table:number-columns-repeated="2"/>
          <table:table-cell table:style-name="ce1153"/>
          <table:table-cell table:style-name="ce1159"/>
          <table:table-cell table:style-name="ce1163"/>
          <table:table-cell table:style-name="ce1165"/>
          <table:table-cell table:style-name="ce1146" table:number-columns-repeated="1000"/>
        </table:table-row>
        <table:table-row table:style-name="ro17">
          <table:table-cell table:style-name="ce1145" office:value-type="float" office:value="8" calcext:value-type="float">
            <text:p>8</text:p>
          </table:table-cell>
          <table:table-cell table:style-name="ce1147" office:value-type="string" calcext:value-type="string">
            <text:p>IPTPN0</text:p>
          </table:table-cell>
          <table:table-cell table:number-columns-repeated="4"/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IPTPN1</text:p>
          </table:table-cell>
          <table:table-cell table:number-columns-repeated="4"/>
          <table:table-cell table:style-name="ce1145" office:value-type="float" office:value="6" calcext:value-type="float">
            <text:p>6</text:p>
          </table:table-cell>
          <table:table-cell table:style-name="ce1147" office:value-type="string" calcext:value-type="string">
            <text:p>IPTP</text:p>
          </table:table-cell>
          <table:table-cell table:number-columns-repeated="4"/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EQUAL</text:p>
          </table:table-cell>
          <table:table-cell table:number-columns-repeated="1004"/>
        </table:table-row>
        <table:table-row table:style-name="ro26">
          <table:table-cell/>
          <table:table-cell table:style-name="ce1148" office:value-type="string" calcext:value-type="string" table:number-columns-spanned="1" table:number-rows-spanned="2">
            <text:p>Inverse Perfect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 table:number-columns-repeated="2"/>
          <table:table-cell table:style-name="ce1148" office:value-type="string" calcext:value-type="string" table:number-columns-spanned="1" table:number-rows-spanned="2">
            <text:p>Inverse Perfect (Non 0)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 table:number-columns-repeated="2"/>
          <table:table-cell table:style-name="ce1148" office:value-type="string" calcext:value-type="string" table:number-columns-spanned="1" table:number-rows-spanned="2">
            <text:p>Inverse Perfect TP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 table:number-columns-repeated="2"/>
          <table:table-cell table:style-name="ce1148" office:value-type="string" calcext:value-type="string" table:number-columns-spanned="1" table:number-rows-spanned="2">
            <text:p>Equal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 table:number-columns-repeated="1001"/>
        </table:table-row>
        <table:table-row table:style-name="ro17">
          <table:table-cell/>
          <table:covered-table-cell/>
          <table:table-cell/>
          <table:table-cell table:style-name="ce1150" table:formula="of:=[.D14]+[.D16]" office:value-type="float" office:value="10000" calcext:value-type="float">
            <text:p>10000</text:p>
          </table:table-cell>
          <table:table-cell table:style-name="ce1150" table:formula="of:=[.E14]+[.E16]" office:value-type="float" office:value="10000" calcext:value-type="float">
            <text:p>10000</text:p>
          </table:table-cell>
          <table:table-cell table:number-columns-repeated="2"/>
          <table:covered-table-cell/>
          <table:table-cell/>
          <table:table-cell table:style-name="ce1150" table:formula="of:=[.J14]+[.J16]" office:value-type="float" office:value="10000" calcext:value-type="float">
            <text:p>10000</text:p>
          </table:table-cell>
          <table:table-cell table:style-name="ce1150" table:formula="of:=[.K14]+[.K16]" office:value-type="float" office:value="10000" calcext:value-type="float">
            <text:p>10000</text:p>
          </table:table-cell>
          <table:table-cell table:number-columns-repeated="2"/>
          <table:covered-table-cell/>
          <table:table-cell/>
          <table:table-cell table:style-name="ce1150" table:formula="of:=[.P14]+[.P16]" office:value-type="float" office:value="10000.0002" calcext:value-type="float">
            <text:p>10000.0002</text:p>
          </table:table-cell>
          <table:table-cell table:style-name="ce1150" table:formula="of:=[.Q14]+[.Q16]" office:value-type="float" office:value="19999.9998" calcext:value-type="float">
            <text:p>19999.9998</text:p>
          </table:table-cell>
          <table:table-cell table:number-columns-repeated="2"/>
          <table:covered-table-cell/>
          <table:table-cell/>
          <table:table-cell table:style-name="ce1150" table:formula="of:=[.V14]+[.V16]" office:value-type="float" office:value="20000" calcext:value-type="float">
            <text:p>20000</text:p>
          </table:table-cell>
          <table:table-cell table:style-name="ce1150" table:formula="of:=[.W14]+[.W16]" office:value-type="float" office:value="20000" calcext:value-type="float">
            <text:p>20000</text:p>
          </table:table-cell>
          <table:table-cell table:number-columns-repeated="1001"/>
        </table:table-row>
        <table:table-row table:style-name="ro27">
          <table:table-cell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2"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2"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2"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1001"/>
        </table:table-row>
        <table:table-row table:style-name="ro17">
          <table:table-cell/>
          <table:table-cell table:style-name="ce1150" table:formula="of:=[.D14]+[.E14]" office:value-type="float" office:value="10000" calcext:value-type="float">
            <text:p>10000</text:p>
          </table:table-cell>
          <table:table-cell office:value-type="string" calcext:value-type="string">
            <text:p>a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office:value-type="float" office:value="10000" calcext:value-type="float">
            <text:p>10000</text:p>
          </table:table-cell>
          <table:table-cell office:value-type="string" calcext:value-type="string">
            <text:p>b</text:p>
          </table:table-cell>
          <table:table-cell/>
          <table:table-cell table:style-name="ce1150" table:formula="of:=[.J14]+[.K14]" office:value-type="float" office:value="10000" calcext:value-type="float">
            <text:p>10000</text:p>
          </table:table-cell>
          <table:table-cell office:value-type="string" calcext:value-type="string">
            <text:p>a</text:p>
          </table:table-cell>
          <table:table-cell table:style-name="ce1156" office:value-type="float" office:value="0.0001" calcext:value-type="float">
            <text:p>0.0001</text:p>
          </table:table-cell>
          <table:table-cell table:style-name="ce1156" office:value-type="float" office:value="9999.9999" calcext:value-type="float">
            <text:p>9999.9999</text:p>
          </table:table-cell>
          <table:table-cell office:value-type="string" calcext:value-type="string">
            <text:p>b</text:p>
          </table:table-cell>
          <table:table-cell/>
          <table:table-cell table:style-name="ce1150" table:formula="of:=[.P14]+[.Q14]" office:value-type="float" office:value="10000.0002" calcext:value-type="float">
            <text:p>10000.0002</text:p>
          </table:table-cell>
          <table:table-cell office:value-type="string" calcext:value-type="string">
            <text:p>a</text:p>
          </table:table-cell>
          <table:table-cell table:style-name="ce1156" office:value-type="float" office:value="0.0003" calcext:value-type="float">
            <text:p>0.0003</text:p>
          </table:table-cell>
          <table:table-cell table:style-name="ce1156" office:value-type="float" office:value="9999.9999" calcext:value-type="float">
            <text:p>9999.9999</text:p>
          </table:table-cell>
          <table:table-cell office:value-type="string" calcext:value-type="string">
            <text:p>b</text:p>
          </table:table-cell>
          <table:table-cell/>
          <table:table-cell table:style-name="ce1150" table:formula="of:=[.V14]+[.W14]" office:value-type="float" office:value="20000" calcext:value-type="float">
            <text:p>20000</text:p>
          </table:table-cell>
          <table:table-cell office:value-type="string" calcext:value-type="string">
            <text:p>a</text:p>
          </table:table-cell>
          <table:table-cell table:number-columns-repeated="2" table:style-name="ce1156" office:value-type="float" office:value="10000" calcext:value-type="float">
            <text:p>10000</text:p>
          </table:table-cell>
          <table:table-cell office:value-type="string" calcext:value-type="string">
            <text:p>b</text:p>
          </table:table-cell>
          <table:table-cell table:number-columns-repeated="1000"/>
        </table:table-row>
        <table:table-row table:style-name="ro27">
          <table:table-cell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2"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2"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2"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1001"/>
        </table:table-row>
        <table:table-row table:style-name="ro17">
          <table:table-cell/>
          <table:table-cell table:style-name="ce1150" table:formula="of:=[.D16]+[.E16]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style-name="ce1156" office:value-type="float" office:value="10000" calcext:value-type="float">
            <text:p>10000</text:p>
          </table:table-cell>
          <table:table-cell table:style-name="ce1156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style-name="ce1150" table:formula="of:=[.J16]+[.K16]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style-name="ce1156" office:value-type="float" office:value="9999.9999" calcext:value-type="float">
            <text:p>9999.9999</text:p>
          </table:table-cell>
          <table:table-cell table:style-name="ce1156" office:value-type="float" office:value="0.0001" calcext:value-type="float">
            <text:p>0.0001</text:p>
          </table:table-cell>
          <table:table-cell office:value-type="string" calcext:value-type="string">
            <text:p>c</text:p>
          </table:table-cell>
          <table:table-cell/>
          <table:table-cell table:style-name="ce1150" table:formula="of:=[.P16]+[.Q16]" office:value-type="float" office:value="19999.9998" calcext:value-type="float">
            <text:p>19999.9998</text:p>
          </table:table-cell>
          <table:table-cell office:value-type="string" calcext:value-type="string">
            <text:p>c</text:p>
          </table:table-cell>
          <table:table-cell table:number-columns-repeated="2" table:style-name="ce1156" office:value-type="float" office:value="9999.9999" calcext:value-type="float">
            <text:p>9999.9999</text:p>
          </table:table-cell>
          <table:table-cell office:value-type="string" calcext:value-type="string">
            <text:p>c</text:p>
          </table:table-cell>
          <table:table-cell/>
          <table:table-cell table:style-name="ce1150" table:formula="of:=[.V16]+[.W16]"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table:number-columns-repeated="2" table:style-name="ce1156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number-columns-repeated="1000"/>
        </table:table-row>
        <table:table-row table:style-name="ro27">
          <table:table-cell table:number-columns-repeated="3"/>
          <table:table-cell table:style-name="ce1158" office:value-type="string" calcext:value-type="string">
            <text:p>Sn</text:p>
          </table:table-cell>
          <table:table-cell table:style-name="ce1150" table:formula="of:=[.D12]+[.E12]" office:value-type="float" office:value="20000" calcext:value-type="float">
            <text:p>20000</text:p>
          </table:table-cell>
          <table:table-cell table:number-columns-repeated="4"/>
          <table:table-cell table:style-name="ce1158" office:value-type="string" calcext:value-type="string">
            <text:p>Sn</text:p>
          </table:table-cell>
          <table:table-cell table:style-name="ce1150" table:formula="of:=[.J12]+[.K12]" office:value-type="float" office:value="20000" calcext:value-type="float">
            <text:p>20000</text:p>
          </table:table-cell>
          <table:table-cell table:number-columns-repeated="4"/>
          <table:table-cell table:style-name="ce1158" office:value-type="string" calcext:value-type="string">
            <text:p>Sn</text:p>
          </table:table-cell>
          <table:table-cell table:style-name="ce1150" table:formula="of:=[.P12]+[.Q12]" office:value-type="float" office:value="30000" calcext:value-type="float">
            <text:p>30000</text:p>
          </table:table-cell>
          <table:table-cell table:number-columns-repeated="4"/>
          <table:table-cell table:style-name="ce1158" office:value-type="string" calcext:value-type="string">
            <text:p>Sn</text:p>
          </table:table-cell>
          <table:table-cell table:style-name="ce1150" table:formula="of:=[.V12]+[.W12]" office:value-type="float" office:value="40000" calcext:value-type="float">
            <text:p>40000</text:p>
          </table:table-cell>
          <table:table-cell table:number-columns-repeated="1001"/>
        </table:table-row>
        <table:table-row table:style-name="ro27">
          <table:table-cell table:style-name="ce1146" table:number-columns-repeated="2"/>
          <table:table-cell table:style-name="ce1153"/>
          <table:table-cell table:style-name="ce1159"/>
          <table:table-cell table:style-name="ce1163"/>
          <table:table-cell table:style-name="ce1165"/>
          <table:table-cell table:style-name="ce1146" table:number-columns-repeated="2"/>
          <table:table-cell table:style-name="ce1153"/>
          <table:table-cell table:style-name="ce1159"/>
          <table:table-cell table:style-name="ce1163"/>
          <table:table-cell table:style-name="ce1165"/>
          <table:table-cell table:style-name="ce1146" table:number-columns-repeated="2"/>
          <table:table-cell table:style-name="ce1153"/>
          <table:table-cell table:style-name="ce1159"/>
          <table:table-cell table:style-name="ce1163"/>
          <table:table-cell table:style-name="ce1165"/>
          <table:table-cell table:style-name="ce1146" table:number-columns-repeated="2"/>
          <table:table-cell table:style-name="ce1153"/>
          <table:table-cell table:style-name="ce1159"/>
          <table:table-cell table:style-name="ce1163"/>
          <table:table-cell table:style-name="ce1165"/>
          <table:table-cell table:style-name="ce1146" table:number-columns-repeated="1000"/>
        </table:table-row>
        <table:table-row table:style-name="ro17">
          <table:table-cell table:style-name="ce1145" office:value-type="float" office:value="9" calcext:value-type="float">
            <text:p>9</text:p>
          </table:table-cell>
          <table:table-cell table:style-name="ce1147" office:value-type="string" calcext:value-type="string">
            <text:p>N0</text:p>
          </table:table-cell>
          <table:table-cell table:number-columns-repeated="4"/>
          <table:table-cell table:style-name="ce1145" office:value-type="float" office:value="10" calcext:value-type="float">
            <text:p>10</text:p>
          </table:table-cell>
          <table:table-cell table:style-name="ce1147" office:value-type="string" calcext:value-type="string">
            <text:p>ON0</text:p>
          </table:table-cell>
          <table:table-cell table:number-columns-repeated="4"/>
          <table:table-cell table:style-name="ce1145" office:value-type="float" office:value="11" calcext:value-type="float">
            <text:p>11</text:p>
          </table:table-cell>
          <table:table-cell table:style-name="ce1147" office:value-type="string" calcext:value-type="string">
            <text:p>OP0</text:p>
          </table:table-cell>
          <table:table-cell table:number-columns-repeated="4"/>
          <table:table-cell table:style-name="ce1145" office:value-type="float" office:value="12" calcext:value-type="float">
            <text:p>12</text:p>
          </table:table-cell>
          <table:table-cell table:style-name="ce1147" office:value-type="string" calcext:value-type="string">
            <text:p>P0</text:p>
          </table:table-cell>
          <table:table-cell table:number-columns-repeated="1004"/>
        </table:table-row>
        <table:table-row table:style-name="ro26">
          <table:table-cell table:style-name="Default"/>
          <table:table-cell table:style-name="ce1148" office:value-type="string" calcext:value-type="string" table:number-columns-spanned="1" table:number-rows-spanned="2">
            <text:p>Zero N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/>
          <table:table-cell table:style-name="Default"/>
          <table:table-cell table:style-name="ce1148" office:value-type="string" calcext:value-type="string" table:number-columns-spanned="1" table:number-rows-spanned="2">
            <text:p>Zero ON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/>
          <table:table-cell table:style-name="Default"/>
          <table:table-cell table:style-name="ce1148" office:value-type="string" calcext:value-type="string" table:number-columns-spanned="1" table:number-rows-spanned="2">
            <text:p>Zero OP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/>
          <table:table-cell table:style-name="Default"/>
          <table:table-cell table:style-name="ce1148" office:value-type="string" calcext:value-type="string" table:number-columns-spanned="1" table:number-rows-spanned="2">
            <text:p>Zero P</text:p>
          </table:table-cell>
          <table:table-cell/>
          <table:table-cell table:style-name="ce1154" office:value-type="string" calcext:value-type="string">
            <text:p>P</text:p>
          </table:table-cell>
          <table:table-cell table:style-name="ce1160" office:value-type="string" calcext:value-type="string">
            <text:p>N</text:p>
          </table:table-cell>
          <table:table-cell table:number-columns-repeated="1001"/>
        </table:table-row>
        <table:table-row table:style-name="ro17">
          <table:table-cell/>
          <table:covered-table-cell/>
          <table:table-cell/>
          <table:table-cell table:style-name="ce1150" table:formula="of:=[.D23]+[.D25]" office:value-type="float" office:value="10000" calcext:value-type="float">
            <text:p>10000</text:p>
          </table:table-cell>
          <table:table-cell table:style-name="ce1150" table:formula="of:=[.E23]+[.E25]" office:value-type="float" office:value="0" calcext:value-type="float">
            <text:p>0</text:p>
          </table:table-cell>
          <table:table-cell table:number-columns-repeated="2"/>
          <table:covered-table-cell/>
          <table:table-cell/>
          <table:table-cell table:style-name="ce1150" table:formula="of:=[.J23]+[.J25]" office:value-type="float" office:value="9999" calcext:value-type="float">
            <text:p>9999</text:p>
          </table:table-cell>
          <table:table-cell table:style-name="ce1150" table:formula="of:=[.K23]+[.K25]" office:value-type="float" office:value="1" calcext:value-type="float">
            <text:p>1</text:p>
          </table:table-cell>
          <table:table-cell table:number-columns-repeated="2"/>
          <table:covered-table-cell/>
          <table:table-cell/>
          <table:table-cell table:style-name="ce1150" table:formula="of:=[.P23]+[.P25]" office:value-type="float" office:value="1" calcext:value-type="float">
            <text:p>1</text:p>
          </table:table-cell>
          <table:table-cell table:style-name="ce1150" table:formula="of:=[.Q23]+[.Q25]" office:value-type="float" office:value="9999" calcext:value-type="float">
            <text:p>9999</text:p>
          </table:table-cell>
          <table:table-cell table:number-columns-repeated="2"/>
          <table:covered-table-cell/>
          <table:table-cell/>
          <table:table-cell table:style-name="ce1150" table:formula="of:=[.V23]+[.V25]" office:value-type="float" office:value="0" calcext:value-type="float">
            <text:p>0</text:p>
          </table:table-cell>
          <table:table-cell table:style-name="ce1150" table:formula="of:=[.W23]+[.W25]" office:value-type="float" office:value="10000" calcext:value-type="float">
            <text:p>10000</text:p>
          </table:table-cell>
          <table:table-cell table:number-columns-repeated="1001"/>
        </table:table-row>
        <table:table-row table:style-name="ro27">
          <table:table-cell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2"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2"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2"/>
          <table:table-cell table:style-name="ce1149" office:value-type="string" calcext:value-type="string">
            <text:p>OP</text:p>
          </table:table-cell>
          <table:table-cell/>
          <table:table-cell table:style-name="ce1155" office:value-type="string" calcext:value-type="string">
            <text:p>TP</text:p>
          </table:table-cell>
          <table:table-cell table:style-name="ce1161" office:value-type="string" calcext:value-type="string">
            <text:p>FP</text:p>
          </table:table-cell>
          <table:table-cell table:number-columns-repeated="1001"/>
        </table:table-row>
        <table:table-row table:style-name="ro17">
          <table:table-cell/>
          <table:table-cell table:style-name="ce1150" table:formula="of:=[.D23]+[.E23]" office:value-type="float" office:value="9999" calcext:value-type="float">
            <text:p>9999</text:p>
          </table:table-cell>
          <table:table-cell office:value-type="string" calcext:value-type="string">
            <text:p>a</text:p>
          </table:table-cell>
          <table:table-cell table:style-name="ce1156" office:value-type="float" office:value="9999" calcext:value-type="float">
            <text:p>9999</text:p>
          </table:table-cell>
          <table:table-cell table:style-name="ce1156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style-name="ce1150" table:formula="of:=[.J23]+[.K23]" office:value-type="float" office:value="10000" calcext:value-type="float">
            <text:p>10000</text:p>
          </table:table-cell>
          <table:table-cell office:value-type="string" calcext:value-type="string">
            <text:p>a</text:p>
          </table:table-cell>
          <table:table-cell table:style-name="ce1156" office:value-type="float" office:value="9999" calcext:value-type="float">
            <text:p>9999</text:p>
          </table:table-cell>
          <table:table-cell table:style-name="ce1156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  <table:table-cell table:style-name="ce1150" table:formula="of:=[.P23]+[.Q2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table:style-name="ce1156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table:style-name="ce1150" table:formula="of:=[.V23]+[.W23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1000"/>
        </table:table-row>
        <table:table-row table:style-name="ro27">
          <table:table-cell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2"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2"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2"/>
          <table:table-cell table:style-name="ce1151" office:value-type="string" calcext:value-type="string">
            <text:p>ON</text:p>
          </table:table-cell>
          <table:table-cell/>
          <table:table-cell table:style-name="ce1157" office:value-type="string" calcext:value-type="string">
            <text:p>FN</text:p>
          </table:table-cell>
          <table:table-cell table:style-name="ce1162" office:value-type="string" calcext:value-type="string">
            <text:p>TN</text:p>
          </table:table-cell>
          <table:table-cell table:number-columns-repeated="1001"/>
        </table:table-row>
        <table:table-row table:style-name="ro17">
          <table:table-cell/>
          <table:table-cell table:style-name="ce1150" table:formula="of:=[.D25]+[.E25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1156" office:value-type="float" office:value="1" calcext:value-type="float">
            <text:p>1</text:p>
          </table:table-cell>
          <table:table-cell table:style-name="ce1156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style-name="ce1150" table:formula="of:=[.J25]+[.K25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 table:style-name="ce1156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table:style-name="ce1150" table:formula="of:=[.P25]+[.Q25]" office:value-type="float" office:value="10000" calcext:value-type="float">
            <text:p>10000</text:p>
          </table:table-cell>
          <table:table-cell office:value-type="string" calcext:value-type="string">
            <text:p>c</text:p>
          </table:table-cell>
          <table:table-cell table:style-name="ce1156" office:value-type="float" office:value="1" calcext:value-type="float">
            <text:p>1</text:p>
          </table:table-cell>
          <table:table-cell table:style-name="ce1156"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/>
          <table:table-cell table:style-name="ce1150" table:formula="of:=[.V25]+[.W25]"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table:number-columns-repeated="1000"/>
        </table:table-row>
        <table:table-row table:style-name="ro27">
          <table:table-cell table:number-columns-repeated="3"/>
          <table:table-cell table:style-name="ce1158" office:value-type="string" calcext:value-type="string">
            <text:p>Sn</text:p>
          </table:table-cell>
          <table:table-cell table:style-name="ce1150" table:formula="of:=[.D21]+[.E21]" office:value-type="float" office:value="10000" calcext:value-type="float">
            <text:p>10000</text:p>
          </table:table-cell>
          <table:table-cell table:number-columns-repeated="4"/>
          <table:table-cell table:style-name="ce1158" office:value-type="string" calcext:value-type="string">
            <text:p>Sn</text:p>
          </table:table-cell>
          <table:table-cell table:style-name="ce1150" table:formula="of:=[.J21]+[.K21]" office:value-type="float" office:value="10000" calcext:value-type="float">
            <text:p>10000</text:p>
          </table:table-cell>
          <table:table-cell table:number-columns-repeated="4"/>
          <table:table-cell table:style-name="ce1158" office:value-type="string" calcext:value-type="string">
            <text:p>Sn</text:p>
          </table:table-cell>
          <table:table-cell table:style-name="ce1150" table:formula="of:=[.P21]+[.Q21]" office:value-type="float" office:value="10000" calcext:value-type="float">
            <text:p>10000</text:p>
          </table:table-cell>
          <table:table-cell table:number-columns-repeated="4"/>
          <table:table-cell table:style-name="ce1158" office:value-type="string" calcext:value-type="string">
            <text:p>Sn</text:p>
          </table:table-cell>
          <table:table-cell table:style-name="ce1150" table:formula="of:=[.V21]+[.W21]" office:value-type="float" office:value="10000" calcext:value-type="float">
            <text:p>10000</text:p>
          </table:table-cell>
          <table:table-cell table:number-columns-repeated="1001"/>
        </table:table-row>
        <table:table-row table:style-name="ro17" table:number-rows-repeated="1048549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range table:name="ACC" table:base-cell-address="$'Performance Instruments'.$I$14" table:cell-range-address="$'Performance Instruments'.$I$6"/>
        <table:named-range table:name="ACCBAR" table:base-cell-address="$'Performance Instruments'.$J$4" table:cell-range-address="$'Performance Instruments'.$I$3"/>
        <table:named-range table:name="ACCBAR_DELTA" table:base-cell-address="$'Performance Instruments'.$I$3" table:cell-range-address="$'Performance Instruments'.$I$2"/>
        <table:named-range table:name="AUC" table:base-cell-address="$'Performance Instruments'.$C$10" table:cell-range-address="$'Performance Instruments'.$O$6"/>
        <table:named-range table:name="BACC" table:base-cell-address="$'Performance Instruments'.$C$9" table:cell-range-address="$'Performance Instruments'.$Q$6"/>
        <table:named-range table:name="BIAS" table:base-cell-address="$'Performance Instruments'.$I$14" table:cell-range-address="$'Performance Instruments'.$I$14" table:range-usable-as="repeat-column"/>
        <table:named-range table:name="Chi2" table:base-cell-address="$'Performance Instruments'.$B$18" table:cell-range-address="$'Performance Instruments'.$B$25"/>
        <table:named-range table:name="Chi2Pv" table:base-cell-address="$'Performance Instruments'.$H$54" table:cell-range-address="$'Performance Instruments'.$T$6"/>
        <table:named-range table:name="CK" table:base-cell-address="$'Performance Instruments'.$F$4" table:cell-range-address="$'Performance Instruments'.$G$6"/>
        <table:named-range table:name="CKc" table:base-cell-address="$'Performance Instruments'.$H$37" table:cell-range-address="$'Performance Instruments'.$G$14"/>
        <table:named-range table:name="CRR" table:base-cell-address="$'Performance Instruments'.$F$12" table:cell-range-address="$'Performance Instruments'.$F$14"/>
        <table:named-range table:name="DET" table:base-cell-address="$'Performance Instruments'.$N$4" table:cell-range-address="$'Performance Instruments'.$H$14"/>
        <table:named-range table:name="DiP" table:base-cell-address="$'Performance Instruments'.$E$79" table:cell-range-address="$'Instrument Finder'.$E$78"/>
        <table:named-range table:name="DoF" table:base-cell-address="$'Performance Instruments'.$B$18" table:cell-range-address="$'Performance Instruments'.$B$27"/>
        <table:named-range table:name="DP" table:base-cell-address="$'Performance Instruments'.$Q$12" table:cell-range-address="$'Performance Instruments'.$S$15"/>
        <table:named-range table:name="DPr" table:base-cell-address="$'Performance Instruments'.$Q$4" table:cell-range-address="$'Performance Instruments'.$Q$14"/>
        <table:named-range table:name="DR" table:base-cell-address="$'Performance Instruments'.$D$12" table:cell-range-address="$'Performance Instruments'.$E$14"/>
        <table:named-range table:name="DTP" table:base-cell-address="$'Performance Instruments'.$E$90" table:cell-range-address="$'Instrument Finder'.$E$90"/>
        <table:named-range table:name="EvenG" table:base-cell-address="$'Performance Instruments'.$E$92" table:cell-range-address="$'Instrument Finder'.$E$92"/>
        <table:named-range table:name="EvenP" table:base-cell-address="$'Performance Instruments'.$E$92" table:cell-range-address="$'Instrument Finder'.$E$93"/>
        <table:named-range table:name="EvenR" table:base-cell-address="$'Performance Instruments'.$E$92" table:cell-range-address="$'Instrument Finder'.$E$94"/>
        <table:named-range table:name="FC" table:base-cell-address="$'Performance Instruments'.$M$5" table:cell-range-address="$'Performance Instruments'.$O$7"/>
        <table:named-range table:name="FDR" table:base-cell-address="$'Performance Instruments'.$C$10" table:cell-range-address="$'Performance Instruments'.$F$9"/>
        <table:named-range table:name="FN" table:base-cell-address="$'Performance Instruments'.$C$10" table:cell-range-address="$'Performance Instruments'.$L$11"/>
        <table:named-range table:name="FNR" table:base-cell-address="$'Performance Instruments'.$C$10" table:cell-range-address="$'Performance Instruments'.$O$11"/>
        <table:named-range table:name="FOR" table:base-cell-address="$'Performance Instruments'.$C$10" table:cell-range-address="$'Performance Instruments'.$C$11"/>
        <table:named-range table:name="FP" table:base-cell-address="$'Performance Instruments'.$C$10" table:cell-range-address="$'Performance Instruments'.$M$9"/>
        <table:named-range table:name="FPR" table:base-cell-address="$'Performance Instruments'.$C$10" table:cell-range-address="$'Performance Instruments'.$Q$9"/>
        <table:named-range table:name="F_1" table:base-cell-address="$'Performance Instruments'.$E$2" table:cell-range-address="$'Performance Instruments'.$E$3"/>
        <table:named-range table:name="F_1over2" table:base-cell-address="$'Performance Instruments'.$E$3" table:cell-range-address="$'Performance Instruments'.$E$2"/>
        <table:named-range table:name="F_2" table:base-cell-address="$'Performance Instruments'.$E$3" table:cell-range-address="$'Performance Instruments'.$E$6"/>
        <table:named-range table:name="G" table:base-cell-address="$'Performance Instruments'.$P$4" table:cell-range-address="$'Performance Instruments'.$R$6"/>
        <table:named-range table:name="HC" table:base-cell-address="$'Performance Instruments'.$S$7" table:cell-range-address="$'Performance Instruments'.$U$9"/>
        <table:named-range table:name="HO" table:base-cell-address="$'Performance Instruments'.$S$9" table:cell-range-address="$'Performance Instruments'.$U$11"/>
        <table:named-range table:name="HOC" table:base-cell-address="$'Performance Instruments'.$S$12" table:cell-range-address="$'Performance Instruments'.$U$14"/>
        <table:named-range table:name="IBAG" table:base-cell-address="$'Performance Instruments'.$B$21" table:cell-range-address="$'Performance Instruments'.$B$21"/>
        <table:named-range table:name="IMB" table:base-cell-address="$'Performance Instruments'.$Q$15" table:cell-range-address="$'Performance Instruments'.$P$13"/>
        <table:named-range table:name="INFORM" table:base-cell-address="$'Performance Instruments'.$P$12" table:cell-range-address="$'Performance Instruments'.$P$6"/>
        <table:named-range table:name="JI" table:base-cell-address="$'Performance Instruments'.$B$29" table:cell-range-address="$'Performance Instruments'.$B$23"/>
        <table:named-range table:name="KC" table:base-cell-address="$'Performance Instruments'.$C$10" table:cell-range-address="$'Performance Instruments'.$B$6"/>
        <table:named-range table:name="LIFT" table:base-cell-address="$'Performance Instruments'.$R$14" table:cell-range-address="$'Performance Instruments'.$R$14"/>
        <table:named-range table:name="LRN" table:base-cell-address="$'Performance Instruments'.$C$10" table:cell-range-address="$'Performance Instruments'.$T$11"/>
        <table:named-range table:name="LRP" table:base-cell-address="$'Performance Instruments'.$C$10" table:cell-range-address="$'Performance Instruments'.$T$9"/>
        <table:named-range table:name="MARK" table:base-cell-address="$'Performance Instruments'.$C$10" table:cell-range-address="$'Performance Instruments'.$B$14"/>
        <table:named-range table:name="MCC" table:base-cell-address="$'Performance Instruments'.$C$10" table:cell-range-address="$'Performance Instruments'.$H$6"/>
        <table:named-range table:name="McN" table:base-cell-address="$'Performance Instruments'.$E$143" table:cell-range-address="$'Instrument Finder'.$E$137"/>
        <table:named-range table:name="McNOR" table:base-cell-address="$'Performance Instruments'.$E$143" table:cell-range-address="$'Instrument Finder'.$E$138"/>
        <table:named-range table:name="McNPv1" table:base-cell-address="$'Performance Instruments'.$E$143" table:cell-range-address="$'Instrument Finder'.$E$139"/>
        <table:named-range table:name="McNPv2" table:base-cell-address="$'Performance Instruments'.$E$143" table:cell-range-address="$'Instrument Finder'.$E$140"/>
        <table:named-range table:name="McNT" table:base-cell-address="$'Performance Instruments'.$E$146" table:cell-range-address="$'Instrument Finder'.$E$141"/>
        <table:named-range table:name="McNW" table:base-cell-address="$'Performance Instruments'.$E$143" table:cell-range-address="$'Instrument Finder'.$E$142"/>
        <table:named-range table:name="McNY" table:base-cell-address="$'Performance Instruments'.$E$143" table:cell-range-address="$'Instrument Finder'.$E$143"/>
        <table:named-range table:name="McNZ" table:base-cell-address="$'Performance Instruments'.$E$150" table:cell-range-address="$'Instrument Finder'.$E$144"/>
        <table:named-range table:name="MI" table:base-cell-address="$'Performance Instruments'.$S$16" table:cell-range-address="$'Performance Instruments'.$U$6"/>
        <table:named-range table:name="N" table:base-cell-address="$'Performance Instruments'.$C$10" table:cell-range-address="$'Performance Instruments'.$M$6"/>
        <table:named-range table:name="NER" table:base-cell-address="$'Performance Instruments'.$E$12" table:cell-range-address="$'Performance Instruments'.$O$15"/>
        <table:named-range table:name="NIR" table:base-cell-address="$'Performance Instruments'.$F$12" table:cell-range-address="$'Performance Instruments'.$O$13"/>
        <table:named-range table:name="nMI" table:base-cell-address="$'Performance Instruments'.$O$12" table:cell-range-address="$'Performance Instruments'.$F$6"/>
        <table:named-range table:name="nMIgeo" table:base-cell-address="$'Performance Instruments'.$S$18" table:cell-range-address="$'Performance Instruments'.$U$19"/>
        <table:named-range table:name="nMIjoi" table:base-cell-address="$'Performance Instruments'.$S$20" table:cell-range-address="$'Performance Instruments'.$U$21"/>
        <table:named-range table:name="nMImax" table:base-cell-address="$'Performance Instruments'.$S$24" table:cell-range-address="$'Performance Instruments'.$U$25"/>
        <table:named-range table:name="nMImin" table:base-cell-address="$'Performance Instruments'.$S$22" table:cell-range-address="$'Performance Instruments'.$U$23"/>
        <table:named-range table:name="NPV" table:base-cell-address="$'Performance Instruments'.$C$10" table:cell-range-address="$'Performance Instruments'.$F$11"/>
        <table:named-range table:name="OACC" table:base-cell-address="$'Performance Instruments'.$B$19" table:cell-range-address="$'Performance Instruments'.$B$19"/>
        <table:named-range table:name="ON" table:base-cell-address="$'Performance Instruments'.$E$7" table:cell-range-address="$'Performance Instruments'.$H$11"/>
        <table:named-range table:name="ONSR" table:base-cell-address="$'Performance Instruments'.$U$27" table:cell-range-address="$'Performance Instruments'.$U$29"/>
        <table:named-range table:name="OP" table:base-cell-address="$'Performance Instruments'.$E$7" table:cell-range-address="$'Performance Instruments'.$H$9"/>
        <table:named-range table:name="OPSR" table:base-cell-address="$'Performance Instruments'.$U$27" table:cell-range-address="$'Performance Instruments'.$U$27"/>
        <table:named-range table:name="OR" table:base-cell-address="$'Performance Instruments'.$C$10" table:cell-range-address="$'Performance Instruments'.$S$13"/>
        <table:named-range table:name="P" table:base-cell-address="$'Performance Instruments'.$C$10" table:cell-range-address="$'Performance Instruments'.$L$6"/>
        <table:named-range table:name="PPV" table:base-cell-address="$'Performance Instruments'.$C$10" table:cell-range-address="$'Performance Instruments'.$C$9"/>
        <table:named-range table:name="PREV" table:base-cell-address="$'Performance Instruments'.$L$2" table:cell-range-address="$'Performance Instruments'.$M$2"/>
        <table:named-range table:name="RO" table:base-cell-address="$'Instrument Finder'.$H$52" table:cell-range-address="$'Instrument Finder'.$E$84"/>
        <table:named-range table:name="RR" table:base-cell-address="$'Instrument Finder'.$H$51" table:cell-range-address="$'Instrument Finder'.$E$83"/>
        <table:named-range table:name="SKEW" table:base-cell-address="$'Performance Instruments'.$Q$13" table:cell-range-address="$'Performance Instruments'.$P$15"/>
        <table:named-range table:name="Sn" table:base-cell-address="$'Performance Instruments'.$C$10" table:cell-range-address="$'Performance Instruments'.$M$14"/>
        <table:named-range table:name="TC" table:base-cell-address="$'Performance Instruments'.$H$5" table:cell-range-address="$'Performance Instruments'.$I$7"/>
        <table:named-range table:name="TN" table:base-cell-address="$'Performance Instruments'.$C$10" table:cell-range-address="$'Performance Instruments'.$M$11"/>
        <table:named-range table:name="TNR" table:base-cell-address="$'Performance Instruments'.$C$10" table:cell-range-address="$'Performance Instruments'.$Q$11"/>
        <table:named-range table:name="TP" table:base-cell-address="$'Performance Instruments'.$C$10" table:cell-range-address="$'Performance Instruments'.$L$9"/>
        <table:named-range table:name="TPR" table:base-cell-address="$'Performance Instruments'.$C$10" table:cell-range-address="$'Performance Instruments'.$O$9"/>
        <table:named-range table:name="USTEP" table:base-cell-address="$'Performance Instruments'.$B$25" table:cell-range-address="$'Performance Instruments'.$B$29"/>
        <table:named-range table:name="WRACC" table:base-cell-address="$'Instrument Finder'.$H$46" table:cell-range-address="$'Instrument Finder'.$E$79"/>
        <table:named-range table:name="_FN1" table:base-cell-address="$LimitValues.$A$1" table:cell-range-address="$LimitValues.$D$7"/>
        <table:named-range table:name="_FN10" table:base-cell-address="$LimitValues.$A$1" table:cell-range-address="$LimitValues.$J$25"/>
        <table:named-range table:name="_FN11" table:base-cell-address="$LimitValues.$A$1" table:cell-range-address="$LimitValues.$P$25"/>
        <table:named-range table:name="_FN12" table:base-cell-address="$LimitValues.$A$1" table:cell-range-address="$LimitValues.$V$25"/>
        <table:named-range table:name="_FN2" table:base-cell-address="$LimitValues.$A$1" table:cell-range-address="$LimitValues.$J$7"/>
        <table:named-range table:name="_FN3" table:base-cell-address="$LimitValues.$A$1" table:cell-range-address="$LimitValues.$P$7"/>
        <table:named-range table:name="_FN4" table:base-cell-address="$LimitValues.$A$1" table:cell-range-address="$LimitValues.$V$7"/>
        <table:named-range table:name="_FN5" table:base-cell-address="$LimitValues.$A$1" table:cell-range-address="$LimitValues.$V$16"/>
        <table:named-range table:name="_FN6" table:base-cell-address="$LimitValues.$A$1" table:cell-range-address="$LimitValues.$P$16"/>
        <table:named-range table:name="_FN7" table:base-cell-address="$LimitValues.$A$1" table:cell-range-address="$LimitValues.$J$16"/>
        <table:named-range table:name="_FN8" table:base-cell-address="$LimitValues.$A$1" table:cell-range-address="$LimitValues.$D$16"/>
        <table:named-range table:name="_FN9" table:base-cell-address="$LimitValues.$A$1" table:cell-range-address="$LimitValues.$D$25"/>
        <table:named-range table:name="_FP1" table:base-cell-address="$LimitValues.$A$1" table:cell-range-address="$LimitValues.$E$5"/>
        <table:named-range table:name="_FP10" table:base-cell-address="$LimitValues.$A$1" table:cell-range-address="$LimitValues.$K$23"/>
        <table:named-range table:name="_FP11" table:base-cell-address="$LimitValues.$A$1" table:cell-range-address="$LimitValues.$Q$23"/>
        <table:named-range table:name="_FP12" table:base-cell-address="$LimitValues.$A$1" table:cell-range-address="$LimitValues.$W$23"/>
        <table:named-range table:name="_FP2" table:base-cell-address="$LimitValues.$A$1" table:cell-range-address="$LimitValues.$K$5"/>
        <table:named-range table:name="_FP3" table:base-cell-address="$LimitValues.$A$1" table:cell-range-address="$LimitValues.$Q$5"/>
        <table:named-range table:name="_FP4" table:base-cell-address="$LimitValues.$A$1" table:cell-range-address="$LimitValues.$W$5"/>
        <table:named-range table:name="_FP5" table:base-cell-address="$LimitValues.$A$1" table:cell-range-address="$LimitValues.$W$14"/>
        <table:named-range table:name="_FP6" table:base-cell-address="$LimitValues.$A$1" table:cell-range-address="$LimitValues.$Q$14"/>
        <table:named-range table:name="_FP7" table:base-cell-address="$LimitValues.$A$1" table:cell-range-address="$LimitValues.$K$14"/>
        <table:named-range table:name="_FP8" table:base-cell-address="$LimitValues.$A$1" table:cell-range-address="$LimitValues.$E$14"/>
        <table:named-range table:name="_FP9" table:base-cell-address="$LimitValues.$A$1" table:cell-range-address="$LimitValues.$E$23"/>
        <table:named-range table:name="_N1" table:base-cell-address="$LimitValues.$A$1" table:cell-range-address="$LimitValues.$E$3"/>
        <table:named-range table:name="_N10" table:base-cell-address="$LimitValues.$A$1" table:cell-range-address="$LimitValues.$K$21"/>
        <table:named-range table:name="_N11" table:base-cell-address="$LimitValues.$A$1" table:cell-range-address="$LimitValues.$Q$21"/>
        <table:named-range table:name="_N12" table:base-cell-address="$LimitValues.$A$1" table:cell-range-address="$LimitValues.$W$21"/>
        <table:named-range table:name="_N2" table:base-cell-address="$LimitValues.$A$1" table:cell-range-address="$LimitValues.$K$3"/>
        <table:named-range table:name="_N3" table:base-cell-address="$LimitValues.$A$1" table:cell-range-address="$LimitValues.$Q$3"/>
        <table:named-range table:name="_N4" table:base-cell-address="$LimitValues.$A$1" table:cell-range-address="$LimitValues.$W$3"/>
        <table:named-range table:name="_N5" table:base-cell-address="$LimitValues.$A$1" table:cell-range-address="$LimitValues.$W$12"/>
        <table:named-range table:name="_N6" table:base-cell-address="$LimitValues.$A$1" table:cell-range-address="$LimitValues.$Q$12"/>
        <table:named-range table:name="_N7" table:base-cell-address="$LimitValues.$A$1" table:cell-range-address="$LimitValues.$K$12"/>
        <table:named-range table:name="_N8" table:base-cell-address="$LimitValues.$A$1" table:cell-range-address="$LimitValues.$E$12"/>
        <table:named-range table:name="_N9" table:base-cell-address="$LimitValues.$A$1" table:cell-range-address="$LimitValues.$E$21"/>
        <table:named-range table:name="_ON1" table:base-cell-address="$LimitValues.$A$1" table:cell-range-address="$LimitValues.$B$7"/>
        <table:named-range table:name="_ON10" table:base-cell-address="$LimitValues.$A$1" table:cell-range-address="$LimitValues.$H$25"/>
        <table:named-range table:name="_ON11" table:base-cell-address="$LimitValues.$A$1" table:cell-range-address="$LimitValues.$N$25"/>
        <table:named-range table:name="_ON12" table:base-cell-address="$LimitValues.$A$1" table:cell-range-address="$LimitValues.$T$25"/>
        <table:named-range table:name="_ON2" table:base-cell-address="$LimitValues.$A$1" table:cell-range-address="$LimitValues.$H$7"/>
        <table:named-range table:name="_ON3" table:base-cell-address="$LimitValues.$A$1" table:cell-range-address="$LimitValues.$N$7"/>
        <table:named-range table:name="_ON4" table:base-cell-address="$LimitValues.$A$1" table:cell-range-address="$LimitValues.$T$7"/>
        <table:named-range table:name="_ON5" table:base-cell-address="$LimitValues.$A$1" table:cell-range-address="$LimitValues.$T$16"/>
        <table:named-range table:name="_ON6" table:base-cell-address="$LimitValues.$A$1" table:cell-range-address="$LimitValues.$N$16"/>
        <table:named-range table:name="_ON7" table:base-cell-address="$LimitValues.$A$1" table:cell-range-address="$LimitValues.$H$16"/>
        <table:named-range table:name="_ON8" table:base-cell-address="$LimitValues.$A$1" table:cell-range-address="$LimitValues.$B$16"/>
        <table:named-range table:name="_ON9" table:base-cell-address="$LimitValues.$A$1" table:cell-range-address="$LimitValues.$B$25"/>
        <table:named-range table:name="_OP1" table:base-cell-address="$LimitValues.$A$1" table:cell-range-address="$LimitValues.$B$5"/>
        <table:named-range table:name="_OP10" table:base-cell-address="$LimitValues.$A$1" table:cell-range-address="$LimitValues.$H$23"/>
        <table:named-range table:name="_OP11" table:base-cell-address="$LimitValues.$A$1" table:cell-range-address="$LimitValues.$N$23"/>
        <table:named-range table:name="_OP12" table:base-cell-address="$LimitValues.$A$1" table:cell-range-address="$LimitValues.$T$23"/>
        <table:named-range table:name="_OP2" table:base-cell-address="$LimitValues.$A$1" table:cell-range-address="$LimitValues.$H$5"/>
        <table:named-range table:name="_OP3" table:base-cell-address="$LimitValues.$A$1" table:cell-range-address="$LimitValues.$N$5"/>
        <table:named-range table:name="_OP4" table:base-cell-address="$LimitValues.$A$1" table:cell-range-address="$LimitValues.$T$5"/>
        <table:named-range table:name="_OP5" table:base-cell-address="$LimitValues.$A$1" table:cell-range-address="$LimitValues.$T$14"/>
        <table:named-range table:name="_OP6" table:base-cell-address="$LimitValues.$A$1" table:cell-range-address="$LimitValues.$N$14"/>
        <table:named-range table:name="_OP7" table:base-cell-address="$LimitValues.$A$1" table:cell-range-address="$LimitValues.$H$14"/>
        <table:named-range table:name="_OP8" table:base-cell-address="$LimitValues.$A$1" table:cell-range-address="$LimitValues.$B$14"/>
        <table:named-range table:name="_OP9" table:base-cell-address="$LimitValues.$A$1" table:cell-range-address="$LimitValues.$B$23"/>
        <table:named-range table:name="_P1" table:base-cell-address="$LimitValues.$A$1" table:cell-range-address="$LimitValues.$D$3"/>
        <table:named-range table:name="_P10" table:base-cell-address="$LimitValues.$A$1" table:cell-range-address="$LimitValues.$J$21"/>
        <table:named-range table:name="_P11" table:base-cell-address="$LimitValues.$A$1" table:cell-range-address="$LimitValues.$P$21"/>
        <table:named-range table:name="_P12" table:base-cell-address="$LimitValues.$A$1" table:cell-range-address="$LimitValues.$V$21"/>
        <table:named-range table:name="_P2" table:base-cell-address="$LimitValues.$A$1" table:cell-range-address="$LimitValues.$J$3"/>
        <table:named-range table:name="_P3" table:base-cell-address="$LimitValues.$A$1" table:cell-range-address="$LimitValues.$P$3"/>
        <table:named-range table:name="_P4" table:base-cell-address="$LimitValues.$A$1" table:cell-range-address="$LimitValues.$V$3"/>
        <table:named-range table:name="_P5" table:base-cell-address="$LimitValues.$A$1" table:cell-range-address="$LimitValues.$V$12"/>
        <table:named-range table:name="_P6" table:base-cell-address="$LimitValues.$A$1" table:cell-range-address="$LimitValues.$P$12"/>
        <table:named-range table:name="_P7" table:base-cell-address="$LimitValues.$A$1" table:cell-range-address="$LimitValues.$J$12"/>
        <table:named-range table:name="_P8" table:base-cell-address="$LimitValues.$A$1" table:cell-range-address="$LimitValues.$D$12"/>
        <table:named-range table:name="_P9" table:base-cell-address="$LimitValues.$A$1" table:cell-range-address="$LimitValues.$D$21"/>
        <table:named-range table:name="_SN1" table:base-cell-address="$LimitValues.$A$1" table:cell-range-address="$LimitValues.$E$8"/>
        <table:named-range table:name="_SN10" table:base-cell-address="$LimitValues.$A$1" table:cell-range-address="$LimitValues.$K$26"/>
        <table:named-range table:name="_SN11" table:base-cell-address="$LimitValues.$A$1" table:cell-range-address="$LimitValues.$Q$26"/>
        <table:named-range table:name="_SN12" table:base-cell-address="$LimitValues.$A$1" table:cell-range-address="$LimitValues.$W$26"/>
        <table:named-range table:name="_SN2" table:base-cell-address="$LimitValues.$A$1" table:cell-range-address="$LimitValues.$K$8"/>
        <table:named-range table:name="_SN3" table:base-cell-address="$LimitValues.$A$1" table:cell-range-address="$LimitValues.$Q$8"/>
        <table:named-range table:name="_SN4" table:base-cell-address="$LimitValues.$A$1" table:cell-range-address="$LimitValues.$W$8"/>
        <table:named-range table:name="_SN5" table:base-cell-address="$LimitValues.$A$1" table:cell-range-address="$LimitValues.$W$17"/>
        <table:named-range table:name="_SN6" table:base-cell-address="$LimitValues.$A$1" table:cell-range-address="$LimitValues.$Q$17"/>
        <table:named-range table:name="_SN7" table:base-cell-address="$LimitValues.$A$1" table:cell-range-address="$LimitValues.$K$17"/>
        <table:named-range table:name="_SN8" table:base-cell-address="$LimitValues.$A$1" table:cell-range-address="$LimitValues.$E$17"/>
        <table:named-range table:name="_SN9" table:base-cell-address="$LimitValues.$A$1" table:cell-range-address="$LimitValues.$E$26"/>
        <table:named-range table:name="_TN1" table:base-cell-address="$LimitValues.$A$1" table:cell-range-address="$LimitValues.$E$7"/>
        <table:named-range table:name="_TN10" table:base-cell-address="$LimitValues.$A$1" table:cell-range-address="$LimitValues.$K$25"/>
        <table:named-range table:name="_TN11" table:base-cell-address="$LimitValues.$A$1" table:cell-range-address="$LimitValues.$Q$25"/>
        <table:named-range table:name="_TN12" table:base-cell-address="$LimitValues.$A$1" table:cell-range-address="$LimitValues.$W$25"/>
        <table:named-range table:name="_TN2" table:base-cell-address="$LimitValues.$A$1" table:cell-range-address="$LimitValues.$K$7"/>
        <table:named-range table:name="_TN3" table:base-cell-address="$LimitValues.$A$1" table:cell-range-address="$LimitValues.$Q$7"/>
        <table:named-range table:name="_TN4" table:base-cell-address="$LimitValues.$A$1" table:cell-range-address="$LimitValues.$W$7"/>
        <table:named-range table:name="_TN5" table:base-cell-address="$LimitValues.$A$1" table:cell-range-address="$LimitValues.$W$16"/>
        <table:named-range table:name="_TN6" table:base-cell-address="$LimitValues.$A$1" table:cell-range-address="$LimitValues.$Q$16"/>
        <table:named-range table:name="_TN7" table:base-cell-address="$LimitValues.$A$1" table:cell-range-address="$LimitValues.$K$16"/>
        <table:named-range table:name="_TN8" table:base-cell-address="$LimitValues.$A$1" table:cell-range-address="$LimitValues.$E$16"/>
        <table:named-range table:name="_TN9" table:base-cell-address="$LimitValues.$A$1" table:cell-range-address="$LimitValues.$E$25"/>
        <table:named-range table:name="_TON1" table:base-cell-address="$LimitValues.$B$8" table:cell-range-address="$LimitValues.$B$7"/>
        <table:named-range table:name="_TON10" table:base-cell-address="$LimitValues.$H$25" table:cell-range-address="$LimitValues.$H$25"/>
        <table:named-range table:name="_TON11" table:base-cell-address="$LimitValues.$N$25" table:cell-range-address="$LimitValues.$N$25"/>
        <table:named-range table:name="_TON12" table:base-cell-address="$LimitValues.$T$25" table:cell-range-address="$LimitValues.$T$25"/>
        <table:named-range table:name="_TON2" table:base-cell-address="$LimitValues.$H$7" table:cell-range-address="$LimitValues.$H$7"/>
        <table:named-range table:name="_TON3" table:base-cell-address="$LimitValues.$N$7" table:cell-range-address="$LimitValues.$N$7"/>
        <table:named-range table:name="_TON4" table:base-cell-address="$LimitValues.$T$7" table:cell-range-address="$LimitValues.$T$7"/>
        <table:named-range table:name="_TON5" table:base-cell-address="$LimitValues.$T$16" table:cell-range-address="$LimitValues.$T$16"/>
        <table:named-range table:name="_TON6" table:base-cell-address="$LimitValues.$N$16" table:cell-range-address="$LimitValues.$N$16"/>
        <table:named-range table:name="_TON7" table:base-cell-address="$LimitValues.$H$16" table:cell-range-address="$LimitValues.$H$16"/>
        <table:named-range table:name="_TON8" table:base-cell-address="$LimitValues.$B$16" table:cell-range-address="$LimitValues.$B$16"/>
        <table:named-range table:name="_TON9" table:base-cell-address="$LimitValues.$B$25" table:cell-range-address="$LimitValues.$B$25"/>
        <table:named-range table:name="_TOP1" table:base-cell-address="$LimitValues.$B$6" table:cell-range-address="$LimitValues.$B$5"/>
        <table:named-range table:name="_TOP10" table:base-cell-address="$LimitValues.$H$23" table:cell-range-address="$LimitValues.$H$23"/>
        <table:named-range table:name="_TOP11" table:base-cell-address="$LimitValues.$N$23" table:cell-range-address="$LimitValues.$N$23"/>
        <table:named-range table:name="_TOP12" table:base-cell-address="$LimitValues.$T$23" table:cell-range-address="$LimitValues.$T$23"/>
        <table:named-range table:name="_TOP2" table:base-cell-address="$LimitValues.$H$5" table:cell-range-address="$LimitValues.$H$5"/>
        <table:named-range table:name="_TOP3" table:base-cell-address="$LimitValues.$N$5" table:cell-range-address="$LimitValues.$N$5"/>
        <table:named-range table:name="_TOP4" table:base-cell-address="$LimitValues.$T$5" table:cell-range-address="$LimitValues.$T$5"/>
        <table:named-range table:name="_TOP5" table:base-cell-address="$LimitValues.$T$14" table:cell-range-address="$LimitValues.$T$14"/>
        <table:named-range table:name="_TOP6" table:base-cell-address="$LimitValues.$N$14" table:cell-range-address="$LimitValues.$N$14"/>
        <table:named-range table:name="_TOP7" table:base-cell-address="$LimitValues.$H$14" table:cell-range-address="$LimitValues.$H$14"/>
        <table:named-range table:name="_TOP8" table:base-cell-address="$LimitValues.$B$14" table:cell-range-address="$LimitValues.$B$14"/>
        <table:named-range table:name="_TOP9" table:base-cell-address="$LimitValues.$B$23" table:cell-range-address="$LimitValues.$B$23"/>
        <table:named-range table:name="_TP1" table:base-cell-address="$LimitValues.$A$1" table:cell-range-address="$LimitValues.$D$5"/>
        <table:named-range table:name="_TP10" table:base-cell-address="$LimitValues.$A$1" table:cell-range-address="$LimitValues.$J$23"/>
        <table:named-range table:name="_TP11" table:base-cell-address="$LimitValues.$A$1" table:cell-range-address="$LimitValues.$P$23"/>
        <table:named-range table:name="_TP12" table:base-cell-address="$LimitValues.$A$1" table:cell-range-address="$LimitValues.$V$23"/>
        <table:named-range table:name="_TP2" table:base-cell-address="$LimitValues.$A$1" table:cell-range-address="$LimitValues.$J$5"/>
        <table:named-range table:name="_TP3" table:base-cell-address="$LimitValues.$A$1" table:cell-range-address="$LimitValues.$P$5"/>
        <table:named-range table:name="_TP4" table:base-cell-address="$LimitValues.$A$1" table:cell-range-address="$LimitValues.$V$5"/>
        <table:named-range table:name="_TP5" table:base-cell-address="$LimitValues.$A$1" table:cell-range-address="$LimitValues.$V$14"/>
        <table:named-range table:name="_TP6" table:base-cell-address="$LimitValues.$A$1" table:cell-range-address="$LimitValues.$P$14"/>
        <table:named-range table:name="_TP7" table:base-cell-address="$LimitValues.$A$1" table:cell-range-address="$LimitValues.$J$14"/>
        <table:named-range table:name="_TP8" table:base-cell-address="$LimitValues.$A$1" table:cell-range-address="$LimitValues.$D$14"/>
        <table:named-range table:name="_TP9" table:base-cell-address="$LimitValues.$A$1" table:cell-range-address="$LimitValues.$D$23"/>
      </table:named-expressions>
      <table:database-ranges>
        <table:database-range table:name="__Anonymous_Sheet_DB__0" table:target-range-address="'Performance Instruments'.A36:'Performance Instruments'.T36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3" table:target-range-address="'Instrument Finder'.A51:'Instrument Finder'.AZ200" table:contains-header="false">
          <table:sort>
            <table:sort-by table:field-number="3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Black" svg:font-family="'Arial Black'"/>
    <style:font-face style:name="Arial Narrow" svg:font-family="'Arial Narrow'"/>
    <style:font-face style:name="Arial Narrow1" svg:font-family="'Arial Narrow'" style:font-family-generic="swiss" style:font-pitch="variable"/>
    <style:font-face style:name="Arial Narrow2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SansPro-Regular" svg:font-family="SourceSansPro-Regular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4" number:min-decimal-places="4" number:min-integer-digits="1" number:grouping="true"/>
    </number:number-style>
    <number:number-style style:name="N139">
      <number:number number:decimal-places="1" number:min-decimal-places="1" number:min-integer-digits="1" number:grouping="true"/>
    </number:number-style>
    <number:number-style style:name="N140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1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2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3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4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5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6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7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1">
      <number:scientific-number number:decimal-places="1" number:min-decimal-places="1" number:min-integer-digits="1" number:min-exponent-digits="2" number:exponent-interval="1" number:forced-exponent-sign="true"/>
    </number:number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6">
      <number:text>%</number:text>
      <number:number number:decimal-places="2" number:min-decimal-places="2" number:min-integer-digits="1"/>
    </number:percentag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İzlenen_20_Köprü" style:display-name="İzlenen Köprü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Köprü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Percent_20_2" style:display-name="Percent 2" style:family="table-cell" style:parent-style-name="Default" style:data-style-name="N10"/>
    <style:style style:name="Yüzde" style:family="table-cell" style:parent-style-name="Default" style:data-style-name="N10"/>
    <style:style style:name="Erronous" style:family="table-cell" style:parent-style-name="Default">
      <style:table-cell-properties fo:background-color="#ffcccc"/>
      <style:text-properties fo:color="#990000" fo:font-size="16pt" fo:font-weight="bold"/>
    </style:style>
    <style:style style:name="PredictionP" style:family="table-cell" style:parent-style-name="Default">
      <style:table-cell-properties fo:background-color="#ffcccc"/>
      <style:text-properties style:use-window-font-color="true"/>
    </style:style>
    <style:style style:name="TOP" style:family="table-cell" style:parent-style-name="Default">
      <style:table-cell-properties fo:background-color="#cc9999"/>
      <style:text-properties style:use-window-font-color="true"/>
    </style:style>
    <style:style style:name="P" style:family="table-cell" style:parent-style-name="Default">
      <style:table-cell-properties fo:background-color="#990000"/>
      <style:text-properties style:use-window-font-color="true"/>
    </style:style>
    <style:style style:name="N" style:family="table-cell" style:parent-style-name="Default">
      <style:table-cell-properties fo:background-color="#006600"/>
      <style:text-properties style:use-window-font-color="true"/>
    </style:style>
    <style:style style:name="TON" style:family="table-cell" style:parent-style-name="Default">
      <style:table-cell-properties fo:background-color="#99cc99"/>
      <style:text-properties style:use-window-font-color="true"/>
    </style:style>
    <style:style style:name="PredictionN" style:family="table-cell" style:parent-style-name="Default">
      <style:table-cell-properties fo:background-color="#ccffcc"/>
      <style:text-properties style:use-window-font-color="true"/>
    </style:style>
    <style:style style:name="Sn" style:family="table-cell" style:parent-style-name="Default">
      <style:table-cell-properties fo:background-color="#999966"/>
      <style:text-properties style:use-window-font-color="true"/>
    </style:style>
    <style:style style:name="No_20_AUC" style:display-name="No AUC" style:family="table-cell" style:parent-style-name="Default">
      <style:text-properties fo:color="#fffff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27cm" fo:margin-bottom="1.27cm" fo:margin-left="1.905cm" fo:margin-right="1.905cm" style:shadow="none" style:print-page-order="ttb" style:first-page-number="continue" style:scale-to-X="1" style:scale-to-Y="1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  <style:page-layout style:name="Mpm5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6:37:54.19691750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initial-creator>Gürol CANBEK</meta:initial-creator>
    <meta:creation-date>2014-09-08T06:41:33Z</meta:creation-date>
    <dc:date>2021-12-04T16:14:31.020610563</dc:date>
    <meta:editing-duration>P11DT22H30M3S</meta:editing-duration>
    <meta:editing-cycles>701</meta:editing-cycles>
    <dc:description>Prepared by Gürol Canbek, Türkiye
TasKar is the abbreviation of "Tasnif Karnesi" (Classification Report in Turkish)
See the licence in the first sheet</dc:description>
    <meta:keyword>Classification</meta:keyword>
    <meta:keyword>Performance</meta:keyword>
    <dc:title>TasKar - Tasnif Karnesi (Binary Classification) Performance Report</dc:title>
    <meta:document-statistic meta:table-count="6" meta:cell-count="6298" meta:object-count="11"/>
    <meta:user-defined meta:name="Language">English</meta:user-defined>
    <meta:user-defined meta:name="Reference">https://github.com/gurol/TasKar</meta:user-defined>
    <meta:user-defined meta:name="URL">https://gurol.canbek.com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2" number:title="User-defined">
      <number:number number:decimal-places="4" number:min-decimal-places="4" number:min-integer-digits="1"/>
    </number:number-style>
    <style:style style:name="ch1" style:family="chart">
      <style:graphic-properties draw:stroke="none" draw:fill-color="#dddddd"/>
    </style:style>
    <style:style style:name="ch2" style:family="chart">
      <style:chart-properties chart:include-hidden-cells="false" chart:auto-position="true" chart:auto-size="true" chart:series-source="rows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data-label-number="percentage" chart:data-label-text="false" chart:data-label-symbol="false" chart:data-label-series="false" chart:label-position="center"/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7" style:family="chart" style:data-style-name="N122">
      <style:chart-properties chart:solid-type="cuboid" chart:link-data-style-to-source="false"/>
      <style:graphic-properties draw:stroke="solid" svg:stroke-width="0.254cm" svg:stroke-color="#cc9999" draw:fill-color="#990000"/>
      <style:text-properties fo:color="#ffcccc"/>
    </style:style>
    <style:style style:name="ch8" style:family="chart">
      <style:chart-properties chart:solid-type="cuboid"/>
      <style:graphic-properties draw:stroke="solid" svg:stroke-width="0.254cm" svg:stroke-color="#cc9999" draw:fill-color="#9966cc"/>
    </style:style>
    <style:style style:name="ch9" style:family="chart">
      <style:chart-properties chart:solid-type="cuboid"/>
      <style:graphic-properties draw:stroke="solid" svg:stroke-width="0.254cm" svg:stroke-color="#cc9999" draw:fill-color="#ccffcc"/>
    </style:style>
    <style:style style:name="ch10" style:family="chart" style:data-style-name="N122">
      <style:chart-properties chart:solid-type="cuboid" chart:link-data-style-to-source="false"/>
      <style:graphic-properties draw:stroke="solid" svg:stroke-width="0.254cm" svg:stroke-color="#cc9999" draw:fill-color="#ccffcc"/>
      <style:text-properties fo:color="#7d3f3f"/>
    </style:style>
    <style:style style:name="ch11" style:family="chart">
      <style:graphic-properties svg:stroke-color="#3465a4"/>
    </style:style>
    <style:style style:name="ch12" style:family="chart" style:data-style-name="N122">
      <style:chart-properties loext:label-stroke-color="#3465a4" chart:link-data-style-to-source="true" chart:data-label-number="value" chart:data-label-text="false" chart:data-label-symbol="false" chart:data-label-series="false" chart:label-position="center"/>
      <style:graphic-properties draw:stroke="none" svg:stroke-color="#0a650c" draw:fill-color="#0a650c" dr3d:edge-rounding="5%"/>
      <style:text-properties fo:font-size="12pt" fo:font-weight="bold" style:font-size-asian="10pt" style:font-size-complex="10pt"/>
    </style:style>
    <style:style style:name="ch13" style:family="chart" style:data-style-name="N0">
      <style:chart-properties chart:solid-type="cuboid" chart:link-data-style-to-source="false" chart:data-label-number="percentage" chart:data-label-text="false" chart:data-label-symbol="false" chart:data-label-series="false"/>
      <style:graphic-properties draw:stroke="solid" svg:stroke-width="0.254cm" svg:stroke-color="#99cc99" draw:fill-color="#006600"/>
      <style:text-properties fo:color="#caffc9"/>
    </style:style>
    <style:style style:name="ch14" style:family="chart">
      <style:chart-properties chart:solid-type="cuboid" chart:data-label-number="percentage" chart:data-label-text="false" chart:data-label-symbol="false" chart:data-label-series="false"/>
      <style:graphic-properties draw:stroke="solid" svg:stroke-width="0.254cm" svg:stroke-color="#99cc99" draw:fill-color="#ffcccb"/>
      <style:text-properties fo:color="#264a25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7.164cm" svg:height="7.113cm" xlink:href=".." xlink:type="simple" chart:class="chart:ring" chart:style-name="ch1">
        <chart:plot-area chart:style-name="ch2" table:cell-range-address="'Performance Instruments'.C9:'Performance Instruments'.F9 'Performance Instruments'.F11:'Performance Instruments'.F11 'Performance Instruments'.C11:'Performance Instruments'.C11" svg:x="0.143cm" svg:y="0.142cm" svg:width="6.878cm" svg:height="6.829cm">
          <chart:coordinate-region svg:x="0.168cm" svg:y="0.143cm" svg:width="6.828cm" svg:height="6.8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erformance Instruments'.C9:'Performance Instruments'.F9" chart:class="chart:circle">
            <chart:data-point chart:style-name="ch7"/>
            <chart:data-point chart:style-name="ch8"/>
            <chart:data-point chart:style-name="ch9"/>
            <chart:data-point chart:style-name="ch10"/>
            <chart:data-label chart:style-name="ch11"/>
          </chart:series>
          <chart:series chart:style-name="ch12" chart:values-cell-range-address="'Performance Instruments'.F11:'Performance Instruments'.F11 'Performance Instruments'.C11:'Performance Instruments'.C11" chart:class="chart:circle">
            <chart:data-point chart:style-name="ch13"/>
            <chart:data-point chart:style-name="ch14"/>
            <chart:data-label chart:style-name="ch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923076923076923">
                <text:p>0.923076923076923</text:p>
                <draw:g>
                  <svg:desc>'Performance Instruments'.C9:'Performance Instruments'.F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04761904761905">
                <text:p>0.904761904761905</text:p>
                <draw:g>
                  <svg:desc>'Performance Instruments'.F11:'Performance Instruments'.F11 'Performance Instruments'.C11:'Performance Instruments'.C11</svg:desc>
                </draw:g>
              </table:table-cell>
              <table:table-cell office:value-type="float" office:value="0.0952380952380952">
                <text:p>0.0952380952380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2" number:title="User-defined">
      <number:number number:decimal-places="4" number:min-decimal-places="4" number:min-integer-digits="1"/>
    </number:number-style>
    <style:style style:name="ch1" style:family="chart">
      <style:graphic-properties draw:stroke="none" draw:fill-color="#dddddd"/>
    </style:style>
    <style:style style:name="ch2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loext:label-stroke-color="#3465a4" chart:link-data-style-to-source="true" chart:data-label-number="value" chart:data-label-text="false" chart:data-label-symbol="false" chart:data-label-series="false" chart:label-position="center"/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7" style:family="chart" style:data-style-name="N0">
      <style:chart-properties chart:solid-type="cuboid" chart:link-data-style-to-source="false" chart:data-label-number="percentage" chart:data-label-text="false" chart:data-label-symbol="false" chart:data-label-series="false"/>
      <style:graphic-properties draw:stroke="solid" svg:stroke-width="0.254cm" svg:stroke-color="#97040c" draw:fill-color="#ca0813"/>
      <style:text-properties fo:color="#ffcccc"/>
    </style:style>
    <style:style style:name="ch8" style:family="chart">
      <style:chart-properties chart:solid-type="cuboid"/>
      <style:graphic-properties svg:stroke-width="0.254cm" svg:stroke-color="#990000" draw:fill-color="#cc0000"/>
    </style:style>
    <style:style style:name="ch9" style:family="chart" style:data-style-name="N0">
      <style:chart-properties chart:solid-type="cuboid" chart:link-data-style-to-source="false" chart:data-label-number="percentage" chart:data-label-text="false" chart:data-label-symbol="false" chart:data-label-series="false"/>
      <style:graphic-properties draw:stroke="solid" svg:stroke-width="0.254cm" svg:stroke-color="#97040c" draw:fill-color="#274927"/>
      <style:text-properties fo:color="#99cc99"/>
    </style:style>
    <style:style style:name="ch10" style:family="chart">
      <style:graphic-properties svg:stroke-color="#3465a4"/>
    </style:style>
    <style:style style:name="ch11" style:family="chart" style:data-style-name="N122">
      <style:chart-properties loext:label-stroke-color="#3465a4" chart:link-data-style-to-source="true" chart:data-label-number="value" chart:data-label-text="false" chart:data-label-symbol="false" chart:data-label-series="false" chart:label-position="center"/>
      <style:graphic-properties draw:stroke="none" draw:fill-color="#ff420e" dr3d:edge-rounding="5%"/>
      <style:text-properties fo:font-size="12pt" fo:font-weight="bold" style:font-size-asian="10pt" style:font-size-complex="10pt"/>
    </style:style>
    <style:style style:name="ch12" style:family="chart" style:data-style-name="N0">
      <style:chart-properties chart:solid-type="cuboid" chart:link-data-style-to-source="false" chart:data-label-number="percentage" chart:data-label-text="false" chart:data-label-symbol="false" chart:data-label-series="false"/>
      <style:graphic-properties draw:stroke="solid" svg:stroke-width="0.254cm" svg:stroke-color="#006600" draw:fill-color="#009b00"/>
      <style:text-properties fo:color="#cc9999"/>
    </style:style>
    <style:style style:name="ch13" style:family="chart">
      <style:chart-properties chart:solid-type="cuboid" chart:data-label-number="percentage" chart:data-label-text="false" chart:data-label-symbol="false" chart:data-label-series="false"/>
      <style:graphic-properties draw:stroke="solid" svg:stroke-width="0.254cm" svg:stroke-color="#006600" draw:fill-color="#7e3f3e"/>
      <style:text-properties fo:color="#cd9998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164cm" svg:height="7.113cm" xlink:href=".." xlink:type="simple" chart:class="chart:ring" chart:style-name="ch1">
        <chart:plot-area chart:style-name="ch2" table:cell-range-address="'Performance Instruments'.O9:'Performance Instruments'.O11 'Performance Instruments'.Q11:'Performance Instruments'.Q11 'Performance Instruments'.Q9:'Performance Instruments'.Q9" svg:x="0.143cm" svg:y="0.142cm" svg:width="6.878cm" svg:height="6.829cm">
          <chart:coordinate-region svg:x="0.168cm" svg:y="0.143cm" svg:width="6.828cm" svg:height="6.8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erformance Instruments'.O9:'Performance Instruments'.O11" chart:class="chart:circle">
            <chart:data-point chart:style-name="ch7"/>
            <chart:data-point chart:style-name="ch8"/>
            <chart:data-point chart:style-name="ch9"/>
            <chart:data-label chart:style-name="ch10"/>
          </chart:series>
          <chart:series chart:style-name="ch11" chart:values-cell-range-address="'Performance Instruments'.Q11:'Performance Instruments'.Q11 'Performance Instruments'.Q9:'Performance Instruments'.Q9" chart:class="chart:circle">
            <chart:data-point chart:style-name="ch12"/>
            <chart:data-point chart:style-name="ch13"/>
            <chart:data-label chart:style-name="ch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7142857142857">
                <text:p>0.857142857142857</text:p>
                <draw:g>
                  <svg:desc>'Performance Instruments'.O9:'Performance Instruments'.O11</svg:desc>
                </draw:g>
              </table:table-cell>
              <table:table-cell office:value-type="float" office:value="0.95">
                <text:p>0.95</text:p>
                <draw:g>
                  <svg:desc>'Performance Instruments'.Q11:'Performance Instruments'.Q11 'Performance Instruments'.Q9:'Performance Instruments'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cccc"/>
    </style:style>
    <style:style style:name="ch9" style:family="chart">
      <style:chart-properties chart:solid-type="cuboid"/>
      <style:graphic-properties draw:fill-color="#ccff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82cm" svg:height="7.727cm" xlink:href=".." xlink:type="simple" chart:class="chart:bubble" chart:style-name="ch1">
        <chart:plot-area chart:style-name="ch2" table:cell-range-address="'Performance Instruments'.L3:'Performance Instruments'.M3 'Performance Instruments'.O9:'Performance Instruments'.O9 'Performance Instruments'.Q11:'Performance Instruments'.Q11 'Performance Instruments'.C9:'Performance Instruments'.C9 'Performance Instruments'.F11:'Performance Instruments'.F11 'Performance Instruments'.L6:'Performance Instruments'.M6" chart:data-source-has-labels="both" svg:x="1.273cm" svg:y="0.154cm" svg:width="11.646cm" svg:height="6.07cm">
          <chart:coordinate-region svg:x="2.171cm" svg:y="0.351cm" svg:width="10.423cm" svg:height="5.23cm"/>
          <chart:axis chart:dimension="x" chart:name="primary-x" chart:style-name="ch3" chartooo:axis-type="auto">
            <chart:title svg:x="3.679cm" svg:y="6.378cm" chart:style-name="ch4">
              <text:p>True (Positive/Negative) Rates (TPR vs. TNR)
(Sensitivity vs. Specificity)</text:p>
            </chart:title>
            <chart:categories table:cell-range-address="'Performance Instruments'.L3:'Performance Instruments'.M3"/>
          </chart:axis>
          <chart:axis chart:dimension="y" chart:name="primary-y" chart:style-name="ch3">
            <chart:title svg:x="0.451cm" svg:y="5.602cm" chart:style-name="ch5">
              <text:p>Predictive Values (PPV vs. NPV)</text:p>
            </chart:title>
            <chart:grid chart:style-name="ch6" chart:class="major"/>
          </chart:axis>
          <chart:series chart:style-name="ch7" chart:values-cell-range-address="'Performance Instruments'.L6:'Performance Instruments'.M6" chart:class="chart:bubble">
            <chart:domain table:cell-range-address="'Performance Instruments'.C9:'Performance Instruments'.C9 'Performance Instruments'.F11:'Performance Instruments'.F11"/>
            <chart:domain table:cell-range-address="'Performance Instruments'.O9:'Performance Instruments'.O9 'Performance Instruments'.Q11:'Performance Instruments'.Q11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ow 6</text:p>
              </table:table-cell>
            </table:table-row>
          </table:table-header-rows>
          <table:table-rows>
            <table:table-row>
              <table:table-cell office:value-type="string">
                <text:p>Positive, P</text:p>
                <draw:g>
                  <svg:desc>'Performance Instruments'.L3:'Performance Instruments'.M3</svg:desc>
                </draw:g>
              </table:table-cell>
              <table:table-cell office:value-type="float" office:value="0.857142857142857">
                <text:p>0.857142857142857</text:p>
                <draw:g>
                  <svg:desc>'Performance Instruments'.O9:'Performance Instruments'.O9 'Performance Instruments'.Q11:'Performance Instruments'.Q11</svg:desc>
                </draw:g>
              </table:table-cell>
              <table:table-cell office:value-type="float" office:value="0.923076923076923">
                <text:p>0.923076923076923</text:p>
                <draw:g>
                  <svg:desc>'Performance Instruments'.C9:'Performance Instruments'.C9 'Performance Instruments'.F11:'Performance Instruments'.F11</svg:desc>
                </draw:g>
              </table:table-cell>
              <table:table-cell office:value-type="float" office:value="350">
                <text:p>350</text:p>
                <draw:g>
                  <svg:desc>'Performance Instruments'.L6:'Performance Instruments'.M6</svg:desc>
                </draw:g>
              </table:table-cell>
            </table:table-row>
            <table:table-row>
              <table:table-cell office:value-type="string">
                <text:p>Negative, N</text:p>
              </table:table-cell>
              <table:table-cell office:value-type="float" office:value="0.95">
                <text:p>0.95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